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 1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janeiro 2017</text:p>
          </table:table-cell>
          <table:table-cell table:style-name="ce3" office:value-type="string" calcext:value-type="string">
            <text:p>fevereiro 2017</text:p>
          </table:table-cell>
          <table:table-cell table:style-name="ce3" office:value-type="string" calcext:value-type="string">
            <text:p>março 2017</text:p>
          </table:table-cell>
          <table:table-cell table:style-name="ce3" office:value-type="string" calcext:value-type="string">
            <text:p>abril 2017</text:p>
          </table:table-cell>
          <table:table-cell table:style-name="ce3" office:value-type="string" calcext:value-type="string">
            <text:p>maio 2017</text:p>
          </table:table-cell>
          <table:table-cell table:style-name="ce3" office:value-type="string" calcext:value-type="string">
            <text:p>junho 2017</text:p>
          </table:table-cell>
          <table:table-cell table:style-name="ce3" office:value-type="string" calcext:value-type="string">
            <text:p>julho 2017</text:p>
          </table:table-cell>
          <table:table-cell table:style-name="ce3" office:value-type="string" calcext:value-type="string">
            <text:p>agosto 2017</text:p>
          </table:table-cell>
          <table:table-cell table:style-name="ce3" office:value-type="string" calcext:value-type="string">
            <text:p>setembro 2017</text:p>
          </table:table-cell>
          <table:table-cell table:style-name="ce3" office:value-type="string" calcext:value-type="string">
            <text:p>outubro 2017</text:p>
          </table:table-cell>
          <table:table-cell table:style-name="ce3" office:value-type="string" calcext:value-type="string">
            <text:p>novembro 2017</text:p>
          </table:table-cell>
          <table:table-cell table:style-name="ce3" office:value-type="string" calcext:value-type="string">
            <text:p>dezembro 2017</text:p>
          </table:table-cell>
          <table:table-cell table:style-name="ce3" office:value-type="string" calcext:value-type="string">
            <text:p>janeiro 2018</text:p>
          </table:table-cell>
          <table:table-cell table:style-name="ce3" office:value-type="string" calcext:value-type="string">
            <text:p>fevereiro 2018</text:p>
          </table:table-cell>
          <table:table-cell table:style-name="ce3" office:value-type="string" calcext:value-type="string">
            <text:p>março 2018</text:p>
          </table:table-cell>
          <table:table-cell table:style-name="ce3" office:value-type="string" calcext:value-type="string">
            <text:p>abril 2018</text:p>
          </table:table-cell>
          <table:table-cell table:style-name="ce3" office:value-type="string" calcext:value-type="string">
            <text:p>maio 2018</text:p>
          </table:table-cell>
          <table:table-cell table:style-name="ce3" office:value-type="string" calcext:value-type="string">
            <text:p>junho 2018</text:p>
          </table:table-cell>
          <table:table-cell table:style-name="ce3" office:value-type="string" calcext:value-type="string">
            <text:p>julho 2018</text:p>
          </table:table-cell>
          <table:table-cell table:style-name="ce3" office:value-type="string" calcext:value-type="string">
            <text:p>agosto 2018</text:p>
          </table:table-cell>
          <table:table-cell table:style-name="ce3" office:value-type="string" calcext:value-type="string">
            <text:p>setembro 2018</text:p>
          </table:table-cell>
          <table:table-cell table:style-name="ce3" office:value-type="string" calcext:value-type="string">
            <text:p>outubro 2018</text:p>
          </table:table-cell>
          <table:table-cell table:style-name="ce3" office:value-type="string" calcext:value-type="string">
            <text:p>novembro 2018</text:p>
          </table:table-cell>
          <table:table-cell table:style-name="ce3" office:value-type="string" calcext:value-type="string">
            <text:p>dezembro 2018</text:p>
          </table:table-cell>
          <table:table-cell table:style-name="ce3" office:value-type="string" calcext:value-type="string">
            <text:p>janeiro 2019</text:p>
          </table:table-cell>
          <table:table-cell table:style-name="ce3" office:value-type="string" calcext:value-type="string">
            <text:p>fevereiro 2019</text:p>
          </table:table-cell>
          <table:table-cell table:style-name="ce3" office:value-type="string" calcext:value-type="string">
            <text:p>março 2019</text:p>
          </table:table-cell>
          <table:table-cell table:style-name="ce3" office:value-type="string" calcext:value-type="string">
            <text:p>abril 2019</text:p>
          </table:table-cell>
          <table:table-cell table:style-name="ce3" office:value-type="string" calcext:value-type="string">
            <text:p>maio 2019</text:p>
          </table:table-cell>
          <table:table-cell table:style-name="ce3" office:value-type="string" calcext:value-type="string">
            <text:p>junho 2019</text:p>
          </table:table-cell>
          <table:table-cell table:style-name="ce3" office:value-type="string" calcext:value-type="string">
            <text:p>julho 2019</text:p>
          </table:table-cell>
          <table:table-cell table:style-name="ce3" office:value-type="string" calcext:value-type="string">
            <text:p>agosto 2019</text:p>
          </table:table-cell>
          <table:table-cell table:style-name="ce3" office:value-type="string" calcext:value-type="string">
            <text:p>setembro 2019</text:p>
          </table:table-cell>
          <table:table-cell table:style-name="ce3" office:value-type="string" calcext:value-type="string">
            <text:p>outubro 2019</text:p>
          </table:table-cell>
          <table:table-cell table:style-name="ce3" office:value-type="string" calcext:value-type="string">
            <text:p>novembro 2019</text:p>
          </table:table-cell>
          <table:table-cell table:style-name="ce3" office:value-type="string" calcext:value-type="string">
            <text:p>dezembro 2019</text:p>
          </table:table-cell>
          <table:table-cell table:style-name="ce3" office:value-type="string" calcext:value-type="string">
            <text:p>janeiro 2020</text:p>
          </table:table-cell>
          <table:table-cell table:style-name="ce3" office:value-type="string" calcext:value-type="string">
            <text:p>fevereiro 2020</text:p>
          </table:table-cell>
          <table:table-cell table:style-name="ce3" office:value-type="string" calcext:value-type="string">
            <text:p>março 2020</text:p>
          </table:table-cell>
          <table:table-cell table:style-name="ce3" office:value-type="string" calcext:value-type="string">
            <text:p>abril 2020</text:p>
          </table:table-cell>
          <table:table-cell table:style-name="ce3" office:value-type="string" calcext:value-type="string">
            <text:p>maio 2020</text:p>
          </table:table-cell>
          <table:table-cell table:style-name="ce3" office:value-type="string" calcext:value-type="string">
            <text:p>junho 2020</text:p>
          </table:table-cell>
          <table:table-cell table:style-name="ce3" office:value-type="string" calcext:value-type="string">
            <text:p>julho 2020</text:p>
          </table:table-cell>
          <table:table-cell table:style-name="ce3" office:value-type="string" calcext:value-type="string">
            <text:p>agosto 2020</text:p>
          </table:table-cell>
          <table:table-cell table:style-name="ce3" office:value-type="string" calcext:value-type="string">
            <text:p>setembro 2020</text:p>
          </table:table-cell>
          <table:table-cell table:style-name="ce3" office:value-type="string" calcext:value-type="string">
            <text:p>outubro 2020</text:p>
          </table:table-cell>
          <table:table-cell table:style-name="ce3" office:value-type="string" calcext:value-type="string">
            <text:p>novembro 2020</text:p>
          </table:table-cell>
          <table:table-cell table:style-name="ce3" office:value-type="string" calcext:value-type="string">
            <text:p>dezembro 2020</text:p>
          </table:table-cell>
          <table:table-cell table:style-name="ce3" office:value-type="string" calcext:value-type="string">
            <text:p>janeiro 2021</text:p>
          </table:table-cell>
          <table:table-cell table:style-name="ce3" office:value-type="string" calcext:value-type="string">
            <text:p>fevereiro 2021</text:p>
          </table:table-cell>
          <table:table-cell table:style-name="ce3" office:value-type="string" calcext:value-type="string">
            <text:p>março 2021</text:p>
          </table:table-cell>
          <table:table-cell table:style-name="ce3" office:value-type="string" calcext:value-type="string">
            <text:p>abril 2021</text:p>
          </table:table-cell>
          <table:table-cell table:style-name="ce3" office:value-type="string" calcext:value-type="string">
            <text:p>maio 2021</text:p>
          </table:table-cell>
          <table:table-cell table:style-name="ce3" office:value-type="string" calcext:value-type="string">
            <text:p>junho 2021</text:p>
          </table:table-cell>
          <table:table-cell table:style-name="ce3" office:value-type="string" calcext:value-type="string">
            <text:p>julho 2021</text:p>
          </table:table-cell>
          <table:table-cell table:style-name="ce3" office:value-type="string" calcext:value-type="string">
            <text:p>agosto 2021</text:p>
          </table:table-cell>
          <table:table-cell table:style-name="ce3" office:value-type="string" calcext:value-type="string">
            <text:p>setembro 2021</text:p>
          </table:table-cell>
          <table:table-cell table:style-name="ce3" office:value-type="string" calcext:value-type="string">
            <text:p>outubro 2021</text:p>
          </table:table-cell>
          <table:table-cell table:style-name="ce3" office:value-type="string" calcext:value-type="string">
            <text:p>novembro 2021</text:p>
          </table:table-cell>
          <table:table-cell table:style-name="ce3" office:value-type="string" calcext:value-type="string">
            <text:p>dezembro 2021</text:p>
          </table:table-cell>
          <table:table-cell table:style-name="ce3" office:value-type="string" calcext:value-type="string">
            <text:p>janeiro 2022</text:p>
          </table:table-cell>
          <table:table-cell table:style-name="ce3" office:value-type="string" calcext:value-type="string">
            <text:p>fevereiro 2022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3" office:value-type="float" office:value="1107.94" calcext:value-type="float">
            <text:p>1107,94</text:p>
          </table:table-cell>
          <table:table-cell table:style-name="ce3" office:value-type="float" office:value="1109.95" calcext:value-type="float">
            <text:p>1109,95</text:p>
          </table:table-cell>
          <table:table-cell table:style-name="ce3" office:value-type="float" office:value="1115.44" calcext:value-type="float">
            <text:p>1115,44</text:p>
          </table:table-cell>
          <table:table-cell table:style-name="ce3" office:value-type="float" office:value="1117.21" calcext:value-type="float">
            <text:p>1117,21</text:p>
          </table:table-cell>
          <table:table-cell table:style-name="ce3" office:value-type="float" office:value="1120.59" calcext:value-type="float">
            <text:p>1120,59</text:p>
          </table:table-cell>
          <table:table-cell table:style-name="ce3" office:value-type="float" office:value="1125.18" calcext:value-type="float">
            <text:p>1125,18</text:p>
          </table:table-cell>
          <table:table-cell table:style-name="ce3" office:value-type="float" office:value="1131.96" calcext:value-type="float">
            <text:p>1131,96</text:p>
          </table:table-cell>
          <table:table-cell table:style-name="ce3" office:value-type="float" office:value="1134.82" calcext:value-type="float">
            <text:p>1134,82</text:p>
          </table:table-cell>
          <table:table-cell table:style-name="ce3" office:value-type="float" office:value="1137.76" calcext:value-type="float">
            <text:p>1137,76</text:p>
          </table:table-cell>
          <table:table-cell table:style-name="ce3" office:value-type="float" office:value="1139.52" calcext:value-type="float">
            <text:p>1139,52</text:p>
          </table:table-cell>
          <table:table-cell table:style-name="ce3" office:value-type="float" office:value="1144.79" calcext:value-type="float">
            <text:p>1144,79</text:p>
          </table:table-cell>
          <table:table-cell table:style-name="ce3" office:value-type="float" office:value="1146.9" calcext:value-type="float">
            <text:p>1146,9</text:p>
          </table:table-cell>
          <table:table-cell table:style-name="ce3" office:value-type="float" office:value="1149.87" calcext:value-type="float">
            <text:p>1149,87</text:p>
          </table:table-cell>
          <table:table-cell table:style-name="ce3" office:value-type="float" office:value="1153.22" calcext:value-type="float">
            <text:p>1153,22</text:p>
          </table:table-cell>
          <table:table-cell table:style-name="ce3" office:value-type="float" office:value="1154.53" calcext:value-type="float">
            <text:p>1154,53</text:p>
          </table:table-cell>
          <table:table-cell table:style-name="ce3" office:value-type="float" office:value="1157.57" calcext:value-type="float">
            <text:p>1157,57</text:p>
          </table:table-cell>
          <table:table-cell table:style-name="ce3" office:value-type="float" office:value="1164.26" calcext:value-type="float">
            <text:p>1164,26</text:p>
          </table:table-cell>
          <table:table-cell table:style-name="ce3" office:value-type="float" office:value="1171.06" calcext:value-type="float">
            <text:p>1171,06</text:p>
          </table:table-cell>
          <table:table-cell table:style-name="ce3" office:value-type="float" office:value="1176.83" calcext:value-type="float">
            <text:p>1176,83</text:p>
          </table:table-cell>
          <table:table-cell table:style-name="ce3" office:value-type="float" office:value="1180.84" calcext:value-type="float">
            <text:p>1180,84</text:p>
          </table:table-cell>
          <table:table-cell table:style-name="ce3" office:value-type="float" office:value="1185.88" calcext:value-type="float">
            <text:p>1185,88</text:p>
          </table:table-cell>
          <table:table-cell table:style-name="ce3" office:value-type="float" office:value="1190.86" calcext:value-type="float">
            <text:p>1190,86</text:p>
          </table:table-cell>
          <table:table-cell table:style-name="ce3" office:value-type="float" office:value="1193.61" calcext:value-type="float">
            <text:p>1193,61</text:p>
          </table:table-cell>
          <table:table-cell table:style-name="ce3" office:value-type="float" office:value="1196.05" calcext:value-type="float">
            <text:p>1196,05</text:p>
          </table:table-cell>
          <table:table-cell table:style-name="ce3" office:value-type="float" office:value="1201.26" calcext:value-type="float">
            <text:p>1201,26</text:p>
          </table:table-cell>
          <table:table-cell table:style-name="ce3" office:value-type="float" office:value="1203.26" calcext:value-type="float">
            <text:p>1203,26</text:p>
          </table:table-cell>
          <table:table-cell table:style-name="ce3" office:value-type="float" office:value="1209.4" calcext:value-type="float">
            <text:p>1209,4</text:p>
          </table:table-cell>
          <table:table-cell table:style-name="ce3" office:value-type="float" office:value="1213.37" calcext:value-type="float">
            <text:p>1213,37</text:p>
          </table:table-cell>
          <table:table-cell table:style-name="ce3" office:value-type="float" office:value="1214.74" calcext:value-type="float">
            <text:p>1214,74</text:p>
          </table:table-cell>
          <table:table-cell table:style-name="ce3" office:value-type="float" office:value="1218.94" calcext:value-type="float">
            <text:p>1218,94</text:p>
          </table:table-cell>
          <table:table-cell table:style-name="ce3" office:value-type="float" office:value="1227.25" calcext:value-type="float">
            <text:p>1227,25</text:p>
          </table:table-cell>
          <table:table-cell table:style-name="ce3" office:value-type="float" office:value="1232.64" calcext:value-type="float">
            <text:p>1232,64</text:p>
          </table:table-cell>
          <table:table-cell table:style-name="ce3" office:value-type="float" office:value="1237.21" calcext:value-type="float">
            <text:p>1237,21</text:p>
          </table:table-cell>
          <table:table-cell table:style-name="ce3" office:value-type="float" office:value="1239.49" calcext:value-type="float">
            <text:p>1239,49</text:p>
          </table:table-cell>
          <table:table-cell table:style-name="ce3" office:value-type="float" office:value="1240.89" calcext:value-type="float">
            <text:p>1240,89</text:p>
          </table:table-cell>
          <table:table-cell table:style-name="ce3" office:value-type="float" office:value="1243.83" calcext:value-type="float">
            <text:p>1243,83</text:p>
          </table:table-cell>
          <table:table-cell table:style-name="ce3" office:value-type="float" office:value="1247.22" calcext:value-type="float">
            <text:p>1247,22</text:p>
          </table:table-cell>
          <table:table-cell table:style-name="ce3" office:value-type="float" office:value="1250.03" calcext:value-type="float">
            <text:p>1250,03</text:p>
          </table:table-cell>
          <table:table-cell table:style-name="ce3" office:value-type="float" office:value="1254.47" calcext:value-type="float">
            <text:p>1254,47</text:p>
          </table:table-cell>
          <table:table-cell table:style-name="ce3" office:value-type="float" office:value="1257.74" calcext:value-type="float">
            <text:p>1257,74</text:p>
          </table:table-cell>
          <table:table-cell table:style-name="ce3" office:value-type="float" office:value="1259.86" calcext:value-type="float">
            <text:p>1259,86</text:p>
          </table:table-cell>
          <table:table-cell table:style-name="ce3" office:value-type="float" office:value="1261.56" calcext:value-type="float">
            <text:p>1261,56</text:p>
          </table:table-cell>
          <table:table-cell table:style-name="ce3" office:value-type="float" office:value="1267.75" calcext:value-type="float">
            <text:p>1267,75</text:p>
          </table:table-cell>
          <table:table-cell table:style-name="ce3" office:value-type="float" office:value="1278.18" calcext:value-type="float">
            <text:p>1278,18</text:p>
          </table:table-cell>
          <table:table-cell table:style-name="ce3" office:value-type="float" office:value="1295.48" calcext:value-type="float">
            <text:p>1295,48</text:p>
          </table:table-cell>
          <table:table-cell table:style-name="ce3" office:value-type="float" office:value="1316.24" calcext:value-type="float">
            <text:p>1316,24</text:p>
          </table:table-cell>
          <table:table-cell table:style-name="ce3" office:value-type="float" office:value="1338.83" calcext:value-type="float">
            <text:p>1338,83</text:p>
          </table:table-cell>
          <table:table-cell table:style-name="ce3" office:value-type="float" office:value="1363.23" calcext:value-type="float">
            <text:p>1363,23</text:p>
          </table:table-cell>
          <table:table-cell table:style-name="ce3" office:value-type="float" office:value="1389.4" calcext:value-type="float">
            <text:p>1389,4</text:p>
          </table:table-cell>
          <table:table-cell table:style-name="ce3" office:value-type="float" office:value="1406.89" calcext:value-type="float">
            <text:p>1406,89</text:p>
          </table:table-cell>
          <table:table-cell table:style-name="ce3" office:value-type="float" office:value="1426.47" calcext:value-type="float">
            <text:p>1426,47</text:p>
          </table:table-cell>
          <table:table-cell table:style-name="ce3" office:value-type="float" office:value="1451.71" calcext:value-type="float">
            <text:p>1451,71</text:p>
          </table:table-cell>
          <table:table-cell table:style-name="ce3" office:value-type="float" office:value="1476.58" calcext:value-type="float">
            <text:p>1476,58</text:p>
          </table:table-cell>
          <table:table-cell table:style-name="ce3" office:value-type="float" office:value="1512.9" calcext:value-type="float">
            <text:p>1512,9</text:p>
          </table:table-cell>
          <table:table-cell table:style-name="ce3" office:value-type="float" office:value="1540.32" calcext:value-type="float">
            <text:p>1540,32</text:p>
          </table:table-cell>
          <table:table-cell table:style-name="ce3" office:value-type="float" office:value="1554.73" calcext:value-type="float">
            <text:p>1554,73</text:p>
          </table:table-cell>
          <table:table-cell table:style-name="ce3" office:value-type="float" office:value="1567.95" calcext:value-type="float">
            <text:p>1567,95</text:p>
          </table:table-cell>
          <table:table-cell table:style-name="ce3" office:value-type="float" office:value="1583.48" calcext:value-type="float">
            <text:p>1583,48</text:p>
          </table:table-cell>
          <table:table-cell table:style-name="ce3" office:value-type="float" office:value="1599.55" calcext:value-type="float">
            <text:p>1599,55</text:p>
          </table:table-cell>
          <table:table-cell table:style-name="ce3" office:value-type="float" office:value="1607.45" calcext:value-type="float">
            <text:p>1607,45</text:p>
          </table:table-cell>
          <table:table-cell table:style-name="ce3" office:value-type="float" office:value="1619.18" calcext:value-type="float">
            <text:p>1619,18</text:p>
          </table:table-cell>
          <table:table-cell table:style-name="ce3" office:value-type="float" office:value="1627.8" calcext:value-type="float">
            <text:p>1627,8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Norte</text:p>
          </table:table-cell>
          <table:table-cell table:style-name="ce3" office:value-type="float" office:value="1122.42" calcext:value-type="float">
            <text:p>1122,42</text:p>
          </table:table-cell>
          <table:table-cell table:style-name="ce3" office:value-type="float" office:value="1123.84" calcext:value-type="float">
            <text:p>1123,84</text:p>
          </table:table-cell>
          <table:table-cell table:style-name="ce3" office:value-type="float" office:value="1125.56" calcext:value-type="float">
            <text:p>1125,56</text:p>
          </table:table-cell>
          <table:table-cell table:style-name="ce3" office:value-type="float" office:value="1125.64" calcext:value-type="float">
            <text:p>1125,64</text:p>
          </table:table-cell>
          <table:table-cell table:style-name="ce3" office:value-type="float" office:value="1124.38" calcext:value-type="float">
            <text:p>1124,38</text:p>
          </table:table-cell>
          <table:table-cell table:style-name="ce3" office:value-type="float" office:value="1128.75" calcext:value-type="float">
            <text:p>1128,75</text:p>
          </table:table-cell>
          <table:table-cell table:style-name="ce3" office:value-type="float" office:value="1126.91" calcext:value-type="float">
            <text:p>1126,91</text:p>
          </table:table-cell>
          <table:table-cell table:style-name="ce3" office:value-type="float" office:value="1126.52" calcext:value-type="float">
            <text:p>1126,52</text:p>
          </table:table-cell>
          <table:table-cell table:style-name="ce3" office:value-type="float" office:value="1134.35" calcext:value-type="float">
            <text:p>1134,35</text:p>
          </table:table-cell>
          <table:table-cell table:style-name="ce3" office:value-type="float" office:value="1137.36" calcext:value-type="float">
            <text:p>1137,36</text:p>
          </table:table-cell>
          <table:table-cell table:style-name="ce3" office:value-type="float" office:value="1140.92" calcext:value-type="float">
            <text:p>1140,92</text:p>
          </table:table-cell>
          <table:table-cell table:style-name="ce3" office:value-type="float" office:value="1140.45" calcext:value-type="float">
            <text:p>1140,45</text:p>
          </table:table-cell>
          <table:table-cell table:style-name="ce3" office:value-type="float" office:value="1141.68" calcext:value-type="float">
            <text:p>1141,68</text:p>
          </table:table-cell>
          <table:table-cell table:style-name="ce3" office:value-type="float" office:value="1143.46" calcext:value-type="float">
            <text:p>1143,46</text:p>
          </table:table-cell>
          <table:table-cell table:style-name="ce3" office:value-type="float" office:value="1143.19" calcext:value-type="float">
            <text:p>1143,19</text:p>
          </table:table-cell>
          <table:table-cell table:style-name="ce3" office:value-type="float" office:value="1143.97" calcext:value-type="float">
            <text:p>1143,97</text:p>
          </table:table-cell>
          <table:table-cell table:style-name="ce3" office:value-type="float" office:value="1146.92" calcext:value-type="float">
            <text:p>1146,92</text:p>
          </table:table-cell>
          <table:table-cell table:style-name="ce3" office:value-type="float" office:value="1149.63" calcext:value-type="float">
            <text:p>1149,63</text:p>
          </table:table-cell>
          <table:table-cell table:style-name="ce3" office:value-type="float" office:value="1154.25" calcext:value-type="float">
            <text:p>1154,25</text:p>
          </table:table-cell>
          <table:table-cell table:style-name="ce3" office:value-type="float" office:value="1158.45" calcext:value-type="float">
            <text:p>1158,45</text:p>
          </table:table-cell>
          <table:table-cell table:style-name="ce3" office:value-type="float" office:value="1167.72" calcext:value-type="float">
            <text:p>1167,72</text:p>
          </table:table-cell>
          <table:table-cell table:style-name="ce3" office:value-type="float" office:value="1188.35" calcext:value-type="float">
            <text:p>1188,35</text:p>
          </table:table-cell>
          <table:table-cell table:style-name="ce3" office:value-type="float" office:value="1194.12" calcext:value-type="float">
            <text:p>1194,12</text:p>
          </table:table-cell>
          <table:table-cell table:style-name="ce3" office:value-type="float" office:value="1198.56" calcext:value-type="float">
            <text:p>1198,56</text:p>
          </table:table-cell>
          <table:table-cell table:style-name="ce3" office:value-type="float" office:value="1200.14" calcext:value-type="float">
            <text:p>1200,14</text:p>
          </table:table-cell>
          <table:table-cell table:style-name="ce3" office:value-type="float" office:value="1201.08" calcext:value-type="float">
            <text:p>1201,08</text:p>
          </table:table-cell>
          <table:table-cell table:style-name="ce3" office:value-type="float" office:value="1205.93" calcext:value-type="float">
            <text:p>1205,93</text:p>
          </table:table-cell>
          <table:table-cell table:style-name="ce3" office:value-type="float" office:value="1212.28" calcext:value-type="float">
            <text:p>1212,28</text:p>
          </table:table-cell>
          <table:table-cell table:style-name="ce3" office:value-type="float" office:value="1214.81" calcext:value-type="float">
            <text:p>1214,81</text:p>
          </table:table-cell>
          <table:table-cell table:style-name="ce3" office:value-type="float" office:value="1221.14" calcext:value-type="float">
            <text:p>1221,14</text:p>
          </table:table-cell>
          <table:table-cell table:style-name="ce3" office:value-type="float" office:value="1223.78" calcext:value-type="float">
            <text:p>1223,78</text:p>
          </table:table-cell>
          <table:table-cell table:style-name="ce3" office:value-type="float" office:value="1225.63" calcext:value-type="float">
            <text:p>1225,63</text:p>
          </table:table-cell>
          <table:table-cell table:style-name="ce3" office:value-type="float" office:value="1235.4" calcext:value-type="float">
            <text:p>1235,4</text:p>
          </table:table-cell>
          <table:table-cell table:style-name="ce3" office:value-type="float" office:value="1247.88" calcext:value-type="float">
            <text:p>1247,88</text:p>
          </table:table-cell>
          <table:table-cell table:style-name="ce3" office:value-type="float" office:value="1247.01" calcext:value-type="float">
            <text:p>1247,01</text:p>
          </table:table-cell>
          <table:table-cell table:style-name="ce3" office:value-type="float" office:value="1249.01" calcext:value-type="float">
            <text:p>1249,01</text:p>
          </table:table-cell>
          <table:table-cell table:style-name="ce3" office:value-type="float" office:value="1255.42" calcext:value-type="float">
            <text:p>1255,42</text:p>
          </table:table-cell>
          <table:table-cell table:style-name="ce3" office:value-type="float" office:value="1255.71" calcext:value-type="float">
            <text:p>1255,71</text:p>
          </table:table-cell>
          <table:table-cell table:style-name="ce3" office:value-type="float" office:value="1259.52" calcext:value-type="float">
            <text:p>1259,52</text:p>
          </table:table-cell>
          <table:table-cell table:style-name="ce3" office:value-type="float" office:value="1259.6" calcext:value-type="float">
            <text:p>1259,6</text:p>
          </table:table-cell>
          <table:table-cell table:style-name="ce3" office:value-type="float" office:value="1261.47" calcext:value-type="float">
            <text:p>1261,47</text:p>
          </table:table-cell>
          <table:table-cell table:style-name="ce3" office:value-type="float" office:value="1265.09" calcext:value-type="float">
            <text:p>1265,09</text:p>
          </table:table-cell>
          <table:table-cell table:style-name="ce3" office:value-type="float" office:value="1268.9" calcext:value-type="float">
            <text:p>1268,9</text:p>
          </table:table-cell>
          <table:table-cell table:style-name="ce3" office:value-type="float" office:value="1279.44" calcext:value-type="float">
            <text:p>1279,44</text:p>
          </table:table-cell>
          <table:table-cell table:style-name="ce3" office:value-type="float" office:value="1302.05" calcext:value-type="float">
            <text:p>1302,05</text:p>
          </table:table-cell>
          <table:table-cell table:style-name="ce3" office:value-type="float" office:value="1324.81" calcext:value-type="float">
            <text:p>1324,81</text:p>
          </table:table-cell>
          <table:table-cell table:style-name="ce3" office:value-type="float" office:value="1348.4" calcext:value-type="float">
            <text:p>1348,4</text:p>
          </table:table-cell>
          <table:table-cell table:style-name="ce3" office:value-type="float" office:value="1370.76" calcext:value-type="float">
            <text:p>1370,76</text:p>
          </table:table-cell>
          <table:table-cell table:style-name="ce3" office:value-type="float" office:value="1387.39" calcext:value-type="float">
            <text:p>1387,39</text:p>
          </table:table-cell>
          <table:table-cell table:style-name="ce3" office:value-type="float" office:value="1399.04" calcext:value-type="float">
            <text:p>1399,04</text:p>
          </table:table-cell>
          <table:table-cell table:style-name="ce3" office:value-type="float" office:value="1413.33" calcext:value-type="float">
            <text:p>1413,33</text:p>
          </table:table-cell>
          <table:table-cell table:style-name="ce3" office:value-type="float" office:value="1433.4" calcext:value-type="float">
            <text:p>1433,4</text:p>
          </table:table-cell>
          <table:table-cell table:style-name="ce3" office:value-type="float" office:value="1449.05" calcext:value-type="float">
            <text:p>1449,05</text:p>
          </table:table-cell>
          <table:table-cell table:style-name="ce3" office:value-type="float" office:value="1465.28" calcext:value-type="float">
            <text:p>1465,28</text:p>
          </table:table-cell>
          <table:table-cell table:style-name="ce3" office:value-type="float" office:value="1483" calcext:value-type="float">
            <text:p>1483</text:p>
          </table:table-cell>
          <table:table-cell table:style-name="ce3" office:value-type="float" office:value="1495.44" calcext:value-type="float">
            <text:p>1495,44</text:p>
          </table:table-cell>
          <table:table-cell table:style-name="ce3" office:value-type="float" office:value="1521.49" calcext:value-type="float">
            <text:p>1521,49</text:p>
          </table:table-cell>
          <table:table-cell table:style-name="ce3" office:value-type="float" office:value="1561.83" calcext:value-type="float">
            <text:p>1561,83</text:p>
          </table:table-cell>
          <table:table-cell table:style-name="ce3" office:value-type="float" office:value="1581.44" calcext:value-type="float">
            <text:p>1581,44</text:p>
          </table:table-cell>
          <table:table-cell table:style-name="ce3" office:value-type="float" office:value="1593.52" calcext:value-type="float">
            <text:p>1593,52</text:p>
          </table:table-cell>
          <table:table-cell table:style-name="ce3" office:value-type="float" office:value="1613.32" calcext:value-type="float">
            <text:p>1613,32</text:p>
          </table:table-cell>
          <table:table-cell table:style-name="ce3" office:value-type="float" office:value="1625.51" calcext:value-type="float">
            <text:p>1625,51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Nordeste</text:p>
          </table:table-cell>
          <table:table-cell table:style-name="ce3" office:value-type="float" office:value="1021.84" calcext:value-type="float">
            <text:p>1021,84</text:p>
          </table:table-cell>
          <table:table-cell table:style-name="ce3" office:value-type="float" office:value="1023.64" calcext:value-type="float">
            <text:p>1023,64</text:p>
          </table:table-cell>
          <table:table-cell table:style-name="ce3" office:value-type="float" office:value="1028.08" calcext:value-type="float">
            <text:p>1028,08</text:p>
          </table:table-cell>
          <table:table-cell table:style-name="ce3" office:value-type="float" office:value="1033.26" calcext:value-type="float">
            <text:p>1033,26</text:p>
          </table:table-cell>
          <table:table-cell table:style-name="ce3" office:value-type="float" office:value="1041.59" calcext:value-type="float">
            <text:p>1041,59</text:p>
          </table:table-cell>
          <table:table-cell table:style-name="ce3" office:value-type="float" office:value="1041.63" calcext:value-type="float">
            <text:p>1041,63</text:p>
          </table:table-cell>
          <table:table-cell table:style-name="ce3" office:value-type="float" office:value="1043.12" calcext:value-type="float">
            <text:p>1043,12</text:p>
          </table:table-cell>
          <table:table-cell table:style-name="ce3" office:value-type="float" office:value="1048.83" calcext:value-type="float">
            <text:p>1048,83</text:p>
          </table:table-cell>
          <table:table-cell table:style-name="ce3" office:value-type="float" office:value="1052.69" calcext:value-type="float">
            <text:p>1052,69</text:p>
          </table:table-cell>
          <table:table-cell table:style-name="ce3" office:value-type="float" office:value="1053.61" calcext:value-type="float">
            <text:p>1053,61</text:p>
          </table:table-cell>
          <table:table-cell table:style-name="ce3" office:value-type="float" office:value="1058.91" calcext:value-type="float">
            <text:p>1058,91</text:p>
          </table:table-cell>
          <table:table-cell table:style-name="ce3" office:value-type="float" office:value="1062.31" calcext:value-type="float">
            <text:p>1062,31</text:p>
          </table:table-cell>
          <table:table-cell table:style-name="ce3" office:value-type="float" office:value="1065.07" calcext:value-type="float">
            <text:p>1065,07</text:p>
          </table:table-cell>
          <table:table-cell table:style-name="ce3" office:value-type="float" office:value="1069.76" calcext:value-type="float">
            <text:p>1069,76</text:p>
          </table:table-cell>
          <table:table-cell table:style-name="ce3" office:value-type="float" office:value="1072.71" calcext:value-type="float">
            <text:p>1072,71</text:p>
          </table:table-cell>
          <table:table-cell table:style-name="ce3" office:value-type="float" office:value="1074.28" calcext:value-type="float">
            <text:p>1074,28</text:p>
          </table:table-cell>
          <table:table-cell table:style-name="ce3" office:value-type="float" office:value="1079.39" calcext:value-type="float">
            <text:p>1079,39</text:p>
          </table:table-cell>
          <table:table-cell table:style-name="ce3" office:value-type="float" office:value="1086.01" calcext:value-type="float">
            <text:p>1086,01</text:p>
          </table:table-cell>
          <table:table-cell table:style-name="ce3" office:value-type="float" office:value="1091.22" calcext:value-type="float">
            <text:p>1091,22</text:p>
          </table:table-cell>
          <table:table-cell table:style-name="ce3" office:value-type="float" office:value="1092.86" calcext:value-type="float">
            <text:p>1092,86</text:p>
          </table:table-cell>
          <table:table-cell table:style-name="ce3" office:value-type="float" office:value="1098.45" calcext:value-type="float">
            <text:p>1098,45</text:p>
          </table:table-cell>
          <table:table-cell table:style-name="ce3" office:value-type="float" office:value="1102.66" calcext:value-type="float">
            <text:p>1102,66</text:p>
          </table:table-cell>
          <table:table-cell table:style-name="ce3" office:value-type="float" office:value="1106.28" calcext:value-type="float">
            <text:p>1106,28</text:p>
          </table:table-cell>
          <table:table-cell table:style-name="ce3" office:value-type="float" office:value="1108.94" calcext:value-type="float">
            <text:p>1108,94</text:p>
          </table:table-cell>
          <table:table-cell table:style-name="ce3" office:value-type="float" office:value="1111.29" calcext:value-type="float">
            <text:p>1111,29</text:p>
          </table:table-cell>
          <table:table-cell table:style-name="ce3" office:value-type="float" office:value="1112.58" calcext:value-type="float">
            <text:p>1112,58</text:p>
          </table:table-cell>
          <table:table-cell table:style-name="ce3" office:value-type="float" office:value="1118.24" calcext:value-type="float">
            <text:p>1118,24</text:p>
          </table:table-cell>
          <table:table-cell table:style-name="ce3" office:value-type="float" office:value="1123.45" calcext:value-type="float">
            <text:p>1123,45</text:p>
          </table:table-cell>
          <table:table-cell table:style-name="ce3" office:value-type="float" office:value="1125.86" calcext:value-type="float">
            <text:p>1125,86</text:p>
          </table:table-cell>
          <table:table-cell table:style-name="ce3" office:value-type="float" office:value="1132.14" calcext:value-type="float">
            <text:p>1132,14</text:p>
          </table:table-cell>
          <table:table-cell table:style-name="ce3" office:value-type="float" office:value="1134.06" calcext:value-type="float">
            <text:p>1134,06</text:p>
          </table:table-cell>
          <table:table-cell table:style-name="ce3" office:value-type="float" office:value="1138.44" calcext:value-type="float">
            <text:p>1138,44</text:p>
          </table:table-cell>
          <table:table-cell table:style-name="ce3" office:value-type="float" office:value="1138.57" calcext:value-type="float">
            <text:p>1138,57</text:p>
          </table:table-cell>
          <table:table-cell table:style-name="ce3" office:value-type="float" office:value="1138.43" calcext:value-type="float">
            <text:p>1138,43</text:p>
          </table:table-cell>
          <table:table-cell table:style-name="ce3" office:value-type="float" office:value="1139.52" calcext:value-type="float">
            <text:p>1139,52</text:p>
          </table:table-cell>
          <table:table-cell table:style-name="ce3" office:value-type="float" office:value="1141.86" calcext:value-type="float">
            <text:p>1141,86</text:p>
          </table:table-cell>
          <table:table-cell table:style-name="ce3" office:value-type="float" office:value="1146.98" calcext:value-type="float">
            <text:p>1146,98</text:p>
          </table:table-cell>
          <table:table-cell table:style-name="ce3" office:value-type="float" office:value="1150.78" calcext:value-type="float">
            <text:p>1150,78</text:p>
          </table:table-cell>
          <table:table-cell table:style-name="ce3" office:value-type="float" office:value="1159.25" calcext:value-type="float">
            <text:p>1159,25</text:p>
          </table:table-cell>
          <table:table-cell table:style-name="ce3" office:value-type="float" office:value="1162.09" calcext:value-type="float">
            <text:p>1162,09</text:p>
          </table:table-cell>
          <table:table-cell table:style-name="ce3" office:value-type="float" office:value="1165.46" calcext:value-type="float">
            <text:p>1165,46</text:p>
          </table:table-cell>
          <table:table-cell table:style-name="ce3" office:value-type="float" office:value="1167.6" calcext:value-type="float">
            <text:p>1167,6</text:p>
          </table:table-cell>
          <table:table-cell table:style-name="ce3" office:value-type="float" office:value="1173.31" calcext:value-type="float">
            <text:p>1173,31</text:p>
          </table:table-cell>
          <table:table-cell table:style-name="ce3" office:value-type="float" office:value="1186.39" calcext:value-type="float">
            <text:p>1186,39</text:p>
          </table:table-cell>
          <table:table-cell table:style-name="ce3" office:value-type="float" office:value="1204.41" calcext:value-type="float">
            <text:p>1204,41</text:p>
          </table:table-cell>
          <table:table-cell table:style-name="ce3" office:value-type="float" office:value="1227.63" calcext:value-type="float">
            <text:p>1227,63</text:p>
          </table:table-cell>
          <table:table-cell table:style-name="ce3" office:value-type="float" office:value="1250.05" calcext:value-type="float">
            <text:p>1250,05</text:p>
          </table:table-cell>
          <table:table-cell table:style-name="ce3" office:value-type="float" office:value="1278.01" calcext:value-type="float">
            <text:p>1278,01</text:p>
          </table:table-cell>
          <table:table-cell table:style-name="ce3" office:value-type="float" office:value="1306.65" calcext:value-type="float">
            <text:p>1306,65</text:p>
          </table:table-cell>
          <table:table-cell table:style-name="ce3" office:value-type="float" office:value="1324.15" calcext:value-type="float">
            <text:p>1324,15</text:p>
          </table:table-cell>
          <table:table-cell table:style-name="ce3" office:value-type="float" office:value="1343.93" calcext:value-type="float">
            <text:p>1343,93</text:p>
          </table:table-cell>
          <table:table-cell table:style-name="ce3" office:value-type="float" office:value="1372.51" calcext:value-type="float">
            <text:p>1372,51</text:p>
          </table:table-cell>
          <table:table-cell table:style-name="ce3" office:value-type="float" office:value="1397.11" calcext:value-type="float">
            <text:p>1397,11</text:p>
          </table:table-cell>
          <table:table-cell table:style-name="ce3" office:value-type="float" office:value="1423.79" calcext:value-type="float">
            <text:p>1423,79</text:p>
          </table:table-cell>
          <table:table-cell table:style-name="ce3" office:value-type="float" office:value="1445.54" calcext:value-type="float">
            <text:p>1445,54</text:p>
          </table:table-cell>
          <table:table-cell table:style-name="ce3" office:value-type="float" office:value="1460.01" calcext:value-type="float">
            <text:p>1460,01</text:p>
          </table:table-cell>
          <table:table-cell table:style-name="ce3" office:value-type="float" office:value="1467.55" calcext:value-type="float">
            <text:p>1467,55</text:p>
          </table:table-cell>
          <table:table-cell table:style-name="ce3" office:value-type="float" office:value="1476.91" calcext:value-type="float">
            <text:p>1476,91</text:p>
          </table:table-cell>
          <table:table-cell table:style-name="ce3" office:value-type="float" office:value="1490.51" calcext:value-type="float">
            <text:p>1490,51</text:p>
          </table:table-cell>
          <table:table-cell table:style-name="ce3" office:value-type="float" office:value="1499.91" calcext:value-type="float">
            <text:p>1499,91</text:p>
          </table:table-cell>
          <table:table-cell table:style-name="ce3" office:value-type="float" office:value="1516.46" calcext:value-type="float">
            <text:p>1516,46</text:p>
          </table:table-cell>
          <table:table-cell table:style-name="ce3" office:value-type="float" office:value="1524.68" calcext:value-type="float">
            <text:p>1524,68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Sudeste</text:p>
          </table:table-cell>
          <table:table-cell table:style-name="ce3" office:value-type="float" office:value="1160.28" calcext:value-type="float">
            <text:p>1160,28</text:p>
          </table:table-cell>
          <table:table-cell table:style-name="ce3" office:value-type="float" office:value="1162.77" calcext:value-type="float">
            <text:p>1162,77</text:p>
          </table:table-cell>
          <table:table-cell table:style-name="ce3" office:value-type="float" office:value="1171.71" calcext:value-type="float">
            <text:p>1171,71</text:p>
          </table:table-cell>
          <table:table-cell table:style-name="ce3" office:value-type="float" office:value="1171.89" calcext:value-type="float">
            <text:p>1171,89</text:p>
          </table:table-cell>
          <table:table-cell table:style-name="ce3" office:value-type="float" office:value="1173.75" calcext:value-type="float">
            <text:p>1173,75</text:p>
          </table:table-cell>
          <table:table-cell table:style-name="ce3" office:value-type="float" office:value="1179.54" calcext:value-type="float">
            <text:p>1179,54</text:p>
          </table:table-cell>
          <table:table-cell table:style-name="ce3" office:value-type="float" office:value="1190.38" calcext:value-type="float">
            <text:p>1190,38</text:p>
          </table:table-cell>
          <table:table-cell table:style-name="ce3" office:value-type="float" office:value="1191.72" calcext:value-type="float">
            <text:p>1191,72</text:p>
          </table:table-cell>
          <table:table-cell table:style-name="ce3" office:value-type="float" office:value="1192.81" calcext:value-type="float">
            <text:p>1192,81</text:p>
          </table:table-cell>
          <table:table-cell table:style-name="ce3" office:value-type="float" office:value="1192.9" calcext:value-type="float">
            <text:p>1192,9</text:p>
          </table:table-cell>
          <table:table-cell table:style-name="ce3" office:value-type="float" office:value="1198.15" calcext:value-type="float">
            <text:p>1198,15</text:p>
          </table:table-cell>
          <table:table-cell table:style-name="ce3" office:value-type="float" office:value="1200.31" calcext:value-type="float">
            <text:p>1200,31</text:p>
          </table:table-cell>
          <table:table-cell table:style-name="ce3" office:value-type="float" office:value="1205.37" calcext:value-type="float">
            <text:p>1205,37</text:p>
          </table:table-cell>
          <table:table-cell table:style-name="ce3" office:value-type="float" office:value="1207.85" calcext:value-type="float">
            <text:p>1207,85</text:p>
          </table:table-cell>
          <table:table-cell table:style-name="ce3" office:value-type="float" office:value="1208.6" calcext:value-type="float">
            <text:p>1208,6</text:p>
          </table:table-cell>
          <table:table-cell table:style-name="ce3" office:value-type="float" office:value="1212.73" calcext:value-type="float">
            <text:p>1212,73</text:p>
          </table:table-cell>
          <table:table-cell table:style-name="ce3" office:value-type="float" office:value="1224.38" calcext:value-type="float">
            <text:p>1224,38</text:p>
          </table:table-cell>
          <table:table-cell table:style-name="ce3" office:value-type="float" office:value="1231.94" calcext:value-type="float">
            <text:p>1231,94</text:p>
          </table:table-cell>
          <table:table-cell table:style-name="ce3" office:value-type="float" office:value="1236.36" calcext:value-type="float">
            <text:p>1236,36</text:p>
          </table:table-cell>
          <table:table-cell table:style-name="ce3" office:value-type="float" office:value="1242.57" calcext:value-type="float">
            <text:p>1242,57</text:p>
          </table:table-cell>
          <table:table-cell table:style-name="ce3" office:value-type="float" office:value="1246.93" calcext:value-type="float">
            <text:p>1246,93</text:p>
          </table:table-cell>
          <table:table-cell table:style-name="ce3" office:value-type="float" office:value="1247.65" calcext:value-type="float">
            <text:p>1247,65</text:p>
          </table:table-cell>
          <table:table-cell table:style-name="ce3" office:value-type="float" office:value="1248.56" calcext:value-type="float">
            <text:p>1248,56</text:p>
          </table:table-cell>
          <table:table-cell table:style-name="ce3" office:value-type="float" office:value="1249.19" calcext:value-type="float">
            <text:p>1249,19</text:p>
          </table:table-cell>
          <table:table-cell table:style-name="ce3" office:value-type="float" office:value="1259.69" calcext:value-type="float">
            <text:p>1259,69</text:p>
          </table:table-cell>
          <table:table-cell table:style-name="ce3" office:value-type="float" office:value="1261.86" calcext:value-type="float">
            <text:p>1261,86</text:p>
          </table:table-cell>
          <table:table-cell table:style-name="ce3" office:value-type="float" office:value="1268.77" calcext:value-type="float">
            <text:p>1268,77</text:p>
          </table:table-cell>
          <table:table-cell table:style-name="ce3" office:value-type="float" office:value="1271.61" calcext:value-type="float">
            <text:p>1271,61</text:p>
          </table:table-cell>
          <table:table-cell table:style-name="ce3" office:value-type="float" office:value="1272.36" calcext:value-type="float">
            <text:p>1272,36</text:p>
          </table:table-cell>
          <table:table-cell table:style-name="ce3" office:value-type="float" office:value="1274.45" calcext:value-type="float">
            <text:p>1274,45</text:p>
          </table:table-cell>
          <table:table-cell table:style-name="ce3" office:value-type="float" office:value="1288.2" calcext:value-type="float">
            <text:p>1288,2</text:p>
          </table:table-cell>
          <table:table-cell table:style-name="ce3" office:value-type="float" office:value="1287.97" calcext:value-type="float">
            <text:p>1287,97</text:p>
          </table:table-cell>
          <table:table-cell table:style-name="ce3" office:value-type="float" office:value="1295.32" calcext:value-type="float">
            <text:p>1295,32</text:p>
          </table:table-cell>
          <table:table-cell table:style-name="ce3" office:value-type="float" office:value="1296.39" calcext:value-type="float">
            <text:p>1296,39</text:p>
          </table:table-cell>
          <table:table-cell table:style-name="ce3" office:value-type="float" office:value="1297.29" calcext:value-type="float">
            <text:p>1297,29</text:p>
          </table:table-cell>
          <table:table-cell table:style-name="ce3" office:value-type="float" office:value="1302.06" calcext:value-type="float">
            <text:p>1302,06</text:p>
          </table:table-cell>
          <table:table-cell table:style-name="ce3" office:value-type="float" office:value="1303.74" calcext:value-type="float">
            <text:p>1303,74</text:p>
          </table:table-cell>
          <table:table-cell table:style-name="ce3" office:value-type="float" office:value="1306.74" calcext:value-type="float">
            <text:p>1306,74</text:p>
          </table:table-cell>
          <table:table-cell table:style-name="ce3" office:value-type="float" office:value="1309.85" calcext:value-type="float">
            <text:p>1309,85</text:p>
          </table:table-cell>
          <table:table-cell table:style-name="ce3" office:value-type="float" office:value="1315.37" calcext:value-type="float">
            <text:p>1315,37</text:p>
          </table:table-cell>
          <table:table-cell table:style-name="ce3" office:value-type="float" office:value="1316.69" calcext:value-type="float">
            <text:p>1316,69</text:p>
          </table:table-cell>
          <table:table-cell table:style-name="ce3" office:value-type="float" office:value="1318.47" calcext:value-type="float">
            <text:p>1318,47</text:p>
          </table:table-cell>
          <table:table-cell table:style-name="ce3" office:value-type="float" office:value="1327.81" calcext:value-type="float">
            <text:p>1327,81</text:p>
          </table:table-cell>
          <table:table-cell table:style-name="ce3" office:value-type="float" office:value="1336.35" calcext:value-type="float">
            <text:p>1336,35</text:p>
          </table:table-cell>
          <table:table-cell table:style-name="ce3" office:value-type="float" office:value="1352.84" calcext:value-type="float">
            <text:p>1352,84</text:p>
          </table:table-cell>
          <table:table-cell table:style-name="ce3" office:value-type="float" office:value="1372.03" calcext:value-type="float">
            <text:p>1372,03</text:p>
          </table:table-cell>
          <table:table-cell table:style-name="ce3" office:value-type="float" office:value="1392.4" calcext:value-type="float">
            <text:p>1392,4</text:p>
          </table:table-cell>
          <table:table-cell table:style-name="ce3" office:value-type="float" office:value="1414.36" calcext:value-type="float">
            <text:p>1414,36</text:p>
          </table:table-cell>
          <table:table-cell table:style-name="ce3" office:value-type="float" office:value="1442.75" calcext:value-type="float">
            <text:p>1442,75</text:p>
          </table:table-cell>
          <table:table-cell table:style-name="ce3" office:value-type="float" office:value="1460.24" calcext:value-type="float">
            <text:p>1460,24</text:p>
          </table:table-cell>
          <table:table-cell table:style-name="ce3" office:value-type="float" office:value="1481.23" calcext:value-type="float">
            <text:p>1481,23</text:p>
          </table:table-cell>
          <table:table-cell table:style-name="ce3" office:value-type="float" office:value="1508.38" calcext:value-type="float">
            <text:p>1508,38</text:p>
          </table:table-cell>
          <table:table-cell table:style-name="ce3" office:value-type="float" office:value="1538.76" calcext:value-type="float">
            <text:p>1538,76</text:p>
          </table:table-cell>
          <table:table-cell table:style-name="ce3" office:value-type="float" office:value="1582.39" calcext:value-type="float">
            <text:p>1582,39</text:p>
          </table:table-cell>
          <table:table-cell table:style-name="ce3" office:value-type="float" office:value="1615.77" calcext:value-type="float">
            <text:p>1615,77</text:p>
          </table:table-cell>
          <table:table-cell table:style-name="ce3" office:value-type="float" office:value="1626.02" calcext:value-type="float">
            <text:p>1626,02</text:p>
          </table:table-cell>
          <table:table-cell table:style-name="ce3" office:value-type="float" office:value="1634.48" calcext:value-type="float">
            <text:p>1634,48</text:p>
          </table:table-cell>
          <table:table-cell table:style-name="ce3" office:value-type="float" office:value="1651.43" calcext:value-type="float">
            <text:p>1651,43</text:p>
          </table:table-cell>
          <table:table-cell table:style-name="ce3" office:value-type="float" office:value="1667.73" calcext:value-type="float">
            <text:p>1667,73</text:p>
          </table:table-cell>
          <table:table-cell table:style-name="ce3" office:value-type="float" office:value="1672.93" calcext:value-type="float">
            <text:p>1672,93</text:p>
          </table:table-cell>
          <table:table-cell table:style-name="ce3" office:value-type="float" office:value="1680.57" calcext:value-type="float">
            <text:p>1680,57</text:p>
          </table:table-cell>
          <table:table-cell table:style-name="ce3" office:value-type="float" office:value="1688.89" calcext:value-type="float">
            <text:p>1688,89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Sul</text:p>
          </table:table-cell>
          <table:table-cell table:style-name="ce3" office:value-type="float" office:value="1152.7" calcext:value-type="float">
            <text:p>1152,7</text:p>
          </table:table-cell>
          <table:table-cell table:style-name="ce3" office:value-type="float" office:value="1155.01" calcext:value-type="float">
            <text:p>1155,01</text:p>
          </table:table-cell>
          <table:table-cell table:style-name="ce3" office:value-type="float" office:value="1157.49" calcext:value-type="float">
            <text:p>1157,49</text:p>
          </table:table-cell>
          <table:table-cell table:style-name="ce3" office:value-type="float" office:value="1158.04" calcext:value-type="float">
            <text:p>1158,04</text:p>
          </table:table-cell>
          <table:table-cell table:style-name="ce3" office:value-type="float" office:value="1159.11" calcext:value-type="float">
            <text:p>1159,11</text:p>
          </table:table-cell>
          <table:table-cell table:style-name="ce3" office:value-type="float" office:value="1167.92" calcext:value-type="float">
            <text:p>1167,92</text:p>
          </table:table-cell>
          <table:table-cell table:style-name="ce3" office:value-type="float" office:value="1184.56" calcext:value-type="float">
            <text:p>1184,56</text:p>
          </table:table-cell>
          <table:table-cell table:style-name="ce3" office:value-type="float" office:value="1186" calcext:value-type="float">
            <text:p>1186</text:p>
          </table:table-cell>
          <table:table-cell table:style-name="ce3" office:value-type="float" office:value="1188.06" calcext:value-type="float">
            <text:p>1188,06</text:p>
          </table:table-cell>
          <table:table-cell table:style-name="ce3" office:value-type="float" office:value="1189.18" calcext:value-type="float">
            <text:p>1189,18</text:p>
          </table:table-cell>
          <table:table-cell table:style-name="ce3" office:value-type="float" office:value="1191.33" calcext:value-type="float">
            <text:p>1191,33</text:p>
          </table:table-cell>
          <table:table-cell table:style-name="ce3" office:value-type="float" office:value="1192.58" calcext:value-type="float">
            <text:p>1192,58</text:p>
          </table:table-cell>
          <table:table-cell table:style-name="ce3" office:value-type="float" office:value="1194.15" calcext:value-type="float">
            <text:p>1194,15</text:p>
          </table:table-cell>
          <table:table-cell table:style-name="ce3" office:value-type="float" office:value="1197.84" calcext:value-type="float">
            <text:p>1197,84</text:p>
          </table:table-cell>
          <table:table-cell table:style-name="ce3" office:value-type="float" office:value="1197.79" calcext:value-type="float">
            <text:p>1197,79</text:p>
          </table:table-cell>
          <table:table-cell table:style-name="ce3" office:value-type="float" office:value="1202.61" calcext:value-type="float">
            <text:p>1202,61</text:p>
          </table:table-cell>
          <table:table-cell table:style-name="ce3" office:value-type="float" office:value="1204.84" calcext:value-type="float">
            <text:p>1204,84</text:p>
          </table:table-cell>
          <table:table-cell table:style-name="ce3" office:value-type="float" office:value="1215.49" calcext:value-type="float">
            <text:p>1215,49</text:p>
          </table:table-cell>
          <table:table-cell table:style-name="ce3" office:value-type="float" office:value="1227.35" calcext:value-type="float">
            <text:p>1227,35</text:p>
          </table:table-cell>
          <table:table-cell table:style-name="ce3" office:value-type="float" office:value="1230.76" calcext:value-type="float">
            <text:p>1230,76</text:p>
          </table:table-cell>
          <table:table-cell table:style-name="ce3" office:value-type="float" office:value="1234.21" calcext:value-type="float">
            <text:p>1234,21</text:p>
          </table:table-cell>
          <table:table-cell table:style-name="ce3" office:value-type="float" office:value="1237.28" calcext:value-type="float">
            <text:p>1237,28</text:p>
          </table:table-cell>
          <table:table-cell table:style-name="ce3" office:value-type="float" office:value="1241.52" calcext:value-type="float">
            <text:p>1241,52</text:p>
          </table:table-cell>
          <table:table-cell table:style-name="ce3" office:value-type="float" office:value="1247.48" calcext:value-type="float">
            <text:p>1247,48</text:p>
          </table:table-cell>
          <table:table-cell table:style-name="ce3" office:value-type="float" office:value="1249.57" calcext:value-type="float">
            <text:p>1249,57</text:p>
          </table:table-cell>
          <table:table-cell table:style-name="ce3" office:value-type="float" office:value="1252.68" calcext:value-type="float">
            <text:p>1252,68</text:p>
          </table:table-cell>
          <table:table-cell table:style-name="ce3" office:value-type="float" office:value="1262.39" calcext:value-type="float">
            <text:p>1262,39</text:p>
          </table:table-cell>
          <table:table-cell table:style-name="ce3" office:value-type="float" office:value="1266.47" calcext:value-type="float">
            <text:p>1266,47</text:p>
          </table:table-cell>
          <table:table-cell table:style-name="ce3" office:value-type="float" office:value="1268.37" calcext:value-type="float">
            <text:p>1268,37</text:p>
          </table:table-cell>
          <table:table-cell table:style-name="ce3" office:value-type="float" office:value="1273.3" calcext:value-type="float">
            <text:p>1273,3</text:p>
          </table:table-cell>
          <table:table-cell table:style-name="ce3" office:value-type="float" office:value="1289.79" calcext:value-type="float">
            <text:p>1289,79</text:p>
          </table:table-cell>
          <table:table-cell table:style-name="ce3" office:value-type="float" office:value="1310.05" calcext:value-type="float">
            <text:p>1310,05</text:p>
          </table:table-cell>
          <table:table-cell table:style-name="ce3" office:value-type="float" office:value="1312.31" calcext:value-type="float">
            <text:p>1312,31</text:p>
          </table:table-cell>
          <table:table-cell table:style-name="ce3" office:value-type="float" office:value="1315.61" calcext:value-type="float">
            <text:p>1315,61</text:p>
          </table:table-cell>
          <table:table-cell table:style-name="ce3" office:value-type="float" office:value="1317.49" calcext:value-type="float">
            <text:p>1317,49</text:p>
          </table:table-cell>
          <table:table-cell table:style-name="ce3" office:value-type="float" office:value="1317.6" calcext:value-type="float">
            <text:p>1317,6</text:p>
          </table:table-cell>
          <table:table-cell table:style-name="ce3" office:value-type="float" office:value="1318.19" calcext:value-type="float">
            <text:p>1318,19</text:p>
          </table:table-cell>
          <table:table-cell table:style-name="ce3" office:value-type="float" office:value="1319.83" calcext:value-type="float">
            <text:p>1319,83</text:p>
          </table:table-cell>
          <table:table-cell table:style-name="ce3" office:value-type="float" office:value="1320.62" calcext:value-type="float">
            <text:p>1320,62</text:p>
          </table:table-cell>
          <table:table-cell table:style-name="ce3" office:value-type="float" office:value="1322.67" calcext:value-type="float">
            <text:p>1322,67</text:p>
          </table:table-cell>
          <table:table-cell table:style-name="ce3" office:value-type="float" office:value="1325.61" calcext:value-type="float">
            <text:p>1325,61</text:p>
          </table:table-cell>
          <table:table-cell table:style-name="ce3" office:value-type="float" office:value="1325.36" calcext:value-type="float">
            <text:p>1325,36</text:p>
          </table:table-cell>
          <table:table-cell table:style-name="ce3" office:value-type="float" office:value="1327.44" calcext:value-type="float">
            <text:p>1327,44</text:p>
          </table:table-cell>
          <table:table-cell table:style-name="ce3" office:value-type="float" office:value="1336.91" calcext:value-type="float">
            <text:p>1336,91</text:p>
          </table:table-cell>
          <table:table-cell table:style-name="ce3" office:value-type="float" office:value="1350.06" calcext:value-type="float">
            <text:p>1350,06</text:p>
          </table:table-cell>
          <table:table-cell table:style-name="ce3" office:value-type="float" office:value="1372.57" calcext:value-type="float">
            <text:p>1372,57</text:p>
          </table:table-cell>
          <table:table-cell table:style-name="ce3" office:value-type="float" office:value="1401.56" calcext:value-type="float">
            <text:p>1401,56</text:p>
          </table:table-cell>
          <table:table-cell table:style-name="ce3" office:value-type="float" office:value="1431.47" calcext:value-type="float">
            <text:p>1431,47</text:p>
          </table:table-cell>
          <table:table-cell table:style-name="ce3" office:value-type="float" office:value="1456.04" calcext:value-type="float">
            <text:p>1456,04</text:p>
          </table:table-cell>
          <table:table-cell table:style-name="ce3" office:value-type="float" office:value="1478.33" calcext:value-type="float">
            <text:p>1478,33</text:p>
          </table:table-cell>
          <table:table-cell table:style-name="ce3" office:value-type="float" office:value="1491.67" calcext:value-type="float">
            <text:p>1491,67</text:p>
          </table:table-cell>
          <table:table-cell table:style-name="ce3" office:value-type="float" office:value="1519.29" calcext:value-type="float">
            <text:p>1519,29</text:p>
          </table:table-cell>
          <table:table-cell table:style-name="ce3" office:value-type="float" office:value="1535.67" calcext:value-type="float">
            <text:p>1535,67</text:p>
          </table:table-cell>
          <table:table-cell table:style-name="ce3" office:value-type="float" office:value="1594.98" calcext:value-type="float">
            <text:p>1594,98</text:p>
          </table:table-cell>
          <table:table-cell table:style-name="ce3" office:value-type="float" office:value="1625.27" calcext:value-type="float">
            <text:p>1625,27</text:p>
          </table:table-cell>
          <table:table-cell table:style-name="ce3" office:value-type="float" office:value="1651.39" calcext:value-type="float">
            <text:p>1651,39</text:p>
          </table:table-cell>
          <table:table-cell table:style-name="ce3" office:value-type="float" office:value="1671.06" calcext:value-type="float">
            <text:p>1671,06</text:p>
          </table:table-cell>
          <table:table-cell table:style-name="ce3" office:value-type="float" office:value="1678.52" calcext:value-type="float">
            <text:p>1678,52</text:p>
          </table:table-cell>
          <table:table-cell table:style-name="ce3" office:value-type="float" office:value="1691.44" calcext:value-type="float">
            <text:p>1691,44</text:p>
          </table:table-cell>
          <table:table-cell table:style-name="ce3" office:value-type="float" office:value="1699.84" calcext:value-type="float">
            <text:p>1699,84</text:p>
          </table:table-cell>
          <table:table-cell table:style-name="ce3" office:value-type="float" office:value="1705.74" calcext:value-type="float">
            <text:p>1705,74</text:p>
          </table:table-cell>
          <table:table-cell table:style-name="ce3" office:value-type="float" office:value="1714.2" calcext:value-type="float">
            <text:p>1714,2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Centro-Oeste</text:p>
          </table:table-cell>
          <table:table-cell table:style-name="ce3" office:value-type="float" office:value="1110.83" calcext:value-type="float">
            <text:p>1110,83</text:p>
          </table:table-cell>
          <table:table-cell table:style-name="ce3" office:value-type="float" office:value="1111.66" calcext:value-type="float">
            <text:p>1111,66</text:p>
          </table:table-cell>
          <table:table-cell table:style-name="ce3" office:value-type="float" office:value="1114.32" calcext:value-type="float">
            <text:p>1114,32</text:p>
          </table:table-cell>
          <table:table-cell table:style-name="ce3" office:value-type="float" office:value="1114.42" calcext:value-type="float">
            <text:p>1114,42</text:p>
          </table:table-cell>
          <table:table-cell table:style-name="ce3" office:value-type="float" office:value="1114.89" calcext:value-type="float">
            <text:p>1114,89</text:p>
          </table:table-cell>
          <table:table-cell table:style-name="ce3" office:value-type="float" office:value="1124.3" calcext:value-type="float">
            <text:p>1124,3</text:p>
          </table:table-cell>
          <table:table-cell table:style-name="ce3" office:value-type="float" office:value="1127.37" calcext:value-type="float">
            <text:p>1127,37</text:p>
          </table:table-cell>
          <table:table-cell table:style-name="ce3" office:value-type="float" office:value="1131.78" calcext:value-type="float">
            <text:p>1131,78</text:p>
          </table:table-cell>
          <table:table-cell table:style-name="ce3" office:value-type="float" office:value="1135.69" calcext:value-type="float">
            <text:p>1135,69</text:p>
          </table:table-cell>
          <table:table-cell table:style-name="ce3" office:value-type="float" office:value="1146.71" calcext:value-type="float">
            <text:p>1146,71</text:p>
          </table:table-cell>
          <table:table-cell table:style-name="ce3" office:value-type="float" office:value="1157.68" calcext:value-type="float">
            <text:p>1157,68</text:p>
          </table:table-cell>
          <table:table-cell table:style-name="ce3" office:value-type="float" office:value="1158.92" calcext:value-type="float">
            <text:p>1158,92</text:p>
          </table:table-cell>
          <table:table-cell table:style-name="ce3" office:value-type="float" office:value="1157.68" calcext:value-type="float">
            <text:p>1157,68</text:p>
          </table:table-cell>
          <table:table-cell table:style-name="ce3" office:value-type="float" office:value="1161.06" calcext:value-type="float">
            <text:p>1161,06</text:p>
          </table:table-cell>
          <table:table-cell table:style-name="ce3" office:value-type="float" office:value="1162.47" calcext:value-type="float">
            <text:p>1162,47</text:p>
          </table:table-cell>
          <table:table-cell table:style-name="ce3" office:value-type="float" office:value="1165.86" calcext:value-type="float">
            <text:p>1165,86</text:p>
          </table:table-cell>
          <table:table-cell table:style-name="ce3" office:value-type="float" office:value="1167.26" calcext:value-type="float">
            <text:p>1167,26</text:p>
          </table:table-cell>
          <table:table-cell table:style-name="ce3" office:value-type="float" office:value="1170.23" calcext:value-type="float">
            <text:p>1170,23</text:p>
          </table:table-cell>
          <table:table-cell table:style-name="ce3" office:value-type="float" office:value="1176.26" calcext:value-type="float">
            <text:p>1176,26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1184.09" calcext:value-type="float">
            <text:p>1184,09</text:p>
          </table:table-cell>
          <table:table-cell table:style-name="ce3" office:value-type="float" office:value="1196.6" calcext:value-type="float">
            <text:p>1196,6</text:p>
          </table:table-cell>
          <table:table-cell table:style-name="ce3" office:value-type="float" office:value="1199.01" calcext:value-type="float">
            <text:p>1199,01</text:p>
          </table:table-cell>
          <table:table-cell table:style-name="ce3" office:value-type="float" office:value="1201.37" calcext:value-type="float">
            <text:p>1201,37</text:p>
          </table:table-cell>
          <table:table-cell table:style-name="ce3" office:value-type="float" office:value="1202.51" calcext:value-type="float">
            <text:p>1202,51</text:p>
          </table:table-cell>
          <table:table-cell table:style-name="ce3" office:value-type="float" office:value="1205.61" calcext:value-type="float">
            <text:p>1205,61</text:p>
          </table:table-cell>
          <table:table-cell table:style-name="ce3" office:value-type="float" office:value="1206.7" calcext:value-type="float">
            <text:p>1206,7</text:p>
          </table:table-cell>
          <table:table-cell table:style-name="ce3" office:value-type="float" office:value="1208.7" calcext:value-type="float">
            <text:p>1208,7</text:p>
          </table:table-cell>
          <table:table-cell table:style-name="ce3" office:value-type="float" office:value="1207.29" calcext:value-type="float">
            <text:p>1207,29</text:p>
          </table:table-cell>
          <table:table-cell table:style-name="ce3" office:value-type="float" office:value="1210.04" calcext:value-type="float">
            <text:p>1210,04</text:p>
          </table:table-cell>
          <table:table-cell table:style-name="ce3" office:value-type="float" office:value="1212.11" calcext:value-type="float">
            <text:p>1212,11</text:p>
          </table:table-cell>
          <table:table-cell table:style-name="ce3" office:value-type="float" office:value="1227.05" calcext:value-type="float">
            <text:p>1227,05</text:p>
          </table:table-cell>
          <table:table-cell table:style-name="ce3" office:value-type="float" office:value="1233.42" calcext:value-type="float">
            <text:p>1233,42</text:p>
          </table:table-cell>
          <table:table-cell table:style-name="ce3" office:value-type="float" office:value="1237.63" calcext:value-type="float">
            <text:p>1237,63</text:p>
          </table:table-cell>
          <table:table-cell table:style-name="ce3" office:value-type="float" office:value="1243.58" calcext:value-type="float">
            <text:p>1243,58</text:p>
          </table:table-cell>
          <table:table-cell table:style-name="ce3" office:value-type="float" office:value="1245.82" calcext:value-type="float">
            <text:p>1245,82</text:p>
          </table:table-cell>
          <table:table-cell table:style-name="ce3" office:value-type="float" office:value="1251.22" calcext:value-type="float">
            <text:p>1251,22</text:p>
          </table:table-cell>
          <table:table-cell table:style-name="ce3" office:value-type="float" office:value="1253.92" calcext:value-type="float">
            <text:p>1253,92</text:p>
          </table:table-cell>
          <table:table-cell table:style-name="ce3" office:value-type="float" office:value="1255.71" calcext:value-type="float">
            <text:p>1255,71</text:p>
          </table:table-cell>
          <table:table-cell table:style-name="ce3" office:value-type="float" office:value="1256.05" calcext:value-type="float">
            <text:p>1256,05</text:p>
          </table:table-cell>
          <table:table-cell table:style-name="ce3" office:value-type="float" office:value="1256.42" calcext:value-type="float">
            <text:p>1256,42</text:p>
          </table:table-cell>
          <table:table-cell table:style-name="ce3" office:value-type="float" office:value="1257.12" calcext:value-type="float">
            <text:p>1257,12</text:p>
          </table:table-cell>
          <table:table-cell table:style-name="ce3" office:value-type="float" office:value="1259.9" calcext:value-type="float">
            <text:p>1259,9</text:p>
          </table:table-cell>
          <table:table-cell table:style-name="ce3" office:value-type="float" office:value="1270.29" calcext:value-type="float">
            <text:p>1270,29</text:p>
          </table:table-cell>
          <table:table-cell table:style-name="ce3" office:value-type="float" office:value="1288.95" calcext:value-type="float">
            <text:p>1288,95</text:p>
          </table:table-cell>
          <table:table-cell table:style-name="ce3" office:value-type="float" office:value="1303.55" calcext:value-type="float">
            <text:p>1303,55</text:p>
          </table:table-cell>
          <table:table-cell table:style-name="ce3" office:value-type="float" office:value="1326.14" calcext:value-type="float">
            <text:p>1326,14</text:p>
          </table:table-cell>
          <table:table-cell table:style-name="ce3" office:value-type="float" office:value="1343.16" calcext:value-type="float">
            <text:p>1343,16</text:p>
          </table:table-cell>
          <table:table-cell table:style-name="ce3" office:value-type="float" office:value="1363.23" calcext:value-type="float">
            <text:p>1363,23</text:p>
          </table:table-cell>
          <table:table-cell table:style-name="ce3" office:value-type="float" office:value="1379.78" calcext:value-type="float">
            <text:p>1379,78</text:p>
          </table:table-cell>
          <table:table-cell table:style-name="ce3" office:value-type="float" office:value="1406.38" calcext:value-type="float">
            <text:p>1406,38</text:p>
          </table:table-cell>
          <table:table-cell table:style-name="ce3" office:value-type="float" office:value="1414.5" calcext:value-type="float">
            <text:p>1414,5</text:p>
          </table:table-cell>
          <table:table-cell table:style-name="ce3" office:value-type="float" office:value="1438.09" calcext:value-type="float">
            <text:p>1438,09</text:p>
          </table:table-cell>
          <table:table-cell table:style-name="ce3" office:value-type="float" office:value="1465.41" calcext:value-type="float">
            <text:p>1465,41</text:p>
          </table:table-cell>
          <table:table-cell table:style-name="ce3" office:value-type="float" office:value="1492.9" calcext:value-type="float">
            <text:p>1492,9</text:p>
          </table:table-cell>
          <table:table-cell table:style-name="ce3" office:value-type="float" office:value="1510.15" calcext:value-type="float">
            <text:p>1510,15</text:p>
          </table:table-cell>
          <table:table-cell table:style-name="ce3" office:value-type="float" office:value="1540.76" calcext:value-type="float">
            <text:p>1540,76</text:p>
          </table:table-cell>
          <table:table-cell table:style-name="ce3" office:value-type="float" office:value="1558.55" calcext:value-type="float">
            <text:p>1558,55</text:p>
          </table:table-cell>
          <table:table-cell table:style-name="ce3" office:value-type="float" office:value="1582.76" calcext:value-type="float">
            <text:p>1582,76</text:p>
          </table:table-cell>
          <table:table-cell table:style-name="ce3" office:value-type="float" office:value="1591.94" calcext:value-type="float">
            <text:p>1591,94</text:p>
          </table:table-cell>
          <table:table-cell table:style-name="ce3" office:value-type="float" office:value="1604.24" calcext:value-type="float">
            <text:p>1604,24</text:p>
          </table:table-cell>
          <table:table-cell table:style-name="ce3" office:value-type="float" office:value="1612.35" calcext:value-type="float">
            <text:p>1612,35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Rondônia</text:p>
          </table:table-cell>
          <table:table-cell table:style-name="ce3" office:value-type="float" office:value="1138.83" calcext:value-type="float">
            <text:p>1138,83</text:p>
          </table:table-cell>
          <table:table-cell table:style-name="ce3" office:value-type="float" office:value="1141.95" calcext:value-type="float">
            <text:p>1141,95</text:p>
          </table:table-cell>
          <table:table-cell table:style-name="ce3" office:value-type="float" office:value="1145.55" calcext:value-type="float">
            <text:p>1145,55</text:p>
          </table:table-cell>
          <table:table-cell table:style-name="ce3" office:value-type="float" office:value="1141.59" calcext:value-type="float">
            <text:p>1141,59</text:p>
          </table:table-cell>
          <table:table-cell table:style-name="ce3" office:value-type="float" office:value="1137.98" calcext:value-type="float">
            <text:p>1137,98</text:p>
          </table:table-cell>
          <table:table-cell table:style-name="ce3" office:value-type="float" office:value="1164.93" calcext:value-type="float">
            <text:p>1164,93</text:p>
          </table:table-cell>
          <table:table-cell table:style-name="ce3" office:value-type="float" office:value="1166.06" calcext:value-type="float">
            <text:p>1166,06</text:p>
          </table:table-cell>
          <table:table-cell table:style-name="ce3" office:value-type="float" office:value="1169.4" calcext:value-type="float">
            <text:p>1169,4</text:p>
          </table:table-cell>
          <table:table-cell table:style-name="ce3" office:value-type="float" office:value="1173.77" calcext:value-type="float">
            <text:p>1173,77</text:p>
          </table:table-cell>
          <table:table-cell table:style-name="ce3" office:value-type="float" office:value="1178.99" calcext:value-type="float">
            <text:p>1178,99</text:p>
          </table:table-cell>
          <table:table-cell table:style-name="ce3" office:value-type="float" office:value="1184.75" calcext:value-type="float">
            <text:p>1184,75</text:p>
          </table:table-cell>
          <table:table-cell table:style-name="ce3" office:value-type="float" office:value="1187.21" calcext:value-type="float">
            <text:p>1187,21</text:p>
          </table:table-cell>
          <table:table-cell table:style-name="ce3" office:value-type="float" office:value="1187.25" calcext:value-type="float">
            <text:p>1187,25</text:p>
          </table:table-cell>
          <table:table-cell table:style-name="ce3" office:value-type="float" office:value="1188.67" calcext:value-type="float">
            <text:p>1188,67</text:p>
          </table:table-cell>
          <table:table-cell table:style-name="ce3" office:value-type="float" office:value="1190.36" calcext:value-type="float">
            <text:p>1190,36</text:p>
          </table:table-cell>
          <table:table-cell table:style-name="ce3" office:value-type="float" office:value="1194.02" calcext:value-type="float">
            <text:p>1194,02</text:p>
          </table:table-cell>
          <table:table-cell table:style-name="ce3" office:value-type="float" office:value="1192.68" calcext:value-type="float">
            <text:p>1192,68</text:p>
          </table:table-cell>
          <table:table-cell table:style-name="ce3" office:value-type="float" office:value="1199.82" calcext:value-type="float">
            <text:p>1199,82</text:p>
          </table:table-cell>
          <table:table-cell table:style-name="ce3" office:value-type="float" office:value="1198.33" calcext:value-type="float">
            <text:p>1198,33</text:p>
          </table:table-cell>
          <table:table-cell table:style-name="ce3" office:value-type="float" office:value="1208.17" calcext:value-type="float">
            <text:p>1208,17</text:p>
          </table:table-cell>
          <table:table-cell table:style-name="ce3" office:value-type="float" office:value="1211.79" calcext:value-type="float">
            <text:p>1211,79</text:p>
          </table:table-cell>
          <table:table-cell table:style-name="ce3" office:value-type="float" office:value="1215.53" calcext:value-type="float">
            <text:p>1215,53</text:p>
          </table:table-cell>
          <table:table-cell table:style-name="ce3" office:value-type="float" office:value="1227.95" calcext:value-type="float">
            <text:p>1227,95</text:p>
          </table:table-cell>
          <table:table-cell table:style-name="ce3" office:value-type="float" office:value="1231.57" calcext:value-type="float">
            <text:p>1231,57</text:p>
          </table:table-cell>
          <table:table-cell table:style-name="ce3" office:value-type="float" office:value="1243.83" calcext:value-type="float">
            <text:p>1243,83</text:p>
          </table:table-cell>
          <table:table-cell table:style-name="ce3" office:value-type="float" office:value="1242.73" calcext:value-type="float">
            <text:p>1242,73</text:p>
          </table:table-cell>
          <table:table-cell table:style-name="ce3" office:value-type="float" office:value="1243.64" calcext:value-type="float">
            <text:p>1243,64</text:p>
          </table:table-cell>
          <table:table-cell table:style-name="ce3" office:value-type="float" office:value="1245.97" calcext:value-type="float">
            <text:p>1245,97</text:p>
          </table:table-cell>
          <table:table-cell table:style-name="ce3" office:value-type="float" office:value="1241.65" calcext:value-type="float">
            <text:p>1241,65</text:p>
          </table:table-cell>
          <table:table-cell table:style-name="ce3" office:value-type="float" office:value="1258" calcext:value-type="float">
            <text:p>1258</text:p>
          </table:table-cell>
          <table:table-cell table:style-name="ce3" office:value-type="float" office:value="1294.88" calcext:value-type="float">
            <text:p>1294,88</text:p>
          </table:table-cell>
          <table:table-cell table:style-name="ce3" office:value-type="float" office:value="1303.02" calcext:value-type="float">
            <text:p>1303,02</text:p>
          </table:table-cell>
          <table:table-cell table:style-name="ce3" office:value-type="float" office:value="1303.51" calcext:value-type="float">
            <text:p>1303,51</text:p>
          </table:table-cell>
          <table:table-cell table:style-name="ce3" office:value-type="float" office:value="1305.28" calcext:value-type="float">
            <text:p>1305,28</text:p>
          </table:table-cell>
          <table:table-cell table:style-name="ce3" office:value-type="float" office:value="1304.47" calcext:value-type="float">
            <text:p>1304,47</text:p>
          </table:table-cell>
          <table:table-cell table:style-name="ce3" office:value-type="float" office:value="1305.44" calcext:value-type="float">
            <text:p>1305,44</text:p>
          </table:table-cell>
          <table:table-cell table:style-name="ce3" office:value-type="float" office:value="1310.41" calcext:value-type="float">
            <text:p>1310,41</text:p>
          </table:table-cell>
          <table:table-cell table:style-name="ce3" office:value-type="float" office:value="1312.42" calcext:value-type="float">
            <text:p>1312,42</text:p>
          </table:table-cell>
          <table:table-cell table:style-name="ce3" office:value-type="float" office:value="1319.73" calcext:value-type="float">
            <text:p>1319,73</text:p>
          </table:table-cell>
          <table:table-cell table:style-name="ce3" office:value-type="float" office:value="1321.74" calcext:value-type="float">
            <text:p>1321,74</text:p>
          </table:table-cell>
          <table:table-cell table:style-name="ce3" office:value-type="float" office:value="1326.45" calcext:value-type="float">
            <text:p>1326,45</text:p>
          </table:table-cell>
          <table:table-cell table:style-name="ce3" office:value-type="float" office:value="1327.05" calcext:value-type="float">
            <text:p>1327,05</text:p>
          </table:table-cell>
          <table:table-cell table:style-name="ce3" office:value-type="float" office:value="1331.61" calcext:value-type="float">
            <text:p>1331,61</text:p>
          </table:table-cell>
          <table:table-cell table:style-name="ce3" office:value-type="float" office:value="1334.34" calcext:value-type="float">
            <text:p>1334,34</text:p>
          </table:table-cell>
          <table:table-cell table:style-name="ce3" office:value-type="float" office:value="1345.25" calcext:value-type="float">
            <text:p>1345,25</text:p>
          </table:table-cell>
          <table:table-cell table:style-name="ce3" office:value-type="float" office:value="1368.21" calcext:value-type="float">
            <text:p>1368,21</text:p>
          </table:table-cell>
          <table:table-cell table:style-name="ce3" office:value-type="float" office:value="1397.3" calcext:value-type="float">
            <text:p>1397,3</text:p>
          </table:table-cell>
          <table:table-cell table:style-name="ce3" office:value-type="float" office:value="1418.17" calcext:value-type="float">
            <text:p>1418,17</text:p>
          </table:table-cell>
          <table:table-cell table:style-name="ce3" office:value-type="float" office:value="1422.41" calcext:value-type="float">
            <text:p>1422,41</text:p>
          </table:table-cell>
          <table:table-cell table:style-name="ce3" office:value-type="float" office:value="1429.11" calcext:value-type="float">
            <text:p>1429,11</text:p>
          </table:table-cell>
          <table:table-cell table:style-name="ce3" office:value-type="float" office:value="1434.43" calcext:value-type="float">
            <text:p>1434,43</text:p>
          </table:table-cell>
          <table:table-cell table:style-name="ce3" office:value-type="float" office:value="1446.64" calcext:value-type="float">
            <text:p>1446,64</text:p>
          </table:table-cell>
          <table:table-cell table:style-name="ce3" office:value-type="float" office:value="1464.41" calcext:value-type="float">
            <text:p>1464,41</text:p>
          </table:table-cell>
          <table:table-cell table:style-name="ce3" office:value-type="float" office:value="1519.87" calcext:value-type="float">
            <text:p>1519,87</text:p>
          </table:table-cell>
          <table:table-cell table:style-name="ce3" office:value-type="float" office:value="1538.2" calcext:value-type="float">
            <text:p>1538,2</text:p>
          </table:table-cell>
          <table:table-cell table:style-name="ce3" office:value-type="float" office:value="1555.75" calcext:value-type="float">
            <text:p>1555,75</text:p>
          </table:table-cell>
          <table:table-cell table:style-name="ce3" office:value-type="float" office:value="1558.31" calcext:value-type="float">
            <text:p>1558,31</text:p>
          </table:table-cell>
          <table:table-cell table:style-name="ce3" office:value-type="float" office:value="1571.09" calcext:value-type="float">
            <text:p>1571,09</text:p>
          </table:table-cell>
          <table:table-cell table:style-name="ce3" office:value-type="float" office:value="1586.24" calcext:value-type="float">
            <text:p>1586,24</text:p>
          </table:table-cell>
          <table:table-cell table:style-name="ce3" office:value-type="float" office:value="1589.12" calcext:value-type="float">
            <text:p>1589,12</text:p>
          </table:table-cell>
          <table:table-cell table:style-name="ce3" office:value-type="float" office:value="1604.96" calcext:value-type="float">
            <text:p>1604,96</text:p>
          </table:table-cell>
          <table:table-cell table:style-name="ce3" office:value-type="float" office:value="1614.21" calcext:value-type="float">
            <text:p>1614,21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Acre</text:p>
          </table:table-cell>
          <table:table-cell table:style-name="ce3" office:value-type="float" office:value="1204.86" calcext:value-type="float">
            <text:p>1204,86</text:p>
          </table:table-cell>
          <table:table-cell table:style-name="ce3" office:value-type="float" office:value="1202.94" calcext:value-type="float">
            <text:p>1202,94</text:p>
          </table:table-cell>
          <table:table-cell table:style-name="ce3" office:value-type="float" office:value="1207.27" calcext:value-type="float">
            <text:p>1207,27</text:p>
          </table:table-cell>
          <table:table-cell table:style-name="ce3" office:value-type="float" office:value="1206.84" calcext:value-type="float">
            <text:p>1206,84</text:p>
          </table:table-cell>
          <table:table-cell table:style-name="ce3" office:value-type="float" office:value="1203.26" calcext:value-type="float">
            <text:p>1203,26</text:p>
          </table:table-cell>
          <table:table-cell table:style-name="ce3" office:value-type="float" office:value="1239.05" calcext:value-type="float">
            <text:p>1239,05</text:p>
          </table:table-cell>
          <table:table-cell table:style-name="ce3" office:value-type="float" office:value="1235.84" calcext:value-type="float">
            <text:p>1235,84</text:p>
          </table:table-cell>
          <table:table-cell table:style-name="ce3" office:value-type="float" office:value="1240.45" calcext:value-type="float">
            <text:p>1240,45</text:p>
          </table:table-cell>
          <table:table-cell table:style-name="ce3" office:value-type="float" office:value="1245.87" calcext:value-type="float">
            <text:p>1245,87</text:p>
          </table:table-cell>
          <table:table-cell table:style-name="ce3" office:value-type="float" office:value="1251.5" calcext:value-type="float">
            <text:p>1251,5</text:p>
          </table:table-cell>
          <table:table-cell table:style-name="ce3" office:value-type="float" office:value="1253.29" calcext:value-type="float">
            <text:p>1253,29</text:p>
          </table:table-cell>
          <table:table-cell table:style-name="ce3" office:value-type="float" office:value="1256.77" calcext:value-type="float">
            <text:p>1256,77</text:p>
          </table:table-cell>
          <table:table-cell table:style-name="ce3" office:value-type="float" office:value="1256.96" calcext:value-type="float">
            <text:p>1256,96</text:p>
          </table:table-cell>
          <table:table-cell table:style-name="ce3" office:value-type="float" office:value="1255.34" calcext:value-type="float">
            <text:p>1255,34</text:p>
          </table:table-cell>
          <table:table-cell table:style-name="ce3" office:value-type="float" office:value="1256.73" calcext:value-type="float">
            <text:p>1256,73</text:p>
          </table:table-cell>
          <table:table-cell table:style-name="ce3" office:value-type="float" office:value="1259.22" calcext:value-type="float">
            <text:p>1259,22</text:p>
          </table:table-cell>
          <table:table-cell table:style-name="ce3" office:value-type="float" office:value="1256.94" calcext:value-type="float">
            <text:p>1256,94</text:p>
          </table:table-cell>
          <table:table-cell table:style-name="ce3" office:value-type="float" office:value="1256.17" calcext:value-type="float">
            <text:p>1256,17</text:p>
          </table:table-cell>
          <table:table-cell table:style-name="ce3" office:value-type="float" office:value="1279.39" calcext:value-type="float">
            <text:p>1279,39</text:p>
          </table:table-cell>
          <table:table-cell table:style-name="ce3" office:value-type="float" office:value="1279.87" calcext:value-type="float">
            <text:p>1279,87</text:p>
          </table:table-cell>
          <table:table-cell table:style-name="ce3" office:value-type="float" office:value="1287.04" calcext:value-type="float">
            <text:p>1287,04</text:p>
          </table:table-cell>
          <table:table-cell table:style-name="ce3" office:value-type="float" office:value="1299.08" calcext:value-type="float">
            <text:p>1299,08</text:p>
          </table:table-cell>
          <table:table-cell table:style-name="ce3" office:value-type="float" office:value="1309.29" calcext:value-type="float">
            <text:p>1309,29</text:p>
          </table:table-cell>
          <table:table-cell table:style-name="ce3" office:value-type="float" office:value="1317.71" calcext:value-type="float">
            <text:p>1317,71</text:p>
          </table:table-cell>
          <table:table-cell table:style-name="ce3" office:value-type="float" office:value="1316.05" calcext:value-type="float">
            <text:p>1316,05</text:p>
          </table:table-cell>
          <table:table-cell table:style-name="ce3" office:value-type="float" office:value="1320.43" calcext:value-type="float">
            <text:p>1320,43</text:p>
          </table:table-cell>
          <table:table-cell table:style-name="ce3" office:value-type="float" office:value="1324.67" calcext:value-type="float">
            <text:p>1324,67</text:p>
          </table:table-cell>
          <table:table-cell table:style-name="ce3" office:value-type="float" office:value="1324.96" calcext:value-type="float">
            <text:p>1324,96</text:p>
          </table:table-cell>
          <table:table-cell table:style-name="ce3" office:value-type="float" office:value="1331.95" calcext:value-type="float">
            <text:p>1331,95</text:p>
          </table:table-cell>
          <table:table-cell table:style-name="ce3" office:value-type="float" office:value="1355.9" calcext:value-type="float">
            <text:p>1355,9</text:p>
          </table:table-cell>
          <table:table-cell table:style-name="ce3" office:value-type="float" office:value="1353.43" calcext:value-type="float">
            <text:p>1353,43</text:p>
          </table:table-cell>
          <table:table-cell table:style-name="ce3" office:value-type="float" office:value="1359.62" calcext:value-type="float">
            <text:p>1359,62</text:p>
          </table:table-cell>
          <table:table-cell table:style-name="ce3" office:value-type="float" office:value="1362.8" calcext:value-type="float">
            <text:p>1362,8</text:p>
          </table:table-cell>
          <table:table-cell table:style-name="ce3" office:value-type="float" office:value="1363.86" calcext:value-type="float">
            <text:p>1363,86</text:p>
          </table:table-cell>
          <table:table-cell table:style-name="ce3" office:value-type="float" office:value="1368.37" calcext:value-type="float">
            <text:p>1368,37</text:p>
          </table:table-cell>
          <table:table-cell table:style-name="ce3" office:value-type="float" office:value="1375.76" calcext:value-type="float">
            <text:p>1375,76</text:p>
          </table:table-cell>
          <table:table-cell table:style-name="ce3" office:value-type="float" office:value="1380.42" calcext:value-type="float">
            <text:p>1380,42</text:p>
          </table:table-cell>
          <table:table-cell table:style-name="ce3" office:value-type="float" office:value="1382.97" calcext:value-type="float">
            <text:p>1382,97</text:p>
          </table:table-cell>
          <table:table-cell table:style-name="ce3" office:value-type="float" office:value="1384.26" calcext:value-type="float">
            <text:p>1384,26</text:p>
          </table:table-cell>
          <table:table-cell table:style-name="ce3" office:value-type="float" office:value="1383.86" calcext:value-type="float">
            <text:p>1383,86</text:p>
          </table:table-cell>
          <table:table-cell table:style-name="ce3" office:value-type="float" office:value="1389.54" calcext:value-type="float">
            <text:p>1389,54</text:p>
          </table:table-cell>
          <table:table-cell table:style-name="ce3" office:value-type="float" office:value="1390.04" calcext:value-type="float">
            <text:p>1390,04</text:p>
          </table:table-cell>
          <table:table-cell table:style-name="ce3" office:value-type="float" office:value="1402.15" calcext:value-type="float">
            <text:p>1402,15</text:p>
          </table:table-cell>
          <table:table-cell table:style-name="ce3" office:value-type="float" office:value="1409.73" calcext:value-type="float">
            <text:p>1409,73</text:p>
          </table:table-cell>
          <table:table-cell table:style-name="ce3" office:value-type="float" office:value="1436.26" calcext:value-type="float">
            <text:p>1436,26</text:p>
          </table:table-cell>
          <table:table-cell table:style-name="ce3" office:value-type="float" office:value="1450.14" calcext:value-type="float">
            <text:p>1450,14</text:p>
          </table:table-cell>
          <table:table-cell table:style-name="ce3" office:value-type="float" office:value="1471.16" calcext:value-type="float">
            <text:p>1471,16</text:p>
          </table:table-cell>
          <table:table-cell table:style-name="ce3" office:value-type="float" office:value="1486.14" calcext:value-type="float">
            <text:p>1486,14</text:p>
          </table:table-cell>
          <table:table-cell table:style-name="ce3" office:value-type="float" office:value="1501.82" calcext:value-type="float">
            <text:p>1501,82</text:p>
          </table:table-cell>
          <table:table-cell table:style-name="ce3" office:value-type="float" office:value="1507.31" calcext:value-type="float">
            <text:p>1507,31</text:p>
          </table:table-cell>
          <table:table-cell table:style-name="ce3" office:value-type="float" office:value="1512.94" calcext:value-type="float">
            <text:p>1512,94</text:p>
          </table:table-cell>
          <table:table-cell table:style-name="ce3" office:value-type="float" office:value="1521.82" calcext:value-type="float">
            <text:p>1521,82</text:p>
          </table:table-cell>
          <table:table-cell table:style-name="ce3" office:value-type="float" office:value="1533.73" calcext:value-type="float">
            <text:p>1533,73</text:p>
          </table:table-cell>
          <table:table-cell table:style-name="ce3" office:value-type="float" office:value="1558.09" calcext:value-type="float">
            <text:p>1558,09</text:p>
          </table:table-cell>
          <table:table-cell table:style-name="ce3" office:value-type="float" office:value="1594.68" calcext:value-type="float">
            <text:p>1594,68</text:p>
          </table:table-cell>
          <table:table-cell table:style-name="ce3" office:value-type="float" office:value="1609" calcext:value-type="float">
            <text:p>1609</text:p>
          </table:table-cell>
          <table:table-cell table:style-name="ce3" office:value-type="float" office:value="1635.76" calcext:value-type="float">
            <text:p>1635,76</text:p>
          </table:table-cell>
          <table:table-cell table:style-name="ce3" office:value-type="float" office:value="1662.08" calcext:value-type="float">
            <text:p>1662,08</text:p>
          </table:table-cell>
          <table:table-cell table:style-name="ce3" office:value-type="float" office:value="1687.49" calcext:value-type="float">
            <text:p>1687,49</text:p>
          </table:table-cell>
          <table:table-cell table:style-name="ce3" office:value-type="float" office:value="1705.02" calcext:value-type="float">
            <text:p>1705,02</text:p>
          </table:table-cell>
          <table:table-cell table:style-name="ce3" office:value-type="float" office:value="1722.58" calcext:value-type="float">
            <text:p>1722,58</text:p>
          </table:table-cell>
          <table:table-cell table:style-name="ce3" office:value-type="float" office:value="1726.07" calcext:value-type="float">
            <text:p>1726,07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Amazonas</text:p>
          </table:table-cell>
          <table:table-cell table:style-name="ce3" office:value-type="float" office:value="1092.31" calcext:value-type="float">
            <text:p>1092,31</text:p>
          </table:table-cell>
          <table:table-cell table:style-name="ce3" office:value-type="float" office:value="1093.29" calcext:value-type="float">
            <text:p>1093,29</text:p>
          </table:table-cell>
          <table:table-cell table:style-name="ce3" office:value-type="float" office:value="1097.99" calcext:value-type="float">
            <text:p>1097,99</text:p>
          </table:table-cell>
          <table:table-cell table:style-name="ce3" office:value-type="float" office:value="1101.95" calcext:value-type="float">
            <text:p>1101,95</text:p>
          </table:table-cell>
          <table:table-cell table:style-name="ce3" office:value-type="float" office:value="1100.31" calcext:value-type="float">
            <text:p>1100,31</text:p>
          </table:table-cell>
          <table:table-cell table:style-name="ce3" office:value-type="float" office:value="1101.91" calcext:value-type="float">
            <text:p>1101,91</text:p>
          </table:table-cell>
          <table:table-cell table:style-name="ce3" office:value-type="float" office:value="1100.03" calcext:value-type="float">
            <text:p>1100,03</text:p>
          </table:table-cell>
          <table:table-cell table:style-name="ce3" office:value-type="float" office:value="1098.58" calcext:value-type="float">
            <text:p>1098,58</text:p>
          </table:table-cell>
          <table:table-cell table:style-name="ce3" office:value-type="float" office:value="1098.27" calcext:value-type="float">
            <text:p>1098,27</text:p>
          </table:table-cell>
          <table:table-cell table:style-name="ce3" office:value-type="float" office:value="1102.04" calcext:value-type="float">
            <text:p>1102,04</text:p>
          </table:table-cell>
          <table:table-cell table:style-name="ce3" office:value-type="float" office:value="1104.33" calcext:value-type="float">
            <text:p>1104,33</text:p>
          </table:table-cell>
          <table:table-cell table:style-name="ce3" office:value-type="float" office:value="1102.84" calcext:value-type="float">
            <text:p>1102,84</text:p>
          </table:table-cell>
          <table:table-cell table:style-name="ce3" office:value-type="float" office:value="1105.4" calcext:value-type="float">
            <text:p>1105,4</text:p>
          </table:table-cell>
          <table:table-cell table:style-name="ce3" office:value-type="float" office:value="1105.38" calcext:value-type="float">
            <text:p>1105,38</text:p>
          </table:table-cell>
          <table:table-cell table:style-name="ce3" office:value-type="float" office:value="1103.49" calcext:value-type="float">
            <text:p>1103,49</text:p>
          </table:table-cell>
          <table:table-cell table:style-name="ce3" office:value-type="float" office:value="1105.66" calcext:value-type="float">
            <text:p>1105,66</text:p>
          </table:table-cell>
          <table:table-cell table:style-name="ce3" office:value-type="float" office:value="1108.96" calcext:value-type="float">
            <text:p>1108,96</text:p>
          </table:table-cell>
          <table:table-cell table:style-name="ce3" office:value-type="float" office:value="1107.77" calcext:value-type="float">
            <text:p>1107,77</text:p>
          </table:table-cell>
          <table:table-cell table:style-name="ce3" office:value-type="float" office:value="1112.09" calcext:value-type="float">
            <text:p>1112,09</text:p>
          </table:table-cell>
          <table:table-cell table:style-name="ce3" office:value-type="float" office:value="1116.25" calcext:value-type="float">
            <text:p>1116,25</text:p>
          </table:table-cell>
          <table:table-cell table:style-name="ce3" office:value-type="float" office:value="1147.15" calcext:value-type="float">
            <text:p>1147,15</text:p>
          </table:table-cell>
          <table:table-cell table:style-name="ce3" office:value-type="float" office:value="1151.84" calcext:value-type="float">
            <text:p>1151,84</text:p>
          </table:table-cell>
          <table:table-cell table:style-name="ce3" office:value-type="float" office:value="1156.63" calcext:value-type="float">
            <text:p>1156,63</text:p>
          </table:table-cell>
          <table:table-cell table:style-name="ce3" office:value-type="float" office:value="1159.52" calcext:value-type="float">
            <text:p>1159,52</text:p>
          </table:table-cell>
          <table:table-cell table:style-name="ce3" office:value-type="float" office:value="1160.09" calcext:value-type="float">
            <text:p>1160,09</text:p>
          </table:table-cell>
          <table:table-cell table:style-name="ce3" office:value-type="float" office:value="1161.23" calcext:value-type="float">
            <text:p>1161,23</text:p>
          </table:table-cell>
          <table:table-cell table:style-name="ce3" office:value-type="float" office:value="1165.8" calcext:value-type="float">
            <text:p>1165,8</text:p>
          </table:table-cell>
          <table:table-cell table:style-name="ce3" office:value-type="float" office:value="1172.35" calcext:value-type="float">
            <text:p>1172,35</text:p>
          </table:table-cell>
          <table:table-cell table:style-name="ce3" office:value-type="float" office:value="1175.9" calcext:value-type="float">
            <text:p>1175,9</text:p>
          </table:table-cell>
          <table:table-cell table:style-name="ce3" office:value-type="float" office:value="1181.1" calcext:value-type="float">
            <text:p>1181,1</text:p>
          </table:table-cell>
          <table:table-cell table:style-name="ce3" office:value-type="float" office:value="1175.18" calcext:value-type="float">
            <text:p>1175,18</text:p>
          </table:table-cell>
          <table:table-cell table:style-name="ce3" office:value-type="float" office:value="1178.41" calcext:value-type="float">
            <text:p>1178,41</text:p>
          </table:table-cell>
          <table:table-cell table:style-name="ce3" office:value-type="float" office:value="1219.76" calcext:value-type="float">
            <text:p>1219,76</text:p>
          </table:table-cell>
          <table:table-cell table:style-name="ce3" office:value-type="float" office:value="1222.89" calcext:value-type="float">
            <text:p>1222,89</text:p>
          </table:table-cell>
          <table:table-cell table:style-name="ce3" office:value-type="float" office:value="1220.35" calcext:value-type="float">
            <text:p>1220,35</text:p>
          </table:table-cell>
          <table:table-cell table:style-name="ce3" office:value-type="float" office:value="1223.79" calcext:value-type="float">
            <text:p>1223,79</text:p>
          </table:table-cell>
          <table:table-cell table:style-name="ce3" office:value-type="float" office:value="1224.4" calcext:value-type="float">
            <text:p>1224,4</text:p>
          </table:table-cell>
          <table:table-cell table:style-name="ce3" office:value-type="float" office:value="1223.6" calcext:value-type="float">
            <text:p>1223,6</text:p>
          </table:table-cell>
          <table:table-cell table:style-name="ce3" office:value-type="float" office:value="1225.77" calcext:value-type="float">
            <text:p>1225,77</text:p>
          </table:table-cell>
          <table:table-cell table:style-name="ce3" office:value-type="float" office:value="1226.14" calcext:value-type="float">
            <text:p>1226,14</text:p>
          </table:table-cell>
          <table:table-cell table:style-name="ce3" office:value-type="float" office:value="1226.68" calcext:value-type="float">
            <text:p>1226,68</text:p>
          </table:table-cell>
          <table:table-cell table:style-name="ce3" office:value-type="float" office:value="1231.24" calcext:value-type="float">
            <text:p>1231,24</text:p>
          </table:table-cell>
          <table:table-cell table:style-name="ce3" office:value-type="float" office:value="1236.93" calcext:value-type="float">
            <text:p>1236,93</text:p>
          </table:table-cell>
          <table:table-cell table:style-name="ce3" office:value-type="float" office:value="1256.48" calcext:value-type="float">
            <text:p>1256,48</text:p>
          </table:table-cell>
          <table:table-cell table:style-name="ce3" office:value-type="float" office:value="1270.74" calcext:value-type="float">
            <text:p>1270,74</text:p>
          </table:table-cell>
          <table:table-cell table:style-name="ce3" office:value-type="float" office:value="1303.33" calcext:value-type="float">
            <text:p>1303,33</text:p>
          </table:table-cell>
          <table:table-cell table:style-name="ce3" office:value-type="float" office:value="1331.61" calcext:value-type="float">
            <text:p>1331,61</text:p>
          </table:table-cell>
          <table:table-cell table:style-name="ce3" office:value-type="float" office:value="1347.68" calcext:value-type="float">
            <text:p>1347,68</text:p>
          </table:table-cell>
          <table:table-cell table:style-name="ce3" office:value-type="float" office:value="1358.63" calcext:value-type="float">
            <text:p>1358,63</text:p>
          </table:table-cell>
          <table:table-cell table:style-name="ce3" office:value-type="float" office:value="1369.99" calcext:value-type="float">
            <text:p>1369,99</text:p>
          </table:table-cell>
          <table:table-cell table:style-name="ce3" office:value-type="float" office:value="1381" calcext:value-type="float">
            <text:p>1381</text:p>
          </table:table-cell>
          <table:table-cell table:style-name="ce3" office:value-type="float" office:value="1396.7" calcext:value-type="float">
            <text:p>1396,7</text:p>
          </table:table-cell>
          <table:table-cell table:style-name="ce3" office:value-type="float" office:value="1408.16" calcext:value-type="float">
            <text:p>1408,16</text:p>
          </table:table-cell>
          <table:table-cell table:style-name="ce3" office:value-type="float" office:value="1429.09" calcext:value-type="float">
            <text:p>1429,09</text:p>
          </table:table-cell>
          <table:table-cell table:style-name="ce3" office:value-type="float" office:value="1439.54" calcext:value-type="float">
            <text:p>1439,54</text:p>
          </table:table-cell>
          <table:table-cell table:style-name="ce3" office:value-type="float" office:value="1453.81" calcext:value-type="float">
            <text:p>1453,81</text:p>
          </table:table-cell>
          <table:table-cell table:style-name="ce3" office:value-type="float" office:value="1502.34" calcext:value-type="float">
            <text:p>1502,34</text:p>
          </table:table-cell>
          <table:table-cell table:style-name="ce3" office:value-type="float" office:value="1512.88" calcext:value-type="float">
            <text:p>1512,88</text:p>
          </table:table-cell>
          <table:table-cell table:style-name="ce3" office:value-type="float" office:value="1526.6" calcext:value-type="float">
            <text:p>1526,6</text:p>
          </table:table-cell>
          <table:table-cell table:style-name="ce3" office:value-type="float" office:value="1542.51" calcext:value-type="float">
            <text:p>1542,51</text:p>
          </table:table-cell>
          <table:table-cell table:style-name="ce3" office:value-type="float" office:value="1560.89" calcext:value-type="float">
            <text:p>1560,89</text:p>
          </table:table-cell>
          <table:table-cell table:style-name="ce3" office:value-type="float" office:value="1565.99" calcext:value-type="float">
            <text:p>1565,99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Roraima</text:p>
          </table:table-cell>
          <table:table-cell table:style-name="ce3" office:value-type="float" office:value="1173.59" calcext:value-type="float">
            <text:p>1173,59</text:p>
          </table:table-cell>
          <table:table-cell table:style-name="ce3" office:value-type="float" office:value="1171.5" calcext:value-type="float">
            <text:p>1171,5</text:p>
          </table:table-cell>
          <table:table-cell table:style-name="ce3" office:value-type="float" office:value="1175.65" calcext:value-type="float">
            <text:p>1175,65</text:p>
          </table:table-cell>
          <table:table-cell table:style-name="ce3" office:value-type="float" office:value="1177.23" calcext:value-type="float">
            <text:p>1177,23</text:p>
          </table:table-cell>
          <table:table-cell table:style-name="ce3" office:value-type="float" office:value="1177.75" calcext:value-type="float">
            <text:p>1177,75</text:p>
          </table:table-cell>
          <table:table-cell table:style-name="ce3" office:value-type="float" office:value="1178" calcext:value-type="float">
            <text:p>1178</text:p>
          </table:table-cell>
          <table:table-cell table:style-name="ce3" office:value-type="float" office:value="1178.7" calcext:value-type="float">
            <text:p>1178,7</text:p>
          </table:table-cell>
          <table:table-cell table:style-name="ce3" office:value-type="float" office:value="1177.03" calcext:value-type="float">
            <text:p>1177,03</text:p>
          </table:table-cell>
          <table:table-cell table:style-name="ce3" office:value-type="float" office:value="1178.24" calcext:value-type="float">
            <text:p>1178,24</text:p>
          </table:table-cell>
          <table:table-cell table:style-name="ce3" office:value-type="float" office:value="1195.42" calcext:value-type="float">
            <text:p>1195,42</text:p>
          </table:table-cell>
          <table:table-cell table:style-name="ce3" office:value-type="float" office:value="1197.52" calcext:value-type="float">
            <text:p>1197,52</text:p>
          </table:table-cell>
          <table:table-cell table:style-name="ce3" office:value-type="float" office:value="1196.97" calcext:value-type="float">
            <text:p>1196,97</text:p>
          </table:table-cell>
          <table:table-cell table:style-name="ce3" office:value-type="float" office:value="1198.16" calcext:value-type="float">
            <text:p>1198,16</text:p>
          </table:table-cell>
          <table:table-cell table:style-name="ce3" office:value-type="float" office:value="1200.03" calcext:value-type="float">
            <text:p>1200,03</text:p>
          </table:table-cell>
          <table:table-cell table:style-name="ce3" office:value-type="float" office:value="1199.48" calcext:value-type="float">
            <text:p>1199,48</text:p>
          </table:table-cell>
          <table:table-cell table:style-name="ce3" office:value-type="float" office:value="1203.18" calcext:value-type="float">
            <text:p>1203,18</text:p>
          </table:table-cell>
          <table:table-cell table:style-name="ce3" office:value-type="float" office:value="1211.02" calcext:value-type="float">
            <text:p>1211,02</text:p>
          </table:table-cell>
          <table:table-cell table:style-name="ce3" office:value-type="float" office:value="1216.64" calcext:value-type="float">
            <text:p>1216,64</text:p>
          </table:table-cell>
          <table:table-cell table:style-name="ce3" office:value-type="float" office:value="1219.06" calcext:value-type="float">
            <text:p>1219,06</text:p>
          </table:table-cell>
          <table:table-cell table:style-name="ce3" office:value-type="float" office:value="1222.29" calcext:value-type="float">
            <text:p>1222,29</text:p>
          </table:table-cell>
          <table:table-cell table:style-name="ce3" office:value-type="float" office:value="1225.65" calcext:value-type="float">
            <text:p>1225,65</text:p>
          </table:table-cell>
          <table:table-cell table:style-name="ce3" office:value-type="float" office:value="1238.97" calcext:value-type="float">
            <text:p>1238,97</text:p>
          </table:table-cell>
          <table:table-cell table:style-name="ce3" office:value-type="float" office:value="1256.86" calcext:value-type="float">
            <text:p>1256,86</text:p>
          </table:table-cell>
          <table:table-cell table:style-name="ce3" office:value-type="float" office:value="1263.76" calcext:value-type="float">
            <text:p>1263,76</text:p>
          </table:table-cell>
          <table:table-cell table:style-name="ce3" office:value-type="float" office:value="1265.46" calcext:value-type="float">
            <text:p>1265,46</text:p>
          </table:table-cell>
          <table:table-cell table:style-name="ce3" office:value-type="float" office:value="1266.08" calcext:value-type="float">
            <text:p>1266,08</text:p>
          </table:table-cell>
          <table:table-cell table:style-name="ce3" office:value-type="float" office:value="1274.84" calcext:value-type="float">
            <text:p>1274,84</text:p>
          </table:table-cell>
          <table:table-cell table:style-name="ce3" office:value-type="float" office:value="1273.4" calcext:value-type="float">
            <text:p>1273,4</text:p>
          </table:table-cell>
          <table:table-cell table:style-name="ce3" office:value-type="float" office:value="1278.36" calcext:value-type="float">
            <text:p>1278,36</text:p>
          </table:table-cell>
          <table:table-cell table:style-name="ce3" office:value-type="float" office:value="1287.39" calcext:value-type="float">
            <text:p>1287,39</text:p>
          </table:table-cell>
          <table:table-cell table:style-name="ce3" office:value-type="float" office:value="1292.86" calcext:value-type="float">
            <text:p>1292,86</text:p>
          </table:table-cell>
          <table:table-cell table:style-name="ce3" office:value-type="float" office:value="1294.57" calcext:value-type="float">
            <text:p>1294,57</text:p>
          </table:table-cell>
          <table:table-cell table:style-name="ce3" office:value-type="float" office:value="1292.51" calcext:value-type="float">
            <text:p>1292,51</text:p>
          </table:table-cell>
          <table:table-cell table:style-name="ce3" office:value-type="float" office:value="1311.16" calcext:value-type="float">
            <text:p>1311,16</text:p>
          </table:table-cell>
          <table:table-cell table:style-name="ce3" office:value-type="float" office:value="1312.02" calcext:value-type="float">
            <text:p>1312,02</text:p>
          </table:table-cell>
          <table:table-cell table:style-name="ce3" office:value-type="float" office:value="1315.54" calcext:value-type="float">
            <text:p>1315,54</text:p>
          </table:table-cell>
          <table:table-cell table:style-name="ce3" office:value-type="float" office:value="1321.1" calcext:value-type="float">
            <text:p>1321,1</text:p>
          </table:table-cell>
          <table:table-cell table:style-name="ce3" office:value-type="float" office:value="1319.79" calcext:value-type="float">
            <text:p>1319,79</text:p>
          </table:table-cell>
          <table:table-cell table:style-name="ce3" office:value-type="float" office:value="1317.85" calcext:value-type="float">
            <text:p>1317,85</text:p>
          </table:table-cell>
          <table:table-cell table:style-name="ce3" office:value-type="float" office:value="1316.67" calcext:value-type="float">
            <text:p>1316,67</text:p>
          </table:table-cell>
          <table:table-cell table:style-name="ce3" office:value-type="float" office:value="1323.4" calcext:value-type="float">
            <text:p>1323,4</text:p>
          </table:table-cell>
          <table:table-cell table:style-name="ce3" office:value-type="float" office:value="1325.04" calcext:value-type="float">
            <text:p>1325,04</text:p>
          </table:table-cell>
          <table:table-cell table:style-name="ce3" office:value-type="float" office:value="1325.91" calcext:value-type="float">
            <text:p>1325,91</text:p>
          </table:table-cell>
          <table:table-cell table:style-name="ce3" office:value-type="float" office:value="1331.79" calcext:value-type="float">
            <text:p>1331,79</text:p>
          </table:table-cell>
          <table:table-cell table:style-name="ce3" office:value-type="float" office:value="1354.92" calcext:value-type="float">
            <text:p>1354,92</text:p>
          </table:table-cell>
          <table:table-cell table:style-name="ce3" office:value-type="float" office:value="1368" calcext:value-type="float">
            <text:p>1368</text:p>
          </table:table-cell>
          <table:table-cell table:style-name="ce3" office:value-type="float" office:value="1388.01" calcext:value-type="float">
            <text:p>1388,01</text:p>
          </table:table-cell>
          <table:table-cell table:style-name="ce3" office:value-type="float" office:value="1432.22" calcext:value-type="float">
            <text:p>1432,22</text:p>
          </table:table-cell>
          <table:table-cell table:style-name="ce3" office:value-type="float" office:value="1452.22" calcext:value-type="float">
            <text:p>1452,22</text:p>
          </table:table-cell>
          <table:table-cell table:style-name="ce3" office:value-type="float" office:value="1464.01" calcext:value-type="float">
            <text:p>1464,01</text:p>
          </table:table-cell>
          <table:table-cell table:style-name="ce3" office:value-type="float" office:value="1471.59" calcext:value-type="float">
            <text:p>1471,59</text:p>
          </table:table-cell>
          <table:table-cell table:style-name="ce3" office:value-type="float" office:value="1495.81" calcext:value-type="float">
            <text:p>1495,81</text:p>
          </table:table-cell>
          <table:table-cell table:style-name="ce3" office:value-type="float" office:value="1507.25" calcext:value-type="float">
            <text:p>1507,25</text:p>
          </table:table-cell>
          <table:table-cell table:style-name="ce3" office:value-type="float" office:value="1516.56" calcext:value-type="float">
            <text:p>1516,56</text:p>
          </table:table-cell>
          <table:table-cell table:style-name="ce3" office:value-type="float" office:value="1540.67" calcext:value-type="float">
            <text:p>1540,67</text:p>
          </table:table-cell>
          <table:table-cell table:style-name="ce3" office:value-type="float" office:value="1546.49" calcext:value-type="float">
            <text:p>1546,49</text:p>
          </table:table-cell>
          <table:table-cell table:style-name="ce3" office:value-type="float" office:value="1563.13" calcext:value-type="float">
            <text:p>1563,13</text:p>
          </table:table-cell>
          <table:table-cell table:style-name="ce3" office:value-type="float" office:value="1585.38" calcext:value-type="float">
            <text:p>1585,38</text:p>
          </table:table-cell>
          <table:table-cell table:style-name="ce3" office:value-type="float" office:value="1663.43" calcext:value-type="float">
            <text:p>1663,43</text:p>
          </table:table-cell>
          <table:table-cell table:style-name="ce3" office:value-type="float" office:value="1673.16" calcext:value-type="float">
            <text:p>1673,16</text:p>
          </table:table-cell>
          <table:table-cell table:style-name="ce3" office:value-type="float" office:value="1680.25" calcext:value-type="float">
            <text:p>1680,25</text:p>
          </table:table-cell>
          <table:table-cell table:style-name="ce3" office:value-type="float" office:value="1687.26" calcext:value-type="float">
            <text:p>1687,26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Pará</text:p>
          </table:table-cell>
          <table:table-cell table:style-name="ce3" office:value-type="float" office:value="1111.79" calcext:value-type="float">
            <text:p>1111,79</text:p>
          </table:table-cell>
          <table:table-cell table:style-name="ce3" office:value-type="float" office:value="1113.6" calcext:value-type="float">
            <text:p>1113,6</text:p>
          </table:table-cell>
          <table:table-cell table:style-name="ce3" office:value-type="float" office:value="1110.68" calcext:value-type="float">
            <text:p>1110,68</text:p>
          </table:table-cell>
          <table:table-cell table:style-name="ce3" office:value-type="float" office:value="1109.32" calcext:value-type="float">
            <text:p>1109,32</text:p>
          </table:table-cell>
          <table:table-cell table:style-name="ce3" office:value-type="float" office:value="1106.76" calcext:value-type="float">
            <text:p>1106,76</text:p>
          </table:table-cell>
          <table:table-cell table:style-name="ce3" office:value-type="float" office:value="1106.37" calcext:value-type="float">
            <text:p>1106,37</text:p>
          </table:table-cell>
          <table:table-cell table:style-name="ce3" office:value-type="float" office:value="1102.06" calcext:value-type="float">
            <text:p>1102,06</text:p>
          </table:table-cell>
          <table:table-cell table:style-name="ce3" office:value-type="float" office:value="1100.01" calcext:value-type="float">
            <text:p>1100,01</text:p>
          </table:table-cell>
          <table:table-cell table:style-name="ce3" office:value-type="float" office:value="1117.26" calcext:value-type="float">
            <text:p>1117,26</text:p>
          </table:table-cell>
          <table:table-cell table:style-name="ce3" office:value-type="float" office:value="1117.33" calcext:value-type="float">
            <text:p>1117,33</text:p>
          </table:table-cell>
          <table:table-cell table:style-name="ce3" office:value-type="float" office:value="1122.23" calcext:value-type="float">
            <text:p>1122,23</text:p>
          </table:table-cell>
          <table:table-cell table:style-name="ce3" office:value-type="float" office:value="1121.55" calcext:value-type="float">
            <text:p>1121,55</text:p>
          </table:table-cell>
          <table:table-cell table:style-name="ce3" office:value-type="float" office:value="1121.56" calcext:value-type="float">
            <text:p>1121,56</text:p>
          </table:table-cell>
          <table:table-cell table:style-name="ce3" office:value-type="float" office:value="1125.14" calcext:value-type="float">
            <text:p>1125,14</text:p>
          </table:table-cell>
          <table:table-cell table:style-name="ce3" office:value-type="float" office:value="1126.99" calcext:value-type="float">
            <text:p>1126,99</text:p>
          </table:table-cell>
          <table:table-cell table:style-name="ce3" office:value-type="float" office:value="1126.15" calcext:value-type="float">
            <text:p>1126,15</text:p>
          </table:table-cell>
          <table:table-cell table:style-name="ce3" office:value-type="float" office:value="1130.59" calcext:value-type="float">
            <text:p>1130,59</text:p>
          </table:table-cell>
          <table:table-cell table:style-name="ce3" office:value-type="float" office:value="1134.17" calcext:value-type="float">
            <text:p>1134,17</text:p>
          </table:table-cell>
          <table:table-cell table:style-name="ce3" office:value-type="float" office:value="1137.56" calcext:value-type="float">
            <text:p>1137,56</text:p>
          </table:table-cell>
          <table:table-cell table:style-name="ce3" office:value-type="float" office:value="1141.83" calcext:value-type="float">
            <text:p>1141,83</text:p>
          </table:table-cell>
          <table:table-cell table:style-name="ce3" office:value-type="float" office:value="1143.32" calcext:value-type="float">
            <text:p>1143,32</text:p>
          </table:table-cell>
          <table:table-cell table:style-name="ce3" office:value-type="float" office:value="1178.1" calcext:value-type="float">
            <text:p>1178,1</text:p>
          </table:table-cell>
          <table:table-cell table:style-name="ce3" office:value-type="float" office:value="1182.62" calcext:value-type="float">
            <text:p>1182,62</text:p>
          </table:table-cell>
          <table:table-cell table:style-name="ce3" office:value-type="float" office:value="1187.95" calcext:value-type="float">
            <text:p>1187,95</text:p>
          </table:table-cell>
          <table:table-cell table:style-name="ce3" office:value-type="float" office:value="1189.63" calcext:value-type="float">
            <text:p>1189,63</text:p>
          </table:table-cell>
          <table:table-cell table:style-name="ce3" office:value-type="float" office:value="1190.76" calcext:value-type="float">
            <text:p>1190,76</text:p>
          </table:table-cell>
          <table:table-cell table:style-name="ce3" office:value-type="float" office:value="1196.93" calcext:value-type="float">
            <text:p>1196,93</text:p>
          </table:table-cell>
          <table:table-cell table:style-name="ce3" office:value-type="float" office:value="1204.49" calcext:value-type="float">
            <text:p>1204,49</text:p>
          </table:table-cell>
          <table:table-cell table:style-name="ce3" office:value-type="float" office:value="1206.39" calcext:value-type="float">
            <text:p>1206,39</text:p>
          </table:table-cell>
          <table:table-cell table:style-name="ce3" office:value-type="float" office:value="1209.81" calcext:value-type="float">
            <text:p>1209,81</text:p>
          </table:table-cell>
          <table:table-cell table:style-name="ce3" office:value-type="float" office:value="1211.47" calcext:value-type="float">
            <text:p>1211,47</text:p>
          </table:table-cell>
          <table:table-cell table:style-name="ce3" office:value-type="float" office:value="1211.55" calcext:value-type="float">
            <text:p>1211,55</text:p>
          </table:table-cell>
          <table:table-cell table:style-name="ce3" office:value-type="float" office:value="1210.71" calcext:value-type="float">
            <text:p>1210,71</text:p>
          </table:table-cell>
          <table:table-cell table:style-name="ce3" office:value-type="float" office:value="1235.25" calcext:value-type="float">
            <text:p>1235,25</text:p>
          </table:table-cell>
          <table:table-cell table:style-name="ce3" office:value-type="float" office:value="1231.74" calcext:value-type="float">
            <text:p>1231,74</text:p>
          </table:table-cell>
          <table:table-cell table:style-name="ce3" office:value-type="float" office:value="1232.41" calcext:value-type="float">
            <text:p>1232,41</text:p>
          </table:table-cell>
          <table:table-cell table:style-name="ce3" office:value-type="float" office:value="1240.99" calcext:value-type="float">
            <text:p>1240,99</text:p>
          </table:table-cell>
          <table:table-cell table:style-name="ce3" office:value-type="float" office:value="1241.21" calcext:value-type="float">
            <text:p>1241,21</text:p>
          </table:table-cell>
          <table:table-cell table:style-name="ce3" office:value-type="float" office:value="1242.33" calcext:value-type="float">
            <text:p>1242,33</text:p>
          </table:table-cell>
          <table:table-cell table:style-name="ce3" office:value-type="float" office:value="1238.67" calcext:value-type="float">
            <text:p>1238,67</text:p>
          </table:table-cell>
          <table:table-cell table:style-name="ce3" office:value-type="float" office:value="1238.17" calcext:value-type="float">
            <text:p>1238,17</text:p>
          </table:table-cell>
          <table:table-cell table:style-name="ce3" office:value-type="float" office:value="1242.5" calcext:value-type="float">
            <text:p>1242,5</text:p>
          </table:table-cell>
          <table:table-cell table:style-name="ce3" office:value-type="float" office:value="1243.47" calcext:value-type="float">
            <text:p>1243,47</text:p>
          </table:table-cell>
          <table:table-cell table:style-name="ce3" office:value-type="float" office:value="1250.88" calcext:value-type="float">
            <text:p>1250,88</text:p>
          </table:table-cell>
          <table:table-cell table:style-name="ce3" office:value-type="float" office:value="1281.34" calcext:value-type="float">
            <text:p>1281,34</text:p>
          </table:table-cell>
          <table:table-cell table:style-name="ce3" office:value-type="float" office:value="1304.04" calcext:value-type="float">
            <text:p>1304,04</text:p>
          </table:table-cell>
          <table:table-cell table:style-name="ce3" office:value-type="float" office:value="1327.78" calcext:value-type="float">
            <text:p>1327,78</text:p>
          </table:table-cell>
          <table:table-cell table:style-name="ce3" office:value-type="float" office:value="1351.98" calcext:value-type="float">
            <text:p>1351,98</text:p>
          </table:table-cell>
          <table:table-cell table:style-name="ce3" office:value-type="float" office:value="1374.09" calcext:value-type="float">
            <text:p>1374,09</text:p>
          </table:table-cell>
          <table:table-cell table:style-name="ce3" office:value-type="float" office:value="1386.34" calcext:value-type="float">
            <text:p>1386,34</text:p>
          </table:table-cell>
          <table:table-cell table:style-name="ce3" office:value-type="float" office:value="1403.25" calcext:value-type="float">
            <text:p>1403,25</text:p>
          </table:table-cell>
          <table:table-cell table:style-name="ce3" office:value-type="float" office:value="1430.25" calcext:value-type="float">
            <text:p>1430,25</text:p>
          </table:table-cell>
          <table:table-cell table:style-name="ce3" office:value-type="float" office:value="1448.94" calcext:value-type="float">
            <text:p>1448,94</text:p>
          </table:table-cell>
          <table:table-cell table:style-name="ce3" office:value-type="float" office:value="1456.12" calcext:value-type="float">
            <text:p>1456,12</text:p>
          </table:table-cell>
          <table:table-cell table:style-name="ce3" office:value-type="float" office:value="1471.82" calcext:value-type="float">
            <text:p>1471,82</text:p>
          </table:table-cell>
          <table:table-cell table:style-name="ce3" office:value-type="float" office:value="1483.98" calcext:value-type="float">
            <text:p>1483,98</text:p>
          </table:table-cell>
          <table:table-cell table:style-name="ce3" office:value-type="float" office:value="1507.3" calcext:value-type="float">
            <text:p>1507,3</text:p>
          </table:table-cell>
          <table:table-cell table:style-name="ce3" office:value-type="float" office:value="1580.88" calcext:value-type="float">
            <text:p>1580,88</text:p>
          </table:table-cell>
          <table:table-cell table:style-name="ce3" office:value-type="float" office:value="1599.68" calcext:value-type="float">
            <text:p>1599,68</text:p>
          </table:table-cell>
          <table:table-cell table:style-name="ce3" office:value-type="float" office:value="1607.85" calcext:value-type="float">
            <text:p>1607,85</text:p>
          </table:table-cell>
          <table:table-cell table:style-name="ce3" office:value-type="float" office:value="1623.4" calcext:value-type="float">
            <text:p>1623,4</text:p>
          </table:table-cell>
          <table:table-cell table:style-name="ce3" office:value-type="float" office:value="1630.33" calcext:value-type="float">
            <text:p>1630,33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Amapá</text:p>
          </table:table-cell>
          <table:table-cell table:style-name="ce3" office:value-type="float" office:value="1120.39" calcext:value-type="float">
            <text:p>1120,39</text:p>
          </table:table-cell>
          <table:table-cell table:style-name="ce3" office:value-type="float" office:value="1122.89" calcext:value-type="float">
            <text:p>1122,89</text:p>
          </table:table-cell>
          <table:table-cell table:style-name="ce3" office:value-type="float" office:value="1123.03" calcext:value-type="float">
            <text:p>1123,03</text:p>
          </table:table-cell>
          <table:table-cell table:style-name="ce3" office:value-type="float" office:value="1122.21" calcext:value-type="float">
            <text:p>1122,21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124.22" calcext:value-type="float">
            <text:p>1124,22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1121.33" calcext:value-type="float">
            <text:p>1121,33</text:p>
          </table:table-cell>
          <table:table-cell table:style-name="ce3" office:value-type="float" office:value="1120.61" calcext:value-type="float">
            <text:p>1120,61</text:p>
          </table:table-cell>
          <table:table-cell table:style-name="ce3" office:value-type="float" office:value="1124.13" calcext:value-type="float">
            <text:p>1124,13</text:p>
          </table:table-cell>
          <table:table-cell table:style-name="ce3" office:value-type="float" office:value="1125.28" calcext:value-type="float">
            <text:p>1125,28</text:p>
          </table:table-cell>
          <table:table-cell table:style-name="ce3" office:value-type="float" office:value="1125.74" calcext:value-type="float">
            <text:p>1125,74</text:p>
          </table:table-cell>
          <table:table-cell table:style-name="ce3" office:value-type="float" office:value="1134.37" calcext:value-type="float">
            <text:p>1134,37</text:p>
          </table:table-cell>
          <table:table-cell table:style-name="ce3" office:value-type="float" office:value="1135.9" calcext:value-type="float">
            <text:p>1135,9</text:p>
          </table:table-cell>
          <table:table-cell table:style-name="ce3" office:value-type="float" office:value="1124.33" calcext:value-type="float">
            <text:p>1124,33</text:p>
          </table:table-cell>
          <table:table-cell table:style-name="ce3" office:value-type="float" office:value="1124.71" calcext:value-type="float">
            <text:p>1124,71</text:p>
          </table:table-cell>
          <table:table-cell table:style-name="ce3" office:value-type="float" office:value="1124.72" calcext:value-type="float">
            <text:p>1124,72</text:p>
          </table:table-cell>
          <table:table-cell table:style-name="ce3" office:value-type="float" office:value="1135.73" calcext:value-type="float">
            <text:p>1135,73</text:p>
          </table:table-cell>
          <table:table-cell table:style-name="ce3" office:value-type="float" office:value="1139.17" calcext:value-type="float">
            <text:p>1139,17</text:p>
          </table:table-cell>
          <table:table-cell table:style-name="ce3" office:value-type="float" office:value="1141.91" calcext:value-type="float">
            <text:p>1141,91</text:p>
          </table:table-cell>
          <table:table-cell table:style-name="ce3" office:value-type="float" office:value="1143.73" calcext:value-type="float">
            <text:p>1143,73</text:p>
          </table:table-cell>
          <table:table-cell table:style-name="ce3" office:value-type="float" office:value="1155.66" calcext:value-type="float">
            <text:p>1155,66</text:p>
          </table:table-cell>
          <table:table-cell table:style-name="ce3" office:value-type="float" office:value="1159.55" calcext:value-type="float">
            <text:p>1159,55</text:p>
          </table:table-cell>
          <table:table-cell table:style-name="ce3" office:value-type="float" office:value="1161.26" calcext:value-type="float">
            <text:p>1161,26</text:p>
          </table:table-cell>
          <table:table-cell table:style-name="ce3" office:value-type="float" office:value="1158.69" calcext:value-type="float">
            <text:p>1158,69</text:p>
          </table:table-cell>
          <table:table-cell table:style-name="ce3" office:value-type="float" office:value="1158.64" calcext:value-type="float">
            <text:p>1158,64</text:p>
          </table:table-cell>
          <table:table-cell table:style-name="ce3" office:value-type="float" office:value="1159.46" calcext:value-type="float">
            <text:p>1159,46</text:p>
          </table:table-cell>
          <table:table-cell table:style-name="ce3" office:value-type="float" office:value="1182.72" calcext:value-type="float">
            <text:p>1182,72</text:p>
          </table:table-cell>
          <table:table-cell table:style-name="ce3" office:value-type="float" office:value="1187.78" calcext:value-type="float">
            <text:p>1187,78</text:p>
          </table:table-cell>
          <table:table-cell table:style-name="ce3" office:value-type="float" office:value="1193.6" calcext:value-type="float">
            <text:p>1193,6</text:p>
          </table:table-cell>
          <table:table-cell table:style-name="ce3" office:value-type="float" office:value="1195.72" calcext:value-type="float">
            <text:p>1195,72</text:p>
          </table:table-cell>
          <table:table-cell table:style-name="ce3" office:value-type="float" office:value="1191.72" calcext:value-type="float">
            <text:p>1191,72</text:p>
          </table:table-cell>
          <table:table-cell table:style-name="ce3" office:value-type="float" office:value="1190.41" calcext:value-type="float">
            <text:p>1190,41</text:p>
          </table:table-cell>
          <table:table-cell table:style-name="ce3" office:value-type="float" office:value="1197.07" calcext:value-type="float">
            <text:p>1197,07</text:p>
          </table:table-cell>
          <table:table-cell table:style-name="ce3" office:value-type="float" office:value="1205.81" calcext:value-type="float">
            <text:p>1205,81</text:p>
          </table:table-cell>
          <table:table-cell table:style-name="ce3" office:value-type="float" office:value="1208.02" calcext:value-type="float">
            <text:p>1208,02</text:p>
          </table:table-cell>
          <table:table-cell table:style-name="ce3" office:value-type="float" office:value="1214.55" calcext:value-type="float">
            <text:p>1214,55</text:p>
          </table:table-cell>
          <table:table-cell table:style-name="ce3" office:value-type="float" office:value="1213.33" calcext:value-type="float">
            <text:p>1213,33</text:p>
          </table:table-cell>
          <table:table-cell table:style-name="ce3" office:value-type="float" office:value="1245.67" calcext:value-type="float">
            <text:p>1245,67</text:p>
          </table:table-cell>
          <table:table-cell table:style-name="ce3" office:value-type="float" office:value="1256.34" calcext:value-type="float">
            <text:p>1256,34</text:p>
          </table:table-cell>
          <table:table-cell table:style-name="ce3" office:value-type="float" office:value="1264.25" calcext:value-type="float">
            <text:p>1264,25</text:p>
          </table:table-cell>
          <table:table-cell table:style-name="ce3" office:value-type="float" office:value="1272.43" calcext:value-type="float">
            <text:p>1272,43</text:p>
          </table:table-cell>
          <table:table-cell table:style-name="ce3" office:value-type="float" office:value="1280.73" calcext:value-type="float">
            <text:p>1280,73</text:p>
          </table:table-cell>
          <table:table-cell table:style-name="ce3" office:value-type="float" office:value="1290.73" calcext:value-type="float">
            <text:p>1290,73</text:p>
          </table:table-cell>
          <table:table-cell table:style-name="ce3" office:value-type="float" office:value="1302.48" calcext:value-type="float">
            <text:p>1302,48</text:p>
          </table:table-cell>
          <table:table-cell table:style-name="ce3" office:value-type="float" office:value="1314.29" calcext:value-type="float">
            <text:p>1314,29</text:p>
          </table:table-cell>
          <table:table-cell table:style-name="ce3" office:value-type="float" office:value="1329.6" calcext:value-type="float">
            <text:p>1329,6</text:p>
          </table:table-cell>
          <table:table-cell table:style-name="ce3" office:value-type="float" office:value="1347.11" calcext:value-type="float">
            <text:p>1347,11</text:p>
          </table:table-cell>
          <table:table-cell table:style-name="ce3" office:value-type="float" office:value="1357.76" calcext:value-type="float">
            <text:p>1357,76</text:p>
          </table:table-cell>
          <table:table-cell table:style-name="ce3" office:value-type="float" office:value="1371.47" calcext:value-type="float">
            <text:p>1371,47</text:p>
          </table:table-cell>
          <table:table-cell table:style-name="ce3" office:value-type="float" office:value="1409.29" calcext:value-type="float">
            <text:p>1409,29</text:p>
          </table:table-cell>
          <table:table-cell table:style-name="ce3" office:value-type="float" office:value="1412.97" calcext:value-type="float">
            <text:p>1412,97</text:p>
          </table:table-cell>
          <table:table-cell table:style-name="ce3" office:value-type="float" office:value="1417.11" calcext:value-type="float">
            <text:p>1417,11</text:p>
          </table:table-cell>
          <table:table-cell table:style-name="ce3" office:value-type="float" office:value="1427.46" calcext:value-type="float">
            <text:p>1427,46</text:p>
          </table:table-cell>
          <table:table-cell table:style-name="ce3" office:value-type="float" office:value="1448.92" calcext:value-type="float">
            <text:p>1448,92</text:p>
          </table:table-cell>
          <table:table-cell table:style-name="ce3" office:value-type="float" office:value="1455.25" calcext:value-type="float">
            <text:p>1455,25</text:p>
          </table:table-cell>
          <table:table-cell table:style-name="ce3" office:value-type="float" office:value="1471.92" calcext:value-type="float">
            <text:p>1471,92</text:p>
          </table:table-cell>
          <table:table-cell table:style-name="ce3" office:value-type="float" office:value="1490.47" calcext:value-type="float">
            <text:p>1490,47</text:p>
          </table:table-cell>
          <table:table-cell table:style-name="ce3" office:value-type="float" office:value="1496.12" calcext:value-type="float">
            <text:p>1496,12</text:p>
          </table:table-cell>
          <table:table-cell table:style-name="ce3" office:value-type="float" office:value="1511.84" calcext:value-type="float">
            <text:p>1511,84</text:p>
          </table:table-cell>
          <table:table-cell table:style-name="ce3" office:value-type="float" office:value="1522.78" calcext:value-type="float">
            <text:p>1522,78</text:p>
          </table:table-cell>
          <table:table-cell table:style-name="ce3" office:value-type="float" office:value="1601.84" calcext:value-type="float">
            <text:p>1601,84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Tocantins</text:p>
          </table:table-cell>
          <table:table-cell table:style-name="ce3" office:value-type="float" office:value="1160.82" calcext:value-type="float">
            <text:p>1160,82</text:p>
          </table:table-cell>
          <table:table-cell table:style-name="ce3" office:value-type="float" office:value="1163.76" calcext:value-type="float">
            <text:p>1163,76</text:p>
          </table:table-cell>
          <table:table-cell table:style-name="ce3" office:value-type="float" office:value="1178.88" calcext:value-type="float">
            <text:p>1178,88</text:p>
          </table:table-cell>
          <table:table-cell table:style-name="ce3" office:value-type="float" office:value="1179.16" calcext:value-type="float">
            <text:p>1179,16</text:p>
          </table:table-cell>
          <table:table-cell table:style-name="ce3" office:value-type="float" office:value="1186.11" calcext:value-type="float">
            <text:p>1186,11</text:p>
          </table:table-cell>
          <table:table-cell table:style-name="ce3" office:value-type="float" office:value="1184.14" calcext:value-type="float">
            <text:p>1184,14</text:p>
          </table:table-cell>
          <table:table-cell table:style-name="ce3" office:value-type="float" office:value="1197.04" calcext:value-type="float">
            <text:p>1197,04</text:p>
          </table:table-cell>
          <table:table-cell table:style-name="ce3" office:value-type="float" office:value="1199.63" calcext:value-type="float">
            <text:p>1199,63</text:p>
          </table:table-cell>
          <table:table-cell table:style-name="ce3" office:value-type="float" office:value="1196.23" calcext:value-type="float">
            <text:p>1196,23</text:p>
          </table:table-cell>
          <table:table-cell table:style-name="ce3" office:value-type="float" office:value="1200.5" calcext:value-type="float">
            <text:p>1200,5</text:p>
          </table:table-cell>
          <table:table-cell table:style-name="ce3" office:value-type="float" office:value="1203.15" calcext:value-type="float">
            <text:p>1203,15</text:p>
          </table:table-cell>
          <table:table-cell table:style-name="ce3" office:value-type="float" office:value="1199.98" calcext:value-type="float">
            <text:p>1199,98</text:p>
          </table:table-cell>
          <table:table-cell table:style-name="ce3" office:value-type="float" office:value="1199.13" calcext:value-type="float">
            <text:p>1199,13</text:p>
          </table:table-cell>
          <table:table-cell table:style-name="ce3" office:value-type="float" office:value="1199.79" calcext:value-type="float">
            <text:p>1199,79</text:p>
          </table:table-cell>
          <table:table-cell table:style-name="ce3" office:value-type="float" office:value="1199.85" calcext:value-type="float">
            <text:p>1199,85</text:p>
          </table:table-cell>
          <table:table-cell table:style-name="ce3" office:value-type="float" office:value="1200.15" calcext:value-type="float">
            <text:p>1200,15</text:p>
          </table:table-cell>
          <table:table-cell table:style-name="ce3" office:value-type="float" office:value="1201.95" calcext:value-type="float">
            <text:p>1201,95</text:p>
          </table:table-cell>
          <table:table-cell table:style-name="ce3" office:value-type="float" office:value="1201.67" calcext:value-type="float">
            <text:p>1201,67</text:p>
          </table:table-cell>
          <table:table-cell table:style-name="ce3" office:value-type="float" office:value="1205.41" calcext:value-type="float">
            <text:p>1205,41</text:p>
          </table:table-cell>
          <table:table-cell table:style-name="ce3" office:value-type="float" office:value="1209.3" calcext:value-type="float">
            <text:p>1209,3</text:p>
          </table:table-cell>
          <table:table-cell table:style-name="ce3" office:value-type="float" office:value="1212.53" calcext:value-type="float">
            <text:p>1212,53</text:p>
          </table:table-cell>
          <table:table-cell table:style-name="ce3" office:value-type="float" office:value="1238.15" calcext:value-type="float">
            <text:p>1238,15</text:p>
          </table:table-cell>
          <table:table-cell table:style-name="ce3" office:value-type="float" office:value="1238.8" calcext:value-type="float">
            <text:p>1238,8</text:p>
          </table:table-cell>
          <table:table-cell table:style-name="ce3" office:value-type="float" office:value="1241.11" calcext:value-type="float">
            <text:p>1241,11</text:p>
          </table:table-cell>
          <table:table-cell table:style-name="ce3" office:value-type="float" office:value="1242.29" calcext:value-type="float">
            <text:p>1242,29</text:p>
          </table:table-cell>
          <table:table-cell table:style-name="ce3" office:value-type="float" office:value="1241.38" calcext:value-type="float">
            <text:p>1241,38</text:p>
          </table:table-cell>
          <table:table-cell table:style-name="ce3" office:value-type="float" office:value="1245.1" calcext:value-type="float">
            <text:p>1245,1</text:p>
          </table:table-cell>
          <table:table-cell table:style-name="ce3" office:value-type="float" office:value="1241.68" calcext:value-type="float">
            <text:p>1241,68</text:p>
          </table:table-cell>
          <table:table-cell table:style-name="ce3" office:value-type="float" office:value="1243.03" calcext:value-type="float">
            <text:p>1243,03</text:p>
          </table:table-cell>
          <table:table-cell table:style-name="ce3" office:value-type="float" office:value="1243.24" calcext:value-type="float">
            <text:p>1243,24</text:p>
          </table:table-cell>
          <table:table-cell table:style-name="ce3" office:value-type="float" office:value="1250.39" calcext:value-type="float">
            <text:p>1250,39</text:p>
          </table:table-cell>
          <table:table-cell table:style-name="ce3" office:value-type="float" office:value="1253.71" calcext:value-type="float">
            <text:p>1253,71</text:p>
          </table:table-cell>
          <table:table-cell table:style-name="ce3" office:value-type="float" office:value="1256.62" calcext:value-type="float">
            <text:p>1256,62</text:p>
          </table:table-cell>
          <table:table-cell table:style-name="ce3" office:value-type="float" office:value="1251.47" calcext:value-type="float">
            <text:p>1251,47</text:p>
          </table:table-cell>
          <table:table-cell table:number-columns-repeated="2" table:style-name="ce3" office:value-type="float" office:value="1256.06" calcext:value-type="float">
            <text:p>1256,06</text:p>
          </table:table-cell>
          <table:table-cell table:style-name="ce3" office:value-type="float" office:value="1271.77" calcext:value-type="float">
            <text:p>1271,77</text:p>
          </table:table-cell>
          <table:table-cell table:style-name="ce3" office:value-type="float" office:value="1274.58" calcext:value-type="float">
            <text:p>1274,58</text:p>
          </table:table-cell>
          <table:table-cell table:style-name="ce3" office:value-type="float" office:value="1274.73" calcext:value-type="float">
            <text:p>1274,73</text:p>
          </table:table-cell>
          <table:table-cell table:style-name="ce3" office:value-type="float" office:value="1284.86" calcext:value-type="float">
            <text:p>1284,86</text:p>
          </table:table-cell>
          <table:table-cell table:style-name="ce3" office:value-type="float" office:value="1289.97" calcext:value-type="float">
            <text:p>1289,97</text:p>
          </table:table-cell>
          <table:table-cell table:style-name="ce3" office:value-type="float" office:value="1289.03" calcext:value-type="float">
            <text:p>1289,03</text:p>
          </table:table-cell>
          <table:table-cell table:style-name="ce3" office:value-type="float" office:value="1292.35" calcext:value-type="float">
            <text:p>1292,35</text:p>
          </table:table-cell>
          <table:table-cell table:style-name="ce3" office:value-type="float" office:value="1305.79" calcext:value-type="float">
            <text:p>1305,79</text:p>
          </table:table-cell>
          <table:table-cell table:style-name="ce3" office:value-type="float" office:value="1326.66" calcext:value-type="float">
            <text:p>1326,66</text:p>
          </table:table-cell>
          <table:table-cell table:style-name="ce3" office:value-type="float" office:value="1342.55" calcext:value-type="float">
            <text:p>1342,55</text:p>
          </table:table-cell>
          <table:table-cell table:style-name="ce3" office:value-type="float" office:value="1357.5" calcext:value-type="float">
            <text:p>1357,5</text:p>
          </table:table-cell>
          <table:table-cell table:style-name="ce3" office:value-type="float" office:value="1389.12" calcext:value-type="float">
            <text:p>1389,12</text:p>
          </table:table-cell>
          <table:table-cell table:style-name="ce3" office:value-type="float" office:value="1408.17" calcext:value-type="float">
            <text:p>1408,17</text:p>
          </table:table-cell>
          <table:table-cell table:style-name="ce3" office:value-type="float" office:value="1425.65" calcext:value-type="float">
            <text:p>1425,65</text:p>
          </table:table-cell>
          <table:table-cell table:style-name="ce3" office:value-type="float" office:value="1433.18" calcext:value-type="float">
            <text:p>1433,18</text:p>
          </table:table-cell>
          <table:table-cell table:style-name="ce3" office:value-type="float" office:value="1457.84" calcext:value-type="float">
            <text:p>1457,84</text:p>
          </table:table-cell>
          <table:table-cell table:style-name="ce3" office:value-type="float" office:value="1483.9" calcext:value-type="float">
            <text:p>1483,9</text:p>
          </table:table-cell>
          <table:table-cell table:style-name="ce3" office:value-type="float" office:value="1503" calcext:value-type="float">
            <text:p>1503</text:p>
          </table:table-cell>
          <table:table-cell table:style-name="ce3" office:value-type="float" office:value="1530.33" calcext:value-type="float">
            <text:p>1530,33</text:p>
          </table:table-cell>
          <table:table-cell table:style-name="ce3" office:value-type="float" office:value="1541.89" calcext:value-type="float">
            <text:p>1541,89</text:p>
          </table:table-cell>
          <table:table-cell table:style-name="ce3" office:value-type="float" office:value="1547.81" calcext:value-type="float">
            <text:p>1547,81</text:p>
          </table:table-cell>
          <table:table-cell table:style-name="ce3" office:value-type="float" office:value="1560.09" calcext:value-type="float">
            <text:p>1560,09</text:p>
          </table:table-cell>
          <table:table-cell table:style-name="ce3" office:value-type="float" office:value="1581.11" calcext:value-type="float">
            <text:p>1581,11</text:p>
          </table:table-cell>
          <table:table-cell table:style-name="ce3" office:value-type="float" office:value="1605.26" calcext:value-type="float">
            <text:p>1605,26</text:p>
          </table:table-cell>
          <table:table-cell table:style-name="ce3" office:value-type="float" office:value="1675.65" calcext:value-type="float">
            <text:p>1675,65</text:p>
          </table:table-cell>
          <table:table-cell table:style-name="ce3" office:value-type="float" office:value="1691.45" calcext:value-type="float">
            <text:p>1691,45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aranhão</text:p>
          </table:table-cell>
          <table:table-cell table:style-name="ce3" office:value-type="float" office:value="1042.67" calcext:value-type="float">
            <text:p>1042,67</text:p>
          </table:table-cell>
          <table:table-cell table:style-name="ce3" office:value-type="float" office:value="1041.84" calcext:value-type="float">
            <text:p>1041,84</text:p>
          </table:table-cell>
          <table:table-cell table:style-name="ce3" office:value-type="float" office:value="1069.62" calcext:value-type="float">
            <text:p>1069,62</text:p>
          </table:table-cell>
          <table:table-cell table:style-name="ce3" office:value-type="float" office:value="1072.9" calcext:value-type="float">
            <text:p>1072,9</text:p>
          </table:table-cell>
          <table:table-cell table:style-name="ce3" office:value-type="float" office:value="1077.26" calcext:value-type="float">
            <text:p>1077,26</text:p>
          </table:table-cell>
          <table:table-cell table:style-name="ce3" office:value-type="float" office:value="1074.04" calcext:value-type="float">
            <text:p>1074,04</text:p>
          </table:table-cell>
          <table:table-cell table:style-name="ce3" office:value-type="float" office:value="1078.9" calcext:value-type="float">
            <text:p>1078,9</text:p>
          </table:table-cell>
          <table:table-cell table:style-name="ce3" office:value-type="float" office:value="1082.99" calcext:value-type="float">
            <text:p>1082,99</text:p>
          </table:table-cell>
          <table:table-cell table:style-name="ce3" office:value-type="float" office:value="1086.02" calcext:value-type="float">
            <text:p>1086,02</text:p>
          </table:table-cell>
          <table:table-cell table:style-name="ce3" office:value-type="float" office:value="1083.82" calcext:value-type="float">
            <text:p>1083,82</text:p>
          </table:table-cell>
          <table:table-cell table:style-name="ce3" office:value-type="float" office:value="1085.77" calcext:value-type="float">
            <text:p>1085,77</text:p>
          </table:table-cell>
          <table:table-cell table:style-name="ce3" office:value-type="float" office:value="1086.67" calcext:value-type="float">
            <text:p>1086,67</text:p>
          </table:table-cell>
          <table:table-cell table:style-name="ce3" office:value-type="float" office:value="1087.98" calcext:value-type="float">
            <text:p>1087,98</text:p>
          </table:table-cell>
          <table:table-cell table:style-name="ce3" office:value-type="float" office:value="1092.13" calcext:value-type="float">
            <text:p>1092,13</text:p>
          </table:table-cell>
          <table:table-cell table:style-name="ce3" office:value-type="float" office:value="1095.55" calcext:value-type="float">
            <text:p>1095,55</text:p>
          </table:table-cell>
          <table:table-cell table:style-name="ce3" office:value-type="float" office:value="1099.04" calcext:value-type="float">
            <text:p>1099,04</text:p>
          </table:table-cell>
          <table:table-cell table:style-name="ce3" office:value-type="float" office:value="1101.55" calcext:value-type="float">
            <text:p>1101,55</text:p>
          </table:table-cell>
          <table:table-cell table:style-name="ce3" office:value-type="float" office:value="1101.37" calcext:value-type="float">
            <text:p>1101,37</text:p>
          </table:table-cell>
          <table:table-cell table:style-name="ce3" office:value-type="float" office:value="1109.51" calcext:value-type="float">
            <text:p>1109,51</text:p>
          </table:table-cell>
          <table:table-cell table:style-name="ce3" office:value-type="float" office:value="1110.82" calcext:value-type="float">
            <text:p>1110,82</text:p>
          </table:table-cell>
          <table:table-cell table:style-name="ce3" office:value-type="float" office:value="1122.47" calcext:value-type="float">
            <text:p>1122,47</text:p>
          </table:table-cell>
          <table:table-cell table:style-name="ce3" office:value-type="float" office:value="1129.98" calcext:value-type="float">
            <text:p>1129,98</text:p>
          </table:table-cell>
          <table:table-cell table:style-name="ce3" office:value-type="float" office:value="1138.41" calcext:value-type="float">
            <text:p>1138,41</text:p>
          </table:table-cell>
          <table:table-cell table:style-name="ce3" office:value-type="float" office:value="1140.4" calcext:value-type="float">
            <text:p>1140,4</text:p>
          </table:table-cell>
          <table:table-cell table:style-name="ce3" office:value-type="float" office:value="1140.88" calcext:value-type="float">
            <text:p>1140,88</text:p>
          </table:table-cell>
          <table:table-cell table:style-name="ce3" office:value-type="float" office:value="1140.27" calcext:value-type="float">
            <text:p>1140,27</text:p>
          </table:table-cell>
          <table:table-cell table:style-name="ce3" office:value-type="float" office:value="1139.44" calcext:value-type="float">
            <text:p>1139,44</text:p>
          </table:table-cell>
          <table:table-cell table:style-name="ce3" office:value-type="float" office:value="1171.36" calcext:value-type="float">
            <text:p>1171,36</text:p>
          </table:table-cell>
          <table:table-cell table:style-name="ce3" office:value-type="float" office:value="1173.73" calcext:value-type="float">
            <text:p>1173,73</text:p>
          </table:table-cell>
          <table:table-cell table:style-name="ce3" office:value-type="float" office:value="1179.76" calcext:value-type="float">
            <text:p>1179,76</text:p>
          </table:table-cell>
          <table:table-cell table:style-name="ce3" office:value-type="float" office:value="1180.84" calcext:value-type="float">
            <text:p>1180,84</text:p>
          </table:table-cell>
          <table:table-cell table:style-name="ce3" office:value-type="float" office:value="1183.27" calcext:value-type="float">
            <text:p>1183,27</text:p>
          </table:table-cell>
          <table:table-cell table:style-name="ce3" office:value-type="float" office:value="1183.7" calcext:value-type="float">
            <text:p>1183,7</text:p>
          </table:table-cell>
          <table:table-cell table:style-name="ce3" office:value-type="float" office:value="1183.21" calcext:value-type="float">
            <text:p>1183,21</text:p>
          </table:table-cell>
          <table:table-cell table:style-name="ce3" office:value-type="float" office:value="1189.74" calcext:value-type="float">
            <text:p>1189,74</text:p>
          </table:table-cell>
          <table:table-cell table:style-name="ce3" office:value-type="float" office:value="1190.63" calcext:value-type="float">
            <text:p>1190,63</text:p>
          </table:table-cell>
          <table:table-cell table:style-name="ce3" office:value-type="float" office:value="1196.61" calcext:value-type="float">
            <text:p>1196,61</text:p>
          </table:table-cell>
          <table:table-cell table:style-name="ce3" office:value-type="float" office:value="1200.28" calcext:value-type="float">
            <text:p>1200,28</text:p>
          </table:table-cell>
          <table:table-cell table:style-name="ce3" office:value-type="float" office:value="1201.84" calcext:value-type="float">
            <text:p>1201,84</text:p>
          </table:table-cell>
          <table:table-cell table:style-name="ce3" office:value-type="float" office:value="1202.65" calcext:value-type="float">
            <text:p>1202,65</text:p>
          </table:table-cell>
          <table:table-cell table:style-name="ce3" office:value-type="float" office:value="1223.52" calcext:value-type="float">
            <text:p>1223,52</text:p>
          </table:table-cell>
          <table:table-cell table:style-name="ce3" office:value-type="float" office:value="1224.37" calcext:value-type="float">
            <text:p>1224,37</text:p>
          </table:table-cell>
          <table:table-cell table:style-name="ce3" office:value-type="float" office:value="1230.1" calcext:value-type="float">
            <text:p>1230,1</text:p>
          </table:table-cell>
          <table:table-cell table:style-name="ce3" office:value-type="float" office:value="1240.71" calcext:value-type="float">
            <text:p>1240,71</text:p>
          </table:table-cell>
          <table:table-cell table:style-name="ce3" office:value-type="float" office:value="1254.27" calcext:value-type="float">
            <text:p>1254,27</text:p>
          </table:table-cell>
          <table:table-cell table:style-name="ce3" office:value-type="float" office:value="1263.86" calcext:value-type="float">
            <text:p>1263,86</text:p>
          </table:table-cell>
          <table:table-cell table:style-name="ce3" office:value-type="float" office:value="1270.48" calcext:value-type="float">
            <text:p>1270,48</text:p>
          </table:table-cell>
          <table:table-cell table:style-name="ce3" office:value-type="float" office:value="1293.38" calcext:value-type="float">
            <text:p>1293,38</text:p>
          </table:table-cell>
          <table:table-cell table:style-name="ce3" office:value-type="float" office:value="1331.23" calcext:value-type="float">
            <text:p>1331,23</text:p>
          </table:table-cell>
          <table:table-cell table:style-name="ce3" office:value-type="float" office:value="1350.28" calcext:value-type="float">
            <text:p>1350,28</text:p>
          </table:table-cell>
          <table:table-cell table:style-name="ce3" office:value-type="float" office:value="1370.7" calcext:value-type="float">
            <text:p>1370,7</text:p>
          </table:table-cell>
          <table:table-cell table:style-name="ce3" office:value-type="float" office:value="1405.19" calcext:value-type="float">
            <text:p>1405,19</text:p>
          </table:table-cell>
          <table:table-cell table:style-name="ce3" office:value-type="float" office:value="1426.09" calcext:value-type="float">
            <text:p>1426,09</text:p>
          </table:table-cell>
          <table:table-cell table:style-name="ce3" office:value-type="float" office:value="1439.37" calcext:value-type="float">
            <text:p>1439,37</text:p>
          </table:table-cell>
          <table:table-cell table:style-name="ce3" office:value-type="float" office:value="1459.07" calcext:value-type="float">
            <text:p>1459,07</text:p>
          </table:table-cell>
          <table:table-cell table:style-name="ce3" office:value-type="float" office:value="1472.39" calcext:value-type="float">
            <text:p>1472,39</text:p>
          </table:table-cell>
          <table:table-cell table:style-name="ce3" office:value-type="float" office:value="1474" calcext:value-type="float">
            <text:p>1474</text:p>
          </table:table-cell>
          <table:table-cell table:style-name="ce3" office:value-type="float" office:value="1479.91" calcext:value-type="float">
            <text:p>1479,91</text:p>
          </table:table-cell>
          <table:table-cell table:style-name="ce3" office:value-type="float" office:value="1498.13" calcext:value-type="float">
            <text:p>1498,13</text:p>
          </table:table-cell>
          <table:table-cell table:style-name="ce3" office:value-type="float" office:value="1518.34" calcext:value-type="float">
            <text:p>1518,34</text:p>
          </table:table-cell>
          <table:table-cell table:style-name="ce3" office:value-type="float" office:value="1528" calcext:value-type="float">
            <text:p>1528</text:p>
          </table:table-cell>
          <table:table-cell table:style-name="ce3" office:value-type="float" office:value="1545.47" calcext:value-type="float">
            <text:p>1545,47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Piauí</text:p>
          </table:table-cell>
          <table:table-cell table:style-name="ce3" office:value-type="float" office:value="1055.94" calcext:value-type="float">
            <text:p>1055,94</text:p>
          </table:table-cell>
          <table:table-cell table:style-name="ce3" office:value-type="float" office:value="1060.33" calcext:value-type="float">
            <text:p>1060,33</text:p>
          </table:table-cell>
          <table:table-cell table:style-name="ce3" office:value-type="float" office:value="1063.16" calcext:value-type="float">
            <text:p>1063,16</text:p>
          </table:table-cell>
          <table:table-cell table:style-name="ce3" office:value-type="float" office:value="1067.93" calcext:value-type="float">
            <text:p>1067,93</text:p>
          </table:table-cell>
          <table:table-cell table:style-name="ce3" office:value-type="float" office:value="1070.41" calcext:value-type="float">
            <text:p>1070,41</text:p>
          </table:table-cell>
          <table:table-cell table:style-name="ce3" office:value-type="float" office:value="1070.94" calcext:value-type="float">
            <text:p>1070,94</text:p>
          </table:table-cell>
          <table:table-cell table:style-name="ce3" office:value-type="float" office:value="1071.31" calcext:value-type="float">
            <text:p>1071,31</text:p>
          </table:table-cell>
          <table:table-cell table:style-name="ce3" office:value-type="float" office:value="1077.59" calcext:value-type="float">
            <text:p>1077,59</text:p>
          </table:table-cell>
          <table:table-cell table:style-name="ce3" office:value-type="float" office:value="1077" calcext:value-type="float">
            <text:p>1077</text:p>
          </table:table-cell>
          <table:table-cell table:style-name="ce3" office:value-type="float" office:value="1077.4" calcext:value-type="float">
            <text:p>1077,4</text:p>
          </table:table-cell>
          <table:table-cell table:style-name="ce3" office:value-type="float" office:value="1081.53" calcext:value-type="float">
            <text:p>1081,53</text:p>
          </table:table-cell>
          <table:table-cell table:style-name="ce3" office:value-type="float" office:value="1081.49" calcext:value-type="float">
            <text:p>1081,49</text:p>
          </table:table-cell>
          <table:table-cell table:style-name="ce3" office:value-type="float" office:value="1085.91" calcext:value-type="float">
            <text:p>1085,91</text:p>
          </table:table-cell>
          <table:table-cell table:style-name="ce3" office:value-type="float" office:value="1104.27" calcext:value-type="float">
            <text:p>1104,27</text:p>
          </table:table-cell>
          <table:table-cell table:style-name="ce3" office:value-type="float" office:value="1108.19" calcext:value-type="float">
            <text:p>1108,19</text:p>
          </table:table-cell>
          <table:table-cell table:style-name="ce3" office:value-type="float" office:value="1111.1" calcext:value-type="float">
            <text:p>1111,1</text:p>
          </table:table-cell>
          <table:table-cell table:style-name="ce3" office:value-type="float" office:value="1113.7" calcext:value-type="float">
            <text:p>1113,7</text:p>
          </table:table-cell>
          <table:table-cell table:style-name="ce3" office:value-type="float" office:value="1113.97" calcext:value-type="float">
            <text:p>1113,97</text:p>
          </table:table-cell>
          <table:table-cell table:style-name="ce3" office:value-type="float" office:value="1115.28" calcext:value-type="float">
            <text:p>1115,28</text:p>
          </table:table-cell>
          <table:table-cell table:style-name="ce3" office:value-type="float" office:value="1111.8" calcext:value-type="float">
            <text:p>1111,8</text:p>
          </table:table-cell>
          <table:table-cell table:style-name="ce3" office:value-type="float" office:value="1115.49" calcext:value-type="float">
            <text:p>1115,49</text:p>
          </table:table-cell>
          <table:table-cell table:style-name="ce3" office:value-type="float" office:value="1116.47" calcext:value-type="float">
            <text:p>1116,47</text:p>
          </table:table-cell>
          <table:table-cell table:style-name="ce3" office:value-type="float" office:value="1121.23" calcext:value-type="float">
            <text:p>1121,23</text:p>
          </table:table-cell>
          <table:table-cell table:style-name="ce3" office:value-type="float" office:value="1124.81" calcext:value-type="float">
            <text:p>1124,81</text:p>
          </table:table-cell>
          <table:table-cell table:style-name="ce3" office:value-type="float" office:value="1138.4" calcext:value-type="float">
            <text:p>1138,4</text:p>
          </table:table-cell>
          <table:table-cell table:style-name="ce3" office:value-type="float" office:value="1148.87" calcext:value-type="float">
            <text:p>1148,87</text:p>
          </table:table-cell>
          <table:table-cell table:style-name="ce3" office:value-type="float" office:value="1150.42" calcext:value-type="float">
            <text:p>1150,42</text:p>
          </table:table-cell>
          <table:table-cell table:style-name="ce3" office:value-type="float" office:value="1152.31" calcext:value-type="float">
            <text:p>1152,31</text:p>
          </table:table-cell>
          <table:table-cell table:style-name="ce3" office:value-type="float" office:value="1156.41" calcext:value-type="float">
            <text:p>1156,41</text:p>
          </table:table-cell>
          <table:table-cell table:style-name="ce3" office:value-type="float" office:value="1156.98" calcext:value-type="float">
            <text:p>1156,98</text:p>
          </table:table-cell>
          <table:table-cell table:style-name="ce3" office:value-type="float" office:value="1156.79" calcext:value-type="float">
            <text:p>1156,79</text:p>
          </table:table-cell>
          <table:table-cell table:style-name="ce3" office:value-type="float" office:value="1154.22" calcext:value-type="float">
            <text:p>1154,22</text:p>
          </table:table-cell>
          <table:table-cell table:style-name="ce3" office:value-type="float" office:value="1155.81" calcext:value-type="float">
            <text:p>1155,81</text:p>
          </table:table-cell>
          <table:table-cell table:style-name="ce3" office:value-type="float" office:value="1161.61" calcext:value-type="float">
            <text:p>1161,61</text:p>
          </table:table-cell>
          <table:table-cell table:style-name="ce3" office:value-type="float" office:value="1161.87" calcext:value-type="float">
            <text:p>1161,87</text:p>
          </table:table-cell>
          <table:table-cell table:style-name="ce3" office:value-type="float" office:value="1176.77" calcext:value-type="float">
            <text:p>1176,77</text:p>
          </table:table-cell>
          <table:table-cell table:style-name="ce3" office:value-type="float" office:value="1176.39" calcext:value-type="float">
            <text:p>1176,39</text:p>
          </table:table-cell>
          <table:table-cell table:style-name="ce3" office:value-type="float" office:value="1178.36" calcext:value-type="float">
            <text:p>1178,36</text:p>
          </table:table-cell>
          <table:table-cell table:style-name="ce3" office:value-type="float" office:value="1179.65" calcext:value-type="float">
            <text:p>1179,65</text:p>
          </table:table-cell>
          <table:table-cell table:style-name="ce3" office:value-type="float" office:value="1180.28" calcext:value-type="float">
            <text:p>1180,28</text:p>
          </table:table-cell>
          <table:table-cell table:style-name="ce3" office:value-type="float" office:value="1184.24" calcext:value-type="float">
            <text:p>1184,24</text:p>
          </table:table-cell>
          <table:table-cell table:style-name="ce3" office:value-type="float" office:value="1187.67" calcext:value-type="float">
            <text:p>1187,67</text:p>
          </table:table-cell>
          <table:table-cell table:style-name="ce3" office:value-type="float" office:value="1190.7" calcext:value-type="float">
            <text:p>1190,7</text:p>
          </table:table-cell>
          <table:table-cell table:style-name="ce3" office:value-type="float" office:value="1202.03" calcext:value-type="float">
            <text:p>1202,03</text:p>
          </table:table-cell>
          <table:table-cell table:style-name="ce3" office:value-type="float" office:value="1228.92" calcext:value-type="float">
            <text:p>1228,92</text:p>
          </table:table-cell>
          <table:table-cell table:style-name="ce3" office:value-type="float" office:value="1246.09" calcext:value-type="float">
            <text:p>1246,09</text:p>
          </table:table-cell>
          <table:table-cell table:style-name="ce3" office:value-type="float" office:value="1267.26" calcext:value-type="float">
            <text:p>1267,26</text:p>
          </table:table-cell>
          <table:table-cell table:style-name="ce3" office:value-type="float" office:value="1286.29" calcext:value-type="float">
            <text:p>1286,29</text:p>
          </table:table-cell>
          <table:table-cell table:style-name="ce3" office:value-type="float" office:value="1341.53" calcext:value-type="float">
            <text:p>1341,53</text:p>
          </table:table-cell>
          <table:table-cell table:style-name="ce3" office:value-type="float" office:value="1346.16" calcext:value-type="float">
            <text:p>1346,16</text:p>
          </table:table-cell>
          <table:table-cell table:style-name="ce3" office:value-type="float" office:value="1356.51" calcext:value-type="float">
            <text:p>1356,51</text:p>
          </table:table-cell>
          <table:table-cell table:style-name="ce3" office:value-type="float" office:value="1364.43" calcext:value-type="float">
            <text:p>1364,43</text:p>
          </table:table-cell>
          <table:table-cell table:style-name="ce3" office:value-type="float" office:value="1370.99" calcext:value-type="float">
            <text:p>1370,99</text:p>
          </table:table-cell>
          <table:table-cell table:style-name="ce3" office:value-type="float" office:value="1379.81" calcext:value-type="float">
            <text:p>1379,81</text:p>
          </table:table-cell>
          <table:table-cell table:style-name="ce3" office:value-type="float" office:value="1395.35" calcext:value-type="float">
            <text:p>1395,35</text:p>
          </table:table-cell>
          <table:table-cell table:style-name="ce3" office:value-type="float" office:value="1406.84" calcext:value-type="float">
            <text:p>1406,84</text:p>
          </table:table-cell>
          <table:table-cell table:style-name="ce3" office:value-type="float" office:value="1418.97" calcext:value-type="float">
            <text:p>1418,97</text:p>
          </table:table-cell>
          <table:table-cell table:style-name="ce3" office:value-type="float" office:value="1431.63" calcext:value-type="float">
            <text:p>1431,63</text:p>
          </table:table-cell>
          <table:table-cell table:style-name="ce3" office:value-type="float" office:value="1453.42" calcext:value-type="float">
            <text:p>1453,42</text:p>
          </table:table-cell>
          <table:table-cell table:style-name="ce3" office:value-type="float" office:value="1462.51" calcext:value-type="float">
            <text:p>1462,51</text:p>
          </table:table-cell>
          <table:table-cell table:style-name="ce3" office:value-type="float" office:value="1517.59" calcext:value-type="float">
            <text:p>1517,59</text:p>
          </table:table-cell>
          <table:table-cell table:style-name="ce3" office:value-type="float" office:value="1520.39" calcext:value-type="float">
            <text:p>1520,39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Ceará</text:p>
          </table:table-cell>
          <table:table-cell table:style-name="ce3" office:value-type="float" office:value="1022.27" calcext:value-type="float">
            <text:p>1022,27</text:p>
          </table:table-cell>
          <table:table-cell table:style-name="ce3" office:value-type="float" office:value="1024.91" calcext:value-type="float">
            <text:p>1024,91</text:p>
          </table:table-cell>
          <table:table-cell table:style-name="ce3" office:value-type="float" office:value="1023.05" calcext:value-type="float">
            <text:p>1023,05</text:p>
          </table:table-cell>
          <table:table-cell table:style-name="ce3" office:value-type="float" office:value="1023.19" calcext:value-type="float">
            <text:p>1023,19</text:p>
          </table:table-cell>
          <table:table-cell table:style-name="ce3" office:value-type="float" office:value="1023.07" calcext:value-type="float">
            <text:p>1023,07</text:p>
          </table:table-cell>
          <table:table-cell table:style-name="ce3" office:value-type="float" office:value="1021.72" calcext:value-type="float">
            <text:p>1021,72</text:p>
          </table:table-cell>
          <table:table-cell table:style-name="ce3" office:value-type="float" office:value="1021.96" calcext:value-type="float">
            <text:p>1021,96</text:p>
          </table:table-cell>
          <table:table-cell table:style-name="ce3" office:value-type="float" office:value="1049.85" calcext:value-type="float">
            <text:p>1049,85</text:p>
          </table:table-cell>
          <table:table-cell table:style-name="ce3" office:value-type="float" office:value="1055.78" calcext:value-type="float">
            <text:p>1055,78</text:p>
          </table:table-cell>
          <table:table-cell table:style-name="ce3" office:value-type="float" office:value="1053.66" calcext:value-type="float">
            <text:p>1053,66</text:p>
          </table:table-cell>
          <table:table-cell table:style-name="ce3" office:value-type="float" office:value="1058.16" calcext:value-type="float">
            <text:p>1058,16</text:p>
          </table:table-cell>
          <table:table-cell table:style-name="ce3" office:value-type="float" office:value="1060.82" calcext:value-type="float">
            <text:p>1060,82</text:p>
          </table:table-cell>
          <table:table-cell table:style-name="ce3" office:value-type="float" office:value="1061.3" calcext:value-type="float">
            <text:p>1061,3</text:p>
          </table:table-cell>
          <table:table-cell table:style-name="ce3" office:value-type="float" office:value="1071.52" calcext:value-type="float">
            <text:p>1071,52</text:p>
          </table:table-cell>
          <table:table-cell table:style-name="ce3" office:value-type="float" office:value="1072.37" calcext:value-type="float">
            <text:p>1072,37</text:p>
          </table:table-cell>
          <table:table-cell table:style-name="ce3" office:value-type="float" office:value="1076.01" calcext:value-type="float">
            <text:p>1076,01</text:p>
          </table:table-cell>
          <table:table-cell table:style-name="ce3" office:value-type="float" office:value="1082.73" calcext:value-type="float">
            <text:p>1082,73</text:p>
          </table:table-cell>
          <table:table-cell table:style-name="ce3" office:value-type="float" office:value="1083.64" calcext:value-type="float">
            <text:p>1083,64</text:p>
          </table:table-cell>
          <table:table-cell table:style-name="ce3" office:value-type="float" office:value="1086.91" calcext:value-type="float">
            <text:p>1086,91</text:p>
          </table:table-cell>
          <table:table-cell table:style-name="ce3" office:value-type="float" office:value="1085.11" calcext:value-type="float">
            <text:p>1085,11</text:p>
          </table:table-cell>
          <table:table-cell table:style-name="ce3" office:value-type="float" office:value="1095.79" calcext:value-type="float">
            <text:p>1095,79</text:p>
          </table:table-cell>
          <table:table-cell table:style-name="ce3" office:value-type="float" office:value="1098.11" calcext:value-type="float">
            <text:p>1098,11</text:p>
          </table:table-cell>
          <table:table-cell table:style-name="ce3" office:value-type="float" office:value="1100.83" calcext:value-type="float">
            <text:p>1100,83</text:p>
          </table:table-cell>
          <table:table-cell table:style-name="ce3" office:value-type="float" office:value="1102.9" calcext:value-type="float">
            <text:p>1102,9</text:p>
          </table:table-cell>
          <table:table-cell table:style-name="ce3" office:value-type="float" office:value="1108.55" calcext:value-type="float">
            <text:p>1108,55</text:p>
          </table:table-cell>
          <table:table-cell table:style-name="ce3" office:value-type="float" office:value="1110.2" calcext:value-type="float">
            <text:p>1110,2</text:p>
          </table:table-cell>
          <table:table-cell table:style-name="ce3" office:value-type="float" office:value="1106.43" calcext:value-type="float">
            <text:p>1106,43</text:p>
          </table:table-cell>
          <table:table-cell table:style-name="ce3" office:value-type="float" office:value="1106.58" calcext:value-type="float">
            <text:p>1106,58</text:p>
          </table:table-cell>
          <table:table-cell table:style-name="ce3" office:value-type="float" office:value="1108.97" calcext:value-type="float">
            <text:p>1108,97</text:p>
          </table:table-cell>
          <table:table-cell table:style-name="ce3" office:value-type="float" office:value="1106.03" calcext:value-type="float">
            <text:p>1106,03</text:p>
          </table:table-cell>
          <table:table-cell table:style-name="ce3" office:value-type="float" office:value="1103.82" calcext:value-type="float">
            <text:p>1103,82</text:p>
          </table:table-cell>
          <table:table-cell table:style-name="ce3" office:value-type="float" office:value="1123.36" calcext:value-type="float">
            <text:p>1123,36</text:p>
          </table:table-cell>
          <table:table-cell table:style-name="ce3" office:value-type="float" office:value="1130.73" calcext:value-type="float">
            <text:p>1130,73</text:p>
          </table:table-cell>
          <table:table-cell table:style-name="ce3" office:value-type="float" office:value="1129.3" calcext:value-type="float">
            <text:p>1129,3</text:p>
          </table:table-cell>
          <table:table-cell table:style-name="ce3" office:value-type="float" office:value="1133.24" calcext:value-type="float">
            <text:p>1133,24</text:p>
          </table:table-cell>
          <table:table-cell table:style-name="ce3" office:value-type="float" office:value="1137.46" calcext:value-type="float">
            <text:p>1137,46</text:p>
          </table:table-cell>
          <table:table-cell table:style-name="ce3" office:value-type="float" office:value="1150.57" calcext:value-type="float">
            <text:p>1150,57</text:p>
          </table:table-cell>
          <table:table-cell table:style-name="ce3" office:value-type="float" office:value="1154.21" calcext:value-type="float">
            <text:p>1154,21</text:p>
          </table:table-cell>
          <table:table-cell table:style-name="ce3" office:value-type="float" office:value="1153.93" calcext:value-type="float">
            <text:p>1153,93</text:p>
          </table:table-cell>
          <table:table-cell table:style-name="ce3" office:value-type="float" office:value="1157.84" calcext:value-type="float">
            <text:p>1157,84</text:p>
          </table:table-cell>
          <table:table-cell table:style-name="ce3" office:value-type="float" office:value="1158.42" calcext:value-type="float">
            <text:p>1158,42</text:p>
          </table:table-cell>
          <table:table-cell table:style-name="ce3" office:value-type="float" office:value="1161.26" calcext:value-type="float">
            <text:p>1161,26</text:p>
          </table:table-cell>
          <table:table-cell table:style-name="ce3" office:value-type="float" office:value="1163.3" calcext:value-type="float">
            <text:p>1163,3</text:p>
          </table:table-cell>
          <table:table-cell table:style-name="ce3" office:value-type="float" office:value="1179.65" calcext:value-type="float">
            <text:p>1179,65</text:p>
          </table:table-cell>
          <table:table-cell table:style-name="ce3" office:value-type="float" office:value="1188.5" calcext:value-type="float">
            <text:p>1188,5</text:p>
          </table:table-cell>
          <table:table-cell table:style-name="ce3" office:value-type="float" office:value="1201.27" calcext:value-type="float">
            <text:p>1201,27</text:p>
          </table:table-cell>
          <table:table-cell table:style-name="ce3" office:value-type="float" office:value="1223.49" calcext:value-type="float">
            <text:p>1223,49</text:p>
          </table:table-cell>
          <table:table-cell table:style-name="ce3" office:value-type="float" office:value="1255.96" calcext:value-type="float">
            <text:p>1255,96</text:p>
          </table:table-cell>
          <table:table-cell table:style-name="ce3" office:value-type="float" office:value="1280.02" calcext:value-type="float">
            <text:p>1280,02</text:p>
          </table:table-cell>
          <table:table-cell table:style-name="ce3" office:value-type="float" office:value="1289.56" calcext:value-type="float">
            <text:p>1289,56</text:p>
          </table:table-cell>
          <table:table-cell table:style-name="ce3" office:value-type="float" office:value="1313.73" calcext:value-type="float">
            <text:p>1313,73</text:p>
          </table:table-cell>
          <table:table-cell table:style-name="ce3" office:value-type="float" office:value="1341.8" calcext:value-type="float">
            <text:p>1341,8</text:p>
          </table:table-cell>
          <table:table-cell table:style-name="ce3" office:value-type="float" office:value="1357.36" calcext:value-type="float">
            <text:p>1357,36</text:p>
          </table:table-cell>
          <table:table-cell table:style-name="ce3" office:value-type="float" office:value="1370.54" calcext:value-type="float">
            <text:p>1370,54</text:p>
          </table:table-cell>
          <table:table-cell table:style-name="ce3" office:value-type="float" office:value="1416.94" calcext:value-type="float">
            <text:p>1416,94</text:p>
          </table:table-cell>
          <table:table-cell table:style-name="ce3" office:value-type="float" office:value="1446.43" calcext:value-type="float">
            <text:p>1446,43</text:p>
          </table:table-cell>
          <table:table-cell table:style-name="ce3" office:value-type="float" office:value="1450.63" calcext:value-type="float">
            <text:p>1450,63</text:p>
          </table:table-cell>
          <table:table-cell table:style-name="ce3" office:value-type="float" office:value="1458.15" calcext:value-type="float">
            <text:p>1458,15</text:p>
          </table:table-cell>
          <table:table-cell table:style-name="ce3" office:value-type="float" office:value="1469.83" calcext:value-type="float">
            <text:p>1469,83</text:p>
          </table:table-cell>
          <table:table-cell table:style-name="ce3" office:value-type="float" office:value="1474.15" calcext:value-type="float">
            <text:p>1474,15</text:p>
          </table:table-cell>
          <table:table-cell table:style-name="ce3" office:value-type="float" office:value="1498.06" calcext:value-type="float">
            <text:p>1498,06</text:p>
          </table:table-cell>
          <table:table-cell table:style-name="ce3" office:value-type="float" office:value="1502.41" calcext:value-type="float">
            <text:p>1502,41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Rio Grande do Norte</text:p>
          </table:table-cell>
          <table:table-cell table:style-name="ce3" office:value-type="float" office:value="973.68" calcext:value-type="float">
            <text:p>973,68</text:p>
          </table:table-cell>
          <table:table-cell table:style-name="ce3" office:value-type="float" office:value="979.68" calcext:value-type="float">
            <text:p>979,68</text:p>
          </table:table-cell>
          <table:table-cell table:style-name="ce3" office:value-type="float" office:value="982.68" calcext:value-type="float">
            <text:p>982,68</text:p>
          </table:table-cell>
          <table:table-cell table:style-name="ce3" office:value-type="float" office:value="988.22" calcext:value-type="float">
            <text:p>988,22</text:p>
          </table:table-cell>
          <table:table-cell table:style-name="ce3" office:value-type="float" office:value="991.58" calcext:value-type="float">
            <text:p>991,58</text:p>
          </table:table-cell>
          <table:table-cell table:style-name="ce3" office:value-type="float" office:value="994.44" calcext:value-type="float">
            <text:p>994,44</text:p>
          </table:table-cell>
          <table:table-cell table:style-name="ce3" office:value-type="float" office:value="998.19" calcext:value-type="float">
            <text:p>998,19</text:p>
          </table:table-cell>
          <table:table-cell table:style-name="ce3" office:value-type="float" office:value="1003.62" calcext:value-type="float">
            <text:p>1003,62</text:p>
          </table:table-cell>
          <table:table-cell table:style-name="ce3" office:value-type="float" office:value="1003.18" calcext:value-type="float">
            <text:p>1003,18</text:p>
          </table:table-cell>
          <table:table-cell table:style-name="ce3" office:value-type="float" office:value="1003.94" calcext:value-type="float">
            <text:p>1003,94</text:p>
          </table:table-cell>
          <table:table-cell table:style-name="ce3" office:value-type="float" office:value="1005.65" calcext:value-type="float">
            <text:p>1005,65</text:p>
          </table:table-cell>
          <table:table-cell table:style-name="ce3" office:value-type="float" office:value="1031.87" calcext:value-type="float">
            <text:p>1031,87</text:p>
          </table:table-cell>
          <table:table-cell table:style-name="ce3" office:value-type="float" office:value="1054.5" calcext:value-type="float">
            <text:p>1054,5</text:p>
          </table:table-cell>
          <table:table-cell table:style-name="ce3" office:value-type="float" office:value="1054.73" calcext:value-type="float">
            <text:p>1054,73</text:p>
          </table:table-cell>
          <table:table-cell table:style-name="ce3" office:value-type="float" office:value="1062.02" calcext:value-type="float">
            <text:p>1062,02</text:p>
          </table:table-cell>
          <table:table-cell table:style-name="ce3" office:value-type="float" office:value="1067.91" calcext:value-type="float">
            <text:p>1067,91</text:p>
          </table:table-cell>
          <table:table-cell table:style-name="ce3" office:value-type="float" office:value="1074.13" calcext:value-type="float">
            <text:p>1074,13</text:p>
          </table:table-cell>
          <table:table-cell table:style-name="ce3" office:value-type="float" office:value="1074.51" calcext:value-type="float">
            <text:p>1074,51</text:p>
          </table:table-cell>
          <table:table-cell table:style-name="ce3" office:value-type="float" office:value="1085.78" calcext:value-type="float">
            <text:p>1085,78</text:p>
          </table:table-cell>
          <table:table-cell table:style-name="ce3" office:value-type="float" office:value="1089.09" calcext:value-type="float">
            <text:p>1089,09</text:p>
          </table:table-cell>
          <table:table-cell table:style-name="ce3" office:value-type="float" office:value="1088.94" calcext:value-type="float">
            <text:p>1088,94</text:p>
          </table:table-cell>
          <table:table-cell table:style-name="ce3" office:value-type="float" office:value="1093.47" calcext:value-type="float">
            <text:p>1093,47</text:p>
          </table:table-cell>
          <table:table-cell table:style-name="ce3" office:value-type="float" office:value="1095.21" calcext:value-type="float">
            <text:p>1095,21</text:p>
          </table:table-cell>
          <table:table-cell table:style-name="ce3" office:value-type="float" office:value="1094.76" calcext:value-type="float">
            <text:p>1094,76</text:p>
          </table:table-cell>
          <table:table-cell table:style-name="ce3" office:value-type="float" office:value="1101.62" calcext:value-type="float">
            <text:p>1101,62</text:p>
          </table:table-cell>
          <table:table-cell table:style-name="ce3" office:value-type="float" office:value="1105.49" calcext:value-type="float">
            <text:p>1105,49</text:p>
          </table:table-cell>
          <table:table-cell table:style-name="ce3" office:value-type="float" office:value="1109.63" calcext:value-type="float">
            <text:p>1109,63</text:p>
          </table:table-cell>
          <table:table-cell table:style-name="ce3" office:value-type="float" office:value="1105.53" calcext:value-type="float">
            <text:p>1105,53</text:p>
          </table:table-cell>
          <table:table-cell table:style-name="ce3" office:value-type="float" office:value="1110.35" calcext:value-type="float">
            <text:p>1110,35</text:p>
          </table:table-cell>
          <table:table-cell table:style-name="ce3" office:value-type="float" office:value="1111.51" calcext:value-type="float">
            <text:p>1111,51</text:p>
          </table:table-cell>
          <table:table-cell table:style-name="ce3" office:value-type="float" office:value="1108.41" calcext:value-type="float">
            <text:p>1108,41</text:p>
          </table:table-cell>
          <table:table-cell table:style-name="ce3" office:value-type="float" office:value="1105.43" calcext:value-type="float">
            <text:p>1105,43</text:p>
          </table:table-cell>
          <table:table-cell table:style-name="ce3" office:value-type="float" office:value="1107.03" calcext:value-type="float">
            <text:p>1107,03</text:p>
          </table:table-cell>
          <table:table-cell table:style-name="ce3" office:value-type="float" office:value="1106.66" calcext:value-type="float">
            <text:p>1106,66</text:p>
          </table:table-cell>
          <table:table-cell table:style-name="ce3" office:value-type="float" office:value="1109.78" calcext:value-type="float">
            <text:p>1109,78</text:p>
          </table:table-cell>
          <table:table-cell table:style-name="ce3" office:value-type="float" office:value="1110.51" calcext:value-type="float">
            <text:p>1110,51</text:p>
          </table:table-cell>
          <table:table-cell table:style-name="ce3" office:value-type="float" office:value="1111.99" calcext:value-type="float">
            <text:p>1111,99</text:p>
          </table:table-cell>
          <table:table-cell table:style-name="ce3" office:value-type="float" office:value="1112.36" calcext:value-type="float">
            <text:p>1112,36</text:p>
          </table:table-cell>
          <table:table-cell table:style-name="ce3" office:value-type="float" office:value="1117.68" calcext:value-type="float">
            <text:p>1117,68</text:p>
          </table:table-cell>
          <table:table-cell table:style-name="ce3" office:value-type="float" office:value="1126.24" calcext:value-type="float">
            <text:p>1126,24</text:p>
          </table:table-cell>
          <table:table-cell table:style-name="ce3" office:value-type="float" office:value="1125.22" calcext:value-type="float">
            <text:p>1125,22</text:p>
          </table:table-cell>
          <table:table-cell table:style-name="ce3" office:value-type="float" office:value="1127.96" calcext:value-type="float">
            <text:p>1127,96</text:p>
          </table:table-cell>
          <table:table-cell table:style-name="ce3" office:value-type="float" office:value="1131.39" calcext:value-type="float">
            <text:p>1131,39</text:p>
          </table:table-cell>
          <table:table-cell table:style-name="ce3" office:value-type="float" office:value="1142.14" calcext:value-type="float">
            <text:p>1142,14</text:p>
          </table:table-cell>
          <table:table-cell table:style-name="ce3" office:value-type="float" office:value="1156.05" calcext:value-type="float">
            <text:p>1156,05</text:p>
          </table:table-cell>
          <table:table-cell table:style-name="ce3" office:value-type="float" office:value="1168.49" calcext:value-type="float">
            <text:p>1168,49</text:p>
          </table:table-cell>
          <table:table-cell table:style-name="ce3" office:value-type="float" office:value="1177.89" calcext:value-type="float">
            <text:p>1177,89</text:p>
          </table:table-cell>
          <table:table-cell table:style-name="ce3" office:value-type="float" office:value="1201.3" calcext:value-type="float">
            <text:p>1201,3</text:p>
          </table:table-cell>
          <table:table-cell table:style-name="ce3" office:value-type="float" office:value="1232.29" calcext:value-type="float">
            <text:p>1232,29</text:p>
          </table:table-cell>
          <table:table-cell table:style-name="ce3" office:value-type="float" office:value="1242.34" calcext:value-type="float">
            <text:p>1242,34</text:p>
          </table:table-cell>
          <table:table-cell table:style-name="ce3" office:value-type="float" office:value="1267.19" calcext:value-type="float">
            <text:p>1267,19</text:p>
          </table:table-cell>
          <table:table-cell table:style-name="ce3" office:value-type="float" office:value="1287.36" calcext:value-type="float">
            <text:p>1287,36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ce3" office:value-type="float" office:value="1336.6" calcext:value-type="float">
            <text:p>1336,6</text:p>
          </table:table-cell>
          <table:table-cell table:style-name="ce3" office:value-type="float" office:value="1350.03" calcext:value-type="float">
            <text:p>1350,03</text:p>
          </table:table-cell>
          <table:table-cell table:style-name="ce3" office:value-type="float" office:value="1361.44" calcext:value-type="float">
            <text:p>1361,44</text:p>
          </table:table-cell>
          <table:table-cell table:style-name="ce3" office:value-type="float" office:value="1365.17" calcext:value-type="float">
            <text:p>1365,17</text:p>
          </table:table-cell>
          <table:table-cell table:style-name="ce3" office:value-type="float" office:value="1379.15" calcext:value-type="float">
            <text:p>1379,15</text:p>
          </table:table-cell>
          <table:table-cell table:style-name="ce3" office:value-type="float" office:value="1389.82" calcext:value-type="float">
            <text:p>1389,82</text:p>
          </table:table-cell>
          <table:table-cell table:style-name="ce3" office:value-type="float" office:value="1394.77" calcext:value-type="float">
            <text:p>1394,77</text:p>
          </table:table-cell>
          <table:table-cell table:style-name="ce3" office:value-type="float" office:value="1415.69" calcext:value-type="float">
            <text:p>1415,69</text:p>
          </table:table-cell>
          <table:table-cell table:style-name="ce3" office:value-type="float" office:value="1429.79" calcext:value-type="float">
            <text:p>1429,79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Paraíba</text:p>
          </table:table-cell>
          <table:table-cell table:style-name="ce3" office:value-type="float" office:value="1060.53" calcext:value-type="float">
            <text:p>1060,53</text:p>
          </table:table-cell>
          <table:table-cell table:style-name="ce3" office:value-type="float" office:value="1064.43" calcext:value-type="float">
            <text:p>1064,43</text:p>
          </table:table-cell>
          <table:table-cell table:style-name="ce3" office:value-type="float" office:value="1062.8" calcext:value-type="float">
            <text:p>1062,8</text:p>
          </table:table-cell>
          <table:table-cell table:style-name="ce3" office:value-type="float" office:value="1093.27" calcext:value-type="float">
            <text:p>1093,27</text:p>
          </table:table-cell>
          <table:table-cell table:style-name="ce3" office:value-type="float" office:value="1096.89" calcext:value-type="float">
            <text:p>1096,89</text:p>
          </table:table-cell>
          <table:table-cell table:style-name="ce3" office:value-type="float" office:value="1096.21" calcext:value-type="float">
            <text:p>1096,21</text:p>
          </table:table-cell>
          <table:table-cell table:style-name="ce3" office:value-type="float" office:value="1097.52" calcext:value-type="float">
            <text:p>1097,52</text:p>
          </table:table-cell>
          <table:table-cell table:style-name="ce3" office:value-type="float" office:value="1095.94" calcext:value-type="float">
            <text:p>1095,94</text:p>
          </table:table-cell>
          <table:table-cell table:style-name="ce3" office:value-type="float" office:value="1099.76" calcext:value-type="float">
            <text:p>1099,76</text:p>
          </table:table-cell>
          <table:table-cell table:style-name="ce3" office:value-type="float" office:value="1106.99" calcext:value-type="float">
            <text:p>1106,99</text:p>
          </table:table-cell>
          <table:table-cell table:style-name="ce3" office:value-type="float" office:value="1106.67" calcext:value-type="float">
            <text:p>1106,67</text:p>
          </table:table-cell>
          <table:table-cell table:style-name="ce3" office:value-type="float" office:value="1109.58" calcext:value-type="float">
            <text:p>1109,58</text:p>
          </table:table-cell>
          <table:table-cell table:style-name="ce3" office:value-type="float" office:value="1110.2" calcext:value-type="float">
            <text:p>1110,2</text:p>
          </table:table-cell>
          <table:table-cell table:style-name="ce3" office:value-type="float" office:value="1111.04" calcext:value-type="float">
            <text:p>1111,04</text:p>
          </table:table-cell>
          <table:table-cell table:style-name="ce3" office:value-type="float" office:value="1112.67" calcext:value-type="float">
            <text:p>1112,67</text:p>
          </table:table-cell>
          <table:table-cell table:style-name="ce3" office:value-type="float" office:value="1115.61" calcext:value-type="float">
            <text:p>1115,61</text:p>
          </table:table-cell>
          <table:table-cell table:style-name="ce3" office:value-type="float" office:value="1117.13" calcext:value-type="float">
            <text:p>1117,13</text:p>
          </table:table-cell>
          <table:table-cell table:style-name="ce3" office:value-type="float" office:value="1123.95" calcext:value-type="float">
            <text:p>1123,95</text:p>
          </table:table-cell>
          <table:table-cell table:style-name="ce3" office:value-type="float" office:value="1129.06" calcext:value-type="float">
            <text:p>1129,06</text:p>
          </table:table-cell>
          <table:table-cell table:style-name="ce3" office:value-type="float" office:value="1132.99" calcext:value-type="float">
            <text:p>1132,99</text:p>
          </table:table-cell>
          <table:table-cell table:style-name="ce3" office:value-type="float" office:value="1142.07" calcext:value-type="float">
            <text:p>1142,07</text:p>
          </table:table-cell>
          <table:table-cell table:style-name="ce3" office:value-type="float" office:value="1147.59" calcext:value-type="float">
            <text:p>1147,59</text:p>
          </table:table-cell>
          <table:table-cell table:style-name="ce3" office:value-type="float" office:value="1154.96" calcext:value-type="float">
            <text:p>1154,96</text:p>
          </table:table-cell>
          <table:table-cell table:style-name="ce3" office:value-type="float" office:value="1157.45" calcext:value-type="float">
            <text:p>1157,45</text:p>
          </table:table-cell>
          <table:table-cell table:style-name="ce3" office:value-type="float" office:value="1159.29" calcext:value-type="float">
            <text:p>1159,29</text:p>
          </table:table-cell>
          <table:table-cell table:style-name="ce3" office:value-type="float" office:value="1159.21" calcext:value-type="float">
            <text:p>1159,21</text:p>
          </table:table-cell>
          <table:table-cell table:style-name="ce3" office:value-type="float" office:value="1158.52" calcext:value-type="float">
            <text:p>1158,52</text:p>
          </table:table-cell>
          <table:table-cell table:style-name="ce3" office:value-type="float" office:value="1163.53" calcext:value-type="float">
            <text:p>1163,53</text:p>
          </table:table-cell>
          <table:table-cell table:style-name="ce3" office:value-type="float" office:value="1166.25" calcext:value-type="float">
            <text:p>1166,25</text:p>
          </table:table-cell>
          <table:table-cell table:style-name="ce3" office:value-type="float" office:value="1167.45" calcext:value-type="float">
            <text:p>1167,45</text:p>
          </table:table-cell>
          <table:table-cell table:style-name="ce3" office:value-type="float" office:value="1170.13" calcext:value-type="float">
            <text:p>1170,13</text:p>
          </table:table-cell>
          <table:table-cell table:style-name="ce3" office:value-type="float" office:value="1168.87" calcext:value-type="float">
            <text:p>1168,87</text:p>
          </table:table-cell>
          <table:table-cell table:style-name="ce3" office:value-type="float" office:value="1169.13" calcext:value-type="float">
            <text:p>1169,13</text:p>
          </table:table-cell>
          <table:table-cell table:style-name="ce3" office:value-type="float" office:value="1169.29" calcext:value-type="float">
            <text:p>1169,29</text:p>
          </table:table-cell>
          <table:table-cell table:style-name="ce3" office:value-type="float" office:value="1170.71" calcext:value-type="float">
            <text:p>1170,71</text:p>
          </table:table-cell>
          <table:table-cell table:style-name="ce3" office:value-type="float" office:value="1174.93" calcext:value-type="float">
            <text:p>1174,93</text:p>
          </table:table-cell>
          <table:table-cell table:style-name="ce3" office:value-type="float" office:value="1183.64" calcext:value-type="float">
            <text:p>1183,64</text:p>
          </table:table-cell>
          <table:table-cell table:style-name="ce3" office:value-type="float" office:value="1184.62" calcext:value-type="float">
            <text:p>1184,62</text:p>
          </table:table-cell>
          <table:table-cell table:style-name="ce3" office:value-type="float" office:value="1185.94" calcext:value-type="float">
            <text:p>1185,94</text:p>
          </table:table-cell>
          <table:table-cell table:style-name="ce3" office:value-type="float" office:value="1195.97" calcext:value-type="float">
            <text:p>1195,97</text:p>
          </table:table-cell>
          <table:table-cell table:style-name="ce3" office:value-type="float" office:value="1195.99" calcext:value-type="float">
            <text:p>1195,99</text:p>
          </table:table-cell>
          <table:table-cell table:style-name="ce3" office:value-type="float" office:value="1199.4" calcext:value-type="float">
            <text:p>1199,4</text:p>
          </table:table-cell>
          <table:table-cell table:style-name="ce3" office:value-type="float" office:value="1228.58" calcext:value-type="float">
            <text:p>1228,58</text:p>
          </table:table-cell>
          <table:table-cell table:style-name="ce3" office:value-type="float" office:value="1235.88" calcext:value-type="float">
            <text:p>1235,88</text:p>
          </table:table-cell>
          <table:table-cell table:style-name="ce3" office:value-type="float" office:value="1254.8" calcext:value-type="float">
            <text:p>1254,8</text:p>
          </table:table-cell>
          <table:table-cell table:style-name="ce3" office:value-type="float" office:value="1274.1" calcext:value-type="float">
            <text:p>1274,1</text:p>
          </table:table-cell>
          <table:table-cell table:style-name="ce3" office:value-type="float" office:value="1287.44" calcext:value-type="float">
            <text:p>1287,44</text:p>
          </table:table-cell>
          <table:table-cell table:style-name="ce3" office:value-type="float" office:value="1310.81" calcext:value-type="float">
            <text:p>1310,81</text:p>
          </table:table-cell>
          <table:table-cell table:style-name="ce3" office:value-type="float" office:value="1333.7" calcext:value-type="float">
            <text:p>1333,7</text:p>
          </table:table-cell>
          <table:table-cell table:style-name="ce3" office:value-type="float" office:value="1369.87" calcext:value-type="float">
            <text:p>1369,87</text:p>
          </table:table-cell>
          <table:table-cell table:style-name="ce3" office:value-type="float" office:value="1385.85" calcext:value-type="float">
            <text:p>1385,85</text:p>
          </table:table-cell>
          <table:table-cell table:style-name="ce3" office:value-type="float" office:value="1412.61" calcext:value-type="float">
            <text:p>1412,61</text:p>
          </table:table-cell>
          <table:table-cell table:style-name="ce3" office:value-type="float" office:value="1425.62" calcext:value-type="float">
            <text:p>1425,62</text:p>
          </table:table-cell>
          <table:table-cell table:style-name="ce3" office:value-type="float" office:value="1447.66" calcext:value-type="float">
            <text:p>1447,66</text:p>
          </table:table-cell>
          <table:table-cell table:style-name="ce3" office:value-type="float" office:value="1460.75" calcext:value-type="float">
            <text:p>1460,75</text:p>
          </table:table-cell>
          <table:table-cell table:style-name="ce3" office:value-type="float" office:value="1472.22" calcext:value-type="float">
            <text:p>1472,22</text:p>
          </table:table-cell>
          <table:table-cell table:style-name="ce3" office:value-type="float" office:value="1488.06" calcext:value-type="float">
            <text:p>1488,06</text:p>
          </table:table-cell>
          <table:table-cell table:style-name="ce3" office:value-type="float" office:value="1501.28" calcext:value-type="float">
            <text:p>1501,28</text:p>
          </table:table-cell>
          <table:table-cell table:style-name="ce3" office:value-type="float" office:value="1513.36" calcext:value-type="float">
            <text:p>1513,36</text:p>
          </table:table-cell>
          <table:table-cell table:style-name="ce3" office:value-type="float" office:value="1520.22" calcext:value-type="float">
            <text:p>1520,22</text:p>
          </table:table-cell>
          <table:table-cell table:style-name="ce3" office:value-type="float" office:value="1531.95" calcext:value-type="float">
            <text:p>1531,95</text:p>
          </table:table-cell>
          <table:table-cell table:style-name="ce3" office:value-type="float" office:value="1537.06" calcext:value-type="float">
            <text:p>1537,06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Pernambuco</text:p>
          </table:table-cell>
          <table:table-cell table:style-name="ce3" office:value-type="float" office:value="1025.25" calcext:value-type="float">
            <text:p>1025,25</text:p>
          </table:table-cell>
          <table:table-cell table:style-name="ce3" office:value-type="float" office:value="1025.87" calcext:value-type="float">
            <text:p>1025,87</text:p>
          </table:table-cell>
          <table:table-cell table:style-name="ce3" office:value-type="float" office:value="1025.69" calcext:value-type="float">
            <text:p>1025,69</text:p>
          </table:table-cell>
          <table:table-cell table:style-name="ce3" office:value-type="float" office:value="1025.82" calcext:value-type="float">
            <text:p>1025,82</text:p>
          </table:table-cell>
          <table:table-cell table:style-name="ce3" office:value-type="float" office:value="1024.12" calcext:value-type="float">
            <text:p>1024,12</text:p>
          </table:table-cell>
          <table:table-cell table:style-name="ce3" office:value-type="float" office:value="1024.61" calcext:value-type="float">
            <text:p>1024,61</text:p>
          </table:table-cell>
          <table:table-cell table:style-name="ce3" office:value-type="float" office:value="1021.24" calcext:value-type="float">
            <text:p>1021,24</text:p>
          </table:table-cell>
          <table:table-cell table:style-name="ce3" office:value-type="float" office:value="1023.72" calcext:value-type="float">
            <text:p>1023,72</text:p>
          </table:table-cell>
          <table:table-cell table:style-name="ce3" office:value-type="float" office:value="1026.05" calcext:value-type="float">
            <text:p>1026,05</text:p>
          </table:table-cell>
          <table:table-cell table:style-name="ce3" office:value-type="float" office:value="1027.17" calcext:value-type="float">
            <text:p>1027,17</text:p>
          </table:table-cell>
          <table:table-cell table:style-name="ce3" office:value-type="float" office:value="1041.04" calcext:value-type="float">
            <text:p>1041,04</text:p>
          </table:table-cell>
          <table:table-cell table:style-name="ce3" office:value-type="float" office:value="1046.76" calcext:value-type="float">
            <text:p>1046,76</text:p>
          </table:table-cell>
          <table:table-cell table:style-name="ce3" office:value-type="float" office:value="1046.68" calcext:value-type="float">
            <text:p>1046,68</text:p>
          </table:table-cell>
          <table:table-cell table:style-name="ce3" office:value-type="float" office:value="1051.35" calcext:value-type="float">
            <text:p>1051,35</text:p>
          </table:table-cell>
          <table:table-cell table:style-name="ce3" office:value-type="float" office:value="1057.31" calcext:value-type="float">
            <text:p>1057,31</text:p>
          </table:table-cell>
          <table:table-cell table:style-name="ce3" office:value-type="float" office:value="1057.9" calcext:value-type="float">
            <text:p>1057,9</text:p>
          </table:table-cell>
          <table:table-cell table:style-name="ce3" office:value-type="float" office:value="1065.67" calcext:value-type="float">
            <text:p>1065,67</text:p>
          </table:table-cell>
          <table:table-cell table:style-name="ce3" office:value-type="float" office:value="1079.58" calcext:value-type="float">
            <text:p>1079,58</text:p>
          </table:table-cell>
          <table:table-cell table:style-name="ce3" office:value-type="float" office:value="1078.41" calcext:value-type="float">
            <text:p>1078,41</text:p>
          </table:table-cell>
          <table:table-cell table:style-name="ce3" office:value-type="float" office:value="1081.04" calcext:value-type="float">
            <text:p>1081,04</text:p>
          </table:table-cell>
          <table:table-cell table:style-name="ce3" office:value-type="float" office:value="1083.05" calcext:value-type="float">
            <text:p>1083,05</text:p>
          </table:table-cell>
          <table:table-cell table:style-name="ce3" office:value-type="float" office:value="1081.83" calcext:value-type="float">
            <text:p>1081,83</text:p>
          </table:table-cell>
          <table:table-cell table:style-name="ce3" office:value-type="float" office:value="1083.02" calcext:value-type="float">
            <text:p>1083,02</text:p>
          </table:table-cell>
          <table:table-cell table:style-name="ce3" office:value-type="float" office:value="1084.67" calcext:value-type="float">
            <text:p>1084,67</text:p>
          </table:table-cell>
          <table:table-cell table:style-name="ce3" office:value-type="float" office:value="1083.03" calcext:value-type="float">
            <text:p>1083,03</text:p>
          </table:table-cell>
          <table:table-cell table:style-name="ce3" office:value-type="float" office:value="1083.63" calcext:value-type="float">
            <text:p>1083,63</text:p>
          </table:table-cell>
          <table:table-cell table:style-name="ce3" office:value-type="float" office:value="1085.24" calcext:value-type="float">
            <text:p>1085,24</text:p>
          </table:table-cell>
          <table:table-cell table:style-name="ce3" office:value-type="float" office:value="1087.08" calcext:value-type="float">
            <text:p>1087,08</text:p>
          </table:table-cell>
          <table:table-cell table:style-name="ce3" office:value-type="float" office:value="1087.89" calcext:value-type="float">
            <text:p>1087,89</text:p>
          </table:table-cell>
          <table:table-cell table:style-name="ce3" office:value-type="float" office:value="1115.5" calcext:value-type="float">
            <text:p>1115,5</text:p>
          </table:table-cell>
          <table:table-cell table:style-name="ce3" office:value-type="float" office:value="1113.94" calcext:value-type="float">
            <text:p>1113,94</text:p>
          </table:table-cell>
          <table:table-cell table:style-name="ce3" office:value-type="float" office:value="1114.29" calcext:value-type="float">
            <text:p>1114,29</text:p>
          </table:table-cell>
          <table:table-cell table:style-name="ce3" office:value-type="float" office:value="1113.02" calcext:value-type="float">
            <text:p>1113,02</text:p>
          </table:table-cell>
          <table:table-cell table:style-name="ce3" office:value-type="float" office:value="1111.24" calcext:value-type="float">
            <text:p>1111,24</text:p>
          </table:table-cell>
          <table:table-cell table:style-name="ce3" office:value-type="float" office:value="1108.3" calcext:value-type="float">
            <text:p>1108,3</text:p>
          </table:table-cell>
          <table:table-cell table:style-name="ce3" office:value-type="float" office:value="1108.62" calcext:value-type="float">
            <text:p>1108,62</text:p>
          </table:table-cell>
          <table:table-cell table:style-name="ce3" office:value-type="float" office:value="1115.6" calcext:value-type="float">
            <text:p>1115,6</text:p>
          </table:table-cell>
          <table:table-cell table:style-name="ce3" office:value-type="float" office:value="1119.17" calcext:value-type="float">
            <text:p>1119,17</text:p>
          </table:table-cell>
          <table:table-cell table:style-name="ce3" office:value-type="float" office:value="1119.24" calcext:value-type="float">
            <text:p>1119,24</text:p>
          </table:table-cell>
          <table:table-cell table:style-name="ce3" office:value-type="float" office:value="1122.21" calcext:value-type="float">
            <text:p>1122,21</text:p>
          </table:table-cell>
          <table:table-cell table:style-name="ce3" office:value-type="float" office:value="1123.77" calcext:value-type="float">
            <text:p>1123,77</text:p>
          </table:table-cell>
          <table:table-cell table:style-name="ce3" office:value-type="float" office:value="1126.35" calcext:value-type="float">
            <text:p>1126,35</text:p>
          </table:table-cell>
          <table:table-cell table:style-name="ce3" office:value-type="float" office:value="1129.04" calcext:value-type="float">
            <text:p>1129,04</text:p>
          </table:table-cell>
          <table:table-cell table:style-name="ce3" office:value-type="float" office:value="1143.13" calcext:value-type="float">
            <text:p>1143,13</text:p>
          </table:table-cell>
          <table:table-cell table:style-name="ce3" office:value-type="float" office:value="1157.17" calcext:value-type="float">
            <text:p>1157,17</text:p>
          </table:table-cell>
          <table:table-cell table:style-name="ce3" office:value-type="float" office:value="1188.64" calcext:value-type="float">
            <text:p>1188,64</text:p>
          </table:table-cell>
          <table:table-cell table:style-name="ce3" office:value-type="float" office:value="1215.75" calcext:value-type="float">
            <text:p>1215,75</text:p>
          </table:table-cell>
          <table:table-cell table:style-name="ce3" office:value-type="float" office:value="1238.3" calcext:value-type="float">
            <text:p>1238,3</text:p>
          </table:table-cell>
          <table:table-cell table:style-name="ce3" office:value-type="float" office:value="1254.44" calcext:value-type="float">
            <text:p>1254,44</text:p>
          </table:table-cell>
          <table:table-cell table:style-name="ce3" office:value-type="float" office:value="1273.87" calcext:value-type="float">
            <text:p>1273,87</text:p>
          </table:table-cell>
          <table:table-cell table:style-name="ce3" office:value-type="float" office:value="1288.55" calcext:value-type="float">
            <text:p>1288,55</text:p>
          </table:table-cell>
          <table:table-cell table:style-name="ce3" office:value-type="float" office:value="1317.27" calcext:value-type="float">
            <text:p>1317,27</text:p>
          </table:table-cell>
          <table:table-cell table:style-name="ce3" office:value-type="float" office:value="1343.32" calcext:value-type="float">
            <text:p>1343,32</text:p>
          </table:table-cell>
          <table:table-cell table:style-name="ce3" office:value-type="float" office:value="1402.67" calcext:value-type="float">
            <text:p>1402,67</text:p>
          </table:table-cell>
          <table:table-cell table:style-name="ce3" office:value-type="float" office:value="1410.92" calcext:value-type="float">
            <text:p>1410,92</text:p>
          </table:table-cell>
          <table:table-cell table:style-name="ce3" office:value-type="float" office:value="1423.45" calcext:value-type="float">
            <text:p>1423,45</text:p>
          </table:table-cell>
          <table:table-cell table:style-name="ce3" office:value-type="float" office:value="1429.53" calcext:value-type="float">
            <text:p>1429,53</text:p>
          </table:table-cell>
          <table:table-cell table:style-name="ce3" office:value-type="float" office:value="1438.36" calcext:value-type="float">
            <text:p>1438,36</text:p>
          </table:table-cell>
          <table:table-cell table:style-name="ce3" office:value-type="float" office:value="1455.47" calcext:value-type="float">
            <text:p>1455,47</text:p>
          </table:table-cell>
          <table:table-cell table:style-name="ce3" office:value-type="float" office:value="1462.97" calcext:value-type="float">
            <text:p>1462,97</text:p>
          </table:table-cell>
          <table:table-cell table:style-name="ce3" office:value-type="float" office:value="1465.96" calcext:value-type="float">
            <text:p>1465,96</text:p>
          </table:table-cell>
          <table:table-cell table:style-name="ce3" office:value-type="float" office:value="1477.24" calcext:value-type="float">
            <text:p>1477,24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Alagoas</text:p>
          </table:table-cell>
          <table:table-cell table:style-name="ce3" office:value-type="float" office:value="1006.68" calcext:value-type="float">
            <text:p>1006,68</text:p>
          </table:table-cell>
          <table:table-cell table:style-name="ce3" office:value-type="float" office:value="1007.27" calcext:value-type="float">
            <text:p>1007,27</text:p>
          </table:table-cell>
          <table:table-cell table:style-name="ce3" office:value-type="float" office:value="1011.01" calcext:value-type="float">
            <text:p>1011,01</text:p>
          </table:table-cell>
          <table:table-cell table:style-name="ce3" office:value-type="float" office:value="1016.52" calcext:value-type="float">
            <text:p>1016,52</text:p>
          </table:table-cell>
          <table:table-cell table:style-name="ce3" office:value-type="float" office:value="1017.82" calcext:value-type="float">
            <text:p>1017,82</text:p>
          </table:table-cell>
          <table:table-cell table:style-name="ce3" office:value-type="float" office:value="1017.18" calcext:value-type="float">
            <text:p>1017,18</text:p>
          </table:table-cell>
          <table:table-cell table:style-name="ce3" office:value-type="float" office:value="1035.57" calcext:value-type="float">
            <text:p>1035,57</text:p>
          </table:table-cell>
          <table:table-cell table:style-name="ce3" office:value-type="float" office:value="1037.91" calcext:value-type="float">
            <text:p>1037,91</text:p>
          </table:table-cell>
          <table:table-cell table:style-name="ce3" office:value-type="float" office:value="1044.35" calcext:value-type="float">
            <text:p>1044,35</text:p>
          </table:table-cell>
          <table:table-cell table:style-name="ce3" office:value-type="float" office:value="1049.91" calcext:value-type="float">
            <text:p>1049,91</text:p>
          </table:table-cell>
          <table:table-cell table:style-name="ce3" office:value-type="float" office:value="1055.44" calcext:value-type="float">
            <text:p>1055,44</text:p>
          </table:table-cell>
          <table:table-cell table:style-name="ce3" office:value-type="float" office:value="1055.56" calcext:value-type="float">
            <text:p>1055,56</text:p>
          </table:table-cell>
          <table:table-cell table:style-name="ce3" office:value-type="float" office:value="1058.78" calcext:value-type="float">
            <text:p>1058,78</text:p>
          </table:table-cell>
          <table:table-cell table:style-name="ce3" office:value-type="float" office:value="1062.91" calcext:value-type="float">
            <text:p>1062,91</text:p>
          </table:table-cell>
          <table:table-cell table:style-name="ce3" office:value-type="float" office:value="1062.45" calcext:value-type="float">
            <text:p>1062,45</text:p>
          </table:table-cell>
          <table:table-cell table:style-name="ce3" office:value-type="float" office:value="1064.48" calcext:value-type="float">
            <text:p>1064,48</text:p>
          </table:table-cell>
          <table:table-cell table:style-name="ce3" office:value-type="float" office:value="1062.45" calcext:value-type="float">
            <text:p>1062,45</text:p>
          </table:table-cell>
          <table:table-cell table:style-name="ce3" office:value-type="float" office:value="1061.6" calcext:value-type="float">
            <text:p>1061,6</text:p>
          </table:table-cell>
          <table:table-cell table:style-name="ce3" office:value-type="float" office:value="1069.97" calcext:value-type="float">
            <text:p>1069,97</text:p>
          </table:table-cell>
          <table:table-cell table:style-name="ce3" office:value-type="float" office:value="1073.86" calcext:value-type="float">
            <text:p>1073,86</text:p>
          </table:table-cell>
          <table:table-cell table:style-name="ce3" office:value-type="float" office:value="1075.22" calcext:value-type="float">
            <text:p>1075,22</text:p>
          </table:table-cell>
          <table:table-cell table:style-name="ce3" office:value-type="float" office:value="1085.87" calcext:value-type="float">
            <text:p>1085,87</text:p>
          </table:table-cell>
          <table:table-cell table:style-name="ce3" office:value-type="float" office:value="1087.32" calcext:value-type="float">
            <text:p>1087,32</text:p>
          </table:table-cell>
          <table:table-cell table:style-name="ce3" office:value-type="float" office:value="1091.44" calcext:value-type="float">
            <text:p>1091,44</text:p>
          </table:table-cell>
          <table:table-cell table:style-name="ce3" office:value-type="float" office:value="1093.99" calcext:value-type="float">
            <text:p>1093,99</text:p>
          </table:table-cell>
          <table:table-cell table:style-name="ce3" office:value-type="float" office:value="1095.28" calcext:value-type="float">
            <text:p>1095,28</text:p>
          </table:table-cell>
          <table:table-cell table:style-name="ce3" office:value-type="float" office:value="1100.31" calcext:value-type="float">
            <text:p>1100,31</text:p>
          </table:table-cell>
          <table:table-cell table:style-name="ce3" office:value-type="float" office:value="1103.08" calcext:value-type="float">
            <text:p>1103,08</text:p>
          </table:table-cell>
          <table:table-cell table:style-name="ce3" office:value-type="float" office:value="1102.27" calcext:value-type="float">
            <text:p>1102,27</text:p>
          </table:table-cell>
          <table:table-cell table:style-name="ce3" office:value-type="float" office:value="1099.77" calcext:value-type="float">
            <text:p>1099,77</text:p>
          </table:table-cell>
          <table:table-cell table:style-name="ce3" office:value-type="float" office:value="1115.7" calcext:value-type="float">
            <text:p>1115,7</text:p>
          </table:table-cell>
          <table:table-cell table:style-name="ce3" office:value-type="float" office:value="1116.95" calcext:value-type="float">
            <text:p>1116,95</text:p>
          </table:table-cell>
          <table:table-cell table:style-name="ce3" office:value-type="float" office:value="1112.15" calcext:value-type="float">
            <text:p>1112,15</text:p>
          </table:table-cell>
          <table:table-cell table:style-name="ce3" office:value-type="float" office:value="1114.15" calcext:value-type="float">
            <text:p>1114,15</text:p>
          </table:table-cell>
          <table:table-cell table:style-name="ce3" office:value-type="float" office:value="1116.3" calcext:value-type="float">
            <text:p>1116,3</text:p>
          </table:table-cell>
          <table:table-cell table:style-name="ce3" office:value-type="float" office:value="1116.92" calcext:value-type="float">
            <text:p>1116,92</text:p>
          </table:table-cell>
          <table:table-cell table:style-name="ce3" office:value-type="float" office:value="1119.13" calcext:value-type="float">
            <text:p>1119,13</text:p>
          </table:table-cell>
          <table:table-cell table:style-name="ce3" office:value-type="float" office:value="1121.12" calcext:value-type="float">
            <text:p>1121,12</text:p>
          </table:table-cell>
          <table:table-cell table:style-name="ce3" office:value-type="float" office:value="1124.38" calcext:value-type="float">
            <text:p>1124,38</text:p>
          </table:table-cell>
          <table:table-cell table:style-name="ce3" office:value-type="float" office:value="1126.05" calcext:value-type="float">
            <text:p>1126,05</text:p>
          </table:table-cell>
          <table:table-cell table:style-name="ce3" office:value-type="float" office:value="1129.17" calcext:value-type="float">
            <text:p>1129,17</text:p>
          </table:table-cell>
          <table:table-cell table:style-name="ce3" office:value-type="float" office:value="1132.31" calcext:value-type="float">
            <text:p>1132,31</text:p>
          </table:table-cell>
          <table:table-cell table:style-name="ce3" office:value-type="float" office:value="1138.58" calcext:value-type="float">
            <text:p>1138,58</text:p>
          </table:table-cell>
          <table:table-cell table:style-name="ce3" office:value-type="float" office:value="1149.75" calcext:value-type="float">
            <text:p>1149,75</text:p>
          </table:table-cell>
          <table:table-cell table:style-name="ce3" office:value-type="float" office:value="1163.41" calcext:value-type="float">
            <text:p>1163,41</text:p>
          </table:table-cell>
          <table:table-cell table:style-name="ce3" office:value-type="float" office:value="1190.18" calcext:value-type="float">
            <text:p>1190,18</text:p>
          </table:table-cell>
          <table:table-cell table:style-name="ce3" office:value-type="float" office:value="1206.27" calcext:value-type="float">
            <text:p>1206,27</text:p>
          </table:table-cell>
          <table:table-cell table:style-name="ce3" office:value-type="float" office:value="1228.35" calcext:value-type="float">
            <text:p>1228,35</text:p>
          </table:table-cell>
          <table:table-cell table:style-name="ce3" office:value-type="float" office:value="1266.57" calcext:value-type="float">
            <text:p>1266,57</text:p>
          </table:table-cell>
          <table:table-cell table:style-name="ce3" office:value-type="float" office:value="1284.29" calcext:value-type="float">
            <text:p>1284,29</text:p>
          </table:table-cell>
          <table:table-cell table:style-name="ce3" office:value-type="float" office:value="1301.51" calcext:value-type="float">
            <text:p>1301,51</text:p>
          </table:table-cell>
          <table:table-cell table:style-name="ce3" office:value-type="float" office:value="1328.04" calcext:value-type="float">
            <text:p>1328,04</text:p>
          </table:table-cell>
          <table:table-cell table:style-name="ce3" office:value-type="float" office:value="1350.65" calcext:value-type="float">
            <text:p>1350,65</text:p>
          </table:table-cell>
          <table:table-cell table:style-name="ce3" office:value-type="float" office:value="1362.51" calcext:value-type="float">
            <text:p>1362,51</text:p>
          </table:table-cell>
          <table:table-cell table:style-name="ce3" office:value-type="float" office:value="1371.63" calcext:value-type="float">
            <text:p>1371,63</text:p>
          </table:table-cell>
          <table:table-cell table:style-name="ce3" office:value-type="float" office:value="1389.81" calcext:value-type="float">
            <text:p>1389,81</text:p>
          </table:table-cell>
          <table:table-cell table:style-name="ce3" office:value-type="float" office:value="1397.56" calcext:value-type="float">
            <text:p>1397,56</text:p>
          </table:table-cell>
          <table:table-cell table:style-name="ce3" office:value-type="float" office:value="1415.46" calcext:value-type="float">
            <text:p>1415,46</text:p>
          </table:table-cell>
          <table:table-cell table:style-name="ce3" office:value-type="float" office:value="1424.99" calcext:value-type="float">
            <text:p>1424,99</text:p>
          </table:table-cell>
          <table:table-cell table:style-name="ce3" office:value-type="float" office:value="1433.99" calcext:value-type="float">
            <text:p>1433,99</text:p>
          </table:table-cell>
          <table:table-cell table:style-name="ce3" office:value-type="float" office:value="1499.74" calcext:value-type="float">
            <text:p>1499,74</text:p>
          </table:table-cell>
          <table:table-cell table:style-name="ce3" office:value-type="float" office:value="1503.74" calcext:value-type="float">
            <text:p>1503,74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Sergipe</text:p>
          </table:table-cell>
          <table:table-cell table:style-name="ce3" office:value-type="float" office:value="969.15" calcext:value-type="float">
            <text:p>969,15</text:p>
          </table:table-cell>
          <table:table-cell table:style-name="ce3" office:value-type="float" office:value="971.95" calcext:value-type="float">
            <text:p>971,95</text:p>
          </table:table-cell>
          <table:table-cell table:style-name="ce3" office:value-type="float" office:value="973.31" calcext:value-type="float">
            <text:p>973,31</text:p>
          </table:table-cell>
          <table:table-cell table:style-name="ce3" office:value-type="float" office:value="973.65" calcext:value-type="float">
            <text:p>973,65</text:p>
          </table:table-cell>
          <table:table-cell table:style-name="ce3" office:value-type="float" office:value="994.54" calcext:value-type="float">
            <text:p>994,54</text:p>
          </table:table-cell>
          <table:table-cell table:style-name="ce3" office:value-type="float" office:value="993.79" calcext:value-type="float">
            <text:p>993,79</text:p>
          </table:table-cell>
          <table:table-cell table:style-name="ce3" office:value-type="float" office:value="994.17" calcext:value-type="float">
            <text:p>994,17</text:p>
          </table:table-cell>
          <table:table-cell table:style-name="ce3" office:value-type="float" office:value="994.24" calcext:value-type="float">
            <text:p>994,24</text:p>
          </table:table-cell>
          <table:table-cell table:style-name="ce3" office:value-type="float" office:value="993.68" calcext:value-type="float">
            <text:p>993,68</text:p>
          </table:table-cell>
          <table:table-cell table:style-name="ce3" office:value-type="float" office:value="991.4" calcext:value-type="float">
            <text:p>991,4</text:p>
          </table:table-cell>
          <table:table-cell table:style-name="ce3" office:value-type="float" office:value="997.41" calcext:value-type="float">
            <text:p>997,41</text:p>
          </table:table-cell>
          <table:table-cell table:style-name="ce3" office:value-type="float" office:value="1000.43" calcext:value-type="float">
            <text:p>1000,43</text:p>
          </table:table-cell>
          <table:table-cell table:style-name="ce3" office:value-type="float" office:value="1000.26" calcext:value-type="float">
            <text:p>1000,26</text:p>
          </table:table-cell>
          <table:table-cell table:style-name="ce3" office:value-type="float" office:value="998.79" calcext:value-type="float">
            <text:p>998,79</text:p>
          </table:table-cell>
          <table:table-cell table:style-name="ce3" office:value-type="float" office:value="1004.88" calcext:value-type="float">
            <text:p>1004,88</text:p>
          </table:table-cell>
          <table:table-cell table:style-name="ce3" office:value-type="float" office:value="1008.04" calcext:value-type="float">
            <text:p>1008,04</text:p>
          </table:table-cell>
          <table:table-cell table:style-name="ce3" office:value-type="float" office:value="1007.83" calcext:value-type="float">
            <text:p>1007,83</text:p>
          </table:table-cell>
          <table:table-cell table:style-name="ce3" office:value-type="float" office:value="1010.29" calcext:value-type="float">
            <text:p>1010,29</text:p>
          </table:table-cell>
          <table:table-cell table:style-name="ce3" office:value-type="float" office:value="1020.55" calcext:value-type="float">
            <text:p>1020,55</text:p>
          </table:table-cell>
          <table:table-cell table:style-name="ce3" office:value-type="float" office:value="1025.05" calcext:value-type="float">
            <text:p>1025,05</text:p>
          </table:table-cell>
          <table:table-cell table:style-name="ce3" office:value-type="float" office:value="1028.49" calcext:value-type="float">
            <text:p>1028,49</text:p>
          </table:table-cell>
          <table:table-cell table:style-name="ce3" office:value-type="float" office:value="1033.22" calcext:value-type="float">
            <text:p>1033,22</text:p>
          </table:table-cell>
          <table:table-cell table:style-name="ce3" office:value-type="float" office:value="1033.45" calcext:value-type="float">
            <text:p>1033,45</text:p>
          </table:table-cell>
          <table:table-cell table:style-name="ce3" office:value-type="float" office:value="1036.78" calcext:value-type="float">
            <text:p>1036,78</text:p>
          </table:table-cell>
          <table:table-cell table:style-name="ce3" office:value-type="float" office:value="1045.2" calcext:value-type="float">
            <text:p>1045,2</text:p>
          </table:table-cell>
          <table:table-cell table:style-name="ce3" office:value-type="float" office:value="1050.37" calcext:value-type="float">
            <text:p>1050,37</text:p>
          </table:table-cell>
          <table:table-cell table:style-name="ce3" office:value-type="float" office:value="1050.68" calcext:value-type="float">
            <text:p>1050,68</text:p>
          </table:table-cell>
          <table:table-cell table:style-name="ce3" office:value-type="float" office:value="1053.19" calcext:value-type="float">
            <text:p>1053,19</text:p>
          </table:table-cell>
          <table:table-cell table:style-name="ce3" office:value-type="float" office:value="1053.69" calcext:value-type="float">
            <text:p>1053,69</text:p>
          </table:table-cell>
          <table:table-cell table:style-name="ce3" office:value-type="float" office:value="1051.86" calcext:value-type="float">
            <text:p>1051,86</text:p>
          </table:table-cell>
          <table:table-cell table:style-name="ce3" office:value-type="float" office:value="1062.67" calcext:value-type="float">
            <text:p>1062,67</text:p>
          </table:table-cell>
          <table:table-cell table:style-name="ce3" office:value-type="float" office:value="1057.6" calcext:value-type="float">
            <text:p>1057,6</text:p>
          </table:table-cell>
          <table:table-cell table:style-name="ce3" office:value-type="float" office:value="1058.74" calcext:value-type="float">
            <text:p>1058,74</text:p>
          </table:table-cell>
          <table:table-cell table:style-name="ce3" office:value-type="float" office:value="1055.22" calcext:value-type="float">
            <text:p>1055,22</text:p>
          </table:table-cell>
          <table:table-cell table:style-name="ce3" office:value-type="float" office:value="1054.72" calcext:value-type="float">
            <text:p>1054,72</text:p>
          </table:table-cell>
          <table:table-cell table:style-name="ce3" office:value-type="float" office:value="1057.59" calcext:value-type="float">
            <text:p>1057,59</text:p>
          </table:table-cell>
          <table:table-cell table:style-name="ce3" office:value-type="float" office:value="1068.12" calcext:value-type="float">
            <text:p>1068,12</text:p>
          </table:table-cell>
          <table:table-cell table:style-name="ce3" office:value-type="float" office:value="1072.93" calcext:value-type="float">
            <text:p>1072,93</text:p>
          </table:table-cell>
          <table:table-cell table:style-name="ce3" office:value-type="float" office:value="1073.1" calcext:value-type="float">
            <text:p>1073,1</text:p>
          </table:table-cell>
          <table:table-cell table:style-name="ce3" office:value-type="float" office:value="1071.38" calcext:value-type="float">
            <text:p>1071,38</text:p>
          </table:table-cell>
          <table:table-cell table:style-name="ce3" office:value-type="float" office:value="1071.42" calcext:value-type="float">
            <text:p>1071,42</text:p>
          </table:table-cell>
          <table:table-cell table:style-name="ce3" office:value-type="float" office:value="1074.99" calcext:value-type="float">
            <text:p>1074,99</text:p>
          </table:table-cell>
          <table:table-cell table:style-name="ce3" office:value-type="float" office:value="1077.43" calcext:value-type="float">
            <text:p>1077,43</text:p>
          </table:table-cell>
          <table:table-cell table:style-name="ce3" office:value-type="float" office:value="1092.96" calcext:value-type="float">
            <text:p>1092,96</text:p>
          </table:table-cell>
          <table:table-cell table:style-name="ce3" office:value-type="float" office:value="1122.73" calcext:value-type="float">
            <text:p>1122,73</text:p>
          </table:table-cell>
          <table:table-cell table:style-name="ce3" office:value-type="float" office:value="1156.78" calcext:value-type="float">
            <text:p>1156,78</text:p>
          </table:table-cell>
          <table:table-cell table:style-name="ce3" office:value-type="float" office:value="1172.07" calcext:value-type="float">
            <text:p>1172,07</text:p>
          </table:table-cell>
          <table:table-cell table:style-name="ce3" office:value-type="float" office:value="1190.81" calcext:value-type="float">
            <text:p>1190,81</text:p>
          </table:table-cell>
          <table:table-cell table:style-name="ce3" office:value-type="float" office:value="1228.79" calcext:value-type="float">
            <text:p>1228,79</text:p>
          </table:table-cell>
          <table:table-cell table:style-name="ce3" office:value-type="float" office:value="1252.12" calcext:value-type="float">
            <text:p>1252,12</text:p>
          </table:table-cell>
          <table:table-cell table:style-name="ce3" office:value-type="float" office:value="1266.15" calcext:value-type="float">
            <text:p>1266,15</text:p>
          </table:table-cell>
          <table:table-cell table:style-name="ce3" office:value-type="float" office:value="1285.1" calcext:value-type="float">
            <text:p>1285,1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1317.2" calcext:value-type="float">
            <text:p>1317,2</text:p>
          </table:table-cell>
          <table:table-cell table:style-name="ce3" office:value-type="float" office:value="1350.95" calcext:value-type="float">
            <text:p>1350,95</text:p>
          </table:table-cell>
          <table:table-cell table:style-name="ce3" office:value-type="float" office:value="1368.43" calcext:value-type="float">
            <text:p>1368,43</text:p>
          </table:table-cell>
          <table:table-cell table:style-name="ce3" office:value-type="float" office:value="1383.23" calcext:value-type="float">
            <text:p>1383,23</text:p>
          </table:table-cell>
          <table:table-cell table:style-name="ce3" office:value-type="float" office:value="1392.32" calcext:value-type="float">
            <text:p>1392,32</text:p>
          </table:table-cell>
          <table:table-cell table:style-name="ce3" office:value-type="float" office:value="1412.97" calcext:value-type="float">
            <text:p>1412,97</text:p>
          </table:table-cell>
          <table:table-cell table:style-name="ce3" office:value-type="float" office:value="1420.49" calcext:value-type="float">
            <text:p>1420,49</text:p>
          </table:table-cell>
          <table:table-cell table:style-name="ce3" office:value-type="float" office:value="1427.12" calcext:value-type="float">
            <text:p>1427,12</text:p>
          </table:table-cell>
          <table:table-cell table:style-name="ce3" office:value-type="float" office:value="1446.79" calcext:value-type="float">
            <text:p>1446,79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Bahia</text:p>
          </table:table-cell>
          <table:table-cell table:style-name="ce3" office:value-type="float" office:value="1010.61" calcext:value-type="float">
            <text:p>1010,61</text:p>
          </table:table-cell>
          <table:table-cell table:style-name="ce3" office:value-type="float" office:value="1012.25" calcext:value-type="float">
            <text:p>1012,25</text:p>
          </table:table-cell>
          <table:table-cell table:style-name="ce3" office:value-type="float" office:value="1014.16" calcext:value-type="float">
            <text:p>1014,16</text:p>
          </table:table-cell>
          <table:table-cell table:style-name="ce3" office:value-type="float" office:value="1020.45" calcext:value-type="float">
            <text:p>1020,45</text:p>
          </table:table-cell>
          <table:table-cell table:style-name="ce3" office:value-type="float" office:value="1045.25" calcext:value-type="float">
            <text:p>1045,25</text:p>
          </table:table-cell>
          <table:table-cell table:style-name="ce3" office:value-type="float" office:value="1047.2" calcext:value-type="float">
            <text:p>1047,2</text:p>
          </table:table-cell>
          <table:table-cell table:style-name="ce3" office:value-type="float" office:value="1047.59" calcext:value-type="float">
            <text:p>1047,59</text:p>
          </table:table-cell>
          <table:table-cell table:style-name="ce3" office:value-type="float" office:value="1045.89" calcext:value-type="float">
            <text:p>1045,89</text:p>
          </table:table-cell>
          <table:table-cell table:style-name="ce3" office:value-type="float" office:value="1051.51" calcext:value-type="float">
            <text:p>1051,51</text:p>
          </table:table-cell>
          <table:table-cell table:style-name="ce3" office:value-type="float" office:value="1053.66" calcext:value-type="float">
            <text:p>1053,66</text:p>
          </table:table-cell>
          <table:table-cell table:style-name="ce3" office:value-type="float" office:value="1058.03" calcext:value-type="float">
            <text:p>1058,03</text:p>
          </table:table-cell>
          <table:table-cell table:style-name="ce3" office:value-type="float" office:value="1058.61" calcext:value-type="float">
            <text:p>1058,61</text:p>
          </table:table-cell>
          <table:table-cell table:style-name="ce3" office:value-type="float" office:value="1061.72" calcext:value-type="float">
            <text:p>1061,72</text:p>
          </table:table-cell>
          <table:table-cell table:style-name="ce3" office:value-type="float" office:value="1063.49" calcext:value-type="float">
            <text:p>1063,49</text:p>
          </table:table-cell>
          <table:table-cell table:style-name="ce3" office:value-type="float" office:value="1065.26" calcext:value-type="float">
            <text:p>1065,26</text:p>
          </table:table-cell>
          <table:table-cell table:style-name="ce3" office:value-type="float" office:value="1063.54" calcext:value-type="float">
            <text:p>1063,54</text:p>
          </table:table-cell>
          <table:table-cell table:style-name="ce3" office:value-type="float" office:value="1070.35" calcext:value-type="float">
            <text:p>1070,35</text:p>
          </table:table-cell>
          <table:table-cell table:style-name="ce3" office:value-type="float" office:value="1083.36" calcext:value-type="float">
            <text:p>1083,36</text:p>
          </table:table-cell>
          <table:table-cell table:style-name="ce3" office:value-type="float" office:value="1090.64" calcext:value-type="float">
            <text:p>1090,64</text:p>
          </table:table-cell>
          <table:table-cell table:style-name="ce3" office:value-type="float" office:value="1093.21" calcext:value-type="float">
            <text:p>1093,21</text:p>
          </table:table-cell>
          <table:table-cell table:style-name="ce3" office:value-type="float" office:value="1096.57" calcext:value-type="float">
            <text:p>1096,57</text:p>
          </table:table-cell>
          <table:table-cell table:style-name="ce3" office:value-type="float" office:value="1102.54" calcext:value-type="float">
            <text:p>1102,54</text:p>
          </table:table-cell>
          <table:table-cell table:style-name="ce3" office:value-type="float" office:value="1105.77" calcext:value-type="float">
            <text:p>1105,77</text:p>
          </table:table-cell>
          <table:table-cell table:style-name="ce3" office:value-type="float" office:value="1109.88" calcext:value-type="float">
            <text:p>1109,88</text:p>
          </table:table-cell>
          <table:table-cell table:style-name="ce3" office:value-type="float" office:value="1110.24" calcext:value-type="float">
            <text:p>1110,24</text:p>
          </table:table-cell>
          <table:table-cell table:style-name="ce3" office:value-type="float" office:value="1110.5" calcext:value-type="float">
            <text:p>1110,5</text:p>
          </table:table-cell>
          <table:table-cell table:style-name="ce3" office:value-type="float" office:value="1130.81" calcext:value-type="float">
            <text:p>1130,81</text:p>
          </table:table-cell>
          <table:table-cell table:style-name="ce3" office:value-type="float" office:value="1130.95" calcext:value-type="float">
            <text:p>1130,95</text:p>
          </table:table-cell>
          <table:table-cell table:style-name="ce3" office:value-type="float" office:value="1134.32" calcext:value-type="float">
            <text:p>1134,32</text:p>
          </table:table-cell>
          <table:table-cell table:style-name="ce3" office:value-type="float" office:value="1138.74" calcext:value-type="float">
            <text:p>1138,74</text:p>
          </table:table-cell>
          <table:table-cell table:style-name="ce3" office:value-type="float" office:value="1143.43" calcext:value-type="float">
            <text:p>1143,43</text:p>
          </table:table-cell>
          <table:table-cell table:style-name="ce3" office:value-type="float" office:value="1147.88" calcext:value-type="float">
            <text:p>1147,88</text:p>
          </table:table-cell>
          <table:table-cell table:style-name="ce3" office:value-type="float" office:value="1144.66" calcext:value-type="float">
            <text:p>1144,66</text:p>
          </table:table-cell>
          <table:table-cell table:style-name="ce3" office:value-type="float" office:value="1145.33" calcext:value-type="float">
            <text:p>1145,33</text:p>
          </table:table-cell>
          <table:table-cell table:style-name="ce3" office:value-type="float" office:value="1144.12" calcext:value-type="float">
            <text:p>1144,12</text:p>
          </table:table-cell>
          <table:table-cell table:style-name="ce3" office:value-type="float" office:value="1145.15" calcext:value-type="float">
            <text:p>1145,15</text:p>
          </table:table-cell>
          <table:table-cell table:style-name="ce3" office:value-type="float" office:value="1144.74" calcext:value-type="float">
            <text:p>1144,74</text:p>
          </table:table-cell>
          <table:table-cell table:style-name="ce3" office:value-type="float" office:value="1150.82" calcext:value-type="float">
            <text:p>1150,82</text:p>
          </table:table-cell>
          <table:table-cell table:style-name="ce3" office:value-type="float" office:value="1178.62" calcext:value-type="float">
            <text:p>1178,62</text:p>
          </table:table-cell>
          <table:table-cell table:style-name="ce3" office:value-type="float" office:value="1179.87" calcext:value-type="float">
            <text:p>1179,87</text:p>
          </table:table-cell>
          <table:table-cell table:style-name="ce3" office:value-type="float" office:value="1179.29" calcext:value-type="float">
            <text:p>1179,29</text:p>
          </table:table-cell>
          <table:table-cell table:style-name="ce3" office:value-type="float" office:value="1180.36" calcext:value-type="float">
            <text:p>1180,36</text:p>
          </table:table-cell>
          <table:table-cell table:style-name="ce3" office:value-type="float" office:value="1185.32" calcext:value-type="float">
            <text:p>1185,32</text:p>
          </table:table-cell>
          <table:table-cell table:style-name="ce3" office:value-type="float" office:value="1199.46" calcext:value-type="float">
            <text:p>1199,46</text:p>
          </table:table-cell>
          <table:table-cell table:style-name="ce3" office:value-type="float" office:value="1226.22" calcext:value-type="float">
            <text:p>1226,22</text:p>
          </table:table-cell>
          <table:table-cell table:style-name="ce3" office:value-type="float" office:value="1259.8" calcext:value-type="float">
            <text:p>1259,8</text:p>
          </table:table-cell>
          <table:table-cell table:style-name="ce3" office:value-type="float" office:value="1294.28" calcext:value-type="float">
            <text:p>1294,28</text:p>
          </table:table-cell>
          <table:table-cell table:style-name="ce3" office:value-type="float" office:value="1331.08" calcext:value-type="float">
            <text:p>1331,08</text:p>
          </table:table-cell>
          <table:table-cell table:style-name="ce3" office:value-type="float" office:value="1359.05" calcext:value-type="float">
            <text:p>1359,05</text:p>
          </table:table-cell>
          <table:table-cell table:style-name="ce3" office:value-type="float" office:value="1377.78" calcext:value-type="float">
            <text:p>1377,78</text:p>
          </table:table-cell>
          <table:table-cell table:style-name="ce3" office:value-type="float" office:value="1400.52" calcext:value-type="float">
            <text:p>1400,52</text:p>
          </table:table-cell>
          <table:table-cell table:style-name="ce3" office:value-type="float" office:value="1433.57" calcext:value-type="float">
            <text:p>1433,57</text:p>
          </table:table-cell>
          <table:table-cell table:style-name="ce3" office:value-type="float" office:value="1473.39" calcext:value-type="float">
            <text:p>1473,39</text:p>
          </table:table-cell>
          <table:table-cell table:style-name="ce3" office:value-type="float" office:value="1501.68" calcext:value-type="float">
            <text:p>1501,68</text:p>
          </table:table-cell>
          <table:table-cell table:style-name="ce3" office:value-type="float" office:value="1524.26" calcext:value-type="float">
            <text:p>1524,26</text:p>
          </table:table-cell>
          <table:table-cell table:style-name="ce3" office:value-type="float" office:value="1532.51" calcext:value-type="float">
            <text:p>1532,51</text:p>
          </table:table-cell>
          <table:table-cell table:style-name="ce3" office:value-type="float" office:value="1542.94" calcext:value-type="float">
            <text:p>1542,94</text:p>
          </table:table-cell>
          <table:table-cell table:style-name="ce3" office:value-type="float" office:value="1551.41" calcext:value-type="float">
            <text:p>1551,41</text:p>
          </table:table-cell>
          <table:table-cell table:style-name="ce3" office:value-type="float" office:value="1561.19" calcext:value-type="float">
            <text:p>1561,19</text:p>
          </table:table-cell>
          <table:table-cell table:style-name="ce3" office:value-type="float" office:value="1571.2" calcext:value-type="float">
            <text:p>1571,2</text:p>
          </table:table-cell>
          <table:table-cell table:style-name="ce3" office:value-type="float" office:value="1580.47" calcext:value-type="float">
            <text:p>1580,47</text:p>
          </table:table-cell>
          <table:table-cell table:style-name="ce3" office:value-type="float" office:value="1584.77" calcext:value-type="float">
            <text:p>1584,77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inas Gerais</text:p>
          </table:table-cell>
          <table:table-cell table:style-name="ce3" office:value-type="float" office:value="1028.27" calcext:value-type="float">
            <text:p>1028,27</text:p>
          </table:table-cell>
          <table:table-cell table:style-name="ce3" office:value-type="float" office:value="1029.08" calcext:value-type="float">
            <text:p>1029,08</text:p>
          </table:table-cell>
          <table:table-cell table:style-name="ce3" office:value-type="float" office:value="1063.55" calcext:value-type="float">
            <text:p>1063,55</text:p>
          </table:table-cell>
          <table:table-cell table:style-name="ce3" office:value-type="float" office:value="1062.96" calcext:value-type="float">
            <text:p>1062,96</text:p>
          </table:table-cell>
          <table:table-cell table:style-name="ce3" office:value-type="float" office:value="1066.7" calcext:value-type="float">
            <text:p>1066,7</text:p>
          </table:table-cell>
          <table:table-cell table:style-name="ce3" office:value-type="float" office:value="1071.03" calcext:value-type="float">
            <text:p>1071,03</text:p>
          </table:table-cell>
          <table:table-cell table:style-name="ce3" office:value-type="float" office:value="1075.64" calcext:value-type="float">
            <text:p>1075,64</text:p>
          </table:table-cell>
          <table:table-cell table:style-name="ce3" office:value-type="float" office:value="1074.31" calcext:value-type="float">
            <text:p>1074,31</text:p>
          </table:table-cell>
          <table:table-cell table:style-name="ce3" office:value-type="float" office:value="1073.67" calcext:value-type="float">
            <text:p>1073,67</text:p>
          </table:table-cell>
          <table:table-cell table:style-name="ce3" office:value-type="float" office:value="1073.76" calcext:value-type="float">
            <text:p>1073,76</text:p>
          </table:table-cell>
          <table:table-cell table:style-name="ce3" office:value-type="float" office:value="1074.55" calcext:value-type="float">
            <text:p>1074,55</text:p>
          </table:table-cell>
          <table:table-cell table:style-name="ce3" office:value-type="float" office:value="1073.67" calcext:value-type="float">
            <text:p>1073,67</text:p>
          </table:table-cell>
          <table:table-cell table:style-name="ce3" office:value-type="float" office:value="1074.61" calcext:value-type="float">
            <text:p>1074,61</text:p>
          </table:table-cell>
          <table:table-cell table:style-name="ce3" office:value-type="float" office:value="1075.59" calcext:value-type="float">
            <text:p>1075,59</text:p>
          </table:table-cell>
          <table:table-cell table:style-name="ce3" office:value-type="float" office:value="1076.25" calcext:value-type="float">
            <text:p>1076,25</text:p>
          </table:table-cell>
          <table:table-cell table:style-name="ce3" office:value-type="float" office:value="1092.86" calcext:value-type="float">
            <text:p>1092,86</text:p>
          </table:table-cell>
          <table:table-cell table:style-name="ce3" office:value-type="float" office:value="1094.72" calcext:value-type="float">
            <text:p>1094,72</text:p>
          </table:table-cell>
          <table:table-cell table:style-name="ce3" office:value-type="float" office:value="1101.62" calcext:value-type="float">
            <text:p>1101,62</text:p>
          </table:table-cell>
          <table:table-cell table:style-name="ce3" office:value-type="float" office:value="1104.72" calcext:value-type="float">
            <text:p>1104,72</text:p>
          </table:table-cell>
          <table:table-cell table:style-name="ce3" office:value-type="float" office:value="1107.22" calcext:value-type="float">
            <text:p>1107,22</text:p>
          </table:table-cell>
          <table:table-cell table:style-name="ce3" office:value-type="float" office:value="1109.77" calcext:value-type="float">
            <text:p>1109,77</text:p>
          </table:table-cell>
          <table:table-cell table:style-name="ce3" office:value-type="float" office:value="1116.01" calcext:value-type="float">
            <text:p>1116,01</text:p>
          </table:table-cell>
          <table:table-cell table:style-name="ce3" office:value-type="float" office:value="1117.37" calcext:value-type="float">
            <text:p>1117,37</text:p>
          </table:table-cell>
          <table:table-cell table:style-name="ce3" office:value-type="float" office:value="1117.62" calcext:value-type="float">
            <text:p>1117,62</text:p>
          </table:table-cell>
          <table:table-cell table:style-name="ce3" office:value-type="float" office:value="1147.13" calcext:value-type="float">
            <text:p>1147,13</text:p>
          </table:table-cell>
          <table:table-cell table:style-name="ce3" office:value-type="float" office:value="1149.59" calcext:value-type="float">
            <text:p>1149,59</text:p>
          </table:table-cell>
          <table:table-cell table:style-name="ce3" office:value-type="float" office:value="1156.64" calcext:value-type="float">
            <text:p>1156,64</text:p>
          </table:table-cell>
          <table:table-cell table:style-name="ce3" office:value-type="float" office:value="1163" calcext:value-type="float">
            <text:p>1163</text:p>
          </table:table-cell>
          <table:table-cell table:style-name="ce3" office:value-type="float" office:value="1160.6" calcext:value-type="float">
            <text:p>1160,6</text:p>
          </table:table-cell>
          <table:table-cell table:style-name="ce3" office:value-type="float" office:value="1162.21" calcext:value-type="float">
            <text:p>1162,21</text:p>
          </table:table-cell>
          <table:table-cell table:style-name="ce3" office:value-type="float" office:value="1172.71" calcext:value-type="float">
            <text:p>1172,71</text:p>
          </table:table-cell>
          <table:table-cell table:style-name="ce3" office:value-type="float" office:value="1171.24" calcext:value-type="float">
            <text:p>1171,24</text:p>
          </table:table-cell>
          <table:table-cell table:style-name="ce3" office:value-type="float" office:value="1179.96" calcext:value-type="float">
            <text:p>1179,96</text:p>
          </table:table-cell>
          <table:table-cell table:style-name="ce3" office:value-type="float" office:value="1180.53" calcext:value-type="float">
            <text:p>1180,53</text:p>
          </table:table-cell>
          <table:table-cell table:style-name="ce3" office:value-type="float" office:value="1183.22" calcext:value-type="float">
            <text:p>1183,22</text:p>
          </table:table-cell>
          <table:table-cell table:style-name="ce3" office:value-type="float" office:value="1193.08" calcext:value-type="float">
            <text:p>1193,08</text:p>
          </table:table-cell>
          <table:table-cell table:style-name="ce3" office:value-type="float" office:value="1196.9" calcext:value-type="float">
            <text:p>1196,9</text:p>
          </table:table-cell>
          <table:table-cell table:style-name="ce3" office:value-type="float" office:value="1201.2" calcext:value-type="float">
            <text:p>1201,2</text:p>
          </table:table-cell>
          <table:table-cell table:style-name="ce3" office:value-type="float" office:value="1203.86" calcext:value-type="float">
            <text:p>1203,86</text:p>
          </table:table-cell>
          <table:table-cell table:style-name="ce3" office:value-type="float" office:value="1205.7" calcext:value-type="float">
            <text:p>1205,7</text:p>
          </table:table-cell>
          <table:table-cell table:style-name="ce3" office:value-type="float" office:value="1207.11" calcext:value-type="float">
            <text:p>1207,11</text:p>
          </table:table-cell>
          <table:table-cell table:style-name="ce3" office:value-type="float" office:value="1206.84" calcext:value-type="float">
            <text:p>1206,84</text:p>
          </table:table-cell>
          <table:table-cell table:style-name="ce3" office:value-type="float" office:value="1209.18" calcext:value-type="float">
            <text:p>1209,18</text:p>
          </table:table-cell>
          <table:table-cell table:style-name="ce3" office:value-type="float" office:value="1218.16" calcext:value-type="float">
            <text:p>1218,16</text:p>
          </table:table-cell>
          <table:table-cell table:style-name="ce3" office:value-type="float" office:value="1231.92" calcext:value-type="float">
            <text:p>1231,92</text:p>
          </table:table-cell>
          <table:table-cell table:style-name="ce3" office:value-type="float" office:value="1254.53" calcext:value-type="float">
            <text:p>1254,53</text:p>
          </table:table-cell>
          <table:table-cell table:style-name="ce3" office:value-type="float" office:value="1277.99" calcext:value-type="float">
            <text:p>1277,99</text:p>
          </table:table-cell>
          <table:table-cell table:style-name="ce3" office:value-type="float" office:value="1299.91" calcext:value-type="float">
            <text:p>1299,91</text:p>
          </table:table-cell>
          <table:table-cell table:style-name="ce3" office:value-type="float" office:value="1351.25" calcext:value-type="float">
            <text:p>1351,25</text:p>
          </table:table-cell>
          <table:table-cell table:style-name="ce3" office:value-type="float" office:value="1371.03" calcext:value-type="float">
            <text:p>1371,03</text:p>
          </table:table-cell>
          <table:table-cell table:style-name="ce3" office:value-type="float" office:value="1398.58" calcext:value-type="float">
            <text:p>1398,58</text:p>
          </table:table-cell>
          <table:table-cell table:style-name="ce3" office:value-type="float" office:value="1436.09" calcext:value-type="float">
            <text:p>1436,09</text:p>
          </table:table-cell>
          <table:table-cell table:style-name="ce3" office:value-type="float" office:value="1459.91" calcext:value-type="float">
            <text:p>1459,91</text:p>
          </table:table-cell>
          <table:table-cell table:style-name="ce3" office:value-type="float" office:value="1486.41" calcext:value-type="float">
            <text:p>1486,41</text:p>
          </table:table-cell>
          <table:table-cell table:style-name="ce3" office:value-type="float" office:value="1514.92" calcext:value-type="float">
            <text:p>1514,92</text:p>
          </table:table-cell>
          <table:table-cell table:style-name="ce3" office:value-type="float" office:value="1529.18" calcext:value-type="float">
            <text:p>1529,18</text:p>
          </table:table-cell>
          <table:table-cell table:style-name="ce3" office:value-type="float" office:value="1531.45" calcext:value-type="float">
            <text:p>1531,45</text:p>
          </table:table-cell>
          <table:table-cell table:style-name="ce3" office:value-type="float" office:value="1544.33" calcext:value-type="float">
            <text:p>1544,33</text:p>
          </table:table-cell>
          <table:table-cell table:style-name="ce3" office:value-type="float" office:value="1548.72" calcext:value-type="float">
            <text:p>1548,72</text:p>
          </table:table-cell>
          <table:table-cell table:style-name="ce3" office:value-type="float" office:value="1549.43" calcext:value-type="float">
            <text:p>1549,43</text:p>
          </table:table-cell>
          <table:table-cell table:style-name="ce3" office:value-type="float" office:value="1556.73" calcext:value-type="float">
            <text:p>1556,73</text:p>
          </table:table-cell>
          <table:table-cell table:style-name="ce3" office:value-type="float" office:value="1568.71" calcext:value-type="float">
            <text:p>1568,71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Espírito Santo</text:p>
          </table:table-cell>
          <table:table-cell table:style-name="ce3" office:value-type="float" office:value="1016.4" calcext:value-type="float">
            <text:p>1016,4</text:p>
          </table:table-cell>
          <table:table-cell table:style-name="ce3" office:value-type="float" office:value="1020.29" calcext:value-type="float">
            <text:p>1020,29</text:p>
          </table:table-cell>
          <table:table-cell table:style-name="ce3" office:value-type="float" office:value="1022.44" calcext:value-type="float">
            <text:p>1022,44</text:p>
          </table:table-cell>
          <table:table-cell table:style-name="ce3" office:value-type="float" office:value="1022.7" calcext:value-type="float">
            <text:p>1022,7</text:p>
          </table:table-cell>
          <table:table-cell table:style-name="ce3" office:value-type="float" office:value="1022.5" calcext:value-type="float">
            <text:p>1022,5</text:p>
          </table:table-cell>
          <table:table-cell table:style-name="ce3" office:value-type="float" office:value="1026.89" calcext:value-type="float">
            <text:p>1026,89</text:p>
          </table:table-cell>
          <table:table-cell table:style-name="ce3" office:value-type="float" office:value="1039.56" calcext:value-type="float">
            <text:p>1039,56</text:p>
          </table:table-cell>
          <table:table-cell table:style-name="ce3" office:value-type="float" office:value="1037.82" calcext:value-type="float">
            <text:p>1037,82</text:p>
          </table:table-cell>
          <table:table-cell table:style-name="ce3" office:value-type="float" office:value="1040.82" calcext:value-type="float">
            <text:p>1040,82</text:p>
          </table:table-cell>
          <table:table-cell table:style-name="ce3" office:value-type="float" office:value="1039.56" calcext:value-type="float">
            <text:p>1039,56</text:p>
          </table:table-cell>
          <table:table-cell table:style-name="ce3" office:value-type="float" office:value="1042.37" calcext:value-type="float">
            <text:p>1042,37</text:p>
          </table:table-cell>
          <table:table-cell table:style-name="ce3" office:value-type="float" office:value="1044.84" calcext:value-type="float">
            <text:p>1044,84</text:p>
          </table:table-cell>
          <table:table-cell table:style-name="ce3" office:value-type="float" office:value="1048.65" calcext:value-type="float">
            <text:p>1048,65</text:p>
          </table:table-cell>
          <table:table-cell table:style-name="ce3" office:value-type="float" office:value="1052.85" calcext:value-type="float">
            <text:p>1052,85</text:p>
          </table:table-cell>
          <table:table-cell table:style-name="ce3" office:value-type="float" office:value="1052.34" calcext:value-type="float">
            <text:p>1052,34</text:p>
          </table:table-cell>
          <table:table-cell table:style-name="ce3" office:value-type="float" office:value="1057.16" calcext:value-type="float">
            <text:p>1057,16</text:p>
          </table:table-cell>
          <table:table-cell table:style-name="ce3" office:value-type="float" office:value="1059.5" calcext:value-type="float">
            <text:p>1059,5</text:p>
          </table:table-cell>
          <table:table-cell table:style-name="ce3" office:value-type="float" office:value="1066.17" calcext:value-type="float">
            <text:p>1066,17</text:p>
          </table:table-cell>
          <table:table-cell table:style-name="ce3" office:value-type="float" office:value="1076.59" calcext:value-type="float">
            <text:p>1076,59</text:p>
          </table:table-cell>
          <table:table-cell table:style-name="ce3" office:value-type="float" office:value="1080.72" calcext:value-type="float">
            <text:p>1080,72</text:p>
          </table:table-cell>
          <table:table-cell table:style-name="ce3" office:value-type="float" office:value="1085.97" calcext:value-type="float">
            <text:p>1085,97</text:p>
          </table:table-cell>
          <table:table-cell table:style-name="ce3" office:value-type="float" office:value="1087.43" calcext:value-type="float">
            <text:p>1087,43</text:p>
          </table:table-cell>
          <table:table-cell table:style-name="ce3" office:value-type="float" office:value="1087.37" calcext:value-type="float">
            <text:p>1087,37</text:p>
          </table:table-cell>
          <table:table-cell table:style-name="ce3" office:value-type="float" office:value="1087.44" calcext:value-type="float">
            <text:p>1087,44</text:p>
          </table:table-cell>
          <table:table-cell table:style-name="ce3" office:value-type="float" office:value="1089.35" calcext:value-type="float">
            <text:p>1089,35</text:p>
          </table:table-cell>
          <table:table-cell table:style-name="ce3" office:value-type="float" office:value="1090.8" calcext:value-type="float">
            <text:p>1090,8</text:p>
          </table:table-cell>
          <table:table-cell table:style-name="ce3" office:value-type="float" office:value="1095.1" calcext:value-type="float">
            <text:p>1095,1</text:p>
          </table:table-cell>
          <table:table-cell table:style-name="ce3" office:value-type="float" office:value="1094.23" calcext:value-type="float">
            <text:p>1094,23</text:p>
          </table:table-cell>
          <table:table-cell table:style-name="ce3" office:value-type="float" office:value="1096.08" calcext:value-type="float">
            <text:p>1096,08</text:p>
          </table:table-cell>
          <table:table-cell table:style-name="ce3" office:value-type="float" office:value="1104.85" calcext:value-type="float">
            <text:p>1104,85</text:p>
          </table:table-cell>
          <table:table-cell table:style-name="ce3" office:value-type="float" office:value="1113.08" calcext:value-type="float">
            <text:p>1113,08</text:p>
          </table:table-cell>
          <table:table-cell table:style-name="ce3" office:value-type="float" office:value="1120.86" calcext:value-type="float">
            <text:p>1120,86</text:p>
          </table:table-cell>
          <table:table-cell table:style-name="ce3" office:value-type="float" office:value="1127.65" calcext:value-type="float">
            <text:p>1127,65</text:p>
          </table:table-cell>
          <table:table-cell table:style-name="ce3" office:value-type="float" office:value="1127.53" calcext:value-type="float">
            <text:p>1127,53</text:p>
          </table:table-cell>
          <table:table-cell table:style-name="ce3" office:value-type="float" office:value="1126.61" calcext:value-type="float">
            <text:p>1126,61</text:p>
          </table:table-cell>
          <table:table-cell table:style-name="ce3" office:value-type="float" office:value="1129.09" calcext:value-type="float">
            <text:p>1129,09</text:p>
          </table:table-cell>
          <table:table-cell table:style-name="ce3" office:value-type="float" office:value="1129.07" calcext:value-type="float">
            <text:p>1129,07</text:p>
          </table:table-cell>
          <table:table-cell table:style-name="ce3" office:value-type="float" office:value="1134.78" calcext:value-type="float">
            <text:p>1134,78</text:p>
          </table:table-cell>
          <table:table-cell table:style-name="ce3" office:value-type="float" office:value="1135.04" calcext:value-type="float">
            <text:p>1135,04</text:p>
          </table:table-cell>
          <table:table-cell table:style-name="ce3" office:value-type="float" office:value="1135.35" calcext:value-type="float">
            <text:p>1135,35</text:p>
          </table:table-cell>
          <table:table-cell table:style-name="ce3" office:value-type="float" office:value="1137.85" calcext:value-type="float">
            <text:p>1137,85</text:p>
          </table:table-cell>
          <table:table-cell table:style-name="ce3" office:value-type="float" office:value="1154.15" calcext:value-type="float">
            <text:p>1154,15</text:p>
          </table:table-cell>
          <table:table-cell table:style-name="ce3" office:value-type="float" office:value="1156.6" calcext:value-type="float">
            <text:p>1156,6</text:p>
          </table:table-cell>
          <table:table-cell table:style-name="ce3" office:value-type="float" office:value="1170.87" calcext:value-type="float">
            <text:p>1170,87</text:p>
          </table:table-cell>
          <table:table-cell table:style-name="ce3" office:value-type="float" office:value="1186.92" calcext:value-type="float">
            <text:p>1186,92</text:p>
          </table:table-cell>
          <table:table-cell table:style-name="ce3" office:value-type="float" office:value="1211.31" calcext:value-type="float">
            <text:p>1211,31</text:p>
          </table:table-cell>
          <table:table-cell table:style-name="ce3" office:value-type="float" office:value="1232.84" calcext:value-type="float">
            <text:p>1232,84</text:p>
          </table:table-cell>
          <table:table-cell table:style-name="ce3" office:value-type="float" office:value="1253.83" calcext:value-type="float">
            <text:p>1253,83</text:p>
          </table:table-cell>
          <table:table-cell table:style-name="ce3" office:value-type="float" office:value="1270.21" calcext:value-type="float">
            <text:p>1270,21</text:p>
          </table:table-cell>
          <table:table-cell table:style-name="ce3" office:value-type="float" office:value="1293.11" calcext:value-type="float">
            <text:p>1293,11</text:p>
          </table:table-cell>
          <table:table-cell table:style-name="ce3" office:value-type="float" office:value="1306.67" calcext:value-type="float">
            <text:p>1306,67</text:p>
          </table:table-cell>
          <table:table-cell table:style-name="ce3" office:value-type="float" office:value="1317.76" calcext:value-type="float">
            <text:p>1317,76</text:p>
          </table:table-cell>
          <table:table-cell table:style-name="ce3" office:value-type="float" office:value="1349.71" calcext:value-type="float">
            <text:p>1349,71</text:p>
          </table:table-cell>
          <table:table-cell table:style-name="ce3" office:value-type="float" office:value="1395.9" calcext:value-type="float">
            <text:p>1395,9</text:p>
          </table:table-cell>
          <table:table-cell table:style-name="ce3" office:value-type="float" office:value="1433.82" calcext:value-type="float">
            <text:p>1433,82</text:p>
          </table:table-cell>
          <table:table-cell table:style-name="ce3" office:value-type="float" office:value="1436.35" calcext:value-type="float">
            <text:p>1436,35</text:p>
          </table:table-cell>
          <table:table-cell table:style-name="ce3" office:value-type="float" office:value="1440.81" calcext:value-type="float">
            <text:p>1440,81</text:p>
          </table:table-cell>
          <table:table-cell table:style-name="ce3" office:value-type="float" office:value="1449.1" calcext:value-type="float">
            <text:p>1449,1</text:p>
          </table:table-cell>
          <table:table-cell table:style-name="ce3" office:value-type="float" office:value="1471.93" calcext:value-type="float">
            <text:p>1471,93</text:p>
          </table:table-cell>
          <table:table-cell table:style-name="ce3" office:value-type="float" office:value="1492.02" calcext:value-type="float">
            <text:p>1492,02</text:p>
          </table:table-cell>
          <table:table-cell table:style-name="ce3" office:value-type="float" office:value="1507.2" calcext:value-type="float">
            <text:p>1507,2</text:p>
          </table:table-cell>
          <table:table-cell table:style-name="ce3" office:value-type="float" office:value="1511.09" calcext:value-type="float">
            <text:p>1511,09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Rio de Janeiro</text:p>
          </table:table-cell>
          <table:table-cell table:style-name="ce3" office:value-type="float" office:value="1243.04" calcext:value-type="float">
            <text:p>1243,04</text:p>
          </table:table-cell>
          <table:table-cell table:style-name="ce3" office:value-type="float" office:value="1240.79" calcext:value-type="float">
            <text:p>1240,79</text:p>
          </table:table-cell>
          <table:table-cell table:style-name="ce3" office:value-type="float" office:value="1240.07" calcext:value-type="float">
            <text:p>1240,07</text:p>
          </table:table-cell>
          <table:table-cell table:style-name="ce3" office:value-type="float" office:value="1242.26" calcext:value-type="float">
            <text:p>1242,26</text:p>
          </table:table-cell>
          <table:table-cell table:style-name="ce3" office:value-type="float" office:value="1241.92" calcext:value-type="float">
            <text:p>1241,92</text:p>
          </table:table-cell>
          <table:table-cell table:style-name="ce3" office:value-type="float" office:value="1248.06" calcext:value-type="float">
            <text:p>1248,06</text:p>
          </table:table-cell>
          <table:table-cell table:style-name="ce3" office:value-type="float" office:value="1287.19" calcext:value-type="float">
            <text:p>1287,19</text:p>
          </table:table-cell>
          <table:table-cell table:style-name="ce3" office:value-type="float" office:value="1287.41" calcext:value-type="float">
            <text:p>1287,41</text:p>
          </table:table-cell>
          <table:table-cell table:style-name="ce3" office:value-type="float" office:value="1288" calcext:value-type="float">
            <text:p>1288</text:p>
          </table:table-cell>
          <table:table-cell table:style-name="ce3" office:value-type="float" office:value="1286.22" calcext:value-type="float">
            <text:p>1286,22</text:p>
          </table:table-cell>
          <table:table-cell table:style-name="ce3" office:value-type="float" office:value="1288.73" calcext:value-type="float">
            <text:p>1288,73</text:p>
          </table:table-cell>
          <table:table-cell table:style-name="ce3" office:value-type="float" office:value="1291.26" calcext:value-type="float">
            <text:p>1291,26</text:p>
          </table:table-cell>
          <table:table-cell table:style-name="ce3" office:value-type="float" office:value="1294.39" calcext:value-type="float">
            <text:p>1294,39</text:p>
          </table:table-cell>
          <table:table-cell table:style-name="ce3" office:value-type="float" office:value="1294.07" calcext:value-type="float">
            <text:p>1294,07</text:p>
          </table:table-cell>
          <table:table-cell table:style-name="ce3" office:value-type="float" office:value="1290.27" calcext:value-type="float">
            <text:p>1290,27</text:p>
          </table:table-cell>
          <table:table-cell table:style-name="ce3" office:value-type="float" office:value="1287.88" calcext:value-type="float">
            <text:p>1287,88</text:p>
          </table:table-cell>
          <table:table-cell table:style-name="ce3" office:value-type="float" office:value="1294.52" calcext:value-type="float">
            <text:p>1294,52</text:p>
          </table:table-cell>
          <table:table-cell table:style-name="ce3" office:value-type="float" office:value="1302.57" calcext:value-type="float">
            <text:p>1302,57</text:p>
          </table:table-cell>
          <table:table-cell table:style-name="ce3" office:value-type="float" office:value="1310.63" calcext:value-type="float">
            <text:p>1310,63</text:p>
          </table:table-cell>
          <table:table-cell table:style-name="ce3" office:value-type="float" office:value="1312.17" calcext:value-type="float">
            <text:p>1312,17</text:p>
          </table:table-cell>
          <table:table-cell table:style-name="ce3" office:value-type="float" office:value="1321.84" calcext:value-type="float">
            <text:p>1321,84</text:p>
          </table:table-cell>
          <table:table-cell table:style-name="ce3" office:value-type="float" office:value="1322.64" calcext:value-type="float">
            <text:p>1322,64</text:p>
          </table:table-cell>
          <table:table-cell table:style-name="ce3" office:value-type="float" office:value="1323.26" calcext:value-type="float">
            <text:p>1323,26</text:p>
          </table:table-cell>
          <table:table-cell table:style-name="ce3" office:value-type="float" office:value="1324.45" calcext:value-type="float">
            <text:p>1324,45</text:p>
          </table:table-cell>
          <table:table-cell table:style-name="ce3" office:value-type="float" office:value="1330.14" calcext:value-type="float">
            <text:p>1330,14</text:p>
          </table:table-cell>
          <table:table-cell table:style-name="ce3" office:value-type="float" office:value="1335.74" calcext:value-type="float">
            <text:p>1335,74</text:p>
          </table:table-cell>
          <table:table-cell table:style-name="ce3" office:value-type="float" office:value="1341.79" calcext:value-type="float">
            <text:p>1341,79</text:p>
          </table:table-cell>
          <table:table-cell table:style-name="ce3" office:value-type="float" office:value="1347.01" calcext:value-type="float">
            <text:p>1347,01</text:p>
          </table:table-cell>
          <table:table-cell table:style-name="ce3" office:value-type="float" office:value="1346.78" calcext:value-type="float">
            <text:p>1346,78</text:p>
          </table:table-cell>
          <table:table-cell table:style-name="ce3" office:value-type="float" office:value="1354.85" calcext:value-type="float">
            <text:p>1354,85</text:p>
          </table:table-cell>
          <table:table-cell table:style-name="ce3" office:value-type="float" office:value="1356.29" calcext:value-type="float">
            <text:p>1356,29</text:p>
          </table:table-cell>
          <table:table-cell table:style-name="ce3" office:value-type="float" office:value="1357.56" calcext:value-type="float">
            <text:p>1357,56</text:p>
          </table:table-cell>
          <table:table-cell table:style-name="ce3" office:value-type="float" office:value="1381.85" calcext:value-type="float">
            <text:p>1381,85</text:p>
          </table:table-cell>
          <table:table-cell table:style-name="ce3" office:value-type="float" office:value="1388.36" calcext:value-type="float">
            <text:p>1388,36</text:p>
          </table:table-cell>
          <table:table-cell table:style-name="ce3" office:value-type="float" office:value="1390.13" calcext:value-type="float">
            <text:p>1390,13</text:p>
          </table:table-cell>
          <table:table-cell table:style-name="ce3" office:value-type="float" office:value="1391.14" calcext:value-type="float">
            <text:p>1391,14</text:p>
          </table:table-cell>
          <table:table-cell table:style-name="ce3" office:value-type="float" office:value="1393.9" calcext:value-type="float">
            <text:p>1393,9</text:p>
          </table:table-cell>
          <table:table-cell table:style-name="ce3" office:value-type="float" office:value="1394.57" calcext:value-type="float">
            <text:p>1394,57</text:p>
          </table:table-cell>
          <table:table-cell table:style-name="ce3" office:value-type="float" office:value="1397.96" calcext:value-type="float">
            <text:p>1397,96</text:p>
          </table:table-cell>
          <table:table-cell table:style-name="ce3" office:value-type="float" office:value="1425.77" calcext:value-type="float">
            <text:p>1425,77</text:p>
          </table:table-cell>
          <table:table-cell table:style-name="ce3" office:value-type="float" office:value="1425.74" calcext:value-type="float">
            <text:p>1425,74</text:p>
          </table:table-cell>
          <table:table-cell table:style-name="ce3" office:value-type="float" office:value="1429.03" calcext:value-type="float">
            <text:p>1429,03</text:p>
          </table:table-cell>
          <table:table-cell table:style-name="ce3" office:value-type="float" office:value="1437.6" calcext:value-type="float">
            <text:p>1437,6</text:p>
          </table:table-cell>
          <table:table-cell table:style-name="ce3" office:value-type="float" office:value="1444.31" calcext:value-type="float">
            <text:p>1444,31</text:p>
          </table:table-cell>
          <table:table-cell table:style-name="ce3" office:value-type="float" office:value="1449.7" calcext:value-type="float">
            <text:p>1449,7</text:p>
          </table:table-cell>
          <table:table-cell table:style-name="ce3" office:value-type="float" office:value="1464.47" calcext:value-type="float">
            <text:p>1464,47</text:p>
          </table:table-cell>
          <table:table-cell table:style-name="ce3" office:value-type="float" office:value="1481.7" calcext:value-type="float">
            <text:p>1481,7</text:p>
          </table:table-cell>
          <table:table-cell table:style-name="ce3" office:value-type="float" office:value="1508.13" calcext:value-type="float">
            <text:p>1508,13</text:p>
          </table:table-cell>
          <table:table-cell table:style-name="ce3" office:value-type="float" office:value="1516.81" calcext:value-type="float">
            <text:p>1516,81</text:p>
          </table:table-cell>
          <table:table-cell table:style-name="ce3" office:value-type="float" office:value="1529.26" calcext:value-type="float">
            <text:p>1529,26</text:p>
          </table:table-cell>
          <table:table-cell table:style-name="ce3" office:value-type="float" office:value="1554.96" calcext:value-type="float">
            <text:p>1554,96</text:p>
          </table:table-cell>
          <table:table-cell table:style-name="ce3" office:value-type="float" office:value="1582.11" calcext:value-type="float">
            <text:p>1582,11</text:p>
          </table:table-cell>
          <table:table-cell table:style-name="ce3" office:value-type="float" office:value="1642.99" calcext:value-type="float">
            <text:p>1642,99</text:p>
          </table:table-cell>
          <table:table-cell table:style-name="ce3" office:value-type="float" office:value="1665.93" calcext:value-type="float">
            <text:p>1665,93</text:p>
          </table:table-cell>
          <table:table-cell table:style-name="ce3" office:value-type="float" office:value="1699.43" calcext:value-type="float">
            <text:p>1699,43</text:p>
          </table:table-cell>
          <table:table-cell table:style-name="ce3" office:value-type="float" office:value="1724.71" calcext:value-type="float">
            <text:p>1724,71</text:p>
          </table:table-cell>
          <table:table-cell table:style-name="ce3" office:value-type="float" office:value="1735.41" calcext:value-type="float">
            <text:p>1735,41</text:p>
          </table:table-cell>
          <table:table-cell table:style-name="ce3" office:value-type="float" office:value="1754.72" calcext:value-type="float">
            <text:p>1754,72</text:p>
          </table:table-cell>
          <table:table-cell table:style-name="ce3" office:value-type="float" office:value="1781.74" calcext:value-type="float">
            <text:p>1781,74</text:p>
          </table:table-cell>
          <table:table-cell table:style-name="ce3" office:value-type="float" office:value="1788.68" calcext:value-type="float">
            <text:p>1788,68</text:p>
          </table:table-cell>
          <table:table-cell table:style-name="ce3" office:value-type="float" office:value="1797.52" calcext:value-type="float">
            <text:p>1797,52</text:p>
          </table:table-cell>
          <table:table-cell table:style-name="ce3" office:value-type="float" office:value="1803.13" calcext:value-type="float">
            <text:p>1803,13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São Paulo</text:p>
          </table:table-cell>
          <table:table-cell table:style-name="ce3" office:value-type="float" office:value="1218.02" calcext:value-type="float">
            <text:p>1218,02</text:p>
          </table:table-cell>
          <table:table-cell table:style-name="ce3" office:value-type="float" office:value="1223.29" calcext:value-type="float">
            <text:p>1223,29</text:p>
          </table:table-cell>
          <table:table-cell table:style-name="ce3" office:value-type="float" office:value="1221.31" calcext:value-type="float">
            <text:p>1221,31</text:p>
          </table:table-cell>
          <table:table-cell table:style-name="ce3" office:value-type="float" office:value="1221.13" calcext:value-type="float">
            <text:p>1221,13</text:p>
          </table:table-cell>
          <table:table-cell table:style-name="ce3" office:value-type="float" office:value="1222.93" calcext:value-type="float">
            <text:p>1222,93</text:p>
          </table:table-cell>
          <table:table-cell table:style-name="ce3" office:value-type="float" office:value="1229.54" calcext:value-type="float">
            <text:p>1229,54</text:p>
          </table:table-cell>
          <table:table-cell table:style-name="ce3" office:value-type="float" office:value="1232.76" calcext:value-type="float">
            <text:p>1232,76</text:p>
          </table:table-cell>
          <table:table-cell table:style-name="ce3" office:value-type="float" office:value="1236.39" calcext:value-type="float">
            <text:p>1236,39</text:p>
          </table:table-cell>
          <table:table-cell table:style-name="ce3" office:value-type="float" office:value="1238.55" calcext:value-type="float">
            <text:p>1238,55</text:p>
          </table:table-cell>
          <table:table-cell table:style-name="ce3" office:value-type="float" office:value="1239.5" calcext:value-type="float">
            <text:p>1239,5</text:p>
          </table:table-cell>
          <table:table-cell table:style-name="ce3" office:value-type="float" office:value="1248.7" calcext:value-type="float">
            <text:p>1248,7</text:p>
          </table:table-cell>
          <table:table-cell table:style-name="ce3" office:value-type="float" office:value="1252.52" calcext:value-type="float">
            <text:p>1252,52</text:p>
          </table:table-cell>
          <table:table-cell table:style-name="ce3" office:value-type="float" office:value="1260.91" calcext:value-type="float">
            <text:p>1260,91</text:p>
          </table:table-cell>
          <table:table-cell table:style-name="ce3" office:value-type="float" office:value="1265.24" calcext:value-type="float">
            <text:p>1265,24</text:p>
          </table:table-cell>
          <table:table-cell table:style-name="ce3" office:value-type="float" office:value="1267.96" calcext:value-type="float">
            <text:p>1267,96</text:p>
          </table:table-cell>
          <table:table-cell table:style-name="ce3" office:value-type="float" office:value="1267.15" calcext:value-type="float">
            <text:p>1267,15</text:p>
          </table:table-cell>
          <table:table-cell table:style-name="ce3" office:value-type="float" office:value="1287.4" calcext:value-type="float">
            <text:p>1287,4</text:p>
          </table:table-cell>
          <table:table-cell table:style-name="ce3" office:value-type="float" office:value="1295.22" calcext:value-type="float">
            <text:p>1295,22</text:p>
          </table:table-cell>
          <table:table-cell table:style-name="ce3" office:value-type="float" office:value="1298.51" calcext:value-type="float">
            <text:p>1298,51</text:p>
          </table:table-cell>
          <table:table-cell table:style-name="ce3" office:value-type="float" office:value="1308.95" calcext:value-type="float">
            <text:p>1308,95</text:p>
          </table:table-cell>
          <table:table-cell table:style-name="ce3" office:value-type="float" office:value="1312.23" calcext:value-type="float">
            <text:p>1312,23</text:p>
          </table:table-cell>
          <table:table-cell table:style-name="ce3" office:value-type="float" office:value="1309.57" calcext:value-type="float">
            <text:p>1309,57</text:p>
          </table:table-cell>
          <table:table-cell table:style-name="ce3" office:value-type="float" office:value="1310.41" calcext:value-type="float">
            <text:p>1310,41</text:p>
          </table:table-cell>
          <table:table-cell table:style-name="ce3" office:value-type="float" office:value="1311.07" calcext:value-type="float">
            <text:p>1311,07</text:p>
          </table:table-cell>
          <table:table-cell table:style-name="ce3" office:value-type="float" office:value="1312.78" calcext:value-type="float">
            <text:p>1312,78</text:p>
          </table:table-cell>
          <table:table-cell table:style-name="ce3" office:value-type="float" office:value="1313.47" calcext:value-type="float">
            <text:p>1313,47</text:p>
          </table:table-cell>
          <table:table-cell table:style-name="ce3" office:value-type="float" office:value="1320.86" calcext:value-type="float">
            <text:p>1320,86</text:p>
          </table:table-cell>
          <table:table-cell table:style-name="ce3" office:value-type="float" office:value="1320.95" calcext:value-type="float">
            <text:p>1320,95</text:p>
          </table:table-cell>
          <table:table-cell table:style-name="ce3" office:value-type="float" office:value="1323.88" calcext:value-type="float">
            <text:p>1323,88</text:p>
          </table:table-cell>
          <table:table-cell table:style-name="ce3" office:value-type="float" office:value="1323.36" calcext:value-type="float">
            <text:p>1323,36</text:p>
          </table:table-cell>
          <table:table-cell table:style-name="ce3" office:value-type="float" office:value="1344.36" calcext:value-type="float">
            <text:p>1344,36</text:p>
          </table:table-cell>
          <table:table-cell table:style-name="ce3" office:value-type="float" office:value="1343.65" calcext:value-type="float">
            <text:p>1343,65</text:p>
          </table:table-cell>
          <table:table-cell table:style-name="ce3" office:value-type="float" office:value="1343.51" calcext:value-type="float">
            <text:p>1343,51</text:p>
          </table:table-cell>
          <table:table-cell table:style-name="ce3" office:value-type="float" office:value="1342.79" calcext:value-type="float">
            <text:p>1342,79</text:p>
          </table:table-cell>
          <table:table-cell table:style-name="ce3" office:value-type="float" office:value="1342.44" calcext:value-type="float">
            <text:p>1342,44</text:p>
          </table:table-cell>
          <table:table-cell table:style-name="ce3" office:value-type="float" office:value="1345.84" calcext:value-type="float">
            <text:p>1345,84</text:p>
          </table:table-cell>
          <table:table-cell table:style-name="ce3" office:value-type="float" office:value="1345.94" calcext:value-type="float">
            <text:p>1345,94</text:p>
          </table:table-cell>
          <table:table-cell table:style-name="ce3" office:value-type="float" office:value="1348.85" calcext:value-type="float">
            <text:p>1348,85</text:p>
          </table:table-cell>
          <table:table-cell table:style-name="ce3" office:value-type="float" office:value="1352.35" calcext:value-type="float">
            <text:p>1352,35</text:p>
          </table:table-cell>
          <table:table-cell table:style-name="ce3" office:value-type="float" office:value="1351.64" calcext:value-type="float">
            <text:p>1351,64</text:p>
          </table:table-cell>
          <table:table-cell table:style-name="ce3" office:value-type="float" office:value="1353.36" calcext:value-type="float">
            <text:p>1353,36</text:p>
          </table:table-cell>
          <table:table-cell table:style-name="ce3" office:value-type="float" office:value="1354.6" calcext:value-type="float">
            <text:p>1354,6</text:p>
          </table:table-cell>
          <table:table-cell table:style-name="ce3" office:value-type="float" office:value="1369" calcext:value-type="float">
            <text:p>1369</text:p>
          </table:table-cell>
          <table:table-cell table:style-name="ce3" office:value-type="float" office:value="1377.53" calcext:value-type="float">
            <text:p>1377,53</text:p>
          </table:table-cell>
          <table:table-cell table:style-name="ce3" office:value-type="float" office:value="1400.1" calcext:value-type="float">
            <text:p>1400,1</text:p>
          </table:table-cell>
          <table:table-cell table:style-name="ce3" office:value-type="float" office:value="1418.58" calcext:value-type="float">
            <text:p>1418,58</text:p>
          </table:table-cell>
          <table:table-cell table:style-name="ce3" office:value-type="float" office:value="1438.28" calcext:value-type="float">
            <text:p>1438,28</text:p>
          </table:table-cell>
          <table:table-cell table:style-name="ce3" office:value-type="float" office:value="1458.56" calcext:value-type="float">
            <text:p>1458,56</text:p>
          </table:table-cell>
          <table:table-cell table:style-name="ce3" office:value-type="float" office:value="1481.99" calcext:value-type="float">
            <text:p>1481,99</text:p>
          </table:table-cell>
          <table:table-cell table:style-name="ce3" office:value-type="float" office:value="1499.65" calcext:value-type="float">
            <text:p>1499,65</text:p>
          </table:table-cell>
          <table:table-cell table:style-name="ce3" office:value-type="float" office:value="1515.47" calcext:value-type="float">
            <text:p>1515,47</text:p>
          </table:table-cell>
          <table:table-cell table:style-name="ce3" office:value-type="float" office:value="1537.69" calcext:value-type="float">
            <text:p>1537,69</text:p>
          </table:table-cell>
          <table:table-cell table:style-name="ce3" office:value-type="float" office:value="1559.75" calcext:value-type="float">
            <text:p>1559,75</text:p>
          </table:table-cell>
          <table:table-cell table:style-name="ce3" office:value-type="float" office:value="1621.67" calcext:value-type="float">
            <text:p>1621,67</text:p>
          </table:table-cell>
          <table:table-cell table:style-name="ce3" office:value-type="float" office:value="1657.53" calcext:value-type="float">
            <text:p>1657,53</text:p>
          </table:table-cell>
          <table:table-cell table:style-name="ce3" office:value-type="float" office:value="1660.04" calcext:value-type="float">
            <text:p>1660,04</text:p>
          </table:table-cell>
          <table:table-cell table:style-name="ce3" office:value-type="float" office:value="1671.65" calcext:value-type="float">
            <text:p>1671,65</text:p>
          </table:table-cell>
          <table:table-cell table:style-name="ce3" office:value-type="float" office:value="1690.79" calcext:value-type="float">
            <text:p>1690,79</text:p>
          </table:table-cell>
          <table:table-cell table:style-name="ce3" office:value-type="float" office:value="1709.44" calcext:value-type="float">
            <text:p>1709,44</text:p>
          </table:table-cell>
          <table:table-cell table:style-name="ce3" office:value-type="float" office:value="1715.44" calcext:value-type="float">
            <text:p>1715,44</text:p>
          </table:table-cell>
          <table:table-cell table:style-name="ce3" office:value-type="float" office:value="1722.21" calcext:value-type="float">
            <text:p>1722,21</text:p>
          </table:table-cell>
          <table:table-cell table:style-name="ce3" office:value-type="float" office:value="1729.78" calcext:value-type="float">
            <text:p>1729,78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Paraná</text:p>
          </table:table-cell>
          <table:table-cell table:style-name="ce3" office:value-type="float" office:value="1144.93" calcext:value-type="float">
            <text:p>1144,93</text:p>
          </table:table-cell>
          <table:table-cell table:style-name="ce3" office:value-type="float" office:value="1145.06" calcext:value-type="float">
            <text:p>1145,06</text:p>
          </table:table-cell>
          <table:table-cell table:style-name="ce3" office:value-type="float" office:value="1147.98" calcext:value-type="float">
            <text:p>1147,98</text:p>
          </table:table-cell>
          <table:table-cell table:style-name="ce3" office:value-type="float" office:value="1145.92" calcext:value-type="float">
            <text:p>1145,92</text:p>
          </table:table-cell>
          <table:table-cell table:style-name="ce3" office:value-type="float" office:value="1144.54" calcext:value-type="float">
            <text:p>1144,54</text:p>
          </table:table-cell>
          <table:table-cell table:style-name="ce3" office:value-type="float" office:value="1144.71" calcext:value-type="float">
            <text:p>1144,71</text:p>
          </table:table-cell>
          <table:table-cell table:style-name="ce3" office:value-type="float" office:value="1165.61" calcext:value-type="float">
            <text:p>1165,61</text:p>
          </table:table-cell>
          <table:table-cell table:style-name="ce3" office:value-type="float" office:value="1163.36" calcext:value-type="float">
            <text:p>1163,36</text:p>
          </table:table-cell>
          <table:table-cell table:style-name="ce3" office:value-type="float" office:value="1163.67" calcext:value-type="float">
            <text:p>1163,67</text:p>
          </table:table-cell>
          <table:table-cell table:style-name="ce3" office:value-type="float" office:value="1165.21" calcext:value-type="float">
            <text:p>1165,21</text:p>
          </table:table-cell>
          <table:table-cell table:style-name="ce3" office:value-type="float" office:value="1166.61" calcext:value-type="float">
            <text:p>1166,61</text:p>
          </table:table-cell>
          <table:table-cell table:style-name="ce3" office:value-type="float" office:value="1167" calcext:value-type="float">
            <text:p>1167</text:p>
          </table:table-cell>
          <table:table-cell table:style-name="ce3" office:value-type="float" office:value="1170.21" calcext:value-type="float">
            <text:p>1170,21</text:p>
          </table:table-cell>
          <table:table-cell table:style-name="ce3" office:value-type="float" office:value="1171.54" calcext:value-type="float">
            <text:p>1171,54</text:p>
          </table:table-cell>
          <table:table-cell table:style-name="ce3" office:value-type="float" office:value="1168.96" calcext:value-type="float">
            <text:p>1168,96</text:p>
          </table:table-cell>
          <table:table-cell table:style-name="ce3" office:value-type="float" office:value="1174.58" calcext:value-type="float">
            <text:p>1174,58</text:p>
          </table:table-cell>
          <table:table-cell table:style-name="ce3" office:value-type="float" office:value="1179.71" calcext:value-type="float">
            <text:p>1179,71</text:p>
          </table:table-cell>
          <table:table-cell table:style-name="ce3" office:value-type="float" office:value="1180.41" calcext:value-type="float">
            <text:p>1180,41</text:p>
          </table:table-cell>
          <table:table-cell table:style-name="ce3" office:value-type="float" office:value="1204.45" calcext:value-type="float">
            <text:p>1204,45</text:p>
          </table:table-cell>
          <table:table-cell table:style-name="ce3" office:value-type="float" office:value="1212.58" calcext:value-type="float">
            <text:p>1212,58</text:p>
          </table:table-cell>
          <table:table-cell table:style-name="ce3" office:value-type="float" office:value="1217.24" calcext:value-type="float">
            <text:p>1217,24</text:p>
          </table:table-cell>
          <table:table-cell table:style-name="ce3" office:value-type="float" office:value="1216.16" calcext:value-type="float">
            <text:p>1216,16</text:p>
          </table:table-cell>
          <table:table-cell table:style-name="ce3" office:value-type="float" office:value="1218.55" calcext:value-type="float">
            <text:p>1218,55</text:p>
          </table:table-cell>
          <table:table-cell table:style-name="ce3" office:value-type="float" office:value="1223.66" calcext:value-type="float">
            <text:p>1223,66</text:p>
          </table:table-cell>
          <table:table-cell table:style-name="ce3" office:value-type="float" office:value="1225.13" calcext:value-type="float">
            <text:p>1225,13</text:p>
          </table:table-cell>
          <table:table-cell table:style-name="ce3" office:value-type="float" office:value="1226.07" calcext:value-type="float">
            <text:p>1226,07</text:p>
          </table:table-cell>
          <table:table-cell table:style-name="ce3" office:value-type="float" office:value="1236.57" calcext:value-type="float">
            <text:p>1236,57</text:p>
          </table:table-cell>
          <table:table-cell table:style-name="ce3" office:value-type="float" office:value="1243.09" calcext:value-type="float">
            <text:p>1243,09</text:p>
          </table:table-cell>
          <table:table-cell table:style-name="ce3" office:value-type="float" office:value="1243.28" calcext:value-type="float">
            <text:p>1243,28</text:p>
          </table:table-cell>
          <table:table-cell table:style-name="ce3" office:value-type="float" office:value="1245.63" calcext:value-type="float">
            <text:p>1245,63</text:p>
          </table:table-cell>
          <table:table-cell table:style-name="ce3" office:value-type="float" office:value="1279.21" calcext:value-type="float">
            <text:p>1279,21</text:p>
          </table:table-cell>
          <table:table-cell table:style-name="ce3" office:value-type="float" office:value="1283.11" calcext:value-type="float">
            <text:p>1283,11</text:p>
          </table:table-cell>
          <table:table-cell table:style-name="ce3" office:value-type="float" office:value="1282.81" calcext:value-type="float">
            <text:p>1282,81</text:p>
          </table:table-cell>
          <table:table-cell table:style-name="ce3" office:value-type="float" office:value="1284.44" calcext:value-type="float">
            <text:p>1284,44</text:p>
          </table:table-cell>
          <table:table-cell table:style-name="ce3" office:value-type="float" office:value="1285.78" calcext:value-type="float">
            <text:p>1285,78</text:p>
          </table:table-cell>
          <table:table-cell table:style-name="ce3" office:value-type="float" office:value="1285.93" calcext:value-type="float">
            <text:p>1285,93</text:p>
          </table:table-cell>
          <table:table-cell table:style-name="ce3" office:value-type="float" office:value="1284.57" calcext:value-type="float">
            <text:p>1284,57</text:p>
          </table:table-cell>
          <table:table-cell table:style-name="ce3" office:value-type="float" office:value="1283.63" calcext:value-type="float">
            <text:p>1283,63</text:p>
          </table:table-cell>
          <table:table-cell table:style-name="ce3" office:value-type="float" office:value="1285.42" calcext:value-type="float">
            <text:p>1285,42</text:p>
          </table:table-cell>
          <table:table-cell table:style-name="ce3" office:value-type="float" office:value="1285.08" calcext:value-type="float">
            <text:p>1285,08</text:p>
          </table:table-cell>
          <table:table-cell table:style-name="ce3" office:value-type="float" office:value="1291.52" calcext:value-type="float">
            <text:p>1291,52</text:p>
          </table:table-cell>
          <table:table-cell table:style-name="ce3" office:value-type="float" office:value="1291.68" calcext:value-type="float">
            <text:p>1291,68</text:p>
          </table:table-cell>
          <table:table-cell table:style-name="ce3" office:value-type="float" office:value="1292.52" calcext:value-type="float">
            <text:p>1292,52</text:p>
          </table:table-cell>
          <table:table-cell table:style-name="ce3" office:value-type="float" office:value="1304.07" calcext:value-type="float">
            <text:p>1304,07</text:p>
          </table:table-cell>
          <table:table-cell table:style-name="ce3" office:value-type="float" office:value="1320.18" calcext:value-type="float">
            <text:p>1320,18</text:p>
          </table:table-cell>
          <table:table-cell table:style-name="ce3" office:value-type="float" office:value="1337.77" calcext:value-type="float">
            <text:p>1337,77</text:p>
          </table:table-cell>
          <table:table-cell table:style-name="ce3" office:value-type="float" office:value="1368.73" calcext:value-type="float">
            <text:p>1368,73</text:p>
          </table:table-cell>
          <table:table-cell table:style-name="ce3" office:value-type="float" office:value="1397.63" calcext:value-type="float">
            <text:p>1397,63</text:p>
          </table:table-cell>
          <table:table-cell table:style-name="ce3" office:value-type="float" office:value="1434.12" calcext:value-type="float">
            <text:p>1434,12</text:p>
          </table:table-cell>
          <table:table-cell table:style-name="ce3" office:value-type="float" office:value="1456.48" calcext:value-type="float">
            <text:p>1456,48</text:p>
          </table:table-cell>
          <table:table-cell table:style-name="ce3" office:value-type="float" office:value="1465.2" calcext:value-type="float">
            <text:p>1465,2</text:p>
          </table:table-cell>
          <table:table-cell table:style-name="ce3" office:value-type="float" office:value="1497.33" calcext:value-type="float">
            <text:p>1497,33</text:p>
          </table:table-cell>
          <table:table-cell table:style-name="ce3" office:value-type="float" office:value="1519.08" calcext:value-type="float">
            <text:p>1519,08</text:p>
          </table:table-cell>
          <table:table-cell table:style-name="ce3" office:value-type="float" office:value="1605" calcext:value-type="float">
            <text:p>1605</text:p>
          </table:table-cell>
          <table:table-cell table:style-name="ce3" office:value-type="float" office:value="1626.47" calcext:value-type="float">
            <text:p>1626,47</text:p>
          </table:table-cell>
          <table:table-cell table:style-name="ce3" office:value-type="float" office:value="1636.79" calcext:value-type="float">
            <text:p>1636,79</text:p>
          </table:table-cell>
          <table:table-cell table:style-name="ce3" office:value-type="float" office:value="1650.5" calcext:value-type="float">
            <text:p>1650,5</text:p>
          </table:table-cell>
          <table:table-cell table:style-name="ce3" office:value-type="float" office:value="1658.72" calcext:value-type="float">
            <text:p>1658,72</text:p>
          </table:table-cell>
          <table:table-cell table:style-name="ce3" office:value-type="float" office:value="1668.53" calcext:value-type="float">
            <text:p>1668,53</text:p>
          </table:table-cell>
          <table:table-cell table:style-name="ce3" office:value-type="float" office:value="1678.51" calcext:value-type="float">
            <text:p>1678,51</text:p>
          </table:table-cell>
          <table:table-cell table:style-name="ce3" office:value-type="float" office:value="1681.73" calcext:value-type="float">
            <text:p>1681,73</text:p>
          </table:table-cell>
          <table:table-cell table:style-name="ce3" office:value-type="float" office:value="1695.35" calcext:value-type="float">
            <text:p>1695,35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Santa Catarina</text:p>
          </table:table-cell>
          <table:table-cell table:style-name="ce3" office:value-type="float" office:value="1228.22" calcext:value-type="float">
            <text:p>1228,22</text:p>
          </table:table-cell>
          <table:table-cell table:style-name="ce3" office:value-type="float" office:value="1234.17" calcext:value-type="float">
            <text:p>1234,17</text:p>
          </table:table-cell>
          <table:table-cell table:style-name="ce3" office:value-type="float" office:value="1234.62" calcext:value-type="float">
            <text:p>1234,62</text:p>
          </table:table-cell>
          <table:table-cell table:style-name="ce3" office:value-type="float" office:value="1238.6" calcext:value-type="float">
            <text:p>1238,6</text:p>
          </table:table-cell>
          <table:table-cell table:style-name="ce3" office:value-type="float" office:value="1241.46" calcext:value-type="float">
            <text:p>1241,46</text:p>
          </table:table-cell>
          <table:table-cell table:style-name="ce3" office:value-type="float" office:value="1277.12" calcext:value-type="float">
            <text:p>1277,12</text:p>
          </table:table-cell>
          <table:table-cell table:style-name="ce3" office:value-type="float" office:value="1280.55" calcext:value-type="float">
            <text:p>1280,55</text:p>
          </table:table-cell>
          <table:table-cell table:style-name="ce3" office:value-type="float" office:value="1286.81" calcext:value-type="float">
            <text:p>1286,81</text:p>
          </table:table-cell>
          <table:table-cell table:style-name="ce3" office:value-type="float" office:value="1291.05" calcext:value-type="float">
            <text:p>1291,05</text:p>
          </table:table-cell>
          <table:table-cell table:style-name="ce3" office:value-type="float" office:value="1294.81" calcext:value-type="float">
            <text:p>1294,81</text:p>
          </table:table-cell>
          <table:table-cell table:style-name="ce3" office:value-type="float" office:value="1296.9" calcext:value-type="float">
            <text:p>1296,9</text:p>
          </table:table-cell>
          <table:table-cell table:style-name="ce3" office:value-type="float" office:value="1299.56" calcext:value-type="float">
            <text:p>1299,56</text:p>
          </table:table-cell>
          <table:table-cell table:style-name="ce3" office:value-type="float" office:value="1298.74" calcext:value-type="float">
            <text:p>1298,74</text:p>
          </table:table-cell>
          <table:table-cell table:style-name="ce3" office:value-type="float" office:value="1305.63" calcext:value-type="float">
            <text:p>1305,63</text:p>
          </table:table-cell>
          <table:table-cell table:style-name="ce3" office:value-type="float" office:value="1310.76" calcext:value-type="float">
            <text:p>1310,76</text:p>
          </table:table-cell>
          <table:table-cell table:style-name="ce3" office:value-type="float" office:value="1310.59" calcext:value-type="float">
            <text:p>1310,59</text:p>
          </table:table-cell>
          <table:table-cell table:style-name="ce3" office:value-type="float" office:value="1308.51" calcext:value-type="float">
            <text:p>1308,51</text:p>
          </table:table-cell>
          <table:table-cell table:style-name="ce3" office:value-type="float" office:value="1329.06" calcext:value-type="float">
            <text:p>1329,06</text:p>
          </table:table-cell>
          <table:table-cell table:style-name="ce3" office:value-type="float" office:value="1328.47" calcext:value-type="float">
            <text:p>1328,47</text:p>
          </table:table-cell>
          <table:table-cell table:style-name="ce3" office:value-type="float" office:value="1329.62" calcext:value-type="float">
            <text:p>1329,62</text:p>
          </table:table-cell>
          <table:table-cell table:style-name="ce3" office:value-type="float" office:value="1329.8" calcext:value-type="float">
            <text:p>1329,8</text:p>
          </table:table-cell>
          <table:table-cell table:style-name="ce3" office:value-type="float" office:value="1335.12" calcext:value-type="float">
            <text:p>1335,12</text:p>
          </table:table-cell>
          <table:table-cell table:style-name="ce3" office:value-type="float" office:value="1342.54" calcext:value-type="float">
            <text:p>1342,54</text:p>
          </table:table-cell>
          <table:table-cell table:style-name="ce3" office:value-type="float" office:value="1349.09" calcext:value-type="float">
            <text:p>1349,09</text:p>
          </table:table-cell>
          <table:table-cell table:style-name="ce3" office:value-type="float" office:value="1351.73" calcext:value-type="float">
            <text:p>1351,73</text:p>
          </table:table-cell>
          <table:table-cell table:style-name="ce3" office:value-type="float" office:value="1357.57" calcext:value-type="float">
            <text:p>1357,57</text:p>
          </table:table-cell>
          <table:table-cell table:style-name="ce3" office:value-type="float" office:value="1369.48" calcext:value-type="float">
            <text:p>1369,48</text:p>
          </table:table-cell>
          <table:table-cell table:style-name="ce3" office:value-type="float" office:value="1371.03" calcext:value-type="float">
            <text:p>1371,03</text:p>
          </table:table-cell>
          <table:table-cell table:style-name="ce3" office:value-type="float" office:value="1375.92" calcext:value-type="float">
            <text:p>1375,92</text:p>
          </table:table-cell>
          <table:table-cell table:style-name="ce3" office:value-type="float" office:value="1387.48" calcext:value-type="float">
            <text:p>1387,48</text:p>
          </table:table-cell>
          <table:table-cell table:style-name="ce3" office:value-type="float" office:value="1389.68" calcext:value-type="float">
            <text:p>1389,68</text:p>
          </table:table-cell>
          <table:table-cell table:style-name="ce3" office:value-type="float" office:value="1427.12" calcext:value-type="float">
            <text:p>1427,12</text:p>
          </table:table-cell>
          <table:table-cell table:style-name="ce3" office:value-type="float" office:value="1430.07" calcext:value-type="float">
            <text:p>1430,07</text:p>
          </table:table-cell>
          <table:table-cell table:style-name="ce3" office:value-type="float" office:value="1432.27" calcext:value-type="float">
            <text:p>1432,27</text:p>
          </table:table-cell>
          <table:table-cell table:style-name="ce3" office:value-type="float" office:value="1438.12" calcext:value-type="float">
            <text:p>1438,12</text:p>
          </table:table-cell>
          <table:table-cell table:style-name="ce3" office:value-type="float" office:value="1438.2" calcext:value-type="float">
            <text:p>1438,2</text:p>
          </table:table-cell>
          <table:table-cell table:style-name="ce3" office:value-type="float" office:value="1436.9" calcext:value-type="float">
            <text:p>1436,9</text:p>
          </table:table-cell>
          <table:table-cell table:style-name="ce3" office:value-type="float" office:value="1441.76" calcext:value-type="float">
            <text:p>1441,76</text:p>
          </table:table-cell>
          <table:table-cell table:style-name="ce3" office:value-type="float" office:value="1441.88" calcext:value-type="float">
            <text:p>1441,88</text:p>
          </table:table-cell>
          <table:table-cell table:style-name="ce3" office:value-type="float" office:value="1444.49" calcext:value-type="float">
            <text:p>1444,49</text:p>
          </table:table-cell>
          <table:table-cell table:style-name="ce3" office:value-type="float" office:value="1444.23" calcext:value-type="float">
            <text:p>1444,23</text:p>
          </table:table-cell>
          <table:table-cell table:style-name="ce3" office:value-type="float" office:value="1443.05" calcext:value-type="float">
            <text:p>1443,05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office:value-type="float" office:value="1459.49" calcext:value-type="float">
            <text:p>1459,49</text:p>
          </table:table-cell>
          <table:table-cell table:style-name="ce3" office:value-type="float" office:value="1469.61" calcext:value-type="float">
            <text:p>1469,61</text:p>
          </table:table-cell>
          <table:table-cell table:style-name="ce3" office:value-type="float" office:value="1506.56" calcext:value-type="float">
            <text:p>1506,56</text:p>
          </table:table-cell>
          <table:table-cell table:style-name="ce3" office:value-type="float" office:value="1525.07" calcext:value-type="float">
            <text:p>1525,07</text:p>
          </table:table-cell>
          <table:table-cell table:style-name="ce3" office:value-type="float" office:value="1548.23" calcext:value-type="float">
            <text:p>1548,23</text:p>
          </table:table-cell>
          <table:table-cell table:style-name="ce3" office:value-type="float" office:value="1555.78" calcext:value-type="float">
            <text:p>1555,78</text:p>
          </table:table-cell>
          <table:table-cell table:style-name="ce3" office:value-type="float" office:value="1585.18" calcext:value-type="float">
            <text:p>1585,18</text:p>
          </table:table-cell>
          <table:table-cell table:style-name="ce3" office:value-type="float" office:value="1604.89" calcext:value-type="float">
            <text:p>1604,89</text:p>
          </table:table-cell>
          <table:table-cell table:style-name="ce3" office:value-type="float" office:value="1624.91" calcext:value-type="float">
            <text:p>1624,91</text:p>
          </table:table-cell>
          <table:table-cell table:style-name="ce3" office:value-type="float" office:value="1632.59" calcext:value-type="float">
            <text:p>1632,59</text:p>
          </table:table-cell>
          <table:table-cell table:style-name="ce3" office:value-type="float" office:value="1689.32" calcext:value-type="float">
            <text:p>1689,32</text:p>
          </table:table-cell>
          <table:table-cell table:style-name="ce3" office:value-type="float" office:value="1720.9" calcext:value-type="float">
            <text:p>1720,9</text:p>
          </table:table-cell>
          <table:table-cell table:style-name="ce3" office:value-type="float" office:value="1785.15" calcext:value-type="float">
            <text:p>1785,15</text:p>
          </table:table-cell>
          <table:table-cell table:style-name="ce3" office:value-type="float" office:value="1805.66" calcext:value-type="float">
            <text:p>1805,66</text:p>
          </table:table-cell>
          <table:table-cell table:style-name="ce3" office:value-type="float" office:value="1817.46" calcext:value-type="float">
            <text:p>1817,46</text:p>
          </table:table-cell>
          <table:table-cell table:style-name="ce3" office:value-type="float" office:value="1830.77" calcext:value-type="float">
            <text:p>1830,77</text:p>
          </table:table-cell>
          <table:table-cell table:style-name="ce3" office:value-type="float" office:value="1832.63" calcext:value-type="float">
            <text:p>1832,63</text:p>
          </table:table-cell>
          <table:table-cell table:style-name="ce3" office:value-type="float" office:value="1841.38" calcext:value-type="float">
            <text:p>1841,38</text:p>
          </table:table-cell>
          <table:table-cell table:style-name="ce3" office:value-type="float" office:value="1847.77" calcext:value-type="float">
            <text:p>1847,77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Rio Grande do Sul</text:p>
          </table:table-cell>
          <table:table-cell table:style-name="ce3" office:value-type="float" office:value="1092.97" calcext:value-type="float">
            <text:p>1092,97</text:p>
          </table:table-cell>
          <table:table-cell table:style-name="ce3" office:value-type="float" office:value="1095.42" calcext:value-type="float">
            <text:p>1095,42</text:p>
          </table:table-cell>
          <table:table-cell table:style-name="ce3" office:value-type="float" office:value="1099.12" calcext:value-type="float">
            <text:p>1099,12</text:p>
          </table:table-cell>
          <table:table-cell table:style-name="ce3" office:value-type="float" office:value="1100.78" calcext:value-type="float">
            <text:p>1100,78</text:p>
          </table:table-cell>
          <table:table-cell table:style-name="ce3" office:value-type="float" office:value="1104.25" calcext:value-type="float">
            <text:p>1104,25</text:p>
          </table:table-cell>
          <table:table-cell table:style-name="ce3" office:value-type="float" office:value="1101.66" calcext:value-type="float">
            <text:p>1101,66</text:p>
          </table:table-cell>
          <table:table-cell table:style-name="ce3" office:value-type="float" office:value="1123.86" calcext:value-type="float">
            <text:p>1123,86</text:p>
          </table:table-cell>
          <table:table-cell table:style-name="ce3" office:value-type="float" office:value="1126.85" calcext:value-type="float">
            <text:p>1126,85</text:p>
          </table:table-cell>
          <table:table-cell table:style-name="ce3" office:value-type="float" office:value="1129.73" calcext:value-type="float">
            <text:p>1129,73</text:p>
          </table:table-cell>
          <table:table-cell table:style-name="ce3" office:value-type="float" office:value="1127.62" calcext:value-type="float">
            <text:p>1127,62</text:p>
          </table:table-cell>
          <table:table-cell table:style-name="ce3" office:value-type="float" office:value="1131.1" calcext:value-type="float">
            <text:p>1131,1</text:p>
          </table:table-cell>
          <table:table-cell table:style-name="ce3" office:value-type="float" office:value="1132.42" calcext:value-type="float">
            <text:p>1132,42</text:p>
          </table:table-cell>
          <table:table-cell table:style-name="ce3" office:value-type="float" office:value="1133.56" calcext:value-type="float">
            <text:p>1133,56</text:p>
          </table:table-cell>
          <table:table-cell table:style-name="ce3" office:value-type="float" office:value="1138.1" calcext:value-type="float">
            <text:p>1138,1</text:p>
          </table:table-cell>
          <table:table-cell table:style-name="ce3" office:value-type="float" office:value="1137.32" calcext:value-type="float">
            <text:p>1137,32</text:p>
          </table:table-cell>
          <table:table-cell table:style-name="ce3" office:value-type="float" office:value="1145.61" calcext:value-type="float">
            <text:p>1145,61</text:p>
          </table:table-cell>
          <table:table-cell table:style-name="ce3" office:value-type="float" office:value="1147.15" calcext:value-type="float">
            <text:p>1147,15</text:p>
          </table:table-cell>
          <table:table-cell table:style-name="ce3" office:value-type="float" office:value="1164.92" calcext:value-type="float">
            <text:p>1164,92</text:p>
          </table:table-cell>
          <table:table-cell table:style-name="ce3" office:value-type="float" office:value="1168.34" calcext:value-type="float">
            <text:p>1168,34</text:p>
          </table:table-cell>
          <table:table-cell table:style-name="ce3" office:value-type="float" office:value="1166.01" calcext:value-type="float">
            <text:p>1166,01</text:p>
          </table:table-cell>
          <table:table-cell table:style-name="ce3" office:value-type="float" office:value="1170.57" calcext:value-type="float">
            <text:p>1170,57</text:p>
          </table:table-cell>
          <table:table-cell table:style-name="ce3" office:value-type="float" office:value="1178.45" calcext:value-type="float">
            <text:p>1178,45</text:p>
          </table:table-cell>
          <table:table-cell table:style-name="ce3" office:value-type="float" office:value="1182.72" calcext:value-type="float">
            <text:p>1182,72</text:p>
          </table:table-cell>
          <table:table-cell table:style-name="ce3" office:value-type="float" office:value="1189.56" calcext:value-type="float">
            <text:p>1189,56</text:p>
          </table:table-cell>
          <table:table-cell table:style-name="ce3" office:value-type="float" office:value="1192.18" calcext:value-type="float">
            <text:p>1192,18</text:p>
          </table:table-cell>
          <table:table-cell table:style-name="ce3" office:value-type="float" office:value="1196.25" calcext:value-type="float">
            <text:p>1196,25</text:p>
          </table:table-cell>
          <table:table-cell table:style-name="ce3" office:value-type="float" office:value="1202.52" calcext:value-type="float">
            <text:p>1202,52</text:p>
          </table:table-cell>
          <table:table-cell table:style-name="ce3" office:value-type="float" office:value="1204.92" calcext:value-type="float">
            <text:p>1204,92</text:p>
          </table:table-cell>
          <table:table-cell table:style-name="ce3" office:value-type="float" office:value="1206.84" calcext:value-type="float">
            <text:p>1206,84</text:p>
          </table:table-cell>
          <table:table-cell table:style-name="ce3" office:value-type="float" office:value="1209.73" calcext:value-type="float">
            <text:p>1209,73</text:p>
          </table:table-cell>
          <table:table-cell table:style-name="ce3" office:value-type="float" office:value="1211.29" calcext:value-type="float">
            <text:p>1211,29</text:p>
          </table:table-cell>
          <table:table-cell table:style-name="ce3" office:value-type="float" office:value="1242.44" calcext:value-type="float">
            <text:p>1242,44</text:p>
          </table:table-cell>
          <table:table-cell table:style-name="ce3" office:value-type="float" office:value="1248.34" calcext:value-type="float">
            <text:p>1248,34</text:p>
          </table:table-cell>
          <table:table-cell table:style-name="ce3" office:value-type="float" office:value="1255.49" calcext:value-type="float">
            <text:p>1255,49</text:p>
          </table:table-cell>
          <table:table-cell table:style-name="ce3" office:value-type="float" office:value="1254.48" calcext:value-type="float">
            <text:p>1254,48</text:p>
          </table:table-cell>
          <table:table-cell table:style-name="ce3" office:value-type="float" office:value="1254.53" calcext:value-type="float">
            <text:p>1254,53</text:p>
          </table:table-cell>
          <table:table-cell table:style-name="ce3" office:value-type="float" office:value="1260.22" calcext:value-type="float">
            <text:p>1260,22</text:p>
          </table:table-cell>
          <table:table-cell table:style-name="ce3" office:value-type="float" office:value="1263.09" calcext:value-type="float">
            <text:p>1263,09</text:p>
          </table:table-cell>
          <table:table-cell table:style-name="ce3" office:value-type="float" office:value="1262.84" calcext:value-type="float">
            <text:p>1262,84</text:p>
          </table:table-cell>
          <table:table-cell table:style-name="ce3" office:value-type="float" office:value="1268.39" calcext:value-type="float">
            <text:p>1268,39</text:p>
          </table:table-cell>
          <table:table-cell table:style-name="ce3" office:value-type="float" office:value="1268.53" calcext:value-type="float">
            <text:p>1268,53</text:p>
          </table:table-cell>
          <table:table-cell table:style-name="ce3" office:value-type="float" office:value="1268.46" calcext:value-type="float">
            <text:p>1268,46</text:p>
          </table:table-cell>
          <table:table-cell table:style-name="ce3" office:value-type="float" office:value="1270.86" calcext:value-type="float">
            <text:p>1270,86</text:p>
          </table:table-cell>
          <table:table-cell table:style-name="ce3" office:value-type="float" office:value="1273.89" calcext:value-type="float">
            <text:p>1273,89</text:p>
          </table:table-cell>
          <table:table-cell table:style-name="ce3" office:value-type="float" office:value="1285.03" calcext:value-type="float">
            <text:p>1285,03</text:p>
          </table:table-cell>
          <table:table-cell table:style-name="ce3" office:value-type="float" office:value="1301.88" calcext:value-type="float">
            <text:p>1301,88</text:p>
          </table:table-cell>
          <table:table-cell table:style-name="ce3" office:value-type="float" office:value="1337.63" calcext:value-type="float">
            <text:p>1337,63</text:p>
          </table:table-cell>
          <table:table-cell table:style-name="ce3" office:value-type="float" office:value="1375.78" calcext:value-type="float">
            <text:p>1375,78</text:p>
          </table:table-cell>
          <table:table-cell table:style-name="ce3" office:value-type="float" office:value="1396.69" calcext:value-type="float">
            <text:p>1396,69</text:p>
          </table:table-cell>
          <table:table-cell table:style-name="ce3" office:value-type="float" office:value="1412.06" calcext:value-type="float">
            <text:p>1412,06</text:p>
          </table:table-cell>
          <table:table-cell table:style-name="ce3" office:value-type="float" office:value="1427.01" calcext:value-type="float">
            <text:p>1427,01</text:p>
          </table:table-cell>
          <table:table-cell table:style-name="ce3" office:value-type="float" office:value="1454.38" calcext:value-type="float">
            <text:p>1454,38</text:p>
          </table:table-cell>
          <table:table-cell table:style-name="ce3" office:value-type="float" office:value="1470.12" calcext:value-type="float">
            <text:p>1470,12</text:p>
          </table:table-cell>
          <table:table-cell table:style-name="ce3" office:value-type="float" office:value="1487.25" calcext:value-type="float">
            <text:p>1487,25</text:p>
          </table:table-cell>
          <table:table-cell table:style-name="ce3" office:value-type="float" office:value="1531.11" calcext:value-type="float">
            <text:p>1531,11</text:p>
          </table:table-cell>
          <table:table-cell table:style-name="ce3" office:value-type="float" office:value="1547" calcext:value-type="float">
            <text:p>1547</text:p>
          </table:table-cell>
          <table:table-cell table:style-name="ce3" office:value-type="float" office:value="1575.89" calcext:value-type="float">
            <text:p>1575,89</text:p>
          </table:table-cell>
          <table:table-cell table:style-name="ce3" office:value-type="float" office:value="1577.85" calcext:value-type="float">
            <text:p>1577,85</text:p>
          </table:table-cell>
          <table:table-cell table:style-name="ce3" office:value-type="float" office:value="1595.63" calcext:value-type="float">
            <text:p>1595,63</text:p>
          </table:table-cell>
          <table:table-cell table:style-name="ce3" office:value-type="float" office:value="1607.67" calcext:value-type="float">
            <text:p>1607,67</text:p>
          </table:table-cell>
          <table:table-cell table:style-name="ce3" office:value-type="float" office:value="1615.33" calcext:value-type="float">
            <text:p>1615,33</text:p>
          </table:table-cell>
          <table:table-cell table:style-name="ce3" office:value-type="float" office:value="1617.12" calcext:value-type="float">
            <text:p>1617,12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ato Grosso do Sul</text:p>
          </table:table-cell>
          <table:table-cell table:style-name="ce3" office:value-type="float" office:value="1085.05" calcext:value-type="float">
            <text:p>1085,05</text:p>
          </table:table-cell>
          <table:table-cell table:style-name="ce3" office:value-type="float" office:value="1088.29" calcext:value-type="float">
            <text:p>1088,29</text:p>
          </table:table-cell>
          <table:table-cell table:style-name="ce3" office:value-type="float" office:value="1089.96" calcext:value-type="float">
            <text:p>1089,96</text:p>
          </table:table-cell>
          <table:table-cell table:style-name="ce3" office:value-type="float" office:value="1090.01" calcext:value-type="float">
            <text:p>1090,01</text:p>
          </table:table-cell>
          <table:table-cell table:style-name="ce3" office:value-type="float" office:value="1092.51" calcext:value-type="float">
            <text:p>1092,51</text:p>
          </table:table-cell>
          <table:table-cell table:style-name="ce3" office:value-type="float" office:value="1095.61" calcext:value-type="float">
            <text:p>1095,61</text:p>
          </table:table-cell>
          <table:table-cell table:style-name="ce3" office:value-type="float" office:value="1121.28" calcext:value-type="float">
            <text:p>1121,28</text:p>
          </table:table-cell>
          <table:table-cell table:style-name="ce3" office:value-type="float" office:value="1123.19" calcext:value-type="float">
            <text:p>1123,19</text:p>
          </table:table-cell>
          <table:table-cell table:style-name="ce3" office:value-type="float" office:value="1127.91" calcext:value-type="float">
            <text:p>1127,91</text:p>
          </table:table-cell>
          <table:table-cell table:style-name="ce3" office:value-type="float" office:value="1129.03" calcext:value-type="float">
            <text:p>1129,03</text:p>
          </table:table-cell>
          <table:table-cell table:style-name="ce3" office:value-type="float" office:value="1135.98" calcext:value-type="float">
            <text:p>1135,98</text:p>
          </table:table-cell>
          <table:table-cell table:style-name="ce3" office:value-type="float" office:value="1132.85" calcext:value-type="float">
            <text:p>1132,85</text:p>
          </table:table-cell>
          <table:table-cell table:style-name="ce3" office:value-type="float" office:value="1131.07" calcext:value-type="float">
            <text:p>1131,07</text:p>
          </table:table-cell>
          <table:table-cell table:style-name="ce3" office:value-type="float" office:value="1132.44" calcext:value-type="float">
            <text:p>1132,44</text:p>
          </table:table-cell>
          <table:table-cell table:style-name="ce3" office:value-type="float" office:value="1136.49" calcext:value-type="float">
            <text:p>1136,49</text:p>
          </table:table-cell>
          <table:table-cell table:style-name="ce3" office:value-type="float" office:value="1136.06" calcext:value-type="float">
            <text:p>1136,06</text:p>
          </table:table-cell>
          <table:table-cell table:style-name="ce3" office:value-type="float" office:value="1134.88" calcext:value-type="float">
            <text:p>1134,88</text:p>
          </table:table-cell>
          <table:table-cell table:style-name="ce3" office:value-type="float" office:value="1137.62" calcext:value-type="float">
            <text:p>1137,62</text:p>
          </table:table-cell>
          <table:table-cell table:style-name="ce3" office:value-type="float" office:value="1157.23" calcext:value-type="float">
            <text:p>1157,23</text:p>
          </table:table-cell>
          <table:table-cell table:style-name="ce3" office:value-type="float" office:value="1158.07" calcext:value-type="float">
            <text:p>1158,07</text:p>
          </table:table-cell>
          <table:table-cell table:style-name="ce3" office:value-type="float" office:value="1162.88" calcext:value-type="float">
            <text:p>1162,88</text:p>
          </table:table-cell>
          <table:table-cell table:style-name="ce3" office:value-type="float" office:value="1166.69" calcext:value-type="float">
            <text:p>1166,69</text:p>
          </table:table-cell>
          <table:table-cell table:style-name="ce3" office:value-type="float" office:value="1166.41" calcext:value-type="float">
            <text:p>1166,41</text:p>
          </table:table-cell>
          <table:table-cell table:style-name="ce3" office:value-type="float" office:value="1167.48" calcext:value-type="float">
            <text:p>1167,48</text:p>
          </table:table-cell>
          <table:table-cell table:style-name="ce3" office:value-type="float" office:value="1168.67" calcext:value-type="float">
            <text:p>1168,67</text:p>
          </table:table-cell>
          <table:table-cell table:style-name="ce3" office:value-type="float" office:value="1169.82" calcext:value-type="float">
            <text:p>1169,82</text:p>
          </table:table-cell>
          <table:table-cell table:style-name="ce3" office:value-type="float" office:value="1166.29" calcext:value-type="float">
            <text:p>1166,29</text:p>
          </table:table-cell>
          <table:table-cell table:style-name="ce3" office:value-type="float" office:value="1162.3" calcext:value-type="float">
            <text:p>1162,3</text:p>
          </table:table-cell>
          <table:table-cell table:style-name="ce3" office:value-type="float" office:value="1160.73" calcext:value-type="float">
            <text:p>1160,73</text:p>
          </table:table-cell>
          <table:table-cell table:style-name="ce3" office:value-type="float" office:value="1160.95" calcext:value-type="float">
            <text:p>1160,95</text:p>
          </table:table-cell>
          <table:table-cell table:style-name="ce3" office:value-type="float" office:value="1164.06" calcext:value-type="float">
            <text:p>1164,06</text:p>
          </table:table-cell>
          <table:table-cell table:style-name="ce3" office:value-type="float" office:value="1165.06" calcext:value-type="float">
            <text:p>1165,06</text:p>
          </table:table-cell>
          <table:table-cell table:style-name="ce3" office:value-type="float" office:value="1187.64" calcext:value-type="float">
            <text:p>1187,64</text:p>
          </table:table-cell>
          <table:table-cell table:style-name="ce3" office:value-type="float" office:value="1194.49" calcext:value-type="float">
            <text:p>1194,49</text:p>
          </table:table-cell>
          <table:table-cell table:style-name="ce3" office:value-type="float" office:value="1194" calcext:value-type="float">
            <text:p>1194</text:p>
          </table:table-cell>
          <table:table-cell table:style-name="ce3" office:value-type="float" office:value="1196.78" calcext:value-type="float">
            <text:p>1196,78</text:p>
          </table:table-cell>
          <table:table-cell table:style-name="ce3" office:value-type="float" office:value="1197.71" calcext:value-type="float">
            <text:p>1197,71</text:p>
          </table:table-cell>
          <table:table-cell table:style-name="ce3" office:value-type="float" office:value="1203.05" calcext:value-type="float">
            <text:p>1203,05</text:p>
          </table:table-cell>
          <table:table-cell table:style-name="ce3" office:value-type="float" office:value="1203.1" calcext:value-type="float">
            <text:p>1203,1</text:p>
          </table:table-cell>
          <table:table-cell table:style-name="ce3" office:value-type="float" office:value="1203.73" calcext:value-type="float">
            <text:p>1203,73</text:p>
          </table:table-cell>
          <table:table-cell table:style-name="ce3" office:value-type="float" office:value="1205.89" calcext:value-type="float">
            <text:p>1205,89</text:p>
          </table:table-cell>
          <table:table-cell table:style-name="ce3" office:value-type="float" office:value="1206.7" calcext:value-type="float">
            <text:p>1206,7</text:p>
          </table:table-cell>
          <table:table-cell table:style-name="ce3" office:value-type="float" office:value="1208.29" calcext:value-type="float">
            <text:p>1208,29</text:p>
          </table:table-cell>
          <table:table-cell table:style-name="ce3" office:value-type="float" office:value="1220.13" calcext:value-type="float">
            <text:p>1220,13</text:p>
          </table:table-cell>
          <table:table-cell table:style-name="ce3" office:value-type="float" office:value="1234.22" calcext:value-type="float">
            <text:p>1234,22</text:p>
          </table:table-cell>
          <table:table-cell table:style-name="ce3" office:value-type="float" office:value="1255.52" calcext:value-type="float">
            <text:p>1255,52</text:p>
          </table:table-cell>
          <table:table-cell table:style-name="ce3" office:value-type="float" office:value="1271.71" calcext:value-type="float">
            <text:p>1271,71</text:p>
          </table:table-cell>
          <table:table-cell table:style-name="ce3" office:value-type="float" office:value="1277.15" calcext:value-type="float">
            <text:p>1277,15</text:p>
          </table:table-cell>
          <table:table-cell table:style-name="ce3" office:value-type="float" office:value="1300.57" calcext:value-type="float">
            <text:p>1300,57</text:p>
          </table:table-cell>
          <table:table-cell table:style-name="ce3" office:value-type="float" office:value="1310.18" calcext:value-type="float">
            <text:p>1310,18</text:p>
          </table:table-cell>
          <table:table-cell table:style-name="ce3" office:value-type="float" office:value="1329.71" calcext:value-type="float">
            <text:p>1329,71</text:p>
          </table:table-cell>
          <table:table-cell table:style-name="ce3" office:value-type="float" office:value="1335.79" calcext:value-type="float">
            <text:p>1335,79</text:p>
          </table:table-cell>
          <table:table-cell table:style-name="ce3" office:value-type="float" office:value="1371.12" calcext:value-type="float">
            <text:p>1371,12</text:p>
          </table:table-cell>
          <table:table-cell table:style-name="ce3" office:value-type="float" office:value="1436.37" calcext:value-type="float">
            <text:p>1436,37</text:p>
          </table:table-cell>
          <table:table-cell table:style-name="ce3" office:value-type="float" office:value="1485.52" calcext:value-type="float">
            <text:p>1485,52</text:p>
          </table:table-cell>
          <table:table-cell table:style-name="ce3" office:value-type="float" office:value="1506.01" calcext:value-type="float">
            <text:p>1506,01</text:p>
          </table:table-cell>
          <table:table-cell table:style-name="ce3" office:value-type="float" office:value="1532.13" calcext:value-type="float">
            <text:p>1532,13</text:p>
          </table:table-cell>
          <table:table-cell table:style-name="ce3" office:value-type="float" office:value="1551.33" calcext:value-type="float">
            <text:p>1551,33</text:p>
          </table:table-cell>
          <table:table-cell table:style-name="ce3" office:value-type="float" office:value="1568.34" calcext:value-type="float">
            <text:p>1568,34</text:p>
          </table:table-cell>
          <table:table-cell table:style-name="ce3" office:value-type="float" office:value="1578.85" calcext:value-type="float">
            <text:p>1578,85</text:p>
          </table:table-cell>
          <table:table-cell table:style-name="ce3" office:value-type="float" office:value="1589.67" calcext:value-type="float">
            <text:p>1589,67</text:p>
          </table:table-cell>
          <table:table-cell table:style-name="ce3" office:value-type="float" office:value="1596.41" calcext:value-type="float">
            <text:p>1596,41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ato Grosso</text:p>
          </table:table-cell>
          <table:table-cell table:style-name="ce3" office:value-type="float" office:value="1120.12" calcext:value-type="float">
            <text:p>1120,12</text:p>
          </table:table-cell>
          <table:table-cell table:style-name="ce3" office:value-type="float" office:value="1120.39" calcext:value-type="float">
            <text:p>1120,39</text:p>
          </table:table-cell>
          <table:table-cell table:style-name="ce3" office:value-type="float" office:value="1125.59" calcext:value-type="float">
            <text:p>1125,59</text:p>
          </table:table-cell>
          <table:table-cell table:style-name="ce3" office:value-type="float" office:value="1124.35" calcext:value-type="float">
            <text:p>1124,35</text:p>
          </table:table-cell>
          <table:table-cell table:style-name="ce3" office:value-type="float" office:value="1121.89" calcext:value-type="float">
            <text:p>1121,89</text:p>
          </table:table-cell>
          <table:table-cell table:style-name="ce3" office:value-type="float" office:value="1126.75" calcext:value-type="float">
            <text:p>1126,75</text:p>
          </table:table-cell>
          <table:table-cell table:style-name="ce3" office:value-type="float" office:value="1127.02" calcext:value-type="float">
            <text:p>1127,02</text:p>
          </table:table-cell>
          <table:table-cell table:style-name="ce3" office:value-type="float" office:value="1128.79" calcext:value-type="float">
            <text:p>1128,79</text:p>
          </table:table-cell>
          <table:table-cell table:style-name="ce3" office:value-type="float" office:value="1129.36" calcext:value-type="float">
            <text:p>1129,36</text:p>
          </table:table-cell>
          <table:table-cell table:style-name="ce3" office:value-type="float" office:value="1135.8" calcext:value-type="float">
            <text:p>1135,8</text:p>
          </table:table-cell>
          <table:table-cell table:style-name="ce3" office:value-type="float" office:value="1156.95" calcext:value-type="float">
            <text:p>1156,95</text:p>
          </table:table-cell>
          <table:table-cell table:style-name="ce3" office:value-type="float" office:value="1156.83" calcext:value-type="float">
            <text:p>1156,83</text:p>
          </table:table-cell>
          <table:table-cell table:style-name="ce3" office:value-type="float" office:value="1151.99" calcext:value-type="float">
            <text:p>1151,99</text:p>
          </table:table-cell>
          <table:table-cell table:style-name="ce3" office:value-type="float" office:value="1149.86" calcext:value-type="float">
            <text:p>1149,86</text:p>
          </table:table-cell>
          <table:table-cell table:style-name="ce3" office:value-type="float" office:value="1152.72" calcext:value-type="float">
            <text:p>1152,72</text:p>
          </table:table-cell>
          <table:table-cell table:style-name="ce3" office:value-type="float" office:value="1152.51" calcext:value-type="float">
            <text:p>1152,51</text:p>
          </table:table-cell>
          <table:table-cell table:style-name="ce3" office:value-type="float" office:value="1155.06" calcext:value-type="float">
            <text:p>1155,06</text:p>
          </table:table-cell>
          <table:table-cell table:style-name="ce3" office:value-type="float" office:value="1157.63" calcext:value-type="float">
            <text:p>1157,63</text:p>
          </table:table-cell>
          <table:table-cell table:style-name="ce3" office:value-type="float" office:value="1159.59" calcext:value-type="float">
            <text:p>1159,59</text:p>
          </table:table-cell>
          <table:table-cell table:style-name="ce3" office:value-type="float" office:value="1166.65" calcext:value-type="float">
            <text:p>1166,65</text:p>
          </table:table-cell>
          <table:table-cell table:style-name="ce3" office:value-type="float" office:value="1172.07" calcext:value-type="float">
            <text:p>1172,07</text:p>
          </table:table-cell>
          <table:table-cell table:style-name="ce3" office:value-type="float" office:value="1195.07" calcext:value-type="float">
            <text:p>1195,07</text:p>
          </table:table-cell>
          <table:table-cell table:style-name="ce3" office:value-type="float" office:value="1201.19" calcext:value-type="float">
            <text:p>1201,19</text:p>
          </table:table-cell>
          <table:table-cell table:style-name="ce3" office:value-type="float" office:value="1206.48" calcext:value-type="float">
            <text:p>1206,48</text:p>
          </table:table-cell>
          <table:table-cell table:style-name="ce3" office:value-type="float" office:value="1207.07" calcext:value-type="float">
            <text:p>1207,07</text:p>
          </table:table-cell>
          <table:table-cell table:style-name="ce3" office:value-type="float" office:value="1214.23" calcext:value-type="float">
            <text:p>1214,23</text:p>
          </table:table-cell>
          <table:table-cell table:style-name="ce3" office:value-type="float" office:value="1216.08" calcext:value-type="float">
            <text:p>1216,08</text:p>
          </table:table-cell>
          <table:table-cell table:style-name="ce3" office:value-type="float" office:value="1216.61" calcext:value-type="float">
            <text:p>1216,61</text:p>
          </table:table-cell>
          <table:table-cell table:style-name="ce3" office:value-type="float" office:value="1214.91" calcext:value-type="float">
            <text:p>1214,91</text:p>
          </table:table-cell>
          <table:table-cell table:style-name="ce3" office:value-type="float" office:value="1213.67" calcext:value-type="float">
            <text:p>1213,67</text:p>
          </table:table-cell>
          <table:table-cell table:style-name="ce3" office:value-type="float" office:value="1214.38" calcext:value-type="float">
            <text:p>1214,38</text:p>
          </table:table-cell>
          <table:table-cell table:style-name="ce3" office:value-type="float" office:value="1218.31" calcext:value-type="float">
            <text:p>1218,31</text:p>
          </table:table-cell>
          <table:table-cell table:style-name="ce3" office:value-type="float" office:value="1220.65" calcext:value-type="float">
            <text:p>1220,65</text:p>
          </table:table-cell>
          <table:table-cell table:style-name="ce3" office:value-type="float" office:value="1221.45" calcext:value-type="float">
            <text:p>1221,45</text:p>
          </table:table-cell>
          <table:table-cell table:style-name="ce3" office:value-type="float" office:value="1226.58" calcext:value-type="float">
            <text:p>1226,58</text:p>
          </table:table-cell>
          <table:table-cell table:style-name="ce3" office:value-type="float" office:value="1226.8" calcext:value-type="float">
            <text:p>1226,8</text:p>
          </table:table-cell>
          <table:table-cell table:style-name="ce3" office:value-type="float" office:value="1242.79" calcext:value-type="float">
            <text:p>1242,79</text:p>
          </table:table-cell>
          <table:table-cell table:style-name="ce3" office:value-type="float" office:value="1245.82" calcext:value-type="float">
            <text:p>1245,82</text:p>
          </table:table-cell>
          <table:table-cell table:style-name="ce3" office:value-type="float" office:value="1251.88" calcext:value-type="float">
            <text:p>1251,88</text:p>
          </table:table-cell>
          <table:table-cell table:style-name="ce3" office:value-type="float" office:value="1251.86" calcext:value-type="float">
            <text:p>1251,86</text:p>
          </table:table-cell>
          <table:table-cell table:style-name="ce3" office:value-type="float" office:value="1251.94" calcext:value-type="float">
            <text:p>1251,94</text:p>
          </table:table-cell>
          <table:table-cell table:style-name="ce3" office:value-type="float" office:value="1251.13" calcext:value-type="float">
            <text:p>1251,13</text:p>
          </table:table-cell>
          <table:table-cell table:style-name="ce3" office:value-type="float" office:value="1254.44" calcext:value-type="float">
            <text:p>1254,44</text:p>
          </table:table-cell>
          <table:table-cell table:style-name="ce3" office:value-type="float" office:value="1264.2" calcext:value-type="float">
            <text:p>1264,2</text:p>
          </table:table-cell>
          <table:table-cell table:style-name="ce3" office:value-type="float" office:value="1277.7" calcext:value-type="float">
            <text:p>1277,7</text:p>
          </table:table-cell>
          <table:table-cell table:style-name="ce3" office:value-type="float" office:value="1286.61" calcext:value-type="float">
            <text:p>1286,61</text:p>
          </table:table-cell>
          <table:table-cell table:style-name="ce3" office:value-type="float" office:value="1294.73" calcext:value-type="float">
            <text:p>1294,73</text:p>
          </table:table-cell>
          <table:table-cell table:style-name="ce3" office:value-type="float" office:value="1307.07" calcext:value-type="float">
            <text:p>1307,07</text:p>
          </table:table-cell>
          <table:table-cell table:style-name="ce3" office:value-type="float" office:value="1328.16" calcext:value-type="float">
            <text:p>1328,16</text:p>
          </table:table-cell>
          <table:table-cell table:style-name="ce3" office:value-type="float" office:value="1349.47" calcext:value-type="float">
            <text:p>1349,47</text:p>
          </table:table-cell>
          <table:table-cell table:style-name="ce3" office:value-type="float" office:value="1399.9" calcext:value-type="float">
            <text:p>1399,9</text:p>
          </table:table-cell>
          <table:table-cell table:style-name="ce3" office:value-type="float" office:value="1412.38" calcext:value-type="float">
            <text:p>1412,38</text:p>
          </table:table-cell>
          <table:table-cell table:style-name="ce3" office:value-type="float" office:value="1427.55" calcext:value-type="float">
            <text:p>1427,55</text:p>
          </table:table-cell>
          <table:table-cell table:style-name="ce3" office:value-type="float" office:value="1450.54" calcext:value-type="float">
            <text:p>1450,54</text:p>
          </table:table-cell>
          <table:table-cell table:style-name="ce3" office:value-type="float" office:value="1484.88" calcext:value-type="float">
            <text:p>1484,88</text:p>
          </table:table-cell>
          <table:table-cell table:style-name="ce3" office:value-type="float" office:value="1500.32" calcext:value-type="float">
            <text:p>1500,32</text:p>
          </table:table-cell>
          <table:table-cell table:style-name="ce3" office:value-type="float" office:value="1521.41" calcext:value-type="float">
            <text:p>1521,41</text:p>
          </table:table-cell>
          <table:table-cell table:style-name="ce3" office:value-type="float" office:value="1534.83" calcext:value-type="float">
            <text:p>1534,83</text:p>
          </table:table-cell>
          <table:table-cell table:style-name="ce3" office:value-type="float" office:value="1549.32" calcext:value-type="float">
            <text:p>1549,32</text:p>
          </table:table-cell>
          <table:table-cell table:style-name="ce3" office:value-type="float" office:value="1554.87" calcext:value-type="float">
            <text:p>1554,87</text:p>
          </table:table-cell>
          <table:table-cell table:style-name="ce3" office:value-type="float" office:value="1564.78" calcext:value-type="float">
            <text:p>1564,78</text:p>
          </table:table-cell>
          <table:table-cell table:style-name="ce3" office:value-type="float" office:value="1570.31" calcext:value-type="float">
            <text:p>1570,31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Goiás</text:p>
          </table:table-cell>
          <table:table-cell table:style-name="ce3" office:value-type="float" office:value="1092.84" calcext:value-type="float">
            <text:p>1092,84</text:p>
          </table:table-cell>
          <table:table-cell table:style-name="ce3" office:value-type="float" office:value="1091.77" calcext:value-type="float">
            <text:p>1091,77</text:p>
          </table:table-cell>
          <table:table-cell table:style-name="ce3" office:value-type="float" office:value="1092.19" calcext:value-type="float">
            <text:p>1092,19</text:p>
          </table:table-cell>
          <table:table-cell table:style-name="ce3" office:value-type="float" office:value="1094.37" calcext:value-type="float">
            <text:p>1094,37</text:p>
          </table:table-cell>
          <table:table-cell table:style-name="ce3" office:value-type="float" office:value="1095.84" calcext:value-type="float">
            <text:p>1095,84</text:p>
          </table:table-cell>
          <table:table-cell table:style-name="ce3" office:value-type="float" office:value="1100.66" calcext:value-type="float">
            <text:p>1100,66</text:p>
          </table:table-cell>
          <table:table-cell table:style-name="ce3" office:value-type="float" office:value="1096.04" calcext:value-type="float">
            <text:p>1096,04</text:p>
          </table:table-cell>
          <table:table-cell table:style-name="ce3" office:value-type="float" office:value="1103.7" calcext:value-type="float">
            <text:p>1103,7</text:p>
          </table:table-cell>
          <table:table-cell table:style-name="ce3" office:value-type="float" office:value="1108.45" calcext:value-type="float">
            <text:p>1108,45</text:p>
          </table:table-cell>
          <table:table-cell table:style-name="ce3" office:value-type="float" office:value="1136.87" calcext:value-type="float">
            <text:p>1136,87</text:p>
          </table:table-cell>
          <table:table-cell table:style-name="ce3" office:value-type="float" office:value="1141.82" calcext:value-type="float">
            <text:p>1141,82</text:p>
          </table:table-cell>
          <table:table-cell table:style-name="ce3" office:value-type="float" office:value="1143.87" calcext:value-type="float">
            <text:p>1143,87</text:p>
          </table:table-cell>
          <table:table-cell table:style-name="ce3" office:value-type="float" office:value="1143.92" calcext:value-type="float">
            <text:p>1143,92</text:p>
          </table:table-cell>
          <table:table-cell table:style-name="ce3" office:value-type="float" office:value="1150.99" calcext:value-type="float">
            <text:p>1150,99</text:p>
          </table:table-cell>
          <table:table-cell table:style-name="ce3" office:value-type="float" office:value="1148.22" calcext:value-type="float">
            <text:p>1148,22</text:p>
          </table:table-cell>
          <table:table-cell table:style-name="ce3" office:value-type="float" office:value="1155.61" calcext:value-type="float">
            <text:p>1155,61</text:p>
          </table:table-cell>
          <table:table-cell table:style-name="ce3" office:value-type="float" office:value="1154.82" calcext:value-type="float">
            <text:p>1154,82</text:p>
          </table:table-cell>
          <table:table-cell table:style-name="ce3" office:value-type="float" office:value="1153.9" calcext:value-type="float">
            <text:p>1153,9</text:p>
          </table:table-cell>
          <table:table-cell table:style-name="ce3" office:value-type="float" office:value="1158.2" calcext:value-type="float">
            <text:p>1158,2</text:p>
          </table:table-cell>
          <table:table-cell table:style-name="ce3" office:value-type="float" office:value="1161.96" calcext:value-type="float">
            <text:p>1161,96</text:p>
          </table:table-cell>
          <table:table-cell table:style-name="ce3" office:value-type="float" office:value="1163.87" calcext:value-type="float">
            <text:p>1163,87</text:p>
          </table:table-cell>
          <table:table-cell table:style-name="ce3" office:value-type="float" office:value="1167.5" calcext:value-type="float">
            <text:p>1167,5</text:p>
          </table:table-cell>
          <table:table-cell table:style-name="ce3" office:value-type="float" office:value="1168.26" calcext:value-type="float">
            <text:p>1168,26</text:p>
          </table:table-cell>
          <table:table-cell table:style-name="ce3" office:value-type="float" office:value="1170.56" calcext:value-type="float">
            <text:p>1170,56</text:p>
          </table:table-cell>
          <table:table-cell table:style-name="ce3" office:value-type="float" office:value="1174.12" calcext:value-type="float">
            <text:p>1174,12</text:p>
          </table:table-cell>
          <table:table-cell table:style-name="ce3" office:value-type="float" office:value="1175.67" calcext:value-type="float">
            <text:p>1175,67</text:p>
          </table:table-cell>
          <table:table-cell table:style-name="ce3" office:value-type="float" office:value="1178.63" calcext:value-type="float">
            <text:p>1178,63</text:p>
          </table:table-cell>
          <table:table-cell table:style-name="ce3" office:value-type="float" office:value="1179.07" calcext:value-type="float">
            <text:p>1179,07</text:p>
          </table:table-cell>
          <table:table-cell table:style-name="ce3" office:value-type="float" office:value="1178.03" calcext:value-type="float">
            <text:p>1178,03</text:p>
          </table:table-cell>
          <table:table-cell table:style-name="ce3" office:value-type="float" office:value="1183.65" calcext:value-type="float">
            <text:p>1183,65</text:p>
          </table:table-cell>
          <table:table-cell table:style-name="ce3" office:value-type="float" office:value="1181.95" calcext:value-type="float">
            <text:p>1181,95</text:p>
          </table:table-cell>
          <table:table-cell table:style-name="ce3" office:value-type="float" office:value="1208.99" calcext:value-type="float">
            <text:p>1208,99</text:p>
          </table:table-cell>
          <table:table-cell table:style-name="ce3" office:value-type="float" office:value="1214.35" calcext:value-type="float">
            <text:p>1214,35</text:p>
          </table:table-cell>
          <table:table-cell table:style-name="ce3" office:value-type="float" office:value="1223.01" calcext:value-type="float">
            <text:p>1223,01</text:p>
          </table:table-cell>
          <table:table-cell table:style-name="ce3" office:value-type="float" office:value="1236.41" calcext:value-type="float">
            <text:p>1236,41</text:p>
          </table:table-cell>
          <table:table-cell table:style-name="ce3" office:value-type="float" office:value="1239.63" calcext:value-type="float">
            <text:p>1239,63</text:p>
          </table:table-cell>
          <table:table-cell table:style-name="ce3" office:value-type="float" office:value="1243.17" calcext:value-type="float">
            <text:p>1243,17</text:p>
          </table:table-cell>
          <table:table-cell table:style-name="ce3" office:value-type="float" office:value="1248.34" calcext:value-type="float">
            <text:p>1248,34</text:p>
          </table:table-cell>
          <table:table-cell table:style-name="ce3" office:value-type="float" office:value="1245.03" calcext:value-type="float">
            <text:p>1245,03</text:p>
          </table:table-cell>
          <table:table-cell table:style-name="ce3" office:value-type="float" office:value="1246.88" calcext:value-type="float">
            <text:p>1246,88</text:p>
          </table:table-cell>
          <table:table-cell table:style-name="ce3" office:value-type="float" office:value="1246.56" calcext:value-type="float">
            <text:p>1246,56</text:p>
          </table:table-cell>
          <table:table-cell table:style-name="ce3" office:value-type="float" office:value="1246.94" calcext:value-type="float">
            <text:p>1246,94</text:p>
          </table:table-cell>
          <table:table-cell table:style-name="ce3" office:value-type="float" office:value="1250.35" calcext:value-type="float">
            <text:p>1250,35</text:p>
          </table:table-cell>
          <table:table-cell table:style-name="ce3" office:value-type="float" office:value="1259.75" calcext:value-type="float">
            <text:p>1259,75</text:p>
          </table:table-cell>
          <table:table-cell table:style-name="ce3" office:value-type="float" office:value="1274.8" calcext:value-type="float">
            <text:p>1274,8</text:p>
          </table:table-cell>
          <table:table-cell table:style-name="ce3" office:value-type="float" office:value="1291.97" calcext:value-type="float">
            <text:p>1291,97</text:p>
          </table:table-cell>
          <table:table-cell table:style-name="ce3" office:value-type="float" office:value="1334.8" calcext:value-type="float">
            <text:p>1334,8</text:p>
          </table:table-cell>
          <table:table-cell table:style-name="ce3" office:value-type="float" office:value="1362.68" calcext:value-type="float">
            <text:p>1362,68</text:p>
          </table:table-cell>
          <table:table-cell table:style-name="ce3" office:value-type="float" office:value="1383.82" calcext:value-type="float">
            <text:p>1383,82</text:p>
          </table:table-cell>
          <table:table-cell table:style-name="ce3" office:value-type="float" office:value="1399.85" calcext:value-type="float">
            <text:p>1399,85</text:p>
          </table:table-cell>
          <table:table-cell table:style-name="ce3" office:value-type="float" office:value="1407.84" calcext:value-type="float">
            <text:p>1407,84</text:p>
          </table:table-cell>
          <table:table-cell table:style-name="ce3" office:value-type="float" office:value="1412.67" calcext:value-type="float">
            <text:p>1412,67</text:p>
          </table:table-cell>
          <table:table-cell table:style-name="ce3" office:value-type="float" office:value="1429.26" calcext:value-type="float">
            <text:p>1429,26</text:p>
          </table:table-cell>
          <table:table-cell table:style-name="ce3" office:value-type="float" office:value="1443.22" calcext:value-type="float">
            <text:p>1443,22</text:p>
          </table:table-cell>
          <table:table-cell table:style-name="ce3" office:value-type="float" office:value="1462.41" calcext:value-type="float">
            <text:p>1462,41</text:p>
          </table:table-cell>
          <table:table-cell table:style-name="ce3" office:value-type="float" office:value="1475.56" calcext:value-type="float">
            <text:p>1475,56</text:p>
          </table:table-cell>
          <table:table-cell table:style-name="ce3" office:value-type="float" office:value="1524.34" calcext:value-type="float">
            <text:p>1524,34</text:p>
          </table:table-cell>
          <table:table-cell table:style-name="ce3" office:value-type="float" office:value="1545.78" calcext:value-type="float">
            <text:p>1545,78</text:p>
          </table:table-cell>
          <table:table-cell table:style-name="ce3" office:value-type="float" office:value="1565.43" calcext:value-type="float">
            <text:p>1565,43</text:p>
          </table:table-cell>
          <table:table-cell table:style-name="ce3" office:value-type="float" office:value="1574.17" calcext:value-type="float">
            <text:p>1574,17</text:p>
          </table:table-cell>
          <table:table-cell table:style-name="ce3" office:value-type="float" office:value="1594.5" calcext:value-type="float">
            <text:p>1594,5</text:p>
          </table:table-cell>
          <table:table-cell table:style-name="ce3" office:value-type="float" office:value="1600.61" calcext:value-type="float">
            <text:p>1600,61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Distrito Federal</text:p>
          </table:table-cell>
          <table:table-cell table:style-name="ce3" office:value-type="float" office:value="1141.24" calcext:value-type="float">
            <text:p>1141,24</text:p>
          </table:table-cell>
          <table:table-cell table:style-name="ce3" office:value-type="float" office:value="1143.8" calcext:value-type="float">
            <text:p>1143,8</text:p>
          </table:table-cell>
          <table:table-cell table:style-name="ce3" office:value-type="float" office:value="1146.85" calcext:value-type="float">
            <text:p>1146,85</text:p>
          </table:table-cell>
          <table:table-cell table:style-name="ce3" office:value-type="float" office:value="1145.88" calcext:value-type="float">
            <text:p>1145,88</text:p>
          </table:table-cell>
          <table:table-cell table:style-name="ce3" office:value-type="float" office:value="1147.5" calcext:value-type="float">
            <text:p>1147,5</text:p>
          </table:table-cell>
          <table:table-cell table:style-name="ce3" office:value-type="float" office:value="1173.72" calcext:value-type="float">
            <text:p>1173,72</text:p>
          </table:table-cell>
          <table:table-cell table:style-name="ce3" office:value-type="float" office:value="1175.81" calcext:value-type="float">
            <text:p>1175,81</text:p>
          </table:table-cell>
          <table:table-cell table:style-name="ce3" office:value-type="float" office:value="1180.9" calcext:value-type="float">
            <text:p>1180,9</text:p>
          </table:table-cell>
          <table:table-cell table:style-name="ce3" office:value-type="float" office:value="1187.53" calcext:value-type="float">
            <text:p>1187,53</text:p>
          </table:table-cell>
          <table:table-cell table:style-name="ce3" office:value-type="float" office:value="1187.16" calcext:value-type="float">
            <text:p>1187,16</text:p>
          </table:table-cell>
          <table:table-cell table:style-name="ce3" office:value-type="float" office:value="1195.72" calcext:value-type="float">
            <text:p>1195,72</text:p>
          </table:table-cell>
          <table:table-cell table:style-name="ce3" office:value-type="float" office:value="1200.64" calcext:value-type="float">
            <text:p>1200,64</text:p>
          </table:table-cell>
          <table:table-cell table:style-name="ce3" office:value-type="float" office:value="1202.75" calcext:value-type="float">
            <text:p>1202,75</text:p>
          </table:table-cell>
          <table:table-cell table:style-name="ce3" office:value-type="float" office:value="1209.77" calcext:value-type="float">
            <text:p>1209,77</text:p>
          </table:table-cell>
          <table:table-cell table:style-name="ce3" office:value-type="float" office:value="1213.24" calcext:value-type="float">
            <text:p>1213,24</text:p>
          </table:table-cell>
          <table:table-cell table:style-name="ce3" office:value-type="float" office:value="1218.49" calcext:value-type="float">
            <text:p>1218,49</text:p>
          </table:table-cell>
          <table:table-cell table:style-name="ce3" office:value-type="float" office:value="1223.18" calcext:value-type="float">
            <text:p>1223,18</text:p>
          </table:table-cell>
          <table:table-cell table:style-name="ce3" office:value-type="float" office:value="1232.27" calcext:value-type="float">
            <text:p>1232,27</text:p>
          </table:table-cell>
          <table:table-cell table:style-name="ce3" office:value-type="float" office:value="1236.89" calcext:value-type="float">
            <text:p>1236,89</text:p>
          </table:table-cell>
          <table:table-cell table:style-name="ce3" office:value-type="float" office:value="1238.13" calcext:value-type="float">
            <text:p>1238,13</text:p>
          </table:table-cell>
          <table:table-cell table:style-name="ce3" office:value-type="float" office:value="1242.97" calcext:value-type="float">
            <text:p>1242,97</text:p>
          </table:table-cell>
          <table:table-cell table:style-name="ce3" office:value-type="float" office:value="1259.83" calcext:value-type="float">
            <text:p>1259,83</text:p>
          </table:table-cell>
          <table:table-cell table:style-name="ce3" office:value-type="float" office:value="1261.4" calcext:value-type="float">
            <text:p>1261,4</text:p>
          </table:table-cell>
          <table:table-cell table:style-name="ce3" office:value-type="float" office:value="1260.8" calcext:value-type="float">
            <text:p>1260,8</text:p>
          </table:table-cell>
          <table:table-cell table:style-name="ce3" office:value-type="float" office:value="1259.31" calcext:value-type="float">
            <text:p>1259,31</text:p>
          </table:table-cell>
          <table:table-cell table:style-name="ce3" office:value-type="float" office:value="1260.46" calcext:value-type="float">
            <text:p>1260,46</text:p>
          </table:table-cell>
          <table:table-cell table:style-name="ce3" office:value-type="float" office:value="1261.13" calcext:value-type="float">
            <text:p>1261,13</text:p>
          </table:table-cell>
          <table:table-cell table:style-name="ce3" office:value-type="float" office:value="1271.32" calcext:value-type="float">
            <text:p>1271,32</text:p>
          </table:table-cell>
          <table:table-cell table:style-name="ce3" office:value-type="float" office:value="1269.91" calcext:value-type="float">
            <text:p>1269,91</text:p>
          </table:table-cell>
          <table:table-cell table:style-name="ce3" office:value-type="float" office:value="1275.71" calcext:value-type="float">
            <text:p>1275,71</text:p>
          </table:table-cell>
          <table:table-cell table:style-name="ce3" office:value-type="float" office:value="1284.16" calcext:value-type="float">
            <text:p>1284,16</text:p>
          </table:table-cell>
          <table:table-cell table:style-name="ce3" office:value-type="float" office:value="1306.53" calcext:value-type="float">
            <text:p>1306,53</text:p>
          </table:table-cell>
          <table:table-cell table:style-name="ce3" office:value-type="float" office:value="1308.56" calcext:value-type="float">
            <text:p>1308,56</text:p>
          </table:table-cell>
          <table:table-cell table:style-name="ce3" office:value-type="float" office:value="1309.28" calcext:value-type="float">
            <text:p>1309,28</text:p>
          </table:table-cell>
          <table:table-cell table:style-name="ce3" office:value-type="float" office:value="1310.36" calcext:value-type="float">
            <text:p>1310,36</text:p>
          </table:table-cell>
          <table:table-cell table:style-name="ce3" office:value-type="float" office:value="1313.57" calcext:value-type="float">
            <text:p>1313,57</text:p>
          </table:table-cell>
          <table:table-cell table:style-name="ce3" office:value-type="float" office:value="1310.45" calcext:value-type="float">
            <text:p>1310,45</text:p>
          </table:table-cell>
          <table:table-cell table:style-name="ce3" office:value-type="float" office:value="1307.46" calcext:value-type="float">
            <text:p>1307,46</text:p>
          </table:table-cell>
          <table:table-cell table:style-name="ce3" office:value-type="float" office:value="1311.86" calcext:value-type="float">
            <text:p>1311,86</text:p>
          </table:table-cell>
          <table:table-cell table:style-name="ce3" office:value-type="float" office:value="1310.37" calcext:value-type="float">
            <text:p>1310,37</text:p>
          </table:table-cell>
          <table:table-cell table:style-name="ce3" office:value-type="float" office:value="1310.89" calcext:value-type="float">
            <text:p>1310,89</text:p>
          </table:table-cell>
          <table:table-cell table:style-name="ce3" office:value-type="float" office:value="1313.98" calcext:value-type="float">
            <text:p>1313,98</text:p>
          </table:table-cell>
          <table:table-cell table:style-name="ce3" office:value-type="float" office:value="1315.97" calcext:value-type="float">
            <text:p>1315,97</text:p>
          </table:table-cell>
          <table:table-cell table:style-name="ce3" office:value-type="float" office:value="1327.58" calcext:value-type="float">
            <text:p>1327,58</text:p>
          </table:table-cell>
          <table:table-cell table:style-name="ce3" office:value-type="float" office:value="1361.34" calcext:value-type="float">
            <text:p>1361,34</text:p>
          </table:table-cell>
          <table:table-cell table:style-name="ce3" office:value-type="float" office:value="1375.31" calcext:value-type="float">
            <text:p>1375,31</text:p>
          </table:table-cell>
          <table:table-cell table:style-name="ce3" office:value-type="float" office:value="1393.43" calcext:value-type="float">
            <text:p>1393,43</text:p>
          </table:table-cell>
          <table:table-cell table:style-name="ce3" office:value-type="float" office:value="1409.43" calcext:value-type="float">
            <text:p>1409,43</text:p>
          </table:table-cell>
          <table:table-cell table:style-name="ce3" office:value-type="float" office:value="1424.38" calcext:value-type="float">
            <text:p>1424,38</text:p>
          </table:table-cell>
          <table:table-cell table:style-name="ce3" office:value-type="float" office:value="1440.04" calcext:value-type="float">
            <text:p>1440,04</text:p>
          </table:table-cell>
          <table:table-cell table:style-name="ce3" office:value-type="float" office:value="1465.58" calcext:value-type="float">
            <text:p>1465,58</text:p>
          </table:table-cell>
          <table:table-cell table:style-name="ce3" office:value-type="float" office:value="1473.89" calcext:value-type="float">
            <text:p>1473,89</text:p>
          </table:table-cell>
          <table:table-cell table:style-name="ce3" office:value-type="float" office:value="1510.44" calcext:value-type="float">
            <text:p>1510,44</text:p>
          </table:table-cell>
          <table:table-cell table:style-name="ce3" office:value-type="float" office:value="1536.21" calcext:value-type="float">
            <text:p>1536,21</text:p>
          </table:table-cell>
          <table:table-cell table:style-name="ce3" office:value-type="float" office:value="1551.33" calcext:value-type="float">
            <text:p>1551,33</text:p>
          </table:table-cell>
          <table:table-cell table:style-name="ce3" office:value-type="float" office:value="1574.48" calcext:value-type="float">
            <text:p>1574,48</text:p>
          </table:table-cell>
          <table:table-cell table:style-name="ce3" office:value-type="float" office:value="1595.56" calcext:value-type="float">
            <text:p>1595,56</text:p>
          </table:table-cell>
          <table:table-cell table:style-name="ce3" office:value-type="float" office:value="1613.11" calcext:value-type="float">
            <text:p>1613,11</text:p>
          </table:table-cell>
          <table:table-cell table:style-name="ce3" office:value-type="float" office:value="1661.66" calcext:value-type="float">
            <text:p>1661,66</text:p>
          </table:table-cell>
          <table:table-cell table:style-name="ce3" office:value-type="float" office:value="1675.37" calcext:value-type="float">
            <text:p>1675,37</text:p>
          </table:table-cell>
          <table:table-cell table:style-name="ce3" office:value-type="float" office:value="1680.66" calcext:value-type="float">
            <text:p>1680,66</text:p>
          </table:table-cell>
          <table:table-cell table:style-name="ce3" office:value-type="float" office:value="1695.98" calcext:value-type="float">
            <text:p>1695,98</text:p>
          </table:table-cell>
          <table:table-cell table:number-columns-repeated="96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2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componente material - moeda corrente, sem desoneração da folha de pagamento (Reais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532.51" calcext:value-type="float">
            <text:p>532,51</text:p>
          </table:table-cell>
          <table:table-cell office:value-type="float" office:value="534.15" calcext:value-type="float">
            <text:p>534,15</text:p>
          </table:table-cell>
          <table:table-cell office:value-type="float" office:value="534.55" calcext:value-type="float">
            <text:p>534,55</text:p>
          </table:table-cell>
          <table:table-cell office:value-type="float" office:value="534.89" calcext:value-type="float">
            <text:p>534,89</text:p>
          </table:table-cell>
          <table:table-cell office:value-type="float" office:value="536.56" calcext:value-type="float">
            <text:p>536,56</text:p>
          </table:table-cell>
          <table:table-cell office:value-type="float" office:value="537.09" calcext:value-type="float">
            <text:p>537,09</text:p>
          </table:table-cell>
          <table:table-cell office:value-type="float" office:value="537.99" calcext:value-type="float">
            <text:p>537,99</text:p>
          </table:table-cell>
          <table:table-cell office:value-type="float" office:value="537.68" calcext:value-type="float">
            <text:p>537,68</text:p>
          </table:table-cell>
          <table:table-cell office:value-type="float" office:value="539.68" calcext:value-type="float">
            <text:p>539,68</text:p>
          </table:table-cell>
          <table:table-cell office:value-type="float" office:value="541.07" calcext:value-type="float">
            <text:p>541,07</text:p>
          </table:table-cell>
          <table:table-cell office:value-type="float" office:value="545.1" calcext:value-type="float">
            <text:p>545,1</text:p>
          </table:table-cell>
          <table:table-cell office:value-type="float" office:value="545.67" calcext:value-type="float">
            <text:p>545,67</text:p>
          </table:table-cell>
          <table:table-cell office:value-type="float" office:value="548.08" calcext:value-type="float">
            <text:p>548,08</text:p>
          </table:table-cell>
          <table:table-cell office:value-type="float" office:value="550.79" calcext:value-type="float">
            <text:p>550,79</text:p>
          </table:table-cell>
          <table:table-cell office:value-type="float" office:value="553.82" calcext:value-type="float">
            <text:p>553,82</text:p>
          </table:table-cell>
          <table:table-cell office:value-type="float" office:value="554.49" calcext:value-type="float">
            <text:p>554,49</text:p>
          </table:table-cell>
          <table:table-cell office:value-type="float" office:value="555.86" calcext:value-type="float">
            <text:p>555,86</text:p>
          </table:table-cell>
          <table:table-cell office:value-type="float" office:value="559.25" calcext:value-type="float">
            <text:p>559,25</text:p>
          </table:table-cell>
          <table:table-cell office:value-type="float" office:value="563.89" calcext:value-type="float">
            <text:p>563,89</text:p>
          </table:table-cell>
          <table:table-cell office:value-type="float" office:value="567.5" calcext:value-type="float">
            <text:p>567,5</text:p>
          </table:table-cell>
          <table:table-cell office:value-type="float" office:value="571.97" calcext:value-type="float">
            <text:p>571,97</text:p>
          </table:table-cell>
          <table:table-cell office:value-type="float" office:value="575.41" calcext:value-type="float">
            <text:p>575,41</text:p>
          </table:table-cell>
          <table:table-cell office:value-type="float" office:value="577.85" calcext:value-type="float">
            <text:p>577,85</text:p>
          </table:table-cell>
          <table:table-cell office:value-type="float" office:value="580.22" calcext:value-type="float">
            <text:p>580,22</text:p>
          </table:table-cell>
          <table:table-cell office:value-type="float" office:value="583.89" calcext:value-type="float">
            <text:p>583,89</text:p>
          </table:table-cell>
          <table:table-cell office:value-type="float" office:value="587" calcext:value-type="float">
            <text:p>587</text:p>
          </table:table-cell>
          <table:table-cell office:value-type="float" office:value="591.86" calcext:value-type="float">
            <text:p>591,86</text:p>
          </table:table-cell>
          <table:table-cell office:value-type="float" office:value="594.55" calcext:value-type="float">
            <text:p>594,55</text:p>
          </table:table-cell>
          <table:table-cell office:value-type="float" office:value="595.92" calcext:value-type="float">
            <text:p>595,92</text:p>
          </table:table-cell>
          <table:table-cell office:value-type="float" office:value="596.32" calcext:value-type="float">
            <text:p>596,32</text:p>
          </table:table-cell>
          <table:table-cell office:value-type="float" office:value="601.12" calcext:value-type="float">
            <text:p>601,12</text:p>
          </table:table-cell>
          <table:table-cell office:value-type="float" office:value="602.98" calcext:value-type="float">
            <text:p>602,98</text:p>
          </table:table-cell>
          <table:table-cell office:value-type="float" office:value="605.32" calcext:value-type="float">
            <text:p>605,32</text:p>
          </table:table-cell>
          <table:table-cell office:value-type="float" office:value="606.81" calcext:value-type="float">
            <text:p>606,81</text:p>
          </table:table-cell>
          <table:table-cell office:value-type="float" office:value="607.54" calcext:value-type="float">
            <text:p>607,54</text:p>
          </table:table-cell>
          <table:table-cell office:value-type="float" office:value="607.07" calcext:value-type="float">
            <text:p>607,07</text:p>
          </table:table-cell>
          <table:table-cell office:value-type="float" office:value="610.77" calcext:value-type="float">
            <text:p>610,77</text:p>
          </table:table-cell>
          <table:table-cell office:value-type="float" office:value="613.98" calcext:value-type="float">
            <text:p>613,98</text:p>
          </table:table-cell>
          <table:table-cell office:value-type="float" office:value="615.87" calcext:value-type="float">
            <text:p>615,87</text:p>
          </table:table-cell>
          <table:table-cell office:value-type="float" office:value="615.56" calcext:value-type="float">
            <text:p>615,56</text:p>
          </table:table-cell>
          <table:table-cell office:value-type="float" office:value="616.57" calcext:value-type="float">
            <text:p>616,57</text:p>
          </table:table-cell>
          <table:table-cell office:value-type="float" office:value="617.37" calcext:value-type="float">
            <text:p>617,37</text:p>
          </table:table-cell>
          <table:table-cell office:value-type="float" office:value="621.41" calcext:value-type="float">
            <text:p>621,41</text:p>
          </table:table-cell>
          <table:table-cell office:value-type="float" office:value="631.11" calcext:value-type="float">
            <text:p>631,11</text:p>
          </table:table-cell>
          <table:table-cell office:value-type="float" office:value="647.92" calcext:value-type="float">
            <text:p>647,92</text:p>
          </table:table-cell>
          <table:table-cell office:value-type="float" office:value="667.92" calcext:value-type="float">
            <text:p>667,92</text:p>
          </table:table-cell>
          <table:table-cell office:value-type="float" office:value="689.15" calcext:value-type="float">
            <text:p>689,15</text:p>
          </table:table-cell>
          <table:table-cell office:value-type="float" office:value="712.61" calcext:value-type="float">
            <text:p>712,61</text:p>
          </table:table-cell>
          <table:table-cell office:value-type="float" office:value="735" calcext:value-type="float">
            <text:p>735</text:p>
          </table:table-cell>
          <table:table-cell office:value-type="float" office:value="749.73" calcext:value-type="float">
            <text:p>749,73</text:p>
          </table:table-cell>
          <table:table-cell office:value-type="float" office:value="766.29" calcext:value-type="float">
            <text:p>766,29</text:p>
          </table:table-cell>
          <table:table-cell office:value-type="float" office:value="790.15" calcext:value-type="float">
            <text:p>790,15</text:p>
          </table:table-cell>
          <table:table-cell office:value-type="float" office:value="810.92" calcext:value-type="float">
            <text:p>810,92</text:p>
          </table:table-cell>
          <table:table-cell office:value-type="float" office:value="830.95" calcext:value-type="float">
            <text:p>830,95</text:p>
          </table:table-cell>
          <table:table-cell office:value-type="float" office:value="854.39" calcext:value-type="float">
            <text:p>854,39</text:p>
          </table:table-cell>
          <table:table-cell office:value-type="float" office:value="868.2" calcext:value-type="float">
            <text:p>868,2</text:p>
          </table:table-cell>
          <table:table-cell office:value-type="float" office:value="878.68" calcext:value-type="float">
            <text:p>878,68</text:p>
          </table:table-cell>
          <table:table-cell office:value-type="float" office:value="890.15" calcext:value-type="float">
            <text:p>890,15</text:p>
          </table:table-cell>
          <table:table-cell office:value-type="float" office:value="904.45" calcext:value-type="float">
            <text:p>904,45</text:p>
          </table:table-cell>
          <table:table-cell office:value-type="float" office:value="911.64" calcext:value-type="float">
            <text:p>911,64</text:p>
          </table:table-cell>
          <table:table-cell office:value-type="float" office:value="917.07" calcext:value-type="float">
            <text:p>917,07</text:p>
          </table:table-cell>
          <table:table-cell office:value-type="float" office:value="925.21" calcext:value-type="float">
            <text:p>925,21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575.84" calcext:value-type="float">
            <text:p>575,84</text:p>
          </table:table-cell>
          <table:table-cell office:value-type="float" office:value="576.6" calcext:value-type="float">
            <text:p>576,6</text:p>
          </table:table-cell>
          <table:table-cell office:value-type="float" office:value="576.49" calcext:value-type="float">
            <text:p>576,49</text:p>
          </table:table-cell>
          <table:table-cell office:value-type="float" office:value="576.57" calcext:value-type="float">
            <text:p>576,57</text:p>
          </table:table-cell>
          <table:table-cell office:value-type="float" office:value="575.28" calcext:value-type="float">
            <text:p>575,28</text:p>
          </table:table-cell>
          <table:table-cell office:value-type="float" office:value="575.88" calcext:value-type="float">
            <text:p>575,88</text:p>
          </table:table-cell>
          <table:table-cell office:value-type="float" office:value="573.06" calcext:value-type="float">
            <text:p>573,06</text:p>
          </table:table-cell>
          <table:table-cell office:value-type="float" office:value="573.48" calcext:value-type="float">
            <text:p>573,48</text:p>
          </table:table-cell>
          <table:table-cell office:value-type="float" office:value="574.34" calcext:value-type="float">
            <text:p>574,34</text:p>
          </table:table-cell>
          <table:table-cell office:value-type="float" office:value="576.55" calcext:value-type="float">
            <text:p>576,55</text:p>
          </table:table-cell>
          <table:table-cell office:value-type="float" office:value="580.21" calcext:value-type="float">
            <text:p>580,21</text:p>
          </table:table-cell>
          <table:table-cell office:value-type="float" office:value="579.65" calcext:value-type="float">
            <text:p>579,65</text:p>
          </table:table-cell>
          <table:table-cell office:value-type="float" office:value="580.97" calcext:value-type="float">
            <text:p>580,97</text:p>
          </table:table-cell>
          <table:table-cell office:value-type="float" office:value="582.75" calcext:value-type="float">
            <text:p>582,75</text:p>
          </table:table-cell>
          <table:table-cell office:value-type="float" office:value="582.61" calcext:value-type="float">
            <text:p>582,61</text:p>
          </table:table-cell>
          <table:table-cell office:value-type="float" office:value="583.14" calcext:value-type="float">
            <text:p>583,14</text:p>
          </table:table-cell>
          <table:table-cell office:value-type="float" office:value="586.96" calcext:value-type="float">
            <text:p>586,96</text:p>
          </table:table-cell>
          <table:table-cell office:value-type="float" office:value="589.64" calcext:value-type="float">
            <text:p>589,64</text:p>
          </table:table-cell>
          <table:table-cell office:value-type="float" office:value="593.16" calcext:value-type="float">
            <text:p>593,16</text:p>
          </table:table-cell>
          <table:table-cell office:value-type="float" office:value="597.25" calcext:value-type="float">
            <text:p>597,25</text:p>
          </table:table-cell>
          <table:table-cell office:value-type="float" office:value="600.33" calcext:value-type="float">
            <text:p>600,33</text:p>
          </table:table-cell>
          <table:table-cell office:value-type="float" office:value="615.48" calcext:value-type="float">
            <text:p>615,48</text:p>
          </table:table-cell>
          <table:table-cell office:value-type="float" office:value="620.58" calcext:value-type="float">
            <text:p>620,58</text:p>
          </table:table-cell>
          <table:table-cell office:value-type="float" office:value="624.79" calcext:value-type="float">
            <text:p>624,79</text:p>
          </table:table-cell>
          <table:table-cell office:value-type="float" office:value="624.45" calcext:value-type="float">
            <text:p>624,45</text:p>
          </table:table-cell>
          <table:table-cell office:value-type="float" office:value="625.5" calcext:value-type="float">
            <text:p>625,5</text:p>
          </table:table-cell>
          <table:table-cell office:value-type="float" office:value="630.18" calcext:value-type="float">
            <text:p>630,18</text:p>
          </table:table-cell>
          <table:table-cell office:value-type="float" office:value="633.31" calcext:value-type="float">
            <text:p>633,31</text:p>
          </table:table-cell>
          <table:table-cell office:value-type="float" office:value="636.25" calcext:value-type="float">
            <text:p>636,25</text:p>
          </table:table-cell>
          <table:table-cell office:value-type="float" office:value="641.25" calcext:value-type="float">
            <text:p>641,25</text:p>
          </table:table-cell>
          <table:table-cell office:value-type="float" office:value="641.67" calcext:value-type="float">
            <text:p>641,67</text:p>
          </table:table-cell>
          <table:table-cell office:value-type="float" office:value="642.11" calcext:value-type="float">
            <text:p>642,11</text:p>
          </table:table-cell>
          <table:table-cell office:value-type="float" office:value="648.49" calcext:value-type="float">
            <text:p>648,49</text:p>
          </table:table-cell>
          <table:table-cell office:value-type="float" office:value="652.02" calcext:value-type="float">
            <text:p>652,02</text:p>
          </table:table-cell>
          <table:table-cell office:value-type="float" office:value="650.84" calcext:value-type="float">
            <text:p>650,84</text:p>
          </table:table-cell>
          <table:table-cell office:value-type="float" office:value="652.87" calcext:value-type="float">
            <text:p>652,87</text:p>
          </table:table-cell>
          <table:table-cell office:value-type="float" office:value="658.66" calcext:value-type="float">
            <text:p>658,66</text:p>
          </table:table-cell>
          <table:table-cell office:value-type="float" office:value="658.99" calcext:value-type="float">
            <text:p>658,99</text:p>
          </table:table-cell>
          <table:table-cell office:value-type="float" office:value="660.71" calcext:value-type="float">
            <text:p>660,71</text:p>
          </table:table-cell>
          <table:table-cell office:value-type="float" office:value="660.5" calcext:value-type="float">
            <text:p>660,5</text:p>
          </table:table-cell>
          <table:table-cell office:value-type="float" office:value="662.36" calcext:value-type="float">
            <text:p>662,36</text:p>
          </table:table-cell>
          <table:table-cell office:value-type="float" office:value="665.98" calcext:value-type="float">
            <text:p>665,98</text:p>
          </table:table-cell>
          <table:table-cell office:value-type="float" office:value="668.78" calcext:value-type="float">
            <text:p>668,78</text:p>
          </table:table-cell>
          <table:table-cell office:value-type="float" office:value="679.14" calcext:value-type="float">
            <text:p>679,14</text:p>
          </table:table-cell>
          <table:table-cell office:value-type="float" office:value="695.13" calcext:value-type="float">
            <text:p>695,13</text:p>
          </table:table-cell>
          <table:table-cell office:value-type="float" office:value="720.36" calcext:value-type="float">
            <text:p>720,36</text:p>
          </table:table-cell>
          <table:table-cell office:value-type="float" office:value="742.96" calcext:value-type="float">
            <text:p>742,96</text:p>
          </table:table-cell>
          <table:table-cell office:value-type="float" office:value="762.97" calcext:value-type="float">
            <text:p>762,97</text:p>
          </table:table-cell>
          <table:table-cell office:value-type="float" office:value="778.35" calcext:value-type="float">
            <text:p>778,35</text:p>
          </table:table-cell>
          <table:table-cell office:value-type="float" office:value="791.16" calcext:value-type="float">
            <text:p>791,16</text:p>
          </table:table-cell>
          <table:table-cell office:value-type="float" office:value="803.65" calcext:value-type="float">
            <text:p>803,65</text:p>
          </table:table-cell>
          <table:table-cell office:value-type="float" office:value="822.58" calcext:value-type="float">
            <text:p>822,58</text:p>
          </table:table-cell>
          <table:table-cell office:value-type="float" office:value="837.56" calcext:value-type="float">
            <text:p>837,56</text:p>
          </table:table-cell>
          <table:table-cell office:value-type="float" office:value="849.54" calcext:value-type="float">
            <text:p>849,54</text:p>
          </table:table-cell>
          <table:table-cell office:value-type="float" office:value="868.73" calcext:value-type="float">
            <text:p>868,73</text:p>
          </table:table-cell>
          <table:table-cell office:value-type="float" office:value="882.53" calcext:value-type="float">
            <text:p>882,53</text:p>
          </table:table-cell>
          <table:table-cell office:value-type="float" office:value="898.48" calcext:value-type="float">
            <text:p>898,48</text:p>
          </table:table-cell>
          <table:table-cell office:value-type="float" office:value="913.19" calcext:value-type="float">
            <text:p>913,19</text:p>
          </table:table-cell>
          <table:table-cell office:value-type="float" office:value="928.8" calcext:value-type="float">
            <text:p>928,8</text:p>
          </table:table-cell>
          <table:table-cell office:value-type="float" office:value="940.89" calcext:value-type="float">
            <text:p>940,89</text:p>
          </table:table-cell>
          <table:table-cell office:value-type="float" office:value="953.19" calcext:value-type="float">
            <text:p>953,19</text:p>
          </table:table-cell>
          <table:table-cell office:value-type="float" office:value="957.27" calcext:value-type="float">
            <text:p>957,27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516.74" calcext:value-type="float">
            <text:p>516,74</text:p>
          </table:table-cell>
          <table:table-cell office:value-type="float" office:value="518.46" calcext:value-type="float">
            <text:p>518,46</text:p>
          </table:table-cell>
          <table:table-cell office:value-type="float" office:value="519.58" calcext:value-type="float">
            <text:p>519,58</text:p>
          </table:table-cell>
          <table:table-cell office:value-type="float" office:value="519.78" calcext:value-type="float">
            <text:p>519,78</text:p>
          </table:table-cell>
          <table:table-cell office:value-type="float" office:value="521.63" calcext:value-type="float">
            <text:p>521,63</text:p>
          </table:table-cell>
          <table:table-cell office:value-type="float" office:value="523.18" calcext:value-type="float">
            <text:p>523,18</text:p>
          </table:table-cell>
          <table:table-cell office:value-type="float" office:value="521.14" calcext:value-type="float">
            <text:p>521,14</text:p>
          </table:table-cell>
          <table:table-cell office:value-type="float" office:value="525.13" calcext:value-type="float">
            <text:p>525,13</text:p>
          </table:table-cell>
          <table:table-cell office:value-type="float" office:value="528.99" calcext:value-type="float">
            <text:p>528,99</text:p>
          </table:table-cell>
          <table:table-cell office:value-type="float" office:value="529.82" calcext:value-type="float">
            <text:p>529,82</text:p>
          </table:table-cell>
          <table:table-cell office:value-type="float" office:value="533.27" calcext:value-type="float">
            <text:p>533,27</text:p>
          </table:table-cell>
          <table:table-cell office:value-type="float" office:value="534.76" calcext:value-type="float">
            <text:p>534,76</text:p>
          </table:table-cell>
          <table:table-cell office:value-type="float" office:value="537.06" calcext:value-type="float">
            <text:p>537,06</text:p>
          </table:table-cell>
          <table:table-cell office:value-type="float" office:value="539.53" calcext:value-type="float">
            <text:p>539,53</text:p>
          </table:table-cell>
          <table:table-cell office:value-type="float" office:value="544.07" calcext:value-type="float">
            <text:p>544,07</text:p>
          </table:table-cell>
          <table:table-cell office:value-type="float" office:value="545.62" calcext:value-type="float">
            <text:p>545,62</text:p>
          </table:table-cell>
          <table:table-cell office:value-type="float" office:value="550.63" calcext:value-type="float">
            <text:p>550,63</text:p>
          </table:table-cell>
          <table:table-cell office:value-type="float" office:value="552.99" calcext:value-type="float">
            <text:p>552,99</text:p>
          </table:table-cell>
          <table:table-cell office:value-type="float" office:value="555.86" calcext:value-type="float">
            <text:p>555,86</text:p>
          </table:table-cell>
          <table:table-cell office:value-type="float" office:value="557.46" calcext:value-type="float">
            <text:p>557,46</text:p>
          </table:table-cell>
          <table:table-cell office:value-type="float" office:value="562.99" calcext:value-type="float">
            <text:p>562,99</text:p>
          </table:table-cell>
          <table:table-cell office:value-type="float" office:value="567.17" calcext:value-type="float">
            <text:p>567,17</text:p>
          </table:table-cell>
          <table:table-cell office:value-type="float" office:value="570.19" calcext:value-type="float">
            <text:p>570,19</text:p>
          </table:table-cell>
          <table:table-cell office:value-type="float" office:value="572.74" calcext:value-type="float">
            <text:p>572,74</text:p>
          </table:table-cell>
          <table:table-cell office:value-type="float" office:value="572.12" calcext:value-type="float">
            <text:p>572,12</text:p>
          </table:table-cell>
          <table:table-cell office:value-type="float" office:value="573.6" calcext:value-type="float">
            <text:p>573,6</text:p>
          </table:table-cell>
          <table:table-cell office:value-type="float" office:value="574.58" calcext:value-type="float">
            <text:p>574,58</text:p>
          </table:table-cell>
          <table:table-cell office:value-type="float" office:value="576.56" calcext:value-type="float">
            <text:p>576,56</text:p>
          </table:table-cell>
          <table:table-cell office:value-type="float" office:value="578.72" calcext:value-type="float">
            <text:p>578,72</text:p>
          </table:table-cell>
          <table:table-cell office:value-type="float" office:value="580.69" calcext:value-type="float">
            <text:p>580,69</text:p>
          </table:table-cell>
          <table:table-cell office:value-type="float" office:value="580.74" calcext:value-type="float">
            <text:p>580,74</text:p>
          </table:table-cell>
          <table:table-cell office:value-type="float" office:value="581.8" calcext:value-type="float">
            <text:p>581,8</text:p>
          </table:table-cell>
          <table:table-cell office:value-type="float" office:value="583.44" calcext:value-type="float">
            <text:p>583,44</text:p>
          </table:table-cell>
          <table:table-cell office:value-type="float" office:value="583.63" calcext:value-type="float">
            <text:p>583,63</text:p>
          </table:table-cell>
          <table:table-cell office:value-type="float" office:value="584.84" calcext:value-type="float">
            <text:p>584,84</text:p>
          </table:table-cell>
          <table:table-cell office:value-type="float" office:value="586.11" calcext:value-type="float">
            <text:p>586,11</text:p>
          </table:table-cell>
          <table:table-cell office:value-type="float" office:value="589.43" calcext:value-type="float">
            <text:p>589,43</text:p>
          </table:table-cell>
          <table:table-cell office:value-type="float" office:value="593.2" calcext:value-type="float">
            <text:p>593,2</text:p>
          </table:table-cell>
          <table:table-cell office:value-type="float" office:value="593.87" calcext:value-type="float">
            <text:p>593,87</text:p>
          </table:table-cell>
          <table:table-cell office:value-type="float" office:value="595.23" calcext:value-type="float">
            <text:p>595,23</text:p>
          </table:table-cell>
          <table:table-cell office:value-type="float" office:value="595.34" calcext:value-type="float">
            <text:p>595,34</text:p>
          </table:table-cell>
          <table:table-cell office:value-type="float" office:value="597.67" calcext:value-type="float">
            <text:p>597,67</text:p>
          </table:table-cell>
          <table:table-cell office:value-type="float" office:value="601.72" calcext:value-type="float">
            <text:p>601,72</text:p>
          </table:table-cell>
          <table:table-cell office:value-type="float" office:value="612.24" calcext:value-type="float">
            <text:p>612,24</text:p>
          </table:table-cell>
          <table:table-cell office:value-type="float" office:value="630.51" calcext:value-type="float">
            <text:p>630,51</text:p>
          </table:table-cell>
          <table:table-cell office:value-type="float" office:value="653.73" calcext:value-type="float">
            <text:p>653,73</text:p>
          </table:table-cell>
          <table:table-cell office:value-type="float" office:value="674.68" calcext:value-type="float">
            <text:p>674,68</text:p>
          </table:table-cell>
          <table:table-cell office:value-type="float" office:value="701.95" calcext:value-type="float">
            <text:p>701,95</text:p>
          </table:table-cell>
          <table:table-cell office:value-type="float" office:value="726.57" calcext:value-type="float">
            <text:p>726,57</text:p>
          </table:table-cell>
          <table:table-cell office:value-type="float" office:value="739.98" calcext:value-type="float">
            <text:p>739,98</text:p>
          </table:table-cell>
          <table:table-cell office:value-type="float" office:value="754.43" calcext:value-type="float">
            <text:p>754,43</text:p>
          </table:table-cell>
          <table:table-cell office:value-type="float" office:value="781.47" calcext:value-type="float">
            <text:p>781,47</text:p>
          </table:table-cell>
          <table:table-cell office:value-type="float" office:value="806.33" calcext:value-type="float">
            <text:p>806,33</text:p>
          </table:table-cell>
          <table:table-cell office:value-type="float" office:value="822.76" calcext:value-type="float">
            <text:p>822,76</text:p>
          </table:table-cell>
          <table:table-cell office:value-type="float" office:value="838.52" calcext:value-type="float">
            <text:p>838,52</text:p>
          </table:table-cell>
          <table:table-cell office:value-type="float" office:value="849.73" calcext:value-type="float">
            <text:p>849,73</text:p>
          </table:table-cell>
          <table:table-cell office:value-type="float" office:value="856.84" calcext:value-type="float">
            <text:p>856,84</text:p>
          </table:table-cell>
          <table:table-cell office:value-type="float" office:value="866.4" calcext:value-type="float">
            <text:p>866,4</text:p>
          </table:table-cell>
          <table:table-cell office:value-type="float" office:value="880.43" calcext:value-type="float">
            <text:p>880,43</text:p>
          </table:table-cell>
          <table:table-cell office:value-type="float" office:value="888.61" calcext:value-type="float">
            <text:p>888,61</text:p>
          </table:table-cell>
          <table:table-cell office:value-type="float" office:value="892.29" calcext:value-type="float">
            <text:p>892,29</text:p>
          </table:table-cell>
          <table:table-cell office:value-type="float" office:value="899.74" calcext:value-type="float">
            <text:p>899,74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office:value-type="float" office:value="527.62" calcext:value-type="float">
            <text:p>527,62</text:p>
          </table:table-cell>
          <table:table-cell office:value-type="float" office:value="530.11" calcext:value-type="float">
            <text:p>530,11</text:p>
          </table:table-cell>
          <table:table-cell office:value-type="float" office:value="528.55" calcext:value-type="float">
            <text:p>528,55</text:p>
          </table:table-cell>
          <table:table-cell office:value-type="float" office:value="529.11" calcext:value-type="float">
            <text:p>529,11</text:p>
          </table:table-cell>
          <table:table-cell office:value-type="float" office:value="531.82" calcext:value-type="float">
            <text:p>531,82</text:p>
          </table:table-cell>
          <table:table-cell office:value-type="float" office:value="531.05" calcext:value-type="float">
            <text:p>531,05</text:p>
          </table:table-cell>
          <table:table-cell office:value-type="float" office:value="536.37" calcext:value-type="float">
            <text:p>536,37</text:p>
          </table:table-cell>
          <table:table-cell office:value-type="float" office:value="531.62" calcext:value-type="float">
            <text:p>531,62</text:p>
          </table:table-cell>
          <table:table-cell office:value-type="float" office:value="532.72" calcext:value-type="float">
            <text:p>532,72</text:p>
          </table:table-cell>
          <table:table-cell office:value-type="float" office:value="532.86" calcext:value-type="float">
            <text:p>532,86</text:p>
          </table:table-cell>
          <table:table-cell office:value-type="float" office:value="538.02" calcext:value-type="float">
            <text:p>538,02</text:p>
          </table:table-cell>
          <table:table-cell office:value-type="float" office:value="537.01" calcext:value-type="float">
            <text:p>537,01</text:p>
          </table:table-cell>
          <table:table-cell office:value-type="float" office:value="542.1" calcext:value-type="float">
            <text:p>542,1</text:p>
          </table:table-cell>
          <table:table-cell office:value-type="float" office:value="544.49" calcext:value-type="float">
            <text:p>544,49</text:p>
          </table:table-cell>
          <table:table-cell office:value-type="float" office:value="547.93" calcext:value-type="float">
            <text:p>547,93</text:p>
          </table:table-cell>
          <table:table-cell office:value-type="float" office:value="546.98" calcext:value-type="float">
            <text:p>546,98</text:p>
          </table:table-cell>
          <table:table-cell office:value-type="float" office:value="544.11" calcext:value-type="float">
            <text:p>544,11</text:p>
          </table:table-cell>
          <table:table-cell office:value-type="float" office:value="548.12" calcext:value-type="float">
            <text:p>548,12</text:p>
          </table:table-cell>
          <table:table-cell office:value-type="float" office:value="555.93" calcext:value-type="float">
            <text:p>555,93</text:p>
          </table:table-cell>
          <table:table-cell office:value-type="float" office:value="561.22" calcext:value-type="float">
            <text:p>561,22</text:p>
          </table:table-cell>
          <table:table-cell office:value-type="float" office:value="565.52" calcext:value-type="float">
            <text:p>565,52</text:p>
          </table:table-cell>
          <table:table-cell office:value-type="float" office:value="565.97" calcext:value-type="float">
            <text:p>565,97</text:p>
          </table:table-cell>
          <table:table-cell office:value-type="float" office:value="566.68" calcext:value-type="float">
            <text:p>566,68</text:p>
          </table:table-cell>
          <table:table-cell office:value-type="float" office:value="567.52" calcext:value-type="float">
            <text:p>567,52</text:p>
          </table:table-cell>
          <table:table-cell office:value-type="float" office:value="577.3" calcext:value-type="float">
            <text:p>577,3</text:p>
          </table:table-cell>
          <table:table-cell office:value-type="float" office:value="582.19" calcext:value-type="float">
            <text:p>582,19</text:p>
          </table:table-cell>
          <table:table-cell office:value-type="float" office:value="589.74" calcext:value-type="float">
            <text:p>589,74</text:p>
          </table:table-cell>
          <table:table-cell office:value-type="float" office:value="592.19" calcext:value-type="float">
            <text:p>592,19</text:p>
          </table:table-cell>
          <table:table-cell office:value-type="float" office:value="594.3" calcext:value-type="float">
            <text:p>594,3</text:p>
          </table:table-cell>
          <table:table-cell office:value-type="float" office:value="590.23" calcext:value-type="float">
            <text:p>590,23</text:p>
          </table:table-cell>
          <table:table-cell office:value-type="float" office:value="602.12" calcext:value-type="float">
            <text:p>602,12</text:p>
          </table:table-cell>
          <table:table-cell office:value-type="float" office:value="603.26" calcext:value-type="float">
            <text:p>603,26</text:p>
          </table:table-cell>
          <table:table-cell office:value-type="float" office:value="604.41" calcext:value-type="float">
            <text:p>604,41</text:p>
          </table:table-cell>
          <table:table-cell office:value-type="float" office:value="605.23" calcext:value-type="float">
            <text:p>605,23</text:p>
          </table:table-cell>
          <table:table-cell office:value-type="float" office:value="606.15" calcext:value-type="float">
            <text:p>606,15</text:p>
          </table:table-cell>
          <table:table-cell office:value-type="float" office:value="603.05" calcext:value-type="float">
            <text:p>603,05</text:p>
          </table:table-cell>
          <table:table-cell office:value-type="float" office:value="607.29" calcext:value-type="float">
            <text:p>607,29</text:p>
          </table:table-cell>
          <table:table-cell office:value-type="float" office:value="610.78" calcext:value-type="float">
            <text:p>610,78</text:p>
          </table:table-cell>
          <table:table-cell office:value-type="float" office:value="614.1" calcext:value-type="float">
            <text:p>614,1</text:p>
          </table:table-cell>
          <table:table-cell office:value-type="float" office:value="611.49" calcext:value-type="float">
            <text:p>611,49</text:p>
          </table:table-cell>
          <table:table-cell office:value-type="float" office:value="612.81" calcext:value-type="float">
            <text:p>612,81</text:p>
          </table:table-cell>
          <table:table-cell office:value-type="float" office:value="613.89" calcext:value-type="float">
            <text:p>613,89</text:p>
          </table:table-cell>
          <table:table-cell office:value-type="float" office:value="619.29" calcext:value-type="float">
            <text:p>619,29</text:p>
          </table:table-cell>
          <table:table-cell office:value-type="float" office:value="628.28" calcext:value-type="float">
            <text:p>628,28</text:p>
          </table:table-cell>
          <table:table-cell office:value-type="float" office:value="644.77" calcext:value-type="float">
            <text:p>644,77</text:p>
          </table:table-cell>
          <table:table-cell office:value-type="float" office:value="663.71" calcext:value-type="float">
            <text:p>663,71</text:p>
          </table:table-cell>
          <table:table-cell office:value-type="float" office:value="684.57" calcext:value-type="float">
            <text:p>684,57</text:p>
          </table:table-cell>
          <table:table-cell office:value-type="float" office:value="706.82" calcext:value-type="float">
            <text:p>706,82</text:p>
          </table:table-cell>
          <table:table-cell office:value-type="float" office:value="729.16" calcext:value-type="float">
            <text:p>729,16</text:p>
          </table:table-cell>
          <table:table-cell office:value-type="float" office:value="743.66" calcext:value-type="float">
            <text:p>743,66</text:p>
          </table:table-cell>
          <table:table-cell office:value-type="float" office:value="764.49" calcext:value-type="float">
            <text:p>764,49</text:p>
          </table:table-cell>
          <table:table-cell office:value-type="float" office:value="790.22" calcext:value-type="float">
            <text:p>790,22</text:p>
          </table:table-cell>
          <table:table-cell office:value-type="float" office:value="812.18" calcext:value-type="float">
            <text:p>812,18</text:p>
          </table:table-cell>
          <table:table-cell office:value-type="float" office:value="834.81" calcext:value-type="float">
            <text:p>834,81</text:p>
          </table:table-cell>
          <table:table-cell office:value-type="float" office:value="867.75" calcext:value-type="float">
            <text:p>867,75</text:p>
          </table:table-cell>
          <table:table-cell office:value-type="float" office:value="878.79" calcext:value-type="float">
            <text:p>878,79</text:p>
          </table:table-cell>
          <table:table-cell office:value-type="float" office:value="890.06" calcext:value-type="float">
            <text:p>890,06</text:p>
          </table:table-cell>
          <table:table-cell office:value-type="float" office:value="902.11" calcext:value-type="float">
            <text:p>902,11</text:p>
          </table:table-cell>
          <table:table-cell office:value-type="float" office:value="914.2" calcext:value-type="float">
            <text:p>914,2</text:p>
          </table:table-cell>
          <table:table-cell office:value-type="float" office:value="917.68" calcext:value-type="float">
            <text:p>917,68</text:p>
          </table:table-cell>
          <table:table-cell office:value-type="float" office:value="924.81" calcext:value-type="float">
            <text:p>924,81</text:p>
          </table:table-cell>
          <table:table-cell office:value-type="float" office:value="934.37" calcext:value-type="float">
            <text:p>934,37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525.98" calcext:value-type="float">
            <text:p>525,98</text:p>
          </table:table-cell>
          <table:table-cell office:value-type="float" office:value="528.29" calcext:value-type="float">
            <text:p>528,29</text:p>
          </table:table-cell>
          <table:table-cell office:value-type="float" office:value="530.86" calcext:value-type="float">
            <text:p>530,86</text:p>
          </table:table-cell>
          <table:table-cell office:value-type="float" office:value="531.31" calcext:value-type="float">
            <text:p>531,31</text:p>
          </table:table-cell>
          <table:table-cell office:value-type="float" office:value="532.38" calcext:value-type="float">
            <text:p>532,38</text:p>
          </table:table-cell>
          <table:table-cell office:value-type="float" office:value="532.57" calcext:value-type="float">
            <text:p>532,57</text:p>
          </table:table-cell>
          <table:table-cell office:value-type="float" office:value="532.04" calcext:value-type="float">
            <text:p>532,04</text:p>
          </table:table-cell>
          <table:table-cell office:value-type="float" office:value="530.74" calcext:value-type="float">
            <text:p>530,74</text:p>
          </table:table-cell>
          <table:table-cell office:value-type="float" office:value="532.8" calcext:value-type="float">
            <text:p>532,8</text:p>
          </table:table-cell>
          <table:table-cell office:value-type="float" office:value="533.84" calcext:value-type="float">
            <text:p>533,84</text:p>
          </table:table-cell>
          <table:table-cell office:value-type="float" office:value="536.11" calcext:value-type="float">
            <text:p>536,11</text:p>
          </table:table-cell>
          <table:table-cell office:value-type="float" office:value="540.11" calcext:value-type="float">
            <text:p>540,11</text:p>
          </table:table-cell>
          <table:table-cell office:value-type="float" office:value="540.79" calcext:value-type="float">
            <text:p>540,79</text:p>
          </table:table-cell>
          <table:table-cell office:value-type="float" office:value="544.56" calcext:value-type="float">
            <text:p>544,56</text:p>
          </table:table-cell>
          <table:table-cell office:value-type="float" office:value="543.62" calcext:value-type="float">
            <text:p>543,62</text:p>
          </table:table-cell>
          <table:table-cell office:value-type="float" office:value="545.69" calcext:value-type="float">
            <text:p>545,69</text:p>
          </table:table-cell>
          <table:table-cell office:value-type="float" office:value="548.61" calcext:value-type="float">
            <text:p>548,61</text:p>
          </table:table-cell>
          <table:table-cell office:value-type="float" office:value="553.5" calcext:value-type="float">
            <text:p>553,5</text:p>
          </table:table-cell>
          <table:table-cell office:value-type="float" office:value="554.47" calcext:value-type="float">
            <text:p>554,47</text:p>
          </table:table-cell>
          <table:table-cell office:value-type="float" office:value="557.6" calcext:value-type="float">
            <text:p>557,6</text:p>
          </table:table-cell>
          <table:table-cell office:value-type="float" office:value="561.15" calcext:value-type="float">
            <text:p>561,15</text:p>
          </table:table-cell>
          <table:table-cell office:value-type="float" office:value="563.18" calcext:value-type="float">
            <text:p>563,18</text:p>
          </table:table-cell>
          <table:table-cell office:value-type="float" office:value="567.47" calcext:value-type="float">
            <text:p>567,47</text:p>
          </table:table-cell>
          <table:table-cell office:value-type="float" office:value="572.09" calcext:value-type="float">
            <text:p>572,09</text:p>
          </table:table-cell>
          <table:table-cell office:value-type="float" office:value="574.23" calcext:value-type="float">
            <text:p>574,23</text:p>
          </table:table-cell>
          <table:table-cell office:value-type="float" office:value="577.09" calcext:value-type="float">
            <text:p>577,09</text:p>
          </table:table-cell>
          <table:table-cell office:value-type="float" office:value="586.79" calcext:value-type="float">
            <text:p>586,79</text:p>
          </table:table-cell>
          <table:table-cell office:value-type="float" office:value="590.87" calcext:value-type="float">
            <text:p>590,87</text:p>
          </table:table-cell>
          <table:table-cell office:value-type="float" office:value="589.93" calcext:value-type="float">
            <text:p>589,93</text:p>
          </table:table-cell>
          <table:table-cell office:value-type="float" office:value="594.58" calcext:value-type="float">
            <text:p>594,58</text:p>
          </table:table-cell>
          <table:table-cell office:value-type="float" office:value="595.35" calcext:value-type="float">
            <text:p>595,35</text:p>
          </table:table-cell>
          <table:table-cell office:value-type="float" office:value="598.84" calcext:value-type="float">
            <text:p>598,84</text:p>
          </table:table-cell>
          <table:table-cell office:value-type="float" office:value="606.96" calcext:value-type="float">
            <text:p>606,96</text:p>
          </table:table-cell>
          <table:table-cell office:value-type="float" office:value="610.27" calcext:value-type="float">
            <text:p>610,27</text:p>
          </table:table-cell>
          <table:table-cell table:number-columns-repeated="2" office:value-type="float" office:value="610.58" calcext:value-type="float">
            <text:p>610,58</text:p>
          </table:table-cell>
          <table:table-cell office:value-type="float" office:value="611.28" calcext:value-type="float">
            <text:p>611,28</text:p>
          </table:table-cell>
          <table:table-cell office:value-type="float" office:value="614.67" calcext:value-type="float">
            <text:p>614,67</text:p>
          </table:table-cell>
          <table:table-cell office:value-type="float" office:value="615.46" calcext:value-type="float">
            <text:p>615,46</text:p>
          </table:table-cell>
          <table:table-cell office:value-type="float" office:value="617.35" calcext:value-type="float">
            <text:p>617,35</text:p>
          </table:table-cell>
          <table:table-cell office:value-type="float" office:value="619.62" calcext:value-type="float">
            <text:p>619,62</text:p>
          </table:table-cell>
          <table:table-cell office:value-type="float" office:value="613.84" calcext:value-type="float">
            <text:p>613,84</text:p>
          </table:table-cell>
          <table:table-cell office:value-type="float" office:value="615.54" calcext:value-type="float">
            <text:p>615,54</text:p>
          </table:table-cell>
          <table:table-cell office:value-type="float" office:value="625.01" calcext:value-type="float">
            <text:p>625,01</text:p>
          </table:table-cell>
          <table:table-cell office:value-type="float" office:value="641.31" calcext:value-type="float">
            <text:p>641,31</text:p>
          </table:table-cell>
          <table:table-cell office:value-type="float" office:value="658.96" calcext:value-type="float">
            <text:p>658,96</text:p>
          </table:table-cell>
          <table:table-cell office:value-type="float" office:value="684.24" calcext:value-type="float">
            <text:p>684,24</text:p>
          </table:table-cell>
          <table:table-cell office:value-type="float" office:value="710.3" calcext:value-type="float">
            <text:p>710,3</text:p>
          </table:table-cell>
          <table:table-cell office:value-type="float" office:value="734.96" calcext:value-type="float">
            <text:p>734,96</text:p>
          </table:table-cell>
          <table:table-cell office:value-type="float" office:value="753.72" calcext:value-type="float">
            <text:p>753,72</text:p>
          </table:table-cell>
          <table:table-cell office:value-type="float" office:value="767.06" calcext:value-type="float">
            <text:p>767,06</text:p>
          </table:table-cell>
          <table:table-cell office:value-type="float" office:value="793.57" calcext:value-type="float">
            <text:p>793,57</text:p>
          </table:table-cell>
          <table:table-cell office:value-type="float" office:value="808.33" calcext:value-type="float">
            <text:p>808,33</text:p>
          </table:table-cell>
          <table:table-cell office:value-type="float" office:value="834.42" calcext:value-type="float">
            <text:p>834,42</text:p>
          </table:table-cell>
          <table:table-cell office:value-type="float" office:value="849.23" calcext:value-type="float">
            <text:p>849,23</text:p>
          </table:table-cell>
          <table:table-cell office:value-type="float" office:value="875.13" calcext:value-type="float">
            <text:p>875,13</text:p>
          </table:table-cell>
          <table:table-cell office:value-type="float" office:value="882.15" calcext:value-type="float">
            <text:p>882,15</text:p>
          </table:table-cell>
          <table:table-cell office:value-type="float" office:value="889.48" calcext:value-type="float">
            <text:p>889,48</text:p>
          </table:table-cell>
          <table:table-cell office:value-type="float" office:value="906.59" calcext:value-type="float">
            <text:p>906,59</text:p>
          </table:table-cell>
          <table:table-cell office:value-type="float" office:value="914.99" calcext:value-type="float">
            <text:p>914,99</text:p>
          </table:table-cell>
          <table:table-cell office:value-type="float" office:value="912.35" calcext:value-type="float">
            <text:p>912,35</text:p>
          </table:table-cell>
          <table:table-cell office:value-type="float" office:value="924.81" calcext:value-type="float">
            <text:p>924,81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572.74" calcext:value-type="float">
            <text:p>572,74</text:p>
          </table:table-cell>
          <table:table-cell office:value-type="float" office:value="570.56" calcext:value-type="float">
            <text:p>570,56</text:p>
          </table:table-cell>
          <table:table-cell office:value-type="float" office:value="574.01" calcext:value-type="float">
            <text:p>574,01</text:p>
          </table:table-cell>
          <table:table-cell office:value-type="float" office:value="574.11" calcext:value-type="float">
            <text:p>574,11</text:p>
          </table:table-cell>
          <table:table-cell office:value-type="float" office:value="574.58" calcext:value-type="float">
            <text:p>574,58</text:p>
          </table:table-cell>
          <table:table-cell office:value-type="float" office:value="577.27" calcext:value-type="float">
            <text:p>577,27</text:p>
          </table:table-cell>
          <table:table-cell office:value-type="float" office:value="575.65" calcext:value-type="float">
            <text:p>575,65</text:p>
          </table:table-cell>
          <table:table-cell office:value-type="float" office:value="579.46" calcext:value-type="float">
            <text:p>579,46</text:p>
          </table:table-cell>
          <table:table-cell office:value-type="float" office:value="579.96" calcext:value-type="float">
            <text:p>579,96</text:p>
          </table:table-cell>
          <table:table-cell office:value-type="float" office:value="587.95" calcext:value-type="float">
            <text:p>587,95</text:p>
          </table:table-cell>
          <table:table-cell office:value-type="float" office:value="592.03" calcext:value-type="float">
            <text:p>592,03</text:p>
          </table:table-cell>
          <table:table-cell office:value-type="float" office:value="592.39" calcext:value-type="float">
            <text:p>592,39</text:p>
          </table:table-cell>
          <table:table-cell office:value-type="float" office:value="587.74" calcext:value-type="float">
            <text:p>587,74</text:p>
          </table:table-cell>
          <table:table-cell office:value-type="float" office:value="591.95" calcext:value-type="float">
            <text:p>591,95</text:p>
          </table:table-cell>
          <table:table-cell office:value-type="float" office:value="596.58" calcext:value-type="float">
            <text:p>596,58</text:p>
          </table:table-cell>
          <table:table-cell office:value-type="float" office:value="599.15" calcext:value-type="float">
            <text:p>599,15</text:p>
          </table:table-cell>
          <table:table-cell office:value-type="float" office:value="601.03" calcext:value-type="float">
            <text:p>601,03</text:p>
          </table:table-cell>
          <table:table-cell office:value-type="float" office:value="604" calcext:value-type="float">
            <text:p>604</text:p>
          </table:table-cell>
          <table:table-cell office:value-type="float" office:value="607.73" calcext:value-type="float">
            <text:p>607,73</text:p>
          </table:table-cell>
          <table:table-cell office:value-type="float" office:value="611.54" calcext:value-type="float">
            <text:p>611,54</text:p>
          </table:table-cell>
          <table:table-cell office:value-type="float" office:value="615.65" calcext:value-type="float">
            <text:p>615,65</text:p>
          </table:table-cell>
          <table:table-cell office:value-type="float" office:value="619.49" calcext:value-type="float">
            <text:p>619,49</text:p>
          </table:table-cell>
          <table:table-cell office:value-type="float" office:value="622.02" calcext:value-type="float">
            <text:p>622,02</text:p>
          </table:table-cell>
          <table:table-cell office:value-type="float" office:value="625.15" calcext:value-type="float">
            <text:p>625,15</text:p>
          </table:table-cell>
          <table:table-cell office:value-type="float" office:value="624.42" calcext:value-type="float">
            <text:p>624,42</text:p>
          </table:table-cell>
          <table:table-cell office:value-type="float" office:value="628.03" calcext:value-type="float">
            <text:p>628,03</text:p>
          </table:table-cell>
          <table:table-cell office:value-type="float" office:value="628.65" calcext:value-type="float">
            <text:p>628,65</text:p>
          </table:table-cell>
          <table:table-cell office:value-type="float" office:value="632.47" calcext:value-type="float">
            <text:p>632,47</text:p>
          </table:table-cell>
          <table:table-cell office:value-type="float" office:value="629.81" calcext:value-type="float">
            <text:p>629,81</text:p>
          </table:table-cell>
          <table:table-cell office:value-type="float" office:value="632.95" calcext:value-type="float">
            <text:p>632,95</text:p>
          </table:table-cell>
          <table:table-cell office:value-type="float" office:value="634.53" calcext:value-type="float">
            <text:p>634,53</text:p>
          </table:table-cell>
          <table:table-cell office:value-type="float" office:value="641.16" calcext:value-type="float">
            <text:p>641,16</text:p>
          </table:table-cell>
          <table:table-cell office:value-type="float" office:value="639.05" calcext:value-type="float">
            <text:p>639,05</text:p>
          </table:table-cell>
          <table:table-cell office:value-type="float" office:value="643.26" calcext:value-type="float">
            <text:p>643,26</text:p>
          </table:table-cell>
          <table:table-cell office:value-type="float" office:value="643.97" calcext:value-type="float">
            <text:p>643,97</text:p>
          </table:table-cell>
          <table:table-cell office:value-type="float" office:value="645.26" calcext:value-type="float">
            <text:p>645,26</text:p>
          </table:table-cell>
          <table:table-cell office:value-type="float" office:value="650.14" calcext:value-type="float">
            <text:p>650,14</text:p>
          </table:table-cell>
          <table:table-cell office:value-type="float" office:value="652.84" calcext:value-type="float">
            <text:p>652,84</text:p>
          </table:table-cell>
          <table:table-cell office:value-type="float" office:value="654.63" calcext:value-type="float">
            <text:p>654,63</text:p>
          </table:table-cell>
          <table:table-cell office:value-type="float" office:value="654.97" calcext:value-type="float">
            <text:p>654,97</text:p>
          </table:table-cell>
          <table:table-cell office:value-type="float" office:value="655.34" calcext:value-type="float">
            <text:p>655,34</text:p>
          </table:table-cell>
          <table:table-cell office:value-type="float" office:value="656.04" calcext:value-type="float">
            <text:p>656,04</text:p>
          </table:table-cell>
          <table:table-cell office:value-type="float" office:value="658.82" calcext:value-type="float">
            <text:p>658,82</text:p>
          </table:table-cell>
          <table:table-cell office:value-type="float" office:value="668.33" calcext:value-type="float">
            <text:p>668,33</text:p>
          </table:table-cell>
          <table:table-cell office:value-type="float" office:value="682.96" calcext:value-type="float">
            <text:p>682,96</text:p>
          </table:table-cell>
          <table:table-cell office:value-type="float" office:value="694.69" calcext:value-type="float">
            <text:p>694,69</text:p>
          </table:table-cell>
          <table:table-cell office:value-type="float" office:value="711.63" calcext:value-type="float">
            <text:p>711,63</text:p>
          </table:table-cell>
          <table:table-cell office:value-type="float" office:value="727.1" calcext:value-type="float">
            <text:p>727,1</text:p>
          </table:table-cell>
          <table:table-cell office:value-type="float" office:value="745.82" calcext:value-type="float">
            <text:p>745,82</text:p>
          </table:table-cell>
          <table:table-cell office:value-type="float" office:value="762.24" calcext:value-type="float">
            <text:p>762,24</text:p>
          </table:table-cell>
          <table:table-cell office:value-type="float" office:value="776.77" calcext:value-type="float">
            <text:p>776,77</text:p>
          </table:table-cell>
          <table:table-cell office:value-type="float" office:value="783.65" calcext:value-type="float">
            <text:p>783,65</text:p>
          </table:table-cell>
          <table:table-cell office:value-type="float" office:value="799.46" calcext:value-type="float">
            <text:p>799,46</text:p>
          </table:table-cell>
          <table:table-cell office:value-type="float" office:value="820.55" calcext:value-type="float">
            <text:p>820,55</text:p>
          </table:table-cell>
          <table:table-cell office:value-type="float" office:value="846.83" calcext:value-type="float">
            <text:p>846,83</text:p>
          </table:table-cell>
          <table:table-cell office:value-type="float" office:value="864.34" calcext:value-type="float">
            <text:p>864,34</text:p>
          </table:table-cell>
          <table:table-cell office:value-type="float" office:value="882.33" calcext:value-type="float">
            <text:p>882,33</text:p>
          </table:table-cell>
          <table:table-cell office:value-type="float" office:value="900.38" calcext:value-type="float">
            <text:p>900,38</text:p>
          </table:table-cell>
          <table:table-cell office:value-type="float" office:value="919.42" calcext:value-type="float">
            <text:p>919,42</text:p>
          </table:table-cell>
          <table:table-cell office:value-type="float" office:value="932.02" calcext:value-type="float">
            <text:p>932,02</text:p>
          </table:table-cell>
          <table:table-cell office:value-type="float" office:value="940.75" calcext:value-type="float">
            <text:p>940,75</text:p>
          </table:table-cell>
          <table:table-cell office:value-type="float" office:value="943.6" calcext:value-type="float">
            <text:p>943,6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590.45" calcext:value-type="float">
            <text:p>590,45</text:p>
          </table:table-cell>
          <table:table-cell office:value-type="float" office:value="596.69" calcext:value-type="float">
            <text:p>596,69</text:p>
          </table:table-cell>
          <table:table-cell office:value-type="float" office:value="597.17" calcext:value-type="float">
            <text:p>597,17</text:p>
          </table:table-cell>
          <table:table-cell office:value-type="float" office:value="593.21" calcext:value-type="float">
            <text:p>593,21</text:p>
          </table:table-cell>
          <table:table-cell office:value-type="float" office:value="592.72" calcext:value-type="float">
            <text:p>592,72</text:p>
          </table:table-cell>
          <table:table-cell office:value-type="float" office:value="592.48" calcext:value-type="float">
            <text:p>592,48</text:p>
          </table:table-cell>
          <table:table-cell office:value-type="float" office:value="593.61" calcext:value-type="float">
            <text:p>593,61</text:p>
          </table:table-cell>
          <table:table-cell office:value-type="float" office:value="596.95" calcext:value-type="float">
            <text:p>596,95</text:p>
          </table:table-cell>
          <table:table-cell office:value-type="float" office:value="601.32" calcext:value-type="float">
            <text:p>601,32</text:p>
          </table:table-cell>
          <table:table-cell office:value-type="float" office:value="606.54" calcext:value-type="float">
            <text:p>606,54</text:p>
          </table:table-cell>
          <table:table-cell office:value-type="float" office:value="612.3" calcext:value-type="float">
            <text:p>612,3</text:p>
          </table:table-cell>
          <table:table-cell office:value-type="float" office:value="614.76" calcext:value-type="float">
            <text:p>614,76</text:p>
          </table:table-cell>
          <table:table-cell office:value-type="float" office:value="614.8" calcext:value-type="float">
            <text:p>614,8</text:p>
          </table:table-cell>
          <table:table-cell office:value-type="float" office:value="616.22" calcext:value-type="float">
            <text:p>616,22</text:p>
          </table:table-cell>
          <table:table-cell office:value-type="float" office:value="617.91" calcext:value-type="float">
            <text:p>617,91</text:p>
          </table:table-cell>
          <table:table-cell office:value-type="float" office:value="621.57" calcext:value-type="float">
            <text:p>621,57</text:p>
          </table:table-cell>
          <table:table-cell office:value-type="float" office:value="620.23" calcext:value-type="float">
            <text:p>620,23</text:p>
          </table:table-cell>
          <table:table-cell office:value-type="float" office:value="627.37" calcext:value-type="float">
            <text:p>627,37</text:p>
          </table:table-cell>
          <table:table-cell office:value-type="float" office:value="625.88" calcext:value-type="float">
            <text:p>625,88</text:p>
          </table:table-cell>
          <table:table-cell office:value-type="float" office:value="635.72" calcext:value-type="float">
            <text:p>635,72</text:p>
          </table:table-cell>
          <table:table-cell office:value-type="float" office:value="639.34" calcext:value-type="float">
            <text:p>639,34</text:p>
          </table:table-cell>
          <table:table-cell office:value-type="float" office:value="639.81" calcext:value-type="float">
            <text:p>639,81</text:p>
          </table:table-cell>
          <table:table-cell office:value-type="float" office:value="652.23" calcext:value-type="float">
            <text:p>652,23</text:p>
          </table:table-cell>
          <table:table-cell office:value-type="float" office:value="655.85" calcext:value-type="float">
            <text:p>655,85</text:p>
          </table:table-cell>
          <table:table-cell office:value-type="float" office:value="648.61" calcext:value-type="float">
            <text:p>648,61</text:p>
          </table:table-cell>
          <table:table-cell office:value-type="float" office:value="647.51" calcext:value-type="float">
            <text:p>647,51</text:p>
          </table:table-cell>
          <table:table-cell office:value-type="float" office:value="648.42" calcext:value-type="float">
            <text:p>648,42</text:p>
          </table:table-cell>
          <table:table-cell office:value-type="float" office:value="650.75" calcext:value-type="float">
            <text:p>650,75</text:p>
          </table:table-cell>
          <table:table-cell office:value-type="float" office:value="646.43" calcext:value-type="float">
            <text:p>646,43</text:p>
          </table:table-cell>
          <table:table-cell office:value-type="float" office:value="662.78" calcext:value-type="float">
            <text:p>662,78</text:p>
          </table:table-cell>
          <table:table-cell office:value-type="float" office:value="656.25" calcext:value-type="float">
            <text:p>656,25</text:p>
          </table:table-cell>
          <table:table-cell office:value-type="float" office:value="659.41" calcext:value-type="float">
            <text:p>659,41</text:p>
          </table:table-cell>
          <table:table-cell office:value-type="float" office:value="672.23" calcext:value-type="float">
            <text:p>672,23</text:p>
          </table:table-cell>
          <table:table-cell office:value-type="float" office:value="674" calcext:value-type="float">
            <text:p>674</text:p>
          </table:table-cell>
          <table:table-cell office:value-type="float" office:value="675.08" calcext:value-type="float">
            <text:p>675,08</text:p>
          </table:table-cell>
          <table:table-cell office:value-type="float" office:value="677.85" calcext:value-type="float">
            <text:p>677,85</text:p>
          </table:table-cell>
          <table:table-cell office:value-type="float" office:value="680.89" calcext:value-type="float">
            <text:p>680,89</text:p>
          </table:table-cell>
          <table:table-cell office:value-type="float" office:value="682.9" calcext:value-type="float">
            <text:p>682,9</text:p>
          </table:table-cell>
          <table:table-cell office:value-type="float" office:value="686.67" calcext:value-type="float">
            <text:p>686,67</text:p>
          </table:table-cell>
          <table:table-cell office:value-type="float" office:value="688.68" calcext:value-type="float">
            <text:p>688,68</text:p>
          </table:table-cell>
          <table:table-cell office:value-type="float" office:value="693.39" calcext:value-type="float">
            <text:p>693,39</text:p>
          </table:table-cell>
          <table:table-cell office:value-type="float" office:value="693.99" calcext:value-type="float">
            <text:p>693,99</text:p>
          </table:table-cell>
          <table:table-cell office:value-type="float" office:value="698.39" calcext:value-type="float">
            <text:p>698,39</text:p>
          </table:table-cell>
          <table:table-cell office:value-type="float" office:value="701.12" calcext:value-type="float">
            <text:p>701,12</text:p>
          </table:table-cell>
          <table:table-cell office:value-type="float" office:value="713.99" calcext:value-type="float">
            <text:p>713,99</text:p>
          </table:table-cell>
          <table:table-cell office:value-type="float" office:value="736.95" calcext:value-type="float">
            <text:p>736,95</text:p>
          </table:table-cell>
          <table:table-cell office:value-type="float" office:value="750.22" calcext:value-type="float">
            <text:p>750,22</text:p>
          </table:table-cell>
          <table:table-cell office:value-type="float" office:value="772.98" calcext:value-type="float">
            <text:p>772,98</text:p>
          </table:table-cell>
          <table:table-cell office:value-type="float" office:value="774.93" calcext:value-type="float">
            <text:p>774,93</text:p>
          </table:table-cell>
          <table:table-cell office:value-type="float" office:value="781.49" calcext:value-type="float">
            <text:p>781,49</text:p>
          </table:table-cell>
          <table:table-cell office:value-type="float" office:value="790.41" calcext:value-type="float">
            <text:p>790,41</text:p>
          </table:table-cell>
          <table:table-cell office:value-type="float" office:value="802.62" calcext:value-type="float">
            <text:p>802,62</text:p>
          </table:table-cell>
          <table:table-cell office:value-type="float" office:value="816.79" calcext:value-type="float">
            <text:p>816,79</text:p>
          </table:table-cell>
          <table:table-cell office:value-type="float" office:value="843.06" calcext:value-type="float">
            <text:p>843,06</text:p>
          </table:table-cell>
          <table:table-cell office:value-type="float" office:value="855.25" calcext:value-type="float">
            <text:p>855,25</text:p>
          </table:table-cell>
          <table:table-cell office:value-type="float" office:value="875.81" calcext:value-type="float">
            <text:p>875,81</text:p>
          </table:table-cell>
          <table:table-cell office:value-type="float" office:value="878.37" calcext:value-type="float">
            <text:p>878,37</text:p>
          </table:table-cell>
          <table:table-cell office:value-type="float" office:value="889.17" calcext:value-type="float">
            <text:p>889,17</text:p>
          </table:table-cell>
          <table:table-cell office:value-type="float" office:value="904.32" calcext:value-type="float">
            <text:p>904,32</text:p>
          </table:table-cell>
          <table:table-cell office:value-type="float" office:value="907.2" calcext:value-type="float">
            <text:p>907,2</text:p>
          </table:table-cell>
          <table:table-cell office:value-type="float" office:value="922.99" calcext:value-type="float">
            <text:p>922,99</text:p>
          </table:table-cell>
          <table:table-cell office:value-type="float" office:value="936.1" calcext:value-type="float">
            <text:p>936,1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624.34" calcext:value-type="float">
            <text:p>624,34</text:p>
          </table:table-cell>
          <table:table-cell office:value-type="float" office:value="622.42" calcext:value-type="float">
            <text:p>622,42</text:p>
          </table:table-cell>
          <table:table-cell office:value-type="float" office:value="626.75" calcext:value-type="float">
            <text:p>626,75</text:p>
          </table:table-cell>
          <table:table-cell office:value-type="float" office:value="626.32" calcext:value-type="float">
            <text:p>626,32</text:p>
          </table:table-cell>
          <table:table-cell office:value-type="float" office:value="619.22" calcext:value-type="float">
            <text:p>619,22</text:p>
          </table:table-cell>
          <table:table-cell office:value-type="float" office:value="627.82" calcext:value-type="float">
            <text:p>627,82</text:p>
          </table:table-cell>
          <table:table-cell office:value-type="float" office:value="620.91" calcext:value-type="float">
            <text:p>620,91</text:p>
          </table:table-cell>
          <table:table-cell office:value-type="float" office:value="629.47" calcext:value-type="float">
            <text:p>629,47</text:p>
          </table:table-cell>
          <table:table-cell office:value-type="float" office:value="634.89" calcext:value-type="float">
            <text:p>634,89</text:p>
          </table:table-cell>
          <table:table-cell office:value-type="float" office:value="640.52" calcext:value-type="float">
            <text:p>640,52</text:p>
          </table:table-cell>
          <table:table-cell office:value-type="float" office:value="642.31" calcext:value-type="float">
            <text:p>642,31</text:p>
          </table:table-cell>
          <table:table-cell office:value-type="float" office:value="645.79" calcext:value-type="float">
            <text:p>645,79</text:p>
          </table:table-cell>
          <table:table-cell office:value-type="float" office:value="645.98" calcext:value-type="float">
            <text:p>645,98</text:p>
          </table:table-cell>
          <table:table-cell office:value-type="float" office:value="644.36" calcext:value-type="float">
            <text:p>644,36</text:p>
          </table:table-cell>
          <table:table-cell office:value-type="float" office:value="647.72" calcext:value-type="float">
            <text:p>647,72</text:p>
          </table:table-cell>
          <table:table-cell office:value-type="float" office:value="648.24" calcext:value-type="float">
            <text:p>648,24</text:p>
          </table:table-cell>
          <table:table-cell office:value-type="float" office:value="645.96" calcext:value-type="float">
            <text:p>645,96</text:p>
          </table:table-cell>
          <table:table-cell office:value-type="float" office:value="645.19" calcext:value-type="float">
            <text:p>645,19</text:p>
          </table:table-cell>
          <table:table-cell office:value-type="float" office:value="652.96" calcext:value-type="float">
            <text:p>652,96</text:p>
          </table:table-cell>
          <table:table-cell office:value-type="float" office:value="653.44" calcext:value-type="float">
            <text:p>653,44</text:p>
          </table:table-cell>
          <table:table-cell office:value-type="float" office:value="660.61" calcext:value-type="float">
            <text:p>660,61</text:p>
          </table:table-cell>
          <table:table-cell office:value-type="float" office:value="668.85" calcext:value-type="float">
            <text:p>668,85</text:p>
          </table:table-cell>
          <table:table-cell office:value-type="float" office:value="679.06" calcext:value-type="float">
            <text:p>679,06</text:p>
          </table:table-cell>
          <table:table-cell office:value-type="float" office:value="687.48" calcext:value-type="float">
            <text:p>687,48</text:p>
          </table:table-cell>
          <table:table-cell office:value-type="float" office:value="685.82" calcext:value-type="float">
            <text:p>685,82</text:p>
          </table:table-cell>
          <table:table-cell office:value-type="float" office:value="690.2" calcext:value-type="float">
            <text:p>690,2</text:p>
          </table:table-cell>
          <table:table-cell office:value-type="float" office:value="694.44" calcext:value-type="float">
            <text:p>694,44</text:p>
          </table:table-cell>
          <table:table-cell office:value-type="float" office:value="694.73" calcext:value-type="float">
            <text:p>694,73</text:p>
          </table:table-cell>
          <table:table-cell office:value-type="float" office:value="701.72" calcext:value-type="float">
            <text:p>701,72</text:p>
          </table:table-cell>
          <table:table-cell office:value-type="float" office:value="693.8" calcext:value-type="float">
            <text:p>693,8</text:p>
          </table:table-cell>
          <table:table-cell office:value-type="float" office:value="695.32" calcext:value-type="float">
            <text:p>695,32</text:p>
          </table:table-cell>
          <table:table-cell office:value-type="float" office:value="699.64" calcext:value-type="float">
            <text:p>699,64</text:p>
          </table:table-cell>
          <table:table-cell office:value-type="float" office:value="702.82" calcext:value-type="float">
            <text:p>702,82</text:p>
          </table:table-cell>
          <table:table-cell office:value-type="float" office:value="707.87" calcext:value-type="float">
            <text:p>707,87</text:p>
          </table:table-cell>
          <table:table-cell office:value-type="float" office:value="708.39" calcext:value-type="float">
            <text:p>708,39</text:p>
          </table:table-cell>
          <table:table-cell office:value-type="float" office:value="715.78" calcext:value-type="float">
            <text:p>715,78</text:p>
          </table:table-cell>
          <table:table-cell office:value-type="float" office:value="720.44" calcext:value-type="float">
            <text:p>720,44</text:p>
          </table:table-cell>
          <table:table-cell office:value-type="float" office:value="735.56" calcext:value-type="float">
            <text:p>735,56</text:p>
          </table:table-cell>
          <table:table-cell office:value-type="float" office:value="736.85" calcext:value-type="float">
            <text:p>736,85</text:p>
          </table:table-cell>
          <table:table-cell office:value-type="float" office:value="736.45" calcext:value-type="float">
            <text:p>736,45</text:p>
          </table:table-cell>
          <table:table-cell office:value-type="float" office:value="742.13" calcext:value-type="float">
            <text:p>742,13</text:p>
          </table:table-cell>
          <table:table-cell office:value-type="float" office:value="742.63" calcext:value-type="float">
            <text:p>742,63</text:p>
          </table:table-cell>
          <table:table-cell office:value-type="float" office:value="742.35" calcext:value-type="float">
            <text:p>742,35</text:p>
          </table:table-cell>
          <table:table-cell office:value-type="float" office:value="749.93" calcext:value-type="float">
            <text:p>749,93</text:p>
          </table:table-cell>
          <table:table-cell office:value-type="float" office:value="776.28" calcext:value-type="float">
            <text:p>776,28</text:p>
          </table:table-cell>
          <table:table-cell office:value-type="float" office:value="790.16" calcext:value-type="float">
            <text:p>790,16</text:p>
          </table:table-cell>
          <table:table-cell office:value-type="float" office:value="811.18" calcext:value-type="float">
            <text:p>811,18</text:p>
          </table:table-cell>
          <table:table-cell office:value-type="float" office:value="826.16" calcext:value-type="float">
            <text:p>826,16</text:p>
          </table:table-cell>
          <table:table-cell office:value-type="float" office:value="839.29" calcext:value-type="float">
            <text:p>839,29</text:p>
          </table:table-cell>
          <table:table-cell office:value-type="float" office:value="844.39" calcext:value-type="float">
            <text:p>844,39</text:p>
          </table:table-cell>
          <table:table-cell office:value-type="float" office:value="854" calcext:value-type="float">
            <text:p>854</text:p>
          </table:table-cell>
          <table:table-cell office:value-type="float" office:value="862.88" calcext:value-type="float">
            <text:p>862,88</text:p>
          </table:table-cell>
          <table:table-cell office:value-type="float" office:value="874.61" calcext:value-type="float">
            <text:p>874,61</text:p>
          </table:table-cell>
          <table:table-cell office:value-type="float" office:value="875.96" calcext:value-type="float">
            <text:p>875,96</text:p>
          </table:table-cell>
          <table:table-cell office:value-type="float" office:value="912.28" calcext:value-type="float">
            <text:p>912,28</text:p>
          </table:table-cell>
          <table:table-cell office:value-type="float" office:value="926.42" calcext:value-type="float">
            <text:p>926,42</text:p>
          </table:table-cell>
          <table:table-cell office:value-type="float" office:value="953.18" calcext:value-type="float">
            <text:p>953,18</text:p>
          </table:table-cell>
          <table:table-cell office:value-type="float" office:value="979.5" calcext:value-type="float">
            <text:p>979,5</text:p>
          </table:table-cell>
          <table:table-cell office:value-type="float" office:value="1000.79" calcext:value-type="float">
            <text:p>1000,79</text:p>
          </table:table-cell>
          <table:table-cell office:value-type="float" office:value="1018.32" calcext:value-type="float">
            <text:p>1018,32</text:p>
          </table:table-cell>
          <table:table-cell office:value-type="float" office:value="1026.55" calcext:value-type="float">
            <text:p>1026,55</text:p>
          </table:table-cell>
          <table:table-cell office:value-type="float" office:value="1025.92" calcext:value-type="float">
            <text:p>1025,92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555.74" calcext:value-type="float">
            <text:p>555,74</text:p>
          </table:table-cell>
          <table:table-cell office:value-type="float" office:value="554.21" calcext:value-type="float">
            <text:p>554,21</text:p>
          </table:table-cell>
          <table:table-cell office:value-type="float" office:value="558.91" calcext:value-type="float">
            <text:p>558,91</text:p>
          </table:table-cell>
          <table:table-cell office:value-type="float" office:value="562.86" calcext:value-type="float">
            <text:p>562,86</text:p>
          </table:table-cell>
          <table:table-cell office:value-type="float" office:value="561.22" calcext:value-type="float">
            <text:p>561,22</text:p>
          </table:table-cell>
          <table:table-cell office:value-type="float" office:value="562.82" calcext:value-type="float">
            <text:p>562,82</text:p>
          </table:table-cell>
          <table:table-cell office:value-type="float" office:value="560.94" calcext:value-type="float">
            <text:p>560,94</text:p>
          </table:table-cell>
          <table:table-cell office:value-type="float" office:value="562.14" calcext:value-type="float">
            <text:p>562,14</text:p>
          </table:table-cell>
          <table:table-cell office:value-type="float" office:value="561.83" calcext:value-type="float">
            <text:p>561,83</text:p>
          </table:table-cell>
          <table:table-cell office:value-type="float" office:value="565.6" calcext:value-type="float">
            <text:p>565,6</text:p>
          </table:table-cell>
          <table:table-cell office:value-type="float" office:value="567.89" calcext:value-type="float">
            <text:p>567,89</text:p>
          </table:table-cell>
          <table:table-cell office:value-type="float" office:value="566.4" calcext:value-type="float">
            <text:p>566,4</text:p>
          </table:table-cell>
          <table:table-cell office:value-type="float" office:value="568.96" calcext:value-type="float">
            <text:p>568,96</text:p>
          </table:table-cell>
          <table:table-cell office:value-type="float" office:value="568.94" calcext:value-type="float">
            <text:p>568,94</text:p>
          </table:table-cell>
          <table:table-cell office:value-type="float" office:value="567.05" calcext:value-type="float">
            <text:p>567,05</text:p>
          </table:table-cell>
          <table:table-cell office:value-type="float" office:value="568.71" calcext:value-type="float">
            <text:p>568,71</text:p>
          </table:table-cell>
          <table:table-cell office:value-type="float" office:value="571.96" calcext:value-type="float">
            <text:p>571,96</text:p>
          </table:table-cell>
          <table:table-cell office:value-type="float" office:value="570.77" calcext:value-type="float">
            <text:p>570,77</text:p>
          </table:table-cell>
          <table:table-cell office:value-type="float" office:value="574.88" calcext:value-type="float">
            <text:p>574,88</text:p>
          </table:table-cell>
          <table:table-cell office:value-type="float" office:value="579.17" calcext:value-type="float">
            <text:p>579,17</text:p>
          </table:table-cell>
          <table:table-cell office:value-type="float" office:value="583.53" calcext:value-type="float">
            <text:p>583,53</text:p>
          </table:table-cell>
          <table:table-cell office:value-type="float" office:value="588.22" calcext:value-type="float">
            <text:p>588,22</text:p>
          </table:table-cell>
          <table:table-cell office:value-type="float" office:value="593" calcext:value-type="float">
            <text:p>593</text:p>
          </table:table-cell>
          <table:table-cell office:value-type="float" office:value="594.95" calcext:value-type="float">
            <text:p>594,95</text:p>
          </table:table-cell>
          <table:table-cell office:value-type="float" office:value="595.47" calcext:value-type="float">
            <text:p>595,47</text:p>
          </table:table-cell>
          <table:table-cell office:value-type="float" office:value="596.59" calcext:value-type="float">
            <text:p>596,59</text:p>
          </table:table-cell>
          <table:table-cell office:value-type="float" office:value="600.53" calcext:value-type="float">
            <text:p>600,53</text:p>
          </table:table-cell>
          <table:table-cell office:value-type="float" office:value="605.33" calcext:value-type="float">
            <text:p>605,33</text:p>
          </table:table-cell>
          <table:table-cell office:value-type="float" office:value="610.63" calcext:value-type="float">
            <text:p>610,63</text:p>
          </table:table-cell>
          <table:table-cell office:value-type="float" office:value="615.95" calcext:value-type="float">
            <text:p>615,95</text:p>
          </table:table-cell>
          <table:table-cell office:value-type="float" office:value="610.03" calcext:value-type="float">
            <text:p>610,03</text:p>
          </table:table-cell>
          <table:table-cell office:value-type="float" office:value="608.23" calcext:value-type="float">
            <text:p>608,23</text:p>
          </table:table-cell>
          <table:table-cell office:value-type="float" office:value="631.69" calcext:value-type="float">
            <text:p>631,69</text:p>
          </table:table-cell>
          <table:table-cell office:value-type="float" office:value="632.96" calcext:value-type="float">
            <text:p>632,96</text:p>
          </table:table-cell>
          <table:table-cell office:value-type="float" office:value="630.42" calcext:value-type="float">
            <text:p>630,42</text:p>
          </table:table-cell>
          <table:table-cell office:value-type="float" office:value="633.46" calcext:value-type="float">
            <text:p>633,46</text:p>
          </table:table-cell>
          <table:table-cell office:value-type="float" office:value="634.07" calcext:value-type="float">
            <text:p>634,07</text:p>
          </table:table-cell>
          <table:table-cell office:value-type="float" office:value="633.27" calcext:value-type="float">
            <text:p>633,27</text:p>
          </table:table-cell>
          <table:table-cell office:value-type="float" office:value="635.44" calcext:value-type="float">
            <text:p>635,44</text:p>
          </table:table-cell>
          <table:table-cell office:value-type="float" office:value="635.8" calcext:value-type="float">
            <text:p>635,8</text:p>
          </table:table-cell>
          <table:table-cell office:value-type="float" office:value="636.35" calcext:value-type="float">
            <text:p>636,35</text:p>
          </table:table-cell>
          <table:table-cell office:value-type="float" office:value="640.9" calcext:value-type="float">
            <text:p>640,9</text:p>
          </table:table-cell>
          <table:table-cell office:value-type="float" office:value="646.47" calcext:value-type="float">
            <text:p>646,47</text:p>
          </table:table-cell>
          <table:table-cell office:value-type="float" office:value="666.02" calcext:value-type="float">
            <text:p>666,02</text:p>
          </table:table-cell>
          <table:table-cell office:value-type="float" office:value="681.61" calcext:value-type="float">
            <text:p>681,61</text:p>
          </table:table-cell>
          <table:table-cell office:value-type="float" office:value="724.52" calcext:value-type="float">
            <text:p>724,52</text:p>
          </table:table-cell>
          <table:table-cell office:value-type="float" office:value="752.81" calcext:value-type="float">
            <text:p>752,81</text:p>
          </table:table-cell>
          <table:table-cell office:value-type="float" office:value="758.68" calcext:value-type="float">
            <text:p>758,68</text:p>
          </table:table-cell>
          <table:table-cell office:value-type="float" office:value="768.9" calcext:value-type="float">
            <text:p>768,9</text:p>
          </table:table-cell>
          <table:table-cell office:value-type="float" office:value="780.13" calcext:value-type="float">
            <text:p>780,13</text:p>
          </table:table-cell>
          <table:table-cell office:value-type="float" office:value="791.08" calcext:value-type="float">
            <text:p>791,08</text:p>
          </table:table-cell>
          <table:table-cell office:value-type="float" office:value="802.97" calcext:value-type="float">
            <text:p>802,97</text:p>
          </table:table-cell>
          <table:table-cell office:value-type="float" office:value="812.3" calcext:value-type="float">
            <text:p>812,3</text:p>
          </table:table-cell>
          <table:table-cell office:value-type="float" office:value="831.1" calcext:value-type="float">
            <text:p>831,1</text:p>
          </table:table-cell>
          <table:table-cell office:value-type="float" office:value="849.6" calcext:value-type="float">
            <text:p>849,6</text:p>
          </table:table-cell>
          <table:table-cell office:value-type="float" office:value="863.86" calcext:value-type="float">
            <text:p>863,86</text:p>
          </table:table-cell>
          <table:table-cell office:value-type="float" office:value="869.98" calcext:value-type="float">
            <text:p>869,98</text:p>
          </table:table-cell>
          <table:table-cell office:value-type="float" office:value="880.52" calcext:value-type="float">
            <text:p>880,52</text:p>
          </table:table-cell>
          <table:table-cell office:value-type="float" office:value="890.63" calcext:value-type="float">
            <text:p>890,63</text:p>
          </table:table-cell>
          <table:table-cell office:value-type="float" office:value="906.56" calcext:value-type="float">
            <text:p>906,56</text:p>
          </table:table-cell>
          <table:table-cell office:value-type="float" office:value="919.71" calcext:value-type="float">
            <text:p>919,71</text:p>
          </table:table-cell>
          <table:table-cell office:value-type="float" office:value="916.91" calcext:value-type="float">
            <text:p>916,91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565.49" calcext:value-type="float">
            <text:p>565,49</text:p>
          </table:table-cell>
          <table:table-cell office:value-type="float" office:value="563.4" calcext:value-type="float">
            <text:p>563,4</text:p>
          </table:table-cell>
          <table:table-cell office:value-type="float" office:value="555.42" calcext:value-type="float">
            <text:p>555,42</text:p>
          </table:table-cell>
          <table:table-cell office:value-type="float" office:value="557" calcext:value-type="float">
            <text:p>557</text:p>
          </table:table-cell>
          <table:table-cell office:value-type="float" office:value="557.52" calcext:value-type="float">
            <text:p>557,52</text:p>
          </table:table-cell>
          <table:table-cell office:value-type="float" office:value="557.77" calcext:value-type="float">
            <text:p>557,77</text:p>
          </table:table-cell>
          <table:table-cell office:value-type="float" office:value="558.47" calcext:value-type="float">
            <text:p>558,47</text:p>
          </table:table-cell>
          <table:table-cell office:value-type="float" office:value="554.71" calcext:value-type="float">
            <text:p>554,71</text:p>
          </table:table-cell>
          <table:table-cell office:value-type="float" office:value="555.92" calcext:value-type="float">
            <text:p>555,92</text:p>
          </table:table-cell>
          <table:table-cell office:value-type="float" office:value="554.68" calcext:value-type="float">
            <text:p>554,68</text:p>
          </table:table-cell>
          <table:table-cell office:value-type="float" office:value="556.78" calcext:value-type="float">
            <text:p>556,78</text:p>
          </table:table-cell>
          <table:table-cell office:value-type="float" office:value="556.23" calcext:value-type="float">
            <text:p>556,23</text:p>
          </table:table-cell>
          <table:table-cell office:value-type="float" office:value="559.57" calcext:value-type="float">
            <text:p>559,57</text:p>
          </table:table-cell>
          <table:table-cell office:value-type="float" office:value="561.44" calcext:value-type="float">
            <text:p>561,44</text:p>
          </table:table-cell>
          <table:table-cell office:value-type="float" office:value="560.89" calcext:value-type="float">
            <text:p>560,89</text:p>
          </table:table-cell>
          <table:table-cell office:value-type="float" office:value="564.59" calcext:value-type="float">
            <text:p>564,59</text:p>
          </table:table-cell>
          <table:table-cell office:value-type="float" office:value="570.28" calcext:value-type="float">
            <text:p>570,28</text:p>
          </table:table-cell>
          <table:table-cell office:value-type="float" office:value="575.9" calcext:value-type="float">
            <text:p>575,9</text:p>
          </table:table-cell>
          <table:table-cell office:value-type="float" office:value="578.32" calcext:value-type="float">
            <text:p>578,32</text:p>
          </table:table-cell>
          <table:table-cell office:value-type="float" office:value="581.55" calcext:value-type="float">
            <text:p>581,55</text:p>
          </table:table-cell>
          <table:table-cell office:value-type="float" office:value="584.91" calcext:value-type="float">
            <text:p>584,91</text:p>
          </table:table-cell>
          <table:table-cell office:value-type="float" office:value="584.14" calcext:value-type="float">
            <text:p>584,14</text:p>
          </table:table-cell>
          <table:table-cell office:value-type="float" office:value="585.73" calcext:value-type="float">
            <text:p>585,73</text:p>
          </table:table-cell>
          <table:table-cell office:value-type="float" office:value="593.14" calcext:value-type="float">
            <text:p>593,14</text:p>
          </table:table-cell>
          <table:table-cell office:value-type="float" office:value="592.95" calcext:value-type="float">
            <text:p>592,95</text:p>
          </table:table-cell>
          <table:table-cell office:value-type="float" office:value="593.57" calcext:value-type="float">
            <text:p>593,57</text:p>
          </table:table-cell>
          <table:table-cell office:value-type="float" office:value="604.61" calcext:value-type="float">
            <text:p>604,61</text:p>
          </table:table-cell>
          <table:table-cell office:value-type="float" office:value="603.17" calcext:value-type="float">
            <text:p>603,17</text:p>
          </table:table-cell>
          <table:table-cell office:value-type="float" office:value="608.13" calcext:value-type="float">
            <text:p>608,13</text:p>
          </table:table-cell>
          <table:table-cell office:value-type="float" office:value="617.16" calcext:value-type="float">
            <text:p>617,16</text:p>
          </table:table-cell>
          <table:table-cell office:value-type="float" office:value="635.27" calcext:value-type="float">
            <text:p>635,27</text:p>
          </table:table-cell>
          <table:table-cell office:value-type="float" office:value="640.11" calcext:value-type="float">
            <text:p>640,11</text:p>
          </table:table-cell>
          <table:table-cell office:value-type="float" office:value="638.05" calcext:value-type="float">
            <text:p>638,05</text:p>
          </table:table-cell>
          <table:table-cell office:value-type="float" office:value="627.27" calcext:value-type="float">
            <text:p>627,27</text:p>
          </table:table-cell>
          <table:table-cell office:value-type="float" office:value="628.13" calcext:value-type="float">
            <text:p>628,13</text:p>
          </table:table-cell>
          <table:table-cell office:value-type="float" office:value="631.65" calcext:value-type="float">
            <text:p>631,65</text:p>
          </table:table-cell>
          <table:table-cell office:value-type="float" office:value="637.21" calcext:value-type="float">
            <text:p>637,21</text:p>
          </table:table-cell>
          <table:table-cell office:value-type="float" office:value="635.9" calcext:value-type="float">
            <text:p>635,9</text:p>
          </table:table-cell>
          <table:table-cell office:value-type="float" office:value="633.96" calcext:value-type="float">
            <text:p>633,96</text:p>
          </table:table-cell>
          <table:table-cell office:value-type="float" office:value="632.78" calcext:value-type="float">
            <text:p>632,78</text:p>
          </table:table-cell>
          <table:table-cell office:value-type="float" office:value="639.51" calcext:value-type="float">
            <text:p>639,51</text:p>
          </table:table-cell>
          <table:table-cell office:value-type="float" office:value="641.15" calcext:value-type="float">
            <text:p>641,15</text:p>
          </table:table-cell>
          <table:table-cell office:value-type="float" office:value="642.02" calcext:value-type="float">
            <text:p>642,02</text:p>
          </table:table-cell>
          <table:table-cell office:value-type="float" office:value="643.63" calcext:value-type="float">
            <text:p>643,63</text:p>
          </table:table-cell>
          <table:table-cell office:value-type="float" office:value="664.45" calcext:value-type="float">
            <text:p>664,45</text:p>
          </table:table-cell>
          <table:table-cell office:value-type="float" office:value="677.83" calcext:value-type="float">
            <text:p>677,83</text:p>
          </table:table-cell>
          <table:table-cell office:value-type="float" office:value="697.84" calcext:value-type="float">
            <text:p>697,84</text:p>
          </table:table-cell>
          <table:table-cell office:value-type="float" office:value="742.05" calcext:value-type="float">
            <text:p>742,05</text:p>
          </table:table-cell>
          <table:table-cell office:value-type="float" office:value="761.87" calcext:value-type="float">
            <text:p>761,87</text:p>
          </table:table-cell>
          <table:table-cell office:value-type="float" office:value="772.97" calcext:value-type="float">
            <text:p>772,97</text:p>
          </table:table-cell>
          <table:table-cell office:value-type="float" office:value="780.55" calcext:value-type="float">
            <text:p>780,55</text:p>
          </table:table-cell>
          <table:table-cell office:value-type="float" office:value="799.06" calcext:value-type="float">
            <text:p>799,06</text:p>
          </table:table-cell>
          <table:table-cell office:value-type="float" office:value="813.05" calcext:value-type="float">
            <text:p>813,05</text:p>
          </table:table-cell>
          <table:table-cell office:value-type="float" office:value="819.81" calcext:value-type="float">
            <text:p>819,81</text:p>
          </table:table-cell>
          <table:table-cell office:value-type="float" office:value="843.92" calcext:value-type="float">
            <text:p>843,92</text:p>
          </table:table-cell>
          <table:table-cell office:value-type="float" office:value="863.4" calcext:value-type="float">
            <text:p>863,4</text:p>
          </table:table-cell>
          <table:table-cell office:value-type="float" office:value="880.04" calcext:value-type="float">
            <text:p>880,04</text:p>
          </table:table-cell>
          <table:table-cell office:value-type="float" office:value="903.31" calcext:value-type="float">
            <text:p>903,31</text:p>
          </table:table-cell>
          <table:table-cell office:value-type="float" office:value="916.05" calcext:value-type="float">
            <text:p>916,05</text:p>
          </table:table-cell>
          <table:table-cell office:value-type="float" office:value="925.78" calcext:value-type="float">
            <text:p>925,78</text:p>
          </table:table-cell>
          <table:table-cell office:value-type="float" office:value="932.52" calcext:value-type="float">
            <text:p>932,52</text:p>
          </table:table-cell>
          <table:table-cell office:value-type="float" office:value="939.53" calcext:value-type="float">
            <text:p>939,53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571.74" calcext:value-type="float">
            <text:p>571,74</text:p>
          </table:table-cell>
          <table:table-cell office:value-type="float" office:value="573.55" calcext:value-type="float">
            <text:p>573,55</text:p>
          </table:table-cell>
          <table:table-cell office:value-type="float" office:value="571.69" calcext:value-type="float">
            <text:p>571,69</text:p>
          </table:table-cell>
          <table:table-cell office:value-type="float" office:value="570.33" calcext:value-type="float">
            <text:p>570,33</text:p>
          </table:table-cell>
          <table:table-cell office:value-type="float" office:value="567.77" calcext:value-type="float">
            <text:p>567,77</text:p>
          </table:table-cell>
          <table:table-cell office:value-type="float" office:value="567.38" calcext:value-type="float">
            <text:p>567,38</text:p>
          </table:table-cell>
          <table:table-cell office:value-type="float" office:value="563.07" calcext:value-type="float">
            <text:p>563,07</text:p>
          </table:table-cell>
          <table:table-cell office:value-type="float" office:value="561.02" calcext:value-type="float">
            <text:p>561,02</text:p>
          </table:table-cell>
          <table:table-cell office:value-type="float" office:value="562.2" calcext:value-type="float">
            <text:p>562,2</text:p>
          </table:table-cell>
          <table:table-cell office:value-type="float" office:value="562.29" calcext:value-type="float">
            <text:p>562,29</text:p>
          </table:table-cell>
          <table:table-cell office:value-type="float" office:value="567.19" calcext:value-type="float">
            <text:p>567,19</text:p>
          </table:table-cell>
          <table:table-cell office:value-type="float" office:value="566.51" calcext:value-type="float">
            <text:p>566,51</text:p>
          </table:table-cell>
          <table:table-cell office:value-type="float" office:value="566.52" calcext:value-type="float">
            <text:p>566,52</text:p>
          </table:table-cell>
          <table:table-cell office:value-type="float" office:value="570.1" calcext:value-type="float">
            <text:p>570,1</text:p>
          </table:table-cell>
          <table:table-cell office:value-type="float" office:value="571.95" calcext:value-type="float">
            <text:p>571,95</text:p>
          </table:table-cell>
          <table:table-cell office:value-type="float" office:value="571.11" calcext:value-type="float">
            <text:p>571,11</text:p>
          </table:table-cell>
          <table:table-cell office:value-type="float" office:value="577.81" calcext:value-type="float">
            <text:p>577,81</text:p>
          </table:table-cell>
          <table:table-cell office:value-type="float" office:value="581.38" calcext:value-type="float">
            <text:p>581,38</text:p>
          </table:table-cell>
          <table:table-cell office:value-type="float" office:value="584.43" calcext:value-type="float">
            <text:p>584,43</text:p>
          </table:table-cell>
          <table:table-cell office:value-type="float" office:value="588.72" calcext:value-type="float">
            <text:p>588,72</text:p>
          </table:table-cell>
          <table:table-cell office:value-type="float" office:value="590.19" calcext:value-type="float">
            <text:p>590,19</text:p>
          </table:table-cell>
          <table:table-cell office:value-type="float" office:value="617.66" calcext:value-type="float">
            <text:p>617,66</text:p>
          </table:table-cell>
          <table:table-cell office:value-type="float" office:value="622.2" calcext:value-type="float">
            <text:p>622,2</text:p>
          </table:table-cell>
          <table:table-cell office:value-type="float" office:value="627.53" calcext:value-type="float">
            <text:p>627,53</text:p>
          </table:table-cell>
          <table:table-cell office:value-type="float" office:value="629.21" calcext:value-type="float">
            <text:p>629,21</text:p>
          </table:table-cell>
          <table:table-cell office:value-type="float" office:value="630.34" calcext:value-type="float">
            <text:p>630,34</text:p>
          </table:table-cell>
          <table:table-cell office:value-type="float" office:value="636.51" calcext:value-type="float">
            <text:p>636,51</text:p>
          </table:table-cell>
          <table:table-cell office:value-type="float" office:value="641.74" calcext:value-type="float">
            <text:p>641,74</text:p>
          </table:table-cell>
          <table:table-cell office:value-type="float" office:value="643.64" calcext:value-type="float">
            <text:p>643,64</text:p>
          </table:table-cell>
          <table:table-cell office:value-type="float" office:value="647.24" calcext:value-type="float">
            <text:p>647,24</text:p>
          </table:table-cell>
          <table:table-cell office:value-type="float" office:value="648.88" calcext:value-type="float">
            <text:p>648,88</text:p>
          </table:table-cell>
          <table:table-cell office:value-type="float" office:value="648.96" calcext:value-type="float">
            <text:p>648,96</text:p>
          </table:table-cell>
          <table:table-cell office:value-type="float" office:value="648.14" calcext:value-type="float">
            <text:p>648,14</text:p>
          </table:table-cell>
          <table:table-cell office:value-type="float" office:value="655.11" calcext:value-type="float">
            <text:p>655,11</text:p>
          </table:table-cell>
          <table:table-cell office:value-type="float" office:value="651.6" calcext:value-type="float">
            <text:p>651,6</text:p>
          </table:table-cell>
          <table:table-cell office:value-type="float" office:value="652.27" calcext:value-type="float">
            <text:p>652,27</text:p>
          </table:table-cell>
          <table:table-cell office:value-type="float" office:value="660.85" calcext:value-type="float">
            <text:p>660,85</text:p>
          </table:table-cell>
          <table:table-cell office:value-type="float" office:value="661.07" calcext:value-type="float">
            <text:p>661,07</text:p>
          </table:table-cell>
          <table:table-cell office:value-type="float" office:value="662.18" calcext:value-type="float">
            <text:p>662,18</text:p>
          </table:table-cell>
          <table:table-cell office:value-type="float" office:value="658.52" calcext:value-type="float">
            <text:p>658,52</text:p>
          </table:table-cell>
          <table:table-cell office:value-type="float" office:value="658.02" calcext:value-type="float">
            <text:p>658,02</text:p>
          </table:table-cell>
          <table:table-cell office:value-type="float" office:value="662.35" calcext:value-type="float">
            <text:p>662,35</text:p>
          </table:table-cell>
          <table:table-cell office:value-type="float" office:value="663.13" calcext:value-type="float">
            <text:p>663,13</text:p>
          </table:table-cell>
          <table:table-cell office:value-type="float" office:value="670.54" calcext:value-type="float">
            <text:p>670,54</text:p>
          </table:table-cell>
          <table:table-cell office:value-type="float" office:value="684.96" calcext:value-type="float">
            <text:p>684,96</text:p>
          </table:table-cell>
          <table:table-cell office:value-type="float" office:value="707.66" calcext:value-type="float">
            <text:p>707,66</text:p>
          </table:table-cell>
          <table:table-cell office:value-type="float" office:value="731.59" calcext:value-type="float">
            <text:p>731,59</text:p>
          </table:table-cell>
          <table:table-cell office:value-type="float" office:value="755.79" calcext:value-type="float">
            <text:p>755,79</text:p>
          </table:table-cell>
          <table:table-cell office:value-type="float" office:value="777.9" calcext:value-type="float">
            <text:p>777,9</text:p>
          </table:table-cell>
          <table:table-cell office:value-type="float" office:value="792.46" calcext:value-type="float">
            <text:p>792,46</text:p>
          </table:table-cell>
          <table:table-cell office:value-type="float" office:value="809.37" calcext:value-type="float">
            <text:p>809,37</text:p>
          </table:table-cell>
          <table:table-cell office:value-type="float" office:value="836.37" calcext:value-type="float">
            <text:p>836,37</text:p>
          </table:table-cell>
          <table:table-cell office:value-type="float" office:value="855.06" calcext:value-type="float">
            <text:p>855,06</text:p>
          </table:table-cell>
          <table:table-cell office:value-type="float" office:value="862.24" calcext:value-type="float">
            <text:p>862,24</text:p>
          </table:table-cell>
          <table:table-cell office:value-type="float" office:value="877.94" calcext:value-type="float">
            <text:p>877,94</text:p>
          </table:table-cell>
          <table:table-cell office:value-type="float" office:value="890.1" calcext:value-type="float">
            <text:p>890,1</text:p>
          </table:table-cell>
          <table:table-cell office:value-type="float" office:value="913.42" calcext:value-type="float">
            <text:p>913,42</text:p>
          </table:table-cell>
          <table:table-cell office:value-type="float" office:value="928.34" calcext:value-type="float">
            <text:p>928,34</text:p>
          </table:table-cell>
          <table:table-cell office:value-type="float" office:value="947.14" calcext:value-type="float">
            <text:p>947,14</text:p>
          </table:table-cell>
          <table:table-cell office:value-type="float" office:value="955.31" calcext:value-type="float">
            <text:p>955,31</text:p>
          </table:table-cell>
          <table:table-cell office:value-type="float" office:value="968.66" calcext:value-type="float">
            <text:p>968,66</text:p>
          </table:table-cell>
          <table:table-cell office:value-type="float" office:value="972.84" calcext:value-type="float">
            <text:p>972,84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580.11" calcext:value-type="float">
            <text:p>580,11</text:p>
          </table:table-cell>
          <table:table-cell office:value-type="float" office:value="582.61" calcext:value-type="float">
            <text:p>582,61</text:p>
          </table:table-cell>
          <table:table-cell office:value-type="float" office:value="582.75" calcext:value-type="float">
            <text:p>582,75</text:p>
          </table:table-cell>
          <table:table-cell office:value-type="float" office:value="581.93" calcext:value-type="float">
            <text:p>581,93</text:p>
          </table:table-cell>
          <table:table-cell office:value-type="float" office:value="584.72" calcext:value-type="float">
            <text:p>584,72</text:p>
          </table:table-cell>
          <table:table-cell office:value-type="float" office:value="583.94" calcext:value-type="float">
            <text:p>583,94</text:p>
          </table:table-cell>
          <table:table-cell office:value-type="float" office:value="578.72" calcext:value-type="float">
            <text:p>578,72</text:p>
          </table:table-cell>
          <table:table-cell office:value-type="float" office:value="581.05" calcext:value-type="float">
            <text:p>581,05</text:p>
          </table:table-cell>
          <table:table-cell office:value-type="float" office:value="580.33" calcext:value-type="float">
            <text:p>580,33</text:p>
          </table:table-cell>
          <table:table-cell office:value-type="float" office:value="583.85" calcext:value-type="float">
            <text:p>583,85</text:p>
          </table:table-cell>
          <table:table-cell office:value-type="float" office:value="586.31" calcext:value-type="float">
            <text:p>586,31</text:p>
          </table:table-cell>
          <table:table-cell office:value-type="float" office:value="585.46" calcext:value-type="float">
            <text:p>585,46</text:p>
          </table:table-cell>
          <table:table-cell office:value-type="float" office:value="594.09" calcext:value-type="float">
            <text:p>594,09</text:p>
          </table:table-cell>
          <table:table-cell office:value-type="float" office:value="595.62" calcext:value-type="float">
            <text:p>595,62</text:p>
          </table:table-cell>
          <table:table-cell office:value-type="float" office:value="584.05" calcext:value-type="float">
            <text:p>584,05</text:p>
          </table:table-cell>
          <table:table-cell office:value-type="float" office:value="584.43" calcext:value-type="float">
            <text:p>584,43</text:p>
          </table:table-cell>
          <table:table-cell office:value-type="float" office:value="584.44" calcext:value-type="float">
            <text:p>584,44</text:p>
          </table:table-cell>
          <table:table-cell office:value-type="float" office:value="591.16" calcext:value-type="float">
            <text:p>591,16</text:p>
          </table:table-cell>
          <table:table-cell office:value-type="float" office:value="594.79" calcext:value-type="float">
            <text:p>594,79</text:p>
          </table:table-cell>
          <table:table-cell office:value-type="float" office:value="597.53" calcext:value-type="float">
            <text:p>597,53</text:p>
          </table:table-cell>
          <table:table-cell office:value-type="float" office:value="599.26" calcext:value-type="float">
            <text:p>599,26</text:p>
          </table:table-cell>
          <table:table-cell office:value-type="float" office:value="611.19" calcext:value-type="float">
            <text:p>611,19</text:p>
          </table:table-cell>
          <table:table-cell office:value-type="float" office:value="615.34" calcext:value-type="float">
            <text:p>615,34</text:p>
          </table:table-cell>
          <table:table-cell office:value-type="float" office:value="616.9" calcext:value-type="float">
            <text:p>616,9</text:p>
          </table:table-cell>
          <table:table-cell office:value-type="float" office:value="614.19" calcext:value-type="float">
            <text:p>614,19</text:p>
          </table:table-cell>
          <table:table-cell office:value-type="float" office:value="615.76" calcext:value-type="float">
            <text:p>615,76</text:p>
          </table:table-cell>
          <table:table-cell office:value-type="float" office:value="614.96" calcext:value-type="float">
            <text:p>614,96</text:p>
          </table:table-cell>
          <table:table-cell office:value-type="float" office:value="612.82" calcext:value-type="float">
            <text:p>612,82</text:p>
          </table:table-cell>
          <table:table-cell office:value-type="float" office:value="617.88" calcext:value-type="float">
            <text:p>617,88</text:p>
          </table:table-cell>
          <table:table-cell office:value-type="float" office:value="622.22" calcext:value-type="float">
            <text:p>622,22</text:p>
          </table:table-cell>
          <table:table-cell office:value-type="float" office:value="624.34" calcext:value-type="float">
            <text:p>624,34</text:p>
          </table:table-cell>
          <table:table-cell office:value-type="float" office:value="622.19" calcext:value-type="float">
            <text:p>622,19</text:p>
          </table:table-cell>
          <table:table-cell office:value-type="float" office:value="620.88" calcext:value-type="float">
            <text:p>620,88</text:p>
          </table:table-cell>
          <table:table-cell office:value-type="float" office:value="629.24" calcext:value-type="float">
            <text:p>629,24</text:p>
          </table:table-cell>
          <table:table-cell office:value-type="float" office:value="635.72" calcext:value-type="float">
            <text:p>635,72</text:p>
          </table:table-cell>
          <table:table-cell office:value-type="float" office:value="637.93" calcext:value-type="float">
            <text:p>637,93</text:p>
          </table:table-cell>
          <table:table-cell office:value-type="float" office:value="645.01" calcext:value-type="float">
            <text:p>645,01</text:p>
          </table:table-cell>
          <table:table-cell office:value-type="float" office:value="643.79" calcext:value-type="float">
            <text:p>643,79</text:p>
          </table:table-cell>
          <table:table-cell office:value-type="float" office:value="650.12" calcext:value-type="float">
            <text:p>650,12</text:p>
          </table:table-cell>
          <table:table-cell office:value-type="float" office:value="657.97" calcext:value-type="float">
            <text:p>657,97</text:p>
          </table:table-cell>
          <table:table-cell office:value-type="float" office:value="665.88" calcext:value-type="float">
            <text:p>665,88</text:p>
          </table:table-cell>
          <table:table-cell office:value-type="float" office:value="674.06" calcext:value-type="float">
            <text:p>674,06</text:p>
          </table:table-cell>
          <table:table-cell office:value-type="float" office:value="682.13" calcext:value-type="float">
            <text:p>682,13</text:p>
          </table:table-cell>
          <table:table-cell office:value-type="float" office:value="692.13" calcext:value-type="float">
            <text:p>692,13</text:p>
          </table:table-cell>
          <table:table-cell office:value-type="float" office:value="703.89" calcext:value-type="float">
            <text:p>703,89</text:p>
          </table:table-cell>
          <table:table-cell office:value-type="float" office:value="715.7" calcext:value-type="float">
            <text:p>715,7</text:p>
          </table:table-cell>
          <table:table-cell office:value-type="float" office:value="731.23" calcext:value-type="float">
            <text:p>731,23</text:p>
          </table:table-cell>
          <table:table-cell office:value-type="float" office:value="748.74" calcext:value-type="float">
            <text:p>748,74</text:p>
          </table:table-cell>
          <table:table-cell office:value-type="float" office:value="759.39" calcext:value-type="float">
            <text:p>759,39</text:p>
          </table:table-cell>
          <table:table-cell office:value-type="float" office:value="772.88" calcext:value-type="float">
            <text:p>772,88</text:p>
          </table:table-cell>
          <table:table-cell office:value-type="float" office:value="778.15" calcext:value-type="float">
            <text:p>778,15</text:p>
          </table:table-cell>
          <table:table-cell office:value-type="float" office:value="781.83" calcext:value-type="float">
            <text:p>781,83</text:p>
          </table:table-cell>
          <table:table-cell office:value-type="float" office:value="785.97" calcext:value-type="float">
            <text:p>785,97</text:p>
          </table:table-cell>
          <table:table-cell office:value-type="float" office:value="796.32" calcext:value-type="float">
            <text:p>796,32</text:p>
          </table:table-cell>
          <table:table-cell office:value-type="float" office:value="817.78" calcext:value-type="float">
            <text:p>817,78</text:p>
          </table:table-cell>
          <table:table-cell office:value-type="float" office:value="824.11" calcext:value-type="float">
            <text:p>824,11</text:p>
          </table:table-cell>
          <table:table-cell office:value-type="float" office:value="840.78" calcext:value-type="float">
            <text:p>840,78</text:p>
          </table:table-cell>
          <table:table-cell office:value-type="float" office:value="858.09" calcext:value-type="float">
            <text:p>858,09</text:p>
          </table:table-cell>
          <table:table-cell office:value-type="float" office:value="863.74" calcext:value-type="float">
            <text:p>863,74</text:p>
          </table:table-cell>
          <table:table-cell office:value-type="float" office:value="879.46" calcext:value-type="float">
            <text:p>879,46</text:p>
          </table:table-cell>
          <table:table-cell office:value-type="float" office:value="882.4" calcext:value-type="float">
            <text:p>882,4</text:p>
          </table:table-cell>
          <table:table-cell office:value-type="float" office:value="897.35" calcext:value-type="float">
            <text:p>897,35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607.44" calcext:value-type="float">
            <text:p>607,44</text:p>
          </table:table-cell>
          <table:table-cell office:value-type="float" office:value="606.69" calcext:value-type="float">
            <text:p>606,69</text:p>
          </table:table-cell>
          <table:table-cell office:value-type="float" office:value="601.18" calcext:value-type="float">
            <text:p>601,18</text:p>
          </table:table-cell>
          <table:table-cell office:value-type="float" office:value="601.46" calcext:value-type="float">
            <text:p>601,46</text:p>
          </table:table-cell>
          <table:table-cell office:value-type="float" office:value="608.41" calcext:value-type="float">
            <text:p>608,41</text:p>
          </table:table-cell>
          <table:table-cell office:value-type="float" office:value="606.37" calcext:value-type="float">
            <text:p>606,37</text:p>
          </table:table-cell>
          <table:table-cell office:value-type="float" office:value="609.54" calcext:value-type="float">
            <text:p>609,54</text:p>
          </table:table-cell>
          <table:table-cell office:value-type="float" office:value="612.21" calcext:value-type="float">
            <text:p>612,21</text:p>
          </table:table-cell>
          <table:table-cell office:value-type="float" office:value="608.81" calcext:value-type="float">
            <text:p>608,81</text:p>
          </table:table-cell>
          <table:table-cell office:value-type="float" office:value="613.08" calcext:value-type="float">
            <text:p>613,08</text:p>
          </table:table-cell>
          <table:table-cell office:value-type="float" office:value="615.73" calcext:value-type="float">
            <text:p>615,73</text:p>
          </table:table-cell>
          <table:table-cell office:value-type="float" office:value="612.56" calcext:value-type="float">
            <text:p>612,56</text:p>
          </table:table-cell>
          <table:table-cell office:value-type="float" office:value="611.71" calcext:value-type="float">
            <text:p>611,71</text:p>
          </table:table-cell>
          <table:table-cell office:value-type="float" office:value="612.37" calcext:value-type="float">
            <text:p>612,37</text:p>
          </table:table-cell>
          <table:table-cell office:value-type="float" office:value="612.43" calcext:value-type="float">
            <text:p>612,43</text:p>
          </table:table-cell>
          <table:table-cell office:value-type="float" office:value="612.73" calcext:value-type="float">
            <text:p>612,73</text:p>
          </table:table-cell>
          <table:table-cell office:value-type="float" office:value="614.53" calcext:value-type="float">
            <text:p>614,53</text:p>
          </table:table-cell>
          <table:table-cell office:value-type="float" office:value="617.9" calcext:value-type="float">
            <text:p>617,9</text:p>
          </table:table-cell>
          <table:table-cell office:value-type="float" office:value="623.59" calcext:value-type="float">
            <text:p>623,59</text:p>
          </table:table-cell>
          <table:table-cell office:value-type="float" office:value="625.53" calcext:value-type="float">
            <text:p>625,53</text:p>
          </table:table-cell>
          <table:table-cell office:value-type="float" office:value="630.71" calcext:value-type="float">
            <text:p>630,71</text:p>
          </table:table-cell>
          <table:table-cell office:value-type="float" office:value="640.3" calcext:value-type="float">
            <text:p>640,3</text:p>
          </table:table-cell>
          <table:table-cell office:value-type="float" office:value="641.08" calcext:value-type="float">
            <text:p>641,08</text:p>
          </table:table-cell>
          <table:table-cell office:value-type="float" office:value="643.26" calcext:value-type="float">
            <text:p>643,26</text:p>
          </table:table-cell>
          <table:table-cell office:value-type="float" office:value="638.35" calcext:value-type="float">
            <text:p>638,35</text:p>
          </table:table-cell>
          <table:table-cell office:value-type="float" office:value="637.44" calcext:value-type="float">
            <text:p>637,44</text:p>
          </table:table-cell>
          <table:table-cell office:value-type="float" office:value="641.16" calcext:value-type="float">
            <text:p>641,16</text:p>
          </table:table-cell>
          <table:table-cell office:value-type="float" office:value="637.74" calcext:value-type="float">
            <text:p>637,74</text:p>
          </table:table-cell>
          <table:table-cell office:value-type="float" office:value="639.09" calcext:value-type="float">
            <text:p>639,09</text:p>
          </table:table-cell>
          <table:table-cell office:value-type="float" office:value="650.69" calcext:value-type="float">
            <text:p>650,69</text:p>
          </table:table-cell>
          <table:table-cell office:value-type="float" office:value="657.84" calcext:value-type="float">
            <text:p>657,84</text:p>
          </table:table-cell>
          <table:table-cell office:value-type="float" office:value="661.16" calcext:value-type="float">
            <text:p>661,16</text:p>
          </table:table-cell>
          <table:table-cell office:value-type="float" office:value="664.07" calcext:value-type="float">
            <text:p>664,07</text:p>
          </table:table-cell>
          <table:table-cell office:value-type="float" office:value="658.92" calcext:value-type="float">
            <text:p>658,92</text:p>
          </table:table-cell>
          <table:table-cell table:number-columns-repeated="2" office:value-type="float" office:value="663.51" calcext:value-type="float">
            <text:p>663,51</text:p>
          </table:table-cell>
          <table:table-cell office:value-type="float" office:value="672.18" calcext:value-type="float">
            <text:p>672,18</text:p>
          </table:table-cell>
          <table:table-cell office:value-type="float" office:value="663.98" calcext:value-type="float">
            <text:p>663,98</text:p>
          </table:table-cell>
          <table:table-cell office:value-type="float" office:value="664.13" calcext:value-type="float">
            <text:p>664,13</text:p>
          </table:table-cell>
          <table:table-cell office:value-type="float" office:value="673.09" calcext:value-type="float">
            <text:p>673,09</text:p>
          </table:table-cell>
          <table:table-cell office:value-type="float" office:value="678.07" calcext:value-type="float">
            <text:p>678,07</text:p>
          </table:table-cell>
          <table:table-cell office:value-type="float" office:value="677.13" calcext:value-type="float">
            <text:p>677,13</text:p>
          </table:table-cell>
          <table:table-cell office:value-type="float" office:value="680.24" calcext:value-type="float">
            <text:p>680,24</text:p>
          </table:table-cell>
          <table:table-cell office:value-type="float" office:value="693.68" calcext:value-type="float">
            <text:p>693,68</text:p>
          </table:table-cell>
          <table:table-cell office:value-type="float" office:value="714.55" calcext:value-type="float">
            <text:p>714,55</text:p>
          </table:table-cell>
          <table:table-cell office:value-type="float" office:value="730.44" calcext:value-type="float">
            <text:p>730,44</text:p>
          </table:table-cell>
          <table:table-cell office:value-type="float" office:value="745.6" calcext:value-type="float">
            <text:p>745,6</text:p>
          </table:table-cell>
          <table:table-cell office:value-type="float" office:value="776.49" calcext:value-type="float">
            <text:p>776,49</text:p>
          </table:table-cell>
          <table:table-cell office:value-type="float" office:value="785.79" calcext:value-type="float">
            <text:p>785,79</text:p>
          </table:table-cell>
          <table:table-cell office:value-type="float" office:value="806.78" calcext:value-type="float">
            <text:p>806,78</text:p>
          </table:table-cell>
          <table:table-cell office:value-type="float" office:value="814.31" calcext:value-type="float">
            <text:p>814,31</text:p>
          </table:table-cell>
          <table:table-cell office:value-type="float" office:value="839.1" calcext:value-type="float">
            <text:p>839,1</text:p>
          </table:table-cell>
          <table:table-cell office:value-type="float" office:value="865.03" calcext:value-type="float">
            <text:p>865,03</text:p>
          </table:table-cell>
          <table:table-cell office:value-type="float" office:value="884.13" calcext:value-type="float">
            <text:p>884,13</text:p>
          </table:table-cell>
          <table:table-cell office:value-type="float" office:value="911.46" calcext:value-type="float">
            <text:p>911,46</text:p>
          </table:table-cell>
          <table:table-cell office:value-type="float" office:value="930.53" calcext:value-type="float">
            <text:p>930,53</text:p>
          </table:table-cell>
          <table:table-cell office:value-type="float" office:value="936.45" calcext:value-type="float">
            <text:p>936,45</text:p>
          </table:table-cell>
          <table:table-cell office:value-type="float" office:value="948.73" calcext:value-type="float">
            <text:p>948,73</text:p>
          </table:table-cell>
          <table:table-cell office:value-type="float" office:value="969.75" calcext:value-type="float">
            <text:p>969,75</text:p>
          </table:table-cell>
          <table:table-cell office:value-type="float" office:value="993.9" calcext:value-type="float">
            <text:p>993,9</text:p>
          </table:table-cell>
          <table:table-cell office:value-type="float" office:value="1010.01" calcext:value-type="float">
            <text:p>1010,01</text:p>
          </table:table-cell>
          <table:table-cell office:value-type="float" office:value="1019.25" calcext:value-type="float">
            <text:p>1019,25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546.65" calcext:value-type="float">
            <text:p>546,65</text:p>
          </table:table-cell>
          <table:table-cell office:value-type="float" office:value="545.27" calcext:value-type="float">
            <text:p>545,27</text:p>
          </table:table-cell>
          <table:table-cell office:value-type="float" office:value="548.39" calcext:value-type="float">
            <text:p>548,39</text:p>
          </table:table-cell>
          <table:table-cell office:value-type="float" office:value="551.67" calcext:value-type="float">
            <text:p>551,67</text:p>
          </table:table-cell>
          <table:table-cell office:value-type="float" office:value="556.03" calcext:value-type="float">
            <text:p>556,03</text:p>
          </table:table-cell>
          <table:table-cell office:value-type="float" office:value="552.81" calcext:value-type="float">
            <text:p>552,81</text:p>
          </table:table-cell>
          <table:table-cell office:value-type="float" office:value="550.45" calcext:value-type="float">
            <text:p>550,45</text:p>
          </table:table-cell>
          <table:table-cell office:value-type="float" office:value="554.54" calcext:value-type="float">
            <text:p>554,54</text:p>
          </table:table-cell>
          <table:table-cell office:value-type="float" office:value="557.57" calcext:value-type="float">
            <text:p>557,57</text:p>
          </table:table-cell>
          <table:table-cell office:value-type="float" office:value="555.37" calcext:value-type="float">
            <text:p>555,37</text:p>
          </table:table-cell>
          <table:table-cell office:value-type="float" office:value="557.32" calcext:value-type="float">
            <text:p>557,32</text:p>
          </table:table-cell>
          <table:table-cell office:value-type="float" office:value="558.22" calcext:value-type="float">
            <text:p>558,22</text:p>
          </table:table-cell>
          <table:table-cell office:value-type="float" office:value="559.53" calcext:value-type="float">
            <text:p>559,53</text:p>
          </table:table-cell>
          <table:table-cell office:value-type="float" office:value="563.68" calcext:value-type="float">
            <text:p>563,68</text:p>
          </table:table-cell>
          <table:table-cell office:value-type="float" office:value="567.1" calcext:value-type="float">
            <text:p>567,1</text:p>
          </table:table-cell>
          <table:table-cell office:value-type="float" office:value="570.59" calcext:value-type="float">
            <text:p>570,59</text:p>
          </table:table-cell>
          <table:table-cell office:value-type="float" office:value="573.1" calcext:value-type="float">
            <text:p>573,1</text:p>
          </table:table-cell>
          <table:table-cell office:value-type="float" office:value="572.92" calcext:value-type="float">
            <text:p>572,92</text:p>
          </table:table-cell>
          <table:table-cell office:value-type="float" office:value="567.19" calcext:value-type="float">
            <text:p>567,19</text:p>
          </table:table-cell>
          <table:table-cell office:value-type="float" office:value="568.5" calcext:value-type="float">
            <text:p>568,5</text:p>
          </table:table-cell>
          <table:table-cell office:value-type="float" office:value="580.15" calcext:value-type="float">
            <text:p>580,15</text:p>
          </table:table-cell>
          <table:table-cell office:value-type="float" office:value="587.66" calcext:value-type="float">
            <text:p>587,66</text:p>
          </table:table-cell>
          <table:table-cell office:value-type="float" office:value="593.29" calcext:value-type="float">
            <text:p>593,29</text:p>
          </table:table-cell>
          <table:table-cell office:value-type="float" office:value="598.08" calcext:value-type="float">
            <text:p>598,08</text:p>
          </table:table-cell>
          <table:table-cell office:value-type="float" office:value="598.56" calcext:value-type="float">
            <text:p>598,56</text:p>
          </table:table-cell>
          <table:table-cell office:value-type="float" office:value="597.29" calcext:value-type="float">
            <text:p>597,29</text:p>
          </table:table-cell>
          <table:table-cell office:value-type="float" office:value="596.46" calcext:value-type="float">
            <text:p>596,46</text:p>
          </table:table-cell>
          <table:table-cell office:value-type="float" office:value="609.67" calcext:value-type="float">
            <text:p>609,67</text:p>
          </table:table-cell>
          <table:table-cell office:value-type="float" office:value="609.19" calcext:value-type="float">
            <text:p>609,19</text:p>
          </table:table-cell>
          <table:table-cell office:value-type="float" office:value="615.42" calcext:value-type="float">
            <text:p>615,42</text:p>
          </table:table-cell>
          <table:table-cell office:value-type="float" office:value="616.09" calcext:value-type="float">
            <text:p>616,09</text:p>
          </table:table-cell>
          <table:table-cell office:value-type="float" office:value="620.59" calcext:value-type="float">
            <text:p>620,59</text:p>
          </table:table-cell>
          <table:table-cell office:value-type="float" office:value="618.95" calcext:value-type="float">
            <text:p>618,95</text:p>
          </table:table-cell>
          <table:table-cell office:value-type="float" office:value="618.46" calcext:value-type="float">
            <text:p>618,46</text:p>
          </table:table-cell>
          <table:table-cell office:value-type="float" office:value="627.06" calcext:value-type="float">
            <text:p>627,06</text:p>
          </table:table-cell>
          <table:table-cell office:value-type="float" office:value="627.95" calcext:value-type="float">
            <text:p>627,95</text:p>
          </table:table-cell>
          <table:table-cell office:value-type="float" office:value="631.86" calcext:value-type="float">
            <text:p>631,86</text:p>
          </table:table-cell>
          <table:table-cell office:value-type="float" office:value="637.6" calcext:value-type="float">
            <text:p>637,6</text:p>
          </table:table-cell>
          <table:table-cell office:value-type="float" office:value="637.77" calcext:value-type="float">
            <text:p>637,77</text:p>
          </table:table-cell>
          <table:table-cell office:value-type="float" office:value="638.43" calcext:value-type="float">
            <text:p>638,43</text:p>
          </table:table-cell>
          <table:table-cell office:value-type="float" office:value="635.5" calcext:value-type="float">
            <text:p>635,5</text:p>
          </table:table-cell>
          <table:table-cell office:value-type="float" office:value="636.35" calcext:value-type="float">
            <text:p>636,35</text:p>
          </table:table-cell>
          <table:table-cell office:value-type="float" office:value="641.89" calcext:value-type="float">
            <text:p>641,89</text:p>
          </table:table-cell>
          <table:table-cell office:value-type="float" office:value="652.5" calcext:value-type="float">
            <text:p>652,5</text:p>
          </table:table-cell>
          <table:table-cell office:value-type="float" office:value="666.06" calcext:value-type="float">
            <text:p>666,06</text:p>
          </table:table-cell>
          <table:table-cell office:value-type="float" office:value="675.65" calcext:value-type="float">
            <text:p>675,65</text:p>
          </table:table-cell>
          <table:table-cell office:value-type="float" office:value="682.46" calcext:value-type="float">
            <text:p>682,46</text:p>
          </table:table-cell>
          <table:table-cell office:value-type="float" office:value="705.36" calcext:value-type="float">
            <text:p>705,36</text:p>
          </table:table-cell>
          <table:table-cell office:value-type="float" office:value="743.22" calcext:value-type="float">
            <text:p>743,22</text:p>
          </table:table-cell>
          <table:table-cell office:value-type="float" office:value="748.89" calcext:value-type="float">
            <text:p>748,89</text:p>
          </table:table-cell>
          <table:table-cell office:value-type="float" office:value="767.48" calcext:value-type="float">
            <text:p>767,48</text:p>
          </table:table-cell>
          <table:table-cell office:value-type="float" office:value="792.72" calcext:value-type="float">
            <text:p>792,72</text:p>
          </table:table-cell>
          <table:table-cell office:value-type="float" office:value="813.62" calcext:value-type="float">
            <text:p>813,62</text:p>
          </table:table-cell>
          <table:table-cell office:value-type="float" office:value="826.9" calcext:value-type="float">
            <text:p>826,9</text:p>
          </table:table-cell>
          <table:table-cell office:value-type="float" office:value="836.57" calcext:value-type="float">
            <text:p>836,57</text:p>
          </table:table-cell>
          <table:table-cell office:value-type="float" office:value="849.89" calcext:value-type="float">
            <text:p>849,89</text:p>
          </table:table-cell>
          <table:table-cell office:value-type="float" office:value="851.5" calcext:value-type="float">
            <text:p>851,5</text:p>
          </table:table-cell>
          <table:table-cell office:value-type="float" office:value="857.41" calcext:value-type="float">
            <text:p>857,41</text:p>
          </table:table-cell>
          <table:table-cell office:value-type="float" office:value="875.45" calcext:value-type="float">
            <text:p>875,45</text:p>
          </table:table-cell>
          <table:table-cell office:value-type="float" office:value="890.35" calcext:value-type="float">
            <text:p>890,35</text:p>
          </table:table-cell>
          <table:table-cell office:value-type="float" office:value="897.12" calcext:value-type="float">
            <text:p>897,12</text:p>
          </table:table-cell>
          <table:table-cell office:value-type="float" office:value="914.59" calcext:value-type="float">
            <text:p>914,59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547.8" calcext:value-type="float">
            <text:p>547,8</text:p>
          </table:table-cell>
          <table:table-cell office:value-type="float" office:value="552.19" calcext:value-type="float">
            <text:p>552,19</text:p>
          </table:table-cell>
          <table:table-cell office:value-type="float" office:value="556.61" calcext:value-type="float">
            <text:p>556,61</text:p>
          </table:table-cell>
          <table:table-cell office:value-type="float" office:value="559.79" calcext:value-type="float">
            <text:p>559,79</text:p>
          </table:table-cell>
          <table:table-cell office:value-type="float" office:value="562.27" calcext:value-type="float">
            <text:p>562,27</text:p>
          </table:table-cell>
          <table:table-cell office:value-type="float" office:value="562.8" calcext:value-type="float">
            <text:p>562,8</text:p>
          </table:table-cell>
          <table:table-cell office:value-type="float" office:value="563.17" calcext:value-type="float">
            <text:p>563,17</text:p>
          </table:table-cell>
          <table:table-cell office:value-type="float" office:value="569.45" calcext:value-type="float">
            <text:p>569,45</text:p>
          </table:table-cell>
          <table:table-cell office:value-type="float" office:value="568.86" calcext:value-type="float">
            <text:p>568,86</text:p>
          </table:table-cell>
          <table:table-cell office:value-type="float" office:value="569.26" calcext:value-type="float">
            <text:p>569,26</text:p>
          </table:table-cell>
          <table:table-cell office:value-type="float" office:value="573.39" calcext:value-type="float">
            <text:p>573,39</text:p>
          </table:table-cell>
          <table:table-cell office:value-type="float" office:value="573.35" calcext:value-type="float">
            <text:p>573,35</text:p>
          </table:table-cell>
          <table:table-cell office:value-type="float" office:value="577.77" calcext:value-type="float">
            <text:p>577,77</text:p>
          </table:table-cell>
          <table:table-cell office:value-type="float" office:value="583.01" calcext:value-type="float">
            <text:p>583,01</text:p>
          </table:table-cell>
          <table:table-cell office:value-type="float" office:value="586.93" calcext:value-type="float">
            <text:p>586,93</text:p>
          </table:table-cell>
          <table:table-cell office:value-type="float" office:value="589.84" calcext:value-type="float">
            <text:p>589,84</text:p>
          </table:table-cell>
          <table:table-cell office:value-type="float" office:value="592.44" calcext:value-type="float">
            <text:p>592,44</text:p>
          </table:table-cell>
          <table:table-cell office:value-type="float" office:value="592.71" calcext:value-type="float">
            <text:p>592,71</text:p>
          </table:table-cell>
          <table:table-cell office:value-type="float" office:value="594.02" calcext:value-type="float">
            <text:p>594,02</text:p>
          </table:table-cell>
          <table:table-cell office:value-type="float" office:value="590.54" calcext:value-type="float">
            <text:p>590,54</text:p>
          </table:table-cell>
          <table:table-cell office:value-type="float" office:value="594.23" calcext:value-type="float">
            <text:p>594,23</text:p>
          </table:table-cell>
          <table:table-cell office:value-type="float" office:value="595.21" calcext:value-type="float">
            <text:p>595,21</text:p>
          </table:table-cell>
          <table:table-cell office:value-type="float" office:value="599.97" calcext:value-type="float">
            <text:p>599,97</text:p>
          </table:table-cell>
          <table:table-cell office:value-type="float" office:value="603.55" calcext:value-type="float">
            <text:p>603,55</text:p>
          </table:table-cell>
          <table:table-cell office:value-type="float" office:value="595.63" calcext:value-type="float">
            <text:p>595,63</text:p>
          </table:table-cell>
          <table:table-cell office:value-type="float" office:value="606.1" calcext:value-type="float">
            <text:p>606,1</text:p>
          </table:table-cell>
          <table:table-cell office:value-type="float" office:value="607.65" calcext:value-type="float">
            <text:p>607,65</text:p>
          </table:table-cell>
          <table:table-cell office:value-type="float" office:value="609.54" calcext:value-type="float">
            <text:p>609,54</text:p>
          </table:table-cell>
          <table:table-cell office:value-type="float" office:value="613.64" calcext:value-type="float">
            <text:p>613,64</text:p>
          </table:table-cell>
          <table:table-cell office:value-type="float" office:value="614.43" calcext:value-type="float">
            <text:p>614,43</text:p>
          </table:table-cell>
          <table:table-cell office:value-type="float" office:value="615.94" calcext:value-type="float">
            <text:p>615,94</text:p>
          </table:table-cell>
          <table:table-cell office:value-type="float" office:value="611.45" calcext:value-type="float">
            <text:p>611,45</text:p>
          </table:table-cell>
          <table:table-cell office:value-type="float" office:value="613.04" calcext:value-type="float">
            <text:p>613,04</text:p>
          </table:table-cell>
          <table:table-cell office:value-type="float" office:value="618.84" calcext:value-type="float">
            <text:p>618,84</text:p>
          </table:table-cell>
          <table:table-cell office:value-type="float" office:value="619.1" calcext:value-type="float">
            <text:p>619,1</text:p>
          </table:table-cell>
          <table:table-cell office:value-type="float" office:value="613.07" calcext:value-type="float">
            <text:p>613,07</text:p>
          </table:table-cell>
          <table:table-cell office:value-type="float" office:value="612.52" calcext:value-type="float">
            <text:p>612,52</text:p>
          </table:table-cell>
          <table:table-cell office:value-type="float" office:value="614.56" calcext:value-type="float">
            <text:p>614,56</text:p>
          </table:table-cell>
          <table:table-cell office:value-type="float" office:value="615.78" calcext:value-type="float">
            <text:p>615,78</text:p>
          </table:table-cell>
          <table:table-cell office:value-type="float" office:value="616.41" calcext:value-type="float">
            <text:p>616,41</text:p>
          </table:table-cell>
          <table:table-cell office:value-type="float" office:value="620.37" calcext:value-type="float">
            <text:p>620,37</text:p>
          </table:table-cell>
          <table:table-cell office:value-type="float" office:value="623.63" calcext:value-type="float">
            <text:p>623,63</text:p>
          </table:table-cell>
          <table:table-cell office:value-type="float" office:value="626.66" calcext:value-type="float">
            <text:p>626,66</text:p>
          </table:table-cell>
          <table:table-cell office:value-type="float" office:value="638.17" calcext:value-type="float">
            <text:p>638,17</text:p>
          </table:table-cell>
          <table:table-cell office:value-type="float" office:value="664.88" calcext:value-type="float">
            <text:p>664,88</text:p>
          </table:table-cell>
          <table:table-cell office:value-type="float" office:value="682.05" calcext:value-type="float">
            <text:p>682,05</text:p>
          </table:table-cell>
          <table:table-cell office:value-type="float" office:value="703.39" calcext:value-type="float">
            <text:p>703,39</text:p>
          </table:table-cell>
          <table:table-cell office:value-type="float" office:value="724.29" calcext:value-type="float">
            <text:p>724,29</text:p>
          </table:table-cell>
          <table:table-cell office:value-type="float" office:value="759.01" calcext:value-type="float">
            <text:p>759,01</text:p>
          </table:table-cell>
          <table:table-cell office:value-type="float" office:value="763.46" calcext:value-type="float">
            <text:p>763,46</text:p>
          </table:table-cell>
          <table:table-cell office:value-type="float" office:value="771.87" calcext:value-type="float">
            <text:p>771,87</text:p>
          </table:table-cell>
          <table:table-cell office:value-type="float" office:value="779.79" calcext:value-type="float">
            <text:p>779,79</text:p>
          </table:table-cell>
          <table:table-cell office:value-type="float" office:value="786.35" calcext:value-type="float">
            <text:p>786,35</text:p>
          </table:table-cell>
          <table:table-cell office:value-type="float" office:value="795.17" calcext:value-type="float">
            <text:p>795,17</text:p>
          </table:table-cell>
          <table:table-cell office:value-type="float" office:value="810.71" calcext:value-type="float">
            <text:p>810,71</text:p>
          </table:table-cell>
          <table:table-cell office:value-type="float" office:value="822.2" calcext:value-type="float">
            <text:p>822,2</text:p>
          </table:table-cell>
          <table:table-cell office:value-type="float" office:value="836.27" calcext:value-type="float">
            <text:p>836,27</text:p>
          </table:table-cell>
          <table:table-cell office:value-type="float" office:value="848.93" calcext:value-type="float">
            <text:p>848,93</text:p>
          </table:table-cell>
          <table:table-cell office:value-type="float" office:value="870.72" calcext:value-type="float">
            <text:p>870,72</text:p>
          </table:table-cell>
          <table:table-cell office:value-type="float" office:value="879.81" calcext:value-type="float">
            <text:p>879,81</text:p>
          </table:table-cell>
          <table:table-cell office:value-type="float" office:value="873.42" calcext:value-type="float">
            <text:p>873,42</text:p>
          </table:table-cell>
          <table:table-cell office:value-type="float" office:value="874.09" calcext:value-type="float">
            <text:p>874,09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527.81" calcext:value-type="float">
            <text:p>527,81</text:p>
          </table:table-cell>
          <table:table-cell office:value-type="float" office:value="530.45" calcext:value-type="float">
            <text:p>530,45</text:p>
          </table:table-cell>
          <table:table-cell office:value-type="float" office:value="528.59" calcext:value-type="float">
            <text:p>528,59</text:p>
          </table:table-cell>
          <table:table-cell office:value-type="float" office:value="528.73" calcext:value-type="float">
            <text:p>528,73</text:p>
          </table:table-cell>
          <table:table-cell office:value-type="float" office:value="528.61" calcext:value-type="float">
            <text:p>528,61</text:p>
          </table:table-cell>
          <table:table-cell office:value-type="float" office:value="536.5" calcext:value-type="float">
            <text:p>536,5</text:p>
          </table:table-cell>
          <table:table-cell office:value-type="float" office:value="527.5" calcext:value-type="float">
            <text:p>527,5</text:p>
          </table:table-cell>
          <table:table-cell office:value-type="float" office:value="544.89" calcext:value-type="float">
            <text:p>544,89</text:p>
          </table:table-cell>
          <table:table-cell office:value-type="float" office:value="550.82" calcext:value-type="float">
            <text:p>550,82</text:p>
          </table:table-cell>
          <table:table-cell office:value-type="float" office:value="548.7" calcext:value-type="float">
            <text:p>548,7</text:p>
          </table:table-cell>
          <table:table-cell office:value-type="float" office:value="553.2" calcext:value-type="float">
            <text:p>553,2</text:p>
          </table:table-cell>
          <table:table-cell office:value-type="float" office:value="555.86" calcext:value-type="float">
            <text:p>555,86</text:p>
          </table:table-cell>
          <table:table-cell office:value-type="float" office:value="556.34" calcext:value-type="float">
            <text:p>556,34</text:p>
          </table:table-cell>
          <table:table-cell office:value-type="float" office:value="556.91" calcext:value-type="float">
            <text:p>556,91</text:p>
          </table:table-cell>
          <table:table-cell office:value-type="float" office:value="567.43" calcext:value-type="float">
            <text:p>567,43</text:p>
          </table:table-cell>
          <table:table-cell office:value-type="float" office:value="571.07" calcext:value-type="float">
            <text:p>571,07</text:p>
          </table:table-cell>
          <table:table-cell office:value-type="float" office:value="577.79" calcext:value-type="float">
            <text:p>577,79</text:p>
          </table:table-cell>
          <table:table-cell office:value-type="float" office:value="578.7" calcext:value-type="float">
            <text:p>578,7</text:p>
          </table:table-cell>
          <table:table-cell office:value-type="float" office:value="581.97" calcext:value-type="float">
            <text:p>581,97</text:p>
          </table:table-cell>
          <table:table-cell office:value-type="float" office:value="580.17" calcext:value-type="float">
            <text:p>580,17</text:p>
          </table:table-cell>
          <table:table-cell office:value-type="float" office:value="590.85" calcext:value-type="float">
            <text:p>590,85</text:p>
          </table:table-cell>
          <table:table-cell office:value-type="float" office:value="593.17" calcext:value-type="float">
            <text:p>593,17</text:p>
          </table:table-cell>
          <table:table-cell office:value-type="float" office:value="595.89" calcext:value-type="float">
            <text:p>595,89</text:p>
          </table:table-cell>
          <table:table-cell office:value-type="float" office:value="597.96" calcext:value-type="float">
            <text:p>597,96</text:p>
          </table:table-cell>
          <table:table-cell office:value-type="float" office:value="597.73" calcext:value-type="float">
            <text:p>597,73</text:p>
          </table:table-cell>
          <table:table-cell office:value-type="float" office:value="599.38" calcext:value-type="float">
            <text:p>599,38</text:p>
          </table:table-cell>
          <table:table-cell office:value-type="float" office:value="595.61" calcext:value-type="float">
            <text:p>595,61</text:p>
          </table:table-cell>
          <table:table-cell office:value-type="float" office:value="595.76" calcext:value-type="float">
            <text:p>595,76</text:p>
          </table:table-cell>
          <table:table-cell office:value-type="float" office:value="598.15" calcext:value-type="float">
            <text:p>598,15</text:p>
          </table:table-cell>
          <table:table-cell office:value-type="float" office:value="595.4" calcext:value-type="float">
            <text:p>595,4</text:p>
          </table:table-cell>
          <table:table-cell office:value-type="float" office:value="593.19" calcext:value-type="float">
            <text:p>593,19</text:p>
          </table:table-cell>
          <table:table-cell office:value-type="float" office:value="589.3" calcext:value-type="float">
            <text:p>589,3</text:p>
          </table:table-cell>
          <table:table-cell office:value-type="float" office:value="596.67" calcext:value-type="float">
            <text:p>596,67</text:p>
          </table:table-cell>
          <table:table-cell office:value-type="float" office:value="595.24" calcext:value-type="float">
            <text:p>595,24</text:p>
          </table:table-cell>
          <table:table-cell office:value-type="float" office:value="597.59" calcext:value-type="float">
            <text:p>597,59</text:p>
          </table:table-cell>
          <table:table-cell office:value-type="float" office:value="601.81" calcext:value-type="float">
            <text:p>601,81</text:p>
          </table:table-cell>
          <table:table-cell office:value-type="float" office:value="611.76" calcext:value-type="float">
            <text:p>611,76</text:p>
          </table:table-cell>
          <table:table-cell office:value-type="float" office:value="615.4" calcext:value-type="float">
            <text:p>615,4</text:p>
          </table:table-cell>
          <table:table-cell office:value-type="float" office:value="615" calcext:value-type="float">
            <text:p>615</text:p>
          </table:table-cell>
          <table:table-cell office:value-type="float" office:value="618.02" calcext:value-type="float">
            <text:p>618,02</text:p>
          </table:table-cell>
          <table:table-cell office:value-type="float" office:value="618.6" calcext:value-type="float">
            <text:p>618,6</text:p>
          </table:table-cell>
          <table:table-cell office:value-type="float" office:value="621.44" calcext:value-type="float">
            <text:p>621,44</text:p>
          </table:table-cell>
          <table:table-cell office:value-type="float" office:value="623.48" calcext:value-type="float">
            <text:p>623,48</text:p>
          </table:table-cell>
          <table:table-cell office:value-type="float" office:value="639.63" calcext:value-type="float">
            <text:p>639,63</text:p>
          </table:table-cell>
          <table:table-cell office:value-type="float" office:value="650.06" calcext:value-type="float">
            <text:p>650,06</text:p>
          </table:table-cell>
          <table:table-cell office:value-type="float" office:value="662.83" calcext:value-type="float">
            <text:p>662,83</text:p>
          </table:table-cell>
          <table:table-cell office:value-type="float" office:value="675.03" calcext:value-type="float">
            <text:p>675,03</text:p>
          </table:table-cell>
          <table:table-cell office:value-type="float" office:value="707.5" calcext:value-type="float">
            <text:p>707,5</text:p>
          </table:table-cell>
          <table:table-cell office:value-type="float" office:value="722.54" calcext:value-type="float">
            <text:p>722,54</text:p>
          </table:table-cell>
          <table:table-cell office:value-type="float" office:value="733.5" calcext:value-type="float">
            <text:p>733,5</text:p>
          </table:table-cell>
          <table:table-cell office:value-type="float" office:value="757.67" calcext:value-type="float">
            <text:p>757,67</text:p>
          </table:table-cell>
          <table:table-cell office:value-type="float" office:value="784.14" calcext:value-type="float">
            <text:p>784,14</text:p>
          </table:table-cell>
          <table:table-cell office:value-type="float" office:value="801.3" calcext:value-type="float">
            <text:p>801,3</text:p>
          </table:table-cell>
          <table:table-cell office:value-type="float" office:value="822.65" calcext:value-type="float">
            <text:p>822,65</text:p>
          </table:table-cell>
          <table:table-cell office:value-type="float" office:value="840.22" calcext:value-type="float">
            <text:p>840,22</text:p>
          </table:table-cell>
          <table:table-cell office:value-type="float" office:value="854.16" calcext:value-type="float">
            <text:p>854,16</text:p>
          </table:table-cell>
          <table:table-cell office:value-type="float" office:value="858.36" calcext:value-type="float">
            <text:p>858,36</text:p>
          </table:table-cell>
          <table:table-cell office:value-type="float" office:value="865.88" calcext:value-type="float">
            <text:p>865,88</text:p>
          </table:table-cell>
          <table:table-cell office:value-type="float" office:value="877.56" calcext:value-type="float">
            <text:p>877,56</text:p>
          </table:table-cell>
          <table:table-cell office:value-type="float" office:value="884.12" calcext:value-type="float">
            <text:p>884,12</text:p>
          </table:table-cell>
          <table:table-cell office:value-type="float" office:value="893.32" calcext:value-type="float">
            <text:p>893,32</text:p>
          </table:table-cell>
          <table:table-cell office:value-type="float" office:value="897.67" calcext:value-type="float">
            <text:p>897,67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495.37" calcext:value-type="float">
            <text:p>495,37</text:p>
          </table:table-cell>
          <table:table-cell office:value-type="float" office:value="501.36" calcext:value-type="float">
            <text:p>501,36</text:p>
          </table:table-cell>
          <table:table-cell office:value-type="float" office:value="504.35" calcext:value-type="float">
            <text:p>504,35</text:p>
          </table:table-cell>
          <table:table-cell office:value-type="float" office:value="509.89" calcext:value-type="float">
            <text:p>509,89</text:p>
          </table:table-cell>
          <table:table-cell office:value-type="float" office:value="513.25" calcext:value-type="float">
            <text:p>513,25</text:p>
          </table:table-cell>
          <table:table-cell office:value-type="float" office:value="516.11" calcext:value-type="float">
            <text:p>516,11</text:p>
          </table:table-cell>
          <table:table-cell office:value-type="float" office:value="519.86" calcext:value-type="float">
            <text:p>519,86</text:p>
          </table:table-cell>
          <table:table-cell office:value-type="float" office:value="525.29" calcext:value-type="float">
            <text:p>525,29</text:p>
          </table:table-cell>
          <table:table-cell office:value-type="float" office:value="524.85" calcext:value-type="float">
            <text:p>524,85</text:p>
          </table:table-cell>
          <table:table-cell office:value-type="float" office:value="523.9" calcext:value-type="float">
            <text:p>523,9</text:p>
          </table:table-cell>
          <table:table-cell office:value-type="float" office:value="526.39" calcext:value-type="float">
            <text:p>526,39</text:p>
          </table:table-cell>
          <table:table-cell office:value-type="float" office:value="522.68" calcext:value-type="float">
            <text:p>522,68</text:p>
          </table:table-cell>
          <table:table-cell office:value-type="float" office:value="532.92" calcext:value-type="float">
            <text:p>532,92</text:p>
          </table:table-cell>
          <table:table-cell office:value-type="float" office:value="533.44" calcext:value-type="float">
            <text:p>533,44</text:p>
          </table:table-cell>
          <table:table-cell office:value-type="float" office:value="540.73" calcext:value-type="float">
            <text:p>540,73</text:p>
          </table:table-cell>
          <table:table-cell office:value-type="float" office:value="546.63" calcext:value-type="float">
            <text:p>546,63</text:p>
          </table:table-cell>
          <table:table-cell office:value-type="float" office:value="550.89" calcext:value-type="float">
            <text:p>550,89</text:p>
          </table:table-cell>
          <table:table-cell office:value-type="float" office:value="553.23" calcext:value-type="float">
            <text:p>553,23</text:p>
          </table:table-cell>
          <table:table-cell office:value-type="float" office:value="562.54" calcext:value-type="float">
            <text:p>562,54</text:p>
          </table:table-cell>
          <table:table-cell office:value-type="float" office:value="565.85" calcext:value-type="float">
            <text:p>565,85</text:p>
          </table:table-cell>
          <table:table-cell office:value-type="float" office:value="564.49" calcext:value-type="float">
            <text:p>564,49</text:p>
          </table:table-cell>
          <table:table-cell office:value-type="float" office:value="568.51" calcext:value-type="float">
            <text:p>568,51</text:p>
          </table:table-cell>
          <table:table-cell office:value-type="float" office:value="570.25" calcext:value-type="float">
            <text:p>570,25</text:p>
          </table:table-cell>
          <table:table-cell office:value-type="float" office:value="569.8" calcext:value-type="float">
            <text:p>569,8</text:p>
          </table:table-cell>
          <table:table-cell office:value-type="float" office:value="569.33" calcext:value-type="float">
            <text:p>569,33</text:p>
          </table:table-cell>
          <table:table-cell office:value-type="float" office:value="575.16" calcext:value-type="float">
            <text:p>575,16</text:p>
          </table:table-cell>
          <table:table-cell office:value-type="float" office:value="579.31" calcext:value-type="float">
            <text:p>579,31</text:p>
          </table:table-cell>
          <table:table-cell office:value-type="float" office:value="573.25" calcext:value-type="float">
            <text:p>573,25</text:p>
          </table:table-cell>
          <table:table-cell office:value-type="float" office:value="578.07" calcext:value-type="float">
            <text:p>578,07</text:p>
          </table:table-cell>
          <table:table-cell office:value-type="float" office:value="579.4" calcext:value-type="float">
            <text:p>579,4</text:p>
          </table:table-cell>
          <table:table-cell office:value-type="float" office:value="576.29" calcext:value-type="float">
            <text:p>576,29</text:p>
          </table:table-cell>
          <table:table-cell office:value-type="float" office:value="575.27" calcext:value-type="float">
            <text:p>575,27</text:p>
          </table:table-cell>
          <table:table-cell office:value-type="float" office:value="578.24" calcext:value-type="float">
            <text:p>578,24</text:p>
          </table:table-cell>
          <table:table-cell office:value-type="float" office:value="579.77" calcext:value-type="float">
            <text:p>579,77</text:p>
          </table:table-cell>
          <table:table-cell office:value-type="float" office:value="584.75" calcext:value-type="float">
            <text:p>584,75</text:p>
          </table:table-cell>
          <table:table-cell office:value-type="float" office:value="585.37" calcext:value-type="float">
            <text:p>585,37</text:p>
          </table:table-cell>
          <table:table-cell office:value-type="float" office:value="584.16" calcext:value-type="float">
            <text:p>584,16</text:p>
          </table:table-cell>
          <table:table-cell office:value-type="float" office:value="584.53" calcext:value-type="float">
            <text:p>584,53</text:p>
          </table:table-cell>
          <table:table-cell office:value-type="float" office:value="589.13" calcext:value-type="float">
            <text:p>589,13</text:p>
          </table:table-cell>
          <table:table-cell office:value-type="float" office:value="589.38" calcext:value-type="float">
            <text:p>589,38</text:p>
          </table:table-cell>
          <table:table-cell office:value-type="float" office:value="588.47" calcext:value-type="float">
            <text:p>588,47</text:p>
          </table:table-cell>
          <table:table-cell office:value-type="float" office:value="591.06" calcext:value-type="float">
            <text:p>591,06</text:p>
          </table:table-cell>
          <table:table-cell office:value-type="float" office:value="594.49" calcext:value-type="float">
            <text:p>594,49</text:p>
          </table:table-cell>
          <table:table-cell office:value-type="float" office:value="605.24" calcext:value-type="float">
            <text:p>605,24</text:p>
          </table:table-cell>
          <table:table-cell office:value-type="float" office:value="619.05" calcext:value-type="float">
            <text:p>619,05</text:p>
          </table:table-cell>
          <table:table-cell office:value-type="float" office:value="631.49" calcext:value-type="float">
            <text:p>631,49</text:p>
          </table:table-cell>
          <table:table-cell office:value-type="float" office:value="641.16" calcext:value-type="float">
            <text:p>641,16</text:p>
          </table:table-cell>
          <table:table-cell office:value-type="float" office:value="663.49" calcext:value-type="float">
            <text:p>663,49</text:p>
          </table:table-cell>
          <table:table-cell office:value-type="float" office:value="685.72" calcext:value-type="float">
            <text:p>685,72</text:p>
          </table:table-cell>
          <table:table-cell office:value-type="float" office:value="695.75" calcext:value-type="float">
            <text:p>695,75</text:p>
          </table:table-cell>
          <table:table-cell office:value-type="float" office:value="719.62" calcext:value-type="float">
            <text:p>719,62</text:p>
          </table:table-cell>
          <table:table-cell office:value-type="float" office:value="739.29" calcext:value-type="float">
            <text:p>739,29</text:p>
          </table:table-cell>
          <table:table-cell office:value-type="float" office:value="751.82" calcext:value-type="float">
            <text:p>751,82</text:p>
          </table:table-cell>
          <table:table-cell office:value-type="float" office:value="771.47" calcext:value-type="float">
            <text:p>771,47</text:p>
          </table:table-cell>
          <table:table-cell office:value-type="float" office:value="783.37" calcext:value-type="float">
            <text:p>783,37</text:p>
          </table:table-cell>
          <table:table-cell office:value-type="float" office:value="794.5" calcext:value-type="float">
            <text:p>794,5</text:p>
          </table:table-cell>
          <table:table-cell office:value-type="float" office:value="798.23" calcext:value-type="float">
            <text:p>798,23</text:p>
          </table:table-cell>
          <table:table-cell office:value-type="float" office:value="812.21" calcext:value-type="float">
            <text:p>812,21</text:p>
          </table:table-cell>
          <table:table-cell office:value-type="float" office:value="822.88" calcext:value-type="float">
            <text:p>822,88</text:p>
          </table:table-cell>
          <table:table-cell office:value-type="float" office:value="827.82" calcext:value-type="float">
            <text:p>827,82</text:p>
          </table:table-cell>
          <table:table-cell office:value-type="float" office:value="831.25" calcext:value-type="float">
            <text:p>831,25</text:p>
          </table:table-cell>
          <table:table-cell office:value-type="float" office:value="845.35" calcext:value-type="float">
            <text:p>845,35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554.16" calcext:value-type="float">
            <text:p>554,16</text:p>
          </table:table-cell>
          <table:table-cell office:value-type="float" office:value="558.06" calcext:value-type="float">
            <text:p>558,06</text:p>
          </table:table-cell>
          <table:table-cell office:value-type="float" office:value="556.43" calcext:value-type="float">
            <text:p>556,43</text:p>
          </table:table-cell>
          <table:table-cell office:value-type="float" office:value="554.51" calcext:value-type="float">
            <text:p>554,51</text:p>
          </table:table-cell>
          <table:table-cell office:value-type="float" office:value="558.13" calcext:value-type="float">
            <text:p>558,13</text:p>
          </table:table-cell>
          <table:table-cell office:value-type="float" office:value="557.45" calcext:value-type="float">
            <text:p>557,45</text:p>
          </table:table-cell>
          <table:table-cell office:value-type="float" office:value="558.76" calcext:value-type="float">
            <text:p>558,76</text:p>
          </table:table-cell>
          <table:table-cell office:value-type="float" office:value="557.18" calcext:value-type="float">
            <text:p>557,18</text:p>
          </table:table-cell>
          <table:table-cell office:value-type="float" office:value="561" calcext:value-type="float">
            <text:p>561</text:p>
          </table:table-cell>
          <table:table-cell office:value-type="float" office:value="568.23" calcext:value-type="float">
            <text:p>568,23</text:p>
          </table:table-cell>
          <table:table-cell office:value-type="float" office:value="567.91" calcext:value-type="float">
            <text:p>567,91</text:p>
          </table:table-cell>
          <table:table-cell office:value-type="float" office:value="570.82" calcext:value-type="float">
            <text:p>570,82</text:p>
          </table:table-cell>
          <table:table-cell office:value-type="float" office:value="571.44" calcext:value-type="float">
            <text:p>571,44</text:p>
          </table:table-cell>
          <table:table-cell office:value-type="float" office:value="572.28" calcext:value-type="float">
            <text:p>572,28</text:p>
          </table:table-cell>
          <table:table-cell office:value-type="float" office:value="573.91" calcext:value-type="float">
            <text:p>573,91</text:p>
          </table:table-cell>
          <table:table-cell office:value-type="float" office:value="576.85" calcext:value-type="float">
            <text:p>576,85</text:p>
          </table:table-cell>
          <table:table-cell office:value-type="float" office:value="578.37" calcext:value-type="float">
            <text:p>578,37</text:p>
          </table:table-cell>
          <table:table-cell office:value-type="float" office:value="585.19" calcext:value-type="float">
            <text:p>585,19</text:p>
          </table:table-cell>
          <table:table-cell office:value-type="float" office:value="590.3" calcext:value-type="float">
            <text:p>590,3</text:p>
          </table:table-cell>
          <table:table-cell office:value-type="float" office:value="594.23" calcext:value-type="float">
            <text:p>594,23</text:p>
          </table:table-cell>
          <table:table-cell office:value-type="float" office:value="603.31" calcext:value-type="float">
            <text:p>603,31</text:p>
          </table:table-cell>
          <table:table-cell office:value-type="float" office:value="608.83" calcext:value-type="float">
            <text:p>608,83</text:p>
          </table:table-cell>
          <table:table-cell office:value-type="float" office:value="613.12" calcext:value-type="float">
            <text:p>613,12</text:p>
          </table:table-cell>
          <table:table-cell office:value-type="float" office:value="615.42" calcext:value-type="float">
            <text:p>615,42</text:p>
          </table:table-cell>
          <table:table-cell office:value-type="float" office:value="617.26" calcext:value-type="float">
            <text:p>617,26</text:p>
          </table:table-cell>
          <table:table-cell office:value-type="float" office:value="620.26" calcext:value-type="float">
            <text:p>620,26</text:p>
          </table:table-cell>
          <table:table-cell office:value-type="float" office:value="619.57" calcext:value-type="float">
            <text:p>619,57</text:p>
          </table:table-cell>
          <table:table-cell office:value-type="float" office:value="616.79" calcext:value-type="float">
            <text:p>616,79</text:p>
          </table:table-cell>
          <table:table-cell office:value-type="float" office:value="619.51" calcext:value-type="float">
            <text:p>619,51</text:p>
          </table:table-cell>
          <table:table-cell office:value-type="float" office:value="622.19" calcext:value-type="float">
            <text:p>622,19</text:p>
          </table:table-cell>
          <table:table-cell office:value-type="float" office:value="621.78" calcext:value-type="float">
            <text:p>621,78</text:p>
          </table:table-cell>
          <table:table-cell office:value-type="float" office:value="619.86" calcext:value-type="float">
            <text:p>619,86</text:p>
          </table:table-cell>
          <table:table-cell office:value-type="float" office:value="620.49" calcext:value-type="float">
            <text:p>620,49</text:p>
          </table:table-cell>
          <table:table-cell office:value-type="float" office:value="623.76" calcext:value-type="float">
            <text:p>623,76</text:p>
          </table:table-cell>
          <table:table-cell office:value-type="float" office:value="625.18" calcext:value-type="float">
            <text:p>625,18</text:p>
          </table:table-cell>
          <table:table-cell office:value-type="float" office:value="624.71" calcext:value-type="float">
            <text:p>624,71</text:p>
          </table:table-cell>
          <table:table-cell office:value-type="float" office:value="630.37" calcext:value-type="float">
            <text:p>630,37</text:p>
          </table:table-cell>
          <table:table-cell office:value-type="float" office:value="631.35" calcext:value-type="float">
            <text:p>631,35</text:p>
          </table:table-cell>
          <table:table-cell office:value-type="float" office:value="622.88" calcext:value-type="float">
            <text:p>622,88</text:p>
          </table:table-cell>
          <table:table-cell office:value-type="float" office:value="621.33" calcext:value-type="float">
            <text:p>621,33</text:p>
          </table:table-cell>
          <table:table-cell office:value-type="float" office:value="621.48" calcext:value-type="float">
            <text:p>621,48</text:p>
          </table:table-cell>
          <table:table-cell office:value-type="float" office:value="623.75" calcext:value-type="float">
            <text:p>623,75</text:p>
          </table:table-cell>
          <table:table-cell office:value-type="float" office:value="630.63" calcext:value-type="float">
            <text:p>630,63</text:p>
          </table:table-cell>
          <table:table-cell office:value-type="float" office:value="637.93" calcext:value-type="float">
            <text:p>637,93</text:p>
          </table:table-cell>
          <table:table-cell office:value-type="float" office:value="656.85" calcext:value-type="float">
            <text:p>656,85</text:p>
          </table:table-cell>
          <table:table-cell office:value-type="float" office:value="676.15" calcext:value-type="float">
            <text:p>676,15</text:p>
          </table:table-cell>
          <table:table-cell office:value-type="float" office:value="689.66" calcext:value-type="float">
            <text:p>689,66</text:p>
          </table:table-cell>
          <table:table-cell office:value-type="float" office:value="702.24" calcext:value-type="float">
            <text:p>702,24</text:p>
          </table:table-cell>
          <table:table-cell office:value-type="float" office:value="728.52" calcext:value-type="float">
            <text:p>728,52</text:p>
          </table:table-cell>
          <table:table-cell office:value-type="float" office:value="732.14" calcext:value-type="float">
            <text:p>732,14</text:p>
          </table:table-cell>
          <table:table-cell office:value-type="float" office:value="748.12" calcext:value-type="float">
            <text:p>748,12</text:p>
          </table:table-cell>
          <table:table-cell office:value-type="float" office:value="772.56" calcext:value-type="float">
            <text:p>772,56</text:p>
          </table:table-cell>
          <table:table-cell office:value-type="float" office:value="785.57" calcext:value-type="float">
            <text:p>785,57</text:p>
          </table:table-cell>
          <table:table-cell office:value-type="float" office:value="807.61" calcext:value-type="float">
            <text:p>807,61</text:p>
          </table:table-cell>
          <table:table-cell office:value-type="float" office:value="820.7" calcext:value-type="float">
            <text:p>820,7</text:p>
          </table:table-cell>
          <table:table-cell office:value-type="float" office:value="832.17" calcext:value-type="float">
            <text:p>832,17</text:p>
          </table:table-cell>
          <table:table-cell office:value-type="float" office:value="848.01" calcext:value-type="float">
            <text:p>848,01</text:p>
          </table:table-cell>
          <table:table-cell office:value-type="float" office:value="861.23" calcext:value-type="float">
            <text:p>861,23</text:p>
          </table:table-cell>
          <table:table-cell office:value-type="float" office:value="873.31" calcext:value-type="float">
            <text:p>873,31</text:p>
          </table:table-cell>
          <table:table-cell office:value-type="float" office:value="878.38" calcext:value-type="float">
            <text:p>878,38</text:p>
          </table:table-cell>
          <table:table-cell office:value-type="float" office:value="887.77" calcext:value-type="float">
            <text:p>887,77</text:p>
          </table:table-cell>
          <table:table-cell office:value-type="float" office:value="888.84" calcext:value-type="float">
            <text:p>888,84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509.96" calcext:value-type="float">
            <text:p>509,96</text:p>
          </table:table-cell>
          <table:table-cell office:value-type="float" office:value="510.58" calcext:value-type="float">
            <text:p>510,58</text:p>
          </table:table-cell>
          <table:table-cell office:value-type="float" office:value="510.4" calcext:value-type="float">
            <text:p>510,4</text:p>
          </table:table-cell>
          <table:table-cell office:value-type="float" office:value="510.53" calcext:value-type="float">
            <text:p>510,53</text:p>
          </table:table-cell>
          <table:table-cell office:value-type="float" office:value="508.83" calcext:value-type="float">
            <text:p>508,83</text:p>
          </table:table-cell>
          <table:table-cell office:value-type="float" office:value="509.32" calcext:value-type="float">
            <text:p>509,32</text:p>
          </table:table-cell>
          <table:table-cell office:value-type="float" office:value="505.95" calcext:value-type="float">
            <text:p>505,95</text:p>
          </table:table-cell>
          <table:table-cell office:value-type="float" office:value="508.43" calcext:value-type="float">
            <text:p>508,43</text:p>
          </table:table-cell>
          <table:table-cell office:value-type="float" office:value="510.76" calcext:value-type="float">
            <text:p>510,76</text:p>
          </table:table-cell>
          <table:table-cell office:value-type="float" office:value="511.88" calcext:value-type="float">
            <text:p>511,88</text:p>
          </table:table-cell>
          <table:table-cell office:value-type="float" office:value="515.76" calcext:value-type="float">
            <text:p>515,76</text:p>
          </table:table-cell>
          <table:table-cell office:value-type="float" office:value="521.46" calcext:value-type="float">
            <text:p>521,46</text:p>
          </table:table-cell>
          <table:table-cell office:value-type="float" office:value="521.38" calcext:value-type="float">
            <text:p>521,38</text:p>
          </table:table-cell>
          <table:table-cell office:value-type="float" office:value="526.05" calcext:value-type="float">
            <text:p>526,05</text:p>
          </table:table-cell>
          <table:table-cell office:value-type="float" office:value="532.01" calcext:value-type="float">
            <text:p>532,01</text:p>
          </table:table-cell>
          <table:table-cell office:value-type="float" office:value="532.6" calcext:value-type="float">
            <text:p>532,6</text:p>
          </table:table-cell>
          <table:table-cell office:value-type="float" office:value="540.37" calcext:value-type="float">
            <text:p>540,37</text:p>
          </table:table-cell>
          <table:table-cell office:value-type="float" office:value="546.3" calcext:value-type="float">
            <text:p>546,3</text:p>
          </table:table-cell>
          <table:table-cell office:value-type="float" office:value="545.13" calcext:value-type="float">
            <text:p>545,13</text:p>
          </table:table-cell>
          <table:table-cell office:value-type="float" office:value="547.78" calcext:value-type="float">
            <text:p>547,78</text:p>
          </table:table-cell>
          <table:table-cell office:value-type="float" office:value="549.79" calcext:value-type="float">
            <text:p>549,79</text:p>
          </table:table-cell>
          <table:table-cell office:value-type="float" office:value="548.57" calcext:value-type="float">
            <text:p>548,57</text:p>
          </table:table-cell>
          <table:table-cell office:value-type="float" office:value="549.76" calcext:value-type="float">
            <text:p>549,76</text:p>
          </table:table-cell>
          <table:table-cell office:value-type="float" office:value="551.41" calcext:value-type="float">
            <text:p>551,41</text:p>
          </table:table-cell>
          <table:table-cell office:value-type="float" office:value="549.77" calcext:value-type="float">
            <text:p>549,77</text:p>
          </table:table-cell>
          <table:table-cell office:value-type="float" office:value="550.37" calcext:value-type="float">
            <text:p>550,37</text:p>
          </table:table-cell>
          <table:table-cell office:value-type="float" office:value="553.49" calcext:value-type="float">
            <text:p>553,49</text:p>
          </table:table-cell>
          <table:table-cell office:value-type="float" office:value="555.33" calcext:value-type="float">
            <text:p>555,33</text:p>
          </table:table-cell>
          <table:table-cell office:value-type="float" office:value="556.14" calcext:value-type="float">
            <text:p>556,14</text:p>
          </table:table-cell>
          <table:table-cell office:value-type="float" office:value="557.44" calcext:value-type="float">
            <text:p>557,44</text:p>
          </table:table-cell>
          <table:table-cell office:value-type="float" office:value="554.29" calcext:value-type="float">
            <text:p>554,29</text:p>
          </table:table-cell>
          <table:table-cell office:value-type="float" office:value="556.23" calcext:value-type="float">
            <text:p>556,23</text:p>
          </table:table-cell>
          <table:table-cell office:value-type="float" office:value="564.91" calcext:value-type="float">
            <text:p>564,91</text:p>
          </table:table-cell>
          <table:table-cell office:value-type="float" office:value="563.13" calcext:value-type="float">
            <text:p>563,13</text:p>
          </table:table-cell>
          <table:table-cell office:value-type="float" office:value="560.19" calcext:value-type="float">
            <text:p>560,19</text:p>
          </table:table-cell>
          <table:table-cell office:value-type="float" office:value="560.51" calcext:value-type="float">
            <text:p>560,51</text:p>
          </table:table-cell>
          <table:table-cell office:value-type="float" office:value="567.49" calcext:value-type="float">
            <text:p>567,49</text:p>
          </table:table-cell>
          <table:table-cell office:value-type="float" office:value="571.06" calcext:value-type="float">
            <text:p>571,06</text:p>
          </table:table-cell>
          <table:table-cell office:value-type="float" office:value="571.13" calcext:value-type="float">
            <text:p>571,13</text:p>
          </table:table-cell>
          <table:table-cell office:value-type="float" office:value="574.1" calcext:value-type="float">
            <text:p>574,1</text:p>
          </table:table-cell>
          <table:table-cell office:value-type="float" office:value="575.41" calcext:value-type="float">
            <text:p>575,41</text:p>
          </table:table-cell>
          <table:table-cell office:value-type="float" office:value="577.84" calcext:value-type="float">
            <text:p>577,84</text:p>
          </table:table-cell>
          <table:table-cell office:value-type="float" office:value="580.53" calcext:value-type="float">
            <text:p>580,53</text:p>
          </table:table-cell>
          <table:table-cell office:value-type="float" office:value="581.61" calcext:value-type="float">
            <text:p>581,61</text:p>
          </table:table-cell>
          <table:table-cell office:value-type="float" office:value="595.65" calcext:value-type="float">
            <text:p>595,65</text:p>
          </table:table-cell>
          <table:table-cell office:value-type="float" office:value="627.12" calcext:value-type="float">
            <text:p>627,12</text:p>
          </table:table-cell>
          <table:table-cell office:value-type="float" office:value="654.4" calcext:value-type="float">
            <text:p>654,4</text:p>
          </table:table-cell>
          <table:table-cell office:value-type="float" office:value="676.93" calcext:value-type="float">
            <text:p>676,93</text:p>
          </table:table-cell>
          <table:table-cell office:value-type="float" office:value="693.09" calcext:value-type="float">
            <text:p>693,09</text:p>
          </table:table-cell>
          <table:table-cell office:value-type="float" office:value="712.35" calcext:value-type="float">
            <text:p>712,35</text:p>
          </table:table-cell>
          <table:table-cell office:value-type="float" office:value="725.96" calcext:value-type="float">
            <text:p>725,96</text:p>
          </table:table-cell>
          <table:table-cell office:value-type="float" office:value="755.74" calcext:value-type="float">
            <text:p>755,74</text:p>
          </table:table-cell>
          <table:table-cell office:value-type="float" office:value="781.79" calcext:value-type="float">
            <text:p>781,79</text:p>
          </table:table-cell>
          <table:table-cell office:value-type="float" office:value="797.93" calcext:value-type="float">
            <text:p>797,93</text:p>
          </table:table-cell>
          <table:table-cell office:value-type="float" office:value="807.3" calcext:value-type="float">
            <text:p>807,3</text:p>
          </table:table-cell>
          <table:table-cell office:value-type="float" office:value="819.83" calcext:value-type="float">
            <text:p>819,83</text:p>
          </table:table-cell>
          <table:table-cell office:value-type="float" office:value="824.78" calcext:value-type="float">
            <text:p>824,78</text:p>
          </table:table-cell>
          <table:table-cell office:value-type="float" office:value="834.76" calcext:value-type="float">
            <text:p>834,76</text:p>
          </table:table-cell>
          <table:table-cell office:value-type="float" office:value="850.76" calcext:value-type="float">
            <text:p>850,76</text:p>
          </table:table-cell>
          <table:table-cell office:value-type="float" office:value="858.23" calcext:value-type="float">
            <text:p>858,23</text:p>
          </table:table-cell>
          <table:table-cell office:value-type="float" office:value="861.22" calcext:value-type="float">
            <text:p>861,22</text:p>
          </table:table-cell>
          <table:table-cell office:value-type="float" office:value="872.5" calcext:value-type="float">
            <text:p>872,5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517.38" calcext:value-type="float">
            <text:p>517,38</text:p>
          </table:table-cell>
          <table:table-cell office:value-type="float" office:value="517.97" calcext:value-type="float">
            <text:p>517,97</text:p>
          </table:table-cell>
          <table:table-cell office:value-type="float" office:value="521.71" calcext:value-type="float">
            <text:p>521,71</text:p>
          </table:table-cell>
          <table:table-cell office:value-type="float" office:value="527.22" calcext:value-type="float">
            <text:p>527,22</text:p>
          </table:table-cell>
          <table:table-cell office:value-type="float" office:value="528.52" calcext:value-type="float">
            <text:p>528,52</text:p>
          </table:table-cell>
          <table:table-cell office:value-type="float" office:value="527.88" calcext:value-type="float">
            <text:p>527,88</text:p>
          </table:table-cell>
          <table:table-cell office:value-type="float" office:value="526.17" calcext:value-type="float">
            <text:p>526,17</text:p>
          </table:table-cell>
          <table:table-cell office:value-type="float" office:value="528.51" calcext:value-type="float">
            <text:p>528,51</text:p>
          </table:table-cell>
          <table:table-cell office:value-type="float" office:value="534.95" calcext:value-type="float">
            <text:p>534,95</text:p>
          </table:table-cell>
          <table:table-cell office:value-type="float" office:value="540.51" calcext:value-type="float">
            <text:p>540,51</text:p>
          </table:table-cell>
          <table:table-cell office:value-type="float" office:value="546.04" calcext:value-type="float">
            <text:p>546,04</text:p>
          </table:table-cell>
          <table:table-cell office:value-type="float" office:value="546.16" calcext:value-type="float">
            <text:p>546,16</text:p>
          </table:table-cell>
          <table:table-cell office:value-type="float" office:value="549.38" calcext:value-type="float">
            <text:p>549,38</text:p>
          </table:table-cell>
          <table:table-cell office:value-type="float" office:value="553.51" calcext:value-type="float">
            <text:p>553,51</text:p>
          </table:table-cell>
          <table:table-cell office:value-type="float" office:value="553.05" calcext:value-type="float">
            <text:p>553,05</text:p>
          </table:table-cell>
          <table:table-cell office:value-type="float" office:value="555.08" calcext:value-type="float">
            <text:p>555,08</text:p>
          </table:table-cell>
          <table:table-cell office:value-type="float" office:value="552.89" calcext:value-type="float">
            <text:p>552,89</text:p>
          </table:table-cell>
          <table:table-cell office:value-type="float" office:value="551.88" calcext:value-type="float">
            <text:p>551,88</text:p>
          </table:table-cell>
          <table:table-cell office:value-type="float" office:value="560.25" calcext:value-type="float">
            <text:p>560,25</text:p>
          </table:table-cell>
          <table:table-cell office:value-type="float" office:value="564.14" calcext:value-type="float">
            <text:p>564,14</text:p>
          </table:table-cell>
          <table:table-cell office:value-type="float" office:value="565.5" calcext:value-type="float">
            <text:p>565,5</text:p>
          </table:table-cell>
          <table:table-cell office:value-type="float" office:value="576.15" calcext:value-type="float">
            <text:p>576,15</text:p>
          </table:table-cell>
          <table:table-cell office:value-type="float" office:value="577.6" calcext:value-type="float">
            <text:p>577,6</text:p>
          </table:table-cell>
          <table:table-cell office:value-type="float" office:value="572.24" calcext:value-type="float">
            <text:p>572,24</text:p>
          </table:table-cell>
          <table:table-cell office:value-type="float" office:value="571.79" calcext:value-type="float">
            <text:p>571,79</text:p>
          </table:table-cell>
          <table:table-cell office:value-type="float" office:value="573.11" calcext:value-type="float">
            <text:p>573,11</text:p>
          </table:table-cell>
          <table:table-cell office:value-type="float" office:value="578.14" calcext:value-type="float">
            <text:p>578,14</text:p>
          </table:table-cell>
          <table:table-cell office:value-type="float" office:value="580.91" calcext:value-type="float">
            <text:p>580,91</text:p>
          </table:table-cell>
          <table:table-cell office:value-type="float" office:value="580.1" calcext:value-type="float">
            <text:p>580,1</text:p>
          </table:table-cell>
          <table:table-cell office:value-type="float" office:value="577.72" calcext:value-type="float">
            <text:p>577,72</text:p>
          </table:table-cell>
          <table:table-cell office:value-type="float" office:value="571.75" calcext:value-type="float">
            <text:p>571,75</text:p>
          </table:table-cell>
          <table:table-cell office:value-type="float" office:value="573" calcext:value-type="float">
            <text:p>573</text:p>
          </table:table-cell>
          <table:table-cell office:value-type="float" office:value="568.2" calcext:value-type="float">
            <text:p>568,2</text:p>
          </table:table-cell>
          <table:table-cell office:value-type="float" office:value="570.2" calcext:value-type="float">
            <text:p>570,2</text:p>
          </table:table-cell>
          <table:table-cell office:value-type="float" office:value="572.35" calcext:value-type="float">
            <text:p>572,35</text:p>
          </table:table-cell>
          <table:table-cell office:value-type="float" office:value="572.97" calcext:value-type="float">
            <text:p>572,97</text:p>
          </table:table-cell>
          <table:table-cell office:value-type="float" office:value="573.52" calcext:value-type="float">
            <text:p>573,52</text:p>
          </table:table-cell>
          <table:table-cell office:value-type="float" office:value="575.51" calcext:value-type="float">
            <text:p>575,51</text:p>
          </table:table-cell>
          <table:table-cell office:value-type="float" office:value="578" calcext:value-type="float">
            <text:p>578</text:p>
          </table:table-cell>
          <table:table-cell office:value-type="float" office:value="578.67" calcext:value-type="float">
            <text:p>578,67</text:p>
          </table:table-cell>
          <table:table-cell office:value-type="float" office:value="582.55" calcext:value-type="float">
            <text:p>582,55</text:p>
          </table:table-cell>
          <table:table-cell office:value-type="float" office:value="585.56" calcext:value-type="float">
            <text:p>585,56</text:p>
          </table:table-cell>
          <table:table-cell office:value-type="float" office:value="591.83" calcext:value-type="float">
            <text:p>591,83</text:p>
          </table:table-cell>
          <table:table-cell office:value-type="float" office:value="603" calcext:value-type="float">
            <text:p>603</text:p>
          </table:table-cell>
          <table:table-cell office:value-type="float" office:value="616.66" calcext:value-type="float">
            <text:p>616,66</text:p>
          </table:table-cell>
          <table:table-cell office:value-type="float" office:value="643.43" calcext:value-type="float">
            <text:p>643,43</text:p>
          </table:table-cell>
          <table:table-cell office:value-type="float" office:value="659.65" calcext:value-type="float">
            <text:p>659,65</text:p>
          </table:table-cell>
          <table:table-cell office:value-type="float" office:value="681.57" calcext:value-type="float">
            <text:p>681,57</text:p>
          </table:table-cell>
          <table:table-cell office:value-type="float" office:value="711.61" calcext:value-type="float">
            <text:p>711,61</text:p>
          </table:table-cell>
          <table:table-cell office:value-type="float" office:value="727.26" calcext:value-type="float">
            <text:p>727,26</text:p>
          </table:table-cell>
          <table:table-cell office:value-type="float" office:value="744.48" calcext:value-type="float">
            <text:p>744,48</text:p>
          </table:table-cell>
          <table:table-cell office:value-type="float" office:value="771.01" calcext:value-type="float">
            <text:p>771,01</text:p>
          </table:table-cell>
          <table:table-cell office:value-type="float" office:value="793.62" calcext:value-type="float">
            <text:p>793,62</text:p>
          </table:table-cell>
          <table:table-cell office:value-type="float" office:value="805.48" calcext:value-type="float">
            <text:p>805,48</text:p>
          </table:table-cell>
          <table:table-cell office:value-type="float" office:value="814.6" calcext:value-type="float">
            <text:p>814,6</text:p>
          </table:table-cell>
          <table:table-cell office:value-type="float" office:value="832.78" calcext:value-type="float">
            <text:p>832,78</text:p>
          </table:table-cell>
          <table:table-cell office:value-type="float" office:value="840.65" calcext:value-type="float">
            <text:p>840,65</text:p>
          </table:table-cell>
          <table:table-cell office:value-type="float" office:value="858.55" calcext:value-type="float">
            <text:p>858,55</text:p>
          </table:table-cell>
          <table:table-cell office:value-type="float" office:value="868.08" calcext:value-type="float">
            <text:p>868,08</text:p>
          </table:table-cell>
          <table:table-cell office:value-type="float" office:value="876.71" calcext:value-type="float">
            <text:p>876,71</text:p>
          </table:table-cell>
          <table:table-cell office:value-type="float" office:value="887.55" calcext:value-type="float">
            <text:p>887,55</text:p>
          </table:table-cell>
          <table:table-cell office:value-type="float" office:value="891.55" calcext:value-type="float">
            <text:p>891,55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494.62" calcext:value-type="float">
            <text:p>494,62</text:p>
          </table:table-cell>
          <table:table-cell office:value-type="float" office:value="497.42" calcext:value-type="float">
            <text:p>497,42</text:p>
          </table:table-cell>
          <table:table-cell office:value-type="float" office:value="498.78" calcext:value-type="float">
            <text:p>498,78</text:p>
          </table:table-cell>
          <table:table-cell office:value-type="float" office:value="499.01" calcext:value-type="float">
            <text:p>499,01</text:p>
          </table:table-cell>
          <table:table-cell office:value-type="float" office:value="501.58" calcext:value-type="float">
            <text:p>501,58</text:p>
          </table:table-cell>
          <table:table-cell office:value-type="float" office:value="500.83" calcext:value-type="float">
            <text:p>500,83</text:p>
          </table:table-cell>
          <table:table-cell office:value-type="float" office:value="501.21" calcext:value-type="float">
            <text:p>501,21</text:p>
          </table:table-cell>
          <table:table-cell office:value-type="float" office:value="501.28" calcext:value-type="float">
            <text:p>501,28</text:p>
          </table:table-cell>
          <table:table-cell office:value-type="float" office:value="500.72" calcext:value-type="float">
            <text:p>500,72</text:p>
          </table:table-cell>
          <table:table-cell office:value-type="float" office:value="498.44" calcext:value-type="float">
            <text:p>498,44</text:p>
          </table:table-cell>
          <table:table-cell office:value-type="float" office:value="504.45" calcext:value-type="float">
            <text:p>504,45</text:p>
          </table:table-cell>
          <table:table-cell office:value-type="float" office:value="507.48" calcext:value-type="float">
            <text:p>507,48</text:p>
          </table:table-cell>
          <table:table-cell office:value-type="float" office:value="506.4" calcext:value-type="float">
            <text:p>506,4</text:p>
          </table:table-cell>
          <table:table-cell office:value-type="float" office:value="504.93" calcext:value-type="float">
            <text:p>504,93</text:p>
          </table:table-cell>
          <table:table-cell office:value-type="float" office:value="511.02" calcext:value-type="float">
            <text:p>511,02</text:p>
          </table:table-cell>
          <table:table-cell office:value-type="float" office:value="513.6" calcext:value-type="float">
            <text:p>513,6</text:p>
          </table:table-cell>
          <table:table-cell office:value-type="float" office:value="513.97" calcext:value-type="float">
            <text:p>513,97</text:p>
          </table:table-cell>
          <table:table-cell office:value-type="float" office:value="516.43" calcext:value-type="float">
            <text:p>516,43</text:p>
          </table:table-cell>
          <table:table-cell office:value-type="float" office:value="514.99" calcext:value-type="float">
            <text:p>514,99</text:p>
          </table:table-cell>
          <table:table-cell office:value-type="float" office:value="519.49" calcext:value-type="float">
            <text:p>519,49</text:p>
          </table:table-cell>
          <table:table-cell office:value-type="float" office:value="522.93" calcext:value-type="float">
            <text:p>522,93</text:p>
          </table:table-cell>
          <table:table-cell office:value-type="float" office:value="527.66" calcext:value-type="float">
            <text:p>527,66</text:p>
          </table:table-cell>
          <table:table-cell office:value-type="float" office:value="527.89" calcext:value-type="float">
            <text:p>527,89</text:p>
          </table:table-cell>
          <table:table-cell office:value-type="float" office:value="531.22" calcext:value-type="float">
            <text:p>531,22</text:p>
          </table:table-cell>
          <table:table-cell office:value-type="float" office:value="535.99" calcext:value-type="float">
            <text:p>535,99</text:p>
          </table:table-cell>
          <table:table-cell office:value-type="float" office:value="541.16" calcext:value-type="float">
            <text:p>541,16</text:p>
          </table:table-cell>
          <table:table-cell office:value-type="float" office:value="541.59" calcext:value-type="float">
            <text:p>541,59</text:p>
          </table:table-cell>
          <table:table-cell office:value-type="float" office:value="544.1" calcext:value-type="float">
            <text:p>544,1</text:p>
          </table:table-cell>
          <table:table-cell office:value-type="float" office:value="544.48" calcext:value-type="float">
            <text:p>544,48</text:p>
          </table:table-cell>
          <table:table-cell office:value-type="float" office:value="542.65" calcext:value-type="float">
            <text:p>542,65</text:p>
          </table:table-cell>
          <table:table-cell office:value-type="float" office:value="539.81" calcext:value-type="float">
            <text:p>539,81</text:p>
          </table:table-cell>
          <table:table-cell office:value-type="float" office:value="534.74" calcext:value-type="float">
            <text:p>534,74</text:p>
          </table:table-cell>
          <table:table-cell office:value-type="float" office:value="535.88" calcext:value-type="float">
            <text:p>535,88</text:p>
          </table:table-cell>
          <table:table-cell office:value-type="float" office:value="532.36" calcext:value-type="float">
            <text:p>532,36</text:p>
          </table:table-cell>
          <table:table-cell office:value-type="float" office:value="531.86" calcext:value-type="float">
            <text:p>531,86</text:p>
          </table:table-cell>
          <table:table-cell office:value-type="float" office:value="534.73" calcext:value-type="float">
            <text:p>534,73</text:p>
          </table:table-cell>
          <table:table-cell office:value-type="float" office:value="540.7" calcext:value-type="float">
            <text:p>540,7</text:p>
          </table:table-cell>
          <table:table-cell office:value-type="float" office:value="545.06" calcext:value-type="float">
            <text:p>545,06</text:p>
          </table:table-cell>
          <table:table-cell office:value-type="float" office:value="544.77" calcext:value-type="float">
            <text:p>544,77</text:p>
          </table:table-cell>
          <table:table-cell office:value-type="float" office:value="543.05" calcext:value-type="float">
            <text:p>543,05</text:p>
          </table:table-cell>
          <table:table-cell office:value-type="float" office:value="543.09" calcext:value-type="float">
            <text:p>543,09</text:p>
          </table:table-cell>
          <table:table-cell office:value-type="float" office:value="546.66" calcext:value-type="float">
            <text:p>546,66</text:p>
          </table:table-cell>
          <table:table-cell office:value-type="float" office:value="549.1" calcext:value-type="float">
            <text:p>549,1</text:p>
          </table:table-cell>
          <table:table-cell office:value-type="float" office:value="564.63" calcext:value-type="float">
            <text:p>564,63</text:p>
          </table:table-cell>
          <table:table-cell office:value-type="float" office:value="594.4" calcext:value-type="float">
            <text:p>594,4</text:p>
          </table:table-cell>
          <table:table-cell office:value-type="float" office:value="628.45" calcext:value-type="float">
            <text:p>628,45</text:p>
          </table:table-cell>
          <table:table-cell office:value-type="float" office:value="643.74" calcext:value-type="float">
            <text:p>643,74</text:p>
          </table:table-cell>
          <table:table-cell office:value-type="float" office:value="662.6" calcext:value-type="float">
            <text:p>662,6</text:p>
          </table:table-cell>
          <table:table-cell office:value-type="float" office:value="692.99" calcext:value-type="float">
            <text:p>692,99</text:p>
          </table:table-cell>
          <table:table-cell office:value-type="float" office:value="716.32" calcext:value-type="float">
            <text:p>716,32</text:p>
          </table:table-cell>
          <table:table-cell office:value-type="float" office:value="730.35" calcext:value-type="float">
            <text:p>730,35</text:p>
          </table:table-cell>
          <table:table-cell office:value-type="float" office:value="749.3" calcext:value-type="float">
            <text:p>749,3</text:p>
          </table:table-cell>
          <table:table-cell office:value-type="float" office:value="774.2" calcext:value-type="float">
            <text:p>774,2</text:p>
          </table:table-cell>
          <table:table-cell office:value-type="float" office:value="781.4" calcext:value-type="float">
            <text:p>781,4</text:p>
          </table:table-cell>
          <table:table-cell office:value-type="float" office:value="815" calcext:value-type="float">
            <text:p>815</text:p>
          </table:table-cell>
          <table:table-cell office:value-type="float" office:value="832.48" calcext:value-type="float">
            <text:p>832,48</text:p>
          </table:table-cell>
          <table:table-cell office:value-type="float" office:value="847.28" calcext:value-type="float">
            <text:p>847,28</text:p>
          </table:table-cell>
          <table:table-cell office:value-type="float" office:value="856.37" calcext:value-type="float">
            <text:p>856,37</text:p>
          </table:table-cell>
          <table:table-cell office:value-type="float" office:value="875.03" calcext:value-type="float">
            <text:p>875,03</text:p>
          </table:table-cell>
          <table:table-cell office:value-type="float" office:value="882.55" calcext:value-type="float">
            <text:p>882,55</text:p>
          </table:table-cell>
          <table:table-cell office:value-type="float" office:value="873.72" calcext:value-type="float">
            <text:p>873,72</text:p>
          </table:table-cell>
          <table:table-cell office:value-type="float" office:value="879.3" calcext:value-type="float">
            <text:p>879,3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490.61" calcext:value-type="float">
            <text:p>490,61</text:p>
          </table:table-cell>
          <table:table-cell office:value-type="float" office:value="492.25" calcext:value-type="float">
            <text:p>492,25</text:p>
          </table:table-cell>
          <table:table-cell office:value-type="float" office:value="494.16" calcext:value-type="float">
            <text:p>494,16</text:p>
          </table:table-cell>
          <table:table-cell office:value-type="float" office:value="490.86" calcext:value-type="float">
            <text:p>490,86</text:p>
          </table:table-cell>
          <table:table-cell office:value-type="float" office:value="493.98" calcext:value-type="float">
            <text:p>493,98</text:p>
          </table:table-cell>
          <table:table-cell office:value-type="float" office:value="495.93" calcext:value-type="float">
            <text:p>495,93</text:p>
          </table:table-cell>
          <table:table-cell office:value-type="float" office:value="496.32" calcext:value-type="float">
            <text:p>496,32</text:p>
          </table:table-cell>
          <table:table-cell office:value-type="float" office:value="494.62" calcext:value-type="float">
            <text:p>494,62</text:p>
          </table:table-cell>
          <table:table-cell office:value-type="float" office:value="500.24" calcext:value-type="float">
            <text:p>500,24</text:p>
          </table:table-cell>
          <table:table-cell office:value-type="float" office:value="502.39" calcext:value-type="float">
            <text:p>502,39</text:p>
          </table:table-cell>
          <table:table-cell office:value-type="float" office:value="506.08" calcext:value-type="float">
            <text:p>506,08</text:p>
          </table:table-cell>
          <table:table-cell office:value-type="float" office:value="505.63" calcext:value-type="float">
            <text:p>505,63</text:p>
          </table:table-cell>
          <table:table-cell office:value-type="float" office:value="509.59" calcext:value-type="float">
            <text:p>509,59</text:p>
          </table:table-cell>
          <table:table-cell office:value-type="float" office:value="511.36" calcext:value-type="float">
            <text:p>511,36</text:p>
          </table:table-cell>
          <table:table-cell office:value-type="float" office:value="513.13" calcext:value-type="float">
            <text:p>513,13</text:p>
          </table:table-cell>
          <table:table-cell office:value-type="float" office:value="511.41" calcext:value-type="float">
            <text:p>511,41</text:p>
          </table:table-cell>
          <table:table-cell office:value-type="float" office:value="518.22" calcext:value-type="float">
            <text:p>518,22</text:p>
          </table:table-cell>
          <table:table-cell office:value-type="float" office:value="520.36" calcext:value-type="float">
            <text:p>520,36</text:p>
          </table:table-cell>
          <table:table-cell office:value-type="float" office:value="527.64" calcext:value-type="float">
            <text:p>527,64</text:p>
          </table:table-cell>
          <table:table-cell office:value-type="float" office:value="530.06" calcext:value-type="float">
            <text:p>530,06</text:p>
          </table:table-cell>
          <table:table-cell office:value-type="float" office:value="533.42" calcext:value-type="float">
            <text:p>533,42</text:p>
          </table:table-cell>
          <table:table-cell office:value-type="float" office:value="539.39" calcext:value-type="float">
            <text:p>539,39</text:p>
          </table:table-cell>
          <table:table-cell office:value-type="float" office:value="542.62" calcext:value-type="float">
            <text:p>542,62</text:p>
          </table:table-cell>
          <table:table-cell office:value-type="float" office:value="546.73" calcext:value-type="float">
            <text:p>546,73</text:p>
          </table:table-cell>
          <table:table-cell office:value-type="float" office:value="546.08" calcext:value-type="float">
            <text:p>546,08</text:p>
          </table:table-cell>
          <table:table-cell office:value-type="float" office:value="546.18" calcext:value-type="float">
            <text:p>546,18</text:p>
          </table:table-cell>
          <table:table-cell office:value-type="float" office:value="548.55" calcext:value-type="float">
            <text:p>548,55</text:p>
          </table:table-cell>
          <table:table-cell office:value-type="float" office:value="548.69" calcext:value-type="float">
            <text:p>548,69</text:p>
          </table:table-cell>
          <table:table-cell office:value-type="float" office:value="552.57" calcext:value-type="float">
            <text:p>552,57</text:p>
          </table:table-cell>
          <table:table-cell office:value-type="float" office:value="556.99" calcext:value-type="float">
            <text:p>556,99</text:p>
          </table:table-cell>
          <table:table-cell office:value-type="float" office:value="561.94" calcext:value-type="float">
            <text:p>561,94</text:p>
          </table:table-cell>
          <table:table-cell office:value-type="float" office:value="566.39" calcext:value-type="float">
            <text:p>566,39</text:p>
          </table:table-cell>
          <table:table-cell office:value-type="float" office:value="563.17" calcext:value-type="float">
            <text:p>563,17</text:p>
          </table:table-cell>
          <table:table-cell office:value-type="float" office:value="563.86" calcext:value-type="float">
            <text:p>563,86</text:p>
          </table:table-cell>
          <table:table-cell office:value-type="float" office:value="562.65" calcext:value-type="float">
            <text:p>562,65</text:p>
          </table:table-cell>
          <table:table-cell office:value-type="float" office:value="564.79" calcext:value-type="float">
            <text:p>564,79</text:p>
          </table:table-cell>
          <table:table-cell office:value-type="float" office:value="562.86" calcext:value-type="float">
            <text:p>562,86</text:p>
          </table:table-cell>
          <table:table-cell office:value-type="float" office:value="567.83" calcext:value-type="float">
            <text:p>567,83</text:p>
          </table:table-cell>
          <table:table-cell office:value-type="float" office:value="570.92" calcext:value-type="float">
            <text:p>570,92</text:p>
          </table:table-cell>
          <table:table-cell office:value-type="float" office:value="572.16" calcext:value-type="float">
            <text:p>572,16</text:p>
          </table:table-cell>
          <table:table-cell office:value-type="float" office:value="571.59" calcext:value-type="float">
            <text:p>571,59</text:p>
          </table:table-cell>
          <table:table-cell office:value-type="float" office:value="573.81" calcext:value-type="float">
            <text:p>573,81</text:p>
          </table:table-cell>
          <table:table-cell office:value-type="float" office:value="578.5" calcext:value-type="float">
            <text:p>578,5</text:p>
          </table:table-cell>
          <table:table-cell office:value-type="float" office:value="591.48" calcext:value-type="float">
            <text:p>591,48</text:p>
          </table:table-cell>
          <table:table-cell office:value-type="float" office:value="618.24" calcext:value-type="float">
            <text:p>618,24</text:p>
          </table:table-cell>
          <table:table-cell office:value-type="float" office:value="651.82" calcext:value-type="float">
            <text:p>651,82</text:p>
          </table:table-cell>
          <table:table-cell office:value-type="float" office:value="686.58" calcext:value-type="float">
            <text:p>686,58</text:p>
          </table:table-cell>
          <table:table-cell office:value-type="float" office:value="723.52" calcext:value-type="float">
            <text:p>723,52</text:p>
          </table:table-cell>
          <table:table-cell office:value-type="float" office:value="749.1" calcext:value-type="float">
            <text:p>749,1</text:p>
          </table:table-cell>
          <table:table-cell office:value-type="float" office:value="767.57" calcext:value-type="float">
            <text:p>767,57</text:p>
          </table:table-cell>
          <table:table-cell office:value-type="float" office:value="773.11" calcext:value-type="float">
            <text:p>773,11</text:p>
          </table:table-cell>
          <table:table-cell office:value-type="float" office:value="806.16" calcext:value-type="float">
            <text:p>806,16</text:p>
          </table:table-cell>
          <table:table-cell office:value-type="float" office:value="845.98" calcext:value-type="float">
            <text:p>845,98</text:p>
          </table:table-cell>
          <table:table-cell office:value-type="float" office:value="862.34" calcext:value-type="float">
            <text:p>862,34</text:p>
          </table:table-cell>
          <table:table-cell office:value-type="float" office:value="884.92" calcext:value-type="float">
            <text:p>884,92</text:p>
          </table:table-cell>
          <table:table-cell office:value-type="float" office:value="890.64" calcext:value-type="float">
            <text:p>890,64</text:p>
          </table:table-cell>
          <table:table-cell office:value-type="float" office:value="899.85" calcext:value-type="float">
            <text:p>899,85</text:p>
          </table:table-cell>
          <table:table-cell office:value-type="float" office:value="908.32" calcext:value-type="float">
            <text:p>908,32</text:p>
          </table:table-cell>
          <table:table-cell office:value-type="float" office:value="920.64" calcext:value-type="float">
            <text:p>920,64</text:p>
          </table:table-cell>
          <table:table-cell office:value-type="float" office:value="928.11" calcext:value-type="float">
            <text:p>928,11</text:p>
          </table:table-cell>
          <table:table-cell office:value-type="float" office:value="927.75" calcext:value-type="float">
            <text:p>927,75</text:p>
          </table:table-cell>
          <table:table-cell office:value-type="float" office:value="932.05" calcext:value-type="float">
            <text:p>932,05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511.96" calcext:value-type="float">
            <text:p>511,96</text:p>
          </table:table-cell>
          <table:table-cell office:value-type="float" office:value="512.77" calcext:value-type="float">
            <text:p>512,77</text:p>
          </table:table-cell>
          <table:table-cell office:value-type="float" office:value="510.9" calcext:value-type="float">
            <text:p>510,9</text:p>
          </table:table-cell>
          <table:table-cell office:value-type="float" office:value="510.31" calcext:value-type="float">
            <text:p>510,31</text:p>
          </table:table-cell>
          <table:table-cell office:value-type="float" office:value="513.64" calcext:value-type="float">
            <text:p>513,64</text:p>
          </table:table-cell>
          <table:table-cell office:value-type="float" office:value="518.36" calcext:value-type="float">
            <text:p>518,36</text:p>
          </table:table-cell>
          <table:table-cell office:value-type="float" office:value="523.14" calcext:value-type="float">
            <text:p>523,14</text:p>
          </table:table-cell>
          <table:table-cell office:value-type="float" office:value="521.22" calcext:value-type="float">
            <text:p>521,22</text:p>
          </table:table-cell>
          <table:table-cell office:value-type="float" office:value="520.6" calcext:value-type="float">
            <text:p>520,6</text:p>
          </table:table-cell>
          <table:table-cell office:value-type="float" office:value="520.84" calcext:value-type="float">
            <text:p>520,84</text:p>
          </table:table-cell>
          <table:table-cell office:value-type="float" office:value="521.71" calcext:value-type="float">
            <text:p>521,71</text:p>
          </table:table-cell>
          <table:table-cell office:value-type="float" office:value="520.75" calcext:value-type="float">
            <text:p>520,75</text:p>
          </table:table-cell>
          <table:table-cell office:value-type="float" office:value="521.77" calcext:value-type="float">
            <text:p>521,77</text:p>
          </table:table-cell>
          <table:table-cell office:value-type="float" office:value="522.5" calcext:value-type="float">
            <text:p>522,5</text:p>
          </table:table-cell>
          <table:table-cell office:value-type="float" office:value="523.16" calcext:value-type="float">
            <text:p>523,16</text:p>
          </table:table-cell>
          <table:table-cell office:value-type="float" office:value="523.28" calcext:value-type="float">
            <text:p>523,28</text:p>
          </table:table-cell>
          <table:table-cell office:value-type="float" office:value="525.14" calcext:value-type="float">
            <text:p>525,14</text:p>
          </table:table-cell>
          <table:table-cell office:value-type="float" office:value="532.04" calcext:value-type="float">
            <text:p>532,04</text:p>
          </table:table-cell>
          <table:table-cell office:value-type="float" office:value="535.14" calcext:value-type="float">
            <text:p>535,14</text:p>
          </table:table-cell>
          <table:table-cell office:value-type="float" office:value="537.64" calcext:value-type="float">
            <text:p>537,64</text:p>
          </table:table-cell>
          <table:table-cell office:value-type="float" office:value="540.63" calcext:value-type="float">
            <text:p>540,63</text:p>
          </table:table-cell>
          <table:table-cell office:value-type="float" office:value="546.87" calcext:value-type="float">
            <text:p>546,87</text:p>
          </table:table-cell>
          <table:table-cell office:value-type="float" office:value="548.23" calcext:value-type="float">
            <text:p>548,23</text:p>
          </table:table-cell>
          <table:table-cell office:value-type="float" office:value="548.48" calcext:value-type="float">
            <text:p>548,48</text:p>
          </table:table-cell>
          <table:table-cell office:value-type="float" office:value="554.88" calcext:value-type="float">
            <text:p>554,88</text:p>
          </table:table-cell>
          <table:table-cell office:value-type="float" office:value="557.34" calcext:value-type="float">
            <text:p>557,34</text:p>
          </table:table-cell>
          <table:table-cell office:value-type="float" office:value="564.39" calcext:value-type="float">
            <text:p>564,39</text:p>
          </table:table-cell>
          <table:table-cell office:value-type="float" office:value="570.75" calcext:value-type="float">
            <text:p>570,75</text:p>
          </table:table-cell>
          <table:table-cell office:value-type="float" office:value="568.35" calcext:value-type="float">
            <text:p>568,35</text:p>
          </table:table-cell>
          <table:table-cell office:value-type="float" office:value="570.19" calcext:value-type="float">
            <text:p>570,19</text:p>
          </table:table-cell>
          <table:table-cell office:value-type="float" office:value="580.69" calcext:value-type="float">
            <text:p>580,69</text:p>
          </table:table-cell>
          <table:table-cell office:value-type="float" office:value="579.22" calcext:value-type="float">
            <text:p>579,22</text:p>
          </table:table-cell>
          <table:table-cell office:value-type="float" office:value="588.33" calcext:value-type="float">
            <text:p>588,33</text:p>
          </table:table-cell>
          <table:table-cell office:value-type="float" office:value="588.9" calcext:value-type="float">
            <text:p>588,9</text:p>
          </table:table-cell>
          <table:table-cell office:value-type="float" office:value="591.59" calcext:value-type="float">
            <text:p>591,59</text:p>
          </table:table-cell>
          <table:table-cell office:value-type="float" office:value="583.83" calcext:value-type="float">
            <text:p>583,83</text:p>
          </table:table-cell>
          <table:table-cell office:value-type="float" office:value="599.06" calcext:value-type="float">
            <text:p>599,06</text:p>
          </table:table-cell>
          <table:table-cell office:value-type="float" office:value="603.36" calcext:value-type="float">
            <text:p>603,36</text:p>
          </table:table-cell>
          <table:table-cell office:value-type="float" office:value="606.02" calcext:value-type="float">
            <text:p>606,02</text:p>
          </table:table-cell>
          <table:table-cell office:value-type="float" office:value="596.45" calcext:value-type="float">
            <text:p>596,45</text:p>
          </table:table-cell>
          <table:table-cell office:value-type="float" office:value="597.86" calcext:value-type="float">
            <text:p>597,86</text:p>
          </table:table-cell>
          <table:table-cell office:value-type="float" office:value="597.59" calcext:value-type="float">
            <text:p>597,59</text:p>
          </table:table-cell>
          <table:table-cell office:value-type="float" office:value="599.93" calcext:value-type="float">
            <text:p>599,93</text:p>
          </table:table-cell>
          <table:table-cell office:value-type="float" office:value="608.91" calcext:value-type="float">
            <text:p>608,91</text:p>
          </table:table-cell>
          <table:table-cell office:value-type="float" office:value="622.67" calcext:value-type="float">
            <text:p>622,67</text:p>
          </table:table-cell>
          <table:table-cell office:value-type="float" office:value="645.28" calcext:value-type="float">
            <text:p>645,28</text:p>
          </table:table-cell>
          <table:table-cell office:value-type="float" office:value="670.24" calcext:value-type="float">
            <text:p>670,24</text:p>
          </table:table-cell>
          <table:table-cell office:value-type="float" office:value="692.16" calcext:value-type="float">
            <text:p>692,16</text:p>
          </table:table-cell>
          <table:table-cell office:value-type="float" office:value="723.7" calcext:value-type="float">
            <text:p>723,7</text:p>
          </table:table-cell>
          <table:table-cell office:value-type="float" office:value="743.82" calcext:value-type="float">
            <text:p>743,82</text:p>
          </table:table-cell>
          <table:table-cell office:value-type="float" office:value="770.79" calcext:value-type="float">
            <text:p>770,79</text:p>
          </table:table-cell>
          <table:table-cell office:value-type="float" office:value="808.3" calcext:value-type="float">
            <text:p>808,3</text:p>
          </table:table-cell>
          <table:table-cell office:value-type="float" office:value="832.12" calcext:value-type="float">
            <text:p>832,12</text:p>
          </table:table-cell>
          <table:table-cell office:value-type="float" office:value="858.62" calcext:value-type="float">
            <text:p>858,62</text:p>
          </table:table-cell>
          <table:table-cell office:value-type="float" office:value="887.17" calcext:value-type="float">
            <text:p>887,17</text:p>
          </table:table-cell>
          <table:table-cell office:value-type="float" office:value="901.43" calcext:value-type="float">
            <text:p>901,43</text:p>
          </table:table-cell>
          <table:table-cell office:value-type="float" office:value="903.7" calcext:value-type="float">
            <text:p>903,7</text:p>
          </table:table-cell>
          <table:table-cell office:value-type="float" office:value="916.71" calcext:value-type="float">
            <text:p>916,71</text:p>
          </table:table-cell>
          <table:table-cell office:value-type="float" office:value="921.1" calcext:value-type="float">
            <text:p>921,1</text:p>
          </table:table-cell>
          <table:table-cell office:value-type="float" office:value="921.81" calcext:value-type="float">
            <text:p>921,81</text:p>
          </table:table-cell>
          <table:table-cell office:value-type="float" office:value="927.39" calcext:value-type="float">
            <text:p>927,39</text:p>
          </table:table-cell>
          <table:table-cell office:value-type="float" office:value="939.37" calcext:value-type="float">
            <text:p>939,37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484.87" calcext:value-type="float">
            <text:p>484,87</text:p>
          </table:table-cell>
          <table:table-cell office:value-type="float" office:value="488.76" calcext:value-type="float">
            <text:p>488,76</text:p>
          </table:table-cell>
          <table:table-cell office:value-type="float" office:value="490.91" calcext:value-type="float">
            <text:p>490,91</text:p>
          </table:table-cell>
          <table:table-cell office:value-type="float" office:value="491.17" calcext:value-type="float">
            <text:p>491,17</text:p>
          </table:table-cell>
          <table:table-cell office:value-type="float" office:value="490.97" calcext:value-type="float">
            <text:p>490,97</text:p>
          </table:table-cell>
          <table:table-cell office:value-type="float" office:value="489.45" calcext:value-type="float">
            <text:p>489,45</text:p>
          </table:table-cell>
          <table:table-cell office:value-type="float" office:value="488.17" calcext:value-type="float">
            <text:p>488,17</text:p>
          </table:table-cell>
          <table:table-cell office:value-type="float" office:value="485.18" calcext:value-type="float">
            <text:p>485,18</text:p>
          </table:table-cell>
          <table:table-cell office:value-type="float" office:value="488.18" calcext:value-type="float">
            <text:p>488,18</text:p>
          </table:table-cell>
          <table:table-cell office:value-type="float" office:value="486.92" calcext:value-type="float">
            <text:p>486,92</text:p>
          </table:table-cell>
          <table:table-cell office:value-type="float" office:value="490.95" calcext:value-type="float">
            <text:p>490,95</text:p>
          </table:table-cell>
          <table:table-cell office:value-type="float" office:value="496.86" calcext:value-type="float">
            <text:p>496,86</text:p>
          </table:table-cell>
          <table:table-cell office:value-type="float" office:value="500.67" calcext:value-type="float">
            <text:p>500,67</text:p>
          </table:table-cell>
          <table:table-cell office:value-type="float" office:value="504.61" calcext:value-type="float">
            <text:p>504,61</text:p>
          </table:table-cell>
          <table:table-cell office:value-type="float" office:value="504.1" calcext:value-type="float">
            <text:p>504,1</text:p>
          </table:table-cell>
          <table:table-cell office:value-type="float" office:value="508.92" calcext:value-type="float">
            <text:p>508,92</text:p>
          </table:table-cell>
          <table:table-cell office:value-type="float" office:value="511.26" calcext:value-type="float">
            <text:p>511,26</text:p>
          </table:table-cell>
          <table:table-cell office:value-type="float" office:value="512.38" calcext:value-type="float">
            <text:p>512,38</text:p>
          </table:table-cell>
          <table:table-cell office:value-type="float" office:value="521.48" calcext:value-type="float">
            <text:p>521,48</text:p>
          </table:table-cell>
          <table:table-cell office:value-type="float" office:value="522.59" calcext:value-type="float">
            <text:p>522,59</text:p>
          </table:table-cell>
          <table:table-cell office:value-type="float" office:value="529.89" calcext:value-type="float">
            <text:p>529,89</text:p>
          </table:table-cell>
          <table:table-cell office:value-type="float" office:value="531.27" calcext:value-type="float">
            <text:p>531,27</text:p>
          </table:table-cell>
          <table:table-cell office:value-type="float" office:value="531.18" calcext:value-type="float">
            <text:p>531,18</text:p>
          </table:table-cell>
          <table:table-cell office:value-type="float" office:value="531.28" calcext:value-type="float">
            <text:p>531,28</text:p>
          </table:table-cell>
          <table:table-cell office:value-type="float" office:value="532.23" calcext:value-type="float">
            <text:p>532,23</text:p>
          </table:table-cell>
          <table:table-cell office:value-type="float" office:value="533.68" calcext:value-type="float">
            <text:p>533,68</text:p>
          </table:table-cell>
          <table:table-cell office:value-type="float" office:value="538.77" calcext:value-type="float">
            <text:p>538,77</text:p>
          </table:table-cell>
          <table:table-cell office:value-type="float" office:value="537.9" calcext:value-type="float">
            <text:p>537,9</text:p>
          </table:table-cell>
          <table:table-cell office:value-type="float" office:value="534.15" calcext:value-type="float">
            <text:p>534,15</text:p>
          </table:table-cell>
          <table:table-cell office:value-type="float" office:value="535.06" calcext:value-type="float">
            <text:p>535,06</text:p>
          </table:table-cell>
          <table:table-cell office:value-type="float" office:value="534.17" calcext:value-type="float">
            <text:p>534,17</text:p>
          </table:table-cell>
          <table:table-cell office:value-type="float" office:value="541.95" calcext:value-type="float">
            <text:p>541,95</text:p>
          </table:table-cell>
          <table:table-cell office:value-type="float" office:value="543.12" calcext:value-type="float">
            <text:p>543,12</text:p>
          </table:table-cell>
          <table:table-cell office:value-type="float" office:value="543" calcext:value-type="float">
            <text:p>543</text:p>
          </table:table-cell>
          <table:table-cell office:value-type="float" office:value="542.44" calcext:value-type="float">
            <text:p>542,44</text:p>
          </table:table-cell>
          <table:table-cell office:value-type="float" office:value="544.89" calcext:value-type="float">
            <text:p>544,89</text:p>
          </table:table-cell>
          <table:table-cell office:value-type="float" office:value="544.9" calcext:value-type="float">
            <text:p>544,9</text:p>
          </table:table-cell>
          <table:table-cell office:value-type="float" office:value="550.61" calcext:value-type="float">
            <text:p>550,61</text:p>
          </table:table-cell>
          <table:table-cell office:value-type="float" office:value="550.51" calcext:value-type="float">
            <text:p>550,51</text:p>
          </table:table-cell>
          <table:table-cell office:value-type="float" office:value="550.82" calcext:value-type="float">
            <text:p>550,82</text:p>
          </table:table-cell>
          <table:table-cell office:value-type="float" office:value="553.32" calcext:value-type="float">
            <text:p>553,32</text:p>
          </table:table-cell>
          <table:table-cell office:value-type="float" office:value="552.6" calcext:value-type="float">
            <text:p>552,6</text:p>
          </table:table-cell>
          <table:table-cell office:value-type="float" office:value="555.05" calcext:value-type="float">
            <text:p>555,05</text:p>
          </table:table-cell>
          <table:table-cell office:value-type="float" office:value="569.32" calcext:value-type="float">
            <text:p>569,32</text:p>
          </table:table-cell>
          <table:table-cell office:value-type="float" office:value="585.37" calcext:value-type="float">
            <text:p>585,37</text:p>
          </table:table-cell>
          <table:table-cell office:value-type="float" office:value="611.56" calcext:value-type="float">
            <text:p>611,56</text:p>
          </table:table-cell>
          <table:table-cell office:value-type="float" office:value="633.33" calcext:value-type="float">
            <text:p>633,33</text:p>
          </table:table-cell>
          <table:table-cell office:value-type="float" office:value="654.32" calcext:value-type="float">
            <text:p>654,32</text:p>
          </table:table-cell>
          <table:table-cell office:value-type="float" office:value="670.7" calcext:value-type="float">
            <text:p>670,7</text:p>
          </table:table-cell>
          <table:table-cell office:value-type="float" office:value="693.36" calcext:value-type="float">
            <text:p>693,36</text:p>
          </table:table-cell>
          <table:table-cell office:value-type="float" office:value="706.92" calcext:value-type="float">
            <text:p>706,92</text:p>
          </table:table-cell>
          <table:table-cell office:value-type="float" office:value="718.01" calcext:value-type="float">
            <text:p>718,01</text:p>
          </table:table-cell>
          <table:table-cell office:value-type="float" office:value="749.96" calcext:value-type="float">
            <text:p>749,96</text:p>
          </table:table-cell>
          <table:table-cell office:value-type="float" office:value="774.42" calcext:value-type="float">
            <text:p>774,42</text:p>
          </table:table-cell>
          <table:table-cell office:value-type="float" office:value="800.83" calcext:value-type="float">
            <text:p>800,83</text:p>
          </table:table-cell>
          <table:table-cell office:value-type="float" office:value="815.67" calcext:value-type="float">
            <text:p>815,67</text:p>
          </table:table-cell>
          <table:table-cell office:value-type="float" office:value="820.13" calcext:value-type="float">
            <text:p>820,13</text:p>
          </table:table-cell>
          <table:table-cell office:value-type="float" office:value="828.37" calcext:value-type="float">
            <text:p>828,37</text:p>
          </table:table-cell>
          <table:table-cell office:value-type="float" office:value="851.21" calcext:value-type="float">
            <text:p>851,21</text:p>
          </table:table-cell>
          <table:table-cell office:value-type="float" office:value="856.57" calcext:value-type="float">
            <text:p>856,57</text:p>
          </table:table-cell>
          <table:table-cell office:value-type="float" office:value="870.37" calcext:value-type="float">
            <text:p>870,37</text:p>
          </table:table-cell>
          <table:table-cell office:value-type="float" office:value="874.26" calcext:value-type="float">
            <text:p>874,26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538.18" calcext:value-type="float">
            <text:p>538,18</text:p>
          </table:table-cell>
          <table:table-cell office:value-type="float" office:value="535.93" calcext:value-type="float">
            <text:p>535,93</text:p>
          </table:table-cell>
          <table:table-cell office:value-type="float" office:value="535.21" calcext:value-type="float">
            <text:p>535,21</text:p>
          </table:table-cell>
          <table:table-cell office:value-type="float" office:value="539.42" calcext:value-type="float">
            <text:p>539,42</text:p>
          </table:table-cell>
          <table:table-cell office:value-type="float" office:value="539.08" calcext:value-type="float">
            <text:p>539,08</text:p>
          </table:table-cell>
          <table:table-cell office:value-type="float" office:value="543.17" calcext:value-type="float">
            <text:p>543,17</text:p>
          </table:table-cell>
          <table:table-cell office:value-type="float" office:value="550.82" calcext:value-type="float">
            <text:p>550,82</text:p>
          </table:table-cell>
          <table:table-cell office:value-type="float" office:value="553.16" calcext:value-type="float">
            <text:p>553,16</text:p>
          </table:table-cell>
          <table:table-cell office:value-type="float" office:value="553.75" calcext:value-type="float">
            <text:p>553,75</text:p>
          </table:table-cell>
          <table:table-cell office:value-type="float" office:value="551.97" calcext:value-type="float">
            <text:p>551,97</text:p>
          </table:table-cell>
          <table:table-cell office:value-type="float" office:value="554.48" calcext:value-type="float">
            <text:p>554,48</text:p>
          </table:table-cell>
          <table:table-cell office:value-type="float" office:value="557.01" calcext:value-type="float">
            <text:p>557,01</text:p>
          </table:table-cell>
          <table:table-cell office:value-type="float" office:value="560.14" calcext:value-type="float">
            <text:p>560,14</text:p>
          </table:table-cell>
          <table:table-cell office:value-type="float" office:value="559.82" calcext:value-type="float">
            <text:p>559,82</text:p>
          </table:table-cell>
          <table:table-cell office:value-type="float" office:value="570.09" calcext:value-type="float">
            <text:p>570,09</text:p>
          </table:table-cell>
          <table:table-cell office:value-type="float" office:value="567.7" calcext:value-type="float">
            <text:p>567,7</text:p>
          </table:table-cell>
          <table:table-cell office:value-type="float" office:value="560.27" calcext:value-type="float">
            <text:p>560,27</text:p>
          </table:table-cell>
          <table:table-cell office:value-type="float" office:value="558.35" calcext:value-type="float">
            <text:p>558,35</text:p>
          </table:table-cell>
          <table:table-cell office:value-type="float" office:value="566.41" calcext:value-type="float">
            <text:p>566,41</text:p>
          </table:table-cell>
          <table:table-cell office:value-type="float" office:value="567.94" calcext:value-type="float">
            <text:p>567,94</text:p>
          </table:table-cell>
          <table:table-cell office:value-type="float" office:value="576.2" calcext:value-type="float">
            <text:p>576,2</text:p>
          </table:table-cell>
          <table:table-cell office:value-type="float" office:value="575.58" calcext:value-type="float">
            <text:p>575,58</text:p>
          </table:table-cell>
          <table:table-cell office:value-type="float" office:value="576.2" calcext:value-type="float">
            <text:p>576,2</text:p>
          </table:table-cell>
          <table:table-cell office:value-type="float" office:value="578.51" calcext:value-type="float">
            <text:p>578,51</text:p>
          </table:table-cell>
          <table:table-cell office:value-type="float" office:value="584.2" calcext:value-type="float">
            <text:p>584,2</text:p>
          </table:table-cell>
          <table:table-cell office:value-type="float" office:value="604.04" calcext:value-type="float">
            <text:p>604,04</text:p>
          </table:table-cell>
          <table:table-cell office:value-type="float" office:value="610.09" calcext:value-type="float">
            <text:p>610,09</text:p>
          </table:table-cell>
          <table:table-cell office:value-type="float" office:value="615.31" calcext:value-type="float">
            <text:p>615,31</text:p>
          </table:table-cell>
          <table:table-cell office:value-type="float" office:value="615.08" calcext:value-type="float">
            <text:p>615,08</text:p>
          </table:table-cell>
          <table:table-cell office:value-type="float" office:value="615.52" calcext:value-type="float">
            <text:p>615,52</text:p>
          </table:table-cell>
          <table:table-cell office:value-type="float" office:value="616.96" calcext:value-type="float">
            <text:p>616,96</text:p>
          </table:table-cell>
          <table:table-cell office:value-type="float" office:value="618.23" calcext:value-type="float">
            <text:p>618,23</text:p>
          </table:table-cell>
          <table:table-cell office:value-type="float" office:value="617.96" calcext:value-type="float">
            <text:p>617,96</text:p>
          </table:table-cell>
          <table:table-cell office:value-type="float" office:value="623.19" calcext:value-type="float">
            <text:p>623,19</text:p>
          </table:table-cell>
          <table:table-cell office:value-type="float" office:value="624.96" calcext:value-type="float">
            <text:p>624,96</text:p>
          </table:table-cell>
          <table:table-cell office:value-type="float" office:value="624.8" calcext:value-type="float">
            <text:p>624,8</text:p>
          </table:table-cell>
          <table:table-cell office:value-type="float" office:value="627.56" calcext:value-type="float">
            <text:p>627,56</text:p>
          </table:table-cell>
          <table:table-cell office:value-type="float" office:value="627" calcext:value-type="float">
            <text:p>627</text:p>
          </table:table-cell>
          <table:table-cell office:value-type="float" office:value="631.56" calcext:value-type="float">
            <text:p>631,56</text:p>
          </table:table-cell>
          <table:table-cell office:value-type="float" office:value="634.05" calcext:value-type="float">
            <text:p>634,05</text:p>
          </table:table-cell>
          <table:table-cell office:value-type="float" office:value="634.02" calcext:value-type="float">
            <text:p>634,02</text:p>
          </table:table-cell>
          <table:table-cell office:value-type="float" office:value="637.09" calcext:value-type="float">
            <text:p>637,09</text:p>
          </table:table-cell>
          <table:table-cell office:value-type="float" office:value="646.88" calcext:value-type="float">
            <text:p>646,88</text:p>
          </table:table-cell>
          <table:table-cell office:value-type="float" office:value="653.26" calcext:value-type="float">
            <text:p>653,26</text:p>
          </table:table-cell>
          <table:table-cell office:value-type="float" office:value="658.65" calcext:value-type="float">
            <text:p>658,65</text:p>
          </table:table-cell>
          <table:table-cell office:value-type="float" office:value="673.42" calcext:value-type="float">
            <text:p>673,42</text:p>
          </table:table-cell>
          <table:table-cell office:value-type="float" office:value="690.86" calcext:value-type="float">
            <text:p>690,86</text:p>
          </table:table-cell>
          <table:table-cell office:value-type="float" office:value="718.84" calcext:value-type="float">
            <text:p>718,84</text:p>
          </table:table-cell>
          <table:table-cell office:value-type="float" office:value="725.76" calcext:value-type="float">
            <text:p>725,76</text:p>
          </table:table-cell>
          <table:table-cell office:value-type="float" office:value="722.72" calcext:value-type="float">
            <text:p>722,72</text:p>
          </table:table-cell>
          <table:table-cell office:value-type="float" office:value="748.42" calcext:value-type="float">
            <text:p>748,42</text:p>
          </table:table-cell>
          <table:table-cell office:value-type="float" office:value="775.57" calcext:value-type="float">
            <text:p>775,57</text:p>
          </table:table-cell>
          <table:table-cell office:value-type="float" office:value="792.44" calcext:value-type="float">
            <text:p>792,44</text:p>
          </table:table-cell>
          <table:table-cell office:value-type="float" office:value="813.48" calcext:value-type="float">
            <text:p>813,48</text:p>
          </table:table-cell>
          <table:table-cell office:value-type="float" office:value="846.98" calcext:value-type="float">
            <text:p>846,98</text:p>
          </table:table-cell>
          <table:table-cell office:value-type="float" office:value="873.89" calcext:value-type="float">
            <text:p>873,89</text:p>
          </table:table-cell>
          <table:table-cell office:value-type="float" office:value="899.27" calcext:value-type="float">
            <text:p>899,27</text:p>
          </table:table-cell>
          <table:table-cell office:value-type="float" office:value="918.81" calcext:value-type="float">
            <text:p>918,81</text:p>
          </table:table-cell>
          <table:table-cell office:value-type="float" office:value="929.29" calcext:value-type="float">
            <text:p>929,29</text:p>
          </table:table-cell>
          <table:table-cell office:value-type="float" office:value="936.23" calcext:value-type="float">
            <text:p>936,23</text:p>
          </table:table-cell>
          <table:table-cell office:value-type="float" office:value="945.29" calcext:value-type="float">
            <text:p>945,29</text:p>
          </table:table-cell>
          <table:table-cell office:value-type="float" office:value="950.9" calcext:value-type="float">
            <text:p>950,9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536.22" calcext:value-type="float">
            <text:p>536,22</text:p>
          </table:table-cell>
          <table:table-cell office:value-type="float" office:value="541.49" calcext:value-type="float">
            <text:p>541,49</text:p>
          </table:table-cell>
          <table:table-cell office:value-type="float" office:value="539.49" calcext:value-type="float">
            <text:p>539,49</text:p>
          </table:table-cell>
          <table:table-cell office:value-type="float" office:value="539.31" calcext:value-type="float">
            <text:p>539,31</text:p>
          </table:table-cell>
          <table:table-cell office:value-type="float" office:value="543.11" calcext:value-type="float">
            <text:p>543,11</text:p>
          </table:table-cell>
          <table:table-cell office:value-type="float" office:value="537.16" calcext:value-type="float">
            <text:p>537,16</text:p>
          </table:table-cell>
          <table:table-cell office:value-type="float" office:value="542.42" calcext:value-type="float">
            <text:p>542,42</text:p>
          </table:table-cell>
          <table:table-cell office:value-type="float" office:value="533.02" calcext:value-type="float">
            <text:p>533,02</text:p>
          </table:table-cell>
          <table:table-cell office:value-type="float" office:value="535.2" calcext:value-type="float">
            <text:p>535,2</text:p>
          </table:table-cell>
          <table:table-cell office:value-type="float" office:value="536.15" calcext:value-type="float">
            <text:p>536,15</text:p>
          </table:table-cell>
          <table:table-cell office:value-type="float" office:value="545.02" calcext:value-type="float">
            <text:p>545,02</text:p>
          </table:table-cell>
          <table:table-cell office:value-type="float" office:value="542.04" calcext:value-type="float">
            <text:p>542,04</text:p>
          </table:table-cell>
          <table:table-cell office:value-type="float" office:value="550.43" calcext:value-type="float">
            <text:p>550,43</text:p>
          </table:table-cell>
          <table:table-cell office:value-type="float" office:value="554.76" calcext:value-type="float">
            <text:p>554,76</text:p>
          </table:table-cell>
          <table:table-cell office:value-type="float" office:value="557.48" calcext:value-type="float">
            <text:p>557,48</text:p>
          </table:table-cell>
          <table:table-cell office:value-type="float" office:value="555.99" calcext:value-type="float">
            <text:p>555,99</text:p>
          </table:table-cell>
          <table:table-cell office:value-type="float" office:value="551.69" calcext:value-type="float">
            <text:p>551,69</text:p>
          </table:table-cell>
          <table:table-cell office:value-type="float" office:value="556.54" calcext:value-type="float">
            <text:p>556,54</text:p>
          </table:table-cell>
          <table:table-cell office:value-type="float" office:value="566.98" calcext:value-type="float">
            <text:p>566,98</text:p>
          </table:table-cell>
          <table:table-cell office:value-type="float" office:value="575.76" calcext:value-type="float">
            <text:p>575,76</text:p>
          </table:table-cell>
          <table:table-cell office:value-type="float" office:value="579.04" calcext:value-type="float">
            <text:p>579,04</text:p>
          </table:table-cell>
          <table:table-cell office:value-type="float" office:value="576.38" calcext:value-type="float">
            <text:p>576,38</text:p>
          </table:table-cell>
          <table:table-cell office:value-type="float" office:value="576.8" calcext:value-type="float">
            <text:p>576,8</text:p>
          </table:table-cell>
          <table:table-cell office:value-type="float" office:value="577.47" calcext:value-type="float">
            <text:p>577,47</text:p>
          </table:table-cell>
          <table:table-cell office:value-type="float" office:value="591.6" calcext:value-type="float">
            <text:p>591,6</text:p>
          </table:table-cell>
          <table:table-cell office:value-type="float" office:value="592.28" calcext:value-type="float">
            <text:p>592,28</text:p>
          </table:table-cell>
          <table:table-cell office:value-type="float" office:value="600.93" calcext:value-type="float">
            <text:p>600,93</text:p>
          </table:table-cell>
          <table:table-cell office:value-type="float" office:value="600.21" calcext:value-type="float">
            <text:p>600,21</text:p>
          </table:table-cell>
          <table:table-cell office:value-type="float" office:value="606.41" calcext:value-type="float">
            <text:p>606,41</text:p>
          </table:table-cell>
          <table:table-cell office:value-type="float" office:value="596.62" calcext:value-type="float">
            <text:p>596,62</text:p>
          </table:table-cell>
          <table:table-cell office:value-type="float" office:value="614.5" calcext:value-type="float">
            <text:p>614,5</text:p>
          </table:table-cell>
          <table:table-cell office:value-type="float" office:value="616.63" calcext:value-type="float">
            <text:p>616,63</text:p>
          </table:table-cell>
          <table:table-cell office:value-type="float" office:value="613.58" calcext:value-type="float">
            <text:p>613,58</text:p>
          </table:table-cell>
          <table:table-cell office:value-type="float" office:value="612.86" calcext:value-type="float">
            <text:p>612,86</text:p>
          </table:table-cell>
          <table:table-cell office:value-type="float" office:value="612.51" calcext:value-type="float">
            <text:p>612,51</text:p>
          </table:table-cell>
          <table:table-cell office:value-type="float" office:value="610.59" calcext:value-type="float">
            <text:p>610,59</text:p>
          </table:table-cell>
          <table:table-cell office:value-type="float" office:value="609.17" calcext:value-type="float">
            <text:p>609,17</text:p>
          </table:table-cell>
          <table:table-cell office:value-type="float" office:value="613.6" calcext:value-type="float">
            <text:p>613,6</text:p>
          </table:table-cell>
          <table:table-cell office:value-type="float" office:value="617.1" calcext:value-type="float">
            <text:p>617,1</text:p>
          </table:table-cell>
          <table:table-cell office:value-type="float" office:value="616.39" calcext:value-type="float">
            <text:p>616,39</text:p>
          </table:table-cell>
          <table:table-cell office:value-type="float" office:value="618.11" calcext:value-type="float">
            <text:p>618,11</text:p>
          </table:table-cell>
          <table:table-cell office:value-type="float" office:value="619.35" calcext:value-type="float">
            <text:p>619,35</text:p>
          </table:table-cell>
          <table:table-cell office:value-type="float" office:value="625.07" calcext:value-type="float">
            <text:p>625,07</text:p>
          </table:table-cell>
          <table:table-cell office:value-type="float" office:value="634.68" calcext:value-type="float">
            <text:p>634,68</text:p>
          </table:table-cell>
          <table:table-cell office:value-type="float" office:value="657.25" calcext:value-type="float">
            <text:p>657,25</text:p>
          </table:table-cell>
          <table:table-cell office:value-type="float" office:value="675.06" calcext:value-type="float">
            <text:p>675,06</text:p>
          </table:table-cell>
          <table:table-cell office:value-type="float" office:value="694.76" calcext:value-type="float">
            <text:p>694,76</text:p>
          </table:table-cell>
          <table:table-cell office:value-type="float" office:value="715.04" calcext:value-type="float">
            <text:p>715,04</text:p>
          </table:table-cell>
          <table:table-cell office:value-type="float" office:value="738.47" calcext:value-type="float">
            <text:p>738,47</text:p>
          </table:table-cell>
          <table:table-cell office:value-type="float" office:value="755.89" calcext:value-type="float">
            <text:p>755,89</text:p>
          </table:table-cell>
          <table:table-cell office:value-type="float" office:value="771.71" calcext:value-type="float">
            <text:p>771,71</text:p>
          </table:table-cell>
          <table:table-cell office:value-type="float" office:value="790.98" calcext:value-type="float">
            <text:p>790,98</text:p>
          </table:table-cell>
          <table:table-cell office:value-type="float" office:value="813.04" calcext:value-type="float">
            <text:p>813,04</text:p>
          </table:table-cell>
          <table:table-cell office:value-type="float" office:value="833.85" calcext:value-type="float">
            <text:p>833,85</text:p>
          </table:table-cell>
          <table:table-cell office:value-type="float" office:value="869.71" calcext:value-type="float">
            <text:p>869,71</text:p>
          </table:table-cell>
          <table:table-cell office:value-type="float" office:value="872.22" calcext:value-type="float">
            <text:p>872,22</text:p>
          </table:table-cell>
          <table:table-cell office:value-type="float" office:value="883.83" calcext:value-type="float">
            <text:p>883,83</text:p>
          </table:table-cell>
          <table:table-cell office:value-type="float" office:value="892.65" calcext:value-type="float">
            <text:p>892,65</text:p>
          </table:table-cell>
          <table:table-cell office:value-type="float" office:value="909.12" calcext:value-type="float">
            <text:p>909,12</text:p>
          </table:table-cell>
          <table:table-cell office:value-type="float" office:value="912.74" calcext:value-type="float">
            <text:p>912,74</text:p>
          </table:table-cell>
          <table:table-cell office:value-type="float" office:value="919.51" calcext:value-type="float">
            <text:p>919,51</text:p>
          </table:table-cell>
          <table:table-cell office:value-type="float" office:value="929.64" calcext:value-type="float">
            <text:p>929,64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501.8" calcext:value-type="float">
            <text:p>501,8</text:p>
          </table:table-cell>
          <table:table-cell office:value-type="float" office:value="501.93" calcext:value-type="float">
            <text:p>501,93</text:p>
          </table:table-cell>
          <table:table-cell office:value-type="float" office:value="504.85" calcext:value-type="float">
            <text:p>504,85</text:p>
          </table:table-cell>
          <table:table-cell office:value-type="float" office:value="502.79" calcext:value-type="float">
            <text:p>502,79</text:p>
          </table:table-cell>
          <table:table-cell office:value-type="float" office:value="501.41" calcext:value-type="float">
            <text:p>501,41</text:p>
          </table:table-cell>
          <table:table-cell office:value-type="float" office:value="501.58" calcext:value-type="float">
            <text:p>501,58</text:p>
          </table:table-cell>
          <table:table-cell office:value-type="float" office:value="500.71" calcext:value-type="float">
            <text:p>500,71</text:p>
          </table:table-cell>
          <table:table-cell office:value-type="float" office:value="498.46" calcext:value-type="float">
            <text:p>498,46</text:p>
          </table:table-cell>
          <table:table-cell office:value-type="float" office:value="498.77" calcext:value-type="float">
            <text:p>498,77</text:p>
          </table:table-cell>
          <table:table-cell office:value-type="float" office:value="500.31" calcext:value-type="float">
            <text:p>500,31</text:p>
          </table:table-cell>
          <table:table-cell office:value-type="float" office:value="501.71" calcext:value-type="float">
            <text:p>501,71</text:p>
          </table:table-cell>
          <table:table-cell office:value-type="float" office:value="502.1" calcext:value-type="float">
            <text:p>502,1</text:p>
          </table:table-cell>
          <table:table-cell office:value-type="float" office:value="503.38" calcext:value-type="float">
            <text:p>503,38</text:p>
          </table:table-cell>
          <table:table-cell office:value-type="float" office:value="504.71" calcext:value-type="float">
            <text:p>504,71</text:p>
          </table:table-cell>
          <table:table-cell office:value-type="float" office:value="502.13" calcext:value-type="float">
            <text:p>502,13</text:p>
          </table:table-cell>
          <table:table-cell office:value-type="float" office:value="507.75" calcext:value-type="float">
            <text:p>507,75</text:p>
          </table:table-cell>
          <table:table-cell office:value-type="float" office:value="512.88" calcext:value-type="float">
            <text:p>512,88</text:p>
          </table:table-cell>
          <table:table-cell office:value-type="float" office:value="513.58" calcext:value-type="float">
            <text:p>513,58</text:p>
          </table:table-cell>
          <table:table-cell office:value-type="float" office:value="516.42" calcext:value-type="float">
            <text:p>516,42</text:p>
          </table:table-cell>
          <table:table-cell office:value-type="float" office:value="524.55" calcext:value-type="float">
            <text:p>524,55</text:p>
          </table:table-cell>
          <table:table-cell office:value-type="float" office:value="529.44" calcext:value-type="float">
            <text:p>529,44</text:p>
          </table:table-cell>
          <table:table-cell office:value-type="float" office:value="528.13" calcext:value-type="float">
            <text:p>528,13</text:p>
          </table:table-cell>
          <table:table-cell office:value-type="float" office:value="530.75" calcext:value-type="float">
            <text:p>530,75</text:p>
          </table:table-cell>
          <table:table-cell office:value-type="float" office:value="535.86" calcext:value-type="float">
            <text:p>535,86</text:p>
          </table:table-cell>
          <table:table-cell office:value-type="float" office:value="537.33" calcext:value-type="float">
            <text:p>537,33</text:p>
          </table:table-cell>
          <table:table-cell office:value-type="float" office:value="538.27" calcext:value-type="float">
            <text:p>538,27</text:p>
          </table:table-cell>
          <table:table-cell office:value-type="float" office:value="548.77" calcext:value-type="float">
            <text:p>548,77</text:p>
          </table:table-cell>
          <table:table-cell office:value-type="float" office:value="555.29" calcext:value-type="float">
            <text:p>555,29</text:p>
          </table:table-cell>
          <table:table-cell office:value-type="float" office:value="555.48" calcext:value-type="float">
            <text:p>555,48</text:p>
          </table:table-cell>
          <table:table-cell office:value-type="float" office:value="559.82" calcext:value-type="float">
            <text:p>559,82</text:p>
          </table:table-cell>
          <table:table-cell office:value-type="float" office:value="560.45" calcext:value-type="float">
            <text:p>560,45</text:p>
          </table:table-cell>
          <table:table-cell office:value-type="float" office:value="564.35" calcext:value-type="float">
            <text:p>564,35</text:p>
          </table:table-cell>
          <table:table-cell office:value-type="float" office:value="576.91" calcext:value-type="float">
            <text:p>576,91</text:p>
          </table:table-cell>
          <table:table-cell office:value-type="float" office:value="578.54" calcext:value-type="float">
            <text:p>578,54</text:p>
          </table:table-cell>
          <table:table-cell office:value-type="float" office:value="579.88" calcext:value-type="float">
            <text:p>579,88</text:p>
          </table:table-cell>
          <table:table-cell office:value-type="float" office:value="580.03" calcext:value-type="float">
            <text:p>580,03</text:p>
          </table:table-cell>
          <table:table-cell office:value-type="float" office:value="578.67" calcext:value-type="float">
            <text:p>578,67</text:p>
          </table:table-cell>
          <table:table-cell office:value-type="float" office:value="577.73" calcext:value-type="float">
            <text:p>577,73</text:p>
          </table:table-cell>
          <table:table-cell office:value-type="float" office:value="579.52" calcext:value-type="float">
            <text:p>579,52</text:p>
          </table:table-cell>
          <table:table-cell office:value-type="float" office:value="579.18" calcext:value-type="float">
            <text:p>579,18</text:p>
          </table:table-cell>
          <table:table-cell office:value-type="float" office:value="585.62" calcext:value-type="float">
            <text:p>585,62</text:p>
          </table:table-cell>
          <table:table-cell office:value-type="float" office:value="572.77" calcext:value-type="float">
            <text:p>572,77</text:p>
          </table:table-cell>
          <table:table-cell office:value-type="float" office:value="573.61" calcext:value-type="float">
            <text:p>573,61</text:p>
          </table:table-cell>
          <table:table-cell office:value-type="float" office:value="585.16" calcext:value-type="float">
            <text:p>585,16</text:p>
          </table:table-cell>
          <table:table-cell office:value-type="float" office:value="601.42" calcext:value-type="float">
            <text:p>601,42</text:p>
          </table:table-cell>
          <table:table-cell office:value-type="float" office:value="618.86" calcext:value-type="float">
            <text:p>618,86</text:p>
          </table:table-cell>
          <table:table-cell office:value-type="float" office:value="649.82" calcext:value-type="float">
            <text:p>649,82</text:p>
          </table:table-cell>
          <table:table-cell office:value-type="float" office:value="676.11" calcext:value-type="float">
            <text:p>676,11</text:p>
          </table:table-cell>
          <table:table-cell office:value-type="float" office:value="712.6" calcext:value-type="float">
            <text:p>712,6</text:p>
          </table:table-cell>
          <table:table-cell office:value-type="float" office:value="734.72" calcext:value-type="float">
            <text:p>734,72</text:p>
          </table:table-cell>
          <table:table-cell office:value-type="float" office:value="743.44" calcext:value-type="float">
            <text:p>743,44</text:p>
          </table:table-cell>
          <table:table-cell office:value-type="float" office:value="773.85" calcext:value-type="float">
            <text:p>773,85</text:p>
          </table:table-cell>
          <table:table-cell office:value-type="float" office:value="792.09" calcext:value-type="float">
            <text:p>792,09</text:p>
          </table:table-cell>
          <table:table-cell office:value-type="float" office:value="814.05" calcext:value-type="float">
            <text:p>814,05</text:p>
          </table:table-cell>
          <table:table-cell office:value-type="float" office:value="820.95" calcext:value-type="float">
            <text:p>820,95</text:p>
          </table:table-cell>
          <table:table-cell office:value-type="float" office:value="845.84" calcext:value-type="float">
            <text:p>845,84</text:p>
          </table:table-cell>
          <table:table-cell office:value-type="float" office:value="845.21" calcext:value-type="float">
            <text:p>845,21</text:p>
          </table:table-cell>
          <table:table-cell office:value-type="float" office:value="867.6" calcext:value-type="float">
            <text:p>867,6</text:p>
          </table:table-cell>
          <table:table-cell office:value-type="float" office:value="877.58" calcext:value-type="float">
            <text:p>877,58</text:p>
          </table:table-cell>
          <table:table-cell office:value-type="float" office:value="887.56" calcext:value-type="float">
            <text:p>887,56</text:p>
          </table:table-cell>
          <table:table-cell office:value-type="float" office:value="890.61" calcext:value-type="float">
            <text:p>890,6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535.32" calcext:value-type="float">
            <text:p>535,32</text:p>
          </table:table-cell>
          <table:table-cell office:value-type="float" office:value="541.27" calcext:value-type="float">
            <text:p>541,27</text:p>
          </table:table-cell>
          <table:table-cell office:value-type="float" office:value="542.06" calcext:value-type="float">
            <text:p>542,06</text:p>
          </table:table-cell>
          <table:table-cell office:value-type="float" office:value="545.93" calcext:value-type="float">
            <text:p>545,93</text:p>
          </table:table-cell>
          <table:table-cell office:value-type="float" office:value="548.79" calcext:value-type="float">
            <text:p>548,79</text:p>
          </table:table-cell>
          <table:table-cell office:value-type="float" office:value="551.9" calcext:value-type="float">
            <text:p>551,9</text:p>
          </table:table-cell>
          <table:table-cell office:value-type="float" office:value="553.21" calcext:value-type="float">
            <text:p>553,21</text:p>
          </table:table-cell>
          <table:table-cell office:value-type="float" office:value="550.21" calcext:value-type="float">
            <text:p>550,21</text:p>
          </table:table-cell>
          <table:table-cell office:value-type="float" office:value="554.45" calcext:value-type="float">
            <text:p>554,45</text:p>
          </table:table-cell>
          <table:table-cell office:value-type="float" office:value="557.9" calcext:value-type="float">
            <text:p>557,9</text:p>
          </table:table-cell>
          <table:table-cell office:value-type="float" office:value="561.07" calcext:value-type="float">
            <text:p>561,07</text:p>
          </table:table-cell>
          <table:table-cell office:value-type="float" office:value="563.74" calcext:value-type="float">
            <text:p>563,74</text:p>
          </table:table-cell>
          <table:table-cell office:value-type="float" office:value="562.92" calcext:value-type="float">
            <text:p>562,92</text:p>
          </table:table-cell>
          <table:table-cell office:value-type="float" office:value="570.11" calcext:value-type="float">
            <text:p>570,11</text:p>
          </table:table-cell>
          <table:table-cell office:value-type="float" office:value="571.22" calcext:value-type="float">
            <text:p>571,22</text:p>
          </table:table-cell>
          <table:table-cell office:value-type="float" office:value="571.05" calcext:value-type="float">
            <text:p>571,05</text:p>
          </table:table-cell>
          <table:table-cell office:value-type="float" office:value="571.57" calcext:value-type="float">
            <text:p>571,57</text:p>
          </table:table-cell>
          <table:table-cell office:value-type="float" office:value="576.39" calcext:value-type="float">
            <text:p>576,39</text:p>
          </table:table-cell>
          <table:table-cell office:value-type="float" office:value="571.56" calcext:value-type="float">
            <text:p>571,56</text:p>
          </table:table-cell>
          <table:table-cell office:value-type="float" office:value="572.71" calcext:value-type="float">
            <text:p>572,71</text:p>
          </table:table-cell>
          <table:table-cell office:value-type="float" office:value="572.89" calcext:value-type="float">
            <text:p>572,89</text:p>
          </table:table-cell>
          <table:table-cell office:value-type="float" office:value="578.21" calcext:value-type="float">
            <text:p>578,21</text:p>
          </table:table-cell>
          <table:table-cell office:value-type="float" office:value="585.26" calcext:value-type="float">
            <text:p>585,26</text:p>
          </table:table-cell>
          <table:table-cell office:value-type="float" office:value="590.03" calcext:value-type="float">
            <text:p>590,03</text:p>
          </table:table-cell>
          <table:table-cell office:value-type="float" office:value="592.67" calcext:value-type="float">
            <text:p>592,67</text:p>
          </table:table-cell>
          <table:table-cell office:value-type="float" office:value="597.59" calcext:value-type="float">
            <text:p>597,59</text:p>
          </table:table-cell>
          <table:table-cell office:value-type="float" office:value="609.46" calcext:value-type="float">
            <text:p>609,46</text:p>
          </table:table-cell>
          <table:table-cell office:value-type="float" office:value="611.01" calcext:value-type="float">
            <text:p>611,01</text:p>
          </table:table-cell>
          <table:table-cell office:value-type="float" office:value="616.44" calcext:value-type="float">
            <text:p>616,44</text:p>
          </table:table-cell>
          <table:table-cell office:value-type="float" office:value="621.4" calcext:value-type="float">
            <text:p>621,4</text:p>
          </table:table-cell>
          <table:table-cell office:value-type="float" office:value="621.6" calcext:value-type="float">
            <text:p>621,6</text:p>
          </table:table-cell>
          <table:table-cell office:value-type="float" office:value="628.73" calcext:value-type="float">
            <text:p>628,73</text:p>
          </table:table-cell>
          <table:table-cell office:value-type="float" office:value="633.26" calcext:value-type="float">
            <text:p>633,26</text:p>
          </table:table-cell>
          <table:table-cell office:value-type="float" office:value="635" calcext:value-type="float">
            <text:p>635</text:p>
          </table:table-cell>
          <table:table-cell office:value-type="float" office:value="634.89" calcext:value-type="float">
            <text:p>634,89</text:p>
          </table:table-cell>
          <table:table-cell office:value-type="float" office:value="634.6" calcext:value-type="float">
            <text:p>634,6</text:p>
          </table:table-cell>
          <table:table-cell office:value-type="float" office:value="633.67" calcext:value-type="float">
            <text:p>633,67</text:p>
          </table:table-cell>
          <table:table-cell office:value-type="float" office:value="645.15" calcext:value-type="float">
            <text:p>645,15</text:p>
          </table:table-cell>
          <table:table-cell office:value-type="float" office:value="645.27" calcext:value-type="float">
            <text:p>645,27</text:p>
          </table:table-cell>
          <table:table-cell office:value-type="float" office:value="647.52" calcext:value-type="float">
            <text:p>647,52</text:p>
          </table:table-cell>
          <table:table-cell office:value-type="float" office:value="644.79" calcext:value-type="float">
            <text:p>644,79</text:p>
          </table:table-cell>
          <table:table-cell office:value-type="float" office:value="645.38" calcext:value-type="float">
            <text:p>645,38</text:p>
          </table:table-cell>
          <table:table-cell office:value-type="float" office:value="647.87" calcext:value-type="float">
            <text:p>647,87</text:p>
          </table:table-cell>
          <table:table-cell office:value-type="float" office:value="660.36" calcext:value-type="float">
            <text:p>660,36</text:p>
          </table:table-cell>
          <table:table-cell office:value-type="float" office:value="670.85" calcext:value-type="float">
            <text:p>670,85</text:p>
          </table:table-cell>
          <table:table-cell office:value-type="float" office:value="700.96" calcext:value-type="float">
            <text:p>700,96</text:p>
          </table:table-cell>
          <table:table-cell office:value-type="float" office:value="717.39" calcext:value-type="float">
            <text:p>717,39</text:p>
          </table:table-cell>
          <table:table-cell office:value-type="float" office:value="732.3" calcext:value-type="float">
            <text:p>732,3</text:p>
          </table:table-cell>
          <table:table-cell office:value-type="float" office:value="740.21" calcext:value-type="float">
            <text:p>740,21</text:p>
          </table:table-cell>
          <table:table-cell office:value-type="float" office:value="756.64" calcext:value-type="float">
            <text:p>756,64</text:p>
          </table:table-cell>
          <table:table-cell office:value-type="float" office:value="776.35" calcext:value-type="float">
            <text:p>776,35</text:p>
          </table:table-cell>
          <table:table-cell office:value-type="float" office:value="793.27" calcext:value-type="float">
            <text:p>793,27</text:p>
          </table:table-cell>
          <table:table-cell office:value-type="float" office:value="800.94" calcext:value-type="float">
            <text:p>800,94</text:p>
          </table:table-cell>
          <table:table-cell office:value-type="float" office:value="843.53" calcext:value-type="float">
            <text:p>843,53</text:p>
          </table:table-cell>
          <table:table-cell office:value-type="float" office:value="875.28" calcext:value-type="float">
            <text:p>875,28</text:p>
          </table:table-cell>
          <table:table-cell office:value-type="float" office:value="900.06" calcext:value-type="float">
            <text:p>900,06</text:p>
          </table:table-cell>
          <table:table-cell office:value-type="float" office:value="919.02" calcext:value-type="float">
            <text:p>919,02</text:p>
          </table:table-cell>
          <table:table-cell office:value-type="float" office:value="904.92" calcext:value-type="float">
            <text:p>904,92</text:p>
          </table:table-cell>
          <table:table-cell office:value-type="float" office:value="933.76" calcext:value-type="float">
            <text:p>933,76</text:p>
          </table:table-cell>
          <table:table-cell office:value-type="float" office:value="935.62" calcext:value-type="float">
            <text:p>935,62</text:p>
          </table:table-cell>
          <table:table-cell office:value-type="float" office:value="924.9" calcext:value-type="float">
            <text:p>924,9</text:p>
          </table:table-cell>
          <table:table-cell office:value-type="float" office:value="946.81" calcext:value-type="float">
            <text:p>946,81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557.59" calcext:value-type="float">
            <text:p>557,59</text:p>
          </table:table-cell>
          <table:table-cell office:value-type="float" office:value="560.04" calcext:value-type="float">
            <text:p>560,04</text:p>
          </table:table-cell>
          <table:table-cell office:value-type="float" office:value="563.74" calcext:value-type="float">
            <text:p>563,74</text:p>
          </table:table-cell>
          <table:table-cell office:value-type="float" office:value="565.11" calcext:value-type="float">
            <text:p>565,11</text:p>
          </table:table-cell>
          <table:table-cell office:value-type="float" office:value="568.58" calcext:value-type="float">
            <text:p>568,58</text:p>
          </table:table-cell>
          <table:table-cell office:value-type="float" office:value="565.99" calcext:value-type="float">
            <text:p>565,99</text:p>
          </table:table-cell>
          <table:table-cell office:value-type="float" office:value="564.22" calcext:value-type="float">
            <text:p>564,22</text:p>
          </table:table-cell>
          <table:table-cell office:value-type="float" office:value="566.18" calcext:value-type="float">
            <text:p>566,18</text:p>
          </table:table-cell>
          <table:table-cell office:value-type="float" office:value="569.06" calcext:value-type="float">
            <text:p>569,06</text:p>
          </table:table-cell>
          <table:table-cell office:value-type="float" office:value="566.95" calcext:value-type="float">
            <text:p>566,95</text:p>
          </table:table-cell>
          <table:table-cell office:value-type="float" office:value="569.81" calcext:value-type="float">
            <text:p>569,81</text:p>
          </table:table-cell>
          <table:table-cell office:value-type="float" office:value="581.15" calcext:value-type="float">
            <text:p>581,15</text:p>
          </table:table-cell>
          <table:table-cell office:value-type="float" office:value="582.29" calcext:value-type="float">
            <text:p>582,29</text:p>
          </table:table-cell>
          <table:table-cell office:value-type="float" office:value="586.83" calcext:value-type="float">
            <text:p>586,83</text:p>
          </table:table-cell>
          <table:table-cell office:value-type="float" office:value="586.67" calcext:value-type="float">
            <text:p>586,67</text:p>
          </table:table-cell>
          <table:table-cell office:value-type="float" office:value="584.94" calcext:value-type="float">
            <text:p>584,94</text:p>
          </table:table-cell>
          <table:table-cell office:value-type="float" office:value="586.48" calcext:value-type="float">
            <text:p>586,48</text:p>
          </table:table-cell>
          <table:table-cell office:value-type="float" office:value="598.46" calcext:value-type="float">
            <text:p>598,46</text:p>
          </table:table-cell>
          <table:table-cell office:value-type="float" office:value="601.88" calcext:value-type="float">
            <text:p>601,88</text:p>
          </table:table-cell>
          <table:table-cell office:value-type="float" office:value="598.52" calcext:value-type="float">
            <text:p>598,52</text:p>
          </table:table-cell>
          <table:table-cell office:value-type="float" office:value="603.08" calcext:value-type="float">
            <text:p>603,08</text:p>
          </table:table-cell>
          <table:table-cell office:value-type="float" office:value="607.55" calcext:value-type="float">
            <text:p>607,55</text:p>
          </table:table-cell>
          <table:table-cell office:value-type="float" office:value="611.97" calcext:value-type="float">
            <text:p>611,97</text:p>
          </table:table-cell>
          <table:table-cell office:value-type="float" office:value="615.65" calcext:value-type="float">
            <text:p>615,65</text:p>
          </table:table-cell>
          <table:table-cell office:value-type="float" office:value="618.43" calcext:value-type="float">
            <text:p>618,43</text:p>
          </table:table-cell>
          <table:table-cell office:value-type="float" office:value="622.5" calcext:value-type="float">
            <text:p>622,5</text:p>
          </table:table-cell>
          <table:table-cell office:value-type="float" office:value="628.77" calcext:value-type="float">
            <text:p>628,77</text:p>
          </table:table-cell>
          <table:table-cell office:value-type="float" office:value="631.17" calcext:value-type="float">
            <text:p>631,17</text:p>
          </table:table-cell>
          <table:table-cell office:value-type="float" office:value="622.23" calcext:value-type="float">
            <text:p>622,23</text:p>
          </table:table-cell>
          <table:table-cell office:value-type="float" office:value="627.09" calcext:value-type="float">
            <text:p>627,09</text:p>
          </table:table-cell>
          <table:table-cell office:value-type="float" office:value="628.65" calcext:value-type="float">
            <text:p>628,65</text:p>
          </table:table-cell>
          <table:table-cell office:value-type="float" office:value="627.94" calcext:value-type="float">
            <text:p>627,94</text:p>
          </table:table-cell>
          <table:table-cell office:value-type="float" office:value="632.06" calcext:value-type="float">
            <text:p>632,06</text:p>
          </table:table-cell>
          <table:table-cell office:value-type="float" office:value="639.71" calcext:value-type="float">
            <text:p>639,71</text:p>
          </table:table-cell>
          <table:table-cell office:value-type="float" office:value="638.7" calcext:value-type="float">
            <text:p>638,7</text:p>
          </table:table-cell>
          <table:table-cell office:value-type="float" office:value="638.72" calcext:value-type="float">
            <text:p>638,72</text:p>
          </table:table-cell>
          <table:table-cell office:value-type="float" office:value="644.44" calcext:value-type="float">
            <text:p>644,44</text:p>
          </table:table-cell>
          <table:table-cell office:value-type="float" office:value="647.31" calcext:value-type="float">
            <text:p>647,31</text:p>
          </table:table-cell>
          <table:table-cell office:value-type="float" office:value="647.06" calcext:value-type="float">
            <text:p>647,06</text:p>
          </table:table-cell>
          <table:table-cell office:value-type="float" office:value="652.37" calcext:value-type="float">
            <text:p>652,37</text:p>
          </table:table-cell>
          <table:table-cell office:value-type="float" office:value="652.46" calcext:value-type="float">
            <text:p>652,46</text:p>
          </table:table-cell>
          <table:table-cell office:value-type="float" office:value="652.39" calcext:value-type="float">
            <text:p>652,39</text:p>
          </table:table-cell>
          <table:table-cell office:value-type="float" office:value="654.79" calcext:value-type="float">
            <text:p>654,79</text:p>
          </table:table-cell>
          <table:table-cell office:value-type="float" office:value="657.82" calcext:value-type="float">
            <text:p>657,82</text:p>
          </table:table-cell>
          <table:table-cell office:value-type="float" office:value="679.82" calcext:value-type="float">
            <text:p>679,82</text:p>
          </table:table-cell>
          <table:table-cell office:value-type="float" office:value="685.81" calcext:value-type="float">
            <text:p>685,81</text:p>
          </table:table-cell>
          <table:table-cell office:value-type="float" office:value="710.07" calcext:value-type="float">
            <text:p>710,07</text:p>
          </table:table-cell>
          <table:table-cell office:value-type="float" office:value="746.52" calcext:value-type="float">
            <text:p>746,52</text:p>
          </table:table-cell>
          <table:table-cell office:value-type="float" office:value="767.43" calcext:value-type="float">
            <text:p>767,43</text:p>
          </table:table-cell>
          <table:table-cell office:value-type="float" office:value="782.81" calcext:value-type="float">
            <text:p>782,81</text:p>
          </table:table-cell>
          <table:table-cell office:value-type="float" office:value="797.76" calcext:value-type="float">
            <text:p>797,76</text:p>
          </table:table-cell>
          <table:table-cell office:value-type="float" office:value="826.98" calcext:value-type="float">
            <text:p>826,98</text:p>
          </table:table-cell>
          <table:table-cell office:value-type="float" office:value="842.72" calcext:value-type="float">
            <text:p>842,72</text:p>
          </table:table-cell>
          <table:table-cell office:value-type="float" office:value="859.85" calcext:value-type="float">
            <text:p>859,85</text:p>
          </table:table-cell>
          <table:table-cell office:value-type="float" office:value="871.61" calcext:value-type="float">
            <text:p>871,61</text:p>
          </table:table-cell>
          <table:table-cell office:value-type="float" office:value="900.28" calcext:value-type="float">
            <text:p>900,28</text:p>
          </table:table-cell>
          <table:table-cell office:value-type="float" office:value="908.64" calcext:value-type="float">
            <text:p>908,64</text:p>
          </table:table-cell>
          <table:table-cell office:value-type="float" office:value="911.34" calcext:value-type="float">
            <text:p>911,34</text:p>
          </table:table-cell>
          <table:table-cell office:value-type="float" office:value="929.12" calcext:value-type="float">
            <text:p>929,12</text:p>
          </table:table-cell>
          <table:table-cell office:value-type="float" office:value="941.16" calcext:value-type="float">
            <text:p>941,16</text:p>
          </table:table-cell>
          <table:table-cell office:value-type="float" office:value="936.76" calcext:value-type="float">
            <text:p>936,76</text:p>
          </table:table-cell>
          <table:table-cell office:value-type="float" office:value="938.55" calcext:value-type="float">
            <text:p>938,55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568.56" calcext:value-type="float">
            <text:p>568,56</text:p>
          </table:table-cell>
          <table:table-cell office:value-type="float" office:value="571.81" calcext:value-type="float">
            <text:p>571,81</text:p>
          </table:table-cell>
          <table:table-cell office:value-type="float" office:value="573.48" calcext:value-type="float">
            <text:p>573,48</text:p>
          </table:table-cell>
          <table:table-cell office:value-type="float" office:value="573.52" calcext:value-type="float">
            <text:p>573,52</text:p>
          </table:table-cell>
          <table:table-cell office:value-type="float" office:value="576.02" calcext:value-type="float">
            <text:p>576,02</text:p>
          </table:table-cell>
          <table:table-cell office:value-type="float" office:value="579.13" calcext:value-type="float">
            <text:p>579,13</text:p>
          </table:table-cell>
          <table:table-cell office:value-type="float" office:value="577.09" calcext:value-type="float">
            <text:p>577,09</text:p>
          </table:table-cell>
          <table:table-cell office:value-type="float" office:value="578.2" calcext:value-type="float">
            <text:p>578,2</text:p>
          </table:table-cell>
          <table:table-cell office:value-type="float" office:value="581.79" calcext:value-type="float">
            <text:p>581,79</text:p>
          </table:table-cell>
          <table:table-cell office:value-type="float" office:value="582.91" calcext:value-type="float">
            <text:p>582,91</text:p>
          </table:table-cell>
          <table:table-cell office:value-type="float" office:value="589.86" calcext:value-type="float">
            <text:p>589,86</text:p>
          </table:table-cell>
          <table:table-cell office:value-type="float" office:value="586.73" calcext:value-type="float">
            <text:p>586,73</text:p>
          </table:table-cell>
          <table:table-cell office:value-type="float" office:value="584.9" calcext:value-type="float">
            <text:p>584,9</text:p>
          </table:table-cell>
          <table:table-cell office:value-type="float" office:value="586.27" calcext:value-type="float">
            <text:p>586,27</text:p>
          </table:table-cell>
          <table:table-cell office:value-type="float" office:value="589.19" calcext:value-type="float">
            <text:p>589,19</text:p>
          </table:table-cell>
          <table:table-cell office:value-type="float" office:value="588.76" calcext:value-type="float">
            <text:p>588,76</text:p>
          </table:table-cell>
          <table:table-cell office:value-type="float" office:value="587.58" calcext:value-type="float">
            <text:p>587,58</text:p>
          </table:table-cell>
          <table:table-cell office:value-type="float" office:value="590.32" calcext:value-type="float">
            <text:p>590,32</text:p>
          </table:table-cell>
          <table:table-cell office:value-type="float" office:value="595.09" calcext:value-type="float">
            <text:p>595,09</text:p>
          </table:table-cell>
          <table:table-cell office:value-type="float" office:value="596.4" calcext:value-type="float">
            <text:p>596,4</text:p>
          </table:table-cell>
          <table:table-cell office:value-type="float" office:value="601.37" calcext:value-type="float">
            <text:p>601,37</text:p>
          </table:table-cell>
          <table:table-cell office:value-type="float" office:value="605.02" calcext:value-type="float">
            <text:p>605,02</text:p>
          </table:table-cell>
          <table:table-cell office:value-type="float" office:value="605.53" calcext:value-type="float">
            <text:p>605,53</text:p>
          </table:table-cell>
          <table:table-cell office:value-type="float" office:value="606.6" calcext:value-type="float">
            <text:p>606,6</text:p>
          </table:table-cell>
          <table:table-cell office:value-type="float" office:value="607.79" calcext:value-type="float">
            <text:p>607,79</text:p>
          </table:table-cell>
          <table:table-cell office:value-type="float" office:value="608.94" calcext:value-type="float">
            <text:p>608,94</text:p>
          </table:table-cell>
          <table:table-cell office:value-type="float" office:value="605.41" calcext:value-type="float">
            <text:p>605,41</text:p>
          </table:table-cell>
          <table:table-cell office:value-type="float" office:value="601.42" calcext:value-type="float">
            <text:p>601,42</text:p>
          </table:table-cell>
          <table:table-cell office:value-type="float" office:value="599.85" calcext:value-type="float">
            <text:p>599,85</text:p>
          </table:table-cell>
          <table:table-cell office:value-type="float" office:value="601.78" calcext:value-type="float">
            <text:p>601,78</text:p>
          </table:table-cell>
          <table:table-cell office:value-type="float" office:value="604.89" calcext:value-type="float">
            <text:p>604,89</text:p>
          </table:table-cell>
          <table:table-cell office:value-type="float" office:value="605.89" calcext:value-type="float">
            <text:p>605,89</text:p>
          </table:table-cell>
          <table:table-cell office:value-type="float" office:value="600.38" calcext:value-type="float">
            <text:p>600,38</text:p>
          </table:table-cell>
          <table:table-cell office:value-type="float" office:value="607.23" calcext:value-type="float">
            <text:p>607,23</text:p>
          </table:table-cell>
          <table:table-cell office:value-type="float" office:value="603.91" calcext:value-type="float">
            <text:p>603,91</text:p>
          </table:table-cell>
          <table:table-cell office:value-type="float" office:value="603.85" calcext:value-type="float">
            <text:p>603,85</text:p>
          </table:table-cell>
          <table:table-cell office:value-type="float" office:value="604.78" calcext:value-type="float">
            <text:p>604,78</text:p>
          </table:table-cell>
          <table:table-cell office:value-type="float" office:value="610.12" calcext:value-type="float">
            <text:p>610,12</text:p>
          </table:table-cell>
          <table:table-cell office:value-type="float" office:value="610.17" calcext:value-type="float">
            <text:p>610,17</text:p>
          </table:table-cell>
          <table:table-cell office:value-type="float" office:value="610.8" calcext:value-type="float">
            <text:p>610,8</text:p>
          </table:table-cell>
          <table:table-cell office:value-type="float" office:value="612.96" calcext:value-type="float">
            <text:p>612,96</text:p>
          </table:table-cell>
          <table:table-cell office:value-type="float" office:value="613.77" calcext:value-type="float">
            <text:p>613,77</text:p>
          </table:table-cell>
          <table:table-cell office:value-type="float" office:value="615.36" calcext:value-type="float">
            <text:p>615,36</text:p>
          </table:table-cell>
          <table:table-cell office:value-type="float" office:value="625.41" calcext:value-type="float">
            <text:p>625,41</text:p>
          </table:table-cell>
          <table:table-cell office:value-type="float" office:value="639.5" calcext:value-type="float">
            <text:p>639,5</text:p>
          </table:table-cell>
          <table:table-cell office:value-type="float" office:value="662.59" calcext:value-type="float">
            <text:p>662,59</text:p>
          </table:table-cell>
          <table:table-cell office:value-type="float" office:value="678.78" calcext:value-type="float">
            <text:p>678,78</text:p>
          </table:table-cell>
          <table:table-cell office:value-type="float" office:value="684.22" calcext:value-type="float">
            <text:p>684,22</text:p>
          </table:table-cell>
          <table:table-cell office:value-type="float" office:value="705.56" calcext:value-type="float">
            <text:p>705,56</text:p>
          </table:table-cell>
          <table:table-cell office:value-type="float" office:value="715.17" calcext:value-type="float">
            <text:p>715,17</text:p>
          </table:table-cell>
          <table:table-cell office:value-type="float" office:value="734.45" calcext:value-type="float">
            <text:p>734,45</text:p>
          </table:table-cell>
          <table:table-cell office:value-type="float" office:value="737.43" calcext:value-type="float">
            <text:p>737,43</text:p>
          </table:table-cell>
          <table:table-cell office:value-type="float" office:value="758.27" calcext:value-type="float">
            <text:p>758,27</text:p>
          </table:table-cell>
          <table:table-cell office:value-type="float" office:value="785.01" calcext:value-type="float">
            <text:p>785,01</text:p>
          </table:table-cell>
          <table:table-cell office:value-type="float" office:value="826.32" calcext:value-type="float">
            <text:p>826,32</text:p>
          </table:table-cell>
          <table:table-cell office:value-type="float" office:value="846.81" calcext:value-type="float">
            <text:p>846,81</text:p>
          </table:table-cell>
          <table:table-cell office:value-type="float" office:value="872.93" calcext:value-type="float">
            <text:p>872,93</text:p>
          </table:table-cell>
          <table:table-cell office:value-type="float" office:value="892.13" calcext:value-type="float">
            <text:p>892,13</text:p>
          </table:table-cell>
          <table:table-cell office:value-type="float" office:value="911.44" calcext:value-type="float">
            <text:p>911,44</text:p>
          </table:table-cell>
          <table:table-cell office:value-type="float" office:value="919.65" calcext:value-type="float">
            <text:p>919,65</text:p>
          </table:table-cell>
          <table:table-cell office:value-type="float" office:value="930.47" calcext:value-type="float">
            <text:p>930,47</text:p>
          </table:table-cell>
          <table:table-cell office:value-type="float" office:value="937.21" calcext:value-type="float">
            <text:p>937,21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571.97" calcext:value-type="float">
            <text:p>571,97</text:p>
          </table:table-cell>
          <table:table-cell office:value-type="float" office:value="562.3" calcext:value-type="float">
            <text:p>562,3</text:p>
          </table:table-cell>
          <table:table-cell office:value-type="float" office:value="567.5" calcext:value-type="float">
            <text:p>567,5</text:p>
          </table:table-cell>
          <table:table-cell office:value-type="float" office:value="566.25" calcext:value-type="float">
            <text:p>566,25</text:p>
          </table:table-cell>
          <table:table-cell office:value-type="float" office:value="563.79" calcext:value-type="float">
            <text:p>563,79</text:p>
          </table:table-cell>
          <table:table-cell office:value-type="float" office:value="566.98" calcext:value-type="float">
            <text:p>566,98</text:p>
          </table:table-cell>
          <table:table-cell office:value-type="float" office:value="567.25" calcext:value-type="float">
            <text:p>567,25</text:p>
          </table:table-cell>
          <table:table-cell office:value-type="float" office:value="569.02" calcext:value-type="float">
            <text:p>569,02</text:p>
          </table:table-cell>
          <table:table-cell office:value-type="float" office:value="569.59" calcext:value-type="float">
            <text:p>569,59</text:p>
          </table:table-cell>
          <table:table-cell office:value-type="float" office:value="576.03" calcext:value-type="float">
            <text:p>576,03</text:p>
          </table:table-cell>
          <table:table-cell office:value-type="float" office:value="574.39" calcext:value-type="float">
            <text:p>574,39</text:p>
          </table:table-cell>
          <table:table-cell office:value-type="float" office:value="574.27" calcext:value-type="float">
            <text:p>574,27</text:p>
          </table:table-cell>
          <table:table-cell office:value-type="float" office:value="569.43" calcext:value-type="float">
            <text:p>569,43</text:p>
          </table:table-cell>
          <table:table-cell office:value-type="float" office:value="567.3" calcext:value-type="float">
            <text:p>567,3</text:p>
          </table:table-cell>
          <table:table-cell office:value-type="float" office:value="570.16" calcext:value-type="float">
            <text:p>570,16</text:p>
          </table:table-cell>
          <table:table-cell office:value-type="float" office:value="569.95" calcext:value-type="float">
            <text:p>569,95</text:p>
          </table:table-cell>
          <table:table-cell office:value-type="float" office:value="572.5" calcext:value-type="float">
            <text:p>572,5</text:p>
          </table:table-cell>
          <table:table-cell office:value-type="float" office:value="575.07" calcext:value-type="float">
            <text:p>575,07</text:p>
          </table:table-cell>
          <table:table-cell office:value-type="float" office:value="577.03" calcext:value-type="float">
            <text:p>577,03</text:p>
          </table:table-cell>
          <table:table-cell office:value-type="float" office:value="584.09" calcext:value-type="float">
            <text:p>584,09</text:p>
          </table:table-cell>
          <table:table-cell office:value-type="float" office:value="589.51" calcext:value-type="float">
            <text:p>589,51</text:p>
          </table:table-cell>
          <table:table-cell office:value-type="float" office:value="592.59" calcext:value-type="float">
            <text:p>592,59</text:p>
          </table:table-cell>
          <table:table-cell office:value-type="float" office:value="598.71" calcext:value-type="float">
            <text:p>598,71</text:p>
          </table:table-cell>
          <table:table-cell office:value-type="float" office:value="604" calcext:value-type="float">
            <text:p>604</text:p>
          </table:table-cell>
          <table:table-cell office:value-type="float" office:value="604.59" calcext:value-type="float">
            <text:p>604,59</text:p>
          </table:table-cell>
          <table:table-cell office:value-type="float" office:value="613.55" calcext:value-type="float">
            <text:p>613,55</text:p>
          </table:table-cell>
          <table:table-cell office:value-type="float" office:value="615.4" calcext:value-type="float">
            <text:p>615,4</text:p>
          </table:table-cell>
          <table:table-cell office:value-type="float" office:value="621.67" calcext:value-type="float">
            <text:p>621,67</text:p>
          </table:table-cell>
          <table:table-cell office:value-type="float" office:value="614.23" calcext:value-type="float">
            <text:p>614,23</text:p>
          </table:table-cell>
          <table:table-cell office:value-type="float" office:value="613.16" calcext:value-type="float">
            <text:p>613,16</text:p>
          </table:table-cell>
          <table:table-cell office:value-type="float" office:value="613.87" calcext:value-type="float">
            <text:p>613,87</text:p>
          </table:table-cell>
          <table:table-cell office:value-type="float" office:value="634.24" calcext:value-type="float">
            <text:p>634,24</text:p>
          </table:table-cell>
          <table:table-cell office:value-type="float" office:value="625.88" calcext:value-type="float">
            <text:p>625,88</text:p>
          </table:table-cell>
          <table:table-cell office:value-type="float" office:value="626.68" calcext:value-type="float">
            <text:p>626,68</text:p>
          </table:table-cell>
          <table:table-cell office:value-type="float" office:value="631.81" calcext:value-type="float">
            <text:p>631,81</text:p>
          </table:table-cell>
          <table:table-cell office:value-type="float" office:value="632.03" calcext:value-type="float">
            <text:p>632,03</text:p>
          </table:table-cell>
          <table:table-cell office:value-type="float" office:value="648.02" calcext:value-type="float">
            <text:p>648,02</text:p>
          </table:table-cell>
          <table:table-cell office:value-type="float" office:value="651.05" calcext:value-type="float">
            <text:p>651,05</text:p>
          </table:table-cell>
          <table:table-cell office:value-type="float" office:value="657.11" calcext:value-type="float">
            <text:p>657,11</text:p>
          </table:table-cell>
          <table:table-cell office:value-type="float" office:value="657.09" calcext:value-type="float">
            <text:p>657,09</text:p>
          </table:table-cell>
          <table:table-cell office:value-type="float" office:value="657.17" calcext:value-type="float">
            <text:p>657,17</text:p>
          </table:table-cell>
          <table:table-cell office:value-type="float" office:value="656.36" calcext:value-type="float">
            <text:p>656,36</text:p>
          </table:table-cell>
          <table:table-cell office:value-type="float" office:value="659.67" calcext:value-type="float">
            <text:p>659,67</text:p>
          </table:table-cell>
          <table:table-cell office:value-type="float" office:value="667.46" calcext:value-type="float">
            <text:p>667,46</text:p>
          </table:table-cell>
          <table:table-cell office:value-type="float" office:value="680.96" calcext:value-type="float">
            <text:p>680,96</text:p>
          </table:table-cell>
          <table:table-cell office:value-type="float" office:value="689.87" calcext:value-type="float">
            <text:p>689,87</text:p>
          </table:table-cell>
          <table:table-cell office:value-type="float" office:value="698.16" calcext:value-type="float">
            <text:p>698,16</text:p>
          </table:table-cell>
          <table:table-cell office:value-type="float" office:value="704.76" calcext:value-type="float">
            <text:p>704,76</text:p>
          </table:table-cell>
          <table:table-cell office:value-type="float" office:value="725.85" calcext:value-type="float">
            <text:p>725,85</text:p>
          </table:table-cell>
          <table:table-cell office:value-type="float" office:value="746.99" calcext:value-type="float">
            <text:p>746,99</text:p>
          </table:table-cell>
          <table:table-cell office:value-type="float" office:value="757.69" calcext:value-type="float">
            <text:p>757,69</text:p>
          </table:table-cell>
          <table:table-cell office:value-type="float" office:value="770.17" calcext:value-type="float">
            <text:p>770,17</text:p>
          </table:table-cell>
          <table:table-cell office:value-type="float" office:value="785.34" calcext:value-type="float">
            <text:p>785,34</text:p>
          </table:table-cell>
          <table:table-cell office:value-type="float" office:value="808.33" calcext:value-type="float">
            <text:p>808,33</text:p>
          </table:table-cell>
          <table:table-cell office:value-type="float" office:value="842.67" calcext:value-type="float">
            <text:p>842,67</text:p>
          </table:table-cell>
          <table:table-cell office:value-type="float" office:value="858.11" calcext:value-type="float">
            <text:p>858,11</text:p>
          </table:table-cell>
          <table:table-cell office:value-type="float" office:value="879.2" calcext:value-type="float">
            <text:p>879,2</text:p>
          </table:table-cell>
          <table:table-cell office:value-type="float" office:value="892.62" calcext:value-type="float">
            <text:p>892,62</text:p>
          </table:table-cell>
          <table:table-cell office:value-type="float" office:value="907.11" calcext:value-type="float">
            <text:p>907,11</text:p>
          </table:table-cell>
          <table:table-cell office:value-type="float" office:value="912.66" calcext:value-type="float">
            <text:p>912,66</text:p>
          </table:table-cell>
          <table:table-cell office:value-type="float" office:value="922.57" calcext:value-type="float">
            <text:p>922,57</text:p>
          </table:table-cell>
          <table:table-cell office:value-type="float" office:value="924.06" calcext:value-type="float">
            <text:p>924,06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565.45" calcext:value-type="float">
            <text:p>565,45</text:p>
          </table:table-cell>
          <table:table-cell office:value-type="float" office:value="564.38" calcext:value-type="float">
            <text:p>564,38</text:p>
          </table:table-cell>
          <table:table-cell office:value-type="float" office:value="564.8" calcext:value-type="float">
            <text:p>564,8</text:p>
          </table:table-cell>
          <table:table-cell office:value-type="float" office:value="566.98" calcext:value-type="float">
            <text:p>566,98</text:p>
          </table:table-cell>
          <table:table-cell office:value-type="float" office:value="568.45" calcext:value-type="float">
            <text:p>568,45</text:p>
          </table:table-cell>
          <table:table-cell office:value-type="float" office:value="573.26" calcext:value-type="float">
            <text:p>573,26</text:p>
          </table:table-cell>
          <table:table-cell office:value-type="float" office:value="568.64" calcext:value-type="float">
            <text:p>568,64</text:p>
          </table:table-cell>
          <table:table-cell office:value-type="float" office:value="576.3" calcext:value-type="float">
            <text:p>576,3</text:p>
          </table:table-cell>
          <table:table-cell office:value-type="float" office:value="570.83" calcext:value-type="float">
            <text:p>570,83</text:p>
          </table:table-cell>
          <table:table-cell office:value-type="float" office:value="586.9" calcext:value-type="float">
            <text:p>586,9</text:p>
          </table:table-cell>
          <table:table-cell office:value-type="float" office:value="591.85" calcext:value-type="float">
            <text:p>591,85</text:p>
          </table:table-cell>
          <table:table-cell office:value-type="float" office:value="593.9" calcext:value-type="float">
            <text:p>593,9</text:p>
          </table:table-cell>
          <table:table-cell office:value-type="float" office:value="583.19" calcext:value-type="float">
            <text:p>583,19</text:p>
          </table:table-cell>
          <table:table-cell office:value-type="float" office:value="590.26" calcext:value-type="float">
            <text:p>590,26</text:p>
          </table:table-cell>
          <table:table-cell office:value-type="float" office:value="598.25" calcext:value-type="float">
            <text:p>598,25</text:p>
          </table:table-cell>
          <table:table-cell office:value-type="float" office:value="605.64" calcext:value-type="float">
            <text:p>605,64</text:p>
          </table:table-cell>
          <table:table-cell office:value-type="float" office:value="604.85" calcext:value-type="float">
            <text:p>604,85</text:p>
          </table:table-cell>
          <table:table-cell office:value-type="float" office:value="603.93" calcext:value-type="float">
            <text:p>603,93</text:p>
          </table:table-cell>
          <table:table-cell office:value-type="float" office:value="608.23" calcext:value-type="float">
            <text:p>608,23</text:p>
          </table:table-cell>
          <table:table-cell office:value-type="float" office:value="611.99" calcext:value-type="float">
            <text:p>611,99</text:p>
          </table:table-cell>
          <table:table-cell office:value-type="float" office:value="613.9" calcext:value-type="float">
            <text:p>613,9</text:p>
          </table:table-cell>
          <table:table-cell office:value-type="float" office:value="617.53" calcext:value-type="float">
            <text:p>617,53</text:p>
          </table:table-cell>
          <table:table-cell office:value-type="float" office:value="618.29" calcext:value-type="float">
            <text:p>618,29</text:p>
          </table:table-cell>
          <table:table-cell office:value-type="float" office:value="620.59" calcext:value-type="float">
            <text:p>620,59</text:p>
          </table:table-cell>
          <table:table-cell office:value-type="float" office:value="618.22" calcext:value-type="float">
            <text:p>618,22</text:p>
          </table:table-cell>
          <table:table-cell office:value-type="float" office:value="619.77" calcext:value-type="float">
            <text:p>619,77</text:p>
          </table:table-cell>
          <table:table-cell office:value-type="float" office:value="622.73" calcext:value-type="float">
            <text:p>622,73</text:p>
          </table:table-cell>
          <table:table-cell office:value-type="float" office:value="623.17" calcext:value-type="float">
            <text:p>623,17</text:p>
          </table:table-cell>
          <table:table-cell office:value-type="float" office:value="622.13" calcext:value-type="float">
            <text:p>622,13</text:p>
          </table:table-cell>
          <table:table-cell office:value-type="float" office:value="627.97" calcext:value-type="float">
            <text:p>627,97</text:p>
          </table:table-cell>
          <table:table-cell office:value-type="float" office:value="626.27" calcext:value-type="float">
            <text:p>626,27</text:p>
          </table:table-cell>
          <table:table-cell office:value-type="float" office:value="631.15" calcext:value-type="float">
            <text:p>631,15</text:p>
          </table:table-cell>
          <table:table-cell office:value-type="float" office:value="636.51" calcext:value-type="float">
            <text:p>636,51</text:p>
          </table:table-cell>
          <table:table-cell office:value-type="float" office:value="645.17" calcext:value-type="float">
            <text:p>645,17</text:p>
          </table:table-cell>
          <table:table-cell office:value-type="float" office:value="643.37" calcext:value-type="float">
            <text:p>643,37</text:p>
          </table:table-cell>
          <table:table-cell office:value-type="float" office:value="646.59" calcext:value-type="float">
            <text:p>646,59</text:p>
          </table:table-cell>
          <table:table-cell office:value-type="float" office:value="646.86" calcext:value-type="float">
            <text:p>646,86</text:p>
          </table:table-cell>
          <table:table-cell office:value-type="float" office:value="652.03" calcext:value-type="float">
            <text:p>652,03</text:p>
          </table:table-cell>
          <table:table-cell office:value-type="float" office:value="648.72" calcext:value-type="float">
            <text:p>648,72</text:p>
          </table:table-cell>
          <table:table-cell office:value-type="float" office:value="650.57" calcext:value-type="float">
            <text:p>650,57</text:p>
          </table:table-cell>
          <table:table-cell office:value-type="float" office:value="650.25" calcext:value-type="float">
            <text:p>650,25</text:p>
          </table:table-cell>
          <table:table-cell office:value-type="float" office:value="650.63" calcext:value-type="float">
            <text:p>650,63</text:p>
          </table:table-cell>
          <table:table-cell office:value-type="float" office:value="654.04" calcext:value-type="float">
            <text:p>654,04</text:p>
          </table:table-cell>
          <table:table-cell office:value-type="float" office:value="663.44" calcext:value-type="float">
            <text:p>663,44</text:p>
          </table:table-cell>
          <table:table-cell office:value-type="float" office:value="678.49" calcext:value-type="float">
            <text:p>678,49</text:p>
          </table:table-cell>
          <table:table-cell office:value-type="float" office:value="683.93" calcext:value-type="float">
            <text:p>683,93</text:p>
          </table:table-cell>
          <table:table-cell office:value-type="float" office:value="708.69" calcext:value-type="float">
            <text:p>708,69</text:p>
          </table:table-cell>
          <table:table-cell office:value-type="float" office:value="738.99" calcext:value-type="float">
            <text:p>738,99</text:p>
          </table:table-cell>
          <table:table-cell office:value-type="float" office:value="756.87" calcext:value-type="float">
            <text:p>756,87</text:p>
          </table:table-cell>
          <table:table-cell office:value-type="float" office:value="772.65" calcext:value-type="float">
            <text:p>772,65</text:p>
          </table:table-cell>
          <table:table-cell office:value-type="float" office:value="780.64" calcext:value-type="float">
            <text:p>780,64</text:p>
          </table:table-cell>
          <table:table-cell office:value-type="float" office:value="783.05" calcext:value-type="float">
            <text:p>783,05</text:p>
          </table:table-cell>
          <table:table-cell office:value-type="float" office:value="799.64" calcext:value-type="float">
            <text:p>799,64</text:p>
          </table:table-cell>
          <table:table-cell office:value-type="float" office:value="813.6" calcext:value-type="float">
            <text:p>813,6</text:p>
          </table:table-cell>
          <table:table-cell office:value-type="float" office:value="832.79" calcext:value-type="float">
            <text:p>832,79</text:p>
          </table:table-cell>
          <table:table-cell office:value-type="float" office:value="845.94" calcext:value-type="float">
            <text:p>845,94</text:p>
          </table:table-cell>
          <table:table-cell office:value-type="float" office:value="855.6" calcext:value-type="float">
            <text:p>855,6</text:p>
          </table:table-cell>
          <table:table-cell office:value-type="float" office:value="877.04" calcext:value-type="float">
            <text:p>877,04</text:p>
          </table:table-cell>
          <table:table-cell office:value-type="float" office:value="896.69" calcext:value-type="float">
            <text:p>896,69</text:p>
          </table:table-cell>
          <table:table-cell office:value-type="float" office:value="918.25" calcext:value-type="float">
            <text:p>918,25</text:p>
          </table:table-cell>
          <table:table-cell office:value-type="float" office:value="926.43" calcext:value-type="float">
            <text:p>926,43</text:p>
          </table:table-cell>
          <table:table-cell office:value-type="float" office:value="919.75" calcext:value-type="float">
            <text:p>919,75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586.85" calcext:value-type="float">
            <text:p>586,85</text:p>
          </table:table-cell>
          <table:table-cell office:value-type="float" office:value="589.41" calcext:value-type="float">
            <text:p>589,41</text:p>
          </table:table-cell>
          <table:table-cell office:value-type="float" office:value="595.95" calcext:value-type="float">
            <text:p>595,95</text:p>
          </table:table-cell>
          <table:table-cell office:value-type="float" office:value="594.98" calcext:value-type="float">
            <text:p>594,98</text:p>
          </table:table-cell>
          <table:table-cell office:value-type="float" office:value="596.61" calcext:value-type="float">
            <text:p>596,61</text:p>
          </table:table-cell>
          <table:table-cell office:value-type="float" office:value="595.38" calcext:value-type="float">
            <text:p>595,38</text:p>
          </table:table-cell>
          <table:table-cell office:value-type="float" office:value="595.72" calcext:value-type="float">
            <text:p>595,72</text:p>
          </table:table-cell>
          <table:table-cell office:value-type="float" office:value="598.7" calcext:value-type="float">
            <text:p>598,7</text:p>
          </table:table-cell>
          <table:table-cell office:value-type="float" office:value="605.33" calcext:value-type="float">
            <text:p>605,33</text:p>
          </table:table-cell>
          <table:table-cell office:value-type="float" office:value="608.82" calcext:value-type="float">
            <text:p>608,82</text:p>
          </table:table-cell>
          <table:table-cell office:value-type="float" office:value="617.4" calcext:value-type="float">
            <text:p>617,4</text:p>
          </table:table-cell>
          <table:table-cell office:value-type="float" office:value="618.44" calcext:value-type="float">
            <text:p>618,44</text:p>
          </table:table-cell>
          <table:table-cell office:value-type="float" office:value="620.55" calcext:value-type="float">
            <text:p>620,55</text:p>
          </table:table-cell>
          <table:table-cell office:value-type="float" office:value="631.21" calcext:value-type="float">
            <text:p>631,21</text:p>
          </table:table-cell>
          <table:table-cell office:value-type="float" office:value="634.68" calcext:value-type="float">
            <text:p>634,68</text:p>
          </table:table-cell>
          <table:table-cell office:value-type="float" office:value="636.3" calcext:value-type="float">
            <text:p>636,3</text:p>
          </table:table-cell>
          <table:table-cell office:value-type="float" office:value="643.1" calcext:value-type="float">
            <text:p>643,1</text:p>
          </table:table-cell>
          <table:table-cell office:value-type="float" office:value="652.19" calcext:value-type="float">
            <text:p>652,19</text:p>
          </table:table-cell>
          <table:table-cell office:value-type="float" office:value="656.82" calcext:value-type="float">
            <text:p>656,82</text:p>
          </table:table-cell>
          <table:table-cell office:value-type="float" office:value="658.06" calcext:value-type="float">
            <text:p>658,06</text:p>
          </table:table-cell>
          <table:table-cell office:value-type="float" office:value="662.9" calcext:value-type="float">
            <text:p>662,9</text:p>
          </table:table-cell>
          <table:table-cell office:value-type="float" office:value="668.18" calcext:value-type="float">
            <text:p>668,18</text:p>
          </table:table-cell>
          <table:table-cell office:value-type="float" office:value="669.75" calcext:value-type="float">
            <text:p>669,75</text:p>
          </table:table-cell>
          <table:table-cell office:value-type="float" office:value="672.54" calcext:value-type="float">
            <text:p>672,54</text:p>
          </table:table-cell>
          <table:table-cell office:value-type="float" office:value="671.03" calcext:value-type="float">
            <text:p>671,03</text:p>
          </table:table-cell>
          <table:table-cell office:value-type="float" office:value="672.04" calcext:value-type="float">
            <text:p>672,04</text:p>
          </table:table-cell>
          <table:table-cell office:value-type="float" office:value="670.62" calcext:value-type="float">
            <text:p>670,62</text:p>
          </table:table-cell>
          <table:table-cell office:value-type="float" office:value="681.22" calcext:value-type="float">
            <text:p>681,22</text:p>
          </table:table-cell>
          <table:table-cell office:value-type="float" office:value="681.96" calcext:value-type="float">
            <text:p>681,96</text:p>
          </table:table-cell>
          <table:table-cell office:value-type="float" office:value="687.76" calcext:value-type="float">
            <text:p>687,76</text:p>
          </table:table-cell>
          <table:table-cell office:value-type="float" office:value="694.03" calcext:value-type="float">
            <text:p>694,03</text:p>
          </table:table-cell>
          <table:table-cell office:value-type="float" office:value="688.61" calcext:value-type="float">
            <text:p>688,61</text:p>
          </table:table-cell>
          <table:table-cell office:value-type="float" office:value="686.75" calcext:value-type="float">
            <text:p>686,75</text:p>
          </table:table-cell>
          <table:table-cell office:value-type="float" office:value="687.47" calcext:value-type="float">
            <text:p>687,47</text:p>
          </table:table-cell>
          <table:table-cell office:value-type="float" office:value="688.55" calcext:value-type="float">
            <text:p>688,55</text:p>
          </table:table-cell>
          <table:table-cell office:value-type="float" office:value="689.5" calcext:value-type="float">
            <text:p>689,5</text:p>
          </table:table-cell>
          <table:table-cell office:value-type="float" office:value="688.64" calcext:value-type="float">
            <text:p>688,64</text:p>
          </table:table-cell>
          <table:table-cell office:value-type="float" office:value="685.65" calcext:value-type="float">
            <text:p>685,65</text:p>
          </table:table-cell>
          <table:table-cell office:value-type="float" office:value="690.05" calcext:value-type="float">
            <text:p>690,05</text:p>
          </table:table-cell>
          <table:table-cell office:value-type="float" office:value="688.56" calcext:value-type="float">
            <text:p>688,56</text:p>
          </table:table-cell>
          <table:table-cell office:value-type="float" office:value="689.08" calcext:value-type="float">
            <text:p>689,08</text:p>
          </table:table-cell>
          <table:table-cell office:value-type="float" office:value="692.17" calcext:value-type="float">
            <text:p>692,17</text:p>
          </table:table-cell>
          <table:table-cell office:value-type="float" office:value="694.16" calcext:value-type="float">
            <text:p>694,16</text:p>
          </table:table-cell>
          <table:table-cell office:value-type="float" office:value="705.77" calcext:value-type="float">
            <text:p>705,77</text:p>
          </table:table-cell>
          <table:table-cell office:value-type="float" office:value="721.69" calcext:value-type="float">
            <text:p>721,69</text:p>
          </table:table-cell>
          <table:table-cell office:value-type="float" office:value="738.18" calcext:value-type="float">
            <text:p>738,18</text:p>
          </table:table-cell>
          <table:table-cell office:value-type="float" office:value="756.3" calcext:value-type="float">
            <text:p>756,3</text:p>
          </table:table-cell>
          <table:table-cell office:value-type="float" office:value="769.78" calcext:value-type="float">
            <text:p>769,78</text:p>
          </table:table-cell>
          <table:table-cell office:value-type="float" office:value="784.73" calcext:value-type="float">
            <text:p>784,73</text:p>
          </table:table-cell>
          <table:table-cell office:value-type="float" office:value="800.39" calcext:value-type="float">
            <text:p>800,39</text:p>
          </table:table-cell>
          <table:table-cell office:value-type="float" office:value="825.93" calcext:value-type="float">
            <text:p>825,93</text:p>
          </table:table-cell>
          <table:table-cell office:value-type="float" office:value="834.24" calcext:value-type="float">
            <text:p>834,24</text:p>
          </table:table-cell>
          <table:table-cell office:value-type="float" office:value="846.35" calcext:value-type="float">
            <text:p>846,35</text:p>
          </table:table-cell>
          <table:table-cell office:value-type="float" office:value="870.97" calcext:value-type="float">
            <text:p>870,97</text:p>
          </table:table-cell>
          <table:table-cell office:value-type="float" office:value="886.1" calcext:value-type="float">
            <text:p>886,1</text:p>
          </table:table-cell>
          <table:table-cell office:value-type="float" office:value="910.41" calcext:value-type="float">
            <text:p>910,41</text:p>
          </table:table-cell>
          <table:table-cell office:value-type="float" office:value="930.33" calcext:value-type="float">
            <text:p>930,33</text:p>
          </table:table-cell>
          <table:table-cell office:value-type="float" office:value="949.04" calcext:value-type="float">
            <text:p>949,04</text:p>
          </table:table-cell>
          <table:table-cell office:value-type="float" office:value="973.15" calcext:value-type="float">
            <text:p>973,15</text:p>
          </table:table-cell>
          <table:table-cell office:value-type="float" office:value="985.67" calcext:value-type="float">
            <text:p>985,67</text:p>
          </table:table-cell>
          <table:table-cell office:value-type="float" office:value="992.15" calcext:value-type="float">
            <text:p>992,15</text:p>
          </table:table-cell>
          <table:table-cell office:value-type="float" office:value="1007.47" calcext:value-type="float">
            <text:p>1007,47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Tabela 3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componente mão-de-obra - moeda corrente, sem desoneração da folha de pagamento (Reais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575.43" calcext:value-type="float">
            <text:p>575,43</text:p>
          </table:table-cell>
          <table:table-cell office:value-type="float" office:value="575.8" calcext:value-type="float">
            <text:p>575,8</text:p>
          </table:table-cell>
          <table:table-cell office:value-type="float" office:value="580.89" calcext:value-type="float">
            <text:p>580,89</text:p>
          </table:table-cell>
          <table:table-cell office:value-type="float" office:value="582.32" calcext:value-type="float">
            <text:p>582,32</text:p>
          </table:table-cell>
          <table:table-cell office:value-type="float" office:value="584.03" calcext:value-type="float">
            <text:p>584,03</text:p>
          </table:table-cell>
          <table:table-cell office:value-type="float" office:value="588.09" calcext:value-type="float">
            <text:p>588,09</text:p>
          </table:table-cell>
          <table:table-cell office:value-type="float" office:value="593.97" calcext:value-type="float">
            <text:p>593,97</text:p>
          </table:table-cell>
          <table:table-cell office:value-type="float" office:value="597.14" calcext:value-type="float">
            <text:p>597,14</text:p>
          </table:table-cell>
          <table:table-cell office:value-type="float" office:value="598.08" calcext:value-type="float">
            <text:p>598,08</text:p>
          </table:table-cell>
          <table:table-cell office:value-type="float" office:value="598.45" calcext:value-type="float">
            <text:p>598,45</text:p>
          </table:table-cell>
          <table:table-cell office:value-type="float" office:value="599.69" calcext:value-type="float">
            <text:p>599,69</text:p>
          </table:table-cell>
          <table:table-cell office:value-type="float" office:value="601.23" calcext:value-type="float">
            <text:p>601,23</text:p>
          </table:table-cell>
          <table:table-cell office:value-type="float" office:value="601.79" calcext:value-type="float">
            <text:p>601,79</text:p>
          </table:table-cell>
          <table:table-cell office:value-type="float" office:value="602.43" calcext:value-type="float">
            <text:p>602,43</text:p>
          </table:table-cell>
          <table:table-cell office:value-type="float" office:value="600.71" calcext:value-type="float">
            <text:p>600,71</text:p>
          </table:table-cell>
          <table:table-cell office:value-type="float" office:value="603.08" calcext:value-type="float">
            <text:p>603,08</text:p>
          </table:table-cell>
          <table:table-cell office:value-type="float" office:value="608.4" calcext:value-type="float">
            <text:p>608,4</text:p>
          </table:table-cell>
          <table:table-cell office:value-type="float" office:value="611.81" calcext:value-type="float">
            <text:p>611,81</text:p>
          </table:table-cell>
          <table:table-cell office:value-type="float" office:value="612.94" calcext:value-type="float">
            <text:p>612,94</text:p>
          </table:table-cell>
          <table:table-cell office:value-type="float" office:value="613.34" calcext:value-type="float">
            <text:p>613,34</text:p>
          </table:table-cell>
          <table:table-cell office:value-type="float" office:value="613.91" calcext:value-type="float">
            <text:p>613,91</text:p>
          </table:table-cell>
          <table:table-cell office:value-type="float" office:value="615.45" calcext:value-type="float">
            <text:p>615,45</text:p>
          </table:table-cell>
          <table:table-cell office:value-type="float" office:value="615.76" calcext:value-type="float">
            <text:p>615,76</text:p>
          </table:table-cell>
          <table:table-cell office:value-type="float" office:value="615.83" calcext:value-type="float">
            <text:p>615,83</text:p>
          </table:table-cell>
          <table:table-cell office:value-type="float" office:value="617.37" calcext:value-type="float">
            <text:p>617,37</text:p>
          </table:table-cell>
          <table:table-cell office:value-type="float" office:value="616.26" calcext:value-type="float">
            <text:p>616,26</text:p>
          </table:table-cell>
          <table:table-cell office:value-type="float" office:value="617.54" calcext:value-type="float">
            <text:p>617,54</text:p>
          </table:table-cell>
          <table:table-cell table:number-columns-repeated="2" office:value-type="float" office:value="618.82" calcext:value-type="float">
            <text:p>618,82</text:p>
          </table:table-cell>
          <table:table-cell office:value-type="float" office:value="622.62" calcext:value-type="float">
            <text:p>622,62</text:p>
          </table:table-cell>
          <table:table-cell office:value-type="float" office:value="626.13" calcext:value-type="float">
            <text:p>626,13</text:p>
          </table:table-cell>
          <table:table-cell office:value-type="float" office:value="629.66" calcext:value-type="float">
            <text:p>629,66</text:p>
          </table:table-cell>
          <table:table-cell office:value-type="float" office:value="631.89" calcext:value-type="float">
            <text:p>631,89</text:p>
          </table:table-cell>
          <table:table-cell office:value-type="float" office:value="632.68" calcext:value-type="float">
            <text:p>632,68</text:p>
          </table:table-cell>
          <table:table-cell office:value-type="float" office:value="633.35" calcext:value-type="float">
            <text:p>633,35</text:p>
          </table:table-cell>
          <table:table-cell office:value-type="float" office:value="636.76" calcext:value-type="float">
            <text:p>636,76</text:p>
          </table:table-cell>
          <table:table-cell office:value-type="float" office:value="636.45" calcext:value-type="float">
            <text:p>636,45</text:p>
          </table:table-cell>
          <table:table-cell office:value-type="float" office:value="636.05" calcext:value-type="float">
            <text:p>636,05</text:p>
          </table:table-cell>
          <table:table-cell office:value-type="float" office:value="638.6" calcext:value-type="float">
            <text:p>638,6</text:p>
          </table:table-cell>
          <table:table-cell office:value-type="float" office:value="642.18" calcext:value-type="float">
            <text:p>642,18</text:p>
          </table:table-cell>
          <table:table-cell office:value-type="float" office:value="643.29" calcext:value-type="float">
            <text:p>643,29</text:p>
          </table:table-cell>
          <table:table-cell office:value-type="float" office:value="644.19" calcext:value-type="float">
            <text:p>644,19</text:p>
          </table:table-cell>
          <table:table-cell office:value-type="float" office:value="646.34" calcext:value-type="float">
            <text:p>646,34</text:p>
          </table:table-cell>
          <table:table-cell office:value-type="float" office:value="647.07" calcext:value-type="float">
            <text:p>647,07</text:p>
          </table:table-cell>
          <table:table-cell office:value-type="float" office:value="647.56" calcext:value-type="float">
            <text:p>647,56</text:p>
          </table:table-cell>
          <table:table-cell office:value-type="float" office:value="648.32" calcext:value-type="float">
            <text:p>648,32</text:p>
          </table:table-cell>
          <table:table-cell office:value-type="float" office:value="649.68" calcext:value-type="float">
            <text:p>649,68</text:p>
          </table:table-cell>
          <table:table-cell office:value-type="float" office:value="650.62" calcext:value-type="float">
            <text:p>650,62</text:p>
          </table:table-cell>
          <table:table-cell office:value-type="float" office:value="654.4" calcext:value-type="float">
            <text:p>654,4</text:p>
          </table:table-cell>
          <table:table-cell office:value-type="float" office:value="657.16" calcext:value-type="float">
            <text:p>657,16</text:p>
          </table:table-cell>
          <table:table-cell office:value-type="float" office:value="660.18" calcext:value-type="float">
            <text:p>660,18</text:p>
          </table:table-cell>
          <table:table-cell office:value-type="float" office:value="661.56" calcext:value-type="float">
            <text:p>661,56</text:p>
          </table:table-cell>
          <table:table-cell office:value-type="float" office:value="665.66" calcext:value-type="float">
            <text:p>665,66</text:p>
          </table:table-cell>
          <table:table-cell office:value-type="float" office:value="681.95" calcext:value-type="float">
            <text:p>681,95</text:p>
          </table:table-cell>
          <table:table-cell office:value-type="float" office:value="685.93" calcext:value-type="float">
            <text:p>685,93</text:p>
          </table:table-cell>
          <table:table-cell office:value-type="float" office:value="686.53" calcext:value-type="float">
            <text:p>686,53</text:p>
          </table:table-cell>
          <table:table-cell office:value-type="float" office:value="689.27" calcext:value-type="float">
            <text:p>689,27</text:p>
          </table:table-cell>
          <table:table-cell office:value-type="float" office:value="693.33" calcext:value-type="float">
            <text:p>693,33</text:p>
          </table:table-cell>
          <table:table-cell office:value-type="float" office:value="695.1" calcext:value-type="float">
            <text:p>695,1</text:p>
          </table:table-cell>
          <table:table-cell office:value-type="float" office:value="695.81" calcext:value-type="float">
            <text:p>695,81</text:p>
          </table:table-cell>
          <table:table-cell office:value-type="float" office:value="702.11" calcext:value-type="float">
            <text:p>702,11</text:p>
          </table:table-cell>
          <table:table-cell office:value-type="float" office:value="702.59" calcext:value-type="float">
            <text:p>702,59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546.58" calcext:value-type="float">
            <text:p>546,58</text:p>
          </table:table-cell>
          <table:table-cell office:value-type="float" office:value="547.24" calcext:value-type="float">
            <text:p>547,24</text:p>
          </table:table-cell>
          <table:table-cell table:number-columns-repeated="2" office:value-type="float" office:value="549.07" calcext:value-type="float">
            <text:p>549,07</text:p>
          </table:table-cell>
          <table:table-cell office:value-type="float" office:value="549.1" calcext:value-type="float">
            <text:p>549,1</text:p>
          </table:table-cell>
          <table:table-cell office:value-type="float" office:value="552.87" calcext:value-type="float">
            <text:p>552,87</text:p>
          </table:table-cell>
          <table:table-cell office:value-type="float" office:value="553.85" calcext:value-type="float">
            <text:p>553,85</text:p>
          </table:table-cell>
          <table:table-cell office:value-type="float" office:value="553.04" calcext:value-type="float">
            <text:p>553,04</text:p>
          </table:table-cell>
          <table:table-cell office:value-type="float" office:value="560.01" calcext:value-type="float">
            <text:p>560,01</text:p>
          </table:table-cell>
          <table:table-cell office:value-type="float" office:value="560.81" calcext:value-type="float">
            <text:p>560,81</text:p>
          </table:table-cell>
          <table:table-cell office:value-type="float" office:value="560.71" calcext:value-type="float">
            <text:p>560,71</text:p>
          </table:table-cell>
          <table:table-cell office:value-type="float" office:value="560.8" calcext:value-type="float">
            <text:p>560,8</text:p>
          </table:table-cell>
          <table:table-cell table:number-columns-repeated="2" office:value-type="float" office:value="560.71" calcext:value-type="float">
            <text:p>560,71</text:p>
          </table:table-cell>
          <table:table-cell office:value-type="float" office:value="560.58" calcext:value-type="float">
            <text:p>560,58</text:p>
          </table:table-cell>
          <table:table-cell office:value-type="float" office:value="560.83" calcext:value-type="float">
            <text:p>560,83</text:p>
          </table:table-cell>
          <table:table-cell office:value-type="float" office:value="559.96" calcext:value-type="float">
            <text:p>559,96</text:p>
          </table:table-cell>
          <table:table-cell office:value-type="float" office:value="559.99" calcext:value-type="float">
            <text:p>559,99</text:p>
          </table:table-cell>
          <table:table-cell office:value-type="float" office:value="561.09" calcext:value-type="float">
            <text:p>561,09</text:p>
          </table:table-cell>
          <table:table-cell office:value-type="float" office:value="561.2" calcext:value-type="float">
            <text:p>561,2</text:p>
          </table:table-cell>
          <table:table-cell office:value-type="float" office:value="567.39" calcext:value-type="float">
            <text:p>567,39</text:p>
          </table:table-cell>
          <table:table-cell office:value-type="float" office:value="572.87" calcext:value-type="float">
            <text:p>572,87</text:p>
          </table:table-cell>
          <table:table-cell office:value-type="float" office:value="573.54" calcext:value-type="float">
            <text:p>573,54</text:p>
          </table:table-cell>
          <table:table-cell office:value-type="float" office:value="573.77" calcext:value-type="float">
            <text:p>573,77</text:p>
          </table:table-cell>
          <table:table-cell office:value-type="float" office:value="575.69" calcext:value-type="float">
            <text:p>575,69</text:p>
          </table:table-cell>
          <table:table-cell office:value-type="float" office:value="575.58" calcext:value-type="float">
            <text:p>575,58</text:p>
          </table:table-cell>
          <table:table-cell office:value-type="float" office:value="575.75" calcext:value-type="float">
            <text:p>575,75</text:p>
          </table:table-cell>
          <table:table-cell office:value-type="float" office:value="578.97" calcext:value-type="float">
            <text:p>578,97</text:p>
          </table:table-cell>
          <table:table-cell office:value-type="float" office:value="578.56" calcext:value-type="float">
            <text:p>578,56</text:p>
          </table:table-cell>
          <table:table-cell office:value-type="float" office:value="579.89" calcext:value-type="float">
            <text:p>579,89</text:p>
          </table:table-cell>
          <table:table-cell office:value-type="float" office:value="582.11" calcext:value-type="float">
            <text:p>582,11</text:p>
          </table:table-cell>
          <table:table-cell office:value-type="float" office:value="583.52" calcext:value-type="float">
            <text:p>583,52</text:p>
          </table:table-cell>
          <table:table-cell office:value-type="float" office:value="586.91" calcext:value-type="float">
            <text:p>586,91</text:p>
          </table:table-cell>
          <table:table-cell office:value-type="float" office:value="595.86" calcext:value-type="float">
            <text:p>595,86</text:p>
          </table:table-cell>
          <table:table-cell office:value-type="float" office:value="596.17" calcext:value-type="float">
            <text:p>596,17</text:p>
          </table:table-cell>
          <table:table-cell office:value-type="float" office:value="596.14" calcext:value-type="float">
            <text:p>596,14</text:p>
          </table:table-cell>
          <table:table-cell office:value-type="float" office:value="596.76" calcext:value-type="float">
            <text:p>596,76</text:p>
          </table:table-cell>
          <table:table-cell office:value-type="float" office:value="596.72" calcext:value-type="float">
            <text:p>596,72</text:p>
          </table:table-cell>
          <table:table-cell office:value-type="float" office:value="598.81" calcext:value-type="float">
            <text:p>598,81</text:p>
          </table:table-cell>
          <table:table-cell office:value-type="float" office:value="599.1" calcext:value-type="float">
            <text:p>599,1</text:p>
          </table:table-cell>
          <table:table-cell table:number-columns-repeated="2" office:value-type="float" office:value="599.11" calcext:value-type="float">
            <text:p>599,11</text:p>
          </table:table-cell>
          <table:table-cell office:value-type="float" office:value="600.12" calcext:value-type="float">
            <text:p>600,12</text:p>
          </table:table-cell>
          <table:table-cell office:value-type="float" office:value="600.3" calcext:value-type="float">
            <text:p>600,3</text:p>
          </table:table-cell>
          <table:table-cell office:value-type="float" office:value="606.92" calcext:value-type="float">
            <text:p>606,92</text:p>
          </table:table-cell>
          <table:table-cell office:value-type="float" office:value="604.45" calcext:value-type="float">
            <text:p>604,45</text:p>
          </table:table-cell>
          <table:table-cell office:value-type="float" office:value="605.44" calcext:value-type="float">
            <text:p>605,44</text:p>
          </table:table-cell>
          <table:table-cell office:value-type="float" office:value="607.79" calcext:value-type="float">
            <text:p>607,79</text:p>
          </table:table-cell>
          <table:table-cell office:value-type="float" office:value="609.04" calcext:value-type="float">
            <text:p>609,04</text:p>
          </table:table-cell>
          <table:table-cell office:value-type="float" office:value="607.88" calcext:value-type="float">
            <text:p>607,88</text:p>
          </table:table-cell>
          <table:table-cell office:value-type="float" office:value="609.68" calcext:value-type="float">
            <text:p>609,68</text:p>
          </table:table-cell>
          <table:table-cell office:value-type="float" office:value="610.82" calcext:value-type="float">
            <text:p>610,82</text:p>
          </table:table-cell>
          <table:table-cell office:value-type="float" office:value="611.49" calcext:value-type="float">
            <text:p>611,49</text:p>
          </table:table-cell>
          <table:table-cell office:value-type="float" office:value="615.74" calcext:value-type="float">
            <text:p>615,74</text:p>
          </table:table-cell>
          <table:table-cell office:value-type="float" office:value="614.27" calcext:value-type="float">
            <text:p>614,27</text:p>
          </table:table-cell>
          <table:table-cell office:value-type="float" office:value="612.91" calcext:value-type="float">
            <text:p>612,91</text:p>
          </table:table-cell>
          <table:table-cell office:value-type="float" office:value="623.01" calcext:value-type="float">
            <text:p>623,01</text:p>
          </table:table-cell>
          <table:table-cell office:value-type="float" office:value="648.64" calcext:value-type="float">
            <text:p>648,64</text:p>
          </table:table-cell>
          <table:table-cell office:value-type="float" office:value="652.64" calcext:value-type="float">
            <text:p>652,64</text:p>
          </table:table-cell>
          <table:table-cell office:value-type="float" office:value="652.63" calcext:value-type="float">
            <text:p>652,63</text:p>
          </table:table-cell>
          <table:table-cell office:value-type="float" office:value="660.13" calcext:value-type="float">
            <text:p>660,13</text:p>
          </table:table-cell>
          <table:table-cell office:value-type="float" office:value="668.24" calcext:value-type="float">
            <text:p>668,24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505.1" calcext:value-type="float">
            <text:p>505,1</text:p>
          </table:table-cell>
          <table:table-cell office:value-type="float" office:value="505.18" calcext:value-type="float">
            <text:p>505,18</text:p>
          </table:table-cell>
          <table:table-cell office:value-type="float" office:value="508.5" calcext:value-type="float">
            <text:p>508,5</text:p>
          </table:table-cell>
          <table:table-cell office:value-type="float" office:value="513.48" calcext:value-type="float">
            <text:p>513,48</text:p>
          </table:table-cell>
          <table:table-cell office:value-type="float" office:value="519.96" calcext:value-type="float">
            <text:p>519,96</text:p>
          </table:table-cell>
          <table:table-cell office:value-type="float" office:value="518.45" calcext:value-type="float">
            <text:p>518,45</text:p>
          </table:table-cell>
          <table:table-cell office:value-type="float" office:value="521.98" calcext:value-type="float">
            <text:p>521,98</text:p>
          </table:table-cell>
          <table:table-cell table:number-columns-repeated="2" office:value-type="float" office:value="523.7" calcext:value-type="float">
            <text:p>523,7</text:p>
          </table:table-cell>
          <table:table-cell office:value-type="float" office:value="523.79" calcext:value-type="float">
            <text:p>523,79</text:p>
          </table:table-cell>
          <table:table-cell office:value-type="float" office:value="525.64" calcext:value-type="float">
            <text:p>525,64</text:p>
          </table:table-cell>
          <table:table-cell office:value-type="float" office:value="527.55" calcext:value-type="float">
            <text:p>527,55</text:p>
          </table:table-cell>
          <table:table-cell office:value-type="float" office:value="528.01" calcext:value-type="float">
            <text:p>528,01</text:p>
          </table:table-cell>
          <table:table-cell office:value-type="float" office:value="530.23" calcext:value-type="float">
            <text:p>530,23</text:p>
          </table:table-cell>
          <table:table-cell office:value-type="float" office:value="528.64" calcext:value-type="float">
            <text:p>528,64</text:p>
          </table:table-cell>
          <table:table-cell office:value-type="float" office:value="528.66" calcext:value-type="float">
            <text:p>528,66</text:p>
          </table:table-cell>
          <table:table-cell office:value-type="float" office:value="528.76" calcext:value-type="float">
            <text:p>528,76</text:p>
          </table:table-cell>
          <table:table-cell office:value-type="float" office:value="533.02" calcext:value-type="float">
            <text:p>533,02</text:p>
          </table:table-cell>
          <table:table-cell office:value-type="float" office:value="535.36" calcext:value-type="float">
            <text:p>535,36</text:p>
          </table:table-cell>
          <table:table-cell office:value-type="float" office:value="535.4" calcext:value-type="float">
            <text:p>535,4</text:p>
          </table:table-cell>
          <table:table-cell office:value-type="float" office:value="535.46" calcext:value-type="float">
            <text:p>535,46</text:p>
          </table:table-cell>
          <table:table-cell office:value-type="float" office:value="535.49" calcext:value-type="float">
            <text:p>535,49</text:p>
          </table:table-cell>
          <table:table-cell office:value-type="float" office:value="536.09" calcext:value-type="float">
            <text:p>536,09</text:p>
          </table:table-cell>
          <table:table-cell office:value-type="float" office:value="536.2" calcext:value-type="float">
            <text:p>536,2</text:p>
          </table:table-cell>
          <table:table-cell office:value-type="float" office:value="539.17" calcext:value-type="float">
            <text:p>539,17</text:p>
          </table:table-cell>
          <table:table-cell office:value-type="float" office:value="538.98" calcext:value-type="float">
            <text:p>538,98</text:p>
          </table:table-cell>
          <table:table-cell office:value-type="float" office:value="543.66" calcext:value-type="float">
            <text:p>543,66</text:p>
          </table:table-cell>
          <table:table-cell office:value-type="float" office:value="546.89" calcext:value-type="float">
            <text:p>546,89</text:p>
          </table:table-cell>
          <table:table-cell office:value-type="float" office:value="547.14" calcext:value-type="float">
            <text:p>547,14</text:p>
          </table:table-cell>
          <table:table-cell office:value-type="float" office:value="551.45" calcext:value-type="float">
            <text:p>551,45</text:p>
          </table:table-cell>
          <table:table-cell office:value-type="float" office:value="553.32" calcext:value-type="float">
            <text:p>553,32</text:p>
          </table:table-cell>
          <table:table-cell office:value-type="float" office:value="556.64" calcext:value-type="float">
            <text:p>556,64</text:p>
          </table:table-cell>
          <table:table-cell office:value-type="float" office:value="555.13" calcext:value-type="float">
            <text:p>555,13</text:p>
          </table:table-cell>
          <table:table-cell office:value-type="float" office:value="554.8" calcext:value-type="float">
            <text:p>554,8</text:p>
          </table:table-cell>
          <table:table-cell office:value-type="float" office:value="554.68" calcext:value-type="float">
            <text:p>554,68</text:p>
          </table:table-cell>
          <table:table-cell office:value-type="float" office:value="555.75" calcext:value-type="float">
            <text:p>555,75</text:p>
          </table:table-cell>
          <table:table-cell office:value-type="float" office:value="557.55" calcext:value-type="float">
            <text:p>557,55</text:p>
          </table:table-cell>
          <table:table-cell office:value-type="float" office:value="557.58" calcext:value-type="float">
            <text:p>557,58</text:p>
          </table:table-cell>
          <table:table-cell office:value-type="float" office:value="565.38" calcext:value-type="float">
            <text:p>565,38</text:p>
          </table:table-cell>
          <table:table-cell office:value-type="float" office:value="566.86" calcext:value-type="float">
            <text:p>566,86</text:p>
          </table:table-cell>
          <table:table-cell office:value-type="float" office:value="570.12" calcext:value-type="float">
            <text:p>570,12</text:p>
          </table:table-cell>
          <table:table-cell office:value-type="float" office:value="569.93" calcext:value-type="float">
            <text:p>569,93</text:p>
          </table:table-cell>
          <table:table-cell office:value-type="float" office:value="571.59" calcext:value-type="float">
            <text:p>571,59</text:p>
          </table:table-cell>
          <table:table-cell office:value-type="float" office:value="574.15" calcext:value-type="float">
            <text:p>574,15</text:p>
          </table:table-cell>
          <table:table-cell table:number-columns-repeated="2" office:value-type="float" office:value="573.9" calcext:value-type="float">
            <text:p>573,9</text:p>
          </table:table-cell>
          <table:table-cell office:value-type="float" office:value="575.37" calcext:value-type="float">
            <text:p>575,37</text:p>
          </table:table-cell>
          <table:table-cell office:value-type="float" office:value="576.06" calcext:value-type="float">
            <text:p>576,06</text:p>
          </table:table-cell>
          <table:table-cell office:value-type="float" office:value="580.08" calcext:value-type="float">
            <text:p>580,08</text:p>
          </table:table-cell>
          <table:table-cell office:value-type="float" office:value="584.17" calcext:value-type="float">
            <text:p>584,17</text:p>
          </table:table-cell>
          <table:table-cell office:value-type="float" office:value="589.5" calcext:value-type="float">
            <text:p>589,5</text:p>
          </table:table-cell>
          <table:table-cell office:value-type="float" office:value="591.04" calcext:value-type="float">
            <text:p>591,04</text:p>
          </table:table-cell>
          <table:table-cell office:value-type="float" office:value="590.78" calcext:value-type="float">
            <text:p>590,78</text:p>
          </table:table-cell>
          <table:table-cell office:value-type="float" office:value="601.03" calcext:value-type="float">
            <text:p>601,03</text:p>
          </table:table-cell>
          <table:table-cell office:value-type="float" office:value="607.02" calcext:value-type="float">
            <text:p>607,02</text:p>
          </table:table-cell>
          <table:table-cell office:value-type="float" office:value="610.28" calcext:value-type="float">
            <text:p>610,28</text:p>
          </table:table-cell>
          <table:table-cell office:value-type="float" office:value="610.71" calcext:value-type="float">
            <text:p>610,71</text:p>
          </table:table-cell>
          <table:table-cell office:value-type="float" office:value="610.51" calcext:value-type="float">
            <text:p>610,51</text:p>
          </table:table-cell>
          <table:table-cell office:value-type="float" office:value="610.08" calcext:value-type="float">
            <text:p>610,08</text:p>
          </table:table-cell>
          <table:table-cell office:value-type="float" office:value="611.3" calcext:value-type="float">
            <text:p>611,3</text:p>
          </table:table-cell>
          <table:table-cell office:value-type="float" office:value="624.17" calcext:value-type="float">
            <text:p>624,17</text:p>
          </table:table-cell>
          <table:table-cell office:value-type="float" office:value="624.94" calcext:value-type="float">
            <text:p>624,94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table:number-columns-repeated="2" office:value-type="float" office:value="632.66" calcext:value-type="float">
            <text:p>632,66</text:p>
          </table:table-cell>
          <table:table-cell office:value-type="float" office:value="643.16" calcext:value-type="float">
            <text:p>643,16</text:p>
          </table:table-cell>
          <table:table-cell office:value-type="float" office:value="642.78" calcext:value-type="float">
            <text:p>642,78</text:p>
          </table:table-cell>
          <table:table-cell office:value-type="float" office:value="641.93" calcext:value-type="float">
            <text:p>641,93</text:p>
          </table:table-cell>
          <table:table-cell office:value-type="float" office:value="648.49" calcext:value-type="float">
            <text:p>648,49</text:p>
          </table:table-cell>
          <table:table-cell office:value-type="float" office:value="654.01" calcext:value-type="float">
            <text:p>654,01</text:p>
          </table:table-cell>
          <table:table-cell office:value-type="float" office:value="660.1" calcext:value-type="float">
            <text:p>660,1</text:p>
          </table:table-cell>
          <table:table-cell office:value-type="float" office:value="660.09" calcext:value-type="float">
            <text:p>660,09</text:p>
          </table:table-cell>
          <table:table-cell office:value-type="float" office:value="660.04" calcext:value-type="float">
            <text:p>660,04</text:p>
          </table:table-cell>
          <table:table-cell office:value-type="float" office:value="660.13" calcext:value-type="float">
            <text:p>660,13</text:p>
          </table:table-cell>
          <table:table-cell office:value-type="float" office:value="663.3" calcext:value-type="float">
            <text:p>663,3</text:p>
          </table:table-cell>
          <table:table-cell office:value-type="float" office:value="663.27" calcext:value-type="float">
            <text:p>663,27</text:p>
          </table:table-cell>
          <table:table-cell office:value-type="float" office:value="663.36" calcext:value-type="float">
            <text:p>663,36</text:p>
          </table:table-cell>
          <table:table-cell office:value-type="float" office:value="660.67" calcext:value-type="float">
            <text:p>660,67</text:p>
          </table:table-cell>
          <table:table-cell office:value-type="float" office:value="665.75" calcext:value-type="float">
            <text:p>665,75</text:p>
          </table:table-cell>
          <table:table-cell office:value-type="float" office:value="680.27" calcext:value-type="float">
            <text:p>680,27</text:p>
          </table:table-cell>
          <table:table-cell office:value-type="float" office:value="683.82" calcext:value-type="float">
            <text:p>683,82</text:p>
          </table:table-cell>
          <table:table-cell office:value-type="float" office:value="680.43" calcext:value-type="float">
            <text:p>680,43</text:p>
          </table:table-cell>
          <table:table-cell office:value-type="float" office:value="681.35" calcext:value-type="float">
            <text:p>681,35</text:p>
          </table:table-cell>
          <table:table-cell office:value-type="float" office:value="681.41" calcext:value-type="float">
            <text:p>681,41</text:p>
          </table:table-cell>
          <table:table-cell office:value-type="float" office:value="681.68" calcext:value-type="float">
            <text:p>681,68</text:p>
          </table:table-cell>
          <table:table-cell office:value-type="float" office:value="681.88" calcext:value-type="float">
            <text:p>681,88</text:p>
          </table:table-cell>
          <table:table-cell office:value-type="float" office:value="681.67" calcext:value-type="float">
            <text:p>681,67</text:p>
          </table:table-cell>
          <table:table-cell office:value-type="float" office:value="682.39" calcext:value-type="float">
            <text:p>682,39</text:p>
          </table:table-cell>
          <table:table-cell office:value-type="float" office:value="679.67" calcext:value-type="float">
            <text:p>679,67</text:p>
          </table:table-cell>
          <table:table-cell office:value-type="float" office:value="679.03" calcext:value-type="float">
            <text:p>679,03</text:p>
          </table:table-cell>
          <table:table-cell office:value-type="float" office:value="679.42" calcext:value-type="float">
            <text:p>679,42</text:p>
          </table:table-cell>
          <table:table-cell office:value-type="float" office:value="678.06" calcext:value-type="float">
            <text:p>678,06</text:p>
          </table:table-cell>
          <table:table-cell office:value-type="float" office:value="684.22" calcext:value-type="float">
            <text:p>684,22</text:p>
          </table:table-cell>
          <table:table-cell office:value-type="float" office:value="686.08" calcext:value-type="float">
            <text:p>686,08</text:p>
          </table:table-cell>
          <table:table-cell office:value-type="float" office:value="684.71" calcext:value-type="float">
            <text:p>684,71</text:p>
          </table:table-cell>
          <table:table-cell office:value-type="float" office:value="690.91" calcext:value-type="float">
            <text:p>690,91</text:p>
          </table:table-cell>
          <table:table-cell office:value-type="float" office:value="691.16" calcext:value-type="float">
            <text:p>691,16</text:p>
          </table:table-cell>
          <table:table-cell office:value-type="float" office:value="691.14" calcext:value-type="float">
            <text:p>691,14</text:p>
          </table:table-cell>
          <table:table-cell office:value-type="float" office:value="699.01" calcext:value-type="float">
            <text:p>699,01</text:p>
          </table:table-cell>
          <table:table-cell office:value-type="float" office:value="696.45" calcext:value-type="float">
            <text:p>696,45</text:p>
          </table:table-cell>
          <table:table-cell office:value-type="float" office:value="695.96" calcext:value-type="float">
            <text:p>695,96</text:p>
          </table:table-cell>
          <table:table-cell office:value-type="float" office:value="695.75" calcext:value-type="float">
            <text:p>695,75</text:p>
          </table:table-cell>
          <table:table-cell table:number-columns-repeated="2" office:value-type="float" office:value="703.88" calcext:value-type="float">
            <text:p>703,88</text:p>
          </table:table-cell>
          <table:table-cell office:value-type="float" office:value="704.58" calcext:value-type="float">
            <text:p>704,58</text:p>
          </table:table-cell>
          <table:table-cell office:value-type="float" office:value="708.52" calcext:value-type="float">
            <text:p>708,52</text:p>
          </table:table-cell>
          <table:table-cell table:number-columns-repeated="2" office:value-type="float" office:value="708.07" calcext:value-type="float">
            <text:p>708,07</text:p>
          </table:table-cell>
          <table:table-cell office:value-type="float" office:value="708.32" calcext:value-type="float">
            <text:p>708,32</text:p>
          </table:table-cell>
          <table:table-cell office:value-type="float" office:value="707.83" calcext:value-type="float">
            <text:p>707,83</text:p>
          </table:table-cell>
          <table:table-cell office:value-type="float" office:value="707.54" calcext:value-type="float">
            <text:p>707,54</text:p>
          </table:table-cell>
          <table:table-cell office:value-type="float" office:value="713.59" calcext:value-type="float">
            <text:p>713,59</text:p>
          </table:table-cell>
          <table:table-cell office:value-type="float" office:value="716.58" calcext:value-type="float">
            <text:p>716,58</text:p>
          </table:table-cell>
          <table:table-cell office:value-type="float" office:value="716.74" calcext:value-type="float">
            <text:p>716,74</text:p>
          </table:table-cell>
          <table:table-cell office:value-type="float" office:value="718.16" calcext:value-type="float">
            <text:p>718,16</text:p>
          </table:table-cell>
          <table:table-cell office:value-type="float" office:value="726.58" calcext:value-type="float">
            <text:p>726,58</text:p>
          </table:table-cell>
          <table:table-cell office:value-type="float" office:value="747.58" calcext:value-type="float">
            <text:p>747,58</text:p>
          </table:table-cell>
          <table:table-cell office:value-type="float" office:value="748.02" calcext:value-type="float">
            <text:p>748,02</text:p>
          </table:table-cell>
          <table:table-cell office:value-type="float" office:value="747.23" calcext:value-type="float">
            <text:p>747,23</text:p>
          </table:table-cell>
          <table:table-cell office:value-type="float" office:value="744.42" calcext:value-type="float">
            <text:p>744,42</text:p>
          </table:table-cell>
          <table:table-cell office:value-type="float" office:value="749.32" calcext:value-type="float">
            <text:p>749,32</text:p>
          </table:table-cell>
          <table:table-cell office:value-type="float" office:value="753.53" calcext:value-type="float">
            <text:p>753,53</text:p>
          </table:table-cell>
          <table:table-cell office:value-type="float" office:value="755.25" calcext:value-type="float">
            <text:p>755,25</text:p>
          </table:table-cell>
          <table:table-cell office:value-type="float" office:value="755.76" calcext:value-type="float">
            <text:p>755,76</text:p>
          </table:table-cell>
          <table:table-cell office:value-type="float" office:value="754.52" calcext:value-type="float">
            <text:p>754,52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table:number-columns-repeated="2" office:value-type="float" office:value="626.72" calcext:value-type="float">
            <text:p>626,72</text:p>
          </table:table-cell>
          <table:table-cell office:value-type="float" office:value="626.63" calcext:value-type="float">
            <text:p>626,63</text:p>
          </table:table-cell>
          <table:table-cell table:number-columns-repeated="2" office:value-type="float" office:value="626.73" calcext:value-type="float">
            <text:p>626,73</text:p>
          </table:table-cell>
          <table:table-cell office:value-type="float" office:value="635.35" calcext:value-type="float">
            <text:p>635,35</text:p>
          </table:table-cell>
          <table:table-cell office:value-type="float" office:value="652.52" calcext:value-type="float">
            <text:p>652,52</text:p>
          </table:table-cell>
          <table:table-cell table:number-columns-repeated="2" office:value-type="float" office:value="655.26" calcext:value-type="float">
            <text:p>655,26</text:p>
          </table:table-cell>
          <table:table-cell office:value-type="float" office:value="655.34" calcext:value-type="float">
            <text:p>655,34</text:p>
          </table:table-cell>
          <table:table-cell office:value-type="float" office:value="655.22" calcext:value-type="float">
            <text:p>655,22</text:p>
          </table:table-cell>
          <table:table-cell office:value-type="float" office:value="652.47" calcext:value-type="float">
            <text:p>652,47</text:p>
          </table:table-cell>
          <table:table-cell office:value-type="float" office:value="653.36" calcext:value-type="float">
            <text:p>653,36</text:p>
          </table:table-cell>
          <table:table-cell office:value-type="float" office:value="653.28" calcext:value-type="float">
            <text:p>653,28</text:p>
          </table:table-cell>
          <table:table-cell office:value-type="float" office:value="654.17" calcext:value-type="float">
            <text:p>654,17</text:p>
          </table:table-cell>
          <table:table-cell office:value-type="float" office:value="656.92" calcext:value-type="float">
            <text:p>656,92</text:p>
          </table:table-cell>
          <table:table-cell office:value-type="float" office:value="656.23" calcext:value-type="float">
            <text:p>656,23</text:p>
          </table:table-cell>
          <table:table-cell office:value-type="float" office:value="661.99" calcext:value-type="float">
            <text:p>661,99</text:p>
          </table:table-cell>
          <table:table-cell office:value-type="float" office:value="672.88" calcext:value-type="float">
            <text:p>672,88</text:p>
          </table:table-cell>
          <table:table-cell office:value-type="float" office:value="673.16" calcext:value-type="float">
            <text:p>673,16</text:p>
          </table:table-cell>
          <table:table-cell office:value-type="float" office:value="673.06" calcext:value-type="float">
            <text:p>673,06</text:p>
          </table:table-cell>
          <table:table-cell office:value-type="float" office:value="674.1" calcext:value-type="float">
            <text:p>674,1</text:p>
          </table:table-cell>
          <table:table-cell office:value-type="float" office:value="674.05" calcext:value-type="float">
            <text:p>674,05</text:p>
          </table:table-cell>
          <table:table-cell office:value-type="float" office:value="675.39" calcext:value-type="float">
            <text:p>675,39</text:p>
          </table:table-cell>
          <table:table-cell office:value-type="float" office:value="675.34" calcext:value-type="float">
            <text:p>675,34</text:p>
          </table:table-cell>
          <table:table-cell office:value-type="float" office:value="675.59" calcext:value-type="float">
            <text:p>675,59</text:p>
          </table:table-cell>
          <table:table-cell table:number-columns-repeated="2" office:value-type="float" office:value="675.6" calcext:value-type="float">
            <text:p>675,6</text:p>
          </table:table-cell>
          <table:table-cell office:value-type="float" office:value="678.44" calcext:value-type="float">
            <text:p>678,44</text:p>
          </table:table-cell>
          <table:table-cell office:value-type="float" office:value="678.72" calcext:value-type="float">
            <text:p>678,72</text:p>
          </table:table-cell>
          <table:table-cell office:value-type="float" office:value="694.44" calcext:value-type="float">
            <text:p>694,44</text:p>
          </table:table-cell>
          <table:table-cell office:value-type="float" office:value="711.21" calcext:value-type="float">
            <text:p>711,21</text:p>
          </table:table-cell>
          <table:table-cell office:value-type="float" office:value="705.35" calcext:value-type="float">
            <text:p>705,35</text:p>
          </table:table-cell>
          <table:table-cell office:value-type="float" office:value="705.34" calcext:value-type="float">
            <text:p>705,34</text:p>
          </table:table-cell>
          <table:table-cell office:value-type="float" office:value="706.91" calcext:value-type="float">
            <text:p>706,91</text:p>
          </table:table-cell>
          <table:table-cell office:value-type="float" office:value="707.02" calcext:value-type="float">
            <text:p>707,02</text:p>
          </table:table-cell>
          <table:table-cell office:value-type="float" office:value="706.91" calcext:value-type="float">
            <text:p>706,91</text:p>
          </table:table-cell>
          <table:table-cell table:number-columns-repeated="2" office:value-type="float" office:value="705.16" calcext:value-type="float">
            <text:p>705,16</text:p>
          </table:table-cell>
          <table:table-cell office:value-type="float" office:value="705.32" calcext:value-type="float">
            <text:p>705,32</text:p>
          </table:table-cell>
          <table:table-cell office:value-type="float" office:value="705.99" calcext:value-type="float">
            <text:p>705,99</text:p>
          </table:table-cell>
          <table:table-cell office:value-type="float" office:value="711.52" calcext:value-type="float">
            <text:p>711,52</text:p>
          </table:table-cell>
          <table:table-cell table:number-columns-repeated="2" office:value-type="float" office:value="711.9" calcext:value-type="float">
            <text:p>711,9</text:p>
          </table:table-cell>
          <table:table-cell office:value-type="float" office:value="708.75" calcext:value-type="float">
            <text:p>708,75</text:p>
          </table:table-cell>
          <table:table-cell office:value-type="float" office:value="713.61" calcext:value-type="float">
            <text:p>713,61</text:p>
          </table:table-cell>
          <table:table-cell office:value-type="float" office:value="717.32" calcext:value-type="float">
            <text:p>717,32</text:p>
          </table:table-cell>
          <table:table-cell office:value-type="float" office:value="721.17" calcext:value-type="float">
            <text:p>721,17</text:p>
          </table:table-cell>
          <table:table-cell office:value-type="float" office:value="721.08" calcext:value-type="float">
            <text:p>721,08</text:p>
          </table:table-cell>
          <table:table-cell table:number-columns-repeated="2" office:value-type="float" office:value="724.61" calcext:value-type="float">
            <text:p>724,61</text:p>
          </table:table-cell>
          <table:table-cell office:value-type="float" office:value="725.72" calcext:value-type="float">
            <text:p>725,72</text:p>
          </table:table-cell>
          <table:table-cell office:value-type="float" office:value="727.34" calcext:value-type="float">
            <text:p>727,34</text:p>
          </table:table-cell>
          <table:table-cell office:value-type="float" office:value="760.56" calcext:value-type="float">
            <text:p>760,56</text:p>
          </table:table-cell>
          <table:table-cell office:value-type="float" office:value="776.04" calcext:value-type="float">
            <text:p>776,04</text:p>
          </table:table-cell>
          <table:table-cell office:value-type="float" office:value="776.26" calcext:value-type="float">
            <text:p>776,26</text:p>
          </table:table-cell>
          <table:table-cell office:value-type="float" office:value="788.91" calcext:value-type="float">
            <text:p>788,91</text:p>
          </table:table-cell>
          <table:table-cell office:value-type="float" office:value="789.04" calcext:value-type="float">
            <text:p>789,04</text:p>
          </table:table-cell>
          <table:table-cell table:number-columns-repeated="2" office:value-type="float" office:value="784.85" calcext:value-type="float">
            <text:p>784,85</text:p>
          </table:table-cell>
          <table:table-cell office:value-type="float" office:value="793.39" calcext:value-type="float">
            <text:p>793,39</text:p>
          </table:table-cell>
          <table:table-cell office:value-type="float" office:value="789.39" calcext:value-type="float">
            <text:p>789,39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538.09" calcext:value-type="float">
            <text:p>538,09</text:p>
          </table:table-cell>
          <table:table-cell office:value-type="float" office:value="541.1" calcext:value-type="float">
            <text:p>541,1</text:p>
          </table:table-cell>
          <table:table-cell table:number-columns-repeated="3" office:value-type="float" office:value="540.31" calcext:value-type="float">
            <text:p>540,31</text:p>
          </table:table-cell>
          <table:table-cell office:value-type="float" office:value="547.03" calcext:value-type="float">
            <text:p>547,03</text:p>
          </table:table-cell>
          <table:table-cell office:value-type="float" office:value="551.72" calcext:value-type="float">
            <text:p>551,72</text:p>
          </table:table-cell>
          <table:table-cell office:value-type="float" office:value="552.32" calcext:value-type="float">
            <text:p>552,32</text:p>
          </table:table-cell>
          <table:table-cell office:value-type="float" office:value="555.73" calcext:value-type="float">
            <text:p>555,73</text:p>
          </table:table-cell>
          <table:table-cell office:value-type="float" office:value="558.76" calcext:value-type="float">
            <text:p>558,76</text:p>
          </table:table-cell>
          <table:table-cell office:value-type="float" office:value="565.65" calcext:value-type="float">
            <text:p>565,65</text:p>
          </table:table-cell>
          <table:table-cell office:value-type="float" office:value="566.53" calcext:value-type="float">
            <text:p>566,53</text:p>
          </table:table-cell>
          <table:table-cell office:value-type="float" office:value="569.94" calcext:value-type="float">
            <text:p>569,94</text:p>
          </table:table-cell>
          <table:table-cell office:value-type="float" office:value="569.11" calcext:value-type="float">
            <text:p>569,11</text:p>
          </table:table-cell>
          <table:table-cell office:value-type="float" office:value="565.89" calcext:value-type="float">
            <text:p>565,89</text:p>
          </table:table-cell>
          <table:table-cell office:value-type="float" office:value="566.71" calcext:value-type="float">
            <text:p>566,71</text:p>
          </table:table-cell>
          <table:table-cell table:number-columns-repeated="2" office:value-type="float" office:value="566.23" calcext:value-type="float">
            <text:p>566,23</text:p>
          </table:table-cell>
          <table:table-cell office:value-type="float" office:value="568.53" calcext:value-type="float">
            <text:p>568,53</text:p>
          </table:table-cell>
          <table:table-cell office:value-type="float" office:value="568.46" calcext:value-type="float">
            <text:p>568,46</text:p>
          </table:table-cell>
          <table:table-cell office:value-type="float" office:value="568.44" calcext:value-type="float">
            <text:p>568,44</text:p>
          </table:table-cell>
          <table:table-cell office:value-type="float" office:value="577.11" calcext:value-type="float">
            <text:p>577,11</text:p>
          </table:table-cell>
          <table:table-cell office:value-type="float" office:value="576.99" calcext:value-type="float">
            <text:p>576,99</text:p>
          </table:table-cell>
          <table:table-cell office:value-type="float" office:value="576.22" calcext:value-type="float">
            <text:p>576,22</text:p>
          </table:table-cell>
          <table:table-cell office:value-type="float" office:value="578.09" calcext:value-type="float">
            <text:p>578,09</text:p>
          </table:table-cell>
          <table:table-cell office:value-type="float" office:value="577.58" calcext:value-type="float">
            <text:p>577,58</text:p>
          </table:table-cell>
          <table:table-cell office:value-type="float" office:value="578.05" calcext:value-type="float">
            <text:p>578,05</text:p>
          </table:table-cell>
          <table:table-cell office:value-type="float" office:value="576.23" calcext:value-type="float">
            <text:p>576,23</text:p>
          </table:table-cell>
          <table:table-cell office:value-type="float" office:value="577.48" calcext:value-type="float">
            <text:p>577,48</text:p>
          </table:table-cell>
          <table:table-cell office:value-type="float" office:value="577.09" calcext:value-type="float">
            <text:p>577,09</text:p>
          </table:table-cell>
          <table:table-cell office:value-type="float" office:value="577.58" calcext:value-type="float">
            <text:p>577,58</text:p>
          </table:table-cell>
          <table:table-cell office:value-type="float" office:value="585.89" calcext:value-type="float">
            <text:p>585,89</text:p>
          </table:table-cell>
          <table:table-cell table:number-columns-repeated="2" office:value-type="float" office:value="594.37" calcext:value-type="float">
            <text:p>594,37</text:p>
          </table:table-cell>
          <table:table-cell office:value-type="float" office:value="599.61" calcext:value-type="float">
            <text:p>599,61</text:p>
          </table:table-cell>
          <table:table-cell office:value-type="float" office:value="600.56" calcext:value-type="float">
            <text:p>600,56</text:p>
          </table:table-cell>
          <table:table-cell table:number-columns-repeated="7" office:value-type="float" office:value="601.08" calcext:value-type="float">
            <text:p>601,08</text:p>
          </table:table-cell>
          <table:table-cell office:value-type="float" office:value="601.96" calcext:value-type="float">
            <text:p>601,96</text:p>
          </table:table-cell>
          <table:table-cell office:value-type="float" office:value="605.99" calcext:value-type="float">
            <text:p>605,99</text:p>
          </table:table-cell>
          <table:table-cell office:value-type="float" office:value="608.86" calcext:value-type="float">
            <text:p>608,86</text:p>
          </table:table-cell>
          <table:table-cell office:value-type="float" office:value="614.51" calcext:value-type="float">
            <text:p>614,51</text:p>
          </table:table-cell>
          <table:table-cell office:value-type="float" office:value="616.06" calcext:value-type="float">
            <text:p>616,06</text:p>
          </table:table-cell>
          <table:table-cell office:value-type="float" office:value="617.41" calcext:value-type="float">
            <text:p>617,41</text:p>
          </table:table-cell>
          <table:table-cell office:value-type="float" office:value="617.54" calcext:value-type="float">
            <text:p>617,54</text:p>
          </table:table-cell>
          <table:table-cell office:value-type="float" office:value="629.61" calcext:value-type="float">
            <text:p>629,61</text:p>
          </table:table-cell>
          <table:table-cell office:value-type="float" office:value="630.85" calcext:value-type="float">
            <text:p>630,85</text:p>
          </table:table-cell>
          <table:table-cell office:value-type="float" office:value="638.63" calcext:value-type="float">
            <text:p>638,63</text:p>
          </table:table-cell>
          <table:table-cell office:value-type="float" office:value="644.86" calcext:value-type="float">
            <text:p>644,86</text:p>
          </table:table-cell>
          <table:table-cell office:value-type="float" office:value="646.07" calcext:value-type="float">
            <text:p>646,07</text:p>
          </table:table-cell>
          <table:table-cell office:value-type="float" office:value="645.81" calcext:value-type="float">
            <text:p>645,81</text:p>
          </table:table-cell>
          <table:table-cell office:value-type="float" office:value="658.43" calcext:value-type="float">
            <text:p>658,43</text:p>
          </table:table-cell>
          <table:table-cell office:value-type="float" office:value="658.17" calcext:value-type="float">
            <text:p>658,17</text:p>
          </table:table-cell>
          <table:table-cell office:value-type="float" office:value="663.34" calcext:value-type="float">
            <text:p>663,34</text:p>
          </table:table-cell>
          <table:table-cell office:value-type="float" office:value="659.92" calcext:value-type="float">
            <text:p>659,92</text:p>
          </table:table-cell>
          <table:table-cell office:value-type="float" office:value="663.49" calcext:value-type="float">
            <text:p>663,49</text:p>
          </table:table-cell>
          <table:table-cell office:value-type="float" office:value="668.75" calcext:value-type="float">
            <text:p>668,75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548.38" calcext:value-type="float">
            <text:p>548,38</text:p>
          </table:table-cell>
          <table:table-cell office:value-type="float" office:value="545.26" calcext:value-type="float">
            <text:p>545,26</text:p>
          </table:table-cell>
          <table:table-cell table:number-columns-repeated="2" office:value-type="float" office:value="548.38" calcext:value-type="float">
            <text:p>548,38</text:p>
          </table:table-cell>
          <table:table-cell office:value-type="float" office:value="545.26" calcext:value-type="float">
            <text:p>545,26</text:p>
          </table:table-cell>
          <table:table-cell table:number-columns-repeated="16" office:value-type="float" office:value="572.45" calcext:value-type="float">
            <text:p>572,45</text:p>
          </table:table-cell>
          <table:table-cell table:number-columns-repeated="3" office:value-type="float" office:value="575.72" calcext:value-type="float">
            <text:p>575,72</text:p>
          </table:table-cell>
          <table:table-cell table:number-columns-repeated="6" office:value-type="float" office:value="595.22" calcext:value-type="float">
            <text:p>595,22</text:p>
          </table:table-cell>
          <table:table-cell office:value-type="float" office:value="638.63" calcext:value-type="float">
            <text:p>638,63</text:p>
          </table:table-cell>
          <table:table-cell office:value-type="float" office:value="643.61" calcext:value-type="float">
            <text:p>643,61</text:p>
          </table:table-cell>
          <table:table-cell table:number-columns-repeated="2" office:value-type="float" office:value="631.28" calcext:value-type="float">
            <text:p>631,28</text:p>
          </table:table-cell>
          <table:table-cell office:value-type="float" office:value="629.39" calcext:value-type="float">
            <text:p>629,39</text:p>
          </table:table-cell>
          <table:table-cell office:value-type="float" office:value="627.59" calcext:value-type="float">
            <text:p>627,59</text:p>
          </table:table-cell>
          <table:table-cell table:number-columns-repeated="2" office:value-type="float" office:value="629.52" calcext:value-type="float">
            <text:p>629,52</text:p>
          </table:table-cell>
          <table:table-cell table:number-columns-repeated="4" office:value-type="float" office:value="633.06" calcext:value-type="float">
            <text:p>633,06</text:p>
          </table:table-cell>
          <table:table-cell table:number-columns-repeated="2" office:value-type="float" office:value="633.22" calcext:value-type="float">
            <text:p>633,22</text:p>
          </table:table-cell>
          <table:table-cell table:number-columns-repeated="2" office:value-type="float" office:value="631.26" calcext:value-type="float">
            <text:p>631,26</text:p>
          </table:table-cell>
          <table:table-cell office:value-type="float" office:value="647.08" calcext:value-type="float">
            <text:p>647,08</text:p>
          </table:table-cell>
          <table:table-cell office:value-type="float" office:value="645.19" calcext:value-type="float">
            <text:p>645,19</text:p>
          </table:table-cell>
          <table:table-cell office:value-type="float" office:value="647.48" calcext:value-type="float">
            <text:p>647,48</text:p>
          </table:table-cell>
          <table:table-cell office:value-type="float" office:value="647.62" calcext:value-type="float">
            <text:p>647,62</text:p>
          </table:table-cell>
          <table:table-cell table:number-columns-repeated="2" office:value-type="float" office:value="644.02" calcext:value-type="float">
            <text:p>644,02</text:p>
          </table:table-cell>
          <table:table-cell office:value-type="float" office:value="647.62" calcext:value-type="float">
            <text:p>647,62</text:p>
          </table:table-cell>
          <table:table-cell office:value-type="float" office:value="676.81" calcext:value-type="float">
            <text:p>676,81</text:p>
          </table:table-cell>
          <table:table-cell office:value-type="float" office:value="682.95" calcext:value-type="float">
            <text:p>682,95</text:p>
          </table:table-cell>
          <table:table-cell table:number-columns-repeated="2" office:value-type="float" office:value="679.94" calcext:value-type="float">
            <text:p>679,94</text:p>
          </table:table-cell>
          <table:table-cell table:number-columns-repeated="3" office:value-type="float" office:value="681.92" calcext:value-type="float">
            <text:p>681,92</text:p>
          </table:table-cell>
          <table:table-cell office:value-type="float" office:value="681.97" calcext:value-type="float">
            <text:p>681,97</text:p>
          </table:table-cell>
          <table:table-cell office:value-type="float" office:value="678.11" calcext:value-type="float">
            <text:p>678,11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number-columns-repeated="4" office:value-type="float" office:value="580.52" calcext:value-type="float">
            <text:p>580,52</text:p>
          </table:table-cell>
          <table:table-cell office:value-type="float" office:value="584.04" calcext:value-type="float">
            <text:p>584,04</text:p>
          </table:table-cell>
          <table:table-cell office:value-type="float" office:value="611.23" calcext:value-type="float">
            <text:p>611,23</text:p>
          </table:table-cell>
          <table:table-cell office:value-type="float" office:value="614.93" calcext:value-type="float">
            <text:p>614,93</text:p>
          </table:table-cell>
          <table:table-cell table:number-columns-repeated="7" office:value-type="float" office:value="610.98" calcext:value-type="float">
            <text:p>610,98</text:p>
          </table:table-cell>
          <table:table-cell office:value-type="float" office:value="609.01" calcext:value-type="float">
            <text:p>609,01</text:p>
          </table:table-cell>
          <table:table-cell table:number-columns-repeated="3" office:value-type="float" office:value="610.98" calcext:value-type="float">
            <text:p>610,98</text:p>
          </table:table-cell>
          <table:table-cell table:number-columns-repeated="3" office:value-type="float" office:value="626.43" calcext:value-type="float">
            <text:p>626,43</text:p>
          </table:table-cell>
          <table:table-cell table:number-columns-repeated="8" office:value-type="float" office:value="630.23" calcext:value-type="float">
            <text:p>630,23</text:p>
          </table:table-cell>
          <table:table-cell office:value-type="float" office:value="662.1" calcext:value-type="float">
            <text:p>662,1</text:p>
          </table:table-cell>
          <table:table-cell office:value-type="float" office:value="658.11" calcext:value-type="float">
            <text:p>658,11</text:p>
          </table:table-cell>
          <table:table-cell table:number-columns-repeated="2" office:value-type="float" office:value="659.98" calcext:value-type="float">
            <text:p>659,98</text:p>
          </table:table-cell>
          <table:table-cell office:value-type="float" office:value="655.99" calcext:value-type="float">
            <text:p>655,99</text:p>
          </table:table-cell>
          <table:table-cell table:number-columns-repeated="3" office:value-type="float" office:value="659.98" calcext:value-type="float">
            <text:p>659,98</text:p>
          </table:table-cell>
          <table:table-cell table:number-columns-repeated="5" office:value-type="float" office:value="647.41" calcext:value-type="float">
            <text:p>647,41</text:p>
          </table:table-cell>
          <table:table-cell table:number-columns-repeated="2" office:value-type="float" office:value="659.8" calcext:value-type="float">
            <text:p>659,8</text:p>
          </table:table-cell>
          <table:table-cell table:number-columns-repeated="4" office:value-type="float" office:value="659.98" calcext:value-type="float">
            <text:p>659,98</text:p>
          </table:table-cell>
          <table:table-cell office:value-type="float" office:value="662.53" calcext:value-type="float">
            <text:p>662,53</text:p>
          </table:table-cell>
          <table:table-cell office:value-type="float" office:value="662.92" calcext:value-type="float">
            <text:p>662,92</text:p>
          </table:table-cell>
          <table:table-cell table:number-columns-repeated="2" office:value-type="float" office:value="658.94" calcext:value-type="float">
            <text:p>658,94</text:p>
          </table:table-cell>
          <table:table-cell office:value-type="float" office:value="659.12" calcext:value-type="float">
            <text:p>659,12</text:p>
          </table:table-cell>
          <table:table-cell office:value-type="float" office:value="682.13" calcext:value-type="float">
            <text:p>682,13</text:p>
          </table:table-cell>
          <table:table-cell office:value-type="float" office:value="682.4" calcext:value-type="float">
            <text:p>682,4</text:p>
          </table:table-cell>
          <table:table-cell table:number-columns-repeated="3" office:value-type="float" office:value="682.58" calcext:value-type="float">
            <text:p>682,58</text:p>
          </table:table-cell>
          <table:table-cell table:number-columns-repeated="2" office:value-type="float" office:value="686.7" calcext:value-type="float">
            <text:p>686,7</text:p>
          </table:table-cell>
          <table:table-cell office:value-type="float" office:value="696.03" calcext:value-type="float">
            <text:p>696,03</text:p>
          </table:table-cell>
          <table:table-cell office:value-type="float" office:value="700.15" calcext:value-type="float">
            <text:p>700,15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536.57" calcext:value-type="float">
            <text:p>536,57</text:p>
          </table:table-cell>
          <table:table-cell table:number-columns-repeated="2" office:value-type="float" office:value="539.08" calcext:value-type="float">
            <text:p>539,08</text:p>
          </table:table-cell>
          <table:table-cell table:number-columns-repeated="4" office:value-type="float" office:value="539.09" calcext:value-type="float">
            <text:p>539,09</text:p>
          </table:table-cell>
          <table:table-cell table:number-columns-repeated="8" office:value-type="float" office:value="536.44" calcext:value-type="float">
            <text:p>536,44</text:p>
          </table:table-cell>
          <table:table-cell office:value-type="float" office:value="536.95" calcext:value-type="float">
            <text:p>536,95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537.21" calcext:value-type="float">
            <text:p>537,21</text:p>
          </table:table-cell>
          <table:table-cell office:value-type="float" office:value="537.08" calcext:value-type="float">
            <text:p>537,08</text:p>
          </table:table-cell>
          <table:table-cell table:number-columns-repeated="2" office:value-type="float" office:value="563.62" calcext:value-type="float">
            <text:p>563,62</text:p>
          </table:table-cell>
          <table:table-cell office:value-type="float" office:value="563.63" calcext:value-type="float">
            <text:p>563,63</text:p>
          </table:table-cell>
          <table:table-cell office:value-type="float" office:value="564.57" calcext:value-type="float">
            <text:p>564,57</text:p>
          </table:table-cell>
          <table:table-cell office:value-type="float" office:value="564.62" calcext:value-type="float">
            <text:p>564,62</text:p>
          </table:table-cell>
          <table:table-cell office:value-type="float" office:value="564.64" calcext:value-type="float">
            <text:p>564,64</text:p>
          </table:table-cell>
          <table:table-cell office:value-type="float" office:value="565.27" calcext:value-type="float">
            <text:p>565,27</text:p>
          </table:table-cell>
          <table:table-cell office:value-type="float" office:value="567.02" calcext:value-type="float">
            <text:p>567,02</text:p>
          </table:table-cell>
          <table:table-cell office:value-type="float" office:value="565.27" calcext:value-type="float">
            <text:p>565,27</text:p>
          </table:table-cell>
          <table:table-cell table:number-columns-repeated="2" office:value-type="float" office:value="565.15" calcext:value-type="float">
            <text:p>565,15</text:p>
          </table:table-cell>
          <table:table-cell office:value-type="float" office:value="570.18" calcext:value-type="float">
            <text:p>570,18</text:p>
          </table:table-cell>
          <table:table-cell office:value-type="float" office:value="588.07" calcext:value-type="float">
            <text:p>588,07</text:p>
          </table:table-cell>
          <table:table-cell table:number-columns-repeated="2" office:value-type="float" office:value="589.93" calcext:value-type="float">
            <text:p>589,93</text:p>
          </table:table-cell>
          <table:table-cell table:number-columns-repeated="4" office:value-type="float" office:value="590.33" calcext:value-type="float">
            <text:p>590,33</text:p>
          </table:table-cell>
          <table:table-cell office:value-type="float" office:value="590.34" calcext:value-type="float">
            <text:p>590,34</text:p>
          </table:table-cell>
          <table:table-cell office:value-type="float" office:value="590.33" calcext:value-type="float">
            <text:p>590,33</text:p>
          </table:table-cell>
          <table:table-cell office:value-type="float" office:value="590.34" calcext:value-type="float">
            <text:p>590,34</text:p>
          </table:table-cell>
          <table:table-cell table:number-columns-repeated="2" office:value-type="float" office:value="590.46" calcext:value-type="float">
            <text:p>590,46</text:p>
          </table:table-cell>
          <table:table-cell office:value-type="float" office:value="589.13" calcext:value-type="float">
            <text:p>589,13</text:p>
          </table:table-cell>
          <table:table-cell office:value-type="float" office:value="578.81" calcext:value-type="float">
            <text:p>578,81</text:p>
          </table:table-cell>
          <table:table-cell office:value-type="float" office:value="578.8" calcext:value-type="float">
            <text:p>578,8</text:p>
          </table:table-cell>
          <table:table-cell office:value-type="float" office:value="589" calcext:value-type="float">
            <text:p>589</text:p>
          </table:table-cell>
          <table:table-cell office:value-type="float" office:value="589.73" calcext:value-type="float">
            <text:p>589,73</text:p>
          </table:table-cell>
          <table:table-cell office:value-type="float" office:value="589.86" calcext:value-type="float">
            <text:p>589,86</text:p>
          </table:table-cell>
          <table:table-cell office:value-type="float" office:value="589.92" calcext:value-type="float">
            <text:p>589,92</text:p>
          </table:table-cell>
          <table:table-cell office:value-type="float" office:value="593.73" calcext:value-type="float">
            <text:p>593,73</text:p>
          </table:table-cell>
          <table:table-cell office:value-type="float" office:value="595.86" calcext:value-type="float">
            <text:p>595,86</text:p>
          </table:table-cell>
          <table:table-cell office:value-type="float" office:value="597.99" calcext:value-type="float">
            <text:p>597,99</text:p>
          </table:table-cell>
          <table:table-cell office:value-type="float" office:value="589.94" calcext:value-type="float">
            <text:p>589,94</text:p>
          </table:table-cell>
          <table:table-cell office:value-type="float" office:value="589.95" calcext:value-type="float">
            <text:p>589,95</text:p>
          </table:table-cell>
          <table:table-cell table:number-columns-repeated="2" office:value-type="float" office:value="632.36" calcext:value-type="float">
            <text:p>632,36</text:p>
          </table:table-cell>
          <table:table-cell office:value-type="float" office:value="635.97" calcext:value-type="float">
            <text:p>635,97</text:p>
          </table:table-cell>
          <table:table-cell office:value-type="float" office:value="635.95" calcext:value-type="float">
            <text:p>635,95</text:p>
          </table:table-cell>
          <table:table-cell office:value-type="float" office:value="641.18" calcext:value-type="float">
            <text:p>641,18</text:p>
          </table:table-cell>
          <table:table-cell office:value-type="float" office:value="649.08" calcext:value-type="float">
            <text:p>649,08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2" office:value-type="float" office:value="608.1" calcext:value-type="float">
            <text:p>608,1</text:p>
          </table:table-cell>
          <table:table-cell table:number-columns-repeated="5" office:value-type="float" office:value="620.23" calcext:value-type="float">
            <text:p>620,23</text:p>
          </table:table-cell>
          <table:table-cell table:number-columns-repeated="2" office:value-type="float" office:value="622.32" calcext:value-type="float">
            <text:p>622,32</text:p>
          </table:table-cell>
          <table:table-cell table:number-columns-repeated="3" office:value-type="float" office:value="640.74" calcext:value-type="float">
            <text:p>640,74</text:p>
          </table:table-cell>
          <table:table-cell table:number-columns-repeated="4" office:value-type="float" office:value="638.59" calcext:value-type="float">
            <text:p>638,59</text:p>
          </table:table-cell>
          <table:table-cell table:number-columns-repeated="5" office:value-type="float" office:value="640.74" calcext:value-type="float">
            <text:p>640,74</text:p>
          </table:table-cell>
          <table:table-cell office:value-type="float" office:value="654.83" calcext:value-type="float">
            <text:p>654,83</text:p>
          </table:table-cell>
          <table:table-cell office:value-type="float" office:value="671.13" calcext:value-type="float">
            <text:p>671,13</text:p>
          </table:table-cell>
          <table:table-cell office:value-type="float" office:value="670.62" calcext:value-type="float">
            <text:p>670,62</text:p>
          </table:table-cell>
          <table:table-cell table:number-columns-repeated="2" office:value-type="float" office:value="672.51" calcext:value-type="float">
            <text:p>672,51</text:p>
          </table:table-cell>
          <table:table-cell table:number-columns-repeated="4" office:value-type="float" office:value="670.23" calcext:value-type="float">
            <text:p>670,23</text:p>
          </table:table-cell>
          <table:table-cell office:value-type="float" office:value="657.59" calcext:value-type="float">
            <text:p>657,59</text:p>
          </table:table-cell>
          <table:table-cell table:number-columns-repeated="2" office:value-type="float" office:value="654.46" calcext:value-type="float">
            <text:p>654,46</text:p>
          </table:table-cell>
          <table:table-cell table:number-columns-repeated="10" office:value-type="float" office:value="683.89" calcext:value-type="float">
            <text:p>683,89</text:p>
          </table:table-cell>
          <table:table-cell office:value-type="float" office:value="688.16" calcext:value-type="float">
            <text:p>688,16</text:p>
          </table:table-cell>
          <table:table-cell office:value-type="float" office:value="690.47" calcext:value-type="float">
            <text:p>690,47</text:p>
          </table:table-cell>
          <table:table-cell table:number-columns-repeated="3" office:value-type="float" office:value="690.17" calcext:value-type="float">
            <text:p>690,17</text:p>
          </table:table-cell>
          <table:table-cell office:value-type="float" office:value="690.35" calcext:value-type="float">
            <text:p>690,35</text:p>
          </table:table-cell>
          <table:table-cell table:number-columns-repeated="2" office:value-type="float" office:value="691.04" calcext:value-type="float">
            <text:p>691,04</text:p>
          </table:table-cell>
          <table:table-cell office:value-type="float" office:value="696.75" calcext:value-type="float">
            <text:p>696,75</text:p>
          </table:table-cell>
          <table:table-cell office:value-type="float" office:value="694.2" calcext:value-type="float">
            <text:p>694,2</text:p>
          </table:table-cell>
          <table:table-cell table:number-columns-repeated="2" office:value-type="float" office:value="696.75" calcext:value-type="float">
            <text:p>696,75</text:p>
          </table:table-cell>
          <table:table-cell table:number-columns-repeated="2" office:value-type="float" office:value="683.09" calcext:value-type="float">
            <text:p>683,09</text:p>
          </table:table-cell>
          <table:table-cell office:value-type="float" office:value="682.07" calcext:value-type="float">
            <text:p>682,07</text:p>
          </table:table-cell>
          <table:table-cell table:number-columns-repeated="2" office:value-type="float" office:value="747.38" calcext:value-type="float">
            <text:p>747,38</text:p>
          </table:table-cell>
          <table:table-cell table:number-columns-repeated="2" office:value-type="float" office:value="747.73" calcext:value-type="float">
            <text:p>747,73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2" office:value-type="float" office:value="540.05" calcext:value-type="float">
            <text:p>540,05</text:p>
          </table:table-cell>
          <table:table-cell table:number-columns-repeated="6" office:value-type="float" office:value="538.99" calcext:value-type="float">
            <text:p>538,99</text:p>
          </table:table-cell>
          <table:table-cell office:value-type="float" office:value="555.06" calcext:value-type="float">
            <text:p>555,06</text:p>
          </table:table-cell>
          <table:table-cell table:number-columns-repeated="7" office:value-type="float" office:value="555.04" calcext:value-type="float">
            <text:p>555,04</text:p>
          </table:table-cell>
          <table:table-cell office:value-type="float" office:value="552.78" calcext:value-type="float">
            <text:p>552,78</text:p>
          </table:table-cell>
          <table:table-cell office:value-type="float" office:value="552.79" calcext:value-type="float">
            <text:p>552,79</text:p>
          </table:table-cell>
          <table:table-cell office:value-type="float" office:value="553.13" calcext:value-type="float">
            <text:p>553,13</text:p>
          </table:table-cell>
          <table:table-cell office:value-type="float" office:value="553.11" calcext:value-type="float">
            <text:p>553,11</text:p>
          </table:table-cell>
          <table:table-cell office:value-type="float" office:value="553.13" calcext:value-type="float">
            <text:p>553,13</text:p>
          </table:table-cell>
          <table:table-cell office:value-type="float" office:value="560.44" calcext:value-type="float">
            <text:p>560,44</text:p>
          </table:table-cell>
          <table:table-cell table:number-columns-repeated="5" office:value-type="float" office:value="560.42" calcext:value-type="float">
            <text:p>560,42</text:p>
          </table:table-cell>
          <table:table-cell table:number-columns-repeated="2" office:value-type="float" office:value="562.75" calcext:value-type="float">
            <text:p>562,75</text:p>
          </table:table-cell>
          <table:table-cell office:value-type="float" office:value="562.57" calcext:value-type="float">
            <text:p>562,57</text:p>
          </table:table-cell>
          <table:table-cell table:number-columns-repeated="2" office:value-type="float" office:value="562.59" calcext:value-type="float">
            <text:p>562,59</text:p>
          </table:table-cell>
          <table:table-cell office:value-type="float" office:value="562.57" calcext:value-type="float">
            <text:p>562,57</text:p>
          </table:table-cell>
          <table:table-cell table:number-columns-repeated="5" office:value-type="float" office:value="580.14" calcext:value-type="float">
            <text:p>580,14</text:p>
          </table:table-cell>
          <table:table-cell table:number-columns-repeated="4" office:value-type="float" office:value="580.15" calcext:value-type="float">
            <text:p>580,15</text:p>
          </table:table-cell>
          <table:table-cell table:number-columns-repeated="2" office:value-type="float" office:value="580.34" calcext:value-type="float">
            <text:p>580,34</text:p>
          </table:table-cell>
          <table:table-cell table:number-columns-repeated="2" office:value-type="float" office:value="596.38" calcext:value-type="float">
            <text:p>596,38</text:p>
          </table:table-cell>
          <table:table-cell table:number-columns-repeated="3" office:value-type="float" office:value="596.19" calcext:value-type="float">
            <text:p>596,19</text:p>
          </table:table-cell>
          <table:table-cell table:number-columns-repeated="8" office:value-type="float" office:value="593.88" calcext:value-type="float">
            <text:p>593,88</text:p>
          </table:table-cell>
          <table:table-cell table:number-columns-repeated="3" office:value-type="float" office:value="652.54" calcext:value-type="float">
            <text:p>652,54</text:p>
          </table:table-cell>
          <table:table-cell office:value-type="float" office:value="654.74" calcext:value-type="float">
            <text:p>654,74</text:p>
          </table:table-cell>
          <table:table-cell office:value-type="float" office:value="657.49" calcext:value-type="float">
            <text:p>657,49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number-columns-repeated="10" office:value-type="float" office:value="540.28" calcext:value-type="float">
            <text:p>540,28</text:p>
          </table:table-cell>
          <table:table-cell office:value-type="float" office:value="538.97" calcext:value-type="float">
            <text:p>538,97</text:p>
          </table:table-cell>
          <table:table-cell table:number-columns-repeated="6" office:value-type="float" office:value="540.28" calcext:value-type="float">
            <text:p>540,28</text:p>
          </table:table-cell>
          <table:table-cell office:value-type="float" office:value="544.57" calcext:value-type="float">
            <text:p>544,57</text:p>
          </table:table-cell>
          <table:table-cell table:number-columns-repeated="2" office:value-type="float" office:value="544.38" calcext:value-type="float">
            <text:p>544,38</text:p>
          </table:table-cell>
          <table:table-cell table:number-columns-repeated="2" office:value-type="float" office:value="544.47" calcext:value-type="float">
            <text:p>544,47</text:p>
          </table:table-cell>
          <table:table-cell office:value-type="float" office:value="544.21" calcext:value-type="float">
            <text:p>544,21</text:p>
          </table:table-cell>
          <table:table-cell office:value-type="float" office:value="544.36" calcext:value-type="float">
            <text:p>544,36</text:p>
          </table:table-cell>
          <table:table-cell office:value-type="float" office:value="544.5" calcext:value-type="float">
            <text:p>544,5</text:p>
          </table:table-cell>
          <table:table-cell office:value-type="float" office:value="542.88" calcext:value-type="float">
            <text:p>542,88</text:p>
          </table:table-cell>
          <table:table-cell office:value-type="float" office:value="544.5" calcext:value-type="float">
            <text:p>544,5</text:p>
          </table:table-cell>
          <table:table-cell table:number-columns-repeated="2" office:value-type="float" office:value="569.9" calcext:value-type="float">
            <text:p>569,9</text:p>
          </table:table-cell>
          <table:table-cell table:number-columns-repeated="2" office:value-type="float" office:value="571.38" calcext:value-type="float">
            <text:p>571,38</text:p>
          </table:table-cell>
          <table:table-cell table:number-columns-repeated="2" office:value-type="float" office:value="569.53" calcext:value-type="float">
            <text:p>569,53</text:p>
          </table:table-cell>
          <table:table-cell office:value-type="float" office:value="567.83" calcext:value-type="float">
            <text:p>567,83</text:p>
          </table:table-cell>
          <table:table-cell table:number-columns-repeated="2" office:value-type="float" office:value="570.09" calcext:value-type="float">
            <text:p>570,09</text:p>
          </table:table-cell>
          <table:table-cell table:number-columns-repeated="2" office:value-type="float" office:value="569.54" calcext:value-type="float">
            <text:p>569,54</text:p>
          </table:table-cell>
          <table:table-cell office:value-type="float" office:value="595.55" calcext:value-type="float">
            <text:p>595,55</text:p>
          </table:table-cell>
          <table:table-cell table:number-columns-repeated="3" office:value-type="float" office:value="598.37" calcext:value-type="float">
            <text:p>598,37</text:p>
          </table:table-cell>
          <table:table-cell table:number-columns-repeated="2" office:value-type="float" office:value="598.6" calcext:value-type="float">
            <text:p>598,6</text:p>
          </table:table-cell>
          <table:table-cell table:number-columns-repeated="2" office:value-type="float" office:value="598.59" calcext:value-type="float">
            <text:p>598,59</text:p>
          </table:table-cell>
          <table:table-cell table:number-columns-repeated="3" office:value-type="float" office:value="598.37" calcext:value-type="float">
            <text:p>598,37</text:p>
          </table:table-cell>
          <table:table-cell office:value-type="float" office:value="598.59" calcext:value-type="float">
            <text:p>598,59</text:p>
          </table:table-cell>
          <table:table-cell table:number-columns-repeated="7" office:value-type="float" office:value="631.14" calcext:value-type="float">
            <text:p>631,14</text:p>
          </table:table-cell>
          <table:table-cell table:number-columns-repeated="3" office:value-type="float" office:value="632.38" calcext:value-type="float">
            <text:p>632,38</text:p>
          </table:table-cell>
          <table:table-cell office:value-type="float" office:value="640.38" calcext:value-type="float">
            <text:p>640,38</text:p>
          </table:table-cell>
          <table:table-cell office:value-type="float" office:value="704.49" calcext:value-type="float">
            <text:p>704,49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53.38" calcext:value-type="float">
            <text:p>553,38</text:p>
          </table:table-cell>
          <table:table-cell office:value-type="float" office:value="557.07" calcext:value-type="float">
            <text:p>557,07</text:p>
          </table:table-cell>
          <table:table-cell table:number-columns-repeated="3" office:value-type="float" office:value="577.7" calcext:value-type="float">
            <text:p>577,7</text:p>
          </table:table-cell>
          <table:table-cell office:value-type="float" office:value="577.77" calcext:value-type="float">
            <text:p>577,77</text:p>
          </table:table-cell>
          <table:table-cell office:value-type="float" office:value="587.5" calcext:value-type="float">
            <text:p>587,5</text:p>
          </table:table-cell>
          <table:table-cell table:number-columns-repeated="10" office:value-type="float" office:value="587.42" calcext:value-type="float">
            <text:p>587,42</text:p>
          </table:table-cell>
          <table:table-cell office:value-type="float" office:value="583.77" calcext:value-type="float">
            <text:p>583,77</text:p>
          </table:table-cell>
          <table:table-cell office:value-type="float" office:value="581.82" calcext:value-type="float">
            <text:p>581,82</text:p>
          </table:table-cell>
          <table:table-cell office:value-type="float" office:value="583.77" calcext:value-type="float">
            <text:p>583,77</text:p>
          </table:table-cell>
          <table:table-cell office:value-type="float" office:value="581.82" calcext:value-type="float">
            <text:p>581,82</text:p>
          </table:table-cell>
          <table:table-cell office:value-type="float" office:value="597.85" calcext:value-type="float">
            <text:p>597,85</text:p>
          </table:table-cell>
          <table:table-cell office:value-type="float" office:value="597.72" calcext:value-type="float">
            <text:p>597,72</text:p>
          </table:table-cell>
          <table:table-cell office:value-type="float" office:value="597.85" calcext:value-type="float">
            <text:p>597,85</text:p>
          </table:table-cell>
          <table:table-cell table:number-columns-repeated="5" office:value-type="float" office:value="603.94" calcext:value-type="float">
            <text:p>603,94</text:p>
          </table:table-cell>
          <table:table-cell table:number-columns-repeated="7" office:value-type="float" office:value="592.55" calcext:value-type="float">
            <text:p>592,55</text:p>
          </table:table-cell>
          <table:table-cell office:value-type="float" office:value="599.59" calcext:value-type="float">
            <text:p>599,59</text:p>
          </table:table-cell>
          <table:table-cell table:number-columns-repeated="2" office:value-type="float" office:value="610.6" calcext:value-type="float">
            <text:p>610,6</text:p>
          </table:table-cell>
          <table:table-cell office:value-type="float" office:value="611.77" calcext:value-type="float">
            <text:p>611,77</text:p>
          </table:table-cell>
          <table:table-cell table:number-columns-repeated="2" office:value-type="float" office:value="611.9" calcext:value-type="float">
            <text:p>611,9</text:p>
          </table:table-cell>
          <table:table-cell table:number-columns-repeated="4" office:value-type="float" office:value="612.11" calcext:value-type="float">
            <text:p>612,11</text:p>
          </table:table-cell>
          <table:table-cell office:value-type="float" office:value="611.9" calcext:value-type="float">
            <text:p>611,9</text:p>
          </table:table-cell>
          <table:table-cell office:value-type="float" office:value="612.63" calcext:value-type="float">
            <text:p>612,63</text:p>
          </table:table-cell>
          <table:table-cell office:value-type="float" office:value="622.38" calcext:value-type="float">
            <text:p>622,38</text:p>
          </table:table-cell>
          <table:table-cell table:number-columns-repeated="2" office:value-type="float" office:value="618.87" calcext:value-type="float">
            <text:p>618,87</text:p>
          </table:table-cell>
          <table:table-cell office:value-type="float" office:value="618.74" calcext:value-type="float">
            <text:p>618,74</text:p>
          </table:table-cell>
          <table:table-cell table:number-columns-repeated="3" office:value-type="float" office:value="618.87" calcext:value-type="float">
            <text:p>618,87</text:p>
          </table:table-cell>
          <table:table-cell table:number-columns-repeated="5" office:value-type="float" office:value="611.36" calcext:value-type="float">
            <text:p>611,36</text:p>
          </table:table-cell>
          <table:table-cell office:value-type="float" office:value="665.64" calcext:value-type="float">
            <text:p>665,64</text:p>
          </table:table-cell>
          <table:table-cell office:value-type="float" office:value="672.2" calcext:value-type="float">
            <text:p>672,2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496.02" calcext:value-type="float">
            <text:p>496,02</text:p>
          </table:table-cell>
          <table:table-cell office:value-type="float" office:value="496.57" calcext:value-type="float">
            <text:p>496,57</text:p>
          </table:table-cell>
          <table:table-cell table:number-columns-repeated="4" office:value-type="float" office:value="521.23" calcext:value-type="float">
            <text:p>521,23</text:p>
          </table:table-cell>
          <table:table-cell table:number-columns-repeated="12" office:value-type="float" office:value="528.45" calcext:value-type="float">
            <text:p>528,45</text:p>
          </table:table-cell>
          <table:table-cell table:number-columns-repeated="4" office:value-type="float" office:value="542.32" calcext:value-type="float">
            <text:p>542,32</text:p>
          </table:table-cell>
          <table:table-cell office:value-type="float" office:value="545.12" calcext:value-type="float">
            <text:p>545,12</text:p>
          </table:table-cell>
          <table:table-cell table:number-columns-repeated="2" office:value-type="float" office:value="542.32" calcext:value-type="float">
            <text:p>542,32</text:p>
          </table:table-cell>
          <table:table-cell table:number-columns-repeated="2" office:value-type="float" office:value="542.98" calcext:value-type="float">
            <text:p>542,98</text:p>
          </table:table-cell>
          <table:table-cell office:value-type="float" office:value="561.69" calcext:value-type="float">
            <text:p>561,69</text:p>
          </table:table-cell>
          <table:table-cell office:value-type="float" office:value="564.54" calcext:value-type="float">
            <text:p>564,54</text:p>
          </table:table-cell>
          <table:table-cell office:value-type="float" office:value="564.34" calcext:value-type="float">
            <text:p>564,34</text:p>
          </table:table-cell>
          <table:table-cell office:value-type="float" office:value="564.75" calcext:value-type="float">
            <text:p>564,75</text:p>
          </table:table-cell>
          <table:table-cell office:value-type="float" office:value="562.68" calcext:value-type="float">
            <text:p>562,68</text:p>
          </table:table-cell>
          <table:table-cell table:number-columns-repeated="2" office:value-type="float" office:value="564.75" calcext:value-type="float">
            <text:p>564,75</text:p>
          </table:table-cell>
          <table:table-cell table:number-columns-repeated="2" office:value-type="float" office:value="562.68" calcext:value-type="float">
            <text:p>562,68</text:p>
          </table:table-cell>
          <table:table-cell office:value-type="float" office:value="564.75" calcext:value-type="float">
            <text:p>564,75</text:p>
          </table:table-cell>
          <table:table-cell office:value-type="float" office:value="562.68" calcext:value-type="float">
            <text:p>562,68</text:p>
          </table:table-cell>
          <table:table-cell office:value-type="float" office:value="564.07" calcext:value-type="float">
            <text:p>564,07</text:p>
          </table:table-cell>
          <table:table-cell office:value-type="float" office:value="564.22" calcext:value-type="float">
            <text:p>564,22</text:p>
          </table:table-cell>
          <table:table-cell table:number-columns-repeated="2" office:value-type="float" office:value="588.02" calcext:value-type="float">
            <text:p>588,02</text:p>
          </table:table-cell>
          <table:table-cell table:number-columns-repeated="4" office:value-type="float" office:value="588.21" calcext:value-type="float">
            <text:p>588,21</text:p>
          </table:table-cell>
          <table:table-cell table:number-columns-repeated="2" office:value-type="float" office:value="588.02" calcext:value-type="float">
            <text:p>588,02</text:p>
          </table:table-cell>
          <table:table-cell office:value-type="float" office:value="588.01" calcext:value-type="float">
            <text:p>588,01</text:p>
          </table:table-cell>
          <table:table-cell office:value-type="float" office:value="601.39" calcext:value-type="float">
            <text:p>601,39</text:p>
          </table:table-cell>
          <table:table-cell office:value-type="float" office:value="603.22" calcext:value-type="float">
            <text:p>603,22</text:p>
          </table:table-cell>
          <table:table-cell table:number-columns-repeated="3" office:value-type="float" office:value="612.47" calcext:value-type="float">
            <text:p>612,47</text:p>
          </table:table-cell>
          <table:table-cell table:number-columns-repeated="4" office:value-type="float" office:value="622.5" calcext:value-type="float">
            <text:p>622,5</text:p>
          </table:table-cell>
          <table:table-cell office:value-type="float" office:value="622.68" calcext:value-type="float">
            <text:p>622,68</text:p>
          </table:table-cell>
          <table:table-cell office:value-type="float" office:value="627.99" calcext:value-type="float">
            <text:p>627,99</text:p>
          </table:table-cell>
          <table:table-cell table:number-columns-repeated="2" office:value-type="float" office:value="630.88" calcext:value-type="float">
            <text:p>630,88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2" office:value-type="float" office:value="508.14" calcext:value-type="float">
            <text:p>508,14</text:p>
          </table:table-cell>
          <table:table-cell office:value-type="float" office:value="506.55" calcext:value-type="float">
            <text:p>506,55</text:p>
          </table:table-cell>
          <table:table-cell table:number-columns-repeated="10" office:value-type="float" office:value="508.14" calcext:value-type="float">
            <text:p>508,14</text:p>
          </table:table-cell>
          <table:table-cell table:number-columns-repeated="11" office:value-type="float" office:value="521.26" calcext:value-type="float">
            <text:p>521,26</text:p>
          </table:table-cell>
          <table:table-cell table:number-columns-repeated="5" office:value-type="float" office:value="542.77" calcext:value-type="float">
            <text:p>542,77</text:p>
          </table:table-cell>
          <table:table-cell office:value-type="float" office:value="542.55" calcext:value-type="float">
            <text:p>542,55</text:p>
          </table:table-cell>
          <table:table-cell office:value-type="float" office:value="540.85" calcext:value-type="float">
            <text:p>540,85</text:p>
          </table:table-cell>
          <table:table-cell table:number-columns-repeated="4" office:value-type="float" office:value="542.77" calcext:value-type="float">
            <text:p>542,77</text:p>
          </table:table-cell>
          <table:table-cell office:value-type="float" office:value="563.7" calcext:value-type="float">
            <text:p>563,7</text:p>
          </table:table-cell>
          <table:table-cell office:value-type="float" office:value="563.87" calcext:value-type="float">
            <text:p>563,87</text:p>
          </table:table-cell>
          <table:table-cell office:value-type="float" office:value="563.8" calcext:value-type="float">
            <text:p>563,8</text:p>
          </table:table-cell>
          <table:table-cell table:number-columns-repeated="3" office:value-type="float" office:value="563.87" calcext:value-type="float">
            <text:p>563,87</text:p>
          </table:table-cell>
          <table:table-cell table:number-columns-repeated="2" office:value-type="float" office:value="564.04" calcext:value-type="float">
            <text:p>564,04</text:p>
          </table:table-cell>
          <table:table-cell office:value-type="float" office:value="563.86" calcext:value-type="float">
            <text:p>563,86</text:p>
          </table:table-cell>
          <table:table-cell table:number-columns-repeated="2" office:value-type="float" office:value="564.04" calcext:value-type="float">
            <text:p>564,04</text:p>
          </table:table-cell>
          <table:table-cell office:value-type="float" office:value="563.87" calcext:value-type="float">
            <text:p>563,87</text:p>
          </table:table-cell>
          <table:table-cell office:value-type="float" office:value="562" calcext:value-type="float">
            <text:p>562</text:p>
          </table:table-cell>
          <table:table-cell office:value-type="float" office:value="582.52" calcext:value-type="float">
            <text:p>582,52</text:p>
          </table:table-cell>
          <table:table-cell office:value-type="float" office:value="582.7" calcext:value-type="float">
            <text:p>582,7</text:p>
          </table:table-cell>
          <table:table-cell table:number-columns-repeated="6" office:value-type="float" office:value="584.64" calcext:value-type="float">
            <text:p>584,64</text:p>
          </table:table-cell>
          <table:table-cell table:number-columns-repeated="4" office:value-type="float" office:value="582.7" calcext:value-type="float">
            <text:p>582,7</text:p>
          </table:table-cell>
          <table:table-cell office:value-type="float" office:value="644.17" calcext:value-type="float">
            <text:p>644,17</text:p>
          </table:table-cell>
          <table:table-cell office:value-type="float" office:value="646.3" calcext:value-type="float">
            <text:p>646,3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table:number-columns-repeated="5" office:value-type="float" office:value="494.46" calcext:value-type="float">
            <text:p>494,46</text:p>
          </table:table-cell>
          <table:table-cell office:value-type="float" office:value="485.22" calcext:value-type="float">
            <text:p>485,22</text:p>
          </table:table-cell>
          <table:table-cell office:value-type="float" office:value="494.46" calcext:value-type="float">
            <text:p>494,46</text:p>
          </table:table-cell>
          <table:table-cell table:number-columns-repeated="6" office:value-type="float" office:value="504.96" calcext:value-type="float">
            <text:p>504,96</text:p>
          </table:table-cell>
          <table:table-cell office:value-type="float" office:value="514.61" calcext:value-type="float">
            <text:p>514,61</text:p>
          </table:table-cell>
          <table:table-cell table:number-columns-repeated="10" office:value-type="float" office:value="504.94" calcext:value-type="float">
            <text:p>504,94</text:p>
          </table:table-cell>
          <table:table-cell table:number-columns-repeated="5" office:value-type="float" office:value="510.82" calcext:value-type="float">
            <text:p>510,82</text:p>
          </table:table-cell>
          <table:table-cell table:number-columns-repeated="2" office:value-type="float" office:value="510.63" calcext:value-type="float">
            <text:p>510,63</text:p>
          </table:table-cell>
          <table:table-cell table:number-columns-repeated="3" office:value-type="float" office:value="534.06" calcext:value-type="float">
            <text:p>534,06</text:p>
          </table:table-cell>
          <table:table-cell table:number-columns-repeated="2" office:value-type="float" office:value="535.65" calcext:value-type="float">
            <text:p>535,65</text:p>
          </table:table-cell>
          <table:table-cell table:number-columns-repeated="2" office:value-type="float" office:value="538.81" calcext:value-type="float">
            <text:p>538,81</text:p>
          </table:table-cell>
          <table:table-cell office:value-type="float" office:value="538.93" calcext:value-type="float">
            <text:p>538,93</text:p>
          </table:table-cell>
          <table:table-cell table:number-columns-repeated="4" office:value-type="float" office:value="539.82" calcext:value-type="float">
            <text:p>539,82</text:p>
          </table:table-cell>
          <table:table-cell office:value-type="float" office:value="540.02" calcext:value-type="float">
            <text:p>540,02</text:p>
          </table:table-cell>
          <table:table-cell table:number-columns-repeated="2" office:value-type="float" office:value="538.44" calcext:value-type="float">
            <text:p>538,44</text:p>
          </table:table-cell>
          <table:table-cell table:number-columns-repeated="2" office:value-type="float" office:value="548.46" calcext:value-type="float">
            <text:p>548,46</text:p>
          </table:table-cell>
          <table:table-cell office:value-type="float" office:value="557.48" calcext:value-type="float">
            <text:p>557,48</text:p>
          </table:table-cell>
          <table:table-cell table:number-columns-repeated="2" office:value-type="float" office:value="556.06" calcext:value-type="float">
            <text:p>556,06</text:p>
          </table:table-cell>
          <table:table-cell office:value-type="float" office:value="557.66" calcext:value-type="float">
            <text:p>557,66</text:p>
          </table:table-cell>
          <table:table-cell office:value-type="float" office:value="556.06" calcext:value-type="float">
            <text:p>556,06</text:p>
          </table:table-cell>
          <table:table-cell office:value-type="float" office:value="547.89" calcext:value-type="float">
            <text:p>547,89</text:p>
          </table:table-cell>
          <table:table-cell office:value-type="float" office:value="576.72" calcext:value-type="float">
            <text:p>576,72</text:p>
          </table:table-cell>
          <table:table-cell table:number-columns-repeated="4" office:value-type="float" office:value="592.27" calcext:value-type="float">
            <text:p>592,27</text:p>
          </table:table-cell>
          <table:table-cell office:value-type="float" office:value="590.03" calcext:value-type="float">
            <text:p>590,03</text:p>
          </table:table-cell>
          <table:table-cell table:number-columns-repeated="2" office:value-type="float" office:value="604.74" calcext:value-type="float">
            <text:p>604,74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478.31" calcext:value-type="float">
            <text:p>478,31</text:p>
          </table:table-cell>
          <table:table-cell office:value-type="float" office:value="478.32" calcext:value-type="float">
            <text:p>478,32</text:p>
          </table:table-cell>
          <table:table-cell table:number-columns-repeated="7" office:value-type="float" office:value="478.33" calcext:value-type="float">
            <text:p>478,33</text:p>
          </table:table-cell>
          <table:table-cell office:value-type="float" office:value="480.04" calcext:value-type="float">
            <text:p>480,04</text:p>
          </table:table-cell>
          <table:table-cell office:value-type="float" office:value="479.26" calcext:value-type="float">
            <text:p>479,26</text:p>
          </table:table-cell>
          <table:table-cell office:value-type="float" office:value="509.19" calcext:value-type="float">
            <text:p>509,19</text:p>
          </table:table-cell>
          <table:table-cell office:value-type="float" office:value="521.58" calcext:value-type="float">
            <text:p>521,58</text:p>
          </table:table-cell>
          <table:table-cell table:number-columns-repeated="2" office:value-type="float" office:value="521.29" calcext:value-type="float">
            <text:p>521,29</text:p>
          </table:table-cell>
          <table:table-cell office:value-type="float" office:value="521.28" calcext:value-type="float">
            <text:p>521,28</text:p>
          </table:table-cell>
          <table:table-cell office:value-type="float" office:value="523.24" calcext:value-type="float">
            <text:p>523,24</text:p>
          </table:table-cell>
          <table:table-cell office:value-type="float" office:value="521.28" calcext:value-type="float">
            <text:p>521,28</text:p>
          </table:table-cell>
          <table:table-cell table:number-columns-repeated="2" office:value-type="float" office:value="523.24" calcext:value-type="float">
            <text:p>523,24</text:p>
          </table:table-cell>
          <table:table-cell office:value-type="float" office:value="524.45" calcext:value-type="float">
            <text:p>524,45</text:p>
          </table:table-cell>
          <table:table-cell table:number-columns-repeated="3" office:value-type="float" office:value="524.96" calcext:value-type="float">
            <text:p>524,96</text:p>
          </table:table-cell>
          <table:table-cell office:value-type="float" office:value="532.29" calcext:value-type="float">
            <text:p>532,29</text:p>
          </table:table-cell>
          <table:table-cell office:value-type="float" office:value="530.33" calcext:value-type="float">
            <text:p>530,33</text:p>
          </table:table-cell>
          <table:table-cell office:value-type="float" office:value="530.32" calcext:value-type="float">
            <text:p>530,32</text:p>
          </table:table-cell>
          <table:table-cell table:number-columns-repeated="2" office:value-type="float" office:value="532.28" calcext:value-type="float">
            <text:p>532,28</text:p>
          </table:table-cell>
          <table:table-cell office:value-type="float" office:value="532.11" calcext:value-type="float">
            <text:p>532,11</text:p>
          </table:table-cell>
          <table:table-cell office:value-type="float" office:value="532.12" calcext:value-type="float">
            <text:p>532,12</text:p>
          </table:table-cell>
          <table:table-cell office:value-type="float" office:value="530.16" calcext:value-type="float">
            <text:p>530,16</text:p>
          </table:table-cell>
          <table:table-cell office:value-type="float" office:value="528.79" calcext:value-type="float">
            <text:p>528,79</text:p>
          </table:table-cell>
          <table:table-cell office:value-type="float" office:value="526.89" calcext:value-type="float">
            <text:p>526,89</text:p>
          </table:table-cell>
          <table:table-cell office:value-type="float" office:value="525.03" calcext:value-type="float">
            <text:p>525,03</text:p>
          </table:table-cell>
          <table:table-cell office:value-type="float" office:value="525.14" calcext:value-type="float">
            <text:p>525,14</text:p>
          </table:table-cell>
          <table:table-cell table:number-columns-repeated="2" office:value-type="float" office:value="527.83" calcext:value-type="float">
            <text:p>527,83</text:p>
          </table:table-cell>
          <table:table-cell office:value-type="float" office:value="528.55" calcext:value-type="float">
            <text:p>528,55</text:p>
          </table:table-cell>
          <table:table-cell office:value-type="float" office:value="536.86" calcext:value-type="float">
            <text:p>536,86</text:p>
          </table:table-cell>
          <table:table-cell office:value-type="float" office:value="536.75" calcext:value-type="float">
            <text:p>536,75</text:p>
          </table:table-cell>
          <table:table-cell table:number-columns-repeated="3" office:value-type="float" office:value="536.9" calcext:value-type="float">
            <text:p>536,9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536.73" calcext:value-type="float">
            <text:p>536,73</text:p>
          </table:table-cell>
          <table:table-cell office:value-type="float" office:value="537.81" calcext:value-type="float">
            <text:p>537,81</text:p>
          </table:table-cell>
          <table:table-cell office:value-type="float" office:value="546.57" calcext:value-type="float">
            <text:p>546,57</text:p>
          </table:table-cell>
          <table:table-cell office:value-type="float" office:value="546.59" calcext:value-type="float">
            <text:p>546,59</text:p>
          </table:table-cell>
          <table:table-cell office:value-type="float" office:value="547.57" calcext:value-type="float">
            <text:p>547,57</text:p>
          </table:table-cell>
          <table:table-cell table:number-columns-repeated="2" office:value-type="float" office:value="548.07" calcext:value-type="float">
            <text:p>548,07</text:p>
          </table:table-cell>
          <table:table-cell office:value-type="float" office:value="565.13" calcext:value-type="float">
            <text:p>565,13</text:p>
          </table:table-cell>
          <table:table-cell office:value-type="float" office:value="566.66" calcext:value-type="float">
            <text:p>566,66</text:p>
          </table:table-cell>
          <table:table-cell table:number-columns-repeated="4" office:value-type="float" office:value="566.94" calcext:value-type="float">
            <text:p>566,94</text:p>
          </table:table-cell>
          <table:table-cell office:value-type="float" office:value="566.95" calcext:value-type="float">
            <text:p>566,95</text:p>
          </table:table-cell>
          <table:table-cell table:number-columns-repeated="2" office:value-type="float" office:value="584.44" calcext:value-type="float">
            <text:p>584,44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number-columns-repeated="3" office:value-type="float" office:value="506.37" calcext:value-type="float">
            <text:p>506,37</text:p>
          </table:table-cell>
          <table:table-cell table:number-columns-repeated="19" office:value-type="float" office:value="538.76" calcext:value-type="float">
            <text:p>538,76</text:p>
          </table:table-cell>
          <table:table-cell office:value-type="float" office:value="541.84" calcext:value-type="float">
            <text:p>541,84</text:p>
          </table:table-cell>
          <table:table-cell table:number-columns-repeated="2" office:value-type="float" office:value="542.03" calcext:value-type="float">
            <text:p>542,03</text:p>
          </table:table-cell>
          <table:table-cell table:number-columns-repeated="2" office:value-type="float" office:value="538.95" calcext:value-type="float">
            <text:p>538,95</text:p>
          </table:table-cell>
          <table:table-cell table:number-columns-repeated="2" office:value-type="float" office:value="546.74" calcext:value-type="float">
            <text:p>546,74</text:p>
          </table:table-cell>
          <table:table-cell office:value-type="float" office:value="545.26" calcext:value-type="float">
            <text:p>545,26</text:p>
          </table:table-cell>
          <table:table-cell office:value-type="float" office:value="548.35" calcext:value-type="float">
            <text:p>548,35</text:p>
          </table:table-cell>
          <table:table-cell office:value-type="float" office:value="549.01" calcext:value-type="float">
            <text:p>549,01</text:p>
          </table:table-cell>
          <table:table-cell office:value-type="float" office:value="548.64" calcext:value-type="float">
            <text:p>548,64</text:p>
          </table:table-cell>
          <table:table-cell table:number-columns-repeated="2" office:value-type="float" office:value="545.53" calcext:value-type="float">
            <text:p>545,53</text:p>
          </table:table-cell>
          <table:table-cell office:value-type="float" office:value="550.22" calcext:value-type="float">
            <text:p>550,22</text:p>
          </table:table-cell>
          <table:table-cell table:number-columns-repeated="2" office:value-type="float" office:value="553.27" calcext:value-type="float">
            <text:p>553,27</text:p>
          </table:table-cell>
          <table:table-cell office:value-type="float" office:value="563.06" calcext:value-type="float">
            <text:p>563,06</text:p>
          </table:table-cell>
          <table:table-cell office:value-type="float" office:value="574.64" calcext:value-type="float">
            <text:p>574,64</text:p>
          </table:table-cell>
          <table:table-cell office:value-type="float" office:value="574.51" calcext:value-type="float">
            <text:p>574,51</text:p>
          </table:table-cell>
          <table:table-cell office:value-type="float" office:value="575.65" calcext:value-type="float">
            <text:p>575,65</text:p>
          </table:table-cell>
          <table:table-cell table:number-columns-repeated="4" office:value-type="float" office:value="597.95" calcext:value-type="float">
            <text:p>597,95</text:p>
          </table:table-cell>
          <table:table-cell office:value-type="float" office:value="597.78" calcext:value-type="float">
            <text:p>597,78</text:p>
          </table:table-cell>
          <table:table-cell office:value-type="float" office:value="608.57" calcext:value-type="float">
            <text:p>608,57</text:p>
          </table:table-cell>
          <table:table-cell office:value-type="float" office:value="605.18" calcext:value-type="float">
            <text:p>605,18</text:p>
          </table:table-cell>
          <table:table-cell table:number-columns-repeated="2" office:value-type="float" office:value="637.73" calcext:value-type="float">
            <text:p>637,73</text:p>
          </table:table-cell>
          <table:table-cell table:number-columns-repeated="8" office:value-type="float" office:value="640.05" calcext:value-type="float">
            <text:p>640,05</text:p>
          </table:table-cell>
          <table:table-cell office:value-type="float" office:value="641.84" calcext:value-type="float">
            <text:p>641,84</text:p>
          </table:table-cell>
          <table:table-cell office:value-type="float" office:value="644.18" calcext:value-type="float">
            <text:p>644,18</text:p>
          </table:table-cell>
          <table:table-cell office:value-type="float" office:value="648.22" calcext:value-type="float">
            <text:p>648,22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number-columns-repeated="10" office:value-type="float" office:value="515.29" calcext:value-type="float">
            <text:p>515,29</text:p>
          </table:table-cell>
          <table:table-cell office:value-type="float" office:value="525.28" calcext:value-type="float">
            <text:p>525,28</text:p>
          </table:table-cell>
          <table:table-cell table:number-columns-repeated="6" office:value-type="float" office:value="525.3" calcext:value-type="float">
            <text:p>525,3</text:p>
          </table:table-cell>
          <table:table-cell table:number-columns-repeated="2" office:value-type="float" office:value="533.28" calcext:value-type="float">
            <text:p>533,28</text:p>
          </table:table-cell>
          <table:table-cell table:number-columns-repeated="7" office:value-type="float" office:value="533.26" calcext:value-type="float">
            <text:p>533,26</text:p>
          </table:table-cell>
          <table:table-cell table:number-columns-repeated="3" office:value-type="float" office:value="531.75" calcext:value-type="float">
            <text:p>531,75</text:p>
          </table:table-cell>
          <table:table-cell office:value-type="float" office:value="558.06" calcext:value-type="float">
            <text:p>558,06</text:p>
          </table:table-cell>
          <table:table-cell office:value-type="float" office:value="559.65" calcext:value-type="float">
            <text:p>559,65</text:p>
          </table:table-cell>
          <table:table-cell office:value-type="float" office:value="558.06" calcext:value-type="float">
            <text:p>558,06</text:p>
          </table:table-cell>
          <table:table-cell table:number-columns-repeated="8" office:value-type="float" office:value="548.11" calcext:value-type="float">
            <text:p>548,11</text:p>
          </table:table-cell>
          <table:table-cell office:value-type="float" office:value="548.36" calcext:value-type="float">
            <text:p>548,36</text:p>
          </table:table-cell>
          <table:table-cell table:number-columns-repeated="2" office:value-type="float" office:value="548.51" calcext:value-type="float">
            <text:p>548,51</text:p>
          </table:table-cell>
          <table:table-cell table:number-columns-repeated="3" office:value-type="float" office:value="561.52" calcext:value-type="float">
            <text:p>561,52</text:p>
          </table:table-cell>
          <table:table-cell office:value-type="float" office:value="561.35" calcext:value-type="float">
            <text:p>561,35</text:p>
          </table:table-cell>
          <table:table-cell office:value-type="float" office:value="561.37" calcext:value-type="float">
            <text:p>561,37</text:p>
          </table:table-cell>
          <table:table-cell office:value-type="float" office:value="561.35" calcext:value-type="float">
            <text:p>561,35</text:p>
          </table:table-cell>
          <table:table-cell office:value-type="float" office:value="561.52" calcext:value-type="float">
            <text:p>561,52</text:p>
          </table:table-cell>
          <table:table-cell office:value-type="float" office:value="562.59" calcext:value-type="float">
            <text:p>562,59</text:p>
          </table:table-cell>
          <table:table-cell table:number-columns-repeated="2" office:value-type="float" office:value="561.53" calcext:value-type="float">
            <text:p>561,53</text:p>
          </table:table-cell>
          <table:table-cell office:value-type="float" office:value="604.74" calcext:value-type="float">
            <text:p>604,74</text:p>
          </table:table-cell>
          <table:table-cell table:number-columns-repeated="2" office:value-type="float" office:value="603.62" calcext:value-type="float">
            <text:p>603,62</text:p>
          </table:table-cell>
          <table:table-cell office:value-type="float" office:value="604.75" calcext:value-type="float">
            <text:p>604,75</text:p>
          </table:table-cell>
          <table:table-cell office:value-type="float" office:value="603.6" calcext:value-type="float">
            <text:p>603,6</text:p>
          </table:table-cell>
          <table:table-cell office:value-type="float" office:value="604.71" calcext:value-type="float">
            <text:p>604,71</text:p>
          </table:table-cell>
          <table:table-cell table:number-columns-repeated="3" office:value-type="float" office:value="604.74" calcext:value-type="float">
            <text:p>604,74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number-columns-repeated="6" office:value-type="float" office:value="489.3" calcext:value-type="float">
            <text:p>489,3</text:p>
          </table:table-cell>
          <table:table-cell table:number-columns-repeated="10" office:value-type="float" office:value="509.4" calcext:value-type="float">
            <text:p>509,4</text:p>
          </table:table-cell>
          <table:table-cell office:value-type="float" office:value="509.56" calcext:value-type="float">
            <text:p>509,56</text:p>
          </table:table-cell>
          <table:table-cell table:number-columns-repeated="6" office:value-type="float" office:value="509.72" calcext:value-type="float">
            <text:p>509,72</text:p>
          </table:table-cell>
          <table:table-cell office:value-type="float" office:value="519.2" calcext:value-type="float">
            <text:p>519,2</text:p>
          </table:table-cell>
          <table:table-cell office:value-type="float" office:value="522.2" calcext:value-type="float">
            <text:p>522,2</text:p>
          </table:table-cell>
          <table:table-cell table:number-columns-repeated="4" office:value-type="float" office:value="522.17" calcext:value-type="float">
            <text:p>522,17</text:p>
          </table:table-cell>
          <table:table-cell office:value-type="float" office:value="522.05" calcext:value-type="float">
            <text:p>522,05</text:p>
          </table:table-cell>
          <table:table-cell table:number-columns-repeated="6" office:value-type="float" office:value="543.95" calcext:value-type="float">
            <text:p>543,95</text:p>
          </table:table-cell>
          <table:table-cell table:number-columns-repeated="2" office:value-type="float" office:value="545.61" calcext:value-type="float">
            <text:p>545,61</text:p>
          </table:table-cell>
          <table:table-cell office:value-type="float" office:value="546.38" calcext:value-type="float">
            <text:p>546,38</text:p>
          </table:table-cell>
          <table:table-cell office:value-type="float" office:value="547.38" calcext:value-type="float">
            <text:p>547,38</text:p>
          </table:table-cell>
          <table:table-cell office:value-type="float" office:value="546.62" calcext:value-type="float">
            <text:p>546,62</text:p>
          </table:table-cell>
          <table:table-cell table:number-columns-repeated="5" office:value-type="float" office:value="546.75" calcext:value-type="float">
            <text:p>546,75</text:p>
          </table:table-cell>
          <table:table-cell office:value-type="float" office:value="546.62" calcext:value-type="float">
            <text:p>546,62</text:p>
          </table:table-cell>
          <table:table-cell office:value-type="float" office:value="546.78" calcext:value-type="float">
            <text:p>546,78</text:p>
          </table:table-cell>
          <table:table-cell office:value-type="float" office:value="554.96" calcext:value-type="float">
            <text:p>554,96</text:p>
          </table:table-cell>
          <table:table-cell table:number-columns-repeated="7" office:value-type="float" office:value="557.03" calcext:value-type="float">
            <text:p>557,03</text:p>
          </table:table-cell>
          <table:table-cell table:number-columns-repeated="3" office:value-type="float" office:value="556.91" calcext:value-type="float">
            <text:p>556,91</text:p>
          </table:table-cell>
          <table:table-cell office:value-type="float" office:value="557.28" calcext:value-type="float">
            <text:p>557,28</text:p>
          </table:table-cell>
          <table:table-cell table:number-columns-repeated="2" office:value-type="float" office:value="612.19" calcext:value-type="float">
            <text:p>612,19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3" office:value-type="float" office:value="474.53" calcext:value-type="float">
            <text:p>474,53</text:p>
          </table:table-cell>
          <table:table-cell office:value-type="float" office:value="474.64" calcext:value-type="float">
            <text:p>474,64</text:p>
          </table:table-cell>
          <table:table-cell table:number-columns-repeated="7" office:value-type="float" office:value="492.96" calcext:value-type="float">
            <text:p>492,96</text:p>
          </table:table-cell>
          <table:table-cell office:value-type="float" office:value="492.95" calcext:value-type="float">
            <text:p>492,95</text:p>
          </table:table-cell>
          <table:table-cell table:number-columns-repeated="3" office:value-type="float" office:value="493.86" calcext:value-type="float">
            <text:p>493,86</text:p>
          </table:table-cell>
          <table:table-cell office:value-type="float" office:value="494.44" calcext:value-type="float">
            <text:p>494,44</text:p>
          </table:table-cell>
          <table:table-cell table:number-columns-repeated="2" office:value-type="float" office:value="493.86" calcext:value-type="float">
            <text:p>493,86</text:p>
          </table:table-cell>
          <table:table-cell table:number-columns-repeated="6" office:value-type="float" office:value="505.56" calcext:value-type="float">
            <text:p>505,56</text:p>
          </table:table-cell>
          <table:table-cell table:number-columns-repeated="2" office:value-type="float" office:value="509.21" calcext:value-type="float">
            <text:p>509,21</text:p>
          </table:table-cell>
          <table:table-cell table:number-columns-repeated="2" office:value-type="float" office:value="509.09" calcext:value-type="float">
            <text:p>509,09</text:p>
          </table:table-cell>
          <table:table-cell table:number-columns-repeated="2" office:value-type="float" office:value="509.21" calcext:value-type="float">
            <text:p>509,21</text:p>
          </table:table-cell>
          <table:table-cell table:number-columns-repeated="6" office:value-type="float" office:value="522.86" calcext:value-type="float">
            <text:p>522,86</text:p>
          </table:table-cell>
          <table:table-cell office:value-type="float" office:value="527.42" calcext:value-type="float">
            <text:p>527,42</text:p>
          </table:table-cell>
          <table:table-cell office:value-type="float" office:value="527.87" calcext:value-type="float">
            <text:p>527,87</text:p>
          </table:table-cell>
          <table:table-cell table:number-columns-repeated="9" office:value-type="float" office:value="528.33" calcext:value-type="float">
            <text:p>528,33</text:p>
          </table:table-cell>
          <table:table-cell office:value-type="float" office:value="528.21" calcext:value-type="float">
            <text:p>528,21</text:p>
          </table:table-cell>
          <table:table-cell table:number-columns-repeated="6" office:value-type="float" office:value="535.8" calcext:value-type="float">
            <text:p>535,8</text:p>
          </table:table-cell>
          <table:table-cell table:number-columns-repeated="4" office:value-type="float" office:value="535.95" calcext:value-type="float">
            <text:p>535,95</text:p>
          </table:table-cell>
          <table:table-cell table:number-columns-repeated="2" office:value-type="float" office:value="537.94" calcext:value-type="float">
            <text:p>537,94</text:p>
          </table:table-cell>
          <table:table-cell office:value-type="float" office:value="553.4" calcext:value-type="float">
            <text:p>553,4</text:p>
          </table:table-cell>
          <table:table-cell office:value-type="float" office:value="567.49" calcext:value-type="float">
            <text:p>567,49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number-columns-repeated="3" office:value-type="float" office:value="520" calcext:value-type="float">
            <text:p>520</text:p>
          </table:table-cell>
          <table:table-cell office:value-type="float" office:value="529.59" calcext:value-type="float">
            <text:p>529,59</text:p>
          </table:table-cell>
          <table:table-cell table:number-columns-repeated="6" office:value-type="float" office:value="551.27" calcext:value-type="float">
            <text:p>551,27</text:p>
          </table:table-cell>
          <table:table-cell office:value-type="float" office:value="551.95" calcext:value-type="float">
            <text:p>551,95</text:p>
          </table:table-cell>
          <table:table-cell office:value-type="float" office:value="552.98" calcext:value-type="float">
            <text:p>552,98</text:p>
          </table:table-cell>
          <table:table-cell table:number-columns-repeated="5" office:value-type="float" office:value="552.13" calcext:value-type="float">
            <text:p>552,13</text:p>
          </table:table-cell>
          <table:table-cell table:number-columns-repeated="2" office:value-type="float" office:value="563" calcext:value-type="float">
            <text:p>563</text:p>
          </table:table-cell>
          <table:table-cell table:number-columns-repeated="5" office:value-type="float" office:value="563.15" calcext:value-type="float">
            <text:p>563,15</text:p>
          </table:table-cell>
          <table:table-cell office:value-type="float" office:value="564.16" calcext:value-type="float">
            <text:p>564,16</text:p>
          </table:table-cell>
          <table:table-cell office:value-type="float" office:value="564.32" calcext:value-type="float">
            <text:p>564,32</text:p>
          </table:table-cell>
          <table:table-cell table:number-columns-repeated="2" office:value-type="float" office:value="582.26" calcext:value-type="float">
            <text:p>582,26</text:p>
          </table:table-cell>
          <table:table-cell table:number-columns-repeated="2" office:value-type="float" office:value="581.75" calcext:value-type="float">
            <text:p>581,75</text:p>
          </table:table-cell>
          <table:table-cell table:number-columns-repeated="3" office:value-type="float" office:value="581.49" calcext:value-type="float">
            <text:p>581,49</text:p>
          </table:table-cell>
          <table:table-cell table:number-columns-repeated="2" office:value-type="float" office:value="581.47" calcext:value-type="float">
            <text:p>581,47</text:p>
          </table:table-cell>
          <table:table-cell office:value-type="float" office:value="580.36" calcext:value-type="float">
            <text:p>580,36</text:p>
          </table:table-cell>
          <table:table-cell office:value-type="float" office:value="581.88" calcext:value-type="float">
            <text:p>581,88</text:p>
          </table:table-cell>
          <table:table-cell office:value-type="float" office:value="582.99" calcext:value-type="float">
            <text:p>582,99</text:p>
          </table:table-cell>
          <table:table-cell office:value-type="float" office:value="607.7" calcext:value-type="float">
            <text:p>607,7</text:p>
          </table:table-cell>
          <table:table-cell office:value-type="float" office:value="607.71" calcext:value-type="float">
            <text:p>607,71</text:p>
          </table:table-cell>
          <table:table-cell office:value-type="float" office:value="607.7" calcext:value-type="float">
            <text:p>607,7</text:p>
          </table:table-cell>
          <table:table-cell office:value-type="float" office:value="606.55" calcext:value-type="float">
            <text:p>606,55</text:p>
          </table:table-cell>
          <table:table-cell office:value-type="float" office:value="606.82" calcext:value-type="float">
            <text:p>606,82</text:p>
          </table:table-cell>
          <table:table-cell table:number-columns-repeated="3" office:value-type="float" office:value="607.98" calcext:value-type="float">
            <text:p>607,98</text:p>
          </table:table-cell>
          <table:table-cell office:value-type="float" office:value="607.7" calcext:value-type="float">
            <text:p>607,7</text:p>
          </table:table-cell>
          <table:table-cell office:value-type="float" office:value="607.56" calcext:value-type="float">
            <text:p>607,56</text:p>
          </table:table-cell>
          <table:table-cell office:value-type="float" office:value="609.95" calcext:value-type="float">
            <text:p>609,95</text:p>
          </table:table-cell>
          <table:table-cell office:value-type="float" office:value="610.21" calcext:value-type="float">
            <text:p>610,21</text:p>
          </table:table-cell>
          <table:table-cell table:number-columns-repeated="3" office:value-type="float" office:value="627.41" calcext:value-type="float">
            <text:p>627,41</text:p>
          </table:table-cell>
          <table:table-cell table:number-columns-repeated="2" office:value-type="float" office:value="639.34" calcext:value-type="float">
            <text:p>639,34</text:p>
          </table:table-cell>
          <table:table-cell office:value-type="float" office:value="641.87" calcext:value-type="float">
            <text:p>641,87</text:p>
          </table:table-cell>
          <table:table-cell table:number-columns-repeated="2" office:value-type="float" office:value="643.09" calcext:value-type="float">
            <text:p>643,09</text:p>
          </table:table-cell>
          <table:table-cell office:value-type="float" office:value="640.55" calcext:value-type="float">
            <text:p>640,55</text:p>
          </table:table-cell>
          <table:table-cell office:value-type="float" office:value="643.09" calcext:value-type="float">
            <text:p>643,09</text:p>
          </table:table-cell>
          <table:table-cell table:number-columns-repeated="2" office:value-type="float" office:value="652.72" calcext:value-type="float">
            <text:p>652,72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number-columns-repeated="2" office:value-type="float" office:value="516.31" calcext:value-type="float">
            <text:p>516,31</text:p>
          </table:table-cell>
          <table:table-cell table:number-columns-repeated="2" office:value-type="float" office:value="552.65" calcext:value-type="float">
            <text:p>552,65</text:p>
          </table:table-cell>
          <table:table-cell office:value-type="float" office:value="553.06" calcext:value-type="float">
            <text:p>553,06</text:p>
          </table:table-cell>
          <table:table-cell office:value-type="float" office:value="552.67" calcext:value-type="float">
            <text:p>552,67</text:p>
          </table:table-cell>
          <table:table-cell office:value-type="float" office:value="552.5" calcext:value-type="float">
            <text:p>552,5</text:p>
          </table:table-cell>
          <table:table-cell office:value-type="float" office:value="553.09" calcext:value-type="float">
            <text:p>553,09</text:p>
          </table:table-cell>
          <table:table-cell office:value-type="float" office:value="553.07" calcext:value-type="float">
            <text:p>553,07</text:p>
          </table:table-cell>
          <table:table-cell office:value-type="float" office:value="552.92" calcext:value-type="float">
            <text:p>552,92</text:p>
          </table:table-cell>
          <table:table-cell office:value-type="float" office:value="552.84" calcext:value-type="float">
            <text:p>552,84</text:p>
          </table:table-cell>
          <table:table-cell office:value-type="float" office:value="552.92" calcext:value-type="float">
            <text:p>552,92</text:p>
          </table:table-cell>
          <table:table-cell office:value-type="float" office:value="552.84" calcext:value-type="float">
            <text:p>552,84</text:p>
          </table:table-cell>
          <table:table-cell table:number-columns-repeated="2" office:value-type="float" office:value="553.09" calcext:value-type="float">
            <text:p>553,09</text:p>
          </table:table-cell>
          <table:table-cell table:number-columns-repeated="5" office:value-type="float" office:value="569.58" calcext:value-type="float">
            <text:p>569,58</text:p>
          </table:table-cell>
          <table:table-cell table:number-columns-repeated="4" office:value-type="float" office:value="569.14" calcext:value-type="float">
            <text:p>569,14</text:p>
          </table:table-cell>
          <table:table-cell table:number-columns-repeated="5" office:value-type="float" office:value="592.25" calcext:value-type="float">
            <text:p>592,25</text:p>
          </table:table-cell>
          <table:table-cell table:number-columns-repeated="3" office:value-type="float" office:value="592.02" calcext:value-type="float">
            <text:p>592,02</text:p>
          </table:table-cell>
          <table:table-cell table:number-columns-repeated="3" office:value-type="float" office:value="591.63" calcext:value-type="float">
            <text:p>591,63</text:p>
          </table:table-cell>
          <table:table-cell office:value-type="float" office:value="609.25" calcext:value-type="float">
            <text:p>609,25</text:p>
          </table:table-cell>
          <table:table-cell table:number-columns-repeated="3" office:value-type="float" office:value="597.84" calcext:value-type="float">
            <text:p>597,84</text:p>
          </table:table-cell>
          <table:table-cell table:number-columns-repeated="7" office:value-type="float" office:value="609.25" calcext:value-type="float">
            <text:p>609,25</text:p>
          </table:table-cell>
          <table:table-cell table:number-columns-repeated="2" office:value-type="float" office:value="607.75" calcext:value-type="float">
            <text:p>607,75</text:p>
          </table:table-cell>
          <table:table-cell office:value-type="float" office:value="627.55" calcext:value-type="float">
            <text:p>627,55</text:p>
          </table:table-cell>
          <table:table-cell office:value-type="float" office:value="627.21" calcext:value-type="float">
            <text:p>627,21</text:p>
          </table:table-cell>
          <table:table-cell table:number-columns-repeated="4" office:value-type="float" office:value="627.79" calcext:value-type="float">
            <text:p>627,79</text:p>
          </table:table-cell>
          <table:table-cell table:number-columns-repeated="3" office:value-type="float" office:value="627.75" calcext:value-type="float">
            <text:p>627,75</text:p>
          </table:table-cell>
          <table:table-cell table:number-columns-repeated="3" office:value-type="float" office:value="627.62" calcext:value-type="float">
            <text:p>627,62</text:p>
          </table:table-cell>
          <table:table-cell table:number-columns-repeated="2" office:value-type="float" office:value="629.34" calcext:value-type="float">
            <text:p>629,34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table:number-columns-repeated="5" office:value-type="float" office:value="531.53" calcext:value-type="float">
            <text:p>531,53</text:p>
          </table:table-cell>
          <table:table-cell office:value-type="float" office:value="537.44" calcext:value-type="float">
            <text:p>537,44</text:p>
          </table:table-cell>
          <table:table-cell office:value-type="float" office:value="551.39" calcext:value-type="float">
            <text:p>551,39</text:p>
          </table:table-cell>
          <table:table-cell table:number-columns-repeated="3" office:value-type="float" office:value="552.64" calcext:value-type="float">
            <text:p>552,64</text:p>
          </table:table-cell>
          <table:table-cell office:value-type="float" office:value="551.42" calcext:value-type="float">
            <text:p>551,42</text:p>
          </table:table-cell>
          <table:table-cell table:number-columns-repeated="2" office:value-type="float" office:value="547.98" calcext:value-type="float">
            <text:p>547,98</text:p>
          </table:table-cell>
          <table:table-cell table:number-columns-repeated="4" office:value-type="float" office:value="548.24" calcext:value-type="float">
            <text:p>548,24</text:p>
          </table:table-cell>
          <table:table-cell office:value-type="float" office:value="553.79" calcext:value-type="float">
            <text:p>553,79</text:p>
          </table:table-cell>
          <table:table-cell office:value-type="float" office:value="555.11" calcext:value-type="float">
            <text:p>555,11</text:p>
          </table:table-cell>
          <table:table-cell office:value-type="float" office:value="558.13" calcext:value-type="float">
            <text:p>558,13</text:p>
          </table:table-cell>
          <table:table-cell office:value-type="float" office:value="556.08" calcext:value-type="float">
            <text:p>556,08</text:p>
          </table:table-cell>
          <table:table-cell office:value-type="float" office:value="556.16" calcext:value-type="float">
            <text:p>556,16</text:p>
          </table:table-cell>
          <table:table-cell office:value-type="float" office:value="556.19" calcext:value-type="float">
            <text:p>556,19</text:p>
          </table:table-cell>
          <table:table-cell office:value-type="float" office:value="556.16" calcext:value-type="float">
            <text:p>556,16</text:p>
          </table:table-cell>
          <table:table-cell table:number-columns-repeated="2" office:value-type="float" office:value="557.12" calcext:value-type="float">
            <text:p>557,12</text:p>
          </table:table-cell>
          <table:table-cell table:number-columns-repeated="2" office:value-type="float" office:value="556.33" calcext:value-type="float">
            <text:p>556,33</text:p>
          </table:table-cell>
          <table:table-cell office:value-type="float" office:value="561.93" calcext:value-type="float">
            <text:p>561,93</text:p>
          </table:table-cell>
          <table:table-cell office:value-type="float" office:value="569.79" calcext:value-type="float">
            <text:p>569,79</text:p>
          </table:table-cell>
          <table:table-cell table:number-columns-repeated="2" office:value-type="float" office:value="578.91" calcext:value-type="float">
            <text:p>578,91</text:p>
          </table:table-cell>
          <table:table-cell table:number-columns-repeated="2" office:value-type="float" office:value="584.53" calcext:value-type="float">
            <text:p>584,53</text:p>
          </table:table-cell>
          <table:table-cell office:value-type="float" office:value="584.17" calcext:value-type="float">
            <text:p>584,17</text:p>
          </table:table-cell>
          <table:table-cell office:value-type="float" office:value="584.2" calcext:value-type="float">
            <text:p>584,2</text:p>
          </table:table-cell>
          <table:table-cell table:number-columns-repeated="2" office:value-type="float" office:value="584.17" calcext:value-type="float">
            <text:p>584,17</text:p>
          </table:table-cell>
          <table:table-cell table:number-columns-repeated="3" office:value-type="float" office:value="584.53" calcext:value-type="float">
            <text:p>584,53</text:p>
          </table:table-cell>
          <table:table-cell table:number-columns-repeated="4" office:value-type="float" office:value="601.55" calcext:value-type="float">
            <text:p>601,55</text:p>
          </table:table-cell>
          <table:table-cell office:value-type="float" office:value="599.75" calcext:value-type="float">
            <text:p>599,75</text:p>
          </table:table-cell>
          <table:table-cell table:number-columns-repeated="3" office:value-type="float" office:value="599.51" calcext:value-type="float">
            <text:p>599,51</text:p>
          </table:table-cell>
          <table:table-cell table:number-columns-repeated="4" office:value-type="float" office:value="599.75" calcext:value-type="float">
            <text:p>599,75</text:p>
          </table:table-cell>
          <table:table-cell office:value-type="float" office:value="621.48" calcext:value-type="float">
            <text:p>621,48</text:p>
          </table:table-cell>
          <table:table-cell office:value-type="float" office:value="632.99" calcext:value-type="float">
            <text:p>632,99</text:p>
          </table:table-cell>
          <table:table-cell table:number-columns-repeated="2" office:value-type="float" office:value="620.68" calcext:value-type="float">
            <text:p>620,68</text:p>
          </table:table-cell>
          <table:table-cell office:value-type="float" office:value="620.73" calcext:value-type="float">
            <text:p>620,73</text:p>
          </table:table-cell>
          <table:table-cell office:value-type="float" office:value="620.72" calcext:value-type="float">
            <text:p>620,72</text:p>
          </table:table-cell>
          <table:table-cell office:value-type="float" office:value="635.45" calcext:value-type="float">
            <text:p>635,45</text:p>
          </table:table-cell>
          <table:table-cell table:number-columns-repeated="2" office:value-type="float" office:value="636.83" calcext:value-type="float">
            <text:p>636,83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3" office:value-type="float" office:value="704.86" calcext:value-type="float">
            <text:p>704,86</text:p>
          </table:table-cell>
          <table:table-cell table:number-columns-repeated="2" office:value-type="float" office:value="702.84" calcext:value-type="float">
            <text:p>702,84</text:p>
          </table:table-cell>
          <table:table-cell office:value-type="float" office:value="704.89" calcext:value-type="float">
            <text:p>704,89</text:p>
          </table:table-cell>
          <table:table-cell office:value-type="float" office:value="736.37" calcext:value-type="float">
            <text:p>736,37</text:p>
          </table:table-cell>
          <table:table-cell table:number-columns-repeated="7" office:value-type="float" office:value="734.25" calcext:value-type="float">
            <text:p>734,25</text:p>
          </table:table-cell>
          <table:table-cell table:number-columns-repeated="2" office:value-type="float" office:value="720.18" calcext:value-type="float">
            <text:p>720,18</text:p>
          </table:table-cell>
          <table:table-cell office:value-type="float" office:value="734.25" calcext:value-type="float">
            <text:p>734,25</text:p>
          </table:table-cell>
          <table:table-cell table:number-columns-repeated="2" office:value-type="float" office:value="744.22" calcext:value-type="float">
            <text:p>744,22</text:p>
          </table:table-cell>
          <table:table-cell office:value-type="float" office:value="744.23" calcext:value-type="float">
            <text:p>744,23</text:p>
          </table:table-cell>
          <table:table-cell office:value-type="float" office:value="745.64" calcext:value-type="float">
            <text:p>745,64</text:p>
          </table:table-cell>
          <table:table-cell table:number-columns-repeated="2" office:value-type="float" office:value="747.06" calcext:value-type="float">
            <text:p>747,06</text:p>
          </table:table-cell>
          <table:table-cell table:number-columns-repeated="2" office:value-type="float" office:value="745.94" calcext:value-type="float">
            <text:p>745,94</text:p>
          </table:table-cell>
          <table:table-cell table:number-columns-repeated="4" office:value-type="float" office:value="731.7" calcext:value-type="float">
            <text:p>731,7</text:p>
          </table:table-cell>
          <table:table-cell table:number-columns-repeated="3" office:value-type="float" office:value="739.33" calcext:value-type="float">
            <text:p>739,33</text:p>
          </table:table-cell>
          <table:table-cell office:value-type="float" office:value="763.89" calcext:value-type="float">
            <text:p>763,89</text:p>
          </table:table-cell>
          <table:table-cell table:number-columns-repeated="2" office:value-type="float" office:value="765.17" calcext:value-type="float">
            <text:p>765,17</text:p>
          </table:table-cell>
          <table:table-cell table:number-columns-repeated="2" office:value-type="float" office:value="766.34" calcext:value-type="float">
            <text:p>766,34</text:p>
          </table:table-cell>
          <table:table-cell office:value-type="float" office:value="767.57" calcext:value-type="float">
            <text:p>767,57</text:p>
          </table:table-cell>
          <table:table-cell office:value-type="float" office:value="766.4" calcext:value-type="float">
            <text:p>766,4</text:p>
          </table:table-cell>
          <table:table-cell table:number-columns-repeated="2" office:value-type="float" office:value="791.72" calcext:value-type="float">
            <text:p>791,72</text:p>
          </table:table-cell>
          <table:table-cell office:value-type="float" office:value="791.94" calcext:value-type="float">
            <text:p>791,94</text:p>
          </table:table-cell>
          <table:table-cell office:value-type="float" office:value="790.72" calcext:value-type="float">
            <text:p>790,72</text:p>
          </table:table-cell>
          <table:table-cell table:number-columns-repeated="3" office:value-type="float" office:value="791.05" calcext:value-type="float">
            <text:p>791,05</text:p>
          </table:table-cell>
          <table:table-cell office:value-type="float" office:value="790.84" calcext:value-type="float">
            <text:p>790,84</text:p>
          </table:table-cell>
          <table:table-cell office:value-type="float" office:value="789.29" calcext:value-type="float">
            <text:p>789,29</text:p>
          </table:table-cell>
          <table:table-cell office:value-type="float" office:value="791.05" calcext:value-type="float">
            <text:p>791,05</text:p>
          </table:table-cell>
          <table:table-cell table:number-columns-repeated="3" office:value-type="float" office:value="806.54" calcext:value-type="float">
            <text:p>806,54</text:p>
          </table:table-cell>
          <table:table-cell office:value-type="float" office:value="850.55" calcext:value-type="float">
            <text:p>850,55</text:p>
          </table:table-cell>
          <table:table-cell table:number-columns-repeated="2" office:value-type="float" office:value="852.45" calcext:value-type="float">
            <text:p>852,45</text:p>
          </table:table-cell>
          <table:table-cell office:value-type="float" office:value="850.82" calcext:value-type="float">
            <text:p>850,82</text:p>
          </table:table-cell>
          <table:table-cell office:value-type="float" office:value="836.14" calcext:value-type="float">
            <text:p>836,14</text:p>
          </table:table-cell>
          <table:table-cell office:value-type="float" office:value="835.91" calcext:value-type="float">
            <text:p>835,91</text:p>
          </table:table-cell>
          <table:table-cell table:number-columns-repeated="2" office:value-type="float" office:value="852.45" calcext:value-type="float">
            <text:p>852,45</text:p>
          </table:table-cell>
          <table:table-cell table:number-columns-repeated="2" office:value-type="float" office:value="852.23" calcext:value-type="float">
            <text:p>852,23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number-columns-repeated="2" office:value-type="float" office:value="681.8" calcext:value-type="float">
            <text:p>681,8</text:p>
          </table:table-cell>
          <table:table-cell table:number-columns-repeated="2" office:value-type="float" office:value="681.82" calcext:value-type="float">
            <text:p>681,82</text:p>
          </table:table-cell>
          <table:table-cell office:value-type="float" office:value="679.82" calcext:value-type="float">
            <text:p>679,82</text:p>
          </table:table-cell>
          <table:table-cell office:value-type="float" office:value="692.38" calcext:value-type="float">
            <text:p>692,38</text:p>
          </table:table-cell>
          <table:table-cell office:value-type="float" office:value="690.34" calcext:value-type="float">
            <text:p>690,34</text:p>
          </table:table-cell>
          <table:table-cell office:value-type="float" office:value="703.37" calcext:value-type="float">
            <text:p>703,37</text:p>
          </table:table-cell>
          <table:table-cell table:number-columns-repeated="2" office:value-type="float" office:value="703.35" calcext:value-type="float">
            <text:p>703,35</text:p>
          </table:table-cell>
          <table:table-cell office:value-type="float" office:value="703.68" calcext:value-type="float">
            <text:p>703,68</text:p>
          </table:table-cell>
          <table:table-cell table:number-columns-repeated="4" office:value-type="float" office:value="710.48" calcext:value-type="float">
            <text:p>710,48</text:p>
          </table:table-cell>
          <table:table-cell office:value-type="float" office:value="711.16" calcext:value-type="float">
            <text:p>711,16</text:p>
          </table:table-cell>
          <table:table-cell office:value-type="float" office:value="735.71" calcext:value-type="float">
            <text:p>735,71</text:p>
          </table:table-cell>
          <table:table-cell office:value-type="float" office:value="738.68" calcext:value-type="float">
            <text:p>738,68</text:p>
          </table:table-cell>
          <table:table-cell office:value-type="float" office:value="731.53" calcext:value-type="float">
            <text:p>731,53</text:p>
          </table:table-cell>
          <table:table-cell table:number-columns-repeated="3" office:value-type="float" office:value="733.19" calcext:value-type="float">
            <text:p>733,19</text:p>
          </table:table-cell>
          <table:table-cell office:value-type="float" office:value="733.61" calcext:value-type="float">
            <text:p>733,61</text:p>
          </table:table-cell>
          <table:table-cell office:value-type="float" office:value="733.6" calcext:value-type="float">
            <text:p>733,6</text:p>
          </table:table-cell>
          <table:table-cell office:value-type="float" office:value="721.18" calcext:value-type="float">
            <text:p>721,18</text:p>
          </table:table-cell>
          <table:table-cell office:value-type="float" office:value="721.19" calcext:value-type="float">
            <text:p>721,19</text:p>
          </table:table-cell>
          <table:table-cell office:value-type="float" office:value="719.93" calcext:value-type="float">
            <text:p>719,93</text:p>
          </table:table-cell>
          <table:table-cell office:value-type="float" office:value="720.74" calcext:value-type="float">
            <text:p>720,74</text:p>
          </table:table-cell>
          <table:table-cell office:value-type="float" office:value="717.47" calcext:value-type="float">
            <text:p>717,47</text:p>
          </table:table-cell>
          <table:table-cell office:value-type="float" office:value="726.74" calcext:value-type="float">
            <text:p>726,74</text:p>
          </table:table-cell>
          <table:table-cell office:value-type="float" office:value="729.86" calcext:value-type="float">
            <text:p>729,86</text:p>
          </table:table-cell>
          <table:table-cell office:value-type="float" office:value="727.02" calcext:value-type="float">
            <text:p>727,02</text:p>
          </table:table-cell>
          <table:table-cell table:number-columns-repeated="3" office:value-type="float" office:value="729.93" calcext:value-type="float">
            <text:p>729,93</text:p>
          </table:table-cell>
          <table:table-cell office:value-type="float" office:value="735.25" calcext:value-type="float">
            <text:p>735,25</text:p>
          </table:table-cell>
          <table:table-cell office:value-type="float" office:value="736.77" calcext:value-type="float">
            <text:p>736,77</text:p>
          </table:table-cell>
          <table:table-cell table:number-columns-repeated="5" office:value-type="float" office:value="735.25" calcext:value-type="float">
            <text:p>735,25</text:p>
          </table:table-cell>
          <table:table-cell office:value-type="float" office:value="743.93" calcext:value-type="float">
            <text:p>743,93</text:p>
          </table:table-cell>
          <table:table-cell table:number-columns-repeated="2" office:value-type="float" office:value="742.85" calcext:value-type="float">
            <text:p>742,85</text:p>
          </table:table-cell>
          <table:table-cell table:number-columns-repeated="4" office:value-type="float" office:value="743.52" calcext:value-type="float">
            <text:p>743,52</text:p>
          </table:table-cell>
          <table:table-cell table:number-columns-repeated="2" office:value-type="float" office:value="743.76" calcext:value-type="float">
            <text:p>743,76</text:p>
          </table:table-cell>
          <table:table-cell table:number-columns-repeated="2" office:value-type="float" office:value="746.71" calcext:value-type="float">
            <text:p>746,71</text:p>
          </table:table-cell>
          <table:table-cell table:number-columns-repeated="4" office:value-type="float" office:value="787.82" calcext:value-type="float">
            <text:p>787,82</text:p>
          </table:table-cell>
          <table:table-cell office:value-type="float" office:value="798.14" calcext:value-type="float">
            <text:p>798,14</text:p>
          </table:table-cell>
          <table:table-cell office:value-type="float" office:value="800.32" calcext:value-type="float">
            <text:p>800,32</text:p>
          </table:table-cell>
          <table:table-cell table:number-columns-repeated="2" office:value-type="float" office:value="802.7" calcext:value-type="float">
            <text:p>802,7</text:p>
          </table:table-cell>
          <table:table-cell office:value-type="float" office:value="800.14" calcext:value-type="float">
            <text:p>800,14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number-columns-repeated="6" office:value-type="float" office:value="643.13" calcext:value-type="float">
            <text:p>643,13</text:p>
          </table:table-cell>
          <table:table-cell table:number-columns-repeated="6" office:value-type="float" office:value="664.9" calcext:value-type="float">
            <text:p>664,9</text:p>
          </table:table-cell>
          <table:table-cell table:number-columns-repeated="6" office:value-type="float" office:value="666.83" calcext:value-type="float">
            <text:p>666,83</text:p>
          </table:table-cell>
          <table:table-cell table:number-columns-repeated="2" office:value-type="float" office:value="688.03" calcext:value-type="float">
            <text:p>688,03</text:p>
          </table:table-cell>
          <table:table-cell office:value-type="float" office:value="687.8" calcext:value-type="float">
            <text:p>687,8</text:p>
          </table:table-cell>
          <table:table-cell office:value-type="float" office:value="688.03" calcext:value-type="float">
            <text:p>688,03</text:p>
          </table:table-cell>
          <table:table-cell table:number-columns-repeated="7" office:value-type="float" office:value="687.8" calcext:value-type="float">
            <text:p>687,8</text:p>
          </table:table-cell>
          <table:table-cell office:value-type="float" office:value="685.81" calcext:value-type="float">
            <text:p>685,81</text:p>
          </table:table-cell>
          <table:table-cell table:number-columns-repeated="2" office:value-type="float" office:value="718.76" calcext:value-type="float">
            <text:p>718,76</text:p>
          </table:table-cell>
          <table:table-cell table:number-columns-repeated="9" office:value-type="float" office:value="705.9" calcext:value-type="float">
            <text:p>705,9</text:p>
          </table:table-cell>
          <table:table-cell table:number-columns-repeated="3" office:value-type="float" office:value="718.91" calcext:value-type="float">
            <text:p>718,91</text:p>
          </table:table-cell>
          <table:table-cell office:value-type="float" office:value="718.76" calcext:value-type="float">
            <text:p>718,76</text:p>
          </table:table-cell>
          <table:table-cell table:number-columns-repeated="2" office:value-type="float" office:value="718.91" calcext:value-type="float">
            <text:p>718,91</text:p>
          </table:table-cell>
          <table:table-cell table:number-columns-repeated="2" office:value-type="float" office:value="721.52" calcext:value-type="float">
            <text:p>721,52</text:p>
          </table:table-cell>
          <table:table-cell table:number-columns-repeated="2" office:value-type="float" office:value="721.76" calcext:value-type="float">
            <text:p>721,76</text:p>
          </table:table-cell>
          <table:table-cell office:value-type="float" office:value="723.48" calcext:value-type="float">
            <text:p>723,48</text:p>
          </table:table-cell>
          <table:table-cell office:value-type="float" office:value="726.99" calcext:value-type="float">
            <text:p>726,99</text:p>
          </table:table-cell>
          <table:table-cell office:value-type="float" office:value="790.95" calcext:value-type="float">
            <text:p>790,95</text:p>
          </table:table-cell>
          <table:table-cell office:value-type="float" office:value="805.52" calcext:value-type="float">
            <text:p>805,52</text:p>
          </table:table-cell>
          <table:table-cell office:value-type="float" office:value="790.95" calcext:value-type="float">
            <text:p>790,95</text:p>
          </table:table-cell>
          <table:table-cell office:value-type="float" office:value="805.29" calcext:value-type="float">
            <text:p>805,29</text:p>
          </table:table-cell>
          <table:table-cell office:value-type="float" office:value="791.12" calcext:value-type="float">
            <text:p>791,12</text:p>
          </table:table-cell>
          <table:table-cell table:number-columns-repeated="2" office:value-type="float" office:value="790.95" calcext:value-type="float">
            <text:p>790,95</text:p>
          </table:table-cell>
          <table:table-cell office:value-type="float" office:value="791.12" calcext:value-type="float">
            <text:p>791,12</text:p>
          </table:table-cell>
          <table:table-cell office:value-type="float" office:value="791.35" calcext:value-type="float">
            <text:p>791,35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number-columns-repeated="2" office:value-type="float" office:value="692.9" calcext:value-type="float">
            <text:p>692,9</text:p>
          </table:table-cell>
          <table:table-cell office:value-type="float" office:value="692.56" calcext:value-type="float">
            <text:p>692,56</text:p>
          </table:table-cell>
          <table:table-cell table:number-columns-repeated="2" office:value-type="float" office:value="692.67" calcext:value-type="float">
            <text:p>692,67</text:p>
          </table:table-cell>
          <table:table-cell office:value-type="float" office:value="725.22" calcext:value-type="float">
            <text:p>725,22</text:p>
          </table:table-cell>
          <table:table-cell office:value-type="float" office:value="727.34" calcext:value-type="float">
            <text:p>727,34</text:p>
          </table:table-cell>
          <table:table-cell table:number-columns-repeated="2" office:value-type="float" office:value="736.6" calcext:value-type="float">
            <text:p>736,6</text:p>
          </table:table-cell>
          <table:table-cell office:value-type="float" office:value="736.91" calcext:value-type="float">
            <text:p>736,91</text:p>
          </table:table-cell>
          <table:table-cell office:value-type="float" office:value="735.83" calcext:value-type="float">
            <text:p>735,83</text:p>
          </table:table-cell>
          <table:table-cell table:number-columns-repeated="2" office:value-type="float" office:value="735.82" calcext:value-type="float">
            <text:p>735,82</text:p>
          </table:table-cell>
          <table:table-cell office:value-type="float" office:value="735.52" calcext:value-type="float">
            <text:p>735,52</text:p>
          </table:table-cell>
          <table:table-cell table:number-columns-repeated="2" office:value-type="float" office:value="739.54" calcext:value-type="float">
            <text:p>739,54</text:p>
          </table:table-cell>
          <table:table-cell office:value-type="float" office:value="736.94" calcext:value-type="float">
            <text:p>736,94</text:p>
          </table:table-cell>
          <table:table-cell office:value-type="float" office:value="752.67" calcext:value-type="float">
            <text:p>752,67</text:p>
          </table:table-cell>
          <table:table-cell table:number-columns-repeated="4" office:value-type="float" office:value="756.91" calcext:value-type="float">
            <text:p>756,91</text:p>
          </table:table-cell>
          <table:table-cell office:value-type="float" office:value="757.28" calcext:value-type="float">
            <text:p>757,28</text:p>
          </table:table-cell>
          <table:table-cell table:number-columns-repeated="2" office:value-type="float" office:value="759.06" calcext:value-type="float">
            <text:p>759,06</text:p>
          </table:table-cell>
          <table:table-cell office:value-type="float" office:value="759.98" calcext:value-type="float">
            <text:p>759,98</text:p>
          </table:table-cell>
          <table:table-cell table:number-columns-repeated="2" office:value-type="float" office:value="760.02" calcext:value-type="float">
            <text:p>760,02</text:p>
          </table:table-cell>
          <table:table-cell office:value-type="float" office:value="759.48" calcext:value-type="float">
            <text:p>759,48</text:p>
          </table:table-cell>
          <table:table-cell office:value-type="float" office:value="766.08" calcext:value-type="float">
            <text:p>766,08</text:p>
          </table:table-cell>
          <table:table-cell office:value-type="float" office:value="768.08" calcext:value-type="float">
            <text:p>768,08</text:p>
          </table:table-cell>
          <table:table-cell office:value-type="float" office:value="798.39" calcext:value-type="float">
            <text:p>798,39</text:p>
          </table:table-cell>
          <table:table-cell office:value-type="float" office:value="796.81" calcext:value-type="float">
            <text:p>796,81</text:p>
          </table:table-cell>
          <table:table-cell office:value-type="float" office:value="797.27" calcext:value-type="float">
            <text:p>797,27</text:p>
          </table:table-cell>
          <table:table-cell office:value-type="float" office:value="803.23" calcext:value-type="float">
            <text:p>803,23</text:p>
          </table:table-cell>
          <table:table-cell office:value-type="float" office:value="803.6" calcext:value-type="float">
            <text:p>803,6</text:p>
          </table:table-cell>
          <table:table-cell office:value-type="float" office:value="803.23" calcext:value-type="float">
            <text:p>803,23</text:p>
          </table:table-cell>
          <table:table-cell table:number-columns-repeated="2" office:value-type="float" office:value="796.61" calcext:value-type="float">
            <text:p>796,61</text:p>
          </table:table-cell>
          <table:table-cell office:value-type="float" office:value="796.97" calcext:value-type="float">
            <text:p>796,97</text:p>
          </table:table-cell>
          <table:table-cell office:value-type="float" office:value="799.44" calcext:value-type="float">
            <text:p>799,44</text:p>
          </table:table-cell>
          <table:table-cell office:value-type="float" office:value="797.67" calcext:value-type="float">
            <text:p>797,67</text:p>
          </table:table-cell>
          <table:table-cell table:number-columns-repeated="2" office:value-type="float" office:value="799.13" calcext:value-type="float">
            <text:p>799,13</text:p>
          </table:table-cell>
          <table:table-cell office:value-type="float" office:value="798.76" calcext:value-type="float">
            <text:p>798,76</text:p>
          </table:table-cell>
          <table:table-cell office:value-type="float" office:value="805.6" calcext:value-type="float">
            <text:p>805,6</text:p>
          </table:table-cell>
          <table:table-cell office:value-type="float" office:value="807.68" calcext:value-type="float">
            <text:p>807,68</text:p>
          </table:table-cell>
          <table:table-cell office:value-type="float" office:value="815.93" calcext:value-type="float">
            <text:p>815,93</text:p>
          </table:table-cell>
          <table:table-cell office:value-type="float" office:value="815.57" calcext:value-type="float">
            <text:p>815,57</text:p>
          </table:table-cell>
          <table:table-cell table:number-columns-repeated="2" office:value-type="float" office:value="828.54" calcext:value-type="float">
            <text:p>828,54</text:p>
          </table:table-cell>
          <table:table-cell office:value-type="float" office:value="831.64" calcext:value-type="float">
            <text:p>831,64</text:p>
          </table:table-cell>
          <table:table-cell office:value-type="float" office:value="831.65" calcext:value-type="float">
            <text:p>831,65</text:p>
          </table:table-cell>
          <table:table-cell office:value-type="float" office:value="845.79" calcext:value-type="float">
            <text:p>845,79</text:p>
          </table:table-cell>
          <table:table-cell office:value-type="float" office:value="845.62" calcext:value-type="float">
            <text:p>845,62</text:p>
          </table:table-cell>
          <table:table-cell office:value-type="float" office:value="885.09" calcext:value-type="float">
            <text:p>885,09</text:p>
          </table:table-cell>
          <table:table-cell office:value-type="float" office:value="886.64" calcext:value-type="float">
            <text:p>886,64</text:p>
          </table:table-cell>
          <table:table-cell office:value-type="float" office:value="912.54" calcext:value-type="float">
            <text:p>912,54</text:p>
          </table:table-cell>
          <table:table-cell table:number-columns-repeated="2" office:value-type="float" office:value="897.01" calcext:value-type="float">
            <text:p>897,01</text:p>
          </table:table-cell>
          <table:table-cell office:value-type="float" office:value="916.48" calcext:value-type="float">
            <text:p>916,48</text:p>
          </table:table-cell>
          <table:table-cell office:value-type="float" office:value="900.96" calcext:value-type="float">
            <text:p>900,96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3" office:value-type="float" office:value="535.38" calcext:value-type="float">
            <text:p>535,38</text:p>
          </table:table-cell>
          <table:table-cell table:number-columns-repeated="3" office:value-type="float" office:value="535.67" calcext:value-type="float">
            <text:p>535,67</text:p>
          </table:table-cell>
          <table:table-cell office:value-type="float" office:value="559.64" calcext:value-type="float">
            <text:p>559,64</text:p>
          </table:table-cell>
          <table:table-cell table:number-columns-repeated="3" office:value-type="float" office:value="560.67" calcext:value-type="float">
            <text:p>560,67</text:p>
          </table:table-cell>
          <table:table-cell office:value-type="float" office:value="561.29" calcext:value-type="float">
            <text:p>561,29</text:p>
          </table:table-cell>
          <table:table-cell table:number-columns-repeated="3" office:value-type="float" office:value="551.27" calcext:value-type="float">
            <text:p>551,27</text:p>
          </table:table-cell>
          <table:table-cell office:value-type="float" office:value="550.65" calcext:value-type="float">
            <text:p>550,65</text:p>
          </table:table-cell>
          <table:table-cell table:number-columns-repeated="2" office:value-type="float" office:value="560.67" calcext:value-type="float">
            <text:p>560,67</text:p>
          </table:table-cell>
          <table:table-cell table:number-columns-repeated="2" office:value-type="float" office:value="566.46" calcext:value-type="float">
            <text:p>566,46</text:p>
          </table:table-cell>
          <table:table-cell table:number-columns-repeated="2" office:value-type="float" office:value="567.49" calcext:value-type="float">
            <text:p>567,49</text:p>
          </table:table-cell>
          <table:table-cell office:value-type="float" office:value="570.9" calcext:value-type="float">
            <text:p>570,9</text:p>
          </table:table-cell>
          <table:table-cell office:value-type="float" office:value="570.75" calcext:value-type="float">
            <text:p>570,75</text:p>
          </table:table-cell>
          <table:table-cell office:value-type="float" office:value="573.91" calcext:value-type="float">
            <text:p>573,91</text:p>
          </table:table-cell>
          <table:table-cell table:number-columns-repeated="4" office:value-type="float" office:value="573.75" calcext:value-type="float">
            <text:p>573,75</text:p>
          </table:table-cell>
          <table:table-cell office:value-type="float" office:value="584.61" calcext:value-type="float">
            <text:p>584,61</text:p>
          </table:table-cell>
          <table:table-cell table:number-columns-repeated="2" office:value-type="float" office:value="582.64" calcext:value-type="float">
            <text:p>582,64</text:p>
          </table:table-cell>
          <table:table-cell office:value-type="float" office:value="614.5" calcext:value-type="float">
            <text:p>614,5</text:p>
          </table:table-cell>
          <table:table-cell office:value-type="float" office:value="616.28" calcext:value-type="float">
            <text:p>616,28</text:p>
          </table:table-cell>
          <table:table-cell table:number-columns-repeated="2" office:value-type="float" office:value="615.78" calcext:value-type="float">
            <text:p>615,78</text:p>
          </table:table-cell>
          <table:table-cell office:value-type="float" office:value="615.81" calcext:value-type="float">
            <text:p>615,81</text:p>
          </table:table-cell>
          <table:table-cell table:number-columns-repeated="3" office:value-type="float" office:value="615.78" calcext:value-type="float">
            <text:p>615,78</text:p>
          </table:table-cell>
          <table:table-cell office:value-type="float" office:value="616.02" calcext:value-type="float">
            <text:p>616,02</text:p>
          </table:table-cell>
          <table:table-cell table:number-columns-repeated="4" office:value-type="float" office:value="616.07" calcext:value-type="float">
            <text:p>616,07</text:p>
          </table:table-cell>
          <table:table-cell office:value-type="float" office:value="605.21" calcext:value-type="float">
            <text:p>605,21</text:p>
          </table:table-cell>
          <table:table-cell office:value-type="float" office:value="616.07" calcext:value-type="float">
            <text:p>616,07</text:p>
          </table:table-cell>
          <table:table-cell office:value-type="float" office:value="627.56" calcext:value-type="float">
            <text:p>627,56</text:p>
          </table:table-cell>
          <table:table-cell table:number-columns-repeated="2" office:value-type="float" office:value="629.26" calcext:value-type="float">
            <text:p>629,26</text:p>
          </table:table-cell>
          <table:table-cell table:number-columns-repeated="2" office:value-type="float" office:value="629.25" calcext:value-type="float">
            <text:p>629,25</text:p>
          </table:table-cell>
          <table:table-cell table:number-columns-repeated="3" office:value-type="float" office:value="627.4" calcext:value-type="float">
            <text:p>627,4</text:p>
          </table:table-cell>
          <table:table-cell office:value-type="float" office:value="659.5" calcext:value-type="float">
            <text:p>659,5</text:p>
          </table:table-cell>
          <table:table-cell office:value-type="float" office:value="646.72" calcext:value-type="float">
            <text:p>646,72</text:p>
          </table:table-cell>
          <table:table-cell office:value-type="float" office:value="667.25" calcext:value-type="float">
            <text:p>667,25</text:p>
          </table:table-cell>
          <table:table-cell table:number-columns-repeated="3" office:value-type="float" office:value="666.51" calcext:value-type="float">
            <text:p>666,51</text:p>
          </table:table-cell>
          <table:table-cell table:number-columns-repeated="2" office:value-type="float" office:value="678.57" calcext:value-type="float">
            <text:p>678,57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516.49" calcext:value-type="float">
            <text:p>516,49</text:p>
          </table:table-cell>
          <table:table-cell table:number-columns-repeated="2" office:value-type="float" office:value="516.48" calcext:value-type="float">
            <text:p>516,48</text:p>
          </table:table-cell>
          <table:table-cell table:number-columns-repeated="2" office:value-type="float" office:value="516.49" calcext:value-type="float">
            <text:p>516,49</text:p>
          </table:table-cell>
          <table:table-cell office:value-type="float" office:value="516.48" calcext:value-type="float">
            <text:p>516,48</text:p>
          </table:table-cell>
          <table:table-cell office:value-type="float" office:value="544.19" calcext:value-type="float">
            <text:p>544,19</text:p>
          </table:table-cell>
          <table:table-cell office:value-type="float" office:value="544.99" calcext:value-type="float">
            <text:p>544,99</text:p>
          </table:table-cell>
          <table:table-cell table:number-columns-repeated="4" office:value-type="float" office:value="546.12" calcext:value-type="float">
            <text:p>546,12</text:p>
          </table:table-cell>
          <table:table-cell table:number-columns-repeated="2" office:value-type="float" office:value="546.17" calcext:value-type="float">
            <text:p>546,17</text:p>
          </table:table-cell>
          <table:table-cell table:number-columns-repeated="4" office:value-type="float" office:value="547.3" calcext:value-type="float">
            <text:p>547,3</text:p>
          </table:table-cell>
          <table:table-cell office:value-type="float" office:value="562.14" calcext:value-type="float">
            <text:p>562,14</text:p>
          </table:table-cell>
          <table:table-cell office:value-type="float" office:value="561.67" calcext:value-type="float">
            <text:p>561,67</text:p>
          </table:table-cell>
          <table:table-cell office:value-type="float" office:value="561.51" calcext:value-type="float">
            <text:p>561,51</text:p>
          </table:table-cell>
          <table:table-cell office:value-type="float" office:value="561.67" calcext:value-type="float">
            <text:p>561,67</text:p>
          </table:table-cell>
          <table:table-cell table:number-columns-repeated="7" office:value-type="float" office:value="560.88" calcext:value-type="float">
            <text:p>560,88</text:p>
          </table:table-cell>
          <table:table-cell table:number-columns-repeated="3" office:value-type="float" office:value="559.17" calcext:value-type="float">
            <text:p>559,17</text:p>
          </table:table-cell>
          <table:table-cell table:number-columns-repeated="2" office:value-type="float" office:value="587.26" calcext:value-type="float">
            <text:p>587,26</text:p>
          </table:table-cell>
          <table:table-cell office:value-type="float" office:value="590.09" calcext:value-type="float">
            <text:p>590,09</text:p>
          </table:table-cell>
          <table:table-cell table:number-columns-repeated="8" office:value-type="float" office:value="592.93" calcext:value-type="float">
            <text:p>592,93</text:p>
          </table:table-cell>
          <table:table-cell table:number-columns-repeated="2" office:value-type="float" office:value="594.72" calcext:value-type="float">
            <text:p>594,72</text:p>
          </table:table-cell>
          <table:table-cell table:number-columns-repeated="3" office:value-type="float" office:value="592.93" calcext:value-type="float">
            <text:p>592,93</text:p>
          </table:table-cell>
          <table:table-cell table:number-columns-repeated="2" office:value-type="float" office:value="595.01" calcext:value-type="float">
            <text:p>595,01</text:p>
          </table:table-cell>
          <table:table-cell office:value-type="float" office:value="595.26" calcext:value-type="float">
            <text:p>595,26</text:p>
          </table:table-cell>
          <table:table-cell office:value-type="float" office:value="598.36" calcext:value-type="float">
            <text:p>598,36</text:p>
          </table:table-cell>
          <table:table-cell office:value-type="float" office:value="612.85" calcext:value-type="float">
            <text:p>612,85</text:p>
          </table:table-cell>
          <table:table-cell office:value-type="float" office:value="651.36" calcext:value-type="float">
            <text:p>651,36</text:p>
          </table:table-cell>
          <table:table-cell table:number-columns-repeated="4" office:value-type="float" office:value="659.2" calcext:value-type="float">
            <text:p>659,2</text:p>
          </table:table-cell>
          <table:table-cell office:value-type="float" office:value="656.9" calcext:value-type="float">
            <text:p>656,9</text:p>
          </table:table-cell>
          <table:table-cell table:number-columns-repeated="3" office:value-type="float" office:value="659.2" calcext:value-type="float">
            <text:p>659,2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548.15" calcext:value-type="float">
            <text:p>548,15</text:p>
          </table:table-cell>
          <table:table-cell table:number-columns-repeated="2" office:value-type="float" office:value="558.09" calcext:value-type="float">
            <text:p>558,09</text:p>
          </table:table-cell>
          <table:table-cell table:number-columns-repeated="2" office:value-type="float" office:value="558.1" calcext:value-type="float">
            <text:p>558,1</text:p>
          </table:table-cell>
          <table:table-cell table:number-columns-repeated="5" office:value-type="float" office:value="559.77" calcext:value-type="float">
            <text:p>559,77</text:p>
          </table:table-cell>
          <table:table-cell table:number-columns-repeated="11" office:value-type="float" office:value="582.56" calcext:value-type="float">
            <text:p>582,56</text:p>
          </table:table-cell>
          <table:table-cell table:number-columns-repeated="4" office:value-type="float" office:value="602.48" calcext:value-type="float">
            <text:p>602,48</text:p>
          </table:table-cell>
          <table:table-cell table:number-columns-repeated="2" office:value-type="float" office:value="600.68" calcext:value-type="float">
            <text:p>600,68</text:p>
          </table:table-cell>
          <table:table-cell office:value-type="float" office:value="594.94" calcext:value-type="float">
            <text:p>594,94</text:p>
          </table:table-cell>
          <table:table-cell office:value-type="float" office:value="600.68" calcext:value-type="float">
            <text:p>600,68</text:p>
          </table:table-cell>
          <table:table-cell table:number-columns-repeated="2" office:value-type="float" office:value="600.51" calcext:value-type="float">
            <text:p>600,51</text:p>
          </table:table-cell>
          <table:table-cell office:value-type="float" office:value="584.07" calcext:value-type="float">
            <text:p>584,07</text:p>
          </table:table-cell>
          <table:table-cell table:number-columns-repeated="11" office:value-type="float" office:value="594.77" calcext:value-type="float">
            <text:p>594,77</text:p>
          </table:table-cell>
          <table:table-cell table:number-columns-repeated="3" office:value-type="float" office:value="596.74" calcext:value-type="float">
            <text:p>596,74</text:p>
          </table:table-cell>
          <table:table-cell office:value-type="float" office:value="596.57" calcext:value-type="float">
            <text:p>596,57</text:p>
          </table:table-cell>
          <table:table-cell table:number-columns-repeated="2" office:value-type="float" office:value="602.31" calcext:value-type="float">
            <text:p>602,31</text:p>
          </table:table-cell>
          <table:table-cell office:value-type="float" office:value="602.48" calcext:value-type="float">
            <text:p>602,48</text:p>
          </table:table-cell>
          <table:table-cell table:number-columns-repeated="11" office:value-type="float" office:value="642.21" calcext:value-type="float">
            <text:p>642,21</text:p>
          </table:table-cell>
          <table:table-cell office:value-type="float" office:value="646.25" calcext:value-type="float">
            <text:p>646,25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table:number-columns-repeated="5" office:value-type="float" office:value="527.39" calcext:value-type="float">
            <text:p>527,39</text:p>
          </table:table-cell>
          <table:table-cell table:number-columns-repeated="3" office:value-type="float" office:value="527.4" calcext:value-type="float">
            <text:p>527,4</text:p>
          </table:table-cell>
          <table:table-cell office:value-type="float" office:value="537.62" calcext:value-type="float">
            <text:p>537,62</text:p>
          </table:table-cell>
          <table:table-cell table:number-columns-repeated="3" office:value-type="float" office:value="549.97" calcext:value-type="float">
            <text:p>549,97</text:p>
          </table:table-cell>
          <table:table-cell table:number-columns-repeated="2" office:value-type="float" office:value="560.73" calcext:value-type="float">
            <text:p>560,73</text:p>
          </table:table-cell>
          <table:table-cell table:number-columns-repeated="10" office:value-type="float" office:value="549.97" calcext:value-type="float">
            <text:p>549,97</text:p>
          </table:table-cell>
          <table:table-cell table:number-columns-repeated="5" office:value-type="float" office:value="555.9" calcext:value-type="float">
            <text:p>555,9</text:p>
          </table:table-cell>
          <table:table-cell table:number-columns-repeated="2" office:value-type="float" office:value="555.68" calcext:value-type="float">
            <text:p>555,68</text:p>
          </table:table-cell>
          <table:table-cell table:number-columns-repeated="3" office:value-type="float" office:value="577.84" calcext:value-type="float">
            <text:p>577,84</text:p>
          </table:table-cell>
          <table:table-cell table:number-columns-repeated="2" office:value-type="float" office:value="593.04" calcext:value-type="float">
            <text:p>593,04</text:p>
          </table:table-cell>
          <table:table-cell table:number-columns-repeated="9" office:value-type="float" office:value="596.31" calcext:value-type="float">
            <text:p>596,31</text:p>
          </table:table-cell>
          <table:table-cell office:value-type="float" office:value="608.04" calcext:value-type="float">
            <text:p>608,04</text:p>
          </table:table-cell>
          <table:table-cell office:value-type="float" office:value="626.11" calcext:value-type="float">
            <text:p>626,11</text:p>
          </table:table-cell>
          <table:table-cell office:value-type="float" office:value="623.69" calcext:value-type="float">
            <text:p>623,69</text:p>
          </table:table-cell>
          <table:table-cell office:value-type="float" office:value="626.95" calcext:value-type="float">
            <text:p>626,95</text:p>
          </table:table-cell>
          <table:table-cell table:number-columns-repeated="2" office:value-type="float" office:value="627.2" calcext:value-type="float">
            <text:p>627,2</text:p>
          </table:table-cell>
          <table:table-cell table:number-columns-repeated="5" office:value-type="float" office:value="629.62" calcext:value-type="float">
            <text:p>629,62</text:p>
          </table:table-cell>
          <table:table-cell table:number-columns-repeated="3" office:value-type="float" office:value="668.74" calcext:value-type="float">
            <text:p>668,74</text:p>
          </table:table-cell>
          <table:table-cell office:value-type="float" office:value="655.92" calcext:value-type="float">
            <text:p>655,92</text:p>
          </table:table-cell>
          <table:table-cell office:value-type="float" office:value="668.07" calcext:value-type="float">
            <text:p>668,07</text:p>
          </table:table-cell>
          <table:table-cell office:value-type="float" office:value="680.86" calcext:value-type="float">
            <text:p>680,86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2" office:value-type="float" office:value="554.39" calcext:value-type="float">
            <text:p>554,39</text:p>
          </table:table-cell>
          <table:table-cell table:number-columns-repeated="2" office:value-type="float" office:value="550.9" calcext:value-type="float">
            <text:p>550,9</text:p>
          </table:table-cell>
          <table:table-cell office:value-type="float" office:value="550.89" calcext:value-type="float">
            <text:p>550,89</text:p>
          </table:table-cell>
          <table:table-cell office:value-type="float" office:value="578.34" calcext:value-type="float">
            <text:p>578,34</text:p>
          </table:table-cell>
          <table:table-cell office:value-type="float" office:value="580.09" calcext:value-type="float">
            <text:p>580,09</text:p>
          </table:table-cell>
          <table:table-cell table:number-columns-repeated="2" office:value-type="float" office:value="582.2" calcext:value-type="float">
            <text:p>582,2</text:p>
          </table:table-cell>
          <table:table-cell office:value-type="float" office:value="578.34" calcext:value-type="float">
            <text:p>578,34</text:p>
          </table:table-cell>
          <table:table-cell office:value-type="float" office:value="578.32" calcext:value-type="float">
            <text:p>578,32</text:p>
          </table:table-cell>
          <table:table-cell table:number-columns-repeated="2" office:value-type="float" office:value="582.2" calcext:value-type="float">
            <text:p>582,2</text:p>
          </table:table-cell>
          <table:table-cell table:number-columns-repeated="2" office:value-type="float" office:value="578.56" calcext:value-type="float">
            <text:p>578,56</text:p>
          </table:table-cell>
          <table:table-cell office:value-type="float" office:value="582.19" calcext:value-type="float">
            <text:p>582,19</text:p>
          </table:table-cell>
          <table:table-cell table:number-columns-repeated="2" office:value-type="float" office:value="580.08" calcext:value-type="float">
            <text:p>580,08</text:p>
          </table:table-cell>
          <table:table-cell table:number-columns-repeated="3" office:value-type="float" office:value="580.07" calcext:value-type="float">
            <text:p>580,07</text:p>
          </table:table-cell>
          <table:table-cell table:number-columns-repeated="2" office:value-type="float" office:value="591.65" calcext:value-type="float">
            <text:p>591,65</text:p>
          </table:table-cell>
          <table:table-cell office:value-type="float" office:value="588.26" calcext:value-type="float">
            <text:p>588,26</text:p>
          </table:table-cell>
          <table:table-cell office:value-type="float" office:value="588.28" calcext:value-type="float">
            <text:p>588,28</text:p>
          </table:table-cell>
          <table:table-cell office:value-type="float" office:value="588.42" calcext:value-type="float">
            <text:p>588,42</text:p>
          </table:table-cell>
          <table:table-cell office:value-type="float" office:value="590.51" calcext:value-type="float">
            <text:p>590,51</text:p>
          </table:table-cell>
          <table:table-cell office:value-type="float" office:value="590.1" calcext:value-type="float">
            <text:p>590,1</text:p>
          </table:table-cell>
          <table:table-cell table:number-columns-repeated="2" office:value-type="float" office:value="587.95" calcext:value-type="float">
            <text:p>587,95</text:p>
          </table:table-cell>
          <table:table-cell office:value-type="float" office:value="590.13" calcext:value-type="float">
            <text:p>590,13</text:p>
          </table:table-cell>
          <table:table-cell office:value-type="float" office:value="617.92" calcext:value-type="float">
            <text:p>617,92</text:p>
          </table:table-cell>
          <table:table-cell table:number-columns-repeated="3" office:value-type="float" office:value="621.81" calcext:value-type="float">
            <text:p>621,81</text:p>
          </table:table-cell>
          <table:table-cell office:value-type="float" office:value="624.07" calcext:value-type="float">
            <text:p>624,07</text:p>
          </table:table-cell>
          <table:table-cell table:number-columns-repeated="8" office:value-type="float" office:value="621.81" calcext:value-type="float">
            <text:p>621,81</text:p>
          </table:table-cell>
          <table:table-cell office:value-type="float" office:value="639.65" calcext:value-type="float">
            <text:p>639,65</text:p>
          </table:table-cell>
          <table:table-cell table:number-columns-repeated="2" office:value-type="float" office:value="637.13" calcext:value-type="float">
            <text:p>637,13</text:p>
          </table:table-cell>
          <table:table-cell table:number-columns-repeated="5" office:value-type="float" office:value="639.65" calcext:value-type="float">
            <text:p>639,65</text:p>
          </table:table-cell>
          <table:table-cell office:value-type="float" office:value="664.09" calcext:value-type="float">
            <text:p>664,09</text:p>
          </table:table-cell>
          <table:table-cell office:value-type="float" office:value="665.24" calcext:value-type="float">
            <text:p>665,24</text:p>
          </table:table-cell>
          <table:table-cell office:value-type="float" office:value="665.23" calcext:value-type="float">
            <text:p>665,23</text:p>
          </table:table-cell>
          <table:table-cell office:value-type="float" office:value="664.07" calcext:value-type="float">
            <text:p>664,07</text:p>
          </table:table-cell>
          <table:table-cell office:value-type="float" office:value="665.23" calcext:value-type="float">
            <text:p>665,23</text:p>
          </table:table-cell>
          <table:table-cell office:value-type="float" office:value="664.07" calcext:value-type="float">
            <text:p>664,07</text:p>
          </table:table-cell>
          <table:table-cell office:value-type="float" office:value="688.51" calcext:value-type="float">
            <text:p>688,51</text:p>
          </table:table-cell>
          <table:table-cell office:value-type="float" office:value="689.7" calcext:value-type="float">
            <text:p>689,7</text:p>
          </table:table-cell>
          <table:table-cell table:number-columns-repeated="2" office:value-type="float" office:value="688.51" calcext:value-type="float">
            <text:p>688,51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Tabela 4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número-índice, sem desoneração da folha de pagamento (Número-índice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554.42" calcext:value-type="float">
            <text:p>554,42</text:p>
          </table:table-cell>
          <table:table-cell office:value-type="float" office:value="555.42" calcext:value-type="float">
            <text:p>555,42</text:p>
          </table:table-cell>
          <table:table-cell office:value-type="float" office:value="558.14" calcext:value-type="float">
            <text:p>558,14</text:p>
          </table:table-cell>
          <table:table-cell office:value-type="float" office:value="559.04" calcext:value-type="float">
            <text:p>559,04</text:p>
          </table:table-cell>
          <table:table-cell office:value-type="float" office:value="560.71" calcext:value-type="float">
            <text:p>560,71</text:p>
          </table:table-cell>
          <table:table-cell office:value-type="float" office:value="563.01" calcext:value-type="float">
            <text:p>563,01</text:p>
          </table:table-cell>
          <table:table-cell office:value-type="float" office:value="566.39" calcext:value-type="float">
            <text:p>566,39</text:p>
          </table:table-cell>
          <table:table-cell office:value-type="float" office:value="567.81" calcext:value-type="float">
            <text:p>567,81</text:p>
          </table:table-cell>
          <table:table-cell office:value-type="float" office:value="569.28" calcext:value-type="float">
            <text:p>569,28</text:p>
          </table:table-cell>
          <table:table-cell office:value-type="float" office:value="570.14" calcext:value-type="float">
            <text:p>570,14</text:p>
          </table:table-cell>
          <table:table-cell office:value-type="float" office:value="572.76" calcext:value-type="float">
            <text:p>572,76</text:p>
          </table:table-cell>
          <table:table-cell office:value-type="float" office:value="573.79" calcext:value-type="float">
            <text:p>573,79</text:p>
          </table:table-cell>
          <table:table-cell office:value-type="float" office:value="575.28" calcext:value-type="float">
            <text:p>575,28</text:p>
          </table:table-cell>
          <table:table-cell office:value-type="float" office:value="576.95" calcext:value-type="float">
            <text:p>576,95</text:p>
          </table:table-cell>
          <table:table-cell office:value-type="float" office:value="577.58" calcext:value-type="float">
            <text:p>577,58</text:p>
          </table:table-cell>
          <table:table-cell office:value-type="float" office:value="579.09" calcext:value-type="float">
            <text:p>579,09</text:p>
          </table:table-cell>
          <table:table-cell office:value-type="float" office:value="582.44" calcext:value-type="float">
            <text:p>582,44</text:p>
          </table:table-cell>
          <table:table-cell office:value-type="float" office:value="585.82" calcext:value-type="float">
            <text:p>585,82</text:p>
          </table:table-cell>
          <table:table-cell office:value-type="float" office:value="588.69" calcext:value-type="float">
            <text:p>588,69</text:p>
          </table:table-cell>
          <table:table-cell office:value-type="float" office:value="590.7" calcext:value-type="float">
            <text:p>590,7</text:p>
          </table:table-cell>
          <table:table-cell office:value-type="float" office:value="593.24" calcext:value-type="float">
            <text:p>593,24</text:p>
          </table:table-cell>
          <table:table-cell office:value-type="float" office:value="595.73" calcext:value-type="float">
            <text:p>595,73</text:p>
          </table:table-cell>
          <table:table-cell office:value-type="float" office:value="597.1" calcext:value-type="float">
            <text:p>597,1</text:p>
          </table:table-cell>
          <table:table-cell office:value-type="float" office:value="598.29" calcext:value-type="float">
            <text:p>598,29</text:p>
          </table:table-cell>
          <table:table-cell office:value-type="float" office:value="600.92" calcext:value-type="float">
            <text:p>600,92</text:p>
          </table:table-cell>
          <table:table-cell office:value-type="float" office:value="601.95" calcext:value-type="float">
            <text:p>601,95</text:p>
          </table:table-cell>
          <table:table-cell office:value-type="float" office:value="605.02" calcext:value-type="float">
            <text:p>605,02</text:p>
          </table:table-cell>
          <table:table-cell office:value-type="float" office:value="607.01" calcext:value-type="float">
            <text:p>607,01</text:p>
          </table:table-cell>
          <table:table-cell office:value-type="float" office:value="607.68" calcext:value-type="float">
            <text:p>607,68</text:p>
          </table:table-cell>
          <table:table-cell office:value-type="float" office:value="609.81" calcext:value-type="float">
            <text:p>609,81</text:p>
          </table:table-cell>
          <table:table-cell office:value-type="float" office:value="613.95" calcext:value-type="float">
            <text:p>613,95</text:p>
          </table:table-cell>
          <table:table-cell office:value-type="float" office:value="616.65" calcext:value-type="float">
            <text:p>616,65</text:p>
          </table:table-cell>
          <table:table-cell office:value-type="float" office:value="618.94" calcext:value-type="float">
            <text:p>618,94</text:p>
          </table:table-cell>
          <table:table-cell office:value-type="float" office:value="620.05" calcext:value-type="float">
            <text:p>620,05</text:p>
          </table:table-cell>
          <table:table-cell office:value-type="float" office:value="620.73" calcext:value-type="float">
            <text:p>620,73</text:p>
          </table:table-cell>
          <table:table-cell office:value-type="float" office:value="622.22" calcext:value-type="float">
            <text:p>622,22</text:p>
          </table:table-cell>
          <table:table-cell office:value-type="float" office:value="623.9" calcext:value-type="float">
            <text:p>623,9</text:p>
          </table:table-cell>
          <table:table-cell office:value-type="float" office:value="625.34" calcext:value-type="float">
            <text:p>625,34</text:p>
          </table:table-cell>
          <table:table-cell office:value-type="float" office:value="627.59" calcext:value-type="float">
            <text:p>627,59</text:p>
          </table:table-cell>
          <table:table-cell office:value-type="float" office:value="629.22" calcext:value-type="float">
            <text:p>629,22</text:p>
          </table:table-cell>
          <table:table-cell office:value-type="float" office:value="630.29" calcext:value-type="float">
            <text:p>630,29</text:p>
          </table:table-cell>
          <table:table-cell office:value-type="float" office:value="631.11" calcext:value-type="float">
            <text:p>631,11</text:p>
          </table:table-cell>
          <table:table-cell office:value-type="float" office:value="634.2" calcext:value-type="float">
            <text:p>634,2</text:p>
          </table:table-cell>
          <table:table-cell office:value-type="float" office:value="639.4" calcext:value-type="float">
            <text:p>639,4</text:p>
          </table:table-cell>
          <table:table-cell office:value-type="float" office:value="648.03" calcext:value-type="float">
            <text:p>648,03</text:p>
          </table:table-cell>
          <table:table-cell office:value-type="float" office:value="658.4" calcext:value-type="float">
            <text:p>658,4</text:p>
          </table:table-cell>
          <table:table-cell office:value-type="float" office:value="669.73" calcext:value-type="float">
            <text:p>669,73</text:p>
          </table:table-cell>
          <table:table-cell office:value-type="float" office:value="681.92" calcext:value-type="float">
            <text:p>681,92</text:p>
          </table:table-cell>
          <table:table-cell office:value-type="float" office:value="695.01" calcext:value-type="float">
            <text:p>695,01</text:p>
          </table:table-cell>
          <table:table-cell office:value-type="float" office:value="703.77" calcext:value-type="float">
            <text:p>703,77</text:p>
          </table:table-cell>
          <table:table-cell office:value-type="float" office:value="713.55" calcext:value-type="float">
            <text:p>713,55</text:p>
          </table:table-cell>
          <table:table-cell office:value-type="float" office:value="726.18" calcext:value-type="float">
            <text:p>726,18</text:p>
          </table:table-cell>
          <table:table-cell office:value-type="float" office:value="738.6" calcext:value-type="float">
            <text:p>738,6</text:p>
          </table:table-cell>
          <table:table-cell office:value-type="float" office:value="756.76" calcext:value-type="float">
            <text:p>756,76</text:p>
          </table:table-cell>
          <table:table-cell office:value-type="float" office:value="770.46" calcext:value-type="float">
            <text:p>770,46</text:p>
          </table:table-cell>
          <table:table-cell office:value-type="float" office:value="777.7" calcext:value-type="float">
            <text:p>777,7</text:p>
          </table:table-cell>
          <table:table-cell office:value-type="float" office:value="784.32" calcext:value-type="float">
            <text:p>784,32</text:p>
          </table:table-cell>
          <table:table-cell office:value-type="float" office:value="792.08" calcext:value-type="float">
            <text:p>792,08</text:p>
          </table:table-cell>
          <table:table-cell office:value-type="float" office:value="800.08" calcext:value-type="float">
            <text:p>800,08</text:p>
          </table:table-cell>
          <table:table-cell office:value-type="float" office:value="804" calcext:value-type="float">
            <text:p>804</text:p>
          </table:table-cell>
          <table:table-cell office:value-type="float" office:value="809.87" calcext:value-type="float">
            <text:p>809,87</text:p>
          </table:table-cell>
          <table:table-cell office:value-type="float" office:value="814.16" calcext:value-type="float">
            <text:p>814,16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559.13" calcext:value-type="float">
            <text:p>559,13</text:p>
          </table:table-cell>
          <table:table-cell office:value-type="float" office:value="559.86" calcext:value-type="float">
            <text:p>559,86</text:p>
          </table:table-cell>
          <table:table-cell office:value-type="float" office:value="560.7" calcext:value-type="float">
            <text:p>560,7</text:p>
          </table:table-cell>
          <table:table-cell office:value-type="float" office:value="560.76" calcext:value-type="float">
            <text:p>560,76</text:p>
          </table:table-cell>
          <table:table-cell office:value-type="float" office:value="560.14" calcext:value-type="float">
            <text:p>560,14</text:p>
          </table:table-cell>
          <table:table-cell office:value-type="float" office:value="562.32" calcext:value-type="float">
            <text:p>562,32</text:p>
          </table:table-cell>
          <table:table-cell office:value-type="float" office:value="561.42" calcext:value-type="float">
            <text:p>561,42</text:p>
          </table:table-cell>
          <table:table-cell office:value-type="float" office:value="561.26" calcext:value-type="float">
            <text:p>561,26</text:p>
          </table:table-cell>
          <table:table-cell office:value-type="float" office:value="565.18" calcext:value-type="float">
            <text:p>565,18</text:p>
          </table:table-cell>
          <table:table-cell office:value-type="float" office:value="566.71" calcext:value-type="float">
            <text:p>566,71</text:p>
          </table:table-cell>
          <table:table-cell office:value-type="float" office:value="568.47" calcext:value-type="float">
            <text:p>568,47</text:p>
          </table:table-cell>
          <table:table-cell office:value-type="float" office:value="568.24" calcext:value-type="float">
            <text:p>568,24</text:p>
          </table:table-cell>
          <table:table-cell office:value-type="float" office:value="568.87" calcext:value-type="float">
            <text:p>568,87</text:p>
          </table:table-cell>
          <table:table-cell office:value-type="float" office:value="569.78" calcext:value-type="float">
            <text:p>569,78</text:p>
          </table:table-cell>
          <table:table-cell office:value-type="float" office:value="569.66" calcext:value-type="float">
            <text:p>569,66</text:p>
          </table:table-cell>
          <table:table-cell office:value-type="float" office:value="570.06" calcext:value-type="float">
            <text:p>570,06</text:p>
          </table:table-cell>
          <table:table-cell office:value-type="float" office:value="571.54" calcext:value-type="float">
            <text:p>571,54</text:p>
          </table:table-cell>
          <table:table-cell office:value-type="float" office:value="572.91" calcext:value-type="float">
            <text:p>572,91</text:p>
          </table:table-cell>
          <table:table-cell office:value-type="float" office:value="575.21" calcext:value-type="float">
            <text:p>575,21</text:p>
          </table:table-cell>
          <table:table-cell office:value-type="float" office:value="577.28" calcext:value-type="float">
            <text:p>577,28</text:p>
          </table:table-cell>
          <table:table-cell office:value-type="float" office:value="581.89" calcext:value-type="float">
            <text:p>581,89</text:p>
          </table:table-cell>
          <table:table-cell office:value-type="float" office:value="592.19" calcext:value-type="float">
            <text:p>592,19</text:p>
          </table:table-cell>
          <table:table-cell office:value-type="float" office:value="595.1" calcext:value-type="float">
            <text:p>595,1</text:p>
          </table:table-cell>
          <table:table-cell office:value-type="float" office:value="597.3" calcext:value-type="float">
            <text:p>597,3</text:p>
          </table:table-cell>
          <table:table-cell office:value-type="float" office:value="598.07" calcext:value-type="float">
            <text:p>598,07</text:p>
          </table:table-cell>
          <table:table-cell office:value-type="float" office:value="598.55" calcext:value-type="float">
            <text:p>598,55</text:p>
          </table:table-cell>
          <table:table-cell office:value-type="float" office:value="600.95" calcext:value-type="float">
            <text:p>600,95</text:p>
          </table:table-cell>
          <table:table-cell office:value-type="float" office:value="604.13" calcext:value-type="float">
            <text:p>604,13</text:p>
          </table:table-cell>
          <table:table-cell office:value-type="float" office:value="605.4" calcext:value-type="float">
            <text:p>605,4</text:p>
          </table:table-cell>
          <table:table-cell office:value-type="float" office:value="608.55" calcext:value-type="float">
            <text:p>608,55</text:p>
          </table:table-cell>
          <table:table-cell office:value-type="float" office:value="609.89" calcext:value-type="float">
            <text:p>609,89</text:p>
          </table:table-cell>
          <table:table-cell office:value-type="float" office:value="610.8" calcext:value-type="float">
            <text:p>610,8</text:p>
          </table:table-cell>
          <table:table-cell office:value-type="float" office:value="615.69" calcext:value-type="float">
            <text:p>615,69</text:p>
          </table:table-cell>
          <table:table-cell office:value-type="float" office:value="621.91" calcext:value-type="float">
            <text:p>621,91</text:p>
          </table:table-cell>
          <table:table-cell office:value-type="float" office:value="621.47" calcext:value-type="float">
            <text:p>621,47</text:p>
          </table:table-cell>
          <table:table-cell office:value-type="float" office:value="622.47" calcext:value-type="float">
            <text:p>622,47</text:p>
          </table:table-cell>
          <table:table-cell office:value-type="float" office:value="625.64" calcext:value-type="float">
            <text:p>625,64</text:p>
          </table:table-cell>
          <table:table-cell office:value-type="float" office:value="625.77" calcext:value-type="float">
            <text:p>625,77</text:p>
          </table:table-cell>
          <table:table-cell office:value-type="float" office:value="627.64" calcext:value-type="float">
            <text:p>627,64</text:p>
          </table:table-cell>
          <table:table-cell office:value-type="float" office:value="627.71" calcext:value-type="float">
            <text:p>627,71</text:p>
          </table:table-cell>
          <table:table-cell office:value-type="float" office:value="628.65" calcext:value-type="float">
            <text:p>628,65</text:p>
          </table:table-cell>
          <table:table-cell office:value-type="float" office:value="630.47" calcext:value-type="float">
            <text:p>630,47</text:p>
          </table:table-cell>
          <table:table-cell office:value-type="float" office:value="632.36" calcext:value-type="float">
            <text:p>632,36</text:p>
          </table:table-cell>
          <table:table-cell office:value-type="float" office:value="637.61" calcext:value-type="float">
            <text:p>637,61</text:p>
          </table:table-cell>
          <table:table-cell office:value-type="float" office:value="648.9" calcext:value-type="float">
            <text:p>648,9</text:p>
          </table:table-cell>
          <table:table-cell office:value-type="float" office:value="660.25" calcext:value-type="float">
            <text:p>660,25</text:p>
          </table:table-cell>
          <table:table-cell office:value-type="float" office:value="672" calcext:value-type="float">
            <text:p>672</text:p>
          </table:table-cell>
          <table:table-cell office:value-type="float" office:value="683.16" calcext:value-type="float">
            <text:p>683,16</text:p>
          </table:table-cell>
          <table:table-cell office:value-type="float" office:value="691.43" calcext:value-type="float">
            <text:p>691,43</text:p>
          </table:table-cell>
          <table:table-cell office:value-type="float" office:value="697.23" calcext:value-type="float">
            <text:p>697,23</text:p>
          </table:table-cell>
          <table:table-cell office:value-type="float" office:value="704.35" calcext:value-type="float">
            <text:p>704,35</text:p>
          </table:table-cell>
          <table:table-cell office:value-type="float" office:value="714.35" calcext:value-type="float">
            <text:p>714,35</text:p>
          </table:table-cell>
          <table:table-cell office:value-type="float" office:value="722.13" calcext:value-type="float">
            <text:p>722,13</text:p>
          </table:table-cell>
          <table:table-cell office:value-type="float" office:value="730.22" calcext:value-type="float">
            <text:p>730,22</text:p>
          </table:table-cell>
          <table:table-cell office:value-type="float" office:value="739.06" calcext:value-type="float">
            <text:p>739,06</text:p>
          </table:table-cell>
          <table:table-cell office:value-type="float" office:value="745.27" calcext:value-type="float">
            <text:p>745,27</text:p>
          </table:table-cell>
          <table:table-cell office:value-type="float" office:value="758.23" calcext:value-type="float">
            <text:p>758,23</text:p>
          </table:table-cell>
          <table:table-cell office:value-type="float" office:value="778.33" calcext:value-type="float">
            <text:p>778,33</text:p>
          </table:table-cell>
          <table:table-cell office:value-type="float" office:value="788.13" calcext:value-type="float">
            <text:p>788,13</text:p>
          </table:table-cell>
          <table:table-cell office:value-type="float" office:value="794.12" calcext:value-type="float">
            <text:p>794,12</text:p>
          </table:table-cell>
          <table:table-cell office:value-type="float" office:value="803.97" calcext:value-type="float">
            <text:p>803,97</text:p>
          </table:table-cell>
          <table:table-cell office:value-type="float" office:value="810.08" calcext:value-type="float">
            <text:p>810,08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551.9" calcext:value-type="float">
            <text:p>551,9</text:p>
          </table:table-cell>
          <table:table-cell office:value-type="float" office:value="552.89" calcext:value-type="float">
            <text:p>552,89</text:p>
          </table:table-cell>
          <table:table-cell office:value-type="float" office:value="555.27" calcext:value-type="float">
            <text:p>555,27</text:p>
          </table:table-cell>
          <table:table-cell office:value-type="float" office:value="558.04" calcext:value-type="float">
            <text:p>558,04</text:p>
          </table:table-cell>
          <table:table-cell table:number-columns-repeated="2" office:value-type="float" office:value="562.56" calcext:value-type="float">
            <text:p>562,56</text:p>
          </table:table-cell>
          <table:table-cell office:value-type="float" office:value="563.35" calcext:value-type="float">
            <text:p>563,35</text:p>
          </table:table-cell>
          <table:table-cell office:value-type="float" office:value="566.45" calcext:value-type="float">
            <text:p>566,45</text:p>
          </table:table-cell>
          <table:table-cell office:value-type="float" office:value="568.54" calcext:value-type="float">
            <text:p>568,54</text:p>
          </table:table-cell>
          <table:table-cell office:value-type="float" office:value="569.06" calcext:value-type="float">
            <text:p>569,06</text:p>
          </table:table-cell>
          <table:table-cell office:value-type="float" office:value="571.9" calcext:value-type="float">
            <text:p>571,9</text:p>
          </table:table-cell>
          <table:table-cell office:value-type="float" office:value="573.73" calcext:value-type="float">
            <text:p>573,73</text:p>
          </table:table-cell>
          <table:table-cell office:value-type="float" office:value="575.22" calcext:value-type="float">
            <text:p>575,22</text:p>
          </table:table-cell>
          <table:table-cell office:value-type="float" office:value="577.75" calcext:value-type="float">
            <text:p>577,75</text:p>
          </table:table-cell>
          <table:table-cell office:value-type="float" office:value="579.37" calcext:value-type="float">
            <text:p>579,37</text:p>
          </table:table-cell>
          <table:table-cell office:value-type="float" office:value="580.24" calcext:value-type="float">
            <text:p>580,24</text:p>
          </table:table-cell>
          <table:table-cell office:value-type="float" office:value="583.03" calcext:value-type="float">
            <text:p>583,03</text:p>
          </table:table-cell>
          <table:table-cell office:value-type="float" office:value="586.58" calcext:value-type="float">
            <text:p>586,58</text:p>
          </table:table-cell>
          <table:table-cell office:value-type="float" office:value="589.4" calcext:value-type="float">
            <text:p>589,4</text:p>
          </table:table-cell>
          <table:table-cell office:value-type="float" office:value="590.28" calcext:value-type="float">
            <text:p>590,28</text:p>
          </table:table-cell>
          <table:table-cell office:value-type="float" office:value="593.29" calcext:value-type="float">
            <text:p>593,29</text:p>
          </table:table-cell>
          <table:table-cell office:value-type="float" office:value="595.55" calcext:value-type="float">
            <text:p>595,55</text:p>
          </table:table-cell>
          <table:table-cell office:value-type="float" office:value="597.51" calcext:value-type="float">
            <text:p>597,51</text:p>
          </table:table-cell>
          <table:table-cell office:value-type="float" office:value="598.95" calcext:value-type="float">
            <text:p>598,95</text:p>
          </table:table-cell>
          <table:table-cell office:value-type="float" office:value="600.2" calcext:value-type="float">
            <text:p>600,2</text:p>
          </table:table-cell>
          <table:table-cell office:value-type="float" office:value="600.92" calcext:value-type="float">
            <text:p>600,92</text:p>
          </table:table-cell>
          <table:table-cell office:value-type="float" office:value="603.99" calcext:value-type="float">
            <text:p>603,99</text:p>
          </table:table-cell>
          <table:table-cell office:value-type="float" office:value="606.83" calcext:value-type="float">
            <text:p>606,83</text:p>
          </table:table-cell>
          <table:table-cell office:value-type="float" office:value="608.1" calcext:value-type="float">
            <text:p>608,1</text:p>
          </table:table-cell>
          <table:table-cell office:value-type="float" office:value="611.51" calcext:value-type="float">
            <text:p>611,51</text:p>
          </table:table-cell>
          <table:table-cell office:value-type="float" office:value="612.55" calcext:value-type="float">
            <text:p>612,55</text:p>
          </table:table-cell>
          <table:table-cell office:value-type="float" office:value="614.94" calcext:value-type="float">
            <text:p>614,94</text:p>
          </table:table-cell>
          <table:table-cell office:value-type="float" office:value="615" calcext:value-type="float">
            <text:p>615</text:p>
          </table:table-cell>
          <table:table-cell office:value-type="float" office:value="614.94" calcext:value-type="float">
            <text:p>614,94</text:p>
          </table:table-cell>
          <table:table-cell office:value-type="float" office:value="615.55" calcext:value-type="float">
            <text:p>615,55</text:p>
          </table:table-cell>
          <table:table-cell office:value-type="float" office:value="616.84" calcext:value-type="float">
            <text:p>616,84</text:p>
          </table:table-cell>
          <table:table-cell office:value-type="float" office:value="619.62" calcext:value-type="float">
            <text:p>619,62</text:p>
          </table:table-cell>
          <table:table-cell office:value-type="float" office:value="621.66" calcext:value-type="float">
            <text:p>621,66</text:p>
          </table:table-cell>
          <table:table-cell office:value-type="float" office:value="626.27" calcext:value-type="float">
            <text:p>626,27</text:p>
          </table:table-cell>
          <table:table-cell office:value-type="float" office:value="627.77" calcext:value-type="float">
            <text:p>627,77</text:p>
          </table:table-cell>
          <table:table-cell office:value-type="float" office:value="629.59" calcext:value-type="float">
            <text:p>629,59</text:p>
          </table:table-cell>
          <table:table-cell office:value-type="float" office:value="630.72" calcext:value-type="float">
            <text:p>630,72</text:p>
          </table:table-cell>
          <table:table-cell office:value-type="float" office:value="633.81" calcext:value-type="float">
            <text:p>633,81</text:p>
          </table:table-cell>
          <table:table-cell office:value-type="float" office:value="640.85" calcext:value-type="float">
            <text:p>640,85</text:p>
          </table:table-cell>
          <table:table-cell office:value-type="float" office:value="650.59" calcext:value-type="float">
            <text:p>650,59</text:p>
          </table:table-cell>
          <table:table-cell office:value-type="float" office:value="663.14" calcext:value-type="float">
            <text:p>663,14</text:p>
          </table:table-cell>
          <table:table-cell office:value-type="float" office:value="675.28" calcext:value-type="float">
            <text:p>675,28</text:p>
          </table:table-cell>
          <table:table-cell office:value-type="float" office:value="690.41" calcext:value-type="float">
            <text:p>690,41</text:p>
          </table:table-cell>
          <table:table-cell office:value-type="float" office:value="705.87" calcext:value-type="float">
            <text:p>705,87</text:p>
          </table:table-cell>
          <table:table-cell office:value-type="float" office:value="715.33" calcext:value-type="float">
            <text:p>715,33</text:p>
          </table:table-cell>
          <table:table-cell office:value-type="float" office:value="725.99" calcext:value-type="float">
            <text:p>725,99</text:p>
          </table:table-cell>
          <table:table-cell office:value-type="float" office:value="741.45" calcext:value-type="float">
            <text:p>741,45</text:p>
          </table:table-cell>
          <table:table-cell office:value-type="float" office:value="754.72" calcext:value-type="float">
            <text:p>754,72</text:p>
          </table:table-cell>
          <table:table-cell office:value-type="float" office:value="769.14" calcext:value-type="float">
            <text:p>769,14</text:p>
          </table:table-cell>
          <table:table-cell office:value-type="float" office:value="780.91" calcext:value-type="float">
            <text:p>780,91</text:p>
          </table:table-cell>
          <table:table-cell office:value-type="float" office:value="788.72" calcext:value-type="float">
            <text:p>788,72</text:p>
          </table:table-cell>
          <table:table-cell office:value-type="float" office:value="792.82" calcext:value-type="float">
            <text:p>792,82</text:p>
          </table:table-cell>
          <table:table-cell office:value-type="float" office:value="797.89" calcext:value-type="float">
            <text:p>797,89</text:p>
          </table:table-cell>
          <table:table-cell office:value-type="float" office:value="805.23" calcext:value-type="float">
            <text:p>805,23</text:p>
          </table:table-cell>
          <table:table-cell office:value-type="float" office:value="810.31" calcext:value-type="float">
            <text:p>810,31</text:p>
          </table:table-cell>
          <table:table-cell office:value-type="float" office:value="819.22" calcext:value-type="float">
            <text:p>819,22</text:p>
          </table:table-cell>
          <table:table-cell office:value-type="float" office:value="823.64" calcext:value-type="float">
            <text:p>823,64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office:value-type="float" office:value="555.21" calcext:value-type="float">
            <text:p>555,21</text:p>
          </table:table-cell>
          <table:table-cell office:value-type="float" office:value="556.38" calcext:value-type="float">
            <text:p>556,38</text:p>
          </table:table-cell>
          <table:table-cell office:value-type="float" office:value="560.66" calcext:value-type="float">
            <text:p>560,66</text:p>
          </table:table-cell>
          <table:table-cell office:value-type="float" office:value="560.77" calcext:value-type="float">
            <text:p>560,77</text:p>
          </table:table-cell>
          <table:table-cell office:value-type="float" office:value="561.67" calcext:value-type="float">
            <text:p>561,67</text:p>
          </table:table-cell>
          <table:table-cell office:value-type="float" office:value="564.42" calcext:value-type="float">
            <text:p>564,42</text:p>
          </table:table-cell>
          <table:table-cell office:value-type="float" office:value="569.61" calcext:value-type="float">
            <text:p>569,61</text:p>
          </table:table-cell>
          <table:table-cell office:value-type="float" office:value="570.24" calcext:value-type="float">
            <text:p>570,24</text:p>
          </table:table-cell>
          <table:table-cell office:value-type="float" office:value="570.75" calcext:value-type="float">
            <text:p>570,75</text:p>
          </table:table-cell>
          <table:table-cell office:value-type="float" office:value="570.81" calcext:value-type="float">
            <text:p>570,81</text:p>
          </table:table-cell>
          <table:table-cell office:value-type="float" office:value="573.32" calcext:value-type="float">
            <text:p>573,32</text:p>
          </table:table-cell>
          <table:table-cell office:value-type="float" office:value="574.36" calcext:value-type="float">
            <text:p>574,36</text:p>
          </table:table-cell>
          <table:table-cell office:value-type="float" office:value="576.77" calcext:value-type="float">
            <text:p>576,77</text:p>
          </table:table-cell>
          <table:table-cell office:value-type="float" office:value="577.98" calcext:value-type="float">
            <text:p>577,98</text:p>
          </table:table-cell>
          <table:table-cell office:value-type="float" office:value="578.33" calcext:value-type="float">
            <text:p>578,33</text:p>
          </table:table-cell>
          <table:table-cell office:value-type="float" office:value="580.29" calcext:value-type="float">
            <text:p>580,29</text:p>
          </table:table-cell>
          <table:table-cell office:value-type="float" office:value="585.86" calcext:value-type="float">
            <text:p>585,86</text:p>
          </table:table-cell>
          <table:table-cell office:value-type="float" office:value="589.49" calcext:value-type="float">
            <text:p>589,49</text:p>
          </table:table-cell>
          <table:table-cell office:value-type="float" office:value="591.62" calcext:value-type="float">
            <text:p>591,62</text:p>
          </table:table-cell>
          <table:table-cell office:value-type="float" office:value="594.58" calcext:value-type="float">
            <text:p>594,58</text:p>
          </table:table-cell>
          <table:table-cell office:value-type="float" office:value="596.66" calcext:value-type="float">
            <text:p>596,66</text:p>
          </table:table-cell>
          <table:table-cell office:value-type="float" office:value="597.01" calcext:value-type="float">
            <text:p>597,01</text:p>
          </table:table-cell>
          <table:table-cell office:value-type="float" office:value="597.43" calcext:value-type="float">
            <text:p>597,43</text:p>
          </table:table-cell>
          <table:table-cell office:value-type="float" office:value="597.73" calcext:value-type="float">
            <text:p>597,73</text:p>
          </table:table-cell>
          <table:table-cell office:value-type="float" office:value="602.75" calcext:value-type="float">
            <text:p>602,75</text:p>
          </table:table-cell>
          <table:table-cell office:value-type="float" office:value="603.78" calcext:value-type="float">
            <text:p>603,78</text:p>
          </table:table-cell>
          <table:table-cell office:value-type="float" office:value="607.1" calcext:value-type="float">
            <text:p>607,1</text:p>
          </table:table-cell>
          <table:table-cell office:value-type="float" office:value="608.43" calcext:value-type="float">
            <text:p>608,43</text:p>
          </table:table-cell>
          <table:table-cell office:value-type="float" office:value="608.8" calcext:value-type="float">
            <text:p>608,8</text:p>
          </table:table-cell>
          <table:table-cell office:value-type="float" office:value="609.77" calcext:value-type="float">
            <text:p>609,77</text:p>
          </table:table-cell>
          <table:table-cell office:value-type="float" office:value="616.36" calcext:value-type="float">
            <text:p>616,36</text:p>
          </table:table-cell>
          <table:table-cell office:value-type="float" office:value="616.23" calcext:value-type="float">
            <text:p>616,23</text:p>
          </table:table-cell>
          <table:table-cell office:value-type="float" office:value="619.75" calcext:value-type="float">
            <text:p>619,75</text:p>
          </table:table-cell>
          <table:table-cell office:value-type="float" office:value="620.24" calcext:value-type="float">
            <text:p>620,24</text:p>
          </table:table-cell>
          <table:table-cell office:value-type="float" office:value="620.68" calcext:value-type="float">
            <text:p>620,68</text:p>
          </table:table-cell>
          <table:table-cell office:value-type="float" office:value="622.97" calcext:value-type="float">
            <text:p>622,97</text:p>
          </table:table-cell>
          <table:table-cell office:value-type="float" office:value="623.78" calcext:value-type="float">
            <text:p>623,78</text:p>
          </table:table-cell>
          <table:table-cell office:value-type="float" office:value="625.22" calcext:value-type="float">
            <text:p>625,22</text:p>
          </table:table-cell>
          <table:table-cell office:value-type="float" office:value="626.72" calcext:value-type="float">
            <text:p>626,72</text:p>
          </table:table-cell>
          <table:table-cell office:value-type="float" office:value="629.35" calcext:value-type="float">
            <text:p>629,35</text:p>
          </table:table-cell>
          <table:table-cell office:value-type="float" office:value="629.98" calcext:value-type="float">
            <text:p>629,98</text:p>
          </table:table-cell>
          <table:table-cell office:value-type="float" office:value="630.86" calcext:value-type="float">
            <text:p>630,86</text:p>
          </table:table-cell>
          <table:table-cell office:value-type="float" office:value="635.34" calcext:value-type="float">
            <text:p>635,34</text:p>
          </table:table-cell>
          <table:table-cell office:value-type="float" office:value="639.41" calcext:value-type="float">
            <text:p>639,41</text:p>
          </table:table-cell>
          <table:table-cell office:value-type="float" office:value="647.27" calcext:value-type="float">
            <text:p>647,27</text:p>
          </table:table-cell>
          <table:table-cell office:value-type="float" office:value="656.46" calcext:value-type="float">
            <text:p>656,46</text:p>
          </table:table-cell>
          <table:table-cell office:value-type="float" office:value="666.18" calcext:value-type="float">
            <text:p>666,18</text:p>
          </table:table-cell>
          <table:table-cell office:value-type="float" office:value="676.7" calcext:value-type="float">
            <text:p>676,7</text:p>
          </table:table-cell>
          <table:table-cell office:value-type="float" office:value="690.31" calcext:value-type="float">
            <text:p>690,31</text:p>
          </table:table-cell>
          <table:table-cell office:value-type="float" office:value="698.66" calcext:value-type="float">
            <text:p>698,66</text:p>
          </table:table-cell>
          <table:table-cell office:value-type="float" office:value="708.72" calcext:value-type="float">
            <text:p>708,72</text:p>
          </table:table-cell>
          <table:table-cell office:value-type="float" office:value="721.69" calcext:value-type="float">
            <text:p>721,69</text:p>
          </table:table-cell>
          <table:table-cell office:value-type="float" office:value="736.2" calcext:value-type="float">
            <text:p>736,2</text:p>
          </table:table-cell>
          <table:table-cell office:value-type="float" office:value="757.1" calcext:value-type="float">
            <text:p>757,1</text:p>
          </table:table-cell>
          <table:table-cell office:value-type="float" office:value="773.08" calcext:value-type="float">
            <text:p>773,08</text:p>
          </table:table-cell>
          <table:table-cell office:value-type="float" office:value="777.95" calcext:value-type="float">
            <text:p>777,95</text:p>
          </table:table-cell>
          <table:table-cell office:value-type="float" office:value="781.99" calcext:value-type="float">
            <text:p>781,99</text:p>
          </table:table-cell>
          <table:table-cell office:value-type="float" office:value="790.13" calcext:value-type="float">
            <text:p>790,13</text:p>
          </table:table-cell>
          <table:table-cell office:value-type="float" office:value="797.95" calcext:value-type="float">
            <text:p>797,95</text:p>
          </table:table-cell>
          <table:table-cell office:value-type="float" office:value="800.42" calcext:value-type="float">
            <text:p>800,42</text:p>
          </table:table-cell>
          <table:table-cell office:value-type="float" office:value="804.1" calcext:value-type="float">
            <text:p>804,1</text:p>
          </table:table-cell>
          <table:table-cell office:value-type="float" office:value="808.12" calcext:value-type="float">
            <text:p>808,12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551.24" calcext:value-type="float">
            <text:p>551,24</text:p>
          </table:table-cell>
          <table:table-cell office:value-type="float" office:value="552.35" calcext:value-type="float">
            <text:p>552,35</text:p>
          </table:table-cell>
          <table:table-cell office:value-type="float" office:value="553.51" calcext:value-type="float">
            <text:p>553,51</text:p>
          </table:table-cell>
          <table:table-cell office:value-type="float" office:value="553.78" calcext:value-type="float">
            <text:p>553,78</text:p>
          </table:table-cell>
          <table:table-cell office:value-type="float" office:value="554.28" calcext:value-type="float">
            <text:p>554,28</text:p>
          </table:table-cell>
          <table:table-cell office:value-type="float" office:value="558.49" calcext:value-type="float">
            <text:p>558,49</text:p>
          </table:table-cell>
          <table:table-cell office:value-type="float" office:value="566.43" calcext:value-type="float">
            <text:p>566,43</text:p>
          </table:table-cell>
          <table:table-cell office:value-type="float" office:value="567.11" calcext:value-type="float">
            <text:p>567,11</text:p>
          </table:table-cell>
          <table:table-cell office:value-type="float" office:value="568.07" calcext:value-type="float">
            <text:p>568,07</text:p>
          </table:table-cell>
          <table:table-cell office:value-type="float" office:value="568.58" calcext:value-type="float">
            <text:p>568,58</text:p>
          </table:table-cell>
          <table:table-cell office:value-type="float" office:value="569.6" calcext:value-type="float">
            <text:p>569,6</text:p>
          </table:table-cell>
          <table:table-cell office:value-type="float" office:value="570.17" calcext:value-type="float">
            <text:p>570,17</text:p>
          </table:table-cell>
          <table:table-cell office:value-type="float" office:value="570.91" calcext:value-type="float">
            <text:p>570,91</text:p>
          </table:table-cell>
          <table:table-cell table:number-columns-repeated="2" office:value-type="float" office:value="572.68" calcext:value-type="float">
            <text:p>572,68</text:p>
          </table:table-cell>
          <table:table-cell office:value-type="float" office:value="574.98" calcext:value-type="float">
            <text:p>574,98</text:p>
          </table:table-cell>
          <table:table-cell office:value-type="float" office:value="576.07" calcext:value-type="float">
            <text:p>576,07</text:p>
          </table:table-cell>
          <table:table-cell office:value-type="float" office:value="581.14" calcext:value-type="float">
            <text:p>581,14</text:p>
          </table:table-cell>
          <table:table-cell office:value-type="float" office:value="586.83" calcext:value-type="float">
            <text:p>586,83</text:p>
          </table:table-cell>
          <table:table-cell office:value-type="float" office:value="588.48" calcext:value-type="float">
            <text:p>588,48</text:p>
          </table:table-cell>
          <table:table-cell office:value-type="float" office:value="590.12" calcext:value-type="float">
            <text:p>590,12</text:p>
          </table:table-cell>
          <table:table-cell office:value-type="float" office:value="591.6" calcext:value-type="float">
            <text:p>591,6</text:p>
          </table:table-cell>
          <table:table-cell office:value-type="float" office:value="593.61" calcext:value-type="float">
            <text:p>593,61</text:p>
          </table:table-cell>
          <table:table-cell office:value-type="float" office:value="596.46" calcext:value-type="float">
            <text:p>596,46</text:p>
          </table:table-cell>
          <table:table-cell office:value-type="float" office:value="597.47" calcext:value-type="float">
            <text:p>597,47</text:p>
          </table:table-cell>
          <table:table-cell office:value-type="float" office:value="598.97" calcext:value-type="float">
            <text:p>598,97</text:p>
          </table:table-cell>
          <table:table-cell office:value-type="float" office:value="603.64" calcext:value-type="float">
            <text:p>603,64</text:p>
          </table:table-cell>
          <table:table-cell office:value-type="float" office:value="605.57" calcext:value-type="float">
            <text:p>605,57</text:p>
          </table:table-cell>
          <table:table-cell office:value-type="float" office:value="606.48" calcext:value-type="float">
            <text:p>606,48</text:p>
          </table:table-cell>
          <table:table-cell office:value-type="float" office:value="608.84" calcext:value-type="float">
            <text:p>608,84</text:p>
          </table:table-cell>
          <table:table-cell office:value-type="float" office:value="616.76" calcext:value-type="float">
            <text:p>616,76</text:p>
          </table:table-cell>
          <table:table-cell office:value-type="float" office:value="626.44" calcext:value-type="float">
            <text:p>626,44</text:p>
          </table:table-cell>
          <table:table-cell office:value-type="float" office:value="627.51" calcext:value-type="float">
            <text:p>627,51</text:p>
          </table:table-cell>
          <table:table-cell office:value-type="float" office:value="629.08" calcext:value-type="float">
            <text:p>629,08</text:p>
          </table:table-cell>
          <table:table-cell office:value-type="float" office:value="629.96" calcext:value-type="float">
            <text:p>629,96</text:p>
          </table:table-cell>
          <table:table-cell office:value-type="float" office:value="630.02" calcext:value-type="float">
            <text:p>630,02</text:p>
          </table:table-cell>
          <table:table-cell office:value-type="float" office:value="630.27" calcext:value-type="float">
            <text:p>630,27</text:p>
          </table:table-cell>
          <table:table-cell office:value-type="float" office:value="631.03" calcext:value-type="float">
            <text:p>631,03</text:p>
          </table:table-cell>
          <table:table-cell office:value-type="float" office:value="631.41" calcext:value-type="float">
            <text:p>631,41</text:p>
          </table:table-cell>
          <table:table-cell office:value-type="float" office:value="632.42" calcext:value-type="float">
            <text:p>632,42</text:p>
          </table:table-cell>
          <table:table-cell office:value-type="float" office:value="633.81" calcext:value-type="float">
            <text:p>633,81</text:p>
          </table:table-cell>
          <table:table-cell office:value-type="float" office:value="633.68" calcext:value-type="float">
            <text:p>633,68</text:p>
          </table:table-cell>
          <table:table-cell office:value-type="float" office:value="634.7" calcext:value-type="float">
            <text:p>634,7</text:p>
          </table:table-cell>
          <table:table-cell office:value-type="float" office:value="639.2" calcext:value-type="float">
            <text:p>639,2</text:p>
          </table:table-cell>
          <table:table-cell office:value-type="float" office:value="645.47" calcext:value-type="float">
            <text:p>645,47</text:p>
          </table:table-cell>
          <table:table-cell office:value-type="float" office:value="656.24" calcext:value-type="float">
            <text:p>656,24</text:p>
          </table:table-cell>
          <table:table-cell office:value-type="float" office:value="670.09" calcext:value-type="float">
            <text:p>670,09</text:p>
          </table:table-cell>
          <table:table-cell office:value-type="float" office:value="684.36" calcext:value-type="float">
            <text:p>684,36</text:p>
          </table:table-cell>
          <table:table-cell office:value-type="float" office:value="696.14" calcext:value-type="float">
            <text:p>696,14</text:p>
          </table:table-cell>
          <table:table-cell office:value-type="float" office:value="706.79" calcext:value-type="float">
            <text:p>706,79</text:p>
          </table:table-cell>
          <table:table-cell office:value-type="float" office:value="713.15" calcext:value-type="float">
            <text:p>713,15</text:p>
          </table:table-cell>
          <table:table-cell office:value-type="float" office:value="726.34" calcext:value-type="float">
            <text:p>726,34</text:p>
          </table:table-cell>
          <table:table-cell office:value-type="float" office:value="734.19" calcext:value-type="float">
            <text:p>734,19</text:p>
          </table:table-cell>
          <table:table-cell office:value-type="float" office:value="762.52" calcext:value-type="float">
            <text:p>762,52</text:p>
          </table:table-cell>
          <table:table-cell office:value-type="float" office:value="777.01" calcext:value-type="float">
            <text:p>777,01</text:p>
          </table:table-cell>
          <table:table-cell office:value-type="float" office:value="789.52" calcext:value-type="float">
            <text:p>789,52</text:p>
          </table:table-cell>
          <table:table-cell office:value-type="float" office:value="798.92" calcext:value-type="float">
            <text:p>798,92</text:p>
          </table:table-cell>
          <table:table-cell office:value-type="float" office:value="802.51" calcext:value-type="float">
            <text:p>802,51</text:p>
          </table:table-cell>
          <table:table-cell office:value-type="float" office:value="808.69" calcext:value-type="float">
            <text:p>808,69</text:p>
          </table:table-cell>
          <table:table-cell office:value-type="float" office:value="812.74" calcext:value-type="float">
            <text:p>812,74</text:p>
          </table:table-cell>
          <table:table-cell office:value-type="float" office:value="815.58" calcext:value-type="float">
            <text:p>815,58</text:p>
          </table:table-cell>
          <table:table-cell office:value-type="float" office:value="819.66" calcext:value-type="float">
            <text:p>819,66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567.08" calcext:value-type="float">
            <text:p>567,08</text:p>
          </table:table-cell>
          <table:table-cell office:value-type="float" office:value="567.47" calcext:value-type="float">
            <text:p>567,47</text:p>
          </table:table-cell>
          <table:table-cell office:value-type="float" office:value="568.84" calcext:value-type="float">
            <text:p>568,84</text:p>
          </table:table-cell>
          <table:table-cell office:value-type="float" office:value="568.89" calcext:value-type="float">
            <text:p>568,89</text:p>
          </table:table-cell>
          <table:table-cell office:value-type="float" office:value="569.12" calcext:value-type="float">
            <text:p>569,12</text:p>
          </table:table-cell>
          <table:table-cell office:value-type="float" office:value="573.9" calcext:value-type="float">
            <text:p>573,9</text:p>
          </table:table-cell>
          <table:table-cell office:value-type="float" office:value="575.45" calcext:value-type="float">
            <text:p>575,45</text:p>
          </table:table-cell>
          <table:table-cell office:value-type="float" office:value="577.69" calcext:value-type="float">
            <text:p>577,69</text:p>
          </table:table-cell>
          <table:table-cell office:value-type="float" office:value="579.72" calcext:value-type="float">
            <text:p>579,72</text:p>
          </table:table-cell>
          <table:table-cell office:value-type="float" office:value="585.34" calcext:value-type="float">
            <text:p>585,34</text:p>
          </table:table-cell>
          <table:table-cell office:value-type="float" office:value="590.96" calcext:value-type="float">
            <text:p>590,96</text:p>
          </table:table-cell>
          <table:table-cell office:value-type="float" office:value="591.61" calcext:value-type="float">
            <text:p>591,61</text:p>
          </table:table-cell>
          <table:table-cell office:value-type="float" office:value="590.96" calcext:value-type="float">
            <text:p>590,96</text:p>
          </table:table-cell>
          <table:table-cell office:value-type="float" office:value="592.67" calcext:value-type="float">
            <text:p>592,67</text:p>
          </table:table-cell>
          <table:table-cell office:value-type="float" office:value="593.38" calcext:value-type="float">
            <text:p>593,38</text:p>
          </table:table-cell>
          <table:table-cell office:value-type="float" office:value="595.1" calcext:value-type="float">
            <text:p>595,1</text:p>
          </table:table-cell>
          <table:table-cell office:value-type="float" office:value="595.82" calcext:value-type="float">
            <text:p>595,82</text:p>
          </table:table-cell>
          <table:table-cell office:value-type="float" office:value="597.31" calcext:value-type="float">
            <text:p>597,31</text:p>
          </table:table-cell>
          <table:table-cell office:value-type="float" office:value="600.41" calcext:value-type="float">
            <text:p>600,41</text:p>
          </table:table-cell>
          <table:table-cell office:value-type="float" office:value="602.33" calcext:value-type="float">
            <text:p>602,33</text:p>
          </table:table-cell>
          <table:table-cell office:value-type="float" office:value="604.44" calcext:value-type="float">
            <text:p>604,44</text:p>
          </table:table-cell>
          <table:table-cell office:value-type="float" office:value="610.85" calcext:value-type="float">
            <text:p>610,85</text:p>
          </table:table-cell>
          <table:table-cell office:value-type="float" office:value="612.07" calcext:value-type="float">
            <text:p>612,07</text:p>
          </table:table-cell>
          <table:table-cell office:value-type="float" office:value="613.3" calcext:value-type="float">
            <text:p>613,3</text:p>
          </table:table-cell>
          <table:table-cell office:value-type="float" office:value="613.85" calcext:value-type="float">
            <text:p>613,85</text:p>
          </table:table-cell>
          <table:table-cell office:value-type="float" office:value="615.44" calcext:value-type="float">
            <text:p>615,44</text:p>
          </table:table-cell>
          <table:table-cell office:value-type="float" office:value="616" calcext:value-type="float">
            <text:p>616</text:p>
          </table:table-cell>
          <table:table-cell office:value-type="float" office:value="617.04" calcext:value-type="float">
            <text:p>617,04</text:p>
          </table:table-cell>
          <table:table-cell office:value-type="float" office:value="616.3" calcext:value-type="float">
            <text:p>616,3</text:p>
          </table:table-cell>
          <table:table-cell office:value-type="float" office:value="617.72" calcext:value-type="float">
            <text:p>617,72</text:p>
          </table:table-cell>
          <table:table-cell office:value-type="float" office:value="618.77" calcext:value-type="float">
            <text:p>618,77</text:p>
          </table:table-cell>
          <table:table-cell office:value-type="float" office:value="626.38" calcext:value-type="float">
            <text:p>626,38</text:p>
          </table:table-cell>
          <table:table-cell office:value-type="float" office:value="629.64" calcext:value-type="float">
            <text:p>629,64</text:p>
          </table:table-cell>
          <table:table-cell office:value-type="float" office:value="631.78" calcext:value-type="float">
            <text:p>631,78</text:p>
          </table:table-cell>
          <table:table-cell office:value-type="float" office:value="634.81" calcext:value-type="float">
            <text:p>634,81</text:p>
          </table:table-cell>
          <table:table-cell office:value-type="float" office:value="635.96" calcext:value-type="float">
            <text:p>635,96</text:p>
          </table:table-cell>
          <table:table-cell office:value-type="float" office:value="638.69" calcext:value-type="float">
            <text:p>638,69</text:p>
          </table:table-cell>
          <table:table-cell office:value-type="float" office:value="640.1" calcext:value-type="float">
            <text:p>640,1</text:p>
          </table:table-cell>
          <table:table-cell office:value-type="float" office:value="640.99" calcext:value-type="float">
            <text:p>640,99</text:p>
          </table:table-cell>
          <table:table-cell office:value-type="float" office:value="641.18" calcext:value-type="float">
            <text:p>641,18</text:p>
          </table:table-cell>
          <table:table-cell office:value-type="float" office:value="641.38" calcext:value-type="float">
            <text:p>641,38</text:p>
          </table:table-cell>
          <table:table-cell office:value-type="float" office:value="641.76" calcext:value-type="float">
            <text:p>641,76</text:p>
          </table:table-cell>
          <table:table-cell office:value-type="float" office:value="643.17" calcext:value-type="float">
            <text:p>643,17</text:p>
          </table:table-cell>
          <table:table-cell office:value-type="float" office:value="648.45" calcext:value-type="float">
            <text:p>648,45</text:p>
          </table:table-cell>
          <table:table-cell office:value-type="float" office:value="657.98" calcext:value-type="float">
            <text:p>657,98</text:p>
          </table:table-cell>
          <table:table-cell office:value-type="float" office:value="665.41" calcext:value-type="float">
            <text:p>665,41</text:p>
          </table:table-cell>
          <table:table-cell office:value-type="float" office:value="676.93" calcext:value-type="float">
            <text:p>676,93</text:p>
          </table:table-cell>
          <table:table-cell office:value-type="float" office:value="685.59" calcext:value-type="float">
            <text:p>685,59</text:p>
          </table:table-cell>
          <table:table-cell office:value-type="float" office:value="695.81" calcext:value-type="float">
            <text:p>695,81</text:p>
          </table:table-cell>
          <table:table-cell office:value-type="float" office:value="704.23" calcext:value-type="float">
            <text:p>704,23</text:p>
          </table:table-cell>
          <table:table-cell office:value-type="float" office:value="717.82" calcext:value-type="float">
            <text:p>717,82</text:p>
          </table:table-cell>
          <table:table-cell office:value-type="float" office:value="721.98" calcext:value-type="float">
            <text:p>721,98</text:p>
          </table:table-cell>
          <table:table-cell office:value-type="float" office:value="734.04" calcext:value-type="float">
            <text:p>734,04</text:p>
          </table:table-cell>
          <table:table-cell office:value-type="float" office:value="747.98" calcext:value-type="float">
            <text:p>747,98</text:p>
          </table:table-cell>
          <table:table-cell office:value-type="float" office:value="762.05" calcext:value-type="float">
            <text:p>762,05</text:p>
          </table:table-cell>
          <table:table-cell office:value-type="float" office:value="770.89" calcext:value-type="float">
            <text:p>770,89</text:p>
          </table:table-cell>
          <table:table-cell office:value-type="float" office:value="786.54" calcext:value-type="float">
            <text:p>786,54</text:p>
          </table:table-cell>
          <table:table-cell office:value-type="float" office:value="795.58" calcext:value-type="float">
            <text:p>795,58</text:p>
          </table:table-cell>
          <table:table-cell office:value-type="float" office:value="807.91" calcext:value-type="float">
            <text:p>807,91</text:p>
          </table:table-cell>
          <table:table-cell office:value-type="float" office:value="812.6" calcext:value-type="float">
            <text:p>812,6</text:p>
          </table:table-cell>
          <table:table-cell office:value-type="float" office:value="818.85" calcext:value-type="float">
            <text:p>818,85</text:p>
          </table:table-cell>
          <table:table-cell office:value-type="float" office:value="823.03" calcext:value-type="float">
            <text:p>823,03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634.95" calcext:value-type="float">
            <text:p>634,95</text:p>
          </table:table-cell>
          <table:table-cell office:value-type="float" office:value="636.66" calcext:value-type="float">
            <text:p>636,66</text:p>
          </table:table-cell>
          <table:table-cell office:value-type="float" office:value="638.7" calcext:value-type="float">
            <text:p>638,7</text:p>
          </table:table-cell>
          <table:table-cell office:value-type="float" office:value="636.47" calcext:value-type="float">
            <text:p>636,47</text:p>
          </table:table-cell>
          <table:table-cell office:value-type="float" office:value="634.43" calcext:value-type="float">
            <text:p>634,43</text:p>
          </table:table-cell>
          <table:table-cell office:value-type="float" office:value="649.47" calcext:value-type="float">
            <text:p>649,47</text:p>
          </table:table-cell>
          <table:table-cell office:value-type="float" office:value="650.12" calcext:value-type="float">
            <text:p>650,12</text:p>
          </table:table-cell>
          <table:table-cell office:value-type="float" office:value="652" calcext:value-type="float">
            <text:p>652</text:p>
          </table:table-cell>
          <table:table-cell office:value-type="float" office:value="654.41" calcext:value-type="float">
            <text:p>654,41</text:p>
          </table:table-cell>
          <table:table-cell office:value-type="float" office:value="657.29" calcext:value-type="float">
            <text:p>657,29</text:p>
          </table:table-cell>
          <table:table-cell office:value-type="float" office:value="660.51" calcext:value-type="float">
            <text:p>660,51</text:p>
          </table:table-cell>
          <table:table-cell table:number-columns-repeated="2" office:value-type="float" office:value="661.9" calcext:value-type="float">
            <text:p>661,9</text:p>
          </table:table-cell>
          <table:table-cell office:value-type="float" office:value="662.69" calcext:value-type="float">
            <text:p>662,69</text:p>
          </table:table-cell>
          <table:table-cell office:value-type="float" office:value="663.62" calcext:value-type="float">
            <text:p>663,62</text:p>
          </table:table-cell>
          <table:table-cell office:value-type="float" office:value="665.68" calcext:value-type="float">
            <text:p>665,68</text:p>
          </table:table-cell>
          <table:table-cell office:value-type="float" office:value="664.95" calcext:value-type="float">
            <text:p>664,95</text:p>
          </table:table-cell>
          <table:table-cell office:value-type="float" office:value="668.94" calcext:value-type="float">
            <text:p>668,94</text:p>
          </table:table-cell>
          <table:table-cell office:value-type="float" office:value="668.13" calcext:value-type="float">
            <text:p>668,13</text:p>
          </table:table-cell>
          <table:table-cell office:value-type="float" office:value="673.61" calcext:value-type="float">
            <text:p>673,61</text:p>
          </table:table-cell>
          <table:table-cell office:value-type="float" office:value="675.63" calcext:value-type="float">
            <text:p>675,63</text:p>
          </table:table-cell>
          <table:table-cell office:value-type="float" office:value="677.73" calcext:value-type="float">
            <text:p>677,73</text:p>
          </table:table-cell>
          <table:table-cell office:value-type="float" office:value="684.64" calcext:value-type="float">
            <text:p>684,64</text:p>
          </table:table-cell>
          <table:table-cell office:value-type="float" office:value="686.63" calcext:value-type="float">
            <text:p>686,63</text:p>
          </table:table-cell>
          <table:table-cell office:value-type="float" office:value="693.49" calcext:value-type="float">
            <text:p>693,49</text:p>
          </table:table-cell>
          <table:table-cell office:value-type="float" office:value="692.87" calcext:value-type="float">
            <text:p>692,87</text:p>
          </table:table-cell>
          <table:table-cell office:value-type="float" office:value="693.35" calcext:value-type="float">
            <text:p>693,35</text:p>
          </table:table-cell>
          <table:table-cell office:value-type="float" office:value="694.67" calcext:value-type="float">
            <text:p>694,67</text:p>
          </table:table-cell>
          <table:table-cell office:value-type="float" office:value="692.24" calcext:value-type="float">
            <text:p>692,24</text:p>
          </table:table-cell>
          <table:table-cell office:value-type="float" office:value="701.38" calcext:value-type="float">
            <text:p>701,38</text:p>
          </table:table-cell>
          <table:table-cell office:value-type="float" office:value="721.93" calcext:value-type="float">
            <text:p>721,93</text:p>
          </table:table-cell>
          <table:table-cell office:value-type="float" office:value="726.48" calcext:value-type="float">
            <text:p>726,48</text:p>
          </table:table-cell>
          <table:table-cell office:value-type="float" office:value="726.77" calcext:value-type="float">
            <text:p>726,77</text:p>
          </table:table-cell>
          <table:table-cell office:value-type="float" office:value="727.78" calcext:value-type="float">
            <text:p>727,78</text:p>
          </table:table-cell>
          <table:table-cell office:value-type="float" office:value="727.35" calcext:value-type="float">
            <text:p>727,35</text:p>
          </table:table-cell>
          <table:table-cell office:value-type="float" office:value="727.86" calcext:value-type="float">
            <text:p>727,86</text:p>
          </table:table-cell>
          <table:table-cell office:value-type="float" office:value="730.62" calcext:value-type="float">
            <text:p>730,62</text:p>
          </table:table-cell>
          <table:table-cell office:value-type="float" office:value="731.72" calcext:value-type="float">
            <text:p>731,72</text:p>
          </table:table-cell>
          <table:table-cell office:value-type="float" office:value="735.82" calcext:value-type="float">
            <text:p>735,82</text:p>
          </table:table-cell>
          <table:table-cell office:value-type="float" office:value="736.92" calcext:value-type="float">
            <text:p>736,92</text:p>
          </table:table-cell>
          <table:table-cell office:value-type="float" office:value="739.57" calcext:value-type="float">
            <text:p>739,57</text:p>
          </table:table-cell>
          <table:table-cell office:value-type="float" office:value="739.94" calcext:value-type="float">
            <text:p>739,94</text:p>
          </table:table-cell>
          <table:table-cell office:value-type="float" office:value="742.46" calcext:value-type="float">
            <text:p>742,46</text:p>
          </table:table-cell>
          <table:table-cell office:value-type="float" office:value="744.02" calcext:value-type="float">
            <text:p>744,02</text:p>
          </table:table-cell>
          <table:table-cell office:value-type="float" office:value="750.12" calcext:value-type="float">
            <text:p>750,12</text:p>
          </table:table-cell>
          <table:table-cell office:value-type="float" office:value="762.95" calcext:value-type="float">
            <text:p>762,95</text:p>
          </table:table-cell>
          <table:table-cell office:value-type="float" office:value="779.2" calcext:value-type="float">
            <text:p>779,2</text:p>
          </table:table-cell>
          <table:table-cell office:value-type="float" office:value="790.81" calcext:value-type="float">
            <text:p>790,81</text:p>
          </table:table-cell>
          <table:table-cell office:value-type="float" office:value="793.18" calcext:value-type="float">
            <text:p>793,18</text:p>
          </table:table-cell>
          <table:table-cell office:value-type="float" office:value="796.91" calcext:value-type="float">
            <text:p>796,91</text:p>
          </table:table-cell>
          <table:table-cell office:value-type="float" office:value="799.85" calcext:value-type="float">
            <text:p>799,85</text:p>
          </table:table-cell>
          <table:table-cell office:value-type="float" office:value="806.65" calcext:value-type="float">
            <text:p>806,65</text:p>
          </table:table-cell>
          <table:table-cell office:value-type="float" office:value="816.58" calcext:value-type="float">
            <text:p>816,58</text:p>
          </table:table-cell>
          <table:table-cell office:value-type="float" office:value="847.52" calcext:value-type="float">
            <text:p>847,52</text:p>
          </table:table-cell>
          <table:table-cell office:value-type="float" office:value="857.78" calcext:value-type="float">
            <text:p>857,78</text:p>
          </table:table-cell>
          <table:table-cell office:value-type="float" office:value="867.56" calcext:value-type="float">
            <text:p>867,56</text:p>
          </table:table-cell>
          <table:table-cell office:value-type="float" office:value="868.95" calcext:value-type="float">
            <text:p>868,95</text:p>
          </table:table-cell>
          <table:table-cell office:value-type="float" office:value="876.07" calcext:value-type="float">
            <text:p>876,07</text:p>
          </table:table-cell>
          <table:table-cell office:value-type="float" office:value="884.48" calcext:value-type="float">
            <text:p>884,48</text:p>
          </table:table-cell>
          <table:table-cell office:value-type="float" office:value="886.07" calcext:value-type="float">
            <text:p>886,07</text:p>
          </table:table-cell>
          <table:table-cell office:value-type="float" office:value="894.93" calcext:value-type="float">
            <text:p>894,93</text:p>
          </table:table-cell>
          <table:table-cell office:value-type="float" office:value="900.12" calcext:value-type="float">
            <text:p>900,12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639.51" calcext:value-type="float">
            <text:p>639,51</text:p>
          </table:table-cell>
          <table:table-cell office:value-type="float" office:value="638.49" calcext:value-type="float">
            <text:p>638,49</text:p>
          </table:table-cell>
          <table:table-cell office:value-type="float" office:value="640.79" calcext:value-type="float">
            <text:p>640,79</text:p>
          </table:table-cell>
          <table:table-cell office:value-type="float" office:value="640.53" calcext:value-type="float">
            <text:p>640,53</text:p>
          </table:table-cell>
          <table:table-cell office:value-type="float" office:value="638.61" calcext:value-type="float">
            <text:p>638,61</text:p>
          </table:table-cell>
          <table:table-cell office:value-type="float" office:value="657.58" calcext:value-type="float">
            <text:p>657,58</text:p>
          </table:table-cell>
          <table:table-cell office:value-type="float" office:value="655.87" calcext:value-type="float">
            <text:p>655,87</text:p>
          </table:table-cell>
          <table:table-cell office:value-type="float" office:value="658.3" calcext:value-type="float">
            <text:p>658,3</text:p>
          </table:table-cell>
          <table:table-cell office:value-type="float" office:value="661.19" calcext:value-type="float">
            <text:p>661,19</text:p>
          </table:table-cell>
          <table:table-cell office:value-type="float" office:value="664.17" calcext:value-type="float">
            <text:p>664,17</text:p>
          </table:table-cell>
          <table:table-cell office:value-type="float" office:value="665.1" calcext:value-type="float">
            <text:p>665,1</text:p>
          </table:table-cell>
          <table:table-cell office:value-type="float" office:value="666.96" calcext:value-type="float">
            <text:p>666,96</text:p>
          </table:table-cell>
          <table:table-cell office:value-type="float" office:value="667.09" calcext:value-type="float">
            <text:p>667,09</text:p>
          </table:table-cell>
          <table:table-cell office:value-type="float" office:value="666.23" calcext:value-type="float">
            <text:p>666,23</text:p>
          </table:table-cell>
          <table:table-cell office:value-type="float" office:value="666.96" calcext:value-type="float">
            <text:p>666,96</text:p>
          </table:table-cell>
          <table:table-cell office:value-type="float" office:value="668.29" calcext:value-type="float">
            <text:p>668,29</text:p>
          </table:table-cell>
          <table:table-cell office:value-type="float" office:value="667.09" calcext:value-type="float">
            <text:p>667,09</text:p>
          </table:table-cell>
          <table:table-cell office:value-type="float" office:value="666.69" calcext:value-type="float">
            <text:p>666,69</text:p>
          </table:table-cell>
          <table:table-cell office:value-type="float" office:value="679.02" calcext:value-type="float">
            <text:p>679,02</text:p>
          </table:table-cell>
          <table:table-cell office:value-type="float" office:value="679.29" calcext:value-type="float">
            <text:p>679,29</text:p>
          </table:table-cell>
          <table:table-cell office:value-type="float" office:value="683.1" calcext:value-type="float">
            <text:p>683,1</text:p>
          </table:table-cell>
          <table:table-cell office:value-type="float" office:value="689.52" calcext:value-type="float">
            <text:p>689,52</text:p>
          </table:table-cell>
          <table:table-cell office:value-type="float" office:value="694.97" calcext:value-type="float">
            <text:p>694,97</text:p>
          </table:table-cell>
          <table:table-cell office:value-type="float" office:value="699.41" calcext:value-type="float">
            <text:p>699,41</text:p>
          </table:table-cell>
          <table:table-cell office:value-type="float" office:value="698.51" calcext:value-type="float">
            <text:p>698,51</text:p>
          </table:table-cell>
          <table:table-cell office:value-type="float" office:value="700.81" calcext:value-type="float">
            <text:p>700,81</text:p>
          </table:table-cell>
          <table:table-cell office:value-type="float" office:value="703.05" calcext:value-type="float">
            <text:p>703,05</text:p>
          </table:table-cell>
          <table:table-cell office:value-type="float" office:value="703.19" calcext:value-type="float">
            <text:p>703,19</text:p>
          </table:table-cell>
          <table:table-cell office:value-type="float" office:value="706.92" calcext:value-type="float">
            <text:p>706,92</text:p>
          </table:table-cell>
          <table:table-cell office:value-type="float" office:value="719.65" calcext:value-type="float">
            <text:p>719,65</text:p>
          </table:table-cell>
          <table:table-cell office:value-type="float" office:value="718.35" calcext:value-type="float">
            <text:p>718,35</text:p>
          </table:table-cell>
          <table:table-cell office:value-type="float" office:value="721.65" calcext:value-type="float">
            <text:p>721,65</text:p>
          </table:table-cell>
          <table:table-cell office:value-type="float" office:value="723.31" calcext:value-type="float">
            <text:p>723,31</text:p>
          </table:table-cell>
          <table:table-cell office:value-type="float" office:value="723.89" calcext:value-type="float">
            <text:p>723,89</text:p>
          </table:table-cell>
          <table:table-cell office:value-type="float" office:value="726.28" calcext:value-type="float">
            <text:p>726,28</text:p>
          </table:table-cell>
          <table:table-cell office:value-type="float" office:value="730.2" calcext:value-type="float">
            <text:p>730,2</text:p>
          </table:table-cell>
          <table:table-cell office:value-type="float" office:value="732.69" calcext:value-type="float">
            <text:p>732,69</text:p>
          </table:table-cell>
          <table:table-cell office:value-type="float" office:value="734.01" calcext:value-type="float">
            <text:p>734,01</text:p>
          </table:table-cell>
          <table:table-cell office:value-type="float" office:value="734.67" calcext:value-type="float">
            <text:p>734,67</text:p>
          </table:table-cell>
          <table:table-cell office:value-type="float" office:value="734.45" calcext:value-type="float">
            <text:p>734,45</text:p>
          </table:table-cell>
          <table:table-cell office:value-type="float" office:value="737.46" calcext:value-type="float">
            <text:p>737,46</text:p>
          </table:table-cell>
          <table:table-cell office:value-type="float" office:value="737.75" calcext:value-type="float">
            <text:p>737,75</text:p>
          </table:table-cell>
          <table:table-cell office:value-type="float" office:value="744.17" calcext:value-type="float">
            <text:p>744,17</text:p>
          </table:table-cell>
          <table:table-cell office:value-type="float" office:value="748.19" calcext:value-type="float">
            <text:p>748,19</text:p>
          </table:table-cell>
          <table:table-cell office:value-type="float" office:value="762.25" calcext:value-type="float">
            <text:p>762,25</text:p>
          </table:table-cell>
          <table:table-cell office:value-type="float" office:value="769.65" calcext:value-type="float">
            <text:p>769,65</text:p>
          </table:table-cell>
          <table:table-cell office:value-type="float" office:value="780.81" calcext:value-type="float">
            <text:p>780,81</text:p>
          </table:table-cell>
          <table:table-cell office:value-type="float" office:value="788.77" calcext:value-type="float">
            <text:p>788,77</text:p>
          </table:table-cell>
          <table:table-cell office:value-type="float" office:value="797.13" calcext:value-type="float">
            <text:p>797,13</text:p>
          </table:table-cell>
          <table:table-cell office:value-type="float" office:value="800.08" calcext:value-type="float">
            <text:p>800,08</text:p>
          </table:table-cell>
          <table:table-cell office:value-type="float" office:value="803.04" calcext:value-type="float">
            <text:p>803,04</text:p>
          </table:table-cell>
          <table:table-cell office:value-type="float" office:value="807.78" calcext:value-type="float">
            <text:p>807,78</text:p>
          </table:table-cell>
          <table:table-cell office:value-type="float" office:value="814.08" calcext:value-type="float">
            <text:p>814,08</text:p>
          </table:table-cell>
          <table:table-cell office:value-type="float" office:value="827.03" calcext:value-type="float">
            <text:p>827,03</text:p>
          </table:table-cell>
          <table:table-cell office:value-type="float" office:value="846.46" calcext:value-type="float">
            <text:p>846,46</text:p>
          </table:table-cell>
          <table:table-cell office:value-type="float" office:value="854.08" calcext:value-type="float">
            <text:p>854,08</text:p>
          </table:table-cell>
          <table:table-cell office:value-type="float" office:value="868.26" calcext:value-type="float">
            <text:p>868,26</text:p>
          </table:table-cell>
          <table:table-cell office:value-type="float" office:value="882.24" calcext:value-type="float">
            <text:p>882,24</text:p>
          </table:table-cell>
          <table:table-cell office:value-type="float" office:value="895.73" calcext:value-type="float">
            <text:p>895,73</text:p>
          </table:table-cell>
          <table:table-cell office:value-type="float" office:value="905.05" calcext:value-type="float">
            <text:p>905,05</text:p>
          </table:table-cell>
          <table:table-cell office:value-type="float" office:value="914.37" calcext:value-type="float">
            <text:p>914,37</text:p>
          </table:table-cell>
          <table:table-cell office:value-type="float" office:value="916.2" calcext:value-type="float">
            <text:p>916,2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535" calcext:value-type="float">
            <text:p>535</text:p>
          </table:table-cell>
          <table:table-cell office:value-type="float" office:value="535.48" calcext:value-type="float">
            <text:p>535,48</text:p>
          </table:table-cell>
          <table:table-cell office:value-type="float" office:value="537.78" calcext:value-type="float">
            <text:p>537,78</text:p>
          </table:table-cell>
          <table:table-cell office:value-type="float" office:value="539.72" calcext:value-type="float">
            <text:p>539,72</text:p>
          </table:table-cell>
          <table:table-cell office:value-type="float" office:value="538.91" calcext:value-type="float">
            <text:p>538,91</text:p>
          </table:table-cell>
          <table:table-cell office:value-type="float" office:value="539.72" calcext:value-type="float">
            <text:p>539,72</text:p>
          </table:table-cell>
          <table:table-cell office:value-type="float" office:value="538.8" calcext:value-type="float">
            <text:p>538,8</text:p>
          </table:table-cell>
          <table:table-cell office:value-type="float" office:value="538.1" calcext:value-type="float">
            <text:p>538,1</text:p>
          </table:table-cell>
          <table:table-cell office:value-type="float" office:value="537.94" calcext:value-type="float">
            <text:p>537,94</text:p>
          </table:table-cell>
          <table:table-cell office:value-type="float" office:value="539.77" calcext:value-type="float">
            <text:p>539,77</text:p>
          </table:table-cell>
          <table:table-cell office:value-type="float" office:value="540.9" calcext:value-type="float">
            <text:p>540,9</text:p>
          </table:table-cell>
          <table:table-cell office:value-type="float" office:value="540.2" calcext:value-type="float">
            <text:p>540,2</text:p>
          </table:table-cell>
          <table:table-cell table:number-columns-repeated="2" office:value-type="float" office:value="541.44" calcext:value-type="float">
            <text:p>541,44</text:p>
          </table:table-cell>
          <table:table-cell office:value-type="float" office:value="540.52" calcext:value-type="float">
            <text:p>540,52</text:p>
          </table:table-cell>
          <table:table-cell office:value-type="float" office:value="541.6" calcext:value-type="float">
            <text:p>541,6</text:p>
          </table:table-cell>
          <table:table-cell office:value-type="float" office:value="543.22" calcext:value-type="float">
            <text:p>543,22</text:p>
          </table:table-cell>
          <table:table-cell office:value-type="float" office:value="542.63" calcext:value-type="float">
            <text:p>542,63</text:p>
          </table:table-cell>
          <table:table-cell office:value-type="float" office:value="544.74" calcext:value-type="float">
            <text:p>544,74</text:p>
          </table:table-cell>
          <table:table-cell office:value-type="float" office:value="546.76" calcext:value-type="float">
            <text:p>546,76</text:p>
          </table:table-cell>
          <table:table-cell office:value-type="float" office:value="561.9" calcext:value-type="float">
            <text:p>561,9</text:p>
          </table:table-cell>
          <table:table-cell office:value-type="float" office:value="564.21" calcext:value-type="float">
            <text:p>564,21</text:p>
          </table:table-cell>
          <table:table-cell office:value-type="float" office:value="566.58" calcext:value-type="float">
            <text:p>566,58</text:p>
          </table:table-cell>
          <table:table-cell office:value-type="float" office:value="567.99" calcext:value-type="float">
            <text:p>567,99</text:p>
          </table:table-cell>
          <table:table-cell office:value-type="float" office:value="568.28" calcext:value-type="float">
            <text:p>568,28</text:p>
          </table:table-cell>
          <table:table-cell office:value-type="float" office:value="568.85" calcext:value-type="float">
            <text:p>568,85</text:p>
          </table:table-cell>
          <table:table-cell office:value-type="float" office:value="571.06" calcext:value-type="float">
            <text:p>571,06</text:p>
          </table:table-cell>
          <table:table-cell office:value-type="float" office:value="574.26" calcext:value-type="float">
            <text:p>574,26</text:p>
          </table:table-cell>
          <table:table-cell office:value-type="float" office:value="575.99" calcext:value-type="float">
            <text:p>575,99</text:p>
          </table:table-cell>
          <table:table-cell office:value-type="float" office:value="578.52" calcext:value-type="float">
            <text:p>578,52</text:p>
          </table:table-cell>
          <table:table-cell office:value-type="float" office:value="575.63" calcext:value-type="float">
            <text:p>575,63</text:p>
          </table:table-cell>
          <table:table-cell office:value-type="float" office:value="577.18" calcext:value-type="float">
            <text:p>577,18</text:p>
          </table:table-cell>
          <table:table-cell office:value-type="float" office:value="597.44" calcext:value-type="float">
            <text:p>597,44</text:p>
          </table:table-cell>
          <table:table-cell office:value-type="float" office:value="598.99" calcext:value-type="float">
            <text:p>598,99</text:p>
          </table:table-cell>
          <table:table-cell office:value-type="float" office:value="597.74" calcext:value-type="float">
            <text:p>597,74</text:p>
          </table:table-cell>
          <table:table-cell office:value-type="float" office:value="599.41" calcext:value-type="float">
            <text:p>599,41</text:p>
          </table:table-cell>
          <table:table-cell office:value-type="float" office:value="599.71" calcext:value-type="float">
            <text:p>599,71</text:p>
          </table:table-cell>
          <table:table-cell office:value-type="float" office:value="599.29" calcext:value-type="float">
            <text:p>599,29</text:p>
          </table:table-cell>
          <table:table-cell office:value-type="float" office:value="600.37" calcext:value-type="float">
            <text:p>600,37</text:p>
          </table:table-cell>
          <table:table-cell office:value-type="float" office:value="600.55" calcext:value-type="float">
            <text:p>600,55</text:p>
          </table:table-cell>
          <table:table-cell office:value-type="float" office:value="600.79" calcext:value-type="float">
            <text:p>600,79</text:p>
          </table:table-cell>
          <table:table-cell office:value-type="float" office:value="603.01" calcext:value-type="float">
            <text:p>603,01</text:p>
          </table:table-cell>
          <table:table-cell office:value-type="float" office:value="605.79" calcext:value-type="float">
            <text:p>605,79</text:p>
          </table:table-cell>
          <table:table-cell office:value-type="float" office:value="615.36" calcext:value-type="float">
            <text:p>615,36</text:p>
          </table:table-cell>
          <table:table-cell office:value-type="float" office:value="622.31" calcext:value-type="float">
            <text:p>622,31</text:p>
          </table:table-cell>
          <table:table-cell office:value-type="float" office:value="638.24" calcext:value-type="float">
            <text:p>638,24</text:p>
          </table:table-cell>
          <table:table-cell office:value-type="float" office:value="652.09" calcext:value-type="float">
            <text:p>652,09</text:p>
          </table:table-cell>
          <table:table-cell office:value-type="float" office:value="659.98" calcext:value-type="float">
            <text:p>659,98</text:p>
          </table:table-cell>
          <table:table-cell office:value-type="float" office:value="665.33" calcext:value-type="float">
            <text:p>665,33</text:p>
          </table:table-cell>
          <table:table-cell office:value-type="float" office:value="670.92" calcext:value-type="float">
            <text:p>670,92</text:p>
          </table:table-cell>
          <table:table-cell office:value-type="float" office:value="676.28" calcext:value-type="float">
            <text:p>676,28</text:p>
          </table:table-cell>
          <table:table-cell office:value-type="float" office:value="683.99" calcext:value-type="float">
            <text:p>683,99</text:p>
          </table:table-cell>
          <table:table-cell office:value-type="float" office:value="689.6" calcext:value-type="float">
            <text:p>689,6</text:p>
          </table:table-cell>
          <table:table-cell office:value-type="float" office:value="699.88" calcext:value-type="float">
            <text:p>699,88</text:p>
          </table:table-cell>
          <table:table-cell office:value-type="float" office:value="704.99" calcext:value-type="float">
            <text:p>704,99</text:p>
          </table:table-cell>
          <table:table-cell office:value-type="float" office:value="711.97" calcext:value-type="float">
            <text:p>711,97</text:p>
          </table:table-cell>
          <table:table-cell office:value-type="float" office:value="735.74" calcext:value-type="float">
            <text:p>735,74</text:p>
          </table:table-cell>
          <table:table-cell office:value-type="float" office:value="740.9" calcext:value-type="float">
            <text:p>740,9</text:p>
          </table:table-cell>
          <table:table-cell office:value-type="float" office:value="747.64" calcext:value-type="float">
            <text:p>747,64</text:p>
          </table:table-cell>
          <table:table-cell office:value-type="float" office:value="755.41" calcext:value-type="float">
            <text:p>755,41</text:p>
          </table:table-cell>
          <table:table-cell office:value-type="float" office:value="764.4" calcext:value-type="float">
            <text:p>764,4</text:p>
          </table:table-cell>
          <table:table-cell office:value-type="float" office:value="766.92" calcext:value-type="float">
            <text:p>766,92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487.45" calcext:value-type="float">
            <text:p>487,45</text:p>
          </table:table-cell>
          <table:table-cell office:value-type="float" office:value="486.57" calcext:value-type="float">
            <text:p>486,57</text:p>
          </table:table-cell>
          <table:table-cell office:value-type="float" office:value="488.28" calcext:value-type="float">
            <text:p>488,28</text:p>
          </table:table-cell>
          <table:table-cell office:value-type="float" office:value="488.91" calcext:value-type="float">
            <text:p>488,91</text:p>
          </table:table-cell>
          <table:table-cell office:value-type="float" office:value="489.11" calcext:value-type="float">
            <text:p>489,11</text:p>
          </table:table-cell>
          <table:table-cell office:value-type="float" office:value="489.2" calcext:value-type="float">
            <text:p>489,2</text:p>
          </table:table-cell>
          <table:table-cell office:value-type="float" office:value="489.5" calcext:value-type="float">
            <text:p>489,5</text:p>
          </table:table-cell>
          <table:table-cell office:value-type="float" office:value="488.81" calcext:value-type="float">
            <text:p>488,81</text:p>
          </table:table-cell>
          <table:table-cell office:value-type="float" office:value="489.3" calcext:value-type="float">
            <text:p>489,3</text:p>
          </table:table-cell>
          <table:table-cell office:value-type="float" office:value="496.44" calcext:value-type="float">
            <text:p>496,44</text:p>
          </table:table-cell>
          <table:table-cell office:value-type="float" office:value="497.34" calcext:value-type="float">
            <text:p>497,34</text:p>
          </table:table-cell>
          <table:table-cell office:value-type="float" office:value="497.09" calcext:value-type="float">
            <text:p>497,09</text:p>
          </table:table-cell>
          <table:table-cell office:value-type="float" office:value="497.59" calcext:value-type="float">
            <text:p>497,59</text:p>
          </table:table-cell>
          <table:table-cell office:value-type="float" office:value="498.38" calcext:value-type="float">
            <text:p>498,38</text:p>
          </table:table-cell>
          <table:table-cell office:value-type="float" office:value="498.13" calcext:value-type="float">
            <text:p>498,13</text:p>
          </table:table-cell>
          <table:table-cell office:value-type="float" office:value="499.68" calcext:value-type="float">
            <text:p>499,68</text:p>
          </table:table-cell>
          <table:table-cell office:value-type="float" office:value="502.93" calcext:value-type="float">
            <text:p>502,93</text:p>
          </table:table-cell>
          <table:table-cell office:value-type="float" office:value="505.24" calcext:value-type="float">
            <text:p>505,24</text:p>
          </table:table-cell>
          <table:table-cell office:value-type="float" office:value="506.25" calcext:value-type="float">
            <text:p>506,25</text:p>
          </table:table-cell>
          <table:table-cell office:value-type="float" office:value="507.57" calcext:value-type="float">
            <text:p>507,57</text:p>
          </table:table-cell>
          <table:table-cell office:value-type="float" office:value="508.94" calcext:value-type="float">
            <text:p>508,94</text:p>
          </table:table-cell>
          <table:table-cell office:value-type="float" office:value="514.48" calcext:value-type="float">
            <text:p>514,48</text:p>
          </table:table-cell>
          <table:table-cell office:value-type="float" office:value="521.89" calcext:value-type="float">
            <text:p>521,89</text:p>
          </table:table-cell>
          <table:table-cell office:value-type="float" office:value="524.76" calcext:value-type="float">
            <text:p>524,76</text:p>
          </table:table-cell>
          <table:table-cell office:value-type="float" office:value="525.44" calcext:value-type="float">
            <text:p>525,44</text:p>
          </table:table-cell>
          <table:table-cell office:value-type="float" office:value="525.71" calcext:value-type="float">
            <text:p>525,71</text:p>
          </table:table-cell>
          <table:table-cell office:value-type="float" office:value="529.33" calcext:value-type="float">
            <text:p>529,33</text:p>
          </table:table-cell>
          <table:table-cell office:value-type="float" office:value="528.75" calcext:value-type="float">
            <text:p>528,75</text:p>
          </table:table-cell>
          <table:table-cell office:value-type="float" office:value="530.81" calcext:value-type="float">
            <text:p>530,81</text:p>
          </table:table-cell>
          <table:table-cell office:value-type="float" office:value="534.58" calcext:value-type="float">
            <text:p>534,58</text:p>
          </table:table-cell>
          <table:table-cell office:value-type="float" office:value="536.83" calcext:value-type="float">
            <text:p>536,83</text:p>
          </table:table-cell>
          <table:table-cell office:value-type="float" office:value="537.53" calcext:value-type="float">
            <text:p>537,53</text:p>
          </table:table-cell>
          <table:table-cell office:value-type="float" office:value="536.67" calcext:value-type="float">
            <text:p>536,67</text:p>
          </table:table-cell>
          <table:table-cell office:value-type="float" office:value="544.39" calcext:value-type="float">
            <text:p>544,39</text:p>
          </table:table-cell>
          <table:table-cell office:value-type="float" office:value="544.78" calcext:value-type="float">
            <text:p>544,78</text:p>
          </table:table-cell>
          <table:table-cell office:value-type="float" office:value="546.25" calcext:value-type="float">
            <text:p>546,25</text:p>
          </table:table-cell>
          <table:table-cell office:value-type="float" office:value="548.54" calcext:value-type="float">
            <text:p>548,54</text:p>
          </table:table-cell>
          <table:table-cell office:value-type="float" office:value="547.99" calcext:value-type="float">
            <text:p>547,99</text:p>
          </table:table-cell>
          <table:table-cell office:value-type="float" office:value="547.17" calcext:value-type="float">
            <text:p>547,17</text:p>
          </table:table-cell>
          <table:table-cell office:value-type="float" office:value="546.68" calcext:value-type="float">
            <text:p>546,68</text:p>
          </table:table-cell>
          <table:table-cell office:value-type="float" office:value="549.47" calcext:value-type="float">
            <text:p>549,47</text:p>
          </table:table-cell>
          <table:table-cell office:value-type="float" office:value="550.12" calcext:value-type="float">
            <text:p>550,12</text:p>
          </table:table-cell>
          <table:table-cell office:value-type="float" office:value="550.51" calcext:value-type="float">
            <text:p>550,51</text:p>
          </table:table-cell>
          <table:table-cell office:value-type="float" office:value="552.93" calcext:value-type="float">
            <text:p>552,93</text:p>
          </table:table-cell>
          <table:table-cell office:value-type="float" office:value="562.55" calcext:value-type="float">
            <text:p>562,55</text:p>
          </table:table-cell>
          <table:table-cell office:value-type="float" office:value="568.01" calcext:value-type="float">
            <text:p>568,01</text:p>
          </table:table-cell>
          <table:table-cell office:value-type="float" office:value="576.3" calcext:value-type="float">
            <text:p>576,3</text:p>
          </table:table-cell>
          <table:table-cell office:value-type="float" office:value="594.69" calcext:value-type="float">
            <text:p>594,69</text:p>
          </table:table-cell>
          <table:table-cell office:value-type="float" office:value="603.01" calcext:value-type="float">
            <text:p>603,01</text:p>
          </table:table-cell>
          <table:table-cell office:value-type="float" office:value="607.9" calcext:value-type="float">
            <text:p>607,9</text:p>
          </table:table-cell>
          <table:table-cell office:value-type="float" office:value="611.06" calcext:value-type="float">
            <text:p>611,06</text:p>
          </table:table-cell>
          <table:table-cell office:value-type="float" office:value="621.14" calcext:value-type="float">
            <text:p>621,14</text:p>
          </table:table-cell>
          <table:table-cell office:value-type="float" office:value="625.86" calcext:value-type="float">
            <text:p>625,86</text:p>
          </table:table-cell>
          <table:table-cell office:value-type="float" office:value="629.74" calcext:value-type="float">
            <text:p>629,74</text:p>
          </table:table-cell>
          <table:table-cell office:value-type="float" office:value="639.75" calcext:value-type="float">
            <text:p>639,75</text:p>
          </table:table-cell>
          <table:table-cell office:value-type="float" office:value="642.19" calcext:value-type="float">
            <text:p>642,19</text:p>
          </table:table-cell>
          <table:table-cell office:value-type="float" office:value="649.12" calcext:value-type="float">
            <text:p>649,12</text:p>
          </table:table-cell>
          <table:table-cell office:value-type="float" office:value="658.34" calcext:value-type="float">
            <text:p>658,34</text:p>
          </table:table-cell>
          <table:table-cell office:value-type="float" office:value="690.73" calcext:value-type="float">
            <text:p>690,73</text:p>
          </table:table-cell>
          <table:table-cell office:value-type="float" office:value="694.74" calcext:value-type="float">
            <text:p>694,74</text:p>
          </table:table-cell>
          <table:table-cell office:value-type="float" office:value="697.65" calcext:value-type="float">
            <text:p>697,65</text:p>
          </table:table-cell>
          <table:table-cell office:value-type="float" office:value="700.58" calcext:value-type="float">
            <text:p>700,58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532.7" calcext:value-type="float">
            <text:p>532,7</text:p>
          </table:table-cell>
          <table:table-cell office:value-type="float" office:value="533.55" calcext:value-type="float">
            <text:p>533,55</text:p>
          </table:table-cell>
          <table:table-cell office:value-type="float" office:value="532.17" calcext:value-type="float">
            <text:p>532,17</text:p>
          </table:table-cell>
          <table:table-cell office:value-type="float" office:value="531.53" calcext:value-type="float">
            <text:p>531,53</text:p>
          </table:table-cell>
          <table:table-cell office:value-type="float" office:value="530.31" calcext:value-type="float">
            <text:p>530,31</text:p>
          </table:table-cell>
          <table:table-cell office:value-type="float" office:value="530.09" calcext:value-type="float">
            <text:p>530,09</text:p>
          </table:table-cell>
          <table:table-cell office:value-type="float" office:value="528.03" calcext:value-type="float">
            <text:p>528,03</text:p>
          </table:table-cell>
          <table:table-cell office:value-type="float" office:value="527.02" calcext:value-type="float">
            <text:p>527,02</text:p>
          </table:table-cell>
          <table:table-cell office:value-type="float" office:value="535.3" calcext:value-type="float">
            <text:p>535,3</text:p>
          </table:table-cell>
          <table:table-cell office:value-type="float" office:value="535.35" calcext:value-type="float">
            <text:p>535,35</text:p>
          </table:table-cell>
          <table:table-cell office:value-type="float" office:value="537.71" calcext:value-type="float">
            <text:p>537,71</text:p>
          </table:table-cell>
          <table:table-cell table:number-columns-repeated="2" office:value-type="float" office:value="537.38" calcext:value-type="float">
            <text:p>537,38</text:p>
          </table:table-cell>
          <table:table-cell office:value-type="float" office:value="539.1" calcext:value-type="float">
            <text:p>539,1</text:p>
          </table:table-cell>
          <table:table-cell office:value-type="float" office:value="539.97" calcext:value-type="float">
            <text:p>539,97</text:p>
          </table:table-cell>
          <table:table-cell office:value-type="float" office:value="539.59" calcext:value-type="float">
            <text:p>539,59</text:p>
          </table:table-cell>
          <table:table-cell office:value-type="float" office:value="541.69" calcext:value-type="float">
            <text:p>541,69</text:p>
          </table:table-cell>
          <table:table-cell office:value-type="float" office:value="543.43" calcext:value-type="float">
            <text:p>543,43</text:p>
          </table:table-cell>
          <table:table-cell office:value-type="float" office:value="545.06" calcext:value-type="float">
            <text:p>545,06</text:p>
          </table:table-cell>
          <table:table-cell office:value-type="float" office:value="547.13" calcext:value-type="float">
            <text:p>547,13</text:p>
          </table:table-cell>
          <table:table-cell office:value-type="float" office:value="547.84" calcext:value-type="float">
            <text:p>547,84</text:p>
          </table:table-cell>
          <table:table-cell office:value-type="float" office:value="564.49" calcext:value-type="float">
            <text:p>564,49</text:p>
          </table:table-cell>
          <table:table-cell office:value-type="float" office:value="566.64" calcext:value-type="float">
            <text:p>566,64</text:p>
          </table:table-cell>
          <table:table-cell office:value-type="float" office:value="569.19" calcext:value-type="float">
            <text:p>569,19</text:p>
          </table:table-cell>
          <table:table-cell office:value-type="float" office:value="569.99" calcext:value-type="float">
            <text:p>569,99</text:p>
          </table:table-cell>
          <table:table-cell office:value-type="float" office:value="570.5" calcext:value-type="float">
            <text:p>570,5</text:p>
          </table:table-cell>
          <table:table-cell office:value-type="float" office:value="573.46" calcext:value-type="float">
            <text:p>573,46</text:p>
          </table:table-cell>
          <table:table-cell office:value-type="float" office:value="577.08" calcext:value-type="float">
            <text:p>577,08</text:p>
          </table:table-cell>
          <table:table-cell office:value-type="float" office:value="578" calcext:value-type="float">
            <text:p>578</text:p>
          </table:table-cell>
          <table:table-cell office:value-type="float" office:value="579.62" calcext:value-type="float">
            <text:p>579,62</text:p>
          </table:table-cell>
          <table:table-cell office:value-type="float" office:value="580.43" calcext:value-type="float">
            <text:p>580,43</text:p>
          </table:table-cell>
          <table:table-cell office:value-type="float" office:value="580.49" calcext:value-type="float">
            <text:p>580,49</text:p>
          </table:table-cell>
          <table:table-cell office:value-type="float" office:value="580.08" calcext:value-type="float">
            <text:p>580,08</text:p>
          </table:table-cell>
          <table:table-cell office:value-type="float" office:value="591.86" calcext:value-type="float">
            <text:p>591,86</text:p>
          </table:table-cell>
          <table:table-cell office:value-type="float" office:value="590.2" calcext:value-type="float">
            <text:p>590,2</text:p>
          </table:table-cell>
          <table:table-cell office:value-type="float" office:value="590.5" calcext:value-type="float">
            <text:p>590,5</text:p>
          </table:table-cell>
          <table:table-cell office:value-type="float" office:value="594.63" calcext:value-type="float">
            <text:p>594,63</text:p>
          </table:table-cell>
          <table:table-cell office:value-type="float" office:value="594.75" calcext:value-type="float">
            <text:p>594,75</text:p>
          </table:table-cell>
          <table:table-cell office:value-type="float" office:value="595.28" calcext:value-type="float">
            <text:p>595,28</text:p>
          </table:table-cell>
          <table:table-cell office:value-type="float" office:value="593.56" calcext:value-type="float">
            <text:p>593,56</text:p>
          </table:table-cell>
          <table:table-cell office:value-type="float" office:value="593.32" calcext:value-type="float">
            <text:p>593,32</text:p>
          </table:table-cell>
          <table:table-cell office:value-type="float" office:value="595.4" calcext:value-type="float">
            <text:p>595,4</text:p>
          </table:table-cell>
          <table:table-cell office:value-type="float" office:value="595.87" calcext:value-type="float">
            <text:p>595,87</text:p>
          </table:table-cell>
          <table:table-cell office:value-type="float" office:value="599.45" calcext:value-type="float">
            <text:p>599,45</text:p>
          </table:table-cell>
          <table:table-cell office:value-type="float" office:value="614.07" calcext:value-type="float">
            <text:p>614,07</text:p>
          </table:table-cell>
          <table:table-cell office:value-type="float" office:value="624.94" calcext:value-type="float">
            <text:p>624,94</text:p>
          </table:table-cell>
          <table:table-cell office:value-type="float" office:value="636.32" calcext:value-type="float">
            <text:p>636,32</text:p>
          </table:table-cell>
          <table:table-cell office:value-type="float" office:value="647.9" calcext:value-type="float">
            <text:p>647,9</text:p>
          </table:table-cell>
          <table:table-cell office:value-type="float" office:value="658.52" calcext:value-type="float">
            <text:p>658,52</text:p>
          </table:table-cell>
          <table:table-cell office:value-type="float" office:value="664.39" calcext:value-type="float">
            <text:p>664,39</text:p>
          </table:table-cell>
          <table:table-cell office:value-type="float" office:value="672.49" calcext:value-type="float">
            <text:p>672,49</text:p>
          </table:table-cell>
          <table:table-cell office:value-type="float" office:value="685.4" calcext:value-type="float">
            <text:p>685,4</text:p>
          </table:table-cell>
          <table:table-cell office:value-type="float" office:value="694.38" calcext:value-type="float">
            <text:p>694,38</text:p>
          </table:table-cell>
          <table:table-cell office:value-type="float" office:value="697.85" calcext:value-type="float">
            <text:p>697,85</text:p>
          </table:table-cell>
          <table:table-cell office:value-type="float" office:value="705.39" calcext:value-type="float">
            <text:p>705,39</text:p>
          </table:table-cell>
          <table:table-cell office:value-type="float" office:value="711.24" calcext:value-type="float">
            <text:p>711,24</text:p>
          </table:table-cell>
          <table:table-cell office:value-type="float" office:value="722.41" calcext:value-type="float">
            <text:p>722,41</text:p>
          </table:table-cell>
          <table:table-cell office:value-type="float" office:value="757.67" calcext:value-type="float">
            <text:p>757,67</text:p>
          </table:table-cell>
          <table:table-cell office:value-type="float" office:value="766.68" calcext:value-type="float">
            <text:p>766,68</text:p>
          </table:table-cell>
          <table:table-cell office:value-type="float" office:value="770.59" calcext:value-type="float">
            <text:p>770,59</text:p>
          </table:table-cell>
          <table:table-cell office:value-type="float" office:value="778.07" calcext:value-type="float">
            <text:p>778,07</text:p>
          </table:table-cell>
          <table:table-cell office:value-type="float" office:value="781.41" calcext:value-type="float">
            <text:p>781,41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544.05" calcext:value-type="float">
            <text:p>544,05</text:p>
          </table:table-cell>
          <table:table-cell office:value-type="float" office:value="545.25" calcext:value-type="float">
            <text:p>545,25</text:p>
          </table:table-cell>
          <table:table-cell office:value-type="float" office:value="545.3" calcext:value-type="float">
            <text:p>545,3</text:p>
          </table:table-cell>
          <table:table-cell office:value-type="float" office:value="544.92" calcext:value-type="float">
            <text:p>544,92</text:p>
          </table:table-cell>
          <table:table-cell office:value-type="float" office:value="546.28" calcext:value-type="float">
            <text:p>546,28</text:p>
          </table:table-cell>
          <table:table-cell office:value-type="float" office:value="545.9" calcext:value-type="float">
            <text:p>545,9</text:p>
          </table:table-cell>
          <table:table-cell office:value-type="float" office:value="543.39" calcext:value-type="float">
            <text:p>543,39</text:p>
          </table:table-cell>
          <table:table-cell office:value-type="float" office:value="544.53" calcext:value-type="float">
            <text:p>544,53</text:p>
          </table:table-cell>
          <table:table-cell office:value-type="float" office:value="544.2" calcext:value-type="float">
            <text:p>544,2</text:p>
          </table:table-cell>
          <table:table-cell office:value-type="float" office:value="545.89" calcext:value-type="float">
            <text:p>545,89</text:p>
          </table:table-cell>
          <table:table-cell office:value-type="float" office:value="546.43" calcext:value-type="float">
            <text:p>546,43</text:p>
          </table:table-cell>
          <table:table-cell office:value-type="float" office:value="546.65" calcext:value-type="float">
            <text:p>546,65</text:p>
          </table:table-cell>
          <table:table-cell office:value-type="float" office:value="550.86" calcext:value-type="float">
            <text:p>550,86</text:p>
          </table:table-cell>
          <table:table-cell office:value-type="float" office:value="551.58" calcext:value-type="float">
            <text:p>551,58</text:p>
          </table:table-cell>
          <table:table-cell office:value-type="float" office:value="545.95" calcext:value-type="float">
            <text:p>545,95</text:p>
          </table:table-cell>
          <table:table-cell table:number-columns-repeated="2" office:value-type="float" office:value="546.12" calcext:value-type="float">
            <text:p>546,12</text:p>
          </table:table-cell>
          <table:table-cell office:value-type="float" office:value="551.47" calcext:value-type="float">
            <text:p>551,47</text:p>
          </table:table-cell>
          <table:table-cell office:value-type="float" office:value="553.12" calcext:value-type="float">
            <text:p>553,12</text:p>
          </table:table-cell>
          <table:table-cell office:value-type="float" office:value="554.45" calcext:value-type="float">
            <text:p>554,45</text:p>
          </table:table-cell>
          <table:table-cell office:value-type="float" office:value="555.34" calcext:value-type="float">
            <text:p>555,34</text:p>
          </table:table-cell>
          <table:table-cell office:value-type="float" office:value="561.11" calcext:value-type="float">
            <text:p>561,11</text:p>
          </table:table-cell>
          <table:table-cell office:value-type="float" office:value="563.02" calcext:value-type="float">
            <text:p>563,02</text:p>
          </table:table-cell>
          <table:table-cell office:value-type="float" office:value="563.86" calcext:value-type="float">
            <text:p>563,86</text:p>
          </table:table-cell>
          <table:table-cell table:number-columns-repeated="2" office:value-type="float" office:value="562.62" calcext:value-type="float">
            <text:p>562,62</text:p>
          </table:table-cell>
          <table:table-cell office:value-type="float" office:value="563.02" calcext:value-type="float">
            <text:p>563,02</text:p>
          </table:table-cell>
          <table:table-cell office:value-type="float" office:value="574.33" calcext:value-type="float">
            <text:p>574,33</text:p>
          </table:table-cell>
          <table:table-cell office:value-type="float" office:value="576.8" calcext:value-type="float">
            <text:p>576,8</text:p>
          </table:table-cell>
          <table:table-cell office:value-type="float" office:value="579.63" calcext:value-type="float">
            <text:p>579,63</text:p>
          </table:table-cell>
          <table:table-cell office:value-type="float" office:value="580.67" calcext:value-type="float">
            <text:p>580,67</text:p>
          </table:table-cell>
          <table:table-cell office:value-type="float" office:value="578.76" calcext:value-type="float">
            <text:p>578,76</text:p>
          </table:table-cell>
          <table:table-cell office:value-type="float" office:value="578.12" calcext:value-type="float">
            <text:p>578,12</text:p>
          </table:table-cell>
          <table:table-cell office:value-type="float" office:value="581.36" calcext:value-type="float">
            <text:p>581,36</text:p>
          </table:table-cell>
          <table:table-cell office:value-type="float" office:value="585.6" calcext:value-type="float">
            <text:p>585,6</text:p>
          </table:table-cell>
          <table:table-cell office:value-type="float" office:value="586.66" calcext:value-type="float">
            <text:p>586,66</text:p>
          </table:table-cell>
          <table:table-cell office:value-type="float" office:value="589.82" calcext:value-type="float">
            <text:p>589,82</text:p>
          </table:table-cell>
          <table:table-cell office:value-type="float" office:value="589.23" calcext:value-type="float">
            <text:p>589,23</text:p>
          </table:table-cell>
          <table:table-cell office:value-type="float" office:value="604.97" calcext:value-type="float">
            <text:p>604,97</text:p>
          </table:table-cell>
          <table:table-cell office:value-type="float" office:value="610.17" calcext:value-type="float">
            <text:p>610,17</text:p>
          </table:table-cell>
          <table:table-cell office:value-type="float" office:value="614.01" calcext:value-type="float">
            <text:p>614,01</text:p>
          </table:table-cell>
          <table:table-cell office:value-type="float" office:value="618.01" calcext:value-type="float">
            <text:p>618,01</text:p>
          </table:table-cell>
          <table:table-cell office:value-type="float" office:value="622.02" calcext:value-type="float">
            <text:p>622,02</text:p>
          </table:table-cell>
          <table:table-cell office:value-type="float" office:value="626.87" calcext:value-type="float">
            <text:p>626,87</text:p>
          </table:table-cell>
          <table:table-cell office:value-type="float" office:value="632.58" calcext:value-type="float">
            <text:p>632,58</text:p>
          </table:table-cell>
          <table:table-cell office:value-type="float" office:value="638.34" calcext:value-type="float">
            <text:p>638,34</text:p>
          </table:table-cell>
          <table:table-cell office:value-type="float" office:value="645.74" calcext:value-type="float">
            <text:p>645,74</text:p>
          </table:table-cell>
          <table:table-cell office:value-type="float" office:value="654.26" calcext:value-type="float">
            <text:p>654,26</text:p>
          </table:table-cell>
          <table:table-cell office:value-type="float" office:value="659.43" calcext:value-type="float">
            <text:p>659,43</text:p>
          </table:table-cell>
          <table:table-cell office:value-type="float" office:value="666.09" calcext:value-type="float">
            <text:p>666,09</text:p>
          </table:table-cell>
          <table:table-cell office:value-type="float" office:value="684.48" calcext:value-type="float">
            <text:p>684,48</text:p>
          </table:table-cell>
          <table:table-cell office:value-type="float" office:value="686.26" calcext:value-type="float">
            <text:p>686,26</text:p>
          </table:table-cell>
          <table:table-cell office:value-type="float" office:value="688.25" calcext:value-type="float">
            <text:p>688,25</text:p>
          </table:table-cell>
          <table:table-cell office:value-type="float" office:value="693.27" calcext:value-type="float">
            <text:p>693,27</text:p>
          </table:table-cell>
          <table:table-cell office:value-type="float" office:value="703.67" calcext:value-type="float">
            <text:p>703,67</text:p>
          </table:table-cell>
          <table:table-cell office:value-type="float" office:value="706.77" calcext:value-type="float">
            <text:p>706,77</text:p>
          </table:table-cell>
          <table:table-cell office:value-type="float" office:value="714.89" calcext:value-type="float">
            <text:p>714,89</text:p>
          </table:table-cell>
          <table:table-cell office:value-type="float" office:value="723.9" calcext:value-type="float">
            <text:p>723,9</text:p>
          </table:table-cell>
          <table:table-cell office:value-type="float" office:value="726.65" calcext:value-type="float">
            <text:p>726,65</text:p>
          </table:table-cell>
          <table:table-cell office:value-type="float" office:value="734.28" calcext:value-type="float">
            <text:p>734,28</text:p>
          </table:table-cell>
          <table:table-cell office:value-type="float" office:value="739.57" calcext:value-type="float">
            <text:p>739,57</text:p>
          </table:table-cell>
          <table:table-cell office:value-type="float" office:value="777.95" calcext:value-type="float">
            <text:p>777,95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610.24" calcext:value-type="float">
            <text:p>610,24</text:p>
          </table:table-cell>
          <table:table-cell office:value-type="float" office:value="611.77" calcext:value-type="float">
            <text:p>611,77</text:p>
          </table:table-cell>
          <table:table-cell office:value-type="float" office:value="619.72" calcext:value-type="float">
            <text:p>619,72</text:p>
          </table:table-cell>
          <table:table-cell office:value-type="float" office:value="619.85" calcext:value-type="float">
            <text:p>619,85</text:p>
          </table:table-cell>
          <table:table-cell office:value-type="float" office:value="623.5" calcext:value-type="float">
            <text:p>623,5</text:p>
          </table:table-cell>
          <table:table-cell office:value-type="float" office:value="622.44" calcext:value-type="float">
            <text:p>622,44</text:p>
          </table:table-cell>
          <table:table-cell office:value-type="float" office:value="629.23" calcext:value-type="float">
            <text:p>629,23</text:p>
          </table:table-cell>
          <table:table-cell office:value-type="float" office:value="630.61" calcext:value-type="float">
            <text:p>630,61</text:p>
          </table:table-cell>
          <table:table-cell office:value-type="float" office:value="628.85" calcext:value-type="float">
            <text:p>628,85</text:p>
          </table:table-cell>
          <table:table-cell office:value-type="float" office:value="631.11" calcext:value-type="float">
            <text:p>631,11</text:p>
          </table:table-cell>
          <table:table-cell office:value-type="float" office:value="632.5" calcext:value-type="float">
            <text:p>632,5</text:p>
          </table:table-cell>
          <table:table-cell office:value-type="float" office:value="630.85" calcext:value-type="float">
            <text:p>630,85</text:p>
          </table:table-cell>
          <table:table-cell office:value-type="float" office:value="630.41" calcext:value-type="float">
            <text:p>630,41</text:p>
          </table:table-cell>
          <table:table-cell office:value-type="float" office:value="630.79" calcext:value-type="float">
            <text:p>630,79</text:p>
          </table:table-cell>
          <table:table-cell office:value-type="float" office:value="630.85" calcext:value-type="float">
            <text:p>630,85</text:p>
          </table:table-cell>
          <table:table-cell office:value-type="float" office:value="631.04" calcext:value-type="float">
            <text:p>631,04</text:p>
          </table:table-cell>
          <table:table-cell office:value-type="float" office:value="631.99" calcext:value-type="float">
            <text:p>631,99</text:p>
          </table:table-cell>
          <table:table-cell office:value-type="float" office:value="631.86" calcext:value-type="float">
            <text:p>631,86</text:p>
          </table:table-cell>
          <table:table-cell office:value-type="float" office:value="633.82" calcext:value-type="float">
            <text:p>633,82</text:p>
          </table:table-cell>
          <table:table-cell office:value-type="float" office:value="635.85" calcext:value-type="float">
            <text:p>635,85</text:p>
          </table:table-cell>
          <table:table-cell office:value-type="float" office:value="637.57" calcext:value-type="float">
            <text:p>637,57</text:p>
          </table:table-cell>
          <table:table-cell office:value-type="float" office:value="651.02" calcext:value-type="float">
            <text:p>651,02</text:p>
          </table:table-cell>
          <table:table-cell office:value-type="float" office:value="651.34" calcext:value-type="float">
            <text:p>651,34</text:p>
          </table:table-cell>
          <table:table-cell office:value-type="float" office:value="652.58" calcext:value-type="float">
            <text:p>652,58</text:p>
          </table:table-cell>
          <table:table-cell office:value-type="float" office:value="653.23" calcext:value-type="float">
            <text:p>653,23</text:p>
          </table:table-cell>
          <table:table-cell office:value-type="float" office:value="652.78" calcext:value-type="float">
            <text:p>652,78</text:p>
          </table:table-cell>
          <table:table-cell office:value-type="float" office:value="654.74" calcext:value-type="float">
            <text:p>654,74</text:p>
          </table:table-cell>
          <table:table-cell office:value-type="float" office:value="652.97" calcext:value-type="float">
            <text:p>652,97</text:p>
          </table:table-cell>
          <table:table-cell office:value-type="float" office:value="653.69" calcext:value-type="float">
            <text:p>653,69</text:p>
          </table:table-cell>
          <table:table-cell office:value-type="float" office:value="653.82" calcext:value-type="float">
            <text:p>653,82</text:p>
          </table:table-cell>
          <table:table-cell office:value-type="float" office:value="657.61" calcext:value-type="float">
            <text:p>657,61</text:p>
          </table:table-cell>
          <table:table-cell office:value-type="float" office:value="659.38" calcext:value-type="float">
            <text:p>659,38</text:p>
          </table:table-cell>
          <table:table-cell office:value-type="float" office:value="660.9" calcext:value-type="float">
            <text:p>660,9</text:p>
          </table:table-cell>
          <table:table-cell office:value-type="float" office:value="658.19" calcext:value-type="float">
            <text:p>658,19</text:p>
          </table:table-cell>
          <table:table-cell table:number-columns-repeated="2" office:value-type="float" office:value="660.63" calcext:value-type="float">
            <text:p>660,63</text:p>
          </table:table-cell>
          <table:table-cell office:value-type="float" office:value="668.88" calcext:value-type="float">
            <text:p>668,88</text:p>
          </table:table-cell>
          <table:table-cell office:value-type="float" office:value="670.36" calcext:value-type="float">
            <text:p>670,36</text:p>
          </table:table-cell>
          <table:table-cell office:value-type="float" office:value="670.42" calcext:value-type="float">
            <text:p>670,42</text:p>
          </table:table-cell>
          <table:table-cell office:value-type="float" office:value="675.72" calcext:value-type="float">
            <text:p>675,72</text:p>
          </table:table-cell>
          <table:table-cell office:value-type="float" office:value="678.42" calcext:value-type="float">
            <text:p>678,42</text:p>
          </table:table-cell>
          <table:table-cell office:value-type="float" office:value="677.95" calcext:value-type="float">
            <text:p>677,95</text:p>
          </table:table-cell>
          <table:table-cell office:value-type="float" office:value="679.71" calcext:value-type="float">
            <text:p>679,71</text:p>
          </table:table-cell>
          <table:table-cell office:value-type="float" office:value="686.78" calcext:value-type="float">
            <text:p>686,78</text:p>
          </table:table-cell>
          <table:table-cell office:value-type="float" office:value="697.77" calcext:value-type="float">
            <text:p>697,77</text:p>
          </table:table-cell>
          <table:table-cell office:value-type="float" office:value="706.14" calcext:value-type="float">
            <text:p>706,14</text:p>
          </table:table-cell>
          <table:table-cell office:value-type="float" office:value="713.98" calcext:value-type="float">
            <text:p>713,98</text:p>
          </table:table-cell>
          <table:table-cell office:value-type="float" office:value="730.61" calcext:value-type="float">
            <text:p>730,61</text:p>
          </table:table-cell>
          <table:table-cell office:value-type="float" office:value="740.62" calcext:value-type="float">
            <text:p>740,62</text:p>
          </table:table-cell>
          <table:table-cell office:value-type="float" office:value="749.81" calcext:value-type="float">
            <text:p>749,81</text:p>
          </table:table-cell>
          <table:table-cell office:value-type="float" office:value="753.78" calcext:value-type="float">
            <text:p>753,78</text:p>
          </table:table-cell>
          <table:table-cell office:value-type="float" office:value="766.75" calcext:value-type="float">
            <text:p>766,75</text:p>
          </table:table-cell>
          <table:table-cell office:value-type="float" office:value="780.47" calcext:value-type="float">
            <text:p>780,47</text:p>
          </table:table-cell>
          <table:table-cell office:value-type="float" office:value="790.54" calcext:value-type="float">
            <text:p>790,54</text:p>
          </table:table-cell>
          <table:table-cell office:value-type="float" office:value="804.93" calcext:value-type="float">
            <text:p>804,93</text:p>
          </table:table-cell>
          <table:table-cell office:value-type="float" office:value="811.05" calcext:value-type="float">
            <text:p>811,05</text:p>
          </table:table-cell>
          <table:table-cell office:value-type="float" office:value="814.13" calcext:value-type="float">
            <text:p>814,13</text:p>
          </table:table-cell>
          <table:table-cell office:value-type="float" office:value="820.56" calcext:value-type="float">
            <text:p>820,56</text:p>
          </table:table-cell>
          <table:table-cell office:value-type="float" office:value="831.64" calcext:value-type="float">
            <text:p>831,64</text:p>
          </table:table-cell>
          <table:table-cell office:value-type="float" office:value="844.36" calcext:value-type="float">
            <text:p>844,36</text:p>
          </table:table-cell>
          <table:table-cell office:value-type="float" office:value="881.34" calcext:value-type="float">
            <text:p>881,34</text:p>
          </table:table-cell>
          <table:table-cell office:value-type="float" office:value="889.63" calcext:value-type="float">
            <text:p>889,63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549.42" calcext:value-type="float">
            <text:p>549,42</text:p>
          </table:table-cell>
          <table:table-cell office:value-type="float" office:value="548.98" calcext:value-type="float">
            <text:p>548,98</text:p>
          </table:table-cell>
          <table:table-cell office:value-type="float" office:value="563.64" calcext:value-type="float">
            <text:p>563,64</text:p>
          </table:table-cell>
          <table:table-cell office:value-type="float" office:value="565.39" calcext:value-type="float">
            <text:p>565,39</text:p>
          </table:table-cell>
          <table:table-cell office:value-type="float" office:value="567.71" calcext:value-type="float">
            <text:p>567,71</text:p>
          </table:table-cell>
          <table:table-cell office:value-type="float" office:value="566" calcext:value-type="float">
            <text:p>566</text:p>
          </table:table-cell>
          <table:table-cell office:value-type="float" office:value="568.55" calcext:value-type="float">
            <text:p>568,55</text:p>
          </table:table-cell>
          <table:table-cell office:value-type="float" office:value="570.71" calcext:value-type="float">
            <text:p>570,71</text:p>
          </table:table-cell>
          <table:table-cell office:value-type="float" office:value="572.31" calcext:value-type="float">
            <text:p>572,31</text:p>
          </table:table-cell>
          <table:table-cell office:value-type="float" office:value="571.16" calcext:value-type="float">
            <text:p>571,16</text:p>
          </table:table-cell>
          <table:table-cell office:value-type="float" office:value="572.19" calcext:value-type="float">
            <text:p>572,19</text:p>
          </table:table-cell>
          <table:table-cell office:value-type="float" office:value="572.65" calcext:value-type="float">
            <text:p>572,65</text:p>
          </table:table-cell>
          <table:table-cell office:value-type="float" office:value="573.34" calcext:value-type="float">
            <text:p>573,34</text:p>
          </table:table-cell>
          <table:table-cell office:value-type="float" office:value="575.52" calcext:value-type="float">
            <text:p>575,52</text:p>
          </table:table-cell>
          <table:table-cell office:value-type="float" office:value="577.3" calcext:value-type="float">
            <text:p>577,3</text:p>
          </table:table-cell>
          <table:table-cell office:value-type="float" office:value="579.15" calcext:value-type="float">
            <text:p>579,15</text:p>
          </table:table-cell>
          <table:table-cell office:value-type="float" office:value="580.48" calcext:value-type="float">
            <text:p>580,48</text:p>
          </table:table-cell>
          <table:table-cell office:value-type="float" office:value="580.36" calcext:value-type="float">
            <text:p>580,36</text:p>
          </table:table-cell>
          <table:table-cell office:value-type="float" office:value="584.66" calcext:value-type="float">
            <text:p>584,66</text:p>
          </table:table-cell>
          <table:table-cell office:value-type="float" office:value="585.36" calcext:value-type="float">
            <text:p>585,36</text:p>
          </table:table-cell>
          <table:table-cell office:value-type="float" office:value="591.51" calcext:value-type="float">
            <text:p>591,51</text:p>
          </table:table-cell>
          <table:table-cell office:value-type="float" office:value="595.47" calcext:value-type="float">
            <text:p>595,47</text:p>
          </table:table-cell>
          <table:table-cell office:value-type="float" office:value="599.93" calcext:value-type="float">
            <text:p>599,93</text:p>
          </table:table-cell>
          <table:table-cell office:value-type="float" office:value="600.95" calcext:value-type="float">
            <text:p>600,95</text:p>
          </table:table-cell>
          <table:table-cell office:value-type="float" office:value="601.2" calcext:value-type="float">
            <text:p>601,2</text:p>
          </table:table-cell>
          <table:table-cell office:value-type="float" office:value="600.89" calcext:value-type="float">
            <text:p>600,89</text:p>
          </table:table-cell>
          <table:table-cell office:value-type="float" office:value="600.47" calcext:value-type="float">
            <text:p>600,47</text:p>
          </table:table-cell>
          <table:table-cell office:value-type="float" office:value="617.29" calcext:value-type="float">
            <text:p>617,29</text:p>
          </table:table-cell>
          <table:table-cell office:value-type="float" office:value="618.52" calcext:value-type="float">
            <text:p>618,52</text:p>
          </table:table-cell>
          <table:table-cell office:value-type="float" office:value="621.68" calcext:value-type="float">
            <text:p>621,68</text:p>
          </table:table-cell>
          <table:table-cell office:value-type="float" office:value="622.24" calcext:value-type="float">
            <text:p>622,24</text:p>
          </table:table-cell>
          <table:table-cell office:value-type="float" office:value="623.54" calcext:value-type="float">
            <text:p>623,54</text:p>
          </table:table-cell>
          <table:table-cell office:value-type="float" office:value="623.79" calcext:value-type="float">
            <text:p>623,79</text:p>
          </table:table-cell>
          <table:table-cell office:value-type="float" office:value="623.54" calcext:value-type="float">
            <text:p>623,54</text:p>
          </table:table-cell>
          <table:table-cell office:value-type="float" office:value="626.97" calcext:value-type="float">
            <text:p>626,97</text:p>
          </table:table-cell>
          <table:table-cell office:value-type="float" office:value="627.41" calcext:value-type="float">
            <text:p>627,41</text:p>
          </table:table-cell>
          <table:table-cell office:value-type="float" office:value="630.55" calcext:value-type="float">
            <text:p>630,55</text:p>
          </table:table-cell>
          <table:table-cell office:value-type="float" office:value="632.5" calcext:value-type="float">
            <text:p>632,5</text:p>
          </table:table-cell>
          <table:table-cell office:value-type="float" office:value="633.32" calcext:value-type="float">
            <text:p>633,32</text:p>
          </table:table-cell>
          <table:table-cell office:value-type="float" office:value="633.77" calcext:value-type="float">
            <text:p>633,77</text:p>
          </table:table-cell>
          <table:table-cell office:value-type="float" office:value="644.8" calcext:value-type="float">
            <text:p>644,8</text:p>
          </table:table-cell>
          <table:table-cell office:value-type="float" office:value="645.25" calcext:value-type="float">
            <text:p>645,25</text:p>
          </table:table-cell>
          <table:table-cell office:value-type="float" office:value="648.28" calcext:value-type="float">
            <text:p>648,28</text:p>
          </table:table-cell>
          <table:table-cell office:value-type="float" office:value="653.85" calcext:value-type="float">
            <text:p>653,85</text:p>
          </table:table-cell>
          <table:table-cell office:value-type="float" office:value="660.98" calcext:value-type="float">
            <text:p>660,98</text:p>
          </table:table-cell>
          <table:table-cell office:value-type="float" office:value="666.01" calcext:value-type="float">
            <text:p>666,01</text:p>
          </table:table-cell>
          <table:table-cell office:value-type="float" office:value="669.47" calcext:value-type="float">
            <text:p>669,47</text:p>
          </table:table-cell>
          <table:table-cell office:value-type="float" office:value="681.52" calcext:value-type="float">
            <text:p>681,52</text:p>
          </table:table-cell>
          <table:table-cell office:value-type="float" office:value="701.49" calcext:value-type="float">
            <text:p>701,49</text:p>
          </table:table-cell>
          <table:table-cell office:value-type="float" office:value="711.52" calcext:value-type="float">
            <text:p>711,52</text:p>
          </table:table-cell>
          <table:table-cell office:value-type="float" office:value="722.26" calcext:value-type="float">
            <text:p>722,26</text:p>
          </table:table-cell>
          <table:table-cell office:value-type="float" office:value="740.46" calcext:value-type="float">
            <text:p>740,46</text:p>
          </table:table-cell>
          <table:table-cell office:value-type="float" office:value="751.5" calcext:value-type="float">
            <text:p>751,5</text:p>
          </table:table-cell>
          <table:table-cell office:value-type="float" office:value="758.49" calcext:value-type="float">
            <text:p>758,49</text:p>
          </table:table-cell>
          <table:table-cell office:value-type="float" office:value="768.88" calcext:value-type="float">
            <text:p>768,88</text:p>
          </table:table-cell>
          <table:table-cell office:value-type="float" office:value="775.87" calcext:value-type="float">
            <text:p>775,87</text:p>
          </table:table-cell>
          <table:table-cell office:value-type="float" office:value="776.73" calcext:value-type="float">
            <text:p>776,73</text:p>
          </table:table-cell>
          <table:table-cell office:value-type="float" office:value="779.83" calcext:value-type="float">
            <text:p>779,83</text:p>
          </table:table-cell>
          <table:table-cell office:value-type="float" office:value="789.43" calcext:value-type="float">
            <text:p>789,43</text:p>
          </table:table-cell>
          <table:table-cell office:value-type="float" office:value="800.08" calcext:value-type="float">
            <text:p>800,08</text:p>
          </table:table-cell>
          <table:table-cell office:value-type="float" office:value="805.2" calcext:value-type="float">
            <text:p>805,2</text:p>
          </table:table-cell>
          <table:table-cell office:value-type="float" office:value="814.38" calcext:value-type="float">
            <text:p>814,38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701.53" calcext:value-type="float">
            <text:p>701,53</text:p>
          </table:table-cell>
          <table:table-cell office:value-type="float" office:value="704.48" calcext:value-type="float">
            <text:p>704,48</text:p>
          </table:table-cell>
          <table:table-cell office:value-type="float" office:value="706.38" calcext:value-type="float">
            <text:p>706,38</text:p>
          </table:table-cell>
          <table:table-cell office:value-type="float" office:value="709.56" calcext:value-type="float">
            <text:p>709,56</text:p>
          </table:table-cell>
          <table:table-cell office:value-type="float" office:value="711.19" calcext:value-type="float">
            <text:p>711,19</text:p>
          </table:table-cell>
          <table:table-cell office:value-type="float" office:value="711.55" calcext:value-type="float">
            <text:p>711,55</text:p>
          </table:table-cell>
          <table:table-cell office:value-type="float" office:value="711.76" calcext:value-type="float">
            <text:p>711,76</text:p>
          </table:table-cell>
          <table:table-cell office:value-type="float" office:value="715.96" calcext:value-type="float">
            <text:p>715,96</text:p>
          </table:table-cell>
          <table:table-cell office:value-type="float" office:value="715.6" calcext:value-type="float">
            <text:p>715,6</text:p>
          </table:table-cell>
          <table:table-cell office:value-type="float" office:value="715.89" calcext:value-type="float">
            <text:p>715,89</text:p>
          </table:table-cell>
          <table:table-cell table:number-columns-repeated="2" office:value-type="float" office:value="718.61" calcext:value-type="float">
            <text:p>718,61</text:p>
          </table:table-cell>
          <table:table-cell office:value-type="float" office:value="721.56" calcext:value-type="float">
            <text:p>721,56</text:p>
          </table:table-cell>
          <table:table-cell office:value-type="float" office:value="733.75" calcext:value-type="float">
            <text:p>733,75</text:p>
          </table:table-cell>
          <table:table-cell office:value-type="float" office:value="736.32" calcext:value-type="float">
            <text:p>736,32</text:p>
          </table:table-cell>
          <table:table-cell office:value-type="float" office:value="738.23" calcext:value-type="float">
            <text:p>738,23</text:p>
          </table:table-cell>
          <table:table-cell office:value-type="float" office:value="739.93" calcext:value-type="float">
            <text:p>739,93</text:p>
          </table:table-cell>
          <table:table-cell office:value-type="float" office:value="740.08" calcext:value-type="float">
            <text:p>740,08</text:p>
          </table:table-cell>
          <table:table-cell office:value-type="float" office:value="740.97" calcext:value-type="float">
            <text:p>740,97</text:p>
          </table:table-cell>
          <table:table-cell office:value-type="float" office:value="738.67" calcext:value-type="float">
            <text:p>738,67</text:p>
          </table:table-cell>
          <table:table-cell office:value-type="float" office:value="741.11" calcext:value-type="float">
            <text:p>741,11</text:p>
          </table:table-cell>
          <table:table-cell office:value-type="float" office:value="741.77" calcext:value-type="float">
            <text:p>741,77</text:p>
          </table:table-cell>
          <table:table-cell office:value-type="float" office:value="744.96" calcext:value-type="float">
            <text:p>744,96</text:p>
          </table:table-cell>
          <table:table-cell office:value-type="float" office:value="747.35" calcext:value-type="float">
            <text:p>747,35</text:p>
          </table:table-cell>
          <table:table-cell office:value-type="float" office:value="756.39" calcext:value-type="float">
            <text:p>756,39</text:p>
          </table:table-cell>
          <table:table-cell office:value-type="float" office:value="763.35" calcext:value-type="float">
            <text:p>763,35</text:p>
          </table:table-cell>
          <table:table-cell office:value-type="float" office:value="764.34" calcext:value-type="float">
            <text:p>764,34</text:p>
          </table:table-cell>
          <table:table-cell office:value-type="float" office:value="765.56" calcext:value-type="float">
            <text:p>765,56</text:p>
          </table:table-cell>
          <table:table-cell office:value-type="float" office:value="768.32" calcext:value-type="float">
            <text:p>768,32</text:p>
          </table:table-cell>
          <table:table-cell office:value-type="float" office:value="768.7" calcext:value-type="float">
            <text:p>768,7</text:p>
          </table:table-cell>
          <table:table-cell office:value-type="float" office:value="768.55" calcext:value-type="float">
            <text:p>768,55</text:p>
          </table:table-cell>
          <table:table-cell office:value-type="float" office:value="766.86" calcext:value-type="float">
            <text:p>766,86</text:p>
          </table:table-cell>
          <table:table-cell office:value-type="float" office:value="767.93" calcext:value-type="float">
            <text:p>767,93</text:p>
          </table:table-cell>
          <table:table-cell office:value-type="float" office:value="771.77" calcext:value-type="float">
            <text:p>771,77</text:p>
          </table:table-cell>
          <table:table-cell office:value-type="float" office:value="771.93" calcext:value-type="float">
            <text:p>771,93</text:p>
          </table:table-cell>
          <table:table-cell office:value-type="float" office:value="781.81" calcext:value-type="float">
            <text:p>781,81</text:p>
          </table:table-cell>
          <table:table-cell office:value-type="float" office:value="781.57" calcext:value-type="float">
            <text:p>781,57</text:p>
          </table:table-cell>
          <table:table-cell office:value-type="float" office:value="782.9" calcext:value-type="float">
            <text:p>782,9</text:p>
          </table:table-cell>
          <table:table-cell office:value-type="float" office:value="783.76" calcext:value-type="float">
            <text:p>783,76</text:p>
          </table:table-cell>
          <table:table-cell office:value-type="float" office:value="784.16" calcext:value-type="float">
            <text:p>784,16</text:p>
          </table:table-cell>
          <table:table-cell office:value-type="float" office:value="786.82" calcext:value-type="float">
            <text:p>786,82</text:p>
          </table:table-cell>
          <table:table-cell office:value-type="float" office:value="789.1" calcext:value-type="float">
            <text:p>789,1</text:p>
          </table:table-cell>
          <table:table-cell office:value-type="float" office:value="791.16" calcext:value-type="float">
            <text:p>791,16</text:p>
          </table:table-cell>
          <table:table-cell office:value-type="float" office:value="798.67" calcext:value-type="float">
            <text:p>798,67</text:p>
          </table:table-cell>
          <table:table-cell office:value-type="float" office:value="816.56" calcext:value-type="float">
            <text:p>816,56</text:p>
          </table:table-cell>
          <table:table-cell office:value-type="float" office:value="827.99" calcext:value-type="float">
            <text:p>827,99</text:p>
          </table:table-cell>
          <table:table-cell office:value-type="float" office:value="842.07" calcext:value-type="float">
            <text:p>842,07</text:p>
          </table:table-cell>
          <table:table-cell office:value-type="float" office:value="854.7" calcext:value-type="float">
            <text:p>854,7</text:p>
          </table:table-cell>
          <table:table-cell office:value-type="float" office:value="891.37" calcext:value-type="float">
            <text:p>891,37</text:p>
          </table:table-cell>
          <table:table-cell office:value-type="float" office:value="894.49" calcext:value-type="float">
            <text:p>894,49</text:p>
          </table:table-cell>
          <table:table-cell office:value-type="float" office:value="901.37" calcext:value-type="float">
            <text:p>901,37</text:p>
          </table:table-cell>
          <table:table-cell office:value-type="float" office:value="906.6" calcext:value-type="float">
            <text:p>906,6</text:p>
          </table:table-cell>
          <table:table-cell office:value-type="float" office:value="910.95" calcext:value-type="float">
            <text:p>910,95</text:p>
          </table:table-cell>
          <table:table-cell office:value-type="float" office:value="916.78" calcext:value-type="float">
            <text:p>916,78</text:p>
          </table:table-cell>
          <table:table-cell office:value-type="float" office:value="927.14" calcext:value-type="float">
            <text:p>927,14</text:p>
          </table:table-cell>
          <table:table-cell office:value-type="float" office:value="934.75" calcext:value-type="float">
            <text:p>934,75</text:p>
          </table:table-cell>
          <table:table-cell office:value-type="float" office:value="942.79" calcext:value-type="float">
            <text:p>942,79</text:p>
          </table:table-cell>
          <table:table-cell office:value-type="float" office:value="951.18" calcext:value-type="float">
            <text:p>951,18</text:p>
          </table:table-cell>
          <table:table-cell office:value-type="float" office:value="965.63" calcext:value-type="float">
            <text:p>965,63</text:p>
          </table:table-cell>
          <table:table-cell office:value-type="float" office:value="971.72" calcext:value-type="float">
            <text:p>971,72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10.17" calcext:value-type="float">
            <text:p>1010,17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590.14" calcext:value-type="float">
            <text:p>590,14</text:p>
          </table:table-cell>
          <table:table-cell office:value-type="float" office:value="591.68" calcext:value-type="float">
            <text:p>591,68</text:p>
          </table:table-cell>
          <table:table-cell office:value-type="float" office:value="590.61" calcext:value-type="float">
            <text:p>590,61</text:p>
          </table:table-cell>
          <table:table-cell office:value-type="float" office:value="590.67" calcext:value-type="float">
            <text:p>590,67</text:p>
          </table:table-cell>
          <table:table-cell office:value-type="float" office:value="590.61" calcext:value-type="float">
            <text:p>590,61</text:p>
          </table:table-cell>
          <table:table-cell office:value-type="float" office:value="589.85" calcext:value-type="float">
            <text:p>589,85</text:p>
          </table:table-cell>
          <table:table-cell office:value-type="float" office:value="589.96" calcext:value-type="float">
            <text:p>589,96</text:p>
          </table:table-cell>
          <table:table-cell office:value-type="float" office:value="606.07" calcext:value-type="float">
            <text:p>606,07</text:p>
          </table:table-cell>
          <table:table-cell office:value-type="float" office:value="609.46" calcext:value-type="float">
            <text:p>609,46</text:p>
          </table:table-cell>
          <table:table-cell office:value-type="float" office:value="608.24" calcext:value-type="float">
            <text:p>608,24</text:p>
          </table:table-cell>
          <table:table-cell office:value-type="float" office:value="610.86" calcext:value-type="float">
            <text:p>610,86</text:p>
          </table:table-cell>
          <table:table-cell office:value-type="float" office:value="612.39" calcext:value-type="float">
            <text:p>612,39</text:p>
          </table:table-cell>
          <table:table-cell office:value-type="float" office:value="612.69" calcext:value-type="float">
            <text:p>612,69</text:p>
          </table:table-cell>
          <table:table-cell office:value-type="float" office:value="618.58" calcext:value-type="float">
            <text:p>618,58</text:p>
          </table:table-cell>
          <table:table-cell office:value-type="float" office:value="619.07" calcext:value-type="float">
            <text:p>619,07</text:p>
          </table:table-cell>
          <table:table-cell office:value-type="float" office:value="621.17" calcext:value-type="float">
            <text:p>621,17</text:p>
          </table:table-cell>
          <table:table-cell office:value-type="float" office:value="625.03" calcext:value-type="float">
            <text:p>625,03</text:p>
          </table:table-cell>
          <table:table-cell office:value-type="float" office:value="625.53" calcext:value-type="float">
            <text:p>625,53</text:p>
          </table:table-cell>
          <table:table-cell office:value-type="float" office:value="627.4" calcext:value-type="float">
            <text:p>627,4</text:p>
          </table:table-cell>
          <table:table-cell office:value-type="float" office:value="626.34" calcext:value-type="float">
            <text:p>626,34</text:p>
          </table:table-cell>
          <table:table-cell office:value-type="float" office:value="632.47" calcext:value-type="float">
            <text:p>632,47</text:p>
          </table:table-cell>
          <table:table-cell office:value-type="float" office:value="633.8" calcext:value-type="float">
            <text:p>633,8</text:p>
          </table:table-cell>
          <table:table-cell office:value-type="float" office:value="635.39" calcext:value-type="float">
            <text:p>635,39</text:p>
          </table:table-cell>
          <table:table-cell office:value-type="float" office:value="636.59" calcext:value-type="float">
            <text:p>636,59</text:p>
          </table:table-cell>
          <table:table-cell office:value-type="float" office:value="639.84" calcext:value-type="float">
            <text:p>639,84</text:p>
          </table:table-cell>
          <table:table-cell office:value-type="float" office:value="640.8" calcext:value-type="float">
            <text:p>640,8</text:p>
          </table:table-cell>
          <table:table-cell office:value-type="float" office:value="638.62" calcext:value-type="float">
            <text:p>638,62</text:p>
          </table:table-cell>
          <table:table-cell office:value-type="float" office:value="638.69" calcext:value-type="float">
            <text:p>638,69</text:p>
          </table:table-cell>
          <table:table-cell office:value-type="float" office:value="640.09" calcext:value-type="float">
            <text:p>640,09</text:p>
          </table:table-cell>
          <table:table-cell office:value-type="float" office:value="638.36" calcext:value-type="float">
            <text:p>638,36</text:p>
          </table:table-cell>
          <table:table-cell office:value-type="float" office:value="637.09" calcext:value-type="float">
            <text:p>637,09</text:p>
          </table:table-cell>
          <table:table-cell office:value-type="float" office:value="648.36" calcext:value-type="float">
            <text:p>648,36</text:p>
          </table:table-cell>
          <table:table-cell office:value-type="float" office:value="652.64" calcext:value-type="float">
            <text:p>652,64</text:p>
          </table:table-cell>
          <table:table-cell office:value-type="float" office:value="651.79" calcext:value-type="float">
            <text:p>651,79</text:p>
          </table:table-cell>
          <table:table-cell office:value-type="float" office:value="654.07" calcext:value-type="float">
            <text:p>654,07</text:p>
          </table:table-cell>
          <table:table-cell office:value-type="float" office:value="656.49" calcext:value-type="float">
            <text:p>656,49</text:p>
          </table:table-cell>
          <table:table-cell office:value-type="float" office:value="664.04" calcext:value-type="float">
            <text:p>664,04</text:p>
          </table:table-cell>
          <table:table-cell office:value-type="float" office:value="666.17" calcext:value-type="float">
            <text:p>666,17</text:p>
          </table:table-cell>
          <table:table-cell office:value-type="float" office:value="666.04" calcext:value-type="float">
            <text:p>666,04</text:p>
          </table:table-cell>
          <table:table-cell office:value-type="float" office:value="668.3" calcext:value-type="float">
            <text:p>668,3</text:p>
          </table:table-cell>
          <table:table-cell office:value-type="float" office:value="668.63" calcext:value-type="float">
            <text:p>668,63</text:p>
          </table:table-cell>
          <table:table-cell office:value-type="float" office:value="670.31" calcext:value-type="float">
            <text:p>670,31</text:p>
          </table:table-cell>
          <table:table-cell office:value-type="float" office:value="671.51" calcext:value-type="float">
            <text:p>671,51</text:p>
          </table:table-cell>
          <table:table-cell office:value-type="float" office:value="680.98" calcext:value-type="float">
            <text:p>680,98</text:p>
          </table:table-cell>
          <table:table-cell office:value-type="float" office:value="686.09" calcext:value-type="float">
            <text:p>686,09</text:p>
          </table:table-cell>
          <table:table-cell office:value-type="float" office:value="693.43" calcext:value-type="float">
            <text:p>693,43</text:p>
          </table:table-cell>
          <table:table-cell office:value-type="float" office:value="706.26" calcext:value-type="float">
            <text:p>706,26</text:p>
          </table:table-cell>
          <table:table-cell office:value-type="float" office:value="724.97" calcext:value-type="float">
            <text:p>724,97</text:p>
          </table:table-cell>
          <table:table-cell office:value-type="float" office:value="738.89" calcext:value-type="float">
            <text:p>738,89</text:p>
          </table:table-cell>
          <table:table-cell office:value-type="float" office:value="744.43" calcext:value-type="float">
            <text:p>744,43</text:p>
          </table:table-cell>
          <table:table-cell office:value-type="float" office:value="758.36" calcext:value-type="float">
            <text:p>758,36</text:p>
          </table:table-cell>
          <table:table-cell office:value-type="float" office:value="774.58" calcext:value-type="float">
            <text:p>774,58</text:p>
          </table:table-cell>
          <table:table-cell office:value-type="float" office:value="783.57" calcext:value-type="float">
            <text:p>783,57</text:p>
          </table:table-cell>
          <table:table-cell office:value-type="float" office:value="791.17" calcext:value-type="float">
            <text:p>791,17</text:p>
          </table:table-cell>
          <table:table-cell office:value-type="float" office:value="817.99" calcext:value-type="float">
            <text:p>817,99</text:p>
          </table:table-cell>
          <table:table-cell office:value-type="float" office:value="835.01" calcext:value-type="float">
            <text:p>835,01</text:p>
          </table:table-cell>
          <table:table-cell office:value-type="float" office:value="837.43" calcext:value-type="float">
            <text:p>837,43</text:p>
          </table:table-cell>
          <table:table-cell office:value-type="float" office:value="841.78" calcext:value-type="float">
            <text:p>841,78</text:p>
          </table:table-cell>
          <table:table-cell office:value-type="float" office:value="848.52" calcext:value-type="float">
            <text:p>848,52</text:p>
          </table:table-cell>
          <table:table-cell office:value-type="float" office:value="850.98" calcext:value-type="float">
            <text:p>850,98</text:p>
          </table:table-cell>
          <table:table-cell office:value-type="float" office:value="864.76" calcext:value-type="float">
            <text:p>864,76</text:p>
          </table:table-cell>
          <table:table-cell office:value-type="float" office:value="867.27" calcext:value-type="float">
            <text:p>867,27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490.62" calcext:value-type="float">
            <text:p>490,62</text:p>
          </table:table-cell>
          <table:table-cell office:value-type="float" office:value="493.67" calcext:value-type="float">
            <text:p>493,67</text:p>
          </table:table-cell>
          <table:table-cell office:value-type="float" office:value="495.2" calcext:value-type="float">
            <text:p>495,2</text:p>
          </table:table-cell>
          <table:table-cell office:value-type="float" office:value="497.97" calcext:value-type="float">
            <text:p>497,97</text:p>
          </table:table-cell>
          <table:table-cell office:value-type="float" office:value="499.66" calcext:value-type="float">
            <text:p>499,66</text:p>
          </table:table-cell>
          <table:table-cell office:value-type="float" office:value="501.11" calcext:value-type="float">
            <text:p>501,11</text:p>
          </table:table-cell>
          <table:table-cell office:value-type="float" office:value="503.02" calcext:value-type="float">
            <text:p>503,02</text:p>
          </table:table-cell>
          <table:table-cell office:value-type="float" office:value="505.73" calcext:value-type="float">
            <text:p>505,73</text:p>
          </table:table-cell>
          <table:table-cell office:value-type="float" office:value="505.53" calcext:value-type="float">
            <text:p>505,53</text:p>
          </table:table-cell>
          <table:table-cell office:value-type="float" office:value="505.93" calcext:value-type="float">
            <text:p>505,93</text:p>
          </table:table-cell>
          <table:table-cell office:value-type="float" office:value="506.8" calcext:value-type="float">
            <text:p>506,8</text:p>
          </table:table-cell>
          <table:table-cell office:value-type="float" office:value="520.02" calcext:value-type="float">
            <text:p>520,02</text:p>
          </table:table-cell>
          <table:table-cell office:value-type="float" office:value="531.41" calcext:value-type="float">
            <text:p>531,41</text:p>
          </table:table-cell>
          <table:table-cell office:value-type="float" office:value="531.52" calcext:value-type="float">
            <text:p>531,52</text:p>
          </table:table-cell>
          <table:table-cell office:value-type="float" office:value="535.18" calcext:value-type="float">
            <text:p>535,18</text:p>
          </table:table-cell>
          <table:table-cell office:value-type="float" office:value="538.13" calcext:value-type="float">
            <text:p>538,13</text:p>
          </table:table-cell>
          <table:table-cell office:value-type="float" office:value="541.25" calcext:value-type="float">
            <text:p>541,25</text:p>
          </table:table-cell>
          <table:table-cell office:value-type="float" office:value="541.47" calcext:value-type="float">
            <text:p>541,47</text:p>
          </table:table-cell>
          <table:table-cell office:value-type="float" office:value="547.15" calcext:value-type="float">
            <text:p>547,15</text:p>
          </table:table-cell>
          <table:table-cell office:value-type="float" office:value="548.79" calcext:value-type="float">
            <text:p>548,79</text:p>
          </table:table-cell>
          <table:table-cell office:value-type="float" office:value="548.74" calcext:value-type="float">
            <text:p>548,74</text:p>
          </table:table-cell>
          <table:table-cell office:value-type="float" office:value="551.04" calcext:value-type="float">
            <text:p>551,04</text:p>
          </table:table-cell>
          <table:table-cell office:value-type="float" office:value="551.92" calcext:value-type="float">
            <text:p>551,92</text:p>
          </table:table-cell>
          <table:table-cell office:value-type="float" office:value="551.7" calcext:value-type="float">
            <text:p>551,7</text:p>
          </table:table-cell>
          <table:table-cell office:value-type="float" office:value="555.18" calcext:value-type="float">
            <text:p>555,18</text:p>
          </table:table-cell>
          <table:table-cell office:value-type="float" office:value="557.12" calcext:value-type="float">
            <text:p>557,12</text:p>
          </table:table-cell>
          <table:table-cell office:value-type="float" office:value="559.18" calcext:value-type="float">
            <text:p>559,18</text:p>
          </table:table-cell>
          <table:table-cell office:value-type="float" office:value="557.11" calcext:value-type="float">
            <text:p>557,11</text:p>
          </table:table-cell>
          <table:table-cell office:value-type="float" office:value="559.57" calcext:value-type="float">
            <text:p>559,57</text:p>
          </table:table-cell>
          <table:table-cell office:value-type="float" office:value="560.13" calcext:value-type="float">
            <text:p>560,13</text:p>
          </table:table-cell>
          <table:table-cell office:value-type="float" office:value="558.56" calcext:value-type="float">
            <text:p>558,56</text:p>
          </table:table-cell>
          <table:table-cell office:value-type="float" office:value="557.05" calcext:value-type="float">
            <text:p>557,05</text:p>
          </table:table-cell>
          <table:table-cell office:value-type="float" office:value="557.83" calcext:value-type="float">
            <text:p>557,83</text:p>
          </table:table-cell>
          <table:table-cell office:value-type="float" office:value="557.66" calcext:value-type="float">
            <text:p>557,66</text:p>
          </table:table-cell>
          <table:table-cell office:value-type="float" office:value="559.22" calcext:value-type="float">
            <text:p>559,22</text:p>
          </table:table-cell>
          <table:table-cell office:value-type="float" office:value="559.61" calcext:value-type="float">
            <text:p>559,61</text:p>
          </table:table-cell>
          <table:table-cell office:value-type="float" office:value="560.34" calcext:value-type="float">
            <text:p>560,34</text:p>
          </table:table-cell>
          <table:table-cell office:value-type="float" office:value="560.51" calcext:value-type="float">
            <text:p>560,51</text:p>
          </table:table-cell>
          <table:table-cell office:value-type="float" office:value="563.2" calcext:value-type="float">
            <text:p>563,2</text:p>
          </table:table-cell>
          <table:table-cell office:value-type="float" office:value="567.54" calcext:value-type="float">
            <text:p>567,54</text:p>
          </table:table-cell>
          <table:table-cell office:value-type="float" office:value="567.03" calcext:value-type="float">
            <text:p>567,03</text:p>
          </table:table-cell>
          <table:table-cell office:value-type="float" office:value="568.39" calcext:value-type="float">
            <text:p>568,39</text:p>
          </table:table-cell>
          <table:table-cell office:value-type="float" office:value="570.09" calcext:value-type="float">
            <text:p>570,09</text:p>
          </table:table-cell>
          <table:table-cell office:value-type="float" office:value="575.51" calcext:value-type="float">
            <text:p>575,51</text:p>
          </table:table-cell>
          <table:table-cell office:value-type="float" office:value="582.53" calcext:value-type="float">
            <text:p>582,53</text:p>
          </table:table-cell>
          <table:table-cell office:value-type="float" office:value="588.82" calcext:value-type="float">
            <text:p>588,82</text:p>
          </table:table-cell>
          <table:table-cell office:value-type="float" office:value="593.53" calcext:value-type="float">
            <text:p>593,53</text:p>
          </table:table-cell>
          <table:table-cell office:value-type="float" office:value="605.34" calcext:value-type="float">
            <text:p>605,34</text:p>
          </table:table-cell>
          <table:table-cell office:value-type="float" office:value="620.96" calcext:value-type="float">
            <text:p>620,96</text:p>
          </table:table-cell>
          <table:table-cell office:value-type="float" office:value="626.05" calcext:value-type="float">
            <text:p>626,05</text:p>
          </table:table-cell>
          <table:table-cell office:value-type="float" office:value="638.57" calcext:value-type="float">
            <text:p>638,57</text:p>
          </table:table-cell>
          <table:table-cell office:value-type="float" office:value="648.73" calcext:value-type="float">
            <text:p>648,73</text:p>
          </table:table-cell>
          <table:table-cell office:value-type="float" office:value="655.02" calcext:value-type="float">
            <text:p>655,02</text:p>
          </table:table-cell>
          <table:table-cell office:value-type="float" office:value="673.49" calcext:value-type="float">
            <text:p>673,49</text:p>
          </table:table-cell>
          <table:table-cell office:value-type="float" office:value="680.23" calcext:value-type="float">
            <text:p>680,23</text:p>
          </table:table-cell>
          <table:table-cell office:value-type="float" office:value="686.01" calcext:value-type="float">
            <text:p>686,01</text:p>
          </table:table-cell>
          <table:table-cell office:value-type="float" office:value="687.86" calcext:value-type="float">
            <text:p>687,86</text:p>
          </table:table-cell>
          <table:table-cell office:value-type="float" office:value="694.88" calcext:value-type="float">
            <text:p>694,88</text:p>
          </table:table-cell>
          <table:table-cell office:value-type="float" office:value="700.23" calcext:value-type="float">
            <text:p>700,23</text:p>
          </table:table-cell>
          <table:table-cell office:value-type="float" office:value="702.75" calcext:value-type="float">
            <text:p>702,75</text:p>
          </table:table-cell>
          <table:table-cell office:value-type="float" office:value="713.29" calcext:value-type="float">
            <text:p>713,29</text:p>
          </table:table-cell>
          <table:table-cell office:value-type="float" office:value="720.42" calcext:value-type="float">
            <text:p>720,42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586.48" calcext:value-type="float">
            <text:p>586,48</text:p>
          </table:table-cell>
          <table:table-cell office:value-type="float" office:value="588.65" calcext:value-type="float">
            <text:p>588,65</text:p>
          </table:table-cell>
          <table:table-cell office:value-type="float" office:value="587.77" calcext:value-type="float">
            <text:p>587,77</text:p>
          </table:table-cell>
          <table:table-cell office:value-type="float" office:value="604.64" calcext:value-type="float">
            <text:p>604,64</text:p>
          </table:table-cell>
          <table:table-cell office:value-type="float" office:value="606.63" calcext:value-type="float">
            <text:p>606,63</text:p>
          </table:table-cell>
          <table:table-cell office:value-type="float" office:value="606.27" calcext:value-type="float">
            <text:p>606,27</text:p>
          </table:table-cell>
          <table:table-cell office:value-type="float" office:value="607" calcext:value-type="float">
            <text:p>607</text:p>
          </table:table-cell>
          <table:table-cell office:value-type="float" office:value="606.15" calcext:value-type="float">
            <text:p>606,15</text:p>
          </table:table-cell>
          <table:table-cell office:value-type="float" office:value="608.27" calcext:value-type="float">
            <text:p>608,27</text:p>
          </table:table-cell>
          <table:table-cell office:value-type="float" office:value="612.28" calcext:value-type="float">
            <text:p>612,28</text:p>
          </table:table-cell>
          <table:table-cell office:value-type="float" office:value="612.1" calcext:value-type="float">
            <text:p>612,1</text:p>
          </table:table-cell>
          <table:table-cell office:value-type="float" office:value="613.69" calcext:value-type="float">
            <text:p>613,69</text:p>
          </table:table-cell>
          <table:table-cell office:value-type="float" office:value="614.06" calcext:value-type="float">
            <text:p>614,06</text:p>
          </table:table-cell>
          <table:table-cell office:value-type="float" office:value="614.55" calcext:value-type="float">
            <text:p>614,55</text:p>
          </table:table-cell>
          <table:table-cell office:value-type="float" office:value="615.47" calcext:value-type="float">
            <text:p>615,47</text:p>
          </table:table-cell>
          <table:table-cell office:value-type="float" office:value="617.07" calcext:value-type="float">
            <text:p>617,07</text:p>
          </table:table-cell>
          <table:table-cell office:value-type="float" office:value="617.94" calcext:value-type="float">
            <text:p>617,94</text:p>
          </table:table-cell>
          <table:table-cell office:value-type="float" office:value="621.71" calcext:value-type="float">
            <text:p>621,71</text:p>
          </table:table-cell>
          <table:table-cell office:value-type="float" office:value="624.5" calcext:value-type="float">
            <text:p>624,5</text:p>
          </table:table-cell>
          <table:table-cell office:value-type="float" office:value="626.69" calcext:value-type="float">
            <text:p>626,69</text:p>
          </table:table-cell>
          <table:table-cell office:value-type="float" office:value="631.7" calcext:value-type="float">
            <text:p>631,7</text:p>
          </table:table-cell>
          <table:table-cell office:value-type="float" office:value="634.73" calcext:value-type="float">
            <text:p>634,73</text:p>
          </table:table-cell>
          <table:table-cell office:value-type="float" office:value="638.8" calcext:value-type="float">
            <text:p>638,8</text:p>
          </table:table-cell>
          <table:table-cell office:value-type="float" office:value="640.2" calcext:value-type="float">
            <text:p>640,2</text:p>
          </table:table-cell>
          <table:table-cell office:value-type="float" office:value="641.23" calcext:value-type="float">
            <text:p>641,23</text:p>
          </table:table-cell>
          <table:table-cell office:value-type="float" office:value="641.16" calcext:value-type="float">
            <text:p>641,16</text:p>
          </table:table-cell>
          <table:table-cell office:value-type="float" office:value="640.78" calcext:value-type="float">
            <text:p>640,78</text:p>
          </table:table-cell>
          <table:table-cell office:value-type="float" office:value="643.53" calcext:value-type="float">
            <text:p>643,53</text:p>
          </table:table-cell>
          <table:table-cell office:value-type="float" office:value="645.01" calcext:value-type="float">
            <text:p>645,01</text:p>
          </table:table-cell>
          <table:table-cell office:value-type="float" office:value="645.66" calcext:value-type="float">
            <text:p>645,66</text:p>
          </table:table-cell>
          <table:table-cell office:value-type="float" office:value="647.14" calcext:value-type="float">
            <text:p>647,14</text:p>
          </table:table-cell>
          <table:table-cell office:value-type="float" office:value="646.43" calcext:value-type="float">
            <text:p>646,43</text:p>
          </table:table-cell>
          <table:table-cell office:value-type="float" office:value="646.56" calcext:value-type="float">
            <text:p>646,56</text:p>
          </table:table-cell>
          <table:table-cell office:value-type="float" office:value="646.63" calcext:value-type="float">
            <text:p>646,63</text:p>
          </table:table-cell>
          <table:table-cell office:value-type="float" office:value="647.4" calcext:value-type="float">
            <text:p>647,4</text:p>
          </table:table-cell>
          <table:table-cell office:value-type="float" office:value="649.73" calcext:value-type="float">
            <text:p>649,73</text:p>
          </table:table-cell>
          <table:table-cell office:value-type="float" office:value="654.54" calcext:value-type="float">
            <text:p>654,54</text:p>
          </table:table-cell>
          <table:table-cell office:value-type="float" office:value="655.06" calcext:value-type="float">
            <text:p>655,06</text:p>
          </table:table-cell>
          <table:table-cell office:value-type="float" office:value="655.78" calcext:value-type="float">
            <text:p>655,78</text:p>
          </table:table-cell>
          <table:table-cell table:number-columns-repeated="2" office:value-type="float" office:value="661.36" calcext:value-type="float">
            <text:p>661,36</text:p>
          </table:table-cell>
          <table:table-cell office:value-type="float" office:value="663.28" calcext:value-type="float">
            <text:p>663,28</text:p>
          </table:table-cell>
          <table:table-cell office:value-type="float" office:value="679.39" calcext:value-type="float">
            <text:p>679,39</text:p>
          </table:table-cell>
          <table:table-cell office:value-type="float" office:value="683.4" calcext:value-type="float">
            <text:p>683,4</text:p>
          </table:table-cell>
          <table:table-cell office:value-type="float" office:value="693.86" calcext:value-type="float">
            <text:p>693,86</text:p>
          </table:table-cell>
          <table:table-cell office:value-type="float" office:value="704.54" calcext:value-type="float">
            <text:p>704,54</text:p>
          </table:table-cell>
          <table:table-cell office:value-type="float" office:value="711.94" calcext:value-type="float">
            <text:p>711,94</text:p>
          </table:table-cell>
          <table:table-cell office:value-type="float" office:value="724.9" calcext:value-type="float">
            <text:p>724,9</text:p>
          </table:table-cell>
          <table:table-cell office:value-type="float" office:value="737.58" calcext:value-type="float">
            <text:p>737,58</text:p>
          </table:table-cell>
          <table:table-cell office:value-type="float" office:value="757.57" calcext:value-type="float">
            <text:p>757,57</text:p>
          </table:table-cell>
          <table:table-cell office:value-type="float" office:value="766.44" calcext:value-type="float">
            <text:p>766,44</text:p>
          </table:table-cell>
          <table:table-cell office:value-type="float" office:value="781.23" calcext:value-type="float">
            <text:p>781,23</text:p>
          </table:table-cell>
          <table:table-cell office:value-type="float" office:value="788.42" calcext:value-type="float">
            <text:p>788,42</text:p>
          </table:table-cell>
          <table:table-cell office:value-type="float" office:value="800.64" calcext:value-type="float">
            <text:p>800,64</text:p>
          </table:table-cell>
          <table:table-cell office:value-type="float" office:value="807.84" calcext:value-type="float">
            <text:p>807,84</text:p>
          </table:table-cell>
          <table:table-cell office:value-type="float" office:value="814.22" calcext:value-type="float">
            <text:p>814,22</text:p>
          </table:table-cell>
          <table:table-cell office:value-type="float" office:value="823.02" calcext:value-type="float">
            <text:p>823,02</text:p>
          </table:table-cell>
          <table:table-cell office:value-type="float" office:value="830.34" calcext:value-type="float">
            <text:p>830,34</text:p>
          </table:table-cell>
          <table:table-cell office:value-type="float" office:value="836.99" calcext:value-type="float">
            <text:p>836,99</text:p>
          </table:table-cell>
          <table:table-cell office:value-type="float" office:value="840.75" calcext:value-type="float">
            <text:p>840,75</text:p>
          </table:table-cell>
          <table:table-cell office:value-type="float" office:value="847.23" calcext:value-type="float">
            <text:p>847,23</text:p>
          </table:table-cell>
          <table:table-cell office:value-type="float" office:value="850.02" calcext:value-type="float">
            <text:p>850,02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547.96" calcext:value-type="float">
            <text:p>547,96</text:p>
          </table:table-cell>
          <table:table-cell office:value-type="float" office:value="548.29" calcext:value-type="float">
            <text:p>548,29</text:p>
          </table:table-cell>
          <table:table-cell office:value-type="float" office:value="548.18" calcext:value-type="float">
            <text:p>548,18</text:p>
          </table:table-cell>
          <table:table-cell office:value-type="float" office:value="548.24" calcext:value-type="float">
            <text:p>548,24</text:p>
          </table:table-cell>
          <table:table-cell office:value-type="float" office:value="547.3" calcext:value-type="float">
            <text:p>547,3</text:p>
          </table:table-cell>
          <table:table-cell office:value-type="float" office:value="547.58" calcext:value-type="float">
            <text:p>547,58</text:p>
          </table:table-cell>
          <table:table-cell office:value-type="float" office:value="545.77" calcext:value-type="float">
            <text:p>545,77</text:p>
          </table:table-cell>
          <table:table-cell office:value-type="float" office:value="547.08" calcext:value-type="float">
            <text:p>547,08</text:p>
          </table:table-cell>
          <table:table-cell office:value-type="float" office:value="548.34" calcext:value-type="float">
            <text:p>548,34</text:p>
          </table:table-cell>
          <table:table-cell office:value-type="float" office:value="548.94" calcext:value-type="float">
            <text:p>548,94</text:p>
          </table:table-cell>
          <table:table-cell office:value-type="float" office:value="556.35" calcext:value-type="float">
            <text:p>556,35</text:p>
          </table:table-cell>
          <table:table-cell office:value-type="float" office:value="559.41" calcext:value-type="float">
            <text:p>559,41</text:p>
          </table:table-cell>
          <table:table-cell office:value-type="float" office:value="559.36" calcext:value-type="float">
            <text:p>559,36</text:p>
          </table:table-cell>
          <table:table-cell office:value-type="float" office:value="561.87" calcext:value-type="float">
            <text:p>561,87</text:p>
          </table:table-cell>
          <table:table-cell office:value-type="float" office:value="565.08" calcext:value-type="float">
            <text:p>565,08</text:p>
          </table:table-cell>
          <table:table-cell office:value-type="float" office:value="565.41" calcext:value-type="float">
            <text:p>565,41</text:p>
          </table:table-cell>
          <table:table-cell office:value-type="float" office:value="569.54" calcext:value-type="float">
            <text:p>569,54</text:p>
          </table:table-cell>
          <table:table-cell office:value-type="float" office:value="577" calcext:value-type="float">
            <text:p>577</text:p>
          </table:table-cell>
          <table:table-cell office:value-type="float" office:value="576.37" calcext:value-type="float">
            <text:p>576,37</text:p>
          </table:table-cell>
          <table:table-cell office:value-type="float" office:value="577.75" calcext:value-type="float">
            <text:p>577,75</text:p>
          </table:table-cell>
          <table:table-cell office:value-type="float" office:value="578.85" calcext:value-type="float">
            <text:p>578,85</text:p>
          </table:table-cell>
          <table:table-cell office:value-type="float" office:value="578.21" calcext:value-type="float">
            <text:p>578,21</text:p>
          </table:table-cell>
          <table:table-cell office:value-type="float" office:value="578.85" calcext:value-type="float">
            <text:p>578,85</text:p>
          </table:table-cell>
          <table:table-cell office:value-type="float" office:value="579.72" calcext:value-type="float">
            <text:p>579,72</text:p>
          </table:table-cell>
          <table:table-cell office:value-type="float" office:value="578.85" calcext:value-type="float">
            <text:p>578,85</text:p>
          </table:table-cell>
          <table:table-cell office:value-type="float" office:value="579.19" calcext:value-type="float">
            <text:p>579,19</text:p>
          </table:table-cell>
          <table:table-cell office:value-type="float" office:value="580.06" calcext:value-type="float">
            <text:p>580,06</text:p>
          </table:table-cell>
          <table:table-cell office:value-type="float" office:value="581.05" calcext:value-type="float">
            <text:p>581,05</text:p>
          </table:table-cell>
          <table:table-cell office:value-type="float" office:value="581.46" calcext:value-type="float">
            <text:p>581,46</text:p>
          </table:table-cell>
          <table:table-cell office:value-type="float" office:value="596.23" calcext:value-type="float">
            <text:p>596,23</text:p>
          </table:table-cell>
          <table:table-cell office:value-type="float" office:value="595.39" calcext:value-type="float">
            <text:p>595,39</text:p>
          </table:table-cell>
          <table:table-cell office:value-type="float" office:value="595.57" calcext:value-type="float">
            <text:p>595,57</text:p>
          </table:table-cell>
          <table:table-cell office:value-type="float" office:value="594.91" calcext:value-type="float">
            <text:p>594,91</text:p>
          </table:table-cell>
          <table:table-cell office:value-type="float" office:value="593.96" calcext:value-type="float">
            <text:p>593,96</text:p>
          </table:table-cell>
          <table:table-cell office:value-type="float" office:value="592.42" calcext:value-type="float">
            <text:p>592,42</text:p>
          </table:table-cell>
          <table:table-cell office:value-type="float" office:value="592.6" calcext:value-type="float">
            <text:p>592,6</text:p>
          </table:table-cell>
          <table:table-cell office:value-type="float" office:value="596.33" calcext:value-type="float">
            <text:p>596,33</text:p>
          </table:table-cell>
          <table:table-cell office:value-type="float" office:value="598.24" calcext:value-type="float">
            <text:p>598,24</text:p>
          </table:table-cell>
          <table:table-cell office:value-type="float" office:value="598.3" calcext:value-type="float">
            <text:p>598,3</text:p>
          </table:table-cell>
          <table:table-cell office:value-type="float" office:value="599.91" calcext:value-type="float">
            <text:p>599,91</text:p>
          </table:table-cell>
          <table:table-cell office:value-type="float" office:value="600.75" calcext:value-type="float">
            <text:p>600,75</text:p>
          </table:table-cell>
          <table:table-cell office:value-type="float" office:value="602.13" calcext:value-type="float">
            <text:p>602,13</text:p>
          </table:table-cell>
          <table:table-cell office:value-type="float" office:value="603.58" calcext:value-type="float">
            <text:p>603,58</text:p>
          </table:table-cell>
          <table:table-cell office:value-type="float" office:value="611.12" calcext:value-type="float">
            <text:p>611,12</text:p>
          </table:table-cell>
          <table:table-cell office:value-type="float" office:value="618.64" calcext:value-type="float">
            <text:p>618,64</text:p>
          </table:table-cell>
          <table:table-cell office:value-type="float" office:value="635.47" calcext:value-type="float">
            <text:p>635,47</text:p>
          </table:table-cell>
          <table:table-cell office:value-type="float" office:value="649.96" calcext:value-type="float">
            <text:p>649,96</text:p>
          </table:table-cell>
          <table:table-cell office:value-type="float" office:value="661.98" calcext:value-type="float">
            <text:p>661,98</text:p>
          </table:table-cell>
          <table:table-cell office:value-type="float" office:value="670.59" calcext:value-type="float">
            <text:p>670,59</text:p>
          </table:table-cell>
          <table:table-cell office:value-type="float" office:value="680.98" calcext:value-type="float">
            <text:p>680,98</text:p>
          </table:table-cell>
          <table:table-cell office:value-type="float" office:value="688.81" calcext:value-type="float">
            <text:p>688,81</text:p>
          </table:table-cell>
          <table:table-cell office:value-type="float" office:value="704.17" calcext:value-type="float">
            <text:p>704,17</text:p>
          </table:table-cell>
          <table:table-cell office:value-type="float" office:value="718.12" calcext:value-type="float">
            <text:p>718,12</text:p>
          </table:table-cell>
          <table:table-cell office:value-type="float" office:value="749.86" calcext:value-type="float">
            <text:p>749,86</text:p>
          </table:table-cell>
          <table:table-cell office:value-type="float" office:value="754.28" calcext:value-type="float">
            <text:p>754,28</text:p>
          </table:table-cell>
          <table:table-cell office:value-type="float" office:value="760.99" calcext:value-type="float">
            <text:p>760,99</text:p>
          </table:table-cell>
          <table:table-cell office:value-type="float" office:value="764.27" calcext:value-type="float">
            <text:p>764,27</text:p>
          </table:table-cell>
          <table:table-cell office:value-type="float" office:value="769" calcext:value-type="float">
            <text:p>769</text:p>
          </table:table-cell>
          <table:table-cell office:value-type="float" office:value="778.15" calcext:value-type="float">
            <text:p>778,15</text:p>
          </table:table-cell>
          <table:table-cell office:value-type="float" office:value="782.2" calcext:value-type="float">
            <text:p>782,2</text:p>
          </table:table-cell>
          <table:table-cell office:value-type="float" office:value="783.77" calcext:value-type="float">
            <text:p>783,77</text:p>
          </table:table-cell>
          <table:table-cell office:value-type="float" office:value="789.8" calcext:value-type="float">
            <text:p>789,8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502.98" calcext:value-type="float">
            <text:p>502,98</text:p>
          </table:table-cell>
          <table:table-cell office:value-type="float" office:value="503.28" calcext:value-type="float">
            <text:p>503,28</text:p>
          </table:table-cell>
          <table:table-cell office:value-type="float" office:value="505.15" calcext:value-type="float">
            <text:p>505,15</text:p>
          </table:table-cell>
          <table:table-cell office:value-type="float" office:value="507.87" calcext:value-type="float">
            <text:p>507,87</text:p>
          </table:table-cell>
          <table:table-cell office:value-type="float" office:value="508.53" calcext:value-type="float">
            <text:p>508,53</text:p>
          </table:table-cell>
          <table:table-cell office:value-type="float" office:value="508.23" calcext:value-type="float">
            <text:p>508,23</text:p>
          </table:table-cell>
          <table:table-cell office:value-type="float" office:value="517.43" calcext:value-type="float">
            <text:p>517,43</text:p>
          </table:table-cell>
          <table:table-cell office:value-type="float" office:value="518.62" calcext:value-type="float">
            <text:p>518,62</text:p>
          </table:table-cell>
          <table:table-cell office:value-type="float" office:value="521.83" calcext:value-type="float">
            <text:p>521,83</text:p>
          </table:table-cell>
          <table:table-cell office:value-type="float" office:value="524.6" calcext:value-type="float">
            <text:p>524,6</text:p>
          </table:table-cell>
          <table:table-cell office:value-type="float" office:value="527.38" calcext:value-type="float">
            <text:p>527,38</text:p>
          </table:table-cell>
          <table:table-cell office:value-type="float" office:value="527.43" calcext:value-type="float">
            <text:p>527,43</text:p>
          </table:table-cell>
          <table:table-cell office:value-type="float" office:value="529.07" calcext:value-type="float">
            <text:p>529,07</text:p>
          </table:table-cell>
          <table:table-cell office:value-type="float" office:value="531.13" calcext:value-type="float">
            <text:p>531,13</text:p>
          </table:table-cell>
          <table:table-cell office:value-type="float" office:value="530.92" calcext:value-type="float">
            <text:p>530,92</text:p>
          </table:table-cell>
          <table:table-cell office:value-type="float" office:value="531.93" calcext:value-type="float">
            <text:p>531,93</text:p>
          </table:table-cell>
          <table:table-cell office:value-type="float" office:value="530.92" calcext:value-type="float">
            <text:p>530,92</text:p>
          </table:table-cell>
          <table:table-cell office:value-type="float" office:value="530.49" calcext:value-type="float">
            <text:p>530,49</text:p>
          </table:table-cell>
          <table:table-cell office:value-type="float" office:value="534.68" calcext:value-type="float">
            <text:p>534,68</text:p>
          </table:table-cell>
          <table:table-cell office:value-type="float" office:value="536.61" calcext:value-type="float">
            <text:p>536,61</text:p>
          </table:table-cell>
          <table:table-cell office:value-type="float" office:value="537.31" calcext:value-type="float">
            <text:p>537,31</text:p>
          </table:table-cell>
          <table:table-cell office:value-type="float" office:value="542.63" calcext:value-type="float">
            <text:p>542,63</text:p>
          </table:table-cell>
          <table:table-cell office:value-type="float" office:value="543.33" calcext:value-type="float">
            <text:p>543,33</text:p>
          </table:table-cell>
          <table:table-cell office:value-type="float" office:value="545.4" calcext:value-type="float">
            <text:p>545,4</text:p>
          </table:table-cell>
          <table:table-cell office:value-type="float" office:value="546.65" calcext:value-type="float">
            <text:p>546,65</text:p>
          </table:table-cell>
          <table:table-cell office:value-type="float" office:value="547.31" calcext:value-type="float">
            <text:p>547,31</text:p>
          </table:table-cell>
          <table:table-cell office:value-type="float" office:value="549.82" calcext:value-type="float">
            <text:p>549,82</text:p>
          </table:table-cell>
          <table:table-cell office:value-type="float" office:value="551.2" calcext:value-type="float">
            <text:p>551,2</text:p>
          </table:table-cell>
          <table:table-cell office:value-type="float" office:value="550.81" calcext:value-type="float">
            <text:p>550,81</text:p>
          </table:table-cell>
          <table:table-cell office:value-type="float" office:value="549.55" calcext:value-type="float">
            <text:p>549,55</text:p>
          </table:table-cell>
          <table:table-cell office:value-type="float" office:value="557.51" calcext:value-type="float">
            <text:p>557,51</text:p>
          </table:table-cell>
          <table:table-cell office:value-type="float" office:value="558.13" calcext:value-type="float">
            <text:p>558,13</text:p>
          </table:table-cell>
          <table:table-cell office:value-type="float" office:value="555.73" calcext:value-type="float">
            <text:p>555,73</text:p>
          </table:table-cell>
          <table:table-cell office:value-type="float" office:value="556.73" calcext:value-type="float">
            <text:p>556,73</text:p>
          </table:table-cell>
          <table:table-cell office:value-type="float" office:value="557.78" calcext:value-type="float">
            <text:p>557,78</text:p>
          </table:table-cell>
          <table:table-cell office:value-type="float" office:value="558.12" calcext:value-type="float">
            <text:p>558,12</text:p>
          </table:table-cell>
          <table:table-cell office:value-type="float" office:value="559.24" calcext:value-type="float">
            <text:p>559,24</text:p>
          </table:table-cell>
          <table:table-cell office:value-type="float" office:value="560.24" calcext:value-type="float">
            <text:p>560,24</text:p>
          </table:table-cell>
          <table:table-cell office:value-type="float" office:value="561.87" calcext:value-type="float">
            <text:p>561,87</text:p>
          </table:table-cell>
          <table:table-cell office:value-type="float" office:value="562.71" calcext:value-type="float">
            <text:p>562,71</text:p>
          </table:table-cell>
          <table:table-cell office:value-type="float" office:value="564.29" calcext:value-type="float">
            <text:p>564,29</text:p>
          </table:table-cell>
          <table:table-cell office:value-type="float" office:value="565.87" calcext:value-type="float">
            <text:p>565,87</text:p>
          </table:table-cell>
          <table:table-cell office:value-type="float" office:value="568.98" calcext:value-type="float">
            <text:p>568,98</text:p>
          </table:table-cell>
          <table:table-cell office:value-type="float" office:value="574.55" calcext:value-type="float">
            <text:p>574,55</text:p>
          </table:table-cell>
          <table:table-cell office:value-type="float" office:value="581.39" calcext:value-type="float">
            <text:p>581,39</text:p>
          </table:table-cell>
          <table:table-cell office:value-type="float" office:value="594.76" calcext:value-type="float">
            <text:p>594,76</text:p>
          </table:table-cell>
          <table:table-cell office:value-type="float" office:value="602.79" calcext:value-type="float">
            <text:p>602,79</text:p>
          </table:table-cell>
          <table:table-cell office:value-type="float" office:value="613.82" calcext:value-type="float">
            <text:p>613,82</text:p>
          </table:table-cell>
          <table:table-cell office:value-type="float" office:value="632.91" calcext:value-type="float">
            <text:p>632,91</text:p>
          </table:table-cell>
          <table:table-cell office:value-type="float" office:value="641.77" calcext:value-type="float">
            <text:p>641,77</text:p>
          </table:table-cell>
          <table:table-cell office:value-type="float" office:value="650.37" calcext:value-type="float">
            <text:p>650,37</text:p>
          </table:table-cell>
          <table:table-cell office:value-type="float" office:value="663.64" calcext:value-type="float">
            <text:p>663,64</text:p>
          </table:table-cell>
          <table:table-cell office:value-type="float" office:value="674.92" calcext:value-type="float">
            <text:p>674,92</text:p>
          </table:table-cell>
          <table:table-cell office:value-type="float" office:value="680.86" calcext:value-type="float">
            <text:p>680,86</text:p>
          </table:table-cell>
          <table:table-cell office:value-type="float" office:value="685.42" calcext:value-type="float">
            <text:p>685,42</text:p>
          </table:table-cell>
          <table:table-cell office:value-type="float" office:value="694.54" calcext:value-type="float">
            <text:p>694,54</text:p>
          </table:table-cell>
          <table:table-cell office:value-type="float" office:value="698.43" calcext:value-type="float">
            <text:p>698,43</text:p>
          </table:table-cell>
          <table:table-cell office:value-type="float" office:value="707.37" calcext:value-type="float">
            <text:p>707,37</text:p>
          </table:table-cell>
          <table:table-cell office:value-type="float" office:value="712.11" calcext:value-type="float">
            <text:p>712,11</text:p>
          </table:table-cell>
          <table:table-cell office:value-type="float" office:value="716.6" calcext:value-type="float">
            <text:p>716,6</text:p>
          </table:table-cell>
          <table:table-cell office:value-type="float" office:value="749.49" calcext:value-type="float">
            <text:p>749,49</text:p>
          </table:table-cell>
          <table:table-cell office:value-type="float" office:value="751.51" calcext:value-type="float">
            <text:p>751,51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515.16" calcext:value-type="float">
            <text:p>515,16</text:p>
          </table:table-cell>
          <table:table-cell office:value-type="float" office:value="516.65" calcext:value-type="float">
            <text:p>516,65</text:p>
          </table:table-cell>
          <table:table-cell office:value-type="float" office:value="517.37" calcext:value-type="float">
            <text:p>517,37</text:p>
          </table:table-cell>
          <table:table-cell office:value-type="float" office:value="517.53" calcext:value-type="float">
            <text:p>517,53</text:p>
          </table:table-cell>
          <table:table-cell office:value-type="float" office:value="528.66" calcext:value-type="float">
            <text:p>528,66</text:p>
          </table:table-cell>
          <table:table-cell office:value-type="float" office:value="528.23" calcext:value-type="float">
            <text:p>528,23</text:p>
          </table:table-cell>
          <table:table-cell office:value-type="float" office:value="528.44" calcext:value-type="float">
            <text:p>528,44</text:p>
          </table:table-cell>
          <table:table-cell office:value-type="float" office:value="528.5" calcext:value-type="float">
            <text:p>528,5</text:p>
          </table:table-cell>
          <table:table-cell office:value-type="float" office:value="528.18" calcext:value-type="float">
            <text:p>528,18</text:p>
          </table:table-cell>
          <table:table-cell office:value-type="float" office:value="526.97" calcext:value-type="float">
            <text:p>526,97</text:p>
          </table:table-cell>
          <table:table-cell office:value-type="float" office:value="530.18" calcext:value-type="float">
            <text:p>530,18</text:p>
          </table:table-cell>
          <table:table-cell office:value-type="float" office:value="531.77" calcext:value-type="float">
            <text:p>531,77</text:p>
          </table:table-cell>
          <table:table-cell office:value-type="float" office:value="531.66" calcext:value-type="float">
            <text:p>531,66</text:p>
          </table:table-cell>
          <table:table-cell office:value-type="float" office:value="530.87" calcext:value-type="float">
            <text:p>530,87</text:p>
          </table:table-cell>
          <table:table-cell office:value-type="float" office:value="534.1" calcext:value-type="float">
            <text:p>534,1</text:p>
          </table:table-cell>
          <table:table-cell office:value-type="float" office:value="535.76" calcext:value-type="float">
            <text:p>535,76</text:p>
          </table:table-cell>
          <table:table-cell office:value-type="float" office:value="535.65" calcext:value-type="float">
            <text:p>535,65</text:p>
          </table:table-cell>
          <table:table-cell office:value-type="float" office:value="536.94" calcext:value-type="float">
            <text:p>536,94</text:p>
          </table:table-cell>
          <table:table-cell office:value-type="float" office:value="542.42" calcext:value-type="float">
            <text:p>542,42</text:p>
          </table:table-cell>
          <table:table-cell office:value-type="float" office:value="544.8" calcext:value-type="float">
            <text:p>544,8</text:p>
          </table:table-cell>
          <table:table-cell office:value-type="float" office:value="546.65" calcext:value-type="float">
            <text:p>546,65</text:p>
          </table:table-cell>
          <table:table-cell office:value-type="float" office:value="549.17" calcext:value-type="float">
            <text:p>549,17</text:p>
          </table:table-cell>
          <table:table-cell office:value-type="float" office:value="549.28" calcext:value-type="float">
            <text:p>549,28</text:p>
          </table:table-cell>
          <table:table-cell office:value-type="float" office:value="551.04" calcext:value-type="float">
            <text:p>551,04</text:p>
          </table:table-cell>
          <table:table-cell office:value-type="float" office:value="555.5" calcext:value-type="float">
            <text:p>555,5</text:p>
          </table:table-cell>
          <table:table-cell office:value-type="float" office:value="558.22" calcext:value-type="float">
            <text:p>558,22</text:p>
          </table:table-cell>
          <table:table-cell office:value-type="float" office:value="558.39" calcext:value-type="float">
            <text:p>558,39</text:p>
          </table:table-cell>
          <table:table-cell office:value-type="float" office:value="559.73" calcext:value-type="float">
            <text:p>559,73</text:p>
          </table:table-cell>
          <table:table-cell office:value-type="float" office:value="560.01" calcext:value-type="float">
            <text:p>560,01</text:p>
          </table:table-cell>
          <table:table-cell office:value-type="float" office:value="559.06" calcext:value-type="float">
            <text:p>559,06</text:p>
          </table:table-cell>
          <table:table-cell office:value-type="float" office:value="564.82" calcext:value-type="float">
            <text:p>564,82</text:p>
          </table:table-cell>
          <table:table-cell office:value-type="float" office:value="562.1" calcext:value-type="float">
            <text:p>562,1</text:p>
          </table:table-cell>
          <table:table-cell office:value-type="float" office:value="562.72" calcext:value-type="float">
            <text:p>562,72</text:p>
          </table:table-cell>
          <table:table-cell office:value-type="float" office:value="560.87" calcext:value-type="float">
            <text:p>560,87</text:p>
          </table:table-cell>
          <table:table-cell office:value-type="float" office:value="560.59" calcext:value-type="float">
            <text:p>560,59</text:p>
          </table:table-cell>
          <table:table-cell office:value-type="float" office:value="562.1" calcext:value-type="float">
            <text:p>562,1</text:p>
          </table:table-cell>
          <table:table-cell office:value-type="float" office:value="567.72" calcext:value-type="float">
            <text:p>567,72</text:p>
          </table:table-cell>
          <table:table-cell office:value-type="float" office:value="570.28" calcext:value-type="float">
            <text:p>570,28</text:p>
          </table:table-cell>
          <table:table-cell office:value-type="float" office:value="570.39" calcext:value-type="float">
            <text:p>570,39</text:p>
          </table:table-cell>
          <table:table-cell table:number-columns-repeated="2" office:value-type="float" office:value="569.48" calcext:value-type="float">
            <text:p>569,48</text:p>
          </table:table-cell>
          <table:table-cell office:value-type="float" office:value="571.36" calcext:value-type="float">
            <text:p>571,36</text:p>
          </table:table-cell>
          <table:table-cell office:value-type="float" office:value="572.67" calcext:value-type="float">
            <text:p>572,67</text:p>
          </table:table-cell>
          <table:table-cell office:value-type="float" office:value="580.92" calcext:value-type="float">
            <text:p>580,92</text:p>
          </table:table-cell>
          <table:table-cell office:value-type="float" office:value="596.72" calcext:value-type="float">
            <text:p>596,72</text:p>
          </table:table-cell>
          <table:table-cell office:value-type="float" office:value="614.8" calcext:value-type="float">
            <text:p>614,8</text:p>
          </table:table-cell>
          <table:table-cell office:value-type="float" office:value="622.91" calcext:value-type="float">
            <text:p>622,91</text:p>
          </table:table-cell>
          <table:table-cell office:value-type="float" office:value="632.88" calcext:value-type="float">
            <text:p>632,88</text:p>
          </table:table-cell>
          <table:table-cell office:value-type="float" office:value="653.07" calcext:value-type="float">
            <text:p>653,07</text:p>
          </table:table-cell>
          <table:table-cell office:value-type="float" office:value="665.48" calcext:value-type="float">
            <text:p>665,48</text:p>
          </table:table-cell>
          <table:table-cell office:value-type="float" office:value="672.93" calcext:value-type="float">
            <text:p>672,93</text:p>
          </table:table-cell>
          <table:table-cell office:value-type="float" office:value="683.02" calcext:value-type="float">
            <text:p>683,02</text:p>
          </table:table-cell>
          <table:table-cell office:value-type="float" office:value="696.27" calcext:value-type="float">
            <text:p>696,27</text:p>
          </table:table-cell>
          <table:table-cell office:value-type="float" office:value="700.1" calcext:value-type="float">
            <text:p>700,1</text:p>
          </table:table-cell>
          <table:table-cell office:value-type="float" office:value="718.03" calcext:value-type="float">
            <text:p>718,03</text:p>
          </table:table-cell>
          <table:table-cell office:value-type="float" office:value="727.29" calcext:value-type="float">
            <text:p>727,29</text:p>
          </table:table-cell>
          <table:table-cell office:value-type="float" office:value="735.14" calcext:value-type="float">
            <text:p>735,14</text:p>
          </table:table-cell>
          <table:table-cell office:value-type="float" office:value="740" calcext:value-type="float">
            <text:p>740</text:p>
          </table:table-cell>
          <table:table-cell office:value-type="float" office:value="750.95" calcext:value-type="float">
            <text:p>750,95</text:p>
          </table:table-cell>
          <table:table-cell office:value-type="float" office:value="754.93" calcext:value-type="float">
            <text:p>754,93</text:p>
          </table:table-cell>
          <table:table-cell office:value-type="float" office:value="758.48" calcext:value-type="float">
            <text:p>758,48</text:p>
          </table:table-cell>
          <table:table-cell office:value-type="float" office:value="768.94" calcext:value-type="float">
            <text:p>768,94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534.57" calcext:value-type="float">
            <text:p>534,57</text:p>
          </table:table-cell>
          <table:table-cell office:value-type="float" office:value="535.42" calcext:value-type="float">
            <text:p>535,42</text:p>
          </table:table-cell>
          <table:table-cell office:value-type="float" office:value="536.44" calcext:value-type="float">
            <text:p>536,44</text:p>
          </table:table-cell>
          <table:table-cell office:value-type="float" office:value="539.77" calcext:value-type="float">
            <text:p>539,77</text:p>
          </table:table-cell>
          <table:table-cell office:value-type="float" office:value="552.88" calcext:value-type="float">
            <text:p>552,88</text:p>
          </table:table-cell>
          <table:table-cell office:value-type="float" office:value="553.93" calcext:value-type="float">
            <text:p>553,93</text:p>
          </table:table-cell>
          <table:table-cell office:value-type="float" office:value="554.15" calcext:value-type="float">
            <text:p>554,15</text:p>
          </table:table-cell>
          <table:table-cell office:value-type="float" office:value="553.27" calcext:value-type="float">
            <text:p>553,27</text:p>
          </table:table-cell>
          <table:table-cell office:value-type="float" office:value="556.26" calcext:value-type="float">
            <text:p>556,26</text:p>
          </table:table-cell>
          <table:table-cell office:value-type="float" office:value="557.37" calcext:value-type="float">
            <text:p>557,37</text:p>
          </table:table-cell>
          <table:table-cell office:value-type="float" office:value="559.65" calcext:value-type="float">
            <text:p>559,65</text:p>
          </table:table-cell>
          <table:table-cell office:value-type="float" office:value="559.93" calcext:value-type="float">
            <text:p>559,93</text:p>
          </table:table-cell>
          <table:table-cell office:value-type="float" office:value="561.56" calcext:value-type="float">
            <text:p>561,56</text:p>
          </table:table-cell>
          <table:table-cell office:value-type="float" office:value="562.51" calcext:value-type="float">
            <text:p>562,51</text:p>
          </table:table-cell>
          <table:table-cell office:value-type="float" office:value="563.47" calcext:value-type="float">
            <text:p>563,47</text:p>
          </table:table-cell>
          <table:table-cell office:value-type="float" office:value="562.57" calcext:value-type="float">
            <text:p>562,57</text:p>
          </table:table-cell>
          <table:table-cell office:value-type="float" office:value="566.17" calcext:value-type="float">
            <text:p>566,17</text:p>
          </table:table-cell>
          <table:table-cell office:value-type="float" office:value="573.07" calcext:value-type="float">
            <text:p>573,07</text:p>
          </table:table-cell>
          <table:table-cell office:value-type="float" office:value="576.91" calcext:value-type="float">
            <text:p>576,91</text:p>
          </table:table-cell>
          <table:table-cell office:value-type="float" office:value="578.3" calcext:value-type="float">
            <text:p>578,3</text:p>
          </table:table-cell>
          <table:table-cell office:value-type="float" office:value="580.09" calcext:value-type="float">
            <text:p>580,09</text:p>
          </table:table-cell>
          <table:table-cell office:value-type="float" office:value="583.22" calcext:value-type="float">
            <text:p>583,22</text:p>
          </table:table-cell>
          <table:table-cell office:value-type="float" office:value="584.91" calcext:value-type="float">
            <text:p>584,91</text:p>
          </table:table-cell>
          <table:table-cell office:value-type="float" office:value="587.08" calcext:value-type="float">
            <text:p>587,08</text:p>
          </table:table-cell>
          <table:table-cell office:value-type="float" office:value="587.26" calcext:value-type="float">
            <text:p>587,26</text:p>
          </table:table-cell>
          <table:table-cell office:value-type="float" office:value="587.37" calcext:value-type="float">
            <text:p>587,37</text:p>
          </table:table-cell>
          <table:table-cell office:value-type="float" office:value="598.12" calcext:value-type="float">
            <text:p>598,12</text:p>
          </table:table-cell>
          <table:table-cell office:value-type="float" office:value="598.18" calcext:value-type="float">
            <text:p>598,18</text:p>
          </table:table-cell>
          <table:table-cell office:value-type="float" office:value="599.98" calcext:value-type="float">
            <text:p>599,98</text:p>
          </table:table-cell>
          <table:table-cell office:value-type="float" office:value="602.32" calcext:value-type="float">
            <text:p>602,32</text:p>
          </table:table-cell>
          <table:table-cell office:value-type="float" office:value="604.79" calcext:value-type="float">
            <text:p>604,79</text:p>
          </table:table-cell>
          <table:table-cell office:value-type="float" office:value="607.14" calcext:value-type="float">
            <text:p>607,14</text:p>
          </table:table-cell>
          <table:table-cell office:value-type="float" office:value="605.44" calcext:value-type="float">
            <text:p>605,44</text:p>
          </table:table-cell>
          <table:table-cell office:value-type="float" office:value="605.81" calcext:value-type="float">
            <text:p>605,81</text:p>
          </table:table-cell>
          <table:table-cell office:value-type="float" office:value="605.14" calcext:value-type="float">
            <text:p>605,14</text:p>
          </table:table-cell>
          <table:table-cell office:value-type="float" office:value="605.69" calcext:value-type="float">
            <text:p>605,69</text:p>
          </table:table-cell>
          <table:table-cell office:value-type="float" office:value="605.44" calcext:value-type="float">
            <text:p>605,44</text:p>
          </table:table-cell>
          <table:table-cell office:value-type="float" office:value="608.65" calcext:value-type="float">
            <text:p>608,65</text:p>
          </table:table-cell>
          <table:table-cell office:value-type="float" office:value="623.38" calcext:value-type="float">
            <text:p>623,38</text:p>
          </table:table-cell>
          <table:table-cell office:value-type="float" office:value="624.07" calcext:value-type="float">
            <text:p>624,07</text:p>
          </table:table-cell>
          <table:table-cell office:value-type="float" office:value="623.76" calcext:value-type="float">
            <text:p>623,76</text:p>
          </table:table-cell>
          <table:table-cell office:value-type="float" office:value="624.32" calcext:value-type="float">
            <text:p>624,32</text:p>
          </table:table-cell>
          <table:table-cell office:value-type="float" office:value="626.94" calcext:value-type="float">
            <text:p>626,94</text:p>
          </table:table-cell>
          <table:table-cell office:value-type="float" office:value="634.4" calcext:value-type="float">
            <text:p>634,4</text:p>
          </table:table-cell>
          <table:table-cell office:value-type="float" office:value="648.55" calcext:value-type="float">
            <text:p>648,55</text:p>
          </table:table-cell>
          <table:table-cell office:value-type="float" office:value="666.32" calcext:value-type="float">
            <text:p>666,32</text:p>
          </table:table-cell>
          <table:table-cell office:value-type="float" office:value="684.57" calcext:value-type="float">
            <text:p>684,57</text:p>
          </table:table-cell>
          <table:table-cell office:value-type="float" office:value="704.02" calcext:value-type="float">
            <text:p>704,02</text:p>
          </table:table-cell>
          <table:table-cell office:value-type="float" office:value="718.8" calcext:value-type="float">
            <text:p>718,8</text:p>
          </table:table-cell>
          <table:table-cell office:value-type="float" office:value="728.72" calcext:value-type="float">
            <text:p>728,72</text:p>
          </table:table-cell>
          <table:table-cell office:value-type="float" office:value="740.74" calcext:value-type="float">
            <text:p>740,74</text:p>
          </table:table-cell>
          <table:table-cell office:value-type="float" office:value="758.22" calcext:value-type="float">
            <text:p>758,22</text:p>
          </table:table-cell>
          <table:table-cell office:value-type="float" office:value="779.3" calcext:value-type="float">
            <text:p>779,3</text:p>
          </table:table-cell>
          <table:table-cell office:value-type="float" office:value="794.27" calcext:value-type="float">
            <text:p>794,27</text:p>
          </table:table-cell>
          <table:table-cell office:value-type="float" office:value="806.18" calcext:value-type="float">
            <text:p>806,18</text:p>
          </table:table-cell>
          <table:table-cell office:value-type="float" office:value="810.53" calcext:value-type="float">
            <text:p>810,53</text:p>
          </table:table-cell>
          <table:table-cell office:value-type="float" office:value="816.04" calcext:value-type="float">
            <text:p>816,04</text:p>
          </table:table-cell>
          <table:table-cell office:value-type="float" office:value="820.53" calcext:value-type="float">
            <text:p>820,53</text:p>
          </table:table-cell>
          <table:table-cell office:value-type="float" office:value="825.7" calcext:value-type="float">
            <text:p>825,7</text:p>
          </table:table-cell>
          <table:table-cell office:value-type="float" office:value="830.99" calcext:value-type="float">
            <text:p>830,99</text:p>
          </table:table-cell>
          <table:table-cell office:value-type="float" office:value="835.89" calcext:value-type="float">
            <text:p>835,89</text:p>
          </table:table-cell>
          <table:table-cell office:value-type="float" office:value="838.15" calcext:value-type="float">
            <text:p>838,15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565.79" calcext:value-type="float">
            <text:p>565,79</text:p>
          </table:table-cell>
          <table:table-cell office:value-type="float" office:value="566.24" calcext:value-type="float">
            <text:p>566,24</text:p>
          </table:table-cell>
          <table:table-cell office:value-type="float" office:value="585.21" calcext:value-type="float">
            <text:p>585,21</text:p>
          </table:table-cell>
          <table:table-cell office:value-type="float" office:value="584.86" calcext:value-type="float">
            <text:p>584,86</text:p>
          </table:table-cell>
          <table:table-cell office:value-type="float" office:value="586.91" calcext:value-type="float">
            <text:p>586,91</text:p>
          </table:table-cell>
          <table:table-cell office:value-type="float" office:value="589.31" calcext:value-type="float">
            <text:p>589,31</text:p>
          </table:table-cell>
          <table:table-cell office:value-type="float" office:value="591.85" calcext:value-type="float">
            <text:p>591,85</text:p>
          </table:table-cell>
          <table:table-cell office:value-type="float" office:value="591.14" calcext:value-type="float">
            <text:p>591,14</text:p>
          </table:table-cell>
          <table:table-cell office:value-type="float" office:value="590.78" calcext:value-type="float">
            <text:p>590,78</text:p>
          </table:table-cell>
          <table:table-cell office:value-type="float" office:value="590.84" calcext:value-type="float">
            <text:p>590,84</text:p>
          </table:table-cell>
          <table:table-cell office:value-type="float" office:value="591.25" calcext:value-type="float">
            <text:p>591,25</text:p>
          </table:table-cell>
          <table:table-cell office:value-type="float" office:value="590.78" calcext:value-type="float">
            <text:p>590,78</text:p>
          </table:table-cell>
          <table:table-cell office:value-type="float" office:value="591.31" calcext:value-type="float">
            <text:p>591,31</text:p>
          </table:table-cell>
          <table:table-cell office:value-type="float" office:value="591.84" calcext:value-type="float">
            <text:p>591,84</text:p>
          </table:table-cell>
          <table:table-cell office:value-type="float" office:value="592.2" calcext:value-type="float">
            <text:p>592,2</text:p>
          </table:table-cell>
          <table:table-cell office:value-type="float" office:value="601.32" calcext:value-type="float">
            <text:p>601,32</text:p>
          </table:table-cell>
          <table:table-cell office:value-type="float" office:value="602.34" calcext:value-type="float">
            <text:p>602,34</text:p>
          </table:table-cell>
          <table:table-cell office:value-type="float" office:value="606.14" calcext:value-type="float">
            <text:p>606,14</text:p>
          </table:table-cell>
          <table:table-cell office:value-type="float" office:value="607.83" calcext:value-type="float">
            <text:p>607,83</text:p>
          </table:table-cell>
          <table:table-cell office:value-type="float" office:value="609.23" calcext:value-type="float">
            <text:p>609,23</text:p>
          </table:table-cell>
          <table:table-cell office:value-type="float" office:value="610.63" calcext:value-type="float">
            <text:p>610,63</text:p>
          </table:table-cell>
          <table:table-cell office:value-type="float" office:value="614.05" calcext:value-type="float">
            <text:p>614,05</text:p>
          </table:table-cell>
          <table:table-cell office:value-type="float" office:value="614.79" calcext:value-type="float">
            <text:p>614,79</text:p>
          </table:table-cell>
          <table:table-cell office:value-type="float" office:value="614.91" calcext:value-type="float">
            <text:p>614,91</text:p>
          </table:table-cell>
          <table:table-cell office:value-type="float" office:value="631.15" calcext:value-type="float">
            <text:p>631,15</text:p>
          </table:table-cell>
          <table:table-cell office:value-type="float" office:value="632.47" calcext:value-type="float">
            <text:p>632,47</text:p>
          </table:table-cell>
          <table:table-cell office:value-type="float" office:value="636.33" calcext:value-type="float">
            <text:p>636,33</text:p>
          </table:table-cell>
          <table:table-cell office:value-type="float" office:value="639.83" calcext:value-type="float">
            <text:p>639,83</text:p>
          </table:table-cell>
          <table:table-cell office:value-type="float" office:value="638.49" calcext:value-type="float">
            <text:p>638,49</text:p>
          </table:table-cell>
          <table:table-cell office:value-type="float" office:value="639.38" calcext:value-type="float">
            <text:p>639,38</text:p>
          </table:table-cell>
          <table:table-cell office:value-type="float" office:value="645.13" calcext:value-type="float">
            <text:p>645,13</text:p>
          </table:table-cell>
          <table:table-cell office:value-type="float" office:value="644.3" calcext:value-type="float">
            <text:p>644,3</text:p>
          </table:table-cell>
          <table:table-cell office:value-type="float" office:value="649.06" calcext:value-type="float">
            <text:p>649,06</text:p>
          </table:table-cell>
          <table:table-cell office:value-type="float" office:value="649.39" calcext:value-type="float">
            <text:p>649,39</text:p>
          </table:table-cell>
          <table:table-cell office:value-type="float" office:value="650.88" calcext:value-type="float">
            <text:p>650,88</text:p>
          </table:table-cell>
          <table:table-cell office:value-type="float" office:value="656.28" calcext:value-type="float">
            <text:p>656,28</text:p>
          </table:table-cell>
          <table:table-cell office:value-type="float" office:value="658.38" calcext:value-type="float">
            <text:p>658,38</text:p>
          </table:table-cell>
          <table:table-cell office:value-type="float" office:value="660.75" calcext:value-type="float">
            <text:p>660,75</text:p>
          </table:table-cell>
          <table:table-cell office:value-type="float" office:value="662.21" calcext:value-type="float">
            <text:p>662,21</text:p>
          </table:table-cell>
          <table:table-cell office:value-type="float" office:value="663.2" calcext:value-type="float">
            <text:p>663,2</text:p>
          </table:table-cell>
          <table:table-cell office:value-type="float" office:value="664" calcext:value-type="float">
            <text:p>664</text:p>
          </table:table-cell>
          <table:table-cell office:value-type="float" office:value="663.86" calcext:value-type="float">
            <text:p>663,86</text:p>
          </table:table-cell>
          <table:table-cell office:value-type="float" office:value="665.13" calcext:value-type="float">
            <text:p>665,13</text:p>
          </table:table-cell>
          <table:table-cell office:value-type="float" office:value="670.05" calcext:value-type="float">
            <text:p>670,05</text:p>
          </table:table-cell>
          <table:table-cell office:value-type="float" office:value="677.62" calcext:value-type="float">
            <text:p>677,62</text:p>
          </table:table-cell>
          <table:table-cell office:value-type="float" office:value="690.09" calcext:value-type="float">
            <text:p>690,09</text:p>
          </table:table-cell>
          <table:table-cell office:value-type="float" office:value="702.99" calcext:value-type="float">
            <text:p>702,99</text:p>
          </table:table-cell>
          <table:table-cell office:value-type="float" office:value="715.08" calcext:value-type="float">
            <text:p>715,08</text:p>
          </table:table-cell>
          <table:table-cell office:value-type="float" office:value="743.33" calcext:value-type="float">
            <text:p>743,33</text:p>
          </table:table-cell>
          <table:table-cell office:value-type="float" office:value="754.18" calcext:value-type="float">
            <text:p>754,18</text:p>
          </table:table-cell>
          <table:table-cell office:value-type="float" office:value="769.34" calcext:value-type="float">
            <text:p>769,34</text:p>
          </table:table-cell>
          <table:table-cell office:value-type="float" office:value="789.96" calcext:value-type="float">
            <text:p>789,96</text:p>
          </table:table-cell>
          <table:table-cell office:value-type="float" office:value="803.07" calcext:value-type="float">
            <text:p>803,07</text:p>
          </table:table-cell>
          <table:table-cell office:value-type="float" office:value="817.69" calcext:value-type="float">
            <text:p>817,69</text:p>
          </table:table-cell>
          <table:table-cell office:value-type="float" office:value="833.39" calcext:value-type="float">
            <text:p>833,39</text:p>
          </table:table-cell>
          <table:table-cell office:value-type="float" office:value="841.22" calcext:value-type="float">
            <text:p>841,22</text:p>
          </table:table-cell>
          <table:table-cell office:value-type="float" office:value="842.48" calcext:value-type="float">
            <text:p>842,48</text:p>
          </table:table-cell>
          <table:table-cell office:value-type="float" office:value="849.56" calcext:value-type="float">
            <text:p>849,56</text:p>
          </table:table-cell>
          <table:table-cell office:value-type="float" office:value="851.94" calcext:value-type="float">
            <text:p>851,94</text:p>
          </table:table-cell>
          <table:table-cell office:value-type="float" office:value="852.37" calcext:value-type="float">
            <text:p>852,37</text:p>
          </table:table-cell>
          <table:table-cell office:value-type="float" office:value="856.37" calcext:value-type="float">
            <text:p>856,37</text:p>
          </table:table-cell>
          <table:table-cell office:value-type="float" office:value="862.97" calcext:value-type="float">
            <text:p>862,97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563.88" calcext:value-type="float">
            <text:p>563,88</text:p>
          </table:table-cell>
          <table:table-cell office:value-type="float" office:value="566.02" calcext:value-type="float">
            <text:p>566,02</text:p>
          </table:table-cell>
          <table:table-cell office:value-type="float" office:value="567.21" calcext:value-type="float">
            <text:p>567,21</text:p>
          </table:table-cell>
          <table:table-cell office:value-type="float" office:value="567.38" calcext:value-type="float">
            <text:p>567,38</text:p>
          </table:table-cell>
          <table:table-cell office:value-type="float" office:value="567.27" calcext:value-type="float">
            <text:p>567,27</text:p>
          </table:table-cell>
          <table:table-cell office:value-type="float" office:value="569.71" calcext:value-type="float">
            <text:p>569,71</text:p>
          </table:table-cell>
          <table:table-cell office:value-type="float" office:value="576.71" calcext:value-type="float">
            <text:p>576,71</text:p>
          </table:table-cell>
          <table:table-cell office:value-type="float" office:value="575.73" calcext:value-type="float">
            <text:p>575,73</text:p>
          </table:table-cell>
          <table:table-cell office:value-type="float" office:value="577.4" calcext:value-type="float">
            <text:p>577,4</text:p>
          </table:table-cell>
          <table:table-cell office:value-type="float" office:value="576.71" calcext:value-type="float">
            <text:p>576,71</text:p>
          </table:table-cell>
          <table:table-cell office:value-type="float" office:value="578.27" calcext:value-type="float">
            <text:p>578,27</text:p>
          </table:table-cell>
          <table:table-cell office:value-type="float" office:value="579.65" calcext:value-type="float">
            <text:p>579,65</text:p>
          </table:table-cell>
          <table:table-cell office:value-type="float" office:value="581.74" calcext:value-type="float">
            <text:p>581,74</text:p>
          </table:table-cell>
          <table:table-cell office:value-type="float" office:value="584.07" calcext:value-type="float">
            <text:p>584,07</text:p>
          </table:table-cell>
          <table:table-cell office:value-type="float" office:value="583.78" calcext:value-type="float">
            <text:p>583,78</text:p>
          </table:table-cell>
          <table:table-cell office:value-type="float" office:value="586.46" calcext:value-type="float">
            <text:p>586,46</text:p>
          </table:table-cell>
          <table:table-cell office:value-type="float" office:value="587.75" calcext:value-type="float">
            <text:p>587,75</text:p>
          </table:table-cell>
          <table:table-cell office:value-type="float" office:value="591.45" calcext:value-type="float">
            <text:p>591,45</text:p>
          </table:table-cell>
          <table:table-cell office:value-type="float" office:value="597.25" calcext:value-type="float">
            <text:p>597,25</text:p>
          </table:table-cell>
          <table:table-cell office:value-type="float" office:value="599.52" calcext:value-type="float">
            <text:p>599,52</text:p>
          </table:table-cell>
          <table:table-cell office:value-type="float" office:value="602.46" calcext:value-type="float">
            <text:p>602,46</text:p>
          </table:table-cell>
          <table:table-cell office:value-type="float" office:value="603.24" calcext:value-type="float">
            <text:p>603,24</text:p>
          </table:table-cell>
          <table:table-cell office:value-type="float" office:value="603.18" calcext:value-type="float">
            <text:p>603,18</text:p>
          </table:table-cell>
          <table:table-cell office:value-type="float" office:value="603.24" calcext:value-type="float">
            <text:p>603,24</text:p>
          </table:table-cell>
          <table:table-cell office:value-type="float" office:value="604.33" calcext:value-type="float">
            <text:p>604,33</text:p>
          </table:table-cell>
          <table:table-cell office:value-type="float" office:value="605.11" calcext:value-type="float">
            <text:p>605,11</text:p>
          </table:table-cell>
          <table:table-cell office:value-type="float" office:value="607.47" calcext:value-type="float">
            <text:p>607,47</text:p>
          </table:table-cell>
          <table:table-cell office:value-type="float" office:value="606.99" calcext:value-type="float">
            <text:p>606,99</text:p>
          </table:table-cell>
          <table:table-cell office:value-type="float" office:value="608.02" calcext:value-type="float">
            <text:p>608,02</text:p>
          </table:table-cell>
          <table:table-cell office:value-type="float" office:value="612.88" calcext:value-type="float">
            <text:p>612,88</text:p>
          </table:table-cell>
          <table:table-cell office:value-type="float" office:value="617.42" calcext:value-type="float">
            <text:p>617,42</text:p>
          </table:table-cell>
          <table:table-cell office:value-type="float" office:value="621.74" calcext:value-type="float">
            <text:p>621,74</text:p>
          </table:table-cell>
          <table:table-cell office:value-type="float" office:value="625.53" calcext:value-type="float">
            <text:p>625,53</text:p>
          </table:table-cell>
          <table:table-cell office:value-type="float" office:value="625.47" calcext:value-type="float">
            <text:p>625,47</text:p>
          </table:table-cell>
          <table:table-cell office:value-type="float" office:value="624.97" calcext:value-type="float">
            <text:p>624,97</text:p>
          </table:table-cell>
          <table:table-cell table:number-columns-repeated="2" office:value-type="float" office:value="626.34" calcext:value-type="float">
            <text:p>626,34</text:p>
          </table:table-cell>
          <table:table-cell office:value-type="float" office:value="629.54" calcext:value-type="float">
            <text:p>629,54</text:p>
          </table:table-cell>
          <table:table-cell office:value-type="float" office:value="629.66" calcext:value-type="float">
            <text:p>629,66</text:p>
          </table:table-cell>
          <table:table-cell office:value-type="float" office:value="629.85" calcext:value-type="float">
            <text:p>629,85</text:p>
          </table:table-cell>
          <table:table-cell office:value-type="float" office:value="631.24" calcext:value-type="float">
            <text:p>631,24</text:p>
          </table:table-cell>
          <table:table-cell office:value-type="float" office:value="640.27" calcext:value-type="float">
            <text:p>640,27</text:p>
          </table:table-cell>
          <table:table-cell office:value-type="float" office:value="641.61" calcext:value-type="float">
            <text:p>641,61</text:p>
          </table:table-cell>
          <table:table-cell office:value-type="float" office:value="649.5" calcext:value-type="float">
            <text:p>649,5</text:p>
          </table:table-cell>
          <table:table-cell office:value-type="float" office:value="658.4" calcext:value-type="float">
            <text:p>658,4</text:p>
          </table:table-cell>
          <table:table-cell office:value-type="float" office:value="671.9" calcext:value-type="float">
            <text:p>671,9</text:p>
          </table:table-cell>
          <table:table-cell office:value-type="float" office:value="683.86" calcext:value-type="float">
            <text:p>683,86</text:p>
          </table:table-cell>
          <table:table-cell office:value-type="float" office:value="695.48" calcext:value-type="float">
            <text:p>695,48</text:p>
          </table:table-cell>
          <table:table-cell office:value-type="float" office:value="704.59" calcext:value-type="float">
            <text:p>704,59</text:p>
          </table:table-cell>
          <table:table-cell office:value-type="float" office:value="717.28" calcext:value-type="float">
            <text:p>717,28</text:p>
          </table:table-cell>
          <table:table-cell office:value-type="float" office:value="724.81" calcext:value-type="float">
            <text:p>724,81</text:p>
          </table:table-cell>
          <table:table-cell office:value-type="float" office:value="730.97" calcext:value-type="float">
            <text:p>730,97</text:p>
          </table:table-cell>
          <table:table-cell office:value-type="float" office:value="748.66" calcext:value-type="float">
            <text:p>748,66</text:p>
          </table:table-cell>
          <table:table-cell office:value-type="float" office:value="774.26" calcext:value-type="float">
            <text:p>774,26</text:p>
          </table:table-cell>
          <table:table-cell office:value-type="float" office:value="795.32" calcext:value-type="float">
            <text:p>795,32</text:p>
          </table:table-cell>
          <table:table-cell office:value-type="float" office:value="796.75" calcext:value-type="float">
            <text:p>796,75</text:p>
          </table:table-cell>
          <table:table-cell office:value-type="float" office:value="799.22" calcext:value-type="float">
            <text:p>799,22</text:p>
          </table:table-cell>
          <table:table-cell office:value-type="float" office:value="803.86" calcext:value-type="float">
            <text:p>803,86</text:p>
          </table:table-cell>
          <table:table-cell office:value-type="float" office:value="816.56" calcext:value-type="float">
            <text:p>816,56</text:p>
          </table:table-cell>
          <table:table-cell office:value-type="float" office:value="827.66" calcext:value-type="float">
            <text:p>827,66</text:p>
          </table:table-cell>
          <table:table-cell office:value-type="float" office:value="836.11" calcext:value-type="float">
            <text:p>836,11</text:p>
          </table:table-cell>
          <table:table-cell office:value-type="float" office:value="838.28" calcext:value-type="float">
            <text:p>838,28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566.69" calcext:value-type="float">
            <text:p>566,69</text:p>
          </table:table-cell>
          <table:table-cell office:value-type="float" office:value="565.67" calcext:value-type="float">
            <text:p>565,67</text:p>
          </table:table-cell>
          <table:table-cell office:value-type="float" office:value="565.33" calcext:value-type="float">
            <text:p>565,33</text:p>
          </table:table-cell>
          <table:table-cell office:value-type="float" office:value="566.34" calcext:value-type="float">
            <text:p>566,34</text:p>
          </table:table-cell>
          <table:table-cell office:value-type="float" office:value="566.17" calcext:value-type="float">
            <text:p>566,17</text:p>
          </table:table-cell>
          <table:table-cell office:value-type="float" office:value="568.95" calcext:value-type="float">
            <text:p>568,95</text:p>
          </table:table-cell>
          <table:table-cell office:value-type="float" office:value="586.81" calcext:value-type="float">
            <text:p>586,81</text:p>
          </table:table-cell>
          <table:table-cell office:value-type="float" office:value="586.93" calcext:value-type="float">
            <text:p>586,93</text:p>
          </table:table-cell>
          <table:table-cell office:value-type="float" office:value="587.22" calcext:value-type="float">
            <text:p>587,22</text:p>
          </table:table-cell>
          <table:table-cell office:value-type="float" office:value="586.4" calcext:value-type="float">
            <text:p>586,4</text:p>
          </table:table-cell>
          <table:table-cell office:value-type="float" office:value="587.58" calcext:value-type="float">
            <text:p>587,58</text:p>
          </table:table-cell>
          <table:table-cell office:value-type="float" office:value="588.75" calcext:value-type="float">
            <text:p>588,75</text:p>
          </table:table-cell>
          <table:table-cell office:value-type="float" office:value="590.16" calcext:value-type="float">
            <text:p>590,16</text:p>
          </table:table-cell>
          <table:table-cell office:value-type="float" office:value="590.05" calcext:value-type="float">
            <text:p>590,05</text:p>
          </table:table-cell>
          <table:table-cell office:value-type="float" office:value="588.33" calcext:value-type="float">
            <text:p>588,33</text:p>
          </table:table-cell>
          <table:table-cell office:value-type="float" office:value="587.22" calcext:value-type="float">
            <text:p>587,22</text:p>
          </table:table-cell>
          <table:table-cell office:value-type="float" office:value="590.27" calcext:value-type="float">
            <text:p>590,27</text:p>
          </table:table-cell>
          <table:table-cell office:value-type="float" office:value="593.93" calcext:value-type="float">
            <text:p>593,93</text:p>
          </table:table-cell>
          <table:table-cell office:value-type="float" office:value="597.61" calcext:value-type="float">
            <text:p>597,61</text:p>
          </table:table-cell>
          <table:table-cell office:value-type="float" office:value="598.33" calcext:value-type="float">
            <text:p>598,33</text:p>
          </table:table-cell>
          <table:table-cell office:value-type="float" office:value="602.76" calcext:value-type="float">
            <text:p>602,76</text:p>
          </table:table-cell>
          <table:table-cell office:value-type="float" office:value="603.12" calcext:value-type="float">
            <text:p>603,12</text:p>
          </table:table-cell>
          <table:table-cell office:value-type="float" office:value="603.42" calcext:value-type="float">
            <text:p>603,42</text:p>
          </table:table-cell>
          <table:table-cell office:value-type="float" office:value="603.96" calcext:value-type="float">
            <text:p>603,96</text:p>
          </table:table-cell>
          <table:table-cell office:value-type="float" office:value="606.56" calcext:value-type="float">
            <text:p>606,56</text:p>
          </table:table-cell>
          <table:table-cell office:value-type="float" office:value="609.11" calcext:value-type="float">
            <text:p>609,11</text:p>
          </table:table-cell>
          <table:table-cell office:value-type="float" office:value="611.85" calcext:value-type="float">
            <text:p>611,85</text:p>
          </table:table-cell>
          <table:table-cell office:value-type="float" office:value="614.23" calcext:value-type="float">
            <text:p>614,23</text:p>
          </table:table-cell>
          <table:table-cell office:value-type="float" office:value="614.11" calcext:value-type="float">
            <text:p>614,11</text:p>
          </table:table-cell>
          <table:table-cell office:value-type="float" office:value="617.8" calcext:value-type="float">
            <text:p>617,8</text:p>
          </table:table-cell>
          <table:table-cell office:value-type="float" office:value="618.48" calcext:value-type="float">
            <text:p>618,48</text:p>
          </table:table-cell>
          <table:table-cell office:value-type="float" office:value="619.03" calcext:value-type="float">
            <text:p>619,03</text:p>
          </table:table-cell>
          <table:table-cell office:value-type="float" office:value="630.11" calcext:value-type="float">
            <text:p>630,11</text:p>
          </table:table-cell>
          <table:table-cell office:value-type="float" office:value="633.08" calcext:value-type="float">
            <text:p>633,08</text:p>
          </table:table-cell>
          <table:table-cell office:value-type="float" office:value="633.9" calcext:value-type="float">
            <text:p>633,9</text:p>
          </table:table-cell>
          <table:table-cell office:value-type="float" office:value="634.34" calcext:value-type="float">
            <text:p>634,34</text:p>
          </table:table-cell>
          <table:table-cell office:value-type="float" office:value="635.61" calcext:value-type="float">
            <text:p>635,61</text:p>
          </table:table-cell>
          <table:table-cell office:value-type="float" office:value="635.93" calcext:value-type="float">
            <text:p>635,93</text:p>
          </table:table-cell>
          <table:table-cell office:value-type="float" office:value="637.45" calcext:value-type="float">
            <text:p>637,45</text:p>
          </table:table-cell>
          <table:table-cell table:number-columns-repeated="2" office:value-type="float" office:value="650.14" calcext:value-type="float">
            <text:p>650,14</text:p>
          </table:table-cell>
          <table:table-cell office:value-type="float" office:value="651.64" calcext:value-type="float">
            <text:p>651,64</text:p>
          </table:table-cell>
          <table:table-cell office:value-type="float" office:value="655.55" calcext:value-type="float">
            <text:p>655,55</text:p>
          </table:table-cell>
          <table:table-cell office:value-type="float" office:value="658.63" calcext:value-type="float">
            <text:p>658,63</text:p>
          </table:table-cell>
          <table:table-cell office:value-type="float" office:value="661.06" calcext:value-type="float">
            <text:p>661,06</text:p>
          </table:table-cell>
          <table:table-cell office:value-type="float" office:value="667.81" calcext:value-type="float">
            <text:p>667,81</text:p>
          </table:table-cell>
          <table:table-cell office:value-type="float" office:value="675.69" calcext:value-type="float">
            <text:p>675,69</text:p>
          </table:table-cell>
          <table:table-cell office:value-type="float" office:value="687.71" calcext:value-type="float">
            <text:p>687,71</text:p>
          </table:table-cell>
          <table:table-cell office:value-type="float" office:value="691.7" calcext:value-type="float">
            <text:p>691,7</text:p>
          </table:table-cell>
          <table:table-cell office:value-type="float" office:value="697.37" calcext:value-type="float">
            <text:p>697,37</text:p>
          </table:table-cell>
          <table:table-cell office:value-type="float" office:value="709.09" calcext:value-type="float">
            <text:p>709,09</text:p>
          </table:table-cell>
          <table:table-cell office:value-type="float" office:value="721.5" calcext:value-type="float">
            <text:p>721,5</text:p>
          </table:table-cell>
          <table:table-cell office:value-type="float" office:value="749.28" calcext:value-type="float">
            <text:p>749,28</text:p>
          </table:table-cell>
          <table:table-cell office:value-type="float" office:value="759.77" calcext:value-type="float">
            <text:p>759,77</text:p>
          </table:table-cell>
          <table:table-cell office:value-type="float" office:value="775.04" calcext:value-type="float">
            <text:p>775,04</text:p>
          </table:table-cell>
          <table:table-cell office:value-type="float" office:value="786.59" calcext:value-type="float">
            <text:p>786,59</text:p>
          </table:table-cell>
          <table:table-cell office:value-type="float" office:value="791.46" calcext:value-type="float">
            <text:p>791,46</text:p>
          </table:table-cell>
          <table:table-cell office:value-type="float" office:value="800.25" calcext:value-type="float">
            <text:p>800,25</text:p>
          </table:table-cell>
          <table:table-cell office:value-type="float" office:value="812.57" calcext:value-type="float">
            <text:p>812,57</text:p>
          </table:table-cell>
          <table:table-cell office:value-type="float" office:value="815.74" calcext:value-type="float">
            <text:p>815,74</text:p>
          </table:table-cell>
          <table:table-cell office:value-type="float" office:value="819.74" calcext:value-type="float">
            <text:p>819,74</text:p>
          </table:table-cell>
          <table:table-cell office:value-type="float" office:value="822.28" calcext:value-type="float">
            <text:p>822,28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550.2" calcext:value-type="float">
            <text:p>550,2</text:p>
          </table:table-cell>
          <table:table-cell office:value-type="float" office:value="552.57" calcext:value-type="float">
            <text:p>552,57</text:p>
          </table:table-cell>
          <table:table-cell office:value-type="float" office:value="551.68" calcext:value-type="float">
            <text:p>551,68</text:p>
          </table:table-cell>
          <table:table-cell office:value-type="float" office:value="551.63" calcext:value-type="float">
            <text:p>551,63</text:p>
          </table:table-cell>
          <table:table-cell office:value-type="float" office:value="552.45" calcext:value-type="float">
            <text:p>552,45</text:p>
          </table:table-cell>
          <table:table-cell office:value-type="float" office:value="555.44" calcext:value-type="float">
            <text:p>555,44</text:p>
          </table:table-cell>
          <table:table-cell office:value-type="float" office:value="556.88" calcext:value-type="float">
            <text:p>556,88</text:p>
          </table:table-cell>
          <table:table-cell office:value-type="float" office:value="558.5" calcext:value-type="float">
            <text:p>558,5</text:p>
          </table:table-cell>
          <table:table-cell office:value-type="float" office:value="559.45" calcext:value-type="float">
            <text:p>559,45</text:p>
          </table:table-cell>
          <table:table-cell office:value-type="float" office:value="559.89" calcext:value-type="float">
            <text:p>559,89</text:p>
          </table:table-cell>
          <table:table-cell office:value-type="float" office:value="564.04" calcext:value-type="float">
            <text:p>564,04</text:p>
          </table:table-cell>
          <table:table-cell office:value-type="float" office:value="565.78" calcext:value-type="float">
            <text:p>565,78</text:p>
          </table:table-cell>
          <table:table-cell office:value-type="float" office:value="569.58" calcext:value-type="float">
            <text:p>569,58</text:p>
          </table:table-cell>
          <table:table-cell office:value-type="float" office:value="571.51" calcext:value-type="float">
            <text:p>571,51</text:p>
          </table:table-cell>
          <table:table-cell office:value-type="float" office:value="572.71" calcext:value-type="float">
            <text:p>572,71</text:p>
          </table:table-cell>
          <table:table-cell office:value-type="float" office:value="572.37" calcext:value-type="float">
            <text:p>572,37</text:p>
          </table:table-cell>
          <table:table-cell office:value-type="float" office:value="581.53" calcext:value-type="float">
            <text:p>581,53</text:p>
          </table:table-cell>
          <table:table-cell office:value-type="float" office:value="585.07" calcext:value-type="float">
            <text:p>585,07</text:p>
          </table:table-cell>
          <table:table-cell office:value-type="float" office:value="586.54" calcext:value-type="float">
            <text:p>586,54</text:p>
          </table:table-cell>
          <table:table-cell office:value-type="float" office:value="591.23" calcext:value-type="float">
            <text:p>591,23</text:p>
          </table:table-cell>
          <table:table-cell office:value-type="float" office:value="592.71" calcext:value-type="float">
            <text:p>592,71</text:p>
          </table:table-cell>
          <table:table-cell office:value-type="float" office:value="591.52" calcext:value-type="float">
            <text:p>591,52</text:p>
          </table:table-cell>
          <table:table-cell office:value-type="float" office:value="591.88" calcext:value-type="float">
            <text:p>591,88</text:p>
          </table:table-cell>
          <table:table-cell office:value-type="float" office:value="592.17" calcext:value-type="float">
            <text:p>592,17</text:p>
          </table:table-cell>
          <table:table-cell office:value-type="float" office:value="592.94" calcext:value-type="float">
            <text:p>592,94</text:p>
          </table:table-cell>
          <table:table-cell office:value-type="float" office:value="593.24" calcext:value-type="float">
            <text:p>593,24</text:p>
          </table:table-cell>
          <table:table-cell office:value-type="float" office:value="596.56" calcext:value-type="float">
            <text:p>596,56</text:p>
          </table:table-cell>
          <table:table-cell office:value-type="float" office:value="596.62" calcext:value-type="float">
            <text:p>596,62</text:p>
          </table:table-cell>
          <table:table-cell office:value-type="float" office:value="597.93" calcext:value-type="float">
            <text:p>597,93</text:p>
          </table:table-cell>
          <table:table-cell office:value-type="float" office:value="597.69" calcext:value-type="float">
            <text:p>597,69</text:p>
          </table:table-cell>
          <table:table-cell office:value-type="float" office:value="607.2" calcext:value-type="float">
            <text:p>607,2</text:p>
          </table:table-cell>
          <table:table-cell office:value-type="float" office:value="606.89" calcext:value-type="float">
            <text:p>606,89</text:p>
          </table:table-cell>
          <table:table-cell office:value-type="float" office:value="606.83" calcext:value-type="float">
            <text:p>606,83</text:p>
          </table:table-cell>
          <table:table-cell office:value-type="float" office:value="606.53" calcext:value-type="float">
            <text:p>606,53</text:p>
          </table:table-cell>
          <table:table-cell office:value-type="float" office:value="606.35" calcext:value-type="float">
            <text:p>606,35</text:p>
          </table:table-cell>
          <table:table-cell office:value-type="float" office:value="607.86" calcext:value-type="float">
            <text:p>607,86</text:p>
          </table:table-cell>
          <table:table-cell office:value-type="float" office:value="607.92" calcext:value-type="float">
            <text:p>607,92</text:p>
          </table:table-cell>
          <table:table-cell office:value-type="float" office:value="609.26" calcext:value-type="float">
            <text:p>609,26</text:p>
          </table:table-cell>
          <table:table-cell office:value-type="float" office:value="610.85" calcext:value-type="float">
            <text:p>610,85</text:p>
          </table:table-cell>
          <table:table-cell office:value-type="float" office:value="610.54" calcext:value-type="float">
            <text:p>610,54</text:p>
          </table:table-cell>
          <table:table-cell office:value-type="float" office:value="611.33" calcext:value-type="float">
            <text:p>611,33</text:p>
          </table:table-cell>
          <table:table-cell office:value-type="float" office:value="611.88" calcext:value-type="float">
            <text:p>611,88</text:p>
          </table:table-cell>
          <table:table-cell office:value-type="float" office:value="618.37" calcext:value-type="float">
            <text:p>618,37</text:p>
          </table:table-cell>
          <table:table-cell office:value-type="float" office:value="622.2" calcext:value-type="float">
            <text:p>622,2</text:p>
          </table:table-cell>
          <table:table-cell office:value-type="float" office:value="632.41" calcext:value-type="float">
            <text:p>632,41</text:p>
          </table:table-cell>
          <table:table-cell office:value-type="float" office:value="640.76" calcext:value-type="float">
            <text:p>640,76</text:p>
          </table:table-cell>
          <table:table-cell office:value-type="float" office:value="649.66" calcext:value-type="float">
            <text:p>649,66</text:p>
          </table:table-cell>
          <table:table-cell office:value-type="float" office:value="658.82" calcext:value-type="float">
            <text:p>658,82</text:p>
          </table:table-cell>
          <table:table-cell office:value-type="float" office:value="669.43" calcext:value-type="float">
            <text:p>669,43</text:p>
          </table:table-cell>
          <table:table-cell office:value-type="float" office:value="677.4" calcext:value-type="float">
            <text:p>677,4</text:p>
          </table:table-cell>
          <table:table-cell office:value-type="float" office:value="684.51" calcext:value-type="float">
            <text:p>684,51</text:p>
          </table:table-cell>
          <table:table-cell office:value-type="float" office:value="694.57" calcext:value-type="float">
            <text:p>694,57</text:p>
          </table:table-cell>
          <table:table-cell office:value-type="float" office:value="704.5" calcext:value-type="float">
            <text:p>704,5</text:p>
          </table:table-cell>
          <table:table-cell office:value-type="float" office:value="732.47" calcext:value-type="float">
            <text:p>732,47</text:p>
          </table:table-cell>
          <table:table-cell office:value-type="float" office:value="748.66" calcext:value-type="float">
            <text:p>748,66</text:p>
          </table:table-cell>
          <table:table-cell office:value-type="float" office:value="749.78" calcext:value-type="float">
            <text:p>749,78</text:p>
          </table:table-cell>
          <table:table-cell office:value-type="float" office:value="755.03" calcext:value-type="float">
            <text:p>755,03</text:p>
          </table:table-cell>
          <table:table-cell office:value-type="float" office:value="763.64" calcext:value-type="float">
            <text:p>763,64</text:p>
          </table:table-cell>
          <table:table-cell office:value-type="float" office:value="772.04" calcext:value-type="float">
            <text:p>772,04</text:p>
          </table:table-cell>
          <table:table-cell office:value-type="float" office:value="774.74" calcext:value-type="float">
            <text:p>774,74</text:p>
          </table:table-cell>
          <table:table-cell office:value-type="float" office:value="777.76" calcext:value-type="float">
            <text:p>777,76</text:p>
          </table:table-cell>
          <table:table-cell office:value-type="float" office:value="781.18" calcext:value-type="float">
            <text:p>781,18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547.42" calcext:value-type="float">
            <text:p>547,42</text:p>
          </table:table-cell>
          <table:table-cell office:value-type="float" office:value="547.47" calcext:value-type="float">
            <text:p>547,47</text:p>
          </table:table-cell>
          <table:table-cell office:value-type="float" office:value="548.9" calcext:value-type="float">
            <text:p>548,9</text:p>
          </table:table-cell>
          <table:table-cell office:value-type="float" office:value="547.91" calcext:value-type="float">
            <text:p>547,91</text:p>
          </table:table-cell>
          <table:table-cell office:value-type="float" office:value="547.25" calcext:value-type="float">
            <text:p>547,25</text:p>
          </table:table-cell>
          <table:table-cell office:value-type="float" office:value="547.31" calcext:value-type="float">
            <text:p>547,31</text:p>
          </table:table-cell>
          <table:table-cell office:value-type="float" office:value="557.32" calcext:value-type="float">
            <text:p>557,32</text:p>
          </table:table-cell>
          <table:table-cell office:value-type="float" office:value="556.26" calcext:value-type="float">
            <text:p>556,26</text:p>
          </table:table-cell>
          <table:table-cell office:value-type="float" office:value="556.43" calcext:value-type="float">
            <text:p>556,43</text:p>
          </table:table-cell>
          <table:table-cell office:value-type="float" office:value="557.15" calcext:value-type="float">
            <text:p>557,15</text:p>
          </table:table-cell>
          <table:table-cell office:value-type="float" office:value="557.82" calcext:value-type="float">
            <text:p>557,82</text:p>
          </table:table-cell>
          <table:table-cell office:value-type="float" office:value="557.99" calcext:value-type="float">
            <text:p>557,99</text:p>
          </table:table-cell>
          <table:table-cell office:value-type="float" office:value="559.55" calcext:value-type="float">
            <text:p>559,55</text:p>
          </table:table-cell>
          <table:table-cell office:value-type="float" office:value="560.17" calcext:value-type="float">
            <text:p>560,17</text:p>
          </table:table-cell>
          <table:table-cell office:value-type="float" office:value="558.93" calcext:value-type="float">
            <text:p>558,93</text:p>
          </table:table-cell>
          <table:table-cell office:value-type="float" office:value="561.62" calcext:value-type="float">
            <text:p>561,62</text:p>
          </table:table-cell>
          <table:table-cell office:value-type="float" office:value="564.09" calcext:value-type="float">
            <text:p>564,09</text:p>
          </table:table-cell>
          <table:table-cell office:value-type="float" office:value="564.43" calcext:value-type="float">
            <text:p>564,43</text:p>
          </table:table-cell>
          <table:table-cell office:value-type="float" office:value="575.94" calcext:value-type="float">
            <text:p>575,94</text:p>
          </table:table-cell>
          <table:table-cell office:value-type="float" office:value="579.8" calcext:value-type="float">
            <text:p>579,8</text:p>
          </table:table-cell>
          <table:table-cell office:value-type="float" office:value="582" calcext:value-type="float">
            <text:p>582</text:p>
          </table:table-cell>
          <table:table-cell office:value-type="float" office:value="581.48" calcext:value-type="float">
            <text:p>581,48</text:p>
          </table:table-cell>
          <table:table-cell office:value-type="float" office:value="582.64" calcext:value-type="float">
            <text:p>582,64</text:p>
          </table:table-cell>
          <table:table-cell office:value-type="float" office:value="585.09" calcext:value-type="float">
            <text:p>585,09</text:p>
          </table:table-cell>
          <table:table-cell office:value-type="float" office:value="585.79" calcext:value-type="float">
            <text:p>585,79</text:p>
          </table:table-cell>
          <table:table-cell office:value-type="float" office:value="586.26" calcext:value-type="float">
            <text:p>586,26</text:p>
          </table:table-cell>
          <table:table-cell office:value-type="float" office:value="591.3" calcext:value-type="float">
            <text:p>591,3</text:p>
          </table:table-cell>
          <table:table-cell office:value-type="float" office:value="594.44" calcext:value-type="float">
            <text:p>594,44</text:p>
          </table:table-cell>
          <table:table-cell office:value-type="float" office:value="594.56" calcext:value-type="float">
            <text:p>594,56</text:p>
          </table:table-cell>
          <table:table-cell office:value-type="float" office:value="595.69" calcext:value-type="float">
            <text:p>595,69</text:p>
          </table:table-cell>
          <table:table-cell office:value-type="float" office:value="611.77" calcext:value-type="float">
            <text:p>611,77</text:p>
          </table:table-cell>
          <table:table-cell office:value-type="float" office:value="613.6" calcext:value-type="float">
            <text:p>613,6</text:p>
          </table:table-cell>
          <table:table-cell office:value-type="float" office:value="613.48" calcext:value-type="float">
            <text:p>613,48</text:p>
          </table:table-cell>
          <table:table-cell office:value-type="float" office:value="614.28" calcext:value-type="float">
            <text:p>614,28</text:p>
          </table:table-cell>
          <table:table-cell office:value-type="float" office:value="614.89" calcext:value-type="float">
            <text:p>614,89</text:p>
          </table:table-cell>
          <table:table-cell office:value-type="float" office:value="614.95" calcext:value-type="float">
            <text:p>614,95</text:p>
          </table:table-cell>
          <table:table-cell office:value-type="float" office:value="614.28" calcext:value-type="float">
            <text:p>614,28</text:p>
          </table:table-cell>
          <table:table-cell office:value-type="float" office:value="613.85" calcext:value-type="float">
            <text:p>613,85</text:p>
          </table:table-cell>
          <table:table-cell office:value-type="float" office:value="614.71" calcext:value-type="float">
            <text:p>614,71</text:p>
          </table:table-cell>
          <table:table-cell office:value-type="float" office:value="614.52" calcext:value-type="float">
            <text:p>614,52</text:p>
          </table:table-cell>
          <table:table-cell office:value-type="float" office:value="617.6" calcext:value-type="float">
            <text:p>617,6</text:p>
          </table:table-cell>
          <table:table-cell office:value-type="float" office:value="617.66" calcext:value-type="float">
            <text:p>617,66</text:p>
          </table:table-cell>
          <table:table-cell office:value-type="float" office:value="618.09" calcext:value-type="float">
            <text:p>618,09</text:p>
          </table:table-cell>
          <table:table-cell office:value-type="float" office:value="623.59" calcext:value-type="float">
            <text:p>623,59</text:p>
          </table:table-cell>
          <table:table-cell office:value-type="float" office:value="631.32" calcext:value-type="float">
            <text:p>631,32</text:p>
          </table:table-cell>
          <table:table-cell office:value-type="float" office:value="639.72" calcext:value-type="float">
            <text:p>639,72</text:p>
          </table:table-cell>
          <table:table-cell office:value-type="float" office:value="654.5" calcext:value-type="float">
            <text:p>654,5</text:p>
          </table:table-cell>
          <table:table-cell office:value-type="float" office:value="668.31" calcext:value-type="float">
            <text:p>668,31</text:p>
          </table:table-cell>
          <table:table-cell office:value-type="float" office:value="685.75" calcext:value-type="float">
            <text:p>685,75</text:p>
          </table:table-cell>
          <table:table-cell office:value-type="float" office:value="696.45" calcext:value-type="float">
            <text:p>696,45</text:p>
          </table:table-cell>
          <table:table-cell office:value-type="float" office:value="700.63" calcext:value-type="float">
            <text:p>700,63</text:p>
          </table:table-cell>
          <table:table-cell office:value-type="float" office:value="715.97" calcext:value-type="float">
            <text:p>715,97</text:p>
          </table:table-cell>
          <table:table-cell office:value-type="float" office:value="726.35" calcext:value-type="float">
            <text:p>726,35</text:p>
          </table:table-cell>
          <table:table-cell office:value-type="float" office:value="767.46" calcext:value-type="float">
            <text:p>767,46</text:p>
          </table:table-cell>
          <table:table-cell office:value-type="float" office:value="777.75" calcext:value-type="float">
            <text:p>777,75</text:p>
          </table:table-cell>
          <table:table-cell office:value-type="float" office:value="782.65" calcext:value-type="float">
            <text:p>782,65</text:p>
          </table:table-cell>
          <table:table-cell office:value-type="float" office:value="789.22" calcext:value-type="float">
            <text:p>789,22</text:p>
          </table:table-cell>
          <table:table-cell office:value-type="float" office:value="793.17" calcext:value-type="float">
            <text:p>793,17</text:p>
          </table:table-cell>
          <table:table-cell office:value-type="float" office:value="797.85" calcext:value-type="float">
            <text:p>797,85</text:p>
          </table:table-cell>
          <table:table-cell office:value-type="float" office:value="802.63" calcext:value-type="float">
            <text:p>802,63</text:p>
          </table:table-cell>
          <table:table-cell office:value-type="float" office:value="804.16" calcext:value-type="float">
            <text:p>804,16</text:p>
          </table:table-cell>
          <table:table-cell office:value-type="float" office:value="810.67" calcext:value-type="float">
            <text:p>810,67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665.17" calcext:value-type="float">
            <text:p>665,17</text:p>
          </table:table-cell>
          <table:table-cell office:value-type="float" office:value="668.36" calcext:value-type="float">
            <text:p>668,36</text:p>
          </table:table-cell>
          <table:table-cell office:value-type="float" office:value="668.63" calcext:value-type="float">
            <text:p>668,63</text:p>
          </table:table-cell>
          <table:table-cell office:value-type="float" office:value="670.77" calcext:value-type="float">
            <text:p>670,77</text:p>
          </table:table-cell>
          <table:table-cell office:value-type="float" office:value="672.31" calcext:value-type="float">
            <text:p>672,31</text:p>
          </table:table-cell>
          <table:table-cell office:value-type="float" office:value="691.61" calcext:value-type="float">
            <text:p>691,61</text:p>
          </table:table-cell>
          <table:table-cell office:value-type="float" office:value="693.48" calcext:value-type="float">
            <text:p>693,48</text:p>
          </table:table-cell>
          <table:table-cell office:value-type="float" office:value="696.87" calcext:value-type="float">
            <text:p>696,87</text:p>
          </table:table-cell>
          <table:table-cell office:value-type="float" office:value="699.17" calcext:value-type="float">
            <text:p>699,17</text:p>
          </table:table-cell>
          <table:table-cell office:value-type="float" office:value="701.2" calcext:value-type="float">
            <text:p>701,2</text:p>
          </table:table-cell>
          <table:table-cell office:value-type="float" office:value="702.32" calcext:value-type="float">
            <text:p>702,32</text:p>
          </table:table-cell>
          <table:table-cell office:value-type="float" office:value="703.8" calcext:value-type="float">
            <text:p>703,8</text:p>
          </table:table-cell>
          <table:table-cell office:value-type="float" office:value="703.38" calcext:value-type="float">
            <text:p>703,38</text:p>
          </table:table-cell>
          <table:table-cell office:value-type="float" office:value="707.1" calcext:value-type="float">
            <text:p>707,1</text:p>
          </table:table-cell>
          <table:table-cell office:value-type="float" office:value="709.86" calcext:value-type="float">
            <text:p>709,86</text:p>
          </table:table-cell>
          <table:table-cell office:value-type="float" office:value="709.79" calcext:value-type="float">
            <text:p>709,79</text:p>
          </table:table-cell>
          <table:table-cell office:value-type="float" office:value="708.66" calcext:value-type="float">
            <text:p>708,66</text:p>
          </table:table-cell>
          <table:table-cell office:value-type="float" office:value="719.78" calcext:value-type="float">
            <text:p>719,78</text:p>
          </table:table-cell>
          <table:table-cell office:value-type="float" office:value="719.49" calcext:value-type="float">
            <text:p>719,49</text:p>
          </table:table-cell>
          <table:table-cell office:value-type="float" office:value="720.14" calcext:value-type="float">
            <text:p>720,14</text:p>
          </table:table-cell>
          <table:table-cell office:value-type="float" office:value="720.21" calcext:value-type="float">
            <text:p>720,21</text:p>
          </table:table-cell>
          <table:table-cell office:value-type="float" office:value="723.09" calcext:value-type="float">
            <text:p>723,09</text:p>
          </table:table-cell>
          <table:table-cell office:value-type="float" office:value="727.14" calcext:value-type="float">
            <text:p>727,14</text:p>
          </table:table-cell>
          <table:table-cell office:value-type="float" office:value="730.71" calcext:value-type="float">
            <text:p>730,71</text:p>
          </table:table-cell>
          <table:table-cell office:value-type="float" office:value="732.17" calcext:value-type="float">
            <text:p>732,17</text:p>
          </table:table-cell>
          <table:table-cell office:value-type="float" office:value="735.32" calcext:value-type="float">
            <text:p>735,32</text:p>
          </table:table-cell>
          <table:table-cell office:value-type="float" office:value="741.79" calcext:value-type="float">
            <text:p>741,79</text:p>
          </table:table-cell>
          <table:table-cell office:value-type="float" office:value="742.6" calcext:value-type="float">
            <text:p>742,6</text:p>
          </table:table-cell>
          <table:table-cell office:value-type="float" office:value="745.28" calcext:value-type="float">
            <text:p>745,28</text:p>
          </table:table-cell>
          <table:table-cell office:value-type="float" office:value="751.54" calcext:value-type="float">
            <text:p>751,54</text:p>
          </table:table-cell>
          <table:table-cell office:value-type="float" office:value="752.74" calcext:value-type="float">
            <text:p>752,74</text:p>
          </table:table-cell>
          <table:table-cell office:value-type="float" office:value="772.99" calcext:value-type="float">
            <text:p>772,99</text:p>
          </table:table-cell>
          <table:table-cell office:value-type="float" office:value="774.61" calcext:value-type="float">
            <text:p>774,61</text:p>
          </table:table-cell>
          <table:table-cell office:value-type="float" office:value="775.77" calcext:value-type="float">
            <text:p>775,77</text:p>
          </table:table-cell>
          <table:table-cell office:value-type="float" office:value="778.95" calcext:value-type="float">
            <text:p>778,95</text:p>
          </table:table-cell>
          <table:table-cell office:value-type="float" office:value="779.03" calcext:value-type="float">
            <text:p>779,03</text:p>
          </table:table-cell>
          <table:table-cell office:value-type="float" office:value="778.33" calcext:value-type="float">
            <text:p>778,33</text:p>
          </table:table-cell>
          <table:table-cell office:value-type="float" office:value="780.98" calcext:value-type="float">
            <text:p>780,98</text:p>
          </table:table-cell>
          <table:table-cell office:value-type="float" office:value="781.05" calcext:value-type="float">
            <text:p>781,05</text:p>
          </table:table-cell>
          <table:table-cell office:value-type="float" office:value="782.46" calcext:value-type="float">
            <text:p>782,46</text:p>
          </table:table-cell>
          <table:table-cell office:value-type="float" office:value="782.3" calcext:value-type="float">
            <text:p>782,3</text:p>
          </table:table-cell>
          <table:table-cell office:value-type="float" office:value="781.68" calcext:value-type="float">
            <text:p>781,68</text:p>
          </table:table-cell>
          <table:table-cell office:value-type="float" office:value="783.79" calcext:value-type="float">
            <text:p>783,79</text:p>
          </table:table-cell>
          <table:table-cell office:value-type="float" office:value="790.53" calcext:value-type="float">
            <text:p>790,53</text:p>
          </table:table-cell>
          <table:table-cell office:value-type="float" office:value="795.98" calcext:value-type="float">
            <text:p>795,98</text:p>
          </table:table-cell>
          <table:table-cell office:value-type="float" office:value="815.96" calcext:value-type="float">
            <text:p>815,96</text:p>
          </table:table-cell>
          <table:table-cell office:value-type="float" office:value="826" calcext:value-type="float">
            <text:p>826</text:p>
          </table:table-cell>
          <table:table-cell office:value-type="float" office:value="838.55" calcext:value-type="float">
            <text:p>838,55</text:p>
          </table:table-cell>
          <table:table-cell office:value-type="float" office:value="842.66" calcext:value-type="float">
            <text:p>842,66</text:p>
          </table:table-cell>
          <table:table-cell office:value-type="float" office:value="858.59" calcext:value-type="float">
            <text:p>858,59</text:p>
          </table:table-cell>
          <table:table-cell office:value-type="float" office:value="869.24" calcext:value-type="float">
            <text:p>869,24</text:p>
          </table:table-cell>
          <table:table-cell office:value-type="float" office:value="880.1" calcext:value-type="float">
            <text:p>880,1</text:p>
          </table:table-cell>
          <table:table-cell office:value-type="float" office:value="884.24" calcext:value-type="float">
            <text:p>884,24</text:p>
          </table:table-cell>
          <table:table-cell office:value-type="float" office:value="914.92" calcext:value-type="float">
            <text:p>914,92</text:p>
          </table:table-cell>
          <table:table-cell office:value-type="float" office:value="932.03" calcext:value-type="float">
            <text:p>932,03</text:p>
          </table:table-cell>
          <table:table-cell office:value-type="float" office:value="966.8" calcext:value-type="float">
            <text:p>966,8</text:p>
          </table:table-cell>
          <table:table-cell office:value-type="float" office:value="977.91" calcext:value-type="float">
            <text:p>977,91</text:p>
          </table:table-cell>
          <table:table-cell office:value-type="float" office:value="984.27" calcext:value-type="float">
            <text:p>984,27</text:p>
          </table:table-cell>
          <table:table-cell office:value-type="float" office:value="991.46" calcext:value-type="float">
            <text:p>991,46</text:p>
          </table:table-cell>
          <table:table-cell office:value-type="float" office:value="992.45" calcext:value-type="float">
            <text:p>992,45</text:p>
          </table:table-cell>
          <table:table-cell office:value-type="float" office:value="997.21" calcext:value-type="float">
            <text:p>997,21</text:p>
          </table:table-cell>
          <table:table-cell office:value-type="float" office:value="1000.7" calcext:value-type="float">
            <text:p>1000,7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496.18" calcext:value-type="float">
            <text:p>496,18</text:p>
          </table:table-cell>
          <table:table-cell office:value-type="float" office:value="497.27" calcext:value-type="float">
            <text:p>497,27</text:p>
          </table:table-cell>
          <table:table-cell office:value-type="float" office:value="498.96" calcext:value-type="float">
            <text:p>498,96</text:p>
          </table:table-cell>
          <table:table-cell office:value-type="float" office:value="499.71" calcext:value-type="float">
            <text:p>499,71</text:p>
          </table:table-cell>
          <table:table-cell office:value-type="float" office:value="501.31" calcext:value-type="float">
            <text:p>501,31</text:p>
          </table:table-cell>
          <table:table-cell office:value-type="float" office:value="500.15" calcext:value-type="float">
            <text:p>500,15</text:p>
          </table:table-cell>
          <table:table-cell office:value-type="float" office:value="510.26" calcext:value-type="float">
            <text:p>510,26</text:p>
          </table:table-cell>
          <table:table-cell office:value-type="float" office:value="511.63" calcext:value-type="float">
            <text:p>511,63</text:p>
          </table:table-cell>
          <table:table-cell office:value-type="float" office:value="512.96" calcext:value-type="float">
            <text:p>512,96</text:p>
          </table:table-cell>
          <table:table-cell office:value-type="float" office:value="511.99" calcext:value-type="float">
            <text:p>511,99</text:p>
          </table:table-cell>
          <table:table-cell office:value-type="float" office:value="513.58" calcext:value-type="float">
            <text:p>513,58</text:p>
          </table:table-cell>
          <table:table-cell office:value-type="float" office:value="514.19" calcext:value-type="float">
            <text:p>514,19</text:p>
          </table:table-cell>
          <table:table-cell office:value-type="float" office:value="514.71" calcext:value-type="float">
            <text:p>514,71</text:p>
          </table:table-cell>
          <table:table-cell office:value-type="float" office:value="516.77" calcext:value-type="float">
            <text:p>516,77</text:p>
          </table:table-cell>
          <table:table-cell office:value-type="float" office:value="516.4" calcext:value-type="float">
            <text:p>516,4</text:p>
          </table:table-cell>
          <table:table-cell office:value-type="float" office:value="520.17" calcext:value-type="float">
            <text:p>520,17</text:p>
          </table:table-cell>
          <table:table-cell office:value-type="float" office:value="520.85" calcext:value-type="float">
            <text:p>520,85</text:p>
          </table:table-cell>
          <table:table-cell office:value-type="float" office:value="528.92" calcext:value-type="float">
            <text:p>528,92</text:p>
          </table:table-cell>
          <table:table-cell office:value-type="float" office:value="530.46" calcext:value-type="float">
            <text:p>530,46</text:p>
          </table:table-cell>
          <table:table-cell office:value-type="float" office:value="529.4" calcext:value-type="float">
            <text:p>529,4</text:p>
          </table:table-cell>
          <table:table-cell office:value-type="float" office:value="531.46" calcext:value-type="float">
            <text:p>531,46</text:p>
          </table:table-cell>
          <table:table-cell office:value-type="float" office:value="535.02" calcext:value-type="float">
            <text:p>535,02</text:p>
          </table:table-cell>
          <table:table-cell office:value-type="float" office:value="536.95" calcext:value-type="float">
            <text:p>536,95</text:p>
          </table:table-cell>
          <table:table-cell office:value-type="float" office:value="540.06" calcext:value-type="float">
            <text:p>540,06</text:p>
          </table:table-cell>
          <table:table-cell office:value-type="float" office:value="541.25" calcext:value-type="float">
            <text:p>541,25</text:p>
          </table:table-cell>
          <table:table-cell office:value-type="float" office:value="543.09" calcext:value-type="float">
            <text:p>543,09</text:p>
          </table:table-cell>
          <table:table-cell office:value-type="float" office:value="545.91" calcext:value-type="float">
            <text:p>545,91</text:p>
          </table:table-cell>
          <table:table-cell office:value-type="float" office:value="547.01" calcext:value-type="float">
            <text:p>547,01</text:p>
          </table:table-cell>
          <table:table-cell office:value-type="float" office:value="547.88" calcext:value-type="float">
            <text:p>547,88</text:p>
          </table:table-cell>
          <table:table-cell office:value-type="float" office:value="549.2" calcext:value-type="float">
            <text:p>549,2</text:p>
          </table:table-cell>
          <table:table-cell office:value-type="float" office:value="549.91" calcext:value-type="float">
            <text:p>549,91</text:p>
          </table:table-cell>
          <table:table-cell office:value-type="float" office:value="564.04" calcext:value-type="float">
            <text:p>564,04</text:p>
          </table:table-cell>
          <table:table-cell office:value-type="float" office:value="566.69" calcext:value-type="float">
            <text:p>566,69</text:p>
          </table:table-cell>
          <table:table-cell office:value-type="float" office:value="569.92" calcext:value-type="float">
            <text:p>569,92</text:p>
          </table:table-cell>
          <table:table-cell table:number-columns-repeated="2" office:value-type="float" office:value="569.47" calcext:value-type="float">
            <text:p>569,47</text:p>
          </table:table-cell>
          <table:table-cell office:value-type="float" office:value="572.03" calcext:value-type="float">
            <text:p>572,03</text:p>
          </table:table-cell>
          <table:table-cell office:value-type="float" office:value="573.35" calcext:value-type="float">
            <text:p>573,35</text:p>
          </table:table-cell>
          <table:table-cell office:value-type="float" office:value="573.23" calcext:value-type="float">
            <text:p>573,23</text:p>
          </table:table-cell>
          <table:table-cell office:value-type="float" office:value="575.75" calcext:value-type="float">
            <text:p>575,75</text:p>
          </table:table-cell>
          <table:table-cell office:value-type="float" office:value="575.81" calcext:value-type="float">
            <text:p>575,81</text:p>
          </table:table-cell>
          <table:table-cell office:value-type="float" office:value="575.75" calcext:value-type="float">
            <text:p>575,75</text:p>
          </table:table-cell>
          <table:table-cell office:value-type="float" office:value="576.85" calcext:value-type="float">
            <text:p>576,85</text:p>
          </table:table-cell>
          <table:table-cell office:value-type="float" office:value="578.23" calcext:value-type="float">
            <text:p>578,23</text:p>
          </table:table-cell>
          <table:table-cell office:value-type="float" office:value="583.26" calcext:value-type="float">
            <text:p>583,26</text:p>
          </table:table-cell>
          <table:table-cell office:value-type="float" office:value="590.9" calcext:value-type="float">
            <text:p>590,9</text:p>
          </table:table-cell>
          <table:table-cell office:value-type="float" office:value="607.15" calcext:value-type="float">
            <text:p>607,15</text:p>
          </table:table-cell>
          <table:table-cell office:value-type="float" office:value="624.46" calcext:value-type="float">
            <text:p>624,46</text:p>
          </table:table-cell>
          <table:table-cell office:value-type="float" office:value="633.95" calcext:value-type="float">
            <text:p>633,95</text:p>
          </table:table-cell>
          <table:table-cell office:value-type="float" office:value="640.92" calcext:value-type="float">
            <text:p>640,92</text:p>
          </table:table-cell>
          <table:table-cell office:value-type="float" office:value="647.72" calcext:value-type="float">
            <text:p>647,72</text:p>
          </table:table-cell>
          <table:table-cell office:value-type="float" office:value="660.15" calcext:value-type="float">
            <text:p>660,15</text:p>
          </table:table-cell>
          <table:table-cell office:value-type="float" office:value="667.28" calcext:value-type="float">
            <text:p>667,28</text:p>
          </table:table-cell>
          <table:table-cell office:value-type="float" office:value="675.09" calcext:value-type="float">
            <text:p>675,09</text:p>
          </table:table-cell>
          <table:table-cell office:value-type="float" office:value="695.01" calcext:value-type="float">
            <text:p>695,01</text:p>
          </table:table-cell>
          <table:table-cell office:value-type="float" office:value="702.23" calcext:value-type="float">
            <text:p>702,23</text:p>
          </table:table-cell>
          <table:table-cell office:value-type="float" office:value="715.36" calcext:value-type="float">
            <text:p>715,36</text:p>
          </table:table-cell>
          <table:table-cell office:value-type="float" office:value="716.22" calcext:value-type="float">
            <text:p>716,22</text:p>
          </table:table-cell>
          <table:table-cell office:value-type="float" office:value="724.32" calcext:value-type="float">
            <text:p>724,32</text:p>
          </table:table-cell>
          <table:table-cell office:value-type="float" office:value="729.75" calcext:value-type="float">
            <text:p>729,75</text:p>
          </table:table-cell>
          <table:table-cell office:value-type="float" office:value="733.25" calcext:value-type="float">
            <text:p>733,25</text:p>
          </table:table-cell>
          <table:table-cell office:value-type="float" office:value="734.06" calcext:value-type="float">
            <text:p>734,06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509.88" calcext:value-type="float">
            <text:p>509,88</text:p>
          </table:table-cell>
          <table:table-cell office:value-type="float" office:value="511.41" calcext:value-type="float">
            <text:p>511,41</text:p>
          </table:table-cell>
          <table:table-cell table:number-columns-repeated="2" office:value-type="float" office:value="512.18" calcext:value-type="float">
            <text:p>512,18</text:p>
          </table:table-cell>
          <table:table-cell office:value-type="float" office:value="513.36" calcext:value-type="float">
            <text:p>513,36</text:p>
          </table:table-cell>
          <table:table-cell office:value-type="float" office:value="514.79" calcext:value-type="float">
            <text:p>514,79</text:p>
          </table:table-cell>
          <table:table-cell office:value-type="float" office:value="526.84" calcext:value-type="float">
            <text:p>526,84</text:p>
          </table:table-cell>
          <table:table-cell office:value-type="float" office:value="527.73" calcext:value-type="float">
            <text:p>527,73</text:p>
          </table:table-cell>
          <table:table-cell office:value-type="float" office:value="529.95" calcext:value-type="float">
            <text:p>529,95</text:p>
          </table:table-cell>
          <table:table-cell office:value-type="float" office:value="530.48" calcext:value-type="float">
            <text:p>530,48</text:p>
          </table:table-cell>
          <table:table-cell office:value-type="float" office:value="533.77" calcext:value-type="float">
            <text:p>533,77</text:p>
          </table:table-cell>
          <table:table-cell office:value-type="float" office:value="532.28" calcext:value-type="float">
            <text:p>532,28</text:p>
          </table:table-cell>
          <table:table-cell office:value-type="float" office:value="531.42" calcext:value-type="float">
            <text:p>531,42</text:p>
          </table:table-cell>
          <table:table-cell office:value-type="float" office:value="532.06" calcext:value-type="float">
            <text:p>532,06</text:p>
          </table:table-cell>
          <table:table-cell office:value-type="float" office:value="533.98" calcext:value-type="float">
            <text:p>533,98</text:p>
          </table:table-cell>
          <table:table-cell office:value-type="float" office:value="533.76" calcext:value-type="float">
            <text:p>533,76</text:p>
          </table:table-cell>
          <table:table-cell office:value-type="float" office:value="533.23" calcext:value-type="float">
            <text:p>533,23</text:p>
          </table:table-cell>
          <table:table-cell office:value-type="float" office:value="534.51" calcext:value-type="float">
            <text:p>534,51</text:p>
          </table:table-cell>
          <table:table-cell office:value-type="float" office:value="543.7" calcext:value-type="float">
            <text:p>543,7</text:p>
          </table:table-cell>
          <table:table-cell office:value-type="float" office:value="544.08" calcext:value-type="float">
            <text:p>544,08</text:p>
          </table:table-cell>
          <table:table-cell office:value-type="float" office:value="546.37" calcext:value-type="float">
            <text:p>546,37</text:p>
          </table:table-cell>
          <table:table-cell office:value-type="float" office:value="548.17" calcext:value-type="float">
            <text:p>548,17</text:p>
          </table:table-cell>
          <table:table-cell office:value-type="float" office:value="548.06" calcext:value-type="float">
            <text:p>548,06</text:p>
          </table:table-cell>
          <table:table-cell office:value-type="float" office:value="548.56" calcext:value-type="float">
            <text:p>548,56</text:p>
          </table:table-cell>
          <table:table-cell office:value-type="float" office:value="549.1" calcext:value-type="float">
            <text:p>549,1</text:p>
          </table:table-cell>
          <table:table-cell office:value-type="float" office:value="549.65" calcext:value-type="float">
            <text:p>549,65</text:p>
          </table:table-cell>
          <table:table-cell office:value-type="float" office:value="548" calcext:value-type="float">
            <text:p>548</text:p>
          </table:table-cell>
          <table:table-cell office:value-type="float" office:value="546.14" calcext:value-type="float">
            <text:p>546,14</text:p>
          </table:table-cell>
          <table:table-cell office:value-type="float" office:value="545.38" calcext:value-type="float">
            <text:p>545,38</text:p>
          </table:table-cell>
          <table:table-cell office:value-type="float" office:value="545.48" calcext:value-type="float">
            <text:p>545,48</text:p>
          </table:table-cell>
          <table:table-cell office:value-type="float" office:value="546.96" calcext:value-type="float">
            <text:p>546,96</text:p>
          </table:table-cell>
          <table:table-cell office:value-type="float" office:value="547.45" calcext:value-type="float">
            <text:p>547,45</text:p>
          </table:table-cell>
          <table:table-cell office:value-type="float" office:value="558.07" calcext:value-type="float">
            <text:p>558,07</text:p>
          </table:table-cell>
          <table:table-cell office:value-type="float" office:value="561.31" calcext:value-type="float">
            <text:p>561,31</text:p>
          </table:table-cell>
          <table:table-cell office:value-type="float" office:value="561.08" calcext:value-type="float">
            <text:p>561,08</text:p>
          </table:table-cell>
          <table:table-cell office:value-type="float" office:value="562.37" calcext:value-type="float">
            <text:p>562,37</text:p>
          </table:table-cell>
          <table:table-cell office:value-type="float" office:value="562.82" calcext:value-type="float">
            <text:p>562,82</text:p>
          </table:table-cell>
          <table:table-cell table:number-columns-repeated="2" office:value-type="float" office:value="565.36" calcext:value-type="float">
            <text:p>565,36</text:p>
          </table:table-cell>
          <table:table-cell office:value-type="float" office:value="565.64" calcext:value-type="float">
            <text:p>565,64</text:p>
          </table:table-cell>
          <table:table-cell office:value-type="float" office:value="566.66" calcext:value-type="float">
            <text:p>566,66</text:p>
          </table:table-cell>
          <table:table-cell office:value-type="float" office:value="567.05" calcext:value-type="float">
            <text:p>567,05</text:p>
          </table:table-cell>
          <table:table-cell office:value-type="float" office:value="567.79" calcext:value-type="float">
            <text:p>567,79</text:p>
          </table:table-cell>
          <table:table-cell office:value-type="float" office:value="573.35" calcext:value-type="float">
            <text:p>573,35</text:p>
          </table:table-cell>
          <table:table-cell office:value-type="float" office:value="579.95" calcext:value-type="float">
            <text:p>579,95</text:p>
          </table:table-cell>
          <table:table-cell office:value-type="float" office:value="589.98" calcext:value-type="float">
            <text:p>589,98</text:p>
          </table:table-cell>
          <table:table-cell office:value-type="float" office:value="597.59" calcext:value-type="float">
            <text:p>597,59</text:p>
          </table:table-cell>
          <table:table-cell office:value-type="float" office:value="600.16" calcext:value-type="float">
            <text:p>600,16</text:p>
          </table:table-cell>
          <table:table-cell office:value-type="float" office:value="611.15" calcext:value-type="float">
            <text:p>611,15</text:p>
          </table:table-cell>
          <table:table-cell office:value-type="float" office:value="615.67" calcext:value-type="float">
            <text:p>615,67</text:p>
          </table:table-cell>
          <table:table-cell office:value-type="float" office:value="624.84" calcext:value-type="float">
            <text:p>624,84</text:p>
          </table:table-cell>
          <table:table-cell office:value-type="float" office:value="627.72" calcext:value-type="float">
            <text:p>627,72</text:p>
          </table:table-cell>
          <table:table-cell office:value-type="float" office:value="644.29" calcext:value-type="float">
            <text:p>644,29</text:p>
          </table:table-cell>
          <table:table-cell office:value-type="float" office:value="674.95" calcext:value-type="float">
            <text:p>674,95</text:p>
          </table:table-cell>
          <table:table-cell office:value-type="float" office:value="698.04" calcext:value-type="float">
            <text:p>698,04</text:p>
          </table:table-cell>
          <table:table-cell office:value-type="float" office:value="707.67" calcext:value-type="float">
            <text:p>707,67</text:p>
          </table:table-cell>
          <table:table-cell office:value-type="float" office:value="719.91" calcext:value-type="float">
            <text:p>719,91</text:p>
          </table:table-cell>
          <table:table-cell office:value-type="float" office:value="728.91" calcext:value-type="float">
            <text:p>728,91</text:p>
          </table:table-cell>
          <table:table-cell office:value-type="float" office:value="736.93" calcext:value-type="float">
            <text:p>736,93</text:p>
          </table:table-cell>
          <table:table-cell office:value-type="float" office:value="741.87" calcext:value-type="float">
            <text:p>741,87</text:p>
          </table:table-cell>
          <table:table-cell office:value-type="float" office:value="746.99" calcext:value-type="float">
            <text:p>746,99</text:p>
          </table:table-cell>
          <table:table-cell office:value-type="float" office:value="750.12" calcext:value-type="float">
            <text:p>750,12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639.12" calcext:value-type="float">
            <text:p>639,12</text:p>
          </table:table-cell>
          <table:table-cell office:value-type="float" office:value="639.25" calcext:value-type="float">
            <text:p>639,25</text:p>
          </table:table-cell>
          <table:table-cell office:value-type="float" office:value="642.19" calcext:value-type="float">
            <text:p>642,19</text:p>
          </table:table-cell>
          <table:table-cell office:value-type="float" office:value="641.48" calcext:value-type="float">
            <text:p>641,48</text:p>
          </table:table-cell>
          <table:table-cell office:value-type="float" office:value="640.07" calcext:value-type="float">
            <text:p>640,07</text:p>
          </table:table-cell>
          <table:table-cell office:value-type="float" office:value="642.83" calcext:value-type="float">
            <text:p>642,83</text:p>
          </table:table-cell>
          <table:table-cell office:value-type="float" office:value="642.95" calcext:value-type="float">
            <text:p>642,95</text:p>
          </table:table-cell>
          <table:table-cell office:value-type="float" office:value="643.98" calcext:value-type="float">
            <text:p>643,98</text:p>
          </table:table-cell>
          <table:table-cell office:value-type="float" office:value="644.3" calcext:value-type="float">
            <text:p>644,3</text:p>
          </table:table-cell>
          <table:table-cell office:value-type="float" office:value="647.98" calcext:value-type="float">
            <text:p>647,98</text:p>
          </table:table-cell>
          <table:table-cell office:value-type="float" office:value="660.03" calcext:value-type="float">
            <text:p>660,03</text:p>
          </table:table-cell>
          <table:table-cell office:value-type="float" office:value="659.96" calcext:value-type="float">
            <text:p>659,96</text:p>
          </table:table-cell>
          <table:table-cell office:value-type="float" office:value="657.19" calcext:value-type="float">
            <text:p>657,19</text:p>
          </table:table-cell>
          <table:table-cell office:value-type="float" office:value="656.01" calcext:value-type="float">
            <text:p>656,01</text:p>
          </table:table-cell>
          <table:table-cell office:value-type="float" office:value="657.65" calcext:value-type="float">
            <text:p>657,65</text:p>
          </table:table-cell>
          <table:table-cell office:value-type="float" office:value="657.52" calcext:value-type="float">
            <text:p>657,52</text:p>
          </table:table-cell>
          <table:table-cell office:value-type="float" office:value="658.96" calcext:value-type="float">
            <text:p>658,96</text:p>
          </table:table-cell>
          <table:table-cell office:value-type="float" office:value="660.41" calcext:value-type="float">
            <text:p>660,41</text:p>
          </table:table-cell>
          <table:table-cell office:value-type="float" office:value="661.54" calcext:value-type="float">
            <text:p>661,54</text:p>
          </table:table-cell>
          <table:table-cell office:value-type="float" office:value="665.57" calcext:value-type="float">
            <text:p>665,57</text:p>
          </table:table-cell>
          <table:table-cell office:value-type="float" office:value="668.63" calcext:value-type="float">
            <text:p>668,63</text:p>
          </table:table-cell>
          <table:table-cell office:value-type="float" office:value="681.74" calcext:value-type="float">
            <text:p>681,74</text:p>
          </table:table-cell>
          <table:table-cell office:value-type="float" office:value="685.22" calcext:value-type="float">
            <text:p>685,22</text:p>
          </table:table-cell>
          <table:table-cell office:value-type="float" office:value="688.23" calcext:value-type="float">
            <text:p>688,23</text:p>
          </table:table-cell>
          <table:table-cell office:value-type="float" office:value="688.57" calcext:value-type="float">
            <text:p>688,57</text:p>
          </table:table-cell>
          <table:table-cell office:value-type="float" office:value="692.64" calcext:value-type="float">
            <text:p>692,64</text:p>
          </table:table-cell>
          <table:table-cell office:value-type="float" office:value="693.68" calcext:value-type="float">
            <text:p>693,68</text:p>
          </table:table-cell>
          <table:table-cell office:value-type="float" office:value="693.95" calcext:value-type="float">
            <text:p>693,95</text:p>
          </table:table-cell>
          <table:table-cell office:value-type="float" office:value="692.98" calcext:value-type="float">
            <text:p>692,98</text:p>
          </table:table-cell>
          <table:table-cell office:value-type="float" office:value="692.29" calcext:value-type="float">
            <text:p>692,29</text:p>
          </table:table-cell>
          <table:table-cell office:value-type="float" office:value="692.7" calcext:value-type="float">
            <text:p>692,7</text:p>
          </table:table-cell>
          <table:table-cell office:value-type="float" office:value="694.92" calcext:value-type="float">
            <text:p>694,92</text:p>
          </table:table-cell>
          <table:table-cell office:value-type="float" office:value="696.24" calcext:value-type="float">
            <text:p>696,24</text:p>
          </table:table-cell>
          <table:table-cell office:value-type="float" office:value="696.73" calcext:value-type="float">
            <text:p>696,73</text:p>
          </table:table-cell>
          <table:table-cell office:value-type="float" office:value="699.65" calcext:value-type="float">
            <text:p>699,65</text:p>
          </table:table-cell>
          <table:table-cell office:value-type="float" office:value="699.79" calcext:value-type="float">
            <text:p>699,79</text:p>
          </table:table-cell>
          <table:table-cell office:value-type="float" office:value="708.89" calcext:value-type="float">
            <text:p>708,89</text:p>
          </table:table-cell>
          <table:table-cell office:value-type="float" office:value="710.59" calcext:value-type="float">
            <text:p>710,59</text:p>
          </table:table-cell>
          <table:table-cell table:number-columns-repeated="2" office:value-type="float" office:value="714.08" calcext:value-type="float">
            <text:p>714,08</text:p>
          </table:table-cell>
          <table:table-cell office:value-type="float" office:value="714.15" calcext:value-type="float">
            <text:p>714,15</text:p>
          </table:table-cell>
          <table:table-cell office:value-type="float" office:value="713.72" calcext:value-type="float">
            <text:p>713,72</text:p>
          </table:table-cell>
          <table:table-cell office:value-type="float" office:value="715.57" calcext:value-type="float">
            <text:p>715,57</text:p>
          </table:table-cell>
          <table:table-cell office:value-type="float" office:value="721.16" calcext:value-type="float">
            <text:p>721,16</text:p>
          </table:table-cell>
          <table:table-cell office:value-type="float" office:value="728.87" calcext:value-type="float">
            <text:p>728,87</text:p>
          </table:table-cell>
          <table:table-cell office:value-type="float" office:value="733.97" calcext:value-type="float">
            <text:p>733,97</text:p>
          </table:table-cell>
          <table:table-cell office:value-type="float" office:value="738.6" calcext:value-type="float">
            <text:p>738,6</text:p>
          </table:table-cell>
          <table:table-cell office:value-type="float" office:value="745.61" calcext:value-type="float">
            <text:p>745,61</text:p>
          </table:table-cell>
          <table:table-cell office:value-type="float" office:value="757.62" calcext:value-type="float">
            <text:p>757,62</text:p>
          </table:table-cell>
          <table:table-cell office:value-type="float" office:value="769.74" calcext:value-type="float">
            <text:p>769,74</text:p>
          </table:table-cell>
          <table:table-cell office:value-type="float" office:value="798.53" calcext:value-type="float">
            <text:p>798,53</text:p>
          </table:table-cell>
          <table:table-cell office:value-type="float" office:value="805.64" calcext:value-type="float">
            <text:p>805,64</text:p>
          </table:table-cell>
          <table:table-cell office:value-type="float" office:value="814.26" calcext:value-type="float">
            <text:p>814,26</text:p>
          </table:table-cell>
          <table:table-cell office:value-type="float" office:value="827.37" calcext:value-type="float">
            <text:p>827,37</text:p>
          </table:table-cell>
          <table:table-cell office:value-type="float" office:value="846.97" calcext:value-type="float">
            <text:p>846,97</text:p>
          </table:table-cell>
          <table:table-cell office:value-type="float" office:value="855.78" calcext:value-type="float">
            <text:p>855,78</text:p>
          </table:table-cell>
          <table:table-cell office:value-type="float" office:value="867.85" calcext:value-type="float">
            <text:p>867,85</text:p>
          </table:table-cell>
          <table:table-cell office:value-type="float" office:value="875.49" calcext:value-type="float">
            <text:p>875,49</text:p>
          </table:table-cell>
          <table:table-cell office:value-type="float" office:value="883.72" calcext:value-type="float">
            <text:p>883,72</text:p>
          </table:table-cell>
          <table:table-cell office:value-type="float" office:value="886.9" calcext:value-type="float">
            <text:p>886,9</text:p>
          </table:table-cell>
          <table:table-cell office:value-type="float" office:value="892.57" calcext:value-type="float">
            <text:p>892,57</text:p>
          </table:table-cell>
          <table:table-cell office:value-type="float" office:value="895.7" calcext:value-type="float">
            <text:p>895,7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576.91" calcext:value-type="float">
            <text:p>576,91</text:p>
          </table:table-cell>
          <table:table-cell office:value-type="float" office:value="576.33" calcext:value-type="float">
            <text:p>576,33</text:p>
          </table:table-cell>
          <table:table-cell office:value-type="float" office:value="576.56" calcext:value-type="float">
            <text:p>576,56</text:p>
          </table:table-cell>
          <table:table-cell office:value-type="float" office:value="577.71" calcext:value-type="float">
            <text:p>577,71</text:p>
          </table:table-cell>
          <table:table-cell office:value-type="float" office:value="578.46" calcext:value-type="float">
            <text:p>578,46</text:p>
          </table:table-cell>
          <table:table-cell office:value-type="float" office:value="581.01" calcext:value-type="float">
            <text:p>581,01</text:p>
          </table:table-cell>
          <table:table-cell office:value-type="float" office:value="578.57" calcext:value-type="float">
            <text:p>578,57</text:p>
          </table:table-cell>
          <table:table-cell office:value-type="float" office:value="582.62" calcext:value-type="float">
            <text:p>582,62</text:p>
          </table:table-cell>
          <table:table-cell office:value-type="float" office:value="585.12" calcext:value-type="float">
            <text:p>585,12</text:p>
          </table:table-cell>
          <table:table-cell office:value-type="float" office:value="600.1" calcext:value-type="float">
            <text:p>600,1</text:p>
          </table:table-cell>
          <table:table-cell office:value-type="float" office:value="602.74" calcext:value-type="float">
            <text:p>602,74</text:p>
          </table:table-cell>
          <table:table-cell table:number-columns-repeated="2" office:value-type="float" office:value="603.83" calcext:value-type="float">
            <text:p>603,83</text:p>
          </table:table-cell>
          <table:table-cell office:value-type="float" office:value="607.57" calcext:value-type="float">
            <text:p>607,57</text:p>
          </table:table-cell>
          <table:table-cell office:value-type="float" office:value="606.11" calcext:value-type="float">
            <text:p>606,11</text:p>
          </table:table-cell>
          <table:table-cell office:value-type="float" office:value="609.99" calcext:value-type="float">
            <text:p>609,99</text:p>
          </table:table-cell>
          <table:table-cell office:value-type="float" office:value="609.57" calcext:value-type="float">
            <text:p>609,57</text:p>
          </table:table-cell>
          <table:table-cell office:value-type="float" office:value="609.08" calcext:value-type="float">
            <text:p>609,08</text:p>
          </table:table-cell>
          <table:table-cell office:value-type="float" office:value="611.33" calcext:value-type="float">
            <text:p>611,33</text:p>
          </table:table-cell>
          <table:table-cell office:value-type="float" office:value="613.29" calcext:value-type="float">
            <text:p>613,29</text:p>
          </table:table-cell>
          <table:table-cell office:value-type="float" office:value="614.27" calcext:value-type="float">
            <text:p>614,27</text:p>
          </table:table-cell>
          <table:table-cell office:value-type="float" office:value="616.17" calcext:value-type="float">
            <text:p>616,17</text:p>
          </table:table-cell>
          <table:table-cell office:value-type="float" office:value="616.61" calcext:value-type="float">
            <text:p>616,61</text:p>
          </table:table-cell>
          <table:table-cell office:value-type="float" office:value="617.84" calcext:value-type="float">
            <text:p>617,84</text:p>
          </table:table-cell>
          <table:table-cell office:value-type="float" office:value="619.69" calcext:value-type="float">
            <text:p>619,69</text:p>
          </table:table-cell>
          <table:table-cell office:value-type="float" office:value="620.5" calcext:value-type="float">
            <text:p>620,5</text:p>
          </table:table-cell>
          <table:table-cell office:value-type="float" office:value="622.05" calcext:value-type="float">
            <text:p>622,05</text:p>
          </table:table-cell>
          <table:table-cell office:value-type="float" office:value="622.3" calcext:value-type="float">
            <text:p>622,3</text:p>
          </table:table-cell>
          <table:table-cell office:value-type="float" office:value="621.74" calcext:value-type="float">
            <text:p>621,74</text:p>
          </table:table-cell>
          <table:table-cell office:value-type="float" office:value="624.72" calcext:value-type="float">
            <text:p>624,72</text:p>
          </table:table-cell>
          <table:table-cell office:value-type="float" office:value="623.85" calcext:value-type="float">
            <text:p>623,85</text:p>
          </table:table-cell>
          <table:table-cell office:value-type="float" office:value="638.13" calcext:value-type="float">
            <text:p>638,13</text:p>
          </table:table-cell>
          <table:table-cell office:value-type="float" office:value="640.94" calcext:value-type="float">
            <text:p>640,94</text:p>
          </table:table-cell>
          <table:table-cell office:value-type="float" office:value="645.49" calcext:value-type="float">
            <text:p>645,49</text:p>
          </table:table-cell>
          <table:table-cell office:value-type="float" office:value="652.59" calcext:value-type="float">
            <text:p>652,59</text:p>
          </table:table-cell>
          <table:table-cell office:value-type="float" office:value="654.29" calcext:value-type="float">
            <text:p>654,29</text:p>
          </table:table-cell>
          <table:table-cell office:value-type="float" office:value="656.19" calcext:value-type="float">
            <text:p>656,19</text:p>
          </table:table-cell>
          <table:table-cell office:value-type="float" office:value="658.94" calcext:value-type="float">
            <text:p>658,94</text:p>
          </table:table-cell>
          <table:table-cell office:value-type="float" office:value="657.16" calcext:value-type="float">
            <text:p>657,16</text:p>
          </table:table-cell>
          <table:table-cell office:value-type="float" office:value="658.15" calcext:value-type="float">
            <text:p>658,15</text:p>
          </table:table-cell>
          <table:table-cell office:value-type="float" office:value="657.95" calcext:value-type="float">
            <text:p>657,95</text:p>
          </table:table-cell>
          <table:table-cell office:value-type="float" office:value="658.15" calcext:value-type="float">
            <text:p>658,15</text:p>
          </table:table-cell>
          <table:table-cell office:value-type="float" office:value="659.93" calcext:value-type="float">
            <text:p>659,93</text:p>
          </table:table-cell>
          <table:table-cell office:value-type="float" office:value="664.88" calcext:value-type="float">
            <text:p>664,88</text:p>
          </table:table-cell>
          <table:table-cell office:value-type="float" office:value="672.79" calcext:value-type="float">
            <text:p>672,79</text:p>
          </table:table-cell>
          <table:table-cell office:value-type="float" office:value="681.87" calcext:value-type="float">
            <text:p>681,87</text:p>
          </table:table-cell>
          <table:table-cell office:value-type="float" office:value="704.51" calcext:value-type="float">
            <text:p>704,51</text:p>
          </table:table-cell>
          <table:table-cell office:value-type="float" office:value="719.23" calcext:value-type="float">
            <text:p>719,23</text:p>
          </table:table-cell>
          <table:table-cell office:value-type="float" office:value="730.38" calcext:value-type="float">
            <text:p>730,38</text:p>
          </table:table-cell>
          <table:table-cell office:value-type="float" office:value="738.85" calcext:value-type="float">
            <text:p>738,85</text:p>
          </table:table-cell>
          <table:table-cell office:value-type="float" office:value="743.06" calcext:value-type="float">
            <text:p>743,06</text:p>
          </table:table-cell>
          <table:table-cell office:value-type="float" office:value="745.59" calcext:value-type="float">
            <text:p>745,59</text:p>
          </table:table-cell>
          <table:table-cell office:value-type="float" office:value="754.31" calcext:value-type="float">
            <text:p>754,31</text:p>
          </table:table-cell>
          <table:table-cell office:value-type="float" office:value="761.71" calcext:value-type="float">
            <text:p>761,71</text:p>
          </table:table-cell>
          <table:table-cell office:value-type="float" office:value="771.84" calcext:value-type="float">
            <text:p>771,84</text:p>
          </table:table-cell>
          <table:table-cell office:value-type="float" office:value="778.78" calcext:value-type="float">
            <text:p>778,78</text:p>
          </table:table-cell>
          <table:table-cell office:value-type="float" office:value="804.56" calcext:value-type="float">
            <text:p>804,56</text:p>
          </table:table-cell>
          <table:table-cell office:value-type="float" office:value="815.91" calcext:value-type="float">
            <text:p>815,91</text:p>
          </table:table-cell>
          <table:table-cell office:value-type="float" office:value="826.27" calcext:value-type="float">
            <text:p>826,27</text:p>
          </table:table-cell>
          <table:table-cell office:value-type="float" office:value="830.89" calcext:value-type="float">
            <text:p>830,89</text:p>
          </table:table-cell>
          <table:table-cell office:value-type="float" office:value="841.61" calcext:value-type="float">
            <text:p>841,61</text:p>
          </table:table-cell>
          <table:table-cell office:value-type="float" office:value="844.81" calcext:value-type="float">
            <text:p>844,81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504.17" calcext:value-type="float">
            <text:p>504,17</text:p>
          </table:table-cell>
          <table:table-cell office:value-type="float" office:value="505.28" calcext:value-type="float">
            <text:p>505,28</text:p>
          </table:table-cell>
          <table:table-cell office:value-type="float" office:value="506.65" calcext:value-type="float">
            <text:p>506,65</text:p>
          </table:table-cell>
          <table:table-cell office:value-type="float" office:value="506.24" calcext:value-type="float">
            <text:p>506,24</text:p>
          </table:table-cell>
          <table:table-cell office:value-type="float" office:value="506.95" calcext:value-type="float">
            <text:p>506,95</text:p>
          </table:table-cell>
          <table:table-cell office:value-type="float" office:value="518.51" calcext:value-type="float">
            <text:p>518,51</text:p>
          </table:table-cell>
          <table:table-cell office:value-type="float" office:value="519.44" calcext:value-type="float">
            <text:p>519,44</text:p>
          </table:table-cell>
          <table:table-cell office:value-type="float" office:value="521.68" calcext:value-type="float">
            <text:p>521,68</text:p>
          </table:table-cell>
          <table:table-cell office:value-type="float" office:value="524.6" calcext:value-type="float">
            <text:p>524,6</text:p>
          </table:table-cell>
          <table:table-cell office:value-type="float" office:value="524.44" calcext:value-type="float">
            <text:p>524,44</text:p>
          </table:table-cell>
          <table:table-cell office:value-type="float" office:value="528.22" calcext:value-type="float">
            <text:p>528,22</text:p>
          </table:table-cell>
          <table:table-cell office:value-type="float" office:value="530.38" calcext:value-type="float">
            <text:p>530,38</text:p>
          </table:table-cell>
          <table:table-cell office:value-type="float" office:value="531.34" calcext:value-type="float">
            <text:p>531,34</text:p>
          </table:table-cell>
          <table:table-cell office:value-type="float" office:value="534.42" calcext:value-type="float">
            <text:p>534,42</text:p>
          </table:table-cell>
          <table:table-cell office:value-type="float" office:value="535.97" calcext:value-type="float">
            <text:p>535,97</text:p>
          </table:table-cell>
          <table:table-cell office:value-type="float" office:value="538.27" calcext:value-type="float">
            <text:p>538,27</text:p>
          </table:table-cell>
          <table:table-cell office:value-type="float" office:value="540.32" calcext:value-type="float">
            <text:p>540,32</text:p>
          </table:table-cell>
          <table:table-cell office:value-type="float" office:value="544.32" calcext:value-type="float">
            <text:p>544,32</text:p>
          </table:table-cell>
          <table:table-cell office:value-type="float" office:value="546.33" calcext:value-type="float">
            <text:p>546,33</text:p>
          </table:table-cell>
          <table:table-cell office:value-type="float" office:value="546.88" calcext:value-type="float">
            <text:p>546,88</text:p>
          </table:table-cell>
          <table:table-cell office:value-type="float" office:value="549.01" calcext:value-type="float">
            <text:p>549,01</text:p>
          </table:table-cell>
          <table:table-cell office:value-type="float" office:value="556.48" calcext:value-type="float">
            <text:p>556,48</text:p>
          </table:table-cell>
          <table:table-cell office:value-type="float" office:value="557.14" calcext:value-type="float">
            <text:p>557,14</text:p>
          </table:table-cell>
          <table:table-cell office:value-type="float" office:value="556.87" calcext:value-type="float">
            <text:p>556,87</text:p>
          </table:table-cell>
          <table:table-cell office:value-type="float" office:value="556.2" calcext:value-type="float">
            <text:p>556,2</text:p>
          </table:table-cell>
          <table:table-cell office:value-type="float" office:value="556.7" calcext:value-type="float">
            <text:p>556,7</text:p>
          </table:table-cell>
          <table:table-cell office:value-type="float" office:value="556.98" calcext:value-type="float">
            <text:p>556,98</text:p>
          </table:table-cell>
          <table:table-cell office:value-type="float" office:value="561.49" calcext:value-type="float">
            <text:p>561,49</text:p>
          </table:table-cell>
          <table:table-cell office:value-type="float" office:value="560.87" calcext:value-type="float">
            <text:p>560,87</text:p>
          </table:table-cell>
          <table:table-cell office:value-type="float" office:value="563.45" calcext:value-type="float">
            <text:p>563,45</text:p>
          </table:table-cell>
          <table:table-cell office:value-type="float" office:value="567.17" calcext:value-type="float">
            <text:p>567,17</text:p>
          </table:table-cell>
          <table:table-cell office:value-type="float" office:value="577.04" calcext:value-type="float">
            <text:p>577,04</text:p>
          </table:table-cell>
          <table:table-cell office:value-type="float" office:value="577.96" calcext:value-type="float">
            <text:p>577,96</text:p>
          </table:table-cell>
          <table:table-cell office:value-type="float" office:value="578.31" calcext:value-type="float">
            <text:p>578,31</text:p>
          </table:table-cell>
          <table:table-cell office:value-type="float" office:value="578.77" calcext:value-type="float">
            <text:p>578,77</text:p>
          </table:table-cell>
          <table:table-cell office:value-type="float" office:value="580.16" calcext:value-type="float">
            <text:p>580,16</text:p>
          </table:table-cell>
          <table:table-cell office:value-type="float" office:value="578.77" calcext:value-type="float">
            <text:p>578,77</text:p>
          </table:table-cell>
          <table:table-cell office:value-type="float" office:value="577.44" calcext:value-type="float">
            <text:p>577,44</text:p>
          </table:table-cell>
          <table:table-cell office:value-type="float" office:value="579.4" calcext:value-type="float">
            <text:p>579,4</text:p>
          </table:table-cell>
          <table:table-cell office:value-type="float" office:value="578.76" calcext:value-type="float">
            <text:p>578,76</text:p>
          </table:table-cell>
          <table:table-cell office:value-type="float" office:value="578.99" calcext:value-type="float">
            <text:p>578,99</text:p>
          </table:table-cell>
          <table:table-cell office:value-type="float" office:value="580.38" calcext:value-type="float">
            <text:p>580,38</text:p>
          </table:table-cell>
          <table:table-cell office:value-type="float" office:value="581.25" calcext:value-type="float">
            <text:p>581,25</text:p>
          </table:table-cell>
          <table:table-cell office:value-type="float" office:value="586.37" calcext:value-type="float">
            <text:p>586,37</text:p>
          </table:table-cell>
          <table:table-cell office:value-type="float" office:value="601.26" calcext:value-type="float">
            <text:p>601,26</text:p>
          </table:table-cell>
          <table:table-cell office:value-type="float" office:value="607.46" calcext:value-type="float">
            <text:p>607,46</text:p>
          </table:table-cell>
          <table:table-cell office:value-type="float" office:value="615.47" calcext:value-type="float">
            <text:p>615,47</text:p>
          </table:table-cell>
          <table:table-cell office:value-type="float" office:value="622.55" calcext:value-type="float">
            <text:p>622,55</text:p>
          </table:table-cell>
          <table:table-cell office:value-type="float" office:value="629.15" calcext:value-type="float">
            <text:p>629,15</text:p>
          </table:table-cell>
          <table:table-cell office:value-type="float" office:value="636.07" calcext:value-type="float">
            <text:p>636,07</text:p>
          </table:table-cell>
          <table:table-cell office:value-type="float" office:value="647.33" calcext:value-type="float">
            <text:p>647,33</text:p>
          </table:table-cell>
          <table:table-cell office:value-type="float" office:value="651.02" calcext:value-type="float">
            <text:p>651,02</text:p>
          </table:table-cell>
          <table:table-cell office:value-type="float" office:value="667.16" calcext:value-type="float">
            <text:p>667,16</text:p>
          </table:table-cell>
          <table:table-cell office:value-type="float" office:value="678.57" calcext:value-type="float">
            <text:p>678,57</text:p>
          </table:table-cell>
          <table:table-cell office:value-type="float" office:value="685.22" calcext:value-type="float">
            <text:p>685,22</text:p>
          </table:table-cell>
          <table:table-cell office:value-type="float" office:value="695.43" calcext:value-type="float">
            <text:p>695,43</text:p>
          </table:table-cell>
          <table:table-cell office:value-type="float" office:value="704.75" calcext:value-type="float">
            <text:p>704,75</text:p>
          </table:table-cell>
          <table:table-cell office:value-type="float" office:value="712.5" calcext:value-type="float">
            <text:p>712,5</text:p>
          </table:table-cell>
          <table:table-cell office:value-type="float" office:value="733.95" calcext:value-type="float">
            <text:p>733,95</text:p>
          </table:table-cell>
          <table:table-cell office:value-type="float" office:value="740.04" calcext:value-type="float">
            <text:p>740,04</text:p>
          </table:table-cell>
          <table:table-cell office:value-type="float" office:value="742.41" calcext:value-type="float">
            <text:p>742,41</text:p>
          </table:table-cell>
          <table:table-cell office:value-type="float" office:value="749.17" calcext:value-type="float">
            <text:p>749,17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Tabela 5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componente material - número-índice, sem desoneração da folha de pagamento (Número-índice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403.32" calcext:value-type="float">
            <text:p>403,32</text:p>
          </table:table-cell>
          <table:table-cell office:value-type="float" office:value="404.57" calcext:value-type="float">
            <text:p>404,57</text:p>
          </table:table-cell>
          <table:table-cell office:value-type="float" office:value="404.86" calcext:value-type="float">
            <text:p>404,86</text:p>
          </table:table-cell>
          <table:table-cell office:value-type="float" office:value="405.1" calcext:value-type="float">
            <text:p>405,1</text:p>
          </table:table-cell>
          <table:table-cell office:value-type="float" office:value="406.36" calcext:value-type="float">
            <text:p>406,36</text:p>
          </table:table-cell>
          <table:table-cell office:value-type="float" office:value="406.76" calcext:value-type="float">
            <text:p>406,76</text:p>
          </table:table-cell>
          <table:table-cell office:value-type="float" office:value="407.45" calcext:value-type="float">
            <text:p>407,45</text:p>
          </table:table-cell>
          <table:table-cell office:value-type="float" office:value="407.21" calcext:value-type="float">
            <text:p>407,21</text:p>
          </table:table-cell>
          <table:table-cell office:value-type="float" office:value="408.72" calcext:value-type="float">
            <text:p>408,72</text:p>
          </table:table-cell>
          <table:table-cell office:value-type="float" office:value="409.78" calcext:value-type="float">
            <text:p>409,78</text:p>
          </table:table-cell>
          <table:table-cell office:value-type="float" office:value="412.81" calcext:value-type="float">
            <text:p>412,81</text:p>
          </table:table-cell>
          <table:table-cell office:value-type="float" office:value="413.22" calcext:value-type="float">
            <text:p>413,22</text:p>
          </table:table-cell>
          <table:table-cell office:value-type="float" office:value="415.04" calcext:value-type="float">
            <text:p>415,04</text:p>
          </table:table-cell>
          <table:table-cell office:value-type="float" office:value="417.08" calcext:value-type="float">
            <text:p>417,08</text:p>
          </table:table-cell>
          <table:table-cell office:value-type="float" office:value="419.37" calcext:value-type="float">
            <text:p>419,37</text:p>
          </table:table-cell>
          <table:table-cell office:value-type="float" office:value="419.87" calcext:value-type="float">
            <text:p>419,87</text:p>
          </table:table-cell>
          <table:table-cell office:value-type="float" office:value="420.92" calcext:value-type="float">
            <text:p>420,92</text:p>
          </table:table-cell>
          <table:table-cell office:value-type="float" office:value="423.49" calcext:value-type="float">
            <text:p>423,49</text:p>
          </table:table-cell>
          <table:table-cell office:value-type="float" office:value="427.01" calcext:value-type="float">
            <text:p>427,01</text:p>
          </table:table-cell>
          <table:table-cell office:value-type="float" office:value="429.74" calcext:value-type="float">
            <text:p>429,74</text:p>
          </table:table-cell>
          <table:table-cell office:value-type="float" office:value="433.13" calcext:value-type="float">
            <text:p>433,13</text:p>
          </table:table-cell>
          <table:table-cell office:value-type="float" office:value="435.73" calcext:value-type="float">
            <text:p>435,73</text:p>
          </table:table-cell>
          <table:table-cell office:value-type="float" office:value="437.56" calcext:value-type="float">
            <text:p>437,56</text:p>
          </table:table-cell>
          <table:table-cell office:value-type="float" office:value="439.36" calcext:value-type="float">
            <text:p>439,36</text:p>
          </table:table-cell>
          <table:table-cell office:value-type="float" office:value="442.12" calcext:value-type="float">
            <text:p>442,12</text:p>
          </table:table-cell>
          <table:table-cell office:value-type="float" office:value="444.47" calcext:value-type="float">
            <text:p>444,47</text:p>
          </table:table-cell>
          <table:table-cell office:value-type="float" office:value="448.16" calcext:value-type="float">
            <text:p>448,16</text:p>
          </table:table-cell>
          <table:table-cell office:value-type="float" office:value="450.17" calcext:value-type="float">
            <text:p>450,17</text:p>
          </table:table-cell>
          <table:table-cell office:value-type="float" office:value="451.21" calcext:value-type="float">
            <text:p>451,21</text:p>
          </table:table-cell>
          <table:table-cell office:value-type="float" office:value="451.52" calcext:value-type="float">
            <text:p>451,52</text:p>
          </table:table-cell>
          <table:table-cell office:value-type="float" office:value="455.14" calcext:value-type="float">
            <text:p>455,14</text:p>
          </table:table-cell>
          <table:table-cell office:value-type="float" office:value="456.55" calcext:value-type="float">
            <text:p>456,55</text:p>
          </table:table-cell>
          <table:table-cell office:value-type="float" office:value="458.33" calcext:value-type="float">
            <text:p>458,33</text:p>
          </table:table-cell>
          <table:table-cell office:value-type="float" office:value="459.47" calcext:value-type="float">
            <text:p>459,47</text:p>
          </table:table-cell>
          <table:table-cell office:value-type="float" office:value="460.03" calcext:value-type="float">
            <text:p>460,03</text:p>
          </table:table-cell>
          <table:table-cell office:value-type="float" office:value="459.66" calcext:value-type="float">
            <text:p>459,66</text:p>
          </table:table-cell>
          <table:table-cell office:value-type="float" office:value="462.46" calcext:value-type="float">
            <text:p>462,46</text:p>
          </table:table-cell>
          <table:table-cell office:value-type="float" office:value="464.91" calcext:value-type="float">
            <text:p>464,91</text:p>
          </table:table-cell>
          <table:table-cell office:value-type="float" office:value="466.35" calcext:value-type="float">
            <text:p>466,35</text:p>
          </table:table-cell>
          <table:table-cell office:value-type="float" office:value="466.12" calcext:value-type="float">
            <text:p>466,12</text:p>
          </table:table-cell>
          <table:table-cell office:value-type="float" office:value="466.87" calcext:value-type="float">
            <text:p>466,87</text:p>
          </table:table-cell>
          <table:table-cell office:value-type="float" office:value="467.47" calcext:value-type="float">
            <text:p>467,47</text:p>
          </table:table-cell>
          <table:table-cell office:value-type="float" office:value="470.51" calcext:value-type="float">
            <text:p>470,51</text:p>
          </table:table-cell>
          <table:table-cell office:value-type="float" office:value="477.85" calcext:value-type="float">
            <text:p>477,85</text:p>
          </table:table-cell>
          <table:table-cell office:value-type="float" office:value="490.56" calcext:value-type="float">
            <text:p>490,56</text:p>
          </table:table-cell>
          <table:table-cell office:value-type="float" office:value="505.72" calcext:value-type="float">
            <text:p>505,72</text:p>
          </table:table-cell>
          <table:table-cell office:value-type="float" office:value="521.8" calcext:value-type="float">
            <text:p>521,8</text:p>
          </table:table-cell>
          <table:table-cell office:value-type="float" office:value="539.54" calcext:value-type="float">
            <text:p>539,54</text:p>
          </table:table-cell>
          <table:table-cell office:value-type="float" office:value="556.49" calcext:value-type="float">
            <text:p>556,49</text:p>
          </table:table-cell>
          <table:table-cell office:value-type="float" office:value="567.62" calcext:value-type="float">
            <text:p>567,62</text:p>
          </table:table-cell>
          <table:table-cell office:value-type="float" office:value="580.16" calcext:value-type="float">
            <text:p>580,16</text:p>
          </table:table-cell>
          <table:table-cell office:value-type="float" office:value="598.2" calcext:value-type="float">
            <text:p>598,2</text:p>
          </table:table-cell>
          <table:table-cell office:value-type="float" office:value="613.94" calcext:value-type="float">
            <text:p>613,94</text:p>
          </table:table-cell>
          <table:table-cell office:value-type="float" office:value="629.1" calcext:value-type="float">
            <text:p>629,1</text:p>
          </table:table-cell>
          <table:table-cell office:value-type="float" office:value="646.84" calcext:value-type="float">
            <text:p>646,84</text:p>
          </table:table-cell>
          <table:table-cell office:value-type="float" office:value="657.32" calcext:value-type="float">
            <text:p>657,32</text:p>
          </table:table-cell>
          <table:table-cell office:value-type="float" office:value="665.27" calcext:value-type="float">
            <text:p>665,27</text:p>
          </table:table-cell>
          <table:table-cell office:value-type="float" office:value="673.99" calcext:value-type="float">
            <text:p>673,99</text:p>
          </table:table-cell>
          <table:table-cell office:value-type="float" office:value="684.84" calcext:value-type="float">
            <text:p>684,84</text:p>
          </table:table-cell>
          <table:table-cell office:value-type="float" office:value="690.25" calcext:value-type="float">
            <text:p>690,25</text:p>
          </table:table-cell>
          <table:table-cell office:value-type="float" office:value="694.39" calcext:value-type="float">
            <text:p>694,39</text:p>
          </table:table-cell>
          <table:table-cell office:value-type="float" office:value="700.57" calcext:value-type="float">
            <text:p>700,57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425.47" calcext:value-type="float">
            <text:p>425,47</text:p>
          </table:table-cell>
          <table:table-cell office:value-type="float" office:value="426.03" calcext:value-type="float">
            <text:p>426,03</text:p>
          </table:table-cell>
          <table:table-cell office:value-type="float" office:value="425.94" calcext:value-type="float">
            <text:p>425,94</text:p>
          </table:table-cell>
          <table:table-cell office:value-type="float" office:value="425.98" calcext:value-type="float">
            <text:p>425,98</text:p>
          </table:table-cell>
          <table:table-cell office:value-type="float" office:value="425.05" calcext:value-type="float">
            <text:p>425,05</text:p>
          </table:table-cell>
          <table:table-cell office:value-type="float" office:value="425.47" calcext:value-type="float">
            <text:p>425,47</text:p>
          </table:table-cell>
          <table:table-cell office:value-type="float" office:value="423.39" calcext:value-type="float">
            <text:p>423,39</text:p>
          </table:table-cell>
          <table:table-cell office:value-type="float" office:value="423.68" calcext:value-type="float">
            <text:p>423,68</text:p>
          </table:table-cell>
          <table:table-cell office:value-type="float" office:value="424.32" calcext:value-type="float">
            <text:p>424,32</text:p>
          </table:table-cell>
          <table:table-cell office:value-type="float" office:value="425.93" calcext:value-type="float">
            <text:p>425,93</text:p>
          </table:table-cell>
          <table:table-cell office:value-type="float" office:value="428.61" calcext:value-type="float">
            <text:p>428,61</text:p>
          </table:table-cell>
          <table:table-cell office:value-type="float" office:value="428.18" calcext:value-type="float">
            <text:p>428,18</text:p>
          </table:table-cell>
          <table:table-cell office:value-type="float" office:value="429.17" calcext:value-type="float">
            <text:p>429,17</text:p>
          </table:table-cell>
          <table:table-cell office:value-type="float" office:value="430.5" calcext:value-type="float">
            <text:p>430,5</text:p>
          </table:table-cell>
          <table:table-cell office:value-type="float" office:value="430.41" calcext:value-type="float">
            <text:p>430,41</text:p>
          </table:table-cell>
          <table:table-cell office:value-type="float" office:value="430.8" calcext:value-type="float">
            <text:p>430,8</text:p>
          </table:table-cell>
          <table:table-cell office:value-type="float" office:value="433.64" calcext:value-type="float">
            <text:p>433,64</text:p>
          </table:table-cell>
          <table:table-cell office:value-type="float" office:value="435.64" calcext:value-type="float">
            <text:p>435,64</text:p>
          </table:table-cell>
          <table:table-cell office:value-type="float" office:value="438.25" calcext:value-type="float">
            <text:p>438,25</text:p>
          </table:table-cell>
          <table:table-cell office:value-type="float" office:value="441.28" calcext:value-type="float">
            <text:p>441,28</text:p>
          </table:table-cell>
          <table:table-cell office:value-type="float" office:value="443.57" calcext:value-type="float">
            <text:p>443,57</text:p>
          </table:table-cell>
          <table:table-cell office:value-type="float" office:value="454.75" calcext:value-type="float">
            <text:p>454,75</text:p>
          </table:table-cell>
          <table:table-cell office:value-type="float" office:value="458.52" calcext:value-type="float">
            <text:p>458,52</text:p>
          </table:table-cell>
          <table:table-cell office:value-type="float" office:value="461.64" calcext:value-type="float">
            <text:p>461,64</text:p>
          </table:table-cell>
          <table:table-cell office:value-type="float" office:value="461.41" calcext:value-type="float">
            <text:p>461,41</text:p>
          </table:table-cell>
          <table:table-cell office:value-type="float" office:value="462.2" calcext:value-type="float">
            <text:p>462,2</text:p>
          </table:table-cell>
          <table:table-cell office:value-type="float" office:value="465.66" calcext:value-type="float">
            <text:p>465,66</text:p>
          </table:table-cell>
          <table:table-cell office:value-type="float" office:value="467.99" calcext:value-type="float">
            <text:p>467,99</text:p>
          </table:table-cell>
          <table:table-cell office:value-type="float" office:value="470.14" calcext:value-type="float">
            <text:p>470,14</text:p>
          </table:table-cell>
          <table:table-cell office:value-type="float" office:value="473.86" calcext:value-type="float">
            <text:p>473,86</text:p>
          </table:table-cell>
          <table:table-cell office:value-type="float" office:value="474.19" calcext:value-type="float">
            <text:p>474,19</text:p>
          </table:table-cell>
          <table:table-cell office:value-type="float" office:value="474.52" calcext:value-type="float">
            <text:p>474,52</text:p>
          </table:table-cell>
          <table:table-cell office:value-type="float" office:value="479.22" calcext:value-type="float">
            <text:p>479,22</text:p>
          </table:table-cell>
          <table:table-cell office:value-type="float" office:value="481.81" calcext:value-type="float">
            <text:p>481,81</text:p>
          </table:table-cell>
          <table:table-cell office:value-type="float" office:value="480.94" calcext:value-type="float">
            <text:p>480,94</text:p>
          </table:table-cell>
          <table:table-cell office:value-type="float" office:value="482.43" calcext:value-type="float">
            <text:p>482,43</text:p>
          </table:table-cell>
          <table:table-cell office:value-type="float" office:value="486.72" calcext:value-type="float">
            <text:p>486,72</text:p>
          </table:table-cell>
          <table:table-cell office:value-type="float" office:value="486.97" calcext:value-type="float">
            <text:p>486,97</text:p>
          </table:table-cell>
          <table:table-cell office:value-type="float" office:value="488.23" calcext:value-type="float">
            <text:p>488,23</text:p>
          </table:table-cell>
          <table:table-cell office:value-type="float" office:value="488.09" calcext:value-type="float">
            <text:p>488,09</text:p>
          </table:table-cell>
          <table:table-cell office:value-type="float" office:value="489.45" calcext:value-type="float">
            <text:p>489,45</text:p>
          </table:table-cell>
          <table:table-cell office:value-type="float" office:value="492.15" calcext:value-type="float">
            <text:p>492,15</text:p>
          </table:table-cell>
          <table:table-cell office:value-type="float" office:value="494.21" calcext:value-type="float">
            <text:p>494,21</text:p>
          </table:table-cell>
          <table:table-cell office:value-type="float" office:value="501.87" calcext:value-type="float">
            <text:p>501,87</text:p>
          </table:table-cell>
          <table:table-cell office:value-type="float" office:value="513.67" calcext:value-type="float">
            <text:p>513,67</text:p>
          </table:table-cell>
          <table:table-cell office:value-type="float" office:value="532.31" calcext:value-type="float">
            <text:p>532,31</text:p>
          </table:table-cell>
          <table:table-cell office:value-type="float" office:value="549.03" calcext:value-type="float">
            <text:p>549,03</text:p>
          </table:table-cell>
          <table:table-cell office:value-type="float" office:value="563.8" calcext:value-type="float">
            <text:p>563,8</text:p>
          </table:table-cell>
          <table:table-cell office:value-type="float" office:value="575.19" calcext:value-type="float">
            <text:p>575,19</text:p>
          </table:table-cell>
          <table:table-cell office:value-type="float" office:value="584.68" calcext:value-type="float">
            <text:p>584,68</text:p>
          </table:table-cell>
          <table:table-cell office:value-type="float" office:value="593.91" calcext:value-type="float">
            <text:p>593,91</text:p>
          </table:table-cell>
          <table:table-cell office:value-type="float" office:value="607.93" calcext:value-type="float">
            <text:p>607,93</text:p>
          </table:table-cell>
          <table:table-cell office:value-type="float" office:value="618.99" calcext:value-type="float">
            <text:p>618,99</text:p>
          </table:table-cell>
          <table:table-cell office:value-type="float" office:value="627.85" calcext:value-type="float">
            <text:p>627,85</text:p>
          </table:table-cell>
          <table:table-cell office:value-type="float" office:value="642.04" calcext:value-type="float">
            <text:p>642,04</text:p>
          </table:table-cell>
          <table:table-cell office:value-type="float" office:value="652.24" calcext:value-type="float">
            <text:p>652,24</text:p>
          </table:table-cell>
          <table:table-cell office:value-type="float" office:value="664.05" calcext:value-type="float">
            <text:p>664,05</text:p>
          </table:table-cell>
          <table:table-cell office:value-type="float" office:value="674.94" calcext:value-type="float">
            <text:p>674,94</text:p>
          </table:table-cell>
          <table:table-cell office:value-type="float" office:value="686.48" calcext:value-type="float">
            <text:p>686,48</text:p>
          </table:table-cell>
          <table:table-cell office:value-type="float" office:value="695.41" calcext:value-type="float">
            <text:p>695,41</text:p>
          </table:table-cell>
          <table:table-cell office:value-type="float" office:value="704.52" calcext:value-type="float">
            <text:p>704,52</text:p>
          </table:table-cell>
          <table:table-cell office:value-type="float" office:value="707.54" calcext:value-type="float">
            <text:p>707,54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398.73" calcext:value-type="float">
            <text:p>398,73</text:p>
          </table:table-cell>
          <table:table-cell office:value-type="float" office:value="400.04" calcext:value-type="float">
            <text:p>400,04</text:p>
          </table:table-cell>
          <table:table-cell office:value-type="float" office:value="400.92" calcext:value-type="float">
            <text:p>400,92</text:p>
          </table:table-cell>
          <table:table-cell office:value-type="float" office:value="401.08" calcext:value-type="float">
            <text:p>401,08</text:p>
          </table:table-cell>
          <table:table-cell office:value-type="float" office:value="402.53" calcext:value-type="float">
            <text:p>402,53</text:p>
          </table:table-cell>
          <table:table-cell office:value-type="float" office:value="403.74" calcext:value-type="float">
            <text:p>403,74</text:p>
          </table:table-cell>
          <table:table-cell office:value-type="float" office:value="402.16" calcext:value-type="float">
            <text:p>402,16</text:p>
          </table:table-cell>
          <table:table-cell office:value-type="float" office:value="405.26" calcext:value-type="float">
            <text:p>405,26</text:p>
          </table:table-cell>
          <table:table-cell office:value-type="float" office:value="408.26" calcext:value-type="float">
            <text:p>408,26</text:p>
          </table:table-cell>
          <table:table-cell office:value-type="float" office:value="408.91" calcext:value-type="float">
            <text:p>408,91</text:p>
          </table:table-cell>
          <table:table-cell office:value-type="float" office:value="411.57" calcext:value-type="float">
            <text:p>411,57</text:p>
          </table:table-cell>
          <table:table-cell office:value-type="float" office:value="412.72" calcext:value-type="float">
            <text:p>412,72</text:p>
          </table:table-cell>
          <table:table-cell office:value-type="float" office:value="414.5" calcext:value-type="float">
            <text:p>414,5</text:p>
          </table:table-cell>
          <table:table-cell office:value-type="float" office:value="416.4" calcext:value-type="float">
            <text:p>416,4</text:p>
          </table:table-cell>
          <table:table-cell office:value-type="float" office:value="419.9" calcext:value-type="float">
            <text:p>419,9</text:p>
          </table:table-cell>
          <table:table-cell office:value-type="float" office:value="421.08" calcext:value-type="float">
            <text:p>421,08</text:p>
          </table:table-cell>
          <table:table-cell office:value-type="float" office:value="424.95" calcext:value-type="float">
            <text:p>424,95</text:p>
          </table:table-cell>
          <table:table-cell office:value-type="float" office:value="426.78" calcext:value-type="float">
            <text:p>426,78</text:p>
          </table:table-cell>
          <table:table-cell office:value-type="float" office:value="429" calcext:value-type="float">
            <text:p>429</text:p>
          </table:table-cell>
          <table:table-cell office:value-type="float" office:value="430.24" calcext:value-type="float">
            <text:p>430,24</text:p>
          </table:table-cell>
          <table:table-cell office:value-type="float" office:value="434.5" calcext:value-type="float">
            <text:p>434,5</text:p>
          </table:table-cell>
          <table:table-cell office:value-type="float" office:value="437.71" calcext:value-type="float">
            <text:p>437,71</text:p>
          </table:table-cell>
          <table:table-cell office:value-type="float" office:value="440.03" calcext:value-type="float">
            <text:p>440,03</text:p>
          </table:table-cell>
          <table:table-cell office:value-type="float" office:value="442.01" calcext:value-type="float">
            <text:p>442,01</text:p>
          </table:table-cell>
          <table:table-cell office:value-type="float" office:value="441.53" calcext:value-type="float">
            <text:p>441,53</text:p>
          </table:table-cell>
          <table:table-cell office:value-type="float" office:value="442.68" calcext:value-type="float">
            <text:p>442,68</text:p>
          </table:table-cell>
          <table:table-cell office:value-type="float" office:value="443.43" calcext:value-type="float">
            <text:p>443,43</text:p>
          </table:table-cell>
          <table:table-cell office:value-type="float" office:value="444.94" calcext:value-type="float">
            <text:p>444,94</text:p>
          </table:table-cell>
          <table:table-cell office:value-type="float" office:value="446.58" calcext:value-type="float">
            <text:p>446,58</text:p>
          </table:table-cell>
          <table:table-cell office:value-type="float" office:value="448.1" calcext:value-type="float">
            <text:p>448,1</text:p>
          </table:table-cell>
          <table:table-cell office:value-type="float" office:value="448.15" calcext:value-type="float">
            <text:p>448,15</text:p>
          </table:table-cell>
          <table:table-cell office:value-type="float" office:value="448.95" calcext:value-type="float">
            <text:p>448,95</text:p>
          </table:table-cell>
          <table:table-cell office:value-type="float" office:value="450.21" calcext:value-type="float">
            <text:p>450,21</text:p>
          </table:table-cell>
          <table:table-cell office:value-type="float" office:value="450.34" calcext:value-type="float">
            <text:p>450,34</text:p>
          </table:table-cell>
          <table:table-cell office:value-type="float" office:value="451.29" calcext:value-type="float">
            <text:p>451,29</text:p>
          </table:table-cell>
          <table:table-cell office:value-type="float" office:value="452.28" calcext:value-type="float">
            <text:p>452,28</text:p>
          </table:table-cell>
          <table:table-cell office:value-type="float" office:value="454.86" calcext:value-type="float">
            <text:p>454,86</text:p>
          </table:table-cell>
          <table:table-cell office:value-type="float" office:value="457.77" calcext:value-type="float">
            <text:p>457,77</text:p>
          </table:table-cell>
          <table:table-cell office:value-type="float" office:value="458.28" calcext:value-type="float">
            <text:p>458,28</text:p>
          </table:table-cell>
          <table:table-cell office:value-type="float" office:value="459.33" calcext:value-type="float">
            <text:p>459,33</text:p>
          </table:table-cell>
          <table:table-cell office:value-type="float" office:value="459.42" calcext:value-type="float">
            <text:p>459,42</text:p>
          </table:table-cell>
          <table:table-cell office:value-type="float" office:value="461.21" calcext:value-type="float">
            <text:p>461,21</text:p>
          </table:table-cell>
          <table:table-cell office:value-type="float" office:value="464.35" calcext:value-type="float">
            <text:p>464,35</text:p>
          </table:table-cell>
          <table:table-cell office:value-type="float" office:value="472.48" calcext:value-type="float">
            <text:p>472,48</text:p>
          </table:table-cell>
          <table:table-cell office:value-type="float" office:value="486.56" calcext:value-type="float">
            <text:p>486,56</text:p>
          </table:table-cell>
          <table:table-cell office:value-type="float" office:value="504.46" calcext:value-type="float">
            <text:p>504,46</text:p>
          </table:table-cell>
          <table:table-cell office:value-type="float" office:value="520.6" calcext:value-type="float">
            <text:p>520,6</text:p>
          </table:table-cell>
          <table:table-cell office:value-type="float" office:value="541.64" calcext:value-type="float">
            <text:p>541,64</text:p>
          </table:table-cell>
          <table:table-cell office:value-type="float" office:value="560.65" calcext:value-type="float">
            <text:p>560,65</text:p>
          </table:table-cell>
          <table:table-cell office:value-type="float" office:value="571.02" calcext:value-type="float">
            <text:p>571,02</text:p>
          </table:table-cell>
          <table:table-cell office:value-type="float" office:value="582.15" calcext:value-type="float">
            <text:p>582,15</text:p>
          </table:table-cell>
          <table:table-cell office:value-type="float" office:value="603" calcext:value-type="float">
            <text:p>603</text:p>
          </table:table-cell>
          <table:table-cell office:value-type="float" office:value="622.17" calcext:value-type="float">
            <text:p>622,17</text:p>
          </table:table-cell>
          <table:table-cell office:value-type="float" office:value="634.86" calcext:value-type="float">
            <text:p>634,86</text:p>
          </table:table-cell>
          <table:table-cell office:value-type="float" office:value="647.05" calcext:value-type="float">
            <text:p>647,05</text:p>
          </table:table-cell>
          <table:table-cell office:value-type="float" office:value="655.72" calcext:value-type="float">
            <text:p>655,72</text:p>
          </table:table-cell>
          <table:table-cell office:value-type="float" office:value="661.23" calcext:value-type="float">
            <text:p>661,23</text:p>
          </table:table-cell>
          <table:table-cell office:value-type="float" office:value="668.64" calcext:value-type="float">
            <text:p>668,64</text:p>
          </table:table-cell>
          <table:table-cell office:value-type="float" office:value="679.47" calcext:value-type="float">
            <text:p>679,47</text:p>
          </table:table-cell>
          <table:table-cell office:value-type="float" office:value="685.79" calcext:value-type="float">
            <text:p>685,79</text:p>
          </table:table-cell>
          <table:table-cell office:value-type="float" office:value="688.6" calcext:value-type="float">
            <text:p>688,6</text:p>
          </table:table-cell>
          <table:table-cell office:value-type="float" office:value="694.32" calcext:value-type="float">
            <text:p>694,32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office:value-type="float" office:value="400.39" calcext:value-type="float">
            <text:p>400,39</text:p>
          </table:table-cell>
          <table:table-cell office:value-type="float" office:value="402.28" calcext:value-type="float">
            <text:p>402,28</text:p>
          </table:table-cell>
          <table:table-cell office:value-type="float" office:value="401.11" calcext:value-type="float">
            <text:p>401,11</text:p>
          </table:table-cell>
          <table:table-cell office:value-type="float" office:value="401.55" calcext:value-type="float">
            <text:p>401,55</text:p>
          </table:table-cell>
          <table:table-cell office:value-type="float" office:value="403.6" calcext:value-type="float">
            <text:p>403,6</text:p>
          </table:table-cell>
          <table:table-cell office:value-type="float" office:value="403.03" calcext:value-type="float">
            <text:p>403,03</text:p>
          </table:table-cell>
          <table:table-cell office:value-type="float" office:value="407.06" calcext:value-type="float">
            <text:p>407,06</text:p>
          </table:table-cell>
          <table:table-cell office:value-type="float" office:value="403.44" calcext:value-type="float">
            <text:p>403,44</text:p>
          </table:table-cell>
          <table:table-cell office:value-type="float" office:value="404.29" calcext:value-type="float">
            <text:p>404,29</text:p>
          </table:table-cell>
          <table:table-cell office:value-type="float" office:value="404.41" calcext:value-type="float">
            <text:p>404,41</text:p>
          </table:table-cell>
          <table:table-cell office:value-type="float" office:value="408.33" calcext:value-type="float">
            <text:p>408,33</text:p>
          </table:table-cell>
          <table:table-cell office:value-type="float" office:value="407.56" calcext:value-type="float">
            <text:p>407,56</text:p>
          </table:table-cell>
          <table:table-cell office:value-type="float" office:value="411.43" calcext:value-type="float">
            <text:p>411,43</text:p>
          </table:table-cell>
          <table:table-cell office:value-type="float" office:value="413.24" calcext:value-type="float">
            <text:p>413,24</text:p>
          </table:table-cell>
          <table:table-cell office:value-type="float" office:value="415.84" calcext:value-type="float">
            <text:p>415,84</text:p>
          </table:table-cell>
          <table:table-cell office:value-type="float" office:value="415.14" calcext:value-type="float">
            <text:p>415,14</text:p>
          </table:table-cell>
          <table:table-cell office:value-type="float" office:value="412.98" calcext:value-type="float">
            <text:p>412,98</text:p>
          </table:table-cell>
          <table:table-cell office:value-type="float" office:value="416.03" calcext:value-type="float">
            <text:p>416,03</text:p>
          </table:table-cell>
          <table:table-cell office:value-type="float" office:value="421.94" calcext:value-type="float">
            <text:p>421,94</text:p>
          </table:table-cell>
          <table:table-cell office:value-type="float" office:value="425.95" calcext:value-type="float">
            <text:p>425,95</text:p>
          </table:table-cell>
          <table:table-cell office:value-type="float" office:value="429.23" calcext:value-type="float">
            <text:p>429,23</text:p>
          </table:table-cell>
          <table:table-cell office:value-type="float" office:value="429.57" calcext:value-type="float">
            <text:p>429,57</text:p>
          </table:table-cell>
          <table:table-cell office:value-type="float" office:value="430.13" calcext:value-type="float">
            <text:p>430,13</text:p>
          </table:table-cell>
          <table:table-cell office:value-type="float" office:value="430.78" calcext:value-type="float">
            <text:p>430,78</text:p>
          </table:table-cell>
          <table:table-cell office:value-type="float" office:value="438.18" calcext:value-type="float">
            <text:p>438,18</text:p>
          </table:table-cell>
          <table:table-cell office:value-type="float" office:value="441.91" calcext:value-type="float">
            <text:p>441,91</text:p>
          </table:table-cell>
          <table:table-cell office:value-type="float" office:value="447.65" calcext:value-type="float">
            <text:p>447,65</text:p>
          </table:table-cell>
          <table:table-cell office:value-type="float" office:value="449.53" calcext:value-type="float">
            <text:p>449,53</text:p>
          </table:table-cell>
          <table:table-cell office:value-type="float" office:value="451.15" calcext:value-type="float">
            <text:p>451,15</text:p>
          </table:table-cell>
          <table:table-cell office:value-type="float" office:value="448.08" calcext:value-type="float">
            <text:p>448,08</text:p>
          </table:table-cell>
          <table:table-cell office:value-type="float" office:value="457.09" calcext:value-type="float">
            <text:p>457,09</text:p>
          </table:table-cell>
          <table:table-cell office:value-type="float" office:value="457.96" calcext:value-type="float">
            <text:p>457,96</text:p>
          </table:table-cell>
          <table:table-cell office:value-type="float" office:value="458.83" calcext:value-type="float">
            <text:p>458,83</text:p>
          </table:table-cell>
          <table:table-cell office:value-type="float" office:value="459.47" calcext:value-type="float">
            <text:p>459,47</text:p>
          </table:table-cell>
          <table:table-cell office:value-type="float" office:value="460.16" calcext:value-type="float">
            <text:p>460,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461.02" calcext:value-type="float">
            <text:p>461,02</text:p>
          </table:table-cell>
          <table:table-cell office:value-type="float" office:value="463.65" calcext:value-type="float">
            <text:p>463,65</text:p>
          </table:table-cell>
          <table:table-cell office:value-type="float" office:value="466.15" calcext:value-type="float">
            <text:p>466,15</text:p>
          </table:table-cell>
          <table:table-cell office:value-type="float" office:value="464.15" calcext:value-type="float">
            <text:p>464,15</text:p>
          </table:table-cell>
          <table:table-cell office:value-type="float" office:value="465.17" calcext:value-type="float">
            <text:p>465,17</text:p>
          </table:table-cell>
          <table:table-cell office:value-type="float" office:value="466" calcext:value-type="float">
            <text:p>466</text:p>
          </table:table-cell>
          <table:table-cell office:value-type="float" office:value="470.11" calcext:value-type="float">
            <text:p>470,11</text:p>
          </table:table-cell>
          <table:table-cell office:value-type="float" office:value="476.92" calcext:value-type="float">
            <text:p>476,92</text:p>
          </table:table-cell>
          <table:table-cell office:value-type="float" office:value="489.42" calcext:value-type="float">
            <text:p>489,42</text:p>
          </table:table-cell>
          <table:table-cell office:value-type="float" office:value="503.81" calcext:value-type="float">
            <text:p>503,81</text:p>
          </table:table-cell>
          <table:table-cell office:value-type="float" office:value="519.63" calcext:value-type="float">
            <text:p>519,63</text:p>
          </table:table-cell>
          <table:table-cell office:value-type="float" office:value="536.51" calcext:value-type="float">
            <text:p>536,51</text:p>
          </table:table-cell>
          <table:table-cell office:value-type="float" office:value="553.47" calcext:value-type="float">
            <text:p>553,47</text:p>
          </table:table-cell>
          <table:table-cell office:value-type="float" office:value="564.48" calcext:value-type="float">
            <text:p>564,48</text:p>
          </table:table-cell>
          <table:table-cell office:value-type="float" office:value="580.29" calcext:value-type="float">
            <text:p>580,29</text:p>
          </table:table-cell>
          <table:table-cell office:value-type="float" office:value="599.84" calcext:value-type="float">
            <text:p>599,84</text:p>
          </table:table-cell>
          <table:table-cell office:value-type="float" office:value="616.52" calcext:value-type="float">
            <text:p>616,52</text:p>
          </table:table-cell>
          <table:table-cell office:value-type="float" office:value="633.72" calcext:value-type="float">
            <text:p>633,72</text:p>
          </table:table-cell>
          <table:table-cell office:value-type="float" office:value="658.75" calcext:value-type="float">
            <text:p>658,75</text:p>
          </table:table-cell>
          <table:table-cell office:value-type="float" office:value="667.12" calcext:value-type="float">
            <text:p>667,12</text:p>
          </table:table-cell>
          <table:table-cell office:value-type="float" office:value="675.66" calcext:value-type="float">
            <text:p>675,66</text:p>
          </table:table-cell>
          <table:table-cell office:value-type="float" office:value="684.78" calcext:value-type="float">
            <text:p>684,78</text:p>
          </table:table-cell>
          <table:table-cell office:value-type="float" office:value="693.95" calcext:value-type="float">
            <text:p>693,95</text:p>
          </table:table-cell>
          <table:table-cell office:value-type="float" office:value="696.59" calcext:value-type="float">
            <text:p>696,59</text:p>
          </table:table-cell>
          <table:table-cell office:value-type="float" office:value="702.02" calcext:value-type="float">
            <text:p>702,02</text:p>
          </table:table-cell>
          <table:table-cell office:value-type="float" office:value="709.25" calcext:value-type="float">
            <text:p>709,25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390.37" calcext:value-type="float">
            <text:p>390,37</text:p>
          </table:table-cell>
          <table:table-cell office:value-type="float" office:value="392.09" calcext:value-type="float">
            <text:p>392,09</text:p>
          </table:table-cell>
          <table:table-cell office:value-type="float" office:value="394.01" calcext:value-type="float">
            <text:p>394,01</text:p>
          </table:table-cell>
          <table:table-cell office:value-type="float" office:value="394.33" calcext:value-type="float">
            <text:p>394,33</text:p>
          </table:table-cell>
          <table:table-cell office:value-type="float" office:value="395.11" calcext:value-type="float">
            <text:p>395,11</text:p>
          </table:table-cell>
          <table:table-cell office:value-type="float" office:value="395.27" calcext:value-type="float">
            <text:p>395,27</text:p>
          </table:table-cell>
          <table:table-cell office:value-type="float" office:value="394.88" calcext:value-type="float">
            <text:p>394,88</text:p>
          </table:table-cell>
          <table:table-cell office:value-type="float" office:value="393.93" calcext:value-type="float">
            <text:p>393,93</text:p>
          </table:table-cell>
          <table:table-cell office:value-type="float" office:value="395.47" calcext:value-type="float">
            <text:p>395,47</text:p>
          </table:table-cell>
          <table:table-cell office:value-type="float" office:value="396.26" calcext:value-type="float">
            <text:p>396,26</text:p>
          </table:table-cell>
          <table:table-cell office:value-type="float" office:value="397.96" calcext:value-type="float">
            <text:p>397,96</text:p>
          </table:table-cell>
          <table:table-cell office:value-type="float" office:value="400.95" calcext:value-type="float">
            <text:p>400,95</text:p>
          </table:table-cell>
          <table:table-cell office:value-type="float" office:value="401.47" calcext:value-type="float">
            <text:p>401,47</text:p>
          </table:table-cell>
          <table:table-cell office:value-type="float" office:value="404.28" calcext:value-type="float">
            <text:p>404,28</text:p>
          </table:table-cell>
          <table:table-cell office:value-type="float" office:value="403.59" calcext:value-type="float">
            <text:p>403,59</text:p>
          </table:table-cell>
          <table:table-cell office:value-type="float" office:value="405.12" calcext:value-type="float">
            <text:p>405,12</text:p>
          </table:table-cell>
          <table:table-cell office:value-type="float" office:value="407.31" calcext:value-type="float">
            <text:p>407,31</text:p>
          </table:table-cell>
          <table:table-cell office:value-type="float" office:value="410.94" calcext:value-type="float">
            <text:p>410,94</text:p>
          </table:table-cell>
          <table:table-cell office:value-type="float" office:value="411.68" calcext:value-type="float">
            <text:p>411,68</text:p>
          </table:table-cell>
          <table:table-cell office:value-type="float" office:value="413.98" calcext:value-type="float">
            <text:p>413,98</text:p>
          </table:table-cell>
          <table:table-cell office:value-type="float" office:value="416.63" calcext:value-type="float">
            <text:p>416,63</text:p>
          </table:table-cell>
          <table:table-cell office:value-type="float" office:value="418.13" calcext:value-type="float">
            <text:p>418,13</text:p>
          </table:table-cell>
          <table:table-cell office:value-type="float" office:value="421.31" calcext:value-type="float">
            <text:p>421,31</text:p>
          </table:table-cell>
          <table:table-cell office:value-type="float" office:value="424.72" calcext:value-type="float">
            <text:p>424,72</text:p>
          </table:table-cell>
          <table:table-cell office:value-type="float" office:value="426.29" calcext:value-type="float">
            <text:p>426,29</text:p>
          </table:table-cell>
          <table:table-cell office:value-type="float" office:value="428.42" calcext:value-type="float">
            <text:p>428,42</text:p>
          </table:table-cell>
          <table:table-cell office:value-type="float" office:value="435.62" calcext:value-type="float">
            <text:p>435,62</text:p>
          </table:table-cell>
          <table:table-cell office:value-type="float" office:value="438.67" calcext:value-type="float">
            <text:p>438,67</text:p>
          </table:table-cell>
          <table:table-cell office:value-type="float" office:value="437.97" calcext:value-type="float">
            <text:p>437,97</text:p>
          </table:table-cell>
          <table:table-cell office:value-type="float" office:value="441.43" calcext:value-type="float">
            <text:p>441,43</text:p>
          </table:table-cell>
          <table:table-cell office:value-type="float" office:value="442" calcext:value-type="float">
            <text:p>442</text:p>
          </table:table-cell>
          <table:table-cell office:value-type="float" office:value="444.61" calcext:value-type="float">
            <text:p>444,61</text:p>
          </table:table-cell>
          <table:table-cell office:value-type="float" office:value="450.66" calcext:value-type="float">
            <text:p>450,66</text:p>
          </table:table-cell>
          <table:table-cell office:value-type="float" office:value="453.14" calcext:value-type="float">
            <text:p>453,14</text:p>
          </table:table-cell>
          <table:table-cell table:number-columns-repeated="2" office:value-type="float" office:value="453.36" calcext:value-type="float">
            <text:p>453,36</text:p>
          </table:table-cell>
          <table:table-cell office:value-type="float" office:value="453.86" calcext:value-type="float">
            <text:p>453,86</text:p>
          </table:table-cell>
          <table:table-cell office:value-type="float" office:value="456.36" calcext:value-type="float">
            <text:p>456,36</text:p>
          </table:table-cell>
          <table:table-cell office:value-type="float" office:value="456.95" calcext:value-type="float">
            <text:p>456,95</text:p>
          </table:table-cell>
          <table:table-cell office:value-type="float" office:value="458.37" calcext:value-type="float">
            <text:p>458,37</text:p>
          </table:table-cell>
          <table:table-cell office:value-type="float" office:value="460.06" calcext:value-type="float">
            <text:p>460,06</text:p>
          </table:table-cell>
          <table:table-cell office:value-type="float" office:value="455.78" calcext:value-type="float">
            <text:p>455,78</text:p>
          </table:table-cell>
          <table:table-cell office:value-type="float" office:value="457.06" calcext:value-type="float">
            <text:p>457,06</text:p>
          </table:table-cell>
          <table:table-cell office:value-type="float" office:value="464.1" calcext:value-type="float">
            <text:p>464,1</text:p>
          </table:table-cell>
          <table:table-cell office:value-type="float" office:value="476.21" calcext:value-type="float">
            <text:p>476,21</text:p>
          </table:table-cell>
          <table:table-cell office:value-type="float" office:value="489.31" calcext:value-type="float">
            <text:p>489,31</text:p>
          </table:table-cell>
          <table:table-cell office:value-type="float" office:value="508.1" calcext:value-type="float">
            <text:p>508,1</text:p>
          </table:table-cell>
          <table:table-cell office:value-type="float" office:value="527.46" calcext:value-type="float">
            <text:p>527,46</text:p>
          </table:table-cell>
          <table:table-cell office:value-type="float" office:value="545.76" calcext:value-type="float">
            <text:p>545,76</text:p>
          </table:table-cell>
          <table:table-cell office:value-type="float" office:value="559.68" calcext:value-type="float">
            <text:p>559,68</text:p>
          </table:table-cell>
          <table:table-cell office:value-type="float" office:value="569.58" calcext:value-type="float">
            <text:p>569,58</text:p>
          </table:table-cell>
          <table:table-cell office:value-type="float" office:value="589.29" calcext:value-type="float">
            <text:p>589,29</text:p>
          </table:table-cell>
          <table:table-cell office:value-type="float" office:value="600.25" calcext:value-type="float">
            <text:p>600,25</text:p>
          </table:table-cell>
          <table:table-cell office:value-type="float" office:value="619.64" calcext:value-type="float">
            <text:p>619,64</text:p>
          </table:table-cell>
          <table:table-cell office:value-type="float" office:value="630.61" calcext:value-type="float">
            <text:p>630,61</text:p>
          </table:table-cell>
          <table:table-cell office:value-type="float" office:value="649.84" calcext:value-type="float">
            <text:p>649,84</text:p>
          </table:table-cell>
          <table:table-cell office:value-type="float" office:value="655.04" calcext:value-type="float">
            <text:p>655,04</text:p>
          </table:table-cell>
          <table:table-cell office:value-type="float" office:value="660.47" calcext:value-type="float">
            <text:p>660,47</text:p>
          </table:table-cell>
          <table:table-cell office:value-type="float" office:value="673.16" calcext:value-type="float">
            <text:p>673,16</text:p>
          </table:table-cell>
          <table:table-cell office:value-type="float" office:value="679.42" calcext:value-type="float">
            <text:p>679,42</text:p>
          </table:table-cell>
          <table:table-cell office:value-type="float" office:value="677.45" calcext:value-type="float">
            <text:p>677,45</text:p>
          </table:table-cell>
          <table:table-cell office:value-type="float" office:value="686.73" calcext:value-type="float">
            <text:p>686,73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436.15" calcext:value-type="float">
            <text:p>436,15</text:p>
          </table:table-cell>
          <table:table-cell office:value-type="float" office:value="434.49" calcext:value-type="float">
            <text:p>434,49</text:p>
          </table:table-cell>
          <table:table-cell office:value-type="float" office:value="437.1" calcext:value-type="float">
            <text:p>437,1</text:p>
          </table:table-cell>
          <table:table-cell office:value-type="float" office:value="437.18" calcext:value-type="float">
            <text:p>437,18</text:p>
          </table:table-cell>
          <table:table-cell office:value-type="float" office:value="437.53" calcext:value-type="float">
            <text:p>437,53</text:p>
          </table:table-cell>
          <table:table-cell office:value-type="float" office:value="439.59" calcext:value-type="float">
            <text:p>439,59</text:p>
          </table:table-cell>
          <table:table-cell office:value-type="float" office:value="438.36" calcext:value-type="float">
            <text:p>438,36</text:p>
          </table:table-cell>
          <table:table-cell office:value-type="float" office:value="441.25" calcext:value-type="float">
            <text:p>441,25</text:p>
          </table:table-cell>
          <table:table-cell office:value-type="float" office:value="441.65" calcext:value-type="float">
            <text:p>441,65</text:p>
          </table:table-cell>
          <table:table-cell office:value-type="float" office:value="447.74" calcext:value-type="float">
            <text:p>447,74</text:p>
          </table:table-cell>
          <table:table-cell office:value-type="float" office:value="450.83" calcext:value-type="float">
            <text:p>450,83</text:p>
          </table:table-cell>
          <table:table-cell office:value-type="float" office:value="451.1" calcext:value-type="float">
            <text:p>451,1</text:p>
          </table:table-cell>
          <table:table-cell office:value-type="float" office:value="447.59" calcext:value-type="float">
            <text:p>447,59</text:p>
          </table:table-cell>
          <table:table-cell office:value-type="float" office:value="450.81" calcext:value-type="float">
            <text:p>450,81</text:p>
          </table:table-cell>
          <table:table-cell office:value-type="float" office:value="454.33" calcext:value-type="float">
            <text:p>454,33</text:p>
          </table:table-cell>
          <table:table-cell office:value-type="float" office:value="456.28" calcext:value-type="float">
            <text:p>456,28</text:p>
          </table:table-cell>
          <table:table-cell office:value-type="float" office:value="457.69" calcext:value-type="float">
            <text:p>457,69</text:p>
          </table:table-cell>
          <table:table-cell office:value-type="float" office:value="459.94" calcext:value-type="float">
            <text:p>459,94</text:p>
          </table:table-cell>
          <table:table-cell office:value-type="float" office:value="462.79" calcext:value-type="float">
            <text:p>462,79</text:p>
          </table:table-cell>
          <table:table-cell office:value-type="float" office:value="465.7" calcext:value-type="float">
            <text:p>465,7</text:p>
          </table:table-cell>
          <table:table-cell office:value-type="float" office:value="468.82" calcext:value-type="float">
            <text:p>468,82</text:p>
          </table:table-cell>
          <table:table-cell office:value-type="float" office:value="471.73" calcext:value-type="float">
            <text:p>471,73</text:p>
          </table:table-cell>
          <table:table-cell office:value-type="float" office:value="473.66" calcext:value-type="float">
            <text:p>473,66</text:p>
          </table:table-cell>
          <table:table-cell office:value-type="float" office:value="476.03" calcext:value-type="float">
            <text:p>476,03</text:p>
          </table:table-cell>
          <table:table-cell office:value-type="float" office:value="475.46" calcext:value-type="float">
            <text:p>475,46</text:p>
          </table:table-cell>
          <table:table-cell office:value-type="float" office:value="478.22" calcext:value-type="float">
            <text:p>478,22</text:p>
          </table:table-cell>
          <table:table-cell office:value-type="float" office:value="478.7" calcext:value-type="float">
            <text:p>478,7</text:p>
          </table:table-cell>
          <table:table-cell office:value-type="float" office:value="481.62" calcext:value-type="float">
            <text:p>481,62</text:p>
          </table:table-cell>
          <table:table-cell office:value-type="float" office:value="479.59" calcext:value-type="float">
            <text:p>479,59</text:p>
          </table:table-cell>
          <table:table-cell office:value-type="float" office:value="481.99" calcext:value-type="float">
            <text:p>481,99</text:p>
          </table:table-cell>
          <table:table-cell office:value-type="float" office:value="483.2" calcext:value-type="float">
            <text:p>483,2</text:p>
          </table:table-cell>
          <table:table-cell office:value-type="float" office:value="488.22" calcext:value-type="float">
            <text:p>488,22</text:p>
          </table:table-cell>
          <table:table-cell office:value-type="float" office:value="486.61" calcext:value-type="float">
            <text:p>486,61</text:p>
          </table:table-cell>
          <table:table-cell office:value-type="float" office:value="489.82" calcext:value-type="float">
            <text:p>489,82</text:p>
          </table:table-cell>
          <table:table-cell office:value-type="float" office:value="490.36" calcext:value-type="float">
            <text:p>490,36</text:p>
          </table:table-cell>
          <table:table-cell office:value-type="float" office:value="491.34" calcext:value-type="float">
            <text:p>491,34</text:p>
          </table:table-cell>
          <table:table-cell office:value-type="float" office:value="495.08" calcext:value-type="float">
            <text:p>495,08</text:p>
          </table:table-cell>
          <table:table-cell office:value-type="float" office:value="497.16" calcext:value-type="float">
            <text:p>497,16</text:p>
          </table:table-cell>
          <table:table-cell office:value-type="float" office:value="498.5" calcext:value-type="float">
            <text:p>498,5</text:p>
          </table:table-cell>
          <table:table-cell office:value-type="float" office:value="498.75" calcext:value-type="float">
            <text:p>498,75</text:p>
          </table:table-cell>
          <table:table-cell office:value-type="float" office:value="499.05" calcext:value-type="float">
            <text:p>499,05</text:p>
          </table:table-cell>
          <table:table-cell office:value-type="float" office:value="499.6" calcext:value-type="float">
            <text:p>499,6</text:p>
          </table:table-cell>
          <table:table-cell office:value-type="float" office:value="501.69" calcext:value-type="float">
            <text:p>501,69</text:p>
          </table:table-cell>
          <table:table-cell office:value-type="float" office:value="508.92" calcext:value-type="float">
            <text:p>508,92</text:p>
          </table:table-cell>
          <table:table-cell office:value-type="float" office:value="520.06" calcext:value-type="float">
            <text:p>520,06</text:p>
          </table:table-cell>
          <table:table-cell office:value-type="float" office:value="529.01" calcext:value-type="float">
            <text:p>529,01</text:p>
          </table:table-cell>
          <table:table-cell office:value-type="float" office:value="541.92" calcext:value-type="float">
            <text:p>541,92</text:p>
          </table:table-cell>
          <table:table-cell office:value-type="float" office:value="553.68" calcext:value-type="float">
            <text:p>553,68</text:p>
          </table:table-cell>
          <table:table-cell office:value-type="float" office:value="567.91" calcext:value-type="float">
            <text:p>567,91</text:p>
          </table:table-cell>
          <table:table-cell office:value-type="float" office:value="580.4" calcext:value-type="float">
            <text:p>580,4</text:p>
          </table:table-cell>
          <table:table-cell office:value-type="float" office:value="591.49" calcext:value-type="float">
            <text:p>591,49</text:p>
          </table:table-cell>
          <table:table-cell office:value-type="float" office:value="596.75" calcext:value-type="float">
            <text:p>596,75</text:p>
          </table:table-cell>
          <table:table-cell office:value-type="float" office:value="608.8" calcext:value-type="float">
            <text:p>608,8</text:p>
          </table:table-cell>
          <table:table-cell office:value-type="float" office:value="624.88" calcext:value-type="float">
            <text:p>624,88</text:p>
          </table:table-cell>
          <table:table-cell office:value-type="float" office:value="644.87" calcext:value-type="float">
            <text:p>644,87</text:p>
          </table:table-cell>
          <table:table-cell office:value-type="float" office:value="658.22" calcext:value-type="float">
            <text:p>658,22</text:p>
          </table:table-cell>
          <table:table-cell office:value-type="float" office:value="671.91" calcext:value-type="float">
            <text:p>671,91</text:p>
          </table:table-cell>
          <table:table-cell office:value-type="float" office:value="685.69" calcext:value-type="float">
            <text:p>685,69</text:p>
          </table:table-cell>
          <table:table-cell office:value-type="float" office:value="700.15" calcext:value-type="float">
            <text:p>700,15</text:p>
          </table:table-cell>
          <table:table-cell office:value-type="float" office:value="709.75" calcext:value-type="float">
            <text:p>709,75</text:p>
          </table:table-cell>
          <table:table-cell office:value-type="float" office:value="716.42" calcext:value-type="float">
            <text:p>716,42</text:p>
          </table:table-cell>
          <table:table-cell office:value-type="float" office:value="718.57" calcext:value-type="float">
            <text:p>718,57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449.69" calcext:value-type="float">
            <text:p>449,69</text:p>
          </table:table-cell>
          <table:table-cell office:value-type="float" office:value="454.46" calcext:value-type="float">
            <text:p>454,46</text:p>
          </table:table-cell>
          <table:table-cell office:value-type="float" office:value="454.82" calcext:value-type="float">
            <text:p>454,82</text:p>
          </table:table-cell>
          <table:table-cell office:value-type="float" office:value="451.82" calcext:value-type="float">
            <text:p>451,82</text:p>
          </table:table-cell>
          <table:table-cell office:value-type="float" office:value="451.46" calcext:value-type="float">
            <text:p>451,46</text:p>
          </table:table-cell>
          <table:table-cell office:value-type="float" office:value="451.28" calcext:value-type="float">
            <text:p>451,28</text:p>
          </table:table-cell>
          <table:table-cell office:value-type="float" office:value="452.14" calcext:value-type="float">
            <text:p>452,14</text:p>
          </table:table-cell>
          <table:table-cell office:value-type="float" office:value="454.67" calcext:value-type="float">
            <text:p>454,67</text:p>
          </table:table-cell>
          <table:table-cell office:value-type="float" office:value="457.99" calcext:value-type="float">
            <text:p>457,99</text:p>
          </table:table-cell>
          <table:table-cell office:value-type="float" office:value="461.97" calcext:value-type="float">
            <text:p>461,97</text:p>
          </table:table-cell>
          <table:table-cell office:value-type="float" office:value="466.36" calcext:value-type="float">
            <text:p>466,36</text:p>
          </table:table-cell>
          <table:table-cell office:value-type="float" office:value="468.23" calcext:value-type="float">
            <text:p>468,23</text:p>
          </table:table-cell>
          <table:table-cell office:value-type="float" office:value="468.27" calcext:value-type="float">
            <text:p>468,27</text:p>
          </table:table-cell>
          <table:table-cell office:value-type="float" office:value="469.35" calcext:value-type="float">
            <text:p>469,35</text:p>
          </table:table-cell>
          <table:table-cell office:value-type="float" office:value="470.62" calcext:value-type="float">
            <text:p>470,62</text:p>
          </table:table-cell>
          <table:table-cell office:value-type="float" office:value="473.4" calcext:value-type="float">
            <text:p>473,4</text:p>
          </table:table-cell>
          <table:table-cell office:value-type="float" office:value="472.35" calcext:value-type="float">
            <text:p>472,35</text:p>
          </table:table-cell>
          <table:table-cell office:value-type="float" office:value="477.79" calcext:value-type="float">
            <text:p>477,79</text:p>
          </table:table-cell>
          <table:table-cell office:value-type="float" office:value="476.64" calcext:value-type="float">
            <text:p>476,64</text:p>
          </table:table-cell>
          <table:table-cell office:value-type="float" office:value="484.12" calcext:value-type="float">
            <text:p>484,12</text:p>
          </table:table-cell>
          <table:table-cell office:value-type="float" office:value="486.88" calcext:value-type="float">
            <text:p>486,88</text:p>
          </table:table-cell>
          <table:table-cell office:value-type="float" office:value="487.22" calcext:value-type="float">
            <text:p>487,22</text:p>
          </table:table-cell>
          <table:table-cell office:value-type="float" office:value="496.68" calcext:value-type="float">
            <text:p>496,68</text:p>
          </table:table-cell>
          <table:table-cell office:value-type="float" office:value="499.46" calcext:value-type="float">
            <text:p>499,46</text:p>
          </table:table-cell>
          <table:table-cell office:value-type="float" office:value="493.96" calcext:value-type="float">
            <text:p>493,96</text:p>
          </table:table-cell>
          <table:table-cell office:value-type="float" office:value="493.12" calcext:value-type="float">
            <text:p>493,12</text:p>
          </table:table-cell>
          <table:table-cell office:value-type="float" office:value="493.81" calcext:value-type="float">
            <text:p>493,81</text:p>
          </table:table-cell>
          <table:table-cell office:value-type="float" office:value="495.59" calcext:value-type="float">
            <text:p>495,59</text:p>
          </table:table-cell>
          <table:table-cell office:value-type="float" office:value="492.32" calcext:value-type="float">
            <text:p>492,32</text:p>
          </table:table-cell>
          <table:table-cell office:value-type="float" office:value="504.78" calcext:value-type="float">
            <text:p>504,78</text:p>
          </table:table-cell>
          <table:table-cell office:value-type="float" office:value="499.78" calcext:value-type="float">
            <text:p>499,78</text:p>
          </table:table-cell>
          <table:table-cell office:value-type="float" office:value="502.18" calcext:value-type="float">
            <text:p>502,18</text:p>
          </table:table-cell>
          <table:table-cell office:value-type="float" office:value="511.97" calcext:value-type="float">
            <text:p>511,97</text:p>
          </table:table-cell>
          <table:table-cell office:value-type="float" office:value="513.3" calcext:value-type="float">
            <text:p>513,3</text:p>
          </table:table-cell>
          <table:table-cell office:value-type="float" office:value="514.12" calcext:value-type="float">
            <text:p>514,12</text:p>
          </table:table-cell>
          <table:table-cell office:value-type="float" office:value="516.23" calcext:value-type="float">
            <text:p>516,23</text:p>
          </table:table-cell>
          <table:table-cell office:value-type="float" office:value="518.55" calcext:value-type="float">
            <text:p>518,55</text:p>
          </table:table-cell>
          <table:table-cell office:value-type="float" office:value="520.06" calcext:value-type="float">
            <text:p>520,06</text:p>
          </table:table-cell>
          <table:table-cell office:value-type="float" office:value="522.92" calcext:value-type="float">
            <text:p>522,92</text:p>
          </table:table-cell>
          <table:table-cell office:value-type="float" office:value="524.43" calcext:value-type="float">
            <text:p>524,43</text:p>
          </table:table-cell>
          <table:table-cell office:value-type="float" office:value="528" calcext:value-type="float">
            <text:p>528</text:p>
          </table:table-cell>
          <table:table-cell office:value-type="float" office:value="528.48" calcext:value-type="float">
            <text:p>528,48</text:p>
          </table:table-cell>
          <table:table-cell office:value-type="float" office:value="531.8" calcext:value-type="float">
            <text:p>531,8</text:p>
          </table:table-cell>
          <table:table-cell office:value-type="float" office:value="533.88" calcext:value-type="float">
            <text:p>533,88</text:p>
          </table:table-cell>
          <table:table-cell office:value-type="float" office:value="543.65" calcext:value-type="float">
            <text:p>543,65</text:p>
          </table:table-cell>
          <table:table-cell office:value-type="float" office:value="561.15" calcext:value-type="float">
            <text:p>561,15</text:p>
          </table:table-cell>
          <table:table-cell office:value-type="float" office:value="571.25" calcext:value-type="float">
            <text:p>571,25</text:p>
          </table:table-cell>
          <table:table-cell office:value-type="float" office:value="588.56" calcext:value-type="float">
            <text:p>588,56</text:p>
          </table:table-cell>
          <table:table-cell office:value-type="float" office:value="590.04" calcext:value-type="float">
            <text:p>590,04</text:p>
          </table:table-cell>
          <table:table-cell office:value-type="float" office:value="595.05" calcext:value-type="float">
            <text:p>595,05</text:p>
          </table:table-cell>
          <table:table-cell office:value-type="float" office:value="601.83" calcext:value-type="float">
            <text:p>601,83</text:p>
          </table:table-cell>
          <table:table-cell office:value-type="float" office:value="611.1" calcext:value-type="float">
            <text:p>611,1</text:p>
          </table:table-cell>
          <table:table-cell office:value-type="float" office:value="621.92" calcext:value-type="float">
            <text:p>621,92</text:p>
          </table:table-cell>
          <table:table-cell office:value-type="float" office:value="641.94" calcext:value-type="float">
            <text:p>641,94</text:p>
          </table:table-cell>
          <table:table-cell office:value-type="float" office:value="651.25" calcext:value-type="float">
            <text:p>651,25</text:p>
          </table:table-cell>
          <table:table-cell office:value-type="float" office:value="666.88" calcext:value-type="float">
            <text:p>666,88</text:p>
          </table:table-cell>
          <table:table-cell office:value-type="float" office:value="668.82" calcext:value-type="float">
            <text:p>668,82</text:p>
          </table:table-cell>
          <table:table-cell office:value-type="float" office:value="677.04" calcext:value-type="float">
            <text:p>677,04</text:p>
          </table:table-cell>
          <table:table-cell office:value-type="float" office:value="688.55" calcext:value-type="float">
            <text:p>688,55</text:p>
          </table:table-cell>
          <table:table-cell office:value-type="float" office:value="690.76" calcext:value-type="float">
            <text:p>690,76</text:p>
          </table:table-cell>
          <table:table-cell office:value-type="float" office:value="702.78" calcext:value-type="float">
            <text:p>702,78</text:p>
          </table:table-cell>
          <table:table-cell office:value-type="float" office:value="712.75" calcext:value-type="float">
            <text:p>712,75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453.39" calcext:value-type="float">
            <text:p>453,39</text:p>
          </table:table-cell>
          <table:table-cell office:value-type="float" office:value="451.98" calcext:value-type="float">
            <text:p>451,98</text:p>
          </table:table-cell>
          <table:table-cell office:value-type="float" office:value="455.14" calcext:value-type="float">
            <text:p>455,14</text:p>
          </table:table-cell>
          <table:table-cell office:value-type="float" office:value="454.83" calcext:value-type="float">
            <text:p>454,83</text:p>
          </table:table-cell>
          <table:table-cell office:value-type="float" office:value="449.69" calcext:value-type="float">
            <text:p>449,69</text:p>
          </table:table-cell>
          <table:table-cell office:value-type="float" office:value="455.94" calcext:value-type="float">
            <text:p>455,94</text:p>
          </table:table-cell>
          <table:table-cell office:value-type="float" office:value="450.92" calcext:value-type="float">
            <text:p>450,92</text:p>
          </table:table-cell>
          <table:table-cell office:value-type="float" office:value="457.14" calcext:value-type="float">
            <text:p>457,14</text:p>
          </table:table-cell>
          <table:table-cell office:value-type="float" office:value="461.08" calcext:value-type="float">
            <text:p>461,08</text:p>
          </table:table-cell>
          <table:table-cell office:value-type="float" office:value="465.18" calcext:value-type="float">
            <text:p>465,18</text:p>
          </table:table-cell>
          <table:table-cell office:value-type="float" office:value="466.48" calcext:value-type="float">
            <text:p>466,48</text:p>
          </table:table-cell>
          <table:table-cell office:value-type="float" office:value="469" calcext:value-type="float">
            <text:p>469</text:p>
          </table:table-cell>
          <table:table-cell office:value-type="float" office:value="469.14" calcext:value-type="float">
            <text:p>469,14</text:p>
          </table:table-cell>
          <table:table-cell office:value-type="float" office:value="467.97" calcext:value-type="float">
            <text:p>467,97</text:p>
          </table:table-cell>
          <table:table-cell office:value-type="float" office:value="470.4" calcext:value-type="float">
            <text:p>470,4</text:p>
          </table:table-cell>
          <table:table-cell office:value-type="float" office:value="470.78" calcext:value-type="float">
            <text:p>470,78</text:p>
          </table:table-cell>
          <table:table-cell office:value-type="float" office:value="469.13" calcext:value-type="float">
            <text:p>469,13</text:p>
          </table:table-cell>
          <table:table-cell office:value-type="float" office:value="468.57" calcext:value-type="float">
            <text:p>468,57</text:p>
          </table:table-cell>
          <table:table-cell office:value-type="float" office:value="474.19" calcext:value-type="float">
            <text:p>474,19</text:p>
          </table:table-cell>
          <table:table-cell office:value-type="float" office:value="474.52" calcext:value-type="float">
            <text:p>474,52</text:p>
          </table:table-cell>
          <table:table-cell office:value-type="float" office:value="479.74" calcext:value-type="float">
            <text:p>479,74</text:p>
          </table:table-cell>
          <table:table-cell office:value-type="float" office:value="485.74" calcext:value-type="float">
            <text:p>485,74</text:p>
          </table:table-cell>
          <table:table-cell office:value-type="float" office:value="493.17" calcext:value-type="float">
            <text:p>493,17</text:p>
          </table:table-cell>
          <table:table-cell office:value-type="float" office:value="499.29" calcext:value-type="float">
            <text:p>499,29</text:p>
          </table:table-cell>
          <table:table-cell office:value-type="float" office:value="498.09" calcext:value-type="float">
            <text:p>498,09</text:p>
          </table:table-cell>
          <table:table-cell office:value-type="float" office:value="501.28" calcext:value-type="float">
            <text:p>501,28</text:p>
          </table:table-cell>
          <table:table-cell office:value-type="float" office:value="504.38" calcext:value-type="float">
            <text:p>504,38</text:p>
          </table:table-cell>
          <table:table-cell office:value-type="float" office:value="504.59" calcext:value-type="float">
            <text:p>504,59</text:p>
          </table:table-cell>
          <table:table-cell office:value-type="float" office:value="509.68" calcext:value-type="float">
            <text:p>509,68</text:p>
          </table:table-cell>
          <table:table-cell office:value-type="float" office:value="503.92" calcext:value-type="float">
            <text:p>503,92</text:p>
          </table:table-cell>
          <table:table-cell office:value-type="float" office:value="505.03" calcext:value-type="float">
            <text:p>505,03</text:p>
          </table:table-cell>
          <table:table-cell office:value-type="float" office:value="508.16" calcext:value-type="float">
            <text:p>508,16</text:p>
          </table:table-cell>
          <table:table-cell office:value-type="float" office:value="510.45" calcext:value-type="float">
            <text:p>510,45</text:p>
          </table:table-cell>
          <table:table-cell office:value-type="float" office:value="514.12" calcext:value-type="float">
            <text:p>514,12</text:p>
          </table:table-cell>
          <table:table-cell office:value-type="float" office:value="514.48" calcext:value-type="float">
            <text:p>514,48</text:p>
          </table:table-cell>
          <table:table-cell office:value-type="float" office:value="519.83" calcext:value-type="float">
            <text:p>519,83</text:p>
          </table:table-cell>
          <table:table-cell office:value-type="float" office:value="523.21" calcext:value-type="float">
            <text:p>523,21</text:p>
          </table:table-cell>
          <table:table-cell office:value-type="float" office:value="534.2" calcext:value-type="float">
            <text:p>534,2</text:p>
          </table:table-cell>
          <table:table-cell office:value-type="float" office:value="535.16" calcext:value-type="float">
            <text:p>535,16</text:p>
          </table:table-cell>
          <table:table-cell office:value-type="float" office:value="534.9" calcext:value-type="float">
            <text:p>534,9</text:p>
          </table:table-cell>
          <table:table-cell office:value-type="float" office:value="539.01" calcext:value-type="float">
            <text:p>539,01</text:p>
          </table:table-cell>
          <table:table-cell office:value-type="float" office:value="539.39" calcext:value-type="float">
            <text:p>539,39</text:p>
          </table:table-cell>
          <table:table-cell office:value-type="float" office:value="539.18" calcext:value-type="float">
            <text:p>539,18</text:p>
          </table:table-cell>
          <table:table-cell office:value-type="float" office:value="544.67" calcext:value-type="float">
            <text:p>544,67</text:p>
          </table:table-cell>
          <table:table-cell office:value-type="float" office:value="563.79" calcext:value-type="float">
            <text:p>563,79</text:p>
          </table:table-cell>
          <table:table-cell office:value-type="float" office:value="573.88" calcext:value-type="float">
            <text:p>573,88</text:p>
          </table:table-cell>
          <table:table-cell office:value-type="float" office:value="589.15" calcext:value-type="float">
            <text:p>589,15</text:p>
          </table:table-cell>
          <table:table-cell office:value-type="float" office:value="600.05" calcext:value-type="float">
            <text:p>600,05</text:p>
          </table:table-cell>
          <table:table-cell office:value-type="float" office:value="609.59" calcext:value-type="float">
            <text:p>609,59</text:p>
          </table:table-cell>
          <table:table-cell office:value-type="float" office:value="613.31" calcext:value-type="float">
            <text:p>613,31</text:p>
          </table:table-cell>
          <table:table-cell office:value-type="float" office:value="620.3" calcext:value-type="float">
            <text:p>620,3</text:p>
          </table:table-cell>
          <table:table-cell office:value-type="float" office:value="626.75" calcext:value-type="float">
            <text:p>626,75</text:p>
          </table:table-cell>
          <table:table-cell office:value-type="float" office:value="635.28" calcext:value-type="float">
            <text:p>635,28</text:p>
          </table:table-cell>
          <table:table-cell office:value-type="float" office:value="636.23" calcext:value-type="float">
            <text:p>636,23</text:p>
          </table:table-cell>
          <table:table-cell office:value-type="float" office:value="662.63" calcext:value-type="float">
            <text:p>662,63</text:p>
          </table:table-cell>
          <table:table-cell office:value-type="float" office:value="672.9" calcext:value-type="float">
            <text:p>672,9</text:p>
          </table:table-cell>
          <table:table-cell office:value-type="float" office:value="692.35" calcext:value-type="float">
            <text:p>692,35</text:p>
          </table:table-cell>
          <table:table-cell office:value-type="float" office:value="711.46" calcext:value-type="float">
            <text:p>711,46</text:p>
          </table:table-cell>
          <table:table-cell office:value-type="float" office:value="726.9" calcext:value-type="float">
            <text:p>726,9</text:p>
          </table:table-cell>
          <table:table-cell office:value-type="float" office:value="739.62" calcext:value-type="float">
            <text:p>739,62</text:p>
          </table:table-cell>
          <table:table-cell office:value-type="float" office:value="745.61" calcext:value-type="float">
            <text:p>745,61</text:p>
          </table:table-cell>
          <table:table-cell office:value-type="float" office:value="745.16" calcext:value-type="float">
            <text:p>745,16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410.41" calcext:value-type="float">
            <text:p>410,41</text:p>
          </table:table-cell>
          <table:table-cell office:value-type="float" office:value="409.3" calcext:value-type="float">
            <text:p>409,3</text:p>
          </table:table-cell>
          <table:table-cell office:value-type="float" office:value="412.78" calcext:value-type="float">
            <text:p>412,78</text:p>
          </table:table-cell>
          <table:table-cell office:value-type="float" office:value="415.71" calcext:value-type="float">
            <text:p>415,71</text:p>
          </table:table-cell>
          <table:table-cell office:value-type="float" office:value="414.5" calcext:value-type="float">
            <text:p>414,5</text:p>
          </table:table-cell>
          <table:table-cell office:value-type="float" office:value="415.71" calcext:value-type="float">
            <text:p>415,71</text:p>
          </table:table-cell>
          <table:table-cell office:value-type="float" office:value="414.33" calcext:value-type="float">
            <text:p>414,33</text:p>
          </table:table-cell>
          <table:table-cell office:value-type="float" office:value="415.2" calcext:value-type="float">
            <text:p>415,2</text:p>
          </table:table-cell>
          <table:table-cell office:value-type="float" office:value="414.96" calcext:value-type="float">
            <text:p>414,96</text:p>
          </table:table-cell>
          <table:table-cell office:value-type="float" office:value="417.74" calcext:value-type="float">
            <text:p>417,74</text:p>
          </table:table-cell>
          <table:table-cell office:value-type="float" office:value="419.41" calcext:value-type="float">
            <text:p>419,41</text:p>
          </table:table-cell>
          <table:table-cell office:value-type="float" office:value="418.32" calcext:value-type="float">
            <text:p>418,32</text:p>
          </table:table-cell>
          <table:table-cell table:number-columns-repeated="2" office:value-type="float" office:value="420.2" calcext:value-type="float">
            <text:p>420,2</text:p>
          </table:table-cell>
          <table:table-cell office:value-type="float" office:value="418.81" calcext:value-type="float">
            <text:p>418,81</text:p>
          </table:table-cell>
          <table:table-cell office:value-type="float" office:value="420.03" calcext:value-type="float">
            <text:p>420,03</text:p>
          </table:table-cell>
          <table:table-cell office:value-type="float" office:value="422.42" calcext:value-type="float">
            <text:p>422,42</text:p>
          </table:table-cell>
          <table:table-cell office:value-type="float" office:value="421.53" calcext:value-type="float">
            <text:p>421,53</text:p>
          </table:table-cell>
          <table:table-cell office:value-type="float" office:value="424.57" calcext:value-type="float">
            <text:p>424,57</text:p>
          </table:table-cell>
          <table:table-cell office:value-type="float" office:value="427.75" calcext:value-type="float">
            <text:p>427,75</text:p>
          </table:table-cell>
          <table:table-cell office:value-type="float" office:value="430.96" calcext:value-type="float">
            <text:p>430,96</text:p>
          </table:table-cell>
          <table:table-cell office:value-type="float" office:value="434.41" calcext:value-type="float">
            <text:p>434,41</text:p>
          </table:table-cell>
          <table:table-cell office:value-type="float" office:value="437.93" calcext:value-type="float">
            <text:p>437,93</text:p>
          </table:table-cell>
          <table:table-cell office:value-type="float" office:value="439.37" calcext:value-type="float">
            <text:p>439,37</text:p>
          </table:table-cell>
          <table:table-cell office:value-type="float" office:value="439.77" calcext:value-type="float">
            <text:p>439,77</text:p>
          </table:table-cell>
          <table:table-cell office:value-type="float" office:value="440.6" calcext:value-type="float">
            <text:p>440,6</text:p>
          </table:table-cell>
          <table:table-cell office:value-type="float" office:value="443.51" calcext:value-type="float">
            <text:p>443,51</text:p>
          </table:table-cell>
          <table:table-cell office:value-type="float" office:value="447.06" calcext:value-type="float">
            <text:p>447,06</text:p>
          </table:table-cell>
          <table:table-cell office:value-type="float" office:value="450.99" calcext:value-type="float">
            <text:p>450,99</text:p>
          </table:table-cell>
          <table:table-cell office:value-type="float" office:value="454.92" calcext:value-type="float">
            <text:p>454,92</text:p>
          </table:table-cell>
          <table:table-cell office:value-type="float" office:value="450.55" calcext:value-type="float">
            <text:p>450,55</text:p>
          </table:table-cell>
          <table:table-cell office:value-type="float" office:value="449.2" calcext:value-type="float">
            <text:p>449,2</text:p>
          </table:table-cell>
          <table:table-cell office:value-type="float" office:value="466.54" calcext:value-type="float">
            <text:p>466,54</text:p>
          </table:table-cell>
          <table:table-cell office:value-type="float" office:value="467.47" calcext:value-type="float">
            <text:p>467,47</text:p>
          </table:table-cell>
          <table:table-cell office:value-type="float" office:value="465.6" calcext:value-type="float">
            <text:p>465,6</text:p>
          </table:table-cell>
          <table:table-cell office:value-type="float" office:value="467.84" calcext:value-type="float">
            <text:p>467,84</text:p>
          </table:table-cell>
          <table:table-cell office:value-type="float" office:value="468.3" calcext:value-type="float">
            <text:p>468,3</text:p>
          </table:table-cell>
          <table:table-cell office:value-type="float" office:value="467.69" calcext:value-type="float">
            <text:p>467,69</text:p>
          </table:table-cell>
          <table:table-cell office:value-type="float" office:value="469.29" calcext:value-type="float">
            <text:p>469,29</text:p>
          </table:table-cell>
          <table:table-cell office:value-type="float" office:value="469.57" calcext:value-type="float">
            <text:p>469,57</text:p>
          </table:table-cell>
          <table:table-cell office:value-type="float" office:value="469.99" calcext:value-type="float">
            <text:p>469,99</text:p>
          </table:table-cell>
          <table:table-cell office:value-type="float" office:value="473.37" calcext:value-type="float">
            <text:p>473,37</text:p>
          </table:table-cell>
          <table:table-cell office:value-type="float" office:value="477.49" calcext:value-type="float">
            <text:p>477,49</text:p>
          </table:table-cell>
          <table:table-cell office:value-type="float" office:value="491.91" calcext:value-type="float">
            <text:p>491,91</text:p>
          </table:table-cell>
          <table:table-cell office:value-type="float" office:value="503.42" calcext:value-type="float">
            <text:p>503,42</text:p>
          </table:table-cell>
          <table:table-cell office:value-type="float" office:value="535.14" calcext:value-type="float">
            <text:p>535,14</text:p>
          </table:table-cell>
          <table:table-cell office:value-type="float" office:value="556.06" calcext:value-type="float">
            <text:p>556,06</text:p>
          </table:table-cell>
          <table:table-cell office:value-type="float" office:value="560.4" calcext:value-type="float">
            <text:p>560,4</text:p>
          </table:table-cell>
          <table:table-cell office:value-type="float" office:value="567.96" calcext:value-type="float">
            <text:p>567,96</text:p>
          </table:table-cell>
          <table:table-cell office:value-type="float" office:value="576.26" calcext:value-type="float">
            <text:p>576,26</text:p>
          </table:table-cell>
          <table:table-cell office:value-type="float" office:value="584.32" calcext:value-type="float">
            <text:p>584,32</text:p>
          </table:table-cell>
          <table:table-cell office:value-type="float" office:value="593.09" calcext:value-type="float">
            <text:p>593,09</text:p>
          </table:table-cell>
          <table:table-cell office:value-type="float" office:value="599.97" calcext:value-type="float">
            <text:p>599,97</text:p>
          </table:table-cell>
          <table:table-cell office:value-type="float" office:value="613.83" calcext:value-type="float">
            <text:p>613,83</text:p>
          </table:table-cell>
          <table:table-cell office:value-type="float" office:value="627.52" calcext:value-type="float">
            <text:p>627,52</text:p>
          </table:table-cell>
          <table:table-cell office:value-type="float" office:value="638.06" calcext:value-type="float">
            <text:p>638,06</text:p>
          </table:table-cell>
          <table:table-cell office:value-type="float" office:value="642.59" calcext:value-type="float">
            <text:p>642,59</text:p>
          </table:table-cell>
          <table:table-cell office:value-type="float" office:value="650.36" calcext:value-type="float">
            <text:p>650,36</text:p>
          </table:table-cell>
          <table:table-cell office:value-type="float" office:value="657.84" calcext:value-type="float">
            <text:p>657,84</text:p>
          </table:table-cell>
          <table:table-cell office:value-type="float" office:value="669.62" calcext:value-type="float">
            <text:p>669,62</text:p>
          </table:table-cell>
          <table:table-cell office:value-type="float" office:value="679.33" calcext:value-type="float">
            <text:p>679,33</text:p>
          </table:table-cell>
          <table:table-cell office:value-type="float" office:value="677.29" calcext:value-type="float">
            <text:p>677,29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372.03" calcext:value-type="float">
            <text:p>372,03</text:p>
          </table:table-cell>
          <table:table-cell office:value-type="float" office:value="370.66" calcext:value-type="float">
            <text:p>370,66</text:p>
          </table:table-cell>
          <table:table-cell office:value-type="float" office:value="365.39" calcext:value-type="float">
            <text:p>365,39</text:p>
          </table:table-cell>
          <table:table-cell office:value-type="float" office:value="366.42" calcext:value-type="float">
            <text:p>366,42</text:p>
          </table:table-cell>
          <table:table-cell office:value-type="float" office:value="366.75" calcext:value-type="float">
            <text:p>366,75</text:p>
          </table:table-cell>
          <table:table-cell office:value-type="float" office:value="366.89" calcext:value-type="float">
            <text:p>366,89</text:p>
          </table:table-cell>
          <table:table-cell office:value-type="float" office:value="367.37" calcext:value-type="float">
            <text:p>367,37</text:p>
          </table:table-cell>
          <table:table-cell office:value-type="float" office:value="364.91" calcext:value-type="float">
            <text:p>364,91</text:p>
          </table:table-cell>
          <table:table-cell office:value-type="float" office:value="365.71" calcext:value-type="float">
            <text:p>365,71</text:p>
          </table:table-cell>
          <table:table-cell office:value-type="float" office:value="364.91" calcext:value-type="float">
            <text:p>364,91</text:p>
          </table:table-cell>
          <table:table-cell office:value-type="float" office:value="366.29" calcext:value-type="float">
            <text:p>366,29</text:p>
          </table:table-cell>
          <table:table-cell office:value-type="float" office:value="365.93" calcext:value-type="float">
            <text:p>365,93</text:p>
          </table:table-cell>
          <table:table-cell office:value-type="float" office:value="368.12" calcext:value-type="float">
            <text:p>368,12</text:p>
          </table:table-cell>
          <table:table-cell office:value-type="float" office:value="369.34" calcext:value-type="float">
            <text:p>369,34</text:p>
          </table:table-cell>
          <table:table-cell office:value-type="float" office:value="368.97" calcext:value-type="float">
            <text:p>368,97</text:p>
          </table:table-cell>
          <table:table-cell office:value-type="float" office:value="371.4" calcext:value-type="float">
            <text:p>371,4</text:p>
          </table:table-cell>
          <table:table-cell office:value-type="float" office:value="375.16" calcext:value-type="float">
            <text:p>375,16</text:p>
          </table:table-cell>
          <table:table-cell office:value-type="float" office:value="378.87" calcext:value-type="float">
            <text:p>378,87</text:p>
          </table:table-cell>
          <table:table-cell office:value-type="float" office:value="380.46" calcext:value-type="float">
            <text:p>380,46</text:p>
          </table:table-cell>
          <table:table-cell office:value-type="float" office:value="382.59" calcext:value-type="float">
            <text:p>382,59</text:p>
          </table:table-cell>
          <table:table-cell office:value-type="float" office:value="384.81" calcext:value-type="float">
            <text:p>384,81</text:p>
          </table:table-cell>
          <table:table-cell office:value-type="float" office:value="384.31" calcext:value-type="float">
            <text:p>384,31</text:p>
          </table:table-cell>
          <table:table-cell office:value-type="float" office:value="385.35" calcext:value-type="float">
            <text:p>385,35</text:p>
          </table:table-cell>
          <table:table-cell office:value-type="float" office:value="390.24" calcext:value-type="float">
            <text:p>390,24</text:p>
          </table:table-cell>
          <table:table-cell office:value-type="float" office:value="390.12" calcext:value-type="float">
            <text:p>390,12</text:p>
          </table:table-cell>
          <table:table-cell office:value-type="float" office:value="390.51" calcext:value-type="float">
            <text:p>390,51</text:p>
          </table:table-cell>
          <table:table-cell office:value-type="float" office:value="397.78" calcext:value-type="float">
            <text:p>397,78</text:p>
          </table:table-cell>
          <table:table-cell office:value-type="float" office:value="396.82" calcext:value-type="float">
            <text:p>396,82</text:p>
          </table:table-cell>
          <table:table-cell office:value-type="float" office:value="400.08" calcext:value-type="float">
            <text:p>400,08</text:p>
          </table:table-cell>
          <table:table-cell office:value-type="float" office:value="406.04" calcext:value-type="float">
            <text:p>406,04</text:p>
          </table:table-cell>
          <table:table-cell office:value-type="float" office:value="417.94" calcext:value-type="float">
            <text:p>417,94</text:p>
          </table:table-cell>
          <table:table-cell office:value-type="float" office:value="421.11" calcext:value-type="float">
            <text:p>421,11</text:p>
          </table:table-cell>
          <table:table-cell office:value-type="float" office:value="419.76" calcext:value-type="float">
            <text:p>419,76</text:p>
          </table:table-cell>
          <table:table-cell office:value-type="float" office:value="412.67" calcext:value-type="float">
            <text:p>412,67</text:p>
          </table:table-cell>
          <table:table-cell office:value-type="float" office:value="413.25" calcext:value-type="float">
            <text:p>413,25</text:p>
          </table:table-cell>
          <table:table-cell office:value-type="float" office:value="415.56" calcext:value-type="float">
            <text:p>415,56</text:p>
          </table:table-cell>
          <table:table-cell office:value-type="float" office:value="419.22" calcext:value-type="float">
            <text:p>419,22</text:p>
          </table:table-cell>
          <table:table-cell office:value-type="float" office:value="418.34" calcext:value-type="float">
            <text:p>418,34</text:p>
          </table:table-cell>
          <table:table-cell office:value-type="float" office:value="417.04" calcext:value-type="float">
            <text:p>417,04</text:p>
          </table:table-cell>
          <table:table-cell office:value-type="float" office:value="416.25" calcext:value-type="float">
            <text:p>416,25</text:p>
          </table:table-cell>
          <table:table-cell office:value-type="float" office:value="420.66" calcext:value-type="float">
            <text:p>420,66</text:p>
          </table:table-cell>
          <table:table-cell office:value-type="float" office:value="421.76" calcext:value-type="float">
            <text:p>421,76</text:p>
          </table:table-cell>
          <table:table-cell office:value-type="float" office:value="422.3" calcext:value-type="float">
            <text:p>422,3</text:p>
          </table:table-cell>
          <table:table-cell office:value-type="float" office:value="423.36" calcext:value-type="float">
            <text:p>423,36</text:p>
          </table:table-cell>
          <table:table-cell office:value-type="float" office:value="437.03" calcext:value-type="float">
            <text:p>437,03</text:p>
          </table:table-cell>
          <table:table-cell office:value-type="float" office:value="445.82" calcext:value-type="float">
            <text:p>445,82</text:p>
          </table:table-cell>
          <table:table-cell office:value-type="float" office:value="458.97" calcext:value-type="float">
            <text:p>458,97</text:p>
          </table:table-cell>
          <table:table-cell office:value-type="float" office:value="488.02" calcext:value-type="float">
            <text:p>488,02</text:p>
          </table:table-cell>
          <table:table-cell office:value-type="float" office:value="501.05" calcext:value-type="float">
            <text:p>501,05</text:p>
          </table:table-cell>
          <table:table-cell office:value-type="float" office:value="508.37" calcext:value-type="float">
            <text:p>508,37</text:p>
          </table:table-cell>
          <table:table-cell office:value-type="float" office:value="513.35" calcext:value-type="float">
            <text:p>513,35</text:p>
          </table:table-cell>
          <table:table-cell office:value-type="float" office:value="525.52" calcext:value-type="float">
            <text:p>525,52</text:p>
          </table:table-cell>
          <table:table-cell office:value-type="float" office:value="534.71" calcext:value-type="float">
            <text:p>534,71</text:p>
          </table:table-cell>
          <table:table-cell office:value-type="float" office:value="539.15" calcext:value-type="float">
            <text:p>539,15</text:p>
          </table:table-cell>
          <table:table-cell office:value-type="float" office:value="555" calcext:value-type="float">
            <text:p>555</text:p>
          </table:table-cell>
          <table:table-cell office:value-type="float" office:value="567.82" calcext:value-type="float">
            <text:p>567,82</text:p>
          </table:table-cell>
          <table:table-cell office:value-type="float" office:value="578.78" calcext:value-type="float">
            <text:p>578,78</text:p>
          </table:table-cell>
          <table:table-cell office:value-type="float" office:value="594.06" calcext:value-type="float">
            <text:p>594,06</text:p>
          </table:table-cell>
          <table:table-cell office:value-type="float" office:value="602.44" calcext:value-type="float">
            <text:p>602,44</text:p>
          </table:table-cell>
          <table:table-cell office:value-type="float" office:value="608.82" calcext:value-type="float">
            <text:p>608,82</text:p>
          </table:table-cell>
          <table:table-cell office:value-type="float" office:value="613.27" calcext:value-type="float">
            <text:p>613,27</text:p>
          </table:table-cell>
          <table:table-cell office:value-type="float" office:value="617.87" calcext:value-type="float">
            <text:p>617,87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425.4" calcext:value-type="float">
            <text:p>425,4</text:p>
          </table:table-cell>
          <table:table-cell office:value-type="float" office:value="426.76" calcext:value-type="float">
            <text:p>426,76</text:p>
          </table:table-cell>
          <table:table-cell office:value-type="float" office:value="425.39" calcext:value-type="float">
            <text:p>425,39</text:p>
          </table:table-cell>
          <table:table-cell office:value-type="float" office:value="424.37" calcext:value-type="float">
            <text:p>424,37</text:p>
          </table:table-cell>
          <table:table-cell office:value-type="float" office:value="422.46" calcext:value-type="float">
            <text:p>422,46</text:p>
          </table:table-cell>
          <table:table-cell office:value-type="float" office:value="422.17" calcext:value-type="float">
            <text:p>422,17</text:p>
          </table:table-cell>
          <table:table-cell office:value-type="float" office:value="418.96" calcext:value-type="float">
            <text:p>418,96</text:p>
          </table:table-cell>
          <table:table-cell office:value-type="float" office:value="417.45" calcext:value-type="float">
            <text:p>417,45</text:p>
          </table:table-cell>
          <table:table-cell office:value-type="float" office:value="418.33" calcext:value-type="float">
            <text:p>418,33</text:p>
          </table:table-cell>
          <table:table-cell office:value-type="float" office:value="418.41" calcext:value-type="float">
            <text:p>418,41</text:p>
          </table:table-cell>
          <table:table-cell office:value-type="float" office:value="422.05" calcext:value-type="float">
            <text:p>422,05</text:p>
          </table:table-cell>
          <table:table-cell table:number-columns-repeated="2" office:value-type="float" office:value="421.54" calcext:value-type="float">
            <text:p>421,54</text:p>
          </table:table-cell>
          <table:table-cell office:value-type="float" office:value="424.2" calcext:value-type="float">
            <text:p>424,2</text:p>
          </table:table-cell>
          <table:table-cell office:value-type="float" office:value="425.56" calcext:value-type="float">
            <text:p>425,56</text:p>
          </table:table-cell>
          <table:table-cell office:value-type="float" office:value="424.92" calcext:value-type="float">
            <text:p>424,92</text:p>
          </table:table-cell>
          <table:table-cell office:value-type="float" office:value="429.89" calcext:value-type="float">
            <text:p>429,89</text:p>
          </table:table-cell>
          <table:table-cell office:value-type="float" office:value="432.56" calcext:value-type="float">
            <text:p>432,56</text:p>
          </table:table-cell>
          <table:table-cell office:value-type="float" office:value="434.85" calcext:value-type="float">
            <text:p>434,85</text:p>
          </table:table-cell>
          <table:table-cell office:value-type="float" office:value="438.02" calcext:value-type="float">
            <text:p>438,02</text:p>
          </table:table-cell>
          <table:table-cell office:value-type="float" office:value="439.12" calcext:value-type="float">
            <text:p>439,12</text:p>
          </table:table-cell>
          <table:table-cell office:value-type="float" office:value="459.54" calcext:value-type="float">
            <text:p>459,54</text:p>
          </table:table-cell>
          <table:table-cell office:value-type="float" office:value="462.94" calcext:value-type="float">
            <text:p>462,94</text:p>
          </table:table-cell>
          <table:table-cell office:value-type="float" office:value="466.92" calcext:value-type="float">
            <text:p>466,92</text:p>
          </table:table-cell>
          <table:table-cell office:value-type="float" office:value="468.18" calcext:value-type="float">
            <text:p>468,18</text:p>
          </table:table-cell>
          <table:table-cell office:value-type="float" office:value="469.02" calcext:value-type="float">
            <text:p>469,02</text:p>
          </table:table-cell>
          <table:table-cell office:value-type="float" office:value="473.62" calcext:value-type="float">
            <text:p>473,62</text:p>
          </table:table-cell>
          <table:table-cell office:value-type="float" office:value="477.5" calcext:value-type="float">
            <text:p>477,5</text:p>
          </table:table-cell>
          <table:table-cell office:value-type="float" office:value="478.93" calcext:value-type="float">
            <text:p>478,93</text:p>
          </table:table-cell>
          <table:table-cell office:value-type="float" office:value="481.62" calcext:value-type="float">
            <text:p>481,62</text:p>
          </table:table-cell>
          <table:table-cell office:value-type="float" office:value="482.82" calcext:value-type="float">
            <text:p>482,82</text:p>
          </table:table-cell>
          <table:table-cell office:value-type="float" office:value="482.87" calcext:value-type="float">
            <text:p>482,87</text:p>
          </table:table-cell>
          <table:table-cell office:value-type="float" office:value="482.24" calcext:value-type="float">
            <text:p>482,24</text:p>
          </table:table-cell>
          <table:table-cell office:value-type="float" office:value="487.45" calcext:value-type="float">
            <text:p>487,45</text:p>
          </table:table-cell>
          <table:table-cell office:value-type="float" office:value="484.82" calcext:value-type="float">
            <text:p>484,82</text:p>
          </table:table-cell>
          <table:table-cell office:value-type="float" office:value="485.3" calcext:value-type="float">
            <text:p>485,3</text:p>
          </table:table-cell>
          <table:table-cell office:value-type="float" office:value="491.71" calcext:value-type="float">
            <text:p>491,71</text:p>
          </table:table-cell>
          <table:table-cell office:value-type="float" office:value="491.86" calcext:value-type="float">
            <text:p>491,86</text:p>
          </table:table-cell>
          <table:table-cell office:value-type="float" office:value="492.69" calcext:value-type="float">
            <text:p>492,69</text:p>
          </table:table-cell>
          <table:table-cell office:value-type="float" office:value="489.98" calcext:value-type="float">
            <text:p>489,98</text:p>
          </table:table-cell>
          <table:table-cell office:value-type="float" office:value="489.59" calcext:value-type="float">
            <text:p>489,59</text:p>
          </table:table-cell>
          <table:table-cell office:value-type="float" office:value="492.82" calcext:value-type="float">
            <text:p>492,82</text:p>
          </table:table-cell>
          <table:table-cell office:value-type="float" office:value="493.41" calcext:value-type="float">
            <text:p>493,41</text:p>
          </table:table-cell>
          <table:table-cell office:value-type="float" office:value="498.94" calcext:value-type="float">
            <text:p>498,94</text:p>
          </table:table-cell>
          <table:table-cell office:value-type="float" office:value="509.67" calcext:value-type="float">
            <text:p>509,67</text:p>
          </table:table-cell>
          <table:table-cell office:value-type="float" office:value="526.54" calcext:value-type="float">
            <text:p>526,54</text:p>
          </table:table-cell>
          <table:table-cell office:value-type="float" office:value="544.33" calcext:value-type="float">
            <text:p>544,33</text:p>
          </table:table-cell>
          <table:table-cell office:value-type="float" office:value="562.35" calcext:value-type="float">
            <text:p>562,35</text:p>
          </table:table-cell>
          <table:table-cell office:value-type="float" office:value="578.77" calcext:value-type="float">
            <text:p>578,77</text:p>
          </table:table-cell>
          <table:table-cell office:value-type="float" office:value="589.59" calcext:value-type="float">
            <text:p>589,59</text:p>
          </table:table-cell>
          <table:table-cell office:value-type="float" office:value="602.15" calcext:value-type="float">
            <text:p>602,15</text:p>
          </table:table-cell>
          <table:table-cell office:value-type="float" office:value="622.26" calcext:value-type="float">
            <text:p>622,26</text:p>
          </table:table-cell>
          <table:table-cell office:value-type="float" office:value="636.2" calcext:value-type="float">
            <text:p>636,2</text:p>
          </table:table-cell>
          <table:table-cell office:value-type="float" office:value="641.55" calcext:value-type="float">
            <text:p>641,55</text:p>
          </table:table-cell>
          <table:table-cell office:value-type="float" office:value="653.22" calcext:value-type="float">
            <text:p>653,22</text:p>
          </table:table-cell>
          <table:table-cell office:value-type="float" office:value="662.24" calcext:value-type="float">
            <text:p>662,24</text:p>
          </table:table-cell>
          <table:table-cell office:value-type="float" office:value="679.59" calcext:value-type="float">
            <text:p>679,59</text:p>
          </table:table-cell>
          <table:table-cell office:value-type="float" office:value="690.67" calcext:value-type="float">
            <text:p>690,67</text:p>
          </table:table-cell>
          <table:table-cell office:value-type="float" office:value="704.69" calcext:value-type="float">
            <text:p>704,69</text:p>
          </table:table-cell>
          <table:table-cell office:value-type="float" office:value="710.75" calcext:value-type="float">
            <text:p>710,75</text:p>
          </table:table-cell>
          <table:table-cell office:value-type="float" office:value="720.7" calcext:value-type="float">
            <text:p>720,7</text:p>
          </table:table-cell>
          <table:table-cell office:value-type="float" office:value="723.8" calcext:value-type="float">
            <text:p>723,8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399.23" calcext:value-type="float">
            <text:p>399,23</text:p>
          </table:table-cell>
          <table:table-cell office:value-type="float" office:value="400.95" calcext:value-type="float">
            <text:p>400,95</text:p>
          </table:table-cell>
          <table:table-cell office:value-type="float" office:value="401.03" calcext:value-type="float">
            <text:p>401,03</text:p>
          </table:table-cell>
          <table:table-cell office:value-type="float" office:value="400.47" calcext:value-type="float">
            <text:p>400,47</text:p>
          </table:table-cell>
          <table:table-cell office:value-type="float" office:value="402.39" calcext:value-type="float">
            <text:p>402,39</text:p>
          </table:table-cell>
          <table:table-cell office:value-type="float" office:value="401.87" calcext:value-type="float">
            <text:p>401,87</text:p>
          </table:table-cell>
          <table:table-cell office:value-type="float" office:value="398.29" calcext:value-type="float">
            <text:p>398,29</text:p>
          </table:table-cell>
          <table:table-cell office:value-type="float" office:value="399.88" calcext:value-type="float">
            <text:p>399,88</text:p>
          </table:table-cell>
          <table:table-cell office:value-type="float" office:value="399.4" calcext:value-type="float">
            <text:p>399,4</text:p>
          </table:table-cell>
          <table:table-cell office:value-type="float" office:value="401.84" calcext:value-type="float">
            <text:p>401,84</text:p>
          </table:table-cell>
          <table:table-cell office:value-type="float" office:value="403.53" calcext:value-type="float">
            <text:p>403,53</text:p>
          </table:table-cell>
          <table:table-cell office:value-type="float" office:value="402.92" calcext:value-type="float">
            <text:p>402,92</text:p>
          </table:table-cell>
          <table:table-cell office:value-type="float" office:value="408.89" calcext:value-type="float">
            <text:p>408,89</text:p>
          </table:table-cell>
          <table:table-cell office:value-type="float" office:value="409.95" calcext:value-type="float">
            <text:p>409,95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402.24" calcext:value-type="float">
            <text:p>402,24</text:p>
          </table:table-cell>
          <table:table-cell office:value-type="float" office:value="406.86" calcext:value-type="float">
            <text:p>406,86</text:p>
          </table:table-cell>
          <table:table-cell office:value-type="float" office:value="409.34" calcext:value-type="float">
            <text:p>409,34</text:p>
          </table:table-cell>
          <table:table-cell office:value-type="float" office:value="411.23" calcext:value-type="float">
            <text:p>411,23</text:p>
          </table:table-cell>
          <table:table-cell office:value-type="float" office:value="412.42" calcext:value-type="float">
            <text:p>412,42</text:p>
          </table:table-cell>
          <table:table-cell office:value-type="float" office:value="420.63" calcext:value-type="float">
            <text:p>420,63</text:p>
          </table:table-cell>
          <table:table-cell office:value-type="float" office:value="423.49" calcext:value-type="float">
            <text:p>423,49</text:p>
          </table:table-cell>
          <table:table-cell office:value-type="float" office:value="424.55" calcext:value-type="float">
            <text:p>424,55</text:p>
          </table:table-cell>
          <table:table-cell office:value-type="float" office:value="422.68" calcext:value-type="float">
            <text:p>422,68</text:p>
          </table:table-cell>
          <table:table-cell office:value-type="float" office:value="423.78" calcext:value-type="float">
            <text:p>423,78</text:p>
          </table:table-cell>
          <table:table-cell office:value-type="float" office:value="423.23" calcext:value-type="float">
            <text:p>423,23</text:p>
          </table:table-cell>
          <table:table-cell office:value-type="float" office:value="421.74" calcext:value-type="float">
            <text:p>421,74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8.22" calcext:value-type="float">
            <text:p>428,22</text:p>
          </table:table-cell>
          <table:table-cell office:value-type="float" office:value="429.68" calcext:value-type="float">
            <text:p>429,68</text:p>
          </table:table-cell>
          <table:table-cell office:value-type="float" office:value="428.22" calcext:value-type="float">
            <text:p>428,22</text:p>
          </table:table-cell>
          <table:table-cell office:value-type="float" office:value="427.32" calcext:value-type="float">
            <text:p>427,32</text:p>
          </table:table-cell>
          <table:table-cell office:value-type="float" office:value="433.09" calcext:value-type="float">
            <text:p>433,09</text:p>
          </table:table-cell>
          <table:table-cell office:value-type="float" office:value="437.55" calcext:value-type="float">
            <text:p>437,55</text:p>
          </table:table-cell>
          <table:table-cell office:value-type="float" office:value="439.08" calcext:value-type="float">
            <text:p>439,08</text:p>
          </table:table-cell>
          <table:table-cell office:value-type="float" office:value="443.95" calcext:value-type="float">
            <text:p>443,95</text:p>
          </table:table-cell>
          <table:table-cell office:value-type="float" office:value="443.11" calcext:value-type="float">
            <text:p>443,11</text:p>
          </table:table-cell>
          <table:table-cell office:value-type="float" office:value="447.45" calcext:value-type="float">
            <text:p>447,45</text:p>
          </table:table-cell>
          <table:table-cell office:value-type="float" office:value="452.87" calcext:value-type="float">
            <text:p>452,87</text:p>
          </table:table-cell>
          <table:table-cell office:value-type="float" office:value="458.3" calcext:value-type="float">
            <text:p>458,3</text:p>
          </table:table-cell>
          <table:table-cell office:value-type="float" office:value="463.94" calcext:value-type="float">
            <text:p>463,94</text:p>
          </table:table-cell>
          <table:table-cell office:value-type="float" office:value="469.5" calcext:value-type="float">
            <text:p>469,5</text:p>
          </table:table-cell>
          <table:table-cell office:value-type="float" office:value="476.41" calcext:value-type="float">
            <text:p>476,41</text:p>
          </table:table-cell>
          <table:table-cell office:value-type="float" office:value="484.5" calcext:value-type="float">
            <text:p>484,5</text:p>
          </table:table-cell>
          <table:table-cell office:value-type="float" office:value="492.64" calcext:value-type="float">
            <text:p>492,64</text:p>
          </table:table-cell>
          <table:table-cell office:value-type="float" office:value="503.33" calcext:value-type="float">
            <text:p>503,33</text:p>
          </table:table-cell>
          <table:table-cell office:value-type="float" office:value="515.36" calcext:value-type="float">
            <text:p>515,36</text:p>
          </table:table-cell>
          <table:table-cell office:value-type="float" office:value="522.68" calcext:value-type="float">
            <text:p>522,68</text:p>
          </table:table-cell>
          <table:table-cell office:value-type="float" office:value="531.99" calcext:value-type="float">
            <text:p>531,99</text:p>
          </table:table-cell>
          <table:table-cell office:value-type="float" office:value="535.6" calcext:value-type="float">
            <text:p>535,6</text:p>
          </table:table-cell>
          <table:table-cell office:value-type="float" office:value="538.12" calcext:value-type="float">
            <text:p>538,12</text:p>
          </table:table-cell>
          <table:table-cell office:value-type="float" office:value="540.97" calcext:value-type="float">
            <text:p>540,97</text:p>
          </table:table-cell>
          <table:table-cell office:value-type="float" office:value="548.11" calcext:value-type="float">
            <text:p>548,11</text:p>
          </table:table-cell>
          <table:table-cell office:value-type="float" office:value="562.86" calcext:value-type="float">
            <text:p>562,86</text:p>
          </table:table-cell>
          <table:table-cell office:value-type="float" office:value="567.19" calcext:value-type="float">
            <text:p>567,19</text:p>
          </table:table-cell>
          <table:table-cell office:value-type="float" office:value="578.65" calcext:value-type="float">
            <text:p>578,65</text:p>
          </table:table-cell>
          <table:table-cell office:value-type="float" office:value="590.57" calcext:value-type="float">
            <text:p>590,57</text:p>
          </table:table-cell>
          <table:table-cell office:value-type="float" office:value="594.47" calcext:value-type="float">
            <text:p>594,47</text:p>
          </table:table-cell>
          <table:table-cell office:value-type="float" office:value="605.29" calcext:value-type="float">
            <text:p>605,29</text:p>
          </table:table-cell>
          <table:table-cell office:value-type="float" office:value="607.28" calcext:value-type="float">
            <text:p>607,28</text:p>
          </table:table-cell>
          <table:table-cell office:value-type="float" office:value="617.55" calcext:value-type="float">
            <text:p>617,55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475.34" calcext:value-type="float">
            <text:p>475,34</text:p>
          </table:table-cell>
          <table:table-cell office:value-type="float" office:value="474.77" calcext:value-type="float">
            <text:p>474,77</text:p>
          </table:table-cell>
          <table:table-cell office:value-type="float" office:value="470.45" calcext:value-type="float">
            <text:p>470,45</text:p>
          </table:table-cell>
          <table:table-cell office:value-type="float" office:value="470.68" calcext:value-type="float">
            <text:p>470,68</text:p>
          </table:table-cell>
          <table:table-cell office:value-type="float" office:value="476.14" calcext:value-type="float">
            <text:p>476,14</text:p>
          </table:table-cell>
          <table:table-cell office:value-type="float" office:value="474.53" calcext:value-type="float">
            <text:p>474,53</text:p>
          </table:table-cell>
          <table:table-cell office:value-type="float" office:value="476.99" calcext:value-type="float">
            <text:p>476,99</text:p>
          </table:table-cell>
          <table:table-cell office:value-type="float" office:value="479.09" calcext:value-type="float">
            <text:p>479,09</text:p>
          </table:table-cell>
          <table:table-cell office:value-type="float" office:value="476.41" calcext:value-type="float">
            <text:p>476,41</text:p>
          </table:table-cell>
          <table:table-cell office:value-type="float" office:value="479.74" calcext:value-type="float">
            <text:p>479,74</text:p>
          </table:table-cell>
          <table:table-cell office:value-type="float" office:value="481.81" calcext:value-type="float">
            <text:p>481,81</text:p>
          </table:table-cell>
          <table:table-cell office:value-type="float" office:value="479.35" calcext:value-type="float">
            <text:p>479,35</text:p>
          </table:table-cell>
          <table:table-cell office:value-type="float" office:value="478.68" calcext:value-type="float">
            <text:p>478,68</text:p>
          </table:table-cell>
          <table:table-cell office:value-type="float" office:value="479.2" calcext:value-type="float">
            <text:p>479,2</text:p>
          </table:table-cell>
          <table:table-cell office:value-type="float" office:value="479.25" calcext:value-type="float">
            <text:p>479,25</text:p>
          </table:table-cell>
          <table:table-cell office:value-type="float" office:value="479.49" calcext:value-type="float">
            <text:p>479,49</text:p>
          </table:table-cell>
          <table:table-cell office:value-type="float" office:value="480.88" calcext:value-type="float">
            <text:p>480,88</text:p>
          </table:table-cell>
          <table:table-cell office:value-type="float" office:value="483.53" calcext:value-type="float">
            <text:p>483,53</text:p>
          </table:table-cell>
          <table:table-cell office:value-type="float" office:value="487.98" calcext:value-type="float">
            <text:p>487,98</text:p>
          </table:table-cell>
          <table:table-cell office:value-type="float" office:value="489.49" calcext:value-type="float">
            <text:p>489,49</text:p>
          </table:table-cell>
          <table:table-cell office:value-type="float" office:value="493.55" calcext:value-type="float">
            <text:p>493,55</text:p>
          </table:table-cell>
          <table:table-cell office:value-type="float" office:value="501.05" calcext:value-type="float">
            <text:p>501,05</text:p>
          </table:table-cell>
          <table:table-cell office:value-type="float" office:value="501.65" calcext:value-type="float">
            <text:p>501,65</text:p>
          </table:table-cell>
          <table:table-cell office:value-type="float" office:value="503.36" calcext:value-type="float">
            <text:p>503,36</text:p>
          </table:table-cell>
          <table:table-cell office:value-type="float" office:value="499.53" calcext:value-type="float">
            <text:p>499,53</text:p>
          </table:table-cell>
          <table:table-cell office:value-type="float" office:value="498.84" calcext:value-type="float">
            <text:p>498,84</text:p>
          </table:table-cell>
          <table:table-cell office:value-type="float" office:value="501.73" calcext:value-type="float">
            <text:p>501,73</text:p>
          </table:table-cell>
          <table:table-cell office:value-type="float" office:value="499.07" calcext:value-type="float">
            <text:p>499,07</text:p>
          </table:table-cell>
          <table:table-cell office:value-type="float" office:value="500.12" calcext:value-type="float">
            <text:p>500,12</text:p>
          </table:table-cell>
          <table:table-cell office:value-type="float" office:value="509.22" calcext:value-type="float">
            <text:p>509,22</text:p>
          </table:table-cell>
          <table:table-cell office:value-type="float" office:value="514.82" calcext:value-type="float">
            <text:p>514,82</text:p>
          </table:table-cell>
          <table:table-cell office:value-type="float" office:value="517.4" calcext:value-type="float">
            <text:p>517,4</text:p>
          </table:table-cell>
          <table:table-cell office:value-type="float" office:value="519.67" calcext:value-type="float">
            <text:p>519,67</text:p>
          </table:table-cell>
          <table:table-cell office:value-type="float" office:value="515.62" calcext:value-type="float">
            <text:p>515,62</text:p>
          </table:table-cell>
          <table:table-cell table:number-columns-repeated="2" office:value-type="float" office:value="519.23" calcext:value-type="float">
            <text:p>519,23</text:p>
          </table:table-cell>
          <table:table-cell office:value-type="float" office:value="526.03" calcext:value-type="float">
            <text:p>526,03</text:p>
          </table:table-cell>
          <table:table-cell office:value-type="float" office:value="519.61" calcext:value-type="float">
            <text:p>519,61</text:p>
          </table:table-cell>
          <table:table-cell office:value-type="float" office:value="519.72" calcext:value-type="float">
            <text:p>519,72</text:p>
          </table:table-cell>
          <table:table-cell office:value-type="float" office:value="526.73" calcext:value-type="float">
            <text:p>526,73</text:p>
          </table:table-cell>
          <table:table-cell office:value-type="float" office:value="530.63" calcext:value-type="float">
            <text:p>530,63</text:p>
          </table:table-cell>
          <table:table-cell office:value-type="float" office:value="529.89" calcext:value-type="float">
            <text:p>529,89</text:p>
          </table:table-cell>
          <table:table-cell office:value-type="float" office:value="532.32" calcext:value-type="float">
            <text:p>532,32</text:p>
          </table:table-cell>
          <table:table-cell office:value-type="float" office:value="542.86" calcext:value-type="float">
            <text:p>542,86</text:p>
          </table:table-cell>
          <table:table-cell office:value-type="float" office:value="559.2" calcext:value-type="float">
            <text:p>559,2</text:p>
          </table:table-cell>
          <table:table-cell office:value-type="float" office:value="571.62" calcext:value-type="float">
            <text:p>571,62</text:p>
          </table:table-cell>
          <table:table-cell office:value-type="float" office:value="583.51" calcext:value-type="float">
            <text:p>583,51</text:p>
          </table:table-cell>
          <table:table-cell office:value-type="float" office:value="607.67" calcext:value-type="float">
            <text:p>607,67</text:p>
          </table:table-cell>
          <table:table-cell office:value-type="float" office:value="614.96" calcext:value-type="float">
            <text:p>614,96</text:p>
          </table:table-cell>
          <table:table-cell office:value-type="float" office:value="631.38" calcext:value-type="float">
            <text:p>631,38</text:p>
          </table:table-cell>
          <table:table-cell office:value-type="float" office:value="637.25" calcext:value-type="float">
            <text:p>637,25</text:p>
          </table:table-cell>
          <table:table-cell office:value-type="float" office:value="656.62" calcext:value-type="float">
            <text:p>656,62</text:p>
          </table:table-cell>
          <table:table-cell office:value-type="float" office:value="676.91" calcext:value-type="float">
            <text:p>676,91</text:p>
          </table:table-cell>
          <table:table-cell office:value-type="float" office:value="691.87" calcext:value-type="float">
            <text:p>691,87</text:p>
          </table:table-cell>
          <table:table-cell office:value-type="float" office:value="713.25" calcext:value-type="float">
            <text:p>713,25</text:p>
          </table:table-cell>
          <table:table-cell office:value-type="float" office:value="728.16" calcext:value-type="float">
            <text:p>728,16</text:p>
          </table:table-cell>
          <table:table-cell office:value-type="float" office:value="732.82" calcext:value-type="float">
            <text:p>732,82</text:p>
          </table:table-cell>
          <table:table-cell office:value-type="float" office:value="742.42" calcext:value-type="float">
            <text:p>742,42</text:p>
          </table:table-cell>
          <table:table-cell office:value-type="float" office:value="758.9" calcext:value-type="float">
            <text:p>758,9</text:p>
          </table:table-cell>
          <table:table-cell office:value-type="float" office:value="777.79" calcext:value-type="float">
            <text:p>777,79</text:p>
          </table:table-cell>
          <table:table-cell office:value-type="float" office:value="790.39" calcext:value-type="float">
            <text:p>790,39</text:p>
          </table:table-cell>
          <table:table-cell office:value-type="float" office:value="797.59" calcext:value-type="float">
            <text:p>797,59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376.12" calcext:value-type="float">
            <text:p>376,12</text:p>
          </table:table-cell>
          <table:table-cell office:value-type="float" office:value="375.18" calcext:value-type="float">
            <text:p>375,18</text:p>
          </table:table-cell>
          <table:table-cell office:value-type="float" office:value="377.32" calcext:value-type="float">
            <text:p>377,32</text:p>
          </table:table-cell>
          <table:table-cell office:value-type="float" office:value="379.58" calcext:value-type="float">
            <text:p>379,58</text:p>
          </table:table-cell>
          <table:table-cell office:value-type="float" office:value="382.58" calcext:value-type="float">
            <text:p>382,58</text:p>
          </table:table-cell>
          <table:table-cell office:value-type="float" office:value="380.36" calcext:value-type="float">
            <text:p>380,36</text:p>
          </table:table-cell>
          <table:table-cell office:value-type="float" office:value="378.73" calcext:value-type="float">
            <text:p>378,73</text:p>
          </table:table-cell>
          <table:table-cell office:value-type="float" office:value="381.53" calcext:value-type="float">
            <text:p>381,53</text:p>
          </table:table-cell>
          <table:table-cell office:value-type="float" office:value="383.63" calcext:value-type="float">
            <text:p>383,63</text:p>
          </table:table-cell>
          <table:table-cell office:value-type="float" office:value="382.13" calcext:value-type="float">
            <text:p>382,13</text:p>
          </table:table-cell>
          <table:table-cell office:value-type="float" office:value="383.47" calcext:value-type="float">
            <text:p>383,47</text:p>
          </table:table-cell>
          <table:table-cell office:value-type="float" office:value="384.08" calcext:value-type="float">
            <text:p>384,08</text:p>
          </table:table-cell>
          <table:table-cell office:value-type="float" office:value="384.97" calcext:value-type="float">
            <text:p>384,97</text:p>
          </table:table-cell>
          <table:table-cell office:value-type="float" office:value="387.82" calcext:value-type="float">
            <text:p>387,82</text:p>
          </table:table-cell>
          <table:table-cell office:value-type="float" office:value="390.18" calcext:value-type="float">
            <text:p>390,18</text:p>
          </table:table-cell>
          <table:table-cell office:value-type="float" office:value="392.6" calcext:value-type="float">
            <text:p>392,6</text:p>
          </table:table-cell>
          <table:table-cell office:value-type="float" office:value="394.33" calcext:value-type="float">
            <text:p>394,33</text:p>
          </table:table-cell>
          <table:table-cell office:value-type="float" office:value="394.21" calcext:value-type="float">
            <text:p>394,21</text:p>
          </table:table-cell>
          <table:table-cell office:value-type="float" office:value="390.27" calcext:value-type="float">
            <text:p>390,27</text:p>
          </table:table-cell>
          <table:table-cell office:value-type="float" office:value="391.16" calcext:value-type="float">
            <text:p>391,16</text:p>
          </table:table-cell>
          <table:table-cell office:value-type="float" office:value="399.18" calcext:value-type="float">
            <text:p>399,18</text:p>
          </table:table-cell>
          <table:table-cell office:value-type="float" office:value="404.33" calcext:value-type="float">
            <text:p>404,33</text:p>
          </table:table-cell>
          <table:table-cell office:value-type="float" office:value="408.21" calcext:value-type="float">
            <text:p>408,21</text:p>
          </table:table-cell>
          <table:table-cell office:value-type="float" office:value="411.52" calcext:value-type="float">
            <text:p>411,52</text:p>
          </table:table-cell>
          <table:table-cell office:value-type="float" office:value="411.85" calcext:value-type="float">
            <text:p>411,85</text:p>
          </table:table-cell>
          <table:table-cell office:value-type="float" office:value="410.99" calcext:value-type="float">
            <text:p>410,99</text:p>
          </table:table-cell>
          <table:table-cell office:value-type="float" office:value="410.41" calcext:value-type="float">
            <text:p>410,41</text:p>
          </table:table-cell>
          <table:table-cell office:value-type="float" office:value="419.52" calcext:value-type="float">
            <text:p>419,52</text:p>
          </table:table-cell>
          <table:table-cell office:value-type="float" office:value="419.19" calcext:value-type="float">
            <text:p>419,19</text:p>
          </table:table-cell>
          <table:table-cell office:value-type="float" office:value="423.46" calcext:value-type="float">
            <text:p>423,46</text:p>
          </table:table-cell>
          <table:table-cell office:value-type="float" office:value="423.93" calcext:value-type="float">
            <text:p>423,93</text:p>
          </table:table-cell>
          <table:table-cell office:value-type="float" office:value="427.02" calcext:value-type="float">
            <text:p>427,02</text:p>
          </table:table-cell>
          <table:table-cell office:value-type="float" office:value="425.91" calcext:value-type="float">
            <text:p>425,91</text:p>
          </table:table-cell>
          <table:table-cell office:value-type="float" office:value="425.57" calcext:value-type="float">
            <text:p>425,57</text:p>
          </table:table-cell>
          <table:table-cell office:value-type="float" office:value="431.49" calcext:value-type="float">
            <text:p>431,49</text:p>
          </table:table-cell>
          <table:table-cell office:value-type="float" office:value="432.09" calcext:value-type="float">
            <text:p>432,09</text:p>
          </table:table-cell>
          <table:table-cell office:value-type="float" office:value="434.77" calcext:value-type="float">
            <text:p>434,77</text:p>
          </table:table-cell>
          <table:table-cell office:value-type="float" office:value="438.73" calcext:value-type="float">
            <text:p>438,73</text:p>
          </table:table-cell>
          <table:table-cell office:value-type="float" office:value="438.86" calcext:value-type="float">
            <text:p>438,86</text:p>
          </table:table-cell>
          <table:table-cell office:value-type="float" office:value="439.3" calcext:value-type="float">
            <text:p>439,3</text:p>
          </table:table-cell>
          <table:table-cell office:value-type="float" office:value="437.28" calcext:value-type="float">
            <text:p>437,28</text:p>
          </table:table-cell>
          <table:table-cell office:value-type="float" office:value="437.84" calcext:value-type="float">
            <text:p>437,84</text:p>
          </table:table-cell>
          <table:table-cell office:value-type="float" office:value="441.65" calcext:value-type="float">
            <text:p>441,65</text:p>
          </table:table-cell>
          <table:table-cell office:value-type="float" office:value="448.94" calcext:value-type="float">
            <text:p>448,94</text:p>
          </table:table-cell>
          <table:table-cell office:value-type="float" office:value="458.28" calcext:value-type="float">
            <text:p>458,28</text:p>
          </table:table-cell>
          <table:table-cell office:value-type="float" office:value="464.88" calcext:value-type="float">
            <text:p>464,88</text:p>
          </table:table-cell>
          <table:table-cell office:value-type="float" office:value="469.57" calcext:value-type="float">
            <text:p>469,57</text:p>
          </table:table-cell>
          <table:table-cell office:value-type="float" office:value="485.3" calcext:value-type="float">
            <text:p>485,3</text:p>
          </table:table-cell>
          <table:table-cell office:value-type="float" office:value="511.36" calcext:value-type="float">
            <text:p>511,36</text:p>
          </table:table-cell>
          <table:table-cell office:value-type="float" office:value="515.25" calcext:value-type="float">
            <text:p>515,25</text:p>
          </table:table-cell>
          <table:table-cell office:value-type="float" office:value="528.03" calcext:value-type="float">
            <text:p>528,03</text:p>
          </table:table-cell>
          <table:table-cell office:value-type="float" office:value="545.4" calcext:value-type="float">
            <text:p>545,4</text:p>
          </table:table-cell>
          <table:table-cell office:value-type="float" office:value="559.8" calcext:value-type="float">
            <text:p>559,8</text:p>
          </table:table-cell>
          <table:table-cell office:value-type="float" office:value="568.92" calcext:value-type="float">
            <text:p>568,92</text:p>
          </table:table-cell>
          <table:table-cell office:value-type="float" office:value="575.58" calcext:value-type="float">
            <text:p>575,58</text:p>
          </table:table-cell>
          <table:table-cell office:value-type="float" office:value="584.73" calcext:value-type="float">
            <text:p>584,73</text:p>
          </table:table-cell>
          <table:table-cell office:value-type="float" office:value="585.84" calcext:value-type="float">
            <text:p>585,84</text:p>
          </table:table-cell>
          <table:table-cell office:value-type="float" office:value="589.89" calcext:value-type="float">
            <text:p>589,89</text:p>
          </table:table-cell>
          <table:table-cell office:value-type="float" office:value="602.27" calcext:value-type="float">
            <text:p>602,27</text:p>
          </table:table-cell>
          <table:table-cell office:value-type="float" office:value="612.51" calcext:value-type="float">
            <text:p>612,51</text:p>
          </table:table-cell>
          <table:table-cell office:value-type="float" office:value="617.17" calcext:value-type="float">
            <text:p>617,17</text:p>
          </table:table-cell>
          <table:table-cell office:value-type="float" office:value="629.2" calcext:value-type="float">
            <text:p>629,2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496.28" calcext:value-type="float">
            <text:p>496,28</text:p>
          </table:table-cell>
          <table:table-cell office:value-type="float" office:value="500.25" calcext:value-type="float">
            <text:p>500,25</text:p>
          </table:table-cell>
          <table:table-cell office:value-type="float" office:value="504.25" calcext:value-type="float">
            <text:p>504,25</text:p>
          </table:table-cell>
          <table:table-cell office:value-type="float" office:value="507.13" calcext:value-type="float">
            <text:p>507,13</text:p>
          </table:table-cell>
          <table:table-cell office:value-type="float" office:value="509.36" calcext:value-type="float">
            <text:p>509,36</text:p>
          </table:table-cell>
          <table:table-cell office:value-type="float" office:value="509.82" calcext:value-type="float">
            <text:p>509,82</text:p>
          </table:table-cell>
          <table:table-cell office:value-type="float" office:value="510.17" calcext:value-type="float">
            <text:p>510,17</text:p>
          </table:table-cell>
          <table:table-cell office:value-type="float" office:value="515.84" calcext:value-type="float">
            <text:p>515,84</text:p>
          </table:table-cell>
          <table:table-cell office:value-type="float" office:value="515.32" calcext:value-type="float">
            <text:p>515,32</text:p>
          </table:table-cell>
          <table:table-cell office:value-type="float" office:value="515.68" calcext:value-type="float">
            <text:p>515,68</text:p>
          </table:table-cell>
          <table:table-cell office:value-type="float" office:value="519.45" calcext:value-type="float">
            <text:p>519,45</text:p>
          </table:table-cell>
          <table:table-cell office:value-type="float" office:value="519.39" calcext:value-type="float">
            <text:p>519,39</text:p>
          </table:table-cell>
          <table:table-cell office:value-type="float" office:value="523.39" calcext:value-type="float">
            <text:p>523,39</text:p>
          </table:table-cell>
          <table:table-cell office:value-type="float" office:value="528.16" calcext:value-type="float">
            <text:p>528,16</text:p>
          </table:table-cell>
          <table:table-cell office:value-type="float" office:value="531.7" calcext:value-type="float">
            <text:p>531,7</text:p>
          </table:table-cell>
          <table:table-cell office:value-type="float" office:value="534.3" calcext:value-type="float">
            <text:p>534,3</text:p>
          </table:table-cell>
          <table:table-cell office:value-type="float" office:value="536.65" calcext:value-type="float">
            <text:p>536,65</text:p>
          </table:table-cell>
          <table:table-cell office:value-type="float" office:value="536.92" calcext:value-type="float">
            <text:p>536,92</text:p>
          </table:table-cell>
          <table:table-cell office:value-type="float" office:value="538.1" calcext:value-type="float">
            <text:p>538,1</text:p>
          </table:table-cell>
          <table:table-cell office:value-type="float" office:value="534.98" calcext:value-type="float">
            <text:p>534,98</text:p>
          </table:table-cell>
          <table:table-cell office:value-type="float" office:value="538.3" calcext:value-type="float">
            <text:p>538,3</text:p>
          </table:table-cell>
          <table:table-cell office:value-type="float" office:value="539.21" calcext:value-type="float">
            <text:p>539,21</text:p>
          </table:table-cell>
          <table:table-cell office:value-type="float" office:value="543.53" calcext:value-type="float">
            <text:p>543,53</text:p>
          </table:table-cell>
          <table:table-cell office:value-type="float" office:value="546.79" calcext:value-type="float">
            <text:p>546,79</text:p>
          </table:table-cell>
          <table:table-cell office:value-type="float" office:value="539.62" calcext:value-type="float">
            <text:p>539,62</text:p>
          </table:table-cell>
          <table:table-cell office:value-type="float" office:value="549.12" calcext:value-type="float">
            <text:p>549,12</text:p>
          </table:table-cell>
          <table:table-cell office:value-type="float" office:value="550.55" calcext:value-type="float">
            <text:p>550,55</text:p>
          </table:table-cell>
          <table:table-cell office:value-type="float" office:value="552.26" calcext:value-type="float">
            <text:p>552,26</text:p>
          </table:table-cell>
          <table:table-cell office:value-type="float" office:value="555.96" calcext:value-type="float">
            <text:p>555,96</text:p>
          </table:table-cell>
          <table:table-cell office:value-type="float" office:value="556.68" calcext:value-type="float">
            <text:p>556,68</text:p>
          </table:table-cell>
          <table:table-cell office:value-type="float" office:value="558.07" calcext:value-type="float">
            <text:p>558,07</text:p>
          </table:table-cell>
          <table:table-cell office:value-type="float" office:value="554" calcext:value-type="float">
            <text:p>554</text:p>
          </table:table-cell>
          <table:table-cell office:value-type="float" office:value="555.44" calcext:value-type="float">
            <text:p>555,44</text:p>
          </table:table-cell>
          <table:table-cell office:value-type="float" office:value="560.71" calcext:value-type="float">
            <text:p>560,71</text:p>
          </table:table-cell>
          <table:table-cell office:value-type="float" office:value="560.94" calcext:value-type="float">
            <text:p>560,94</text:p>
          </table:table-cell>
          <table:table-cell office:value-type="float" office:value="555.44" calcext:value-type="float">
            <text:p>555,44</text:p>
          </table:table-cell>
          <table:table-cell office:value-type="float" office:value="554.94" calcext:value-type="float">
            <text:p>554,94</text:p>
          </table:table-cell>
          <table:table-cell office:value-type="float" office:value="556.77" calcext:value-type="float">
            <text:p>556,77</text:p>
          </table:table-cell>
          <table:table-cell office:value-type="float" office:value="557.89" calcext:value-type="float">
            <text:p>557,89</text:p>
          </table:table-cell>
          <table:table-cell office:value-type="float" office:value="558.44" calcext:value-type="float">
            <text:p>558,44</text:p>
          </table:table-cell>
          <table:table-cell office:value-type="float" office:value="562.02" calcext:value-type="float">
            <text:p>562,02</text:p>
          </table:table-cell>
          <table:table-cell office:value-type="float" office:value="565" calcext:value-type="float">
            <text:p>565</text:p>
          </table:table-cell>
          <table:table-cell office:value-type="float" office:value="567.76" calcext:value-type="float">
            <text:p>567,76</text:p>
          </table:table-cell>
          <table:table-cell office:value-type="float" office:value="578.21" calcext:value-type="float">
            <text:p>578,21</text:p>
          </table:table-cell>
          <table:table-cell office:value-type="float" office:value="602.38" calcext:value-type="float">
            <text:p>602,38</text:p>
          </table:table-cell>
          <table:table-cell office:value-type="float" office:value="617.92" calcext:value-type="float">
            <text:p>617,92</text:p>
          </table:table-cell>
          <table:table-cell office:value-type="float" office:value="637.26" calcext:value-type="float">
            <text:p>637,26</text:p>
          </table:table-cell>
          <table:table-cell office:value-type="float" office:value="656.19" calcext:value-type="float">
            <text:p>656,19</text:p>
          </table:table-cell>
          <table:table-cell office:value-type="float" office:value="687.62" calcext:value-type="float">
            <text:p>687,62</text:p>
          </table:table-cell>
          <table:table-cell office:value-type="float" office:value="691.68" calcext:value-type="float">
            <text:p>691,68</text:p>
          </table:table-cell>
          <table:table-cell office:value-type="float" office:value="699.29" calcext:value-type="float">
            <text:p>699,29</text:p>
          </table:table-cell>
          <table:table-cell office:value-type="float" office:value="706.49" calcext:value-type="float">
            <text:p>706,49</text:p>
          </table:table-cell>
          <table:table-cell office:value-type="float" office:value="712.42" calcext:value-type="float">
            <text:p>712,42</text:p>
          </table:table-cell>
          <table:table-cell office:value-type="float" office:value="720.4" calcext:value-type="float">
            <text:p>720,4</text:p>
          </table:table-cell>
          <table:table-cell office:value-type="float" office:value="734.45" calcext:value-type="float">
            <text:p>734,45</text:p>
          </table:table-cell>
          <table:table-cell office:value-type="float" office:value="744.88" calcext:value-type="float">
            <text:p>744,88</text:p>
          </table:table-cell>
          <table:table-cell office:value-type="float" office:value="757.62" calcext:value-type="float">
            <text:p>757,62</text:p>
          </table:table-cell>
          <table:table-cell office:value-type="float" office:value="769.06" calcext:value-type="float">
            <text:p>769,06</text:p>
          </table:table-cell>
          <table:table-cell office:value-type="float" office:value="788.82" calcext:value-type="float">
            <text:p>788,82</text:p>
          </table:table-cell>
          <table:table-cell office:value-type="float" office:value="797.03" calcext:value-type="float">
            <text:p>797,03</text:p>
          </table:table-cell>
          <table:table-cell office:value-type="float" office:value="791.21" calcext:value-type="float">
            <text:p>791,21</text:p>
          </table:table-cell>
          <table:table-cell office:value-type="float" office:value="791.84" calcext:value-type="float">
            <text:p>791,84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424.65" calcext:value-type="float">
            <text:p>424,65</text:p>
          </table:table-cell>
          <table:table-cell office:value-type="float" office:value="426.78" calcext:value-type="float">
            <text:p>426,78</text:p>
          </table:table-cell>
          <table:table-cell office:value-type="float" office:value="425.28" calcext:value-type="float">
            <text:p>425,28</text:p>
          </table:table-cell>
          <table:table-cell office:value-type="float" office:value="425.41" calcext:value-type="float">
            <text:p>425,41</text:p>
          </table:table-cell>
          <table:table-cell office:value-type="float" office:value="425.33" calcext:value-type="float">
            <text:p>425,33</text:p>
          </table:table-cell>
          <table:table-cell office:value-type="float" office:value="431.66" calcext:value-type="float">
            <text:p>431,66</text:p>
          </table:table-cell>
          <table:table-cell office:value-type="float" office:value="424.41" calcext:value-type="float">
            <text:p>424,41</text:p>
          </table:table-cell>
          <table:table-cell office:value-type="float" office:value="438.42" calcext:value-type="float">
            <text:p>438,42</text:p>
          </table:table-cell>
          <table:table-cell office:value-type="float" office:value="443.2" calcext:value-type="float">
            <text:p>443,2</text:p>
          </table:table-cell>
          <table:table-cell office:value-type="float" office:value="441.51" calcext:value-type="float">
            <text:p>441,51</text:p>
          </table:table-cell>
          <table:table-cell office:value-type="float" office:value="445.13" calcext:value-type="float">
            <text:p>445,13</text:p>
          </table:table-cell>
          <table:table-cell office:value-type="float" office:value="447.27" calcext:value-type="float">
            <text:p>447,27</text:p>
          </table:table-cell>
          <table:table-cell office:value-type="float" office:value="447.67" calcext:value-type="float">
            <text:p>447,67</text:p>
          </table:table-cell>
          <table:table-cell office:value-type="float" office:value="448.12" calcext:value-type="float">
            <text:p>448,12</text:p>
          </table:table-cell>
          <table:table-cell office:value-type="float" office:value="456.59" calcext:value-type="float">
            <text:p>456,59</text:p>
          </table:table-cell>
          <table:table-cell office:value-type="float" office:value="459.51" calcext:value-type="float">
            <text:p>459,51</text:p>
          </table:table-cell>
          <table:table-cell office:value-type="float" office:value="464.93" calcext:value-type="float">
            <text:p>464,93</text:p>
          </table:table-cell>
          <table:table-cell office:value-type="float" office:value="465.68" calcext:value-type="float">
            <text:p>465,68</text:p>
          </table:table-cell>
          <table:table-cell office:value-type="float" office:value="468.33" calcext:value-type="float">
            <text:p>468,33</text:p>
          </table:table-cell>
          <table:table-cell office:value-type="float" office:value="466.88" calcext:value-type="float">
            <text:p>466,88</text:p>
          </table:table-cell>
          <table:table-cell office:value-type="float" office:value="475.47" calcext:value-type="float">
            <text:p>475,47</text:p>
          </table:table-cell>
          <table:table-cell office:value-type="float" office:value="477.32" calcext:value-type="float">
            <text:p>477,32</text:p>
          </table:table-cell>
          <table:table-cell office:value-type="float" office:value="479.52" calcext:value-type="float">
            <text:p>479,52</text:p>
          </table:table-cell>
          <table:table-cell office:value-type="float" office:value="481.2" calcext:value-type="float">
            <text:p>481,2</text:p>
          </table:table-cell>
          <table:table-cell office:value-type="float" office:value="481.01" calcext:value-type="float">
            <text:p>481,01</text:p>
          </table:table-cell>
          <table:table-cell office:value-type="float" office:value="482.35" calcext:value-type="float">
            <text:p>482,35</text:p>
          </table:table-cell>
          <table:table-cell office:value-type="float" office:value="479.31" calcext:value-type="float">
            <text:p>479,31</text:p>
          </table:table-cell>
          <table:table-cell office:value-type="float" office:value="479.46" calcext:value-type="float">
            <text:p>479,46</text:p>
          </table:table-cell>
          <table:table-cell office:value-type="float" office:value="481.38" calcext:value-type="float">
            <text:p>481,38</text:p>
          </table:table-cell>
          <table:table-cell office:value-type="float" office:value="479.16" calcext:value-type="float">
            <text:p>479,16</text:p>
          </table:table-cell>
          <table:table-cell office:value-type="float" office:value="477.39" calcext:value-type="float">
            <text:p>477,39</text:p>
          </table:table-cell>
          <table:table-cell office:value-type="float" office:value="474.24" calcext:value-type="float">
            <text:p>474,24</text:p>
          </table:table-cell>
          <table:table-cell office:value-type="float" office:value="480.17" calcext:value-type="float">
            <text:p>480,17</text:p>
          </table:table-cell>
          <table:table-cell office:value-type="float" office:value="479.01" calcext:value-type="float">
            <text:p>479,01</text:p>
          </table:table-cell>
          <table:table-cell office:value-type="float" office:value="480.88" calcext:value-type="float">
            <text:p>480,88</text:p>
          </table:table-cell>
          <table:table-cell office:value-type="float" office:value="484.3" calcext:value-type="float">
            <text:p>484,3</text:p>
          </table:table-cell>
          <table:table-cell office:value-type="float" office:value="492.29" calcext:value-type="float">
            <text:p>492,29</text:p>
          </table:table-cell>
          <table:table-cell office:value-type="float" office:value="495.19" calcext:value-type="float">
            <text:p>495,19</text:p>
          </table:table-cell>
          <table:table-cell office:value-type="float" office:value="494.89" calcext:value-type="float">
            <text:p>494,89</text:p>
          </table:table-cell>
          <table:table-cell office:value-type="float" office:value="497.32" calcext:value-type="float">
            <text:p>497,32</text:p>
          </table:table-cell>
          <table:table-cell office:value-type="float" office:value="497.77" calcext:value-type="float">
            <text:p>497,77</text:p>
          </table:table-cell>
          <table:table-cell office:value-type="float" office:value="500.06" calcext:value-type="float">
            <text:p>500,06</text:p>
          </table:table-cell>
          <table:table-cell office:value-type="float" office:value="501.71" calcext:value-type="float">
            <text:p>501,71</text:p>
          </table:table-cell>
          <table:table-cell office:value-type="float" office:value="514.7" calcext:value-type="float">
            <text:p>514,7</text:p>
          </table:table-cell>
          <table:table-cell office:value-type="float" office:value="523.09" calcext:value-type="float">
            <text:p>523,09</text:p>
          </table:table-cell>
          <table:table-cell office:value-type="float" office:value="533.34" calcext:value-type="float">
            <text:p>533,34</text:p>
          </table:table-cell>
          <table:table-cell office:value-type="float" office:value="543.16" calcext:value-type="float">
            <text:p>543,16</text:p>
          </table:table-cell>
          <table:table-cell office:value-type="float" office:value="569.28" calcext:value-type="float">
            <text:p>569,28</text:p>
          </table:table-cell>
          <table:table-cell office:value-type="float" office:value="581.35" calcext:value-type="float">
            <text:p>581,35</text:p>
          </table:table-cell>
          <table:table-cell office:value-type="float" office:value="590.19" calcext:value-type="float">
            <text:p>590,19</text:p>
          </table:table-cell>
          <table:table-cell office:value-type="float" office:value="609.66" calcext:value-type="float">
            <text:p>609,66</text:p>
          </table:table-cell>
          <table:table-cell office:value-type="float" office:value="630.94" calcext:value-type="float">
            <text:p>630,94</text:p>
          </table:table-cell>
          <table:table-cell office:value-type="float" office:value="644.76" calcext:value-type="float">
            <text:p>644,76</text:p>
          </table:table-cell>
          <table:table-cell office:value-type="float" office:value="661.91" calcext:value-type="float">
            <text:p>661,91</text:p>
          </table:table-cell>
          <table:table-cell office:value-type="float" office:value="676.07" calcext:value-type="float">
            <text:p>676,07</text:p>
          </table:table-cell>
          <table:table-cell office:value-type="float" office:value="687.3" calcext:value-type="float">
            <text:p>687,3</text:p>
          </table:table-cell>
          <table:table-cell office:value-type="float" office:value="690.67" calcext:value-type="float">
            <text:p>690,67</text:p>
          </table:table-cell>
          <table:table-cell office:value-type="float" office:value="696.74" calcext:value-type="float">
            <text:p>696,74</text:p>
          </table:table-cell>
          <table:table-cell office:value-type="float" office:value="706.15" calcext:value-type="float">
            <text:p>706,15</text:p>
          </table:table-cell>
          <table:table-cell office:value-type="float" office:value="711.45" calcext:value-type="float">
            <text:p>711,45</text:p>
          </table:table-cell>
          <table:table-cell office:value-type="float" office:value="718.84" calcext:value-type="float">
            <text:p>718,84</text:p>
          </table:table-cell>
          <table:table-cell office:value-type="float" office:value="722.37" calcext:value-type="float">
            <text:p>722,37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349.95" calcext:value-type="float">
            <text:p>349,95</text:p>
          </table:table-cell>
          <table:table-cell office:value-type="float" office:value="354.18" calcext:value-type="float">
            <text:p>354,18</text:p>
          </table:table-cell>
          <table:table-cell office:value-type="float" office:value="356.27" calcext:value-type="float">
            <text:p>356,27</text:p>
          </table:table-cell>
          <table:table-cell office:value-type="float" office:value="360.19" calcext:value-type="float">
            <text:p>360,19</text:p>
          </table:table-cell>
          <table:table-cell office:value-type="float" office:value="362.57" calcext:value-type="float">
            <text:p>362,57</text:p>
          </table:table-cell>
          <table:table-cell office:value-type="float" office:value="364.6" calcext:value-type="float">
            <text:p>364,6</text:p>
          </table:table-cell>
          <table:table-cell office:value-type="float" office:value="367.26" calcext:value-type="float">
            <text:p>367,26</text:p>
          </table:table-cell>
          <table:table-cell office:value-type="float" office:value="371.08" calcext:value-type="float">
            <text:p>371,08</text:p>
          </table:table-cell>
          <table:table-cell office:value-type="float" office:value="370.78" calcext:value-type="float">
            <text:p>370,78</text:p>
          </table:table-cell>
          <table:table-cell office:value-type="float" office:value="370.12" calcext:value-type="float">
            <text:p>370,12</text:p>
          </table:table-cell>
          <table:table-cell office:value-type="float" office:value="371.89" calcext:value-type="float">
            <text:p>371,89</text:p>
          </table:table-cell>
          <table:table-cell office:value-type="float" office:value="369.25" calcext:value-type="float">
            <text:p>369,25</text:p>
          </table:table-cell>
          <table:table-cell office:value-type="float" office:value="376.49" calcext:value-type="float">
            <text:p>376,49</text:p>
          </table:table-cell>
          <table:table-cell office:value-type="float" office:value="376.87" calcext:value-type="float">
            <text:p>376,87</text:p>
          </table:table-cell>
          <table:table-cell office:value-type="float" office:value="382.03" calcext:value-type="float">
            <text:p>382,03</text:p>
          </table:table-cell>
          <table:table-cell office:value-type="float" office:value="386.19" calcext:value-type="float">
            <text:p>386,19</text:p>
          </table:table-cell>
          <table:table-cell office:value-type="float" office:value="389.21" calcext:value-type="float">
            <text:p>389,21</text:p>
          </table:table-cell>
          <table:table-cell office:value-type="float" office:value="390.88" calcext:value-type="float">
            <text:p>390,88</text:p>
          </table:table-cell>
          <table:table-cell office:value-type="float" office:value="397.45" calcext:value-type="float">
            <text:p>397,45</text:p>
          </table:table-cell>
          <table:table-cell office:value-type="float" office:value="399.79" calcext:value-type="float">
            <text:p>399,79</text:p>
          </table:table-cell>
          <table:table-cell office:value-type="float" office:value="398.83" calcext:value-type="float">
            <text:p>398,83</text:p>
          </table:table-cell>
          <table:table-cell office:value-type="float" office:value="401.66" calcext:value-type="float">
            <text:p>401,66</text:p>
          </table:table-cell>
          <table:table-cell office:value-type="float" office:value="402.87" calcext:value-type="float">
            <text:p>402,87</text:p>
          </table:table-cell>
          <table:table-cell office:value-type="float" office:value="402.55" calcext:value-type="float">
            <text:p>402,55</text:p>
          </table:table-cell>
          <table:table-cell office:value-type="float" office:value="402.22" calcext:value-type="float">
            <text:p>402,22</text:p>
          </table:table-cell>
          <table:table-cell office:value-type="float" office:value="406.33" calcext:value-type="float">
            <text:p>406,33</text:p>
          </table:table-cell>
          <table:table-cell office:value-type="float" office:value="409.25" calcext:value-type="float">
            <text:p>409,25</text:p>
          </table:table-cell>
          <table:table-cell office:value-type="float" office:value="404.95" calcext:value-type="float">
            <text:p>404,95</text:p>
          </table:table-cell>
          <table:table-cell office:value-type="float" office:value="408.36" calcext:value-type="float">
            <text:p>408,36</text:p>
          </table:table-cell>
          <table:table-cell office:value-type="float" office:value="409.3" calcext:value-type="float">
            <text:p>409,3</text:p>
          </table:table-cell>
          <table:table-cell office:value-type="float" office:value="407.09" calcext:value-type="float">
            <text:p>407,09</text:p>
          </table:table-cell>
          <table:table-cell office:value-type="float" office:value="406.35" calcext:value-type="float">
            <text:p>406,35</text:p>
          </table:table-cell>
          <table:table-cell office:value-type="float" office:value="408.47" calcext:value-type="float">
            <text:p>408,47</text:p>
          </table:table-cell>
          <table:table-cell office:value-type="float" office:value="409.53" calcext:value-type="float">
            <text:p>409,53</text:p>
          </table:table-cell>
          <table:table-cell office:value-type="float" office:value="413.05" calcext:value-type="float">
            <text:p>413,05</text:p>
          </table:table-cell>
          <table:table-cell office:value-type="float" office:value="413.5" calcext:value-type="float">
            <text:p>413,5</text:p>
          </table:table-cell>
          <table:table-cell office:value-type="float" office:value="412.64" calcext:value-type="float">
            <text:p>412,64</text:p>
          </table:table-cell>
          <table:table-cell office:value-type="float" office:value="412.88" calcext:value-type="float">
            <text:p>412,88</text:p>
          </table:table-cell>
          <table:table-cell office:value-type="float" office:value="416.14" calcext:value-type="float">
            <text:p>416,14</text:p>
          </table:table-cell>
          <table:table-cell office:value-type="float" office:value="416.31" calcext:value-type="float">
            <text:p>416,31</text:p>
          </table:table-cell>
          <table:table-cell office:value-type="float" office:value="415.69" calcext:value-type="float">
            <text:p>415,69</text:p>
          </table:table-cell>
          <table:table-cell office:value-type="float" office:value="417.52" calcext:value-type="float">
            <text:p>417,52</text:p>
          </table:table-cell>
          <table:table-cell office:value-type="float" office:value="419.94" calcext:value-type="float">
            <text:p>419,94</text:p>
          </table:table-cell>
          <table:table-cell office:value-type="float" office:value="427.54" calcext:value-type="float">
            <text:p>427,54</text:p>
          </table:table-cell>
          <table:table-cell office:value-type="float" office:value="437.29" calcext:value-type="float">
            <text:p>437,29</text:p>
          </table:table-cell>
          <table:table-cell office:value-type="float" office:value="446.08" calcext:value-type="float">
            <text:p>446,08</text:p>
          </table:table-cell>
          <table:table-cell office:value-type="float" office:value="452.9" calcext:value-type="float">
            <text:p>452,9</text:p>
          </table:table-cell>
          <table:table-cell office:value-type="float" office:value="468.66" calcext:value-type="float">
            <text:p>468,66</text:p>
          </table:table-cell>
          <table:table-cell office:value-type="float" office:value="484.36" calcext:value-type="float">
            <text:p>484,36</text:p>
          </table:table-cell>
          <table:table-cell office:value-type="float" office:value="491.43" calcext:value-type="float">
            <text:p>491,43</text:p>
          </table:table-cell>
          <table:table-cell office:value-type="float" office:value="508.29" calcext:value-type="float">
            <text:p>508,29</text:p>
          </table:table-cell>
          <table:table-cell office:value-type="float" office:value="522.17" calcext:value-type="float">
            <text:p>522,17</text:p>
          </table:table-cell>
          <table:table-cell office:value-type="float" office:value="530.99" calcext:value-type="float">
            <text:p>530,99</text:p>
          </table:table-cell>
          <table:table-cell office:value-type="float" office:value="544.85" calcext:value-type="float">
            <text:p>544,85</text:p>
          </table:table-cell>
          <table:table-cell office:value-type="float" office:value="553.24" calcext:value-type="float">
            <text:p>553,24</text:p>
          </table:table-cell>
          <table:table-cell office:value-type="float" office:value="561.1" calcext:value-type="float">
            <text:p>561,1</text:p>
          </table:table-cell>
          <table:table-cell office:value-type="float" office:value="563.73" calcext:value-type="float">
            <text:p>563,73</text:p>
          </table:table-cell>
          <table:table-cell office:value-type="float" office:value="573.6" calcext:value-type="float">
            <text:p>573,6</text:p>
          </table:table-cell>
          <table:table-cell office:value-type="float" office:value="581.11" calcext:value-type="float">
            <text:p>581,11</text:p>
          </table:table-cell>
          <table:table-cell office:value-type="float" office:value="584.6" calcext:value-type="float">
            <text:p>584,6</text:p>
          </table:table-cell>
          <table:table-cell office:value-type="float" office:value="587" calcext:value-type="float">
            <text:p>587</text:p>
          </table:table-cell>
          <table:table-cell office:value-type="float" office:value="596.97" calcext:value-type="float">
            <text:p>596,97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440.67" calcext:value-type="float">
            <text:p>440,67</text:p>
          </table:table-cell>
          <table:table-cell office:value-type="float" office:value="443.75" calcext:value-type="float">
            <text:p>443,75</text:p>
          </table:table-cell>
          <table:table-cell office:value-type="float" office:value="442.47" calcext:value-type="float">
            <text:p>442,47</text:p>
          </table:table-cell>
          <table:table-cell office:value-type="float" office:value="440.96" calcext:value-type="float">
            <text:p>440,96</text:p>
          </table:table-cell>
          <table:table-cell office:value-type="float" office:value="443.83" calcext:value-type="float">
            <text:p>443,83</text:p>
          </table:table-cell>
          <table:table-cell office:value-type="float" office:value="443.3" calcext:value-type="float">
            <text:p>443,3</text:p>
          </table:table-cell>
          <table:table-cell office:value-type="float" office:value="444.32" calcext:value-type="float">
            <text:p>444,32</text:p>
          </table:table-cell>
          <table:table-cell office:value-type="float" office:value="443.07" calcext:value-type="float">
            <text:p>443,07</text:p>
          </table:table-cell>
          <table:table-cell office:value-type="float" office:value="446.08" calcext:value-type="float">
            <text:p>446,08</text:p>
          </table:table-cell>
          <table:table-cell office:value-type="float" office:value="451.84" calcext:value-type="float">
            <text:p>451,84</text:p>
          </table:table-cell>
          <table:table-cell office:value-type="float" office:value="451.57" calcext:value-type="float">
            <text:p>451,57</text:p>
          </table:table-cell>
          <table:table-cell office:value-type="float" office:value="453.87" calcext:value-type="float">
            <text:p>453,87</text:p>
          </table:table-cell>
          <table:table-cell office:value-type="float" office:value="454.37" calcext:value-type="float">
            <text:p>454,37</text:p>
          </table:table-cell>
          <table:table-cell office:value-type="float" office:value="455.05" calcext:value-type="float">
            <text:p>455,05</text:p>
          </table:table-cell>
          <table:table-cell office:value-type="float" office:value="456.33" calcext:value-type="float">
            <text:p>456,33</text:p>
          </table:table-cell>
          <table:table-cell office:value-type="float" office:value="458.65" calcext:value-type="float">
            <text:p>458,65</text:p>
          </table:table-cell>
          <table:table-cell office:value-type="float" office:value="459.85" calcext:value-type="float">
            <text:p>459,85</text:p>
          </table:table-cell>
          <table:table-cell office:value-type="float" office:value="465.27" calcext:value-type="float">
            <text:p>465,27</text:p>
          </table:table-cell>
          <table:table-cell office:value-type="float" office:value="469.32" calcext:value-type="float">
            <text:p>469,32</text:p>
          </table:table-cell>
          <table:table-cell office:value-type="float" office:value="472.46" calcext:value-type="float">
            <text:p>472,46</text:p>
          </table:table-cell>
          <table:table-cell office:value-type="float" office:value="479.69" calcext:value-type="float">
            <text:p>479,69</text:p>
          </table:table-cell>
          <table:table-cell office:value-type="float" office:value="484.06" calcext:value-type="float">
            <text:p>484,06</text:p>
          </table:table-cell>
          <table:table-cell office:value-type="float" office:value="487.49" calcext:value-type="float">
            <text:p>487,49</text:p>
          </table:table-cell>
          <table:table-cell office:value-type="float" office:value="489.3" calcext:value-type="float">
            <text:p>489,3</text:p>
          </table:table-cell>
          <table:table-cell office:value-type="float" office:value="490.77" calcext:value-type="float">
            <text:p>490,77</text:p>
          </table:table-cell>
          <table:table-cell office:value-type="float" office:value="493.17" calcext:value-type="float">
            <text:p>493,17</text:p>
          </table:table-cell>
          <table:table-cell office:value-type="float" office:value="492.63" calcext:value-type="float">
            <text:p>492,63</text:p>
          </table:table-cell>
          <table:table-cell office:value-type="float" office:value="490.41" calcext:value-type="float">
            <text:p>490,41</text:p>
          </table:table-cell>
          <table:table-cell office:value-type="float" office:value="492.57" calcext:value-type="float">
            <text:p>492,57</text:p>
          </table:table-cell>
          <table:table-cell office:value-type="float" office:value="494.69" calcext:value-type="float">
            <text:p>494,69</text:p>
          </table:table-cell>
          <table:table-cell office:value-type="float" office:value="494.34" calcext:value-type="float">
            <text:p>494,34</text:p>
          </table:table-cell>
          <table:table-cell office:value-type="float" office:value="492.81" calcext:value-type="float">
            <text:p>492,81</text:p>
          </table:table-cell>
          <table:table-cell office:value-type="float" office:value="493.3" calcext:value-type="float">
            <text:p>493,3</text:p>
          </table:table-cell>
          <table:table-cell office:value-type="float" office:value="495.92" calcext:value-type="float">
            <text:p>495,92</text:p>
          </table:table-cell>
          <table:table-cell office:value-type="float" office:value="497.06" calcext:value-type="float">
            <text:p>497,06</text:p>
          </table:table-cell>
          <table:table-cell office:value-type="float" office:value="496.66" calcext:value-type="float">
            <text:p>496,66</text:p>
          </table:table-cell>
          <table:table-cell office:value-type="float" office:value="501.18" calcext:value-type="float">
            <text:p>501,18</text:p>
          </table:table-cell>
          <table:table-cell office:value-type="float" office:value="501.93" calcext:value-type="float">
            <text:p>501,93</text:p>
          </table:table-cell>
          <table:table-cell office:value-type="float" office:value="495.2" calcext:value-type="float">
            <text:p>495,2</text:p>
          </table:table-cell>
          <table:table-cell office:value-type="float" office:value="493.97" calcext:value-type="float">
            <text:p>493,97</text:p>
          </table:table-cell>
          <table:table-cell office:value-type="float" office:value="494.07" calcext:value-type="float">
            <text:p>494,07</text:p>
          </table:table-cell>
          <table:table-cell office:value-type="float" office:value="495.89" calcext:value-type="float">
            <text:p>495,89</text:p>
          </table:table-cell>
          <table:table-cell office:value-type="float" office:value="501.35" calcext:value-type="float">
            <text:p>501,35</text:p>
          </table:table-cell>
          <table:table-cell office:value-type="float" office:value="507.16" calcext:value-type="float">
            <text:p>507,16</text:p>
          </table:table-cell>
          <table:table-cell office:value-type="float" office:value="522.23" calcext:value-type="float">
            <text:p>522,23</text:p>
          </table:table-cell>
          <table:table-cell office:value-type="float" office:value="537.58" calcext:value-type="float">
            <text:p>537,58</text:p>
          </table:table-cell>
          <table:table-cell office:value-type="float" office:value="548.33" calcext:value-type="float">
            <text:p>548,33</text:p>
          </table:table-cell>
          <table:table-cell office:value-type="float" office:value="558.31" calcext:value-type="float">
            <text:p>558,31</text:p>
          </table:table-cell>
          <table:table-cell office:value-type="float" office:value="579.19" calcext:value-type="float">
            <text:p>579,19</text:p>
          </table:table-cell>
          <table:table-cell office:value-type="float" office:value="582.09" calcext:value-type="float">
            <text:p>582,09</text:p>
          </table:table-cell>
          <table:table-cell office:value-type="float" office:value="594.78" calcext:value-type="float">
            <text:p>594,78</text:p>
          </table:table-cell>
          <table:table-cell office:value-type="float" office:value="614.23" calcext:value-type="float">
            <text:p>614,23</text:p>
          </table:table-cell>
          <table:table-cell office:value-type="float" office:value="624.55" calcext:value-type="float">
            <text:p>624,55</text:p>
          </table:table-cell>
          <table:table-cell office:value-type="float" office:value="642.1" calcext:value-type="float">
            <text:p>642,1</text:p>
          </table:table-cell>
          <table:table-cell office:value-type="float" office:value="652.5" calcext:value-type="float">
            <text:p>652,5</text:p>
          </table:table-cell>
          <table:table-cell office:value-type="float" office:value="661.63" calcext:value-type="float">
            <text:p>661,63</text:p>
          </table:table-cell>
          <table:table-cell office:value-type="float" office:value="674.2" calcext:value-type="float">
            <text:p>674,2</text:p>
          </table:table-cell>
          <table:table-cell office:value-type="float" office:value="684.72" calcext:value-type="float">
            <text:p>684,72</text:p>
          </table:table-cell>
          <table:table-cell office:value-type="float" office:value="694.31" calcext:value-type="float">
            <text:p>694,31</text:p>
          </table:table-cell>
          <table:table-cell office:value-type="float" office:value="698.33" calcext:value-type="float">
            <text:p>698,33</text:p>
          </table:table-cell>
          <table:table-cell office:value-type="float" office:value="705.81" calcext:value-type="float">
            <text:p>705,81</text:p>
          </table:table-cell>
          <table:table-cell office:value-type="float" office:value="706.65" calcext:value-type="float">
            <text:p>706,65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379.99" calcext:value-type="float">
            <text:p>379,99</text:p>
          </table:table-cell>
          <table:table-cell office:value-type="float" office:value="380.45" calcext:value-type="float">
            <text:p>380,45</text:p>
          </table:table-cell>
          <table:table-cell office:value-type="float" office:value="380.33" calcext:value-type="float">
            <text:p>380,33</text:p>
          </table:table-cell>
          <table:table-cell office:value-type="float" office:value="380.41" calcext:value-type="float">
            <text:p>380,41</text:p>
          </table:table-cell>
          <table:table-cell office:value-type="float" office:value="379.15" calcext:value-type="float">
            <text:p>379,15</text:p>
          </table:table-cell>
          <table:table-cell office:value-type="float" office:value="379.53" calcext:value-type="float">
            <text:p>379,53</text:p>
          </table:table-cell>
          <table:table-cell office:value-type="float" office:value="377.03" calcext:value-type="float">
            <text:p>377,03</text:p>
          </table:table-cell>
          <table:table-cell office:value-type="float" office:value="378.87" calcext:value-type="float">
            <text:p>378,87</text:p>
          </table:table-cell>
          <table:table-cell office:value-type="float" office:value="380.62" calcext:value-type="float">
            <text:p>380,62</text:p>
          </table:table-cell>
          <table:table-cell office:value-type="float" office:value="381.45" calcext:value-type="float">
            <text:p>381,45</text:p>
          </table:table-cell>
          <table:table-cell office:value-type="float" office:value="384.35" calcext:value-type="float">
            <text:p>384,35</text:p>
          </table:table-cell>
          <table:table-cell office:value-type="float" office:value="388.58" calcext:value-type="float">
            <text:p>388,58</text:p>
          </table:table-cell>
          <table:table-cell office:value-type="float" office:value="388.54" calcext:value-type="float">
            <text:p>388,54</text:p>
          </table:table-cell>
          <table:table-cell office:value-type="float" office:value="392.04" calcext:value-type="float">
            <text:p>392,04</text:p>
          </table:table-cell>
          <table:table-cell office:value-type="float" office:value="396.47" calcext:value-type="float">
            <text:p>396,47</text:p>
          </table:table-cell>
          <table:table-cell office:value-type="float" office:value="396.91" calcext:value-type="float">
            <text:p>396,91</text:p>
          </table:table-cell>
          <table:table-cell office:value-type="float" office:value="402.7" calcext:value-type="float">
            <text:p>402,7</text:p>
          </table:table-cell>
          <table:table-cell office:value-type="float" office:value="407.13" calcext:value-type="float">
            <text:p>407,13</text:p>
          </table:table-cell>
          <table:table-cell office:value-type="float" office:value="406.28" calcext:value-type="float">
            <text:p>406,28</text:p>
          </table:table-cell>
          <table:table-cell office:value-type="float" office:value="408.27" calcext:value-type="float">
            <text:p>408,27</text:p>
          </table:table-cell>
          <table:table-cell office:value-type="float" office:value="409.78" calcext:value-type="float">
            <text:p>409,78</text:p>
          </table:table-cell>
          <table:table-cell office:value-type="float" office:value="408.88" calcext:value-type="float">
            <text:p>408,88</text:p>
          </table:table-cell>
          <table:table-cell office:value-type="float" office:value="409.77" calcext:value-type="float">
            <text:p>409,77</text:p>
          </table:table-cell>
          <table:table-cell office:value-type="float" office:value="411" calcext:value-type="float">
            <text:p>411</text:p>
          </table:table-cell>
          <table:table-cell office:value-type="float" office:value="409.77" calcext:value-type="float">
            <text:p>409,77</text:p>
          </table:table-cell>
          <table:table-cell office:value-type="float" office:value="410.22" calcext:value-type="float">
            <text:p>410,22</text:p>
          </table:table-cell>
          <table:table-cell office:value-type="float" office:value="412.56" calcext:value-type="float">
            <text:p>412,56</text:p>
          </table:table-cell>
          <table:table-cell office:value-type="float" office:value="413.92" calcext:value-type="float">
            <text:p>413,92</text:p>
          </table:table-cell>
          <table:table-cell office:value-type="float" office:value="414.54" calcext:value-type="float">
            <text:p>414,54</text:p>
          </table:table-cell>
          <table:table-cell office:value-type="float" office:value="415.5" calcext:value-type="float">
            <text:p>415,5</text:p>
          </table:table-cell>
          <table:table-cell office:value-type="float" office:value="413.17" calcext:value-type="float">
            <text:p>413,17</text:p>
          </table:table-cell>
          <table:table-cell office:value-type="float" office:value="414.62" calcext:value-type="float">
            <text:p>414,62</text:p>
          </table:table-cell>
          <table:table-cell office:value-type="float" office:value="421.08" calcext:value-type="float">
            <text:p>421,08</text:p>
          </table:table-cell>
          <table:table-cell office:value-type="float" office:value="419.74" calcext:value-type="float">
            <text:p>419,74</text:p>
          </table:table-cell>
          <table:table-cell office:value-type="float" office:value="417.55" calcext:value-type="float">
            <text:p>417,55</text:p>
          </table:table-cell>
          <table:table-cell office:value-type="float" office:value="417.8" calcext:value-type="float">
            <text:p>417,8</text:p>
          </table:table-cell>
          <table:table-cell office:value-type="float" office:value="423.03" calcext:value-type="float">
            <text:p>423,03</text:p>
          </table:table-cell>
          <table:table-cell office:value-type="float" office:value="425.69" calcext:value-type="float">
            <text:p>425,69</text:p>
          </table:table-cell>
          <table:table-cell office:value-type="float" office:value="425.73" calcext:value-type="float">
            <text:p>425,73</text:p>
          </table:table-cell>
          <table:table-cell office:value-type="float" office:value="427.95" calcext:value-type="float">
            <text:p>427,95</text:p>
          </table:table-cell>
          <table:table-cell office:value-type="float" office:value="428.93" calcext:value-type="float">
            <text:p>428,93</text:p>
          </table:table-cell>
          <table:table-cell office:value-type="float" office:value="430.73" calcext:value-type="float">
            <text:p>430,73</text:p>
          </table:table-cell>
          <table:table-cell office:value-type="float" office:value="432.76" calcext:value-type="float">
            <text:p>432,76</text:p>
          </table:table-cell>
          <table:table-cell office:value-type="float" office:value="433.58" calcext:value-type="float">
            <text:p>433,58</text:p>
          </table:table-cell>
          <table:table-cell office:value-type="float" office:value="444.03" calcext:value-type="float">
            <text:p>444,03</text:p>
          </table:table-cell>
          <table:table-cell office:value-type="float" office:value="467.47" calcext:value-type="float">
            <text:p>467,47</text:p>
          </table:table-cell>
          <table:table-cell office:value-type="float" office:value="487.81" calcext:value-type="float">
            <text:p>487,81</text:p>
          </table:table-cell>
          <table:table-cell office:value-type="float" office:value="504.59" calcext:value-type="float">
            <text:p>504,59</text:p>
          </table:table-cell>
          <table:table-cell office:value-type="float" office:value="516.65" calcext:value-type="float">
            <text:p>516,65</text:p>
          </table:table-cell>
          <table:table-cell office:value-type="float" office:value="531.01" calcext:value-type="float">
            <text:p>531,01</text:p>
          </table:table-cell>
          <table:table-cell office:value-type="float" office:value="541.15" calcext:value-type="float">
            <text:p>541,15</text:p>
          </table:table-cell>
          <table:table-cell office:value-type="float" office:value="563.34" calcext:value-type="float">
            <text:p>563,34</text:p>
          </table:table-cell>
          <table:table-cell office:value-type="float" office:value="582.78" calcext:value-type="float">
            <text:p>582,78</text:p>
          </table:table-cell>
          <table:table-cell office:value-type="float" office:value="594.78" calcext:value-type="float">
            <text:p>594,78</text:p>
          </table:table-cell>
          <table:table-cell office:value-type="float" office:value="601.74" calcext:value-type="float">
            <text:p>601,74</text:p>
          </table:table-cell>
          <table:table-cell office:value-type="float" office:value="611.07" calcext:value-type="float">
            <text:p>611,07</text:p>
          </table:table-cell>
          <table:table-cell office:value-type="float" office:value="614.73" calcext:value-type="float">
            <text:p>614,73</text:p>
          </table:table-cell>
          <table:table-cell office:value-type="float" office:value="622.17" calcext:value-type="float">
            <text:p>622,17</text:p>
          </table:table-cell>
          <table:table-cell office:value-type="float" office:value="634.12" calcext:value-type="float">
            <text:p>634,12</text:p>
          </table:table-cell>
          <table:table-cell office:value-type="float" office:value="639.7" calcext:value-type="float">
            <text:p>639,7</text:p>
          </table:table-cell>
          <table:table-cell office:value-type="float" office:value="641.94" calcext:value-type="float">
            <text:p>641,94</text:p>
          </table:table-cell>
          <table:table-cell office:value-type="float" office:value="650.35" calcext:value-type="float">
            <text:p>650,35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382.93" calcext:value-type="float">
            <text:p>382,93</text:p>
          </table:table-cell>
          <table:table-cell office:value-type="float" office:value="383.35" calcext:value-type="float">
            <text:p>383,35</text:p>
          </table:table-cell>
          <table:table-cell office:value-type="float" office:value="386.11" calcext:value-type="float">
            <text:p>386,11</text:p>
          </table:table-cell>
          <table:table-cell office:value-type="float" office:value="390.21" calcext:value-type="float">
            <text:p>390,21</text:p>
          </table:table-cell>
          <table:table-cell office:value-type="float" office:value="391.18" calcext:value-type="float">
            <text:p>391,18</text:p>
          </table:table-cell>
          <table:table-cell office:value-type="float" office:value="390.71" calcext:value-type="float">
            <text:p>390,71</text:p>
          </table:table-cell>
          <table:table-cell office:value-type="float" office:value="389.46" calcext:value-type="float">
            <text:p>389,46</text:p>
          </table:table-cell>
          <table:table-cell office:value-type="float" office:value="391.21" calcext:value-type="float">
            <text:p>391,21</text:p>
          </table:table-cell>
          <table:table-cell office:value-type="float" office:value="395.99" calcext:value-type="float">
            <text:p>395,99</text:p>
          </table:table-cell>
          <table:table-cell office:value-type="float" office:value="400.11" calcext:value-type="float">
            <text:p>400,11</text:p>
          </table:table-cell>
          <table:table-cell office:value-type="float" office:value="404.19" calcext:value-type="float">
            <text:p>404,19</text:p>
          </table:table-cell>
          <table:table-cell office:value-type="float" office:value="404.27" calcext:value-type="float">
            <text:p>404,27</text:p>
          </table:table-cell>
          <table:table-cell office:value-type="float" office:value="406.65" calcext:value-type="float">
            <text:p>406,65</text:p>
          </table:table-cell>
          <table:table-cell office:value-type="float" office:value="409.7" calcext:value-type="float">
            <text:p>409,7</text:p>
          </table:table-cell>
          <table:table-cell office:value-type="float" office:value="409.38" calcext:value-type="float">
            <text:p>409,38</text:p>
          </table:table-cell>
          <table:table-cell office:value-type="float" office:value="410.89" calcext:value-type="float">
            <text:p>410,89</text:p>
          </table:table-cell>
          <table:table-cell office:value-type="float" office:value="409.25" calcext:value-type="float">
            <text:p>409,25</text:p>
          </table:table-cell>
          <table:table-cell office:value-type="float" office:value="408.51" calcext:value-type="float">
            <text:p>408,51</text:p>
          </table:table-cell>
          <table:table-cell office:value-type="float" office:value="414.72" calcext:value-type="float">
            <text:p>414,72</text:p>
          </table:table-cell>
          <table:table-cell office:value-type="float" office:value="417.58" calcext:value-type="float">
            <text:p>417,58</text:p>
          </table:table-cell>
          <table:table-cell office:value-type="float" office:value="418.58" calcext:value-type="float">
            <text:p>418,58</text:p>
          </table:table-cell>
          <table:table-cell office:value-type="float" office:value="426.45" calcext:value-type="float">
            <text:p>426,45</text:p>
          </table:table-cell>
          <table:table-cell office:value-type="float" office:value="427.52" calcext:value-type="float">
            <text:p>427,52</text:p>
          </table:table-cell>
          <table:table-cell office:value-type="float" office:value="423.54" calcext:value-type="float">
            <text:p>423,54</text:p>
          </table:table-cell>
          <table:table-cell office:value-type="float" office:value="423.2" calcext:value-type="float">
            <text:p>423,2</text:p>
          </table:table-cell>
          <table:table-cell office:value-type="float" office:value="424.18" calcext:value-type="float">
            <text:p>424,18</text:p>
          </table:table-cell>
          <table:table-cell office:value-type="float" office:value="427.91" calcext:value-type="float">
            <text:p>427,91</text:p>
          </table:table-cell>
          <table:table-cell office:value-type="float" office:value="429.96" calcext:value-type="float">
            <text:p>429,96</text:p>
          </table:table-cell>
          <table:table-cell office:value-type="float" office:value="429.36" calcext:value-type="float">
            <text:p>429,36</text:p>
          </table:table-cell>
          <table:table-cell office:value-type="float" office:value="427.6" calcext:value-type="float">
            <text:p>427,6</text:p>
          </table:table-cell>
          <table:table-cell office:value-type="float" office:value="423.2" calcext:value-type="float">
            <text:p>423,2</text:p>
          </table:table-cell>
          <table:table-cell office:value-type="float" office:value="424.13" calcext:value-type="float">
            <text:p>424,13</text:p>
          </table:table-cell>
          <table:table-cell office:value-type="float" office:value="420.57" calcext:value-type="float">
            <text:p>420,57</text:p>
          </table:table-cell>
          <table:table-cell office:value-type="float" office:value="422.04" calcext:value-type="float">
            <text:p>422,04</text:p>
          </table:table-cell>
          <table:table-cell office:value-type="float" office:value="423.64" calcext:value-type="float">
            <text:p>423,64</text:p>
          </table:table-cell>
          <table:table-cell office:value-type="float" office:value="424.11" calcext:value-type="float">
            <text:p>424,11</text:p>
          </table:table-cell>
          <table:table-cell office:value-type="float" office:value="424.49" calcext:value-type="float">
            <text:p>424,49</text:p>
          </table:table-cell>
          <table:table-cell office:value-type="float" office:value="425.97" calcext:value-type="float">
            <text:p>425,97</text:p>
          </table:table-cell>
          <table:table-cell office:value-type="float" office:value="427.81" calcext:value-type="float">
            <text:p>427,81</text:p>
          </table:table-cell>
          <table:table-cell office:value-type="float" office:value="428.32" calcext:value-type="float">
            <text:p>428,32</text:p>
          </table:table-cell>
          <table:table-cell office:value-type="float" office:value="431.19" calcext:value-type="float">
            <text:p>431,19</text:p>
          </table:table-cell>
          <table:table-cell office:value-type="float" office:value="433.43" calcext:value-type="float">
            <text:p>433,43</text:p>
          </table:table-cell>
          <table:table-cell office:value-type="float" office:value="438.07" calcext:value-type="float">
            <text:p>438,07</text:p>
          </table:table-cell>
          <table:table-cell office:value-type="float" office:value="446.35" calcext:value-type="float">
            <text:p>446,35</text:p>
          </table:table-cell>
          <table:table-cell office:value-type="float" office:value="456.48" calcext:value-type="float">
            <text:p>456,48</text:p>
          </table:table-cell>
          <table:table-cell office:value-type="float" office:value="476.29" calcext:value-type="float">
            <text:p>476,29</text:p>
          </table:table-cell>
          <table:table-cell office:value-type="float" office:value="488.29" calcext:value-type="float">
            <text:p>488,29</text:p>
          </table:table-cell>
          <table:table-cell office:value-type="float" office:value="504.51" calcext:value-type="float">
            <text:p>504,51</text:p>
          </table:table-cell>
          <table:table-cell office:value-type="float" office:value="526.75" calcext:value-type="float">
            <text:p>526,75</text:p>
          </table:table-cell>
          <table:table-cell office:value-type="float" office:value="538.34" calcext:value-type="float">
            <text:p>538,34</text:p>
          </table:table-cell>
          <table:table-cell office:value-type="float" office:value="551.1" calcext:value-type="float">
            <text:p>551,1</text:p>
          </table:table-cell>
          <table:table-cell office:value-type="float" office:value="570.72" calcext:value-type="float">
            <text:p>570,72</text:p>
          </table:table-cell>
          <table:table-cell office:value-type="float" office:value="587.44" calcext:value-type="float">
            <text:p>587,44</text:p>
          </table:table-cell>
          <table:table-cell office:value-type="float" office:value="596.2" calcext:value-type="float">
            <text:p>596,2</text:p>
          </table:table-cell>
          <table:table-cell office:value-type="float" office:value="602.93" calcext:value-type="float">
            <text:p>602,93</text:p>
          </table:table-cell>
          <table:table-cell office:value-type="float" office:value="616.38" calcext:value-type="float">
            <text:p>616,38</text:p>
          </table:table-cell>
          <table:table-cell office:value-type="float" office:value="622.23" calcext:value-type="float">
            <text:p>622,23</text:p>
          </table:table-cell>
          <table:table-cell office:value-type="float" office:value="635.49" calcext:value-type="float">
            <text:p>635,49</text:p>
          </table:table-cell>
          <table:table-cell office:value-type="float" office:value="642.54" calcext:value-type="float">
            <text:p>642,54</text:p>
          </table:table-cell>
          <table:table-cell office:value-type="float" office:value="648.9" calcext:value-type="float">
            <text:p>648,9</text:p>
          </table:table-cell>
          <table:table-cell office:value-type="float" office:value="656.95" calcext:value-type="float">
            <text:p>656,95</text:p>
          </table:table-cell>
          <table:table-cell office:value-type="float" office:value="659.91" calcext:value-type="float">
            <text:p>659,91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369.37" calcext:value-type="float">
            <text:p>369,37</text:p>
          </table:table-cell>
          <table:table-cell office:value-type="float" office:value="371.47" calcext:value-type="float">
            <text:p>371,47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2.66" calcext:value-type="float">
            <text:p>372,66</text:p>
          </table:table-cell>
          <table:table-cell office:value-type="float" office:value="374.56" calcext:value-type="float">
            <text:p>374,56</text:p>
          </table:table-cell>
          <table:table-cell office:value-type="float" office:value="374" calcext:value-type="float">
            <text:p>374</text:p>
          </table:table-cell>
          <table:table-cell office:value-type="float" office:value="374.3" calcext:value-type="float">
            <text:p>374,3</text:p>
          </table:table-cell>
          <table:table-cell office:value-type="float" office:value="374.34" calcext:value-type="float">
            <text:p>374,34</text:p>
          </table:table-cell>
          <table:table-cell office:value-type="float" office:value="373.92" calcext:value-type="float">
            <text:p>373,92</text:p>
          </table:table-cell>
          <table:table-cell office:value-type="float" office:value="372.2" calcext:value-type="float">
            <text:p>372,2</text:p>
          </table:table-cell>
          <table:table-cell office:value-type="float" office:value="376.67" calcext:value-type="float">
            <text:p>376,67</text:p>
          </table:table-cell>
          <table:table-cell office:value-type="float" office:value="378.93" calcext:value-type="float">
            <text:p>378,93</text:p>
          </table:table-cell>
          <table:table-cell office:value-type="float" office:value="378.13" calcext:value-type="float">
            <text:p>378,13</text:p>
          </table:table-cell>
          <table:table-cell office:value-type="float" office:value="377.04" calcext:value-type="float">
            <text:p>377,04</text:p>
          </table:table-cell>
          <table:table-cell office:value-type="float" office:value="381.6" calcext:value-type="float">
            <text:p>381,6</text:p>
          </table:table-cell>
          <table:table-cell office:value-type="float" office:value="383.55" calcext:value-type="float">
            <text:p>383,55</text:p>
          </table:table-cell>
          <table:table-cell office:value-type="float" office:value="383.81" calcext:value-type="float">
            <text:p>383,81</text:p>
          </table:table-cell>
          <table:table-cell office:value-type="float" office:value="385.66" calcext:value-type="float">
            <text:p>385,66</text:p>
          </table:table-cell>
          <table:table-cell office:value-type="float" office:value="384.58" calcext:value-type="float">
            <text:p>384,58</text:p>
          </table:table-cell>
          <table:table-cell office:value-type="float" office:value="387.92" calcext:value-type="float">
            <text:p>387,92</text:p>
          </table:table-cell>
          <table:table-cell office:value-type="float" office:value="390.48" calcext:value-type="float">
            <text:p>390,48</text:p>
          </table:table-cell>
          <table:table-cell office:value-type="float" office:value="394" calcext:value-type="float">
            <text:p>394</text:p>
          </table:table-cell>
          <table:table-cell office:value-type="float" office:value="394.15" calcext:value-type="float">
            <text:p>394,15</text:p>
          </table:table-cell>
          <table:table-cell office:value-type="float" office:value="396.64" calcext:value-type="float">
            <text:p>396,64</text:p>
          </table:table-cell>
          <table:table-cell office:value-type="float" office:value="400.21" calcext:value-type="float">
            <text:p>400,21</text:p>
          </table:table-cell>
          <table:table-cell office:value-type="float" office:value="404.05" calcext:value-type="float">
            <text:p>404,05</text:p>
          </table:table-cell>
          <table:table-cell office:value-type="float" office:value="404.37" calcext:value-type="float">
            <text:p>404,37</text:p>
          </table:table-cell>
          <table:table-cell office:value-type="float" office:value="406.23" calcext:value-type="float">
            <text:p>406,23</text:p>
          </table:table-cell>
          <table:table-cell office:value-type="float" office:value="406.52" calcext:value-type="float">
            <text:p>406,52</text:p>
          </table:table-cell>
          <table:table-cell office:value-type="float" office:value="405.14" calcext:value-type="float">
            <text:p>405,14</text:p>
          </table:table-cell>
          <table:table-cell office:value-type="float" office:value="403.03" calcext:value-type="float">
            <text:p>403,03</text:p>
          </table:table-cell>
          <table:table-cell office:value-type="float" office:value="399.24" calcext:value-type="float">
            <text:p>399,24</text:p>
          </table:table-cell>
          <table:table-cell office:value-type="float" office:value="400.08" calcext:value-type="float">
            <text:p>400,08</text:p>
          </table:table-cell>
          <table:table-cell office:value-type="float" office:value="397.44" calcext:value-type="float">
            <text:p>397,44</text:p>
          </table:table-cell>
          <table:table-cell office:value-type="float" office:value="397.08" calcext:value-type="float">
            <text:p>397,08</text:p>
          </table:table-cell>
          <table:table-cell office:value-type="float" office:value="399.22" calcext:value-type="float">
            <text:p>399,22</text:p>
          </table:table-cell>
          <table:table-cell office:value-type="float" office:value="403.7" calcext:value-type="float">
            <text:p>403,7</text:p>
          </table:table-cell>
          <table:table-cell office:value-type="float" office:value="406.97" calcext:value-type="float">
            <text:p>406,97</text:p>
          </table:table-cell>
          <table:table-cell office:value-type="float" office:value="406.76" calcext:value-type="float">
            <text:p>406,76</text:p>
          </table:table-cell>
          <table:table-cell office:value-type="float" office:value="405.46" calcext:value-type="float">
            <text:p>405,46</text:p>
          </table:table-cell>
          <table:table-cell office:value-type="float" office:value="405.5" calcext:value-type="float">
            <text:p>405,5</text:p>
          </table:table-cell>
          <table:table-cell office:value-type="float" office:value="408.18" calcext:value-type="float">
            <text:p>408,18</text:p>
          </table:table-cell>
          <table:table-cell office:value-type="float" office:value="410.01" calcext:value-type="float">
            <text:p>410,01</text:p>
          </table:table-cell>
          <table:table-cell office:value-type="float" office:value="421.62" calcext:value-type="float">
            <text:p>421,62</text:p>
          </table:table-cell>
          <table:table-cell office:value-type="float" office:value="443.84" calcext:value-type="float">
            <text:p>443,84</text:p>
          </table:table-cell>
          <table:table-cell office:value-type="float" office:value="469.27" calcext:value-type="float">
            <text:p>469,27</text:p>
          </table:table-cell>
          <table:table-cell office:value-type="float" office:value="480.67" calcext:value-type="float">
            <text:p>480,67</text:p>
          </table:table-cell>
          <table:table-cell office:value-type="float" office:value="494.76" calcext:value-type="float">
            <text:p>494,76</text:p>
          </table:table-cell>
          <table:table-cell office:value-type="float" office:value="517.47" calcext:value-type="float">
            <text:p>517,47</text:p>
          </table:table-cell>
          <table:table-cell office:value-type="float" office:value="534.9" calcext:value-type="float">
            <text:p>534,9</text:p>
          </table:table-cell>
          <table:table-cell office:value-type="float" office:value="545.39" calcext:value-type="float">
            <text:p>545,39</text:p>
          </table:table-cell>
          <table:table-cell office:value-type="float" office:value="559.51" calcext:value-type="float">
            <text:p>559,51</text:p>
          </table:table-cell>
          <table:table-cell office:value-type="float" office:value="578.09" calcext:value-type="float">
            <text:p>578,09</text:p>
          </table:table-cell>
          <table:table-cell office:value-type="float" office:value="583.47" calcext:value-type="float">
            <text:p>583,47</text:p>
          </table:table-cell>
          <table:table-cell office:value-type="float" office:value="608.55" calcext:value-type="float">
            <text:p>608,55</text:p>
          </table:table-cell>
          <table:table-cell office:value-type="float" office:value="621.58" calcext:value-type="float">
            <text:p>621,58</text:p>
          </table:table-cell>
          <table:table-cell office:value-type="float" office:value="632.64" calcext:value-type="float">
            <text:p>632,64</text:p>
          </table:table-cell>
          <table:table-cell office:value-type="float" office:value="639.41" calcext:value-type="float">
            <text:p>639,41</text:p>
          </table:table-cell>
          <table:table-cell office:value-type="float" office:value="653.35" calcext:value-type="float">
            <text:p>653,35</text:p>
          </table:table-cell>
          <table:table-cell office:value-type="float" office:value="658.97" calcext:value-type="float">
            <text:p>658,97</text:p>
          </table:table-cell>
          <table:table-cell office:value-type="float" office:value="652.38" calcext:value-type="float">
            <text:p>652,38</text:p>
          </table:table-cell>
          <table:table-cell office:value-type="float" office:value="656.55" calcext:value-type="float">
            <text:p>656,55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96.48" calcext:value-type="float">
            <text:p>396,48</text:p>
          </table:table-cell>
          <table:table-cell office:value-type="float" office:value="397.79" calcext:value-type="float">
            <text:p>397,79</text:p>
          </table:table-cell>
          <table:table-cell office:value-type="float" office:value="399.34" calcext:value-type="float">
            <text:p>399,34</text:p>
          </table:table-cell>
          <table:table-cell office:value-type="float" office:value="396.66" calcext:value-type="float">
            <text:p>396,66</text:p>
          </table:table-cell>
          <table:table-cell office:value-type="float" office:value="399.2" calcext:value-type="float">
            <text:p>399,2</text:p>
          </table:table-cell>
          <table:table-cell office:value-type="float" office:value="400.8" calcext:value-type="float">
            <text:p>400,8</text:p>
          </table:table-cell>
          <table:table-cell office:value-type="float" office:value="401.12" calcext:value-type="float">
            <text:p>401,12</text:p>
          </table:table-cell>
          <table:table-cell office:value-type="float" office:value="399.76" calcext:value-type="float">
            <text:p>399,76</text:p>
          </table:table-cell>
          <table:table-cell office:value-type="float" office:value="404.31" calcext:value-type="float">
            <text:p>404,31</text:p>
          </table:table-cell>
          <table:table-cell office:value-type="float" office:value="406.05" calcext:value-type="float">
            <text:p>406,05</text:p>
          </table:table-cell>
          <table:table-cell office:value-type="float" office:value="409.02" calcext:value-type="float">
            <text:p>409,02</text:p>
          </table:table-cell>
          <table:table-cell office:value-type="float" office:value="408.65" calcext:value-type="float">
            <text:p>408,65</text:p>
          </table:table-cell>
          <table:table-cell office:value-type="float" office:value="411.84" calcext:value-type="float">
            <text:p>411,84</text:p>
          </table:table-cell>
          <table:table-cell office:value-type="float" office:value="413.28" calcext:value-type="float">
            <text:p>413,28</text:p>
          </table:table-cell>
          <table:table-cell office:value-type="float" office:value="414.72" calcext:value-type="float">
            <text:p>414,72</text:p>
          </table:table-cell>
          <table:table-cell office:value-type="float" office:value="413.31" calcext:value-type="float">
            <text:p>413,31</text:p>
          </table:table-cell>
          <table:table-cell office:value-type="float" office:value="418.81" calcext:value-type="float">
            <text:p>418,81</text:p>
          </table:table-cell>
          <table:table-cell office:value-type="float" office:value="420.53" calcext:value-type="float">
            <text:p>420,53</text:p>
          </table:table-cell>
          <table:table-cell office:value-type="float" office:value="426.42" calcext:value-type="float">
            <text:p>426,42</text:p>
          </table:table-cell>
          <table:table-cell office:value-type="float" office:value="428.38" calcext:value-type="float">
            <text:p>428,38</text:p>
          </table:table-cell>
          <table:table-cell office:value-type="float" office:value="431.08" calcext:value-type="float">
            <text:p>431,08</text:p>
          </table:table-cell>
          <table:table-cell office:value-type="float" office:value="435.9" calcext:value-type="float">
            <text:p>435,9</text:p>
          </table:table-cell>
          <table:table-cell office:value-type="float" office:value="438.52" calcext:value-type="float">
            <text:p>438,52</text:p>
          </table:table-cell>
          <table:table-cell office:value-type="float" office:value="441.85" calcext:value-type="float">
            <text:p>441,85</text:p>
          </table:table-cell>
          <table:table-cell office:value-type="float" office:value="441.32" calcext:value-type="float">
            <text:p>441,32</text:p>
          </table:table-cell>
          <table:table-cell office:value-type="float" office:value="441.41" calcext:value-type="float">
            <text:p>441,41</text:p>
          </table:table-cell>
          <table:table-cell office:value-type="float" office:value="443.31" calcext:value-type="float">
            <text:p>443,31</text:p>
          </table:table-cell>
          <table:table-cell office:value-type="float" office:value="443.44" calcext:value-type="float">
            <text:p>443,44</text:p>
          </table:table-cell>
          <table:table-cell office:value-type="float" office:value="446.59" calcext:value-type="float">
            <text:p>446,59</text:p>
          </table:table-cell>
          <table:table-cell office:value-type="float" office:value="450.16" calcext:value-type="float">
            <text:p>450,16</text:p>
          </table:table-cell>
          <table:table-cell office:value-type="float" office:value="454.17" calcext:value-type="float">
            <text:p>454,17</text:p>
          </table:table-cell>
          <table:table-cell office:value-type="float" office:value="457.76" calcext:value-type="float">
            <text:p>457,76</text:p>
          </table:table-cell>
          <table:table-cell office:value-type="float" office:value="455.15" calcext:value-type="float">
            <text:p>455,15</text:p>
          </table:table-cell>
          <table:table-cell office:value-type="float" office:value="455.69" calcext:value-type="float">
            <text:p>455,69</text:p>
          </table:table-cell>
          <table:table-cell office:value-type="float" office:value="454.74" calcext:value-type="float">
            <text:p>454,74</text:p>
          </table:table-cell>
          <table:table-cell office:value-type="float" office:value="456.46" calcext:value-type="float">
            <text:p>456,46</text:p>
          </table:table-cell>
          <table:table-cell office:value-type="float" office:value="454.91" calcext:value-type="float">
            <text:p>454,91</text:p>
          </table:table-cell>
          <table:table-cell office:value-type="float" office:value="458.92" calcext:value-type="float">
            <text:p>458,92</text:p>
          </table:table-cell>
          <table:table-cell office:value-type="float" office:value="461.39" calcext:value-type="float">
            <text:p>461,39</text:p>
          </table:table-cell>
          <table:table-cell office:value-type="float" office:value="462.41" calcext:value-type="float">
            <text:p>462,41</text:p>
          </table:table-cell>
          <table:table-cell office:value-type="float" office:value="461.95" calcext:value-type="float">
            <text:p>461,95</text:p>
          </table:table-cell>
          <table:table-cell office:value-type="float" office:value="463.75" calcext:value-type="float">
            <text:p>463,75</text:p>
          </table:table-cell>
          <table:table-cell office:value-type="float" office:value="467.55" calcext:value-type="float">
            <text:p>467,55</text:p>
          </table:table-cell>
          <table:table-cell office:value-type="float" office:value="478.02" calcext:value-type="float">
            <text:p>478,02</text:p>
          </table:table-cell>
          <table:table-cell office:value-type="float" office:value="499.63" calcext:value-type="float">
            <text:p>499,63</text:p>
          </table:table-cell>
          <table:table-cell office:value-type="float" office:value="526.76" calcext:value-type="float">
            <text:p>526,76</text:p>
          </table:table-cell>
          <table:table-cell office:value-type="float" office:value="554.84" calcext:value-type="float">
            <text:p>554,84</text:p>
          </table:table-cell>
          <table:table-cell office:value-type="float" office:value="584.69" calcext:value-type="float">
            <text:p>584,69</text:p>
          </table:table-cell>
          <table:table-cell office:value-type="float" office:value="605.39" calcext:value-type="float">
            <text:p>605,39</text:p>
          </table:table-cell>
          <table:table-cell office:value-type="float" office:value="620.34" calcext:value-type="float">
            <text:p>620,34</text:p>
          </table:table-cell>
          <table:table-cell office:value-type="float" office:value="624.8" calcext:value-type="float">
            <text:p>624,8</text:p>
          </table:table-cell>
          <table:table-cell office:value-type="float" office:value="651.48" calcext:value-type="float">
            <text:p>651,48</text:p>
          </table:table-cell>
          <table:table-cell office:value-type="float" office:value="683.67" calcext:value-type="float">
            <text:p>683,67</text:p>
          </table:table-cell>
          <table:table-cell office:value-type="float" office:value="696.86" calcext:value-type="float">
            <text:p>696,86</text:p>
          </table:table-cell>
          <table:table-cell office:value-type="float" office:value="715.12" calcext:value-type="float">
            <text:p>715,12</text:p>
          </table:table-cell>
          <table:table-cell office:value-type="float" office:value="719.77" calcext:value-type="float">
            <text:p>719,77</text:p>
          </table:table-cell>
          <table:table-cell office:value-type="float" office:value="727.18" calcext:value-type="float">
            <text:p>727,18</text:p>
          </table:table-cell>
          <table:table-cell office:value-type="float" office:value="734.02" calcext:value-type="float">
            <text:p>734,02</text:p>
          </table:table-cell>
          <table:table-cell office:value-type="float" office:value="744" calcext:value-type="float">
            <text:p>744</text:p>
          </table:table-cell>
          <table:table-cell office:value-type="float" office:value="750.03" calcext:value-type="float">
            <text:p>750,03</text:p>
          </table:table-cell>
          <table:table-cell office:value-type="float" office:value="749.73" calcext:value-type="float">
            <text:p>749,73</text:p>
          </table:table-cell>
          <table:table-cell office:value-type="float" office:value="753.18" calcext:value-type="float">
            <text:p>753,18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429.76" calcext:value-type="float">
            <text:p>429,76</text:p>
          </table:table-cell>
          <table:table-cell office:value-type="float" office:value="430.45" calcext:value-type="float">
            <text:p>430,45</text:p>
          </table:table-cell>
          <table:table-cell office:value-type="float" office:value="428.9" calcext:value-type="float">
            <text:p>428,9</text:p>
          </table:table-cell>
          <table:table-cell office:value-type="float" office:value="428.43" calcext:value-type="float">
            <text:p>428,43</text:p>
          </table:table-cell>
          <table:table-cell office:value-type="float" office:value="431.21" calcext:value-type="float">
            <text:p>431,21</text:p>
          </table:table-cell>
          <table:table-cell office:value-type="float" office:value="435.18" calcext:value-type="float">
            <text:p>435,18</text:p>
          </table:table-cell>
          <table:table-cell office:value-type="float" office:value="439.18" calcext:value-type="float">
            <text:p>439,18</text:p>
          </table:table-cell>
          <table:table-cell office:value-type="float" office:value="437.56" calcext:value-type="float">
            <text:p>437,56</text:p>
          </table:table-cell>
          <table:table-cell office:value-type="float" office:value="437.03" calcext:value-type="float">
            <text:p>437,03</text:p>
          </table:table-cell>
          <table:table-cell office:value-type="float" office:value="437.25" calcext:value-type="float">
            <text:p>437,25</text:p>
          </table:table-cell>
          <table:table-cell office:value-type="float" office:value="438" calcext:value-type="float">
            <text:p>438</text:p>
          </table:table-cell>
          <table:table-cell office:value-type="float" office:value="437.21" calcext:value-type="float">
            <text:p>437,21</text:p>
          </table:table-cell>
          <table:table-cell office:value-type="float" office:value="438.08" calcext:value-type="float">
            <text:p>438,08</text:p>
          </table:table-cell>
          <table:table-cell office:value-type="float" office:value="438.7" calcext:value-type="float">
            <text:p>438,7</text:p>
          </table:table-cell>
          <table:table-cell office:value-type="float" office:value="439.27" calcext:value-type="float">
            <text:p>439,27</text:p>
          </table:table-cell>
          <table:table-cell office:value-type="float" office:value="439.35" calcext:value-type="float">
            <text:p>439,35</text:p>
          </table:table-cell>
          <table:table-cell office:value-type="float" office:value="440.89" calcext:value-type="float">
            <text:p>440,89</text:p>
          </table:table-cell>
          <table:table-cell office:value-type="float" office:value="446.67" calcext:value-type="float">
            <text:p>446,67</text:p>
          </table:table-cell>
          <table:table-cell office:value-type="float" office:value="449.26" calcext:value-type="float">
            <text:p>449,26</text:p>
          </table:table-cell>
          <table:table-cell office:value-type="float" office:value="451.37" calcext:value-type="float">
            <text:p>451,37</text:p>
          </table:table-cell>
          <table:table-cell office:value-type="float" office:value="453.9" calcext:value-type="float">
            <text:p>453,9</text:p>
          </table:table-cell>
          <table:table-cell office:value-type="float" office:value="459.16" calcext:value-type="float">
            <text:p>459,16</text:p>
          </table:table-cell>
          <table:table-cell office:value-type="float" office:value="460.31" calcext:value-type="float">
            <text:p>460,31</text:p>
          </table:table-cell>
          <table:table-cell office:value-type="float" office:value="460.54" calcext:value-type="float">
            <text:p>460,54</text:p>
          </table:table-cell>
          <table:table-cell office:value-type="float" office:value="465.93" calcext:value-type="float">
            <text:p>465,93</text:p>
          </table:table-cell>
          <table:table-cell office:value-type="float" office:value="467.98" calcext:value-type="float">
            <text:p>467,98</text:p>
          </table:table-cell>
          <table:table-cell office:value-type="float" office:value="473.88" calcext:value-type="float">
            <text:p>473,88</text:p>
          </table:table-cell>
          <table:table-cell office:value-type="float" office:value="479.23" calcext:value-type="float">
            <text:p>479,23</text:p>
          </table:table-cell>
          <table:table-cell office:value-type="float" office:value="477.22" calcext:value-type="float">
            <text:p>477,22</text:p>
          </table:table-cell>
          <table:table-cell office:value-type="float" office:value="478.74" calcext:value-type="float">
            <text:p>478,74</text:p>
          </table:table-cell>
          <table:table-cell office:value-type="float" office:value="487.55" calcext:value-type="float">
            <text:p>487,55</text:p>
          </table:table-cell>
          <table:table-cell office:value-type="float" office:value="486.33" calcext:value-type="float">
            <text:p>486,33</text:p>
          </table:table-cell>
          <table:table-cell office:value-type="float" office:value="493.97" calcext:value-type="float">
            <text:p>493,97</text:p>
          </table:table-cell>
          <table:table-cell office:value-type="float" office:value="494.46" calcext:value-type="float">
            <text:p>494,46</text:p>
          </table:table-cell>
          <table:table-cell office:value-type="float" office:value="496.74" calcext:value-type="float">
            <text:p>496,74</text:p>
          </table:table-cell>
          <table:table-cell office:value-type="float" office:value="490.23" calcext:value-type="float">
            <text:p>490,23</text:p>
          </table:table-cell>
          <table:table-cell office:value-type="float" office:value="503.03" calcext:value-type="float">
            <text:p>503,03</text:p>
          </table:table-cell>
          <table:table-cell office:value-type="float" office:value="506.65" calcext:value-type="float">
            <text:p>506,65</text:p>
          </table:table-cell>
          <table:table-cell office:value-type="float" office:value="508.88" calcext:value-type="float">
            <text:p>508,88</text:p>
          </table:table-cell>
          <table:table-cell office:value-type="float" office:value="500.84" calcext:value-type="float">
            <text:p>500,84</text:p>
          </table:table-cell>
          <table:table-cell office:value-type="float" office:value="502.04" calcext:value-type="float">
            <text:p>502,04</text:p>
          </table:table-cell>
          <table:table-cell office:value-type="float" office:value="501.79" calcext:value-type="float">
            <text:p>501,79</text:p>
          </table:table-cell>
          <table:table-cell office:value-type="float" office:value="503.75" calcext:value-type="float">
            <text:p>503,75</text:p>
          </table:table-cell>
          <table:table-cell office:value-type="float" office:value="511.3" calcext:value-type="float">
            <text:p>511,3</text:p>
          </table:table-cell>
          <table:table-cell office:value-type="float" office:value="522.86" calcext:value-type="float">
            <text:p>522,86</text:p>
          </table:table-cell>
          <table:table-cell office:value-type="float" office:value="541.84" calcext:value-type="float">
            <text:p>541,84</text:p>
          </table:table-cell>
          <table:table-cell office:value-type="float" office:value="562.81" calcext:value-type="float">
            <text:p>562,81</text:p>
          </table:table-cell>
          <table:table-cell office:value-type="float" office:value="581.21" calcext:value-type="float">
            <text:p>581,21</text:p>
          </table:table-cell>
          <table:table-cell office:value-type="float" office:value="607.71" calcext:value-type="float">
            <text:p>607,71</text:p>
          </table:table-cell>
          <table:table-cell office:value-type="float" office:value="624.61" calcext:value-type="float">
            <text:p>624,61</text:p>
          </table:table-cell>
          <table:table-cell office:value-type="float" office:value="647.28" calcext:value-type="float">
            <text:p>647,28</text:p>
          </table:table-cell>
          <table:table-cell office:value-type="float" office:value="678.8" calcext:value-type="float">
            <text:p>678,8</text:p>
          </table:table-cell>
          <table:table-cell office:value-type="float" office:value="698.83" calcext:value-type="float">
            <text:p>698,83</text:p>
          </table:table-cell>
          <table:table-cell office:value-type="float" office:value="721.05" calcext:value-type="float">
            <text:p>721,05</text:p>
          </table:table-cell>
          <table:table-cell office:value-type="float" office:value="745.06" calcext:value-type="float">
            <text:p>745,06</text:p>
          </table:table-cell>
          <table:table-cell office:value-type="float" office:value="757.06" calcext:value-type="float">
            <text:p>757,06</text:p>
          </table:table-cell>
          <table:table-cell office:value-type="float" office:value="758.95" calcext:value-type="float">
            <text:p>758,95</text:p>
          </table:table-cell>
          <table:table-cell office:value-type="float" office:value="769.88" calcext:value-type="float">
            <text:p>769,88</text:p>
          </table:table-cell>
          <table:table-cell office:value-type="float" office:value="773.57" calcext:value-type="float">
            <text:p>773,57</text:p>
          </table:table-cell>
          <table:table-cell office:value-type="float" office:value="774.19" calcext:value-type="float">
            <text:p>774,19</text:p>
          </table:table-cell>
          <table:table-cell office:value-type="float" office:value="778.91" calcext:value-type="float">
            <text:p>778,91</text:p>
          </table:table-cell>
          <table:table-cell office:value-type="float" office:value="788.96" calcext:value-type="float">
            <text:p>788,96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386.24" calcext:value-type="float">
            <text:p>386,24</text:p>
          </table:table-cell>
          <table:table-cell office:value-type="float" office:value="389.33" calcext:value-type="float">
            <text:p>389,33</text:p>
          </table:table-cell>
          <table:table-cell office:value-type="float" office:value="391.04" calcext:value-type="float">
            <text:p>391,04</text:p>
          </table:table-cell>
          <table:table-cell office:value-type="float" office:value="391.24" calcext:value-type="float">
            <text:p>391,24</text:p>
          </table:table-cell>
          <table:table-cell office:value-type="float" office:value="391.08" calcext:value-type="float">
            <text:p>391,08</text:p>
          </table:table-cell>
          <table:table-cell office:value-type="float" office:value="389.87" calcext:value-type="float">
            <text:p>389,87</text:p>
          </table:table-cell>
          <table:table-cell office:value-type="float" office:value="388.86" calcext:value-type="float">
            <text:p>388,86</text:p>
          </table:table-cell>
          <table:table-cell office:value-type="float" office:value="386.49" calcext:value-type="float">
            <text:p>386,49</text:p>
          </table:table-cell>
          <table:table-cell office:value-type="float" office:value="388.88" calcext:value-type="float">
            <text:p>388,88</text:p>
          </table:table-cell>
          <table:table-cell office:value-type="float" office:value="387.87" calcext:value-type="float">
            <text:p>387,87</text:p>
          </table:table-cell>
          <table:table-cell office:value-type="float" office:value="391.09" calcext:value-type="float">
            <text:p>391,09</text:p>
          </table:table-cell>
          <table:table-cell office:value-type="float" office:value="395.78" calcext:value-type="float">
            <text:p>395,78</text:p>
          </table:table-cell>
          <table:table-cell office:value-type="float" office:value="398.83" calcext:value-type="float">
            <text:p>398,83</text:p>
          </table:table-cell>
          <table:table-cell office:value-type="float" office:value="401.98" calcext:value-type="float">
            <text:p>401,98</text:p>
          </table:table-cell>
          <table:table-cell office:value-type="float" office:value="401.58" calcext:value-type="float">
            <text:p>401,58</text:p>
          </table:table-cell>
          <table:table-cell office:value-type="float" office:value="405.43" calcext:value-type="float">
            <text:p>405,43</text:p>
          </table:table-cell>
          <table:table-cell office:value-type="float" office:value="407.3" calcext:value-type="float">
            <text:p>407,3</text:p>
          </table:table-cell>
          <table:table-cell office:value-type="float" office:value="408.2" calcext:value-type="float">
            <text:p>408,2</text:p>
          </table:table-cell>
          <table:table-cell office:value-type="float" office:value="415.46" calcext:value-type="float">
            <text:p>415,46</text:p>
          </table:table-cell>
          <table:table-cell office:value-type="float" office:value="416.33" calcext:value-type="float">
            <text:p>416,33</text:p>
          </table:table-cell>
          <table:table-cell office:value-type="float" office:value="422.16" calcext:value-type="float">
            <text:p>422,16</text:p>
          </table:table-cell>
          <table:table-cell office:value-type="float" office:value="423.26" calcext:value-type="float">
            <text:p>423,26</text:p>
          </table:table-cell>
          <table:table-cell office:value-type="float" office:value="423.18" calcext:value-type="float">
            <text:p>423,18</text:p>
          </table:table-cell>
          <table:table-cell office:value-type="float" office:value="423.26" calcext:value-type="float">
            <text:p>423,26</text:p>
          </table:table-cell>
          <table:table-cell office:value-type="float" office:value="424.02" calcext:value-type="float">
            <text:p>424,02</text:p>
          </table:table-cell>
          <table:table-cell office:value-type="float" office:value="425.17" calcext:value-type="float">
            <text:p>425,17</text:p>
          </table:table-cell>
          <table:table-cell office:value-type="float" office:value="429.21" calcext:value-type="float">
            <text:p>429,21</text:p>
          </table:table-cell>
          <table:table-cell office:value-type="float" office:value="428.52" calcext:value-type="float">
            <text:p>428,52</text:p>
          </table:table-cell>
          <table:table-cell office:value-type="float" office:value="425.52" calcext:value-type="float">
            <text:p>425,52</text:p>
          </table:table-cell>
          <table:table-cell office:value-type="float" office:value="426.24" calcext:value-type="float">
            <text:p>426,24</text:p>
          </table:table-cell>
          <table:table-cell office:value-type="float" office:value="425.52" calcext:value-type="float">
            <text:p>425,52</text:p>
          </table:table-cell>
          <table:table-cell office:value-type="float" office:value="431.73" calcext:value-type="float">
            <text:p>431,73</text:p>
          </table:table-cell>
          <table:table-cell office:value-type="float" office:value="432.64" calcext:value-type="float">
            <text:p>432,64</text:p>
          </table:table-cell>
          <table:table-cell office:value-type="float" office:value="432.55" calcext:value-type="float">
            <text:p>432,55</text:p>
          </table:table-cell>
          <table:table-cell office:value-type="float" office:value="432.12" calcext:value-type="float">
            <text:p>432,12</text:p>
          </table:table-cell>
          <table:table-cell table:number-columns-repeated="2" office:value-type="float" office:value="434.06" calcext:value-type="float">
            <text:p>434,06</text:p>
          </table:table-cell>
          <table:table-cell office:value-type="float" office:value="438.62" calcext:value-type="float">
            <text:p>438,62</text:p>
          </table:table-cell>
          <table:table-cell office:value-type="float" office:value="438.53" calcext:value-type="float">
            <text:p>438,53</text:p>
          </table:table-cell>
          <table:table-cell office:value-type="float" office:value="438.8" calcext:value-type="float">
            <text:p>438,8</text:p>
          </table:table-cell>
          <table:table-cell office:value-type="float" office:value="440.77" calcext:value-type="float">
            <text:p>440,77</text:p>
          </table:table-cell>
          <table:table-cell office:value-type="float" office:value="440.2" calcext:value-type="float">
            <text:p>440,2</text:p>
          </table:table-cell>
          <table:table-cell office:value-type="float" office:value="442.13" calcext:value-type="float">
            <text:p>442,13</text:p>
          </table:table-cell>
          <table:table-cell office:value-type="float" office:value="453.5" calcext:value-type="float">
            <text:p>453,5</text:p>
          </table:table-cell>
          <table:table-cell office:value-type="float" office:value="466.29" calcext:value-type="float">
            <text:p>466,29</text:p>
          </table:table-cell>
          <table:table-cell office:value-type="float" office:value="487.13" calcext:value-type="float">
            <text:p>487,13</text:p>
          </table:table-cell>
          <table:table-cell office:value-type="float" office:value="504.47" calcext:value-type="float">
            <text:p>504,47</text:p>
          </table:table-cell>
          <table:table-cell office:value-type="float" office:value="521.17" calcext:value-type="float">
            <text:p>521,17</text:p>
          </table:table-cell>
          <table:table-cell office:value-type="float" office:value="534.2" calcext:value-type="float">
            <text:p>534,2</text:p>
          </table:table-cell>
          <table:table-cell office:value-type="float" office:value="552.25" calcext:value-type="float">
            <text:p>552,25</text:p>
          </table:table-cell>
          <table:table-cell office:value-type="float" office:value="563.02" calcext:value-type="float">
            <text:p>563,02</text:p>
          </table:table-cell>
          <table:table-cell office:value-type="float" office:value="571.86" calcext:value-type="float">
            <text:p>571,86</text:p>
          </table:table-cell>
          <table:table-cell office:value-type="float" office:value="597.31" calcext:value-type="float">
            <text:p>597,31</text:p>
          </table:table-cell>
          <table:table-cell office:value-type="float" office:value="616.78" calcext:value-type="float">
            <text:p>616,78</text:p>
          </table:table-cell>
          <table:table-cell office:value-type="float" office:value="637.81" calcext:value-type="float">
            <text:p>637,81</text:p>
          </table:table-cell>
          <table:table-cell office:value-type="float" office:value="649.61" calcext:value-type="float">
            <text:p>649,61</text:p>
          </table:table-cell>
          <table:table-cell office:value-type="float" office:value="653.19" calcext:value-type="float">
            <text:p>653,19</text:p>
          </table:table-cell>
          <table:table-cell office:value-type="float" office:value="659.78" calcext:value-type="float">
            <text:p>659,78</text:p>
          </table:table-cell>
          <table:table-cell office:value-type="float" office:value="677.99" calcext:value-type="float">
            <text:p>677,99</text:p>
          </table:table-cell>
          <table:table-cell office:value-type="float" office:value="682.27" calcext:value-type="float">
            <text:p>682,27</text:p>
          </table:table-cell>
          <table:table-cell office:value-type="float" office:value="693.25" calcext:value-type="float">
            <text:p>693,25</text:p>
          </table:table-cell>
          <table:table-cell office:value-type="float" office:value="696.37" calcext:value-type="float">
            <text:p>696,37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379.07" calcext:value-type="float">
            <text:p>379,07</text:p>
          </table:table-cell>
          <table:table-cell office:value-type="float" office:value="377.48" calcext:value-type="float">
            <text:p>377,48</text:p>
          </table:table-cell>
          <table:table-cell office:value-type="float" office:value="376.99" calcext:value-type="float">
            <text:p>376,99</text:p>
          </table:table-cell>
          <table:table-cell office:value-type="float" office:value="379.97" calcext:value-type="float">
            <text:p>379,97</text:p>
          </table:table-cell>
          <table:table-cell office:value-type="float" office:value="379.74" calcext:value-type="float">
            <text:p>379,74</text:p>
          </table:table-cell>
          <table:table-cell office:value-type="float" office:value="382.63" calcext:value-type="float">
            <text:p>382,63</text:p>
          </table:table-cell>
          <table:table-cell office:value-type="float" office:value="388.02" calcext:value-type="float">
            <text:p>388,02</text:p>
          </table:table-cell>
          <table:table-cell office:value-type="float" office:value="389.69" calcext:value-type="float">
            <text:p>389,69</text:p>
          </table:table-cell>
          <table:table-cell office:value-type="float" office:value="390.12" calcext:value-type="float">
            <text:p>390,12</text:p>
          </table:table-cell>
          <table:table-cell office:value-type="float" office:value="388.87" calcext:value-type="float">
            <text:p>388,87</text:p>
          </table:table-cell>
          <table:table-cell office:value-type="float" office:value="390.66" calcext:value-type="float">
            <text:p>390,66</text:p>
          </table:table-cell>
          <table:table-cell office:value-type="float" office:value="392.46" calcext:value-type="float">
            <text:p>392,46</text:p>
          </table:table-cell>
          <table:table-cell office:value-type="float" office:value="394.66" calcext:value-type="float">
            <text:p>394,66</text:p>
          </table:table-cell>
          <table:table-cell office:value-type="float" office:value="394.42" calcext:value-type="float">
            <text:p>394,42</text:p>
          </table:table-cell>
          <table:table-cell office:value-type="float" office:value="401.68" calcext:value-type="float">
            <text:p>401,68</text:p>
          </table:table-cell>
          <table:table-cell office:value-type="float" office:value="399.99" calcext:value-type="float">
            <text:p>399,99</text:p>
          </table:table-cell>
          <table:table-cell office:value-type="float" office:value="394.75" calcext:value-type="float">
            <text:p>394,75</text:p>
          </table:table-cell>
          <table:table-cell office:value-type="float" office:value="393.41" calcext:value-type="float">
            <text:p>393,41</text:p>
          </table:table-cell>
          <table:table-cell office:value-type="float" office:value="399.07" calcext:value-type="float">
            <text:p>399,07</text:p>
          </table:table-cell>
          <table:table-cell office:value-type="float" office:value="400.15" calcext:value-type="float">
            <text:p>400,15</text:p>
          </table:table-cell>
          <table:table-cell office:value-type="float" office:value="405.95" calcext:value-type="float">
            <text:p>405,95</text:p>
          </table:table-cell>
          <table:table-cell office:value-type="float" office:value="405.51" calcext:value-type="float">
            <text:p>405,51</text:p>
          </table:table-cell>
          <table:table-cell office:value-type="float" office:value="405.95" calcext:value-type="float">
            <text:p>405,95</text:p>
          </table:table-cell>
          <table:table-cell office:value-type="float" office:value="407.57" calcext:value-type="float">
            <text:p>407,57</text:p>
          </table:table-cell>
          <table:table-cell office:value-type="float" office:value="411.57" calcext:value-type="float">
            <text:p>411,57</text:p>
          </table:table-cell>
          <table:table-cell office:value-type="float" office:value="425.56" calcext:value-type="float">
            <text:p>425,56</text:p>
          </table:table-cell>
          <table:table-cell office:value-type="float" office:value="429.82" calcext:value-type="float">
            <text:p>429,82</text:p>
          </table:table-cell>
          <table:table-cell office:value-type="float" office:value="433.51" calcext:value-type="float">
            <text:p>433,51</text:p>
          </table:table-cell>
          <table:table-cell office:value-type="float" office:value="433.34" calcext:value-type="float">
            <text:p>433,34</text:p>
          </table:table-cell>
          <table:table-cell office:value-type="float" office:value="433.64" calcext:value-type="float">
            <text:p>433,64</text:p>
          </table:table-cell>
          <table:table-cell office:value-type="float" office:value="434.64" calcext:value-type="float">
            <text:p>434,64</text:p>
          </table:table-cell>
          <table:table-cell office:value-type="float" office:value="435.55" calcext:value-type="float">
            <text:p>435,55</text:p>
          </table:table-cell>
          <table:table-cell office:value-type="float" office:value="435.38" calcext:value-type="float">
            <text:p>435,38</text:p>
          </table:table-cell>
          <table:table-cell office:value-type="float" office:value="439.08" calcext:value-type="float">
            <text:p>439,08</text:p>
          </table:table-cell>
          <table:table-cell office:value-type="float" office:value="440.31" calcext:value-type="float">
            <text:p>440,31</text:p>
          </table:table-cell>
          <table:table-cell office:value-type="float" office:value="440.18" calcext:value-type="float">
            <text:p>440,18</text:p>
          </table:table-cell>
          <table:table-cell office:value-type="float" office:value="442.12" calcext:value-type="float">
            <text:p>442,12</text:p>
          </table:table-cell>
          <table:table-cell office:value-type="float" office:value="441.72" calcext:value-type="float">
            <text:p>441,72</text:p>
          </table:table-cell>
          <table:table-cell office:value-type="float" office:value="444.94" calcext:value-type="float">
            <text:p>444,94</text:p>
          </table:table-cell>
          <table:table-cell table:number-columns-repeated="2" office:value-type="float" office:value="446.68" calcext:value-type="float">
            <text:p>446,68</text:p>
          </table:table-cell>
          <table:table-cell office:value-type="float" office:value="448.82" calcext:value-type="float">
            <text:p>448,82</text:p>
          </table:table-cell>
          <table:table-cell office:value-type="float" office:value="455.73" calcext:value-type="float">
            <text:p>455,73</text:p>
          </table:table-cell>
          <table:table-cell office:value-type="float" office:value="460.24" calcext:value-type="float">
            <text:p>460,24</text:p>
          </table:table-cell>
          <table:table-cell office:value-type="float" office:value="464.06" calcext:value-type="float">
            <text:p>464,06</text:p>
          </table:table-cell>
          <table:table-cell office:value-type="float" office:value="474.46" calcext:value-type="float">
            <text:p>474,46</text:p>
          </table:table-cell>
          <table:table-cell office:value-type="float" office:value="486.75" calcext:value-type="float">
            <text:p>486,75</text:p>
          </table:table-cell>
          <table:table-cell office:value-type="float" office:value="506.46" calcext:value-type="float">
            <text:p>506,46</text:p>
          </table:table-cell>
          <table:table-cell office:value-type="float" office:value="511.32" calcext:value-type="float">
            <text:p>511,32</text:p>
          </table:table-cell>
          <table:table-cell office:value-type="float" office:value="509.18" calcext:value-type="float">
            <text:p>509,18</text:p>
          </table:table-cell>
          <table:table-cell office:value-type="float" office:value="527.3" calcext:value-type="float">
            <text:p>527,3</text:p>
          </table:table-cell>
          <table:table-cell office:value-type="float" office:value="546.44" calcext:value-type="float">
            <text:p>546,44</text:p>
          </table:table-cell>
          <table:table-cell office:value-type="float" office:value="558.36" calcext:value-type="float">
            <text:p>558,36</text:p>
          </table:table-cell>
          <table:table-cell office:value-type="float" office:value="573.15" calcext:value-type="float">
            <text:p>573,15</text:p>
          </table:table-cell>
          <table:table-cell office:value-type="float" office:value="596.77" calcext:value-type="float">
            <text:p>596,77</text:p>
          </table:table-cell>
          <table:table-cell office:value-type="float" office:value="615.74" calcext:value-type="float">
            <text:p>615,74</text:p>
          </table:table-cell>
          <table:table-cell office:value-type="float" office:value="633.6" calcext:value-type="float">
            <text:p>633,6</text:p>
          </table:table-cell>
          <table:table-cell office:value-type="float" office:value="647.35" calcext:value-type="float">
            <text:p>647,35</text:p>
          </table:table-cell>
          <table:table-cell office:value-type="float" office:value="654.73" calcext:value-type="float">
            <text:p>654,73</text:p>
          </table:table-cell>
          <table:table-cell office:value-type="float" office:value="659.64" calcext:value-type="float">
            <text:p>659,64</text:p>
          </table:table-cell>
          <table:table-cell office:value-type="float" office:value="666.04" calcext:value-type="float">
            <text:p>666,04</text:p>
          </table:table-cell>
          <table:table-cell office:value-type="float" office:value="669.97" calcext:value-type="float">
            <text:p>669,97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394.25" calcext:value-type="float">
            <text:p>394,25</text:p>
          </table:table-cell>
          <table:table-cell office:value-type="float" office:value="398.11" calcext:value-type="float">
            <text:p>398,11</text:p>
          </table:table-cell>
          <table:table-cell office:value-type="float" office:value="396.64" calcext:value-type="float">
            <text:p>396,64</text:p>
          </table:table-cell>
          <table:table-cell office:value-type="float" office:value="396.52" calcext:value-type="float">
            <text:p>396,52</text:p>
          </table:table-cell>
          <table:table-cell office:value-type="float" office:value="399.29" calcext:value-type="float">
            <text:p>399,29</text:p>
          </table:table-cell>
          <table:table-cell office:value-type="float" office:value="394.9" calcext:value-type="float">
            <text:p>394,9</text:p>
          </table:table-cell>
          <table:table-cell office:value-type="float" office:value="398.77" calcext:value-type="float">
            <text:p>398,77</text:p>
          </table:table-cell>
          <table:table-cell office:value-type="float" office:value="391.87" calcext:value-type="float">
            <text:p>391,87</text:p>
          </table:table-cell>
          <table:table-cell office:value-type="float" office:value="393.48" calcext:value-type="float">
            <text:p>393,48</text:p>
          </table:table-cell>
          <table:table-cell office:value-type="float" office:value="394.19" calcext:value-type="float">
            <text:p>394,19</text:p>
          </table:table-cell>
          <table:table-cell office:value-type="float" office:value="400.69" calcext:value-type="float">
            <text:p>400,69</text:p>
          </table:table-cell>
          <table:table-cell office:value-type="float" office:value="398.49" calcext:value-type="float">
            <text:p>398,49</text:p>
          </table:table-cell>
          <table:table-cell office:value-type="float" office:value="404.66" calcext:value-type="float">
            <text:p>404,66</text:p>
          </table:table-cell>
          <table:table-cell office:value-type="float" office:value="407.86" calcext:value-type="float">
            <text:p>407,86</text:p>
          </table:table-cell>
          <table:table-cell office:value-type="float" office:value="409.86" calcext:value-type="float">
            <text:p>409,86</text:p>
          </table:table-cell>
          <table:table-cell office:value-type="float" office:value="408.75" calcext:value-type="float">
            <text:p>408,75</text:p>
          </table:table-cell>
          <table:table-cell office:value-type="float" office:value="405.61" calcext:value-type="float">
            <text:p>405,61</text:p>
          </table:table-cell>
          <table:table-cell office:value-type="float" office:value="409.18" calcext:value-type="float">
            <text:p>409,18</text:p>
          </table:table-cell>
          <table:table-cell office:value-type="float" office:value="416.87" calcext:value-type="float">
            <text:p>416,87</text:p>
          </table:table-cell>
          <table:table-cell office:value-type="float" office:value="423.33" calcext:value-type="float">
            <text:p>423,33</text:p>
          </table:table-cell>
          <table:table-cell office:value-type="float" office:value="425.74" calcext:value-type="float">
            <text:p>425,74</text:p>
          </table:table-cell>
          <table:table-cell office:value-type="float" office:value="423.78" calcext:value-type="float">
            <text:p>423,78</text:p>
          </table:table-cell>
          <table:table-cell office:value-type="float" office:value="424.08" calcext:value-type="float">
            <text:p>424,08</text:p>
          </table:table-cell>
          <table:table-cell office:value-type="float" office:value="424.59" calcext:value-type="float">
            <text:p>424,59</text:p>
          </table:table-cell>
          <table:table-cell office:value-type="float" office:value="434.99" calcext:value-type="float">
            <text:p>434,99</text:p>
          </table:table-cell>
          <table:table-cell office:value-type="float" office:value="435.51" calcext:value-type="float">
            <text:p>435,51</text:p>
          </table:table-cell>
          <table:table-cell office:value-type="float" office:value="441.87" calcext:value-type="float">
            <text:p>441,87</text:p>
          </table:table-cell>
          <table:table-cell office:value-type="float" office:value="441.34" calcext:value-type="float">
            <text:p>441,34</text:p>
          </table:table-cell>
          <table:table-cell office:value-type="float" office:value="445.89" calcext:value-type="float">
            <text:p>445,89</text:p>
          </table:table-cell>
          <table:table-cell office:value-type="float" office:value="438.71" calcext:value-type="float">
            <text:p>438,71</text:p>
          </table:table-cell>
          <table:table-cell office:value-type="float" office:value="451.87" calcext:value-type="float">
            <text:p>451,87</text:p>
          </table:table-cell>
          <table:table-cell office:value-type="float" office:value="453.45" calcext:value-type="float">
            <text:p>453,45</text:p>
          </table:table-cell>
          <table:table-cell office:value-type="float" office:value="451.23" calcext:value-type="float">
            <text:p>451,23</text:p>
          </table:table-cell>
          <table:table-cell office:value-type="float" office:value="450.69" calcext:value-type="float">
            <text:p>450,69</text:p>
          </table:table-cell>
          <table:table-cell office:value-type="float" office:value="450.42" calcext:value-type="float">
            <text:p>450,42</text:p>
          </table:table-cell>
          <table:table-cell office:value-type="float" office:value="449.02" calcext:value-type="float">
            <text:p>449,02</text:p>
          </table:table-cell>
          <table:table-cell office:value-type="float" office:value="447.99" calcext:value-type="float">
            <text:p>447,99</text:p>
          </table:table-cell>
          <table:table-cell office:value-type="float" office:value="451.26" calcext:value-type="float">
            <text:p>451,26</text:p>
          </table:table-cell>
          <table:table-cell office:value-type="float" office:value="453.83" calcext:value-type="float">
            <text:p>453,83</text:p>
          </table:table-cell>
          <table:table-cell office:value-type="float" office:value="453.33" calcext:value-type="float">
            <text:p>453,33</text:p>
          </table:table-cell>
          <table:table-cell office:value-type="float" office:value="454.6" calcext:value-type="float">
            <text:p>454,6</text:p>
          </table:table-cell>
          <table:table-cell office:value-type="float" office:value="455.51" calcext:value-type="float">
            <text:p>455,51</text:p>
          </table:table-cell>
          <table:table-cell office:value-type="float" office:value="459.7" calcext:value-type="float">
            <text:p>459,7</text:p>
          </table:table-cell>
          <table:table-cell office:value-type="float" office:value="466.78" calcext:value-type="float">
            <text:p>466,78</text:p>
          </table:table-cell>
          <table:table-cell office:value-type="float" office:value="483.4" calcext:value-type="float">
            <text:p>483,4</text:p>
          </table:table-cell>
          <table:table-cell office:value-type="float" office:value="496.5" calcext:value-type="float">
            <text:p>496,5</text:p>
          </table:table-cell>
          <table:table-cell office:value-type="float" office:value="511" calcext:value-type="float">
            <text:p>511</text:p>
          </table:table-cell>
          <table:table-cell office:value-type="float" office:value="525.92" calcext:value-type="float">
            <text:p>525,92</text:p>
          </table:table-cell>
          <table:table-cell office:value-type="float" office:value="543.17" calcext:value-type="float">
            <text:p>543,17</text:p>
          </table:table-cell>
          <table:table-cell office:value-type="float" office:value="555.99" calcext:value-type="float">
            <text:p>555,99</text:p>
          </table:table-cell>
          <table:table-cell office:value-type="float" office:value="567.61" calcext:value-type="float">
            <text:p>567,61</text:p>
          </table:table-cell>
          <table:table-cell office:value-type="float" office:value="581.8" calcext:value-type="float">
            <text:p>581,8</text:p>
          </table:table-cell>
          <table:table-cell office:value-type="float" office:value="598.03" calcext:value-type="float">
            <text:p>598,03</text:p>
          </table:table-cell>
          <table:table-cell office:value-type="float" office:value="613.34" calcext:value-type="float">
            <text:p>613,34</text:p>
          </table:table-cell>
          <table:table-cell office:value-type="float" office:value="639.71" calcext:value-type="float">
            <text:p>639,71</text:p>
          </table:table-cell>
          <table:table-cell office:value-type="float" office:value="641.57" calcext:value-type="float">
            <text:p>641,57</text:p>
          </table:table-cell>
          <table:table-cell office:value-type="float" office:value="650.1" calcext:value-type="float">
            <text:p>650,1</text:p>
          </table:table-cell>
          <table:table-cell office:value-type="float" office:value="656.6" calcext:value-type="float">
            <text:p>656,6</text:p>
          </table:table-cell>
          <table:table-cell office:value-type="float" office:value="668.75" calcext:value-type="float">
            <text:p>668,75</text:p>
          </table:table-cell>
          <table:table-cell office:value-type="float" office:value="671.42" calcext:value-type="float">
            <text:p>671,42</text:p>
          </table:table-cell>
          <table:table-cell office:value-type="float" office:value="676.39" calcext:value-type="float">
            <text:p>676,39</text:p>
          </table:table-cell>
          <table:table-cell office:value-type="float" office:value="683.83" calcext:value-type="float">
            <text:p>683,83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392.61" calcext:value-type="float">
            <text:p>392,61</text:p>
          </table:table-cell>
          <table:table-cell office:value-type="float" office:value="392.73" calcext:value-type="float">
            <text:p>392,73</text:p>
          </table:table-cell>
          <table:table-cell office:value-type="float" office:value="395.01" calcext:value-type="float">
            <text:p>395,01</text:p>
          </table:table-cell>
          <table:table-cell office:value-type="float" office:value="393.39" calcext:value-type="float">
            <text:p>393,39</text:p>
          </table:table-cell>
          <table:table-cell office:value-type="float" office:value="392.29" calcext:value-type="float">
            <text:p>392,29</text:p>
          </table:table-cell>
          <table:table-cell office:value-type="float" office:value="392.41" calcext:value-type="float">
            <text:p>392,41</text:p>
          </table:table-cell>
          <table:table-cell office:value-type="float" office:value="391.74" calcext:value-type="float">
            <text:p>391,74</text:p>
          </table:table-cell>
          <table:table-cell office:value-type="float" office:value="389.98" calcext:value-type="float">
            <text:p>389,98</text:p>
          </table:table-cell>
          <table:table-cell office:value-type="float" office:value="390.21" calcext:value-type="float">
            <text:p>390,21</text:p>
          </table:table-cell>
          <table:table-cell office:value-type="float" office:value="391.42" calcext:value-type="float">
            <text:p>391,42</text:p>
          </table:table-cell>
          <table:table-cell office:value-type="float" office:value="392.52" calcext:value-type="float">
            <text:p>392,52</text:p>
          </table:table-cell>
          <table:table-cell office:value-type="float" office:value="392.83" calcext:value-type="float">
            <text:p>392,83</text:p>
          </table:table-cell>
          <table:table-cell office:value-type="float" office:value="393.81" calcext:value-type="float">
            <text:p>393,81</text:p>
          </table:table-cell>
          <table:table-cell office:value-type="float" office:value="394.87" calcext:value-type="float">
            <text:p>394,87</text:p>
          </table:table-cell>
          <table:table-cell office:value-type="float" office:value="392.86" calcext:value-type="float">
            <text:p>392,86</text:p>
          </table:table-cell>
          <table:table-cell office:value-type="float" office:value="397.26" calcext:value-type="float">
            <text:p>397,26</text:p>
          </table:table-cell>
          <table:table-cell office:value-type="float" office:value="401.27" calcext:value-type="float">
            <text:p>401,27</text:p>
          </table:table-cell>
          <table:table-cell office:value-type="float" office:value="401.83" calcext:value-type="float">
            <text:p>401,83</text:p>
          </table:table-cell>
          <table:table-cell office:value-type="float" office:value="404.04" calcext:value-type="float">
            <text:p>404,04</text:p>
          </table:table-cell>
          <table:table-cell office:value-type="float" office:value="410.43" calcext:value-type="float">
            <text:p>410,43</text:p>
          </table:table-cell>
          <table:table-cell office:value-type="float" office:value="414.25" calcext:value-type="float">
            <text:p>414,25</text:p>
          </table:table-cell>
          <table:table-cell office:value-type="float" office:value="413.21" calcext:value-type="float">
            <text:p>413,21</text:p>
          </table:table-cell>
          <table:table-cell office:value-type="float" office:value="415.28" calcext:value-type="float">
            <text:p>415,28</text:p>
          </table:table-cell>
          <table:table-cell office:value-type="float" office:value="419.26" calcext:value-type="float">
            <text:p>419,26</text:p>
          </table:table-cell>
          <table:table-cell office:value-type="float" office:value="420.39" calcext:value-type="float">
            <text:p>420,39</text:p>
          </table:table-cell>
          <table:table-cell office:value-type="float" office:value="421.15" calcext:value-type="float">
            <text:p>421,15</text:p>
          </table:table-cell>
          <table:table-cell office:value-type="float" office:value="429.36" calcext:value-type="float">
            <text:p>429,36</text:p>
          </table:table-cell>
          <table:table-cell office:value-type="float" office:value="434.47" calcext:value-type="float">
            <text:p>434,47</text:p>
          </table:table-cell>
          <table:table-cell office:value-type="float" office:value="434.6" calcext:value-type="float">
            <text:p>434,6</text:p>
          </table:table-cell>
          <table:table-cell office:value-type="float" office:value="437.99" calcext:value-type="float">
            <text:p>437,99</text:p>
          </table:table-cell>
          <table:table-cell office:value-type="float" office:value="438.48" calcext:value-type="float">
            <text:p>438,48</text:p>
          </table:table-cell>
          <table:table-cell office:value-type="float" office:value="441.54" calcext:value-type="float">
            <text:p>441,54</text:p>
          </table:table-cell>
          <table:table-cell office:value-type="float" office:value="451.39" calcext:value-type="float">
            <text:p>451,39</text:p>
          </table:table-cell>
          <table:table-cell office:value-type="float" office:value="452.66" calcext:value-type="float">
            <text:p>452,66</text:p>
          </table:table-cell>
          <table:table-cell office:value-type="float" office:value="453.7" calcext:value-type="float">
            <text:p>453,7</text:p>
          </table:table-cell>
          <table:table-cell office:value-type="float" office:value="453.83" calcext:value-type="float">
            <text:p>453,83</text:p>
          </table:table-cell>
          <table:table-cell office:value-type="float" office:value="452.79" calcext:value-type="float">
            <text:p>452,79</text:p>
          </table:table-cell>
          <table:table-cell office:value-type="float" office:value="452.06" calcext:value-type="float">
            <text:p>452,06</text:p>
          </table:table-cell>
          <table:table-cell office:value-type="float" office:value="453.47" calcext:value-type="float">
            <text:p>453,47</text:p>
          </table:table-cell>
          <table:table-cell office:value-type="float" office:value="453.19" calcext:value-type="float">
            <text:p>453,19</text:p>
          </table:table-cell>
          <table:table-cell office:value-type="float" office:value="458.22" calcext:value-type="float">
            <text:p>458,22</text:p>
          </table:table-cell>
          <table:table-cell office:value-type="float" office:value="448.19" calcext:value-type="float">
            <text:p>448,19</text:p>
          </table:table-cell>
          <table:table-cell office:value-type="float" office:value="448.86" calcext:value-type="float">
            <text:p>448,86</text:p>
          </table:table-cell>
          <table:table-cell office:value-type="float" office:value="457.88" calcext:value-type="float">
            <text:p>457,88</text:p>
          </table:table-cell>
          <table:table-cell office:value-type="float" office:value="470.61" calcext:value-type="float">
            <text:p>470,61</text:p>
          </table:table-cell>
          <table:table-cell office:value-type="float" office:value="484.26" calcext:value-type="float">
            <text:p>484,26</text:p>
          </table:table-cell>
          <table:table-cell office:value-type="float" office:value="508.47" calcext:value-type="float">
            <text:p>508,47</text:p>
          </table:table-cell>
          <table:table-cell office:value-type="float" office:value="529.07" calcext:value-type="float">
            <text:p>529,07</text:p>
          </table:table-cell>
          <table:table-cell office:value-type="float" office:value="557.64" calcext:value-type="float">
            <text:p>557,64</text:p>
          </table:table-cell>
          <table:table-cell office:value-type="float" office:value="574.92" calcext:value-type="float">
            <text:p>574,92</text:p>
          </table:table-cell>
          <table:table-cell office:value-type="float" office:value="581.76" calcext:value-type="float">
            <text:p>581,76</text:p>
          </table:table-cell>
          <table:table-cell office:value-type="float" office:value="605.56" calcext:value-type="float">
            <text:p>605,56</text:p>
          </table:table-cell>
          <table:table-cell office:value-type="float" office:value="619.85" calcext:value-type="float">
            <text:p>619,85</text:p>
          </table:table-cell>
          <table:table-cell office:value-type="float" office:value="637.02" calcext:value-type="float">
            <text:p>637,02</text:p>
          </table:table-cell>
          <table:table-cell office:value-type="float" office:value="642.43" calcext:value-type="float">
            <text:p>642,43</text:p>
          </table:table-cell>
          <table:table-cell office:value-type="float" office:value="661.9" calcext:value-type="float">
            <text:p>661,9</text:p>
          </table:table-cell>
          <table:table-cell office:value-type="float" office:value="661.44" calcext:value-type="float">
            <text:p>661,44</text:p>
          </table:table-cell>
          <table:table-cell office:value-type="float" office:value="678.96" calcext:value-type="float">
            <text:p>678,96</text:p>
          </table:table-cell>
          <table:table-cell office:value-type="float" office:value="686.77" calcext:value-type="float">
            <text:p>686,77</text:p>
          </table:table-cell>
          <table:table-cell office:value-type="float" office:value="694.6" calcext:value-type="float">
            <text:p>694,6</text:p>
          </table:table-cell>
          <table:table-cell office:value-type="float" office:value="696.96" calcext:value-type="float">
            <text:p>696,96</text:p>
          </table:table-cell>
          <table:table-cell office:value-type="float" office:value="707.42" calcext:value-type="float">
            <text:p>707,42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444.54" calcext:value-type="float">
            <text:p>444,54</text:p>
          </table:table-cell>
          <table:table-cell office:value-type="float" office:value="449.48" calcext:value-type="float">
            <text:p>449,48</text:p>
          </table:table-cell>
          <table:table-cell office:value-type="float" office:value="450.15" calcext:value-type="float">
            <text:p>450,15</text:p>
          </table:table-cell>
          <table:table-cell office:value-type="float" office:value="453.35" calcext:value-type="float">
            <text:p>453,35</text:p>
          </table:table-cell>
          <table:table-cell office:value-type="float" office:value="455.7" calcext:value-type="float">
            <text:p>455,7</text:p>
          </table:table-cell>
          <table:table-cell office:value-type="float" office:value="458.3" calcext:value-type="float">
            <text:p>458,3</text:p>
          </table:table-cell>
          <table:table-cell office:value-type="float" office:value="459.4" calcext:value-type="float">
            <text:p>459,4</text:p>
          </table:table-cell>
          <table:table-cell office:value-type="float" office:value="456.92" calcext:value-type="float">
            <text:p>456,92</text:p>
          </table:table-cell>
          <table:table-cell office:value-type="float" office:value="460.44" calcext:value-type="float">
            <text:p>460,44</text:p>
          </table:table-cell>
          <table:table-cell office:value-type="float" office:value="463.29" calcext:value-type="float">
            <text:p>463,29</text:p>
          </table:table-cell>
          <table:table-cell office:value-type="float" office:value="465.93" calcext:value-type="float">
            <text:p>465,93</text:p>
          </table:table-cell>
          <table:table-cell office:value-type="float" office:value="468.12" calcext:value-type="float">
            <text:p>468,12</text:p>
          </table:table-cell>
          <table:table-cell office:value-type="float" office:value="467.42" calcext:value-type="float">
            <text:p>467,42</text:p>
          </table:table-cell>
          <table:table-cell office:value-type="float" office:value="473.41" calcext:value-type="float">
            <text:p>473,41</text:p>
          </table:table-cell>
          <table:table-cell office:value-type="float" office:value="474.3" calcext:value-type="float">
            <text:p>474,3</text:p>
          </table:table-cell>
          <table:table-cell office:value-type="float" office:value="474.16" calcext:value-type="float">
            <text:p>474,16</text:p>
          </table:table-cell>
          <table:table-cell office:value-type="float" office:value="474.59" calcext:value-type="float">
            <text:p>474,59</text:p>
          </table:table-cell>
          <table:table-cell office:value-type="float" office:value="478.58" calcext:value-type="float">
            <text:p>478,58</text:p>
          </table:table-cell>
          <table:table-cell office:value-type="float" office:value="474.56" calcext:value-type="float">
            <text:p>474,56</text:p>
          </table:table-cell>
          <table:table-cell office:value-type="float" office:value="475.5" calcext:value-type="float">
            <text:p>475,5</text:p>
          </table:table-cell>
          <table:table-cell office:value-type="float" office:value="475.65" calcext:value-type="float">
            <text:p>475,65</text:p>
          </table:table-cell>
          <table:table-cell office:value-type="float" office:value="480.07" calcext:value-type="float">
            <text:p>480,07</text:p>
          </table:table-cell>
          <table:table-cell office:value-type="float" office:value="485.93" calcext:value-type="float">
            <text:p>485,93</text:p>
          </table:table-cell>
          <table:table-cell office:value-type="float" office:value="489.86" calcext:value-type="float">
            <text:p>489,86</text:p>
          </table:table-cell>
          <table:table-cell office:value-type="float" office:value="492.07" calcext:value-type="float">
            <text:p>492,07</text:p>
          </table:table-cell>
          <table:table-cell office:value-type="float" office:value="496.15" calcext:value-type="float">
            <text:p>496,15</text:p>
          </table:table-cell>
          <table:table-cell office:value-type="float" office:value="506.03" calcext:value-type="float">
            <text:p>506,03</text:p>
          </table:table-cell>
          <table:table-cell office:value-type="float" office:value="507.29" calcext:value-type="float">
            <text:p>507,29</text:p>
          </table:table-cell>
          <table:table-cell office:value-type="float" office:value="511.81" calcext:value-type="float">
            <text:p>511,81</text:p>
          </table:table-cell>
          <table:table-cell office:value-type="float" office:value="515.9" calcext:value-type="float">
            <text:p>515,9</text:p>
          </table:table-cell>
          <table:table-cell office:value-type="float" office:value="516.05" calcext:value-type="float">
            <text:p>516,05</text:p>
          </table:table-cell>
          <table:table-cell office:value-type="float" office:value="521.99" calcext:value-type="float">
            <text:p>521,99</text:p>
          </table:table-cell>
          <table:table-cell office:value-type="float" office:value="525.75" calcext:value-type="float">
            <text:p>525,75</text:p>
          </table:table-cell>
          <table:table-cell office:value-type="float" office:value="527.17" calcext:value-type="float">
            <text:p>527,17</text:p>
          </table:table-cell>
          <table:table-cell office:value-type="float" office:value="527.06" calcext:value-type="float">
            <text:p>527,06</text:p>
          </table:table-cell>
          <table:table-cell office:value-type="float" office:value="526.8" calcext:value-type="float">
            <text:p>526,8</text:p>
          </table:table-cell>
          <table:table-cell office:value-type="float" office:value="526.01" calcext:value-type="float">
            <text:p>526,01</text:p>
          </table:table-cell>
          <table:table-cell office:value-type="float" office:value="535.53" calcext:value-type="float">
            <text:p>535,53</text:p>
          </table:table-cell>
          <table:table-cell office:value-type="float" office:value="535.64" calcext:value-type="float">
            <text:p>535,64</text:p>
          </table:table-cell>
          <table:table-cell office:value-type="float" office:value="537.51" calcext:value-type="float">
            <text:p>537,51</text:p>
          </table:table-cell>
          <table:table-cell office:value-type="float" office:value="535.25" calcext:value-type="float">
            <text:p>535,25</text:p>
          </table:table-cell>
          <table:table-cell office:value-type="float" office:value="535.73" calcext:value-type="float">
            <text:p>535,73</text:p>
          </table:table-cell>
          <table:table-cell office:value-type="float" office:value="537.82" calcext:value-type="float">
            <text:p>537,82</text:p>
          </table:table-cell>
          <table:table-cell office:value-type="float" office:value="548.2" calcext:value-type="float">
            <text:p>548,2</text:p>
          </table:table-cell>
          <table:table-cell office:value-type="float" office:value="556.92" calcext:value-type="float">
            <text:p>556,92</text:p>
          </table:table-cell>
          <table:table-cell office:value-type="float" office:value="581.93" calcext:value-type="float">
            <text:p>581,93</text:p>
          </table:table-cell>
          <table:table-cell office:value-type="float" office:value="595.54" calcext:value-type="float">
            <text:p>595,54</text:p>
          </table:table-cell>
          <table:table-cell office:value-type="float" office:value="607.93" calcext:value-type="float">
            <text:p>607,93</text:p>
          </table:table-cell>
          <table:table-cell office:value-type="float" office:value="614.5" calcext:value-type="float">
            <text:p>614,5</text:p>
          </table:table-cell>
          <table:table-cell office:value-type="float" office:value="628.14" calcext:value-type="float">
            <text:p>628,14</text:p>
          </table:table-cell>
          <table:table-cell office:value-type="float" office:value="644.47" calcext:value-type="float">
            <text:p>644,47</text:p>
          </table:table-cell>
          <table:table-cell office:value-type="float" office:value="658.52" calcext:value-type="float">
            <text:p>658,52</text:p>
          </table:table-cell>
          <table:table-cell office:value-type="float" office:value="664.91" calcext:value-type="float">
            <text:p>664,91</text:p>
          </table:table-cell>
          <table:table-cell office:value-type="float" office:value="700.28" calcext:value-type="float">
            <text:p>700,28</text:p>
          </table:table-cell>
          <table:table-cell office:value-type="float" office:value="726.61" calcext:value-type="float">
            <text:p>726,61</text:p>
          </table:table-cell>
          <table:table-cell office:value-type="float" office:value="747.17" calcext:value-type="float">
            <text:p>747,17</text:p>
          </table:table-cell>
          <table:table-cell office:value-type="float" office:value="762.94" calcext:value-type="float">
            <text:p>762,94</text:p>
          </table:table-cell>
          <table:table-cell office:value-type="float" office:value="751.27" calcext:value-type="float">
            <text:p>751,27</text:p>
          </table:table-cell>
          <table:table-cell office:value-type="float" office:value="775.23" calcext:value-type="float">
            <text:p>775,23</text:p>
          </table:table-cell>
          <table:table-cell office:value-type="float" office:value="776.78" calcext:value-type="float">
            <text:p>776,78</text:p>
          </table:table-cell>
          <table:table-cell office:value-type="float" office:value="767.85" calcext:value-type="float">
            <text:p>767,85</text:p>
          </table:table-cell>
          <table:table-cell office:value-type="float" office:value="786.05" calcext:value-type="float">
            <text:p>786,05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60.08" calcext:value-type="float">
            <text:p>360,08</text:p>
          </table:table-cell>
          <table:table-cell office:value-type="float" office:value="361.66" calcext:value-type="float">
            <text:p>361,66</text:p>
          </table:table-cell>
          <table:table-cell office:value-type="float" office:value="364.05" calcext:value-type="float">
            <text:p>364,05</text:p>
          </table:table-cell>
          <table:table-cell office:value-type="float" office:value="364.92" calcext:value-type="float">
            <text:p>364,92</text:p>
          </table:table-cell>
          <table:table-cell office:value-type="float" office:value="367.15" calcext:value-type="float">
            <text:p>367,15</text:p>
          </table:table-cell>
          <table:table-cell office:value-type="float" office:value="365.46" calcext:value-type="float">
            <text:p>365,46</text:p>
          </table:table-cell>
          <table:table-cell office:value-type="float" office:value="364.33" calcext:value-type="float">
            <text:p>364,33</text:p>
          </table:table-cell>
          <table:table-cell office:value-type="float" office:value="365.6" calcext:value-type="float">
            <text:p>365,6</text:p>
          </table:table-cell>
          <table:table-cell office:value-type="float" office:value="367.47" calcext:value-type="float">
            <text:p>367,47</text:p>
          </table:table-cell>
          <table:table-cell office:value-type="float" office:value="366.11" calcext:value-type="float">
            <text:p>366,11</text:p>
          </table:table-cell>
          <table:table-cell office:value-type="float" office:value="367.94" calcext:value-type="float">
            <text:p>367,94</text:p>
          </table:table-cell>
          <table:table-cell office:value-type="float" office:value="375.26" calcext:value-type="float">
            <text:p>375,26</text:p>
          </table:table-cell>
          <table:table-cell office:value-type="float" office:value="375.97" calcext:value-type="float">
            <text:p>375,97</text:p>
          </table:table-cell>
          <table:table-cell office:value-type="float" office:value="378.91" calcext:value-type="float">
            <text:p>378,91</text:p>
          </table:table-cell>
          <table:table-cell office:value-type="float" office:value="378.79" calcext:value-type="float">
            <text:p>378,79</text:p>
          </table:table-cell>
          <table:table-cell office:value-type="float" office:value="377.69" calcext:value-type="float">
            <text:p>377,69</text:p>
          </table:table-cell>
          <table:table-cell office:value-type="float" office:value="378.68" calcext:value-type="float">
            <text:p>378,68</text:p>
          </table:table-cell>
          <table:table-cell office:value-type="float" office:value="386.4" calcext:value-type="float">
            <text:p>386,4</text:p>
          </table:table-cell>
          <table:table-cell office:value-type="float" office:value="388.6" calcext:value-type="float">
            <text:p>388,6</text:p>
          </table:table-cell>
          <table:table-cell office:value-type="float" office:value="386.43" calcext:value-type="float">
            <text:p>386,43</text:p>
          </table:table-cell>
          <table:table-cell office:value-type="float" office:value="389.36" calcext:value-type="float">
            <text:p>389,36</text:p>
          </table:table-cell>
          <table:table-cell office:value-type="float" office:value="392.25" calcext:value-type="float">
            <text:p>392,25</text:p>
          </table:table-cell>
          <table:table-cell office:value-type="float" office:value="395.11" calcext:value-type="float">
            <text:p>395,11</text:p>
          </table:table-cell>
          <table:table-cell office:value-type="float" office:value="397.48" calcext:value-type="float">
            <text:p>397,48</text:p>
          </table:table-cell>
          <table:table-cell office:value-type="float" office:value="399.27" calcext:value-type="float">
            <text:p>399,27</text:p>
          </table:table-cell>
          <table:table-cell office:value-type="float" office:value="401.9" calcext:value-type="float">
            <text:p>401,9</text:p>
          </table:table-cell>
          <table:table-cell office:value-type="float" office:value="405.96" calcext:value-type="float">
            <text:p>405,96</text:p>
          </table:table-cell>
          <table:table-cell office:value-type="float" office:value="407.5" calcext:value-type="float">
            <text:p>407,5</text:p>
          </table:table-cell>
          <table:table-cell office:value-type="float" office:value="401.72" calcext:value-type="float">
            <text:p>401,72</text:p>
          </table:table-cell>
          <table:table-cell office:value-type="float" office:value="404.85" calcext:value-type="float">
            <text:p>404,85</text:p>
          </table:table-cell>
          <table:table-cell office:value-type="float" office:value="405.86" calcext:value-type="float">
            <text:p>405,86</text:p>
          </table:table-cell>
          <table:table-cell office:value-type="float" office:value="405.42" calcext:value-type="float">
            <text:p>405,42</text:p>
          </table:table-cell>
          <table:table-cell office:value-type="float" office:value="408.09" calcext:value-type="float">
            <text:p>408,09</text:p>
          </table:table-cell>
          <table:table-cell office:value-type="float" office:value="413.03" calcext:value-type="float">
            <text:p>413,03</text:p>
          </table:table-cell>
          <table:table-cell table:number-columns-repeated="2" office:value-type="float" office:value="412.37" calcext:value-type="float">
            <text:p>412,37</text:p>
          </table:table-cell>
          <table:table-cell office:value-type="float" office:value="416.08" calcext:value-type="float">
            <text:p>416,08</text:p>
          </table:table-cell>
          <table:table-cell office:value-type="float" office:value="417.95" calcext:value-type="float">
            <text:p>417,95</text:p>
          </table:table-cell>
          <table:table-cell office:value-type="float" office:value="417.79" calcext:value-type="float">
            <text:p>417,79</text:p>
          </table:table-cell>
          <table:table-cell office:value-type="float" office:value="421.21" calcext:value-type="float">
            <text:p>421,21</text:p>
          </table:table-cell>
          <table:table-cell office:value-type="float" office:value="421.25" calcext:value-type="float">
            <text:p>421,25</text:p>
          </table:table-cell>
          <table:table-cell office:value-type="float" office:value="421.21" calcext:value-type="float">
            <text:p>421,21</text:p>
          </table:table-cell>
          <table:table-cell office:value-type="float" office:value="422.77" calcext:value-type="float">
            <text:p>422,77</text:p>
          </table:table-cell>
          <table:table-cell office:value-type="float" office:value="424.72" calcext:value-type="float">
            <text:p>424,72</text:p>
          </table:table-cell>
          <table:table-cell office:value-type="float" office:value="438.9" calcext:value-type="float">
            <text:p>438,9</text:p>
          </table:table-cell>
          <table:table-cell office:value-type="float" office:value="442.76" calcext:value-type="float">
            <text:p>442,76</text:p>
          </table:table-cell>
          <table:table-cell office:value-type="float" office:value="458.44" calcext:value-type="float">
            <text:p>458,44</text:p>
          </table:table-cell>
          <table:table-cell office:value-type="float" office:value="481.96" calcext:value-type="float">
            <text:p>481,96</text:p>
          </table:table-cell>
          <table:table-cell office:value-type="float" office:value="495.45" calcext:value-type="float">
            <text:p>495,45</text:p>
          </table:table-cell>
          <table:table-cell office:value-type="float" office:value="505.36" calcext:value-type="float">
            <text:p>505,36</text:p>
          </table:table-cell>
          <table:table-cell office:value-type="float" office:value="515.01" calcext:value-type="float">
            <text:p>515,01</text:p>
          </table:table-cell>
          <table:table-cell office:value-type="float" office:value="533.86" calcext:value-type="float">
            <text:p>533,86</text:p>
          </table:table-cell>
          <table:table-cell office:value-type="float" office:value="544" calcext:value-type="float">
            <text:p>544</text:p>
          </table:table-cell>
          <table:table-cell office:value-type="float" office:value="555.05" calcext:value-type="float">
            <text:p>555,05</text:p>
          </table:table-cell>
          <table:table-cell office:value-type="float" office:value="562.65" calcext:value-type="float">
            <text:p>562,65</text:p>
          </table:table-cell>
          <table:table-cell office:value-type="float" office:value="581.16" calcext:value-type="float">
            <text:p>581,16</text:p>
          </table:table-cell>
          <table:table-cell office:value-type="float" office:value="586.57" calcext:value-type="float">
            <text:p>586,57</text:p>
          </table:table-cell>
          <table:table-cell office:value-type="float" office:value="588.33" calcext:value-type="float">
            <text:p>588,33</text:p>
          </table:table-cell>
          <table:table-cell office:value-type="float" office:value="599.8" calcext:value-type="float">
            <text:p>599,8</text:p>
          </table:table-cell>
          <table:table-cell office:value-type="float" office:value="607.6" calcext:value-type="float">
            <text:p>607,6</text:p>
          </table:table-cell>
          <table:table-cell office:value-type="float" office:value="604.74" calcext:value-type="float">
            <text:p>604,74</text:p>
          </table:table-cell>
          <table:table-cell office:value-type="float" office:value="605.89" calcext:value-type="float">
            <text:p>605,89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393.44" calcext:value-type="float">
            <text:p>393,44</text:p>
          </table:table-cell>
          <table:table-cell office:value-type="float" office:value="395.68" calcext:value-type="float">
            <text:p>395,68</text:p>
          </table:table-cell>
          <table:table-cell office:value-type="float" office:value="396.83" calcext:value-type="float">
            <text:p>396,83</text:p>
          </table:table-cell>
          <table:table-cell office:value-type="float" office:value="396.87" calcext:value-type="float">
            <text:p>396,87</text:p>
          </table:table-cell>
          <table:table-cell office:value-type="float" office:value="398.61" calcext:value-type="float">
            <text:p>398,61</text:p>
          </table:table-cell>
          <table:table-cell office:value-type="float" office:value="400.77" calcext:value-type="float">
            <text:p>400,77</text:p>
          </table:table-cell>
          <table:table-cell office:value-type="float" office:value="399.36" calcext:value-type="float">
            <text:p>399,36</text:p>
          </table:table-cell>
          <table:table-cell office:value-type="float" office:value="400.12" calcext:value-type="float">
            <text:p>400,12</text:p>
          </table:table-cell>
          <table:table-cell office:value-type="float" office:value="402.6" calcext:value-type="float">
            <text:p>402,6</text:p>
          </table:table-cell>
          <table:table-cell office:value-type="float" office:value="403.37" calcext:value-type="float">
            <text:p>403,37</text:p>
          </table:table-cell>
          <table:table-cell office:value-type="float" office:value="408.17" calcext:value-type="float">
            <text:p>408,17</text:p>
          </table:table-cell>
          <table:table-cell office:value-type="float" office:value="406" calcext:value-type="float">
            <text:p>406</text:p>
          </table:table-cell>
          <table:table-cell office:value-type="float" office:value="404.75" calcext:value-type="float">
            <text:p>404,75</text:p>
          </table:table-cell>
          <table:table-cell office:value-type="float" office:value="405.68" calcext:value-type="float">
            <text:p>405,68</text:p>
          </table:table-cell>
          <table:table-cell office:value-type="float" office:value="407.71" calcext:value-type="float">
            <text:p>407,71</text:p>
          </table:table-cell>
          <table:table-cell office:value-type="float" office:value="407.42" calcext:value-type="float">
            <text:p>407,42</text:p>
          </table:table-cell>
          <table:table-cell office:value-type="float" office:value="406.61" calcext:value-type="float">
            <text:p>406,61</text:p>
          </table:table-cell>
          <table:table-cell office:value-type="float" office:value="408.52" calcext:value-type="float">
            <text:p>408,52</text:p>
          </table:table-cell>
          <table:table-cell office:value-type="float" office:value="411.83" calcext:value-type="float">
            <text:p>411,83</text:p>
          </table:table-cell>
          <table:table-cell office:value-type="float" office:value="412.73" calcext:value-type="float">
            <text:p>412,73</text:p>
          </table:table-cell>
          <table:table-cell office:value-type="float" office:value="416.16" calcext:value-type="float">
            <text:p>416,16</text:p>
          </table:table-cell>
          <table:table-cell office:value-type="float" office:value="418.7" calcext:value-type="float">
            <text:p>418,7</text:p>
          </table:table-cell>
          <table:table-cell office:value-type="float" office:value="419.07" calcext:value-type="float">
            <text:p>419,07</text:p>
          </table:table-cell>
          <table:table-cell office:value-type="float" office:value="419.83" calcext:value-type="float">
            <text:p>419,83</text:p>
          </table:table-cell>
          <table:table-cell office:value-type="float" office:value="420.67" calcext:value-type="float">
            <text:p>420,67</text:p>
          </table:table-cell>
          <table:table-cell office:value-type="float" office:value="421.47" calcext:value-type="float">
            <text:p>421,47</text:p>
          </table:table-cell>
          <table:table-cell office:value-type="float" office:value="419.02" calcext:value-type="float">
            <text:p>419,02</text:p>
          </table:table-cell>
          <table:table-cell office:value-type="float" office:value="416.26" calcext:value-type="float">
            <text:p>416,26</text:p>
          </table:table-cell>
          <table:table-cell office:value-type="float" office:value="415.17" calcext:value-type="float">
            <text:p>415,17</text:p>
          </table:table-cell>
          <table:table-cell office:value-type="float" office:value="416.5" calcext:value-type="float">
            <text:p>416,5</text:p>
          </table:table-cell>
          <table:table-cell office:value-type="float" office:value="418.67" calcext:value-type="float">
            <text:p>418,67</text:p>
          </table:table-cell>
          <table:table-cell office:value-type="float" office:value="419.38" calcext:value-type="float">
            <text:p>419,38</text:p>
          </table:table-cell>
          <table:table-cell office:value-type="float" office:value="415.56" calcext:value-type="float">
            <text:p>415,56</text:p>
          </table:table-cell>
          <table:table-cell office:value-type="float" office:value="420.3" calcext:value-type="float">
            <text:p>420,3</text:p>
          </table:table-cell>
          <table:table-cell office:value-type="float" office:value="417.99" calcext:value-type="float">
            <text:p>417,99</text:p>
          </table:table-cell>
          <table:table-cell office:value-type="float" office:value="417.95" calcext:value-type="float">
            <text:p>417,95</text:p>
          </table:table-cell>
          <table:table-cell office:value-type="float" office:value="418.57" calcext:value-type="float">
            <text:p>418,57</text:p>
          </table:table-cell>
          <table:table-cell office:value-type="float" office:value="422.26" calcext:value-type="float">
            <text:p>422,26</text:p>
          </table:table-cell>
          <table:table-cell office:value-type="float" office:value="422.3" calcext:value-type="float">
            <text:p>422,3</text:p>
          </table:table-cell>
          <table:table-cell office:value-type="float" office:value="422.72" calcext:value-type="float">
            <text:p>422,72</text:p>
          </table:table-cell>
          <table:table-cell office:value-type="float" office:value="424.2" calcext:value-type="float">
            <text:p>424,2</text:p>
          </table:table-cell>
          <table:table-cell office:value-type="float" office:value="424.75" calcext:value-type="float">
            <text:p>424,75</text:p>
          </table:table-cell>
          <table:table-cell office:value-type="float" office:value="425.86" calcext:value-type="float">
            <text:p>425,86</text:p>
          </table:table-cell>
          <table:table-cell office:value-type="float" office:value="432.8" calcext:value-type="float">
            <text:p>432,8</text:p>
          </table:table-cell>
          <table:table-cell office:value-type="float" office:value="442.54" calcext:value-type="float">
            <text:p>442,54</text:p>
          </table:table-cell>
          <table:table-cell office:value-type="float" office:value="458.51" calcext:value-type="float">
            <text:p>458,51</text:p>
          </table:table-cell>
          <table:table-cell office:value-type="float" office:value="469.7" calcext:value-type="float">
            <text:p>469,7</text:p>
          </table:table-cell>
          <table:table-cell office:value-type="float" office:value="473.46" calcext:value-type="float">
            <text:p>473,46</text:p>
          </table:table-cell>
          <table:table-cell office:value-type="float" office:value="488.23" calcext:value-type="float">
            <text:p>488,23</text:p>
          </table:table-cell>
          <table:table-cell office:value-type="float" office:value="494.87" calcext:value-type="float">
            <text:p>494,87</text:p>
          </table:table-cell>
          <table:table-cell office:value-type="float" office:value="508.23" calcext:value-type="float">
            <text:p>508,23</text:p>
          </table:table-cell>
          <table:table-cell office:value-type="float" office:value="510.26" calcext:value-type="float">
            <text:p>510,26</text:p>
          </table:table-cell>
          <table:table-cell office:value-type="float" office:value="524.7" calcext:value-type="float">
            <text:p>524,7</text:p>
          </table:table-cell>
          <table:table-cell office:value-type="float" office:value="543.23" calcext:value-type="float">
            <text:p>543,23</text:p>
          </table:table-cell>
          <table:table-cell office:value-type="float" office:value="571.8" calcext:value-type="float">
            <text:p>571,8</text:p>
          </table:table-cell>
          <table:table-cell office:value-type="float" office:value="585.98" calcext:value-type="float">
            <text:p>585,98</text:p>
          </table:table-cell>
          <table:table-cell office:value-type="float" office:value="604.03" calcext:value-type="float">
            <text:p>604,03</text:p>
          </table:table-cell>
          <table:table-cell office:value-type="float" office:value="617.32" calcext:value-type="float">
            <text:p>617,32</text:p>
          </table:table-cell>
          <table:table-cell office:value-type="float" office:value="630.65" calcext:value-type="float">
            <text:p>630,65</text:p>
          </table:table-cell>
          <table:table-cell office:value-type="float" office:value="636.33" calcext:value-type="float">
            <text:p>636,33</text:p>
          </table:table-cell>
          <table:table-cell office:value-type="float" office:value="643.84" calcext:value-type="float">
            <text:p>643,84</text:p>
          </table:table-cell>
          <table:table-cell office:value-type="float" office:value="648.47" calcext:value-type="float">
            <text:p>648,47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500.18" calcext:value-type="float">
            <text:p>500,18</text:p>
          </table:table-cell>
          <table:table-cell office:value-type="float" office:value="491.73" calcext:value-type="float">
            <text:p>491,73</text:p>
          </table:table-cell>
          <table:table-cell office:value-type="float" office:value="496.25" calcext:value-type="float">
            <text:p>496,25</text:p>
          </table:table-cell>
          <table:table-cell office:value-type="float" office:value="495.16" calcext:value-type="float">
            <text:p>495,16</text:p>
          </table:table-cell>
          <table:table-cell office:value-type="float" office:value="493.03" calcext:value-type="float">
            <text:p>493,03</text:p>
          </table:table-cell>
          <table:table-cell office:value-type="float" office:value="495.79" calcext:value-type="float">
            <text:p>495,79</text:p>
          </table:table-cell>
          <table:table-cell office:value-type="float" office:value="496.04" calcext:value-type="float">
            <text:p>496,04</text:p>
          </table:table-cell>
          <table:table-cell office:value-type="float" office:value="497.58" calcext:value-type="float">
            <text:p>497,58</text:p>
          </table:table-cell>
          <table:table-cell office:value-type="float" office:value="498.08" calcext:value-type="float">
            <text:p>498,08</text:p>
          </table:table-cell>
          <table:table-cell office:value-type="float" office:value="503.7" calcext:value-type="float">
            <text:p>503,7</text:p>
          </table:table-cell>
          <table:table-cell office:value-type="float" office:value="502.29" calcext:value-type="float">
            <text:p>502,29</text:p>
          </table:table-cell>
          <table:table-cell office:value-type="float" office:value="502.19" calcext:value-type="float">
            <text:p>502,19</text:p>
          </table:table-cell>
          <table:table-cell office:value-type="float" office:value="497.97" calcext:value-type="float">
            <text:p>497,97</text:p>
          </table:table-cell>
          <table:table-cell office:value-type="float" office:value="496.13" calcext:value-type="float">
            <text:p>496,13</text:p>
          </table:table-cell>
          <table:table-cell office:value-type="float" office:value="498.61" calcext:value-type="float">
            <text:p>498,61</text:p>
          </table:table-cell>
          <table:table-cell office:value-type="float" office:value="498.41" calcext:value-type="float">
            <text:p>498,41</text:p>
          </table:table-cell>
          <table:table-cell office:value-type="float" office:value="500.66" calcext:value-type="float">
            <text:p>500,66</text:p>
          </table:table-cell>
          <table:table-cell office:value-type="float" office:value="502.91" calcext:value-type="float">
            <text:p>502,91</text:p>
          </table:table-cell>
          <table:table-cell office:value-type="float" office:value="504.62" calcext:value-type="float">
            <text:p>504,62</text:p>
          </table:table-cell>
          <table:table-cell office:value-type="float" office:value="510.78" calcext:value-type="float">
            <text:p>510,78</text:p>
          </table:table-cell>
          <table:table-cell office:value-type="float" office:value="515.53" calcext:value-type="float">
            <text:p>515,53</text:p>
          </table:table-cell>
          <table:table-cell office:value-type="float" office:value="518.21" calcext:value-type="float">
            <text:p>518,21</text:p>
          </table:table-cell>
          <table:table-cell office:value-type="float" office:value="523.54" calcext:value-type="float">
            <text:p>523,54</text:p>
          </table:table-cell>
          <table:table-cell office:value-type="float" office:value="528.15" calcext:value-type="float">
            <text:p>528,15</text:p>
          </table:table-cell>
          <table:table-cell office:value-type="float" office:value="528.68" calcext:value-type="float">
            <text:p>528,68</text:p>
          </table:table-cell>
          <table:table-cell office:value-type="float" office:value="536.5" calcext:value-type="float">
            <text:p>536,5</text:p>
          </table:table-cell>
          <table:table-cell office:value-type="float" office:value="538.11" calcext:value-type="float">
            <text:p>538,11</text:p>
          </table:table-cell>
          <table:table-cell office:value-type="float" office:value="543.6" calcext:value-type="float">
            <text:p>543,6</text:p>
          </table:table-cell>
          <table:table-cell office:value-type="float" office:value="537.08" calcext:value-type="float">
            <text:p>537,08</text:p>
          </table:table-cell>
          <table:table-cell office:value-type="float" office:value="536.17" calcext:value-type="float">
            <text:p>536,17</text:p>
          </table:table-cell>
          <table:table-cell office:value-type="float" office:value="536.81" calcext:value-type="float">
            <text:p>536,81</text:p>
          </table:table-cell>
          <table:table-cell office:value-type="float" office:value="554.63" calcext:value-type="float">
            <text:p>554,63</text:p>
          </table:table-cell>
          <table:table-cell office:value-type="float" office:value="547.31" calcext:value-type="float">
            <text:p>547,31</text:p>
          </table:table-cell>
          <table:table-cell office:value-type="float" office:value="548.02" calcext:value-type="float">
            <text:p>548,02</text:p>
          </table:table-cell>
          <table:table-cell office:value-type="float" office:value="552.52" calcext:value-type="float">
            <text:p>552,52</text:p>
          </table:table-cell>
          <table:table-cell office:value-type="float" office:value="552.74" calcext:value-type="float">
            <text:p>552,74</text:p>
          </table:table-cell>
          <table:table-cell office:value-type="float" office:value="566.72" calcext:value-type="float">
            <text:p>566,72</text:p>
          </table:table-cell>
          <table:table-cell office:value-type="float" office:value="569.38" calcext:value-type="float">
            <text:p>569,38</text:p>
          </table:table-cell>
          <table:table-cell table:number-columns-repeated="2" office:value-type="float" office:value="574.68" calcext:value-type="float">
            <text:p>574,68</text:p>
          </table:table-cell>
          <table:table-cell office:value-type="float" office:value="574.74" calcext:value-type="float">
            <text:p>574,74</text:p>
          </table:table-cell>
          <table:table-cell office:value-type="float" office:value="574.05" calcext:value-type="float">
            <text:p>574,05</text:p>
          </table:table-cell>
          <table:table-cell office:value-type="float" office:value="576.92" calcext:value-type="float">
            <text:p>576,92</text:p>
          </table:table-cell>
          <table:table-cell office:value-type="float" office:value="583.73" calcext:value-type="float">
            <text:p>583,73</text:p>
          </table:table-cell>
          <table:table-cell office:value-type="float" office:value="595.52" calcext:value-type="float">
            <text:p>595,52</text:p>
          </table:table-cell>
          <table:table-cell office:value-type="float" office:value="603.32" calcext:value-type="float">
            <text:p>603,32</text:p>
          </table:table-cell>
          <table:table-cell office:value-type="float" office:value="610.56" calcext:value-type="float">
            <text:p>610,56</text:p>
          </table:table-cell>
          <table:table-cell office:value-type="float" office:value="616.36" calcext:value-type="float">
            <text:p>616,36</text:p>
          </table:table-cell>
          <table:table-cell office:value-type="float" office:value="634.79" calcext:value-type="float">
            <text:p>634,79</text:p>
          </table:table-cell>
          <table:table-cell office:value-type="float" office:value="653.26" calcext:value-type="float">
            <text:p>653,26</text:p>
          </table:table-cell>
          <table:table-cell office:value-type="float" office:value="662.6" calcext:value-type="float">
            <text:p>662,6</text:p>
          </table:table-cell>
          <table:table-cell office:value-type="float" office:value="673.53" calcext:value-type="float">
            <text:p>673,53</text:p>
          </table:table-cell>
          <table:table-cell office:value-type="float" office:value="686.8" calcext:value-type="float">
            <text:p>686,8</text:p>
          </table:table-cell>
          <table:table-cell office:value-type="float" office:value="706.93" calcext:value-type="float">
            <text:p>706,93</text:p>
          </table:table-cell>
          <table:table-cell office:value-type="float" office:value="736.97" calcext:value-type="float">
            <text:p>736,97</text:p>
          </table:table-cell>
          <table:table-cell office:value-type="float" office:value="750.46" calcext:value-type="float">
            <text:p>750,46</text:p>
          </table:table-cell>
          <table:table-cell office:value-type="float" office:value="768.92" calcext:value-type="float">
            <text:p>768,92</text:p>
          </table:table-cell>
          <table:table-cell office:value-type="float" office:value="780.68" calcext:value-type="float">
            <text:p>780,68</text:p>
          </table:table-cell>
          <table:table-cell office:value-type="float" office:value="793.33" calcext:value-type="float">
            <text:p>793,33</text:p>
          </table:table-cell>
          <table:table-cell office:value-type="float" office:value="798.17" calcext:value-type="float">
            <text:p>798,17</text:p>
          </table:table-cell>
          <table:table-cell office:value-type="float" office:value="806.87" calcext:value-type="float">
            <text:p>806,87</text:p>
          </table:table-cell>
          <table:table-cell office:value-type="float" office:value="808.16" calcext:value-type="float">
            <text:p>808,16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437.24" calcext:value-type="float">
            <text:p>437,24</text:p>
          </table:table-cell>
          <table:table-cell office:value-type="float" office:value="436.41" calcext:value-type="float">
            <text:p>436,41</text:p>
          </table:table-cell>
          <table:table-cell office:value-type="float" office:value="436.72" calcext:value-type="float">
            <text:p>436,72</text:p>
          </table:table-cell>
          <table:table-cell office:value-type="float" office:value="438.42" calcext:value-type="float">
            <text:p>438,42</text:p>
          </table:table-cell>
          <table:table-cell office:value-type="float" office:value="439.56" calcext:value-type="float">
            <text:p>439,56</text:p>
          </table:table-cell>
          <table:table-cell office:value-type="float" office:value="443.29" calcext:value-type="float">
            <text:p>443,29</text:p>
          </table:table-cell>
          <table:table-cell office:value-type="float" office:value="439.7" calcext:value-type="float">
            <text:p>439,7</text:p>
          </table:table-cell>
          <table:table-cell office:value-type="float" office:value="445.64" calcext:value-type="float">
            <text:p>445,64</text:p>
          </table:table-cell>
          <table:table-cell office:value-type="float" office:value="441.41" calcext:value-type="float">
            <text:p>441,41</text:p>
          </table:table-cell>
          <table:table-cell office:value-type="float" office:value="453.81" calcext:value-type="float">
            <text:p>453,81</text:p>
          </table:table-cell>
          <table:table-cell office:value-type="float" office:value="457.62" calcext:value-type="float">
            <text:p>457,62</text:p>
          </table:table-cell>
          <table:table-cell office:value-type="float" office:value="459.22" calcext:value-type="float">
            <text:p>459,22</text:p>
          </table:table-cell>
          <table:table-cell office:value-type="float" office:value="450.96" calcext:value-type="float">
            <text:p>450,96</text:p>
          </table:table-cell>
          <table:table-cell office:value-type="float" office:value="456.41" calcext:value-type="float">
            <text:p>456,41</text:p>
          </table:table-cell>
          <table:table-cell office:value-type="float" office:value="462.58" calcext:value-type="float">
            <text:p>462,58</text:p>
          </table:table-cell>
          <table:table-cell office:value-type="float" office:value="468.27" calcext:value-type="float">
            <text:p>468,27</text:p>
          </table:table-cell>
          <table:table-cell office:value-type="float" office:value="467.66" calcext:value-type="float">
            <text:p>467,66</text:p>
          </table:table-cell>
          <table:table-cell office:value-type="float" office:value="466.96" calcext:value-type="float">
            <text:p>466,96</text:p>
          </table:table-cell>
          <table:table-cell office:value-type="float" office:value="470.27" calcext:value-type="float">
            <text:p>470,27</text:p>
          </table:table-cell>
          <table:table-cell office:value-type="float" office:value="473.19" calcext:value-type="float">
            <text:p>473,19</text:p>
          </table:table-cell>
          <table:table-cell office:value-type="float" office:value="474.65" calcext:value-type="float">
            <text:p>474,65</text:p>
          </table:table-cell>
          <table:table-cell office:value-type="float" office:value="477.45" calcext:value-type="float">
            <text:p>477,45</text:p>
          </table:table-cell>
          <table:table-cell office:value-type="float" office:value="478.03" calcext:value-type="float">
            <text:p>478,03</text:p>
          </table:table-cell>
          <table:table-cell office:value-type="float" office:value="479.8" calcext:value-type="float">
            <text:p>479,8</text:p>
          </table:table-cell>
          <table:table-cell office:value-type="float" office:value="477.97" calcext:value-type="float">
            <text:p>477,97</text:p>
          </table:table-cell>
          <table:table-cell office:value-type="float" office:value="479.17" calcext:value-type="float">
            <text:p>479,17</text:p>
          </table:table-cell>
          <table:table-cell office:value-type="float" office:value="481.47" calcext:value-type="float">
            <text:p>481,47</text:p>
          </table:table-cell>
          <table:table-cell office:value-type="float" office:value="481.8" calcext:value-type="float">
            <text:p>481,8</text:p>
          </table:table-cell>
          <table:table-cell office:value-type="float" office:value="480.99" calcext:value-type="float">
            <text:p>480,99</text:p>
          </table:table-cell>
          <table:table-cell office:value-type="float" office:value="485.51" calcext:value-type="float">
            <text:p>485,51</text:p>
          </table:table-cell>
          <table:table-cell office:value-type="float" office:value="484.2" calcext:value-type="float">
            <text:p>484,2</text:p>
          </table:table-cell>
          <table:table-cell office:value-type="float" office:value="487.97" calcext:value-type="float">
            <text:p>487,97</text:p>
          </table:table-cell>
          <table:table-cell office:value-type="float" office:value="492.12" calcext:value-type="float">
            <text:p>492,12</text:p>
          </table:table-cell>
          <table:table-cell office:value-type="float" office:value="498.81" calcext:value-type="float">
            <text:p>498,81</text:p>
          </table:table-cell>
          <table:table-cell office:value-type="float" office:value="497.42" calcext:value-type="float">
            <text:p>497,42</text:p>
          </table:table-cell>
          <table:table-cell office:value-type="float" office:value="499.9" calcext:value-type="float">
            <text:p>499,9</text:p>
          </table:table-cell>
          <table:table-cell office:value-type="float" office:value="500.1" calcext:value-type="float">
            <text:p>500,1</text:p>
          </table:table-cell>
          <table:table-cell office:value-type="float" office:value="504.1" calcext:value-type="float">
            <text:p>504,1</text:p>
          </table:table-cell>
          <table:table-cell office:value-type="float" office:value="501.53" calcext:value-type="float">
            <text:p>501,53</text:p>
          </table:table-cell>
          <table:table-cell office:value-type="float" office:value="502.99" calcext:value-type="float">
            <text:p>502,99</text:p>
          </table:table-cell>
          <table:table-cell office:value-type="float" office:value="502.74" calcext:value-type="float">
            <text:p>502,74</text:p>
          </table:table-cell>
          <table:table-cell office:value-type="float" office:value="503.04" calcext:value-type="float">
            <text:p>503,04</text:p>
          </table:table-cell>
          <table:table-cell office:value-type="float" office:value="505.65" calcext:value-type="float">
            <text:p>505,65</text:p>
          </table:table-cell>
          <table:table-cell office:value-type="float" office:value="512.93" calcext:value-type="float">
            <text:p>512,93</text:p>
          </table:table-cell>
          <table:table-cell office:value-type="float" office:value="524.58" calcext:value-type="float">
            <text:p>524,58</text:p>
          </table:table-cell>
          <table:table-cell office:value-type="float" office:value="528.78" calcext:value-type="float">
            <text:p>528,78</text:p>
          </table:table-cell>
          <table:table-cell office:value-type="float" office:value="547.92" calcext:value-type="float">
            <text:p>547,92</text:p>
          </table:table-cell>
          <table:table-cell office:value-type="float" office:value="571.31" calcext:value-type="float">
            <text:p>571,31</text:p>
          </table:table-cell>
          <table:table-cell office:value-type="float" office:value="585.14" calcext:value-type="float">
            <text:p>585,14</text:p>
          </table:table-cell>
          <table:table-cell office:value-type="float" office:value="597.37" calcext:value-type="float">
            <text:p>597,37</text:p>
          </table:table-cell>
          <table:table-cell office:value-type="float" office:value="603.52" calcext:value-type="float">
            <text:p>603,52</text:p>
          </table:table-cell>
          <table:table-cell office:value-type="float" office:value="605.39" calcext:value-type="float">
            <text:p>605,39</text:p>
          </table:table-cell>
          <table:table-cell office:value-type="float" office:value="618.23" calcext:value-type="float">
            <text:p>618,23</text:p>
          </table:table-cell>
          <table:table-cell office:value-type="float" office:value="629.05" calcext:value-type="float">
            <text:p>629,05</text:p>
          </table:table-cell>
          <table:table-cell office:value-type="float" office:value="643.89" calcext:value-type="float">
            <text:p>643,89</text:p>
          </table:table-cell>
          <table:table-cell office:value-type="float" office:value="654.06" calcext:value-type="float">
            <text:p>654,06</text:p>
          </table:table-cell>
          <table:table-cell office:value-type="float" office:value="661.52" calcext:value-type="float">
            <text:p>661,52</text:p>
          </table:table-cell>
          <table:table-cell office:value-type="float" office:value="678.12" calcext:value-type="float">
            <text:p>678,12</text:p>
          </table:table-cell>
          <table:table-cell office:value-type="float" office:value="693.31" calcext:value-type="float">
            <text:p>693,31</text:p>
          </table:table-cell>
          <table:table-cell office:value-type="float" office:value="710.02" calcext:value-type="float">
            <text:p>710,02</text:p>
          </table:table-cell>
          <table:table-cell office:value-type="float" office:value="716.34" calcext:value-type="float">
            <text:p>716,34</text:p>
          </table:table-cell>
          <table:table-cell office:value-type="float" office:value="711.18" calcext:value-type="float">
            <text:p>711,18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389.18" calcext:value-type="float">
            <text:p>389,18</text:p>
          </table:table-cell>
          <table:table-cell office:value-type="float" office:value="390.9" calcext:value-type="float">
            <text:p>390,9</text:p>
          </table:table-cell>
          <table:table-cell office:value-type="float" office:value="395.24" calcext:value-type="float">
            <text:p>395,24</text:p>
          </table:table-cell>
          <table:table-cell office:value-type="float" office:value="394.6" calcext:value-type="float">
            <text:p>394,6</text:p>
          </table:table-cell>
          <table:table-cell office:value-type="float" office:value="395.67" calcext:value-type="float">
            <text:p>395,67</text:p>
          </table:table-cell>
          <table:table-cell office:value-type="float" office:value="394.84" calcext:value-type="float">
            <text:p>394,84</text:p>
          </table:table-cell>
          <table:table-cell office:value-type="float" office:value="395.07" calcext:value-type="float">
            <text:p>395,07</text:p>
          </table:table-cell>
          <table:table-cell office:value-type="float" office:value="397.05" calcext:value-type="float">
            <text:p>397,05</text:p>
          </table:table-cell>
          <table:table-cell office:value-type="float" office:value="401.46" calcext:value-type="float">
            <text:p>401,46</text:p>
          </table:table-cell>
          <table:table-cell office:value-type="float" office:value="403.79" calcext:value-type="float">
            <text:p>403,79</text:p>
          </table:table-cell>
          <table:table-cell office:value-type="float" office:value="409.48" calcext:value-type="float">
            <text:p>409,48</text:p>
          </table:table-cell>
          <table:table-cell office:value-type="float" office:value="410.18" calcext:value-type="float">
            <text:p>410,18</text:p>
          </table:table-cell>
          <table:table-cell office:value-type="float" office:value="411.57" calcext:value-type="float">
            <text:p>411,57</text:p>
          </table:table-cell>
          <table:table-cell office:value-type="float" office:value="418.65" calcext:value-type="float">
            <text:p>418,65</text:p>
          </table:table-cell>
          <table:table-cell office:value-type="float" office:value="420.95" calcext:value-type="float">
            <text:p>420,95</text:p>
          </table:table-cell>
          <table:table-cell office:value-type="float" office:value="422.05" calcext:value-type="float">
            <text:p>422,05</text:p>
          </table:table-cell>
          <table:table-cell office:value-type="float" office:value="426.56" calcext:value-type="float">
            <text:p>426,56</text:p>
          </table:table-cell>
          <table:table-cell office:value-type="float" office:value="432.58" calcext:value-type="float">
            <text:p>432,58</text:p>
          </table:table-cell>
          <table:table-cell office:value-type="float" office:value="435.65" calcext:value-type="float">
            <text:p>435,65</text:p>
          </table:table-cell>
          <table:table-cell office:value-type="float" office:value="436.48" calcext:value-type="float">
            <text:p>436,48</text:p>
          </table:table-cell>
          <table:table-cell office:value-type="float" office:value="439.71" calcext:value-type="float">
            <text:p>439,71</text:p>
          </table:table-cell>
          <table:table-cell office:value-type="float" office:value="443.22" calcext:value-type="float">
            <text:p>443,22</text:p>
          </table:table-cell>
          <table:table-cell office:value-type="float" office:value="444.29" calcext:value-type="float">
            <text:p>444,29</text:p>
          </table:table-cell>
          <table:table-cell office:value-type="float" office:value="446.15" calcext:value-type="float">
            <text:p>446,15</text:p>
          </table:table-cell>
          <table:table-cell office:value-type="float" office:value="445.13" calcext:value-type="float">
            <text:p>445,13</text:p>
          </table:table-cell>
          <table:table-cell office:value-type="float" office:value="445.79" calcext:value-type="float">
            <text:p>445,79</text:p>
          </table:table-cell>
          <table:table-cell office:value-type="float" office:value="444.86" calcext:value-type="float">
            <text:p>444,86</text:p>
          </table:table-cell>
          <table:table-cell office:value-type="float" office:value="451.89" calcext:value-type="float">
            <text:p>451,89</text:p>
          </table:table-cell>
          <table:table-cell office:value-type="float" office:value="452.38" calcext:value-type="float">
            <text:p>452,38</text:p>
          </table:table-cell>
          <table:table-cell office:value-type="float" office:value="456.23" calcext:value-type="float">
            <text:p>456,23</text:p>
          </table:table-cell>
          <table:table-cell office:value-type="float" office:value="460.38" calcext:value-type="float">
            <text:p>460,38</text:p>
          </table:table-cell>
          <table:table-cell office:value-type="float" office:value="456.79" calcext:value-type="float">
            <text:p>456,79</text:p>
          </table:table-cell>
          <table:table-cell office:value-type="float" office:value="455.56" calcext:value-type="float">
            <text:p>455,56</text:p>
          </table:table-cell>
          <table:table-cell office:value-type="float" office:value="456.06" calcext:value-type="float">
            <text:p>456,06</text:p>
          </table:table-cell>
          <table:table-cell office:value-type="float" office:value="456.79" calcext:value-type="float">
            <text:p>456,79</text:p>
          </table:table-cell>
          <table:table-cell office:value-type="float" office:value="457.43" calcext:value-type="float">
            <text:p>457,43</text:p>
          </table:table-cell>
          <table:table-cell office:value-type="float" office:value="456.88" calcext:value-type="float">
            <text:p>456,88</text:p>
          </table:table-cell>
          <table:table-cell office:value-type="float" office:value="454.91" calcext:value-type="float">
            <text:p>454,91</text:p>
          </table:table-cell>
          <table:table-cell office:value-type="float" office:value="457.82" calcext:value-type="float">
            <text:p>457,82</text:p>
          </table:table-cell>
          <table:table-cell office:value-type="float" office:value="456.82" calcext:value-type="float">
            <text:p>456,82</text:p>
          </table:table-cell>
          <table:table-cell office:value-type="float" office:value="457.14" calcext:value-type="float">
            <text:p>457,14</text:p>
          </table:table-cell>
          <table:table-cell office:value-type="float" office:value="459.19" calcext:value-type="float">
            <text:p>459,19</text:p>
          </table:table-cell>
          <table:table-cell office:value-type="float" office:value="460.53" calcext:value-type="float">
            <text:p>460,53</text:p>
          </table:table-cell>
          <table:table-cell office:value-type="float" office:value="468.22" calcext:value-type="float">
            <text:p>468,22</text:p>
          </table:table-cell>
          <table:table-cell office:value-type="float" office:value="478.8" calcext:value-type="float">
            <text:p>478,8</text:p>
          </table:table-cell>
          <table:table-cell office:value-type="float" office:value="489.72" calcext:value-type="float">
            <text:p>489,72</text:p>
          </table:table-cell>
          <table:table-cell office:value-type="float" office:value="501.71" calcext:value-type="float">
            <text:p>501,71</text:p>
          </table:table-cell>
          <table:table-cell office:value-type="float" office:value="510.64" calcext:value-type="float">
            <text:p>510,64</text:p>
          </table:table-cell>
          <table:table-cell office:value-type="float" office:value="520.55" calcext:value-type="float">
            <text:p>520,55</text:p>
          </table:table-cell>
          <table:table-cell office:value-type="float" office:value="530.96" calcext:value-type="float">
            <text:p>530,96</text:p>
          </table:table-cell>
          <table:table-cell office:value-type="float" office:value="547.9" calcext:value-type="float">
            <text:p>547,9</text:p>
          </table:table-cell>
          <table:table-cell office:value-type="float" office:value="553.43" calcext:value-type="float">
            <text:p>553,43</text:p>
          </table:table-cell>
          <table:table-cell office:value-type="float" office:value="561.46" calcext:value-type="float">
            <text:p>561,46</text:p>
          </table:table-cell>
          <table:table-cell office:value-type="float" office:value="577.8" calcext:value-type="float">
            <text:p>577,8</text:p>
          </table:table-cell>
          <table:table-cell office:value-type="float" office:value="587.85" calcext:value-type="float">
            <text:p>587,85</text:p>
          </table:table-cell>
          <table:table-cell office:value-type="float" office:value="603.96" calcext:value-type="float">
            <text:p>603,96</text:p>
          </table:table-cell>
          <table:table-cell office:value-type="float" office:value="617.18" calcext:value-type="float">
            <text:p>617,18</text:p>
          </table:table-cell>
          <table:table-cell office:value-type="float" office:value="629.59" calcext:value-type="float">
            <text:p>629,59</text:p>
          </table:table-cell>
          <table:table-cell office:value-type="float" office:value="645.58" calcext:value-type="float">
            <text:p>645,58</text:p>
          </table:table-cell>
          <table:table-cell office:value-type="float" office:value="653.91" calcext:value-type="float">
            <text:p>653,91</text:p>
          </table:table-cell>
          <table:table-cell office:value-type="float" office:value="658.22" calcext:value-type="float">
            <text:p>658,22</text:p>
          </table:table-cell>
          <table:table-cell office:value-type="float" office:value="668.36" calcext:value-type="float">
            <text:p>668,36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Tabela 6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componente mão-de-obra - número-índice, sem desoneração da folha de pagamento (Número-índice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908.37" calcext:value-type="float">
            <text:p>908,37</text:p>
          </table:table-cell>
          <table:table-cell office:value-type="float" office:value="908.91" calcext:value-type="float">
            <text:p>908,91</text:p>
          </table:table-cell>
          <table:table-cell office:value-type="float" office:value="916.91" calcext:value-type="float">
            <text:p>916,91</text:p>
          </table:table-cell>
          <table:table-cell office:value-type="float" office:value="919.21" calcext:value-type="float">
            <text:p>919,21</text:p>
          </table:table-cell>
          <table:table-cell office:value-type="float" office:value="921.87" calcext:value-type="float">
            <text:p>921,87</text:p>
          </table:table-cell>
          <table:table-cell office:value-type="float" office:value="928.32" calcext:value-type="float">
            <text:p>928,32</text:p>
          </table:table-cell>
          <table:table-cell office:value-type="float" office:value="937.61" calcext:value-type="float">
            <text:p>937,61</text:p>
          </table:table-cell>
          <table:table-cell office:value-type="float" office:value="942.58" calcext:value-type="float">
            <text:p>942,58</text:p>
          </table:table-cell>
          <table:table-cell office:value-type="float" office:value="944.08" calcext:value-type="float">
            <text:p>944,08</text:p>
          </table:table-cell>
          <table:table-cell office:value-type="float" office:value="944.65" calcext:value-type="float">
            <text:p>944,65</text:p>
          </table:table-cell>
          <table:table-cell office:value-type="float" office:value="946.64" calcext:value-type="float">
            <text:p>946,64</text:p>
          </table:table-cell>
          <table:table-cell office:value-type="float" office:value="949.1" calcext:value-type="float">
            <text:p>949,1</text:p>
          </table:table-cell>
          <table:table-cell office:value-type="float" office:value="949.95" calcext:value-type="float">
            <text:p>949,95</text:p>
          </table:table-cell>
          <table:table-cell office:value-type="float" office:value="951" calcext:value-type="float">
            <text:p>951</text:p>
          </table:table-cell>
          <table:table-cell office:value-type="float" office:value="948.24" calcext:value-type="float">
            <text:p>948,24</text:p>
          </table:table-cell>
          <table:table-cell office:value-type="float" office:value="951.94" calcext:value-type="float">
            <text:p>951,94</text:p>
          </table:table-cell>
          <table:table-cell office:value-type="float" office:value="960.31" calcext:value-type="float">
            <text:p>960,31</text:p>
          </table:table-cell>
          <table:table-cell office:value-type="float" office:value="965.69" calcext:value-type="float">
            <text:p>965,69</text:p>
          </table:table-cell>
          <table:table-cell office:value-type="float" office:value="967.43" calcext:value-type="float">
            <text:p>967,43</text:p>
          </table:table-cell>
          <table:table-cell office:value-type="float" office:value="968.11" calcext:value-type="float">
            <text:p>968,11</text:p>
          </table:table-cell>
          <table:table-cell office:value-type="float" office:value="968.98" calcext:value-type="float">
            <text:p>968,98</text:p>
          </table:table-cell>
          <table:table-cell office:value-type="float" office:value="971.4" calcext:value-type="float">
            <text:p>971,4</text:p>
          </table:table-cell>
          <table:table-cell office:value-type="float" office:value="971.89" calcext:value-type="float">
            <text:p>971,89</text:p>
          </table:table-cell>
          <table:table-cell office:value-type="float" office:value="971.98" calcext:value-type="float">
            <text:p>971,98</text:p>
          </table:table-cell>
          <table:table-cell office:value-type="float" office:value="974.41" calcext:value-type="float">
            <text:p>974,41</text:p>
          </table:table-cell>
          <table:table-cell office:value-type="float" office:value="972.66" calcext:value-type="float">
            <text:p>972,66</text:p>
          </table:table-cell>
          <table:table-cell office:value-type="float" office:value="974.7" calcext:value-type="float">
            <text:p>974,7</text:p>
          </table:table-cell>
          <table:table-cell table:number-columns-repeated="2" office:value-type="float" office:value="976.75" calcext:value-type="float">
            <text:p>976,75</text:p>
          </table:table-cell>
          <table:table-cell office:value-type="float" office:value="982.71" calcext:value-type="float">
            <text:p>982,71</text:p>
          </table:table-cell>
          <table:table-cell office:value-type="float" office:value="988.21" calcext:value-type="float">
            <text:p>988,21</text:p>
          </table:table-cell>
          <table:table-cell office:value-type="float" office:value="993.74" calcext:value-type="float">
            <text:p>993,74</text:p>
          </table:table-cell>
          <table:table-cell office:value-type="float" office:value="997.22" calcext:value-type="float">
            <text:p>997,22</text:p>
          </table:table-cell>
          <table:table-cell office:value-type="float" office:value="998.52" calcext:value-type="float">
            <text:p>998,52</text:p>
          </table:table-cell>
          <table:table-cell office:value-type="float" office:value="999.62" calcext:value-type="float">
            <text:p>999,62</text:p>
          </table:table-cell>
          <table:table-cell office:value-type="float" office:value="1005.01" calcext:value-type="float">
            <text:p>1005,01</text:p>
          </table:table-cell>
          <table:table-cell office:value-type="float" office:value="1004.51" calcext:value-type="float">
            <text:p>1004,51</text:p>
          </table:table-cell>
          <table:table-cell office:value-type="float" office:value="1003.91" calcext:value-type="float">
            <text:p>1003,91</text:p>
          </table:table-cell>
          <table:table-cell office:value-type="float" office:value="1007.92" calcext:value-type="float">
            <text:p>1007,92</text:p>
          </table:table-cell>
          <table:table-cell office:value-type="float" office:value="1013.57" calcext:value-type="float">
            <text:p>1013,57</text:p>
          </table:table-cell>
          <table:table-cell office:value-type="float" office:value="1015.29" calcext:value-type="float">
            <text:p>1015,29</text:p>
          </table:table-cell>
          <table:table-cell office:value-type="float" office:value="1016.71" calcext:value-type="float">
            <text:p>1016,71</text:p>
          </table:table-cell>
          <table:table-cell office:value-type="float" office:value="1020.07" calcext:value-type="float">
            <text:p>1020,07</text:p>
          </table:table-cell>
          <table:table-cell office:value-type="float" office:value="1021.19" calcext:value-type="float">
            <text:p>1021,19</text:p>
          </table:table-cell>
          <table:table-cell office:value-type="float" office:value="1022.01" calcext:value-type="float">
            <text:p>1022,01</text:p>
          </table:table-cell>
          <table:table-cell office:value-type="float" office:value="1023.23" calcext:value-type="float">
            <text:p>1023,23</text:p>
          </table:table-cell>
          <table:table-cell office:value-type="float" office:value="1025.38" calcext:value-type="float">
            <text:p>1025,38</text:p>
          </table:table-cell>
          <table:table-cell office:value-type="float" office:value="1026.82" calcext:value-type="float">
            <text:p>1026,82</text:p>
          </table:table-cell>
          <table:table-cell office:value-type="float" office:value="1032.77" calcext:value-type="float">
            <text:p>1032,77</text:p>
          </table:table-cell>
          <table:table-cell office:value-type="float" office:value="1037.11" calcext:value-type="float">
            <text:p>1037,11</text:p>
          </table:table-cell>
          <table:table-cell office:value-type="float" office:value="1041.88" calcext:value-type="float">
            <text:p>1041,88</text:p>
          </table:table-cell>
          <table:table-cell office:value-type="float" office:value="1044.07" calcext:value-type="float">
            <text:p>1044,07</text:p>
          </table:table-cell>
          <table:table-cell office:value-type="float" office:value="1050.54" calcext:value-type="float">
            <text:p>1050,54</text:p>
          </table:table-cell>
          <table:table-cell office:value-type="float" office:value="1076.28" calcext:value-type="float">
            <text:p>1076,28</text:p>
          </table:table-cell>
          <table:table-cell office:value-type="float" office:value="1082.52" calcext:value-type="float">
            <text:p>1082,52</text:p>
          </table:table-cell>
          <table:table-cell office:value-type="float" office:value="1083.5" calcext:value-type="float">
            <text:p>1083,5</text:p>
          </table:table-cell>
          <table:table-cell office:value-type="float" office:value="1087.83" calcext:value-type="float">
            <text:p>1087,83</text:p>
          </table:table-cell>
          <table:table-cell office:value-type="float" office:value="1094.25" calcext:value-type="float">
            <text:p>1094,25</text:p>
          </table:table-cell>
          <table:table-cell office:value-type="float" office:value="1097.1" calcext:value-type="float">
            <text:p>1097,1</text:p>
          </table:table-cell>
          <table:table-cell office:value-type="float" office:value="1098.19" calcext:value-type="float">
            <text:p>1098,19</text:p>
          </table:table-cell>
          <table:table-cell office:value-type="float" office:value="1108.19" calcext:value-type="float">
            <text:p>1108,19</text:p>
          </table:table-cell>
          <table:table-cell office:value-type="float" office:value="1108.96" calcext:value-type="float">
            <text:p>1108,96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881.3" calcext:value-type="float">
            <text:p>881,3</text:p>
          </table:table-cell>
          <table:table-cell office:value-type="float" office:value="882.36" calcext:value-type="float">
            <text:p>882,36</text:p>
          </table:table-cell>
          <table:table-cell table:number-columns-repeated="2" office:value-type="float" office:value="885.27" calcext:value-type="float">
            <text:p>885,27</text:p>
          </table:table-cell>
          <table:table-cell office:value-type="float" office:value="885.36" calcext:value-type="float">
            <text:p>885,36</text:p>
          </table:table-cell>
          <table:table-cell office:value-type="float" office:value="891.47" calcext:value-type="float">
            <text:p>891,47</text:p>
          </table:table-cell>
          <table:table-cell office:value-type="float" office:value="893.07" calcext:value-type="float">
            <text:p>893,07</text:p>
          </table:table-cell>
          <table:table-cell office:value-type="float" office:value="891.73" calcext:value-type="float">
            <text:p>891,73</text:p>
          </table:table-cell>
          <table:table-cell office:value-type="float" office:value="902.97" calcext:value-type="float">
            <text:p>902,97</text:p>
          </table:table-cell>
          <table:table-cell office:value-type="float" office:value="904.23" calcext:value-type="float">
            <text:p>904,23</text:p>
          </table:table-cell>
          <table:table-cell office:value-type="float" office:value="904.05" calcext:value-type="float">
            <text:p>904,05</text:p>
          </table:table-cell>
          <table:table-cell office:value-type="float" office:value="904.23" calcext:value-type="float">
            <text:p>904,23</text:p>
          </table:table-cell>
          <table:table-cell table:number-columns-repeated="2" office:value-type="float" office:value="904.05" calcext:value-type="float">
            <text:p>904,05</text:p>
          </table:table-cell>
          <table:table-cell office:value-type="float" office:value="903.87" calcext:value-type="float">
            <text:p>903,87</text:p>
          </table:table-cell>
          <table:table-cell office:value-type="float" office:value="904.23" calcext:value-type="float">
            <text:p>904,23</text:p>
          </table:table-cell>
          <table:table-cell office:value-type="float" office:value="902.79" calcext:value-type="float">
            <text:p>902,79</text:p>
          </table:table-cell>
          <table:table-cell office:value-type="float" office:value="902.88" calcext:value-type="float">
            <text:p>902,88</text:p>
          </table:table-cell>
          <table:table-cell office:value-type="float" office:value="904.68" calcext:value-type="float">
            <text:p>904,68</text:p>
          </table:table-cell>
          <table:table-cell office:value-type="float" office:value="904.86" calcext:value-type="float">
            <text:p>904,86</text:p>
          </table:table-cell>
          <table:table-cell office:value-type="float" office:value="914.82" calcext:value-type="float">
            <text:p>914,82</text:p>
          </table:table-cell>
          <table:table-cell office:value-type="float" office:value="923.69" calcext:value-type="float">
            <text:p>923,69</text:p>
          </table:table-cell>
          <table:table-cell office:value-type="float" office:value="924.8" calcext:value-type="float">
            <text:p>924,8</text:p>
          </table:table-cell>
          <table:table-cell office:value-type="float" office:value="925.17" calcext:value-type="float">
            <text:p>925,17</text:p>
          </table:table-cell>
          <table:table-cell office:value-type="float" office:value="928.22" calcext:value-type="float">
            <text:p>928,22</text:p>
          </table:table-cell>
          <table:table-cell office:value-type="float" office:value="928.04" calcext:value-type="float">
            <text:p>928,04</text:p>
          </table:table-cell>
          <table:table-cell office:value-type="float" office:value="928.31" calcext:value-type="float">
            <text:p>928,31</text:p>
          </table:table-cell>
          <table:table-cell office:value-type="float" office:value="933.51" calcext:value-type="float">
            <text:p>933,51</text:p>
          </table:table-cell>
          <table:table-cell office:value-type="float" office:value="932.86" calcext:value-type="float">
            <text:p>932,86</text:p>
          </table:table-cell>
          <table:table-cell office:value-type="float" office:value="935" calcext:value-type="float">
            <text:p>935</text:p>
          </table:table-cell>
          <table:table-cell office:value-type="float" office:value="938.56" calcext:value-type="float">
            <text:p>938,56</text:p>
          </table:table-cell>
          <table:table-cell office:value-type="float" office:value="940.81" calcext:value-type="float">
            <text:p>940,81</text:p>
          </table:table-cell>
          <table:table-cell office:value-type="float" office:value="946.27" calcext:value-type="float">
            <text:p>946,27</text:p>
          </table:table-cell>
          <table:table-cell office:value-type="float" office:value="960.65" calcext:value-type="float">
            <text:p>960,65</text:p>
          </table:table-cell>
          <table:table-cell office:value-type="float" office:value="961.13" calcext:value-type="float">
            <text:p>961,13</text:p>
          </table:table-cell>
          <table:table-cell office:value-type="float" office:value="961.03" calcext:value-type="float">
            <text:p>961,03</text:p>
          </table:table-cell>
          <table:table-cell office:value-type="float" office:value="961.99" calcext:value-type="float">
            <text:p>961,99</text:p>
          </table:table-cell>
          <table:table-cell office:value-type="float" office:value="961.9" calcext:value-type="float">
            <text:p>961,9</text:p>
          </table:table-cell>
          <table:table-cell office:value-type="float" office:value="965.27" calcext:value-type="float">
            <text:p>965,27</text:p>
          </table:table-cell>
          <table:table-cell table:number-columns-repeated="3" office:value-type="float" office:value="965.75" calcext:value-type="float">
            <text:p>965,75</text:p>
          </table:table-cell>
          <table:table-cell office:value-type="float" office:value="967.39" calcext:value-type="float">
            <text:p>967,39</text:p>
          </table:table-cell>
          <table:table-cell office:value-type="float" office:value="967.68" calcext:value-type="float">
            <text:p>967,68</text:p>
          </table:table-cell>
          <table:table-cell office:value-type="float" office:value="978.32" calcext:value-type="float">
            <text:p>978,32</text:p>
          </table:table-cell>
          <table:table-cell office:value-type="float" office:value="974.31" calcext:value-type="float">
            <text:p>974,31</text:p>
          </table:table-cell>
          <table:table-cell office:value-type="float" office:value="975.87" calcext:value-type="float">
            <text:p>975,87</text:p>
          </table:table-cell>
          <table:table-cell office:value-type="float" office:value="979.68" calcext:value-type="float">
            <text:p>979,68</text:p>
          </table:table-cell>
          <table:table-cell office:value-type="float" office:value="981.74" calcext:value-type="float">
            <text:p>981,74</text:p>
          </table:table-cell>
          <table:table-cell office:value-type="float" office:value="979.87" calcext:value-type="float">
            <text:p>979,87</text:p>
          </table:table-cell>
          <table:table-cell office:value-type="float" office:value="982.81" calcext:value-type="float">
            <text:p>982,81</text:p>
          </table:table-cell>
          <table:table-cell office:value-type="float" office:value="984.68" calcext:value-type="float">
            <text:p>984,68</text:p>
          </table:table-cell>
          <table:table-cell office:value-type="float" office:value="985.76" calcext:value-type="float">
            <text:p>985,76</text:p>
          </table:table-cell>
          <table:table-cell office:value-type="float" office:value="992.66" calcext:value-type="float">
            <text:p>992,66</text:p>
          </table:table-cell>
          <table:table-cell office:value-type="float" office:value="990.28" calcext:value-type="float">
            <text:p>990,28</text:p>
          </table:table-cell>
          <table:table-cell office:value-type="float" office:value="988.1" calcext:value-type="float">
            <text:p>988,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45.68" calcext:value-type="float">
            <text:p>1045,68</text:p>
          </table:table-cell>
          <table:table-cell table:number-columns-repeated="2" office:value-type="float" office:value="1052.17" calcext:value-type="float">
            <text:p>1052,17</text:p>
          </table:table-cell>
          <table:table-cell office:value-type="float" office:value="1064.27" calcext:value-type="float">
            <text:p>1064,27</text:p>
          </table:table-cell>
          <table:table-cell office:value-type="float" office:value="1077.36" calcext:value-type="float">
            <text:p>1077,36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977.19" calcext:value-type="float">
            <text:p>977,19</text:p>
          </table:table-cell>
          <table:table-cell office:value-type="float" office:value="977.39" calcext:value-type="float">
            <text:p>977,39</text:p>
          </table:table-cell>
          <table:table-cell office:value-type="float" office:value="983.84" calcext:value-type="float">
            <text:p>983,84</text:p>
          </table:table-cell>
          <table:table-cell office:value-type="float" office:value="993.48" calcext:value-type="float">
            <text:p>993,48</text:p>
          </table:table-cell>
          <table:table-cell office:value-type="float" office:value="1006" calcext:value-type="float">
            <text:p>1006</text:p>
          </table:table-cell>
          <table:table-cell office:value-type="float" office:value="1003.08" calcext:value-type="float">
            <text:p>1003,08</text:p>
          </table:table-cell>
          <table:table-cell office:value-type="float" office:value="1009.9" calcext:value-type="float">
            <text:p>1009,9</text:p>
          </table:table-cell>
          <table:table-cell table:number-columns-repeated="2" office:value-type="float" office:value="1013.24" calcext:value-type="float">
            <text:p>1013,24</text:p>
          </table:table-cell>
          <table:table-cell office:value-type="float" office:value="1013.44" calcext:value-type="float">
            <text:p>1013,44</text:p>
          </table:table-cell>
          <table:table-cell office:value-type="float" office:value="1016.99" calcext:value-type="float">
            <text:p>1016,99</text:p>
          </table:table-cell>
          <table:table-cell office:value-type="float" office:value="1020.65" calcext:value-type="float">
            <text:p>1020,65</text:p>
          </table:table-cell>
          <table:table-cell office:value-type="float" office:value="1021.57" calcext:value-type="float">
            <text:p>1021,57</text:p>
          </table:table-cell>
          <table:table-cell office:value-type="float" office:value="1025.86" calcext:value-type="float">
            <text:p>1025,86</text:p>
          </table:table-cell>
          <table:table-cell table:number-columns-repeated="2" office:value-type="float" office:value="1022.78" calcext:value-type="float">
            <text:p>1022,78</text:p>
          </table:table-cell>
          <table:table-cell office:value-type="float" office:value="1022.98" calcext:value-type="float">
            <text:p>1022,98</text:p>
          </table:table-cell>
          <table:table-cell office:value-type="float" office:value="1031.27" calcext:value-type="float">
            <text:p>1031,27</text:p>
          </table:table-cell>
          <table:table-cell office:value-type="float" office:value="1035.81" calcext:value-type="float">
            <text:p>1035,81</text:p>
          </table:table-cell>
          <table:table-cell office:value-type="float" office:value="1035.91" calcext:value-type="float">
            <text:p>1035,91</text:p>
          </table:table-cell>
          <table:table-cell office:value-type="float" office:value="1036.01" calcext:value-type="float">
            <text:p>1036,01</text:p>
          </table:table-cell>
          <table:table-cell office:value-type="float" office:value="1036.12" calcext:value-type="float">
            <text:p>1036,12</text:p>
          </table:table-cell>
          <table:table-cell office:value-type="float" office:value="1037.26" calcext:value-type="float">
            <text:p>1037,26</text:p>
          </table:table-cell>
          <table:table-cell office:value-type="float" office:value="1037.46" calcext:value-type="float">
            <text:p>1037,46</text:p>
          </table:table-cell>
          <table:table-cell office:value-type="float" office:value="1043.17" calcext:value-type="float">
            <text:p>1043,17</text:p>
          </table:table-cell>
          <table:table-cell office:value-type="float" office:value="1042.75" calcext:value-type="float">
            <text:p>1042,75</text:p>
          </table:table-cell>
          <table:table-cell office:value-type="float" office:value="1051.83" calcext:value-type="float">
            <text:p>1051,83</text:p>
          </table:table-cell>
          <table:table-cell office:value-type="float" office:value="1058.03" calcext:value-type="float">
            <text:p>1058,03</text:p>
          </table:table-cell>
          <table:table-cell office:value-type="float" office:value="1058.56" calcext:value-type="float">
            <text:p>1058,56</text:p>
          </table:table-cell>
          <table:table-cell office:value-type="float" office:value="1066.92" calcext:value-type="float">
            <text:p>1066,92</text:p>
          </table:table-cell>
          <table:table-cell office:value-type="float" office:value="1070.55" calcext:value-type="float">
            <text:p>1070,55</text:p>
          </table:table-cell>
          <table:table-cell office:value-type="float" office:value="1076.97" calcext:value-type="float">
            <text:p>1076,97</text:p>
          </table:table-cell>
          <table:table-cell office:value-type="float" office:value="1074.07" calcext:value-type="float">
            <text:p>1074,07</text:p>
          </table:table-cell>
          <table:table-cell office:value-type="float" office:value="1073.42" calcext:value-type="float">
            <text:p>1073,42</text:p>
          </table:table-cell>
          <table:table-cell office:value-type="float" office:value="1073.21" calcext:value-type="float">
            <text:p>1073,21</text:p>
          </table:table-cell>
          <table:table-cell office:value-type="float" office:value="1075.25" calcext:value-type="float">
            <text:p>1075,25</text:p>
          </table:table-cell>
          <table:table-cell office:value-type="float" office:value="1078.69" calcext:value-type="float">
            <text:p>1078,69</text:p>
          </table:table-cell>
          <table:table-cell office:value-type="float" office:value="1078.79" calcext:value-type="float">
            <text:p>1078,79</text:p>
          </table:table-cell>
          <table:table-cell office:value-type="float" office:value="1093.9" calcext:value-type="float">
            <text:p>1093,9</text:p>
          </table:table-cell>
          <table:table-cell office:value-type="float" office:value="1096.74" calcext:value-type="float">
            <text:p>1096,74</text:p>
          </table:table-cell>
          <table:table-cell office:value-type="float" office:value="1103.1" calcext:value-type="float">
            <text:p>1103,1</text:p>
          </table:table-cell>
          <table:table-cell office:value-type="float" office:value="1102.77" calcext:value-type="float">
            <text:p>1102,77</text:p>
          </table:table-cell>
          <table:table-cell office:value-type="float" office:value="1105.97" calcext:value-type="float">
            <text:p>1105,97</text:p>
          </table:table-cell>
          <table:table-cell office:value-type="float" office:value="1110.95" calcext:value-type="float">
            <text:p>1110,95</text:p>
          </table:table-cell>
          <table:table-cell table:number-columns-repeated="2" office:value-type="float" office:value="1110.5" calcext:value-type="float">
            <text:p>1110,5</text:p>
          </table:table-cell>
          <table:table-cell office:value-type="float" office:value="1113.39" calcext:value-type="float">
            <text:p>1113,39</text:p>
          </table:table-cell>
          <table:table-cell office:value-type="float" office:value="1114.73" calcext:value-type="float">
            <text:p>1114,73</text:p>
          </table:table-cell>
          <table:table-cell office:value-type="float" office:value="1122.53" calcext:value-type="float">
            <text:p>1122,53</text:p>
          </table:table-cell>
          <table:table-cell office:value-type="float" office:value="1130.5" calcext:value-type="float">
            <text:p>1130,5</text:p>
          </table:table-cell>
          <table:table-cell office:value-type="float" office:value="1140.79" calcext:value-type="float">
            <text:p>1140,79</text:p>
          </table:table-cell>
          <table:table-cell office:value-type="float" office:value="1143.75" calcext:value-type="float">
            <text:p>1143,75</text:p>
          </table:table-cell>
          <table:table-cell office:value-type="float" office:value="1143.3" calcext:value-type="float">
            <text:p>1143,3</text:p>
          </table:table-cell>
          <table:table-cell office:value-type="float" office:value="1163.07" calcext:value-type="float">
            <text:p>1163,07</text:p>
          </table:table-cell>
          <table:table-cell office:value-type="float" office:value="1174.7" calcext:value-type="float">
            <text:p>1174,7</text:p>
          </table:table-cell>
          <table:table-cell office:value-type="float" office:value="1181.05" calcext:value-type="float">
            <text:p>1181,05</text:p>
          </table:table-cell>
          <table:table-cell office:value-type="float" office:value="1181.88" calcext:value-type="float">
            <text:p>1181,88</text:p>
          </table:table-cell>
          <table:table-cell office:value-type="float" office:value="1181.52" calcext:value-type="float">
            <text:p>1181,52</text:p>
          </table:table-cell>
          <table:table-cell office:value-type="float" office:value="1180.69" calcext:value-type="float">
            <text:p>1180,69</text:p>
          </table:table-cell>
          <table:table-cell office:value-type="float" office:value="1183.05" calcext:value-type="float">
            <text:p>1183,05</text:p>
          </table:table-cell>
          <table:table-cell office:value-type="float" office:value="1208.02" calcext:value-type="float">
            <text:p>1208,02</text:p>
          </table:table-cell>
          <table:table-cell office:value-type="float" office:value="1209.47" calcext:value-type="float">
            <text:p>1209,47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table:number-columns-repeated="2" office:value-type="float" office:value="883.2" calcext:value-type="float">
            <text:p>883,2</text:p>
          </table:table-cell>
          <table:table-cell office:value-type="float" office:value="897.86" calcext:value-type="float">
            <text:p>897,86</text:p>
          </table:table-cell>
          <table:table-cell office:value-type="float" office:value="897.32" calcext:value-type="float">
            <text:p>897,32</text:p>
          </table:table-cell>
          <table:table-cell office:value-type="float" office:value="896.16" calcext:value-type="float">
            <text:p>896,16</text:p>
          </table:table-cell>
          <table:table-cell office:value-type="float" office:value="905.3" calcext:value-type="float">
            <text:p>905,3</text:p>
          </table:table-cell>
          <table:table-cell office:value-type="float" office:value="912.99" calcext:value-type="float">
            <text:p>912,99</text:p>
          </table:table-cell>
          <table:table-cell table:number-columns-repeated="2" office:value-type="float" office:value="921.48" calcext:value-type="float">
            <text:p>921,48</text:p>
          </table:table-cell>
          <table:table-cell office:value-type="float" office:value="921.39" calcext:value-type="float">
            <text:p>921,39</text:p>
          </table:table-cell>
          <table:table-cell office:value-type="float" office:value="921.48" calcext:value-type="float">
            <text:p>921,48</text:p>
          </table:table-cell>
          <table:table-cell table:number-columns-repeated="2" office:value-type="float" office:value="925.91" calcext:value-type="float">
            <text:p>925,91</text:p>
          </table:table-cell>
          <table:table-cell office:value-type="float" office:value="926" calcext:value-type="float">
            <text:p>926</text:p>
          </table:table-cell>
          <table:table-cell office:value-type="float" office:value="922.2" calcext:value-type="float">
            <text:p>922,2</text:p>
          </table:table-cell>
          <table:table-cell office:value-type="float" office:value="929.3" calcext:value-type="float">
            <text:p>929,3</text:p>
          </table:table-cell>
          <table:table-cell office:value-type="float" office:value="949.56" calcext:value-type="float">
            <text:p>949,56</text:p>
          </table:table-cell>
          <table:table-cell office:value-type="float" office:value="954.5" calcext:value-type="float">
            <text:p>954,5</text:p>
          </table:table-cell>
          <table:table-cell office:value-type="float" office:value="949.73" calcext:value-type="float">
            <text:p>949,73</text:p>
          </table:table-cell>
          <table:table-cell office:value-type="float" office:value="951.06" calcext:value-type="float">
            <text:p>951,06</text:p>
          </table:table-cell>
          <table:table-cell office:value-type="float" office:value="951.15" calcext:value-type="float">
            <text:p>951,15</text:p>
          </table:table-cell>
          <table:table-cell office:value-type="float" office:value="951.53" calcext:value-type="float">
            <text:p>951,53</text:p>
          </table:table-cell>
          <table:table-cell office:value-type="float" office:value="951.82" calcext:value-type="float">
            <text:p>951,82</text:p>
          </table:table-cell>
          <table:table-cell office:value-type="float" office:value="951.53" calcext:value-type="float">
            <text:p>951,53</text:p>
          </table:table-cell>
          <table:table-cell office:value-type="float" office:value="952.58" calcext:value-type="float">
            <text:p>952,58</text:p>
          </table:table-cell>
          <table:table-cell office:value-type="float" office:value="948.77" calcext:value-type="float">
            <text:p>948,77</text:p>
          </table:table-cell>
          <table:table-cell office:value-type="float" office:value="947.92" calcext:value-type="float">
            <text:p>947,92</text:p>
          </table:table-cell>
          <table:table-cell office:value-type="float" office:value="948.48" calcext:value-type="float">
            <text:p>948,48</text:p>
          </table:table-cell>
          <table:table-cell office:value-type="float" office:value="946.59" calcext:value-type="float">
            <text:p>946,59</text:p>
          </table:table-cell>
          <table:table-cell office:value-type="float" office:value="955.2" calcext:value-type="float">
            <text:p>955,2</text:p>
          </table:table-cell>
          <table:table-cell office:value-type="float" office:value="957.78" calcext:value-type="float">
            <text:p>957,78</text:p>
          </table:table-cell>
          <table:table-cell office:value-type="float" office:value="955.86" calcext:value-type="float">
            <text:p>955,86</text:p>
          </table:table-cell>
          <table:table-cell office:value-type="float" office:value="964.56" calcext:value-type="float">
            <text:p>964,56</text:p>
          </table:table-cell>
          <table:table-cell table:number-columns-repeated="2" office:value-type="float" office:value="964.95" calcext:value-type="float">
            <text:p>964,95</text:p>
          </table:table-cell>
          <table:table-cell office:value-type="float" office:value="975.95" calcext:value-type="float">
            <text:p>975,95</text:p>
          </table:table-cell>
          <table:table-cell office:value-type="float" office:value="972.34" calcext:value-type="float">
            <text:p>972,34</text:p>
          </table:table-cell>
          <table:table-cell office:value-type="float" office:value="971.66" calcext:value-type="float">
            <text:p>971,66</text:p>
          </table:table-cell>
          <table:table-cell office:value-type="float" office:value="971.37" calcext:value-type="float">
            <text:p>971,37</text:p>
          </table:table-cell>
          <table:table-cell table:number-columns-repeated="2" office:value-type="float" office:value="982.73" calcext:value-type="float">
            <text:p>982,73</text:p>
          </table:table-cell>
          <table:table-cell office:value-type="float" office:value="983.71" calcext:value-type="float">
            <text:p>983,71</text:p>
          </table:table-cell>
          <table:table-cell office:value-type="float" office:value="989.22" calcext:value-type="float">
            <text:p>989,22</text:p>
          </table:table-cell>
          <table:table-cell table:number-columns-repeated="2" office:value-type="float" office:value="988.63" calcext:value-type="float">
            <text:p>988,63</text:p>
          </table:table-cell>
          <table:table-cell office:value-type="float" office:value="989.02" calcext:value-type="float">
            <text:p>989,02</text:p>
          </table:table-cell>
          <table:table-cell office:value-type="float" office:value="988.33" calcext:value-type="float">
            <text:p>988,33</text:p>
          </table:table-cell>
          <table:table-cell office:value-type="float" office:value="987.94" calcext:value-type="float">
            <text:p>987,94</text:p>
          </table:table-cell>
          <table:table-cell office:value-type="float" office:value="996.43" calcext:value-type="float">
            <text:p>996,43</text:p>
          </table:table-cell>
          <table:table-cell office:value-type="float" office:value="1000.62" calcext:value-type="float">
            <text:p>1000,62</text:p>
          </table:table-cell>
          <table:table-cell office:value-type="float" office:value="1000.82" calcext:value-type="float">
            <text:p>1000,82</text:p>
          </table:table-cell>
          <table:table-cell office:value-type="float" office:value="1002.82" calcext:value-type="float">
            <text:p>1002,82</text:p>
          </table:table-cell>
          <table:table-cell office:value-type="float" office:value="1014.55" calcext:value-type="float">
            <text:p>1014,55</text:p>
          </table:table-cell>
          <table:table-cell office:value-type="float" office:value="1043.87" calcext:value-type="float">
            <text:p>1043,87</text:p>
          </table:table-cell>
          <table:table-cell office:value-type="float" office:value="1044.5" calcext:value-type="float">
            <text:p>1044,5</text:p>
          </table:table-cell>
          <table:table-cell office:value-type="float" office:value="1043.35" calcext:value-type="float">
            <text:p>1043,35</text:p>
          </table:table-cell>
          <table:table-cell office:value-type="float" office:value="1039.39" calcext:value-type="float">
            <text:p>1039,39</text:p>
          </table:table-cell>
          <table:table-cell office:value-type="float" office:value="1046.25" calcext:value-type="float">
            <text:p>1046,25</text:p>
          </table:table-cell>
          <table:table-cell office:value-type="float" office:value="1052.11" calcext:value-type="float">
            <text:p>1052,11</text:p>
          </table:table-cell>
          <table:table-cell office:value-type="float" office:value="1054.53" calcext:value-type="float">
            <text:p>1054,53</text:p>
          </table:table-cell>
          <table:table-cell office:value-type="float" office:value="1055.26" calcext:value-type="float">
            <text:p>1055,26</text:p>
          </table:table-cell>
          <table:table-cell office:value-type="float" office:value="1053.57" calcext:value-type="float">
            <text:p>1053,57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table:number-columns-repeated="2" office:value-type="float" office:value="916.89" calcext:value-type="float">
            <text:p>916,89</text:p>
          </table:table-cell>
          <table:table-cell office:value-type="float" office:value="916.8" calcext:value-type="float">
            <text:p>916,8</text:p>
          </table:table-cell>
          <table:table-cell table:number-columns-repeated="2" office:value-type="float" office:value="916.98" calcext:value-type="float">
            <text:p>916,98</text:p>
          </table:table-cell>
          <table:table-cell office:value-type="float" office:value="929.63" calcext:value-type="float">
            <text:p>929,63</text:p>
          </table:table-cell>
          <table:table-cell office:value-type="float" office:value="954.73" calcext:value-type="float">
            <text:p>954,73</text:p>
          </table:table-cell>
          <table:table-cell table:number-columns-repeated="2" office:value-type="float" office:value="958.74" calcext:value-type="float">
            <text:p>958,74</text:p>
          </table:table-cell>
          <table:table-cell office:value-type="float" office:value="958.84" calcext:value-type="float">
            <text:p>958,84</text:p>
          </table:table-cell>
          <table:table-cell office:value-type="float" office:value="958.65" calcext:value-type="float">
            <text:p>958,65</text:p>
          </table:table-cell>
          <table:table-cell office:value-type="float" office:value="954.62" calcext:value-type="float">
            <text:p>954,62</text:p>
          </table:table-cell>
          <table:table-cell office:value-type="float" office:value="955.96" calcext:value-type="float">
            <text:p>955,96</text:p>
          </table:table-cell>
          <table:table-cell office:value-type="float" office:value="955.86" calcext:value-type="float">
            <text:p>955,86</text:p>
          </table:table-cell>
          <table:table-cell office:value-type="float" office:value="957.2" calcext:value-type="float">
            <text:p>957,2</text:p>
          </table:table-cell>
          <table:table-cell office:value-type="float" office:value="961.22" calcext:value-type="float">
            <text:p>961,22</text:p>
          </table:table-cell>
          <table:table-cell office:value-type="float" office:value="960.16" calcext:value-type="float">
            <text:p>960,16</text:p>
          </table:table-cell>
          <table:table-cell office:value-type="float" office:value="968.61" calcext:value-type="float">
            <text:p>968,61</text:p>
          </table:table-cell>
          <table:table-cell office:value-type="float" office:value="984.59" calcext:value-type="float">
            <text:p>984,59</text:p>
          </table:table-cell>
          <table:table-cell office:value-type="float" office:value="984.99" calcext:value-type="float">
            <text:p>984,99</text:p>
          </table:table-cell>
          <table:table-cell office:value-type="float" office:value="984.89" calcext:value-type="float">
            <text:p>984,89</text:p>
          </table:table-cell>
          <table:table-cell office:value-type="float" office:value="986.37" calcext:value-type="float">
            <text:p>986,37</text:p>
          </table:table-cell>
          <table:table-cell office:value-type="float" office:value="986.27" calcext:value-type="float">
            <text:p>986,27</text:p>
          </table:table-cell>
          <table:table-cell office:value-type="float" office:value="988.24" calcext:value-type="float">
            <text:p>988,24</text:p>
          </table:table-cell>
          <table:table-cell office:value-type="float" office:value="988.14" calcext:value-type="float">
            <text:p>988,14</text:p>
          </table:table-cell>
          <table:table-cell table:number-columns-repeated="3" office:value-type="float" office:value="988.54" calcext:value-type="float">
            <text:p>988,54</text:p>
          </table:table-cell>
          <table:table-cell office:value-type="float" office:value="992.69" calcext:value-type="float">
            <text:p>992,69</text:p>
          </table:table-cell>
          <table:table-cell office:value-type="float" office:value="993.09" calcext:value-type="float">
            <text:p>993,09</text:p>
          </table:table-cell>
          <table:table-cell office:value-type="float" office:value="1016.13" calcext:value-type="float">
            <text:p>1016,13</text:p>
          </table:table-cell>
          <table:table-cell office:value-type="float" office:value="1040.61" calcext:value-type="float">
            <text:p>1040,61</text:p>
          </table:table-cell>
          <table:table-cell table:number-columns-repeated="2" office:value-type="float" office:value="1032.08" calcext:value-type="float">
            <text:p>1032,08</text:p>
          </table:table-cell>
          <table:table-cell office:value-type="float" office:value="1034.35" calcext:value-type="float">
            <text:p>1034,35</text:p>
          </table:table-cell>
          <table:table-cell office:value-type="float" office:value="1034.56" calcext:value-type="float">
            <text:p>1034,56</text:p>
          </table:table-cell>
          <table:table-cell office:value-type="float" office:value="1034.35" calcext:value-type="float">
            <text:p>1034,35</text:p>
          </table:table-cell>
          <table:table-cell table:number-columns-repeated="2" office:value-type="float" office:value="1031.77" calcext:value-type="float">
            <text:p>1031,77</text:p>
          </table:table-cell>
          <table:table-cell office:value-type="float" office:value="1031.97" calcext:value-type="float">
            <text:p>1031,97</text:p>
          </table:table-cell>
          <table:table-cell office:value-type="float" office:value="1032.9" calcext:value-type="float">
            <text:p>1032,9</text:p>
          </table:table-cell>
          <table:table-cell office:value-type="float" office:value="1040.96" calcext:value-type="float">
            <text:p>1040,96</text:p>
          </table:table-cell>
          <table:table-cell table:number-columns-repeated="2" office:value-type="float" office:value="1041.48" calcext:value-type="float">
            <text:p>1041,48</text:p>
          </table:table-cell>
          <table:table-cell office:value-type="float" office:value="1036.9" calcext:value-type="float">
            <text:p>1036,9</text:p>
          </table:table-cell>
          <table:table-cell office:value-type="float" office:value="1044.05" calcext:value-type="float">
            <text:p>1044,05</text:p>
          </table:table-cell>
          <table:table-cell office:value-type="float" office:value="1049.48" calcext:value-type="float">
            <text:p>1049,48</text:p>
          </table:table-cell>
          <table:table-cell office:value-type="float" office:value="1055.15" calcext:value-type="float">
            <text:p>1055,15</text:p>
          </table:table-cell>
          <table:table-cell office:value-type="float" office:value="1055.04" calcext:value-type="float">
            <text:p>1055,04</text:p>
          </table:table-cell>
          <table:table-cell table:number-columns-repeated="2" office:value-type="float" office:value="1060.21" calcext:value-type="float">
            <text:p>1060,2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064.14" calcext:value-type="float">
            <text:p>1064,14</text:p>
          </table:table-cell>
          <table:table-cell office:value-type="float" office:value="1112.77" calcext:value-type="float">
            <text:p>1112,77</text:p>
          </table:table-cell>
          <table:table-cell office:value-type="float" office:value="1135.47" calcext:value-type="float">
            <text:p>1135,47</text:p>
          </table:table-cell>
          <table:table-cell office:value-type="float" office:value="1135.81" calcext:value-type="float">
            <text:p>1135,81</text:p>
          </table:table-cell>
          <table:table-cell office:value-type="float" office:value="1154.32" calcext:value-type="float">
            <text:p>1154,32</text:p>
          </table:table-cell>
          <table:table-cell office:value-type="float" office:value="1154.55" calcext:value-type="float">
            <text:p>1154,55</text:p>
          </table:table-cell>
          <table:table-cell table:number-columns-repeated="2" office:value-type="float" office:value="1148.43" calcext:value-type="float">
            <text:p>1148,43</text:p>
          </table:table-cell>
          <table:table-cell office:value-type="float" office:value="1160.95" calcext:value-type="float">
            <text:p>1160,95</text:p>
          </table:table-cell>
          <table:table-cell office:value-type="float" office:value="1155.15" calcext:value-type="float">
            <text:p>1155,15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888.19" calcext:value-type="float">
            <text:p>888,19</text:p>
          </table:table-cell>
          <table:table-cell office:value-type="float" office:value="893.16" calcext:value-type="float">
            <text:p>893,16</text:p>
          </table:table-cell>
          <table:table-cell table:number-columns-repeated="3" office:value-type="float" office:value="891.82" calcext:value-type="float">
            <text:p>891,82</text:p>
          </table:table-cell>
          <table:table-cell office:value-type="float" office:value="902.88" calcext:value-type="float">
            <text:p>902,88</text:p>
          </table:table-cell>
          <table:table-cell office:value-type="float" office:value="910.65" calcext:value-type="float">
            <text:p>910,65</text:p>
          </table:table-cell>
          <table:table-cell office:value-type="float" office:value="911.65" calcext:value-type="float">
            <text:p>911,65</text:p>
          </table:table-cell>
          <table:table-cell office:value-type="float" office:value="917.3" calcext:value-type="float">
            <text:p>917,3</text:p>
          </table:table-cell>
          <table:table-cell office:value-type="float" office:value="922.34" calcext:value-type="float">
            <text:p>922,34</text:p>
          </table:table-cell>
          <table:table-cell office:value-type="float" office:value="933.69" calcext:value-type="float">
            <text:p>933,69</text:p>
          </table:table-cell>
          <table:table-cell office:value-type="float" office:value="935.18" calcext:value-type="float">
            <text:p>935,18</text:p>
          </table:table-cell>
          <table:table-cell office:value-type="float" office:value="940.79" calcext:value-type="float">
            <text:p>940,79</text:p>
          </table:table-cell>
          <table:table-cell office:value-type="float" office:value="939.38" calcext:value-type="float">
            <text:p>939,38</text:p>
          </table:table-cell>
          <table:table-cell office:value-type="float" office:value="934.03" calcext:value-type="float">
            <text:p>934,03</text:p>
          </table:table-cell>
          <table:table-cell office:value-type="float" office:value="935.34" calcext:value-type="float">
            <text:p>935,34</text:p>
          </table:table-cell>
          <table:table-cell table:number-columns-repeated="2" office:value-type="float" office:value="934.59" calcext:value-type="float">
            <text:p>934,59</text:p>
          </table:table-cell>
          <table:table-cell office:value-type="float" office:value="938.42" calcext:value-type="float">
            <text:p>938,42</text:p>
          </table:table-cell>
          <table:table-cell table:number-columns-repeated="2" office:value-type="float" office:value="938.33" calcext:value-type="float">
            <text:p>938,33</text:p>
          </table:table-cell>
          <table:table-cell office:value-type="float" office:value="952.68" calcext:value-type="float">
            <text:p>952,68</text:p>
          </table:table-cell>
          <table:table-cell office:value-type="float" office:value="952.49" calcext:value-type="float">
            <text:p>952,49</text:p>
          </table:table-cell>
          <table:table-cell office:value-type="float" office:value="951.25" calcext:value-type="float">
            <text:p>951,25</text:p>
          </table:table-cell>
          <table:table-cell office:value-type="float" office:value="954.3" calcext:value-type="float">
            <text:p>954,3</text:p>
          </table:table-cell>
          <table:table-cell office:value-type="float" office:value="953.44" calcext:value-type="float">
            <text:p>953,44</text:p>
          </table:table-cell>
          <table:table-cell office:value-type="float" office:value="954.2" calcext:value-type="float">
            <text:p>954,2</text:p>
          </table:table-cell>
          <table:table-cell office:value-type="float" office:value="951.24" calcext:value-type="float">
            <text:p>951,24</text:p>
          </table:table-cell>
          <table:table-cell office:value-type="float" office:value="953.34" calcext:value-type="float">
            <text:p>953,34</text:p>
          </table:table-cell>
          <table:table-cell office:value-type="float" office:value="952.67" calcext:value-type="float">
            <text:p>952,67</text:p>
          </table:table-cell>
          <table:table-cell office:value-type="float" office:value="953.43" calcext:value-type="float">
            <text:p>953,43</text:p>
          </table:table-cell>
          <table:table-cell office:value-type="float" office:value="967.16" calcext:value-type="float">
            <text:p>967,16</text:p>
          </table:table-cell>
          <table:table-cell table:number-columns-repeated="2" office:value-type="float" office:value="981.18" calcext:value-type="float">
            <text:p>981,18</text:p>
          </table:table-cell>
          <table:table-cell office:value-type="float" office:value="989.82" calcext:value-type="float">
            <text:p>989,82</text:p>
          </table:table-cell>
          <table:table-cell office:value-type="float" office:value="991.4" calcext:value-type="float">
            <text:p>991,4</text:p>
          </table:table-cell>
          <table:table-cell table:number-columns-repeated="7" office:value-type="float" office:value="992.29" calcext:value-type="float">
            <text:p>992,29</text:p>
          </table:table-cell>
          <table:table-cell office:value-type="float" office:value="993.78" calcext:value-type="float">
            <text:p>993,78</text:p>
          </table:table-cell>
          <table:table-cell office:value-type="float" office:value="1000.44" calcext:value-type="float">
            <text:p>1000,44</text:p>
          </table:table-cell>
          <table:table-cell office:value-type="float" office:value="1005.14" calcext:value-type="float">
            <text:p>1005,14</text:p>
          </table:table-cell>
          <table:table-cell office:value-type="float" office:value="1014.49" calcext:value-type="float">
            <text:p>1014,49</text:p>
          </table:table-cell>
          <table:table-cell office:value-type="float" office:value="1017.03" calcext:value-type="float">
            <text:p>1017,03</text:p>
          </table:table-cell>
          <table:table-cell office:value-type="float" office:value="1019.26" calcext:value-type="float">
            <text:p>1019,26</text:p>
          </table:table-cell>
          <table:table-cell office:value-type="float" office:value="1019.47" calcext:value-type="float">
            <text:p>1019,47</text:p>
          </table:table-cell>
          <table:table-cell office:value-type="float" office:value="1039.35" calcext:value-type="float">
            <text:p>1039,35</text:p>
          </table:table-cell>
          <table:table-cell office:value-type="float" office:value="1041.43" calcext:value-type="float">
            <text:p>1041,43</text:p>
          </table:table-cell>
          <table:table-cell office:value-type="float" office:value="1054.24" calcext:value-type="float">
            <text:p>1054,24</text:p>
          </table:table-cell>
          <table:table-cell office:value-type="float" office:value="1064.57" calcext:value-type="float">
            <text:p>1064,57</text:p>
          </table:table-cell>
          <table:table-cell office:value-type="float" office:value="1066.59" calcext:value-type="float">
            <text:p>1066,59</text:p>
          </table:table-cell>
          <table:table-cell office:value-type="float" office:value="1066.16" calcext:value-type="float">
            <text:p>1066,16</text:p>
          </table:table-cell>
          <table:table-cell office:value-type="float" office:value="1086.95" calcext:value-type="float">
            <text:p>1086,95</text:p>
          </table:table-cell>
          <table:table-cell office:value-type="float" office:value="1086.52" calcext:value-type="float">
            <text:p>1086,52</text:p>
          </table:table-cell>
          <table:table-cell office:value-type="float" office:value="1095.1" calcext:value-type="float">
            <text:p>1095,1</text:p>
          </table:table-cell>
          <table:table-cell office:value-type="float" office:value="1089.41" calcext:value-type="float">
            <text:p>1089,41</text:p>
          </table:table-cell>
          <table:table-cell office:value-type="float" office:value="1095.29" calcext:value-type="float">
            <text:p>1095,29</text:p>
          </table:table-cell>
          <table:table-cell office:value-type="float" office:value="1103.94" calcext:value-type="float">
            <text:p>1103,94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1253.1" calcext:value-type="float">
            <text:p>1253,1</text:p>
          </table:table-cell>
          <table:table-cell office:value-type="float" office:value="1245.95" calcext:value-type="float">
            <text:p>1245,95</text:p>
          </table:table-cell>
          <table:table-cell table:number-columns-repeated="2" office:value-type="float" office:value="1253.06" calcext:value-type="float">
            <text:p>1253,06</text:p>
          </table:table-cell>
          <table:table-cell office:value-type="float" office:value="1245.91" calcext:value-type="float">
            <text:p>1245,91</text:p>
          </table:table-cell>
          <table:table-cell table:number-columns-repeated="16" office:value-type="float" office:value="1308.08" calcext:value-type="float">
            <text:p>1308,08</text:p>
          </table:table-cell>
          <table:table-cell table:number-columns-repeated="3" office:value-type="float" office:value="1315.54" calcext:value-type="float">
            <text:p>1315,54</text:p>
          </table:table-cell>
          <table:table-cell table:number-columns-repeated="6" office:value-type="float" office:value="1360.14" calcext:value-type="float">
            <text:p>1360,14</text:p>
          </table:table-cell>
          <table:table-cell office:value-type="float" office:value="1459.29" calcext:value-type="float">
            <text:p>1459,29</text:p>
          </table:table-cell>
          <table:table-cell office:value-type="float" office:value="1470.67" calcext:value-type="float">
            <text:p>1470,67</text:p>
          </table:table-cell>
          <table:table-cell table:number-columns-repeated="2" office:value-type="float" office:value="1442.44" calcext:value-type="float">
            <text:p>1442,44</text:p>
          </table:table-cell>
          <table:table-cell office:value-type="float" office:value="1438.11" calcext:value-type="float">
            <text:p>1438,11</text:p>
          </table:table-cell>
          <table:table-cell office:value-type="float" office:value="1433.94" calcext:value-type="float">
            <text:p>1433,94</text:p>
          </table:table-cell>
          <table:table-cell table:number-columns-repeated="2" office:value-type="float" office:value="1438.38" calcext:value-type="float">
            <text:p>1438,38</text:p>
          </table:table-cell>
          <table:table-cell table:number-columns-repeated="4" office:value-type="float" office:value="1446.44" calcext:value-type="float">
            <text:p>1446,44</text:p>
          </table:table-cell>
          <table:table-cell table:number-columns-repeated="2" office:value-type="float" office:value="1446.73" calcext:value-type="float">
            <text:p>1446,73</text:p>
          </table:table-cell>
          <table:table-cell table:number-columns-repeated="2" office:value-type="float" office:value="1442.24" calcext:value-type="float">
            <text:p>1442,24</text:p>
          </table:table-cell>
          <table:table-cell office:value-type="float" office:value="1478.44" calcext:value-type="float">
            <text:p>1478,44</text:p>
          </table:table-cell>
          <table:table-cell office:value-type="float" office:value="1474.16" calcext:value-type="float">
            <text:p>1474,16</text:p>
          </table:table-cell>
          <table:table-cell office:value-type="float" office:value="1479.32" calcext:value-type="float">
            <text:p>1479,32</text:p>
          </table:table-cell>
          <table:table-cell office:value-type="float" office:value="1479.61" calcext:value-type="float">
            <text:p>1479,61</text:p>
          </table:table-cell>
          <table:table-cell table:number-columns-repeated="2" office:value-type="float" office:value="1471.33" calcext:value-type="float">
            <text:p>1471,33</text:p>
          </table:table-cell>
          <table:table-cell office:value-type="float" office:value="1479.57" calcext:value-type="float">
            <text:p>1479,57</text:p>
          </table:table-cell>
          <table:table-cell office:value-type="float" office:value="1546.29" calcext:value-type="float">
            <text:p>1546,29</text:p>
          </table:table-cell>
          <table:table-cell office:value-type="float" office:value="1560.37" calcext:value-type="float">
            <text:p>1560,37</text:p>
          </table:table-cell>
          <table:table-cell table:number-columns-repeated="2" office:value-type="float" office:value="1553.5" calcext:value-type="float">
            <text:p>1553,5</text:p>
          </table:table-cell>
          <table:table-cell table:number-columns-repeated="3" office:value-type="float" office:value="1558.01" calcext:value-type="float">
            <text:p>1558,01</text:p>
          </table:table-cell>
          <table:table-cell office:value-type="float" office:value="1558.16" calcext:value-type="float">
            <text:p>1558,16</text:p>
          </table:table-cell>
          <table:table-cell office:value-type="float" office:value="1549.44" calcext:value-type="float">
            <text:p>1549,44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number-columns-repeated="4" office:value-type="float" office:value="1195.24" calcext:value-type="float">
            <text:p>1195,24</text:p>
          </table:table-cell>
          <table:table-cell office:value-type="float" office:value="1202.53" calcext:value-type="float">
            <text:p>1202,53</text:p>
          </table:table-cell>
          <table:table-cell office:value-type="float" office:value="1258.45" calcext:value-type="float">
            <text:p>1258,45</text:p>
          </table:table-cell>
          <table:table-cell office:value-type="float" office:value="1266.12" calcext:value-type="float">
            <text:p>1266,12</text:p>
          </table:table-cell>
          <table:table-cell table:number-columns-repeated="7" office:value-type="float" office:value="1258.02" calcext:value-type="float">
            <text:p>1258,02</text:p>
          </table:table-cell>
          <table:table-cell office:value-type="float" office:value="1253.99" calcext:value-type="float">
            <text:p>1253,99</text:p>
          </table:table-cell>
          <table:table-cell table:number-columns-repeated="3" office:value-type="float" office:value="1258.01" calcext:value-type="float">
            <text:p>1258,01</text:p>
          </table:table-cell>
          <table:table-cell table:number-columns-repeated="3" office:value-type="float" office:value="1289.83" calcext:value-type="float">
            <text:p>1289,83</text:p>
          </table:table-cell>
          <table:table-cell table:number-columns-repeated="8" office:value-type="float" office:value="1297.7" calcext:value-type="float">
            <text:p>1297,7</text:p>
          </table:table-cell>
          <table:table-cell office:value-type="float" office:value="1363.37" calcext:value-type="float">
            <text:p>1363,37</text:p>
          </table:table-cell>
          <table:table-cell office:value-type="float" office:value="1355.18" calcext:value-type="float">
            <text:p>1355,18</text:p>
          </table:table-cell>
          <table:table-cell table:number-columns-repeated="2" office:value-type="float" office:value="1358.98" calcext:value-type="float">
            <text:p>1358,98</text:p>
          </table:table-cell>
          <table:table-cell office:value-type="float" office:value="1350.83" calcext:value-type="float">
            <text:p>1350,83</text:p>
          </table:table-cell>
          <table:table-cell table:number-columns-repeated="3" office:value-type="float" office:value="1359.07" calcext:value-type="float">
            <text:p>1359,07</text:p>
          </table:table-cell>
          <table:table-cell table:number-columns-repeated="5" office:value-type="float" office:value="1333.24" calcext:value-type="float">
            <text:p>1333,24</text:p>
          </table:table-cell>
          <table:table-cell table:number-columns-repeated="2" office:value-type="float" office:value="1358.71" calcext:value-type="float">
            <text:p>1358,71</text:p>
          </table:table-cell>
          <table:table-cell table:number-columns-repeated="4" office:value-type="float" office:value="1359.12" calcext:value-type="float">
            <text:p>1359,12</text:p>
          </table:table-cell>
          <table:table-cell office:value-type="float" office:value="1364.42" calcext:value-type="float">
            <text:p>1364,42</text:p>
          </table:table-cell>
          <table:table-cell office:value-type="float" office:value="1365.24" calcext:value-type="float">
            <text:p>1365,24</text:p>
          </table:table-cell>
          <table:table-cell table:number-columns-repeated="2" office:value-type="float" office:value="1357.04" calcext:value-type="float">
            <text:p>1357,04</text:p>
          </table:table-cell>
          <table:table-cell office:value-type="float" office:value="1357.45" calcext:value-type="float">
            <text:p>1357,45</text:p>
          </table:table-cell>
          <table:table-cell office:value-type="float" office:value="1404.83" calcext:value-type="float">
            <text:p>1404,83</text:p>
          </table:table-cell>
          <table:table-cell office:value-type="float" office:value="1405.39" calcext:value-type="float">
            <text:p>1405,39</text:p>
          </table:table-cell>
          <table:table-cell table:number-columns-repeated="3" office:value-type="float" office:value="1405.81" calcext:value-type="float">
            <text:p>1405,81</text:p>
          </table:table-cell>
          <table:table-cell table:number-columns-repeated="2" office:value-type="float" office:value="1414.24" calcext:value-type="float">
            <text:p>1414,24</text:p>
          </table:table-cell>
          <table:table-cell office:value-type="float" office:value="1433.48" calcext:value-type="float">
            <text:p>1433,48</text:p>
          </table:table-cell>
          <table:table-cell office:value-type="float" office:value="1441.94" calcext:value-type="float">
            <text:p>1441,94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809.19" calcext:value-type="float">
            <text:p>809,19</text:p>
          </table:table-cell>
          <table:table-cell table:number-columns-repeated="6" office:value-type="float" office:value="812.99" calcext:value-type="float">
            <text:p>812,99</text:p>
          </table:table-cell>
          <table:table-cell table:number-columns-repeated="8" office:value-type="float" office:value="809.01" calcext:value-type="float">
            <text:p>809,01</text:p>
          </table:table-cell>
          <table:table-cell office:value-type="float" office:value="809.81" calcext:value-type="float">
            <text:p>809,81</text:p>
          </table:table-cell>
          <table:table-cell table:number-columns-repeated="2" office:value-type="float" office:value="809.9" calcext:value-type="float">
            <text:p>809,9</text:p>
          </table:table-cell>
          <table:table-cell office:value-type="float" office:value="810.22" calcext:value-type="float">
            <text:p>810,22</text:p>
          </table:table-cell>
          <table:table-cell office:value-type="float" office:value="810.06" calcext:value-type="float">
            <text:p>810,06</text:p>
          </table:table-cell>
          <table:table-cell table:number-columns-repeated="3" office:value-type="float" office:value="850.07" calcext:value-type="float">
            <text:p>850,07</text:p>
          </table:table-cell>
          <table:table-cell office:value-type="float" office:value="851.52" calcext:value-type="float">
            <text:p>851,52</text:p>
          </table:table-cell>
          <table:table-cell table:number-columns-repeated="2" office:value-type="float" office:value="851.6" calcext:value-type="float">
            <text:p>851,6</text:p>
          </table:table-cell>
          <table:table-cell office:value-type="float" office:value="852.54" calcext:value-type="float">
            <text:p>852,54</text:p>
          </table:table-cell>
          <table:table-cell office:value-type="float" office:value="855.18" calcext:value-type="float">
            <text:p>855,18</text:p>
          </table:table-cell>
          <table:table-cell office:value-type="float" office:value="852.53" calcext:value-type="float">
            <text:p>852,53</text:p>
          </table:table-cell>
          <table:table-cell table:number-columns-repeated="2" office:value-type="float" office:value="852.36" calcext:value-type="float">
            <text:p>852,36</text:p>
          </table:table-cell>
          <table:table-cell office:value-type="float" office:value="859.95" calcext:value-type="float">
            <text:p>859,95</text:p>
          </table:table-cell>
          <table:table-cell office:value-type="float" office:value="886.95" calcext:value-type="float">
            <text:p>886,95</text:p>
          </table:table-cell>
          <table:table-cell table:number-columns-repeated="2" office:value-type="float" office:value="889.79" calcext:value-type="float">
            <text:p>889,79</text:p>
          </table:table-cell>
          <table:table-cell table:number-columns-repeated="7" office:value-type="float" office:value="890.41" calcext:value-type="float">
            <text:p>890,41</text:p>
          </table:table-cell>
          <table:table-cell table:number-columns-repeated="2" office:value-type="float" office:value="890.59" calcext:value-type="float">
            <text:p>890,59</text:p>
          </table:table-cell>
          <table:table-cell office:value-type="float" office:value="888.54" calcext:value-type="float">
            <text:p>888,54</text:p>
          </table:table-cell>
          <table:table-cell table:number-columns-repeated="2" office:value-type="float" office:value="872.99" calcext:value-type="float">
            <text:p>872,99</text:p>
          </table:table-cell>
          <table:table-cell office:value-type="float" office:value="888.36" calcext:value-type="float">
            <text:p>888,36</text:p>
          </table:table-cell>
          <table:table-cell office:value-type="float" office:value="889.42" calcext:value-type="float">
            <text:p>889,42</text:p>
          </table:table-cell>
          <table:table-cell office:value-type="float" office:value="889.6" calcext:value-type="float">
            <text:p>889,6</text:p>
          </table:table-cell>
          <table:table-cell office:value-type="float" office:value="889.69" calcext:value-type="float">
            <text:p>889,69</text:p>
          </table:table-cell>
          <table:table-cell office:value-type="float" office:value="895.47" calcext:value-type="float">
            <text:p>895,47</text:p>
          </table:table-cell>
          <table:table-cell office:value-type="float" office:value="898.7" calcext:value-type="float">
            <text:p>898,7</text:p>
          </table:table-cell>
          <table:table-cell office:value-type="float" office:value="901.93" calcext:value-type="float">
            <text:p>901,93</text:p>
          </table:table-cell>
          <table:table-cell table:number-columns-repeated="2" office:value-type="float" office:value="889.76" calcext:value-type="float">
            <text:p>889,76</text:p>
          </table:table-cell>
          <table:table-cell table:number-columns-repeated="2" office:value-type="float" office:value="953.73" calcext:value-type="float">
            <text:p>953,73</text:p>
          </table:table-cell>
          <table:table-cell table:number-columns-repeated="2" office:value-type="float" office:value="959.17" calcext:value-type="float">
            <text:p>959,17</text:p>
          </table:table-cell>
          <table:table-cell office:value-type="float" office:value="967.03" calcext:value-type="float">
            <text:p>967,03</text:p>
          </table:table-cell>
          <table:table-cell office:value-type="float" office:value="978.93" calcext:value-type="float">
            <text:p>978,93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2" office:value-type="float" office:value="743.17" calcext:value-type="float">
            <text:p>743,17</text:p>
          </table:table-cell>
          <table:table-cell table:number-columns-repeated="5" office:value-type="float" office:value="757.96" calcext:value-type="float">
            <text:p>757,96</text:p>
          </table:table-cell>
          <table:table-cell table:number-columns-repeated="2" office:value-type="float" office:value="760.54" calcext:value-type="float">
            <text:p>760,54</text:p>
          </table:table-cell>
          <table:table-cell table:number-columns-repeated="3" office:value-type="float" office:value="783.05" calcext:value-type="float">
            <text:p>783,05</text:p>
          </table:table-cell>
          <table:table-cell table:number-columns-repeated="4" office:value-type="float" office:value="780.39" calcext:value-type="float">
            <text:p>780,39</text:p>
          </table:table-cell>
          <table:table-cell table:number-columns-repeated="5" office:value-type="float" office:value="783.04" calcext:value-type="float">
            <text:p>783,04</text:p>
          </table:table-cell>
          <table:table-cell office:value-type="float" office:value="800.27" calcext:value-type="float">
            <text:p>800,27</text:p>
          </table:table-cell>
          <table:table-cell office:value-type="float" office:value="820.2" calcext:value-type="float">
            <text:p>820,2</text:p>
          </table:table-cell>
          <table:table-cell office:value-type="float" office:value="819.54" calcext:value-type="float">
            <text:p>819,54</text:p>
          </table:table-cell>
          <table:table-cell table:number-columns-repeated="2" office:value-type="float" office:value="821.84" calcext:value-type="float">
            <text:p>821,84</text:p>
          </table:table-cell>
          <table:table-cell table:number-columns-repeated="4" office:value-type="float" office:value="819.04" calcext:value-type="float">
            <text:p>819,04</text:p>
          </table:table-cell>
          <table:table-cell office:value-type="float" office:value="803.56" calcext:value-type="float">
            <text:p>803,56</text:p>
          </table:table-cell>
          <table:table-cell table:number-columns-repeated="2" office:value-type="float" office:value="799.7" calcext:value-type="float">
            <text:p>799,7</text:p>
          </table:table-cell>
          <table:table-cell table:number-columns-repeated="10" office:value-type="float" office:value="835.69" calcext:value-type="float">
            <text:p>835,69</text:p>
          </table:table-cell>
          <table:table-cell office:value-type="float" office:value="840.87" calcext:value-type="float">
            <text:p>840,87</text:p>
          </table:table-cell>
          <table:table-cell office:value-type="float" office:value="843.73" calcext:value-type="float">
            <text:p>843,73</text:p>
          </table:table-cell>
          <table:table-cell table:number-columns-repeated="3" office:value-type="float" office:value="843.39" calcext:value-type="float">
            <text:p>843,39</text:p>
          </table:table-cell>
          <table:table-cell office:value-type="float" office:value="843.65" calcext:value-type="float">
            <text:p>843,65</text:p>
          </table:table-cell>
          <table:table-cell table:number-columns-repeated="2" office:value-type="float" office:value="844.49" calcext:value-type="float">
            <text:p>844,49</text:p>
          </table:table-cell>
          <table:table-cell office:value-type="float" office:value="851.5" calcext:value-type="float">
            <text:p>851,5</text:p>
          </table:table-cell>
          <table:table-cell office:value-type="float" office:value="848.35" calcext:value-type="float">
            <text:p>848,35</text:p>
          </table:table-cell>
          <table:table-cell table:number-columns-repeated="2" office:value-type="float" office:value="851.49" calcext:value-type="float">
            <text:p>851,49</text:p>
          </table:table-cell>
          <table:table-cell table:number-columns-repeated="2" office:value-type="float" office:value="834.8" calcext:value-type="float">
            <text:p>834,8</text:p>
          </table:table-cell>
          <table:table-cell office:value-type="float" office:value="833.55" calcext:value-type="float">
            <text:p>833,55</text:p>
          </table:table-cell>
          <table:table-cell table:number-columns-repeated="2" office:value-type="float" office:value="913.4" calcext:value-type="float">
            <text:p>913,4</text:p>
          </table:table-cell>
          <table:table-cell table:number-columns-repeated="2" office:value-type="float" office:value="913.86" calcext:value-type="float">
            <text:p>913,86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2" office:value-type="float" office:value="751.51" calcext:value-type="float">
            <text:p>751,51</text:p>
          </table:table-cell>
          <table:table-cell table:number-columns-repeated="6" office:value-type="float" office:value="750.01" calcext:value-type="float">
            <text:p>750,01</text:p>
          </table:table-cell>
          <table:table-cell table:number-columns-repeated="8" office:value-type="float" office:value="772.36" calcext:value-type="float">
            <text:p>772,36</text:p>
          </table:table-cell>
          <table:table-cell table:number-columns-repeated="2" office:value-type="float" office:value="769.19" calcext:value-type="float">
            <text:p>769,19</text:p>
          </table:table-cell>
          <table:table-cell table:number-columns-repeated="3" office:value-type="float" office:value="769.65" calcext:value-type="float">
            <text:p>769,65</text:p>
          </table:table-cell>
          <table:table-cell table:number-columns-repeated="6" office:value-type="float" office:value="779.81" calcext:value-type="float">
            <text:p>779,81</text:p>
          </table:table-cell>
          <table:table-cell table:number-columns-repeated="2" office:value-type="float" office:value="783.09" calcext:value-type="float">
            <text:p>783,09</text:p>
          </table:table-cell>
          <table:table-cell table:number-columns-repeated="4" office:value-type="float" office:value="782.85" calcext:value-type="float">
            <text:p>782,85</text:p>
          </table:table-cell>
          <table:table-cell table:number-columns-repeated="9" office:value-type="float" office:value="807.28" calcext:value-type="float">
            <text:p>807,28</text:p>
          </table:table-cell>
          <table:table-cell table:number-columns-repeated="2" office:value-type="float" office:value="807.52" calcext:value-type="float">
            <text:p>807,52</text:p>
          </table:table-cell>
          <table:table-cell table:number-columns-repeated="2" office:value-type="float" office:value="829.81" calcext:value-type="float">
            <text:p>829,81</text:p>
          </table:table-cell>
          <table:table-cell table:number-columns-repeated="3" office:value-type="float" office:value="829.56" calcext:value-type="float">
            <text:p>829,56</text:p>
          </table:table-cell>
          <table:table-cell table:number-columns-repeated="8" office:value-type="float" office:value="826.32" calcext:value-type="float">
            <text:p>826,32</text:p>
          </table:table-cell>
          <table:table-cell table:number-columns-repeated="3" office:value-type="float" office:value="907.97" calcext:value-type="float">
            <text:p>907,97</text:p>
          </table:table-cell>
          <table:table-cell office:value-type="float" office:value="911.05" calcext:value-type="float">
            <text:p>911,05</text:p>
          </table:table-cell>
          <table:table-cell office:value-type="float" office:value="914.88" calcext:value-type="float">
            <text:p>914,88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number-columns-repeated="10" office:value-type="float" office:value="935.56" calcext:value-type="float">
            <text:p>935,56</text:p>
          </table:table-cell>
          <table:table-cell office:value-type="float" office:value="933.32" calcext:value-type="float">
            <text:p>933,32</text:p>
          </table:table-cell>
          <table:table-cell table:number-columns-repeated="6" office:value-type="float" office:value="935.56" calcext:value-type="float">
            <text:p>935,56</text:p>
          </table:table-cell>
          <table:table-cell office:value-type="float" office:value="942.95" calcext:value-type="float">
            <text:p>942,95</text:p>
          </table:table-cell>
          <table:table-cell table:number-columns-repeated="2" office:value-type="float" office:value="942.66" calcext:value-type="float">
            <text:p>942,66</text:p>
          </table:table-cell>
          <table:table-cell table:number-columns-repeated="2" office:value-type="float" office:value="942.85" calcext:value-type="float">
            <text:p>942,85</text:p>
          </table:table-cell>
          <table:table-cell office:value-type="float" office:value="942.38" calcext:value-type="float">
            <text:p>942,38</text:p>
          </table:table-cell>
          <table:table-cell office:value-type="float" office:value="942.66" calcext:value-type="float">
            <text:p>942,66</text:p>
          </table:table-cell>
          <table:table-cell office:value-type="float" office:value="942.95" calcext:value-type="float">
            <text:p>942,95</text:p>
          </table:table-cell>
          <table:table-cell office:value-type="float" office:value="940.12" calcext:value-type="float">
            <text:p>940,12</text:p>
          </table:table-cell>
          <table:table-cell office:value-type="float" office:value="942.94" calcext:value-type="float">
            <text:p>942,94</text:p>
          </table:table-cell>
          <table:table-cell table:number-columns-repeated="2" office:value-type="float" office:value="986.88" calcext:value-type="float">
            <text:p>986,88</text:p>
          </table:table-cell>
          <table:table-cell table:number-columns-repeated="2" office:value-type="float" office:value="989.44" calcext:value-type="float">
            <text:p>989,44</text:p>
          </table:table-cell>
          <table:table-cell table:number-columns-repeated="2" office:value-type="float" office:value="986.28" calcext:value-type="float">
            <text:p>986,28</text:p>
          </table:table-cell>
          <table:table-cell office:value-type="float" office:value="983.32" calcext:value-type="float">
            <text:p>983,32</text:p>
          </table:table-cell>
          <table:table-cell table:number-columns-repeated="2" office:value-type="float" office:value="987.25" calcext:value-type="float">
            <text:p>987,25</text:p>
          </table:table-cell>
          <table:table-cell table:number-columns-repeated="2" office:value-type="float" office:value="986.27" calcext:value-type="float">
            <text:p>986,27</text:p>
          </table:table-cell>
          <table:table-cell office:value-type="float" office:value="1031.34" calcext:value-type="float">
            <text:p>1031,34</text:p>
          </table:table-cell>
          <table:table-cell table:number-columns-repeated="3" office:value-type="float" office:value="1036.18" calcext:value-type="float">
            <text:p>1036,18</text:p>
          </table:table-cell>
          <table:table-cell table:number-columns-repeated="4" office:value-type="float" office:value="1036.6" calcext:value-type="float">
            <text:p>1036,6</text:p>
          </table:table-cell>
          <table:table-cell table:number-columns-repeated="3" office:value-type="float" office:value="1036.18" calcext:value-type="float">
            <text:p>1036,18</text:p>
          </table:table-cell>
          <table:table-cell office:value-type="float" office:value="1036.6" calcext:value-type="float">
            <text:p>1036,6</text:p>
          </table:table-cell>
          <table:table-cell table:number-columns-repeated="7" office:value-type="float" office:value="1092.99" calcext:value-type="float">
            <text:p>1092,99</text:p>
          </table:table-cell>
          <table:table-cell table:number-columns-repeated="3" office:value-type="float" office:value="1095.18" calcext:value-type="float">
            <text:p>1095,18</text:p>
          </table:table-cell>
          <table:table-cell office:value-type="float" office:value="1109.09" calcext:value-type="float">
            <text:p>1109,09</text:p>
          </table:table-cell>
          <table:table-cell office:value-type="float" office:value="1220.1" calcext:value-type="float">
            <text:p>1220,1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994.53" calcext:value-type="float">
            <text:p>994,53</text:p>
          </table:table-cell>
          <table:table-cell office:value-type="float" office:value="1001.2" calcext:value-type="float">
            <text:p>1001,2</text:p>
          </table:table-cell>
          <table:table-cell table:number-columns-repeated="3" office:value-type="float" office:value="1038.24" calcext:value-type="float">
            <text:p>1038,24</text:p>
          </table:table-cell>
          <table:table-cell office:value-type="float" office:value="1038.35" calcext:value-type="float">
            <text:p>1038,35</text:p>
          </table:table-cell>
          <table:table-cell office:value-type="float" office:value="1055.79" calcext:value-type="float">
            <text:p>1055,79</text:p>
          </table:table-cell>
          <table:table-cell table:number-columns-repeated="10" office:value-type="float" office:value="1055.68" calcext:value-type="float">
            <text:p>1055,68</text:p>
          </table:table-cell>
          <table:table-cell office:value-type="float" office:value="1049.14" calcext:value-type="float">
            <text:p>1049,14</text:p>
          </table:table-cell>
          <table:table-cell office:value-type="float" office:value="1045.68" calcext:value-type="float">
            <text:p>1045,68</text:p>
          </table:table-cell>
          <table:table-cell office:value-type="float" office:value="1049.23" calcext:value-type="float">
            <text:p>1049,23</text:p>
          </table:table-cell>
          <table:table-cell office:value-type="float" office:value="1045.77" calcext:value-type="float">
            <text:p>1045,77</text:p>
          </table:table-cell>
          <table:table-cell office:value-type="float" office:value="1074.63" calcext:value-type="float">
            <text:p>1074,63</text:p>
          </table:table-cell>
          <table:table-cell office:value-type="float" office:value="1074.42" calcext:value-type="float">
            <text:p>1074,42</text:p>
          </table:table-cell>
          <table:table-cell office:value-type="float" office:value="1074.63" calcext:value-type="float">
            <text:p>1074,63</text:p>
          </table:table-cell>
          <table:table-cell table:number-columns-repeated="5" office:value-type="float" office:value="1085.59" calcext:value-type="float">
            <text:p>1085,59</text:p>
          </table:table-cell>
          <table:table-cell table:number-columns-repeated="7" office:value-type="float" office:value="1065.18" calcext:value-type="float">
            <text:p>1065,18</text:p>
          </table:table-cell>
          <table:table-cell office:value-type="float" office:value="1077.86" calcext:value-type="float">
            <text:p>1077,86</text:p>
          </table:table-cell>
          <table:table-cell table:number-columns-repeated="2" office:value-type="float" office:value="1097.69" calcext:value-type="float">
            <text:p>1097,69</text:p>
          </table:table-cell>
          <table:table-cell office:value-type="float" office:value="1099.78" calcext:value-type="float">
            <text:p>1099,78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4" office:value-type="float" office:value="1100.33" calcext:value-type="float">
            <text:p>1100,33</text:p>
          </table:table-cell>
          <table:table-cell office:value-type="float" office:value="1100" calcext:value-type="float">
            <text:p>1100</text:p>
          </table:table-cell>
          <table:table-cell office:value-type="float" office:value="1101.32" calcext:value-type="float">
            <text:p>1101,32</text:p>
          </table:table-cell>
          <table:table-cell office:value-type="float" office:value="1118.83" calcext:value-type="float">
            <text:p>1118,83</text:p>
          </table:table-cell>
          <table:table-cell table:number-columns-repeated="2" office:value-type="float" office:value="1112.56" calcext:value-type="float">
            <text:p>1112,56</text:p>
          </table:table-cell>
          <table:table-cell office:value-type="float" office:value="1112.34" calcext:value-type="float">
            <text:p>1112,34</text:p>
          </table:table-cell>
          <table:table-cell table:number-columns-repeated="3" office:value-type="float" office:value="1112.56" calcext:value-type="float">
            <text:p>1112,56</text:p>
          </table:table-cell>
          <table:table-cell table:number-columns-repeated="5" office:value-type="float" office:value="1099.1" calcext:value-type="float">
            <text:p>1099,1</text:p>
          </table:table-cell>
          <table:table-cell office:value-type="float" office:value="1196.7" calcext:value-type="float">
            <text:p>1196,7</text:p>
          </table:table-cell>
          <table:table-cell office:value-type="float" office:value="1208.55" calcext:value-type="float">
            <text:p>1208,55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227.31" calcext:value-type="float">
            <text:p>1227,31</text:p>
          </table:table-cell>
          <table:table-cell office:value-type="float" office:value="1228.66" calcext:value-type="float">
            <text:p>1228,66</text:p>
          </table:table-cell>
          <table:table-cell table:number-columns-repeated="4" office:value-type="float" office:value="1289.73" calcext:value-type="float">
            <text:p>1289,73</text:p>
          </table:table-cell>
          <table:table-cell table:number-columns-repeated="12" office:value-type="float" office:value="1307.53" calcext:value-type="float">
            <text:p>1307,53</text:p>
          </table:table-cell>
          <table:table-cell table:number-columns-repeated="4" office:value-type="float" office:value="1341.91" calcext:value-type="float">
            <text:p>1341,91</text:p>
          </table:table-cell>
          <table:table-cell office:value-type="float" office:value="1348.89" calcext:value-type="float">
            <text:p>1348,89</text:p>
          </table:table-cell>
          <table:table-cell table:number-columns-repeated="2" office:value-type="float" office:value="1342.01" calcext:value-type="float">
            <text:p>1342,01</text:p>
          </table:table-cell>
          <table:table-cell table:number-columns-repeated="2" office:value-type="float" office:value="1343.62" calcext:value-type="float">
            <text:p>1343,62</text:p>
          </table:table-cell>
          <table:table-cell office:value-type="float" office:value="1389.98" calcext:value-type="float">
            <text:p>1389,98</text:p>
          </table:table-cell>
          <table:table-cell office:value-type="float" office:value="1397.07" calcext:value-type="float">
            <text:p>1397,07</text:p>
          </table:table-cell>
          <table:table-cell office:value-type="float" office:value="1396.65" calcext:value-type="float">
            <text:p>1396,65</text:p>
          </table:table-cell>
          <table:table-cell office:value-type="float" office:value="1397.63" calcext:value-type="float">
            <text:p>1397,63</text:p>
          </table:table-cell>
          <table:table-cell office:value-type="float" office:value="1392.45" calcext:value-type="float">
            <text:p>1392,45</text:p>
          </table:table-cell>
          <table:table-cell table:number-columns-repeated="2" office:value-type="float" office:value="1397.61" calcext:value-type="float">
            <text:p>1397,61</text:p>
          </table:table-cell>
          <table:table-cell table:number-columns-repeated="2" office:value-type="float" office:value="1392.44" calcext:value-type="float">
            <text:p>1392,44</text:p>
          </table:table-cell>
          <table:table-cell office:value-type="float" office:value="1397.59" calcext:value-type="float">
            <text:p>1397,59</text:p>
          </table:table-cell>
          <table:table-cell office:value-type="float" office:value="1392.42" calcext:value-type="float">
            <text:p>1392,42</text:p>
          </table:table-cell>
          <table:table-cell office:value-type="float" office:value="1395.9" calcext:value-type="float">
            <text:p>1395,9</text:p>
          </table:table-cell>
          <table:table-cell office:value-type="float" office:value="1396.32" calcext:value-type="float">
            <text:p>1396,32</text:p>
          </table:table-cell>
          <table:table-cell table:number-columns-repeated="2" office:value-type="float" office:value="1455.24" calcext:value-type="float">
            <text:p>1455,24</text:p>
          </table:table-cell>
          <table:table-cell table:number-columns-repeated="4" office:value-type="float" office:value="1455.68" calcext:value-type="float">
            <text:p>1455,68</text:p>
          </table:table-cell>
          <table:table-cell table:number-columns-repeated="3" office:value-type="float" office:value="1455.24" calcext:value-type="float">
            <text:p>1455,24</text:p>
          </table:table-cell>
          <table:table-cell office:value-type="float" office:value="1488.27" calcext:value-type="float">
            <text:p>1488,27</text:p>
          </table:table-cell>
          <table:table-cell office:value-type="float" office:value="1492.74" calcext:value-type="float">
            <text:p>1492,74</text:p>
          </table:table-cell>
          <table:table-cell table:number-columns-repeated="3" office:value-type="float" office:value="1515.58" calcext:value-type="float">
            <text:p>1515,58</text:p>
          </table:table-cell>
          <table:table-cell table:number-columns-repeated="4" office:value-type="float" office:value="1540.43" calcext:value-type="float">
            <text:p>1540,43</text:p>
          </table:table-cell>
          <table:table-cell office:value-type="float" office:value="1540.9" calcext:value-type="float">
            <text:p>1540,9</text:p>
          </table:table-cell>
          <table:table-cell office:value-type="float" office:value="1553.99" calcext:value-type="float">
            <text:p>1553,99</text:p>
          </table:table-cell>
          <table:table-cell table:number-columns-repeated="2" office:value-type="float" office:value="1561.14" calcext:value-type="float">
            <text:p>1561,14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2" office:value-type="float" office:value="1338.39" calcext:value-type="float">
            <text:p>1338,39</text:p>
          </table:table-cell>
          <table:table-cell office:value-type="float" office:value="1334.24" calcext:value-type="float">
            <text:p>1334,24</text:p>
          </table:table-cell>
          <table:table-cell table:number-columns-repeated="10" office:value-type="float" office:value="1338.38" calcext:value-type="float">
            <text:p>1338,38</text:p>
          </table:table-cell>
          <table:table-cell table:number-columns-repeated="11" office:value-type="float" office:value="1372.91" calcext:value-type="float">
            <text:p>1372,91</text:p>
          </table:table-cell>
          <table:table-cell table:number-columns-repeated="5" office:value-type="float" office:value="1429.61" calcext:value-type="float">
            <text:p>1429,61</text:p>
          </table:table-cell>
          <table:table-cell office:value-type="float" office:value="1429.04" calcext:value-type="float">
            <text:p>1429,04</text:p>
          </table:table-cell>
          <table:table-cell office:value-type="float" office:value="1424.61" calcext:value-type="float">
            <text:p>1424,61</text:p>
          </table:table-cell>
          <table:table-cell table:number-columns-repeated="4" office:value-type="float" office:value="1429.6" calcext:value-type="float">
            <text:p>1429,6</text:p>
          </table:table-cell>
          <table:table-cell office:value-type="float" office:value="1484.78" calcext:value-type="float">
            <text:p>1484,78</text:p>
          </table:table-cell>
          <table:table-cell office:value-type="float" office:value="1485.22" calcext:value-type="float">
            <text:p>1485,22</text:p>
          </table:table-cell>
          <table:table-cell office:value-type="float" office:value="1485.08" calcext:value-type="float">
            <text:p>1485,08</text:p>
          </table:table-cell>
          <table:table-cell table:number-columns-repeated="3" office:value-type="float" office:value="1485.22" calcext:value-type="float">
            <text:p>1485,22</text:p>
          </table:table-cell>
          <table:table-cell table:number-columns-repeated="2" office:value-type="float" office:value="1485.67" calcext:value-type="float">
            <text:p>1485,67</text:p>
          </table:table-cell>
          <table:table-cell office:value-type="float" office:value="1485.22" calcext:value-type="float">
            <text:p>1485,22</text:p>
          </table:table-cell>
          <table:table-cell table:number-columns-repeated="2" office:value-type="float" office:value="1485.67" calcext:value-type="float">
            <text:p>1485,67</text:p>
          </table:table-cell>
          <table:table-cell office:value-type="float" office:value="1485.22" calcext:value-type="float">
            <text:p>1485,22</text:p>
          </table:table-cell>
          <table:table-cell office:value-type="float" office:value="1480.32" calcext:value-type="float">
            <text:p>1480,32</text:p>
          </table:table-cell>
          <table:table-cell office:value-type="float" office:value="1534.35" calcext:value-type="float">
            <text:p>1534,35</text:p>
          </table:table-cell>
          <table:table-cell office:value-type="float" office:value="1534.82" calcext:value-type="float">
            <text:p>1534,82</text:p>
          </table:table-cell>
          <table:table-cell table:number-columns-repeated="6" office:value-type="float" office:value="1539.88" calcext:value-type="float">
            <text:p>1539,88</text:p>
          </table:table-cell>
          <table:table-cell table:number-columns-repeated="4" office:value-type="float" office:value="1534.8" calcext:value-type="float">
            <text:p>1534,8</text:p>
          </table:table-cell>
          <table:table-cell office:value-type="float" office:value="1696.72" calcext:value-type="float">
            <text:p>1696,72</text:p>
          </table:table-cell>
          <table:table-cell office:value-type="float" office:value="1702.32" calcext:value-type="float">
            <text:p>1702,32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table:number-columns-repeated="5" office:value-type="float" office:value="1119.5" calcext:value-type="float">
            <text:p>1119,5</text:p>
          </table:table-cell>
          <table:table-cell office:value-type="float" office:value="1098.56" calcext:value-type="float">
            <text:p>1098,56</text:p>
          </table:table-cell>
          <table:table-cell office:value-type="float" office:value="1119.43" calcext:value-type="float">
            <text:p>1119,43</text:p>
          </table:table-cell>
          <table:table-cell table:number-columns-repeated="6" office:value-type="float" office:value="1143.17" calcext:value-type="float">
            <text:p>1143,17</text:p>
          </table:table-cell>
          <table:table-cell office:value-type="float" office:value="1165" calcext:value-type="float">
            <text:p>1165</text:p>
          </table:table-cell>
          <table:table-cell table:number-columns-repeated="10" office:value-type="float" office:value="1143.1" calcext:value-type="float">
            <text:p>1143,1</text:p>
          </table:table-cell>
          <table:table-cell table:number-columns-repeated="5" office:value-type="float" office:value="1156.36" calcext:value-type="float">
            <text:p>1156,36</text:p>
          </table:table-cell>
          <table:table-cell table:number-columns-repeated="2" office:value-type="float" office:value="1155.9" calcext:value-type="float">
            <text:p>1155,9</text:p>
          </table:table-cell>
          <table:table-cell table:number-columns-repeated="3" office:value-type="float" office:value="1208.95" calcext:value-type="float">
            <text:p>1208,95</text:p>
          </table:table-cell>
          <table:table-cell table:number-columns-repeated="2" office:value-type="float" office:value="1212.58" calcext:value-type="float">
            <text:p>1212,58</text:p>
          </table:table-cell>
          <table:table-cell table:number-columns-repeated="2" office:value-type="float" office:value="1219.73" calcext:value-type="float">
            <text:p>1219,73</text:p>
          </table:table-cell>
          <table:table-cell office:value-type="float" office:value="1219.98" calcext:value-type="float">
            <text:p>1219,98</text:p>
          </table:table-cell>
          <table:table-cell table:number-columns-repeated="4" office:value-type="float" office:value="1222.05" calcext:value-type="float">
            <text:p>1222,05</text:p>
          </table:table-cell>
          <table:table-cell office:value-type="float" office:value="1222.54" calcext:value-type="float">
            <text:p>1222,54</text:p>
          </table:table-cell>
          <table:table-cell table:number-columns-repeated="2" office:value-type="float" office:value="1218.99" calcext:value-type="float">
            <text:p>1218,99</text:p>
          </table:table-cell>
          <table:table-cell table:number-columns-repeated="2" office:value-type="float" office:value="1241.67" calcext:value-type="float">
            <text:p>1241,67</text:p>
          </table:table-cell>
          <table:table-cell office:value-type="float" office:value="1262.03" calcext:value-type="float">
            <text:p>1262,03</text:p>
          </table:table-cell>
          <table:table-cell table:number-columns-repeated="2" office:value-type="float" office:value="1258.87" calcext:value-type="float">
            <text:p>1258,87</text:p>
          </table:table-cell>
          <table:table-cell office:value-type="float" office:value="1262.53" calcext:value-type="float">
            <text:p>1262,53</text:p>
          </table:table-cell>
          <table:table-cell office:value-type="float" office:value="1258.86" calcext:value-type="float">
            <text:p>1258,86</text:p>
          </table:table-cell>
          <table:table-cell office:value-type="float" office:value="1240.36" calcext:value-type="float">
            <text:p>1240,36</text:p>
          </table:table-cell>
          <table:table-cell office:value-type="float" office:value="1305.6" calcext:value-type="float">
            <text:p>1305,6</text:p>
          </table:table-cell>
          <table:table-cell table:number-columns-repeated="4" office:value-type="float" office:value="1340.72" calcext:value-type="float">
            <text:p>1340,72</text:p>
          </table:table-cell>
          <table:table-cell office:value-type="float" office:value="1335.63" calcext:value-type="float">
            <text:p>1335,63</text:p>
          </table:table-cell>
          <table:table-cell table:number-columns-repeated="2" office:value-type="float" office:value="1368.89" calcext:value-type="float">
            <text:p>1368,89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number-columns-repeated="9" office:value-type="float" office:value="890.29" calcext:value-type="float">
            <text:p>890,29</text:p>
          </table:table-cell>
          <table:table-cell office:value-type="float" office:value="893.5" calcext:value-type="float">
            <text:p>893,5</text:p>
          </table:table-cell>
          <table:table-cell office:value-type="float" office:value="892.07" calcext:value-type="float">
            <text:p>892,07</text:p>
          </table:table-cell>
          <table:table-cell office:value-type="float" office:value="947.82" calcext:value-type="float">
            <text:p>947,82</text:p>
          </table:table-cell>
          <table:table-cell office:value-type="float" office:value="970.86" calcext:value-type="float">
            <text:p>970,86</text:p>
          </table:table-cell>
          <table:table-cell table:number-columns-repeated="3" office:value-type="float" office:value="970.27" calcext:value-type="float">
            <text:p>970,27</text:p>
          </table:table-cell>
          <table:table-cell office:value-type="float" office:value="973.96" calcext:value-type="float">
            <text:p>973,96</text:p>
          </table:table-cell>
          <table:table-cell office:value-type="float" office:value="970.36" calcext:value-type="float">
            <text:p>970,36</text:p>
          </table:table-cell>
          <table:table-cell table:number-columns-repeated="2" office:value-type="float" office:value="974.04" calcext:value-type="float">
            <text:p>974,04</text:p>
          </table:table-cell>
          <table:table-cell office:value-type="float" office:value="976.28" calcext:value-type="float">
            <text:p>976,28</text:p>
          </table:table-cell>
          <table:table-cell table:number-columns-repeated="3" office:value-type="float" office:value="977.26" calcext:value-type="float">
            <text:p>977,26</text:p>
          </table:table-cell>
          <table:table-cell office:value-type="float" office:value="990.84" calcext:value-type="float">
            <text:p>990,84</text:p>
          </table:table-cell>
          <table:table-cell table:number-columns-repeated="2" office:value-type="float" office:value="987.18" calcext:value-type="float">
            <text:p>987,18</text:p>
          </table:table-cell>
          <table:table-cell table:number-columns-repeated="2" office:value-type="float" office:value="990.83" calcext:value-type="float">
            <text:p>990,83</text:p>
          </table:table-cell>
          <table:table-cell table:number-columns-repeated="2" office:value-type="float" office:value="990.53" calcext:value-type="float">
            <text:p>990,53</text:p>
          </table:table-cell>
          <table:table-cell office:value-type="float" office:value="986.87" calcext:value-type="float">
            <text:p>986,87</text:p>
          </table:table-cell>
          <table:table-cell office:value-type="float" office:value="984.3" calcext:value-type="float">
            <text:p>984,3</text:p>
          </table:table-cell>
          <table:table-cell office:value-type="float" office:value="980.76" calcext:value-type="float">
            <text:p>980,76</text:p>
          </table:table-cell>
          <table:table-cell office:value-type="float" office:value="977.33" calcext:value-type="float">
            <text:p>977,33</text:p>
          </table:table-cell>
          <table:table-cell office:value-type="float" office:value="977.52" calcext:value-type="float">
            <text:p>977,52</text:p>
          </table:table-cell>
          <table:table-cell table:number-columns-repeated="2" office:value-type="float" office:value="982.51" calcext:value-type="float">
            <text:p>982,51</text:p>
          </table:table-cell>
          <table:table-cell office:value-type="float" office:value="983.88" calcext:value-type="float">
            <text:p>983,88</text:p>
          </table:table-cell>
          <table:table-cell office:value-type="float" office:value="999.33" calcext:value-type="float">
            <text:p>999,33</text:p>
          </table:table-cell>
          <table:table-cell office:value-type="float" office:value="999.13" calcext:value-type="float">
            <text:p>999,13</text:p>
          </table:table-cell>
          <table:table-cell table:number-columns-repeated="3" office:value-type="float" office:value="999.43" calcext:value-type="float">
            <text:p>999,43</text:p>
          </table:table-cell>
          <table:table-cell table:number-columns-repeated="2" office:value-type="float" office:value="999.63" calcext:value-type="float">
            <text:p>999,63</text:p>
          </table:table-cell>
          <table:table-cell office:value-type="float" office:value="999.13" calcext:value-type="float">
            <text:p>999,13</text:p>
          </table:table-cell>
          <table:table-cell office:value-type="float" office:value="1001.13" calcext:value-type="float">
            <text:p>1001,13</text:p>
          </table:table-cell>
          <table:table-cell table:number-columns-repeated="2" office:value-type="float" office:value="1017.45" calcext:value-type="float">
            <text:p>1017,45</text:p>
          </table:table-cell>
          <table:table-cell office:value-type="float" office:value="1019.28" calcext:value-type="float">
            <text:p>1019,28</text:p>
          </table:table-cell>
          <table:table-cell table:number-columns-repeated="2" office:value-type="float" office:value="1020.2" calcext:value-type="float">
            <text:p>1020,2</text:p>
          </table:table-cell>
          <table:table-cell office:value-type="float" office:value="1051.92" calcext:value-type="float">
            <text:p>1051,92</text:p>
          </table:table-cell>
          <table:table-cell office:value-type="float" office:value="1054.76" calcext:value-type="float">
            <text:p>1054,76</text:p>
          </table:table-cell>
          <table:table-cell table:number-columns-repeated="5" office:value-type="float" office:value="1055.29" calcext:value-type="float">
            <text:p>1055,29</text:p>
          </table:table-cell>
          <table:table-cell table:number-columns-repeated="2" office:value-type="float" office:value="1087.79" calcext:value-type="float">
            <text:p>1087,79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number-columns-repeated="3" office:value-type="float" office:value="988.77" calcext:value-type="float">
            <text:p>988,77</text:p>
          </table:table-cell>
          <table:table-cell table:number-columns-repeated="19" office:value-type="float" office:value="1052.05" calcext:value-type="float">
            <text:p>1052,05</text:p>
          </table:table-cell>
          <table:table-cell office:value-type="float" office:value="1058.04" calcext:value-type="float">
            <text:p>1058,04</text:p>
          </table:table-cell>
          <table:table-cell table:number-columns-repeated="2" office:value-type="float" office:value="1058.47" calcext:value-type="float">
            <text:p>1058,47</text:p>
          </table:table-cell>
          <table:table-cell table:number-columns-repeated="2" office:value-type="float" office:value="1052.43" calcext:value-type="float">
            <text:p>1052,43</text:p>
          </table:table-cell>
          <table:table-cell table:number-columns-repeated="2" office:value-type="float" office:value="1067.59" calcext:value-type="float">
            <text:p>1067,59</text:p>
          </table:table-cell>
          <table:table-cell office:value-type="float" office:value="1064.71" calcext:value-type="float">
            <text:p>1064,71</text:p>
          </table:table-cell>
          <table:table-cell office:value-type="float" office:value="1070.78" calcext:value-type="float">
            <text:p>1070,78</text:p>
          </table:table-cell>
          <table:table-cell office:value-type="float" office:value="1072.06" calcext:value-type="float">
            <text:p>1072,06</text:p>
          </table:table-cell>
          <table:table-cell office:value-type="float" office:value="1071.31" calcext:value-type="float">
            <text:p>1071,31</text:p>
          </table:table-cell>
          <table:table-cell table:number-columns-repeated="2" office:value-type="float" office:value="1065.2" calcext:value-type="float">
            <text:p>1065,2</text:p>
          </table:table-cell>
          <table:table-cell office:value-type="float" office:value="1074.37" calcext:value-type="float">
            <text:p>1074,37</text:p>
          </table:table-cell>
          <table:table-cell table:number-columns-repeated="2" office:value-type="float" office:value="1080.27" calcext:value-type="float">
            <text:p>1080,27</text:p>
          </table:table-cell>
          <table:table-cell office:value-type="float" office:value="1099.39" calcext:value-type="float">
            <text:p>1099,39</text:p>
          </table:table-cell>
          <table:table-cell office:value-type="float" office:value="1122.04" calcext:value-type="float">
            <text:p>1122,04</text:p>
          </table:table-cell>
          <table:table-cell office:value-type="float" office:value="1121.82" calcext:value-type="float">
            <text:p>1121,82</text:p>
          </table:table-cell>
          <table:table-cell office:value-type="float" office:value="1124.06" calcext:value-type="float">
            <text:p>1124,06</text:p>
          </table:table-cell>
          <table:table-cell table:number-columns-repeated="4" office:value-type="float" office:value="1167.56" calcext:value-type="float">
            <text:p>1167,56</text:p>
          </table:table-cell>
          <table:table-cell office:value-type="float" office:value="1167.21" calcext:value-type="float">
            <text:p>1167,21</text:p>
          </table:table-cell>
          <table:table-cell office:value-type="float" office:value="1188.34" calcext:value-type="float">
            <text:p>1188,34</text:p>
          </table:table-cell>
          <table:table-cell office:value-type="float" office:value="1181.68" calcext:value-type="float">
            <text:p>1181,68</text:p>
          </table:table-cell>
          <table:table-cell table:number-columns-repeated="2" office:value-type="float" office:value="1245.26" calcext:value-type="float">
            <text:p>1245,26</text:p>
          </table:table-cell>
          <table:table-cell table:number-columns-repeated="8" office:value-type="float" office:value="1249.74" calcext:value-type="float">
            <text:p>1249,74</text:p>
          </table:table-cell>
          <table:table-cell office:value-type="float" office:value="1253.24" calcext:value-type="float">
            <text:p>1253,24</text:p>
          </table:table-cell>
          <table:table-cell office:value-type="float" office:value="1257.75" calcext:value-type="float">
            <text:p>1257,75</text:p>
          </table:table-cell>
          <table:table-cell office:value-type="float" office:value="1265.68" calcext:value-type="float">
            <text:p>1265,68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number-columns-repeated="10" office:value-type="float" office:value="1029.5" calcext:value-type="float">
            <text:p>1029,5</text:p>
          </table:table-cell>
          <table:table-cell table:number-columns-repeated="7" office:value-type="float" office:value="1049.47" calcext:value-type="float">
            <text:p>1049,47</text:p>
          </table:table-cell>
          <table:table-cell table:number-columns-repeated="9" office:value-type="float" office:value="1065.42" calcext:value-type="float">
            <text:p>1065,42</text:p>
          </table:table-cell>
          <table:table-cell table:number-columns-repeated="3" office:value-type="float" office:value="1062.44" calcext:value-type="float">
            <text:p>1062,44</text:p>
          </table:table-cell>
          <table:table-cell office:value-type="float" office:value="1115.03" calcext:value-type="float">
            <text:p>1115,03</text:p>
          </table:table-cell>
          <table:table-cell office:value-type="float" office:value="1118.15" calcext:value-type="float">
            <text:p>1118,15</text:p>
          </table:table-cell>
          <table:table-cell office:value-type="float" office:value="1115.02" calcext:value-type="float">
            <text:p>1115,02</text:p>
          </table:table-cell>
          <table:table-cell table:number-columns-repeated="8" office:value-type="float" office:value="1095.18" calcext:value-type="float">
            <text:p>1095,18</text:p>
          </table:table-cell>
          <table:table-cell office:value-type="float" office:value="1095.61" calcext:value-type="float">
            <text:p>1095,61</text:p>
          </table:table-cell>
          <table:table-cell table:number-columns-repeated="2" office:value-type="float" office:value="1095.94" calcext:value-type="float">
            <text:p>1095,94</text:p>
          </table:table-cell>
          <table:table-cell table:number-columns-repeated="3" office:value-type="float" office:value="1121.92" calcext:value-type="float">
            <text:p>1121,92</text:p>
          </table:table-cell>
          <table:table-cell table:number-columns-repeated="3" office:value-type="float" office:value="1121.58" calcext:value-type="float">
            <text:p>1121,58</text:p>
          </table:table-cell>
          <table:table-cell office:value-type="float" office:value="1121.92" calcext:value-type="float">
            <text:p>1121,92</text:p>
          </table:table-cell>
          <table:table-cell office:value-type="float" office:value="1124.05" calcext:value-type="float">
            <text:p>1124,05</text:p>
          </table:table-cell>
          <table:table-cell table:number-columns-repeated="2" office:value-type="float" office:value="1121.91" calcext:value-type="float">
            <text:p>1121,91</text:p>
          </table:table-cell>
          <table:table-cell office:value-type="float" office:value="1208.19" calcext:value-type="float">
            <text:p>1208,19</text:p>
          </table:table-cell>
          <table:table-cell table:number-columns-repeated="2" office:value-type="float" office:value="1205.89" calcext:value-type="float">
            <text:p>1205,89</text:p>
          </table:table-cell>
          <table:table-cell office:value-type="float" office:value="1208.18" calcext:value-type="float">
            <text:p>1208,18</text:p>
          </table:table-cell>
          <table:table-cell office:value-type="float" office:value="1205.89" calcext:value-type="float">
            <text:p>1205,89</text:p>
          </table:table-cell>
          <table:table-cell table:number-columns-repeated="4" office:value-type="float" office:value="1208.06" calcext:value-type="float">
            <text:p>1208,06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number-columns-repeated="6" office:value-type="float" office:value="781" calcext:value-type="float">
            <text:p>781</text:p>
          </table:table-cell>
          <table:table-cell table:number-columns-repeated="10" office:value-type="float" office:value="813.1" calcext:value-type="float">
            <text:p>813,1</text:p>
          </table:table-cell>
          <table:table-cell office:value-type="float" office:value="813.34" calcext:value-type="float">
            <text:p>813,34</text:p>
          </table:table-cell>
          <table:table-cell table:number-columns-repeated="6" office:value-type="float" office:value="813.58" calcext:value-type="float">
            <text:p>813,58</text:p>
          </table:table-cell>
          <table:table-cell office:value-type="float" office:value="828.72" calcext:value-type="float">
            <text:p>828,72</text:p>
          </table:table-cell>
          <table:table-cell office:value-type="float" office:value="833.52" calcext:value-type="float">
            <text:p>833,52</text:p>
          </table:table-cell>
          <table:table-cell table:number-columns-repeated="4" office:value-type="float" office:value="833.44" calcext:value-type="float">
            <text:p>833,44</text:p>
          </table:table-cell>
          <table:table-cell office:value-type="float" office:value="833.27" calcext:value-type="float">
            <text:p>833,27</text:p>
          </table:table-cell>
          <table:table-cell table:number-columns-repeated="6" office:value-type="float" office:value="868.27" calcext:value-type="float">
            <text:p>868,27</text:p>
          </table:table-cell>
          <table:table-cell table:number-columns-repeated="2" office:value-type="float" office:value="870.96" calcext:value-type="float">
            <text:p>870,96</text:p>
          </table:table-cell>
          <table:table-cell office:value-type="float" office:value="872.18" calcext:value-type="float">
            <text:p>872,18</text:p>
          </table:table-cell>
          <table:table-cell office:value-type="float" office:value="873.75" calcext:value-type="float">
            <text:p>873,75</text:p>
          </table:table-cell>
          <table:table-cell office:value-type="float" office:value="872.53" calcext:value-type="float">
            <text:p>872,53</text:p>
          </table:table-cell>
          <table:table-cell table:number-columns-repeated="5" office:value-type="float" office:value="872.79" calcext:value-type="float">
            <text:p>872,79</text:p>
          </table:table-cell>
          <table:table-cell office:value-type="float" office:value="872.61" calcext:value-type="float">
            <text:p>872,61</text:p>
          </table:table-cell>
          <table:table-cell office:value-type="float" office:value="872.88" calcext:value-type="float">
            <text:p>872,88</text:p>
          </table:table-cell>
          <table:table-cell office:value-type="float" office:value="885.88" calcext:value-type="float">
            <text:p>885,88</text:p>
          </table:table-cell>
          <table:table-cell table:number-columns-repeated="7" office:value-type="float" office:value="889.16" calcext:value-type="float">
            <text:p>889,16</text:p>
          </table:table-cell>
          <table:table-cell table:number-columns-repeated="3" office:value-type="float" office:value="888.98" calcext:value-type="float">
            <text:p>888,98</text:p>
          </table:table-cell>
          <table:table-cell office:value-type="float" office:value="889.6" calcext:value-type="float">
            <text:p>889,6</text:p>
          </table:table-cell>
          <table:table-cell table:number-columns-repeated="2" office:value-type="float" office:value="977.23" calcext:value-type="float">
            <text:p>977,23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3" office:value-type="float" office:value="954.79" calcext:value-type="float">
            <text:p>954,79</text:p>
          </table:table-cell>
          <table:table-cell office:value-type="float" office:value="954.98" calcext:value-type="float">
            <text:p>954,98</text:p>
          </table:table-cell>
          <table:table-cell table:number-columns-repeated="8" office:value-type="float" office:value="991.84" calcext:value-type="float">
            <text:p>991,84</text:p>
          </table:table-cell>
          <table:table-cell table:number-columns-repeated="3" office:value-type="float" office:value="993.63" calcext:value-type="float">
            <text:p>993,63</text:p>
          </table:table-cell>
          <table:table-cell office:value-type="float" office:value="994.82" calcext:value-type="float">
            <text:p>994,82</text:p>
          </table:table-cell>
          <table:table-cell table:number-columns-repeated="2" office:value-type="float" office:value="993.63" calcext:value-type="float">
            <text:p>993,63</text:p>
          </table:table-cell>
          <table:table-cell table:number-columns-repeated="6" office:value-type="float" office:value="1017.17" calcext:value-type="float">
            <text:p>1017,17</text:p>
          </table:table-cell>
          <table:table-cell table:number-columns-repeated="2" office:value-type="float" office:value="1024.5" calcext:value-type="float">
            <text:p>1024,5</text:p>
          </table:table-cell>
          <table:table-cell table:number-columns-repeated="2" office:value-type="float" office:value="1024.29" calcext:value-type="float">
            <text:p>1024,29</text:p>
          </table:table-cell>
          <table:table-cell table:number-columns-repeated="2" office:value-type="float" office:value="1024.5" calcext:value-type="float">
            <text:p>1024,5</text:p>
          </table:table-cell>
          <table:table-cell table:number-columns-repeated="6" office:value-type="float" office:value="1051.95" calcext:value-type="float">
            <text:p>1051,95</text:p>
          </table:table-cell>
          <table:table-cell office:value-type="float" office:value="1061.11" calcext:value-type="float">
            <text:p>1061,11</text:p>
          </table:table-cell>
          <table:table-cell office:value-type="float" office:value="1062.06" calcext:value-type="float">
            <text:p>1062,06</text:p>
          </table:table-cell>
          <table:table-cell table:number-columns-repeated="9" office:value-type="float" office:value="1063.02" calcext:value-type="float">
            <text:p>1063,02</text:p>
          </table:table-cell>
          <table:table-cell office:value-type="float" office:value="1062.8" calcext:value-type="float">
            <text:p>1062,8</text:p>
          </table:table-cell>
          <table:table-cell table:number-columns-repeated="6" office:value-type="float" office:value="1078.11" calcext:value-type="float">
            <text:p>1078,11</text:p>
          </table:table-cell>
          <table:table-cell table:number-columns-repeated="4" office:value-type="float" office:value="1078.43" calcext:value-type="float">
            <text:p>1078,43</text:p>
          </table:table-cell>
          <table:table-cell table:number-columns-repeated="2" office:value-type="float" office:value="1082.42" calcext:value-type="float">
            <text:p>1082,42</text:p>
          </table:table-cell>
          <table:table-cell office:value-type="float" office:value="1113.49" calcext:value-type="float">
            <text:p>1113,49</text:p>
          </table:table-cell>
          <table:table-cell office:value-type="float" office:value="1141.88" calcext:value-type="float">
            <text:p>1141,88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number-columns-repeated="3" office:value-type="float" office:value="849.85" calcext:value-type="float">
            <text:p>849,85</text:p>
          </table:table-cell>
          <table:table-cell office:value-type="float" office:value="865.48" calcext:value-type="float">
            <text:p>865,48</text:p>
          </table:table-cell>
          <table:table-cell table:number-columns-repeated="6" office:value-type="float" office:value="900.88" calcext:value-type="float">
            <text:p>900,88</text:p>
          </table:table-cell>
          <table:table-cell office:value-type="float" office:value="901.96" calcext:value-type="float">
            <text:p>901,96</text:p>
          </table:table-cell>
          <table:table-cell office:value-type="float" office:value="903.68" calcext:value-type="float">
            <text:p>903,68</text:p>
          </table:table-cell>
          <table:table-cell table:number-columns-repeated="5" office:value-type="float" office:value="902.23" calcext:value-type="float">
            <text:p>902,23</text:p>
          </table:table-cell>
          <table:table-cell table:number-columns-repeated="2" office:value-type="float" office:value="920.01" calcext:value-type="float">
            <text:p>920,01</text:p>
          </table:table-cell>
          <table:table-cell table:number-columns-repeated="5" office:value-type="float" office:value="920.28" calcext:value-type="float">
            <text:p>920,28</text:p>
          </table:table-cell>
          <table:table-cell office:value-type="float" office:value="921.94" calcext:value-type="float">
            <text:p>921,94</text:p>
          </table:table-cell>
          <table:table-cell office:value-type="float" office:value="922.21" calcext:value-type="float">
            <text:p>922,21</text:p>
          </table:table-cell>
          <table:table-cell table:number-columns-repeated="2" office:value-type="float" office:value="951.54" calcext:value-type="float">
            <text:p>951,54</text:p>
          </table:table-cell>
          <table:table-cell table:number-columns-repeated="2" office:value-type="float" office:value="950.69" calcext:value-type="float">
            <text:p>950,69</text:p>
          </table:table-cell>
          <table:table-cell table:number-columns-repeated="5" office:value-type="float" office:value="950.3" calcext:value-type="float">
            <text:p>950,3</text:p>
          </table:table-cell>
          <table:table-cell office:value-type="float" office:value="948.5" calcext:value-type="float">
            <text:p>948,5</text:p>
          </table:table-cell>
          <table:table-cell office:value-type="float" office:value="950.97" calcext:value-type="float">
            <text:p>950,97</text:p>
          </table:table-cell>
          <table:table-cell office:value-type="float" office:value="952.77" calcext:value-type="float">
            <text:p>952,77</text:p>
          </table:table-cell>
          <table:table-cell table:number-columns-repeated="3" office:value-type="float" office:value="993.17" calcext:value-type="float">
            <text:p>993,17</text:p>
          </table:table-cell>
          <table:table-cell office:value-type="float" office:value="991.28" calcext:value-type="float">
            <text:p>991,28</text:p>
          </table:table-cell>
          <table:table-cell office:value-type="float" office:value="991.78" calcext:value-type="float">
            <text:p>991,78</text:p>
          </table:table-cell>
          <table:table-cell table:number-columns-repeated="3" office:value-type="float" office:value="993.66" calcext:value-type="float">
            <text:p>993,66</text:p>
          </table:table-cell>
          <table:table-cell office:value-type="float" office:value="993.27" calcext:value-type="float">
            <text:p>993,27</text:p>
          </table:table-cell>
          <table:table-cell office:value-type="float" office:value="993.07" calcext:value-type="float">
            <text:p>993,07</text:p>
          </table:table-cell>
          <table:table-cell office:value-type="float" office:value="996.94" calcext:value-type="float">
            <text:p>996,94</text:p>
          </table:table-cell>
          <table:table-cell office:value-type="float" office:value="997.34" calcext:value-type="float">
            <text:p>997,34</text:p>
          </table:table-cell>
          <table:table-cell table:number-columns-repeated="3" office:value-type="float" office:value="1025.46" calcext:value-type="float">
            <text:p>1025,46</text:p>
          </table:table-cell>
          <table:table-cell table:number-columns-repeated="2" office:value-type="float" office:value="1044.95" calcext:value-type="float">
            <text:p>1044,95</text:p>
          </table:table-cell>
          <table:table-cell office:value-type="float" office:value="1049.13" calcext:value-type="float">
            <text:p>1049,13</text:p>
          </table:table-cell>
          <table:table-cell table:number-columns-repeated="2" office:value-type="float" office:value="1051.12" calcext:value-type="float">
            <text:p>1051,12</text:p>
          </table:table-cell>
          <table:table-cell office:value-type="float" office:value="1047.02" calcext:value-type="float">
            <text:p>1047,02</text:p>
          </table:table-cell>
          <table:table-cell office:value-type="float" office:value="1051.21" calcext:value-type="float">
            <text:p>1051,21</text:p>
          </table:table-cell>
          <table:table-cell table:number-columns-repeated="2" office:value-type="float" office:value="1066.98" calcext:value-type="float">
            <text:p>1066,98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number-columns-repeated="2" office:value-type="float" office:value="888.58" calcext:value-type="float">
            <text:p>888,58</text:p>
          </table:table-cell>
          <table:table-cell table:number-columns-repeated="2" office:value-type="float" office:value="951.13" calcext:value-type="float">
            <text:p>951,13</text:p>
          </table:table-cell>
          <table:table-cell office:value-type="float" office:value="951.8" calcext:value-type="float">
            <text:p>951,8</text:p>
          </table:table-cell>
          <table:table-cell office:value-type="float" office:value="951.13" calcext:value-type="float">
            <text:p>951,13</text:p>
          </table:table-cell>
          <table:table-cell office:value-type="float" office:value="950.85" calcext:value-type="float">
            <text:p>950,85</text:p>
          </table:table-cell>
          <table:table-cell table:number-columns-repeated="2" office:value-type="float" office:value="951.89" calcext:value-type="float">
            <text:p>951,89</text:p>
          </table:table-cell>
          <table:table-cell office:value-type="float" office:value="951.61" calcext:value-type="float">
            <text:p>951,61</text:p>
          </table:table-cell>
          <table:table-cell office:value-type="float" office:value="951.42" calcext:value-type="float">
            <text:p>951,42</text:p>
          </table:table-cell>
          <table:table-cell office:value-type="float" office:value="951.61" calcext:value-type="float">
            <text:p>951,61</text:p>
          </table:table-cell>
          <table:table-cell office:value-type="float" office:value="951.42" calcext:value-type="float">
            <text:p>951,42</text:p>
          </table:table-cell>
          <table:table-cell table:number-columns-repeated="2" office:value-type="float" office:value="951.89" calcext:value-type="float">
            <text:p>951,89</text:p>
          </table:table-cell>
          <table:table-cell table:number-columns-repeated="5" office:value-type="float" office:value="980.26" calcext:value-type="float">
            <text:p>980,26</text:p>
          </table:table-cell>
          <table:table-cell table:number-columns-repeated="4" office:value-type="float" office:value="979.47" calcext:value-type="float">
            <text:p>979,47</text:p>
          </table:table-cell>
          <table:table-cell table:number-columns-repeated="5" office:value-type="float" office:value="1019.24" calcext:value-type="float">
            <text:p>1019,24</text:p>
          </table:table-cell>
          <table:table-cell table:number-columns-repeated="3" office:value-type="float" office:value="1018.83" calcext:value-type="float">
            <text:p>1018,83</text:p>
          </table:table-cell>
          <table:table-cell table:number-columns-repeated="3" office:value-type="float" office:value="1018.12" calcext:value-type="float">
            <text:p>1018,12</text:p>
          </table:table-cell>
          <table:table-cell office:value-type="float" office:value="1048.46" calcext:value-type="float">
            <text:p>1048,46</text:p>
          </table:table-cell>
          <table:table-cell table:number-columns-repeated="3" office:value-type="float" office:value="1028.85" calcext:value-type="float">
            <text:p>1028,85</text:p>
          </table:table-cell>
          <table:table-cell table:number-columns-repeated="7" office:value-type="float" office:value="1048.5" calcext:value-type="float">
            <text:p>1048,5</text:p>
          </table:table-cell>
          <table:table-cell table:number-columns-repeated="2" office:value-type="float" office:value="1045.88" calcext:value-type="float">
            <text:p>1045,88</text:p>
          </table:table-cell>
          <table:table-cell office:value-type="float" office:value="1079.98" calcext:value-type="float">
            <text:p>1079,98</text:p>
          </table:table-cell>
          <table:table-cell office:value-type="float" office:value="1079.44" calcext:value-type="float">
            <text:p>1079,44</text:p>
          </table:table-cell>
          <table:table-cell table:number-columns-repeated="4" office:value-type="float" office:value="1080.41" calcext:value-type="float">
            <text:p>1080,41</text:p>
          </table:table-cell>
          <table:table-cell table:number-columns-repeated="3" office:value-type="float" office:value="1080.3" calcext:value-type="float">
            <text:p>1080,3</text:p>
          </table:table-cell>
          <table:table-cell table:number-columns-repeated="3" office:value-type="float" office:value="1080.09" calcext:value-type="float">
            <text:p>1080,09</text:p>
          </table:table-cell>
          <table:table-cell table:number-columns-repeated="2"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table:number-columns-repeated="5" office:value-type="float" office:value="1024.76" calcext:value-type="float">
            <text:p>1024,76</text:p>
          </table:table-cell>
          <table:table-cell office:value-type="float" office:value="1036.14" calcext:value-type="float">
            <text:p>1036,14</text:p>
          </table:table-cell>
          <table:table-cell office:value-type="float" office:value="1063.08" calcext:value-type="float">
            <text:p>1063,08</text:p>
          </table:table-cell>
          <table:table-cell table:number-columns-repeated="3" office:value-type="float" office:value="1065.52" calcext:value-type="float">
            <text:p>1065,52</text:p>
          </table:table-cell>
          <table:table-cell office:value-type="float" office:value="1063.18" calcext:value-type="float">
            <text:p>1063,18</text:p>
          </table:table-cell>
          <table:table-cell table:number-columns-repeated="2" office:value-type="float" office:value="1056.59" calcext:value-type="float">
            <text:p>1056,59</text:p>
          </table:table-cell>
          <table:table-cell table:number-columns-repeated="4" office:value-type="float" office:value="1057.11" calcext:value-type="float">
            <text:p>1057,11</text:p>
          </table:table-cell>
          <table:table-cell office:value-type="float" office:value="1067.79" calcext:value-type="float">
            <text:p>1067,79</text:p>
          </table:table-cell>
          <table:table-cell office:value-type="float" office:value="1070.35" calcext:value-type="float">
            <text:p>1070,35</text:p>
          </table:table-cell>
          <table:table-cell office:value-type="float" office:value="1076.13" calcext:value-type="float">
            <text:p>1076,13</text:p>
          </table:table-cell>
          <table:table-cell office:value-type="float" office:value="1072.15" calcext:value-type="float">
            <text:p>1072,15</text:p>
          </table:table-cell>
          <table:table-cell office:value-type="float" office:value="1072.26" calcext:value-type="float">
            <text:p>1072,26</text:p>
          </table:table-cell>
          <table:table-cell table:number-columns-repeated="2" office:value-type="float" office:value="1072.37" calcext:value-type="float">
            <text:p>1072,37</text:p>
          </table:table-cell>
          <table:table-cell table:number-columns-repeated="2" office:value-type="float" office:value="1074.19" calcext:value-type="float">
            <text:p>1074,19</text:p>
          </table:table-cell>
          <table:table-cell table:number-columns-repeated="2" office:value-type="float" office:value="1072.69" calcext:value-type="float">
            <text:p>1072,69</text:p>
          </table:table-cell>
          <table:table-cell office:value-type="float" office:value="1083.52" calcext:value-type="float">
            <text:p>1083,52</text:p>
          </table:table-cell>
          <table:table-cell office:value-type="float" office:value="1098.69" calcext:value-type="float">
            <text:p>1098,69</text:p>
          </table:table-cell>
          <table:table-cell table:number-columns-repeated="2" office:value-type="float" office:value="1116.27" calcext:value-type="float">
            <text:p>1116,27</text:p>
          </table:table-cell>
          <table:table-cell table:number-columns-repeated="2" office:value-type="float" office:value="1127.1" calcext:value-type="float">
            <text:p>1127,1</text:p>
          </table:table-cell>
          <table:table-cell office:value-type="float" office:value="1126.42" calcext:value-type="float">
            <text:p>1126,42</text:p>
          </table:table-cell>
          <table:table-cell office:value-type="float" office:value="1126.53" calcext:value-type="float">
            <text:p>1126,53</text:p>
          </table:table-cell>
          <table:table-cell table:number-columns-repeated="2" office:value-type="float" office:value="1126.42" calcext:value-type="float">
            <text:p>1126,42</text:p>
          </table:table-cell>
          <table:table-cell table:number-columns-repeated="3" office:value-type="float" office:value="1127.1" calcext:value-type="float">
            <text:p>1127,1</text:p>
          </table:table-cell>
          <table:table-cell table:number-columns-repeated="4" office:value-type="float" office:value="1159.89" calcext:value-type="float">
            <text:p>1159,89</text:p>
          </table:table-cell>
          <table:table-cell office:value-type="float" office:value="1156.41" calcext:value-type="float">
            <text:p>1156,41</text:p>
          </table:table-cell>
          <table:table-cell table:number-columns-repeated="3" office:value-type="float" office:value="1155.95" calcext:value-type="float">
            <text:p>1155,95</text:p>
          </table:table-cell>
          <table:table-cell table:number-columns-repeated="4" office:value-type="float" office:value="1156.41" calcext:value-type="float">
            <text:p>1156,41</text:p>
          </table:table-cell>
          <table:table-cell office:value-type="float" office:value="1198.28" calcext:value-type="float">
            <text:p>1198,28</text:p>
          </table:table-cell>
          <table:table-cell office:value-type="float" office:value="1220.44" calcext:value-type="float">
            <text:p>1220,44</text:p>
          </table:table-cell>
          <table:table-cell table:number-columns-repeated="2" office:value-type="float" office:value="1196.77" calcext:value-type="float">
            <text:p>1196,77</text:p>
          </table:table-cell>
          <table:table-cell table:number-columns-repeated="2" office:value-type="float" office:value="1196.89" calcext:value-type="float">
            <text:p>1196,89</text:p>
          </table:table-cell>
          <table:table-cell office:value-type="float" office:value="1225.25" calcext:value-type="float">
            <text:p>1225,25</text:p>
          </table:table-cell>
          <table:table-cell table:number-columns-repeated="2" office:value-type="float" office:value="1227.95" calcext:value-type="float">
            <text:p>1227,95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3" office:value-type="float" office:value="963.93" calcext:value-type="float">
            <text:p>963,93</text:p>
          </table:table-cell>
          <table:table-cell table:number-columns-repeated="2" office:value-type="float" office:value="961.13" calcext:value-type="float">
            <text:p>961,13</text:p>
          </table:table-cell>
          <table:table-cell office:value-type="float" office:value="963.92" calcext:value-type="float">
            <text:p>963,92</text:p>
          </table:table-cell>
          <table:table-cell office:value-type="float" office:value="1007.01" calcext:value-type="float">
            <text:p>1007,01</text:p>
          </table:table-cell>
          <table:table-cell table:number-columns-repeated="7" office:value-type="float" office:value="1004.09" calcext:value-type="float">
            <text:p>1004,09</text:p>
          </table:table-cell>
          <table:table-cell table:number-columns-repeated="2" office:value-type="float" office:value="984.81" calcext:value-type="float">
            <text:p>984,81</text:p>
          </table:table-cell>
          <table:table-cell office:value-type="float" office:value="1004.01" calcext:value-type="float">
            <text:p>1004,01</text:p>
          </table:table-cell>
          <table:table-cell table:number-columns-repeated="3" office:value-type="float" office:value="1017.67" calcext:value-type="float">
            <text:p>1017,67</text:p>
          </table:table-cell>
          <table:table-cell office:value-type="float" office:value="1019.6" calcext:value-type="float">
            <text:p>1019,6</text:p>
          </table:table-cell>
          <table:table-cell table:number-columns-repeated="2" office:value-type="float" office:value="1021.54" calcext:value-type="float">
            <text:p>1021,54</text:p>
          </table:table-cell>
          <table:table-cell table:number-columns-repeated="2" office:value-type="float" office:value="1020.01" calcext:value-type="float">
            <text:p>1020,01</text:p>
          </table:table-cell>
          <table:table-cell table:number-columns-repeated="4" office:value-type="float" office:value="1000.52" calcext:value-type="float">
            <text:p>1000,52</text:p>
          </table:table-cell>
          <table:table-cell table:number-columns-repeated="3" office:value-type="float" office:value="1010.93" calcext:value-type="float">
            <text:p>1010,93</text:p>
          </table:table-cell>
          <table:table-cell office:value-type="float" office:value="1044.49" calcext:value-type="float">
            <text:p>1044,49</text:p>
          </table:table-cell>
          <table:table-cell table:number-columns-repeated="2" office:value-type="float" office:value="1046.27" calcext:value-type="float">
            <text:p>1046,27</text:p>
          </table:table-cell>
          <table:table-cell table:number-columns-repeated="2" office:value-type="float" office:value="1047.84" calcext:value-type="float">
            <text:p>1047,84</text:p>
          </table:table-cell>
          <table:table-cell office:value-type="float" office:value="1049.51" calcext:value-type="float">
            <text:p>1049,51</text:p>
          </table:table-cell>
          <table:table-cell office:value-type="float" office:value="1047.94" calcext:value-type="float">
            <text:p>1047,94</text:p>
          </table:table-cell>
          <table:table-cell table:number-columns-repeated="2" office:value-type="float" office:value="1082.52" calcext:value-type="float">
            <text:p>1082,52</text:p>
          </table:table-cell>
          <table:table-cell office:value-type="float" office:value="1082.85" calcext:value-type="float">
            <text:p>1082,85</text:p>
          </table:table-cell>
          <table:table-cell office:value-type="float" office:value="1081.22" calcext:value-type="float">
            <text:p>1081,22</text:p>
          </table:table-cell>
          <table:table-cell table:number-columns-repeated="3" office:value-type="float" office:value="1081.65" calcext:value-type="float">
            <text:p>1081,65</text:p>
          </table:table-cell>
          <table:table-cell office:value-type="float" office:value="1081.33" calcext:value-type="float">
            <text:p>1081,33</text:p>
          </table:table-cell>
          <table:table-cell office:value-type="float" office:value="1079.17" calcext:value-type="float">
            <text:p>1079,17</text:p>
          </table:table-cell>
          <table:table-cell office:value-type="float" office:value="1081.54" calcext:value-type="float">
            <text:p>1081,54</text:p>
          </table:table-cell>
          <table:table-cell table:number-columns-repeated="3" office:value-type="float" office:value="1102.74" calcext:value-type="float">
            <text:p>1102,74</text:p>
          </table:table-cell>
          <table:table-cell office:value-type="float" office:value="1162.95" calcext:value-type="float">
            <text:p>1162,95</text:p>
          </table:table-cell>
          <table:table-cell table:number-columns-repeated="2" office:value-type="float" office:value="1165.51" calcext:value-type="float">
            <text:p>1165,51</text:p>
          </table:table-cell>
          <table:table-cell office:value-type="float" office:value="1163.29" calcext:value-type="float">
            <text:p>1163,29</text:p>
          </table:table-cell>
          <table:table-cell office:value-type="float" office:value="1143.17" calcext:value-type="float">
            <text:p>1143,17</text:p>
          </table:table-cell>
          <table:table-cell office:value-type="float" office:value="1142.83" calcext:value-type="float">
            <text:p>1142,83</text:p>
          </table:table-cell>
          <table:table-cell table:number-columns-repeated="2" office:value-type="float" office:value="1165.45" calcext:value-type="float">
            <text:p>1165,45</text:p>
          </table:table-cell>
          <table:table-cell table:number-columns-repeated="2" office:value-type="float" office:value="1165.1" calcext:value-type="float">
            <text:p>1165,1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number-columns-repeated="4" office:value-type="float" office:value="862.82" calcext:value-type="float">
            <text:p>862,82</text:p>
          </table:table-cell>
          <table:table-cell office:value-type="float" office:value="860.32" calcext:value-type="float">
            <text:p>860,32</text:p>
          </table:table-cell>
          <table:table-cell office:value-type="float" office:value="876.24" calcext:value-type="float">
            <text:p>876,24</text:p>
          </table:table-cell>
          <table:table-cell office:value-type="float" office:value="873.7" calcext:value-type="float">
            <text:p>873,7</text:p>
          </table:table-cell>
          <table:table-cell table:number-columns-repeated="3" office:value-type="float" office:value="890.21" calcext:value-type="float">
            <text:p>890,21</text:p>
          </table:table-cell>
          <table:table-cell office:value-type="float" office:value="890.66" calcext:value-type="float">
            <text:p>890,66</text:p>
          </table:table-cell>
          <table:table-cell table:number-columns-repeated="4" office:value-type="float" office:value="899.29" calcext:value-type="float">
            <text:p>899,29</text:p>
          </table:table-cell>
          <table:table-cell office:value-type="float" office:value="900.19" calcext:value-type="float">
            <text:p>900,19</text:p>
          </table:table-cell>
          <table:table-cell office:value-type="float" office:value="931.25" calcext:value-type="float">
            <text:p>931,25</text:p>
          </table:table-cell>
          <table:table-cell office:value-type="float" office:value="934.98" calcext:value-type="float">
            <text:p>934,98</text:p>
          </table:table-cell>
          <table:table-cell office:value-type="float" office:value="925.91" calcext:value-type="float">
            <text:p>925,91</text:p>
          </table:table-cell>
          <table:table-cell table:number-columns-repeated="3" office:value-type="float" office:value="928.04" calcext:value-type="float">
            <text:p>928,04</text:p>
          </table:table-cell>
          <table:table-cell table:number-columns-repeated="2" office:value-type="float" office:value="928.59" calcext:value-type="float">
            <text:p>928,59</text:p>
          </table:table-cell>
          <table:table-cell table:number-columns-repeated="2" office:value-type="float" office:value="912.9" calcext:value-type="float">
            <text:p>912,9</text:p>
          </table:table-cell>
          <table:table-cell office:value-type="float" office:value="911.35" calcext:value-type="float">
            <text:p>911,35</text:p>
          </table:table-cell>
          <table:table-cell office:value-type="float" office:value="912.35" calcext:value-type="float">
            <text:p>912,35</text:p>
          </table:table-cell>
          <table:table-cell office:value-type="float" office:value="908.24" calcext:value-type="float">
            <text:p>908,24</text:p>
          </table:table-cell>
          <table:table-cell office:value-type="float" office:value="919.96" calcext:value-type="float">
            <text:p>919,96</text:p>
          </table:table-cell>
          <table:table-cell office:value-type="float" office:value="923.92" calcext:value-type="float">
            <text:p>923,92</text:p>
          </table:table-cell>
          <table:table-cell office:value-type="float" office:value="920.31" calcext:value-type="float">
            <text:p>920,31</text:p>
          </table:table-cell>
          <table:table-cell table:number-columns-repeated="3" office:value-type="float" office:value="923.99" calcext:value-type="float">
            <text:p>923,99</text:p>
          </table:table-cell>
          <table:table-cell office:value-type="float" office:value="930.74" calcext:value-type="float">
            <text:p>930,74</text:p>
          </table:table-cell>
          <table:table-cell office:value-type="float" office:value="932.69" calcext:value-type="float">
            <text:p>932,69</text:p>
          </table:table-cell>
          <table:table-cell table:number-columns-repeated="5" office:value-type="float" office:value="930.74" calcext:value-type="float">
            <text:p>930,74</text:p>
          </table:table-cell>
          <table:table-cell office:value-type="float" office:value="941.72" calcext:value-type="float">
            <text:p>941,72</text:p>
          </table:table-cell>
          <table:table-cell table:number-columns-repeated="2" office:value-type="float" office:value="940.4" calcext:value-type="float">
            <text:p>940,4</text:p>
          </table:table-cell>
          <table:table-cell table:number-columns-repeated="4" office:value-type="float" office:value="941.25" calcext:value-type="float">
            <text:p>941,25</text:p>
          </table:table-cell>
          <table:table-cell table:number-columns-repeated="2" office:value-type="float" office:value="941.53" calcext:value-type="float">
            <text:p>941,53</text:p>
          </table:table-cell>
          <table:table-cell table:number-columns-repeated="2" office:value-type="float" office:value="945.29" calcext:value-type="float">
            <text:p>945,29</text:p>
          </table:table-cell>
          <table:table-cell table:number-columns-repeated="4" office:value-type="float" office:value="997.38" calcext:value-type="float">
            <text:p>997,3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3.17" calcext:value-type="float">
            <text:p>1013,17</text:p>
          </table:table-cell>
          <table:table-cell table:number-columns-repeated="2" office:value-type="float" office:value="1016.21" calcext:value-type="float">
            <text:p>1016,21</text:p>
          </table:table-cell>
          <table:table-cell office:value-type="float" office:value="1012.96" calcext:value-type="float">
            <text:p>1012,96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number-columns-repeated="6" office:value-type="float" office:value="856.97" calcext:value-type="float">
            <text:p>856,97</text:p>
          </table:table-cell>
          <table:table-cell table:number-columns-repeated="6" office:value-type="float" office:value="886.02" calcext:value-type="float">
            <text:p>886,02</text:p>
          </table:table-cell>
          <table:table-cell table:number-columns-repeated="6" office:value-type="float" office:value="888.59" calcext:value-type="float">
            <text:p>888,59</text:p>
          </table:table-cell>
          <table:table-cell table:number-columns-repeated="2" office:value-type="float" office:value="916.85" calcext:value-type="float">
            <text:p>916,85</text:p>
          </table:table-cell>
          <table:table-cell office:value-type="float" office:value="916.57" calcext:value-type="float">
            <text:p>916,57</text:p>
          </table:table-cell>
          <table:table-cell office:value-type="float" office:value="916.85" calcext:value-type="float">
            <text:p>916,85</text:p>
          </table:table-cell>
          <table:table-cell table:number-columns-repeated="7" office:value-type="float" office:value="916.57" calcext:value-type="float">
            <text:p>916,57</text:p>
          </table:table-cell>
          <table:table-cell office:value-type="float" office:value="913.91" calcext:value-type="float">
            <text:p>913,91</text:p>
          </table:table-cell>
          <table:table-cell table:number-columns-repeated="2" office:value-type="float" office:value="957.78" calcext:value-type="float">
            <text:p>957,78</text:p>
          </table:table-cell>
          <table:table-cell table:number-columns-repeated="9" office:value-type="float" office:value="940.64" calcext:value-type="float">
            <text:p>940,64</text:p>
          </table:table-cell>
          <table:table-cell table:number-columns-repeated="3" office:value-type="float" office:value="957.94" calcext:value-type="float">
            <text:p>957,94</text:p>
          </table:table-cell>
          <table:table-cell office:value-type="float" office:value="957.75" calcext:value-type="float">
            <text:p>957,75</text:p>
          </table:table-cell>
          <table:table-cell table:number-columns-repeated="2" office:value-type="float" office:value="957.94" calcext:value-type="float">
            <text:p>957,94</text:p>
          </table:table-cell>
          <table:table-cell table:number-columns-repeated="2" office:value-type="float" office:value="961.39" calcext:value-type="float">
            <text:p>961,39</text:p>
          </table:table-cell>
          <table:table-cell table:number-columns-repeated="2" office:value-type="float" office:value="961.68" calcext:value-type="float">
            <text:p>961,68</text:p>
          </table:table-cell>
          <table:table-cell office:value-type="float" office:value="963.99" calcext:value-type="float">
            <text:p>963,99</text:p>
          </table:table-cell>
          <table:table-cell office:value-type="float" office:value="968.71" calcext:value-type="float">
            <text:p>968,71</text:p>
          </table:table-cell>
          <table:table-cell office:value-type="float" office:value="1053.96" calcext:value-type="float">
            <text:p>1053,96</text:p>
          </table:table-cell>
          <table:table-cell office:value-type="float" office:value="1073.35" calcext:value-type="float">
            <text:p>1073,35</text:p>
          </table:table-cell>
          <table:table-cell office:value-type="float" office:value="1053.92" calcext:value-type="float">
            <text:p>1053,92</text:p>
          </table:table-cell>
          <table:table-cell office:value-type="float" office:value="1073" calcext:value-type="float">
            <text:p>1073</text:p>
          </table:table-cell>
          <table:table-cell office:value-type="float" office:value="1054.12" calcext:value-type="float">
            <text:p>1054,12</text:p>
          </table:table-cell>
          <table:table-cell table:number-columns-repeated="2" office:value-type="float" office:value="1053.9" calcext:value-type="float">
            <text:p>1053,9</text:p>
          </table:table-cell>
          <table:table-cell office:value-type="float" office:value="1054.12" calcext:value-type="float">
            <text:p>1054,12</text:p>
          </table:table-cell>
          <table:table-cell office:value-type="float" office:value="1054.43" calcext:value-type="float">
            <text:p>1054,43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number-columns-repeated="2" office:value-type="float" office:value="1152.89" calcext:value-type="float">
            <text:p>1152,89</text:p>
          </table:table-cell>
          <table:table-cell office:value-type="float" office:value="1152.32" calcext:value-type="float">
            <text:p>1152,32</text:p>
          </table:table-cell>
          <table:table-cell table:number-columns-repeated="2" office:value-type="float" office:value="1152.55" calcext:value-type="float">
            <text:p>1152,55</text:p>
          </table:table-cell>
          <table:table-cell office:value-type="float" office:value="1206.72" calcext:value-type="float">
            <text:p>1206,72</text:p>
          </table:table-cell>
          <table:table-cell office:value-type="float" office:value="1210.22" calcext:value-type="float">
            <text:p>1210,22</text:p>
          </table:table-cell>
          <table:table-cell table:number-columns-repeated="2" office:value-type="float" office:value="1225.59" calcext:value-type="float">
            <text:p>1225,59</text:p>
          </table:table-cell>
          <table:table-cell office:value-type="float" office:value="1226.08" calcext:value-type="float">
            <text:p>1226,08</text:p>
          </table:table-cell>
          <table:table-cell table:number-columns-repeated="3" office:value-type="float" office:value="1224.24" calcext:value-type="float">
            <text:p>1224,24</text:p>
          </table:table-cell>
          <table:table-cell office:value-type="float" office:value="1223.75" calcext:value-type="float">
            <text:p>1223,75</text:p>
          </table:table-cell>
          <table:table-cell table:number-columns-repeated="2" office:value-type="float" office:value="1230.48" calcext:value-type="float">
            <text:p>1230,48</text:p>
          </table:table-cell>
          <table:table-cell office:value-type="float" office:value="1226.17" calcext:value-type="float">
            <text:p>1226,17</text:p>
          </table:table-cell>
          <table:table-cell office:value-type="float" office:value="1252.29" calcext:value-type="float">
            <text:p>1252,29</text:p>
          </table:table-cell>
          <table:table-cell table:number-columns-repeated="4" office:value-type="float" office:value="1259.3" calcext:value-type="float">
            <text:p>1259,3</text:p>
          </table:table-cell>
          <table:table-cell office:value-type="float" office:value="1259.93" calcext:value-type="float">
            <text:p>1259,93</text:p>
          </table:table-cell>
          <table:table-cell table:number-columns-repeated="2" office:value-type="float" office:value="1262.83" calcext:value-type="float">
            <text:p>1262,83</text:p>
          </table:table-cell>
          <table:table-cell table:number-columns-repeated="3" office:value-type="float" office:value="1264.34" calcext:value-type="float">
            <text:p>1264,34</text:p>
          </table:table-cell>
          <table:table-cell office:value-type="float" office:value="1263.46" calcext:value-type="float">
            <text:p>1263,46</text:p>
          </table:table-cell>
          <table:table-cell office:value-type="float" office:value="1274.45" calcext:value-type="float">
            <text:p>1274,45</text:p>
          </table:table-cell>
          <table:table-cell office:value-type="float" office:value="1277.76" calcext:value-type="float">
            <text:p>1277,76</text:p>
          </table:table-cell>
          <table:table-cell office:value-type="float" office:value="1328.24" calcext:value-type="float">
            <text:p>1328,24</text:p>
          </table:table-cell>
          <table:table-cell office:value-type="float" office:value="1325.58" calcext:value-type="float">
            <text:p>1325,58</text:p>
          </table:table-cell>
          <table:table-cell office:value-type="float" office:value="1326.38" calcext:value-type="float">
            <text:p>1326,38</text:p>
          </table:table-cell>
          <table:table-cell office:value-type="float" office:value="1336.32" calcext:value-type="float">
            <text:p>1336,32</text:p>
          </table:table-cell>
          <table:table-cell office:value-type="float" office:value="1336.99" calcext:value-type="float">
            <text:p>1336,99</text:p>
          </table:table-cell>
          <table:table-cell office:value-type="float" office:value="1336.32" calcext:value-type="float">
            <text:p>1336,32</text:p>
          </table:table-cell>
          <table:table-cell table:number-columns-repeated="2" office:value-type="float" office:value="1325.37" calcext:value-type="float">
            <text:p>1325,37</text:p>
          </table:table-cell>
          <table:table-cell office:value-type="float" office:value="1326.03" calcext:value-type="float">
            <text:p>1326,03</text:p>
          </table:table-cell>
          <table:table-cell office:value-type="float" office:value="1330.14" calcext:value-type="float">
            <text:p>1330,14</text:p>
          </table:table-cell>
          <table:table-cell office:value-type="float" office:value="1327.21" calcext:value-type="float">
            <text:p>1327,21</text:p>
          </table:table-cell>
          <table:table-cell table:number-columns-repeated="2" office:value-type="float" office:value="1329.6" calcext:value-type="float">
            <text:p>1329,6</text:p>
          </table:table-cell>
          <table:table-cell office:value-type="float" office:value="1328.94" calcext:value-type="float">
            <text:p>1328,94</text:p>
          </table:table-cell>
          <table:table-cell office:value-type="float" office:value="1340.37" calcext:value-type="float">
            <text:p>1340,37</text:p>
          </table:table-cell>
          <table:table-cell office:value-type="float" office:value="1343.85" calcext:value-type="float">
            <text:p>1343,85</text:p>
          </table:table-cell>
          <table:table-cell office:value-type="float" office:value="1357.56" calcext:value-type="float">
            <text:p>1357,56</text:p>
          </table:table-cell>
          <table:table-cell office:value-type="float" office:value="1357.01" calcext:value-type="float">
            <text:p>1357,01</text:p>
          </table:table-cell>
          <table:table-cell table:number-columns-repeated="2" office:value-type="float" office:value="1378.59" calcext:value-type="float">
            <text:p>1378,59</text:p>
          </table:table-cell>
          <table:table-cell table:number-columns-repeated="2" office:value-type="float" office:value="1383.69" calcext:value-type="float">
            <text:p>1383,69</text:p>
          </table:table-cell>
          <table:table-cell office:value-type="float" office:value="1407.21" calcext:value-type="float">
            <text:p>1407,21</text:p>
          </table:table-cell>
          <table:table-cell office:value-type="float" office:value="1406.93" calcext:value-type="float">
            <text:p>1406,93</text:p>
          </table:table-cell>
          <table:table-cell office:value-type="float" office:value="1472.64" calcext:value-type="float">
            <text:p>1472,64</text:p>
          </table:table-cell>
          <table:table-cell office:value-type="float" office:value="1475.14" calcext:value-type="float">
            <text:p>1475,14</text:p>
          </table:table-cell>
          <table:table-cell office:value-type="float" office:value="1518.21" calcext:value-type="float">
            <text:p>1518,21</text:p>
          </table:table-cell>
          <table:table-cell table:number-columns-repeated="2" office:value-type="float" office:value="1492.4" calcext:value-type="float">
            <text:p>1492,4</text:p>
          </table:table-cell>
          <table:table-cell office:value-type="float" office:value="1524.79" calcext:value-type="float">
            <text:p>1524,79</text:p>
          </table:table-cell>
          <table:table-cell office:value-type="float" office:value="1499.02" calcext:value-type="float">
            <text:p>1499,02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3" office:value-type="float" office:value="866.95" calcext:value-type="float">
            <text:p>866,95</text:p>
          </table:table-cell>
          <table:table-cell table:number-columns-repeated="3" office:value-type="float" office:value="867.39" calcext:value-type="float">
            <text:p>867,39</text:p>
          </table:table-cell>
          <table:table-cell office:value-type="float" office:value="906.16" calcext:value-type="float">
            <text:p>906,16</text:p>
          </table:table-cell>
          <table:table-cell table:number-columns-repeated="3" office:value-type="float" office:value="907.79" calcext:value-type="float">
            <text:p>907,79</text:p>
          </table:table-cell>
          <table:table-cell office:value-type="float" office:value="908.79" calcext:value-type="float">
            <text:p>908,79</text:p>
          </table:table-cell>
          <table:table-cell table:number-columns-repeated="3" office:value-type="float" office:value="892.61" calcext:value-type="float">
            <text:p>892,61</text:p>
          </table:table-cell>
          <table:table-cell office:value-type="float" office:value="891.63" calcext:value-type="float">
            <text:p>891,63</text:p>
          </table:table-cell>
          <table:table-cell table:number-columns-repeated="2" office:value-type="float" office:value="907.86" calcext:value-type="float">
            <text:p>907,86</text:p>
          </table:table-cell>
          <table:table-cell table:number-columns-repeated="2" office:value-type="float" office:value="917.21" calcext:value-type="float">
            <text:p>917,21</text:p>
          </table:table-cell>
          <table:table-cell table:number-columns-repeated="2" office:value-type="float" office:value="918.86" calcext:value-type="float">
            <text:p>918,86</text:p>
          </table:table-cell>
          <table:table-cell office:value-type="float" office:value="924.37" calcext:value-type="float">
            <text:p>924,37</text:p>
          </table:table-cell>
          <table:table-cell office:value-type="float" office:value="924.1" calcext:value-type="float">
            <text:p>924,1</text:p>
          </table:table-cell>
          <table:table-cell office:value-type="float" office:value="929.18" calcext:value-type="float">
            <text:p>929,18</text:p>
          </table:table-cell>
          <table:table-cell table:number-columns-repeated="4" office:value-type="float" office:value="928.9" calcext:value-type="float">
            <text:p>928,9</text:p>
          </table:table-cell>
          <table:table-cell office:value-type="float" office:value="946.46" calcext:value-type="float">
            <text:p>946,46</text:p>
          </table:table-cell>
          <table:table-cell table:number-columns-repeated="2" office:value-type="float" office:value="943.24" calcext:value-type="float">
            <text:p>943,24</text:p>
          </table:table-cell>
          <table:table-cell office:value-type="float" office:value="994.83" calcext:value-type="float">
            <text:p>994,83</text:p>
          </table:table-cell>
          <table:table-cell office:value-type="float" office:value="997.72" calcext:value-type="float">
            <text:p>997,72</text:p>
          </table:table-cell>
          <table:table-cell table:number-columns-repeated="2" office:value-type="float" office:value="996.92" calcext:value-type="float">
            <text:p>996,92</text:p>
          </table:table-cell>
          <table:table-cell office:value-type="float" office:value="997.02" calcext:value-type="float">
            <text:p>997,02</text:p>
          </table:table-cell>
          <table:table-cell table:number-columns-repeated="3" office:value-type="float" office:value="996.92" calcext:value-type="float">
            <text:p>996,92</text:p>
          </table:table-cell>
          <table:table-cell office:value-type="float" office:value="997.32" calcext:value-type="float">
            <text:p>997,32</text:p>
          </table:table-cell>
          <table:table-cell table:number-columns-repeated="4" office:value-type="float" office:value="997.42" calcext:value-type="float">
            <text:p>997,42</text:p>
          </table:table-cell>
          <table:table-cell office:value-type="float" office:value="979.86" calcext:value-type="float">
            <text:p>979,86</text:p>
          </table:table-cell>
          <table:table-cell office:value-type="float" office:value="997.4" calcext:value-type="float">
            <text:p>997,4</text:p>
          </table:table-cell>
          <table:table-cell office:value-type="float" office:value="1016.06" calcext:value-type="float">
            <text:p>1016,06</text:p>
          </table:table-cell>
          <table:table-cell table:number-columns-repeated="4" office:value-type="float" office:value="1018.8" calcext:value-type="float">
            <text:p>1018,8</text:p>
          </table:table-cell>
          <table:table-cell table:number-columns-repeated="3" office:value-type="float" office:value="1015.84" calcext:value-type="float">
            <text:p>1015,84</text:p>
          </table:table-cell>
          <table:table-cell office:value-type="float" office:value="1067.86" calcext:value-type="float">
            <text:p>1067,86</text:p>
          </table:table-cell>
          <table:table-cell office:value-type="float" office:value="1047.14" calcext:value-type="float">
            <text:p>1047,14</text:p>
          </table:table-cell>
          <table:table-cell office:value-type="float" office:value="1080.33" calcext:value-type="float">
            <text:p>1080,33</text:p>
          </table:table-cell>
          <table:table-cell table:number-columns-repeated="3" office:value-type="float" office:value="1079.15" calcext:value-type="float">
            <text:p>1079,15</text:p>
          </table:table-cell>
          <table:table-cell table:number-columns-repeated="2" office:value-type="float" office:value="1098.68" calcext:value-type="float">
            <text:p>1098,68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number-columns-repeated="6" office:value-type="float" office:value="794.71" calcext:value-type="float">
            <text:p>794,71</text:p>
          </table:table-cell>
          <table:table-cell office:value-type="float" office:value="837.31" calcext:value-type="float">
            <text:p>837,31</text:p>
          </table:table-cell>
          <table:table-cell office:value-type="float" office:value="838.56" calcext:value-type="float">
            <text:p>838,56</text:p>
          </table:table-cell>
          <table:table-cell table:number-columns-repeated="4" office:value-type="float" office:value="840.32" calcext:value-type="float">
            <text:p>840,32</text:p>
          </table:table-cell>
          <table:table-cell table:number-columns-repeated="2" office:value-type="float" office:value="840.41" calcext:value-type="float">
            <text:p>840,41</text:p>
          </table:table-cell>
          <table:table-cell table:number-columns-repeated="4" office:value-type="float" office:value="842.17" calcext:value-type="float">
            <text:p>842,17</text:p>
          </table:table-cell>
          <table:table-cell office:value-type="float" office:value="864.99" calcext:value-type="float">
            <text:p>864,99</text:p>
          </table:table-cell>
          <table:table-cell office:value-type="float" office:value="864.3" calcext:value-type="float">
            <text:p>864,3</text:p>
          </table:table-cell>
          <table:table-cell office:value-type="float" office:value="864.04" calcext:value-type="float">
            <text:p>864,04</text:p>
          </table:table-cell>
          <table:table-cell office:value-type="float" office:value="864.3" calcext:value-type="float">
            <text:p>864,3</text:p>
          </table:table-cell>
          <table:table-cell table:number-columns-repeated="7" office:value-type="float" office:value="863.09" calcext:value-type="float">
            <text:p>863,09</text:p>
          </table:table-cell>
          <table:table-cell table:number-columns-repeated="3" office:value-type="float" office:value="860.5" calcext:value-type="float">
            <text:p>860,5</text:p>
          </table:table-cell>
          <table:table-cell table:number-columns-repeated="2" office:value-type="float" office:value="903.7" calcext:value-type="float">
            <text:p>903,7</text:p>
          </table:table-cell>
          <table:table-cell office:value-type="float" office:value="908.04" calcext:value-type="float">
            <text:p>908,04</text:p>
          </table:table-cell>
          <table:table-cell table:number-columns-repeated="8" office:value-type="float" office:value="912.4" calcext:value-type="float">
            <text:p>912,4</text:p>
          </table:table-cell>
          <table:table-cell table:number-columns-repeated="2" office:value-type="float" office:value="915.13" calcext:value-type="float">
            <text:p>915,13</text:p>
          </table:table-cell>
          <table:table-cell table:number-columns-repeated="3" office:value-type="float" office:value="912.39" calcext:value-type="float">
            <text:p>912,39</text:p>
          </table:table-cell>
          <table:table-cell table:number-columns-repeated="2" office:value-type="float" office:value="915.58" calcext:value-type="float">
            <text:p>915,58</text:p>
          </table:table-cell>
          <table:table-cell office:value-type="float" office:value="915.95" calcext:value-type="float">
            <text:p>915,95</text:p>
          </table:table-cell>
          <table:table-cell office:value-type="float" office:value="920.71" calcext:value-type="float">
            <text:p>920,71</text:p>
          </table:table-cell>
          <table:table-cell office:value-type="float" office:value="942.99" calcext:value-type="float">
            <text:p>942,99</text:p>
          </table:table-cell>
          <table:table-cell office:value-type="float" office:value="1002.21" calcext:value-type="float">
            <text:p>1002,21</text:p>
          </table:table-cell>
          <table:table-cell table:number-columns-repeated="4" office:value-type="float" office:value="1014.24" calcext:value-type="float">
            <text:p>1014,24</text:p>
          </table:table-cell>
          <table:table-cell office:value-type="float" office:value="1010.69" calcext:value-type="float">
            <text:p>1010,69</text:p>
          </table:table-cell>
          <table:table-cell table:number-columns-repeated="3" office:value-type="float" office:value="1014.23" calcext:value-type="float">
            <text:p>1014,23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939.53" calcext:value-type="float">
            <text:p>939,53</text:p>
          </table:table-cell>
          <table:table-cell table:number-columns-repeated="4" office:value-type="float" office:value="956.54" calcext:value-type="float">
            <text:p>956,54</text:p>
          </table:table-cell>
          <table:table-cell table:number-columns-repeated="5" office:value-type="float" office:value="959.41" calcext:value-type="float">
            <text:p>959,41</text:p>
          </table:table-cell>
          <table:table-cell table:number-columns-repeated="11" office:value-type="float" office:value="998.45" calcext:value-type="float">
            <text:p>998,45</text:p>
          </table:table-cell>
          <table:table-cell table:number-columns-repeated="4" office:value-type="float" office:value="1032.6" calcext:value-type="float">
            <text:p>1032,6</text:p>
          </table:table-cell>
          <table:table-cell table:number-columns-repeated="2" office:value-type="float" office:value="1029.5" calcext:value-type="float">
            <text:p>1029,5</text:p>
          </table:table-cell>
          <table:table-cell office:value-type="float" office:value="1019.62" calcext:value-type="float">
            <text:p>1019,62</text:p>
          </table:table-cell>
          <table:table-cell office:value-type="float" office:value="1029.41" calcext:value-type="float">
            <text:p>1029,41</text:p>
          </table:table-cell>
          <table:table-cell table:number-columns-repeated="2" office:value-type="float" office:value="1029.1" calcext:value-type="float">
            <text:p>1029,1</text:p>
          </table:table-cell>
          <table:table-cell office:value-type="float" office:value="1000.9" calcext:value-type="float">
            <text:p>1000,9</text:p>
          </table:table-cell>
          <table:table-cell table:number-columns-repeated="11" office:value-type="float" office:value="1019.22" calcext:value-type="float">
            <text:p>1019,22</text:p>
          </table:table-cell>
          <table:table-cell table:number-columns-repeated="3" office:value-type="float" office:value="1022.58" calcext:value-type="float">
            <text:p>1022,58</text:p>
          </table:table-cell>
          <table:table-cell office:value-type="float" office:value="1022.28" calcext:value-type="float">
            <text:p>1022,28</text:p>
          </table:table-cell>
          <table:table-cell table:number-columns-repeated="2" office:value-type="float" office:value="1032.09" calcext:value-type="float">
            <text:p>1032,09</text:p>
          </table:table-cell>
          <table:table-cell office:value-type="float" office:value="1032.4" calcext:value-type="float">
            <text:p>1032,4</text:p>
          </table:table-cell>
          <table:table-cell table:number-columns-repeated="11" office:value-type="float" office:value="1100.54" calcext:value-type="float">
            <text:p>1100,54</text:p>
          </table:table-cell>
          <table:table-cell office:value-type="float" office:value="1107.47" calcext:value-type="float">
            <text:p>1107,47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table:number-columns-repeated="8" office:value-type="float" office:value="958.02" calcext:value-type="float">
            <text:p>958,02</text:p>
          </table:table-cell>
          <table:table-cell office:value-type="float" office:value="976.6" calcext:value-type="float">
            <text:p>976,6</text:p>
          </table:table-cell>
          <table:table-cell table:number-columns-repeated="3" office:value-type="float" office:value="999.07" calcext:value-type="float">
            <text:p>999,07</text:p>
          </table:table-cell>
          <table:table-cell table:number-columns-repeated="2" office:value-type="float" office:value="1018.65" calcext:value-type="float">
            <text:p>1018,65</text:p>
          </table:table-cell>
          <table:table-cell table:number-columns-repeated="10" office:value-type="float" office:value="999.09" calcext:value-type="float">
            <text:p>999,09</text:p>
          </table:table-cell>
          <table:table-cell table:number-columns-repeated="5" office:value-type="float" office:value="1009.88" calcext:value-type="float">
            <text:p>1009,88</text:p>
          </table:table-cell>
          <table:table-cell table:number-columns-repeated="2" office:value-type="float" office:value="1009.48" calcext:value-type="float">
            <text:p>1009,48</text:p>
          </table:table-cell>
          <table:table-cell table:number-columns-repeated="3" office:value-type="float" office:value="1049.75" calcext:value-type="float">
            <text:p>1049,75</text:p>
          </table:table-cell>
          <table:table-cell table:number-columns-repeated="2" office:value-type="float" office:value="1077.36" calcext:value-type="float">
            <text:p>1077,36</text:p>
          </table:table-cell>
          <table:table-cell table:number-columns-repeated="9" office:value-type="float" office:value="1083.29" calcext:value-type="float">
            <text:p>1083,29</text:p>
          </table:table-cell>
          <table:table-cell office:value-type="float" office:value="1104.63" calcext:value-type="float">
            <text:p>1104,63</text:p>
          </table:table-cell>
          <table:table-cell office:value-type="float" office:value="1137.44" calcext:value-type="float">
            <text:p>1137,44</text:p>
          </table:table-cell>
          <table:table-cell office:value-type="float" office:value="1133" calcext:value-type="float">
            <text:p>1133</text:p>
          </table:table-cell>
          <table:table-cell office:value-type="float" office:value="1138.89" calcext:value-type="float">
            <text:p>1138,89</text:p>
          </table:table-cell>
          <table:table-cell table:number-columns-repeated="2" office:value-type="float" office:value="1139.35" calcext:value-type="float">
            <text:p>1139,35</text:p>
          </table:table-cell>
          <table:table-cell table:number-columns-repeated="5" office:value-type="float" office:value="1143.79" calcext:value-type="float">
            <text:p>1143,79</text:p>
          </table:table-cell>
          <table:table-cell table:number-columns-repeated="3" office:value-type="float" office:value="1214.82" calcext:value-type="float">
            <text:p>1214,82</text:p>
          </table:table-cell>
          <table:table-cell office:value-type="float" office:value="1191.5" calcext:value-type="float">
            <text:p>1191,5</text:p>
          </table:table-cell>
          <table:table-cell office:value-type="float" office:value="1213.54" calcext:value-type="float">
            <text:p>1213,54</text:p>
          </table:table-cell>
          <table:table-cell office:value-type="float" office:value="1236.84" calcext:value-type="float">
            <text:p>1236,84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2" office:value-type="float" office:value="778.37" calcext:value-type="float">
            <text:p>778,37</text:p>
          </table:table-cell>
          <table:table-cell table:number-columns-repeated="3" office:value-type="float" office:value="773.46" calcext:value-type="float">
            <text:p>773,46</text:p>
          </table:table-cell>
          <table:table-cell office:value-type="float" office:value="811.98" calcext:value-type="float">
            <text:p>811,98</text:p>
          </table:table-cell>
          <table:table-cell office:value-type="float" office:value="814.42" calcext:value-type="float">
            <text:p>814,42</text:p>
          </table:table-cell>
          <table:table-cell table:number-columns-repeated="2" office:value-type="float" office:value="817.35" calcext:value-type="float">
            <text:p>817,35</text:p>
          </table:table-cell>
          <table:table-cell table:number-columns-repeated="2" office:value-type="float" office:value="811.96" calcext:value-type="float">
            <text:p>811,96</text:p>
          </table:table-cell>
          <table:table-cell table:number-columns-repeated="2" office:value-type="float" office:value="817.4" calcext:value-type="float">
            <text:p>817,4</text:p>
          </table:table-cell>
          <table:table-cell table:number-columns-repeated="2" office:value-type="float" office:value="812.33" calcext:value-type="float">
            <text:p>812,33</text:p>
          </table:table-cell>
          <table:table-cell office:value-type="float" office:value="817.45" calcext:value-type="float">
            <text:p>817,45</text:p>
          </table:table-cell>
          <table:table-cell table:number-columns-repeated="5" office:value-type="float" office:value="814.5" calcext:value-type="float">
            <text:p>814,5</text:p>
          </table:table-cell>
          <table:table-cell table:number-columns-repeated="2" office:value-type="float" office:value="830.79" calcext:value-type="float">
            <text:p>830,79</text:p>
          </table:table-cell>
          <table:table-cell table:number-columns-repeated="2" office:value-type="float" office:value="826.06" calcext:value-type="float">
            <text:p>826,06</text:p>
          </table:table-cell>
          <table:table-cell office:value-type="float" office:value="826.22" calcext:value-type="float">
            <text:p>826,22</text:p>
          </table:table-cell>
          <table:table-cell office:value-type="float" office:value="829.11" calcext:value-type="float">
            <text:p>829,11</text:p>
          </table:table-cell>
          <table:table-cell office:value-type="float" office:value="828.53" calcext:value-type="float">
            <text:p>828,53</text:p>
          </table:table-cell>
          <table:table-cell table:number-columns-repeated="2" office:value-type="float" office:value="825.55" calcext:value-type="float">
            <text:p>825,55</text:p>
          </table:table-cell>
          <table:table-cell office:value-type="float" office:value="828.61" calcext:value-type="float">
            <text:p>828,61</text:p>
          </table:table-cell>
          <table:table-cell office:value-type="float" office:value="867.63" calcext:value-type="float">
            <text:p>867,63</text:p>
          </table:table-cell>
          <table:table-cell table:number-columns-repeated="3" office:value-type="float" office:value="873.1" calcext:value-type="float">
            <text:p>873,1</text:p>
          </table:table-cell>
          <table:table-cell office:value-type="float" office:value="876.24" calcext:value-type="float">
            <text:p>876,24</text:p>
          </table:table-cell>
          <table:table-cell table:number-columns-repeated="8" office:value-type="float" office:value="873.09" calcext:value-type="float">
            <text:p>873,09</text:p>
          </table:table-cell>
          <table:table-cell office:value-type="float" office:value="898.15" calcext:value-type="float">
            <text:p>898,15</text:p>
          </table:table-cell>
          <table:table-cell table:number-columns-repeated="2" office:value-type="float" office:value="894.64" calcext:value-type="float">
            <text:p>894,64</text:p>
          </table:table-cell>
          <table:table-cell table:number-columns-repeated="5" office:value-type="float" office:value="898.22" calcext:value-type="float">
            <text:p>898,22</text:p>
          </table:table-cell>
          <table:table-cell office:value-type="float" office:value="932.53" calcext:value-type="float">
            <text:p>932,53</text:p>
          </table:table-cell>
          <table:table-cell table:number-columns-repeated="2" office:value-type="float" office:value="934.12" calcext:value-type="float">
            <text:p>934,12</text:p>
          </table:table-cell>
          <table:table-cell office:value-type="float" office:value="932.53" calcext:value-type="float">
            <text:p>932,53</text:p>
          </table:table-cell>
          <table:table-cell office:value-type="float" office:value="934.12" calcext:value-type="float">
            <text:p>934,12</text:p>
          </table:table-cell>
          <table:table-cell office:value-type="float" office:value="932.53" calcext:value-type="float">
            <text:p>932,53</text:p>
          </table:table-cell>
          <table:table-cell office:value-type="float" office:value="966.84" calcext:value-type="float">
            <text:p>966,84</text:p>
          </table:table-cell>
          <table:table-cell office:value-type="float" office:value="968.49" calcext:value-type="float">
            <text:p>968,49</text:p>
          </table:table-cell>
          <table:table-cell table:number-columns-repeated="2" office:value-type="float" office:value="966.84" calcext:value-type="float">
            <text:p>966,84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Tabela 7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variação percentual no mês, sem desoneração da folha de pagamento (%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0.39" calcext:value-type="float">
            <text:p>0,39</text:p>
          </table:table-cell>
          <table:table-cell office:value-type="float" office:value="0.18" calcext:value-type="float">
            <text:p>0,18</text:p>
          </table:table-cell>
          <table:table-cell office:value-type="float" office:value="0.49" calcext:value-type="float">
            <text:p>0,49</text:p>
          </table:table-cell>
          <table:table-cell office:value-type="float" office:value="0.16" calcext:value-type="float">
            <text:p>0,16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49" calcext:value-type="float">
            <text:p>0,49</text:p>
          </table:table-cell>
          <table:table-cell office:value-type="float" office:value="0.34" calcext:value-type="float">
            <text:p>0,34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44" calcext:value-type="float">
            <text:p>0,44</text:p>
          </table:table-cell>
          <table:table-cell office:value-type="float" office:value="0.17" calcext:value-type="float">
            <text:p>0,17</text:p>
          </table:table-cell>
          <table:table-cell office:value-type="float" office:value="0.51" calcext:value-type="float">
            <text:p>0,5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5" calcext:value-type="float">
            <text:p>0,35</text:p>
          </table:table-cell>
          <table:table-cell office:value-type="float" office:value="0.68" calcext:value-type="float">
            <text:p>0,68</text:p>
          </table:table-cell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office:value-type="float" office:value="0.26" calcext:value-type="float">
            <text:p>0,2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49" calcext:value-type="float">
            <text:p>0,49</text:p>
          </table:table-cell>
          <table:table-cell office:value-type="float" office:value="0.82" calcext:value-type="float">
            <text:p>0,82</text:p>
          </table:table-cell>
          <table:table-cell office:value-type="float" office:value="1.35" calcext:value-type="float">
            <text:p>1,35</text:p>
          </table:table-cell>
          <table:table-cell office:value-type="float" office:value="1.6" calcext:value-type="float">
            <text:p>1,6</text:p>
          </table:table-cell>
          <table:table-cell office:value-type="float" office:value="1.72" calcext:value-type="float">
            <text:p>1,72</text:p>
          </table:table-cell>
          <table:table-cell office:value-type="float" office:value="1.82" calcext:value-type="float">
            <text:p>1,82</text:p>
          </table:table-cell>
          <table:table-cell office:value-type="float" office:value="1.92" calcext:value-type="float">
            <text:p>1,92</text:p>
          </table:table-cell>
          <table:table-cell office:value-type="float" office:value="1.26" calcext:value-type="float">
            <text:p>1,26</text:p>
          </table:table-cell>
          <table:table-cell office:value-type="float" office:value="1.39" calcext:value-type="float">
            <text:p>1,39</text:p>
          </table:table-cell>
          <table:table-cell office:value-type="float" office:value="1.77" calcext:value-type="float">
            <text:p>1,77</text:p>
          </table:table-cell>
          <table:table-cell office:value-type="float" office:value="1.71" calcext:value-type="float">
            <text:p>1,71</text:p>
          </table:table-cell>
          <table:table-cell office:value-type="float" office:value="2.46" calcext:value-type="float">
            <text:p>2,46</text:p>
          </table:table-cell>
          <table:table-cell office:value-type="float" office:value="1.81" calcext:value-type="float">
            <text:p>1,81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49" calcext:value-type="float">
            <text:p>0,49</text:p>
          </table:table-cell>
          <table:table-cell office:value-type="float" office:value="0.73" calcext:value-type="float">
            <text:p>0,7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1.12" calcext:value-type="float">
            <text:p>1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0.39" calcext:value-type="float">
            <text:p>0,39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3" calcext:value-type="float">
            <text:p>-0,03</text:p>
          </table:table-cell>
          <table:table-cell office:value-type="float" office:value="0.7" calcext:value-type="float">
            <text:p>0,7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-0.04" calcext:value-type="float">
            <text:p>-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office:value-type="float" office:value="0.36" calcext:value-type="float">
            <text:p>0,36</text:p>
          </table:table-cell>
          <table:table-cell office:value-type="float" office:value="0.8" calcext:value-type="float">
            <text:p>0,8</text:p>
          </table:table-cell>
          <table:table-cell office:value-type="float" office:value="1.77" calcext:value-type="float">
            <text:p>1,77</text:p>
          </table:table-cell>
          <table:table-cell office:value-type="float" office:value="0.49" calcext:value-type="float">
            <text:p>0,49</text:p>
          </table:table-cell>
          <table:table-cell office:value-type="float" office:value="0.37" calcext:value-type="float">
            <text:p>0,37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4" calcext:value-type="float">
            <text:p>0,4</text:p>
          </table:table-cell>
          <table:table-cell office:value-type="float" office:value="0.53" calcext:value-type="float">
            <text:p>0,53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float" office:value="1.01" calcext:value-type="float">
            <text:p>1,01</text:p>
          </table:table-cell>
          <table:table-cell office:value-type="float" office:value="-0.07" calcext:value-type="float">
            <text:p>-0,07</text:p>
          </table:table-cell>
          <table:table-cell office:value-type="float" office:value="0.16" calcext:value-type="float">
            <text:p>0,16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office:value-type="float" office:value="0.83" calcext:value-type="float">
            <text:p>0,83</text:p>
          </table:table-cell>
          <table:table-cell office:value-type="float" office:value="1.77" calcext:value-type="float">
            <text:p>1,77</text:p>
          </table:table-cell>
          <table:table-cell office:value-type="float" office:value="1.75" calcext:value-type="float">
            <text:p>1,75</text:p>
          </table:table-cell>
          <table:table-cell office:value-type="float" office:value="1.78" calcext:value-type="float">
            <text:p>1,78</text:p>
          </table:table-cell>
          <table:table-cell office:value-type="float" office:value="1.66" calcext:value-type="float">
            <text:p>1,66</text:p>
          </table:table-cell>
          <table:table-cell office:value-type="float" office:value="1.21" calcext:value-type="float">
            <text:p>1,21</text:p>
          </table:table-cell>
          <table:table-cell office:value-type="float" office:value="0.84" calcext:value-type="float">
            <text:p>0,84</text:p>
          </table:table-cell>
          <table:table-cell office:value-type="float" office:value="1.02" calcext:value-type="float">
            <text:p>1,02</text:p>
          </table:table-cell>
          <table:table-cell office:value-type="float" office:value="1.42" calcext:value-type="float">
            <text:p>1,42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0.84" calcext:value-type="float">
            <text:p>0,84</text:p>
          </table:table-cell>
          <table:table-cell office:value-type="float" office:value="1.74" calcext:value-type="float">
            <text:p>1,74</text:p>
          </table:table-cell>
          <table:table-cell office:value-type="float" office:value="2.65" calcext:value-type="float">
            <text:p>2,65</text:p>
          </table:table-cell>
          <table:table-cell office:value-type="float" office:value="1.26" calcext:value-type="float">
            <text:p>1,26</text:p>
          </table:table-cell>
          <table:table-cell office:value-type="float" office:value="0.76" calcext:value-type="float">
            <text:p>0,76</text:p>
          </table:table-cell>
          <table:table-cell office:value-type="float" office:value="1.24" calcext:value-type="float">
            <text:p>1,2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.63" calcext:value-type="float">
            <text:p>0,63</text:p>
          </table:table-cell>
          <table:table-cell office:value-type="float" office:value="0.18" calcext:value-type="float">
            <text:p>0,18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55" calcext:value-type="float">
            <text:p>0,55</text:p>
          </table:table-cell>
          <table:table-cell office:value-type="float" office:value="0.37" calcext:value-type="float">
            <text:p>0,37</text:p>
          </table:table-cell>
          <table:table-cell office:value-type="float" office:value="0.09" calcext:value-type="float">
            <text:p>0,09</text:p>
          </table:table-cell>
          <table:table-cell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44" calcext:value-type="float">
            <text:p>0,44</text:p>
          </table:table-cell>
          <table:table-cell office:value-type="float" office:value="0.28" calcext:value-type="float">
            <text:p>0,28</text:p>
          </table:table-cell>
          <table:table-cell office:value-type="float" office:value="0.15" calcext:value-type="float">
            <text:p>0,15</text:p>
          </table:table-cell>
          <table:table-cell office:value-type="float" office:value="0.48" calcext:value-type="float">
            <text:p>0,48</text:p>
          </table:table-cell>
          <table:table-cell office:value-type="float" office:value="0.61" calcext:value-type="float">
            <text:p>0,61</text:p>
          </table:table-cell>
          <table:table-cell office:value-type="float" office:value="0.48" calcext:value-type="float">
            <text:p>0,48</text:p>
          </table:table-cell>
          <table:table-cell office:value-type="float" office:value="0.15" calcext:value-type="float">
            <text:p>0,15</text:p>
          </table:table-cell>
          <table:table-cell office:value-type="float" office:value="0.51" calcext:value-type="float">
            <text:p>0,51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12" calcext:value-type="float">
            <text:p>0,12</text:p>
          </table:table-cell>
          <table:table-cell office:value-type="float" office:value="0.51" calcext:value-type="float">
            <text:p>0,51</text:p>
          </table:table-cell>
          <table:table-cell office:value-type="float" office:value="0.47" calcext:value-type="float">
            <text:p>0,47</text:p>
          </table:table-cell>
          <table:table-cell office:value-type="float" office:value="0.21" calcext:value-type="float">
            <text:p>0,21</text:p>
          </table:table-cell>
          <table:table-cell office:value-type="float" office:value="0.56" calcext:value-type="float">
            <text:p>0,56</text:p>
          </table:table-cell>
          <table:table-cell office:value-type="float" office:value="0.17" calcext:value-type="float">
            <text:p>0,17</text:p>
          </table:table-cell>
          <table:table-cell office:value-type="float" office:value="0.39" calcext:value-type="float">
            <text:p>0,39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0.74" calcext:value-type="float">
            <text:p>0,74</text:p>
          </table:table-cell>
          <table:table-cell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 office:value-type="float" office:value="0.18" calcext:value-type="float">
            <text:p>0,18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float" office:value="1.52" calcext:value-type="float">
            <text:p>1,52</text:p>
          </table:table-cell>
          <table:table-cell office:value-type="float" office:value="1.93" calcext:value-type="float">
            <text:p>1,93</text:p>
          </table:table-cell>
          <table:table-cell office:value-type="float" office:value="1.83" calcext:value-type="float">
            <text:p>1,83</text:p>
          </table:table-cell>
          <table:table-cell table:number-columns-repeated="2" office:value-type="float" office:value="2.24" calcext:value-type="float">
            <text:p>2,24</text:p>
          </table:table-cell>
          <table:table-cell office:value-type="float" office:value="1.34" calcext:value-type="float">
            <text:p>1,34</text:p>
          </table:table-cell>
          <table:table-cell office:value-type="float" office:value="1.49" calcext:value-type="float">
            <text:p>1,49</text:p>
          </table:table-cell>
          <table:table-cell office:value-type="float" office:value="2.13" calcext:value-type="float">
            <text:p>2,13</text:p>
          </table:table-cell>
          <table:table-cell office:value-type="float" office:value="1.79" calcext:value-type="float">
            <text:p>1,79</text:p>
          </table:table-cell>
          <table:table-cell office:value-type="float" office:value="1.91" calcext:value-type="float">
            <text:p>1,91</text:p>
          </table:table-cell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64" calcext:value-type="float">
            <text:p>0,64</text:p>
          </table:table-cell>
          <table:table-cell office:value-type="float" office:value="0.92" calcext:value-type="float">
            <text:p>0,92</text:p>
          </table:table-cell>
          <table:table-cell office:value-type="float" office:value="0.63" calcext:value-type="float">
            <text:p>0,63</text:p>
          </table:table-cell>
          <table:table-cell office:value-type="float" office:value="1.1" calcext:value-type="float">
            <text:p>1,1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77" calcext:value-type="float">
            <text:p>0,77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0.49" calcext:value-type="float">
            <text:p>0,49</text:p>
          </table:table-cell>
          <table:table-cell office:value-type="float" office:value="0.92" calcext:value-type="float">
            <text:p>0,9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44" calcext:value-type="float">
            <text:p>0,44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0.06" calcext:value-type="float">
            <text:p>0,06</text:p>
          </table:table-cell>
          <table:table-cell office:value-type="float" office:value="0.34" calcext:value-type="float">
            <text:p>0,34</text:p>
          </table:table-cell>
          <table:table-cell office:value-type="float" office:value="0.96" calcext:value-type="float">
            <text:p>0,9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5" calcext:value-type="float">
            <text:p>0,5</text:p>
          </table:table-cell>
          <table:table-cell office:value-type="float" office:value="0.35" calcext:value-type="float">
            <text:p>0,3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  <table:table-cell office:value-type="float" office:value="0.17" calcext:value-type="float">
            <text:p>0,17</text:p>
          </table:table-cell>
          <table:table-cell office:value-type="float" office:value="0.55" calcext:value-type="float">
            <text:p>0,5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1.08" calcext:value-type="float">
            <text:p>1,08</text:p>
          </table:table-cell>
          <table:table-cell office:value-type="float" office:value="-0.02" calcext:value-type="float">
            <text:p>-0,02</text:p>
          </table:table-cell>
          <table:table-cell office:value-type="float" office:value="0.57" calcext:value-type="float">
            <text:p>0,5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37" calcext:value-type="float">
            <text:p>0,37</text:p>
          </table:table-cell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42" calcext:value-type="float">
            <text:p>0,42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71" calcext:value-type="float">
            <text:p>0,71</text:p>
          </table:table-cell>
          <table:table-cell office:value-type="float" office:value="0.64" calcext:value-type="float">
            <text:p>0,64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1.58" calcext:value-type="float">
            <text:p>1,58</text:p>
          </table:table-cell>
          <table:table-cell office:value-type="float" office:value="2.01" calcext:value-type="float">
            <text:p>2,01</text:p>
          </table:table-cell>
          <table:table-cell office:value-type="float" office:value="1.21" calcext:value-type="float">
            <text:p>1,21</text:p>
          </table:table-cell>
          <table:table-cell office:value-type="float" office:value="1.44" calcext:value-type="float">
            <text:p>1,44</text:p>
          </table:table-cell>
          <table:table-cell office:value-type="float" office:value="1.83" calcext:value-type="float">
            <text:p>1,83</text:p>
          </table:table-cell>
          <table:table-cell office:value-type="float" office:value="2.01" calcext:value-type="float">
            <text:p>2,01</text:p>
          </table:table-cell>
          <table:table-cell office:value-type="float" office:value="2.84" calcext:value-type="float">
            <text:p>2,84</text:p>
          </table:table-cell>
          <table:table-cell office:value-type="float" office:value="2.11" calcext:value-type="float">
            <text:p>2,11</text:p>
          </table:table-cell>
          <table:table-cell office:value-type="float" office:value="0.63" calcext:value-type="float">
            <text:p>0,63</text:p>
          </table:table-cell>
          <table:table-cell office:value-type="float" office:value="0.52" calcext:value-type="float">
            <text:p>0,52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0.31" calcext:value-type="float">
            <text:p>0,31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76" calcext:value-type="float">
            <text:p>0,76</text:p>
          </table:table-cell>
          <table:table-cell office:value-type="float" office:value="1.42" calcext:value-type="float">
            <text:p>1,42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19" calcext:value-type="float">
            <text:p>0,19</text:p>
          </table:table-cell>
          <table:table-cell office:value-type="float" office:value="0.88" calcext:value-type="float">
            <text:p>0,88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34" calcext:value-type="float">
            <text:p>0,34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78" calcext:value-type="float">
            <text:p>0,78</text:p>
          </table:table-cell>
          <table:table-cell office:value-type="float" office:value="0.32" calcext:value-type="float">
            <text:p>0,32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1.3" calcext:value-type="float">
            <text:p>1,3</text:p>
          </table:table-cell>
          <table:table-cell office:value-type="float" office:value="1.57" calcext:value-type="float">
            <text:p>1,57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-0.02" calcext:value-type="float">
            <text:p>-0,02</text:p>
          </table:table-cell>
          <table:table-cell office:value-type="float" office:value="0.16" calcext:value-type="float">
            <text:p>0,16</text:p>
          </table:table-cell>
          <table:table-cell office:value-type="float" office:value="0.71" calcext:value-type="float">
            <text:p>0,71</text:p>
          </table:table-cell>
          <table:table-cell office:value-type="float" office:value="0.98" calcext:value-type="float">
            <text:p>0,98</text:p>
          </table:table-cell>
          <table:table-cell office:value-type="float" office:value="1.67" calcext:value-type="float">
            <text:p>1,67</text:p>
          </table:table-cell>
          <table:table-cell office:value-type="float" office:value="2.11" calcext:value-type="float">
            <text:p>2,11</text:p>
          </table:table-cell>
          <table:table-cell office:value-type="float" office:value="2.13" calcext:value-type="float">
            <text:p>2,13</text:p>
          </table:table-cell>
          <table:table-cell office:value-type="float" office:value="1.72" calcext:value-type="float">
            <text:p>1,72</text:p>
          </table:table-cell>
          <table:table-cell office:value-type="float" office:value="1.53" calcext:value-type="float">
            <text:p>1,53</text:p>
          </table:table-cell>
          <table:table-cell office:value-type="float" office:value="0.9" calcext:value-type="float">
            <text:p>0,9</text:p>
          </table:table-cell>
          <table:table-cell office:value-type="float" office:value="1.85" calcext:value-type="float">
            <text:p>1,85</text:p>
          </table:table-cell>
          <table:table-cell office:value-type="float" office:value="1.08" calcext:value-type="float">
            <text:p>1,08</text:p>
          </table:table-cell>
          <table:table-cell office:value-type="float" office:value="3.86" calcext:value-type="float">
            <text:p>3,86</text:p>
          </table:table-cell>
          <table:table-cell office:value-type="float" office:value="1.9" calcext:value-type="float">
            <text:p>1,9</text:p>
          </table:table-cell>
          <table:table-cell office:value-type="float" office:value="1.61" calcext:value-type="float">
            <text:p>1,61</text:p>
          </table:table-cell>
          <table:table-cell office:value-type="float" office:value="1.19" calcext:value-type="float">
            <text:p>1,19</text:p>
          </table:table-cell>
          <table:table-cell office:value-type="float" office:value="0.45" calcext:value-type="float">
            <text:p>0,45</text:p>
          </table:table-cell>
          <table:table-cell office:value-type="float" office:value="0.77" calcext:value-type="float">
            <text:p>0,77</text:p>
          </table:table-cell>
          <table:table-cell office:value-type="float" office:value="0.5" calcext:value-type="float">
            <text:p>0,5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84" calcext:value-type="float">
            <text:p>0,84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0.35" calcext:value-type="float">
            <text:p>0,3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11" calcext:value-type="float">
            <text:p>0,11</text:p>
          </table:table-cell>
          <table:table-cell office:value-type="float" office:value="-0.11" calcext:value-type="float">
            <text:p>-0,11</text:p>
          </table:table-cell>
          <table:table-cell office:value-type="float" office:value="0.29" calcext:value-type="float">
            <text:p>0,29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52" calcext:value-type="float">
            <text:p>0,52</text:p>
          </table:table-cell>
          <table:table-cell office:value-type="float" office:value="0.32" calcext:value-type="float">
            <text:p>0,32</text:p>
          </table:table-cell>
          <table:table-cell office:value-type="float" office:value="0.35" calcext:value-type="float">
            <text:p>0,35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-0.12" calcext:value-type="float">
            <text:p>-0,12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1.23" calcext:value-type="float">
            <text:p>1,23</text:p>
          </table:table-cell>
          <table:table-cell office:value-type="float" office:value="0.52" calcext:value-type="float">
            <text:p>0,52</text:p>
          </table:table-cell>
          <table:table-cell office:value-type="float" office:value="0.34" calcext:value-type="float">
            <text:p>0,34</text:p>
          </table:table-cell>
          <table:table-cell office:value-type="float" office:value="0.48" calcext:value-type="float">
            <text:p>0,48</text:p>
          </table:table-cell>
          <table:table-cell office:value-type="float" office:value="0.18" calcext:value-type="float">
            <text:p>0,18</text:p>
          </table:table-cell>
          <table:table-cell office:value-type="float" office:value="0.43" calcext:value-type="float">
            <text:p>0,43</text:p>
          </table:table-cell>
          <table:table-cell office:value-type="float" office:value="0.22" calcext:value-type="float">
            <text:p>0,2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2" calcext:value-type="float">
            <text:p>0,22</text:p>
          </table:table-cell>
          <table:table-cell office:value-type="float" office:value="0.82" calcext:value-type="float">
            <text:p>0,82</text:p>
          </table:table-cell>
          <table:table-cell office:value-type="float" office:value="1.47" calcext:value-type="float">
            <text:p>1,47</text:p>
          </table:table-cell>
          <table:table-cell office:value-type="float" office:value="1.13" calcext:value-type="float">
            <text:p>1,13</text:p>
          </table:table-cell>
          <table:table-cell office:value-type="float" office:value="1.73" calcext:value-type="float">
            <text:p>1,73</text:p>
          </table:table-cell>
          <table:table-cell office:value-type="float" office:value="1.28" calcext:value-type="float">
            <text:p>1,28</text:p>
          </table:table-cell>
          <table:table-cell office:value-type="float" office:value="1.49" calcext:value-type="float">
            <text:p>1,49</text:p>
          </table:table-cell>
          <table:table-cell office:value-type="float" office:value="1.21" calcext:value-type="float">
            <text:p>1,21</text:p>
          </table:table-cell>
          <table:table-cell office:value-type="float" office:value="1.93" calcext:value-type="float">
            <text:p>1,93</text:p>
          </table:table-cell>
          <table:table-cell office:value-type="float" office:value="0.58" calcext:value-type="float">
            <text:p>0,58</text:p>
          </table:table-cell>
          <table:table-cell office:value-type="float" office:value="1.67" calcext:value-type="float">
            <text:p>1,67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office:value-type="float" office:value="1.16" calcext:value-type="float">
            <text:p>1,16</text:p>
          </table:table-cell>
          <table:table-cell office:value-type="float" office:value="2.03" calcext:value-type="float">
            <text:p>2,03</text:p>
          </table:table-cell>
          <table:table-cell office:value-type="float" office:value="1.15" calcext:value-type="float">
            <text:p>1,15</text:p>
          </table:table-cell>
          <table:table-cell office:value-type="float" office:value="1.55" calcext:value-type="float">
            <text:p>1,55</text:p>
          </table:table-cell>
          <table:table-cell office:value-type="float" office:value="0.58" calcext:value-type="float">
            <text:p>0,58</text:p>
          </table:table-cell>
          <table:table-cell office:value-type="float" office:value="0.77" calcext:value-type="float">
            <text:p>0,7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-0.01" calcext:value-type="float">
            <text:p>-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-0.35" calcext:value-type="float">
            <text:p>-0,35</text:p>
          </table:table-cell>
          <table:table-cell office:value-type="float" office:value="-0.32" calcext:value-type="float">
            <text:p>-0,32</text:p>
          </table:table-cell>
          <table:table-cell office:value-type="float" office:value="2.37" calcext:value-type="float">
            <text:p>2,37</text:p>
          </table:table-cell>
          <table:table-cell office:value-type="float" office:value="0.1" calcext:value-type="float">
            <text:p>0,1</text:p>
          </table:table-cell>
          <table:table-cell office:value-type="float" office:value="0.29" calcext:value-type="float">
            <text:p>0,29</text:p>
          </table:table-cell>
          <table:table-cell office:value-type="float" office:value="0.37" calcext:value-type="float">
            <text:p>0,37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31" calcext:value-type="float">
            <text:p>0,31</text:p>
          </table:table-cell>
          <table:table-cell office:value-type="float" office:value="-0.11" calcext:value-type="float">
            <text:p>-0,11</text:p>
          </table:table-cell>
          <table:table-cell office:value-type="float" office:value="0.6" calcext:value-type="float">
            <text:p>0,6</text:p>
          </table:table-cell>
          <table:table-cell office:value-type="float" office:value="-0.12" calcext:value-type="float">
            <text:p>-0,12</text:p>
          </table:table-cell>
          <table:table-cell office:value-type="float" office:value="0.82" calcext:value-type="float">
            <text:p>0,82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office:value-type="float" office:value="1.02" calcext:value-type="float">
            <text:p>1,02</text:p>
          </table:table-cell>
          <table:table-cell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-0.35" calcext:value-type="float">
            <text:p>-0,35</text:p>
          </table:table-cell>
          <table:table-cell office:value-type="float" office:value="1.32" calcext:value-type="float">
            <text:p>1,32</text:p>
          </table:table-cell>
          <table:table-cell office:value-type="float" office:value="2.93" calcext:value-type="float">
            <text:p>2,93</text:p>
          </table:table-cell>
          <table:table-cell office:value-type="float" office:value="0.63" calcext:value-type="float">
            <text:p>0,63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-0.06" calcext:value-type="float">
            <text:p>-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15" calcext:value-type="float">
            <text:p>0,15</text:p>
          </table:table-cell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0.82" calcext:value-type="float">
            <text:p>0,82</text:p>
          </table:table-cell>
          <table:table-cell office:value-type="float" office:value="1.71" calcext:value-type="float">
            <text:p>1,71</text:p>
          </table:table-cell>
          <table:table-cell office:value-type="float" office:value="2.13" calcext:value-type="float">
            <text:p>2,13</text:p>
          </table:table-cell>
          <table:table-cell office:value-type="float" office:value="1.49" calcext:value-type="float">
            <text:p>1,49</text:p>
          </table:table-cell>
          <table:table-cell office:value-type="float" office:value="0.3" calcext:value-type="float">
            <text:p>0,3</text:p>
          </table:table-cell>
          <table:table-cell office:value-type="float" office:value="0.47" calcext:value-type="float">
            <text:p>0,47</text:p>
          </table:table-cell>
          <table:table-cell office:value-type="float" office:value="0.37" calcext:value-type="float">
            <text:p>0,37</text:p>
          </table:table-cell>
          <table:table-cell office:value-type="float" office:value="0.85" calcext:value-type="float">
            <text:p>0,85</text:p>
          </table:table-cell>
          <table:table-cell office:value-type="float" office:value="1.23" calcext:value-type="float">
            <text:p>1,23</text:p>
          </table:table-cell>
          <table:table-cell office:value-type="float" office:value="3.79" calcext:value-type="float">
            <text:p>3,79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0.16" calcext:value-type="float">
            <text:p>0,16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0.02" calcext:value-type="float">
            <text:p>0,02</text:p>
          </table:table-cell>
          <table:table-cell office:value-type="float" office:value="-0.16" calcext:value-type="float">
            <text:p>-0,16</text:p>
          </table:table-cell>
          <table:table-cell office:value-type="float" office:value="0.36" calcext:value-type="float">
            <text:p>0,3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3" calcext:value-type="float">
            <text:p>-0,3</text:p>
          </table:table-cell>
          <table:table-cell office:value-type="float" office:value="2.97" calcext:value-type="float">
            <text:p>2,97</text:p>
          </table:table-cell>
          <table:table-cell office:value-type="float" office:value="-0.26" calcext:value-type="float">
            <text:p>-0,26</text:p>
          </table:table-cell>
          <table:table-cell office:value-type="float" office:value="0.37" calcext:value-type="float">
            <text:p>0,37</text:p>
          </table:table-cell>
          <table:table-cell office:value-type="float" office:value="0.44" calcext:value-type="float">
            <text:p>0,44</text:p>
          </table:table-cell>
          <table:table-cell office:value-type="float" office:value="0.45" calcext:value-type="float">
            <text:p>0,45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-0.13" calcext:value-type="float">
            <text:p>-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6" calcext:value-type="float">
            <text:p>-0,06</text:p>
          </table:table-cell>
          <table:table-cell office:value-type="float" office:value="1.85" calcext:value-type="float">
            <text:p>1,85</text:p>
          </table:table-cell>
          <table:table-cell office:value-type="float" office:value="0.04" calcext:value-type="float">
            <text:p>0,04</text:p>
          </table:table-cell>
          <table:table-cell office:value-type="float" office:value="0.56" calcext:value-type="float">
            <text:p>0,56</text:p>
          </table:table-cell>
          <table:table-cell office:value-type="float" office:value="0.94" calcext:value-type="float">
            <text:p>0,94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-0.13" calcext:value-type="float">
            <text:p>-0,13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0.02" calcext:value-type="float">
            <text:p>0,02</text:p>
          </table:table-cell>
          <table:table-cell office:value-type="float" office:value="0.53" calcext:value-type="float">
            <text:p>0,53</text:p>
          </table:table-cell>
          <table:table-cell office:value-type="float" office:value="1.8" calcext:value-type="float">
            <text:p>1,8</text:p>
          </table:table-cell>
          <table:table-cell office:value-type="float" office:value="-0.18" calcext:value-type="float">
            <text:p>-0,18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0.08" calcext:value-type="float">
            <text:p>0,08</text:p>
          </table:table-cell>
          <table:table-cell office:value-type="float" office:value="0.33" calcext:value-type="float">
            <text:p>0,33</text:p>
          </table:table-cell>
          <table:table-cell office:value-type="float" office:value="0.54" calcext:value-type="float">
            <text:p>0,54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-0.03" calcext:value-type="float">
            <text:p>-0,03</text:p>
          </table:table-cell>
          <table:table-cell office:value-type="float" office:value="0.41" calcext:value-type="float">
            <text:p>0,41</text:p>
          </table:table-cell>
          <table:table-cell office:value-type="float" office:value="0.04" calcext:value-type="float">
            <text:p>0,04</text:p>
          </table:table-cell>
          <table:table-cell office:value-type="float" office:value="0.87" calcext:value-type="float">
            <text:p>0,87</text:p>
          </table:table-cell>
          <table:table-cell office:value-type="float" office:value="0.54" calcext:value-type="float">
            <text:p>0,54</text:p>
          </table:table-cell>
          <table:table-cell office:value-type="float" office:value="1.88" calcext:value-type="float">
            <text:p>1,88</text:p>
          </table:table-cell>
          <table:table-cell office:value-type="float" office:value="0.97" calcext:value-type="float">
            <text:p>0,97</text:p>
          </table:table-cell>
          <table:table-cell office:value-type="float" office:value="1.45" calcext:value-type="float">
            <text:p>1,45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0.59" calcext:value-type="float">
            <text:p>0,59</text:p>
          </table:table-cell>
          <table:table-cell office:value-type="float" office:value="0.78" calcext:value-type="float">
            <text:p>0,78</text:p>
          </table:table-cell>
          <table:table-cell office:value-type="float" office:value="1.59" calcext:value-type="float">
            <text:p>1,59</text:p>
          </table:table-cell>
          <table:table-cell office:value-type="float" office:value="2.35" calcext:value-type="float">
            <text:p>2,35</text:p>
          </table:table-cell>
          <table:table-cell office:value-type="float" office:value="0.9" calcext:value-type="float">
            <text:p>0,9</text:p>
          </table:table-cell>
          <table:table-cell office:value-type="float" office:value="1.66" calcext:value-type="float">
            <text:p>1,66</text:p>
          </table:table-cell>
          <table:table-cell office:value-type="float" office:value="1.61" calcext:value-type="float">
            <text:p>1,61</text:p>
          </table:table-cell>
          <table:table-cell office:value-type="float" office:value="1.53" calcext:value-type="float">
            <text:p>1,53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3.97" calcext:value-type="float">
            <text:p>3,97</text:p>
          </table:table-cell>
          <table:table-cell office:value-type="float" office:value="0.09" calcext:value-type="float">
            <text:p>0,09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-0.15" calcext:value-type="float">
            <text:p>-0,15</text:p>
          </table:table-cell>
          <table:table-cell office:value-type="float" office:value="0.15" calcext:value-type="float">
            <text:p>0,15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-0.13" calcext:value-type="float">
            <text:p>-0,13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,17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-0.11" calcext:value-type="float">
            <text:p>-0,11</text:p>
          </table:table-cell>
          <table:table-cell office:value-type="float" office:value="0.39" calcext:value-type="float">
            <text:p>0,39</text:p>
          </table:table-cell>
          <table:table-cell office:value-type="float" office:value="0.37" calcext:value-type="float">
            <text:p>0,37</text:p>
          </table:table-cell>
          <table:table-cell office:value-type="float" office:value="2.77" calcext:value-type="float">
            <text:p>2,77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39" calcext:value-type="float">
            <text:p>0,39</text:p>
          </table:table-cell>
          <table:table-cell office:value-type="float" office:value="0.56" calcext:value-type="float">
            <text:p>0,56</text:p>
          </table:table-cell>
          <table:table-cell office:value-type="float" office:value="0.3" calcext:value-type="float">
            <text:p>0,3</text:p>
          </table:table-cell>
          <table:table-cell office:value-type="float" office:value="0.44" calcext:value-type="float">
            <text:p>0,44</text:p>
          </table:table-cell>
          <table:table-cell office:value-type="float" office:value="-0.5" calcext:value-type="float">
            <text:p>-0,5</text:p>
          </table:table-cell>
          <table:table-cell office:value-type="float" office:value="0.27" calcext:value-type="float">
            <text:p>0,27</text:p>
          </table:table-cell>
          <table:table-cell office:value-type="float" office:value="3.51" calcext:value-type="float">
            <text:p>3,51</text:p>
          </table:table-cell>
          <table:table-cell office:value-type="float" office:value="0.26" calcext:value-type="float">
            <text:p>0,26</text:p>
          </table:table-cell>
          <table:table-cell office:value-type="float" office:value="-0.21" calcext:value-type="float">
            <text:p>-0,21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.46" calcext:value-type="float">
            <text:p>0,46</text:p>
          </table:table-cell>
          <table:table-cell office:value-type="float" office:value="1.58" calcext:value-type="float">
            <text:p>1,58</text:p>
          </table:table-cell>
          <table:table-cell office:value-type="float" office:value="1.13" calcext:value-type="float">
            <text:p>1,13</text:p>
          </table:table-cell>
          <table:table-cell office:value-type="float" office:value="2.56" calcext:value-type="float">
            <text:p>2,56</text:p>
          </table:table-cell>
          <table:table-cell office:value-type="float" office:value="2.17" calcext:value-type="float">
            <text:p>2,17</text:p>
          </table:table-cell>
          <table:table-cell office:value-type="float" office:value="1.21" calcext:value-type="float">
            <text:p>1,21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1.14" calcext:value-type="float">
            <text:p>1,14</text:p>
          </table:table-cell>
          <table:table-cell office:value-type="float" office:value="0.82" calcext:value-type="float">
            <text:p>0,82</text:p>
          </table:table-cell>
          <table:table-cell office:value-type="float" office:value="1.49" calcext:value-type="float">
            <text:p>1,49</text:p>
          </table:table-cell>
          <table:table-cell office:value-type="float" office:value="0.73" calcext:value-type="float">
            <text:p>0,73</text:p>
          </table:table-cell>
          <table:table-cell office:value-type="float" office:value="0.99" calcext:value-type="float">
            <text:p>0,99</text:p>
          </table:table-cell>
          <table:table-cell office:value-type="float" office:value="3.34" calcext:value-type="float">
            <text:p>3,34</text:p>
          </table:table-cell>
          <table:table-cell office:value-type="float" office:value="0.7" calcext:value-type="float">
            <text:p>0,7</text:p>
          </table:table-cell>
          <table:table-cell office:value-type="float" office:value="0.91" calcext:value-type="float">
            <text:p>0,91</text:p>
          </table:table-cell>
          <table:table-cell office:value-type="float" office:value="1.04" calcext:value-type="float">
            <text:p>1,04</text:p>
          </table:table-cell>
          <table:table-cell office:value-type="float" office:value="1.19" calcext:value-type="float">
            <text:p>1,19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0.46" calcext:value-type="float">
            <text:p>0,46</text:p>
          </table:table-cell>
          <table:table-cell office:value-type="float" office:value="-0.18" calcext:value-type="float">
            <text:p>-0,18</text:p>
          </table:table-cell>
          <table:table-cell office:value-type="float" office:value="0.35" calcext:value-type="float">
            <text:p>0,35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-0.14" calcext:value-type="float">
            <text:p>-0,14</text:p>
          </table:table-cell>
          <table:table-cell office:value-type="float" office:value="0.1" calcext:value-type="float">
            <text:p>0,1</text:p>
          </table:table-cell>
          <table:table-cell office:value-type="float" office:value="1.46" calcext:value-type="float">
            <text:p>1,46</text:p>
          </table:table-cell>
          <table:table-cell office:value-type="float" office:value="0.18" calcext:value-type="float">
            <text:p>0,18</text:p>
          </table:table-cell>
          <table:table-cell office:value-type="float" office:value="-0.05" calcext:value-type="float">
            <text:p>-0,05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-0.05" calcext:value-type="float">
            <text:p>-0,05</text:p>
          </table:table-cell>
          <table:table-cell office:value-type="float" office:value="0.31" calcext:value-type="float">
            <text:p>0,31</text:p>
          </table:table-cell>
          <table:table-cell office:value-type="float" office:value="0.65" calcext:value-type="float">
            <text:p>0,65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.69" calcext:value-type="float">
            <text:p>0,69</text:p>
          </table:table-cell>
          <table:table-cell office:value-type="float" office:value="-0.11" calcext:value-type="float">
            <text:p>-0,11</text:p>
          </table:table-cell>
          <table:table-cell office:value-type="float" office:value="0.39" calcext:value-type="float">
            <text:p>0,39</text:p>
          </table:table-cell>
          <table:table-cell office:value-type="float" office:value="0.71" calcext:value-type="float">
            <text:p>0,71</text:p>
          </table:table-cell>
          <table:table-cell office:value-type="float" office:value="0.42" calcext:value-type="float">
            <text:p>0,42</text:p>
          </table:table-cell>
          <table:table-cell office:value-type="float" office:value="0.13" calcext:value-type="float">
            <text:p>0,13</text:p>
          </table:table-cell>
          <table:table-cell office:value-type="float" office:value="-0.16" calcext:value-type="float">
            <text:p>-0,16</text:p>
          </table:table-cell>
          <table:table-cell office:value-type="float" office:value="1.44" calcext:value-type="float">
            <text:p>1,44</text:p>
          </table:table-cell>
          <table:table-cell office:value-type="float" office:value="0.07" calcext:value-type="float">
            <text:p>0,07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-0.1" calcext:value-type="float">
            <text:p>-0,1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51" calcext:value-type="float">
            <text:p>0,5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44" calcext:value-type="float">
            <text:p>0,44</text:p>
          </table:table-cell>
          <table:table-cell office:value-type="float" office:value="1.74" calcext:value-type="float">
            <text:p>1,74</text:p>
          </table:table-cell>
          <table:table-cell office:value-type="float" office:value="0.97" calcext:value-type="float">
            <text:p>0,97</text:p>
          </table:table-cell>
          <table:table-cell office:value-type="float" office:value="1.46" calcext:value-type="float">
            <text:p>1,46</text:p>
          </table:table-cell>
          <table:table-cell office:value-type="float" office:value="3.19" calcext:value-type="float">
            <text:p>3,19</text:p>
          </table:table-cell>
          <table:table-cell office:value-type="float" office:value="1.4" calcext:value-type="float">
            <text:p>1,4</text:p>
          </table:table-cell>
          <table:table-cell office:value-type="float" office:value="0.81" calcext:value-type="float">
            <text:p>0,81</text:p>
          </table:table-cell>
          <table:table-cell office:value-type="float" office:value="0.52" calcext:value-type="float">
            <text:p>0,52</text:p>
          </table:table-cell>
          <table:table-cell office:value-type="float" office:value="1.65" calcext:value-type="float">
            <text:p>1,65</text:p>
          </table:table-cell>
          <table:table-cell office:value-type="float" office:value="0.76" calcext:value-type="float">
            <text:p>0,76</text:p>
          </table:table-cell>
          <table:table-cell office:value-type="float" office:value="0.62" calcext:value-type="float">
            <text:p>0,62</text:p>
          </table:table-cell>
          <table:table-cell office:value-type="float" office:value="1.59" calcext:value-type="float">
            <text:p>1,59</text:p>
          </table:table-cell>
          <table:table-cell office:value-type="float" office:value="0.38" calcext:value-type="float">
            <text:p>0,38</text:p>
          </table:table-cell>
          <table:table-cell office:value-type="float" office:value="1.08" calcext:value-type="float">
            <text:p>1,08</text:p>
          </table:table-cell>
          <table:table-cell office:value-type="float" office:value="1.42" calcext:value-type="float">
            <text:p>1,42</text:p>
          </table:table-cell>
          <table:table-cell office:value-type="float" office:value="4.92" calcext:value-type="float">
            <text:p>4,92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-0.2" calcext:value-type="float">
            <text:p>-0,2</text:p>
          </table:table-cell>
          <table:table-cell office:value-type="float" office:value="0.16" calcext:value-type="float">
            <text:p>0,16</text:p>
          </table:table-cell>
          <table:table-cell office:value-type="float" office:value="-0.26" calcext:value-type="float">
            <text:p>-0,26</text:p>
          </table:table-cell>
          <table:table-cell office:value-type="float" office:value="-0.12" calcext:value-type="float">
            <text:p>-0,12</text:p>
          </table:table-cell>
          <table:table-cell office:value-type="float" office:value="-0.23" calcext:value-type="float">
            <text:p>-0,23</text:p>
          </table:table-cell>
          <table:table-cell office:value-type="float" office:value="-0.04" calcext:value-type="float">
            <text:p>-0,04</text:p>
          </table:table-cell>
          <table:table-cell office:value-type="float" office:value="-0.39" calcext:value-type="float">
            <text:p>-0,39</text:p>
          </table:table-cell>
          <table:table-cell office:value-type="float" office:value="-0.19" calcext:value-type="float">
            <text:p>-0,19</text:p>
          </table:table-cell>
          <table:table-cell office:value-type="float" office:value="1.57" calcext:value-type="float">
            <text:p>1,57</text:p>
          </table:table-cell>
          <table:table-cell office:value-type="float" office:value="0.01" calcext:value-type="float">
            <text:p>0,01</text:p>
          </table:table-cell>
          <table:table-cell office:value-type="float" office:value="0.44" calcext:value-type="float">
            <text:p>0,4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16" calcext:value-type="float">
            <text:p>0,16</text:p>
          </table:table-cell>
          <table:table-cell office:value-type="float" office:value="-0.07" calcext:value-type="float">
            <text:p>-0,07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13" calcext:value-type="float">
            <text:p>0,13</text:p>
          </table:table-cell>
          <table:table-cell office:value-type="float" office:value="3.04" calcext:value-type="float">
            <text:p>3,04</text:p>
          </table:table-cell>
          <table:table-cell office:value-type="float" office:value="0.38" calcext:value-type="float">
            <text:p>0,38</text:p>
          </table:table-cell>
          <table:table-cell office:value-type="float" office:value="0.45" calcext:value-type="float">
            <text:p>0,45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52" calcext:value-type="float">
            <text:p>0,52</text:p>
          </table:table-cell>
          <table:table-cell office:value-type="float" office:value="0.63" calcext:value-type="float">
            <text:p>0,63</text:p>
          </table:table-cell>
          <table:table-cell office:value-type="float" office:value="0.16" calcext:value-type="float">
            <text:p>0,16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2.03" calcext:value-type="float">
            <text:p>2,03</text:p>
          </table:table-cell>
          <table:table-cell office:value-type="float" office:value="-0.28" calcext:value-type="float">
            <text:p>-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-0.29" calcext:value-type="float">
            <text:p>-0,29</text:p>
          </table:table-cell>
          <table:table-cell office:value-type="float" office:value="-0.04" calcext:value-type="float">
            <text:p>-0,04</text:p>
          </table:table-cell>
          <table:table-cell office:value-type="float" office:value="0.35" calcext:value-type="float">
            <text:p>0,35</text:p>
          </table:table-cell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</text:p>
          </table:table-cell>
          <table:table-cell office:value-type="float" office:value="2.44" calcext:value-type="float">
            <text:p>2,44</text:p>
          </table:table-cell>
          <table:table-cell office:value-type="float" office:value="1.77" calcext:value-type="float">
            <text:p>1,77</text:p>
          </table:table-cell>
          <table:table-cell table:number-columns-repeated="2" office:value-type="float" office:value="1.82" calcext:value-type="float">
            <text:p>1,82</text:p>
          </table:table-cell>
          <table:table-cell office:value-type="float" office:value="1.64" calcext:value-type="float">
            <text:p>1,64</text:p>
          </table:table-cell>
          <table:table-cell office:value-type="float" office:value="0.89" calcext:value-type="float">
            <text:p>0,89</text:p>
          </table:table-cell>
          <table:table-cell office:value-type="float" office:value="1.22" calcext:value-type="float">
            <text:p>1,22</text:p>
          </table:table-cell>
          <table:table-cell office:value-type="float" office:value="1.92" calcext:value-type="float">
            <text:p>1,92</text:p>
          </table:table-cell>
          <table:table-cell office:value-type="float" office:value="1.31" calcext:value-type="float">
            <text:p>1,31</text:p>
          </table:table-cell>
          <table:table-cell office:value-type="float" office:value="0.5" calcext:value-type="float">
            <text:p>0,5</text:p>
          </table:table-cell>
          <table:table-cell office:value-type="float" office:value="1.08" calcext:value-type="float">
            <text:p>1,08</text:p>
          </table:table-cell>
          <table:table-cell office:value-type="float" office:value="0.83" calcext:value-type="float">
            <text:p>0,83</text:p>
          </table:table-cell>
          <table:table-cell office:value-type="float" office:value="1.57" calcext:value-type="float">
            <text:p>1,57</text:p>
          </table:table-cell>
          <table:table-cell office:value-type="float" office:value="4.88" calcext:value-type="float">
            <text:p>4,88</text:p>
          </table:table-cell>
          <table:table-cell office:value-type="float" office:value="1.19" calcext:value-type="float">
            <text:p>1,19</text:p>
          </table:table-cell>
          <table:table-cell office:value-type="float" office:value="0.51" calcext:value-type="float">
            <text:p>0,51</text:p>
          </table:table-cell>
          <table:table-cell office:value-type="float" office:value="0.97" calcext:value-type="float">
            <text:p>0,97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3.49" calcext:value-type="float">
            <text:p>3,49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0.25" calcext:value-type="float">
            <text:p>0,2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46" calcext:value-type="float">
            <text:p>-0,46</text:p>
          </table:table-cell>
          <table:table-cell office:value-type="float" office:value="0.21" calcext:value-type="float">
            <text:p>0,21</text:p>
          </table:table-cell>
          <table:table-cell office:value-type="float" office:value="-0.06" calcext:value-type="float">
            <text:p>-0,06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77" calcext:value-type="float">
            <text:p>0,77</text:p>
          </table:table-cell>
          <table:table-cell office:value-type="float" office:value="0.13" calcext:value-type="float">
            <text:p>0,13</text:p>
          </table:table-cell>
          <table:table-cell office:value-type="float" office:value="-1.02" calcext:value-type="float">
            <text:p>-1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0.3" calcext:value-type="float">
            <text:p>0,3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1.04" calcext:value-type="float">
            <text:p>1,04</text:p>
          </table:table-cell>
          <table:table-cell office:value-type="float" office:value="0.34" calcext:value-type="float">
            <text:p>0,34</text:p>
          </table:table-cell>
          <table:table-cell office:value-type="float" office:value="0.15" calcext:value-type="float">
            <text:p>0,15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2.01" calcext:value-type="float">
            <text:p>2,01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0.18" calcext:value-type="float">
            <text:p>0,18</text:p>
          </table:table-cell>
          <table:table-cell office:value-type="float" office:value="-0.33" calcext:value-type="float">
            <text:p>-0,33</text:p>
          </table:table-cell>
          <table:table-cell office:value-type="float" office:value="-0.11" calcext:value-type="float">
            <text:p>-0,11</text:p>
          </table:table-cell>
          <table:table-cell office:value-type="float" office:value="0.56" calcext:value-type="float">
            <text:p>0,56</text:p>
          </table:table-cell>
          <table:table-cell office:value-type="float" office:value="0.73" calcext:value-type="float">
            <text:p>0,73</text:p>
          </table:table-cell>
          <table:table-cell office:value-type="float" office:value="0.18" calcext:value-type="float">
            <text:p>0,18</text:p>
          </table:table-cell>
          <table:table-cell office:value-type="float" office:value="0.54" calcext:value-type="float">
            <text:p>0,54</text:p>
          </table:table-cell>
          <table:table-cell office:value-type="float" office:value="-0.1" calcext:value-type="float">
            <text:p>-0,1</text:p>
          </table:table-cell>
          <table:table-cell office:value-type="float" office:value="2.67" calcext:value-type="float">
            <text:p>2,67</text:p>
          </table:table-cell>
          <table:table-cell office:value-type="float" office:value="0.86" calcext:value-type="float">
            <text:p>0,86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1.16" calcext:value-type="float">
            <text:p>1,16</text:p>
          </table:table-cell>
          <table:table-cell office:value-type="float" office:value="1.32" calcext:value-type="float">
            <text:p>1,32</text:p>
          </table:table-cell>
          <table:table-cell office:value-type="float" office:value="0.79" calcext:value-type="float">
            <text:p>0,79</text:p>
          </table:table-cell>
          <table:table-cell office:value-type="float" office:value="1.01" calcext:value-type="float">
            <text:p>1,01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73" calcext:value-type="float">
            <text:p>0,73</text:p>
          </table:table-cell>
          <table:table-cell office:value-type="float" office:value="1.5" calcext:value-type="float">
            <text:p>1,5</text:p>
          </table:table-cell>
          <table:table-cell office:value-type="float" office:value="0.44" calcext:value-type="float">
            <text:p>0,44</text:p>
          </table:table-cell>
          <table:table-cell office:value-type="float" office:value="1.15" calcext:value-type="float">
            <text:p>1,15</text:p>
          </table:table-cell>
          <table:table-cell office:value-type="float" office:value="1.26" calcext:value-type="float">
            <text:p>1,26</text:p>
          </table:table-cell>
          <table:table-cell office:value-type="float" office:value="0.38" calcext:value-type="float">
            <text:p>0,38</text:p>
          </table:table-cell>
          <table:table-cell office:value-type="float" office:value="1.05" calcext:value-type="float">
            <text:p>1,05</text:p>
          </table:table-cell>
          <table:table-cell office:value-type="float" office:value="0.72" calcext:value-type="float">
            <text:p>0,72</text:p>
          </table:table-cell>
          <table:table-cell office:value-type="float" office:value="5.19" calcext:value-type="float">
            <text:p>5,19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0.61" calcext:value-type="float">
            <text:p>0,61</text:p>
          </table:table-cell>
          <table:table-cell office:value-type="float" office:value="0.25" calcext:value-type="float">
            <text:p>0,25</text:p>
          </table:table-cell>
          <table:table-cell office:value-type="float" office:value="1.3" calcext:value-type="float">
            <text:p>1,3</text:p>
          </table:table-cell>
          <table:table-cell office:value-type="float" office:value="0.02" calcext:value-type="float">
            <text:p>0,02</text:p>
          </table:table-cell>
          <table:table-cell office:value-type="float" office:value="0.59" calcext:value-type="float">
            <text:p>0,59</text:p>
          </table:table-cell>
          <table:table-cell office:value-type="float" office:value="-0.17" calcext:value-type="float">
            <text:p>-0,17</text:p>
          </table:table-cell>
          <table:table-cell office:value-type="float" office:value="1.09" calcext:value-type="float">
            <text:p>1,09</text:p>
          </table:table-cell>
          <table:table-cell office:value-type="float" office:value="0.22" calcext:value-type="float">
            <text:p>0,22</text:p>
          </table:table-cell>
          <table:table-cell office:value-type="float" office:value="-0.28" calcext:value-type="float">
            <text:p>-0,28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-0.26" calcext:value-type="float">
            <text:p>-0,26</text:p>
          </table:table-cell>
          <table:table-cell office:value-type="float" office:value="-0.07" calcext:value-type="float">
            <text:p>-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-0.02" calcext:value-type="float">
            <text:p>-0,02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27" calcext:value-type="float">
            <text:p>0,27</text:p>
          </table:table-cell>
          <table:table-cell office:value-type="float" office:value="2.11" calcext:value-type="float">
            <text:p>2,11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-0.07" calcext:value-type="float">
            <text:p>-0,07</text:p>
          </table:table-cell>
          <table:table-cell office:value-type="float" office:value="0.3" calcext:value-type="float">
            <text:p>0,3</text:p>
          </table:table-cell>
          <table:table-cell office:value-type="float" office:value="-0.27" calcext:value-type="float">
            <text:p>-0,2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58" calcext:value-type="float">
            <text:p>0,58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office:value-type="float" office:value="-0.41" calcext:value-type="float">
            <text:p>-0,41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79" calcext:value-type="float">
            <text:p>0,79</text:p>
          </table:table-cell>
          <table:table-cell office:value-type="float" office:value="0.4" calcext:value-type="float">
            <text:p>0,4</text:p>
          </table:table-cell>
          <table:table-cell office:value-type="float" office:value="-0.07" calcext:value-type="float">
            <text:p>-0,07</text:p>
          </table:table-cell>
          <table:table-cell office:value-type="float" office:value="0.26" calcext:value-type="float">
            <text:p>0,26</text:p>
          </table:table-cell>
          <table:table-cell office:value-type="float" office:value="1.04" calcext:value-type="float">
            <text:p>1,04</text:p>
          </table:table-cell>
          <table:table-cell office:value-type="float" office:value="1.6" calcext:value-type="float">
            <text:p>1,6</text:p>
          </table:table-cell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  <table:table-cell office:value-type="float" office:value="2.33" calcext:value-type="float">
            <text:p>2,33</text:p>
          </table:table-cell>
          <table:table-cell office:value-type="float" office:value="1.37" calcext:value-type="float">
            <text:p>1,37</text:p>
          </table:table-cell>
          <table:table-cell office:value-type="float" office:value="1.24" calcext:value-type="float">
            <text:p>1,24</text:p>
          </table:table-cell>
          <table:table-cell office:value-type="float" office:value="0.53" calcext:value-type="float">
            <text:p>0,53</text:p>
          </table:table-cell>
          <table:table-cell office:value-type="float" office:value="1.72" calcext:value-type="float">
            <text:p>1,72</text:p>
          </table:table-cell>
          <table:table-cell office:value-type="float" office:value="1.79" calcext:value-type="float">
            <text:p>1,79</text:p>
          </table:table-cell>
          <table:table-cell office:value-type="float" office:value="1.29" calcext:value-type="float">
            <text:p>1,29</text:p>
          </table:table-cell>
          <table:table-cell office:value-type="float" office:value="1.82" calcext:value-type="float">
            <text:p>1,82</text:p>
          </table:table-cell>
          <table:table-cell office:value-type="float" office:value="0.76" calcext:value-type="float">
            <text:p>0,76</text:p>
          </table:table-cell>
          <table:table-cell office:value-type="float" office:value="0.38" calcext:value-type="float">
            <text:p>0,38</text:p>
          </table:table-cell>
          <table:table-cell office:value-type="float" office:value="0.79" calcext:value-type="float">
            <text:p>0,79</text:p>
          </table:table-cell>
          <table:table-cell office:value-type="float" office:value="1.35" calcext:value-type="float">
            <text:p>1,35</text:p>
          </table:table-cell>
          <table:table-cell office:value-type="float" office:value="1.53" calcext:value-type="float">
            <text:p>1,53</text:p>
          </table:table-cell>
          <table:table-cell office:value-type="float" office:value="4.38" calcext:value-type="float">
            <text:p>4,38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0.6" calcext:value-type="float">
            <text:p>0,6</text:p>
          </table:table-cell>
          <table:table-cell office:value-type="float" office:value="-0.08" calcext:value-type="float">
            <text:p>-0,08</text:p>
          </table:table-cell>
          <table:table-cell office:value-type="float" office:value="2.67" calcext:value-type="float">
            <text:p>2,67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-0.3" calcext:value-type="float">
            <text:p>-0,3</text:p>
          </table:table-cell>
          <table:table-cell office:value-type="float" office:value="0.45" calcext:value-type="float">
            <text:p>0,45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-0.2" calcext:value-type="float">
            <text:p>-0,2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-0.02" calcext:value-type="float">
            <text:p>-0,02</text:p>
          </table:table-cell>
          <table:table-cell office:value-type="float" office:value="0.74" calcext:value-type="float">
            <text:p>0,74</text:p>
          </table:table-cell>
          <table:table-cell office:value-type="float" office:value="0.12" calcext:value-type="float">
            <text:p>0,12</text:p>
          </table:table-cell>
          <table:table-cell office:value-type="float" office:value="1.05" calcext:value-type="float">
            <text:p>1,05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17" calcext:value-type="float">
            <text:p>0,17</text:p>
          </table:table-cell>
          <table:table-cell office:value-type="float" office:value="0.04" calcext:value-type="float">
            <text:p>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2.8" calcext:value-type="float">
            <text:p>2,8</text:p>
          </table:table-cell>
          <table:table-cell office:value-type="float" office:value="0.2" calcext:value-type="float">
            <text:p>0,2</text:p>
          </table:table-cell>
          <table:table-cell office:value-type="float" office:value="0.51" calcext:value-type="float">
            <text:p>0,51</text:p>
          </table:table-cell>
          <table:table-cell office:value-type="float" office:value="0.09" calcext:value-type="float">
            <text:p>0,09</text:p>
          </table:table-cell>
          <table:table-cell office:value-type="float" office:value="0.21" calcext:value-type="float">
            <text:p>0,21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0.55" calcext:value-type="float">
            <text:p>0,55</text:p>
          </table:table-cell>
          <table:table-cell office:value-type="float" office:value="0.07" calcext:value-type="float">
            <text:p>0,07</text:p>
          </table:table-cell>
          <table:table-cell office:value-type="float" office:value="0.5" calcext:value-type="float">
            <text:p>0,5</text:p>
          </table:table-cell>
          <table:table-cell office:value-type="float" office:value="0.31" calcext:value-type="float">
            <text:p>0,31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1.74" calcext:value-type="float">
            <text:p>1,74</text:p>
          </table:table-cell>
          <table:table-cell office:value-type="float" office:value="0.07" calcext:value-type="float">
            <text:p>0,07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1.09" calcext:value-type="float">
            <text:p>1,09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2.93" calcext:value-type="float">
            <text:p>2,93</text:p>
          </table:table-cell>
          <table:table-cell office:value-type="float" office:value="1.43" calcext:value-type="float">
            <text:p>1,43</text:p>
          </table:table-cell>
          <table:table-cell office:value-type="float" office:value="1.51" calcext:value-type="float">
            <text:p>1,51</text:p>
          </table:table-cell>
          <table:table-cell office:value-type="float" office:value="2.52" calcext:value-type="float">
            <text:p>2,52</text:p>
          </table:table-cell>
          <table:table-cell office:value-type="float" office:value="1.49" calcext:value-type="float">
            <text:p>1,49</text:p>
          </table:table-cell>
          <table:table-cell office:value-type="float" office:value="0.93" calcext:value-type="float">
            <text:p>0,93</text:p>
          </table:table-cell>
          <table:table-cell office:value-type="float" office:value="1.37" calcext:value-type="float">
            <text:p>1,37</text:p>
          </table:table-cell>
          <table:table-cell office:value-type="float" office:value="0.91" calcext:value-type="float">
            <text:p>0,91</text:p>
          </table:table-cell>
          <table:table-cell office:value-type="float" office:value="0.11" calcext:value-type="float">
            <text:p>0,11</text:p>
          </table:table-cell>
          <table:table-cell office:value-type="float" office:value="0.4" calcext:value-type="float">
            <text:p>0,4</text:p>
          </table:table-cell>
          <table:table-cell office:value-type="float" office:value="1.23" calcext:value-type="float">
            <text:p>1,23</text:p>
          </table:table-cell>
          <table:table-cell office:value-type="float" office:value="1.35" calcext:value-type="float">
            <text:p>1,35</text:p>
          </table:table-cell>
          <table:table-cell office:value-type="float" office:value="0.64" calcext:value-type="float">
            <text:p>0,64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-0.01" calcext:value-type="float">
            <text:p>-0,01</text:p>
          </table:table-cell>
          <table:table-cell office:value-type="float" office:value="0.42" calcext:value-type="float">
            <text:p>0,42</text:p>
          </table:table-cell>
          <table:table-cell office:value-type="float" office:value="0.27" calcext:value-type="float">
            <text:p>0,27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59" calcext:value-type="float">
            <text:p>0,5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1.69" calcext:value-type="float">
            <text:p>1,69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-0.31" calcext:value-type="float">
            <text:p>-0,31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1.21" calcext:value-type="float">
            <text:p>1,21</text:p>
          </table:table-cell>
          <table:table-cell office:value-type="float" office:value="0.92" calcext:value-type="float">
            <text:p>0,9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2" calcext:value-type="float">
            <text:p>-0,22</text:p>
          </table:table-cell>
          <table:table-cell office:value-type="float" office:value="0.14" calcext:value-type="float">
            <text:p>0,14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1.28" calcext:value-type="float">
            <text:p>1,28</text:p>
          </table:table-cell>
          <table:table-cell office:value-type="float" office:value="-0.03" calcext:value-type="float">
            <text:p>-0,03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95" calcext:value-type="float">
            <text:p>0,95</text:p>
          </table:table-cell>
          <table:table-cell office:value-type="float" office:value="2.24" calcext:value-type="float">
            <text:p>2,24</text:p>
          </table:table-cell>
          <table:table-cell office:value-type="float" office:value="1.4" calcext:value-type="float">
            <text:p>1,4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.29" calcext:value-type="float">
            <text:p>4,29</text:p>
          </table:table-cell>
          <table:table-cell office:value-type="float" office:value="0.35" calcext:value-type="float">
            <text:p>0,35</text:p>
          </table:table-cell>
          <table:table-cell office:value-type="float" office:value="0.77" calcext:value-type="float">
            <text:p>0,77</text:p>
          </table:table-cell>
          <table:table-cell office:value-type="float" office:value="0.58" calcext:value-type="float">
            <text:p>0,58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1.13" calcext:value-type="float">
            <text:p>1,13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1.52" calcext:value-type="float">
            <text:p>1,52</text:p>
          </table:table-cell>
          <table:table-cell office:value-type="float" office:value="0.63" calcext:value-type="float">
            <text:p>0,63</text:p>
          </table:table-cell>
          <table:table-cell office:value-type="float" office:value="3.77" calcext:value-type="float">
            <text:p>3,7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-0.18" calcext:value-type="float">
            <text:p>-0,18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  <table:table-cell office:value-type="float" office:value="0.02" calcext:value-type="float">
            <text:p>0,02</text:p>
          </table:table-cell>
          <table:table-cell office:value-type="float" office:value="2.73" calcext:value-type="float">
            <text:p>2,73</text:p>
          </table:table-cell>
          <table:table-cell office:value-type="float" office:value="0.56" calcext:value-type="float">
            <text:p>0,56</text:p>
          </table:table-cell>
          <table:table-cell office:value-type="float" office:value="-0.2" calcext:value-type="float">
            <text:p>-0,2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96" calcext:value-type="float">
            <text:p>0,96</text:p>
          </table:table-cell>
          <table:table-cell office:value-type="float" office:value="0.08" calcext:value-type="float">
            <text:p>0,08</text:p>
          </table:table-cell>
          <table:table-cell office:value-type="float" office:value="0.34" calcext:value-type="float">
            <text:p>0,34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0.3" calcext:value-type="float">
            <text:p>0,3</text:p>
          </table:table-cell>
          <table:table-cell office:value-type="float" office:value="-0.17" calcext:value-type="float">
            <text:p>-0,17</text:p>
          </table:table-cell>
          <table:table-cell office:value-type="float" office:value="0.98" calcext:value-type="float">
            <text:p>0,98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  <table:table-cell office:value-type="float" office:value="-0.34" calcext:value-type="float">
            <text:p>-0,34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-0.27" calcext:value-type="float">
            <text:p>-0,27</text:p>
          </table:table-cell>
          <table:table-cell office:value-type="float" office:value="-0.2" calcext:value-type="float">
            <text:p>-0,2</text:p>
          </table:table-cell>
          <table:table-cell office:value-type="float" office:value="1.77" calcext:value-type="float">
            <text:p>1,77</text:p>
          </table:table-cell>
          <table:table-cell office:value-type="float" office:value="0.66" calcext:value-type="float">
            <text:p>0,66</text:p>
          </table:table-cell>
          <table:table-cell office:value-type="float" office:value="-0.13" calcext:value-type="float">
            <text:p>-0,13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1.15" calcext:value-type="float">
            <text:p>1,15</text:p>
          </table:table-cell>
          <table:table-cell office:value-type="float" office:value="0.32" calcext:value-type="float">
            <text:p>0,32</text:p>
          </table:table-cell>
          <table:table-cell office:value-type="float" office:value="-0.02" calcext:value-type="float">
            <text:p>-0,02</text:p>
          </table:table-cell>
          <table:table-cell office:value-type="float" office:value="0.34" calcext:value-type="float">
            <text:p>0,34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1.41" calcext:value-type="float">
            <text:p>1,41</text:p>
          </table:table-cell>
          <table:table-cell office:value-type="float" office:value="0.75" calcext:value-type="float">
            <text:p>0,75</text:p>
          </table:table-cell>
          <table:table-cell office:value-type="float" office:value="1.07" calcext:value-type="float">
            <text:p>1,07</text:p>
          </table:table-cell>
          <table:table-cell office:value-type="float" office:value="1.85" calcext:value-type="float">
            <text:p>1,85</text:p>
          </table:table-cell>
          <table:table-cell office:value-type="float" office:value="2.65" calcext:value-type="float">
            <text:p>2,65</text:p>
          </table:table-cell>
          <table:table-cell office:value-type="float" office:value="1.92" calcext:value-type="float">
            <text:p>1,92</text:p>
          </table:table-cell>
          <table:table-cell office:value-type="float" office:value="0.75" calcext:value-type="float">
            <text:p>0,75</text:p>
          </table:table-cell>
          <table:table-cell office:value-type="float" office:value="1.87" calcext:value-type="float">
            <text:p>1,87</text:p>
          </table:table-cell>
          <table:table-cell office:value-type="float" office:value="2.14" calcext:value-type="float">
            <text:p>2,14</text:p>
          </table:table-cell>
          <table:table-cell office:value-type="float" office:value="1.16" calcext:value-type="float">
            <text:p>1,16</text:p>
          </table:table-cell>
          <table:table-cell office:value-type="float" office:value="0.97" calcext:value-type="float">
            <text:p>0,97</text:p>
          </table:table-cell>
          <table:table-cell office:value-type="float" office:value="3.39" calcext:value-type="float">
            <text:p>3,39</text:p>
          </table:table-cell>
          <table:table-cell office:value-type="float" office:value="2.08" calcext:value-type="float">
            <text:p>2,08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8" calcext:value-type="float">
            <text:p>0,8</text:p>
          </table:table-cell>
          <table:table-cell office:value-type="float" office:value="0.29" calcext:value-type="float">
            <text:p>0,29</text:p>
          </table:table-cell>
          <table:table-cell office:value-type="float" office:value="1.62" calcext:value-type="float">
            <text:p>1,6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0.31" calcext:value-type="float">
            <text:p>0,31</text:p>
          </table:table-cell>
          <table:table-cell office:value-type="float" office:value="0.56" calcext:value-type="float">
            <text:p>0,56</text:p>
          </table:table-cell>
          <table:table-cell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54" calcext:value-type="float">
            <text:p>0,54</text:p>
          </table:table-cell>
          <table:table-cell office:value-type="float" office:value="-0.04" calcext:value-type="float">
            <text:p>-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2.61" calcext:value-type="float">
            <text:p>2,61</text:p>
          </table:table-cell>
          <table:table-cell office:value-type="float" office:value="2.19" calcext:value-type="float">
            <text:p>2,19</text:p>
          </table:table-cell>
          <table:table-cell office:value-type="float" office:value="0.02" calcext:value-type="float">
            <text:p>0,02</text:p>
          </table:table-cell>
          <table:table-cell office:value-type="float" office:value="0.69" calcext:value-type="float">
            <text:p>0,69</text:p>
          </table:table-cell>
          <table:table-cell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1.05" calcext:value-type="float">
            <text:p>1,05</text:p>
          </table:table-cell>
          <table:table-cell office:value-type="float" office:value="0.3" calcext:value-type="float">
            <text:p>0,3</text:p>
          </table:table-cell>
          <table:table-cell office:value-type="float" office:value="-0.01" calcext:value-type="float">
            <text:p>-0,01</text:p>
          </table:table-cell>
          <table:table-cell office:value-type="float" office:value="0.42" calcext:value-type="float">
            <text:p>0,42</text:p>
          </table:table-cell>
          <table:table-cell office:value-type="float" office:value="0.16" calcext:value-type="float">
            <text:p>0,16</text:p>
          </table:table-cell>
          <table:table-cell office:value-type="float" office:value="-0.04" calcext:value-type="float">
            <text:p>-0,04</text:p>
          </table:table-cell>
          <table:table-cell office:value-type="float" office:value="0.63" calcext:value-type="float">
            <text:p>0,63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-0.37" calcext:value-type="float">
            <text:p>-0,37</text:p>
          </table:table-cell>
          <table:table-cell office:value-type="float" office:value="0.44" calcext:value-type="float">
            <text:p>0,44</text:p>
          </table:table-cell>
          <table:table-cell office:value-type="float" office:value="0.1" calcext:value-type="float">
            <text:p>0,1</text:p>
          </table:table-cell>
          <table:table-cell office:value-type="float" office:value="-0.28" calcext:value-type="float">
            <text:p>-0,28</text:p>
          </table:table-cell>
          <table:table-cell office:value-type="float" office:value="-0.27" calcext:value-type="float">
            <text:p>-0,27</text:p>
          </table:table-cell>
          <table:table-cell office:value-type="float" office:value="0.14" calcext:value-type="float">
            <text:p>0,14</text:p>
          </table:table-cell>
          <table:table-cell office:value-type="float" office:value="-0.03" calcext:value-type="float">
            <text:p>-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48" calcext:value-type="float">
            <text:p>0,48</text:p>
          </table:table-cell>
          <table:table-cell office:value-type="float" office:value="0.77" calcext:value-type="float">
            <text:p>0,77</text:p>
          </table:table-cell>
          <table:table-cell office:value-type="float" office:value="-0.09" calcext:value-type="float">
            <text:p>-0,09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1.22" calcext:value-type="float">
            <text:p>1,22</text:p>
          </table:table-cell>
          <table:table-cell office:value-type="float" office:value="1.08" calcext:value-type="float">
            <text:p>1,08</text:p>
          </table:table-cell>
          <table:table-cell office:value-type="float" office:value="0.8" calcext:value-type="float">
            <text:p>0,8</text:p>
          </table:table-cell>
          <table:table-cell office:value-type="float" office:value="1.99" calcext:value-type="float">
            <text:p>1,99</text:p>
          </table:table-cell>
          <table:table-cell office:value-type="float" office:value="2.58" calcext:value-type="float">
            <text:p>2,58</text:p>
          </table:table-cell>
          <table:table-cell office:value-type="float" office:value="0.82" calcext:value-type="float">
            <text:p>0,82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,59</text:p>
          </table:table-cell>
          <table:table-cell office:value-type="float" office:value="0.97" calcext:value-type="float">
            <text:p>0,97</text:p>
          </table:table-cell>
          <table:table-cell office:value-type="float" office:value="2.82" calcext:value-type="float">
            <text:p>2,8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27" calcext:value-type="float">
            <text:p>0,27</text:p>
          </table:table-cell>
          <table:table-cell office:value-type="float" office:value="1.02" calcext:value-type="float">
            <text:p>1,02</text:p>
          </table:table-cell>
          <table:table-cell office:value-type="float" office:value="0.77" calcext:value-type="float">
            <text:p>0,77</text:p>
          </table:table-cell>
          <table:table-cell office:value-type="float" office:value="0.36" calcext:value-type="float">
            <text:p>0,3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-0.15" calcext:value-type="float">
            <text:p>-0,15</text:p>
          </table:table-cell>
          <table:table-cell office:value-type="float" office:value="0.37" calcext:value-type="float">
            <text:p>0,37</text:p>
          </table:table-cell>
          <table:table-cell office:value-type="float" office:value="-0.15" calcext:value-type="float">
            <text:p>-0,15</text:p>
          </table:table-cell>
          <table:table-cell office:value-type="float" office:value="2.87" calcext:value-type="float">
            <text:p>2,87</text:p>
          </table:table-cell>
          <table:table-cell office:value-type="float" office:value="0.33" calcext:value-type="float">
            <text:p>0,33</text:p>
          </table:table-cell>
          <table:table-cell office:value-type="float" office:value="-0.06" calcext:value-type="float">
            <text:p>-0,06</text:p>
          </table:table-cell>
          <table:table-cell office:value-type="float" office:value="0.12" calcext:value-type="float">
            <text:p>0,12</text:p>
          </table:table-cell>
          <table:table-cell office:value-type="float" office:value="-0.14" calcext:value-type="float">
            <text:p>-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66" calcext:value-type="float">
            <text:p>0,66</text:p>
          </table:table-cell>
          <table:table-cell office:value-type="float" office:value="-0.03" calcext:value-type="float">
            <text:p>-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office:value-type="float" office:value="0.45" calcext:value-type="float">
            <text:p>0,45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0.43" calcext:value-type="float">
            <text:p>0,43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-0.11" calcext:value-type="float">
            <text:p>-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36" calcext:value-type="float">
            <text:p>0,36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2.43" calcext:value-type="float">
            <text:p>2,43</text:p>
          </table:table-cell>
          <table:table-cell office:value-type="float" office:value="0.59" calcext:value-type="float">
            <text:p>0,59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1.75" calcext:value-type="float">
            <text:p>1,75</text:p>
          </table:table-cell>
          <table:table-cell office:value-type="float" office:value="2.71" calcext:value-type="float">
            <text:p>2,71</text:p>
          </table:table-cell>
          <table:table-cell office:value-type="float" office:value="1.17" calcext:value-type="float">
            <text:p>1,17</text:p>
          </table:table-cell>
          <table:table-cell office:value-type="float" office:value="1.93" calcext:value-type="float">
            <text:p>1,93</text:p>
          </table:table-cell>
          <table:table-cell office:value-type="float" office:value="0.92" calcext:value-type="float">
            <text:p>0,92</text:p>
          </table:table-cell>
          <table:table-cell office:value-type="float" office:value="1.55" calcext:value-type="float">
            <text:p>1,55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1.08" calcext:value-type="float">
            <text:p>1,08</text:p>
          </table:table-cell>
          <table:table-cell office:value-type="float" office:value="0.89" calcext:value-type="float">
            <text:p>0,89</text:p>
          </table:table-cell>
          <table:table-cell office:value-type="float" office:value="0.8" calcext:value-type="float">
            <text:p>0,8</text:p>
          </table:table-cell>
          <table:table-cell office:value-type="float" office:value="0.45" calcext:value-type="float">
            <text:p>0,45</text:p>
          </table:table-cell>
          <table:table-cell office:value-type="float" office:value="0.77" calcext:value-type="float">
            <text:p>0,7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.38" calcext:value-type="float">
            <text:p>2,38</text:p>
          </table:table-cell>
          <table:table-cell office:value-type="float" office:value="0.06" calcext:value-type="float">
            <text:p>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17" calcext:value-type="float">
            <text:p>-0,17</text:p>
          </table:table-cell>
          <table:table-cell office:value-type="float" office:value="0.05" calcext:value-type="float">
            <text:p>0,05</text:p>
          </table:table-cell>
          <table:table-cell office:value-type="float" office:value="-0.33" calcext:value-type="float">
            <text:p>-0,33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11" calcext:value-type="float">
            <text:p>0,11</text:p>
          </table:table-cell>
          <table:table-cell office:value-type="float" office:value="1.35" calcext:value-type="float">
            <text:p>1,35</text:p>
          </table:table-cell>
          <table:table-cell office:value-type="float" office:value="0.55" calcext:value-type="float">
            <text:p>0,55</text:p>
          </table:table-cell>
          <table:table-cell office:value-type="float" office:value="-0.01" calcext:value-type="float">
            <text:p>-0,01</text:p>
          </table:table-cell>
          <table:table-cell office:value-type="float" office:value="0.45" calcext:value-type="float">
            <text:p>0,45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73" calcext:value-type="float">
            <text:p>0,73</text:p>
          </table:table-cell>
          <table:table-cell office:value-type="float" office:value="1.31" calcext:value-type="float">
            <text:p>1,31</text:p>
          </table:table-cell>
          <table:table-cell office:value-type="float" office:value="-0.11" calcext:value-type="float">
            <text:p>-0,11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-0.11" calcext:value-type="float">
            <text:p>-0,11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2.54" calcext:value-type="float">
            <text:p>2,54</text:p>
          </table:table-cell>
          <table:table-cell office:value-type="float" office:value="-0.14" calcext:value-type="float">
            <text:p>-0,14</text:p>
          </table:table-cell>
          <table:table-cell office:value-type="float" office:value="0.03" calcext:value-type="float">
            <text:p>0,0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6" calcext:value-type="float">
            <text:p>-0,16</text:p>
          </table:table-cell>
          <table:table-cell office:value-type="float" office:value="-0.26" calcext:value-type="float">
            <text:p>-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14" calcext:value-type="float">
            <text:p>0,14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1.25" calcext:value-type="float">
            <text:p>1,25</text:p>
          </table:table-cell>
          <table:table-cell office:value-type="float" office:value="1.23" calcext:value-type="float">
            <text:p>1,23</text:p>
          </table:table-cell>
          <table:table-cell office:value-type="float" office:value="2.72" calcext:value-type="float">
            <text:p>2,72</text:p>
          </table:table-cell>
          <table:table-cell office:value-type="float" office:value="2.28" calcext:value-type="float">
            <text:p>2,28</text:p>
          </table:table-cell>
          <table:table-cell office:value-type="float" office:value="1.85" calcext:value-type="float">
            <text:p>1,85</text:p>
          </table:table-cell>
          <table:table-cell office:value-type="float" office:value="1.3" calcext:value-type="float">
            <text:p>1,3</text:p>
          </table:table-cell>
          <table:table-cell office:value-type="float" office:value="1.55" calcext:value-type="float">
            <text:p>1,55</text:p>
          </table:table-cell>
          <table:table-cell office:value-type="float" office:value="1.15" calcext:value-type="float">
            <text:p>1,15</text:p>
          </table:table-cell>
          <table:table-cell office:value-type="float" office:value="2.23" calcext:value-type="float">
            <text:p>2,23</text:p>
          </table:table-cell>
          <table:table-cell office:value-type="float" office:value="1.98" calcext:value-type="float">
            <text:p>1,98</text:p>
          </table:table-cell>
          <table:table-cell office:value-type="float" office:value="4.42" calcext:value-type="float">
            <text:p>4,42</text:p>
          </table:table-cell>
          <table:table-cell office:value-type="float" office:value="0.59" calcext:value-type="float">
            <text:p>0,59</text:p>
          </table:table-cell>
          <table:table-cell office:value-type="float" office:value="0.89" calcext:value-type="float">
            <text:p>0,89</text:p>
          </table:table-cell>
          <table:table-cell office:value-type="float" office:value="0.43" calcext:value-type="float">
            <text:p>0,43</text:p>
          </table:table-cell>
          <table:table-cell office:value-type="float" office:value="0.62" calcext:value-type="float">
            <text:p>0,62</text:p>
          </table:table-cell>
          <table:table-cell office:value-type="float" office:value="1.19" calcext:value-type="float">
            <text:p>1,19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-0.21" calcext:value-type="float">
            <text:p>-0,21</text:p>
          </table:table-cell>
          <table:table-cell office:value-type="float" office:value="0.06" calcext:value-type="float">
            <text:p>0,06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-0.06" calcext:value-type="float">
            <text:p>-0,06</text:p>
          </table:table-cell>
          <table:table-cell office:value-type="float" office:value="1.81" calcext:value-type="float">
            <text:p>1,81</text:p>
          </table:table-cell>
          <table:table-cell office:value-type="float" office:value="0.23" calcext:value-type="float">
            <text:p>0,23</text:p>
          </table:table-cell>
          <table:table-cell office:value-type="float" office:value="0.62" calcext:value-type="float">
            <text:p>0,62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-0.04" calcext:value-type="float">
            <text:p>-0,04</text:p>
          </table:table-cell>
          <table:table-cell office:value-type="float" office:value="0.19" calcext:value-type="float">
            <text:p>0,19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8" calcext:value-type="float">
            <text:p>-0,08</text:p>
          </table:table-cell>
          <table:table-cell office:value-type="float" office:value="0.79" calcext:value-type="float">
            <text:p>0,79</text:p>
          </table:table-cell>
          <table:table-cell office:value-type="float" office:value="0.36" calcext:value-type="float">
            <text:p>0,36</text:p>
          </table:table-cell>
          <table:table-cell office:value-type="float" office:value="0.13" calcext:value-type="float">
            <text:p>0,13</text:p>
          </table:table-cell>
          <table:table-cell office:value-type="float" office:value="0.99" calcext:value-type="float">
            <text:p>0,99</text:p>
          </table:table-cell>
          <table:table-cell office:value-type="float" office:value="0.13" calcext:value-type="float">
            <text:p>0,13</text:p>
          </table:table-cell>
          <table:table-cell office:value-type="float" office:value="0.38" calcext:value-type="float">
            <text:p>0,38</text:p>
          </table:table-cell>
          <table:table-cell office:value-type="float" office:value="0.23" calcext:value-type="float">
            <text:p>0,23</text:p>
          </table:table-cell>
          <table:table-cell office:value-type="float" office:value="0.12" calcext:value-type="float">
            <text:p>0,1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3" calcext:value-type="float">
            <text:p>-0,23</text:p>
          </table:table-cell>
          <table:table-cell office:value-type="float" office:value="1.45" calcext:value-type="float">
            <text:p>1,45</text:p>
          </table:table-cell>
          <table:table-cell office:value-type="float" office:value="0.11" calcext:value-type="float">
            <text:p>0,11</text:p>
          </table:table-cell>
          <table:table-cell office:value-type="float" office:value="-0.43" calcext:value-type="float">
            <text:p>-0,4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9" calcext:value-type="float">
            <text:p>0,29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55" calcext:value-type="float">
            <text:p>0,55</text:p>
          </table:table-cell>
          <table:table-cell office:value-type="float" office:value="0.98" calcext:value-type="float">
            <text:p>0,98</text:p>
          </table:table-cell>
          <table:table-cell office:value-type="float" office:value="1.19" calcext:value-type="float">
            <text:p>1,19</text:p>
          </table:table-cell>
          <table:table-cell office:value-type="float" office:value="2.3" calcext:value-type="float">
            <text:p>2,3</text:p>
          </table:table-cell>
          <table:table-cell office:value-type="float" office:value="1.35" calcext:value-type="float">
            <text:p>1,35</text:p>
          </table:table-cell>
          <table:table-cell office:value-type="float" office:value="1.83" calcext:value-type="float">
            <text:p>1,83</text:p>
          </table:table-cell>
          <table:table-cell office:value-type="float" office:value="3.11" calcext:value-type="float">
            <text:p>3,11</text:p>
          </table:table-cell>
          <table:table-cell office:value-type="float" office:value="1.4" calcext:value-type="float">
            <text:p>1,4</text:p>
          </table:table-cell>
          <table:table-cell office:value-type="float" office:value="1.34" calcext:value-type="float">
            <text:p>1,34</text:p>
          </table:table-cell>
          <table:table-cell office:value-type="float" office:value="2.04" calcext:value-type="float">
            <text:p>2,04</text:p>
          </table:table-cell>
          <table:table-cell office:value-type="float" office:value="1.7" calcext:value-type="float">
            <text:p>1,7</text:p>
          </table:table-cell>
          <table:table-cell office:value-type="float" office:value="0.88" calcext:value-type="float">
            <text:p>0,88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.56" calcext:value-type="float">
            <text:p>0,56</text:p>
          </table:table-cell>
          <table:table-cell office:value-type="float" office:value="1.28" calcext:value-type="float">
            <text:p>1,28</text:p>
          </table:table-cell>
          <table:table-cell office:value-type="float" office:value="0.67" calcext:value-type="float">
            <text:p>0,67</text:p>
          </table:table-cell>
          <table:table-cell office:value-type="float" office:value="0.63" calcext:value-type="float">
            <text:p>0,63</text:p>
          </table:table-cell>
          <table:table-cell office:value-type="float" office:value="4.59" calcext:value-type="float">
            <text:p>4,5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-0.08" calcext:value-type="float">
            <text:p>-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3" calcext:value-type="float">
            <text:p>-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0.61" calcext:value-type="float">
            <text:p>0,61</text:p>
          </table:table-cell>
          <table:table-cell office:value-type="float" office:value="0.31" calcext:value-type="float">
            <text:p>0,31</text:p>
          </table:table-cell>
          <table:table-cell office:value-type="float" office:value="-0.02" calcext:value-type="float">
            <text:p>-0,02</text:p>
          </table:table-cell>
          <table:table-cell office:value-type="float" office:value="0.24" calcext:value-type="float">
            <text:p>0,24</text:p>
          </table:table-cell>
          <table:table-cell office:value-type="float" office:value="1.02" calcext:value-type="float">
            <text:p>1,02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46" calcext:value-type="float">
            <text:p>0,46</text:p>
          </table:table-cell>
          <table:table-cell office:value-type="float" office:value="0.02" calcext:value-type="float">
            <text:p>0,02</text:p>
          </table:table-cell>
          <table:table-cell office:value-type="float" office:value="0.32" calcext:value-type="float">
            <text:p>0,32</text:p>
          </table:table-cell>
          <table:table-cell office:value-type="float" office:value="0.81" calcext:value-type="float">
            <text:p>0,81</text:p>
          </table:table-cell>
          <table:table-cell office:value-type="float" office:value="0.49" calcext:value-type="float">
            <text:p>0,49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-0.17" calcext:value-type="float">
            <text:p>-0,17</text:p>
          </table:table-cell>
          <table:table-cell office:value-type="float" office:value="1.03" calcext:value-type="float">
            <text:p>1,03</text:p>
          </table:table-cell>
          <table:table-cell office:value-type="float" office:value="-0.48" calcext:value-type="float">
            <text:p>-0,48</text:p>
          </table:table-cell>
          <table:table-cell office:value-type="float" office:value="0.11" calcext:value-type="float">
            <text:p>0,11</text:p>
          </table:table-cell>
          <table:table-cell office:value-type="float" office:value="-0.33" calcext:value-type="float">
            <text:p>-0,33</text:p>
          </table:table-cell>
          <table:table-cell office:value-type="float" office:value="-0.05" calcext:value-type="float">
            <text:p>-0,05</text:p>
          </table:table-cell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02" calcext:value-type="float">
            <text:p>0,02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23" calcext:value-type="float">
            <text:p>0,23</text:p>
          </table:table-cell>
          <table:table-cell office:value-type="float" office:value="1.44" calcext:value-type="float">
            <text:p>1,44</text:p>
          </table:table-cell>
          <table:table-cell office:value-type="float" office:value="2.72" calcext:value-type="float">
            <text:p>2,72</text:p>
          </table:table-cell>
          <table:table-cell office:value-type="float" office:value="3.03" calcext:value-type="float">
            <text:p>3,03</text:p>
          </table:table-cell>
          <table:table-cell office:value-type="float" office:value="1.32" calcext:value-type="float">
            <text:p>1,32</text:p>
          </table:table-cell>
          <table:table-cell office:value-type="float" office:value="1.6" calcext:value-type="float">
            <text:p>1,6</text:p>
          </table:table-cell>
          <table:table-cell office:value-type="float" office:value="3.19" calcext:value-type="float">
            <text:p>3,19</text:p>
          </table:table-cell>
          <table:table-cell office:value-type="float" office:value="1.9" calcext:value-type="float">
            <text:p>1,9</text:p>
          </table:table-cell>
          <table:table-cell office:value-type="float" office:value="1.12" calcext:value-type="float">
            <text:p>1,12</text:p>
          </table:table-cell>
          <table:table-cell office:value-type="float" office:value="1.5" calcext:value-type="float">
            <text:p>1,5</text:p>
          </table:table-cell>
          <table:table-cell office:value-type="float" office:value="1.94" calcext:value-type="float">
            <text:p>1,94</text:p>
          </table:table-cell>
          <table:table-cell office:value-type="float" office:value="0.55" calcext:value-type="float">
            <text:p>0,55</text:p>
          </table:table-cell>
          <table:table-cell office:value-type="float" office:value="2.56" calcext:value-type="float">
            <text:p>2,56</text:p>
          </table:table-cell>
          <table:table-cell office:value-type="float" office:value="1.29" calcext:value-type="float">
            <text:p>1,29</text:p>
          </table:table-cell>
          <table:table-cell office:value-type="float" office:value="1.08" calcext:value-type="float">
            <text:p>1,08</text:p>
          </table:table-cell>
          <table:table-cell office:value-type="float" office:value="0.66" calcext:value-type="float">
            <text:p>0,66</text:p>
          </table:table-cell>
          <table:table-cell office:value-type="float" office:value="1.48" calcext:value-type="float">
            <text:p>1,48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62" calcext:value-type="float">
            <text:p>0,62</text:p>
          </table:table-cell>
          <table:table-cell office:value-type="float" office:value="2.43" calcext:value-type="float">
            <text:p>2,43</text:p>
          </table:table-cell>
          <table:table-cell office:value-type="float" office:value="0.19" calcext:value-type="float">
            <text:p>0,19</text:p>
          </table:table-cell>
          <table:table-cell office:value-type="float" office:value="0.04" calcext:value-type="float">
            <text:p>0,04</text:p>
          </table:table-cell>
          <table:table-cell office:value-type="float" office:value="-0.16" calcext:value-type="float">
            <text:p>-0,16</text:p>
          </table:table-cell>
          <table:table-cell office:value-type="float" office:value="0.54" calcext:value-type="float">
            <text:p>0,54</text:p>
          </table:table-cell>
          <table:table-cell office:value-type="float" office:value="0.2" calcext:value-type="float">
            <text:p>0,2</text:p>
          </table:table-cell>
          <table:table-cell office:value-type="float" office:value="0.41" calcext:value-type="float">
            <text:p>0,41</text:p>
          </table:table-cell>
          <table:table-cell office:value-type="float" office:value="0.05" calcext:value-type="float">
            <text:p>0,05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-0.16" calcext:value-type="float">
            <text:p>-0,16</text:p>
          </table:table-cell>
          <table:table-cell office:value-type="float" office:value="0.64" calcext:value-type="float">
            <text:p>0,64</text:p>
          </table:table-cell>
          <table:table-cell office:value-type="float" office:value="1.22" calcext:value-type="float">
            <text:p>1,22</text:p>
          </table:table-cell>
          <table:table-cell office:value-type="float" office:value="0.67" calcext:value-type="float">
            <text:p>0,67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54" calcext:value-type="float">
            <text:p>0,54</text:p>
          </table:table-cell>
          <table:table-cell office:value-type="float" office:value="0.29" calcext:value-type="float">
            <text:p>0,29</text:p>
          </table:table-cell>
          <table:table-cell office:value-type="float" office:value="0.37" calcext:value-type="float">
            <text:p>0,3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1.83" calcext:value-type="float">
            <text:p>1,83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office:value-type="float" office:value="0.39" calcext:value-type="float">
            <text:p>0,39</text:p>
          </table:table-cell>
          <table:table-cell office:value-type="float" office:value="0.41" calcext:value-type="float">
            <text:p>0,41</text:p>
          </table:table-cell>
          <table:table-cell office:value-type="float" office:value="0.39" calcext:value-type="float">
            <text:p>0,39</text:p>
          </table:table-cell>
          <table:table-cell office:value-type="float" office:value="-0.28" calcext:value-type="float">
            <text:p>-0,28</text:p>
          </table:table-cell>
          <table:table-cell office:value-type="float" office:value="0.06" calcext:value-type="float">
            <text:p>0,06</text:p>
          </table:table-cell>
          <table:table-cell office:value-type="float" office:value="-0.11" calcext:value-type="float">
            <text:p>-0,11</text:p>
          </table:table-cell>
          <table:table-cell office:value-type="float" office:value="0.09" calcext:value-type="float">
            <text:p>0,09</text:p>
          </table:table-cell>
          <table:table-cell office:value-type="float" office:value="-0.04" calcext:value-type="float">
            <text:p>-0,04</text:p>
          </table:table-cell>
          <table:table-cell office:value-type="float" office:value="0.53" calcext:value-type="float">
            <text:p>0,53</text:p>
          </table:table-cell>
          <table:table-cell office:value-type="float" office:value="2.42" calcext:value-type="float">
            <text:p>2,42</text:p>
          </table:table-cell>
          <table:table-cell office:value-type="float" office:value="0.11" calcext:value-type="float">
            <text:p>0,11</text:p>
          </table:table-cell>
          <table:table-cell office:value-type="float" office:value="-0.05" calcext:value-type="float">
            <text:p>-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42" calcext:value-type="float">
            <text:p>0,42</text:p>
          </table:table-cell>
          <table:table-cell office:value-type="float" office:value="1.19" calcext:value-type="float">
            <text:p>1,19</text:p>
          </table:table-cell>
          <table:table-cell office:value-type="float" office:value="2.23" calcext:value-type="float">
            <text:p>2,23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84" calcext:value-type="float">
            <text:p>2,84</text:p>
          </table:table-cell>
          <table:table-cell office:value-type="float" office:value="2.1" calcext:value-type="float">
            <text:p>2,1</text:p>
          </table:table-cell>
          <table:table-cell office:value-type="float" office:value="1.38" calcext:value-type="float">
            <text:p>1,38</text:p>
          </table:table-cell>
          <table:table-cell office:value-type="float" office:value="1.65" calcext:value-type="float">
            <text:p>1,65</text:p>
          </table:table-cell>
          <table:table-cell office:value-type="float" office:value="2.36" calcext:value-type="float">
            <text:p>2,36</text:p>
          </table:table-cell>
          <table:table-cell office:value-type="float" office:value="2.78" calcext:value-type="float">
            <text:p>2,78</text:p>
          </table:table-cell>
          <table:table-cell office:value-type="float" office:value="1.92" calcext:value-type="float">
            <text:p>1,92</text:p>
          </table:table-cell>
          <table:table-cell office:value-type="float" office:value="1.5" calcext:value-type="float">
            <text:p>1,5</text:p>
          </table:table-cell>
          <table:table-cell office:value-type="float" office:value="0.54" calcext:value-type="float">
            <text:p>0,54</text:p>
          </table:table-cell>
          <table:table-cell office:value-type="float" office:value="0.68" calcext:value-type="float">
            <text:p>0,68</text:p>
          </table:table-cell>
          <table:table-cell office:value-type="float" office:value="0.55" calcext:value-type="float">
            <text:p>0,55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59" calcext:value-type="float">
            <text:p>0,5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3.35" calcext:value-type="float">
            <text:p>3,35</text:p>
          </table:table-cell>
          <table:table-cell office:value-type="float" office:value="-0.06" calcext:value-type="float">
            <text:p>-0,06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6" calcext:value-type="float">
            <text:p>-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1.54" calcext:value-type="float">
            <text:p>1,54</text:p>
          </table:table-cell>
          <table:table-cell office:value-type="float" office:value="0.17" calcext:value-type="float">
            <text:p>0,17</text:p>
          </table:table-cell>
          <table:table-cell office:value-type="float" office:value="0.63" calcext:value-type="float">
            <text:p>0,63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56" calcext:value-type="float">
            <text:p>0,56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2.64" calcext:value-type="float">
            <text:p>2,64</text:p>
          </table:table-cell>
          <table:table-cell office:value-type="float" office:value="0.21" calcext:value-type="float">
            <text:p>0,21</text:p>
          </table:table-cell>
          <table:table-cell office:value-type="float" office:value="0.61" calcext:value-type="float">
            <text:p>0,61</text:p>
          </table:table-cell>
          <table:table-cell office:value-type="float" office:value="0.55" calcext:value-type="float">
            <text:p>0,55</text:p>
          </table:table-cell>
          <table:table-cell office:value-type="float" office:value="-0.21" calcext:value-type="float">
            <text:p>-0,21</text:p>
          </table:table-cell>
          <table:table-cell office:value-type="float" office:value="0.14" calcext:value-type="float">
            <text:p>0,14</text:p>
          </table:table-cell>
          <table:table-cell office:value-type="float" office:value="0.9" calcext:value-type="float">
            <text:p>0,9</text:p>
          </table:table-cell>
          <table:table-cell office:value-type="float" office:value="-0.13" calcext:value-type="float">
            <text:p>-0,13</text:p>
          </table:table-cell>
          <table:table-cell office:value-type="float" office:value="0.74" calcext:value-type="float">
            <text:p>0,74</text:p>
          </table:table-cell>
          <table:table-cell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83" calcext:value-type="float">
            <text:p>0,83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-0.02" calcext:value-type="float">
            <text:p>-0,02</text:p>
          </table:table-cell>
          <table:table-cell office:value-type="float" office:value="0.19" calcext:value-type="float">
            <text:p>0,19</text:p>
          </table:table-cell>
          <table:table-cell office:value-type="float" office:value="0.74" calcext:value-type="float">
            <text:p>0,74</text:p>
          </table:table-cell>
          <table:table-cell office:value-type="float" office:value="1.13" calcext:value-type="float">
            <text:p>1,13</text:p>
          </table:table-cell>
          <table:table-cell office:value-type="float" office:value="1.84" calcext:value-type="float">
            <text:p>1,84</text:p>
          </table:table-cell>
          <table:table-cell office:value-type="float" office:value="1.87" calcext:value-type="float">
            <text:p>1,87</text:p>
          </table:table-cell>
          <table:table-cell office:value-type="float" office:value="1.72" calcext:value-type="float">
            <text:p>1,72</text:p>
          </table:table-cell>
          <table:table-cell office:value-type="float" office:value="3.95" calcext:value-type="float">
            <text:p>3,95</text:p>
          </table:table-cell>
          <table:table-cell office:value-type="float" office:value="1.46" calcext:value-type="float">
            <text:p>1,46</text:p>
          </table:table-cell>
          <table:table-cell office:value-type="float" office:value="2.01" calcext:value-type="float">
            <text:p>2,01</text:p>
          </table:table-cell>
          <table:table-cell office:value-type="float" office:value="2.68" calcext:value-type="float">
            <text:p>2,68</text:p>
          </table:table-cell>
          <table:table-cell office:value-type="float" office:value="1.66" calcext:value-type="float">
            <text:p>1,66</text:p>
          </table:table-cell>
          <table:table-cell office:value-type="float" office:value="1.82" calcext:value-type="float">
            <text:p>1,82</text:p>
          </table:table-cell>
          <table:table-cell office:value-type="float" office:value="1.92" calcext:value-type="float">
            <text:p>1,92</text:p>
          </table:table-cell>
          <table:table-cell office:value-type="float" office:value="0.94" calcext:value-type="float">
            <text:p>0,94</text:p>
          </table:table-cell>
          <table:table-cell office:value-type="float" office:value="0.15" calcext:value-type="float">
            <text:p>0,15</text:p>
          </table:table-cell>
          <table:table-cell office:value-type="float" office:value="0.84" calcext:value-type="float">
            <text:p>0,8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47" calcext:value-type="float">
            <text:p>0,47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43" calcext:value-type="float">
            <text:p>0,43</text:p>
          </table:table-cell>
          <table:table-cell office:value-type="float" office:value="1.23" calcext:value-type="float">
            <text:p>1,23</text:p>
          </table:table-cell>
          <table:table-cell office:value-type="float" office:value="-0.17" calcext:value-type="float">
            <text:p>-0,17</text:p>
          </table:table-cell>
          <table:table-cell office:value-type="float" office:value="0.29" calcext:value-type="float">
            <text:p>0,29</text:p>
          </table:table-cell>
          <table:table-cell office:value-type="float" office:value="-0.12" calcext:value-type="float">
            <text:p>-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float" office:value="0.46" calcext:value-type="float">
            <text:p>0,46</text:p>
          </table:table-cell>
          <table:table-cell office:value-type="float" office:value="0.22" calcext:value-type="float">
            <text:p>0,22</text:p>
          </table:table-cell>
          <table:table-cell office:value-type="float" office:value="0.63" calcext:value-type="float">
            <text:p>0,63</text:p>
          </table:table-cell>
          <table:table-cell office:value-type="float" office:value="0.98" calcext:value-type="float">
            <text:p>0,98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39" calcext:value-type="float">
            <text:p>0,39</text:p>
          </table:table-cell>
          <table:table-cell office:value-type="float" office:value="-0.08" calcext:value-type="float">
            <text:p>-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2" calcext:value-type="float">
            <text:p>0,22</text:p>
          </table:table-cell>
          <table:table-cell office:value-type="float" office:value="1.43" calcext:value-type="float">
            <text:p>1,43</text:p>
          </table:table-cell>
          <table:table-cell office:value-type="float" office:value="0.21" calcext:value-type="float">
            <text:p>0,21</text:p>
          </table:table-cell>
          <table:table-cell office:value-type="float" office:value="1.23" calcext:value-type="float">
            <text:p>1,23</text:p>
          </table:table-cell>
          <table:table-cell office:value-type="float" office:value="1.37" calcext:value-type="float">
            <text:p>1,37</text:p>
          </table:table-cell>
          <table:table-cell office:value-type="float" office:value="2.05" calcext:value-type="float">
            <text:p>2,05</text:p>
          </table:table-cell>
          <table:table-cell office:value-type="float" office:value="1.78" calcext:value-type="float">
            <text:p>1,78</text:p>
          </table:table-cell>
          <table:table-cell office:value-type="float" office:value="1.7" calcext:value-type="float">
            <text:p>1,7</text:p>
          </table:table-cell>
          <table:table-cell office:value-type="float" office:value="1.31" calcext:value-type="float">
            <text:p>1,31</text:p>
          </table:table-cell>
          <table:table-cell office:value-type="float" office:value="1.8" calcext:value-type="float">
            <text:p>1,8</text:p>
          </table:table-cell>
          <table:table-cell office:value-type="float" office:value="1.05" calcext:value-type="float">
            <text:p>1,05</text:p>
          </table:table-cell>
          <table:table-cell office:value-type="float" office:value="0.85" calcext:value-type="float">
            <text:p>0,85</text:p>
          </table:table-cell>
          <table:table-cell office:value-type="float" office:value="2.42" calcext:value-type="float">
            <text:p>2,42</text:p>
          </table:table-cell>
          <table:table-cell office:value-type="float" office:value="3.42" calcext:value-type="float">
            <text:p>3,42</text:p>
          </table:table-cell>
          <table:table-cell office:value-type="float" office:value="2.72" calcext:value-type="float">
            <text:p>2,72</text:p>
          </table:table-cell>
          <table:table-cell office:value-type="float" office:value="0.18" calcext:value-type="float">
            <text:p>0,18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1.58" calcext:value-type="float">
            <text:p>1,58</text:p>
          </table:table-cell>
          <table:table-cell office:value-type="float" office:value="1.36" calcext:value-type="float">
            <text:p>1,36</text:p>
          </table:table-cell>
          <table:table-cell office:value-type="float" office:value="1.02" calcext:value-type="float">
            <text:p>1,0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0.08" calcext:value-type="float">
            <text:p>0,08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.18" calcext:value-type="float">
            <text:p>0,18</text:p>
          </table:table-cell>
          <table:table-cell office:value-type="float" office:value="-0.03" calcext:value-type="float">
            <text:p>-0,03</text:p>
          </table:table-cell>
          <table:table-cell office:value-type="float" office:value="0.49" calcext:value-type="float">
            <text:p>0,49</text:p>
          </table:table-cell>
          <table:table-cell office:value-type="float" office:value="3.14" calcext:value-type="float">
            <text:p>3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-0.14" calcext:value-type="float">
            <text:p>-0,1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9" calcext:value-type="float">
            <text:p>-0,29</text:p>
          </table:table-cell>
          <table:table-cell office:value-type="float" office:value="-0.19" calcext:value-type="float">
            <text:p>-0,19</text:p>
          </table:table-cell>
          <table:table-cell office:value-type="float" office:value="0.52" calcext:value-type="float">
            <text:p>0,52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0.74" calcext:value-type="float">
            <text:p>0,7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office:value-type="float" office:value="-0.02" calcext:value-type="float">
            <text:p>-0,02</text:p>
          </table:table-cell>
          <table:table-cell office:value-type="float" office:value="0.6" calcext:value-type="float">
            <text:p>0,6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1.79" calcext:value-type="float">
            <text:p>1,79</text:p>
          </table:table-cell>
          <table:table-cell office:value-type="float" office:value="0.47" calcext:value-type="float">
            <text:p>0,4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1.99" calcext:value-type="float">
            <text:p>1,9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6" calcext:value-type="float">
            <text:p>0,6</text:p>
          </table:table-cell>
          <table:table-cell office:value-type="float" office:value="0.47" calcext:value-type="float">
            <text:p>0,47</text:p>
          </table:table-cell>
          <table:table-cell office:value-type="float" office:value="0.37" calcext:value-type="float">
            <text:p>0,37</text:p>
          </table:table-cell>
          <table:table-cell office:value-type="float" office:value="1.02" calcext:value-type="float">
            <text:p>1,02</text:p>
          </table:table-cell>
          <table:table-cell office:value-type="float" office:value="1.18" calcext:value-type="float">
            <text:p>1,18</text:p>
          </table:table-cell>
          <table:table-cell office:value-type="float" office:value="1.78" calcext:value-type="float">
            <text:p>1,78</text:p>
          </table:table-cell>
          <table:table-cell office:value-type="float" office:value="0.58" calcext:value-type="float">
            <text:p>0,58</text:p>
          </table:table-cell>
          <table:table-cell office:value-type="float" office:value="0.82" calcext:value-type="float">
            <text:p>0,82</text:p>
          </table:table-cell>
          <table:table-cell office:value-type="float" office:value="1.68" calcext:value-type="float">
            <text:p>1,68</text:p>
          </table:table-cell>
          <table:table-cell office:value-type="float" office:value="1.75" calcext:value-type="float">
            <text:p>1,75</text:p>
          </table:table-cell>
          <table:table-cell office:value-type="float" office:value="3.85" calcext:value-type="float">
            <text:p>3,85</text:p>
          </table:table-cell>
          <table:table-cell office:value-type="float" office:value="1.4" calcext:value-type="float">
            <text:p>1,4</text:p>
          </table:table-cell>
          <table:table-cell office:value-type="float" office:value="2.01" calcext:value-type="float">
            <text:p>2,01</text:p>
          </table:table-cell>
          <table:table-cell office:value-type="float" office:value="1.49" calcext:value-type="float">
            <text:p>1,49</text:p>
          </table:table-cell>
          <table:table-cell office:value-type="float" office:value="0.62" calcext:value-type="float">
            <text:p>0,62</text:p>
          </table:table-cell>
          <table:table-cell office:value-type="float" office:value="1.11" calcext:value-type="float">
            <text:p>1,11</text:p>
          </table:table-cell>
          <table:table-cell office:value-type="float" office:value="1.54" calcext:value-type="float">
            <text:p>1,54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1" calcext:value-type="float">
            <text:p>-0,01</text:p>
          </table:table-cell>
          <table:table-cell office:value-type="float" office:value="0.15" calcext:value-type="float">
            <text:p>0,15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0.74" calcext:value-type="float">
            <text:p>0,74</text:p>
          </table:table-cell>
          <table:table-cell office:value-type="float" office:value="0.31" calcext:value-type="float">
            <text:p>0,31</text:p>
          </table:table-cell>
          <table:table-cell office:value-type="float" office:value="0.67" calcext:value-type="float">
            <text:p>0,67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-0.06" calcext:value-type="float">
            <text:p>-0,06</text:p>
          </table:table-cell>
          <table:table-cell office:value-type="float" office:value="1.6" calcext:value-type="float">
            <text:p>1,6</text:p>
          </table:table-cell>
          <table:table-cell office:value-type="float" office:value="0.61" calcext:value-type="float">
            <text:p>0,61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-0.2" calcext:value-type="float">
            <text:p>-0,2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.56" calcext:value-type="float">
            <text:p>0,5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-0.04" calcext:value-type="float">
            <text:p>-0,04</text:p>
          </table:table-cell>
          <table:table-cell office:value-type="float" office:value="1.59" calcext:value-type="float">
            <text:p>1,5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3" calcext:value-type="float">
            <text:p>-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-0.05" calcext:value-type="float">
            <text:p>-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1.06" calcext:value-type="float">
            <text:p>1,06</text:p>
          </table:table-cell>
          <table:table-cell office:value-type="float" office:value="0.62" calcext:value-type="float">
            <text:p>0,62</text:p>
          </table:table-cell>
          <table:table-cell office:value-type="float" office:value="1.64" calcext:value-type="float">
            <text:p>1,64</text:p>
          </table:table-cell>
          <table:table-cell office:value-type="float" office:value="1.32" calcext:value-type="float">
            <text:p>1,32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office:value-type="float" office:value="1.61" calcext:value-type="float">
            <text:p>1,61</text:p>
          </table:table-cell>
          <table:table-cell office:value-type="float" office:value="1.19" calcext:value-type="float">
            <text:p>1,19</text:p>
          </table:table-cell>
          <table:table-cell office:value-type="float" office:value="1.05" calcext:value-type="float">
            <text:p>1,05</text:p>
          </table:table-cell>
          <table:table-cell office:value-type="float" office:value="1.47" calcext:value-type="float">
            <text:p>1,47</text:p>
          </table:table-cell>
          <table:table-cell office:value-type="float" office:value="1.43" calcext:value-type="float">
            <text:p>1,43</text:p>
          </table:table-cell>
          <table:table-cell office:value-type="float" office:value="3.97" calcext:value-type="float">
            <text:p>3,97</text:p>
          </table:table-cell>
          <table:table-cell office:value-type="float" office:value="2.21" calcext:value-type="float">
            <text:p>2,21</text:p>
          </table:table-cell>
          <table:table-cell office:value-type="float" office:value="0.15" calcext:value-type="float">
            <text:p>0,15</text:p>
          </table:table-cell>
          <table:table-cell office:value-type="float" office:value="0.7" calcext:value-type="float">
            <text:p>0,7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0.35" calcext:value-type="float">
            <text:p>0,35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1.83" calcext:value-type="float">
            <text:p>1,83</text:p>
          </table:table-cell>
          <table:table-cell office:value-type="float" office:value="-0.19" calcext:value-type="float">
            <text:p>-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11" calcext:value-type="float">
            <text:p>0,11</text:p>
          </table:table-cell>
          <table:table-cell office:value-type="float" office:value="-0.22" calcext:value-type="float">
            <text:p>-0,22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06" calcext:value-type="float">
            <text:p>0,06</text:p>
          </table:table-cell>
          <table:table-cell office:value-type="float" office:value="2.04" calcext:value-type="float">
            <text:p>2,04</text:p>
          </table:table-cell>
          <table:table-cell office:value-type="float" office:value="0.67" calcext:value-type="float">
            <text:p>0,67</text:p>
          </table:table-cell>
          <table:table-cell office:value-type="float" office:value="0.38" calcext:value-type="float">
            <text:p>0,38</text:p>
          </table:table-cell>
          <table:table-cell office:value-type="float" office:value="-0.09" calcext:value-type="float">
            <text:p>-0,09</text:p>
          </table:table-cell>
          <table:table-cell office:value-type="float" office:value="0.2" calcext:value-type="float">
            <text:p>0,2</text:p>
          </table:table-cell>
          <table:table-cell office:value-type="float" office:value="0.42" calcext:value-type="float">
            <text:p>0,4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86" calcext:value-type="float">
            <text:p>0,86</text:p>
          </table:table-cell>
          <table:table-cell office:value-type="float" office:value="0.53" calcext:value-type="float">
            <text:p>0,53</text:p>
          </table:table-cell>
          <table:table-cell office:value-type="float" office:value="0.02" calcext:value-type="float">
            <text:p>0,02</text:p>
          </table:table-cell>
          <table:table-cell office:value-type="float" office:value="0.19" calcext:value-type="float">
            <text:p>0,19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-0.02" calcext:value-type="float">
            <text:p>-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7" calcext:value-type="float">
            <text:p>-0,07</text:p>
          </table:table-cell>
          <table:table-cell office:value-type="float" office:value="0.14" calcext:value-type="float">
            <text:p>0,14</text:p>
          </table:table-cell>
          <table:table-cell office:value-type="float" office:value="-0.03" calcext:value-type="float">
            <text:p>-0,03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89" calcext:value-type="float">
            <text:p>0,89</text:p>
          </table:table-cell>
          <table:table-cell office:value-type="float" office:value="1.24" calcext:value-type="float">
            <text:p>1,24</text:p>
          </table:table-cell>
          <table:table-cell office:value-type="float" office:value="1.33" calcext:value-type="float">
            <text:p>1,33</text:p>
          </table:table-cell>
          <table:table-cell office:value-type="float" office:value="2.31" calcext:value-type="float">
            <text:p>2,31</text:p>
          </table:table-cell>
          <table:table-cell office:value-type="float" office:value="2.11" calcext:value-type="float">
            <text:p>2,11</text:p>
          </table:table-cell>
          <table:table-cell office:value-type="float" office:value="2.61" calcext:value-type="float">
            <text:p>2,61</text:p>
          </table:table-cell>
          <table:table-cell office:value-type="float" office:value="1.56" calcext:value-type="float">
            <text:p>1,56</text:p>
          </table:table-cell>
          <table:table-cell office:value-type="float" office:value="0.6" calcext:value-type="float">
            <text:p>0,6</text:p>
          </table:table-cell>
          <table:table-cell office:value-type="float" office:value="2.19" calcext:value-type="float">
            <text:p>2,19</text:p>
          </table:table-cell>
          <table:table-cell office:value-type="float" office:value="1.45" calcext:value-type="float">
            <text:p>1,45</text:p>
          </table:table-cell>
          <table:table-cell office:value-type="float" office:value="5.66" calcext:value-type="float">
            <text:p>5,66</text:p>
          </table:table-cell>
          <table:table-cell office:value-type="float" office:value="1.34" calcext:value-type="float">
            <text:p>1,34</text:p>
          </table:table-cell>
          <table:table-cell office:value-type="float" office:value="0.63" calcext:value-type="float">
            <text:p>0,63</text:p>
          </table:table-cell>
          <table:table-cell office:value-type="float" office:value="0.84" calcext:value-type="float">
            <text:p>0,84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0.19" calcext:value-type="float">
            <text:p>0,1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0.27" calcext:value-type="float">
            <text:p>0,27</text:p>
          </table:table-cell>
          <table:table-cell office:value-type="float" office:value="0.48" calcext:value-type="float">
            <text:p>0,48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2.87" calcext:value-type="float">
            <text:p>2,87</text:p>
          </table:table-cell>
          <table:table-cell office:value-type="float" office:value="0.27" calcext:value-type="float">
            <text:p>0,27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-0.06" calcext:value-type="float">
            <text:p>-0,06</text:p>
          </table:table-cell>
          <table:table-cell office:value-type="float" office:value="0.53" calcext:value-type="float">
            <text:p>0,53</text:p>
          </table:table-cell>
          <table:table-cell office:value-type="float" office:value="0.39" calcext:value-type="float">
            <text:p>0,3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6" calcext:value-type="float">
            <text:p>-0,16</text:p>
          </table:table-cell>
          <table:table-cell office:value-type="float" office:value="1.57" calcext:value-type="float">
            <text:p>1,57</text:p>
          </table:table-cell>
          <table:table-cell office:value-type="float" office:value="-0.04" calcext:value-type="float">
            <text:p>-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office:value-type="float" office:value="0.56" calcext:value-type="float">
            <text:p>0,56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0.43" calcext:value-type="float">
            <text:p>0,43</text:p>
          </table:table-cell>
          <table:table-cell office:value-type="float" office:value="0.88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office:value-type="float" office:value="0.36" calcext:value-type="float">
            <text:p>0,36</text:p>
          </table:table-cell>
          <table:table-cell office:value-type="float" office:value="0.84" calcext:value-type="float">
            <text:p>0,84</text:p>
          </table:table-cell>
          <table:table-cell office:value-type="float" office:value="0.16" calcext:value-type="float">
            <text:p>0,16</text:p>
          </table:table-cell>
          <table:table-cell office:value-type="float" office:value="2.69" calcext:value-type="float">
            <text:p>2,69</text:p>
          </table:table-cell>
          <table:table-cell office:value-type="float" office:value="0.21" calcext:value-type="float">
            <text:p>0,21</text:p>
          </table:table-cell>
          <table:table-cell office:value-type="float" office:value="0.15" calcext:value-type="float">
            <text:p>0,15</text:p>
          </table:table-cell>
          <table:table-cell office:value-type="float" office:value="0.41" calcext:value-type="float">
            <text:p>0,41</text:p>
          </table:table-cell>
          <table:table-cell office:value-type="float" office:value="0.01" calcext:value-type="float">
            <text:p>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0.34" calcext:value-type="float">
            <text:p>0,34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8" calcext:value-type="float">
            <text:p>-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86" calcext:value-type="float">
            <text:p>0,86</text:p>
          </table:table-cell>
          <table:table-cell office:value-type="float" office:value="0.69" calcext:value-type="float">
            <text:p>0,69</text:p>
          </table:table-cell>
          <table:table-cell office:value-type="float" office:value="2.51" calcext:value-type="float">
            <text:p>2,51</text:p>
          </table:table-cell>
          <table:table-cell office:value-type="float" office:value="1.23" calcext:value-type="float">
            <text:p>1,23</text:p>
          </table:table-cell>
          <table:table-cell office:value-type="float" office:value="1.52" calcext:value-type="float">
            <text:p>1,52</text:p>
          </table:table-cell>
          <table:table-cell office:value-type="float" office:value="0.49" calcext:value-type="float">
            <text:p>0,49</text:p>
          </table:table-cell>
          <table:table-cell office:value-type="float" office:value="1.89" calcext:value-type="float">
            <text:p>1,89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0.47" calcext:value-type="float">
            <text:p>0,47</text:p>
          </table:table-cell>
          <table:table-cell office:value-type="float" office:value="3.47" calcext:value-type="float">
            <text:p>3,47</text:p>
          </table:table-cell>
          <table:table-cell office:value-type="float" office:value="1.87" calcext:value-type="float">
            <text:p>1,87</text:p>
          </table:table-cell>
          <table:table-cell office:value-type="float" office:value="3.73" calcext:value-type="float">
            <text:p>3,73</text:p>
          </table:table-cell>
          <table:table-cell office:value-type="float" office:value="1.15" calcext:value-type="float">
            <text:p>1,15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-0.12" calcext:value-type="float">
            <text:p>-0,1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15" calcext:value-type="float">
            <text:p>0,15</text:p>
          </table:table-cell>
          <table:table-cell office:value-type="float" office:value="0.32" calcext:value-type="float">
            <text:p>0,32</text:p>
          </table:table-cell>
          <table:table-cell office:value-type="float" office:value="-0.23" calcext:value-type="float">
            <text:p>-0,23</text:p>
          </table:table-cell>
          <table:table-cell office:value-type="float" office:value="2.02" calcext:value-type="float">
            <text:p>2,02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-0.19" calcext:value-type="float">
            <text:p>-0,19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-0.07" calcext:value-type="float">
            <text:p>-0,07</text:p>
          </table:table-cell>
          <table:table-cell office:value-type="float" office:value="0.73" calcext:value-type="float">
            <text:p>0,73</text:p>
          </table:table-cell>
          <table:table-cell office:value-type="float" office:value="0.13" calcext:value-type="float">
            <text:p>0,13</text:p>
          </table:table-cell>
          <table:table-cell office:value-type="float" office:value="1.55" calcext:value-type="float">
            <text:p>1,55</text:p>
          </table:table-cell>
          <table:table-cell office:value-type="float" office:value="0.29" calcext:value-type="float">
            <text:p>0,29</text:p>
          </table:table-cell>
          <table:table-cell office:value-type="float" office:value="-0.2" calcext:value-type="float">
            <text:p>-0,2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6" calcext:value-type="float">
            <text:p>0,36</text:p>
          </table:table-cell>
          <table:table-cell office:value-type="float" office:value="0.58" calcext:value-type="float">
            <text:p>0,58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24" calcext:value-type="float">
            <text:p>0,24</text:p>
          </table:table-cell>
          <table:table-cell office:value-type="float" office:value="0.13" calcext:value-type="float">
            <text:p>0,13</text:p>
          </table:table-cell>
          <table:table-cell office:value-type="float" office:value="2.57" calcext:value-type="float">
            <text:p>2,57</text:p>
          </table:table-cell>
          <table:table-cell office:value-type="float" office:value="0.47" calcext:value-type="float">
            <text:p>0,47</text:p>
          </table:table-cell>
          <table:table-cell office:value-type="float" office:value="0.57" calcext:value-type="float">
            <text:p>0,5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-0.02" calcext:value-type="float">
            <text:p>-0,02</text:p>
          </table:table-cell>
          <table:table-cell office:value-type="float" office:value="0.44" calcext:value-type="float">
            <text:p>0,4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87" calcext:value-type="float">
            <text:p>0,87</text:p>
          </table:table-cell>
          <table:table-cell office:value-type="float" office:value="1.31" calcext:value-type="float">
            <text:p>1,31</text:p>
          </table:table-cell>
          <table:table-cell office:value-type="float" office:value="2.75" calcext:value-type="float">
            <text:p>2,75</text:p>
          </table:table-cell>
          <table:table-cell office:value-type="float" office:value="2.85" calcext:value-type="float">
            <text:p>2,85</text:p>
          </table:table-cell>
          <table:table-cell office:value-type="float" office:value="1.52" calcext:value-type="float">
            <text:p>1,52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92" calcext:value-type="float">
            <text:p>1,92</text:p>
          </table:table-cell>
          <table:table-cell office:value-type="float" office:value="1.08" calcext:value-type="float">
            <text:p>1,08</text:p>
          </table:table-cell>
          <table:table-cell office:value-type="float" office:value="1.17" calcext:value-type="float">
            <text:p>1,17</text:p>
          </table:table-cell>
          <table:table-cell office:value-type="float" office:value="2.95" calcext:value-type="float">
            <text:p>2,95</text:p>
          </table:table-cell>
          <table:table-cell office:value-type="float" office:value="1.04" calcext:value-type="float">
            <text:p>1,04</text:p>
          </table:table-cell>
          <table:table-cell office:value-type="float" office:value="1.87" calcext:value-type="float">
            <text:p>1,87</text:p>
          </table:table-cell>
          <table:table-cell office:value-type="float" office:value="0.12" calcext:value-type="float">
            <text:p>0,12</text:p>
          </table:table-cell>
          <table:table-cell office:value-type="float" office:value="1.13" calcext:value-type="float">
            <text:p>1,13</text:p>
          </table:table-cell>
          <table:table-cell office:value-type="float" office:value="0.75" calcext:value-type="float">
            <text:p>0,75</text:p>
          </table:table-cell>
          <table:table-cell office:value-type="float" office:value="0.48" calcext:value-type="float">
            <text:p>0,4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-0.07" calcext:value-type="float">
            <text:p>-0,07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2.34" calcext:value-type="float">
            <text:p>2,34</text:p>
          </table:table-cell>
          <table:table-cell office:value-type="float" office:value="0.17" calcext:value-type="float">
            <text:p>0,17</text:p>
          </table:table-cell>
          <table:table-cell office:value-type="float" office:value="0.42" calcext:value-type="float">
            <text:p>0,42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-0.28" calcext:value-type="float">
            <text:p>-0,28</text:p>
          </table:table-cell>
          <table:table-cell office:value-type="float" office:value="-0.16" calcext:value-type="float">
            <text:p>-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36" calcext:value-type="float">
            <text:p>0,3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1" calcext:value-type="float">
            <text:p>-0,1</text:p>
          </table:table-cell>
          <table:table-cell office:value-type="float" office:value="0.24" calcext:value-type="float">
            <text:p>0,24</text:p>
          </table:table-cell>
          <table:table-cell office:value-type="float" office:value="1.72" calcext:value-type="float">
            <text:p>1,72</text:p>
          </table:table-cell>
          <table:table-cell office:value-type="float" office:value="0.07" calcext:value-type="float">
            <text:p>0,07</text:p>
          </table:table-cell>
          <table:table-cell office:value-type="float" office:value="0.42" calcext:value-type="float">
            <text:p>0,42</text:p>
          </table:table-cell>
          <table:table-cell office:value-type="float" office:value="0.33" calcext:value-type="float">
            <text:p>0,3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-0.3" calcext:value-type="float">
            <text:p>-0,3</text:p>
          </table:table-cell>
          <table:table-cell office:value-type="float" office:value="-0.34" calcext:value-type="float">
            <text:p>-0,34</text:p>
          </table:table-cell>
          <table:table-cell office:value-type="float" office:value="-0.14" calcext:value-type="float">
            <text:p>-0,14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1.94" calcext:value-type="float">
            <text:p>1,94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.23" calcext:value-type="float">
            <text:p>0,23</text:p>
          </table:table-cell>
          <table:table-cell office:value-type="float" office:value="0.08" calcext:value-type="float">
            <text:p>0,08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98" calcext:value-type="float">
            <text:p>0,98</text:p>
          </table:table-cell>
          <table:table-cell office:value-type="float" office:value="1.15" calcext:value-type="float">
            <text:p>1,15</text:p>
          </table:table-cell>
          <table:table-cell office:value-type="float" office:value="1.73" calcext:value-type="float">
            <text:p>1,73</text:p>
          </table:table-cell>
          <table:table-cell office:value-type="float" office:value="1.29" calcext:value-type="float">
            <text:p>1,29</text:p>
          </table:table-cell>
          <table:table-cell office:value-type="float" office:value="0.43" calcext:value-type="float">
            <text:p>0,43</text:p>
          </table:table-cell>
          <table:table-cell office:value-type="float" office:value="1.83" calcext:value-type="float">
            <text:p>1,83</text:p>
          </table:table-cell>
          <table:table-cell office:value-type="float" office:value="0.74" calcext:value-type="float">
            <text:p>0,74</text:p>
          </table:table-cell>
          <table:table-cell office:value-type="float" office:value="1.49" calcext:value-type="float">
            <text:p>1,49</text:p>
          </table:table-cell>
          <table:table-cell office:value-type="float" office:value="0.46" calcext:value-type="float">
            <text:p>0,46</text:p>
          </table:table-cell>
          <table:table-cell office:value-type="float" office:value="2.64" calcext:value-type="float">
            <text:p>2,64</text:p>
          </table:table-cell>
          <table:table-cell office:value-type="float" office:value="4.76" calcext:value-type="float">
            <text:p>4,76</text:p>
          </table:table-cell>
          <table:table-cell office:value-type="float" office:value="3.42" calcext:value-type="float">
            <text:p>3,42</text:p>
          </table:table-cell>
          <table:table-cell office:value-type="float" office:value="1.38" calcext:value-type="float">
            <text:p>1,38</text:p>
          </table:table-cell>
          <table:table-cell office:value-type="float" office:value="1.73" calcext:value-type="float">
            <text:p>1,73</text:p>
          </table:table-cell>
          <table:table-cell office:value-type="float" office:value="1.25" calcext:value-type="float">
            <text:p>1,25</text:p>
          </table:table-cell>
          <table:table-cell office:value-type="float" office:value="1.1" calcext:value-type="float">
            <text:p>1,1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46" calcext:value-type="float">
            <text:p>0,46</text:p>
          </table:table-cell>
          <table:table-cell office:value-type="float" office:value="-0.11" calcext:value-type="float">
            <text:p>-0,11</text:p>
          </table:table-cell>
          <table:table-cell office:value-type="float" office:value="-0.22" calcext:value-type="float">
            <text:p>-0,22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1.86" calcext:value-type="float">
            <text:p>1,8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42" calcext:value-type="float">
            <text:p>-0,42</text:p>
          </table:table-cell>
          <table:table-cell office:value-type="float" office:value="-0.18" calcext:value-type="float">
            <text:p>-0,18</text:p>
          </table:table-cell>
          <table:table-cell office:value-type="float" office:value="0.25" calcext:value-type="float">
            <text:p>0,25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61" calcext:value-type="float">
            <text:p>0,61</text:p>
          </table:table-cell>
          <table:table-cell office:value-type="float" office:value="0.46" calcext:value-type="float">
            <text:p>0,46</text:p>
          </table:table-cell>
          <table:table-cell office:value-type="float" office:value="1.96" calcext:value-type="float">
            <text:p>1,96</text:p>
          </table:table-cell>
          <table:table-cell office:value-type="float" office:value="0.51" calcext:value-type="float">
            <text:p>0,51</text:p>
          </table:table-cell>
          <table:table-cell office:value-type="float" office:value="0.44" calcext:value-type="float">
            <text:p>0,44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" calcext:value-type="float">
            <text:p>-0,1</text:p>
          </table:table-cell>
          <table:table-cell office:value-type="float" office:value="0.06" calcext:value-type="float">
            <text:p>0,06</text:p>
          </table:table-cell>
          <table:table-cell office:value-type="float" office:value="0.32" calcext:value-type="float">
            <text:p>0,32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42" calcext:value-type="float">
            <text:p>0,42</text:p>
          </table:table-cell>
          <table:table-cell office:value-type="float" office:value="0.02" calcext:value-type="float">
            <text:p>0,02</text:p>
          </table:table-cell>
          <table:table-cell office:value-type="float" office:value="1.3" calcext:value-type="float">
            <text:p>1,3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78" calcext:value-type="float">
            <text:p>0,78</text:p>
          </table:table-cell>
          <table:table-cell office:value-type="float" office:value="1.07" calcext:value-type="float">
            <text:p>1,07</text:p>
          </table:table-cell>
          <table:table-cell office:value-type="float" office:value="0.7" calcext:value-type="float">
            <text:p>0,7</text:p>
          </table:table-cell>
          <table:table-cell office:value-type="float" office:value="0.63" calcext:value-type="float">
            <text:p>0,63</text:p>
          </table:table-cell>
          <table:table-cell office:value-type="float" office:value="0.95" calcext:value-type="float">
            <text:p>0,95</text:p>
          </table:table-cell>
          <table:table-cell office:value-type="float" office:value="1.61" calcext:value-type="float">
            <text:p>1,61</text:p>
          </table:table-cell>
          <table:table-cell office:value-type="float" office:value="1.6" calcext:value-type="float">
            <text:p>1,6</text:p>
          </table:table-cell>
          <table:table-cell office:value-type="float" office:value="3.74" calcext:value-type="float">
            <text:p>3,74</text:p>
          </table:table-cell>
          <table:table-cell office:value-type="float" office:value="0.89" calcext:value-type="float">
            <text:p>0,89</text:p>
          </table:table-cell>
          <table:table-cell office:value-type="float" office:value="1.07" calcext:value-type="float">
            <text:p>1,07</text:p>
          </table:table-cell>
          <table:table-cell office:value-type="float" office:value="1.61" calcext:value-type="float">
            <text:p>1,61</text:p>
          </table:table-cell>
          <table:table-cell office:value-type="float" office:value="2.37" calcext:value-type="float">
            <text:p>2,37</text:p>
          </table:table-cell>
          <table:table-cell office:value-type="float" office:value="1.04" calcext:value-type="float">
            <text:p>1,04</text:p>
          </table:table-cell>
          <table:table-cell office:value-type="float" office:value="1.41" calcext:value-type="float">
            <text:p>1,4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0.56" calcext:value-type="float">
            <text:p>0,56</text:p>
          </table:table-cell>
          <table:table-cell office:value-type="float" office:value="-0.1" calcext:value-type="float">
            <text:p>-0,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44" calcext:value-type="float">
            <text:p>0,44</text:p>
          </table:table-cell>
          <table:table-cell office:value-type="float" office:value="-0.42" calcext:value-type="float">
            <text:p>-0,42</text:p>
          </table:table-cell>
          <table:table-cell office:value-type="float" office:value="0.7" calcext:value-type="float">
            <text:p>0,7</text:p>
          </table:table-cell>
          <table:table-cell office:value-type="float" office:value="0.43" calcext:value-type="float">
            <text:p>0,43</text:p>
          </table:table-cell>
          <table:table-cell office:value-type="float" office:value="2.56" calcext:value-type="float">
            <text:p>2,56</text:p>
          </table:table-cell>
          <table:table-cell office:value-type="float" office:value="0.44" calcext:value-type="float">
            <text:p>0,44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-0.24" calcext:value-type="float">
            <text:p>-0,24</text:p>
          </table:table-cell>
          <table:table-cell office:value-type="float" office:value="0.64" calcext:value-type="float">
            <text:p>0,64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8" calcext:value-type="float">
            <text:p>-0,08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 office:value-type="float" office:value="-0.09" calcext:value-type="float">
            <text:p>-0,09</text:p>
          </table:table-cell>
          <table:table-cell office:value-type="float" office:value="0.48" calcext:value-type="float">
            <text:p>0,48</text:p>
          </table:table-cell>
          <table:table-cell office:value-type="float" office:value="-0.14" calcext:value-type="float">
            <text:p>-0,14</text:p>
          </table:table-cell>
          <table:table-cell office:value-type="float" office:value="2.29" calcext:value-type="float">
            <text:p>2,29</text:p>
          </table:table-cell>
          <table:table-cell office:value-type="float" office:value="0.44" calcext:value-type="float">
            <text:p>0,44</text:p>
          </table:table-cell>
          <table:table-cell office:value-type="float" office:value="0.71" calcext:value-type="float">
            <text:p>0,71</text:p>
          </table:table-cell>
          <table:table-cell office:value-type="float" office:value="1.1" calcext:value-type="float">
            <text:p>1,1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42" calcext:value-type="float">
            <text:p>0,42</text:p>
          </table:table-cell>
          <table:table-cell office:value-type="float" office:value="-0.27" calcext:value-type="float">
            <text:p>-0,27</text:p>
          </table:table-cell>
          <table:table-cell office:value-type="float" office:value="0.15" calcext:value-type="float">
            <text:p>0,15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75" calcext:value-type="float">
            <text:p>0,75</text:p>
          </table:table-cell>
          <table:table-cell office:value-type="float" office:value="1.19" calcext:value-type="float">
            <text:p>1,19</text:p>
          </table:table-cell>
          <table:table-cell office:value-type="float" office:value="1.35" calcext:value-type="float">
            <text:p>1,35</text:p>
          </table:table-cell>
          <table:table-cell office:value-type="float" office:value="3.32" calcext:value-type="float">
            <text:p>3,32</text:p>
          </table:table-cell>
          <table:table-cell office:value-type="float" office:value="2.09" calcext:value-type="float">
            <text:p>2,09</text:p>
          </table:table-cell>
          <table:table-cell office:value-type="float" office:value="1.55" calcext:value-type="float">
            <text:p>1,55</text:p>
          </table:table-cell>
          <table:table-cell office:value-type="float" office:value="1.16" calcext:value-type="float">
            <text:p>1,16</text:p>
          </table:table-cell>
          <table:table-cell office:value-type="float" office:value="0.57" calcext:value-type="float">
            <text:p>0,57</text:p>
          </table:table-cell>
          <table:table-cell office:value-type="float" office:value="0.34" calcext:value-type="float">
            <text:p>0,34</text:p>
          </table:table-cell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office:value-type="float" office:value="1.33" calcext:value-type="float">
            <text:p>1,33</text:p>
          </table:table-cell>
          <table:table-cell office:value-type="float" office:value="0.9" calcext:value-type="float">
            <text:p>0,9</text:p>
          </table:table-cell>
          <table:table-cell office:value-type="float" office:value="3.31" calcext:value-type="float">
            <text:p>3,31</text:p>
          </table:table-cell>
          <table:table-cell office:value-type="float" office:value="1.41" calcext:value-type="float">
            <text:p>1,41</text:p>
          </table:table-cell>
          <table:table-cell office:value-type="float" office:value="1.27" calcext:value-type="float">
            <text:p>1,27</text:p>
          </table:table-cell>
          <table:table-cell office:value-type="float" office:value="0.56" calcext:value-type="float">
            <text:p>0,56</text:p>
          </table:table-cell>
          <table:table-cell office:value-type="float" office:value="1.29" calcext:value-type="float">
            <text:p>1,2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-0.32" calcext:value-type="float">
            <text:p>-0,32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-0.08" calcext:value-type="float">
            <text:p>-0,08</text:p>
          </table:table-cell>
          <table:table-cell office:value-type="float" office:value="0.14" calcext:value-type="float">
            <text:p>0,14</text:p>
          </table:table-cell>
          <table:table-cell office:value-type="float" office:value="2.28" calcext:value-type="float">
            <text:p>2,28</text:p>
          </table:table-cell>
          <table:table-cell office:value-type="float" office:value="0.18" calcext:value-type="float">
            <text:p>0,18</text:p>
          </table:table-cell>
          <table:table-cell office:value-type="float" office:value="0.43" calcext:value-type="float">
            <text:p>0,43</text:p>
          </table:table-cell>
          <table:table-cell office:value-type="float" office:value="0.56" calcext:value-type="float">
            <text:p>0,56</text:p>
          </table:table-cell>
          <table:table-cell office:value-type="float" office:value="-0.03" calcext:value-type="float">
            <text:p>-0,03</text:p>
          </table:table-cell>
          <table:table-cell office:value-type="float" office:value="0.72" calcext:value-type="float">
            <text:p>0,72</text:p>
          </table:table-cell>
          <table:table-cell office:value-type="float" office:value="0.41" calcext:value-type="float">
            <text:p>0,41</text:p>
          </table:table-cell>
          <table:table-cell office:value-type="float" office:value="0.18" calcext:value-type="float">
            <text:p>0,18</text:p>
          </table:table-cell>
          <table:table-cell office:value-type="float" office:value="0.58" calcext:value-type="float">
            <text:p>0,58</text:p>
          </table:table-cell>
          <table:table-cell office:value-type="float" office:value="0.29" calcext:value-type="float">
            <text:p>0,29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74" calcext:value-type="float">
            <text:p>0,74</text:p>
          </table:table-cell>
          <table:table-cell office:value-type="float" office:value="0.37" calcext:value-type="float">
            <text:p>0,37</text:p>
          </table:table-cell>
          <table:table-cell office:value-type="float" office:value="0.1" calcext:value-type="float">
            <text:p>0,1</text:p>
          </table:table-cell>
          <table:table-cell office:value-type="float" office:value="0.39" calcext:value-type="float">
            <text:p>0,39</text:p>
          </table:table-cell>
          <table:table-cell office:value-type="float" office:value="1.36" calcext:value-type="float">
            <text:p>1,36</text:p>
          </table:table-cell>
          <table:table-cell office:value-type="float" office:value="0.12" calcext:value-type="float">
            <text:p>0,1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2" calcext:value-type="float">
            <text:p>-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-0.11" calcext:value-type="float">
            <text:p>-0,11</text:p>
          </table:table-cell>
          <table:table-cell office:value-type="float" office:value="0.46" calcext:value-type="float">
            <text:p>0,46</text:p>
          </table:table-cell>
          <table:table-cell office:value-type="float" office:value="0.66" calcext:value-type="float">
            <text:p>0,66</text:p>
          </table:table-cell>
          <table:table-cell office:value-type="float" office:value="1.74" calcext:value-type="float">
            <text:p>1,74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4" calcext:value-type="float">
            <text:p>0,24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3" calcext:value-type="float">
            <text:p>-0,23</text:p>
          </table:table-cell>
          <table:table-cell office:value-type="float" office:value="0.34" calcext:value-type="float">
            <text:p>0,34</text:p>
          </table:table-cell>
          <table:table-cell office:value-type="float" office:value="-0.11" calcext:value-type="float">
            <text:p>-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24" calcext:value-type="float">
            <text:p>0,24</text:p>
          </table:table-cell>
          <table:table-cell office:value-type="float" office:value="0.15" calcext:value-type="float">
            <text:p>0,15</text:p>
          </table:table-cell>
          <table:table-cell office:value-type="float" office:value="0.88" calcext:value-type="float">
            <text:p>0,88</text:p>
          </table:table-cell>
          <table:table-cell office:value-type="float" office:value="2.54" calcext:value-type="float">
            <text:p>2,54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15" calcext:value-type="float">
            <text:p>1,15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77" calcext:value-type="float">
            <text:p>1,77</text:p>
          </table:table-cell>
          <table:table-cell office:value-type="float" office:value="0.57" calcext:value-type="float">
            <text:p>0,57</text:p>
          </table:table-cell>
          <table:table-cell office:value-type="float" office:value="2.48" calcext:value-type="float">
            <text:p>2,48</text:p>
          </table:table-cell>
          <table:table-cell office:value-type="float" office:value="1.71" calcext:value-type="float">
            <text:p>1,71</text:p>
          </table:table-cell>
          <table:table-cell office:value-type="float" office:value="0.98" calcext:value-type="float">
            <text:p>0,98</text:p>
          </table:table-cell>
          <table:table-cell office:value-type="float" office:value="1.49" calcext:value-type="float">
            <text:p>1,49</text:p>
          </table:table-cell>
          <table:table-cell office:value-type="float" office:value="1.34" calcext:value-type="float">
            <text:p>1,34</text:p>
          </table:table-cell>
          <table:table-cell office:value-type="float" office:value="1.1" calcext:value-type="float">
            <text:p>1,1</text:p>
          </table:table-cell>
          <table:table-cell office:value-type="float" office:value="3.01" calcext:value-type="float">
            <text:p>3,01</text:p>
          </table:table-cell>
          <table:table-cell office:value-type="float" office:value="0.83" calcext:value-type="float">
            <text:p>0,83</text:p>
          </table:table-cell>
          <table:table-cell office:value-type="float" office:value="0.32" calcext:value-type="float">
            <text:p>0,32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Tabela 8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variação percentual no ano, sem desoneração da folha de pagamento (%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0.39" calcext:value-type="float">
            <text:p>0,39</text:p>
          </table:table-cell>
          <table:table-cell office:value-type="float" office:value="0.57" calcext:value-type="float">
            <text:p>0,57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2.56" calcext:value-type="float">
            <text:p>2,56</text:p>
          </table:table-cell>
          <table:table-cell office:value-type="float" office:value="2.81" calcext:value-type="float">
            <text:p>2,81</text:p>
          </table:table-cell>
          <table:table-cell office:value-type="float" office:value="3.08" calcext:value-type="float">
            <text:p>3,08</text:p>
          </table:table-cell>
          <table:table-cell office:value-type="float" office:value="3.24" calcext:value-type="float">
            <text:p>3,24</text:p>
          </table:table-cell>
          <table:table-cell office:value-type="float" office:value="3.71" calcext:value-type="float">
            <text:p>3,71</text:p>
          </table:table-cell>
          <table:table-cell office:value-type="float" office:value="3.9" calcext:value-type="float">
            <text:p>3,9</text:p>
          </table:table-cell>
          <table:table-cell office:value-type="float" office:value="0.26" calcext:value-type="float">
            <text:p>0,26</text:p>
          </table:table-cell>
          <table:table-cell office:value-type="float" office:value="0.55" calcext:value-type="float">
            <text:p>0,55</text:p>
          </table:table-cell>
          <table:table-cell office:value-type="float" office:value="0.66" calcext:value-type="float">
            <text:p>0,66</text:p>
          </table:table-cell>
          <table:table-cell office:value-type="float" office:value="0.92" calcext:value-type="float">
            <text:p>0,92</text:p>
          </table:table-cell>
          <table:table-cell office:value-type="float" office:value="1.51" calcext:value-type="float">
            <text:p>1,51</text:p>
          </table:table-cell>
          <table:table-cell office:value-type="float" office:value="2.1" calcext:value-type="float">
            <text:p>2,1</text:p>
          </table:table-cell>
          <table:table-cell office:value-type="float" office:value="2.6" calcext:value-type="float">
            <text:p>2,6</text:p>
          </table:table-cell>
          <table:table-cell office:value-type="float" office:value="2.95" calcext:value-type="float">
            <text:p>2,95</text:p>
          </table:table-cell>
          <table:table-cell office:value-type="float" office:value="3.39" calcext:value-type="float">
            <text:p>3,39</text:p>
          </table:table-cell>
          <table:table-cell office:value-type="float" office:value="3.82" calcext:value-type="float">
            <text:p>3,82</text:p>
          </table:table-cell>
          <table:table-cell office:value-type="float" office:value="4.06" calcext:value-type="float">
            <text:p>4,06</text:p>
          </table:table-cell>
          <table:table-cell office:value-type="float" office:value="4.27" calcext:value-type="float">
            <text:p>4,27</text:p>
          </table:table-cell>
          <table:table-cell office:value-type="float" office:value="0.44" calcext:value-type="float">
            <text:p>0,44</text:p>
          </table:table-cell>
          <table:table-cell office:value-type="float" office:value="0.61" calcext:value-type="float">
            <text:p>0,61</text:p>
          </table:table-cell>
          <table:table-cell office:value-type="float" office:value="1.12" calcext:value-type="float">
            <text:p>1,12</text:p>
          </table:table-cell>
          <table:table-cell office:value-type="float" office:value="1.46" calcext:value-type="float">
            <text:p>1,46</text:p>
          </table:table-cell>
          <table:table-cell office:value-type="float" office:value="1.57" calcext:value-type="float">
            <text:p>1,57</text:p>
          </table:table-cell>
          <table:table-cell office:value-type="float" office:value="1.92" calcext:value-type="float">
            <text:p>1,92</text:p>
          </table:table-cell>
          <table:table-cell office:value-type="float" office:value="2.62" calcext:value-type="float">
            <text:p>2,62</text:p>
          </table:table-cell>
          <table:table-cell office:value-type="float" office:value="3.07" calcext:value-type="float">
            <text:p>3,07</text:p>
          </table:table-cell>
          <table:table-cell office:value-type="float" office:value="3.45" calcext:value-type="float">
            <text:p>3,45</text:p>
          </table:table-cell>
          <table:table-cell office:value-type="float" office:value="3.64" calcext:value-type="float">
            <text:p>3,64</text:p>
          </table:table-cell>
          <table:table-cell office:value-type="float" office:value="3.75" calcext:value-type="float">
            <text:p>3,75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86" calcext:value-type="float">
            <text:p>0,86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43" calcext:value-type="float">
            <text:p>1,43</text:p>
          </table:table-cell>
          <table:table-cell office:value-type="float" office:value="1.93" calcext:value-type="float">
            <text:p>1,93</text:p>
          </table:table-cell>
          <table:table-cell office:value-type="float" office:value="2.76" calcext:value-type="float">
            <text:p>2,76</text:p>
          </table:table-cell>
          <table:table-cell office:value-type="float" office:value="4.15" calcext:value-type="float">
            <text:p>4,15</text:p>
          </table:table-cell>
          <table:table-cell office:value-type="float" office:value="5.81" calcext:value-type="float">
            <text:p>5,81</text:p>
          </table:table-cell>
          <table:table-cell office:value-type="float" office:value="7.63" calcext:value-type="float">
            <text:p>7,63</text:p>
          </table:table-cell>
          <table:table-cell office:value-type="float" office:value="9.59" calcext:value-type="float">
            <text:p>9,59</text:p>
          </table:table-cell>
          <table:table-cell office:value-type="float" office:value="1.92" calcext:value-type="float">
            <text:p>1,92</text:p>
          </table:table-cell>
          <table:table-cell office:value-type="float" office:value="3.2" calcext:value-type="float">
            <text:p>3,2</text:p>
          </table:table-cell>
          <table:table-cell office:value-type="float" office:value="4.64" calcext:value-type="float">
            <text:p>4,64</text:p>
          </table:table-cell>
          <table:table-cell office:value-type="float" office:value="6.49" calcext:value-type="float">
            <text:p>6,49</text:p>
          </table:table-cell>
          <table:table-cell office:value-type="float" office:value="8.31" calcext:value-type="float">
            <text:p>8,31</text:p>
          </table:table-cell>
          <table:table-cell office:value-type="float" office:value="10.98" calcext:value-type="float">
            <text:p>10,98</text:p>
          </table:table-cell>
          <table:table-cell office:value-type="float" office:value="12.98" calcext:value-type="float">
            <text:p>12,98</text:p>
          </table:table-cell>
          <table:table-cell office:value-type="float" office:value="14.05" calcext:value-type="float">
            <text:p>14,05</text:p>
          </table:table-cell>
          <table:table-cell office:value-type="float" office:value="15.02" calcext:value-type="float">
            <text:p>15,02</text:p>
          </table:table-cell>
          <table:table-cell office:value-type="float" office:value="16.16" calcext:value-type="float">
            <text:p>16,16</text:p>
          </table:table-cell>
          <table:table-cell office:value-type="float" office:value="17.33" calcext:value-type="float">
            <text:p>17,33</text:p>
          </table:table-cell>
          <table:table-cell office:value-type="float" office:value="17.9" calcext:value-type="float">
            <text:p>17,9</text:p>
          </table:table-cell>
          <table:table-cell office:value-type="float" office:value="0.73" calcext:value-type="float">
            <text:p>0,73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1.12" calcext:value-type="float">
            <text:p>1,12</text:p>
          </table:table-cell>
          <table:table-cell office:value-type="float" office:value="1.25" calcext:value-type="float">
            <text:p>1,25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office:value-type="float" office:value="1.53" calcext:value-type="float">
            <text:p>1,53</text:p>
          </table:table-cell>
          <table:table-cell office:value-type="float" office:value="1.5" calcext:value-type="float">
            <text:p>1,5</text:p>
          </table:table-cell>
          <table:table-cell office:value-type="float" office:value="2.21" calcext:value-type="float">
            <text:p>2,21</text:p>
          </table:table-cell>
          <table:table-cell office:value-type="float" office:value="2.49" calcext:value-type="float">
            <text:p>2,49</text:p>
          </table:table-cell>
          <table:table-cell office:value-type="float" office:value="2.81" calcext:value-type="float">
            <text:p>2,81</text:p>
          </table:table-cell>
          <table:table-cell office:value-type="float" office:value="2.77" calcext:value-type="float">
            <text:p>2,77</text:p>
          </table:table-cell>
          <table:table-cell office:value-type="float" office:value="0.11" calcext:value-type="float">
            <text:p>0,11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58" calcext:value-type="float">
            <text:p>0,58</text:p>
          </table:table-cell>
          <table:table-cell office:value-type="float" office:value="0.82" calcext:value-type="float">
            <text:p>0,82</text:p>
          </table:table-cell>
          <table:table-cell office:value-type="float" office:value="1.23" calcext:value-type="float">
            <text:p>1,23</text:p>
          </table:table-cell>
          <table:table-cell office:value-type="float" office:value="1.59" calcext:value-type="float">
            <text:p>1,59</text:p>
          </table:table-cell>
          <table:table-cell office:value-type="float" office:value="2.4" calcext:value-type="float">
            <text:p>2,4</text:p>
          </table:table-cell>
          <table:table-cell office:value-type="float" office:value="4.22" calcext:value-type="float">
            <text:p>4,22</text:p>
          </table:table-cell>
          <table:table-cell office:value-type="float" office:value="4.73" calcext:value-type="float">
            <text:p>4,73</text:p>
          </table:table-cell>
          <table:table-cell office:value-type="float" office:value="5.11" calcext:value-type="float">
            <text:p>5,11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61" calcext:value-type="float">
            <text:p>0,61</text:p>
          </table:table-cell>
          <table:table-cell office:value-type="float" office:value="1.14" calcext:value-type="float">
            <text:p>1,14</text:p>
          </table:table-cell>
          <table:table-cell office:value-type="float" office:value="1.36" calcext:value-type="float">
            <text:p>1,36</text:p>
          </table:table-cell>
          <table:table-cell office:value-type="float" office:value="1.88" calcext:value-type="float">
            <text:p>1,88</text:p>
          </table:table-cell>
          <table:table-cell office:value-type="float" office:value="2.11" calcext:value-type="float">
            <text:p>2,11</text:p>
          </table:table-cell>
          <table:table-cell office:value-type="float" office:value="2.26" calcext:value-type="float">
            <text:p>2,26</text:p>
          </table:table-cell>
          <table:table-cell office:value-type="float" office:value="3.08" calcext:value-type="float">
            <text:p>3,08</text:p>
          </table:table-cell>
          <table:table-cell office:value-type="float" office:value="4.12" calcext:value-type="float">
            <text:p>4,12</text:p>
          </table:table-cell>
          <table:table-cell office:value-type="float" office:value="4.05" calcext:value-type="float">
            <text:p>4,05</text:p>
          </table:table-cell>
          <table:table-cell office:value-type="float" office:value="4.21" calcext:value-type="float">
            <text:p>4,21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99" calcext:value-type="float">
            <text:p>0,99</text:p>
          </table:table-cell>
          <table:table-cell office:value-type="float" office:value="1.29" calcext:value-type="float">
            <text:p>1,29</text:p>
          </table:table-cell>
          <table:table-cell office:value-type="float" office:value="1.59" calcext:value-type="float">
            <text:p>1,59</text:p>
          </table:table-cell>
          <table:table-cell office:value-type="float" office:value="2.43" calcext:value-type="float">
            <text:p>2,43</text:p>
          </table:table-cell>
          <table:table-cell office:value-type="float" office:value="4.25" calcext:value-type="float">
            <text:p>4,25</text:p>
          </table:table-cell>
          <table:table-cell office:value-type="float" office:value="6.07" calcext:value-type="float">
            <text:p>6,07</text:p>
          </table:table-cell>
          <table:table-cell office:value-type="float" office:value="7.96" calcext:value-type="float">
            <text:p>7,96</text:p>
          </table:table-cell>
          <table:table-cell office:value-type="float" office:value="9.75" calcext:value-type="float">
            <text:p>9,75</text:p>
          </table:table-cell>
          <table:table-cell office:value-type="float" office:value="1.21" calcext:value-type="float">
            <text:p>1,21</text:p>
          </table:table-cell>
          <table:table-cell office:value-type="float" office:value="2.06" calcext:value-type="float">
            <text:p>2,06</text:p>
          </table:table-cell>
          <table:table-cell office:value-type="float" office:value="3.1" calcext:value-type="float">
            <text:p>3,1</text:p>
          </table:table-cell>
          <table:table-cell office:value-type="float" office:value="4.57" calcext:value-type="float">
            <text:p>4,57</text:p>
          </table:table-cell>
          <table:table-cell office:value-type="float" office:value="5.7" calcext:value-type="float">
            <text:p>5,7</text:p>
          </table:table-cell>
          <table:table-cell office:value-type="float" office:value="6.89" calcext:value-type="float">
            <text:p>6,89</text:p>
          </table:table-cell>
          <table:table-cell office:value-type="float" office:value="8.18" calcext:value-type="float">
            <text:p>8,18</text:p>
          </table:table-cell>
          <table:table-cell office:value-type="float" office:value="9.09" calcext:value-type="float">
            <text:p>9,09</text:p>
          </table:table-cell>
          <table:table-cell office:value-type="float" office:value="10.99" calcext:value-type="float">
            <text:p>10,99</text:p>
          </table:table-cell>
          <table:table-cell office:value-type="float" office:value="13.93" calcext:value-type="float">
            <text:p>13,93</text:p>
          </table:table-cell>
          <table:table-cell office:value-type="float" office:value="15.37" calcext:value-type="float">
            <text:p>15,37</text:p>
          </table:table-cell>
          <table:table-cell office:value-type="float" office:value="16.24" calcext:value-type="float">
            <text:p>16,24</text:p>
          </table:table-cell>
          <table:table-cell office:value-type="float" office:value="1.24" calcext:value-type="float">
            <text:p>1,24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.63" calcext:value-type="float">
            <text:p>0,63</text:p>
          </table:table-cell>
          <table:table-cell office:value-type="float" office:value="0.81" calcext:value-type="float">
            <text:p>0,81</text:p>
          </table:table-cell>
          <table:table-cell office:value-type="float" office:value="1.24" calcext:value-type="float">
            <text:p>1,24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2.58" calcext:value-type="float">
            <text:p>2,58</text:p>
          </table:table-cell>
          <table:table-cell office:value-type="float" office:value="2.72" calcext:value-type="float">
            <text:p>2,72</text:p>
          </table:table-cell>
          <table:table-cell office:value-type="float" office:value="3.28" calcext:value-type="float">
            <text:p>3,28</text:p>
          </table:table-cell>
          <table:table-cell office:value-type="float" office:value="3.67" calcext:value-type="float">
            <text:p>3,67</text:p>
          </table:table-cell>
          <table:table-cell office:value-type="float" office:value="3.76" calcext:value-type="float">
            <text:p>3,76</text:p>
          </table:table-cell>
          <table:table-cell office:value-type="float" office:value="4.28" calcext:value-type="float">
            <text:p>4,28</text:p>
          </table:table-cell>
          <table:table-cell office:value-type="float" office:value="4.61" calcext:value-type="float">
            <text:p>4,61</text:p>
          </table:table-cell>
          <table:table-cell office:value-type="float" office:value="0.26" calcext:value-type="float">
            <text:p>0,26</text:p>
          </table:table-cell>
          <table:table-cell office:value-type="float" office:value="0.7" calcext:value-type="float">
            <text:p>0,7</text:p>
          </table:table-cell>
          <table:table-cell office:value-type="float" office:value="0.98" calcext:value-type="float">
            <text:p>0,98</text:p>
          </table:table-cell>
          <table:table-cell office:value-type="float" office:value="1.13" calcext:value-type="float">
            <text:p>1,13</text:p>
          </table:table-cell>
          <table:table-cell office:value-type="float" office:value="1.62" calcext:value-type="float">
            <text:p>1,62</text:p>
          </table:table-cell>
          <table:table-cell office:value-type="float" office:value="2.24" calcext:value-type="float">
            <text:p>2,24</text:p>
          </table:table-cell>
          <table:table-cell office:value-type="float" office:value="2.73" calcext:value-type="float">
            <text:p>2,73</text:p>
          </table:table-cell>
          <table:table-cell office:value-type="float" office:value="2.88" calcext:value-type="float">
            <text:p>2,88</text:p>
          </table:table-cell>
          <table:table-cell office:value-type="float" office:value="3.41" calcext:value-type="float">
            <text:p>3,41</text:p>
          </table:table-cell>
          <table:table-cell office:value-type="float" office:value="3.8" calcext:value-type="float">
            <text:p>3,8</text:p>
          </table:table-cell>
          <table:table-cell office:value-type="float" office:value="4.14" calcext:value-type="float">
            <text:p>4,14</text:p>
          </table:table-cell>
          <table:table-cell office:value-type="float" office:value="4.39" calcext:value-type="float">
            <text:p>4,39</text:p>
          </table:table-cell>
          <table:table-cell office:value-type="float" office:value="0.21" calcext:value-type="float">
            <text:p>0,21</text:p>
          </table:table-cell>
          <table:table-cell office:value-type="float" office:value="0.33" calcext:value-type="float">
            <text:p>0,33</text:p>
          </table:table-cell>
          <table:table-cell office:value-type="float" office:value="0.84" calcext:value-type="float">
            <text:p>0,84</text:p>
          </table:table-cell>
          <table:table-cell office:value-type="float" office:value="1.32" calcext:value-type="float">
            <text:p>1,32</text:p>
          </table:table-cell>
          <table:table-cell office:value-type="float" office:value="1.53" calcext:value-type="float">
            <text:p>1,53</text:p>
          </table:table-cell>
          <table:table-cell office:value-type="float" office:value="2.1" calcext:value-type="float">
            <text:p>2,1</text:p>
          </table:table-cell>
          <table:table-cell office:value-type="float" office:value="2.27" calcext:value-type="float">
            <text:p>2,27</text:p>
          </table:table-cell>
          <table:table-cell office:value-type="float" office:value="2.67" calcext:value-type="float">
            <text:p>2,67</text:p>
          </table:table-cell>
          <table:table-cell office:value-type="float" office:value="2.68" calcext:value-type="float">
            <text:p>2,68</text:p>
          </table:table-cell>
          <table:table-cell office:value-type="float" office:value="2.67" calcext:value-type="float">
            <text:p>2,67</text:p>
          </table:table-cell>
          <table:table-cell office:value-type="float" office:value="2.77" calcext:value-type="float">
            <text:p>2,77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0.78" calcext:value-type="float">
            <text:p>0,78</text:p>
          </table:table-cell>
          <table:table-cell office:value-type="float" office:value="1.53" calcext:value-type="float">
            <text:p>1,53</text:p>
          </table:table-cell>
          <table:table-cell office:value-type="float" office:value="1.77" calcext:value-type="float">
            <text:p>1,77</text:p>
          </table:table-cell>
          <table:table-cell office:value-type="float" office:value="2.07" calcext:value-type="float">
            <text:p>2,07</text:p>
          </table:table-cell>
          <table:table-cell office:value-type="float" office:value="2.25" calcext:value-type="float">
            <text:p>2,25</text:p>
          </table:table-cell>
          <table:table-cell office:value-type="float" office:value="2.75" calcext:value-type="float">
            <text:p>2,75</text:p>
          </table:table-cell>
          <table:table-cell office:value-type="float" office:value="3.89" calcext:value-type="float">
            <text:p>3,89</text:p>
          </table:table-cell>
          <table:table-cell office:value-type="float" office:value="5.47" calcext:value-type="float">
            <text:p>5,47</text:p>
          </table:table-cell>
          <table:table-cell office:value-type="float" office:value="7.51" calcext:value-type="float">
            <text:p>7,51</text:p>
          </table:table-cell>
          <table:table-cell office:value-type="float" office:value="9.47" calcext:value-type="float">
            <text:p>9,47</text:p>
          </table:table-cell>
          <table:table-cell office:value-type="float" office:value="11.93" calcext:value-type="float">
            <text:p>11,93</text:p>
          </table:table-cell>
          <table:table-cell office:value-type="float" office:value="2.24" calcext:value-type="float">
            <text:p>2,24</text:p>
          </table:table-cell>
          <table:table-cell office:value-type="float" office:value="3.61" calcext:value-type="float">
            <text:p>3,61</text:p>
          </table:table-cell>
          <table:table-cell office:value-type="float" office:value="5.15" calcext:value-type="float">
            <text:p>5,15</text:p>
          </table:table-cell>
          <table:table-cell office:value-type="float" office:value="7.39" calcext:value-type="float">
            <text:p>7,39</text:p>
          </table:table-cell>
          <table:table-cell office:value-type="float" office:value="9.32" calcext:value-type="float">
            <text:p>9,32</text:p>
          </table:table-cell>
          <table:table-cell office:value-type="float" office:value="11.4" calcext:value-type="float">
            <text:p>11,4</text:p>
          </table:table-cell>
          <table:table-cell office:value-type="float" office:value="13.11" calcext:value-type="float">
            <text:p>13,11</text:p>
          </table:table-cell>
          <table:table-cell office:value-type="float" office:value="14.24" calcext:value-type="float">
            <text:p>14,24</text:p>
          </table:table-cell>
          <table:table-cell office:value-type="float" office:value="14.83" calcext:value-type="float">
            <text:p>14,83</text:p>
          </table:table-cell>
          <table:table-cell office:value-type="float" office:value="15.57" calcext:value-type="float">
            <text:p>15,57</text:p>
          </table:table-cell>
          <table:table-cell office:value-type="float" office:value="16.63" calcext:value-type="float">
            <text:p>16,63</text:p>
          </table:table-cell>
          <table:table-cell office:value-type="float" office:value="17.37" calcext:value-type="float">
            <text:p>17,37</text:p>
          </table:table-cell>
          <table:table-cell office:value-type="float" office:value="1.1" calcext:value-type="float">
            <text:p>1,1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office:value-type="float" office:value="0.21" calcext:value-type="float">
            <text:p>0,21</text:p>
          </table:table-cell>
          <table:table-cell office:value-type="float" office:value="0.42" calcext:value-type="float">
            <text:p>0,42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38" calcext:value-type="float">
            <text:p>1,38</text:p>
          </table:table-cell>
          <table:table-cell office:value-type="float" office:value="1.87" calcext:value-type="float">
            <text:p>1,87</text:p>
          </table:table-cell>
          <table:table-cell office:value-type="float" office:value="2.81" calcext:value-type="float">
            <text:p>2,81</text:p>
          </table:table-cell>
          <table:table-cell office:value-type="float" office:value="2.92" calcext:value-type="float">
            <text:p>2,92</text:p>
          </table:table-cell>
          <table:table-cell office:value-type="float" office:value="3.02" calcext:value-type="float">
            <text:p>3,02</text:p>
          </table:table-cell>
          <table:table-cell office:value-type="float" office:value="3.03" calcext:value-type="float">
            <text:p>3,03</text:p>
          </table:table-cell>
          <table:table-cell office:value-type="float" office:value="3.48" calcext:value-type="float">
            <text:p>3,48</text:p>
          </table:table-cell>
          <table:table-cell office:value-type="float" office:value="3.67" calcext:value-type="float">
            <text:p>3,67</text:p>
          </table:table-cell>
          <table:table-cell office:value-type="float" office:value="0.42" calcext:value-type="float">
            <text:p>0,42</text:p>
          </table:table-cell>
          <table:table-cell office:value-type="float" office:value="0.63" calcext:value-type="float">
            <text:p>0,63</text:p>
          </table:table-cell>
          <table:table-cell office:value-type="float" office:value="0.69" calcext:value-type="float">
            <text:p>0,69</text:p>
          </table:table-cell>
          <table:table-cell office:value-type="float" office:value="1.03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,64</text:p>
          </table:table-cell>
          <table:table-cell office:value-type="float" office:value="3.01" calcext:value-type="float">
            <text:p>3,01</text:p>
          </table:table-cell>
          <table:table-cell office:value-type="float" office:value="3.52" calcext:value-type="float">
            <text:p>3,52</text:p>
          </table:table-cell>
          <table:table-cell office:value-type="float" office:value="3.88" calcext:value-type="float">
            <text:p>3,88</text:p>
          </table:table-cell>
          <table:table-cell office:value-type="float" office:value="3.95" calcext:value-type="float">
            <text:p>3,95</text:p>
          </table:table-cell>
          <table:table-cell office:value-type="float" office:value="4.02" calcext:value-type="float">
            <text:p>4,02</text:p>
          </table:table-cell>
          <table:table-cell office:value-type="float" office:value="4.07" calcext:value-type="float">
            <text:p>4,07</text:p>
          </table:table-cell>
          <table:table-cell office:value-type="float" office:value="0.84" calcext:value-type="float">
            <text:p>0,84</text:p>
          </table:table-cell>
          <table:table-cell office:value-type="float" office:value="1.01" calcext:value-type="float">
            <text:p>1,01</text:p>
          </table:table-cell>
          <table:table-cell office:value-type="float" office:value="1.57" calcext:value-type="float">
            <text:p>1,57</text:p>
          </table:table-cell>
          <table:table-cell office:value-type="float" office:value="1.79" calcext:value-type="float">
            <text:p>1,79</text:p>
          </table:table-cell>
          <table:table-cell office:value-type="float" office:value="1.85" calcext:value-type="float">
            <text:p>1,85</text:p>
          </table:table-cell>
          <table:table-cell office:value-type="float" office:value="2.01" calcext:value-type="float">
            <text:p>2,01</text:p>
          </table:table-cell>
          <table:table-cell office:value-type="float" office:value="3.12" calcext:value-type="float">
            <text:p>3,12</text:p>
          </table:table-cell>
          <table:table-cell office:value-type="float" office:value="3.1" calcext:value-type="float">
            <text:p>3,1</text:p>
          </table:table-cell>
          <table:table-cell office:value-type="float" office:value="3.68" calcext:value-type="float">
            <text:p>3,68</text:p>
          </table:table-cell>
          <table:table-cell office:value-type="float" office:value="3.77" calcext:value-type="float">
            <text:p>3,77</text:p>
          </table:table-cell>
          <table:table-cell office:value-type="float" office:value="3.84" calcext:value-type="float">
            <text:p>3,84</text:p>
          </table:table-cell>
          <table:table-cell office:value-type="float" office:value="4.22" calcext:value-type="float">
            <text:p>4,22</text:p>
          </table:table-cell>
          <table:table-cell office:value-type="float" office:value="0.13" calcext:value-type="float">
            <text:p>0,13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office:value-type="float" office:value="1.02" calcext:value-type="float">
            <text:p>1,02</text:p>
          </table:table-cell>
          <table:table-cell office:value-type="float" office:value="1.12" calcext:value-type="float">
            <text:p>1,12</text:p>
          </table:table-cell>
          <table:table-cell office:value-type="float" office:value="1.27" calcext:value-type="float">
            <text:p>1,27</text:p>
          </table:table-cell>
          <table:table-cell office:value-type="float" office:value="1.99" calcext:value-type="float">
            <text:p>1,99</text:p>
          </table:table-cell>
          <table:table-cell office:value-type="float" office:value="2.64" calcext:value-type="float">
            <text:p>2,64</text:p>
          </table:table-cell>
          <table:table-cell office:value-type="float" office:value="3.9" calcext:value-type="float">
            <text:p>3,9</text:p>
          </table:table-cell>
          <table:table-cell office:value-type="float" office:value="5.38" calcext:value-type="float">
            <text:p>5,38</text:p>
          </table:table-cell>
          <table:table-cell office:value-type="float" office:value="6.94" calcext:value-type="float">
            <text:p>6,94</text:p>
          </table:table-cell>
          <table:table-cell office:value-type="float" office:value="8.62" calcext:value-type="float">
            <text:p>8,62</text:p>
          </table:table-cell>
          <table:table-cell office:value-type="float" office:value="2.01" calcext:value-type="float">
            <text:p>2,01</text:p>
          </table:table-cell>
          <table:table-cell office:value-type="float" office:value="3.24" calcext:value-type="float">
            <text:p>3,24</text:p>
          </table:table-cell>
          <table:table-cell office:value-type="float" office:value="4.73" calcext:value-type="float">
            <text:p>4,73</text:p>
          </table:table-cell>
          <table:table-cell office:value-type="float" office:value="6.65" calcext:value-type="float">
            <text:p>6,65</text:p>
          </table:table-cell>
          <table:table-cell office:value-type="float" office:value="8.79" calcext:value-type="float">
            <text:p>8,79</text:p>
          </table:table-cell>
          <table:table-cell office:value-type="float" office:value="11.88" calcext:value-type="float">
            <text:p>11,88</text:p>
          </table:table-cell>
          <table:table-cell office:value-type="float" office:value="14.24" calcext:value-type="float">
            <text:p>14,24</text:p>
          </table:table-cell>
          <table:table-cell office:value-type="float" office:value="14.96" calcext:value-type="float">
            <text:p>14,96</text:p>
          </table:table-cell>
          <table:table-cell office:value-type="float" office:value="15.56" calcext:value-type="float">
            <text:p>15,56</text:p>
          </table:table-cell>
          <table:table-cell office:value-type="float" office:value="16.76" calcext:value-type="float">
            <text:p>16,76</text:p>
          </table:table-cell>
          <table:table-cell office:value-type="float" office:value="17.92" calcext:value-type="float">
            <text:p>17,92</text:p>
          </table:table-cell>
          <table:table-cell office:value-type="float" office:value="18.28" calcext:value-type="float">
            <text:p>18,28</text:p>
          </table:table-cell>
          <table:table-cell office:value-type="float" office:value="0.46" calcext:value-type="float">
            <text:p>0,46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0.13" calcext:value-type="float">
            <text:p>0,13</text:p>
          </table:table-cell>
          <table:table-cell office:value-type="float" office:value="0.33" calcext:value-type="float">
            <text:p>0,33</text:p>
          </table:table-cell>
          <table:table-cell office:value-type="float" office:value="0.54" calcext:value-type="float">
            <text:p>0,54</text:p>
          </table:table-cell>
          <table:table-cell office:value-type="float" office:value="0.59" calcext:value-type="float">
            <text:p>0,59</text:p>
          </table:table-cell>
          <table:table-cell office:value-type="float" office:value="0.68" calcext:value-type="float">
            <text:p>0,68</text:p>
          </table:table-cell>
          <table:table-cell office:value-type="float" office:value="1.45" calcext:value-type="float">
            <text:p>1,45</text:p>
          </table:table-cell>
          <table:table-cell office:value-type="float" office:value="2.89" calcext:value-type="float">
            <text:p>2,89</text:p>
          </table:table-cell>
          <table:table-cell office:value-type="float" office:value="3.01" calcext:value-type="float">
            <text:p>3,01</text:p>
          </table:table-cell>
          <table:table-cell office:value-type="float" office:value="3.19" calcext:value-type="float">
            <text:p>3,19</text:p>
          </table:table-cell>
          <table:table-cell office:value-type="float" office:value="3.28" calcext:value-type="float">
            <text:p>3,28</text:p>
          </table:table-cell>
          <table:table-cell office:value-type="float" office:value="3.46" calcext:value-type="float">
            <text:p>3,46</text:p>
          </table:table-cell>
          <table:table-cell office:value-type="float" office:value="3.57" calcext:value-type="float">
            <text:p>3,57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44" calcext:value-type="float">
            <text:p>0,44</text:p>
          </table:table-cell>
          <table:table-cell office:value-type="float" office:value="0.84" calcext:value-type="float">
            <text:p>0,84</text:p>
          </table:table-cell>
          <table:table-cell office:value-type="float" office:value="1.03" calcext:value-type="float">
            <text:p>1,03</text:p>
          </table:table-cell>
          <table:table-cell office:value-type="float" office:value="1.92" calcext:value-type="float">
            <text:p>1,92</text:p>
          </table:table-cell>
          <table:table-cell office:value-type="float" office:value="2.92" calcext:value-type="float">
            <text:p>2,92</text:p>
          </table:table-cell>
          <table:table-cell office:value-type="float" office:value="3.21" calcext:value-type="float">
            <text:p>3,21</text:p>
          </table:table-cell>
          <table:table-cell office:value-type="float" office:value="3.5" calcext:value-type="float">
            <text:p>3,5</text:p>
          </table:table-cell>
          <table:table-cell office:value-type="float" office:value="3.76" calcext:value-type="float">
            <text:p>3,76</text:p>
          </table:table-cell>
          <table:table-cell office:value-type="float" office:value="4.11" calcext:value-type="float">
            <text:p>4,11</text:p>
          </table:table-cell>
          <table:table-cell office:value-type="float" office:value="4.61" calcext:value-type="float">
            <text:p>4,61</text:p>
          </table:table-cell>
          <table:table-cell office:value-type="float" office:value="0.17" calcext:value-type="float">
            <text:p>0,17</text:p>
          </table:table-cell>
          <table:table-cell office:value-type="float" office:value="0.42" calcext:value-type="float">
            <text:p>0,42</text:p>
          </table:table-cell>
          <table:table-cell office:value-type="float" office:value="1.2" calcext:value-type="float">
            <text:p>1,2</text:p>
          </table:table-cell>
          <table:table-cell office:value-type="float" office:value="1.53" calcext:value-type="float">
            <text:p>1,53</text:p>
          </table:table-cell>
          <table:table-cell office:value-type="float" office:value="1.68" calcext:value-type="float">
            <text:p>1,68</text:p>
          </table:table-cell>
          <table:table-cell office:value-type="float" office:value="2.08" calcext:value-type="float">
            <text:p>2,08</text:p>
          </table:table-cell>
          <table:table-cell office:value-type="float" office:value="3.4" calcext:value-type="float">
            <text:p>3,4</text:p>
          </table:table-cell>
          <table:table-cell office:value-type="float" office:value="5.03" calcext:value-type="float">
            <text:p>5,03</text:p>
          </table:table-cell>
          <table:table-cell office:value-type="float" office:value="5.21" calcext:value-type="float">
            <text:p>5,21</text:p>
          </table:table-cell>
          <table:table-cell office:value-type="float" office:value="5.47" calcext:value-type="float">
            <text:p>5,47</text:p>
          </table:table-cell>
          <table:table-cell office:value-type="float" office:value="5.62" calcext:value-type="float">
            <text:p>5,62</text:p>
          </table:table-cell>
          <table:table-cell office:value-type="float" office:value="5.63" calcext:value-type="float">
            <text:p>5,6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74" calcext:value-type="float">
            <text:p>0,74</text:p>
          </table:table-cell>
          <table:table-cell office:value-type="float" office:value="1.46" calcext:value-type="float">
            <text:p>1,46</text:p>
          </table:table-cell>
          <table:table-cell office:value-type="float" office:value="2.45" calcext:value-type="float">
            <text:p>2,45</text:p>
          </table:table-cell>
          <table:table-cell office:value-type="float" office:value="4.16" calcext:value-type="float">
            <text:p>4,16</text:p>
          </table:table-cell>
          <table:table-cell office:value-type="float" office:value="6.36" calcext:value-type="float">
            <text:p>6,36</text:p>
          </table:table-cell>
          <table:table-cell office:value-type="float" office:value="8.63" calcext:value-type="float">
            <text:p>8,63</text:p>
          </table:table-cell>
          <table:table-cell office:value-type="float" office:value="1.72" calcext:value-type="float">
            <text:p>1,72</text:p>
          </table:table-cell>
          <table:table-cell office:value-type="float" office:value="3.28" calcext:value-type="float">
            <text:p>3,28</text:p>
          </table:table-cell>
          <table:table-cell office:value-type="float" office:value="4.21" calcext:value-type="float">
            <text:p>4,21</text:p>
          </table:table-cell>
          <table:table-cell office:value-type="float" office:value="6.13" calcext:value-type="float">
            <text:p>6,13</text:p>
          </table:table-cell>
          <table:table-cell office:value-type="float" office:value="7.28" calcext:value-type="float">
            <text:p>7,28</text:p>
          </table:table-cell>
          <table:table-cell office:value-type="float" office:value="11.42" calcext:value-type="float">
            <text:p>11,42</text:p>
          </table:table-cell>
          <table:table-cell office:value-type="float" office:value="13.54" calcext:value-type="float">
            <text:p>13,54</text:p>
          </table:table-cell>
          <table:table-cell office:value-type="float" office:value="15.37" calcext:value-type="float">
            <text:p>15,37</text:p>
          </table:table-cell>
          <table:table-cell office:value-type="float" office:value="16.74" calcext:value-type="float">
            <text:p>16,74</text:p>
          </table:table-cell>
          <table:table-cell office:value-type="float" office:value="17.26" calcext:value-type="float">
            <text:p>17,26</text:p>
          </table:table-cell>
          <table:table-cell office:value-type="float" office:value="18.17" calcext:value-type="float">
            <text:p>18,17</text:p>
          </table:table-cell>
          <table:table-cell office:value-type="float" office:value="18.76" calcext:value-type="float">
            <text:p>18,76</text:p>
          </table:table-cell>
          <table:table-cell office:value-type="float" office:value="0.35" calcext:value-type="float">
            <text:p>0,3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45" calcext:value-type="float">
            <text:p>0,45</text:p>
          </table:table-cell>
          <table:table-cell office:value-type="float" office:value="1.29" calcext:value-type="float">
            <text:p>1,29</text:p>
          </table:table-cell>
          <table:table-cell office:value-type="float" office:value="1.57" calcext:value-type="float">
            <text:p>1,57</text:p>
          </table:table-cell>
          <table:table-cell office:value-type="float" office:value="1.96" calcext:value-type="float">
            <text:p>1,96</text:p>
          </table:table-cell>
          <table:table-cell office:value-type="float" office:value="2.32" calcext:value-type="float">
            <text:p>2,32</text:p>
          </table:table-cell>
          <table:table-cell office:value-type="float" office:value="3.31" calcext:value-type="float">
            <text:p>3,31</text:p>
          </table:table-cell>
          <table:table-cell office:value-type="float" office:value="4.31" calcext:value-type="float">
            <text:p>4,31</text:p>
          </table:table-cell>
          <table:table-cell office:value-type="float" office:value="4.42" calcext:value-type="float">
            <text:p>4,42</text:p>
          </table:table-cell>
          <table:table-cell office:value-type="float" office:value="-0.11" calcext:value-type="float">
            <text:p>-0,11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96" calcext:value-type="float">
            <text:p>0,96</text:p>
          </table:table-cell>
          <table:table-cell office:value-type="float" office:value="1.49" calcext:value-type="float">
            <text:p>1,49</text:p>
          </table:table-cell>
          <table:table-cell office:value-type="float" office:value="1.81" calcext:value-type="float">
            <text:p>1,81</text:p>
          </table:table-cell>
          <table:table-cell office:value-type="float" office:value="2.17" calcext:value-type="float">
            <text:p>2,17</text:p>
          </table:table-cell>
          <table:table-cell office:value-type="float" office:value="3.25" calcext:value-type="float">
            <text:p>3,25</text:p>
          </table:table-cell>
          <table:table-cell office:value-type="float" office:value="3.46" calcext:value-type="float">
            <text:p>3,46</text:p>
          </table:table-cell>
          <table:table-cell office:value-type="float" office:value="3.67" calcext:value-type="float">
            <text:p>3,67</text:p>
          </table:table-cell>
          <table:table-cell office:value-type="float" office:value="0.09" calcext:value-type="float">
            <text:p>0,09</text:p>
          </table:table-cell>
          <table:table-cell office:value-type="float" office:value="0.35" calcext:value-type="float">
            <text:p>0,35</text:p>
          </table:table-cell>
          <table:table-cell office:value-type="float" office:value="0.44" calcext:value-type="float">
            <text:p>0,44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0.72" calcext:value-type="float">
            <text:p>0,72</text:p>
          </table:table-cell>
          <table:table-cell office:value-type="float" office:value="0.89" calcext:value-type="float">
            <text:p>0,89</text:p>
          </table:table-cell>
          <table:table-cell office:value-type="float" office:value="2.13" calcext:value-type="float">
            <text:p>2,13</text:p>
          </table:table-cell>
          <table:table-cell office:value-type="float" office:value="2.66" calcext:value-type="float">
            <text:p>2,66</text:p>
          </table:table-cell>
          <table:table-cell office:value-type="float" office:value="3.01" calcext:value-type="float">
            <text:p>3,01</text:p>
          </table:table-cell>
          <table:table-cell office:value-type="float" office:value="3.51" calcext:value-type="float">
            <text:p>3,51</text:p>
          </table:table-cell>
          <table:table-cell office:value-type="float" office:value="3.69" calcext:value-type="float">
            <text:p>3,69</text:p>
          </table:table-cell>
          <table:table-cell office:value-type="float" office:value="0.43" calcext:value-type="float">
            <text:p>0,43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1.13" calcext:value-type="float">
            <text:p>1,13</text:p>
          </table:table-cell>
          <table:table-cell office:value-type="float" office:value="1.96" calcext:value-type="float">
            <text:p>1,96</text:p>
          </table:table-cell>
          <table:table-cell office:value-type="float" office:value="3.46" calcext:value-type="float">
            <text:p>3,46</text:p>
          </table:table-cell>
          <table:table-cell office:value-type="float" office:value="4.63" calcext:value-type="float">
            <text:p>4,63</text:p>
          </table:table-cell>
          <table:table-cell office:value-type="float" office:value="6.44" calcext:value-type="float">
            <text:p>6,44</text:p>
          </table:table-cell>
          <table:table-cell office:value-type="float" office:value="7.8" calcext:value-type="float">
            <text:p>7,8</text:p>
          </table:table-cell>
          <table:table-cell office:value-type="float" office:value="1.49" calcext:value-type="float">
            <text:p>1,49</text:p>
          </table:table-cell>
          <table:table-cell office:value-type="float" office:value="2.72" calcext:value-type="float">
            <text:p>2,72</text:p>
          </table:table-cell>
          <table:table-cell office:value-type="float" office:value="4.7" calcext:value-type="float">
            <text:p>4,7</text:p>
          </table:table-cell>
          <table:table-cell office:value-type="float" office:value="5.31" calcext:value-type="float">
            <text:p>5,31</text:p>
          </table:table-cell>
          <table:table-cell office:value-type="float" office:value="7.07" calcext:value-type="float">
            <text:p>7,07</text:p>
          </table:table-cell>
          <table:table-cell office:value-type="float" office:value="9.1" calcext:value-type="float">
            <text:p>9,1</text:p>
          </table:table-cell>
          <table:table-cell office:value-type="float" office:value="11.15" calcext:value-type="float">
            <text:p>11,15</text:p>
          </table:table-cell>
          <table:table-cell office:value-type="float" office:value="12.44" calcext:value-type="float">
            <text:p>12,44</text:p>
          </table:table-cell>
          <table:table-cell office:value-type="float" office:value="14.72" calcext:value-type="float">
            <text:p>14,72</text:p>
          </table:table-cell>
          <table:table-cell office:value-type="float" office:value="16.04" calcext:value-type="float">
            <text:p>16,04</text:p>
          </table:table-cell>
          <table:table-cell office:value-type="float" office:value="17.84" calcext:value-type="float">
            <text:p>17,84</text:p>
          </table:table-cell>
          <table:table-cell office:value-type="float" office:value="18.53" calcext:value-type="float">
            <text:p>18,53</text:p>
          </table:table-cell>
          <table:table-cell office:value-type="float" office:value="0.77" calcext:value-type="float">
            <text:p>0,77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-0.01" calcext:value-type="float">
            <text:p>-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-0.09" calcext:value-type="float">
            <text:p>-0,09</text:p>
          </table:table-cell>
          <table:table-cell office:value-type="float" office:value="2.28" calcext:value-type="float">
            <text:p>2,28</text:p>
          </table:table-cell>
          <table:table-cell office:value-type="float" office:value="2.38" calcext:value-type="float">
            <text:p>2,38</text:p>
          </table:table-cell>
          <table:table-cell office:value-type="float" office:value="2.68" calcext:value-type="float">
            <text:p>2,68</text:p>
          </table:table-cell>
          <table:table-cell office:value-type="float" office:value="3.05" calcext:value-type="float">
            <text:p>3,05</text:p>
          </table:table-cell>
          <table:table-cell office:value-type="float" office:value="3.51" calcext:value-type="float">
            <text:p>3,51</text:p>
          </table:table-cell>
          <table:table-cell office:value-type="float" office:value="4.02" calcext:value-type="float">
            <text:p>4,02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0.57" calcext:value-type="float">
            <text:p>0,57</text:p>
          </table:table-cell>
          <table:table-cell office:value-type="float" office:value="0.46" calcext:value-type="float">
            <text:p>0,46</text:p>
          </table:table-cell>
          <table:table-cell office:value-type="float" office:value="1.06" calcext:value-type="float">
            <text:p>1,06</text:p>
          </table:table-cell>
          <table:table-cell office:value-type="float" office:value="0.94" calcext:value-type="float">
            <text:p>0,94</text:p>
          </table:table-cell>
          <table:table-cell office:value-type="float" office:value="1.77" calcext:value-type="float">
            <text:p>1,77</text:p>
          </table:table-cell>
          <table:table-cell office:value-type="float" office:value="2.07" calcext:value-type="float">
            <text:p>2,07</text:p>
          </table:table-cell>
          <table:table-cell office:value-type="float" office:value="2.39" calcext:value-type="float">
            <text:p>2,39</text:p>
          </table:table-cell>
          <table:table-cell office:value-type="float" office:value="3.44" calcext:value-type="float">
            <text:p>3,44</text:p>
          </table:table-cell>
          <table:table-cell office:value-type="float" office:value="3.74" calcext:value-type="float">
            <text:p>3,74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1.17" calcext:value-type="float">
            <text:p>1,17</text:p>
          </table:table-cell>
          <table:table-cell office:value-type="float" office:value="0.82" calcext:value-type="float">
            <text:p>0,82</text:p>
          </table:table-cell>
          <table:table-cell office:value-type="float" office:value="2.15" calcext:value-type="float">
            <text:p>2,15</text:p>
          </table:table-cell>
          <table:table-cell office:value-type="float" office:value="5.14" calcext:value-type="float">
            <text:p>5,14</text:p>
          </table:table-cell>
          <table:table-cell office:value-type="float" office:value="5.8" calcext:value-type="float">
            <text:p>5,8</text:p>
          </table:table-cell>
          <table:table-cell office:value-type="float" office:value="5.85" calcext:value-type="float">
            <text:p>5,85</text:p>
          </table:table-cell>
          <table:table-cell office:value-type="float" office:value="5.99" calcext:value-type="float">
            <text:p>5,99</text:p>
          </table:table-cell>
          <table:table-cell office:value-type="float" office:value="5.93" calcext:value-type="float">
            <text:p>5,93</text:p>
          </table:table-cell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,38</text:p>
          </table:table-cell>
          <table:table-cell office:value-type="float" office:value="0.53" calcext:value-type="float">
            <text:p>0,53</text:p>
          </table:table-cell>
          <table:table-cell office:value-type="float" office:value="1.09" calcext:value-type="float">
            <text:p>1,09</text:p>
          </table:table-cell>
          <table:table-cell office:value-type="float" office:value="1.25" calcext:value-type="float">
            <text:p>1,25</text:p>
          </table:table-cell>
          <table:table-cell office:value-type="float" office:value="1.61" calcext:value-type="float">
            <text:p>1,61</text:p>
          </table:table-cell>
          <table:table-cell office:value-type="float" office:value="1.66" calcext:value-type="float">
            <text:p>1,66</text:p>
          </table:table-cell>
          <table:table-cell office:value-type="float" office:value="2.01" calcext:value-type="float">
            <text:p>2,01</text:p>
          </table:table-cell>
          <table:table-cell office:value-type="float" office:value="2.22" calcext:value-type="float">
            <text:p>2,22</text:p>
          </table:table-cell>
          <table:table-cell office:value-type="float" office:value="3.06" calcext:value-type="float">
            <text:p>3,06</text:p>
          </table:table-cell>
          <table:table-cell office:value-type="float" office:value="4.82" calcext:value-type="float">
            <text:p>4,82</text:p>
          </table:table-cell>
          <table:table-cell office:value-type="float" office:value="7.05" calcext:value-type="float">
            <text:p>7,05</text:p>
          </table:table-cell>
          <table:table-cell office:value-type="float" office:value="8.65" calcext:value-type="float">
            <text:p>8,65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1.14" calcext:value-type="float">
            <text:p>1,14</text:p>
          </table:table-cell>
          <table:table-cell office:value-type="float" office:value="2" calcext:value-type="float">
            <text:p>2</text:p>
          </table:table-cell>
          <table:table-cell office:value-type="float" office:value="3.26" calcext:value-type="float">
            <text:p>3,26</text:p>
          </table:table-cell>
          <table:table-cell office:value-type="float" office:value="7.17" calcext:value-type="float">
            <text:p>7,17</text:p>
          </table:table-cell>
          <table:table-cell office:value-type="float" office:value="8.47" calcext:value-type="float">
            <text:p>8,47</text:p>
          </table:table-cell>
          <table:table-cell office:value-type="float" office:value="9.71" calcext:value-type="float">
            <text:p>9,71</text:p>
          </table:table-cell>
          <table:table-cell office:value-type="float" office:value="9.88" calcext:value-type="float">
            <text:p>9,88</text:p>
          </table:table-cell>
          <table:table-cell office:value-type="float" office:value="10.78" calcext:value-type="float">
            <text:p>10,78</text:p>
          </table:table-cell>
          <table:table-cell office:value-type="float" office:value="11.85" calcext:value-type="float">
            <text:p>11,85</text:p>
          </table:table-cell>
          <table:table-cell office:value-type="float" office:value="12.05" calcext:value-type="float">
            <text:p>12,05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0.02" calcext:value-type="float">
            <text:p>0,02</text:p>
          </table:table-cell>
          <table:table-cell office:value-type="float" office:value="-0.14" calcext:value-type="float">
            <text:p>-0,14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-0.12" calcext:value-type="float">
            <text:p>-0,12</text:p>
          </table:table-cell>
          <table:table-cell office:value-type="float" office:value="2.85" calcext:value-type="float">
            <text:p>2,85</text:p>
          </table:table-cell>
          <table:table-cell office:value-type="float" office:value="2.58" calcext:value-type="float">
            <text:p>2,58</text:p>
          </table:table-cell>
          <table:table-cell office:value-type="float" office:value="2.96" calcext:value-type="float">
            <text:p>2,96</text:p>
          </table:table-cell>
          <table:table-cell office:value-type="float" office:value="3.41" calcext:value-type="float">
            <text:p>3,41</text:p>
          </table:table-cell>
          <table:table-cell office:value-type="float" office:value="3.88" calcext:value-type="float">
            <text:p>3,88</text:p>
          </table:table-cell>
          <table:table-cell office:value-type="float" office:value="4.02" calcext:value-type="float">
            <text:p>4,02</text:p>
          </table:table-cell>
          <table:table-cell office:value-type="float" office:value="4.31" calcext:value-type="float">
            <text:p>4,31</text:p>
          </table:table-cell>
          <table:table-cell office:value-type="float" office:value="0.02" calcext:value-type="float">
            <text:p>0,02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1.81" calcext:value-type="float">
            <text:p>1,81</text:p>
          </table:table-cell>
          <table:table-cell office:value-type="float" office:value="1.85" calcext:value-type="float">
            <text:p>1,85</text:p>
          </table:table-cell>
          <table:table-cell office:value-type="float" office:value="2.42" calcext:value-type="float">
            <text:p>2,42</text:p>
          </table:table-cell>
          <table:table-cell office:value-type="float" office:value="3.38" calcext:value-type="float">
            <text:p>3,38</text:p>
          </table:table-cell>
          <table:table-cell office:value-type="float" office:value="4.2" calcext:value-type="float">
            <text:p>4,2</text:p>
          </table:table-cell>
          <table:table-cell office:value-type="float" office:value="4.87" calcext:value-type="float">
            <text:p>4,87</text:p>
          </table:table-cell>
          <table:table-cell office:value-type="float" office:value="-0.13" calcext:value-type="float">
            <text:p>-0,13</text:p>
          </table:table-cell>
          <table:table-cell office:value-type="float" office:value="0.2" calcext:value-type="float">
            <text:p>0,2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1.07" calcext:value-type="float">
            <text:p>1,07</text:p>
          </table:table-cell>
          <table:table-cell office:value-type="float" office:value="2.89" calcext:value-type="float">
            <text:p>2,89</text:p>
          </table:table-cell>
          <table:table-cell office:value-type="float" office:value="2.71" calcext:value-type="float">
            <text:p>2,71</text:p>
          </table:table-cell>
          <table:table-cell office:value-type="float" office:value="3.18" calcext:value-type="float">
            <text:p>3,18</text:p>
          </table:table-cell>
          <table:table-cell office:value-type="float" office:value="3.42" calcext:value-type="float">
            <text:p>3,42</text:p>
          </table:table-cell>
          <table:table-cell office:value-type="float" office:value="3.5" calcext:value-type="float">
            <text:p>3,5</text:p>
          </table:table-cell>
          <table:table-cell office:value-type="float" office:value="3.84" calcext:value-type="float">
            <text:p>3,84</text:p>
          </table:table-cell>
          <table:table-cell office:value-type="float" office:value="4.4" calcext:value-type="float">
            <text:p>4,4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0.61" calcext:value-type="float">
            <text:p>0,61</text:p>
          </table:table-cell>
          <table:table-cell office:value-type="float" office:value="0.58" calcext:value-type="float">
            <text:p>0,58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91" calcext:value-type="float">
            <text:p>1,91</text:p>
          </table:table-cell>
          <table:table-cell office:value-type="float" office:value="2.46" calcext:value-type="float">
            <text:p>2,46</text:p>
          </table:table-cell>
          <table:table-cell office:value-type="float" office:value="4.39" calcext:value-type="float">
            <text:p>4,39</text:p>
          </table:table-cell>
          <table:table-cell office:value-type="float" office:value="5.4" calcext:value-type="float">
            <text:p>5,4</text:p>
          </table:table-cell>
          <table:table-cell office:value-type="float" office:value="6.93" calcext:value-type="float">
            <text:p>6,93</text:p>
          </table:table-cell>
          <table:table-cell office:value-type="float" office:value="8.02" calcext:value-type="float">
            <text:p>8,02</text:p>
          </table:table-cell>
          <table:table-cell office:value-type="float" office:value="1.06" calcext:value-type="float">
            <text:p>1,06</text:p>
          </table:table-cell>
          <table:table-cell office:value-type="float" office:value="1.43" calcext:value-type="float">
            <text:p>1,43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3.21" calcext:value-type="float">
            <text:p>3,21</text:p>
          </table:table-cell>
          <table:table-cell office:value-type="float" office:value="4.85" calcext:value-type="float">
            <text:p>4,85</text:p>
          </table:table-cell>
          <table:table-cell office:value-type="float" office:value="7.31" calcext:value-type="float">
            <text:p>7,31</text:p>
          </table:table-cell>
          <table:table-cell office:value-type="float" office:value="8.28" calcext:value-type="float">
            <text:p>8,28</text:p>
          </table:table-cell>
          <table:table-cell office:value-type="float" office:value="10.08" calcext:value-type="float">
            <text:p>10,08</text:p>
          </table:table-cell>
          <table:table-cell office:value-type="float" office:value="11.85" calcext:value-type="float">
            <text:p>11,85</text:p>
          </table:table-cell>
          <table:table-cell office:value-type="float" office:value="13.56" calcext:value-type="float">
            <text:p>13,56</text:p>
          </table:table-cell>
          <table:table-cell office:value-type="float" office:value="14.74" calcext:value-type="float">
            <text:p>14,74</text:p>
          </table:table-cell>
          <table:table-cell office:value-type="float" office:value="1.03" calcext:value-type="float">
            <text:p>1,0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3.97" calcext:value-type="float">
            <text:p>3,97</text:p>
          </table:table-cell>
          <table:table-cell office:value-type="float" office:value="4.06" calcext:value-type="float">
            <text:p>4,06</text:p>
          </table:table-cell>
          <table:table-cell office:value-type="float" office:value="4.51" calcext:value-type="float">
            <text:p>4,51</text:p>
          </table:table-cell>
          <table:table-cell office:value-type="float" office:value="4.89" calcext:value-type="float">
            <text:p>4,89</text:p>
          </table:table-cell>
          <table:table-cell office:value-type="float" office:value="4.73" calcext:value-type="float">
            <text:p>4,73</text:p>
          </table:table-cell>
          <table:table-cell office:value-type="float" office:value="4.89" calcext:value-type="float">
            <text:p>4,89</text:p>
          </table:table-cell>
          <table:table-cell office:value-type="float" office:value="4.71" calcext:value-type="float">
            <text:p>4,71</text:p>
          </table:table-cell>
          <table:table-cell office:value-type="float" office:value="4.57" calcext:value-type="float">
            <text:p>4,57</text:p>
          </table:table-cell>
          <table:table-cell office:value-type="float" office:value="4.54" calcext:value-type="float">
            <text:p>4,54</text:p>
          </table:table-cell>
          <table:table-cell office:value-type="float" office:value="4.9" calcext:value-type="float">
            <text:p>4,9</text:p>
          </table:table-cell>
          <table:table-cell office:value-type="float" office:value="5.12" calcext:value-type="float">
            <text:p>5,12</text:p>
          </table:table-cell>
          <table:table-cell office:value-type="float" office:value="4.98" calcext:value-type="float">
            <text:p>4,98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56" calcext:value-type="float">
            <text:p>0,56</text:p>
          </table:table-cell>
          <table:table-cell office:value-type="float" office:value="0.45" calcext:value-type="float">
            <text:p>0,45</text:p>
          </table:table-cell>
          <table:table-cell office:value-type="float" office:value="0.84" calcext:value-type="float">
            <text:p>0,84</text:p>
          </table:table-cell>
          <table:table-cell office:value-type="float" office:value="1.21" calcext:value-type="float">
            <text:p>1,21</text:p>
          </table:table-cell>
          <table:table-cell office:value-type="float" office:value="4.02" calcext:value-type="float">
            <text:p>4,02</text:p>
          </table:table-cell>
          <table:table-cell office:value-type="float" office:value="4.44" calcext:value-type="float">
            <text:p>4,44</text:p>
          </table:table-cell>
          <table:table-cell office:value-type="float" office:value="4.88" calcext:value-type="float">
            <text:p>4,88</text:p>
          </table:table-cell>
          <table:table-cell office:value-type="float" office:value="5.15" calcext:value-type="float">
            <text:p>5,1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4" calcext:value-type="float">
            <text:p>0,54</text:p>
          </table:table-cell>
          <table:table-cell office:value-type="float" office:value="1.1" calcext:value-type="float">
            <text:p>1,1</text:p>
          </table:table-cell>
          <table:table-cell office:value-type="float" office:value="1.41" calcext:value-type="float">
            <text:p>1,41</text:p>
          </table:table-cell>
          <table:table-cell office:value-type="float" office:value="1.85" calcext:value-type="float">
            <text:p>1,85</text:p>
          </table:table-cell>
          <table:table-cell office:value-type="float" office:value="1.34" calcext:value-type="float">
            <text:p>1,34</text:p>
          </table:table-cell>
          <table:table-cell office:value-type="float" office:value="1.62" calcext:value-type="float">
            <text:p>1,62</text:p>
          </table:table-cell>
          <table:table-cell office:value-type="float" office:value="5.18" calcext:value-type="float">
            <text:p>5,18</text:p>
          </table:table-cell>
          <table:table-cell office:value-type="float" office:value="5.46" calcext:value-type="float">
            <text:p>5,46</text:p>
          </table:table-cell>
          <table:table-cell office:value-type="float" office:value="5.24" calcext:value-type="float">
            <text:p>5,24</text:p>
          </table:table-cell>
          <table:table-cell office:value-type="float" office:value="5.53" calcext:value-type="float">
            <text:p>5,53</text:p>
          </table:table-cell>
          <table:table-cell office:value-type="float" office:value="0.05" calcext:value-type="float">
            <text:p>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6" calcext:value-type="float">
            <text:p>0,6</text:p>
          </table:table-cell>
          <table:table-cell office:value-type="float" office:value="1.06" calcext:value-type="float">
            <text:p>1,06</text:p>
          </table:table-cell>
          <table:table-cell office:value-type="float" office:value="2.66" calcext:value-type="float">
            <text:p>2,66</text:p>
          </table:table-cell>
          <table:table-cell office:value-type="float" office:value="3.82" calcext:value-type="float">
            <text:p>3,82</text:p>
          </table:table-cell>
          <table:table-cell office:value-type="float" office:value="6.48" calcext:value-type="float">
            <text:p>6,48</text:p>
          </table:table-cell>
          <table:table-cell office:value-type="float" office:value="8.79" calcext:value-type="float">
            <text:p>8,79</text:p>
          </table:table-cell>
          <table:table-cell office:value-type="float" office:value="10.11" calcext:value-type="float">
            <text:p>10,11</text:p>
          </table:table-cell>
          <table:table-cell office:value-type="float" office:value="0.81" calcext:value-type="float">
            <text:p>0,81</text:p>
          </table:table-cell>
          <table:table-cell office:value-type="float" office:value="1.66" calcext:value-type="float">
            <text:p>1,66</text:p>
          </table:table-cell>
          <table:table-cell office:value-type="float" office:value="2.47" calcext:value-type="float">
            <text:p>2,47</text:p>
          </table:table-cell>
          <table:table-cell office:value-type="float" office:value="3.64" calcext:value-type="float">
            <text:p>3,64</text:p>
          </table:table-cell>
          <table:table-cell office:value-type="float" office:value="4.49" calcext:value-type="float">
            <text:p>4,49</text:p>
          </table:table-cell>
          <table:table-cell office:value-type="float" office:value="6.04" calcext:value-type="float">
            <text:p>6,04</text:p>
          </table:table-cell>
          <table:table-cell office:value-type="float" office:value="6.82" calcext:value-type="float">
            <text:p>6,82</text:p>
          </table:table-cell>
          <table:table-cell office:value-type="float" office:value="7.88" calcext:value-type="float">
            <text:p>7,88</text:p>
          </table:table-cell>
          <table:table-cell office:value-type="float" office:value="11.48" calcext:value-type="float">
            <text:p>11,48</text:p>
          </table:table-cell>
          <table:table-cell office:value-type="float" office:value="12.26" calcext:value-type="float">
            <text:p>12,26</text:p>
          </table:table-cell>
          <table:table-cell office:value-type="float" office:value="13.28" calcext:value-type="float">
            <text:p>13,28</text:p>
          </table:table-cell>
          <table:table-cell office:value-type="float" office:value="14.46" calcext:value-type="float">
            <text:p>14,46</text:p>
          </table:table-cell>
          <table:table-cell office:value-type="float" office:value="1.19" calcext:value-type="float">
            <text:p>1,19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0.46" calcext:value-type="float">
            <text:p>0,46</text:p>
          </table:table-cell>
          <table:table-cell office:value-type="float" office:value="0.28" calcext:value-type="float">
            <text:p>0,28</text:p>
          </table:table-cell>
          <table:table-cell office:value-type="float" office:value="0.63" calcext:value-type="float">
            <text:p>0,63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  <table:table-cell office:value-type="float" office:value="2.31" calcext:value-type="float">
            <text:p>2,31</text:p>
          </table:table-cell>
          <table:table-cell office:value-type="float" office:value="2.5" calcext:value-type="float">
            <text:p>2,5</text:p>
          </table:table-cell>
          <table:table-cell office:value-type="float" office:value="2.45" calcext:value-type="float">
            <text:p>2,45</text:p>
          </table:table-cell>
          <table:table-cell office:value-type="float" office:value="0.1" calcext:value-type="float">
            <text:p>0,1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1.17" calcext:value-type="float">
            <text:p>1,17</text:p>
          </table:table-cell>
          <table:table-cell office:value-type="float" office:value="1.64" calcext:value-type="float">
            <text:p>1,64</text:p>
          </table:table-cell>
          <table:table-cell office:value-type="float" office:value="1.84" calcext:value-type="float">
            <text:p>1,84</text:p>
          </table:table-cell>
          <table:table-cell office:value-type="float" office:value="2.11" calcext:value-type="float">
            <text:p>2,11</text:p>
          </table:table-cell>
          <table:table-cell office:value-type="float" office:value="2.38" calcext:value-type="float">
            <text:p>2,38</text:p>
          </table:table-cell>
          <table:table-cell office:value-type="float" office:value="3.5" calcext:value-type="float">
            <text:p>3,5</text:p>
          </table:table-cell>
          <table:table-cell office:value-type="float" office:value="4.99" calcext:value-type="float">
            <text:p>4,99</text:p>
          </table:table-cell>
          <table:table-cell office:value-type="float" office:value="5.57" calcext:value-type="float">
            <text:p>5,57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87" calcext:value-type="float">
            <text:p>0,87</text:p>
          </table:table-cell>
          <table:table-cell office:value-type="float" office:value="0.76" calcext:value-type="float">
            <text:p>0,76</text:p>
          </table:table-cell>
          <table:table-cell office:value-type="float" office:value="1.15" calcext:value-type="float">
            <text:p>1,15</text:p>
          </table:table-cell>
          <table:table-cell office:value-type="float" office:value="1.87" calcext:value-type="float">
            <text:p>1,87</text:p>
          </table:table-cell>
          <table:table-cell office:value-type="float" office:value="2.3" calcext:value-type="float">
            <text:p>2,3</text:p>
          </table:table-cell>
          <table:table-cell office:value-type="float" office:value="2.43" calcext:value-type="float">
            <text:p>2,43</text:p>
          </table:table-cell>
          <table:table-cell office:value-type="float" office:value="2.27" calcext:value-type="float">
            <text:p>2,27</text:p>
          </table:table-cell>
          <table:table-cell office:value-type="float" office:value="3.74" calcext:value-type="float">
            <text:p>3,74</text:p>
          </table:table-cell>
          <table:table-cell office:value-type="float" office:value="3.81" calcext:value-type="float">
            <text:p>3,81</text:p>
          </table:table-cell>
          <table:table-cell office:value-type="float" office:value="4.09" calcext:value-type="float">
            <text:p>4,09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78" calcext:value-type="float">
            <text:p>0,78</text:p>
          </table:table-cell>
          <table:table-cell office:value-type="float" office:value="1.22" calcext:value-type="float">
            <text:p>1,22</text:p>
          </table:table-cell>
          <table:table-cell office:value-type="float" office:value="2.99" calcext:value-type="float">
            <text:p>2,99</text:p>
          </table:table-cell>
          <table:table-cell office:value-type="float" office:value="3.98" calcext:value-type="float">
            <text:p>3,98</text:p>
          </table:table-cell>
          <table:table-cell office:value-type="float" office:value="5.5" calcext:value-type="float">
            <text:p>5,5</text:p>
          </table:table-cell>
          <table:table-cell office:value-type="float" office:value="8.87" calcext:value-type="float">
            <text:p>8,87</text:p>
          </table:table-cell>
          <table:table-cell office:value-type="float" office:value="1.4" calcext:value-type="float">
            <text:p>1,4</text:p>
          </table:table-cell>
          <table:table-cell office:value-type="float" office:value="2.22" calcext:value-type="float">
            <text:p>2,22</text:p>
          </table:table-cell>
          <table:table-cell office:value-type="float" office:value="2.75" calcext:value-type="float">
            <text:p>2,75</text:p>
          </table:table-cell>
          <table:table-cell office:value-type="float" office:value="4.45" calcext:value-type="float">
            <text:p>4,45</text:p>
          </table:table-cell>
          <table:table-cell office:value-type="float" office:value="5.24" calcext:value-type="float">
            <text:p>5,24</text:p>
          </table:table-cell>
          <table:table-cell office:value-type="float" office:value="5.89" calcext:value-type="float">
            <text:p>5,89</text:p>
          </table:table-cell>
          <table:table-cell office:value-type="float" office:value="7.58" calcext:value-type="float">
            <text:p>7,58</text:p>
          </table:table-cell>
          <table:table-cell office:value-type="float" office:value="7.99" calcext:value-type="float">
            <text:p>7,99</text:p>
          </table:table-cell>
          <table:table-cell office:value-type="float" office:value="9.15" calcext:value-type="float">
            <text:p>9,15</text:p>
          </table:table-cell>
          <table:table-cell office:value-type="float" office:value="10.7" calcext:value-type="float">
            <text:p>10,7</text:p>
          </table:table-cell>
          <table:table-cell office:value-type="float" office:value="16.15" calcext:value-type="float">
            <text:p>16,15</text:p>
          </table:table-cell>
          <table:table-cell office:value-type="float" office:value="16.82" calcext:value-type="float">
            <text:p>16,82</text:p>
          </table:table-cell>
          <table:table-cell office:value-type="float" office:value="0.42" calcext:value-type="float">
            <text:p>0,42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-0.2" calcext:value-type="float">
            <text:p>-0,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3" calcext:value-type="float">
            <text:p>-0,3</text:p>
          </table:table-cell>
          <table:table-cell office:value-type="float" office:value="-0.42" calcext:value-type="float">
            <text:p>-0,42</text:p>
          </table:table-cell>
          <table:table-cell office:value-type="float" office:value="-0.65" calcext:value-type="float">
            <text:p>-0,65</text:p>
          </table:table-cell>
          <table:table-cell office:value-type="float" office:value="-0.69" calcext:value-type="float">
            <text:p>-0,69</text:p>
          </table:table-cell>
          <table:table-cell office:value-type="float" office:value="-1.08" calcext:value-type="float">
            <text:p>-1,08</text:p>
          </table:table-cell>
          <table:table-cell office:value-type="float" office:value="-1.26" calcext:value-type="float">
            <text:p>-1,26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office:value-type="float" office:value="0.41" calcext:value-type="float">
            <text:p>0,41</text:p>
          </table:table-cell>
          <table:table-cell office:value-type="float" office:value="0.8" calcext:value-type="float">
            <text:p>0,8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81" calcext:value-type="float">
            <text:p>1,81</text:p>
          </table:table-cell>
          <table:table-cell office:value-type="float" office:value="1.95" calcext:value-type="float">
            <text:p>1,95</text:p>
          </table:table-cell>
          <table:table-cell office:value-type="float" office:value="5.04" calcext:value-type="float">
            <text:p>5,04</text:p>
          </table:table-cell>
          <table:table-cell office:value-type="float" office:value="5.44" calcext:value-type="float">
            <text:p>5,44</text:p>
          </table:table-cell>
          <table:table-cell office:value-type="float" office:value="5.92" calcext:value-type="float">
            <text:p>5,92</text:p>
          </table:table-cell>
          <table:table-cell office:value-type="float" office:value="0.14" calcext:value-type="float">
            <text:p>0,14</text:p>
          </table:table-cell>
          <table:table-cell office:value-type="float" office:value="0.23" calcext:value-type="float">
            <text:p>0,23</text:p>
          </table:table-cell>
          <table:table-cell office:value-type="float" office:value="0.75" calcext:value-type="float">
            <text:p>0,75</text:p>
          </table:table-cell>
          <table:table-cell office:value-type="float" office:value="1.39" calcext:value-type="float">
            <text:p>1,39</text:p>
          </table:table-cell>
          <table:table-cell office:value-type="float" office:value="1.55" calcext:value-type="float">
            <text:p>1,55</text:p>
          </table:table-cell>
          <table:table-cell office:value-type="float" office:value="1.83" calcext:value-type="float">
            <text:p>1,83</text:p>
          </table:table-cell>
          <table:table-cell office:value-type="float" office:value="1.98" calcext:value-type="float">
            <text:p>1,98</text:p>
          </table:table-cell>
          <table:table-cell office:value-type="float" office:value="1.99" calcext:value-type="float">
            <text:p>1,99</text:p>
          </table:table-cell>
          <table:table-cell office:value-type="float" office:value="1.91" calcext:value-type="float">
            <text:p>1,91</text:p>
          </table:table-cell>
          <table:table-cell office:value-type="float" office:value="3.98" calcext:value-type="float">
            <text:p>3,98</text:p>
          </table:table-cell>
          <table:table-cell office:value-type="float" office:value="3.69" calcext:value-type="float">
            <text:p>3,69</text:p>
          </table:table-cell>
          <table:table-cell office:value-type="float" office:value="3.74" calcext:value-type="float">
            <text:p>3,74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52" calcext:value-type="float">
            <text:p>0,52</text:p>
          </table:table-cell>
          <table:table-cell office:value-type="float" office:value="0.48" calcext:value-type="float">
            <text:p>0,48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1.52" calcext:value-type="float">
            <text:p>1,52</text:p>
          </table:table-cell>
          <table:table-cell office:value-type="float" office:value="3.99" calcext:value-type="float">
            <text:p>3,99</text:p>
          </table:table-cell>
          <table:table-cell office:value-type="float" office:value="5.83" calcext:value-type="float">
            <text:p>5,83</text:p>
          </table:table-cell>
          <table:table-cell office:value-type="float" office:value="7.76" calcext:value-type="float">
            <text:p>7,76</text:p>
          </table:table-cell>
          <table:table-cell office:value-type="float" office:value="9.72" calcext:value-type="float">
            <text:p>9,72</text:p>
          </table:table-cell>
          <table:table-cell office:value-type="float" office:value="1.64" calcext:value-type="float">
            <text:p>1,64</text:p>
          </table:table-cell>
          <table:table-cell office:value-type="float" office:value="2.54" calcext:value-type="float">
            <text:p>2,54</text:p>
          </table:table-cell>
          <table:table-cell office:value-type="float" office:value="3.8" calcext:value-type="float">
            <text:p>3,8</text:p>
          </table:table-cell>
          <table:table-cell office:value-type="float" office:value="5.79" calcext:value-type="float">
            <text:p>5,79</text:p>
          </table:table-cell>
          <table:table-cell office:value-type="float" office:value="7.17" calcext:value-type="float">
            <text:p>7,17</text:p>
          </table:table-cell>
          <table:table-cell office:value-type="float" office:value="7.71" calcext:value-type="float">
            <text:p>7,71</text:p>
          </table:table-cell>
          <table:table-cell office:value-type="float" office:value="8.87" calcext:value-type="float">
            <text:p>8,87</text:p>
          </table:table-cell>
          <table:table-cell office:value-type="float" office:value="9.78" calcext:value-type="float">
            <text:p>9,78</text:p>
          </table:table-cell>
          <table:table-cell office:value-type="float" office:value="11.5" calcext:value-type="float">
            <text:p>11,5</text:p>
          </table:table-cell>
          <table:table-cell office:value-type="float" office:value="16.94" calcext:value-type="float">
            <text:p>16,94</text:p>
          </table:table-cell>
          <table:table-cell office:value-type="float" office:value="18.33" calcext:value-type="float">
            <text:p>18,33</text:p>
          </table:table-cell>
          <table:table-cell office:value-type="float" office:value="18.94" calcext:value-type="float">
            <text:p>18,94</text:p>
          </table:table-cell>
          <table:table-cell office:value-type="float" office:value="0.97" calcext:value-type="float">
            <text:p>0,97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3.49" calcext:value-type="float">
            <text:p>3,49</text:p>
          </table:table-cell>
          <table:table-cell office:value-type="float" office:value="3.72" calcext:value-type="float">
            <text:p>3,72</text:p>
          </table:table-cell>
          <table:table-cell office:value-type="float" office:value="3.73" calcext:value-type="float">
            <text:p>3,73</text:p>
          </table:table-cell>
          <table:table-cell office:value-type="float" office:value="3.66" calcext:value-type="float">
            <text:p>3,66</text:p>
          </table:table-cell>
          <table:table-cell office:value-type="float" office:value="3.91" calcext:value-type="float">
            <text:p>3,91</text:p>
          </table:table-cell>
          <table:table-cell office:value-type="float" office:value="3.84" calcext:value-type="float">
            <text:p>3,84</text:p>
          </table:table-cell>
          <table:table-cell office:value-type="float" office:value="3.36" calcext:value-type="float">
            <text:p>3,36</text:p>
          </table:table-cell>
          <table:table-cell office:value-type="float" office:value="3.58" calcext:value-type="float">
            <text:p>3,58</text:p>
          </table:table-cell>
          <table:table-cell office:value-type="float" office:value="3.52" calcext:value-type="float">
            <text:p>3,52</text:p>
          </table:table-cell>
          <table:table-cell office:value-type="float" office:value="3.84" calcext:value-type="float">
            <text:p>3,84</text:p>
          </table:table-cell>
          <table:table-cell office:value-type="float" office:value="3.94" calcext:value-type="float">
            <text:p>3,94</text:p>
          </table:table-cell>
          <table:table-cell office:value-type="float" office:value="3.99" calcext:value-type="float">
            <text:p>3,99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-0.13" calcext:value-type="float">
            <text:p>-0,13</text:p>
          </table:table-cell>
          <table:table-cell table:number-columns-repeated="2" office:value-type="float" office:value="-0.1" calcext:value-type="float">
            <text:p>-0,1</text:p>
          </table:table-cell>
          <table:table-cell office:value-type="float" office:value="0.88" calcext:value-type="float">
            <text:p>0,88</text:p>
          </table:table-cell>
          <table:table-cell office:value-type="float" office:value="1.18" calcext:value-type="float">
            <text:p>1,18</text:p>
          </table:table-cell>
          <table:table-cell office:value-type="float" office:value="1.43" calcext:value-type="float">
            <text:p>1,43</text:p>
          </table:table-cell>
          <table:table-cell office:value-type="float" office:value="1.59" calcext:value-type="float">
            <text:p>1,59</text:p>
          </table:table-cell>
          <table:table-cell office:value-type="float" office:value="2.65" calcext:value-type="float">
            <text:p>2,65</text:p>
          </table:table-cell>
          <table:table-cell office:value-type="float" office:value="2.99" calcext:value-type="float">
            <text:p>2,99</text:p>
          </table:table-cell>
          <table:table-cell office:value-type="float" office:value="3.15" calcext:value-type="float">
            <text:p>3,15</text:p>
          </table:table-cell>
          <table:table-cell table:number-columns-repeated="2" office:value-type="float" office:value="-0.22" calcext:value-type="float">
            <text:p>-0,22</text:p>
          </table:table-cell>
          <table:table-cell office:value-type="float" office:value="-0.15" calcext:value-type="float">
            <text:p>-0,15</text:p>
          </table:table-cell>
          <table:table-cell office:value-type="float" office:value="1.86" calcext:value-type="float">
            <text:p>1,86</text:p>
          </table:table-cell>
          <table:table-cell office:value-type="float" office:value="2.29" calcext:value-type="float">
            <text:p>2,29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2.64" calcext:value-type="float">
            <text:p>2,64</text:p>
          </table:table-cell>
          <table:table-cell office:value-type="float" office:value="2.53" calcext:value-type="float">
            <text:p>2,53</text:p>
          </table:table-cell>
          <table:table-cell office:value-type="float" office:value="3.1" calcext:value-type="float">
            <text:p>3,1</text:p>
          </table:table-cell>
          <table:table-cell office:value-type="float" office:value="3.86" calcext:value-type="float">
            <text:p>3,86</text:p>
          </table:table-cell>
          <table:table-cell office:value-type="float" office:value="4.04" calcext:value-type="float">
            <text:p>4,04</text:p>
          </table:table-cell>
          <table:table-cell office:value-type="float" office:value="0.54" calcext:value-type="float">
            <text:p>0,54</text:p>
          </table:table-cell>
          <table:table-cell office:value-type="float" office:value="0.44" calcext:value-type="float">
            <text:p>0,44</text:p>
          </table:table-cell>
          <table:table-cell office:value-type="float" office:value="3.12" calcext:value-type="float">
            <text:p>3,12</text:p>
          </table:table-cell>
          <table:table-cell office:value-type="float" office:value="4.01" calcext:value-type="float">
            <text:p>4,01</text:p>
          </table:table-cell>
          <table:table-cell office:value-type="float" office:value="4.66" calcext:value-type="float">
            <text:p>4,66</text:p>
          </table:table-cell>
          <table:table-cell office:value-type="float" office:value="5.34" calcext:value-type="float">
            <text:p>5,34</text:p>
          </table:table-cell>
          <table:table-cell office:value-type="float" office:value="6.03" calcext:value-type="float">
            <text:p>6,03</text:p>
          </table:table-cell>
          <table:table-cell office:value-type="float" office:value="6.86" calcext:value-type="float">
            <text:p>6,86</text:p>
          </table:table-cell>
          <table:table-cell office:value-type="float" office:value="7.83" calcext:value-type="float">
            <text:p>7,83</text:p>
          </table:table-cell>
          <table:table-cell office:value-type="float" office:value="8.81" calcext:value-type="float">
            <text:p>8,81</text:p>
          </table:table-cell>
          <table:table-cell office:value-type="float" office:value="10.07" calcext:value-type="float">
            <text:p>10,07</text:p>
          </table:table-cell>
          <table:table-cell office:value-type="float" office:value="11.52" calcext:value-type="float">
            <text:p>11,52</text:p>
          </table:table-cell>
          <table:table-cell office:value-type="float" office:value="0.79" calcext:value-type="float">
            <text:p>0,79</text:p>
          </table:table-cell>
          <table:table-cell office:value-type="float" office:value="1.81" calcext:value-type="float">
            <text:p>1,81</text:p>
          </table:table-cell>
          <table:table-cell office:value-type="float" office:value="4.62" calcext:value-type="float">
            <text:p>4,62</text:p>
          </table:table-cell>
          <table:table-cell office:value-type="float" office:value="4.89" calcext:value-type="float">
            <text:p>4,89</text:p>
          </table:table-cell>
          <table:table-cell office:value-type="float" office:value="5.19" calcext:value-type="float">
            <text:p>5,19</text:p>
          </table:table-cell>
          <table:table-cell office:value-type="float" office:value="5.96" calcext:value-type="float">
            <text:p>5,96</text:p>
          </table:table-cell>
          <table:table-cell office:value-type="float" office:value="7.55" calcext:value-type="float">
            <text:p>7,55</text:p>
          </table:table-cell>
          <table:table-cell office:value-type="float" office:value="8.02" calcext:value-type="float">
            <text:p>8,02</text:p>
          </table:table-cell>
          <table:table-cell office:value-type="float" office:value="9.27" calcext:value-type="float">
            <text:p>9,27</text:p>
          </table:table-cell>
          <table:table-cell office:value-type="float" office:value="10.64" calcext:value-type="float">
            <text:p>10,64</text:p>
          </table:table-cell>
          <table:table-cell office:value-type="float" office:value="11.06" calcext:value-type="float">
            <text:p>11,06</text:p>
          </table:table-cell>
          <table:table-cell office:value-type="float" office:value="12.23" calcext:value-type="float">
            <text:p>12,23</text:p>
          </table:table-cell>
          <table:table-cell office:value-type="float" office:value="0.72" calcext:value-type="float">
            <text:p>0,72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0.61" calcext:value-type="float">
            <text:p>0,61</text:p>
          </table:table-cell>
          <table:table-cell office:value-type="float" office:value="0.86" calcext:value-type="float">
            <text:p>0,86</text:p>
          </table:table-cell>
          <table:table-cell office:value-type="float" office:value="2.17" calcext:value-type="float">
            <text:p>2,17</text:p>
          </table:table-cell>
          <table:table-cell office:value-type="float" office:value="2.19" calcext:value-type="float">
            <text:p>2,19</text:p>
          </table:table-cell>
          <table:table-cell office:value-type="float" office:value="2.8" calcext:value-type="float">
            <text:p>2,8</text:p>
          </table:table-cell>
          <table:table-cell office:value-type="float" office:value="2.62" calcext:value-type="float">
            <text:p>2,62</text:p>
          </table:table-cell>
          <table:table-cell office:value-type="float" office:value="3.74" calcext:value-type="float">
            <text:p>3,74</text:p>
          </table:table-cell>
          <table:table-cell office:value-type="float" office:value="3.97" calcext:value-type="float">
            <text:p>3,97</text:p>
          </table:table-cell>
          <table:table-cell office:value-type="float" office:value="3.68" calcext:value-type="float">
            <text:p>3,68</text:p>
          </table:table-cell>
          <table:table-cell office:value-type="float" office:value="4.05" calcext:value-type="float">
            <text:p>4,05</text:p>
          </table:table-cell>
          <table:table-cell office:value-type="float" office:value="4.28" calcext:value-type="float">
            <text:p>4,28</text:p>
          </table:table-cell>
          <table:table-cell office:value-type="float" office:value="4.01" calcext:value-type="float">
            <text:p>4,0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47" calcext:value-type="float">
            <text:p>0,47</text:p>
          </table:table-cell>
          <table:table-cell office:value-type="float" office:value="0.79" calcext:value-type="float">
            <text:p>0,79</text:p>
          </table:table-cell>
          <table:table-cell office:value-type="float" office:value="1.06" calcext:value-type="float">
            <text:p>1,06</text:p>
          </table:table-cell>
          <table:table-cell office:value-type="float" office:value="3.2" calcext:value-type="float">
            <text:p>3,2</text:p>
          </table:table-cell>
          <table:table-cell office:value-type="float" office:value="3.25" calcext:value-type="float">
            <text:p>3,25</text:p>
          </table:table-cell>
          <table:table-cell office:value-type="float" office:value="3.44" calcext:value-type="float">
            <text:p>3,44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77" calcext:value-type="float">
            <text:p>0,77</text:p>
          </table:table-cell>
          <table:table-cell office:value-type="float" office:value="1.04" calcext:value-type="float">
            <text:p>1,04</text:p>
          </table:table-cell>
          <table:table-cell office:value-type="float" office:value="1.27" calcext:value-type="float">
            <text:p>1,27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1.23" calcext:value-type="float">
            <text:p>1,23</text:p>
          </table:table-cell>
          <table:table-cell office:value-type="float" office:value="1.25" calcext:value-type="float">
            <text:p>1,25</text:p>
          </table:table-cell>
          <table:table-cell office:value-type="float" office:value="1.47" calcext:value-type="float">
            <text:p>1,47</text:p>
          </table:table-cell>
          <table:table-cell office:value-type="float" office:value="1.48" calcext:value-type="float">
            <text:p>1,48</text:p>
          </table:table-cell>
          <table:table-cell office:value-type="float" office:value="2.28" calcext:value-type="float">
            <text:p>2,28</text:p>
          </table:table-cell>
          <table:table-cell office:value-type="float" office:value="2.69" calcext:value-type="float">
            <text:p>2,69</text:p>
          </table:table-cell>
          <table:table-cell office:value-type="float" office:value="2.62" calcext:value-type="float">
            <text:p>2,62</text:p>
          </table:table-cell>
          <table:table-cell office:value-type="float" office:value="2.89" calcext:value-type="float">
            <text:p>2,89</text:p>
          </table:table-cell>
          <table:table-cell office:value-type="float" office:value="3.96" calcext:value-type="float">
            <text:p>3,96</text:p>
          </table:table-cell>
          <table:table-cell office:value-type="float" office:value="5.62" calcext:value-type="float">
            <text:p>5,62</text:p>
          </table:table-cell>
          <table:table-cell office:value-type="float" office:value="6.89" calcext:value-type="float">
            <text:p>6,89</text:p>
          </table:table-cell>
          <table:table-cell office:value-type="float" office:value="8.08" calcext:value-type="float">
            <text:p>8,08</text:p>
          </table:table-cell>
          <table:table-cell office:value-type="float" office:value="10.59" calcext:value-type="float">
            <text:p>10,59</text:p>
          </table:table-cell>
          <table:table-cell office:value-type="float" office:value="1.37" calcext:value-type="float">
            <text:p>1,37</text:p>
          </table:table-cell>
          <table:table-cell office:value-type="float" office:value="2.63" calcext:value-type="float">
            <text:p>2,63</text:p>
          </table:table-cell>
          <table:table-cell office:value-type="float" office:value="3.17" calcext:value-type="float">
            <text:p>3,17</text:p>
          </table:table-cell>
          <table:table-cell office:value-type="float" office:value="4.95" calcext:value-type="float">
            <text:p>4,95</text:p>
          </table:table-cell>
          <table:table-cell office:value-type="float" office:value="6.82" calcext:value-type="float">
            <text:p>6,82</text:p>
          </table:table-cell>
          <table:table-cell office:value-type="float" office:value="8.2" calcext:value-type="float">
            <text:p>8,2</text:p>
          </table:table-cell>
          <table:table-cell office:value-type="float" office:value="10.17" calcext:value-type="float">
            <text:p>10,17</text:p>
          </table:table-cell>
          <table:table-cell office:value-type="float" office:value="11.01" calcext:value-type="float">
            <text:p>11,01</text:p>
          </table:table-cell>
          <table:table-cell office:value-type="float" office:value="11.43" calcext:value-type="float">
            <text:p>11,43</text:p>
          </table:table-cell>
          <table:table-cell office:value-type="float" office:value="12.31" calcext:value-type="float">
            <text:p>12,31</text:p>
          </table:table-cell>
          <table:table-cell office:value-type="float" office:value="13.83" calcext:value-type="float">
            <text:p>13,83</text:p>
          </table:table-cell>
          <table:table-cell office:value-type="float" office:value="15.57" calcext:value-type="float">
            <text:p>15,57</text:p>
          </table:table-cell>
          <table:table-cell office:value-type="float" office:value="4.38" calcext:value-type="float">
            <text:p>4,38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0.6" calcext:value-type="float">
            <text:p>0,6</text:p>
          </table:table-cell>
          <table:table-cell office:value-type="float" office:value="0.52" calcext:value-type="float">
            <text:p>0,52</text:p>
          </table:table-cell>
          <table:table-cell office:value-type="float" office:value="3.2" calcext:value-type="float">
            <text:p>3,2</text:p>
          </table:table-cell>
          <table:table-cell office:value-type="float" office:value="3.52" calcext:value-type="float">
            <text:p>3,52</text:p>
          </table:table-cell>
          <table:table-cell office:value-type="float" office:value="3.95" calcext:value-type="float">
            <text:p>3,95</text:p>
          </table:table-cell>
          <table:table-cell office:value-type="float" office:value="3.64" calcext:value-type="float">
            <text:p>3,64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float" office:value="4.79" calcext:value-type="float">
            <text:p>4,79</text:p>
          </table:table-cell>
          <table:table-cell office:value-type="float" office:value="4.58" calcext:value-type="float">
            <text:p>4,58</text:p>
          </table:table-cell>
          <table:table-cell office:value-type="float" office:value="4.77" calcext:value-type="float">
            <text:p>4,77</text:p>
          </table:table-cell>
          <table:table-cell office:value-type="float" office:value="4.85" calcext:value-type="float">
            <text:p>4,85</text:p>
          </table:table-cell>
          <table:table-cell office:value-type="float" office:value="0.12" calcext:value-type="float">
            <text:p>0,12</text:p>
          </table:table-cell>
          <table:table-cell office:value-type="float" office:value="0.5" calcext:value-type="float">
            <text:p>0,5</text:p>
          </table:table-cell>
          <table:table-cell office:value-type="float" office:value="0.81" calcext:value-type="float">
            <text:p>0,81</text:p>
          </table:table-cell>
          <table:table-cell office:value-type="float" office:value="1.13" calcext:value-type="float">
            <text:p>1,13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2.1" calcext:value-type="float">
            <text:p>2,1</text:p>
          </table:table-cell>
          <table:table-cell office:value-type="float" office:value="2.22" calcext:value-type="float">
            <text:p>2,22</text:p>
          </table:table-cell>
          <table:table-cell office:value-type="float" office:value="3.29" calcext:value-type="float">
            <text:p>3,29</text:p>
          </table:table-cell>
          <table:table-cell office:value-type="float" office:value="3.98" calcext:value-type="float">
            <text:p>3,98</text:p>
          </table:table-cell>
          <table:table-cell office:value-type="float" office:value="4.76" calcext:value-type="float">
            <text:p>4,76</text:p>
          </table:table-cell>
          <table:table-cell office:value-type="float" office:value="4.94" calcext:value-type="float">
            <text:p>4,94</text:p>
          </table:table-cell>
          <table:table-cell office:value-type="float" office:value="0.04" calcext:value-type="float">
            <text:p>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2.72" calcext:value-type="float">
            <text:p>2,72</text:p>
          </table:table-cell>
          <table:table-cell office:value-type="float" office:value="2.92" calcext:value-type="float">
            <text:p>2,92</text:p>
          </table:table-cell>
          <table:table-cell office:value-type="float" office:value="3.45" calcext:value-type="float">
            <text:p>3,45</text:p>
          </table:table-cell>
          <table:table-cell office:value-type="float" office:value="3.54" calcext:value-type="float">
            <text:p>3,54</text:p>
          </table:table-cell>
          <table:table-cell office:value-type="float" office:value="3.76" calcext:value-type="float">
            <text:p>3,76</text:p>
          </table:table-cell>
          <table:table-cell office:value-type="float" office:value="3.8" calcext:value-type="float">
            <text:p>3,8</text:p>
          </table:table-cell>
          <table:table-cell office:value-type="float" office:value="3.76" calcext:value-type="float">
            <text:p>3,76</text:p>
          </table:table-cell>
          <table:table-cell office:value-type="float" office:value="4.33" calcext:value-type="float">
            <text:p>4,33</text:p>
          </table:table-cell>
          <table:table-cell office:value-type="float" office:value="4.4" calcext:value-type="float">
            <text:p>4,4</text:p>
          </table:table-cell>
          <table:table-cell office:value-type="float" office:value="0.5" calcext:value-type="float">
            <text:p>0,5</text:p>
          </table:table-cell>
          <table:table-cell office:value-type="float" office:value="0.81" calcext:value-type="float">
            <text:p>0,81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2.77" calcext:value-type="float">
            <text:p>2,77</text:p>
          </table:table-cell>
          <table:table-cell office:value-type="float" office:value="2.84" calcext:value-type="float">
            <text:p>2,84</text:p>
          </table:table-cell>
          <table:table-cell office:value-type="float" office:value="3.33" calcext:value-type="float">
            <text:p>3,33</text:p>
          </table:table-cell>
          <table:table-cell office:value-type="float" office:value="4.21" calcext:value-type="float">
            <text:p>4,21</text:p>
          </table:table-cell>
          <table:table-cell office:value-type="float" office:value="5.35" calcext:value-type="float">
            <text:p>5,35</text:p>
          </table:table-cell>
          <table:table-cell office:value-type="float" office:value="6.15" calcext:value-type="float">
            <text:p>6,15</text:p>
          </table:table-cell>
          <table:table-cell office:value-type="float" office:value="6.7" calcext:value-type="float">
            <text:p>6,7</text:p>
          </table:table-cell>
          <table:table-cell office:value-type="float" office:value="8.62" calcext:value-type="float">
            <text:p>8,62</text:p>
          </table:table-cell>
          <table:table-cell office:value-type="float" office:value="2.93" calcext:value-type="float">
            <text:p>2,93</text:p>
          </table:table-cell>
          <table:table-cell office:value-type="float" office:value="4.4" calcext:value-type="float">
            <text:p>4,4</text:p>
          </table:table-cell>
          <table:table-cell office:value-type="float" office:value="5.98" calcext:value-type="float">
            <text:p>5,98</text:p>
          </table:table-cell>
          <table:table-cell office:value-type="float" office:value="8.65" calcext:value-type="float">
            <text:p>8,65</text:p>
          </table:table-cell>
          <table:table-cell office:value-type="float" office:value="10.27" calcext:value-type="float">
            <text:p>10,27</text:p>
          </table:table-cell>
          <table:table-cell office:value-type="float" office:value="11.29" calcext:value-type="float">
            <text:p>11,29</text:p>
          </table:table-cell>
          <table:table-cell office:value-type="float" office:value="12.82" calcext:value-type="float">
            <text:p>12,82</text:p>
          </table:table-cell>
          <table:table-cell office:value-type="float" office:value="13.84" calcext:value-type="float">
            <text:p>13,84</text:p>
          </table:table-cell>
          <table:table-cell office:value-type="float" office:value="13.97" calcext:value-type="float">
            <text:p>13,97</text:p>
          </table:table-cell>
          <table:table-cell office:value-type="float" office:value="14.43" calcext:value-type="float">
            <text:p>14,43</text:p>
          </table:table-cell>
          <table:table-cell office:value-type="float" office:value="15.83" calcext:value-type="float">
            <text:p>15,83</text:p>
          </table:table-cell>
          <table:table-cell office:value-type="float" office:value="17.4" calcext:value-type="float">
            <text:p>17,4</text:p>
          </table:table-cell>
          <table:table-cell office:value-type="float" office:value="0.64" calcext:value-type="float">
            <text:p>0,64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-0.01" calcext:value-type="float">
            <text:p>-0,01</text:p>
          </table:table-cell>
          <table:table-cell office:value-type="float" office:value="0.41" calcext:value-type="float">
            <text:p>0,41</text:p>
          </table:table-cell>
          <table:table-cell office:value-type="float" office:value="0.68" calcext:value-type="float">
            <text:p>0,68</text:p>
          </table:table-cell>
          <table:table-cell office:value-type="float" office:value="1.13" calcext:value-type="float">
            <text:p>1,13</text:p>
          </table:table-cell>
          <table:table-cell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45" calcext:value-type="float">
            <text:p>1,45</text:p>
          </table:table-cell>
          <table:table-cell office:value-type="float" office:value="2.05" calcext:value-type="float">
            <text:p>2,05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,04</text:p>
          </table:table-cell>
          <table:table-cell table:number-columns-repeated="2" office:value-type="float" office:value="2.42" calcext:value-type="float">
            <text:p>2,42</text:p>
          </table:table-cell>
          <table:table-cell office:value-type="float" office:value="0.41" calcext:value-type="float">
            <text:p>0,41</text:p>
          </table:table-cell>
          <table:table-cell office:value-type="float" office:value="2.11" calcext:value-type="float">
            <text:p>2,11</text:p>
          </table:table-cell>
          <table:table-cell office:value-type="float" office:value="2.46" calcext:value-type="float">
            <text:p>2,46</text:p>
          </table:table-cell>
          <table:table-cell office:value-type="float" office:value="2.73" calcext:value-type="float">
            <text:p>2,73</text:p>
          </table:table-cell>
          <table:table-cell office:value-type="float" office:value="2.97" calcext:value-type="float">
            <text:p>2,97</text:p>
          </table:table-cell>
          <table:table-cell office:value-type="float" office:value="2.99" calcext:value-type="float">
            <text:p>2,99</text:p>
          </table:table-cell>
          <table:table-cell office:value-type="float" office:value="3.11" calcext:value-type="float">
            <text:p>3,11</text:p>
          </table:table-cell>
          <table:table-cell office:value-type="float" office:value="2.79" calcext:value-type="float">
            <text:p>2,79</text:p>
          </table:table-cell>
          <table:table-cell office:value-type="float" office:value="3.13" calcext:value-type="float">
            <text:p>3,13</text:p>
          </table:table-cell>
          <table:table-cell office:value-type="float" office:value="3.22" calcext:value-type="float">
            <text:p>3,22</text:p>
          </table:table-cell>
          <table:table-cell office:value-type="float" office:value="3.67" calcext:value-type="float">
            <text:p>3,67</text:p>
          </table:table-cell>
          <table:table-cell office:value-type="float" office:value="4" calcext:value-type="float">
            <text:p>4</text:p>
          </table:table-cell>
          <table:table-cell office:value-type="float" office:value="1.21" calcext:value-type="float">
            <text:p>1,21</text:p>
          </table:table-cell>
          <table:table-cell office:value-type="float" office:value="2.14" calcext:value-type="float">
            <text:p>2,14</text:p>
          </table:table-cell>
          <table:table-cell office:value-type="float" office:value="2.27" calcext:value-type="float">
            <text:p>2,27</text:p>
          </table:table-cell>
          <table:table-cell office:value-type="float" office:value="2.44" calcext:value-type="float">
            <text:p>2,44</text:p>
          </table:table-cell>
          <table:table-cell office:value-type="float" office:value="2.81" calcext:value-type="float">
            <text:p>2,81</text:p>
          </table:table-cell>
          <table:table-cell office:value-type="float" office:value="2.86" calcext:value-type="float">
            <text:p>2,86</text:p>
          </table:table-cell>
          <table:table-cell office:value-type="float" office:value="2.84" calcext:value-type="float">
            <text:p>2,84</text:p>
          </table:table-cell>
          <table:table-cell office:value-type="float" office:value="2.61" calcext:value-type="float">
            <text:p>2,61</text:p>
          </table:table-cell>
          <table:table-cell office:value-type="float" office:value="2.75" calcext:value-type="float">
            <text:p>2,75</text:p>
          </table:table-cell>
          <table:table-cell office:value-type="float" office:value="3.27" calcext:value-type="float">
            <text:p>3,27</text:p>
          </table:table-cell>
          <table:table-cell office:value-type="float" office:value="3.29" calcext:value-type="float">
            <text:p>3,29</text:p>
          </table:table-cell>
          <table:table-cell office:value-type="float" office:value="4.61" calcext:value-type="float">
            <text:p>4,61</text:p>
          </table:table-cell>
          <table:table-cell office:value-type="float" office:value="-0.03" calcext:value-type="float">
            <text:p>-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64" calcext:value-type="float">
            <text:p>0,64</text:p>
          </table:table-cell>
          <table:table-cell office:value-type="float" office:value="0.93" calcext:value-type="float">
            <text:p>0,93</text:p>
          </table:table-cell>
          <table:table-cell office:value-type="float" office:value="1.2" calcext:value-type="float">
            <text:p>1,2</text:p>
          </table:table-cell>
          <table:table-cell office:value-type="float" office:value="2.16" calcext:value-type="float">
            <text:p>2,16</text:p>
          </table:table-cell>
          <table:table-cell office:value-type="float" office:value="4.45" calcext:value-type="float">
            <text:p>4,45</text:p>
          </table:table-cell>
          <table:table-cell office:value-type="float" office:value="5.91" calcext:value-type="float">
            <text:p>5,91</text:p>
          </table:table-cell>
          <table:table-cell office:value-type="float" office:value="7.71" calcext:value-type="float">
            <text:p>7,71</text:p>
          </table:table-cell>
          <table:table-cell office:value-type="float" office:value="9.32" calcext:value-type="float">
            <text:p>9,32</text:p>
          </table:table-cell>
          <table:table-cell office:value-type="float" office:value="4.29" calcext:value-type="float">
            <text:p>4,29</text:p>
          </table:table-cell>
          <table:table-cell office:value-type="float" office:value="4.66" calcext:value-type="float">
            <text:p>4,66</text:p>
          </table:table-cell>
          <table:table-cell office:value-type="float" office:value="5.46" calcext:value-type="float">
            <text:p>5,46</text:p>
          </table:table-cell>
          <table:table-cell office:value-type="float" office:value="6.07" calcext:value-type="float">
            <text:p>6,07</text:p>
          </table:table-cell>
          <table:table-cell office:value-type="float" office:value="6.58" calcext:value-type="float">
            <text:p>6,58</text:p>
          </table:table-cell>
          <table:table-cell office:value-type="float" office:value="7.26" calcext:value-type="float">
            <text:p>7,26</text:p>
          </table:table-cell>
          <table:table-cell office:value-type="float" office:value="8.48" calcext:value-type="float">
            <text:p>8,48</text:p>
          </table:table-cell>
          <table:table-cell office:value-type="float" office:value="9.37" calcext:value-type="float">
            <text:p>9,37</text:p>
          </table:table-cell>
          <table:table-cell office:value-type="float" office:value="10.31" calcext:value-type="float">
            <text:p>10,31</text:p>
          </table:table-cell>
          <table:table-cell office:value-type="float" office:value="11.29" calcext:value-type="float">
            <text:p>11,29</text:p>
          </table:table-cell>
          <table:table-cell office:value-type="float" office:value="12.98" calcext:value-type="float">
            <text:p>12,98</text:p>
          </table:table-cell>
          <table:table-cell office:value-type="float" office:value="13.69" calcext:value-type="float">
            <text:p>13,69</text:p>
          </table:table-cell>
          <table:table-cell office:value-type="float" office:value="3.77" calcext:value-type="float">
            <text:p>3,77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2.95" calcext:value-type="float">
            <text:p>2,95</text:p>
          </table:table-cell>
          <table:table-cell office:value-type="float" office:value="3.52" calcext:value-type="float">
            <text:p>3,52</text:p>
          </table:table-cell>
          <table:table-cell office:value-type="float" office:value="3.31" calcext:value-type="float">
            <text:p>3,31</text:p>
          </table:table-cell>
          <table:table-cell office:value-type="float" office:value="3.76" calcext:value-type="float">
            <text:p>3,76</text:p>
          </table:table-cell>
          <table:table-cell office:value-type="float" office:value="4.02" calcext:value-type="float">
            <text:p>4,02</text:p>
          </table:table-cell>
          <table:table-cell office:value-type="float" office:value="0.05" calcext:value-type="float">
            <text:p>0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43" calcext:value-type="float">
            <text:p>1,43</text:p>
          </table:table-cell>
          <table:table-cell office:value-type="float" office:value="2.06" calcext:value-type="float">
            <text:p>2,06</text:p>
          </table:table-cell>
          <table:table-cell office:value-type="float" office:value="2.15" calcext:value-type="float">
            <text:p>2,15</text:p>
          </table:table-cell>
          <table:table-cell office:value-type="float" office:value="2.45" calcext:value-type="float">
            <text:p>2,45</text:p>
          </table:table-cell>
          <table:table-cell office:value-type="float" office:value="2.28" calcext:value-type="float">
            <text:p>2,28</text:p>
          </table:table-cell>
          <table:table-cell office:value-type="float" office:value="3.28" calcext:value-type="float">
            <text:p>3,28</text:p>
          </table:table-cell>
          <table:table-cell office:value-type="float" office:value="3.5" calcext:value-type="float">
            <text:p>3,5</text:p>
          </table:table-cell>
          <table:table-cell office:value-type="float" office:value="3.76" calcext:value-type="float">
            <text:p>3,76</text:p>
          </table:table-cell>
          <table:table-cell office:value-type="float" office:value="3.95" calcext:value-type="float">
            <text:p>3,95</text:p>
          </table:table-cell>
          <table:table-cell office:value-type="float" office:value="0.51" calcext:value-type="float">
            <text:p>0,51</text:p>
          </table:table-cell>
          <table:table-cell office:value-type="float" office:value="0.66" calcext:value-type="float">
            <text:p>0,66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55" calcext:value-type="float">
            <text:p>0,55</text:p>
          </table:table-cell>
          <table:table-cell office:value-type="float" office:value="0.28" calcext:value-type="float">
            <text:p>0,28</text:p>
          </table:table-cell>
          <table:table-cell office:value-type="float" office:value="0.08" calcext:value-type="float">
            <text:p>0,08</text:p>
          </table:table-cell>
          <table:table-cell office:value-type="float" office:value="1.85" calcext:value-type="float">
            <text:p>1,85</text:p>
          </table:table-cell>
          <table:table-cell office:value-type="float" office:value="2.52" calcext:value-type="float">
            <text:p>2,52</text:p>
          </table:table-cell>
          <table:table-cell office:value-type="float" office:value="2.39" calcext:value-type="float">
            <text:p>2,39</text:p>
          </table:table-cell>
          <table:table-cell office:value-type="float" office:value="2.75" calcext:value-type="float">
            <text:p>2,75</text:p>
          </table:table-cell>
          <table:table-cell office:value-type="float" office:value="3.13" calcext:value-type="float">
            <text:p>3,13</text:p>
          </table:table-cell>
          <table:table-cell office:value-type="float" office:value="1.15" calcext:value-type="float">
            <text:p>1,15</text:p>
          </table:table-cell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  <table:table-cell office:value-type="float" office:value="1.8" calcext:value-type="float">
            <text:p>1,8</text:p>
          </table:table-cell>
          <table:table-cell office:value-type="float" office:value="1.85" calcext:value-type="float">
            <text:p>1,85</text:p>
          </table:table-cell>
          <table:table-cell office:value-type="float" office:value="2.1" calcext:value-type="float">
            <text:p>2,1</text:p>
          </table:table-cell>
          <table:table-cell office:value-type="float" office:value="2.29" calcext:value-type="float">
            <text:p>2,29</text:p>
          </table:table-cell>
          <table:table-cell office:value-type="float" office:value="3.73" calcext:value-type="float">
            <text:p>3,73</text:p>
          </table:table-cell>
          <table:table-cell office:value-type="float" office:value="4.51" calcext:value-type="float">
            <text:p>4,51</text:p>
          </table:table-cell>
          <table:table-cell office:value-type="float" office:value="5.63" calcext:value-type="float">
            <text:p>5,63</text:p>
          </table:table-cell>
          <table:table-cell office:value-type="float" office:value="7.58" calcext:value-type="float">
            <text:p>7,58</text:p>
          </table:table-cell>
          <table:table-cell office:value-type="float" office:value="10.43" calcext:value-type="float">
            <text:p>10,43</text:p>
          </table:table-cell>
          <table:table-cell office:value-type="float" office:value="1.92" calcext:value-type="float">
            <text:p>1,92</text:p>
          </table:table-cell>
          <table:table-cell office:value-type="float" office:value="2.68" calcext:value-type="float">
            <text:p>2,68</text:p>
          </table:table-cell>
          <table:table-cell office:value-type="float" office:value="4.6" calcext:value-type="float">
            <text:p>4,6</text:p>
          </table:table-cell>
          <table:table-cell office:value-type="float" office:value="6.84" calcext:value-type="float">
            <text:p>6,84</text:p>
          </table:table-cell>
          <table:table-cell office:value-type="float" office:value="8.08" calcext:value-type="float">
            <text:p>8,08</text:p>
          </table:table-cell>
          <table:table-cell office:value-type="float" office:value="9.13" calcext:value-type="float">
            <text:p>9,13</text:p>
          </table:table-cell>
          <table:table-cell office:value-type="float" office:value="12.83" calcext:value-type="float">
            <text:p>12,83</text:p>
          </table:table-cell>
          <table:table-cell office:value-type="float" office:value="15.18" calcext:value-type="float">
            <text:p>15,18</text:p>
          </table:table-cell>
          <table:table-cell office:value-type="float" office:value="15.51" calcext:value-type="float">
            <text:p>15,51</text:p>
          </table:table-cell>
          <table:table-cell office:value-type="float" office:value="16.11" calcext:value-type="float">
            <text:p>16,11</text:p>
          </table:table-cell>
          <table:table-cell office:value-type="float" office:value="17.04" calcext:value-type="float">
            <text:p>17,04</text:p>
          </table:table-cell>
          <table:table-cell office:value-type="float" office:value="17.38" calcext:value-type="float">
            <text:p>17,38</text:p>
          </table:table-cell>
          <table:table-cell office:value-type="float" office:value="1.62" calcext:value-type="float">
            <text:p>1,62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1.02" calcext:value-type="float">
            <text:p>1,02</text:p>
          </table:table-cell>
          <table:table-cell office:value-type="float" office:value="1.59" calcext:value-type="float">
            <text:p>1,59</text:p>
          </table:table-cell>
          <table:table-cell office:value-type="float" office:value="1.93" calcext:value-type="float">
            <text:p>1,93</text:p>
          </table:table-cell>
          <table:table-cell office:value-type="float" office:value="2.23" calcext:value-type="float">
            <text:p>2,23</text:p>
          </table:table-cell>
          <table:table-cell office:value-type="float" office:value="2.62" calcext:value-type="float">
            <text:p>2,62</text:p>
          </table:table-cell>
          <table:table-cell office:value-type="float" office:value="3.17" calcext:value-type="float">
            <text:p>3,17</text:p>
          </table:table-cell>
          <table:table-cell office:value-type="float" office:value="3.13" calcext:value-type="float">
            <text:p>3,13</text:p>
          </table:table-cell>
          <table:table-cell office:value-type="float" office:value="3.21" calcext:value-type="float">
            <text:p>3,21</text:p>
          </table:table-cell>
          <table:table-cell office:value-type="float" office:value="3.39" calcext:value-type="float">
            <text:p>3,39</text:p>
          </table:table-cell>
          <table:table-cell office:value-type="float" office:value="6.09" calcext:value-type="float">
            <text:p>6,09</text:p>
          </table:table-cell>
          <table:table-cell office:value-type="float" office:value="2.19" calcext:value-type="float">
            <text:p>2,19</text:p>
          </table:table-cell>
          <table:table-cell office:value-type="float" office:value="2.21" calcext:value-type="float">
            <text:p>2,21</text:p>
          </table:table-cell>
          <table:table-cell office:value-type="float" office:value="2.92" calcext:value-type="float">
            <text:p>2,92</text:p>
          </table:table-cell>
          <table:table-cell office:value-type="float" office:value="3.48" calcext:value-type="float">
            <text:p>3,48</text:p>
          </table:table-cell>
          <table:table-cell office:value-type="float" office:value="4.08" calcext:value-type="float">
            <text:p>4,08</text:p>
          </table:table-cell>
          <table:table-cell office:value-type="float" office:value="4.12" calcext:value-type="float">
            <text:p>4,12</text:p>
          </table:table-cell>
          <table:table-cell office:value-type="float" office:value="5.22" calcext:value-type="float">
            <text:p>5,22</text:p>
          </table:table-cell>
          <table:table-cell office:value-type="float" office:value="5.53" calcext:value-type="float">
            <text:p>5,53</text:p>
          </table:table-cell>
          <table:table-cell office:value-type="float" office:value="5.52" calcext:value-type="float">
            <text:p>5,52</text:p>
          </table:table-cell>
          <table:table-cell office:value-type="float" office:value="5.97" calcext:value-type="float">
            <text:p>5,97</text:p>
          </table:table-cell>
          <table:table-cell office:value-type="float" office:value="6.13" calcext:value-type="float">
            <text:p>6,13</text:p>
          </table:table-cell>
          <table:table-cell office:value-type="float" office:value="6.09" calcext:value-type="float">
            <text:p>6,09</text:p>
          </table:table-cell>
          <table:table-cell office:value-type="float" office:value="0.63" calcext:value-type="float">
            <text:p>0,63</text:p>
          </table:table-cell>
          <table:table-cell office:value-type="float" office:value="0.98" calcext:value-type="float">
            <text:p>0,98</text:p>
          </table:table-cell>
          <table:table-cell office:value-type="float" office:value="1.36" calcext:value-type="float">
            <text:p>1,36</text:p>
          </table:table-cell>
          <table:table-cell office:value-type="float" office:value="0.98" calcext:value-type="float">
            <text:p>0,98</text:p>
          </table:table-cell>
          <table:table-cell office:value-type="float" office:value="1.43" calcext:value-type="float">
            <text:p>1,43</text:p>
          </table:table-cell>
          <table:table-cell office:value-type="float" office:value="1.53" calcext:value-type="float">
            <text:p>1,53</text:p>
          </table:table-cell>
          <table:table-cell office:value-type="float" office:value="1.24" calcext:value-type="float">
            <text:p>1,24</text:p>
          </table:table-cell>
          <table:table-cell office:value-type="float" office:value="0.97" calcext:value-type="float">
            <text:p>0,97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1.42" calcext:value-type="float">
            <text:p>1,42</text:p>
          </table:table-cell>
          <table:table-cell office:value-type="float" office:value="1.32" calcext:value-type="float">
            <text:p>1,32</text:p>
          </table:table-cell>
          <table:table-cell office:value-type="float" office:value="1.57" calcext:value-type="float">
            <text:p>1,57</text:p>
          </table:table-cell>
          <table:table-cell office:value-type="float" office:value="1.87" calcext:value-type="float">
            <text:p>1,87</text:p>
          </table:table-cell>
          <table:table-cell office:value-type="float" office:value="2.84" calcext:value-type="float">
            <text:p>2,84</text:p>
          </table:table-cell>
          <table:table-cell office:value-type="float" office:value="4.09" calcext:value-type="float">
            <text:p>4,09</text:p>
          </table:table-cell>
          <table:table-cell office:value-type="float" office:value="5.22" calcext:value-type="float">
            <text:p>5,22</text:p>
          </table:table-cell>
          <table:table-cell office:value-type="float" office:value="6.06" calcext:value-type="float">
            <text:p>6,06</text:p>
          </table:table-cell>
          <table:table-cell office:value-type="float" office:value="8.17" calcext:value-type="float">
            <text:p>8,17</text:p>
          </table:table-cell>
          <table:table-cell office:value-type="float" office:value="2.58" calcext:value-type="float">
            <text:p>2,58</text:p>
          </table:table-cell>
          <table:table-cell office:value-type="float" office:value="3.42" calcext:value-type="float">
            <text:p>3,42</text:p>
          </table:table-cell>
          <table:table-cell office:value-type="float" office:value="5.49" calcext:value-type="float">
            <text:p>5,49</text:p>
          </table:table-cell>
          <table:table-cell office:value-type="float" office:value="7.17" calcext:value-type="float">
            <text:p>7,17</text:p>
          </table:table-cell>
          <table:table-cell office:value-type="float" office:value="8.21" calcext:value-type="float">
            <text:p>8,21</text:p>
          </table:table-cell>
          <table:table-cell office:value-type="float" office:value="11.26" calcext:value-type="float">
            <text:p>11,26</text:p>
          </table:table-cell>
          <table:table-cell office:value-type="float" office:value="12.37" calcext:value-type="float">
            <text:p>12,37</text:p>
          </table:table-cell>
          <table:table-cell office:value-type="float" office:value="13.33" calcext:value-type="float">
            <text:p>13,33</text:p>
          </table:table-cell>
          <table:table-cell office:value-type="float" office:value="13.63" calcext:value-type="float">
            <text:p>13,63</text:p>
          </table:table-cell>
          <table:table-cell office:value-type="float" office:value="14.79" calcext:value-type="float">
            <text:p>14,79</text:p>
          </table:table-cell>
          <table:table-cell office:value-type="float" office:value="15.67" calcext:value-type="float">
            <text:p>15,67</text:p>
          </table:table-cell>
          <table:table-cell office:value-type="float" office:value="16.09" calcext:value-type="float">
            <text:p>16,09</text:p>
          </table:table-cell>
          <table:table-cell office:value-type="float" office:value="1.5" calcext:value-type="float">
            <text:p>1,5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-0.15" calcext:value-type="float">
            <text:p>-0,15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2.94" calcext:value-type="float">
            <text:p>2,94</text:p>
          </table:table-cell>
          <table:table-cell office:value-type="float" office:value="3.28" calcext:value-type="float">
            <text:p>3,28</text:p>
          </table:table-cell>
          <table:table-cell office:value-type="float" office:value="3.22" calcext:value-type="float">
            <text:p>3,22</text:p>
          </table:table-cell>
          <table:table-cell office:value-type="float" office:value="3.34" calcext:value-type="float">
            <text:p>3,34</text:p>
          </table:table-cell>
          <table:table-cell office:value-type="float" office:value="3.2" calcext:value-type="float">
            <text:p>3,2</text:p>
          </table:table-cell>
          <table:table-cell office:value-type="float" office:value="3.56" calcext:value-type="float">
            <text:p>3,56</text:p>
          </table:table-cell>
          <table:table-cell office:value-type="float" office:value="4.24" calcext:value-type="float">
            <text:p>4,24</text:p>
          </table:table-cell>
          <table:table-cell office:value-type="float" office:value="4.21" calcext:value-type="float">
            <text:p>4,21</text:p>
          </table:table-cell>
          <table:table-cell office:value-type="float" office:value="4.48" calcext:value-type="float">
            <text:p>4,48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29" calcext:value-type="float">
            <text:p>0,29</text:p>
          </table:table-cell>
          <table:table-cell office:value-type="float" office:value="0.55" calcext:value-type="float">
            <text:p>0,55</text:p>
          </table:table-cell>
          <table:table-cell office:value-type="float" office:value="0.69" calcext:value-type="float">
            <text:p>0,69</text:p>
          </table:table-cell>
          <table:table-cell office:value-type="float" office:value="1.31" calcext:value-type="float">
            <text:p>1,31</text:p>
          </table:table-cell>
          <table:table-cell office:value-type="float" office:value="1.76" calcext:value-type="float">
            <text:p>1,76</text:p>
          </table:table-cell>
          <table:table-cell office:value-type="float" office:value="2.12" calcext:value-type="float">
            <text:p>2,12</text:p>
          </table:table-cell>
          <table:table-cell office:value-type="float" office:value="2.93" calcext:value-type="float">
            <text:p>2,93</text:p>
          </table:table-cell>
          <table:table-cell office:value-type="float" office:value="3.43" calcext:value-type="float">
            <text:p>3,43</text:p>
          </table:table-cell>
          <table:table-cell office:value-type="float" office:value="4.09" calcext:value-type="float">
            <text:p>4,09</text:p>
          </table:table-cell>
          <table:table-cell office:value-type="float" office:value="4.32" calcext:value-type="float">
            <text:p>4,32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52" calcext:value-type="float">
            <text:p>0,52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49" calcext:value-type="float">
            <text:p>1,49</text:p>
          </table:table-cell>
          <table:table-cell office:value-type="float" office:value="0.74" calcext:value-type="float">
            <text:p>0,74</text:p>
          </table:table-cell>
          <table:table-cell office:value-type="float" office:value="0.82" calcext:value-type="float">
            <text:p>0,8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1.79" calcext:value-type="float">
            <text:p>1,79</text:p>
          </table:table-cell>
          <table:table-cell office:value-type="float" office:value="2.08" calcext:value-type="float">
            <text:p>2,08</text:p>
          </table:table-cell>
          <table:table-cell office:value-type="float" office:value="4.57" calcext:value-type="float">
            <text:p>4,57</text:p>
          </table:table-cell>
          <table:table-cell office:value-type="float" office:value="5.18" calcext:value-type="float">
            <text:p>5,18</text:p>
          </table:table-cell>
          <table:table-cell office:value-type="float" office:value="6.79" calcext:value-type="float">
            <text:p>6,79</text:p>
          </table:table-cell>
          <table:table-cell office:value-type="float" office:value="8.44" calcext:value-type="float">
            <text:p>8,44</text:p>
          </table:table-cell>
          <table:table-cell office:value-type="float" office:value="9.57" calcext:value-type="float">
            <text:p>9,57</text:p>
          </table:table-cell>
          <table:table-cell office:value-type="float" office:value="11.57" calcext:value-type="float">
            <text:p>11,57</text:p>
          </table:table-cell>
          <table:table-cell office:value-type="float" office:value="1.75" calcext:value-type="float">
            <text:p>1,75</text:p>
          </table:table-cell>
          <table:table-cell office:value-type="float" office:value="4.51" calcext:value-type="float">
            <text:p>4,51</text:p>
          </table:table-cell>
          <table:table-cell office:value-type="float" office:value="5.73" calcext:value-type="float">
            <text:p>5,73</text:p>
          </table:table-cell>
          <table:table-cell office:value-type="float" office:value="7.77" calcext:value-type="float">
            <text:p>7,77</text:p>
          </table:table-cell>
          <table:table-cell office:value-type="float" office:value="8.76" calcext:value-type="float">
            <text:p>8,76</text:p>
          </table:table-cell>
          <table:table-cell office:value-type="float" office:value="10.45" calcext:value-type="float">
            <text:p>10,45</text:p>
          </table:table-cell>
          <table:table-cell office:value-type="float" office:value="11.44" calcext:value-type="float">
            <text:p>11,44</text:p>
          </table:table-cell>
          <table:table-cell office:value-type="float" office:value="12.32" calcext:value-type="float">
            <text:p>12,32</text:p>
          </table:table-cell>
          <table:table-cell office:value-type="float" office:value="13.54" calcext:value-type="float">
            <text:p>13,54</text:p>
          </table:table-cell>
          <table:table-cell office:value-type="float" office:value="14.55" calcext:value-type="float">
            <text:p>14,55</text:p>
          </table:table-cell>
          <table:table-cell office:value-type="float" office:value="15.46" calcext:value-type="float">
            <text:p>15,46</text:p>
          </table:table-cell>
          <table:table-cell office:value-type="float" office:value="15.98" calcext:value-type="float">
            <text:p>15,98</text:p>
          </table:table-cell>
          <table:table-cell office:value-type="float" office:value="0.77" calcext:value-type="float">
            <text:p>0,77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.38" calcext:value-type="float">
            <text:p>2,38</text:p>
          </table:table-cell>
          <table:table-cell office:value-type="float" office:value="2.44" calcext:value-type="float">
            <text:p>2,44</text:p>
          </table:table-cell>
          <table:table-cell office:value-type="float" office:value="2.42" calcext:value-type="float">
            <text:p>2,42</text:p>
          </table:table-cell>
          <table:table-cell office:value-type="float" office:value="2.43" calcext:value-type="float">
            <text:p>2,43</text:p>
          </table:table-cell>
          <table:table-cell office:value-type="float" office:value="2.26" calcext:value-type="float">
            <text:p>2,26</text:p>
          </table:table-cell>
          <table:table-cell office:value-type="float" office:value="2.31" calcext:value-type="float">
            <text:p>2,31</text:p>
          </table:table-cell>
          <table:table-cell office:value-type="float" office:value="1.97" calcext:value-type="float">
            <text:p>1,97</text:p>
          </table:table-cell>
          <table:table-cell office:value-type="float" office:value="2.22" calcext:value-type="float">
            <text:p>2,22</text:p>
          </table:table-cell>
          <table:table-cell office:value-type="float" office:value="2.45" calcext:value-type="float">
            <text:p>2,45</text:p>
          </table:table-cell>
          <table:table-cell office:value-type="float" office:value="2.56" calcext:value-type="float">
            <text:p>2,56</text:p>
          </table:table-cell>
          <table:table-cell office:value-type="float" office:value="3.95" calcext:value-type="float">
            <text:p>3,95</text:p>
          </table:table-cell>
          <table:table-cell office:value-type="float" office:value="4.52" calcext:value-type="float">
            <text:p>4,52</text:p>
          </table:table-cell>
          <table:table-cell office:value-type="float" office:value="-0.01" calcext:value-type="float">
            <text:p>-0,01</text:p>
          </table:table-cell>
          <table:table-cell office:value-type="float" office:value="0.44" calcext:value-type="float">
            <text:p>0,44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81" calcext:value-type="float">
            <text:p>1,81</text:p>
          </table:table-cell>
          <table:table-cell office:value-type="float" office:value="3.14" calcext:value-type="float">
            <text:p>3,14</text:p>
          </table:table-cell>
          <table:table-cell office:value-type="float" office:value="3.03" calcext:value-type="float">
            <text:p>3,03</text:p>
          </table:table-cell>
          <table:table-cell office:value-type="float" office:value="3.28" calcext:value-type="float">
            <text:p>3,28</text:p>
          </table:table-cell>
          <table:table-cell office:value-type="float" office:value="3.47" calcext:value-type="float">
            <text:p>3,47</text:p>
          </table:table-cell>
          <table:table-cell office:value-type="float" office:value="3.36" calcext:value-type="float">
            <text:p>3,36</text:p>
          </table:table-cell>
          <table:table-cell office:value-type="float" office:value="3.47" calcext:value-type="float">
            <text:p>3,47</text:p>
          </table:table-cell>
          <table:table-cell office:value-type="float" office:value="3.63" calcext:value-type="float">
            <text:p>3,6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23" calcext:value-type="float">
            <text:p>0,23</text:p>
          </table:table-cell>
          <table:table-cell office:value-type="float" office:value="0.3" calcext:value-type="float">
            <text:p>0,3</text:p>
          </table:table-cell>
          <table:table-cell office:value-type="float" office:value="2.85" calcext:value-type="float">
            <text:p>2,85</text:p>
          </table:table-cell>
          <table:table-cell office:value-type="float" office:value="2.7" calcext:value-type="float">
            <text:p>2,7</text:p>
          </table:table-cell>
          <table:table-cell office:value-type="float" office:value="2.73" calcext:value-type="float">
            <text:p>2,73</text:p>
          </table:table-cell>
          <table:table-cell office:value-type="float" office:value="2.62" calcext:value-type="float">
            <text:p>2,62</text:p>
          </table:table-cell>
          <table:table-cell office:value-type="float" office:value="2.46" calcext:value-type="float">
            <text:p>2,46</text:p>
          </table:table-cell>
          <table:table-cell office:value-type="float" office:value="2.19" calcext:value-type="float">
            <text:p>2,19</text:p>
          </table:table-cell>
          <table:table-cell office:value-type="float" office:value="2.22" calcext:value-type="float">
            <text:p>2,22</text:p>
          </table:table-cell>
          <table:table-cell office:value-type="float" office:value="0.63" calcext:value-type="float">
            <text:p>0,6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23" calcext:value-type="float">
            <text:p>1,23</text:p>
          </table:table-cell>
          <table:table-cell office:value-type="float" office:value="1.38" calcext:value-type="float">
            <text:p>1,38</text:p>
          </table:table-cell>
          <table:table-cell office:value-type="float" office:value="1.61" calcext:value-type="float">
            <text:p>1,61</text:p>
          </table:table-cell>
          <table:table-cell office:value-type="float" office:value="1.85" calcext:value-type="float">
            <text:p>1,85</text:p>
          </table:table-cell>
          <table:table-cell office:value-type="float" office:value="3.13" calcext:value-type="float">
            <text:p>3,13</text:p>
          </table:table-cell>
          <table:table-cell office:value-type="float" office:value="4.4" calcext:value-type="float">
            <text:p>4,4</text:p>
          </table:table-cell>
          <table:table-cell office:value-type="float" office:value="7.23" calcext:value-type="float">
            <text:p>7,23</text:p>
          </table:table-cell>
          <table:table-cell office:value-type="float" office:value="9.68" calcext:value-type="float">
            <text:p>9,68</text:p>
          </table:table-cell>
          <table:table-cell office:value-type="float" office:value="11.71" calcext:value-type="float">
            <text:p>11,71</text:p>
          </table:table-cell>
          <table:table-cell office:value-type="float" office:value="1.3" calcext:value-type="float">
            <text:p>1,3</text:p>
          </table:table-cell>
          <table:table-cell office:value-type="float" office:value="2.87" calcext:value-type="float">
            <text:p>2,87</text:p>
          </table:table-cell>
          <table:table-cell office:value-type="float" office:value="4.05" calcext:value-type="float">
            <text:p>4,05</text:p>
          </table:table-cell>
          <table:table-cell office:value-type="float" office:value="6.37" calcext:value-type="float">
            <text:p>6,37</text:p>
          </table:table-cell>
          <table:table-cell office:value-type="float" office:value="8.48" calcext:value-type="float">
            <text:p>8,48</text:p>
          </table:table-cell>
          <table:table-cell office:value-type="float" office:value="13.27" calcext:value-type="float">
            <text:p>13,27</text:p>
          </table:table-cell>
          <table:table-cell office:value-type="float" office:value="13.94" calcext:value-type="float">
            <text:p>13,94</text:p>
          </table:table-cell>
          <table:table-cell office:value-type="float" office:value="14.96" calcext:value-type="float">
            <text:p>14,96</text:p>
          </table:table-cell>
          <table:table-cell office:value-type="float" office:value="15.45" calcext:value-type="float">
            <text:p>15,45</text:p>
          </table:table-cell>
          <table:table-cell office:value-type="float" office:value="16.17" calcext:value-type="float">
            <text:p>16,17</text:p>
          </table:table-cell>
          <table:table-cell office:value-type="float" office:value="17.55" calcext:value-type="float">
            <text:p>17,55</text:p>
          </table:table-cell>
          <table:table-cell office:value-type="float" office:value="18.16" calcext:value-type="float">
            <text:p>18,16</text:p>
          </table:table-cell>
          <table:table-cell office:value-type="float" office:value="0.2" calcext:value-type="float">
            <text:p>0,2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-0.21" calcext:value-type="float">
            <text:p>-0,21</text:p>
          </table:table-cell>
          <table:table-cell office:value-type="float" office:value="-0.15" calcext:value-type="float">
            <text:p>-0,15</text:p>
          </table:table-cell>
          <table:table-cell office:value-type="float" office:value="0.22" calcext:value-type="float">
            <text:p>0,22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2.66" calcext:value-type="float">
            <text:p>2,66</text:p>
          </table:table-cell>
          <table:table-cell office:value-type="float" office:value="2.89" calcext:value-type="float">
            <text:p>2,89</text:p>
          </table:table-cell>
          <table:table-cell office:value-type="float" office:value="3.53" calcext:value-type="float">
            <text:p>3,53</text:p>
          </table:table-cell>
          <table:table-cell office:value-type="float" office:value="4.08" calcext:value-type="float">
            <text:p>4,08</text:p>
          </table:table-cell>
          <table:table-cell office:value-type="float" office:value="4.63" calcext:value-type="float">
            <text:p>4,63</text:p>
          </table:table-cell>
          <table:table-cell office:value-type="float" office:value="4.64" calcext:value-type="float">
            <text:p>4,64</text:p>
          </table:table-cell>
          <table:table-cell office:value-type="float" office:value="0.31" calcext:value-type="float">
            <text:p>0,31</text:p>
          </table:table-cell>
          <table:table-cell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office:value-type="float" office:value="0.85" calcext:value-type="float">
            <text:p>0,85</text:p>
          </table:table-cell>
          <table:table-cell office:value-type="float" office:value="0.66" calcext:value-type="float">
            <text:p>0,66</text:p>
          </table:table-cell>
          <table:table-cell office:value-type="float" office:value="0.58" calcext:value-type="float">
            <text:p>0,58</text:p>
          </table:table-cell>
          <table:table-cell office:value-type="float" office:value="1.37" calcext:value-type="float">
            <text:p>1,37</text:p>
          </table:table-cell>
          <table:table-cell office:value-type="float" office:value="1.74" calcext:value-type="float">
            <text:p>1,74</text:p>
          </table:table-cell>
          <table:table-cell office:value-type="float" office:value="1.87" calcext:value-type="float">
            <text:p>1,87</text:p>
          </table:table-cell>
          <table:table-cell office:value-type="float" office:value="2.88" calcext:value-type="float">
            <text:p>2,88</text:p>
          </table:table-cell>
          <table:table-cell office:value-type="float" office:value="3.01" calcext:value-type="float">
            <text:p>3,01</text:p>
          </table:table-cell>
          <table:table-cell office:value-type="float" office:value="3.41" calcext:value-type="float">
            <text:p>3,41</text:p>
          </table:table-cell>
          <table:table-cell office:value-type="float" office:value="0.23" calcext:value-type="float">
            <text:p>0,23</text:p>
          </table:table-cell>
          <table:table-cell office:value-type="float" office:value="0.35" calcext:value-type="float">
            <text:p>0,35</text:p>
          </table:table-cell>
          <table:table-cell office:value-type="float" office:value="0.81" calcext:value-type="float">
            <text:p>0,81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76" calcext:value-type="float">
            <text:p>0,76</text:p>
          </table:table-cell>
          <table:table-cell office:value-type="float" office:value="2.22" calcext:value-type="float">
            <text:p>2,22</text:p>
          </table:table-cell>
          <table:table-cell office:value-type="float" office:value="2.33" calcext:value-type="float">
            <text:p>2,33</text:p>
          </table:table-cell>
          <table:table-cell office:value-type="float" office:value="1.89" calcext:value-type="float">
            <text:p>1,89</text:p>
          </table:table-cell>
          <table:table-cell office:value-type="float" office:value="2.08" calcext:value-type="float">
            <text:p>2,08</text:p>
          </table:table-cell>
          <table:table-cell office:value-type="float" office:value="2.27" calcext:value-type="float">
            <text:p>2,27</text:p>
          </table:table-cell>
          <table:table-cell office:value-type="float" office:value="2.33" calcext:value-type="float">
            <text:p>2,33</text:p>
          </table:table-cell>
          <table:table-cell office:value-type="float" office:value="0.2" calcext:value-type="float">
            <text:p>0,2</text:p>
          </table:table-cell>
          <table:table-cell office:value-type="float" office:value="0.38" calcext:value-type="float">
            <text:p>0,38</text:p>
          </table:table-cell>
          <table:table-cell office:value-type="float" office:value="0.67" calcext:value-type="float">
            <text:p>0,67</text:p>
          </table:table-cell>
          <table:table-cell office:value-type="float" office:value="0.82" calcext:value-type="float">
            <text:p>0,82</text:p>
          </table:table-cell>
          <table:table-cell office:value-type="float" office:value="1.1" calcext:value-type="float">
            <text:p>1,1</text:p>
          </table:table-cell>
          <table:table-cell office:value-type="float" office:value="1.39" calcext:value-type="float">
            <text:p>1,39</text:p>
          </table:table-cell>
          <table:table-cell office:value-type="float" office:value="1.95" calcext:value-type="float">
            <text:p>1,95</text:p>
          </table:table-cell>
          <table:table-cell office:value-type="float" office:value="2.94" calcext:value-type="float">
            <text:p>2,94</text:p>
          </table:table-cell>
          <table:table-cell office:value-type="float" office:value="4.17" calcext:value-type="float">
            <text:p>4,17</text:p>
          </table:table-cell>
          <table:table-cell office:value-type="float" office:value="6.57" calcext:value-type="float">
            <text:p>6,57</text:p>
          </table:table-cell>
          <table:table-cell office:value-type="float" office:value="8" calcext:value-type="float">
            <text:p>8</text:p>
          </table:table-cell>
          <table:table-cell office:value-type="float" office:value="9.98" calcext:value-type="float">
            <text:p>9,98</text:p>
          </table:table-cell>
          <table:table-cell office:value-type="float" office:value="3.11" calcext:value-type="float">
            <text:p>3,11</text:p>
          </table:table-cell>
          <table:table-cell office:value-type="float" office:value="4.55" calcext:value-type="float">
            <text:p>4,55</text:p>
          </table:table-cell>
          <table:table-cell office:value-type="float" office:value="5.95" calcext:value-type="float">
            <text:p>5,95</text:p>
          </table:table-cell>
          <table:table-cell office:value-type="float" office:value="8.12" calcext:value-type="float">
            <text:p>8,12</text:p>
          </table:table-cell>
          <table:table-cell office:value-type="float" office:value="9.95" calcext:value-type="float">
            <text:p>9,95</text:p>
          </table:table-cell>
          <table:table-cell office:value-type="float" office:value="10.92" calcext:value-type="float">
            <text:p>10,92</text:p>
          </table:table-cell>
          <table:table-cell office:value-type="float" office:value="11.66" calcext:value-type="float">
            <text:p>11,66</text:p>
          </table:table-cell>
          <table:table-cell office:value-type="float" office:value="13.15" calcext:value-type="float">
            <text:p>13,15</text:p>
          </table:table-cell>
          <table:table-cell office:value-type="float" office:value="13.78" calcext:value-type="float">
            <text:p>13,78</text:p>
          </table:table-cell>
          <table:table-cell office:value-type="float" office:value="15.24" calcext:value-type="float">
            <text:p>15,24</text:p>
          </table:table-cell>
          <table:table-cell office:value-type="float" office:value="16.01" calcext:value-type="float">
            <text:p>16,01</text:p>
          </table:table-cell>
          <table:table-cell office:value-type="float" office:value="16.74" calcext:value-type="float">
            <text:p>16,74</text:p>
          </table:table-cell>
          <table:table-cell office:value-type="float" office:value="4.59" calcext:value-type="float">
            <text:p>4,59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0.26" calcext:value-type="float">
            <text:p>0,26</text:p>
          </table:table-cell>
          <table:table-cell office:value-type="float" office:value="0.55" calcext:value-type="float">
            <text:p>0,55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2.89" calcext:value-type="float">
            <text:p>2,89</text:p>
          </table:table-cell>
          <table:table-cell office:value-type="float" office:value="2.8" calcext:value-type="float">
            <text:p>2,8</text:p>
          </table:table-cell>
          <table:table-cell office:value-type="float" office:value="2.85" calcext:value-type="float">
            <text:p>2,85</text:p>
          </table:table-cell>
          <table:table-cell office:value-type="float" office:value="2.86" calcext:value-type="float">
            <text:p>2,86</text:p>
          </table:table-cell>
          <table:table-cell office:value-type="float" office:value="2.79" calcext:value-type="float">
            <text:p>2,79</text:p>
          </table:table-cell>
          <table:table-cell office:value-type="float" office:value="2.56" calcext:value-type="float">
            <text:p>2,56</text:p>
          </table:table-cell>
          <table:table-cell office:value-type="float" office:value="3.18" calcext:value-type="float">
            <text:p>3,18</text:p>
          </table:table-cell>
          <table:table-cell office:value-type="float" office:value="3.49" calcext:value-type="float">
            <text:p>3,4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7" calcext:value-type="float">
            <text:p>-0,17</text:p>
          </table:table-cell>
          <table:table-cell office:value-type="float" office:value="0.44" calcext:value-type="float">
            <text:p>0,44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float" office:value="0.97" calcext:value-type="float">
            <text:p>0,97</text:p>
          </table:table-cell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office:value-type="float" office:value="2.8" calcext:value-type="float">
            <text:p>2,8</text:p>
          </table:table-cell>
          <table:table-cell office:value-type="float" office:value="3.27" calcext:value-type="float">
            <text:p>3,27</text:p>
          </table:table-cell>
          <table:table-cell office:value-type="float" office:value="3.29" calcext:value-type="float">
            <text:p>3,29</text:p>
          </table:table-cell>
          <table:table-cell office:value-type="float" office:value="3.62" calcext:value-type="float">
            <text:p>3,62</text:p>
          </table:table-cell>
          <table:table-cell office:value-type="float" office:value="0.81" calcext:value-type="float">
            <text:p>0,81</text:p>
          </table:table-cell>
          <table:table-cell office:value-type="float" office:value="1.3" calcext:value-type="float">
            <text:p>1,3</text:p>
          </table:table-cell>
          <table:table-cell office:value-type="float" office:value="1.33" calcext:value-type="float">
            <text:p>1,33</text:p>
          </table:table-cell>
          <table:table-cell office:value-type="float" office:value="1.58" calcext:value-type="float">
            <text:p>1,58</text:p>
          </table:table-cell>
          <table:table-cell office:value-type="float" office:value="1.63" calcext:value-type="float">
            <text:p>1,63</text:p>
          </table:table-cell>
          <table:table-cell office:value-type="float" office:value="1.46" calcext:value-type="float">
            <text:p>1,46</text:p>
          </table:table-cell>
          <table:table-cell office:value-type="float" office:value="2.5" calcext:value-type="float">
            <text:p>2,5</text:p>
          </table:table-cell>
          <table:table-cell office:value-type="float" office:value="2.01" calcext:value-type="float">
            <text:p>2,01</text:p>
          </table:table-cell>
          <table:table-cell office:value-type="float" office:value="2.12" calcext:value-type="float">
            <text:p>2,12</text:p>
          </table:table-cell>
          <table:table-cell office:value-type="float" office:value="1.78" calcext:value-type="float">
            <text:p>1,78</text:p>
          </table:table-cell>
          <table:table-cell office:value-type="float" office:value="1.73" calcext:value-type="float">
            <text:p>1,73</text:p>
          </table:table-cell>
          <table:table-cell office:value-type="float" office:value="2.01" calcext:value-type="float">
            <text:p>2,0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,45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31" calcext:value-type="float">
            <text:p>1,31</text:p>
          </table:table-cell>
          <table:table-cell office:value-type="float" office:value="1.65" calcext:value-type="float">
            <text:p>1,65</text:p>
          </table:table-cell>
          <table:table-cell office:value-type="float" office:value="1.88" calcext:value-type="float">
            <text:p>1,88</text:p>
          </table:table-cell>
          <table:table-cell office:value-type="float" office:value="3.35" calcext:value-type="float">
            <text:p>3,35</text:p>
          </table:table-cell>
          <table:table-cell office:value-type="float" office:value="6.16" calcext:value-type="float">
            <text:p>6,16</text:p>
          </table:table-cell>
          <table:table-cell office:value-type="float" office:value="9.38" calcext:value-type="float">
            <text:p>9,38</text:p>
          </table:table-cell>
          <table:table-cell office:value-type="float" office:value="10.82" calcext:value-type="float">
            <text:p>10,82</text:p>
          </table:table-cell>
          <table:table-cell office:value-type="float" office:value="12.59" calcext:value-type="float">
            <text:p>12,59</text:p>
          </table:table-cell>
          <table:table-cell office:value-type="float" office:value="3.19" calcext:value-type="float">
            <text:p>3,19</text:p>
          </table:table-cell>
          <table:table-cell office:value-type="float" office:value="5.15" calcext:value-type="float">
            <text:p>5,15</text:p>
          </table:table-cell>
          <table:table-cell office:value-type="float" office:value="6.33" calcext:value-type="float">
            <text:p>6,33</text:p>
          </table:table-cell>
          <table:table-cell office:value-type="float" office:value="7.92" calcext:value-type="float">
            <text:p>7,92</text:p>
          </table:table-cell>
          <table:table-cell office:value-type="float" office:value="10.02" calcext:value-type="float">
            <text:p>10,02</text:p>
          </table:table-cell>
          <table:table-cell office:value-type="float" office:value="10.62" calcext:value-type="float">
            <text:p>10,62</text:p>
          </table:table-cell>
          <table:table-cell office:value-type="float" office:value="13.45" calcext:value-type="float">
            <text:p>13,45</text:p>
          </table:table-cell>
          <table:table-cell office:value-type="float" office:value="14.92" calcext:value-type="float">
            <text:p>14,92</text:p>
          </table:table-cell>
          <table:table-cell office:value-type="float" office:value="16.16" calcext:value-type="float">
            <text:p>16,16</text:p>
          </table:table-cell>
          <table:table-cell office:value-type="float" office:value="16.93" calcext:value-type="float">
            <text:p>16,93</text:p>
          </table:table-cell>
          <table:table-cell office:value-type="float" office:value="18.66" calcext:value-type="float">
            <text:p>18,66</text:p>
          </table:table-cell>
          <table:table-cell office:value-type="float" office:value="19.28" calcext:value-type="float">
            <text:p>19,28</text:p>
          </table:table-cell>
          <table:table-cell office:value-type="float" office:value="0.47" calcext:value-type="float">
            <text:p>0,47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0.44" calcext:value-type="float">
            <text:p>0,44</text:p>
          </table:table-cell>
          <table:table-cell office:value-type="float" office:value="0.6" calcext:value-type="float">
            <text:p>0,6</text:p>
          </table:table-cell>
          <table:table-cell office:value-type="float" office:value="0.79" calcext:value-type="float">
            <text:p>0,79</text:p>
          </table:table-cell>
          <table:table-cell office:value-type="float" office:value="1.42" calcext:value-type="float">
            <text:p>1,42</text:p>
          </table:table-cell>
          <table:table-cell office:value-type="float" office:value="3.88" calcext:value-type="float">
            <text:p>3,88</text:p>
          </table:table-cell>
          <table:table-cell office:value-type="float" office:value="4.08" calcext:value-type="float">
            <text:p>4,08</text:p>
          </table:table-cell>
          <table:table-cell office:value-type="float" office:value="4.12" calcext:value-type="float">
            <text:p>4,12</text:p>
          </table:table-cell>
          <table:table-cell office:value-type="float" office:value="3.95" calcext:value-type="float">
            <text:p>3,95</text:p>
          </table:table-cell>
          <table:table-cell office:value-type="float" office:value="4.51" calcext:value-type="float">
            <text:p>4,51</text:p>
          </table:table-cell>
          <table:table-cell office:value-type="float" office:value="4.72" calcext:value-type="float">
            <text:p>4,72</text:p>
          </table:table-cell>
          <table:table-cell office:value-type="float" office:value="5.15" calcext:value-type="float">
            <text:p>5,15</text:p>
          </table:table-cell>
          <table:table-cell office:value-type="float" office:value="5.21" calcext:value-type="float">
            <text:p>5,21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63" calcext:value-type="float">
            <text:p>0,63</text:p>
          </table:table-cell>
          <table:table-cell office:value-type="float" office:value="0.47" calcext:value-type="float">
            <text:p>0,47</text:p>
          </table:table-cell>
          <table:table-cell office:value-type="float" office:value="1.11" calcext:value-type="float">
            <text:p>1,11</text:p>
          </table:table-cell>
          <table:table-cell office:value-type="float" office:value="2.35" calcext:value-type="float">
            <text:p>2,35</text:p>
          </table:table-cell>
          <table:table-cell office:value-type="float" office:value="3.03" calcext:value-type="float">
            <text:p>3,03</text:p>
          </table:table-cell>
          <table:table-cell office:value-type="float" office:value="3.28" calcext:value-type="float">
            <text:p>3,28</text:p>
          </table:table-cell>
          <table:table-cell office:value-type="float" office:value="3.6" calcext:value-type="float">
            <text:p>3,6</text:p>
          </table:table-cell>
          <table:table-cell office:value-type="float" office:value="4.16" calcext:value-type="float">
            <text:p>4,16</text:p>
          </table:table-cell>
          <table:table-cell office:value-type="float" office:value="4.46" calcext:value-type="float">
            <text:p>4,46</text:p>
          </table:table-cell>
          <table:table-cell office:value-type="float" office:value="4.85" calcext:value-type="float">
            <text:p>4,8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1.88" calcext:value-type="float">
            <text:p>1,88</text:p>
          </table:table-cell>
          <table:table-cell office:value-type="float" office:value="1.89" calcext:value-type="float">
            <text:p>1,89</text:p>
          </table:table-cell>
          <table:table-cell office:value-type="float" office:value="2.2" calcext:value-type="float">
            <text:p>2,2</text:p>
          </table:table-cell>
          <table:table-cell office:value-type="float" office:value="2.6" calcext:value-type="float">
            <text:p>2,6</text:p>
          </table:table-cell>
          <table:table-cell office:value-type="float" office:value="3.02" calcext:value-type="float">
            <text:p>3,02</text:p>
          </table:table-cell>
          <table:table-cell office:value-type="float" office:value="3.42" calcext:value-type="float">
            <text:p>3,42</text:p>
          </table:table-cell>
          <table:table-cell office:value-type="float" office:value="3.13" calcext:value-type="float">
            <text:p>3,13</text:p>
          </table:table-cell>
          <table:table-cell office:value-type="float" office:value="3.19" calcext:value-type="float">
            <text:p>3,19</text:p>
          </table:table-cell>
          <table:table-cell office:value-type="float" office:value="3.08" calcext:value-type="float">
            <text:p>3,08</text:p>
          </table:table-cell>
          <table:table-cell office:value-type="float" office:value="3.17" calcext:value-type="float">
            <text:p>3,17</text:p>
          </table:table-cell>
          <table:table-cell office:value-type="float" office:value="-0.04" calcext:value-type="float">
            <text:p>-0,04</text:p>
          </table:table-cell>
          <table:table-cell office:value-type="float" office:value="0.49" calcext:value-type="float">
            <text:p>0,49</text:p>
          </table:table-cell>
          <table:table-cell office:value-type="float" office:value="2.92" calcext:value-type="float">
            <text:p>2,92</text:p>
          </table:table-cell>
          <table:table-cell office:value-type="float" office:value="3.03" calcext:value-type="float">
            <text:p>3,03</text:p>
          </table:table-cell>
          <table:table-cell office:value-type="float" office:value="2.98" calcext:value-type="float">
            <text:p>2,98</text:p>
          </table:table-cell>
          <table:table-cell office:value-type="float" office:value="3.08" calcext:value-type="float">
            <text:p>3,08</text:p>
          </table:table-cell>
          <table:table-cell office:value-type="float" office:value="3.51" calcext:value-type="float">
            <text:p>3,51</text:p>
          </table:table-cell>
          <table:table-cell office:value-type="float" office:value="4.74" calcext:value-type="float">
            <text:p>4,74</text:p>
          </table:table-cell>
          <table:table-cell office:value-type="float" office:value="7.08" calcext:value-type="float">
            <text:p>7,08</text:p>
          </table:table-cell>
          <table:table-cell office:value-type="float" office:value="10.01" calcext:value-type="float">
            <text:p>10,01</text:p>
          </table:table-cell>
          <table:table-cell office:value-type="float" office:value="13.02" calcext:value-type="float">
            <text:p>13,02</text:p>
          </table:table-cell>
          <table:table-cell office:value-type="float" office:value="16.23" calcext:value-type="float">
            <text:p>16,23</text:p>
          </table:table-cell>
          <table:table-cell office:value-type="float" office:value="2.1" calcext:value-type="float">
            <text:p>2,1</text:p>
          </table:table-cell>
          <table:table-cell office:value-type="float" office:value="3.51" calcext:value-type="float">
            <text:p>3,51</text:p>
          </table:table-cell>
          <table:table-cell office:value-type="float" office:value="5.22" calcext:value-type="float">
            <text:p>5,22</text:p>
          </table:table-cell>
          <table:table-cell office:value-type="float" office:value="7.7" calcext:value-type="float">
            <text:p>7,7</text:p>
          </table:table-cell>
          <table:table-cell office:value-type="float" office:value="10.69" calcext:value-type="float">
            <text:p>10,69</text:p>
          </table:table-cell>
          <table:table-cell office:value-type="float" office:value="12.82" calcext:value-type="float">
            <text:p>12,82</text:p>
          </table:table-cell>
          <table:table-cell office:value-type="float" office:value="14.51" calcext:value-type="float">
            <text:p>14,51</text:p>
          </table:table-cell>
          <table:table-cell office:value-type="float" office:value="15.13" calcext:value-type="float">
            <text:p>15,13</text:p>
          </table:table-cell>
          <table:table-cell office:value-type="float" office:value="15.91" calcext:value-type="float">
            <text:p>15,91</text:p>
          </table:table-cell>
          <table:table-cell office:value-type="float" office:value="16.55" calcext:value-type="float">
            <text:p>16,55</text:p>
          </table:table-cell>
          <table:table-cell office:value-type="float" office:value="17.28" calcext:value-type="float">
            <text:p>17,28</text:p>
          </table:table-cell>
          <table:table-cell office:value-type="float" office:value="18.04" calcext:value-type="float">
            <text:p>18,04</text:p>
          </table:table-cell>
          <table:table-cell office:value-type="float" office:value="0.59" calcext:value-type="float">
            <text:p>0,5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3.49" calcext:value-type="float">
            <text:p>3,49</text:p>
          </table:table-cell>
          <table:table-cell office:value-type="float" office:value="3.43" calcext:value-type="float">
            <text:p>3,43</text:p>
          </table:table-cell>
          <table:table-cell office:value-type="float" office:value="3.79" calcext:value-type="float">
            <text:p>3,79</text:p>
          </table:table-cell>
          <table:table-cell office:value-type="float" office:value="4.22" calcext:value-type="float">
            <text:p>4,22</text:p>
          </table:table-cell>
          <table:table-cell office:value-type="float" office:value="4.67" calcext:value-type="float">
            <text:p>4,67</text:p>
          </table:table-cell>
          <table:table-cell office:value-type="float" office:value="4.54" calcext:value-type="float">
            <text:p>4,54</text:p>
          </table:table-cell>
          <table:table-cell office:value-type="float" office:value="4.48" calcext:value-type="float">
            <text:p>4,48</text:p>
          </table:table-cell>
          <table:table-cell office:value-type="float" office:value="4.49" calcext:value-type="float">
            <text:p>4,49</text:p>
          </table:table-cell>
          <table:table-cell office:value-type="float" office:value="4.56" calcext:value-type="float">
            <text:p>4,56</text:p>
          </table:table-cell>
          <table:table-cell office:value-type="float" office:value="4.48" calcext:value-type="float">
            <text:p>4,48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1.78" calcext:value-type="float">
            <text:p>1,78</text:p>
          </table:table-cell>
          <table:table-cell office:value-type="float" office:value="1.96" calcext:value-type="float">
            <text:p>1,96</text:p>
          </table:table-cell>
          <table:table-cell office:value-type="float" office:value="2.6" calcext:value-type="float">
            <text:p>2,6</text:p>
          </table:table-cell>
          <table:table-cell office:value-type="float" office:value="2.89" calcext:value-type="float">
            <text:p>2,89</text:p>
          </table:table-cell>
          <table:table-cell office:value-type="float" office:value="3.12" calcext:value-type="float">
            <text:p>3,12</text:p>
          </table:table-cell>
          <table:table-cell office:value-type="float" office:value="3.36" calcext:value-type="float">
            <text:p>3,36</text:p>
          </table:table-cell>
          <table:table-cell office:value-type="float" office:value="3.94" calcext:value-type="float">
            <text:p>3,94</text:p>
          </table:table-cell>
          <table:table-cell office:value-type="float" office:value="4.06" calcext:value-type="float">
            <text:p>4,06</text:p>
          </table:table-cell>
          <table:table-cell office:value-type="float" office:value="4.08" calcext:value-type="float">
            <text:p>4,08</text:p>
          </table:table-cell>
          <table:table-cell office:value-type="float" office:value="2.64" calcext:value-type="float">
            <text:p>2,64</text:p>
          </table:table-cell>
          <table:table-cell office:value-type="float" office:value="2.86" calcext:value-type="float">
            <text:p>2,86</text:p>
          </table:table-cell>
          <table:table-cell office:value-type="float" office:value="3.48" calcext:value-type="float">
            <text:p>3,48</text:p>
          </table:table-cell>
          <table:table-cell office:value-type="float" office:value="4.05" calcext:value-type="float">
            <text:p>4,05</text:p>
          </table:table-cell>
          <table:table-cell office:value-type="float" office:value="3.83" calcext:value-type="float">
            <text:p>3,83</text:p>
          </table:table-cell>
          <table:table-cell office:value-type="float" office:value="3.98" calcext:value-type="float">
            <text:p>3,98</text:p>
          </table:table-cell>
          <table:table-cell office:value-type="float" office:value="4.91" calcext:value-type="float">
            <text:p>4,91</text:p>
          </table:table-cell>
          <table:table-cell office:value-type="float" office:value="4.78" calcext:value-type="float">
            <text:p>4,78</text:p>
          </table:table-cell>
          <table:table-cell office:value-type="float" office:value="5.55" calcext:value-type="float">
            <text:p>5,55</text:p>
          </table:table-cell>
          <table:table-cell office:value-type="float" office:value="5.61" calcext:value-type="float">
            <text:p>5,61</text:p>
          </table:table-cell>
          <table:table-cell office:value-type="float" office:value="5.85" calcext:value-type="float">
            <text:p>5,85</text:p>
          </table:table-cell>
          <table:table-cell office:value-type="float" office:value="6.73" calcext:value-type="float">
            <text:p>6,73</text:p>
          </table:table-cell>
          <table:table-cell office:value-type="float" office:value="0.32" calcext:value-type="float">
            <text:p>0,32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1.18" calcext:value-type="float">
            <text:p>1,18</text:p>
          </table:table-cell>
          <table:table-cell office:value-type="float" office:value="1.16" calcext:value-type="float">
            <text:p>1,16</text:p>
          </table:table-cell>
          <table:table-cell office:value-type="float" office:value="1.35" calcext:value-type="float">
            <text:p>1,35</text:p>
          </table:table-cell>
          <table:table-cell office:value-type="float" office:value="2.1" calcext:value-type="float">
            <text:p>2,1</text:p>
          </table:table-cell>
          <table:table-cell office:value-type="float" office:value="3.25" calcext:value-type="float">
            <text:p>3,25</text:p>
          </table:table-cell>
          <table:table-cell office:value-type="float" office:value="5.15" calcext:value-type="float">
            <text:p>5,15</text:p>
          </table:table-cell>
          <table:table-cell office:value-type="float" office:value="7.12" calcext:value-type="float">
            <text:p>7,12</text:p>
          </table:table-cell>
          <table:table-cell office:value-type="float" office:value="8.96" calcext:value-type="float">
            <text:p>8,96</text:p>
          </table:table-cell>
          <table:table-cell office:value-type="float" office:value="3.95" calcext:value-type="float">
            <text:p>3,95</text:p>
          </table:table-cell>
          <table:table-cell office:value-type="float" office:value="5.47" calcext:value-type="float">
            <text:p>5,47</text:p>
          </table:table-cell>
          <table:table-cell office:value-type="float" office:value="7.59" calcext:value-type="float">
            <text:p>7,59</text:p>
          </table:table-cell>
          <table:table-cell office:value-type="float" office:value="10.47" calcext:value-type="float">
            <text:p>10,47</text:p>
          </table:table-cell>
          <table:table-cell office:value-type="float" office:value="12.3" calcext:value-type="float">
            <text:p>12,3</text:p>
          </table:table-cell>
          <table:table-cell office:value-type="float" office:value="14.35" calcext:value-type="float">
            <text:p>14,35</text:p>
          </table:table-cell>
          <table:table-cell office:value-type="float" office:value="16.54" calcext:value-type="float">
            <text:p>16,54</text:p>
          </table:table-cell>
          <table:table-cell office:value-type="float" office:value="17.64" calcext:value-type="float">
            <text:p>17,64</text:p>
          </table:table-cell>
          <table:table-cell office:value-type="float" office:value="17.82" calcext:value-type="float">
            <text:p>17,82</text:p>
          </table:table-cell>
          <table:table-cell office:value-type="float" office:value="18.81" calcext:value-type="float">
            <text:p>18,81</text:p>
          </table:table-cell>
          <table:table-cell office:value-type="float" office:value="19.14" calcext:value-type="float">
            <text:p>19,14</text:p>
          </table:table-cell>
          <table:table-cell office:value-type="float" office:value="19.2" calcext:value-type="float">
            <text:p>19,2</text:p>
          </table:table-cell>
          <table:table-cell office:value-type="float" office:value="0.47" calcext:value-type="float">
            <text:p>0,47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1.03" calcext:value-type="float">
            <text:p>1,03</text:p>
          </table:table-cell>
          <table:table-cell office:value-type="float" office:value="2.28" calcext:value-type="float">
            <text:p>2,28</text:p>
          </table:table-cell>
          <table:table-cell office:value-type="float" office:value="2.1" calcext:value-type="float">
            <text:p>2,1</text:p>
          </table:table-cell>
          <table:table-cell office:value-type="float" office:value="2.4" calcext:value-type="float">
            <text:p>2,4</text:p>
          </table:table-cell>
          <table:table-cell office:value-type="float" office:value="2.28" calcext:value-type="float">
            <text:p>2,28</text:p>
          </table:table-cell>
          <table:table-cell office:value-type="float" office:value="2.55" calcext:value-type="float">
            <text:p>2,55</text:p>
          </table:table-cell>
          <table:table-cell office:value-type="float" office:value="2.8" calcext:value-type="float">
            <text:p>2,8</text:p>
          </table:table-cell>
          <table:table-cell office:value-type="float" office:value="0.36" calcext:value-type="float">
            <text:p>0,36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office:value-type="float" office:value="1.17" calcext:value-type="float">
            <text:p>1,17</text:p>
          </table:table-cell>
          <table:table-cell office:value-type="float" office:value="1.4" calcext:value-type="float">
            <text:p>1,4</text:p>
          </table:table-cell>
          <table:table-cell office:value-type="float" office:value="2.04" calcext:value-type="float">
            <text:p>2,04</text:p>
          </table:table-cell>
          <table:table-cell office:value-type="float" office:value="3.04" calcext:value-type="float">
            <text:p>3,04</text:p>
          </table:table-cell>
          <table:table-cell office:value-type="float" office:value="3.43" calcext:value-type="float">
            <text:p>3,43</text:p>
          </table:table-cell>
          <table:table-cell office:value-type="float" office:value="3.93" calcext:value-type="float">
            <text:p>3,93</text:p>
          </table:table-cell>
          <table:table-cell office:value-type="float" office:value="4.07" calcext:value-type="float">
            <text:p>4,07</text:p>
          </table:table-cell>
          <table:table-cell office:value-type="float" office:value="4.06" calcext:value-type="float">
            <text:p>4,06</text:p>
          </table:table-cell>
          <table:table-cell office:value-type="float" office:value="4.07" calcext:value-type="float">
            <text:p>4,07</text:p>
          </table:table-cell>
          <table:table-cell office:value-type="float" office:value="0.18" calcext:value-type="float">
            <text:p>0,18</text:p>
          </table:table-cell>
          <table:table-cell office:value-type="float" office:value="0.31" calcext:value-type="float">
            <text:p>0,31</text:p>
          </table:table-cell>
          <table:table-cell office:value-type="float" office:value="0.7" calcext:value-type="float">
            <text:p>0,7</text:p>
          </table:table-cell>
          <table:table-cell office:value-type="float" office:value="0.62" calcext:value-type="float">
            <text:p>0,62</text:p>
          </table:table-cell>
          <table:table-cell office:value-type="float" office:value="0.79" calcext:value-type="float">
            <text:p>0,79</text:p>
          </table:table-cell>
          <table:table-cell office:value-type="float" office:value="1.6" calcext:value-type="float">
            <text:p>1,6</text:p>
          </table:table-cell>
          <table:table-cell office:value-type="float" office:value="2.35" calcext:value-type="float">
            <text:p>2,35</text:p>
          </table:table-cell>
          <table:table-cell office:value-type="float" office:value="3.07" calcext:value-type="float">
            <text:p>3,07</text:p>
          </table:table-cell>
          <table:table-cell office:value-type="float" office:value="3.7" calcext:value-type="float">
            <text:p>3,7</text:p>
          </table:table-cell>
          <table:table-cell office:value-type="float" office:value="3.68" calcext:value-type="float">
            <text:p>3,68</text:p>
          </table:table-cell>
          <table:table-cell office:value-type="float" office:value="3.6" calcext:value-type="float">
            <text:p>3,6</text:p>
          </table:table-cell>
          <table:table-cell office:value-type="float" office:value="3.83" calcext:value-type="float">
            <text:p>3,8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78" calcext:value-type="float">
            <text:p>0,78</text:p>
          </table:table-cell>
          <table:table-cell office:value-type="float" office:value="2.22" calcext:value-type="float">
            <text:p>2,22</text:p>
          </table:table-cell>
          <table:table-cell office:value-type="float" office:value="2.44" calcext:value-type="float">
            <text:p>2,44</text:p>
          </table:table-cell>
          <table:table-cell office:value-type="float" office:value="3.7" calcext:value-type="float">
            <text:p>3,7</text:p>
          </table:table-cell>
          <table:table-cell office:value-type="float" office:value="5.12" calcext:value-type="float">
            <text:p>5,12</text:p>
          </table:table-cell>
          <table:table-cell office:value-type="float" office:value="7.27" calcext:value-type="float">
            <text:p>7,27</text:p>
          </table:table-cell>
          <table:table-cell office:value-type="float" office:value="9.18" calcext:value-type="float">
            <text:p>9,18</text:p>
          </table:table-cell>
          <table:table-cell office:value-type="float" office:value="11.04" calcext:value-type="float">
            <text:p>11,04</text:p>
          </table:table-cell>
          <table:table-cell office:value-type="float" office:value="1.31" calcext:value-type="float">
            <text:p>1,31</text:p>
          </table:table-cell>
          <table:table-cell office:value-type="float" office:value="3.13" calcext:value-type="float">
            <text:p>3,13</text:p>
          </table:table-cell>
          <table:table-cell office:value-type="float" office:value="4.22" calcext:value-type="float">
            <text:p>4,22</text:p>
          </table:table-cell>
          <table:table-cell office:value-type="float" office:value="5.1" calcext:value-type="float">
            <text:p>5,1</text:p>
          </table:table-cell>
          <table:table-cell office:value-type="float" office:value="7.65" calcext:value-type="float">
            <text:p>7,65</text:p>
          </table:table-cell>
          <table:table-cell office:value-type="float" office:value="11.33" calcext:value-type="float">
            <text:p>11,33</text:p>
          </table:table-cell>
          <table:table-cell office:value-type="float" office:value="14.36" calcext:value-type="float">
            <text:p>14,36</text:p>
          </table:table-cell>
          <table:table-cell office:value-type="float" office:value="14.56" calcext:value-type="float">
            <text:p>14,56</text:p>
          </table:table-cell>
          <table:table-cell office:value-type="float" office:value="14.92" calcext:value-type="float">
            <text:p>14,92</text:p>
          </table:table-cell>
          <table:table-cell office:value-type="float" office:value="15.58" calcext:value-type="float">
            <text:p>15,58</text:p>
          </table:table-cell>
          <table:table-cell office:value-type="float" office:value="17.41" calcext:value-type="float">
            <text:p>17,41</text:p>
          </table:table-cell>
          <table:table-cell office:value-type="float" office:value="19.01" calcext:value-type="float">
            <text:p>19,01</text:p>
          </table:table-cell>
          <table:table-cell office:value-type="float" office:value="1.02" calcext:value-type="float">
            <text:p>1,02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0.08" calcext:value-type="float">
            <text:p>0,08</text:p>
          </table:table-cell>
          <table:table-cell office:value-type="float" office:value="-0.1" calcext:value-type="float">
            <text:p>-0,1</text:p>
          </table:table-cell>
          <table:table-cell office:value-type="float" office:value="-0.16" calcext:value-type="float">
            <text:p>-0,16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48" calcext:value-type="float">
            <text:p>0,48</text:p>
          </table:table-cell>
          <table:table-cell office:value-type="float" office:value="3.63" calcext:value-type="float">
            <text:p>3,63</text:p>
          </table:table-cell>
          <table:table-cell office:value-type="float" office:value="3.66" calcext:value-type="float">
            <text:p>3,66</text:p>
          </table:table-cell>
          <table:table-cell office:value-type="float" office:value="3.71" calcext:value-type="float">
            <text:p>3,71</text:p>
          </table:table-cell>
          <table:table-cell office:value-type="float" office:value="3.56" calcext:value-type="float">
            <text:p>3,56</text:p>
          </table:table-cell>
          <table:table-cell office:value-type="float" office:value="3.77" calcext:value-type="float">
            <text:p>3,77</text:p>
          </table:table-cell>
          <table:table-cell office:value-type="float" office:value="3.98" calcext:value-type="float">
            <text:p>3,98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-0.07" calcext:value-type="float">
            <text:p>-0,07</text:p>
          </table:table-cell>
          <table:table-cell office:value-type="float" office:value="-0.26" calcext:value-type="float">
            <text:p>-0,26</text:p>
          </table:table-cell>
          <table:table-cell office:value-type="float" office:value="0.26" calcext:value-type="float">
            <text:p>0,26</text:p>
          </table:table-cell>
          <table:table-cell office:value-type="float" office:value="0.88" calcext:value-type="float">
            <text:p>0,88</text:p>
          </table:table-cell>
          <table:table-cell office:value-type="float" office:value="1.51" calcext:value-type="float">
            <text:p>1,51</text:p>
          </table:table-cell>
          <table:table-cell office:value-type="float" office:value="1.63" calcext:value-type="float">
            <text:p>1,63</text:p>
          </table:table-cell>
          <table:table-cell office:value-type="float" office:value="2.38" calcext:value-type="float">
            <text:p>2,38</text:p>
          </table:table-cell>
          <table:table-cell office:value-type="float" office:value="2.44" calcext:value-type="float">
            <text:p>2,44</text:p>
          </table:table-cell>
          <table:table-cell office:value-type="float" office:value="2.49" calcext:value-type="float">
            <text:p>2,49</text:p>
          </table:table-cell>
          <table:table-cell office:value-type="float" office:value="2.58" calcext:value-type="float">
            <text:p>2,58</text:p>
          </table:table-cell>
          <table:table-cell office:value-type="float" office:value="0.43" calcext:value-type="float">
            <text:p>0,43</text:p>
          </table:table-cell>
          <table:table-cell office:value-type="float" office:value="0.85" calcext:value-type="float">
            <text:p>0,85</text:p>
          </table:table-cell>
          <table:table-cell office:value-type="float" office:value="1.31" calcext:value-type="float">
            <text:p>1,31</text:p>
          </table:table-cell>
          <table:table-cell office:value-type="float" office:value="1.7" calcext:value-type="float">
            <text:p>1,7</text:p>
          </table:table-cell>
          <table:table-cell office:value-type="float" office:value="1.68" calcext:value-type="float">
            <text:p>1,68</text:p>
          </table:table-cell>
          <table:table-cell office:value-type="float" office:value="2.29" calcext:value-type="float">
            <text:p>2,29</text:p>
          </table:table-cell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 office:value-type="float" office:value="4.33" calcext:value-type="float">
            <text:p>4,33</text:p>
          </table:table-cell>
          <table:table-cell office:value-type="float" office:value="4.82" calcext:value-type="float">
            <text:p>4,82</text:p>
          </table:table-cell>
          <table:table-cell office:value-type="float" office:value="4.96" calcext:value-type="float">
            <text:p>4,96</text:p>
          </table:table-cell>
          <table:table-cell office:value-type="float" office:value="5.03" calcext:value-type="float">
            <text:p>5,03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2.49" calcext:value-type="float">
            <text:p>2,49</text:p>
          </table:table-cell>
          <table:table-cell office:value-type="float" office:value="2.73" calcext:value-type="float">
            <text:p>2,73</text:p>
          </table:table-cell>
          <table:table-cell office:value-type="float" office:value="3.34" calcext:value-type="float">
            <text:p>3,34</text:p>
          </table:table-cell>
          <table:table-cell office:value-type="float" office:value="3.83" calcext:value-type="float">
            <text:p>3,83</text:p>
          </table:table-cell>
          <table:table-cell office:value-type="float" office:value="4.21" calcext:value-type="float">
            <text:p>4,21</text:p>
          </table:table-cell>
          <table:table-cell office:value-type="float" office:value="5.28" calcext:value-type="float">
            <text:p>5,28</text:p>
          </table:table-cell>
          <table:table-cell office:value-type="float" office:value="6.52" calcext:value-type="float">
            <text:p>6,52</text:p>
          </table:table-cell>
          <table:table-cell office:value-type="float" office:value="8.41" calcext:value-type="float">
            <text:p>8,41</text:p>
          </table:table-cell>
          <table:table-cell office:value-type="float" office:value="0.58" calcext:value-type="float">
            <text:p>0,58</text:p>
          </table:table-cell>
          <table:table-cell office:value-type="float" office:value="1.4" calcext:value-type="float">
            <text:p>1,4</text:p>
          </table:table-cell>
          <table:table-cell office:value-type="float" office:value="3.11" calcext:value-type="float">
            <text:p>3,11</text:p>
          </table:table-cell>
          <table:table-cell office:value-type="float" office:value="4.91" calcext:value-type="float">
            <text:p>4,91</text:p>
          </table:table-cell>
          <table:table-cell office:value-type="float" office:value="8.95" calcext:value-type="float">
            <text:p>8,95</text:p>
          </table:table-cell>
          <table:table-cell office:value-type="float" office:value="10.48" calcext:value-type="float">
            <text:p>10,48</text:p>
          </table:table-cell>
          <table:table-cell office:value-type="float" office:value="12.7" calcext:value-type="float">
            <text:p>12,7</text:p>
          </table:table-cell>
          <table:table-cell office:value-type="float" office:value="14.38" calcext:value-type="float">
            <text:p>14,38</text:p>
          </table:table-cell>
          <table:table-cell office:value-type="float" office:value="15.09" calcext:value-type="float">
            <text:p>15,09</text:p>
          </table:table-cell>
          <table:table-cell office:value-type="float" office:value="16.36" calcext:value-type="float">
            <text:p>16,36</text:p>
          </table:table-cell>
          <table:table-cell office:value-type="float" office:value="18.16" calcext:value-type="float">
            <text:p>18,16</text:p>
          </table:table-cell>
          <table:table-cell office:value-type="float" office:value="18.62" calcext:value-type="float">
            <text:p>18,62</text:p>
          </table:table-cell>
          <table:table-cell office:value-type="float" office:value="0.49" calcext:value-type="float">
            <text:p>0,49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0.36" calcext:value-type="float">
            <text:p>0,36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0.77" calcext:value-type="float">
            <text:p>0,77</text:p>
          </table:table-cell>
          <table:table-cell office:value-type="float" office:value="1.32" calcext:value-type="float">
            <text:p>1,32</text:p>
          </table:table-cell>
          <table:table-cell office:value-type="float" office:value="1.58" calcext:value-type="float">
            <text:p>1,58</text:p>
          </table:table-cell>
          <table:table-cell office:value-type="float" office:value="1.87" calcext:value-type="float">
            <text:p>1,87</text:p>
          </table:table-cell>
          <table:table-cell office:value-type="float" office:value="2.05" calcext:value-type="float">
            <text:p>2,05</text:p>
          </table:table-cell>
          <table:table-cell office:value-type="float" office:value="2.13" calcext:value-type="float">
            <text:p>2,13</text:p>
          </table:table-cell>
          <table:table-cell office:value-type="float" office:value="2.88" calcext:value-type="float">
            <text:p>2,88</text:p>
          </table:table-cell>
          <table:table-cell office:value-type="float" office:value="3.2" calcext:value-type="float">
            <text:p>3,2</text:p>
          </table:table-cell>
          <table:table-cell office:value-type="float" office:value="0.67" calcext:value-type="float">
            <text:p>0,6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6" calcext:value-type="float">
            <text:p>1,16</text:p>
          </table:table-cell>
          <table:table-cell office:value-type="float" office:value="2.78" calcext:value-type="float">
            <text:p>2,78</text:p>
          </table:table-cell>
          <table:table-cell office:value-type="float" office:value="3.41" calcext:value-type="float">
            <text:p>3,41</text:p>
          </table:table-cell>
          <table:table-cell office:value-type="float" office:value="3.67" calcext:value-type="float">
            <text:p>3,67</text:p>
          </table:table-cell>
          <table:table-cell office:value-type="float" office:value="4.5" calcext:value-type="float">
            <text:p>4,5</text:p>
          </table:table-cell>
          <table:table-cell office:value-type="float" office:value="4.76" calcext:value-type="float">
            <text:p>4,76</text:p>
          </table:table-cell>
          <table:table-cell office:value-type="float" office:value="4.55" calcext:value-type="float">
            <text:p>4,55</text:p>
          </table:table-cell>
          <table:table-cell office:value-type="float" office:value="4.61" calcext:value-type="float">
            <text:p>4,61</text:p>
          </table:table-cell>
          <table:table-cell office:value-type="float" office:value="4.66" calcext:value-type="float">
            <text:p>4,66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2.54" calcext:value-type="float">
            <text:p>2,54</text:p>
          </table:table-cell>
          <table:table-cell office:value-type="float" office:value="2.49" calcext:value-type="float">
            <text:p>2,49</text:p>
          </table:table-cell>
          <table:table-cell office:value-type="float" office:value="2.48" calcext:value-type="float">
            <text:p>2,48</text:p>
          </table:table-cell>
          <table:table-cell office:value-type="float" office:value="2.42" calcext:value-type="float">
            <text:p>2,42</text:p>
          </table:table-cell>
          <table:table-cell office:value-type="float" office:value="2.39" calcext:value-type="float">
            <text:p>2,39</text:p>
          </table:table-cell>
          <table:table-cell office:value-type="float" office:value="2.65" calcext:value-type="float">
            <text:p>2,65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49" calcext:value-type="float">
            <text:p>0,49</text:p>
          </table:table-cell>
          <table:table-cell office:value-type="float" office:value="0.44" calcext:value-type="float">
            <text:p>0,44</text:p>
          </table:table-cell>
          <table:table-cell office:value-type="float" office:value="0.57" calcext:value-type="float">
            <text:p>0,57</text:p>
          </table:table-cell>
          <table:table-cell office:value-type="float" office:value="0.66" calcext:value-type="float">
            <text:p>0,66</text:p>
          </table:table-cell>
          <table:table-cell office:value-type="float" office:value="1.73" calcext:value-type="float">
            <text:p>1,73</text:p>
          </table:table-cell>
          <table:table-cell office:value-type="float" office:value="2.36" calcext:value-type="float">
            <text:p>2,36</text:p>
          </table:table-cell>
          <table:table-cell office:value-type="float" office:value="4.04" calcext:value-type="float">
            <text:p>4,04</text:p>
          </table:table-cell>
          <table:table-cell office:value-type="float" office:value="5.41" calcext:value-type="float">
            <text:p>5,41</text:p>
          </table:table-cell>
          <table:table-cell office:value-type="float" office:value="6.88" calcext:value-type="float">
            <text:p>6,88</text:p>
          </table:table-cell>
          <table:table-cell office:value-type="float" office:value="8.38" calcext:value-type="float">
            <text:p>8,38</text:p>
          </table:table-cell>
          <table:table-cell office:value-type="float" office:value="1.61" calcext:value-type="float">
            <text:p>1,61</text:p>
          </table:table-cell>
          <table:table-cell office:value-type="float" office:value="2.82" calcext:value-type="float">
            <text:p>2,82</text:p>
          </table:table-cell>
          <table:table-cell office:value-type="float" office:value="3.9" calcext:value-type="float">
            <text:p>3,9</text:p>
          </table:table-cell>
          <table:table-cell office:value-type="float" office:value="5.43" calcext:value-type="float">
            <text:p>5,43</text:p>
          </table:table-cell>
          <table:table-cell office:value-type="float" office:value="6.93" calcext:value-type="float">
            <text:p>6,93</text:p>
          </table:table-cell>
          <table:table-cell office:value-type="float" office:value="11.18" calcext:value-type="float">
            <text:p>11,18</text:p>
          </table:table-cell>
          <table:table-cell office:value-type="float" office:value="13.64" calcext:value-type="float">
            <text:p>13,64</text:p>
          </table:table-cell>
          <table:table-cell office:value-type="float" office:value="13.81" calcext:value-type="float">
            <text:p>13,81</text:p>
          </table:table-cell>
          <table:table-cell office:value-type="float" office:value="14.6" calcext:value-type="float">
            <text:p>14,6</text:p>
          </table:table-cell>
          <table:table-cell office:value-type="float" office:value="15.91" calcext:value-type="float">
            <text:p>15,91</text:p>
          </table:table-cell>
          <table:table-cell office:value-type="float" office:value="17.18" calcext:value-type="float">
            <text:p>17,18</text:p>
          </table:table-cell>
          <table:table-cell office:value-type="float" office:value="17.59" calcext:value-type="float">
            <text:p>17,59</text:p>
          </table:table-cell>
          <table:table-cell office:value-type="float" office:value="0.39" calcext:value-type="float">
            <text:p>0,3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47" calcext:value-type="float">
            <text:p>0,47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2.01" calcext:value-type="float">
            <text:p>2,01</text:p>
          </table:table-cell>
          <table:table-cell office:value-type="float" office:value="1.82" calcext:value-type="float">
            <text:p>1,82</text:p>
          </table:table-cell>
          <table:table-cell office:value-type="float" office:value="1.85" calcext:value-type="float">
            <text:p>1,85</text:p>
          </table:table-cell>
          <table:table-cell office:value-type="float" office:value="1.98" calcext:value-type="float">
            <text:p>1,98</text:p>
          </table:table-cell>
          <table:table-cell office:value-type="float" office:value="2.1" calcext:value-type="float">
            <text:p>2,1</text:p>
          </table:table-cell>
          <table:table-cell office:value-type="float" office:value="2.13" calcext:value-type="float">
            <text:p>2,13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17" calcext:value-type="float">
            <text:p>0,17</text:p>
          </table:table-cell>
          <table:table-cell office:value-type="float" office:value="0.65" calcext:value-type="float">
            <text:p>0,65</text:p>
          </table:table-cell>
          <table:table-cell office:value-type="float" office:value="1.09" calcext:value-type="float">
            <text:p>1,09</text:p>
          </table:table-cell>
          <table:table-cell office:value-type="float" office:value="1.15" calcext:value-type="float">
            <text:p>1,15</text:p>
          </table:table-cell>
          <table:table-cell office:value-type="float" office:value="3.22" calcext:value-type="float">
            <text:p>3,22</text:p>
          </table:table-cell>
          <table:table-cell office:value-type="float" office:value="3.91" calcext:value-type="float">
            <text:p>3,91</text:p>
          </table:table-cell>
          <table:table-cell office:value-type="float" office:value="4.3" calcext:value-type="float">
            <text:p>4,3</text:p>
          </table:table-cell>
          <table:table-cell office:value-type="float" office:value="4.21" calcext:value-type="float">
            <text:p>4,21</text:p>
          </table:table-cell>
          <table:table-cell office:value-type="float" office:value="4.42" calcext:value-type="float">
            <text:p>4,42</text:p>
          </table:table-cell>
          <table:table-cell office:value-type="float" office:value="4.86" calcext:value-type="float">
            <text:p>4,8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1.06" calcext:value-type="float">
            <text:p>1,06</text:p>
          </table:table-cell>
          <table:table-cell office:value-type="float" office:value="1.6" calcext:value-type="float">
            <text:p>1,6</text:p>
          </table:table-cell>
          <table:table-cell office:value-type="float" office:value="1.62" calcext:value-type="float">
            <text:p>1,62</text:p>
          </table:table-cell>
          <table:table-cell office:value-type="float" office:value="1.81" calcext:value-type="float">
            <text:p>1,81</text:p>
          </table:table-cell>
          <table:table-cell office:value-type="float" office:value="4.56" calcext:value-type="float">
            <text:p>4,56</text:p>
          </table:table-cell>
          <table:table-cell office:value-type="float" office:value="4.87" calcext:value-type="float">
            <text:p>4,87</text:p>
          </table:table-cell>
          <table:table-cell office:value-type="float" office:value="4.85" calcext:value-type="float">
            <text:p>4,85</text:p>
          </table:table-cell>
          <table:table-cell office:value-type="float" office:value="4.99" calcext:value-type="float">
            <text:p>4,99</text:p>
          </table:table-cell>
          <table:table-cell office:value-type="float" office:value="5.09" calcext:value-type="float">
            <text:p>5,09</text:p>
          </table:table-cell>
          <table:table-cell office:value-type="float" office:value="5.1" calcext:value-type="float">
            <text:p>5,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7" calcext:value-type="float">
            <text:p>-0,07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0.51" calcext:value-type="float">
            <text:p>0,51</text:p>
          </table:table-cell>
          <table:table-cell office:value-type="float" office:value="1.4" calcext:value-type="float">
            <text:p>1,4</text:p>
          </table:table-cell>
          <table:table-cell office:value-type="float" office:value="2.66" calcext:value-type="float">
            <text:p>2,66</text:p>
          </table:table-cell>
          <table:table-cell office:value-type="float" office:value="4.03" calcext:value-type="float">
            <text:p>4,03</text:p>
          </table:table-cell>
          <table:table-cell office:value-type="float" office:value="6.43" calcext:value-type="float">
            <text:p>6,43</text:p>
          </table:table-cell>
          <table:table-cell office:value-type="float" office:value="8.68" calcext:value-type="float">
            <text:p>8,68</text:p>
          </table:table-cell>
          <table:table-cell office:value-type="float" office:value="2.61" calcext:value-type="float">
            <text:p>2,61</text:p>
          </table:table-cell>
          <table:table-cell office:value-type="float" office:value="4.21" calcext:value-type="float">
            <text:p>4,21</text:p>
          </table:table-cell>
          <table:table-cell office:value-type="float" office:value="4.84" calcext:value-type="float">
            <text:p>4,84</text:p>
          </table:table-cell>
          <table:table-cell office:value-type="float" office:value="7.13" calcext:value-type="float">
            <text:p>7,13</text:p>
          </table:table-cell>
          <table:table-cell office:value-type="float" office:value="8.69" calcext:value-type="float">
            <text:p>8,69</text:p>
          </table:table-cell>
          <table:table-cell office:value-type="float" office:value="14.84" calcext:value-type="float">
            <text:p>14,84</text:p>
          </table:table-cell>
          <table:table-cell office:value-type="float" office:value="16.38" calcext:value-type="float">
            <text:p>16,38</text:p>
          </table:table-cell>
          <table:table-cell office:value-type="float" office:value="17.11" calcext:value-type="float">
            <text:p>17,11</text:p>
          </table:table-cell>
          <table:table-cell office:value-type="float" office:value="18.09" calcext:value-type="float">
            <text:p>18,09</text:p>
          </table:table-cell>
          <table:table-cell office:value-type="float" office:value="18.68" calcext:value-type="float">
            <text:p>18,68</text:p>
          </table:table-cell>
          <table:table-cell office:value-type="float" office:value="19.38" calcext:value-type="float">
            <text:p>19,38</text:p>
          </table:table-cell>
          <table:table-cell office:value-type="float" office:value="20.1" calcext:value-type="float">
            <text:p>20,1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0.27" calcext:value-type="float">
            <text:p>0,27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1.11" calcext:value-type="float">
            <text:p>1,11</text:p>
          </table:table-cell>
          <table:table-cell office:value-type="float" office:value="1.35" calcext:value-type="float">
            <text:p>1,35</text:p>
          </table:table-cell>
          <table:table-cell office:value-type="float" office:value="4.26" calcext:value-type="float">
            <text:p>4,26</text:p>
          </table:table-cell>
          <table:table-cell office:value-type="float" office:value="4.54" calcext:value-type="float">
            <text:p>4,54</text:p>
          </table:table-cell>
          <table:table-cell office:value-type="float" office:value="5.05" calcext:value-type="float">
            <text:p>5,05</text:p>
          </table:table-cell>
          <table:table-cell office:value-type="float" office:value="5.4" calcext:value-type="float">
            <text:p>5,4</text:p>
          </table:table-cell>
          <table:table-cell office:value-type="float" office:value="5.7" calcext:value-type="float">
            <text:p>5,7</text:p>
          </table:table-cell>
          <table:table-cell office:value-type="float" office:value="5.87" calcext:value-type="float">
            <text:p>5,87</text:p>
          </table:table-cell>
          <table:table-cell office:value-type="float" office:value="6.09" calcext:value-type="float">
            <text:p>6,09</text:p>
          </table:table-cell>
          <table:table-cell office:value-type="float" office:value="-0.06" calcext:value-type="float">
            <text:p>-0,06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69" calcext:value-type="float">
            <text:p>0,69</text:p>
          </table:table-cell>
          <table:table-cell office:value-type="float" office:value="2.27" calcext:value-type="float">
            <text:p>2,27</text:p>
          </table:table-cell>
          <table:table-cell office:value-type="float" office:value="2.23" calcext:value-type="float">
            <text:p>2,23</text:p>
          </table:table-cell>
          <table:table-cell office:value-type="float" office:value="2.32" calcext:value-type="float">
            <text:p>2,32</text:p>
          </table:table-cell>
          <table:table-cell office:value-type="float" office:value="2.33" calcext:value-type="float">
            <text:p>2,33</text:p>
          </table:table-cell>
          <table:table-cell office:value-type="float" office:value="2.74" calcext:value-type="float">
            <text:p>2,74</text:p>
          </table:table-cell>
          <table:table-cell office:value-type="float" office:value="3.32" calcext:value-type="float">
            <text:p>3,32</text:p>
          </table:table-cell>
          <table:table-cell office:value-type="float" office:value="3.82" calcext:value-type="float">
            <text:p>3,82</text:p>
          </table:table-cell>
          <table:table-cell office:value-type="float" office:value="0.2" calcext:value-type="float">
            <text:p>0,2</text:p>
          </table:table-cell>
          <table:table-cell office:value-type="float" office:value="0.63" calcext:value-type="float">
            <text:p>0,63</text:p>
          </table:table-cell>
          <table:table-cell office:value-type="float" office:value="1.52" calcext:value-type="float">
            <text:p>1,52</text:p>
          </table:table-cell>
          <table:table-cell office:value-type="float" office:value="1.63" calcext:value-type="float">
            <text:p>1,63</text:p>
          </table:table-cell>
          <table:table-cell office:value-type="float" office:value="1.99" calcext:value-type="float">
            <text:p>1,99</text:p>
          </table:table-cell>
          <table:table-cell office:value-type="float" office:value="2.85" calcext:value-type="float">
            <text:p>2,85</text:p>
          </table:table-cell>
          <table:table-cell office:value-type="float" office:value="3.02" calcext:value-type="float">
            <text:p>3,02</text:p>
          </table:table-cell>
          <table:table-cell office:value-type="float" office:value="5.79" calcext:value-type="float">
            <text:p>5,79</text:p>
          </table:table-cell>
          <table:table-cell office:value-type="float" office:value="6.01" calcext:value-type="float">
            <text:p>6,01</text:p>
          </table:table-cell>
          <table:table-cell office:value-type="float" office:value="6.17" calcext:value-type="float">
            <text:p>6,17</text:p>
          </table:table-cell>
          <table:table-cell office:value-type="float" office:value="6.6" calcext:value-type="float">
            <text:p>6,6</text:p>
          </table:table-cell>
          <table:table-cell office:value-type="float" office:value="6.61" calcext:value-type="float">
            <text:p>6,61</text:p>
          </table:table-cell>
          <table:table-cell office:value-type="float" office:value="-0.09" calcext:value-type="float">
            <text:p>-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0.34" calcext:value-type="float">
            <text:p>0,34</text:p>
          </table:table-cell>
          <table:table-cell office:value-type="float" office:value="0.61" calcext:value-type="float">
            <text:p>0,61</text:p>
          </table:table-cell>
          <table:table-cell office:value-type="float" office:value="1.48" calcext:value-type="float">
            <text:p>1,48</text:p>
          </table:table-cell>
          <table:table-cell office:value-type="float" office:value="2.18" calcext:value-type="float">
            <text:p>2,18</text:p>
          </table:table-cell>
          <table:table-cell office:value-type="float" office:value="4.74" calcext:value-type="float">
            <text:p>4,74</text:p>
          </table:table-cell>
          <table:table-cell office:value-type="float" office:value="6.03" calcext:value-type="float">
            <text:p>6,03</text:p>
          </table:table-cell>
          <table:table-cell office:value-type="float" office:value="7.64" calcext:value-type="float">
            <text:p>7,64</text:p>
          </table:table-cell>
          <table:table-cell office:value-type="float" office:value="0.49" calcext:value-type="float">
            <text:p>0,49</text:p>
          </table:table-cell>
          <table:table-cell office:value-type="float" office:value="2.39" calcext:value-type="float">
            <text:p>2,39</text:p>
          </table:table-cell>
          <table:table-cell office:value-type="float" office:value="3.66" calcext:value-type="float">
            <text:p>3,66</text:p>
          </table:table-cell>
          <table:table-cell office:value-type="float" office:value="4.95" calcext:value-type="float">
            <text:p>4,95</text:p>
          </table:table-cell>
          <table:table-cell office:value-type="float" office:value="5.45" calcext:value-type="float">
            <text:p>5,45</text:p>
          </table:table-cell>
          <table:table-cell office:value-type="float" office:value="9.11" calcext:value-type="float">
            <text:p>9,11</text:p>
          </table:table-cell>
          <table:table-cell office:value-type="float" office:value="11.15" calcext:value-type="float">
            <text:p>11,15</text:p>
          </table:table-cell>
          <table:table-cell office:value-type="float" office:value="15.29" calcext:value-type="float">
            <text:p>15,29</text:p>
          </table:table-cell>
          <table:table-cell office:value-type="float" office:value="16.62" calcext:value-type="float">
            <text:p>16,62</text:p>
          </table:table-cell>
          <table:table-cell office:value-type="float" office:value="17.38" calcext:value-type="float">
            <text:p>17,38</text:p>
          </table:table-cell>
          <table:table-cell office:value-type="float" office:value="18.23" calcext:value-type="float">
            <text:p>18,23</text:p>
          </table:table-cell>
          <table:table-cell office:value-type="float" office:value="18.35" calcext:value-type="float">
            <text:p>18,35</text:p>
          </table:table-cell>
          <table:table-cell office:value-type="float" office:value="0.48" calcext:value-type="float">
            <text:p>0,4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-0.12" calcext:value-type="float">
            <text:p>-0,12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59" calcext:value-type="float">
            <text:p>0,59</text:p>
          </table:table-cell>
          <table:table-cell office:value-type="float" office:value="0.91" calcext:value-type="float">
            <text:p>0,91</text:p>
          </table:table-cell>
          <table:table-cell office:value-type="float" office:value="0.68" calcext:value-type="float">
            <text:p>0,68</text:p>
          </table:table-cell>
          <table:table-cell office:value-type="float" office:value="2.71" calcext:value-type="float">
            <text:p>2,71</text:p>
          </table:table-cell>
          <table:table-cell office:value-type="float" office:value="2.99" calcext:value-type="float">
            <text:p>2,99</text:p>
          </table:table-cell>
          <table:table-cell office:value-type="float" office:value="3.26" calcext:value-type="float">
            <text:p>3,26</text:p>
          </table:table-cell>
          <table:table-cell office:value-type="float" office:value="3.06" calcext:value-type="float">
            <text:p>3,06</text:p>
          </table:table-cell>
          <table:table-cell office:value-type="float" office:value="3.38" calcext:value-type="float">
            <text:p>3,38</text:p>
          </table:table-cell>
          <table:table-cell office:value-type="float" office:value="3.51" calcext:value-type="float">
            <text:p>3,5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1.16" calcext:value-type="float">
            <text:p>1,16</text:p>
          </table:table-cell>
          <table:table-cell office:value-type="float" office:value="1.29" calcext:value-type="float">
            <text:p>1,29</text:p>
          </table:table-cell>
          <table:table-cell office:value-type="float" office:value="2.86" calcext:value-type="float">
            <text:p>2,86</text:p>
          </table:table-cell>
          <table:table-cell office:value-type="float" office:value="3.16" calcext:value-type="float">
            <text:p>3,16</text:p>
          </table:table-cell>
          <table:table-cell office:value-type="float" office:value="2.96" calcext:value-type="float">
            <text:p>2,96</text:p>
          </table:table-cell>
          <table:table-cell office:value-type="float" office:value="3.36" calcext:value-type="float">
            <text:p>3,36</text:p>
          </table:table-cell>
          <table:table-cell office:value-type="float" office:value="4.05" calcext:value-type="float">
            <text:p>4,05</text:p>
          </table:table-cell>
          <table:table-cell office:value-type="float" office:value="4.43" calcext:value-type="float">
            <text:p>4,43</text:p>
          </table:table-cell>
          <table:table-cell office:value-type="float" office:value="5.03" calcext:value-type="float">
            <text:p>5,03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1.08" calcext:value-type="float">
            <text:p>1,08</text:p>
          </table:table-cell>
          <table:table-cell office:value-type="float" office:value="1.29" calcext:value-type="float">
            <text:p>1,29</text:p>
          </table:table-cell>
          <table:table-cell office:value-type="float" office:value="1.45" calcext:value-type="float">
            <text:p>1,45</text:p>
          </table:table-cell>
          <table:table-cell office:value-type="float" office:value="1.69" calcext:value-type="float">
            <text:p>1,69</text:p>
          </table:table-cell>
          <table:table-cell office:value-type="float" office:value="1.82" calcext:value-type="float">
            <text:p>1,82</text:p>
          </table:table-cell>
          <table:table-cell office:value-type="float" office:value="4.44" calcext:value-type="float">
            <text:p>4,44</text:p>
          </table:table-cell>
          <table:table-cell office:value-type="float" office:value="4.93" calcext:value-type="float">
            <text:p>4,93</text:p>
          </table:table-cell>
          <table:table-cell office:value-type="float" office:value="5.53" calcext:value-type="float">
            <text:p>5,53</text:p>
          </table:table-cell>
          <table:table-cell table:number-columns-repeated="2" office:value-type="float" office:value="5.44" calcext:value-type="float">
            <text:p>5,44</text:p>
          </table:table-cell>
          <table:table-cell office:value-type="float" office:value="0.45" calcext:value-type="float">
            <text:p>0,45</text:p>
          </table:table-cell>
          <table:table-cell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1.54" calcext:value-type="float">
            <text:p>1,54</text:p>
          </table:table-cell>
          <table:table-cell office:value-type="float" office:value="2.42" calcext:value-type="float">
            <text:p>2,42</text:p>
          </table:table-cell>
          <table:table-cell office:value-type="float" office:value="3.76" calcext:value-type="float">
            <text:p>3,76</text:p>
          </table:table-cell>
          <table:table-cell office:value-type="float" office:value="6.62" calcext:value-type="float">
            <text:p>6,62</text:p>
          </table:table-cell>
          <table:table-cell office:value-type="float" office:value="9.66" calcext:value-type="float">
            <text:p>9,66</text:p>
          </table:table-cell>
          <table:table-cell office:value-type="float" office:value="1.52" calcext:value-type="float">
            <text:p>1,52</text:p>
          </table:table-cell>
          <table:table-cell office:value-type="float" office:value="2.64" calcext:value-type="float">
            <text:p>2,64</text:p>
          </table:table-cell>
          <table:table-cell office:value-type="float" office:value="3.72" calcext:value-type="float">
            <text:p>3,72</text:p>
          </table:table-cell>
          <table:table-cell office:value-type="float" office:value="5.72" calcext:value-type="float">
            <text:p>5,72</text:p>
          </table:table-cell>
          <table:table-cell office:value-type="float" office:value="6.86" calcext:value-type="float">
            <text:p>6,86</text:p>
          </table:table-cell>
          <table:table-cell office:value-type="float" office:value="8.11" calcext:value-type="float">
            <text:p>8,11</text:p>
          </table:table-cell>
          <table:table-cell office:value-type="float" office:value="11.3" calcext:value-type="float">
            <text:p>11,3</text:p>
          </table:table-cell>
          <table:table-cell office:value-type="float" office:value="12.45" calcext:value-type="float">
            <text:p>12,45</text:p>
          </table:table-cell>
          <table:table-cell office:value-type="float" office:value="14.56" calcext:value-type="float">
            <text:p>14,56</text:p>
          </table:table-cell>
          <table:table-cell office:value-type="float" office:value="14.7" calcext:value-type="float">
            <text:p>14,7</text:p>
          </table:table-cell>
          <table:table-cell office:value-type="float" office:value="15.99" calcext:value-type="float">
            <text:p>15,99</text:p>
          </table:table-cell>
          <table:table-cell office:value-type="float" office:value="16.86" calcext:value-type="float">
            <text:p>16,86</text:p>
          </table:table-cell>
          <table:table-cell office:value-type="float" office:value="0.48" calcext:value-type="float">
            <text:p>0,48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-0.07" calcext:value-type="float">
            <text:p>-0,0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61" calcext:value-type="float">
            <text:p>0,61</text:p>
          </table:table-cell>
          <table:table-cell office:value-type="float" office:value="0.89" calcext:value-type="float">
            <text:p>0,89</text:p>
          </table:table-cell>
          <table:table-cell office:value-type="float" office:value="3.25" calcext:value-type="float">
            <text:p>3,25</text:p>
          </table:table-cell>
          <table:table-cell office:value-type="float" office:value="3.43" calcext:value-type="float">
            <text:p>3,43</text:p>
          </table:table-cell>
          <table:table-cell office:value-type="float" office:value="3.86" calcext:value-type="float">
            <text:p>3,86</text:p>
          </table:table-cell>
          <table:table-cell office:value-type="float" office:value="3.97" calcext:value-type="float">
            <text:p>3,97</text:p>
          </table:table-cell>
          <table:table-cell office:value-type="float" office:value="4.61" calcext:value-type="float">
            <text:p>4,61</text:p>
          </table:table-cell>
          <table:table-cell office:value-type="float" office:value="4.32" calcext:value-type="float">
            <text:p>4,3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4" calcext:value-type="float">
            <text:p>-0,04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2.15" calcext:value-type="float">
            <text:p>2,15</text:p>
          </table:table-cell>
          <table:table-cell office:value-type="float" office:value="2.22" calcext:value-type="float">
            <text:p>2,22</text:p>
          </table:table-cell>
          <table:table-cell office:value-type="float" office:value="2.65" calcext:value-type="float">
            <text:p>2,65</text:p>
          </table:table-cell>
          <table:table-cell office:value-type="float" office:value="2.99" calcext:value-type="float">
            <text:p>2,99</text:p>
          </table:table-cell>
          <table:table-cell office:value-type="float" office:value="2.97" calcext:value-type="float">
            <text:p>2,97</text:p>
          </table:table-cell>
          <table:table-cell office:value-type="float" office:value="3.06" calcext:value-type="float">
            <text:p>3,06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-0.44" calcext:value-type="float">
            <text:p>-0,4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56" calcext:value-type="float">
            <text:p>-0,56</text:p>
          </table:table-cell>
          <table:table-cell office:value-type="float" office:value="-0.29" calcext:value-type="float">
            <text:p>-0,29</text:p>
          </table:table-cell>
          <table:table-cell office:value-type="float" office:value="-0.2" calcext:value-type="float">
            <text:p>-0,2</text:p>
          </table:table-cell>
          <table:table-cell office:value-type="float" office:value="1.73" calcext:value-type="float">
            <text:p>1,73</text:p>
          </table:table-cell>
          <table:table-cell office:value-type="float" office:value="2.32" calcext:value-type="float">
            <text:p>2,32</text:p>
          </table:table-cell>
          <table:table-cell office:value-type="float" office:value="2.28" calcext:value-type="float">
            <text:p>2,28</text:p>
          </table:table-cell>
          <table:table-cell office:value-type="float" office:value="2.52" calcext:value-type="float">
            <text:p>2,5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96" calcext:value-type="float">
            <text:p>0,96</text:p>
          </table:table-cell>
          <table:table-cell office:value-type="float" office:value="1.95" calcext:value-type="float">
            <text:p>1,95</text:p>
          </table:table-cell>
          <table:table-cell office:value-type="float" office:value="3.13" calcext:value-type="float">
            <text:p>3,13</text:p>
          </table:table-cell>
          <table:table-cell office:value-type="float" office:value="4.91" calcext:value-type="float">
            <text:p>4,91</text:p>
          </table:table-cell>
          <table:table-cell office:value-type="float" office:value="6.26" calcext:value-type="float">
            <text:p>6,26</text:p>
          </table:table-cell>
          <table:table-cell office:value-type="float" office:value="6.72" calcext:value-type="float">
            <text:p>6,72</text:p>
          </table:table-cell>
          <table:table-cell office:value-type="float" office:value="1.83" calcext:value-type="float">
            <text:p>1,83</text:p>
          </table:table-cell>
          <table:table-cell office:value-type="float" office:value="2.58" calcext:value-type="float">
            <text:p>2,58</text:p>
          </table:table-cell>
          <table:table-cell office:value-type="float" office:value="4.11" calcext:value-type="float">
            <text:p>4,11</text:p>
          </table:table-cell>
          <table:table-cell office:value-type="float" office:value="4.59" calcext:value-type="float">
            <text:p>4,59</text:p>
          </table:table-cell>
          <table:table-cell office:value-type="float" office:value="7.35" calcext:value-type="float">
            <text:p>7,35</text:p>
          </table:table-cell>
          <table:table-cell office:value-type="float" office:value="12.46" calcext:value-type="float">
            <text:p>12,46</text:p>
          </table:table-cell>
          <table:table-cell office:value-type="float" office:value="16.31" calcext:value-type="float">
            <text:p>16,31</text:p>
          </table:table-cell>
          <table:table-cell office:value-type="float" office:value="17.91" calcext:value-type="float">
            <text:p>17,91</text:p>
          </table:table-cell>
          <table:table-cell office:value-type="float" office:value="19.95" calcext:value-type="float">
            <text:p>19,95</text:p>
          </table:table-cell>
          <table:table-cell office:value-type="float" office:value="21.45" calcext:value-type="float">
            <text:p>21,45</text:p>
          </table:table-cell>
          <table:table-cell office:value-type="float" office:value="22.79" calcext:value-type="float">
            <text:p>22,79</text:p>
          </table:table-cell>
          <table:table-cell office:value-type="float" office:value="23.61" calcext:value-type="float">
            <text:p>23,61</text:p>
          </table:table-cell>
          <table:table-cell office:value-type="float" office:value="0.69" calcext:value-type="float">
            <text:p>0,69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48" calcext:value-type="float">
            <text:p>0,48</text:p>
          </table:table-cell>
          <table:table-cell office:value-type="float" office:value="0.37" calcext:value-type="float">
            <text:p>0,37</text:p>
          </table:table-cell>
          <table:table-cell office:value-type="float" office:value="0.15" calcext:value-type="float">
            <text:p>0,15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1.39" calcext:value-type="float">
            <text:p>1,39</text:p>
          </table:table-cell>
          <table:table-cell office:value-type="float" office:value="3.27" calcext:value-type="float">
            <text:p>3,27</text:p>
          </table:table-cell>
          <table:table-cell office:value-type="float" office:value="3.26" calcext:value-type="float">
            <text:p>3,26</text:p>
          </table:table-cell>
          <table:table-cell office:value-type="float" office:value="-0.42" calcext:value-type="float">
            <text:p>-0,42</text:p>
          </table:table-cell>
          <table:table-cell office:value-type="float" office:value="-0.6" calcext:value-type="float">
            <text:p>-0,6</text:p>
          </table:table-cell>
          <table:table-cell office:value-type="float" office:value="-0.35" calcext:value-type="float">
            <text:p>-0,35</text:p>
          </table:table-cell>
          <table:table-cell office:value-type="float" office:value="-0.37" calcext:value-type="float">
            <text:p>-0,37</text:p>
          </table:table-cell>
          <table:table-cell office:value-type="float" office:value="-0.15" calcext:value-type="float">
            <text:p>-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4" calcext:value-type="float">
            <text:p>0,24</text:p>
          </table:table-cell>
          <table:table-cell office:value-type="float" office:value="0.85" calcext:value-type="float">
            <text:p>0,85</text:p>
          </table:table-cell>
          <table:table-cell office:value-type="float" office:value="1.31" calcext:value-type="float">
            <text:p>1,31</text:p>
          </table:table-cell>
          <table:table-cell office:value-type="float" office:value="3.3" calcext:value-type="float">
            <text:p>3,3</text:p>
          </table:table-cell>
          <table:table-cell office:value-type="float" office:value="3.83" calcext:value-type="float">
            <text:p>3,83</text:p>
          </table:table-cell>
          <table:table-cell office:value-type="float" office:value="4.28" calcext:value-type="float">
            <text:p>4,28</text:p>
          </table:table-cell>
          <table:table-cell office:value-type="float" office:value="0.05" calcext:value-type="float">
            <text:p>0,05</text:p>
          </table:table-cell>
          <table:table-cell office:value-type="float" office:value="0.64" calcext:value-type="float">
            <text:p>0,64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office:value-type="float" office:value="0.69" calcext:value-type="float">
            <text:p>0,69</text:p>
          </table:table-cell>
          <table:table-cell office:value-type="float" office:value="0.59" calcext:value-type="float">
            <text:p>0,59</text:p>
          </table:table-cell>
          <table:table-cell office:value-type="float" office:value="0.65" calcext:value-type="float">
            <text:p>0,65</text:p>
          </table:table-cell>
          <table:table-cell office:value-type="float" office:value="0.97" calcext:value-type="float">
            <text:p>0,97</text:p>
          </table:table-cell>
          <table:table-cell office:value-type="float" office:value="1.16" calcext:value-type="float">
            <text:p>1,16</text:p>
          </table:table-cell>
          <table:table-cell office:value-type="float" office:value="1.23" calcext:value-type="float">
            <text:p>1,23</text:p>
          </table:table-cell>
          <table:table-cell office:value-type="float" office:value="1.66" calcext:value-type="float">
            <text:p>1,66</text:p>
          </table:table-cell>
          <table:table-cell office:value-type="float" office:value="1.68" calcext:value-type="float">
            <text:p>1,68</text:p>
          </table:table-cell>
          <table:table-cell office:value-type="float" office:value="1.3" calcext:value-type="float">
            <text:p>1,3</text:p>
          </table:table-cell>
          <table:table-cell office:value-type="float" office:value="1.54" calcext:value-type="float">
            <text:p>1,54</text:p>
          </table:table-cell>
          <table:table-cell table:number-columns-repeated="2" office:value-type="float" office:value="2.04" calcext:value-type="float">
            <text:p>2,04</text:p>
          </table:table-cell>
          <table:table-cell office:value-type="float" office:value="2.05" calcext:value-type="float">
            <text:p>2,05</text:p>
          </table:table-cell>
          <table:table-cell office:value-type="float" office:value="1.99" calcext:value-type="float">
            <text:p>1,99</text:p>
          </table:table-cell>
          <table:table-cell office:value-type="float" office:value="2.25" calcext:value-type="float">
            <text:p>2,25</text:p>
          </table:table-cell>
          <table:table-cell office:value-type="float" office:value="3.05" calcext:value-type="float">
            <text:p>3,05</text:p>
          </table:table-cell>
          <table:table-cell office:value-type="float" office:value="4.16" calcext:value-type="float">
            <text:p>4,16</text:p>
          </table:table-cell>
          <table:table-cell office:value-type="float" office:value="4.88" calcext:value-type="float">
            <text:p>4,88</text:p>
          </table:table-cell>
          <table:table-cell office:value-type="float" office:value="5.54" calcext:value-type="float">
            <text:p>5,54</text:p>
          </table:table-cell>
          <table:table-cell office:value-type="float" office:value="6.55" calcext:value-type="float">
            <text:p>6,55</text:p>
          </table:table-cell>
          <table:table-cell office:value-type="float" office:value="1.61" calcext:value-type="float">
            <text:p>1,61</text:p>
          </table:table-cell>
          <table:table-cell office:value-type="float" office:value="3.24" calcext:value-type="float">
            <text:p>3,24</text:p>
          </table:table-cell>
          <table:table-cell office:value-type="float" office:value="7.1" calcext:value-type="float">
            <text:p>7,1</text:p>
          </table:table-cell>
          <table:table-cell office:value-type="float" office:value="8.05" calcext:value-type="float">
            <text:p>8,05</text:p>
          </table:table-cell>
          <table:table-cell office:value-type="float" office:value="9.21" calcext:value-type="float">
            <text:p>9,21</text:p>
          </table:table-cell>
          <table:table-cell office:value-type="float" office:value="10.96" calcext:value-type="float">
            <text:p>10,96</text:p>
          </table:table-cell>
          <table:table-cell office:value-type="float" office:value="13.59" calcext:value-type="float">
            <text:p>13,59</text:p>
          </table:table-cell>
          <table:table-cell office:value-type="float" office:value="14.78" calcext:value-type="float">
            <text:p>14,78</text:p>
          </table:table-cell>
          <table:table-cell office:value-type="float" office:value="16.39" calcext:value-type="float">
            <text:p>16,39</text:p>
          </table:table-cell>
          <table:table-cell office:value-type="float" office:value="17.42" calcext:value-type="float">
            <text:p>17,42</text:p>
          </table:table-cell>
          <table:table-cell office:value-type="float" office:value="18.52" calcext:value-type="float">
            <text:p>18,52</text:p>
          </table:table-cell>
          <table:table-cell office:value-type="float" office:value="18.95" calcext:value-type="float">
            <text:p>18,95</text:p>
          </table:table-cell>
          <table:table-cell office:value-type="float" office:value="0.64" calcext:value-type="float">
            <text:p>0,6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83" calcext:value-type="float">
            <text:p>0,83</text:p>
          </table:table-cell>
          <table:table-cell office:value-type="float" office:value="1.28" calcext:value-type="float">
            <text:p>1,28</text:p>
          </table:table-cell>
          <table:table-cell office:value-type="float" office:value="0.85" calcext:value-type="float">
            <text:p>0,85</text:p>
          </table:table-cell>
          <table:table-cell office:value-type="float" office:value="1.56" calcext:value-type="float">
            <text:p>1,56</text:p>
          </table:table-cell>
          <table:table-cell office:value-type="float" office:value="1.99" calcext:value-type="float">
            <text:p>1,99</text:p>
          </table:table-cell>
          <table:table-cell office:value-type="float" office:value="4.6" calcext:value-type="float">
            <text:p>4,6</text:p>
          </table:table-cell>
          <table:table-cell office:value-type="float" office:value="5.06" calcext:value-type="float">
            <text:p>5,06</text:p>
          </table:table-cell>
          <table:table-cell office:value-type="float" office:value="5.25" calcext:value-type="float">
            <text:p>5,2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38" calcext:value-type="float">
            <text:p>0,38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87" calcext:value-type="float">
            <text:p>0,87</text:p>
          </table:table-cell>
          <table:table-cell office:value-type="float" office:value="1.24" calcext:value-type="float">
            <text:p>1,24</text:p>
          </table:table-cell>
          <table:table-cell office:value-type="float" office:value="1.57" calcext:value-type="float">
            <text:p>1,57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2.12" calcext:value-type="float">
            <text:p>2,12</text:p>
          </table:table-cell>
          <table:table-cell office:value-type="float" office:value="2.32" calcext:value-type="float">
            <text:p>2,32</text:p>
          </table:table-cell>
          <table:table-cell office:value-type="float" office:value="0.3" calcext:value-type="float">
            <text:p>0,3</text:p>
          </table:table-cell>
          <table:table-cell office:value-type="float" office:value="0.43" calcext:value-type="float">
            <text:p>0,43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63" calcext:value-type="float">
            <text:p>0,63</text:p>
          </table:table-cell>
          <table:table-cell office:value-type="float" office:value="1.11" calcext:value-type="float">
            <text:p>1,11</text:p>
          </table:table-cell>
          <table:table-cell office:value-type="float" office:value="0.97" calcext:value-type="float">
            <text:p>0,97</text:p>
          </table:table-cell>
          <table:table-cell office:value-type="float" office:value="3.28" calcext:value-type="float">
            <text:p>3,28</text:p>
          </table:table-cell>
          <table:table-cell office:value-type="float" office:value="3.74" calcext:value-type="float">
            <text:p>3,74</text:p>
          </table:table-cell>
          <table:table-cell office:value-type="float" office:value="4.48" calcext:value-type="float">
            <text:p>4,48</text:p>
          </table:table-cell>
          <table:table-cell office:value-type="float" office:value="5.63" calcext:value-type="float">
            <text:p>5,63</text:p>
          </table:table-cell>
          <table:table-cell office:value-type="float" office:value="5.9" calcext:value-type="float">
            <text:p>5,9</text:p>
          </table:table-cell>
          <table:table-cell office:value-type="float" office:value="0.29" calcext:value-type="float">
            <text:p>0,29</text:p>
          </table:table-cell>
          <table:table-cell office:value-type="float" office:value="0.71" calcext:value-type="float">
            <text:p>0,71</text:p>
          </table:table-cell>
          <table:table-cell office:value-type="float" office:value="0.44" calcext:value-type="float">
            <text:p>0,44</text:p>
          </table:table-cell>
          <table:table-cell office:value-type="float" office:value="0.59" calcext:value-type="float">
            <text:p>0,59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0.86" calcext:value-type="float">
            <text:p>0,86</text:p>
          </table:table-cell>
          <table:table-cell office:value-type="float" office:value="1.62" calcext:value-type="float">
            <text:p>1,62</text:p>
          </table:table-cell>
          <table:table-cell office:value-type="float" office:value="2.83" calcext:value-type="float">
            <text:p>2,83</text:p>
          </table:table-cell>
          <table:table-cell office:value-type="float" office:value="4.22" calcext:value-type="float">
            <text:p>4,22</text:p>
          </table:table-cell>
          <table:table-cell office:value-type="float" office:value="7.68" calcext:value-type="float">
            <text:p>7,68</text:p>
          </table:table-cell>
          <table:table-cell office:value-type="float" office:value="9.93" calcext:value-type="float">
            <text:p>9,93</text:p>
          </table:table-cell>
          <table:table-cell office:value-type="float" office:value="1.55" calcext:value-type="float">
            <text:p>1,55</text:p>
          </table:table-cell>
          <table:table-cell office:value-type="float" office:value="2.73" calcext:value-type="float">
            <text:p>2,73</text:p>
          </table:table-cell>
          <table:table-cell office:value-type="float" office:value="3.31" calcext:value-type="float">
            <text:p>3,31</text:p>
          </table:table-cell>
          <table:table-cell office:value-type="float" office:value="3.66" calcext:value-type="float">
            <text:p>3,66</text:p>
          </table:table-cell>
          <table:table-cell office:value-type="float" office:value="4.88" calcext:value-type="float">
            <text:p>4,88</text:p>
          </table:table-cell>
          <table:table-cell office:value-type="float" office:value="5.91" calcext:value-type="float">
            <text:p>5,91</text:p>
          </table:table-cell>
          <table:table-cell office:value-type="float" office:value="7.31" calcext:value-type="float">
            <text:p>7,31</text:p>
          </table:table-cell>
          <table:table-cell office:value-type="float" office:value="8.28" calcext:value-type="float">
            <text:p>8,28</text:p>
          </table:table-cell>
          <table:table-cell office:value-type="float" office:value="11.86" calcext:value-type="float">
            <text:p>11,86</text:p>
          </table:table-cell>
          <table:table-cell office:value-type="float" office:value="13.44" calcext:value-type="float">
            <text:p>13,44</text:p>
          </table:table-cell>
          <table:table-cell office:value-type="float" office:value="14.88" calcext:value-type="float">
            <text:p>14,88</text:p>
          </table:table-cell>
          <table:table-cell office:value-type="float" office:value="15.53" calcext:value-type="float">
            <text:p>15,53</text:p>
          </table:table-cell>
          <table:table-cell office:value-type="float" office:value="1.29" calcext:value-type="float">
            <text:p>1,29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-0.32" calcext:value-type="float">
            <text:p>-0,32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2.51" calcext:value-type="float">
            <text:p>2,51</text:p>
          </table:table-cell>
          <table:table-cell office:value-type="float" office:value="2.7" calcext:value-type="float">
            <text:p>2,7</text:p>
          </table:table-cell>
          <table:table-cell office:value-type="float" office:value="3.14" calcext:value-type="float">
            <text:p>3,14</text:p>
          </table:table-cell>
          <table:table-cell office:value-type="float" office:value="3.72" calcext:value-type="float">
            <text:p>3,72</text:p>
          </table:table-cell>
          <table:table-cell office:value-type="float" office:value="3.69" calcext:value-type="float">
            <text:p>3,69</text:p>
          </table:table-cell>
          <table:table-cell office:value-type="float" office:value="4.43" calcext:value-type="float">
            <text:p>4,43</text:p>
          </table:table-cell>
          <table:table-cell office:value-type="float" office:value="4.86" calcext:value-type="float">
            <text:p>4,86</text:p>
          </table:table-cell>
          <table:table-cell office:value-type="float" office:value="0.18" calcext:value-type="float">
            <text:p>0,18</text:p>
          </table:table-cell>
          <table:table-cell office:value-type="float" office:value="0.76" calcext:value-type="float">
            <text:p>0,76</text:p>
          </table:table-cell>
          <table:table-cell office:value-type="float" office:value="1.05" calcext:value-type="float">
            <text:p>1,05</text:p>
          </table:table-cell>
          <table:table-cell office:value-type="float" office:value="1.49" calcext:value-type="float">
            <text:p>1,49</text:p>
          </table:table-cell>
          <table:table-cell office:value-type="float" office:value="1.87" calcext:value-type="float">
            <text:p>1,87</text:p>
          </table:table-cell>
          <table:table-cell office:value-type="float" office:value="2.63" calcext:value-type="float">
            <text:p>2,63</text:p>
          </table:table-cell>
          <table:table-cell office:value-type="float" office:value="3.01" calcext:value-type="float">
            <text:p>3,01</text:p>
          </table:table-cell>
          <table:table-cell office:value-type="float" office:value="3.11" calcext:value-type="float">
            <text:p>3,11</text:p>
          </table:table-cell>
          <table:table-cell office:value-type="float" office:value="3.51" calcext:value-type="float">
            <text:p>3,51</text:p>
          </table:table-cell>
          <table:table-cell office:value-type="float" office:value="4.92" calcext:value-type="float">
            <text:p>4,92</text:p>
          </table:table-cell>
          <table:table-cell office:value-type="float" office:value="5.05" calcext:value-type="float">
            <text:p>5,05</text:p>
          </table:table-cell>
          <table:table-cell office:value-type="float" office:value="4.99" calcext:value-type="float">
            <text:p>4,99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1.18" calcext:value-type="float">
            <text:p>1,18</text:p>
          </table:table-cell>
          <table:table-cell office:value-type="float" office:value="1.85" calcext:value-type="float">
            <text:p>1,85</text:p>
          </table:table-cell>
          <table:table-cell office:value-type="float" office:value="3.62" calcext:value-type="float">
            <text:p>3,62</text:p>
          </table:table-cell>
          <table:table-cell office:value-type="float" office:value="3.79" calcext:value-type="float">
            <text:p>3,79</text:p>
          </table:table-cell>
          <table:table-cell office:value-type="float" office:value="3.85" calcext:value-type="float">
            <text:p>3,85</text:p>
          </table:table-cell>
          <table:table-cell office:value-type="float" office:value="3.93" calcext:value-type="float">
            <text:p>3,93</text:p>
          </table:table-cell>
          <table:table-cell office:value-type="float" office:value="4.18" calcext:value-type="float">
            <text:p>4,18</text:p>
          </table:table-cell>
          <table:table-cell office:value-type="float" office:value="-0.24" calcext:value-type="float">
            <text:p>-0,24</text:p>
          </table:table-cell>
          <table:table-cell office:value-type="float" office:value="-0.47" calcext:value-type="float">
            <text:p>-0,47</text:p>
          </table:table-cell>
          <table:table-cell office:value-type="float" office:value="-0.13" calcext:value-type="float">
            <text:p>-0,13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" calcext:value-type="float">
            <text:p>-0,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1.07" calcext:value-type="float">
            <text:p>1,07</text:p>
          </table:table-cell>
          <table:table-cell office:value-type="float" office:value="3.64" calcext:value-type="float">
            <text:p>3,64</text:p>
          </table:table-cell>
          <table:table-cell office:value-type="float" office:value="4.7" calcext:value-type="float">
            <text:p>4,7</text:p>
          </table:table-cell>
          <table:table-cell office:value-type="float" office:value="6.09" calcext:value-type="float">
            <text:p>6,09</text:p>
          </table:table-cell>
          <table:table-cell office:value-type="float" office:value="7.31" calcext:value-type="float">
            <text:p>7,31</text:p>
          </table:table-cell>
          <table:table-cell office:value-type="float" office:value="1.06" calcext:value-type="float">
            <text:p>1,06</text:p>
          </table:table-cell>
          <table:table-cell office:value-type="float" office:value="2.17" calcext:value-type="float">
            <text:p>2,17</text:p>
          </table:table-cell>
          <table:table-cell office:value-type="float" office:value="3.98" calcext:value-type="float">
            <text:p>3,98</text:p>
          </table:table-cell>
          <table:table-cell office:value-type="float" office:value="4.57" calcext:value-type="float">
            <text:p>4,57</text:p>
          </table:table-cell>
          <table:table-cell office:value-type="float" office:value="7.17" calcext:value-type="float">
            <text:p>7,17</text:p>
          </table:table-cell>
          <table:table-cell office:value-type="float" office:value="9" calcext:value-type="float">
            <text:p>9</text:p>
          </table:table-cell>
          <table:table-cell office:value-type="float" office:value="10.07" calcext:value-type="float">
            <text:p>10,07</text:p>
          </table:table-cell>
          <table:table-cell office:value-type="float" office:value="11.71" calcext:value-type="float">
            <text:p>11,71</text:p>
          </table:table-cell>
          <table:table-cell office:value-type="float" office:value="13.2" calcext:value-type="float">
            <text:p>13,2</text:p>
          </table:table-cell>
          <table:table-cell office:value-type="float" office:value="14.45" calcext:value-type="float">
            <text:p>14,45</text:p>
          </table:table-cell>
          <table:table-cell office:value-type="float" office:value="17.89" calcext:value-type="float">
            <text:p>17,89</text:p>
          </table:table-cell>
          <table:table-cell office:value-type="float" office:value="18.87" calcext:value-type="float">
            <text:p>18,87</text:p>
          </table:table-cell>
          <table:table-cell office:value-type="float" office:value="0.32" calcext:value-type="float">
            <text:p>0,32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Tabela 9" table:style-name="ta1">
        <table:table-column table:style-name="co2" table:number-columns-repeated="63" table:default-cell-style-name="ce5"/>
        <table:table-row table:style-name="ro1">
          <table:table-cell office:value-type="string" calcext:value-type="string">
            <text:p>Tabela 6586 - Custo médio m² em moeda corrente e variações percentuais no mês, no ano e em doze meses, sem desoneração da folha de pagamento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Variável - Custo médio m² - variação percentual em doze meses, sem desoneração da folha de pagamento (%)</text:p>
          </table:table-cell>
          <table:table-cell table:style-name="Default" table:number-columns-repeated="62"/>
        </table:table-row>
        <table:table-row table:style-name="ro1">
          <table:table-cell office:value-type="string" calcext:value-type="string">
            <text:p>Brasil, Grande Região e Unidade da Federação</text:p>
          </table:table-cell>
          <table:table-cell office:value-type="string" calcext:value-type="string">
            <text:p>Mês</text:p>
          </table:table-cell>
          <table:table-cell table:style-name="Default" table:number-columns-repeated="6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neiro 2017</text:p>
          </table:table-cell>
          <table:table-cell office:value-type="string" calcext:value-type="string">
            <text:p>fevereiro 2017</text:p>
          </table:table-cell>
          <table:table-cell office:value-type="string" calcext:value-type="string">
            <text:p>março 2017</text:p>
          </table:table-cell>
          <table:table-cell office:value-type="string" calcext:value-type="string">
            <text:p>abril 2017</text:p>
          </table:table-cell>
          <table:table-cell office:value-type="string" calcext:value-type="string">
            <text:p>maio 2017</text:p>
          </table:table-cell>
          <table:table-cell office:value-type="string" calcext:value-type="string">
            <text:p>junho 2017</text:p>
          </table:table-cell>
          <table:table-cell office:value-type="string" calcext:value-type="string">
            <text:p>julho 2017</text:p>
          </table:table-cell>
          <table:table-cell office:value-type="string" calcext:value-type="string">
            <text:p>agosto 2017</text:p>
          </table:table-cell>
          <table:table-cell office:value-type="string" calcext:value-type="string">
            <text:p>setembro 2017</text:p>
          </table:table-cell>
          <table:table-cell office:value-type="string" calcext:value-type="string">
            <text:p>outubro 2017</text:p>
          </table:table-cell>
          <table:table-cell office:value-type="string" calcext:value-type="string">
            <text:p>novembro 2017</text:p>
          </table:table-cell>
          <table:table-cell office:value-type="string" calcext:value-type="string">
            <text:p>dezembro 2017</text:p>
          </table:table-cell>
          <table:table-cell office:value-type="string" calcext:value-type="string">
            <text:p>janeiro 2018</text:p>
          </table:table-cell>
          <table:table-cell office:value-type="string" calcext:value-type="string">
            <text:p>fevereiro 2018</text:p>
          </table:table-cell>
          <table:table-cell office:value-type="string" calcext:value-type="string">
            <text:p>março 2018</text:p>
          </table:table-cell>
          <table:table-cell office:value-type="string" calcext:value-type="string">
            <text:p>abril 2018</text:p>
          </table:table-cell>
          <table:table-cell office:value-type="string" calcext:value-type="string">
            <text:p>maio 2018</text:p>
          </table:table-cell>
          <table:table-cell office:value-type="string" calcext:value-type="string">
            <text:p>junho 2018</text:p>
          </table:table-cell>
          <table:table-cell office:value-type="string" calcext:value-type="string">
            <text:p>julho 2018</text:p>
          </table:table-cell>
          <table:table-cell office:value-type="string" calcext:value-type="string">
            <text:p>agosto 2018</text:p>
          </table:table-cell>
          <table:table-cell office:value-type="string" calcext:value-type="string">
            <text:p>setembro 2018</text:p>
          </table:table-cell>
          <table:table-cell office:value-type="string" calcext:value-type="string">
            <text:p>outubro 2018</text:p>
          </table:table-cell>
          <table:table-cell office:value-type="string" calcext:value-type="string">
            <text:p>novembro 2018</text:p>
          </table:table-cell>
          <table:table-cell office:value-type="string" calcext:value-type="string">
            <text:p>dezembro 2018</text:p>
          </table:table-cell>
          <table:table-cell office:value-type="string" calcext:value-type="string">
            <text:p>janeiro 2019</text:p>
          </table:table-cell>
          <table:table-cell office:value-type="string" calcext:value-type="string">
            <text:p>fevereiro 2019</text:p>
          </table:table-cell>
          <table:table-cell office:value-type="string" calcext:value-type="string">
            <text:p>março 2019</text:p>
          </table:table-cell>
          <table:table-cell office:value-type="string" calcext:value-type="string">
            <text:p>abril 2019</text:p>
          </table:table-cell>
          <table:table-cell office:value-type="string" calcext:value-type="string">
            <text:p>maio 2019</text:p>
          </table:table-cell>
          <table:table-cell office:value-type="string" calcext:value-type="string">
            <text:p>junho 2019</text:p>
          </table:table-cell>
          <table:table-cell office:value-type="string" calcext:value-type="string">
            <text:p>julho 2019</text:p>
          </table:table-cell>
          <table:table-cell office:value-type="string" calcext:value-type="string">
            <text:p>agosto 2019</text:p>
          </table:table-cell>
          <table:table-cell office:value-type="string" calcext:value-type="string">
            <text:p>setembro 2019</text:p>
          </table:table-cell>
          <table:table-cell office:value-type="string" calcext:value-type="string">
            <text:p>outubro 2019</text:p>
          </table:table-cell>
          <table:table-cell office:value-type="string" calcext:value-type="string">
            <text:p>novembro 2019</text:p>
          </table:table-cell>
          <table:table-cell office:value-type="string" calcext:value-type="string">
            <text:p>dezembro 2019</text:p>
          </table:table-cell>
          <table:table-cell office:value-type="string" calcext:value-type="string">
            <text:p>janeiro 2020</text:p>
          </table:table-cell>
          <table:table-cell office:value-type="string" calcext:value-type="string">
            <text:p>fevereiro 2020</text:p>
          </table:table-cell>
          <table:table-cell office:value-type="string" calcext:value-type="string">
            <text:p>março 2020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maio 2020</text:p>
          </table:table-cell>
          <table:table-cell office:value-type="string" calcext:value-type="string">
            <text:p>junho 2020</text:p>
          </table:table-cell>
          <table:table-cell office:value-type="string" calcext:value-type="string">
            <text:p>julho 2020</text:p>
          </table:table-cell>
          <table:table-cell office:value-type="string" calcext:value-type="string">
            <text:p>agosto 2020</text:p>
          </table:table-cell>
          <table:table-cell office:value-type="string" calcext:value-type="string">
            <text:p>setembro 2020</text:p>
          </table:table-cell>
          <table:table-cell office:value-type="string" calcext:value-type="string">
            <text:p>outubro 2020</text:p>
          </table:table-cell>
          <table:table-cell office:value-type="string" calcext:value-type="string">
            <text:p>novembro 2020</text:p>
          </table:table-cell>
          <table:table-cell office:value-type="string" calcext:value-type="string">
            <text:p>dezembro 2020</text:p>
          </table:table-cell>
          <table:table-cell office:value-type="string" calcext:value-type="string">
            <text:p>janeiro 2021</text:p>
          </table:table-cell>
          <table:table-cell office:value-type="string" calcext:value-type="string">
            <text:p>fevereiro 2021</text:p>
          </table:table-cell>
          <table:table-cell office:value-type="string" calcext:value-type="string">
            <text:p>março 2021</text:p>
          </table:table-cell>
          <table:table-cell office:value-type="string" calcext:value-type="string">
            <text:p>abril 2021</text:p>
          </table:table-cell>
          <table:table-cell office:value-type="string" calcext:value-type="string">
            <text:p>maio 2021</text:p>
          </table:table-cell>
          <table:table-cell office:value-type="string" calcext:value-type="string">
            <text:p>junho 2021</text:p>
          </table:table-cell>
          <table:table-cell office:value-type="string" calcext:value-type="string">
            <text:p>julho 2021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setembro 2021</text:p>
          </table:table-cell>
          <table:table-cell office:value-type="string" calcext:value-type="string">
            <text:p>outubro 2021</text:p>
          </table:table-cell>
          <table:table-cell office:value-type="string" calcext:value-type="string">
            <text:p>novembro 2021</text:p>
          </table:table-cell>
          <table:table-cell office:value-type="string" calcext:value-type="string">
            <text:p>dezembro 2021</text:p>
          </table:table-cell>
          <table:table-cell office:value-type="string" calcext:value-type="string">
            <text:p>janeiro 2022</text:p>
          </table:table-cell>
          <table:table-cell office:value-type="string" calcext:value-type="string">
            <text:p>fevereiro 202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6.75" calcext:value-type="float">
            <text:p>6,75</text:p>
          </table:table-cell>
          <table:table-cell office:value-type="float" office:value="6.08" calcext:value-type="float">
            <text:p>6,08</text:p>
          </table:table-cell>
          <table:table-cell office:value-type="float" office:value="5.7" calcext:value-type="float">
            <text:p>5,7</text:p>
          </table:table-cell>
          <table:table-cell office:value-type="float" office:value="5.36" calcext:value-type="float">
            <text:p>5,36</text:p>
          </table:table-cell>
          <table:table-cell office:value-type="float" office:value="4.74" calcext:value-type="float">
            <text:p>4,74</text:p>
          </table:table-cell>
          <table:table-cell office:value-type="float" office:value="4.03" calcext:value-type="float">
            <text:p>4,03</text:p>
          </table:table-cell>
          <table:table-cell office:value-type="float" office:value="4.43" calcext:value-type="float">
            <text:p>4,43</text:p>
          </table:table-cell>
          <table:table-cell office:value-type="float" office:value="4.42" calcext:value-type="float">
            <text:p>4,42</text:p>
          </table:table-cell>
          <table:table-cell office:value-type="float" office:value="4.45" calcext:value-type="float">
            <text:p>4,45</text:p>
          </table:table-cell>
          <table:table-cell office:value-type="float" office:value="3.9" calcext:value-type="float">
            <text:p>3,9</text:p>
          </table:table-cell>
          <table:table-cell office:value-type="float" office:value="4.26" calcext:value-type="float">
            <text:p>4,26</text:p>
          </table:table-cell>
          <table:table-cell office:value-type="float" office:value="3.9" calcext:value-type="float">
            <text:p>3,9</text:p>
          </table:table-cell>
          <table:table-cell office:value-type="float" office:value="3.76" calcext:value-type="float">
            <text:p>3,76</text:p>
          </table:table-cell>
          <table:table-cell office:value-type="float" office:value="3.88" calcext:value-type="float">
            <text:p>3,88</text:p>
          </table:table-cell>
          <table:table-cell office:value-type="float" office:value="3.48" calcext:value-type="float">
            <text:p>3,48</text:p>
          </table:table-cell>
          <table:table-cell office:value-type="float" office:value="3.59" calcext:value-type="float">
            <text:p>3,59</text:p>
          </table:table-cell>
          <table:table-cell office:value-type="float" office:value="3.88" calcext:value-type="float">
            <text:p>3,88</text:p>
          </table:table-cell>
          <table:table-cell office:value-type="float" office:value="4.05" calcext:value-type="float">
            <text:p>4,05</text:p>
          </table:table-cell>
          <table:table-cell office:value-type="float" office:value="3.94" calcext:value-type="float">
            <text:p>3,94</text:p>
          </table:table-cell>
          <table:table-cell office:value-type="float" office:value="4.03" calcext:value-type="float">
            <text:p>4,03</text:p>
          </table:table-cell>
          <table:table-cell office:value-type="float" office:value="4.21" calcext:value-type="float">
            <text:p>4,21</text:p>
          </table:table-cell>
          <table:table-cell office:value-type="float" office:value="4.49" calcext:value-type="float">
            <text:p>4,49</text:p>
          </table:table-cell>
          <table:table-cell office:value-type="float" office:value="4.25" calcext:value-type="float">
            <text:p>4,25</text:p>
          </table:table-cell>
          <table:table-cell office:value-type="float" office:value="4.27" calcext:value-type="float">
            <text:p>4,27</text:p>
          </table:table-cell>
          <table:table-cell office:value-type="float" office:value="4.46" calcext:value-type="float">
            <text:p>4,46</text:p>
          </table:table-cell>
          <table:table-cell office:value-type="float" office:value="4.33" calcext:value-type="float">
            <text:p>4,33</text:p>
          </table:table-cell>
          <table:table-cell office:value-type="float" office:value="4.75" calcext:value-type="float">
            <text:p>4,75</text:p>
          </table:table-cell>
          <table:table-cell office:value-type="float" office:value="4.82" calcext:value-type="float">
            <text:p>4,82</text:p>
          </table:table-cell>
          <table:table-cell office:value-type="float" office:value="4.33" calcext:value-type="float">
            <text:p>4,33</text:p>
          </table:table-cell>
          <table:table-cell office:value-type="float" office:value="4.09" calcext:value-type="float">
            <text:p>4,09</text:p>
          </table:table-cell>
          <table:table-cell office:value-type="float" office:value="4.29" calcext:value-type="float">
            <text:p>4,29</text:p>
          </table:table-cell>
          <table:table-cell office:value-type="float" office:value="4.39" calcext:value-type="float">
            <text:p>4,39</text:p>
          </table:table-cell>
          <table:table-cell office:value-type="float" office:value="4.33" calcext:value-type="float">
            <text:p>4,33</text:p>
          </table:table-cell>
          <table:table-cell office:value-type="float" office:value="4.08" calcext:value-type="float">
            <text:p>4,08</text:p>
          </table:table-cell>
          <table:table-cell office:value-type="float" office:value="3.96" calcext:value-type="float">
            <text:p>3,96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,82</text:p>
          </table:table-cell>
          <table:table-cell office:value-type="float" office:value="3.89" calcext:value-type="float">
            <text:p>3,89</text:p>
          </table:table-cell>
          <table:table-cell office:value-type="float" office:value="3.73" calcext:value-type="float">
            <text:p>3,73</text:p>
          </table:table-cell>
          <table:table-cell office:value-type="float" office:value="3.66" calcext:value-type="float">
            <text:p>3,66</text:p>
          </table:table-cell>
          <table:table-cell office:value-type="float" office:value="3.72" calcext:value-type="float">
            <text:p>3,72</text:p>
          </table:table-cell>
          <table:table-cell office:value-type="float" office:value="3.49" calcext:value-type="float">
            <text:p>3,49</text:p>
          </table:table-cell>
          <table:table-cell office:value-type="float" office:value="3.3" calcext:value-type="float">
            <text:p>3,3</text:p>
          </table:table-cell>
          <table:table-cell office:value-type="float" office:value="3.69" calcext:value-type="float">
            <text:p>3,69</text:p>
          </table:table-cell>
          <table:table-cell office:value-type="float" office:value="4.7" calcext:value-type="float">
            <text:p>4,7</text:p>
          </table:table-cell>
          <table:table-cell office:value-type="float" office:value="6.19" calcext:value-type="float">
            <text:p>6,19</text:p>
          </table:table-cell>
          <table:table-cell office:value-type="float" office:value="7.89" calcext:value-type="float">
            <text:p>7,89</text:p>
          </table:table-cell>
          <table:table-cell office:value-type="float" office:value="9.59" calcext:value-type="float">
            <text:p>9,59</text:p>
          </table:table-cell>
          <table:table-cell office:value-type="float" office:value="11.4" calcext:value-type="float">
            <text:p>11,4</text:p>
          </table:table-cell>
          <table:table-cell office:value-type="float" office:value="12.54" calcext:value-type="float">
            <text:p>12,54</text:p>
          </table:table-cell>
          <table:table-cell office:value-type="float" office:value="13.7" calcext:value-type="float">
            <text:p>13,7</text:p>
          </table:table-cell>
          <table:table-cell office:value-type="float" office:value="15.41" calcext:value-type="float">
            <text:p>15,41</text:p>
          </table:table-cell>
          <table:table-cell office:value-type="float" office:value="17.18" calcext:value-type="float">
            <text:p>17,18</text:p>
          </table:table-cell>
          <table:table-cell office:value-type="float" office:value="19.91" calcext:value-type="float">
            <text:p>19,91</text:p>
          </table:table-cell>
          <table:table-cell office:value-type="float" office:value="21.49" calcext:value-type="float">
            <text:p>21,49</text:p>
          </table:table-cell>
          <table:table-cell office:value-type="float" office:value="21.63" calcext:value-type="float">
            <text:p>21,63</text:p>
          </table:table-cell>
          <table:table-cell office:value-type="float" office:value="21.03" calcext:value-type="float">
            <text:p>21,03</text:p>
          </table:table-cell>
          <table:table-cell office:value-type="float" office:value="20.3" calcext:value-type="float">
            <text:p>20,3</text:p>
          </table:table-cell>
          <table:table-cell office:value-type="float" office:value="19.46" calcext:value-type="float">
            <text:p>19,46</text:p>
          </table:table-cell>
          <table:table-cell office:value-type="float" office:value="17.9" calcext:value-type="float">
            <text:p>17,9</text:p>
          </table:table-cell>
          <table:table-cell office:value-type="float" office:value="16.53" calcext:value-type="float">
            <text:p>16,53</text:p>
          </table:table-cell>
          <table:table-cell office:value-type="float" office:value="15.69" calcext:value-type="float">
            <text:p>15,69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5.16" calcext:value-type="float">
            <text:p>5,16</text:p>
          </table:table-cell>
          <table:table-cell office:value-type="float" office:value="4.73" calcext:value-type="float">
            <text:p>4,73</text:p>
          </table:table-cell>
          <table:table-cell office:value-type="float" office:value="4.59" calcext:value-type="float">
            <text:p>4,59</text:p>
          </table:table-cell>
          <table:table-cell office:value-type="float" office:value="4.45" calcext:value-type="float">
            <text:p>4,45</text:p>
          </table:table-cell>
          <table:table-cell office:value-type="float" office:value="4.01" calcext:value-type="float">
            <text:p>4,01</text:p>
          </table:table-cell>
          <table:table-cell office:value-type="float" office:value="4.06" calcext:value-type="float">
            <text:p>4,06</text:p>
          </table:table-cell>
          <table:table-cell office:value-type="float" office:value="3.83" calcext:value-type="float">
            <text:p>3,83</text:p>
          </table:table-cell>
          <table:table-cell office:value-type="float" office:value="3.78" calcext:value-type="float">
            <text:p>3,78</text:p>
          </table:table-cell>
          <table:table-cell office:value-type="float" office:value="4.15" calcext:value-type="float">
            <text:p>4,15</text:p>
          </table:table-cell>
          <table:table-cell office:value-type="float" office:value="2.6" calcext:value-type="float">
            <text:p>2,6</text:p>
          </table:table-cell>
          <table:table-cell office:value-type="float" office:value="3.03" calcext:value-type="float">
            <text:p>3,03</text:p>
          </table:table-cell>
          <table:table-cell office:value-type="float" office:value="2.77" calcext:value-type="float">
            <text:p>2,77</text:p>
          </table:table-cell>
          <table:table-cell office:value-type="float" office:value="1.74" calcext:value-type="float">
            <text:p>1,74</text:p>
          </table:table-cell>
          <table:table-cell office:value-type="float" office:value="1.77" calcext:value-type="float">
            <text:p>1,77</text:p>
          </table:table-cell>
          <table:table-cell office:value-type="float" office:value="1.6" calcext:value-type="float">
            <text:p>1,6</text:p>
          </table:table-cell>
          <table:table-cell office:value-type="float" office:value="1.66" calcext:value-type="float">
            <text:p>1,66</text:p>
          </table:table-cell>
          <table:table-cell office:value-type="float" office:value="2.04" calcext:value-type="float">
            <text:p>2,04</text:p>
          </table:table-cell>
          <table:table-cell office:value-type="float" office:value="1.88" calcext:value-type="float">
            <text:p>1,88</text:p>
          </table:table-cell>
          <table:table-cell office:value-type="float" office:value="2.45" calcext:value-type="float">
            <text:p>2,45</text:p>
          </table:table-cell>
          <table:table-cell office:value-type="float" office:value="2.85" calcext:value-type="float">
            <text:p>2,85</text:p>
          </table:table-cell>
          <table:table-cell office:value-type="float" office:value="2.96" calcext:value-type="float">
            <text:p>2,96</text:p>
          </table:table-cell>
          <table:table-cell office:value-type="float" office:value="4.5" calcext:value-type="float">
            <text:p>4,5</text:p>
          </table:table-cell>
          <table:table-cell office:value-type="float" office:value="4.68" calcext:value-type="float">
            <text:p>4,68</text:p>
          </table:table-cell>
          <table:table-cell office:value-type="float" office:value="5.11" calcext:value-type="float">
            <text:p>5,11</text:p>
          </table:table-cell>
          <table:table-cell office:value-type="float" office:value="5.13" calcext:value-type="float">
            <text:p>5,13</text:p>
          </table:table-cell>
          <table:table-cell office:value-type="float" office:value="5.05" calcext:value-type="float">
            <text:p>5,05</text:p>
          </table:table-cell>
          <table:table-cell office:value-type="float" office:value="5.49" calcext:value-type="float">
            <text:p>5,49</text:p>
          </table:table-cell>
          <table:table-cell office:value-type="float" office:value="5.98" calcext:value-type="float">
            <text:p>5,98</text:p>
          </table:table-cell>
          <table:table-cell office:value-type="float" office:value="5.92" calcext:value-type="float">
            <text:p>5,92</text:p>
          </table:table-cell>
          <table:table-cell office:value-type="float" office:value="6.22" calcext:value-type="float">
            <text:p>6,22</text:p>
          </table:table-cell>
          <table:table-cell office:value-type="float" office:value="6.03" calcext:value-type="float">
            <text:p>6,03</text:p>
          </table:table-cell>
          <table:table-cell table:number-columns-repeated="2" office:value-type="float" office:value="5.81" calcext:value-type="float">
            <text:p>5,81</text:p>
          </table:table-cell>
          <table:table-cell office:value-type="float" office:value="5.02" calcext:value-type="float">
            <text:p>5,02</text:p>
          </table:table-cell>
          <table:table-cell office:value-type="float" office:value="4.43" calcext:value-type="float">
            <text:p>4,43</text:p>
          </table:table-cell>
          <table:table-cell office:value-type="float" office:value="4.21" calcext:value-type="float">
            <text:p>4,21</text:p>
          </table:table-cell>
          <table:table-cell office:value-type="float" office:value="4.61" calcext:value-type="float">
            <text:p>4,61</text:p>
          </table:table-cell>
          <table:table-cell office:value-type="float" office:value="4.55" calcext:value-type="float">
            <text:p>4,55</text:p>
          </table:table-cell>
          <table:table-cell office:value-type="float" office:value="4.44" calcext:value-type="float">
            <text:p>4,44</text:p>
          </table:table-cell>
          <table:table-cell office:value-type="float" office:value="3.9" calcext:value-type="float">
            <text:p>3,9</text:p>
          </table:table-cell>
          <table:table-cell office:value-type="float" office:value="3.84" calcext:value-type="float">
            <text:p>3,84</text:p>
          </table:table-cell>
          <table:table-cell office:value-type="float" office:value="3.6" calcext:value-type="float">
            <text:p>3,6</text:p>
          </table:table-cell>
          <table:table-cell office:value-type="float" office:value="3.69" calcext:value-type="float">
            <text:p>3,69</text:p>
          </table:table-cell>
          <table:table-cell office:value-type="float" office:value="4.39" calcext:value-type="float">
            <text:p>4,39</text:p>
          </table:table-cell>
          <table:table-cell office:value-type="float" office:value="5.39" calcext:value-type="float">
            <text:p>5,39</text:p>
          </table:table-cell>
          <table:table-cell office:value-type="float" office:value="6.17" calcext:value-type="float">
            <text:p>6,17</text:p>
          </table:table-cell>
          <table:table-cell office:value-type="float" office:value="8.13" calcext:value-type="float">
            <text:p>8,13</text:p>
          </table:table-cell>
          <table:table-cell office:value-type="float" office:value="9.75" calcext:value-type="float">
            <text:p>9,75</text:p>
          </table:table-cell>
          <table:table-cell office:value-type="float" office:value="10.51" calcext:value-type="float">
            <text:p>10,51</text:p>
          </table:table-cell>
          <table:table-cell office:value-type="float" office:value="11.42" calcext:value-type="float">
            <text:p>11,42</text:p>
          </table:table-cell>
          <table:table-cell office:value-type="float" office:value="12.22" calcext:value-type="float">
            <text:p>12,22</text:p>
          </table:table-cell>
          <table:table-cell office:value-type="float" office:value="13.8" calcext:value-type="float">
            <text:p>13,8</text:p>
          </table:table-cell>
          <table:table-cell office:value-type="float" office:value="14.87" calcext:value-type="float">
            <text:p>14,87</text:p>
          </table:table-cell>
          <table:table-cell office:value-type="float" office:value="15.82" calcext:value-type="float">
            <text:p>15,82</text:p>
          </table:table-cell>
          <table:table-cell office:value-type="float" office:value="16.87" calcext:value-type="float">
            <text:p>16,87</text:p>
          </table:table-cell>
          <table:table-cell office:value-type="float" office:value="16.88" calcext:value-type="float">
            <text:p>16,88</text:p>
          </table:table-cell>
          <table:table-cell office:value-type="float" office:value="16.85" calcext:value-type="float">
            <text:p>16,85</text:p>
          </table:table-cell>
          <table:table-cell office:value-type="float" office:value="17.88" calcext:value-type="float">
            <text:p>17,88</text:p>
          </table:table-cell>
          <table:table-cell office:value-type="float" office:value="17.28" calcext:value-type="float">
            <text:p>17,28</text:p>
          </table:table-cell>
          <table:table-cell office:value-type="float" office:value="16.24" calcext:value-type="float">
            <text:p>16,24</text:p>
          </table:table-cell>
          <table:table-cell office:value-type="float" office:value="16.28" calcext:value-type="float">
            <text:p>16,28</text:p>
          </table:table-cell>
          <table:table-cell office:value-type="float" office:value="16.18" calcext:value-type="float">
            <text:p>16,18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6.45" calcext:value-type="float">
            <text:p>6,45</text:p>
          </table:table-cell>
          <table:table-cell office:value-type="float" office:value="5.26" calcext:value-type="float">
            <text:p>5,26</text:p>
          </table:table-cell>
          <table:table-cell office:value-type="float" office:value="5.54" calcext:value-type="float">
            <text:p>5,54</text:p>
          </table:table-cell>
          <table:table-cell office:value-type="float" office:value="4.62" calcext:value-type="float">
            <text:p>4,62</text:p>
          </table:table-cell>
          <table:table-cell office:value-type="float" office:value="5.18" calcext:value-type="float">
            <text:p>5,18</text:p>
          </table:table-cell>
          <table:table-cell office:value-type="float" office:value="4.26" calcext:value-type="float">
            <text:p>4,26</text:p>
          </table:table-cell>
          <table:table-cell office:value-type="float" office:value="3.83" calcext:value-type="float">
            <text:p>3,83</text:p>
          </table:table-cell>
          <table:table-cell office:value-type="float" office:value="4.29" calcext:value-type="float">
            <text:p>4,29</text:p>
          </table:table-cell>
          <table:table-cell office:value-type="float" office:value="4.76" calcext:value-type="float">
            <text:p>4,76</text:p>
          </table:table-cell>
          <table:table-cell office:value-type="float" office:value="4.69" calcext:value-type="float">
            <text:p>4,69</text:p>
          </table:table-cell>
          <table:table-cell office:value-type="float" office:value="4.64" calcext:value-type="float">
            <text:p>4,64</text:p>
          </table:table-cell>
          <table:table-cell office:value-type="float" office:value="4.61" calcext:value-type="float">
            <text:p>4,61</text:p>
          </table:table-cell>
          <table:table-cell office:value-type="float" office:value="4.23" calcext:value-type="float">
            <text:p>4,23</text:p>
          </table:table-cell>
          <table:table-cell office:value-type="float" office:value="4.5" calcext:value-type="float">
            <text:p>4,5</text:p>
          </table:table-cell>
          <table:table-cell office:value-type="float" office:value="4.34" calcext:value-type="float">
            <text:p>4,34</text:p>
          </table:table-cell>
          <table:table-cell office:value-type="float" office:value="3.98" calcext:value-type="float">
            <text:p>3,98</text:p>
          </table:table-cell>
          <table:table-cell office:value-type="float" office:value="3.64" calcext:value-type="float">
            <text:p>3,64</text:p>
          </table:table-cell>
          <table:table-cell office:value-type="float" office:value="4.27" calcext:value-type="float">
            <text:p>4,27</text:p>
          </table:table-cell>
          <table:table-cell office:value-type="float" office:value="4.62" calcext:value-type="float">
            <text:p>4,62</text:p>
          </table:table-cell>
          <table:table-cell office:value-type="float" office:value="4.21" calcext:value-type="float">
            <text:p>4,21</text:p>
          </table:table-cell>
          <table:table-cell office:value-type="float" office:value="4.35" calcext:value-type="float">
            <text:p>4,35</text:p>
          </table:table-cell>
          <table:table-cell office:value-type="float" office:value="4.66" calcext:value-type="float">
            <text:p>4,66</text:p>
          </table:table-cell>
          <table:table-cell office:value-type="float" office:value="4.48" calcext:value-type="float">
            <text:p>4,48</text:p>
          </table:table-cell>
          <table:table-cell office:value-type="float" office:value="4.39" calcext:value-type="float">
            <text:p>4,39</text:p>
          </table:table-cell>
          <table:table-cell office:value-type="float" office:value="4.34" calcext:value-type="float">
            <text:p>4,34</text:p>
          </table:table-cell>
          <table:table-cell office:value-type="float" office:value="4.01" calcext:value-type="float">
            <text:p>4,01</text:p>
          </table:table-cell>
          <table:table-cell office:value-type="float" office:value="4.25" calcext:value-type="float">
            <text:p>4,25</text:p>
          </table:table-cell>
          <table:table-cell office:value-type="float" office:value="4.58" calcext:value-type="float">
            <text:p>4,58</text:p>
          </table:table-cell>
          <table:table-cell office:value-type="float" office:value="4.3" calcext:value-type="float">
            <text:p>4,3</text:p>
          </table:table-cell>
          <table:table-cell office:value-type="float" office:value="4.25" calcext:value-type="float">
            <text:p>4,25</text:p>
          </table:table-cell>
          <table:table-cell office:value-type="float" office:value="3.93" calcext:value-type="float">
            <text:p>3,93</text:p>
          </table:table-cell>
          <table:table-cell office:value-type="float" office:value="4.18" calcext:value-type="float">
            <text:p>4,18</text:p>
          </table:table-cell>
          <table:table-cell office:value-type="float" office:value="3.66" calcext:value-type="float">
            <text:p>3,66</text:p>
          </table:table-cell>
          <table:table-cell office:value-type="float" office:value="3.26" calcext:value-type="float">
            <text:p>3,26</text:p>
          </table:table-cell>
          <table:table-cell office:value-type="float" office:value="3.02" calcext:value-type="float">
            <text:p>3,02</text:p>
          </table:table-cell>
          <table:table-cell office:value-type="float" office:value="2.99" calcext:value-type="float">
            <text:p>2,99</text:p>
          </table:table-cell>
          <table:table-cell office:value-type="float" office:value="3.23" calcext:value-type="float">
            <text:p>3,23</text:p>
          </table:table-cell>
          <table:table-cell office:value-type="float" office:value="3.45" calcext:value-type="float">
            <text:p>3,45</text:p>
          </table:table-cell>
          <table:table-cell office:value-type="float" office:value="3.69" calcext:value-type="float">
            <text:p>3,69</text:p>
          </table:table-cell>
          <table:table-cell office:value-type="float" office:value="3.45" calcext:value-type="float">
            <text:p>3,45</text:p>
          </table:table-cell>
          <table:table-cell office:value-type="float" office:value="3.53" calcext:value-type="float">
            <text:p>3,53</text:p>
          </table:table-cell>
          <table:table-cell office:value-type="float" office:value="3.14" calcext:value-type="float">
            <text:p>3,14</text:p>
          </table:table-cell>
          <table:table-cell office:value-type="float" office:value="3.47" calcext:value-type="float">
            <text:p>3,47</text:p>
          </table:table-cell>
          <table:table-cell office:value-type="float" office:value="4.21" calcext:value-type="float">
            <text:p>4,21</text:p>
          </table:table-cell>
          <table:table-cell office:value-type="float" office:value="5.79" calcext:value-type="float">
            <text:p>5,79</text:p>
          </table:table-cell>
          <table:table-cell office:value-type="float" office:value="7.84" calcext:value-type="float">
            <text:p>7,84</text:p>
          </table:table-cell>
          <table:table-cell office:value-type="float" office:value="9.7" calcext:value-type="float">
            <text:p>9,7</text:p>
          </table:table-cell>
          <table:table-cell office:value-type="float" office:value="11.93" calcext:value-type="float">
            <text:p>11,93</text:p>
          </table:table-cell>
          <table:table-cell office:value-type="float" office:value="13.92" calcext:value-type="float">
            <text:p>13,92</text:p>
          </table:table-cell>
          <table:table-cell office:value-type="float" office:value="15.07" calcext:value-type="float">
            <text:p>15,07</text:p>
          </table:table-cell>
          <table:table-cell office:value-type="float" office:value="15.92" calcext:value-type="float">
            <text:p>15,92</text:p>
          </table:table-cell>
          <table:table-cell office:value-type="float" office:value="18.11" calcext:value-type="float">
            <text:p>18,11</text:p>
          </table:table-cell>
          <table:table-cell office:value-type="float" office:value="19.88" calcext:value-type="float">
            <text:p>19,88</text:p>
          </table:table-cell>
          <table:table-cell office:value-type="float" office:value="21.95" calcext:value-type="float">
            <text:p>21,95</text:p>
          </table:table-cell>
          <table:table-cell office:value-type="float" office:value="23.21" calcext:value-type="float">
            <text:p>23,21</text:p>
          </table:table-cell>
          <table:table-cell office:value-type="float" office:value="23.07" calcext:value-type="float">
            <text:p>23,07</text:p>
          </table:table-cell>
          <table:table-cell office:value-type="float" office:value="21.86" calcext:value-type="float">
            <text:p>21,86</text:p>
          </table:table-cell>
          <table:table-cell office:value-type="float" office:value="20.32" calcext:value-type="float">
            <text:p>20,32</text:p>
          </table:table-cell>
          <table:table-cell office:value-type="float" office:value="19.24" calcext:value-type="float">
            <text:p>19,24</text:p>
          </table:table-cell>
          <table:table-cell office:value-type="float" office:value="17.37" calcext:value-type="float">
            <text:p>17,37</text:p>
          </table:table-cell>
          <table:table-cell office:value-type="float" office:value="16.06" calcext:value-type="float">
            <text:p>16,06</text:p>
          </table:table-cell>
          <table:table-cell office:value-type="float" office:value="15.14" calcext:value-type="float">
            <text:p>15,14</text:p>
          </table:table-cell>
        </table:table-row>
        <table:table-row table:style-name="ro1">
          <table:table-cell office:value-type="string" calcext:value-type="string">
            <text:p>Sudeste</text:p>
          </table:table-cell>
          <table:table-cell office:value-type="float" office:value="7.39" calcext:value-type="float">
            <text:p>7,39</text:p>
          </table:table-cell>
          <table:table-cell office:value-type="float" office:value="7.03" calcext:value-type="float">
            <text:p>7,03</text:p>
          </table:table-cell>
          <table:table-cell office:value-type="float" office:value="6.06" calcext:value-type="float">
            <text:p>6,06</text:p>
          </table:table-cell>
          <table:table-cell office:value-type="float" office:value="6.08" calcext:value-type="float">
            <text:p>6,08</text:p>
          </table:table-cell>
          <table:table-cell office:value-type="float" office:value="4.35" calcext:value-type="float">
            <text:p>4,35</text:p>
          </table:table-cell>
          <table:table-cell office:value-type="float" office:value="3.18" calcext:value-type="float">
            <text:p>3,18</text:p>
          </table:table-cell>
          <table:table-cell office:value-type="float" office:value="4.07" calcext:value-type="float">
            <text:p>4,07</text:p>
          </table:table-cell>
          <table:table-cell office:value-type="float" office:value="4.26" calcext:value-type="float">
            <text:p>4,26</text:p>
          </table:table-cell>
          <table:table-cell office:value-type="float" office:value="3.95" calcext:value-type="float">
            <text:p>3,95</text:p>
          </table:table-cell>
          <table:table-cell office:value-type="float" office:value="3.07" calcext:value-type="float">
            <text:p>3,07</text:p>
          </table:table-cell>
          <table:table-cell table:number-columns-repeated="2" office:value-type="float" office:value="3.67" calcext:value-type="float">
            <text:p>3,67</text:p>
          </table:table-cell>
          <table:table-cell table:number-columns-repeated="2" office:value-type="float" office:value="3.88" calcext:value-type="float">
            <text:p>3,88</text:p>
          </table:table-cell>
          <table:table-cell office:value-type="float" office:value="3.15" calcext:value-type="float">
            <text:p>3,15</text:p>
          </table:table-cell>
          <table:table-cell office:value-type="float" office:value="3.48" calcext:value-type="float">
            <text:p>3,48</text:p>
          </table:table-cell>
          <table:table-cell office:value-type="float" office:value="4.31" calcext:value-type="float">
            <text:p>4,31</text:p>
          </table:table-cell>
          <table:table-cell office:value-type="float" office:value="4.44" calcext:value-type="float">
            <text:p>4,44</text:p>
          </table:table-cell>
          <table:table-cell office:value-type="float" office:value="3.86" calcext:value-type="float">
            <text:p>3,86</text:p>
          </table:table-cell>
          <table:table-cell office:value-type="float" office:value="4.27" calcext:value-type="float">
            <text:p>4,27</text:p>
          </table:table-cell>
          <table:table-cell office:value-type="float" office:value="4.54" calcext:value-type="float">
            <text:p>4,54</text:p>
          </table:table-cell>
          <table:table-cell office:value-type="float" office:value="4.59" calcext:value-type="float">
            <text:p>4,59</text:p>
          </table:table-cell>
          <table:table-cell office:value-type="float" office:value="4.21" calcext:value-type="float">
            <text:p>4,21</text:p>
          </table:table-cell>
          <table:table-cell office:value-type="float" office:value="4.07" calcext:value-type="float">
            <text:p>4,07</text:p>
          </table:table-cell>
          <table:table-cell office:value-type="float" office:value="4.51" calcext:value-type="float">
            <text:p>4,51</text:p>
          </table:table-cell>
          <table:table-cell office:value-type="float" office:value="4.46" calcext:value-type="float">
            <text:p>4,46</text:p>
          </table:table-cell>
          <table:table-cell office:value-type="float" office:value="4.98" calcext:value-type="float">
            <text:p>4,98</text:p>
          </table:table-cell>
          <table:table-cell office:value-type="float" office:value="4.85" calcext:value-type="float">
            <text:p>4,85</text:p>
          </table:table-cell>
          <table:table-cell office:value-type="float" office:value="3.91" calcext:value-type="float">
            <text:p>3,91</text:p>
          </table:table-cell>
          <table:table-cell office:value-type="float" office:value="3.44" calcext:value-type="float">
            <text:p>3,44</text:p>
          </table:table-cell>
          <table:table-cell office:value-type="float" office:value="4.18" calcext:value-type="float">
            <text:p>4,18</text:p>
          </table:table-cell>
          <table:table-cell office:value-type="float" office:value="3.64" calcext:value-type="float">
            <text:p>3,64</text:p>
          </table:table-cell>
          <table:table-cell office:value-type="float" office:value="3.87" calcext:value-type="float">
            <text:p>3,87</text:p>
          </table:table-cell>
          <table:table-cell table:number-columns-repeated="2" office:value-type="float" office:value="3.89" calcext:value-type="float">
            <text:p>3,89</text:p>
          </table:table-cell>
          <table:table-cell office:value-type="float" office:value="4.22" calcext:value-type="float">
            <text:p>4,22</text:p>
          </table:table-cell>
          <table:table-cell office:value-type="float" office:value="3.49" calcext:value-type="float">
            <text:p>3,49</text:p>
          </table:table-cell>
          <table:table-cell office:value-type="float" office:value="3.55" calcext:value-type="float">
            <text:p>3,55</text:p>
          </table:table-cell>
          <table:table-cell office:value-type="float" office:value="3.23" calcext:value-type="float">
            <text:p>3,23</text:p>
          </table:table-cell>
          <table:table-cell office:value-type="float" office:value="3.44" calcext:value-type="float">
            <text:p>3,44</text:p>
          </table:table-cell>
          <table:table-cell office:value-type="float" office:value="3.48" calcext:value-type="float">
            <text:p>3,48</text:p>
          </table:table-cell>
          <table:table-cell office:value-type="float" office:value="3.46" calcext:value-type="float">
            <text:p>3,46</text:p>
          </table:table-cell>
          <table:table-cell office:value-type="float" office:value="3.08" calcext:value-type="float">
            <text:p>3,08</text:p>
          </table:table-cell>
          <table:table-cell office:value-type="float" office:value="3.76" calcext:value-type="float">
            <text:p>3,76</text:p>
          </table:table-cell>
          <table:table-cell office:value-type="float" office:value="4.44" calcext:value-type="float">
            <text:p>4,44</text:p>
          </table:table-cell>
          <table:table-cell office:value-type="float" office:value="5.84" calcext:value-type="float">
            <text:p>5,84</text:p>
          </table:table-cell>
          <table:table-cell office:value-type="float" office:value="7.33" calcext:value-type="float">
            <text:p>7,33</text:p>
          </table:table-cell>
          <table:table-cell office:value-type="float" office:value="8.62" calcext:value-type="float">
            <text:p>8,62</text:p>
          </table:table-cell>
          <table:table-cell office:value-type="float" office:value="10.66" calcext:value-type="float">
            <text:p>10,66</text:p>
          </table:table-cell>
          <table:table-cell office:value-type="float" office:value="11.75" calcext:value-type="float">
            <text:p>11,75</text:p>
          </table:table-cell>
          <table:table-cell office:value-type="float" office:value="13.08" calcext:value-type="float">
            <text:p>13,08</text:p>
          </table:table-cell>
          <table:table-cell office:value-type="float" office:value="14.67" calcext:value-type="float">
            <text:p>14,67</text:p>
          </table:table-cell>
          <table:table-cell office:value-type="float" office:value="16.86" calcext:value-type="float">
            <text:p>16,86</text:p>
          </table:table-cell>
          <table:table-cell office:value-type="float" office:value="20.01" calcext:value-type="float">
            <text:p>20,01</text:p>
          </table:table-cell>
          <table:table-cell office:value-type="float" office:value="21.68" calcext:value-type="float">
            <text:p>21,68</text:p>
          </table:table-cell>
          <table:table-cell office:value-type="float" office:value="21.67" calcext:value-type="float">
            <text:p>21,67</text:p>
          </table:table-cell>
          <table:table-cell office:value-type="float" office:value="20.81" calcext:value-type="float">
            <text:p>20,81</text:p>
          </table:table-cell>
          <table:table-cell office:value-type="float" office:value="20.36" calcext:value-type="float">
            <text:p>20,36</text:p>
          </table:table-cell>
          <table:table-cell office:value-type="float" office:value="19.78" calcext:value-type="float">
            <text:p>19,78</text:p>
          </table:table-cell>
          <table:table-cell office:value-type="float" office:value="18.28" calcext:value-type="float">
            <text:p>18,28</text:p>
          </table:table-cell>
          <table:table-cell office:value-type="float" office:value="16.49" calcext:value-type="float">
            <text:p>16,49</text:p>
          </table:table-cell>
          <table:table-cell office:value-type="float" office:value="15.67" calcext:value-type="float">
            <text:p>15,67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7" calcext:value-type="float">
            <text:p>7</text:p>
          </table:table-cell>
          <table:table-cell office:value-type="float" office:value="6.17" calcext:value-type="float">
            <text:p>6,17</text:p>
          </table:table-cell>
          <table:table-cell office:value-type="float" office:value="5.73" calcext:value-type="float">
            <text:p>5,73</text:p>
          </table:table-cell>
          <table:table-cell office:value-type="float" office:value="5.55" calcext:value-type="float">
            <text:p>5,55</text:p>
          </table:table-cell>
          <table:table-cell office:value-type="float" office:value="5.53" calcext:value-type="float">
            <text:p>5,53</text:p>
          </table:table-cell>
          <table:table-cell office:value-type="float" office:value="5.21" calcext:value-type="float">
            <text:p>5,21</text:p>
          </table:table-cell>
          <table:table-cell office:value-type="float" office:value="6.48" calcext:value-type="float">
            <text:p>6,48</text:p>
          </table:table-cell>
          <table:table-cell table:number-columns-repeated="2" office:value-type="float" office:value="6.54" calcext:value-type="float">
            <text:p>6,54</text:p>
          </table:table-cell>
          <table:table-cell office:value-type="float" office:value="5.71" calcext:value-type="float">
            <text:p>5,71</text:p>
          </table:table-cell>
          <table:table-cell office:value-type="float" office:value="5.83" calcext:value-type="float">
            <text:p>5,83</text:p>
          </table:table-cell>
          <table:table-cell table:number-columns-repeated="2" office:value-type="float" office:value="3.57" calcext:value-type="float">
            <text:p>3,57</text:p>
          </table:table-cell>
          <table:table-cell office:value-type="float" office:value="3.68" calcext:value-type="float">
            <text:p>3,68</text:p>
          </table:table-cell>
          <table:table-cell office:value-type="float" office:value="3.46" calcext:value-type="float">
            <text:p>3,46</text:p>
          </table:table-cell>
          <table:table-cell office:value-type="float" office:value="3.83" calcext:value-type="float">
            <text:p>3,83</text:p>
          </table:table-cell>
          <table:table-cell office:value-type="float" office:value="3.93" calcext:value-type="float">
            <text:p>3,93</text:p>
          </table:table-cell>
          <table:table-cell office:value-type="float" office:value="4.05" calcext:value-type="float">
            <text:p>4,05</text:p>
          </table:table-cell>
          <table:table-cell office:value-type="float" office:value="3.6" calcext:value-type="float">
            <text:p>3,6</text:p>
          </table:table-cell>
          <table:table-cell office:value-type="float" office:value="3.77" calcext:value-type="float">
            <text:p>3,77</text:p>
          </table:table-cell>
          <table:table-cell office:value-type="float" office:value="3.88" calcext:value-type="float">
            <text:p>3,88</text:p>
          </table:table-cell>
          <table:table-cell office:value-type="float" office:value="4.05" calcext:value-type="float">
            <text:p>4,05</text:p>
          </table:table-cell>
          <table:table-cell office:value-type="float" office:value="4.21" calcext:value-type="float">
            <text:p>4,21</text:p>
          </table:table-cell>
          <table:table-cell office:value-type="float" office:value="4.61" calcext:value-type="float">
            <text:p>4,61</text:p>
          </table:table-cell>
          <table:table-cell office:value-type="float" office:value="4.65" calcext:value-type="float">
            <text:p>4,65</text:p>
          </table:table-cell>
          <table:table-cell office:value-type="float" office:value="4.59" calcext:value-type="float">
            <text:p>4,59</text:p>
          </table:table-cell>
          <table:table-cell office:value-type="float" office:value="5.41" calcext:value-type="float">
            <text:p>5,41</text:p>
          </table:table-cell>
          <table:table-cell office:value-type="float" office:value="5.32" calcext:value-type="float">
            <text:p>5,32</text:p>
          </table:table-cell>
          <table:table-cell office:value-type="float" office:value="5.28" calcext:value-type="float">
            <text:p>5,28</text:p>
          </table:table-cell>
          <table:table-cell office:value-type="float" office:value="4.77" calcext:value-type="float">
            <text:p>4,77</text:p>
          </table:table-cell>
          <table:table-cell office:value-type="float" office:value="5.1" calcext:value-type="float">
            <text:p>5,1</text:p>
          </table:table-cell>
          <table:table-cell office:value-type="float" office:value="6.45" calcext:value-type="float">
            <text:p>6,45</text:p>
          </table:table-cell>
          <table:table-cell table:number-columns-repeated="2" office:value-type="float" office:value="6.33" calcext:value-type="float">
            <text:p>6,33</text:p>
          </table:table-cell>
          <table:table-cell office:value-type="float" office:value="6.12" calcext:value-type="float">
            <text:p>6,12</text:p>
          </table:table-cell>
          <table:table-cell office:value-type="float" office:value="5.63" calcext:value-type="float">
            <text:p>5,63</text:p>
          </table:table-cell>
          <table:table-cell office:value-type="float" office:value="5.49" calcext:value-type="float">
            <text:p>5,49</text:p>
          </table:table-cell>
          <table:table-cell office:value-type="float" office:value="5.35" calcext:value-type="float">
            <text:p>5,35</text:p>
          </table:table-cell>
          <table:table-cell office:value-type="float" office:value="4.6" calcext:value-type="float">
            <text:p>4,6</text:p>
          </table:table-cell>
          <table:table-cell office:value-type="float" office:value="4.43" calcext:value-type="float">
            <text:p>4,43</text:p>
          </table:table-cell>
          <table:table-cell office:value-type="float" office:value="4.51" calcext:value-type="float">
            <text:p>4,51</text:p>
          </table:table-cell>
          <table:table-cell office:value-type="float" office:value="4.08" calcext:value-type="float">
            <text:p>4,08</text:p>
          </table:table-cell>
          <table:table-cell office:value-type="float" office:value="2.91" calcext:value-type="float">
            <text:p>2,91</text:p>
          </table:table-cell>
          <table:table-cell office:value-type="float" office:value="2.04" calcext:value-type="float">
            <text:p>2,04</text:p>
          </table:table-cell>
          <table:table-cell office:value-type="float" office:value="2.86" calcext:value-type="float">
            <text:p>2,86</text:p>
          </table:table-cell>
          <table:table-cell office:value-type="float" office:value="4.32" calcext:value-type="float">
            <text:p>4,32</text:p>
          </table:table-cell>
          <table:table-cell office:value-type="float" office:value="6.37" calcext:value-type="float">
            <text:p>6,37</text:p>
          </table:table-cell>
          <table:table-cell office:value-type="float" office:value="8.63" calcext:value-type="float">
            <text:p>8,63</text:p>
          </table:table-cell>
          <table:table-cell office:value-type="float" office:value="10.45" calcext:value-type="float">
            <text:p>10,45</text:p>
          </table:table-cell>
          <table:table-cell office:value-type="float" office:value="12.01" calcext:value-type="float">
            <text:p>12,01</text:p>
          </table:table-cell>
          <table:table-cell office:value-type="float" office:value="12.95" calcext:value-type="float">
            <text:p>12,95</text:p>
          </table:table-cell>
          <table:table-cell office:value-type="float" office:value="14.85" calcext:value-type="float">
            <text:p>14,85</text:p>
          </table:table-cell>
          <table:table-cell office:value-type="float" office:value="15.84" calcext:value-type="float">
            <text:p>15,84</text:p>
          </table:table-cell>
          <table:table-cell office:value-type="float" office:value="20.33" calcext:value-type="float">
            <text:p>20,33</text:p>
          </table:table-cell>
          <table:table-cell office:value-type="float" office:value="22.42" calcext:value-type="float">
            <text:p>22,42</text:p>
          </table:table-cell>
          <table:table-cell office:value-type="float" office:value="23.52" calcext:value-type="float">
            <text:p>23,52</text:p>
          </table:table-cell>
          <table:table-cell office:value-type="float" office:value="23.77" calcext:value-type="float">
            <text:p>23,77</text:p>
          </table:table-cell>
          <table:table-cell office:value-type="float" office:value="22.29" calcext:value-type="float">
            <text:p>22,29</text:p>
          </table:table-cell>
          <table:table-cell office:value-type="float" office:value="20.68" calcext:value-type="float">
            <text:p>20,68</text:p>
          </table:table-cell>
          <table:table-cell office:value-type="float" office:value="18.76" calcext:value-type="float">
            <text:p>18,76</text:p>
          </table:table-cell>
          <table:table-cell office:value-type="float" office:value="17.16" calcext:value-type="float">
            <text:p>17,16</text:p>
          </table:table-cell>
          <table:table-cell office:value-type="float" office:value="15.97" calcext:value-type="float">
            <text:p>15,97</text:p>
          </table:table-cell>
        </table:table-row>
        <table:table-row table:style-name="ro1">
          <table:table-cell office:value-type="string" calcext:value-type="string">
            <text:p>Centro-Oeste</text:p>
          </table:table-cell>
          <table:table-cell office:value-type="float" office:value="6.08" calcext:value-type="float">
            <text:p>6,08</text:p>
          </table:table-cell>
          <table:table-cell office:value-type="float" office:value="5.67" calcext:value-type="float">
            <text:p>5,67</text:p>
          </table:table-cell>
          <table:table-cell office:value-type="float" office:value="5.66" calcext:value-type="float">
            <text:p>5,66</text:p>
          </table:table-cell>
          <table:table-cell office:value-type="float" office:value="5.21" calcext:value-type="float">
            <text:p>5,21</text:p>
          </table:table-cell>
          <table:table-cell office:value-type="float" office:value="4.61" calcext:value-type="float">
            <text:p>4,61</text:p>
          </table:table-cell>
          <table:table-cell office:value-type="float" office:value="5.4" calcext:value-type="float">
            <text:p>5,4</text:p>
          </table:table-cell>
          <table:table-cell office:value-type="float" office:value="5.64" calcext:value-type="float">
            <text:p>5,64</text:p>
          </table:table-cell>
          <table:table-cell office:value-type="float" office:value="3.29" calcext:value-type="float">
            <text:p>3,29</text:p>
          </table:table-cell>
          <table:table-cell office:value-type="float" office:value="3.11" calcext:value-type="float">
            <text:p>3,11</text:p>
          </table:table-cell>
          <table:table-cell office:value-type="float" office:value="3.95" calcext:value-type="float">
            <text:p>3,95</text:p>
          </table:table-cell>
          <table:table-cell office:value-type="float" office:value="4.83" calcext:value-type="float">
            <text:p>4,83</text:p>
          </table:table-cell>
          <table:table-cell office:value-type="float" office:value="4.42" calcext:value-type="float">
            <text:p>4,42</text:p>
          </table:table-cell>
          <table:table-cell office:value-type="float" office:value="4.21" calcext:value-type="float">
            <text:p>4,21</text:p>
          </table:table-cell>
          <table:table-cell office:value-type="float" office:value="4.44" calcext:value-type="float">
            <text:p>4,44</text:p>
          </table:table-cell>
          <table:table-cell office:value-type="float" office:value="4.32" calcext:value-type="float">
            <text:p>4,32</text:p>
          </table:table-cell>
          <table:table-cell office:value-type="float" office:value="4.61" calcext:value-type="float">
            <text:p>4,61</text:p>
          </table:table-cell>
          <table:table-cell office:value-type="float" office:value="4.69" calcext:value-type="float">
            <text:p>4,69</text:p>
          </table:table-cell>
          <table:table-cell office:value-type="float" office:value="4.08" calcext:value-type="float">
            <text:p>4,08</text:p>
          </table:table-cell>
          <table:table-cell office:value-type="float" office:value="4.34" calcext:value-type="float">
            <text:p>4,34</text:p>
          </table:table-cell>
          <table:table-cell table:number-columns-repeated="2" office:value-type="float" office:value="4.27" calcext:value-type="float">
            <text:p>4,27</text:p>
          </table:table-cell>
          <table:table-cell office:value-type="float" office:value="4.36" calcext:value-type="float">
            <text:p>4,36</text:p>
          </table:table-cell>
          <table:table-cell office:value-type="float" office:value="3.57" calcext:value-type="float">
            <text:p>3,57</text:p>
          </table:table-cell>
          <table:table-cell office:value-type="float" office:value="3.67" calcext:value-type="float">
            <text:p>3,67</text:p>
          </table:table-cell>
          <table:table-cell office:value-type="float" office:value="3.87" calcext:value-type="float">
            <text:p>3,87</text:p>
          </table:table-cell>
          <table:table-cell office:value-type="float" office:value="3.84" calcext:value-type="float">
            <text:p>3,84</text:p>
          </table:table-cell>
          <table:table-cell office:value-type="float" office:value="3.81" calcext:value-type="float">
            <text:p>3,81</text:p>
          </table:table-cell>
          <table:table-cell office:value-type="float" office:value="3.69" calcext:value-type="float">
            <text:p>3,69</text:p>
          </table:table-cell>
          <table:table-cell office:value-type="float" office:value="3.44" calcext:value-type="float">
            <text:p>3,44</text:p>
          </table:table-cell>
          <table:table-cell office:value-type="float" office:value="3.42" calcext:value-type="float">
            <text:p>3,42</text:p>
          </table:table-cell>
          <table:table-cell office:value-type="float" office:value="3.06" calcext:value-type="float">
            <text:p>3,06</text:p>
          </table:table-cell>
          <table:table-cell office:value-type="float" office:value="3.99" calcext:value-type="float">
            <text:p>3,99</text:p>
          </table:table-cell>
          <table:table-cell office:value-type="float" office:value="4.17" calcext:value-type="float">
            <text:p>4,17</text:p>
          </table:table-cell>
          <table:table-cell office:value-type="float" office:value="3.43" calcext:value-type="float">
            <text:p>3,43</text:p>
          </table:table-cell>
          <table:table-cell office:value-type="float" office:value="3.72" calcext:value-type="float">
            <text:p>3,72</text:p>
          </table:table-cell>
          <table:table-cell office:value-type="float" office:value="3.69" calcext:value-type="float">
            <text:p>3,69</text:p>
          </table:table-cell>
          <table:table-cell office:value-type="float" office:value="4.05" calcext:value-type="float">
            <text:p>4,05</text:p>
          </table:table-cell>
          <table:table-cell office:value-type="float" office:value="4.01" calcext:value-type="float">
            <text:p>4,01</text:p>
          </table:table-cell>
          <table:table-cell office:value-type="float" office:value="4.06" calcext:value-type="float">
            <text:p>4,06</text:p>
          </table:table-cell>
          <table:table-cell office:value-type="float" office:value="3.91" calcext:value-type="float">
            <text:p>3,91</text:p>
          </table:table-cell>
          <table:table-cell office:value-type="float" office:value="4.07" calcext:value-type="float">
            <text:p>4,07</text:p>
          </table:table-cell>
          <table:table-cell office:value-type="float" office:value="3.89" calcext:value-type="float">
            <text:p>3,89</text:p>
          </table:table-cell>
          <table:table-cell office:value-type="float" office:value="3.94" calcext:value-type="float">
            <text:p>3,94</text:p>
          </table:table-cell>
          <table:table-cell office:value-type="float" office:value="3.52" calcext:value-type="float">
            <text:p>3,52</text:p>
          </table:table-cell>
          <table:table-cell office:value-type="float" office:value="4.5" calcext:value-type="float">
            <text:p>4,5</text:p>
          </table:table-cell>
          <table:table-cell office:value-type="float" office:value="5.32" calcext:value-type="float">
            <text:p>5,32</text:p>
          </table:table-cell>
          <table:table-cell office:value-type="float" office:value="6.63" calcext:value-type="float">
            <text:p>6,63</text:p>
          </table:table-cell>
          <table:table-cell office:value-type="float" office:value="7.8" calcext:value-type="float">
            <text:p>7,8</text:p>
          </table:table-cell>
          <table:table-cell office:value-type="float" office:value="8.94" calcext:value-type="float">
            <text:p>8,94</text:p>
          </table:table-cell>
          <table:table-cell office:value-type="float" office:value="10.02" calcext:value-type="float">
            <text:p>10,02</text:p>
          </table:table-cell>
          <table:table-cell office:value-type="float" office:value="11.99" calcext:value-type="float">
            <text:p>11,99</text:p>
          </table:table-cell>
          <table:table-cell office:value-type="float" office:value="12.6" calcext:value-type="float">
            <text:p>12,6</text:p>
          </table:table-cell>
          <table:table-cell office:value-type="float" office:value="14.45" calcext:value-type="float">
            <text:p>14,45</text:p>
          </table:table-cell>
          <table:table-cell office:value-type="float" office:value="16.55" calcext:value-type="float">
            <text:p>16,55</text:p>
          </table:table-cell>
          <table:table-cell office:value-type="float" office:value="18.48" calcext:value-type="float">
            <text:p>18,48</text:p>
          </table:table-cell>
          <table:table-cell office:value-type="float" office:value="18.88" calcext:value-type="float">
            <text:p>18,88</text:p>
          </table:table-cell>
          <table:table-cell office:value-type="float" office:value="19.54" calcext:value-type="float">
            <text:p>19,54</text:p>
          </table:table-cell>
          <table:table-cell office:value-type="float" office:value="19.56" calcext:value-type="float">
            <text:p>19,56</text:p>
          </table:table-cell>
          <table:table-cell office:value-type="float" office:value="19.35" calcext:value-type="float">
            <text:p>19,35</text:p>
          </table:table-cell>
          <table:table-cell office:value-type="float" office:value="18.53" calcext:value-type="float">
            <text:p>18,53</text:p>
          </table:table-cell>
          <table:table-cell office:value-type="float" office:value="17.68" calcext:value-type="float">
            <text:p>17,68</text:p>
          </table:table-cell>
          <table:table-cell office:value-type="float" office:value="16.87" calcext:value-type="float">
            <text:p>16,87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3.28" calcext:value-type="float">
            <text:p>3,28</text:p>
          </table:table-cell>
          <table:table-cell office:value-type="float" office:value="3.17" calcext:value-type="float">
            <text:p>3,17</text:p>
          </table:table-cell>
          <table:table-cell office:value-type="float" office:value="3.05" calcext:value-type="float">
            <text:p>3,05</text:p>
          </table:table-cell>
          <table:table-cell office:value-type="float" office:value="2.56" calcext:value-type="float">
            <text:p>2,56</text:p>
          </table:table-cell>
          <table:table-cell office:value-type="float" office:value="-0.71" calcext:value-type="float">
            <text:p>-0,71</text:p>
          </table:table-cell>
          <table:table-cell office:value-type="float" office:value="1.56" calcext:value-type="float">
            <text:p>1,56</text:p>
          </table:table-cell>
          <table:table-cell office:value-type="float" office:value="1.81" calcext:value-type="float">
            <text:p>1,81</text:p>
          </table:table-cell>
          <table:table-cell office:value-type="float" office:value="2.33" calcext:value-type="float">
            <text:p>2,33</text:p>
          </table:table-cell>
          <table:table-cell office:value-type="float" office:value="2.71" calcext:value-type="float">
            <text:p>2,71</text:p>
          </table:table-cell>
          <table:table-cell office:value-type="float" office:value="3.12" calcext:value-type="float">
            <text:p>3,12</text:p>
          </table:table-cell>
          <table:table-cell office:value-type="float" office:value="3.42" calcext:value-type="float">
            <text:p>3,42</text:p>
          </table:table-cell>
          <table:table-cell office:value-type="float" office:value="4.23" calcext:value-type="float">
            <text:p>4,23</text:p>
          </table:table-cell>
          <table:table-cell office:value-type="float" office:value="4.24" calcext:value-type="float">
            <text:p>4,24</text:p>
          </table:table-cell>
          <table:table-cell office:value-type="float" office:value="4.09" calcext:value-type="float">
            <text:p>4,09</text:p>
          </table:table-cell>
          <table:table-cell office:value-type="float" office:value="3.9" calcext:value-type="float">
            <text:p>3,9</text:p>
          </table:table-cell>
          <table:table-cell office:value-type="float" office:value="4.59" calcext:value-type="float">
            <text:p>4,59</text:p>
          </table:table-cell>
          <table:table-cell office:value-type="float" office:value="4.81" calcext:value-type="float">
            <text:p>4,81</text:p>
          </table:table-cell>
          <table:table-cell office:value-type="float" office:value="3" calcext:value-type="float">
            <text:p>3</text:p>
          </table:table-cell>
          <table:table-cell office:value-type="float" office:value="2.77" calcext:value-type="float">
            <text:p>2,77</text:p>
          </table:table-cell>
          <table:table-cell office:value-type="float" office:value="3.31" calcext:value-type="float">
            <text:p>3,31</text:p>
          </table:table-cell>
          <table:table-cell office:value-type="float" office:value="3.24" calcext:value-type="float">
            <text:p>3,24</text:p>
          </table:table-cell>
          <table:table-cell office:value-type="float" office:value="3.11" calcext:value-type="float">
            <text:p>3,11</text:p>
          </table:table-cell>
          <table:table-cell office:value-type="float" office:value="3.65" calcext:value-type="float">
            <text:p>3,65</text:p>
          </table:table-cell>
          <table:table-cell office:value-type="float" office:value="3.74" calcext:value-type="float">
            <text:p>3,74</text:p>
          </table:table-cell>
          <table:table-cell office:value-type="float" office:value="4.77" calcext:value-type="float">
            <text:p>4,77</text:p>
          </table:table-cell>
          <table:table-cell office:value-type="float" office:value="4.55" calcext:value-type="float">
            <text:p>4,55</text:p>
          </table:table-cell>
          <table:table-cell office:value-type="float" office:value="4.48" calcext:value-type="float">
            <text:p>4,48</text:p>
          </table:table-cell>
          <table:table-cell office:value-type="float" office:value="4.36" calcext:value-type="float">
            <text:p>4,36</text:p>
          </table:table-cell>
          <table:table-cell office:value-type="float" office:value="4.1" calcext:value-type="float">
            <text:p>4,1</text:p>
          </table:table-cell>
          <table:table-cell office:value-type="float" office:value="4.85" calcext:value-type="float">
            <text:p>4,85</text:p>
          </table:table-cell>
          <table:table-cell office:value-type="float" office:value="8.05" calcext:value-type="float">
            <text:p>8,05</text:p>
          </table:table-cell>
          <table:table-cell office:value-type="float" office:value="7.85" calcext:value-type="float">
            <text:p>7,85</text:p>
          </table:table-cell>
          <table:table-cell office:value-type="float" office:value="7.57" calcext:value-type="float">
            <text:p>7,57</text:p>
          </table:table-cell>
          <table:table-cell office:value-type="float" office:value="7.39" calcext:value-type="float">
            <text:p>7,39</text:p>
          </table:table-cell>
          <table:table-cell office:value-type="float" office:value="6.24" calcext:value-type="float">
            <text:p>6,24</text:p>
          </table:table-cell>
          <table:table-cell office:value-type="float" office:value="6" calcext:value-type="float">
            <text:p>6</text:p>
          </table:table-cell>
          <table:table-cell office:value-type="float" office:value="5.35" calcext:value-type="float">
            <text:p>5,35</text:p>
          </table:table-cell>
          <table:table-cell office:value-type="float" office:value="5.61" calcext:value-type="float">
            <text:p>5,61</text:p>
          </table:table-cell>
          <table:table-cell office:value-type="float" office:value="6.12" calcext:value-type="float">
            <text:p>6,12</text:p>
          </table:table-cell>
          <table:table-cell office:value-type="float" office:value="6.08" calcext:value-type="float">
            <text:p>6,08</text:p>
          </table:table-cell>
          <table:table-cell office:value-type="float" office:value="6.84" calcext:value-type="float">
            <text:p>6,84</text:p>
          </table:table-cell>
          <table:table-cell office:value-type="float" office:value="5.5" calcext:value-type="float">
            <text:p>5,5</text:p>
          </table:table-cell>
          <table:table-cell office:value-type="float" office:value="2.84" calcext:value-type="float">
            <text:p>2,84</text:p>
          </table:table-cell>
          <table:table-cell office:value-type="float" office:value="2.41" calcext:value-type="float">
            <text:p>2,41</text:p>
          </table:table-cell>
          <table:table-cell office:value-type="float" office:value="3.21" calcext:value-type="float">
            <text:p>3,21</text:p>
          </table:table-cell>
          <table:table-cell office:value-type="float" office:value="4.83" calcext:value-type="float">
            <text:p>4,83</text:p>
          </table:table-cell>
          <table:table-cell office:value-type="float" office:value="7.13" calcext:value-type="float">
            <text:p>7,13</text:p>
          </table:table-cell>
          <table:table-cell office:value-type="float" office:value="8.65" calcext:value-type="float">
            <text:p>8,65</text:p>
          </table:table-cell>
          <table:table-cell office:value-type="float" office:value="8.56" calcext:value-type="float">
            <text:p>8,56</text:p>
          </table:table-cell>
          <table:table-cell office:value-type="float" office:value="8.91" calcext:value-type="float">
            <text:p>8,91</text:p>
          </table:table-cell>
          <table:table-cell office:value-type="float" office:value="8.7" calcext:value-type="float">
            <text:p>8,7</text:p>
          </table:table-cell>
          <table:table-cell office:value-type="float" office:value="9.46" calcext:value-type="float">
            <text:p>9,46</text:p>
          </table:table-cell>
          <table:table-cell office:value-type="float" office:value="10.41" calcext:value-type="float">
            <text:p>10,41</text:p>
          </table:table-cell>
          <table:table-cell office:value-type="float" office:value="14.54" calcext:value-type="float">
            <text:p>14,54</text:p>
          </table:table-cell>
          <table:table-cell office:value-type="float" office:value="15.53" calcext:value-type="float">
            <text:p>15,53</text:p>
          </table:table-cell>
          <table:table-cell office:value-type="float" office:value="16.6" calcext:value-type="float">
            <text:p>16,6</text:p>
          </table:table-cell>
          <table:table-cell office:value-type="float" office:value="15.84" calcext:value-type="float">
            <text:p>15,84</text:p>
          </table:table-cell>
          <table:table-cell office:value-type="float" office:value="14.83" calcext:value-type="float">
            <text:p>14,83</text:p>
          </table:table-cell>
          <table:table-cell office:value-type="float" office:value="13.51" calcext:value-type="float">
            <text:p>13,51</text:p>
          </table:table-cell>
          <table:table-cell office:value-type="float" office:value="12.05" calcext:value-type="float">
            <text:p>12,05</text:p>
          </table:table-cell>
          <table:table-cell office:value-type="float" office:value="12.83" calcext:value-type="float">
            <text:p>12,83</text:p>
          </table:table-cell>
          <table:table-cell office:value-type="float" office:value="12.95" calcext:value-type="float">
            <text:p>12,95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5.38" calcext:value-type="float">
            <text:p>5,38</text:p>
          </table:table-cell>
          <table:table-cell office:value-type="float" office:value="4.96" calcext:value-type="float">
            <text:p>4,96</text:p>
          </table:table-cell>
          <table:table-cell office:value-type="float" office:value="5.14" calcext:value-type="float">
            <text:p>5,14</text:p>
          </table:table-cell>
          <table:table-cell office:value-type="float" office:value="4.56" calcext:value-type="float">
            <text:p>4,56</text:p>
          </table:table-cell>
          <table:table-cell office:value-type="float" office:value="4.29" calcext:value-type="float">
            <text:p>4,29</text:p>
          </table:table-cell>
          <table:table-cell office:value-type="float" office:value="3.45" calcext:value-type="float">
            <text:p>3,45</text:p>
          </table:table-cell>
          <table:table-cell office:value-type="float" office:value="2.9" calcext:value-type="float">
            <text:p>2,9</text:p>
          </table:table-cell>
          <table:table-cell office:value-type="float" office:value="3.28" calcext:value-type="float">
            <text:p>3,28</text:p>
          </table:table-cell>
          <table:table-cell office:value-type="float" office:value="4.3" calcext:value-type="float">
            <text:p>4,3</text:p>
          </table:table-cell>
          <table:table-cell office:value-type="float" office:value="4.6" calcext:value-type="float">
            <text:p>4,6</text:p>
          </table:table-cell>
          <table:table-cell office:value-type="float" office:value="4.11" calcext:value-type="float">
            <text:p>4,11</text:p>
          </table:table-cell>
          <table:table-cell table:number-columns-repeated="2" office:value-type="float" office:value="4.31" calcext:value-type="float">
            <text:p>4,31</text:p>
          </table:table-cell>
          <table:table-cell office:value-type="float" office:value="4.34" calcext:value-type="float">
            <text:p>4,34</text:p>
          </table:table-cell>
          <table:table-cell office:value-type="float" office:value="4.08" calcext:value-type="float">
            <text:p>4,08</text:p>
          </table:table-cell>
          <table:table-cell office:value-type="float" office:value="4.33" calcext:value-type="float">
            <text:p>4,33</text:p>
          </table:table-cell>
          <table:table-cell office:value-type="float" office:value="4.46" calcext:value-type="float">
            <text:p>4,46</text:p>
          </table:table-cell>
          <table:table-cell office:value-type="float" office:value="1.39" calcext:value-type="float">
            <text:p>1,39</text:p>
          </table:table-cell>
          <table:table-cell office:value-type="float" office:value="3.53" calcext:value-type="float">
            <text:p>3,53</text:p>
          </table:table-cell>
          <table:table-cell office:value-type="float" office:value="3.19" calcext:value-type="float">
            <text:p>3,19</text:p>
          </table:table-cell>
          <table:table-cell office:value-type="float" office:value="3.31" calcext:value-type="float">
            <text:p>3,31</text:p>
          </table:table-cell>
          <table:table-cell office:value-type="float" office:value="3.82" calcext:value-type="float">
            <text:p>3,82</text:p>
          </table:table-cell>
          <table:table-cell office:value-type="float" office:value="4.49" calcext:value-type="float">
            <text:p>4,49</text:p>
          </table:table-cell>
          <table:table-cell office:value-type="float" office:value="4.87" calcext:value-type="float">
            <text:p>4,87</text:p>
          </table:table-cell>
          <table:table-cell office:value-type="float" office:value="4.71" calcext:value-type="float">
            <text:p>4,71</text:p>
          </table:table-cell>
          <table:table-cell office:value-type="float" office:value="5.19" calcext:value-type="float">
            <text:p>5,19</text:p>
          </table:table-cell>
          <table:table-cell office:value-type="float" office:value="5.41" calcext:value-type="float">
            <text:p>5,41</text:p>
          </table:table-cell>
          <table:table-cell office:value-type="float" office:value="5.22" calcext:value-type="float">
            <text:p>5,22</text:p>
          </table:table-cell>
          <table:table-cell office:value-type="float" office:value="5.97" calcext:value-type="float">
            <text:p>5,97</text:p>
          </table:table-cell>
          <table:table-cell office:value-type="float" office:value="7.94" calcext:value-type="float">
            <text:p>7,94</text:p>
          </table:table-cell>
          <table:table-cell office:value-type="float" office:value="5.79" calcext:value-type="float">
            <text:p>5,79</text:p>
          </table:table-cell>
          <table:table-cell office:value-type="float" office:value="6.24" calcext:value-type="float">
            <text:p>6,24</text:p>
          </table:table-cell>
          <table:table-cell office:value-type="float" office:value="5.89" calcext:value-type="float">
            <text:p>5,89</text:p>
          </table:table-cell>
          <table:table-cell office:value-type="float" office:value="4.99" calcext:value-type="float">
            <text:p>4,99</text:p>
          </table:table-cell>
          <table:table-cell office:value-type="float" office:value="4.51" calcext:value-type="float">
            <text:p>4,51</text:p>
          </table:table-cell>
          <table:table-cell office:value-type="float" office:value="4.4" calcext:value-type="float">
            <text:p>4,4</text:p>
          </table:table-cell>
          <table:table-cell office:value-type="float" office:value="4.89" calcext:value-type="float">
            <text:p>4,89</text:p>
          </table:table-cell>
          <table:table-cell office:value-type="float" office:value="4.74" calcext:value-type="float">
            <text:p>4,74</text:p>
          </table:table-cell>
          <table:table-cell office:value-type="float" office:value="4.5" calcext:value-type="float">
            <text:p>4,5</text:p>
          </table:table-cell>
          <table:table-cell office:value-type="float" office:value="4.44" calcext:value-type="float">
            <text:p>4,44</text:p>
          </table:table-cell>
          <table:table-cell office:value-type="float" office:value="4.32" calcext:value-type="float">
            <text:p>4,32</text:p>
          </table:table-cell>
          <table:table-cell office:value-type="float" office:value="2.52" calcext:value-type="float">
            <text:p>2,52</text:p>
          </table:table-cell>
          <table:table-cell office:value-type="float" office:value="3.59" calcext:value-type="float">
            <text:p>3,59</text:p>
          </table:table-cell>
          <table:table-cell office:value-type="float" office:value="3.68" calcext:value-type="float">
            <text:p>3,68</text:p>
          </table:table-cell>
          <table:table-cell office:value-type="float" office:value="5.38" calcext:value-type="float">
            <text:p>5,38</text:p>
          </table:table-cell>
          <table:table-cell office:value-type="float" office:value="6.32" calcext:value-type="float">
            <text:p>6,32</text:p>
          </table:table-cell>
          <table:table-cell office:value-type="float" office:value="7.51" calcext:value-type="float">
            <text:p>7,51</text:p>
          </table:table-cell>
          <table:table-cell office:value-type="float" office:value="8.02" calcext:value-type="float">
            <text:p>8,02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31" calcext:value-type="float">
            <text:p>9,31</text:p>
          </table:table-cell>
          <table:table-cell office:value-type="float" office:value="9.99" calcext:value-type="float">
            <text:p>9,99</text:p>
          </table:table-cell>
          <table:table-cell office:value-type="float" office:value="10.39" calcext:value-type="float">
            <text:p>10,39</text:p>
          </table:table-cell>
          <table:table-cell office:value-type="float" office:value="12.1" calcext:value-type="float">
            <text:p>12,1</text:p>
          </table:table-cell>
          <table:table-cell office:value-type="float" office:value="13.75" calcext:value-type="float">
            <text:p>13,75</text:p>
          </table:table-cell>
          <table:table-cell office:value-type="float" office:value="14.15" calcext:value-type="float">
            <text:p>14,15</text:p>
          </table:table-cell>
          <table:table-cell office:value-type="float" office:value="13.91" calcext:value-type="float">
            <text:p>13,91</text:p>
          </table:table-cell>
          <table:table-cell office:value-type="float" office:value="14.63" calcext:value-type="float">
            <text:p>14,63</text:p>
          </table:table-cell>
          <table:table-cell office:value-type="float" office:value="14.72" calcext:value-type="float">
            <text:p>14,72</text:p>
          </table:table-cell>
          <table:table-cell office:value-type="float" office:value="14.74" calcext:value-type="float">
            <text:p>14,74</text:p>
          </table:table-cell>
          <table:table-cell office:value-type="float" office:value="14.71" calcext:value-type="float">
            <text:p>14,71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3.15" calcext:value-type="float">
            <text:p>3,15</text:p>
          </table:table-cell>
          <table:table-cell office:value-type="float" office:value="2.8" calcext:value-type="float">
            <text:p>2,8</text:p>
          </table:table-cell>
          <table:table-cell office:value-type="float" office:value="3.32" calcext:value-type="float">
            <text:p>3,32</text:p>
          </table:table-cell>
          <table:table-cell office:value-type="float" office:value="3.97" calcext:value-type="float">
            <text:p>3,97</text:p>
          </table:table-cell>
          <table:table-cell office:value-type="float" office:value="4.21" calcext:value-type="float">
            <text:p>4,21</text:p>
          </table:table-cell>
          <table:table-cell office:value-type="float" office:value="4.1" calcext:value-type="float">
            <text:p>4,1</text:p>
          </table:table-cell>
          <table:table-cell office:value-type="float" office:value="4.19" calcext:value-type="float">
            <text:p>4,19</text:p>
          </table:table-cell>
          <table:table-cell office:value-type="float" office:value="4.24" calcext:value-type="float">
            <text:p>4,24</text:p>
          </table:table-cell>
          <table:table-cell office:value-type="float" office:value="4.17" calcext:value-type="float">
            <text:p>4,17</text:p>
          </table:table-cell>
          <table:table-cell office:value-type="float" office:value="4.53" calcext:value-type="float">
            <text:p>4,53</text:p>
          </table:table-cell>
          <table:table-cell office:value-type="float" office:value="4.94" calcext:value-type="float">
            <text:p>4,94</text:p>
          </table:table-cell>
          <table:table-cell office:value-type="float" office:value="4.98" calcext:value-type="float">
            <text:p>4,98</text:p>
          </table:table-cell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  <table:table-cell office:value-type="float" office:value="0.51" calcext:value-type="float">
            <text:p>0,51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office:value-type="float" office:value="0.54" calcext:value-type="float">
            <text:p>0,54</text:p>
          </table:table-cell>
          <table:table-cell office:value-type="float" office:value="1.1" calcext:value-type="float">
            <text:p>1,1</text:p>
          </table:table-cell>
          <table:table-cell office:value-type="float" office:value="1.61" calcext:value-type="float">
            <text:p>1,61</text:p>
          </table:table-cell>
          <table:table-cell office:value-type="float" office:value="4.46" calcext:value-type="float">
            <text:p>4,46</text:p>
          </table:table-cell>
          <table:table-cell office:value-type="float" office:value="4.53" calcext:value-type="float">
            <text:p>4,53</text:p>
          </table:table-cell>
          <table:table-cell office:value-type="float" office:value="4.75" calcext:value-type="float">
            <text:p>4,75</text:p>
          </table:table-cell>
          <table:table-cell office:value-type="float" office:value="5.15" calcext:value-type="float">
            <text:p>5,15</text:p>
          </table:table-cell>
          <table:table-cell office:value-type="float" office:value="4.96" calcext:value-type="float">
            <text:p>4,96</text:p>
          </table:table-cell>
          <table:table-cell office:value-type="float" office:value="5.06" calcext:value-type="float">
            <text:p>5,06</text:p>
          </table:table-cell>
          <table:table-cell office:value-type="float" office:value="5.65" calcext:value-type="float">
            <text:p>5,65</text:p>
          </table:table-cell>
          <table:table-cell table:number-columns-repeated="2" office:value-type="float" office:value="6.03" calcext:value-type="float">
            <text:p>6,03</text:p>
          </table:table-cell>
          <table:table-cell office:value-type="float" office:value="6.61" calcext:value-type="float">
            <text:p>6,61</text:p>
          </table:table-cell>
          <table:table-cell office:value-type="float" office:value="5.67" calcext:value-type="float">
            <text:p>5,67</text:p>
          </table:table-cell>
          <table:table-cell office:value-type="float" office:value="5.56" calcext:value-type="float">
            <text:p>5,56</text:p>
          </table:table-cell>
          <table:table-cell office:value-type="float" office:value="6.32" calcext:value-type="float">
            <text:p>6,32</text:p>
          </table:table-cell>
          <table:table-cell office:value-type="float" office:value="6.17" calcext:value-type="float">
            <text:p>6,17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5.53" calcext:value-type="float">
            <text:p>5,53</text:p>
          </table:table-cell>
          <table:table-cell office:value-type="float" office:value="5.35" calcext:value-type="float">
            <text:p>5,35</text:p>
          </table:table-cell>
          <table:table-cell office:value-type="float" office:value="5.13" calcext:value-type="float">
            <text:p>5,13</text:p>
          </table:table-cell>
          <table:table-cell office:value-type="float" office:value="4.58" calcext:value-type="float">
            <text:p>4,58</text:p>
          </table:table-cell>
          <table:table-cell office:value-type="float" office:value="4.31" calcext:value-type="float">
            <text:p>4,31</text:p>
          </table:table-cell>
          <table:table-cell office:value-type="float" office:value="4.23" calcext:value-type="float">
            <text:p>4,23</text:p>
          </table:table-cell>
          <table:table-cell office:value-type="float" office:value="5.24" calcext:value-type="float">
            <text:p>5,24</text:p>
          </table:table-cell>
          <table:table-cell office:value-type="float" office:value="6.61" calcext:value-type="float">
            <text:p>6,61</text:p>
          </table:table-cell>
          <table:table-cell office:value-type="float" office:value="4.16" calcext:value-type="float">
            <text:p>4,16</text:p>
          </table:table-cell>
          <table:table-cell office:value-type="float" office:value="6.55" calcext:value-type="float">
            <text:p>6,55</text:p>
          </table:table-cell>
          <table:table-cell office:value-type="float" office:value="9.09" calcext:value-type="float">
            <text:p>9,09</text:p>
          </table:table-cell>
          <table:table-cell office:value-type="float" office:value="10.11" calcext:value-type="float">
            <text:p>10,11</text:p>
          </table:table-cell>
          <table:table-cell office:value-type="float" office:value="10.94" calcext:value-type="float">
            <text:p>10,94</text:p>
          </table:table-cell>
          <table:table-cell office:value-type="float" office:value="11.95" calcext:value-type="float">
            <text:p>11,95</text:p>
          </table:table-cell>
          <table:table-cell office:value-type="float" office:value="12.64" calcext:value-type="float">
            <text:p>12,64</text:p>
          </table:table-cell>
          <table:table-cell office:value-type="float" office:value="13.89" calcext:value-type="float">
            <text:p>13,89</text:p>
          </table:table-cell>
          <table:table-cell office:value-type="float" office:value="14.78" calcext:value-type="float">
            <text:p>14,78</text:p>
          </table:table-cell>
          <table:table-cell office:value-type="float" office:value="16.06" calcext:value-type="float">
            <text:p>16,06</text:p>
          </table:table-cell>
          <table:table-cell office:value-type="float" office:value="16.38" calcext:value-type="float">
            <text:p>16,38</text:p>
          </table:table-cell>
          <table:table-cell office:value-type="float" office:value="15.7" calcext:value-type="float">
            <text:p>15,7</text:p>
          </table:table-cell>
          <table:table-cell office:value-type="float" office:value="18.23" calcext:value-type="float">
            <text:p>18,23</text:p>
          </table:table-cell>
          <table:table-cell office:value-type="float" office:value="16.08" calcext:value-type="float">
            <text:p>16,08</text:p>
          </table:table-cell>
          <table:table-cell office:value-type="float" office:value="14.65" calcext:value-type="float">
            <text:p>14,65</text:p>
          </table:table-cell>
          <table:table-cell office:value-type="float" office:value="14.46" calcext:value-type="float">
            <text:p>14,46</text:p>
          </table:table-cell>
          <table:table-cell office:value-type="float" office:value="14.89" calcext:value-type="float">
            <text:p>14,89</text:p>
          </table:table-cell>
          <table:table-cell office:value-type="float" office:value="14.31" calcext:value-type="float">
            <text:p>14,31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6.22" calcext:value-type="float">
            <text:p>6,22</text:p>
          </table:table-cell>
          <table:table-cell office:value-type="float" office:value="5.63" calcext:value-type="float">
            <text:p>5,63</text:p>
          </table:table-cell>
          <table:table-cell office:value-type="float" office:value="5.64" calcext:value-type="float">
            <text:p>5,64</text:p>
          </table:table-cell>
          <table:table-cell office:value-type="float" office:value="5.75" calcext:value-type="float">
            <text:p>5,75</text:p>
          </table:table-cell>
          <table:table-cell office:value-type="float" office:value="5.73" calcext:value-type="float">
            <text:p>5,73</text:p>
          </table:table-cell>
          <table:table-cell office:value-type="float" office:value="5.85" calcext:value-type="float">
            <text:p>5,85</text:p>
          </table:table-cell>
          <table:table-cell office:value-type="float" office:value="6.48" calcext:value-type="float">
            <text:p>6,48</text:p>
          </table:table-cell>
          <table:table-cell office:value-type="float" office:value="6.58" calcext:value-type="float">
            <text:p>6,58</text:p>
          </table:table-cell>
          <table:table-cell office:value-type="float" office:value="0.89" calcext:value-type="float">
            <text:p>0,89</text:p>
          </table:table-cell>
          <table:table-cell office:value-type="float" office:value="2.27" calcext:value-type="float">
            <text:p>2,27</text:p>
          </table:table-cell>
          <table:table-cell office:value-type="float" office:value="2.47" calcext:value-type="float">
            <text:p>2,47</text:p>
          </table:table-cell>
          <table:table-cell office:value-type="float" office:value="2.45" calcext:value-type="float">
            <text:p>2,45</text:p>
          </table:table-cell>
          <table:table-cell office:value-type="float" office:value="2.08" calcext:value-type="float">
            <text:p>2,08</text:p>
          </table:table-cell>
          <table:table-cell office:value-type="float" office:value="2.43" calcext:value-type="float">
            <text:p>2,43</text:p>
          </table:table-cell>
          <table:table-cell office:value-type="float" office:value="2.02" calcext:value-type="float">
            <text:p>2,02</text:p>
          </table:table-cell>
          <table:table-cell office:value-type="float" office:value="2.2" calcext:value-type="float">
            <text:p>2,2</text:p>
          </table:table-cell>
          <table:table-cell office:value-type="float" office:value="2.83" calcext:value-type="float">
            <text:p>2,83</text:p>
          </table:table-cell>
          <table:table-cell office:value-type="float" office:value="3.28" calcext:value-type="float">
            <text:p>3,28</text:p>
          </table:table-cell>
          <table:table-cell office:value-type="float" office:value="3.42" calcext:value-type="float">
            <text:p>3,42</text:p>
          </table:table-cell>
          <table:table-cell office:value-type="float" office:value="3.84" calcext:value-type="float">
            <text:p>3,84</text:p>
          </table:table-cell>
          <table:table-cell office:value-type="float" office:value="4.01" calcext:value-type="float">
            <text:p>4,01</text:p>
          </table:table-cell>
          <table:table-cell office:value-type="float" office:value="3.63" calcext:value-type="float">
            <text:p>3,63</text:p>
          </table:table-cell>
          <table:table-cell office:value-type="float" office:value="4.94" calcext:value-type="float">
            <text:p>4,94</text:p>
          </table:table-cell>
          <table:table-cell office:value-type="float" office:value="5.57" calcext:value-type="float">
            <text:p>5,57</text:p>
          </table:table-cell>
          <table:table-cell office:value-type="float" office:value="5.6" calcext:value-type="float">
            <text:p>5,6</text:p>
          </table:table-cell>
          <table:table-cell office:value-type="float" office:value="5.48" calcext:value-type="float">
            <text:p>5,48</text:p>
          </table:table-cell>
          <table:table-cell office:value-type="float" office:value="6.26" calcext:value-type="float">
            <text:p>6,26</text:p>
          </table:table-cell>
          <table:table-cell office:value-type="float" office:value="5.82" calcext:value-type="float">
            <text:p>5,82</text:p>
          </table:table-cell>
          <table:table-cell office:value-type="float" office:value="5.55" calcext:value-type="float">
            <text:p>5,55</text:p>
          </table:table-cell>
          <table:table-cell office:value-type="float" office:value="5.81" calcext:value-type="float">
            <text:p>5,81</text:p>
          </table:table-cell>
          <table:table-cell office:value-type="float" office:value="6.04" calcext:value-type="float">
            <text:p>6,04</text:p>
          </table:table-cell>
          <table:table-cell office:value-type="float" office:value="5.9" calcext:value-type="float">
            <text:p>5,9</text:p>
          </table:table-cell>
          <table:table-cell office:value-type="float" office:value="5.45" calcext:value-type="float">
            <text:p>5,45</text:p>
          </table:table-cell>
          <table:table-cell office:value-type="float" office:value="5.81" calcext:value-type="float">
            <text:p>5,81</text:p>
          </table:table-cell>
          <table:table-cell office:value-type="float" office:value="4.38" calcext:value-type="float">
            <text:p>4,38</text:p>
          </table:table-cell>
          <table:table-cell office:value-type="float" office:value="4.09" calcext:value-type="float">
            <text:p>4,09</text:p>
          </table:table-cell>
          <table:table-cell office:value-type="float" office:value="4.4" calcext:value-type="float">
            <text:p>4,4</text:p>
          </table:table-cell>
          <table:table-cell office:value-type="float" office:value="4.24" calcext:value-type="float">
            <text:p>4,24</text:p>
          </table:table-cell>
          <table:table-cell office:value-type="float" office:value="3.37" calcext:value-type="float">
            <text:p>3,37</text:p>
          </table:table-cell>
          <table:table-cell office:value-type="float" office:value="3.39" calcext:value-type="float">
            <text:p>3,39</text:p>
          </table:table-cell>
          <table:table-cell office:value-type="float" office:value="3.51" calcext:value-type="float">
            <text:p>3,51</text:p>
          </table:table-cell>
          <table:table-cell office:value-type="float" office:value="2.91" calcext:value-type="float">
            <text:p>2,91</text:p>
          </table:table-cell>
          <table:table-cell office:value-type="float" office:value="2.55" calcext:value-type="float">
            <text:p>2,55</text:p>
          </table:table-cell>
          <table:table-cell office:value-type="float" office:value="2.87" calcext:value-type="float">
            <text:p>2,87</text:p>
          </table:table-cell>
          <table:table-cell office:value-type="float" office:value="4.82" calcext:value-type="float">
            <text:p>4,82</text:p>
          </table:table-cell>
          <table:table-cell office:value-type="float" office:value="4.34" calcext:value-type="float">
            <text:p>4,34</text:p>
          </table:table-cell>
          <table:table-cell office:value-type="float" office:value="5.79" calcext:value-type="float">
            <text:p>5,79</text:p>
          </table:table-cell>
          <table:table-cell office:value-type="float" office:value="8.87" calcext:value-type="float">
            <text:p>8,87</text:p>
          </table:table-cell>
          <table:table-cell office:value-type="float" office:value="9.93" calcext:value-type="float">
            <text:p>9,93</text:p>
          </table:table-cell>
          <table:table-cell office:value-type="float" office:value="10.93" calcext:value-type="float">
            <text:p>10,93</text:p>
          </table:table-cell>
          <table:table-cell office:value-type="float" office:value="11.68" calcext:value-type="float">
            <text:p>11,68</text:p>
          </table:table-cell>
          <table:table-cell office:value-type="float" office:value="13.62" calcext:value-type="float">
            <text:p>13,62</text:p>
          </table:table-cell>
          <table:table-cell office:value-type="float" office:value="13.9" calcext:value-type="float">
            <text:p>13,9</text:p>
          </table:table-cell>
          <table:table-cell office:value-type="float" office:value="14.47" calcext:value-type="float">
            <text:p>14,47</text:p>
          </table:table-cell>
          <table:table-cell office:value-type="float" office:value="16.21" calcext:value-type="float">
            <text:p>16,21</text:p>
          </table:table-cell>
          <table:table-cell office:value-type="float" office:value="16.14" calcext:value-type="float">
            <text:p>16,14</text:p>
          </table:table-cell>
          <table:table-cell office:value-type="float" office:value="15.39" calcext:value-type="float">
            <text:p>15,39</text:p>
          </table:table-cell>
          <table:table-cell office:value-type="float" office:value="15.9" calcext:value-type="float">
            <text:p>15,9</text:p>
          </table:table-cell>
          <table:table-cell office:value-type="float" office:value="19.86" calcext:value-type="float">
            <text:p>19,86</text:p>
          </table:table-cell>
          <table:table-cell office:value-type="float" office:value="16.82" calcext:value-type="float">
            <text:p>16,8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5" calcext:value-type="float">
            <text:p>15,25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6.25" calcext:value-type="float">
            <text:p>6,25</text:p>
          </table:table-cell>
          <table:table-cell office:value-type="float" office:value="5.61" calcext:value-type="float">
            <text:p>5,61</text:p>
          </table:table-cell>
          <table:table-cell office:value-type="float" office:value="4.81" calcext:value-type="float">
            <text:p>4,81</text:p>
          </table:table-cell>
          <table:table-cell office:value-type="float" office:value="4.38" calcext:value-type="float">
            <text:p>4,38</text:p>
          </table:table-cell>
          <table:table-cell office:value-type="float" office:value="3.74" calcext:value-type="float">
            <text:p>3,74</text:p>
          </table:table-cell>
          <table:table-cell office:value-type="float" office:value="3.59" calcext:value-type="float">
            <text:p>3,59</text:p>
          </table:table-cell>
          <table:table-cell office:value-type="float" office:value="2.96" calcext:value-type="float">
            <text:p>2,96</text:p>
          </table:table-cell>
          <table:table-cell office:value-type="float" office:value="2.77" calcext:value-type="float">
            <text:p>2,77</text:p>
          </table:table-cell>
          <table:table-cell office:value-type="float" office:value="4.16" calcext:value-type="float">
            <text:p>4,16</text:p>
          </table:table-cell>
          <table:table-cell office:value-type="float" office:value="0.16" calcext:value-type="float">
            <text:p>0,16</text:p>
          </table:table-cell>
          <table:table-cell office:value-type="float" office:value="0.95" calcext:value-type="float">
            <text:p>0,95</text:p>
          </table:table-cell>
          <table:table-cell office:value-type="float" office:value="0.68" calcext:value-type="float">
            <text:p>0,68</text:p>
          </table:table-cell>
          <table:table-cell office:value-type="float" office:value="0.88" calcext:value-type="float">
            <text:p>0,88</text:p>
          </table:table-cell>
          <table:table-cell office:value-type="float" office:value="1.04" calcext:value-type="float">
            <text:p>1,04</text:p>
          </table:table-cell>
          <table:table-cell office:value-type="float" office:value="1.47" calcext:value-type="float">
            <text:p>1,47</text:p>
          </table:table-cell>
          <table:table-cell office:value-type="float" office:value="1.52" calcext:value-type="float">
            <text:p>1,52</text:p>
          </table:table-cell>
          <table:table-cell office:value-type="float" office:value="2.15" calcext:value-type="float">
            <text:p>2,15</text:p>
          </table:table-cell>
          <table:table-cell office:value-type="float" office:value="2.52" calcext:value-type="float">
            <text:p>2,52</text:p>
          </table:table-cell>
          <table:table-cell office:value-type="float" office:value="3.23" calcext:value-type="float">
            <text:p>3,23</text:p>
          </table:table-cell>
          <table:table-cell office:value-type="float" office:value="3.81" calcext:value-type="float">
            <text:p>3,81</text:p>
          </table:table-cell>
          <table:table-cell office:value-type="float" office:value="2.34" calcext:value-type="float">
            <text:p>2,34</text:p>
          </table:table-cell>
          <table:table-cell office:value-type="float" office:value="5.44" calcext:value-type="float">
            <text:p>5,44</text:p>
          </table:table-cell>
          <table:table-cell office:value-type="float" office:value="5.38" calcext:value-type="float">
            <text:p>5,38</text:p>
          </table:table-cell>
          <table:table-cell office:value-type="float" office:value="5.92" calcext:value-type="float">
            <text:p>5,92</text:p>
          </table:table-cell>
          <table:table-cell office:value-type="float" office:value="6.07" calcext:value-type="float">
            <text:p>6,07</text:p>
          </table:table-cell>
          <table:table-cell office:value-type="float" office:value="5.82" calcext:value-type="float">
            <text:p>5,82</text:p>
          </table:table-cell>
          <table:table-cell office:value-type="float" office:value="6.2" calcext:value-type="float">
            <text:p>6,2</text:p>
          </table:table-cell>
          <table:table-cell office:value-type="float" office:value="6.95" calcext:value-type="float">
            <text:p>6,95</text:p>
          </table:table-cell>
          <table:table-cell office:value-type="float" office:value="6.7" calcext:value-type="float">
            <text:p>6,7</text:p>
          </table:table-cell>
          <table:table-cell office:value-type="float" office:value="6.66" calcext:value-type="float">
            <text:p>6,66</text:p>
          </table:table-cell>
          <table:table-cell office:value-type="float" office:value="6.49" calcext:value-type="float">
            <text:p>6,49</text:p>
          </table:table-cell>
          <table:table-cell office:value-type="float" office:value="6.1" calcext:value-type="float">
            <text:p>6,1</text:p>
          </table:table-cell>
          <table:table-cell office:value-type="float" office:value="5.89" calcext:value-type="float">
            <text:p>5,89</text:p>
          </table:table-cell>
          <table:table-cell office:value-type="float" office:value="4.85" calcext:value-type="float">
            <text:p>4,85</text:p>
          </table:table-cell>
          <table:table-cell office:value-type="float" office:value="4.16" calcext:value-type="float">
            <text:p>4,16</text:p>
          </table:table-cell>
          <table:table-cell office:value-type="float" office:value="3.74" calcext:value-type="float">
            <text:p>3,74</text:p>
          </table:table-cell>
          <table:table-cell office:value-type="float" office:value="4.32" calcext:value-type="float">
            <text:p>4,32</text:p>
          </table:table-cell>
          <table:table-cell office:value-type="float" office:value="4.25" calcext:value-type="float">
            <text:p>4,25</text:p>
          </table:table-cell>
          <table:table-cell office:value-type="float" office:value="3.8" calcext:value-type="float">
            <text:p>3,8</text:p>
          </table:table-cell>
          <table:table-cell office:value-type="float" office:value="2.86" calcext:value-type="float">
            <text:p>2,86</text:p>
          </table:table-cell>
          <table:table-cell office:value-type="float" office:value="2.65" calcext:value-type="float">
            <text:p>2,65</text:p>
          </table:table-cell>
          <table:table-cell office:value-type="float" office:value="2.72" calcext:value-type="float">
            <text:p>2,72</text:p>
          </table:table-cell>
          <table:table-cell office:value-type="float" office:value="2.66" calcext:value-type="float">
            <text:p>2,66</text:p>
          </table:table-cell>
          <table:table-cell office:value-type="float" office:value="3.27" calcext:value-type="float">
            <text:p>3,27</text:p>
          </table:table-cell>
          <table:table-cell office:value-type="float" office:value="5.86" calcext:value-type="float">
            <text:p>5,86</text:p>
          </table:table-cell>
          <table:table-cell office:value-type="float" office:value="5.59" calcext:value-type="float">
            <text:p>5,59</text:p>
          </table:table-cell>
          <table:table-cell office:value-type="float" office:value="7.81" calcext:value-type="float">
            <text:p>7,81</text:p>
          </table:table-cell>
          <table:table-cell office:value-type="float" office:value="9.72" calcext:value-type="float">
            <text:p>9,72</text:p>
          </table:table-cell>
          <table:table-cell office:value-type="float" office:value="10.75" calcext:value-type="float">
            <text:p>10,75</text:p>
          </table:table-cell>
          <table:table-cell office:value-type="float" office:value="11.71" calcext:value-type="float">
            <text:p>11,71</text:p>
          </table:table-cell>
          <table:table-cell office:value-type="float" office:value="12.97" calcext:value-type="float">
            <text:p>12,97</text:p>
          </table:table-cell>
          <table:table-cell office:value-type="float" office:value="15.47" calcext:value-type="float">
            <text:p>15,47</text:p>
          </table:table-cell>
          <table:table-cell office:value-type="float" office:value="17.03" calcext:value-type="float">
            <text:p>17,03</text:p>
          </table:table-cell>
          <table:table-cell office:value-type="float" office:value="17.21" calcext:value-type="float">
            <text:p>17,21</text:p>
          </table:table-cell>
          <table:table-cell office:value-type="float" office:value="18.38" calcext:value-type="float">
            <text:p>18,38</text:p>
          </table:table-cell>
          <table:table-cell office:value-type="float" office:value="18.65" calcext:value-type="float">
            <text:p>18,65</text:p>
          </table:table-cell>
          <table:table-cell office:value-type="float" office:value="17.64" calcext:value-type="float">
            <text:p>17,64</text:p>
          </table:table-cell>
          <table:table-cell office:value-type="float" office:value="21.24" calcext:value-type="float">
            <text:p>21,24</text:p>
          </table:table-cell>
          <table:table-cell office:value-type="float" office:value="20.49" calcext:value-type="float">
            <text:p>20,4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15" calcext:value-type="float">
            <text:p>18,15</text:p>
          </table:table-cell>
          <table:table-cell office:value-type="float" office:value="17.61" calcext:value-type="float">
            <text:p>17,61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5.85" calcext:value-type="float">
            <text:p>5,85</text:p>
          </table:table-cell>
          <table:table-cell office:value-type="float" office:value="5.67" calcext:value-type="float">
            <text:p>5,67</text:p>
          </table:table-cell>
          <table:table-cell office:value-type="float" office:value="5.16" calcext:value-type="float">
            <text:p>5,16</text:p>
          </table:table-cell>
          <table:table-cell office:value-type="float" office:value="5.09" calcext:value-type="float">
            <text:p>5,09</text:p>
          </table:table-cell>
          <table:table-cell office:value-type="float" office:value="5.12" calcext:value-type="float">
            <text:p>5,12</text:p>
          </table:table-cell>
          <table:table-cell office:value-type="float" office:value="5.35" calcext:value-type="float">
            <text:p>5,35</text:p>
          </table:table-cell>
          <table:table-cell office:value-type="float" office:value="4.8" calcext:value-type="float">
            <text:p>4,8</text:p>
          </table:table-cell>
          <table:table-cell office:value-type="float" office:value="4.24" calcext:value-type="float">
            <text:p>4,24</text:p>
          </table:table-cell>
          <table:table-cell office:value-type="float" office:value="3.84" calcext:value-type="float">
            <text:p>3,84</text:p>
          </table:table-cell>
          <table:table-cell office:value-type="float" office:value="3.93" calcext:value-type="float">
            <text:p>3,93</text:p>
          </table:table-cell>
          <table:table-cell office:value-type="float" office:value="3.72" calcext:value-type="float">
            <text:p>3,72</text:p>
          </table:table-cell>
          <table:table-cell office:value-type="float" office:value="3.99" calcext:value-type="float">
            <text:p>3,99</text:p>
          </table:table-cell>
          <table:table-cell office:value-type="float" office:value="1.25" calcext:value-type="float">
            <text:p>1,25</text:p>
          </table:table-cell>
          <table:table-cell office:value-type="float" office:value="1.16" calcext:value-type="float">
            <text:p>1,16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office:value-type="float" office:value="-0.03" calcext:value-type="float">
            <text:p>-0,03</text:p>
          </table:table-cell>
          <table:table-cell office:value-type="float" office:value="1.02" calcext:value-type="float">
            <text:p>1,02</text:p>
          </table:table-cell>
          <table:table-cell office:value-type="float" office:value="1.79" calcext:value-type="float">
            <text:p>1,79</text:p>
          </table:table-cell>
          <table:table-cell office:value-type="float" office:value="1.82" calcext:value-type="float">
            <text:p>1,82</text:p>
          </table:table-cell>
          <table:table-cell office:value-type="float" office:value="2.05" calcext:value-type="float">
            <text:p>2,05</text:p>
          </table:table-cell>
          <table:table-cell office:value-type="float" office:value="2.79" calcext:value-type="float">
            <text:p>2,79</text:p>
          </table:table-cell>
          <table:table-cell office:value-type="float" office:value="3.04" calcext:value-type="float">
            <text:p>3,04</text:p>
          </table:table-cell>
          <table:table-cell office:value-type="float" office:value="3.15" calcext:value-type="float">
            <text:p>3,15</text:p>
          </table:table-cell>
          <table:table-cell office:value-type="float" office:value="2.14" calcext:value-type="float">
            <text:p>2,14</text:p>
          </table:table-cell>
          <table:table-cell office:value-type="float" office:value="2" calcext:value-type="float">
            <text:p>2</text:p>
          </table:table-cell>
          <table:table-cell office:value-type="float" office:value="3.13" calcext:value-type="float">
            <text:p>3,13</text:p>
          </table:table-cell>
          <table:table-cell office:value-type="float" office:value="5.17" calcext:value-type="float">
            <text:p>5,17</text:p>
          </table:table-cell>
          <table:table-cell office:value-type="float" office:value="5.62" calcext:value-type="float">
            <text:p>5,62</text:p>
          </table:table-cell>
          <table:table-cell office:value-type="float" office:value="5.11" calcext:value-type="float">
            <text:p>5,11</text:p>
          </table:table-cell>
          <table:table-cell office:value-type="float" office:value="4.98" calcext:value-type="float">
            <text:p>4,98</text:p>
          </table:table-cell>
          <table:table-cell office:value-type="float" office:value="4.38" calcext:value-type="float">
            <text:p>4,38</text:p>
          </table:table-cell>
          <table:table-cell office:value-type="float" office:value="4.1" calcext:value-type="float">
            <text:p>4,1</text:p>
          </table:table-cell>
          <table:table-cell office:value-type="float" office:value="3.61" calcext:value-type="float">
            <text:p>3,61</text:p>
          </table:table-cell>
          <table:table-cell office:value-type="float" office:value="4.01" calcext:value-type="float">
            <text:p>4,01</text:p>
          </table:table-cell>
          <table:table-cell office:value-type="float" office:value="4.04" calcext:value-type="float">
            <text:p>4,04</text:p>
          </table:table-cell>
          <table:table-cell office:value-type="float" office:value="4.83" calcext:value-type="float">
            <text:p>4,83</text:p>
          </table:table-cell>
          <table:table-cell office:value-type="float" office:value="4.73" calcext:value-type="float">
            <text:p>4,73</text:p>
          </table:table-cell>
          <table:table-cell office:value-type="float" office:value="7.45" calcext:value-type="float">
            <text:p>7,45</text:p>
          </table:table-cell>
          <table:table-cell office:value-type="float" office:value="6.24" calcext:value-type="float">
            <text:p>6,24</text:p>
          </table:table-cell>
          <table:table-cell office:value-type="float" office:value="6.45" calcext:value-type="float">
            <text:p>6,45</text:p>
          </table:table-cell>
          <table:table-cell office:value-type="float" office:value="6.62" calcext:value-type="float">
            <text:p>6,62</text:p>
          </table:table-cell>
          <table:table-cell office:value-type="float" office:value="7.12" calcext:value-type="float">
            <text:p>7,12</text:p>
          </table:table-cell>
          <table:table-cell office:value-type="float" office:value="8.31" calcext:value-type="float">
            <text:p>8,31</text:p>
          </table:table-cell>
          <table:table-cell office:value-type="float" office:value="9.42" calcext:value-type="float">
            <text:p>9,42</text:p>
          </table:table-cell>
          <table:table-cell office:value-type="float" office:value="9.8" calcext:value-type="float">
            <text:p>9,8</text:p>
          </table:table-cell>
          <table:table-cell office:value-type="float" office:value="10.27" calcext:value-type="float">
            <text:p>10,27</text:p>
          </table:table-cell>
          <table:table-cell office:value-type="float" office:value="11.52" calcext:value-type="float">
            <text:p>11,52</text:p>
          </table:table-cell>
          <table:table-cell office:value-type="float" office:value="11.8" calcext:value-type="float">
            <text:p>11,8</text:p>
          </table:table-cell>
          <table:table-cell office:value-type="float" office:value="13.04" calcext:value-type="float">
            <text:p>13,04</text:p>
          </table:table-cell>
          <table:table-cell office:value-type="float" office:value="13.14" calcext:value-type="float">
            <text:p>13,14</text:p>
          </table:table-cell>
          <table:table-cell office:value-type="float" office:value="12.47" calcext:value-type="float">
            <text:p>12,47</text:p>
          </table:table-cell>
          <table:table-cell office:value-type="float" office:value="12.09" calcext:value-type="float">
            <text:p>12,09</text:p>
          </table:table-cell>
          <table:table-cell office:value-type="float" office:value="12.18" calcext:value-type="float">
            <text:p>12,18</text:p>
          </table:table-cell>
          <table:table-cell office:value-type="float" office:value="13.13" calcext:value-type="float">
            <text:p>13,13</text:p>
          </table:table-cell>
          <table:table-cell office:value-type="float" office:value="12.74" calcext:value-type="float">
            <text:p>12,74</text:p>
          </table:table-cell>
          <table:table-cell office:value-type="float" office:value="13.01" calcext:value-type="float">
            <text:p>13,01</text:p>
          </table:table-cell>
          <table:table-cell office:value-type="float" office:value="13.4" calcext:value-type="float">
            <text:p>13,4</text:p>
          </table:table-cell>
          <table:table-cell office:value-type="float" office:value="12.53" calcext:value-type="float">
            <text:p>12,53</text:p>
          </table:table-cell>
          <table:table-cell office:value-type="float" office:value="12.23" calcext:value-type="float">
            <text:p>12,23</text:p>
          </table:table-cell>
          <table:table-cell office:value-type="float" office:value="12.15" calcext:value-type="float">
            <text:p>12,15</text:p>
          </table:table-cell>
          <table:table-cell office:value-type="float" office:value="16.79" calcext:value-type="float">
            <text:p>16,79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.47" calcext:value-type="float">
            <text:p>5,47</text:p>
          </table:table-cell>
          <table:table-cell office:value-type="float" office:value="5.5" calcext:value-type="float">
            <text:p>5,5</text:p>
          </table:table-cell>
          <table:table-cell office:value-type="float" office:value="6.95" calcext:value-type="float">
            <text:p>6,95</text:p>
          </table:table-cell>
          <table:table-cell office:value-type="float" office:value="6.51" calcext:value-type="float">
            <text:p>6,51</text:p>
          </table:table-cell>
          <table:table-cell office:value-type="float" office:value="7.11" calcext:value-type="float">
            <text:p>7,11</text:p>
          </table:table-cell>
          <table:table-cell office:value-type="float" office:value="7.15" calcext:value-type="float">
            <text:p>7,15</text:p>
          </table:table-cell>
          <table:table-cell office:value-type="float" office:value="7.79" calcext:value-type="float">
            <text:p>7,79</text:p>
          </table:table-cell>
          <table:table-cell office:value-type="float" office:value="7.5" calcext:value-type="float">
            <text:p>7,5</text:p>
          </table:table-cell>
          <table:table-cell office:value-type="float" office:value="7.15" calcext:value-type="float">
            <text:p>7,15</text:p>
          </table:table-cell>
          <table:table-cell office:value-type="float" office:value="7.05" calcext:value-type="float">
            <text:p>7,05</text:p>
          </table:table-cell>
          <table:table-cell office:value-type="float" office:value="7.25" calcext:value-type="float">
            <text:p>7,25</text:p>
          </table:table-cell>
          <table:table-cell office:value-type="float" office:value="4.01" calcext:value-type="float">
            <text:p>4,01</text:p>
          </table:table-cell>
          <table:table-cell office:value-type="float" office:value="3.31" calcext:value-type="float">
            <text:p>3,31</text:p>
          </table:table-cell>
          <table:table-cell office:value-type="float" office:value="3.11" calcext:value-type="float">
            <text:p>3,11</text:p>
          </table:table-cell>
          <table:table-cell office:value-type="float" office:value="1.8" calcext:value-type="float">
            <text:p>1,8</text:p>
          </table:table-cell>
          <table:table-cell office:value-type="float" office:value="1.81" calcext:value-type="float">
            <text:p>1,81</text:p>
          </table:table-cell>
          <table:table-cell office:value-type="float" office:value="1.36" calcext:value-type="float">
            <text:p>1,36</text:p>
          </table:table-cell>
          <table:table-cell office:value-type="float" office:value="1.51" calcext:value-type="float">
            <text:p>1,51</text:p>
          </table:table-cell>
          <table:table-cell office:value-type="float" office:value="0.73" calcext:value-type="float">
            <text:p>0,73</text:p>
          </table:table-cell>
          <table:table-cell office:value-type="float" office:value="0.83" calcext:value-type="float">
            <text:p>0,83</text:p>
          </table:table-cell>
          <table:table-cell office:value-type="float" office:value="1.39" calcext:value-type="float">
            <text:p>1,39</text:p>
          </table:table-cell>
          <table:table-cell office:value-type="float" office:value="3.15" calcext:value-type="float">
            <text:p>3,15</text:p>
          </table:table-cell>
          <table:table-cell office:value-type="float" office:value="2.98" calcext:value-type="float">
            <text:p>2,98</text:p>
          </table:table-cell>
          <table:table-cell office:value-type="float" office:value="3.44" calcext:value-type="float">
            <text:p>3,44</text:p>
          </table:table-cell>
          <table:table-cell office:value-type="float" office:value="3.62" calcext:value-type="float">
            <text:p>3,62</text:p>
          </table:table-cell>
          <table:table-cell office:value-type="float" office:value="3.49" calcext:value-type="float">
            <text:p>3,49</text:p>
          </table:table-cell>
          <table:table-cell office:value-type="float" office:value="3.79" calcext:value-type="float">
            <text:p>3,79</text:p>
          </table:table-cell>
          <table:table-cell office:value-type="float" office:value="3.47" calcext:value-type="float">
            <text:p>3,47</text:p>
          </table:table-cell>
          <table:table-cell office:value-type="float" office:value="3.43" calcext:value-type="float">
            <text:p>3,43</text:p>
          </table:table-cell>
          <table:table-cell office:value-type="float" office:value="3.47" calcext:value-type="float">
            <text:p>3,47</text:p>
          </table:table-cell>
          <table:table-cell office:value-type="float" office:value="3.75" calcext:value-type="float">
            <text:p>3,75</text:p>
          </table:table-cell>
          <table:table-cell office:value-type="float" office:value="3.7" calcext:value-type="float">
            <text:p>3,7</text:p>
          </table:table-cell>
          <table:table-cell office:value-type="float" office:value="3.66" calcext:value-type="float">
            <text:p>3,66</text:p>
          </table:table-cell>
          <table:table-cell office:value-type="float" office:value="1.1" calcext:value-type="float">
            <text:p>1,1</text:p>
          </table:table-cell>
          <table:table-cell office:value-type="float" office:value="1.43" calcext:value-type="float">
            <text:p>1,43</text:p>
          </table:table-cell>
          <table:table-cell office:value-type="float" office:value="1.23" calcext:value-type="float">
            <text:p>1,23</text:p>
          </table:table-cell>
          <table:table-cell office:value-type="float" office:value="2.4" calcext:value-type="float">
            <text:p>2,4</text:p>
          </table:table-cell>
          <table:table-cell office:value-type="float" office:value="2.69" calcext:value-type="float">
            <text:p>2,69</text:p>
          </table:table-cell>
          <table:table-cell office:value-type="float" office:value="2.4" calcext:value-type="float">
            <text:p>2,4</text:p>
          </table:table-cell>
          <table:table-cell office:value-type="float" office:value="3.48" calcext:value-type="float">
            <text:p>3,48</text:p>
          </table:table-cell>
          <table:table-cell office:value-type="float" office:value="3.78" calcext:value-type="float">
            <text:p>3,78</text:p>
          </table:table-cell>
          <table:table-cell office:value-type="float" office:value="3.69" calcext:value-type="float">
            <text:p>3,69</text:p>
          </table:table-cell>
          <table:table-cell office:value-type="float" office:value="3.36" calcext:value-type="float">
            <text:p>3,36</text:p>
          </table:table-cell>
          <table:table-cell office:value-type="float" office:value="4.15" calcext:value-type="float">
            <text:p>4,15</text:p>
          </table:table-cell>
          <table:table-cell office:value-type="float" office:value="5.58" calcext:value-type="float">
            <text:p>5,58</text:p>
          </table:table-cell>
          <table:table-cell office:value-type="float" office:value="7.29" calcext:value-type="float">
            <text:p>7,29</text:p>
          </table:table-cell>
          <table:table-cell office:value-type="float" office:value="8.08" calcext:value-type="float">
            <text:p>8,08</text:p>
          </table:table-cell>
          <table:table-cell office:value-type="float" office:value="10.59" calcext:value-type="float">
            <text:p>10,59</text:p>
          </table:table-cell>
          <table:table-cell office:value-type="float" office:value="10.73" calcext:value-type="float">
            <text:p>10,73</text:p>
          </table:table-cell>
          <table:table-cell office:value-type="float" office:value="11.85" calcext:value-type="float">
            <text:p>11,85</text:p>
          </table:table-cell>
          <table:table-cell office:value-type="float" office:value="12.43" calcext:value-type="float">
            <text:p>12,43</text:p>
          </table:table-cell>
          <table:table-cell office:value-type="float" office:value="13.47" calcext:value-type="float">
            <text:p>13,47</text:p>
          </table:table-cell>
          <table:table-cell office:value-type="float" office:value="15.04" calcext:value-type="float">
            <text:p>15,04</text:p>
          </table:table-cell>
          <table:table-cell office:value-type="float" office:value="16.61" calcext:value-type="float">
            <text:p>16,61</text:p>
          </table:table-cell>
          <table:table-cell office:value-type="float" office:value="18.42" calcext:value-type="float">
            <text:p>18,42</text:p>
          </table:table-cell>
          <table:table-cell office:value-type="float" office:value="18.09" calcext:value-type="float">
            <text:p>18,09</text:p>
          </table:table-cell>
          <table:table-cell office:value-type="float" office:value="16.68" calcext:value-type="float">
            <text:p>16,68</text:p>
          </table:table-cell>
          <table:table-cell office:value-type="float" office:value="16.2" calcext:value-type="float">
            <text:p>16,2</text:p>
          </table:table-cell>
          <table:table-cell office:value-type="float" office:value="16.48" calcext:value-type="float">
            <text:p>16,48</text:p>
          </table:table-cell>
          <table:table-cell office:value-type="float" office:value="15.57" calcext:value-type="float">
            <text:p>15,57</text:p>
          </table:table-cell>
          <table:table-cell office:value-type="float" office:value="19" calcext:value-type="float">
            <text:p>19</text:p>
          </table:table-cell>
          <table:table-cell office:value-type="float" office:value="18.65" calcext:value-type="float">
            <text:p>18,65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6.86" calcext:value-type="float">
            <text:p>6,86</text:p>
          </table:table-cell>
          <table:table-cell office:value-type="float" office:value="5.98" calcext:value-type="float">
            <text:p>5,98</text:p>
          </table:table-cell>
          <table:table-cell office:value-type="float" office:value="6.32" calcext:value-type="float">
            <text:p>6,32</text:p>
          </table:table-cell>
          <table:table-cell office:value-type="float" office:value="7" calcext:value-type="float">
            <text:p>7</text:p>
          </table:table-cell>
          <table:table-cell office:value-type="float" office:value="7.14" calcext:value-type="float">
            <text:p>7,14</text:p>
          </table:table-cell>
          <table:table-cell office:value-type="float" office:value="6.52" calcext:value-type="float">
            <text:p>6,52</text:p>
          </table:table-cell>
          <table:table-cell office:value-type="float" office:value="4.46" calcext:value-type="float">
            <text:p>4,46</text:p>
          </table:table-cell>
          <table:table-cell office:value-type="float" office:value="4.99" calcext:value-type="float">
            <text:p>4,99</text:p>
          </table:table-cell>
          <table:table-cell office:value-type="float" office:value="5.71" calcext:value-type="float">
            <text:p>5,71</text:p>
          </table:table-cell>
          <table:table-cell office:value-type="float" office:value="5.11" calcext:value-type="float">
            <text:p>5,11</text:p>
          </table:table-cell>
          <table:table-cell office:value-type="float" office:value="4.74" calcext:value-type="float">
            <text:p>4,74</text:p>
          </table:table-cell>
          <table:table-cell office:value-type="float" office:value="4.85" calcext:value-type="float">
            <text:p>4,85</text:p>
          </table:table-cell>
          <table:table-cell office:value-type="float" office:value="4.35" calcext:value-type="float">
            <text:p>4,35</text:p>
          </table:table-cell>
          <table:table-cell office:value-type="float" office:value="4.83" calcext:value-type="float">
            <text:p>4,83</text:p>
          </table:table-cell>
          <table:table-cell office:value-type="float" office:value="2.42" calcext:value-type="float">
            <text:p>2,42</text:p>
          </table:table-cell>
          <table:table-cell office:value-type="float" office:value="2.43" calcext:value-type="float">
            <text:p>2,43</text:p>
          </table:table-cell>
          <table:table-cell office:value-type="float" office:value="2.25" calcext:value-type="float">
            <text:p>2,25</text:p>
          </table:table-cell>
          <table:table-cell office:value-type="float" office:value="2.54" calcext:value-type="float">
            <text:p>2,54</text:p>
          </table:table-cell>
          <table:table-cell office:value-type="float" office:value="2.83" calcext:value-type="float">
            <text:p>2,83</text:p>
          </table:table-cell>
          <table:table-cell office:value-type="float" office:value="2.57" calcext:value-type="float">
            <text:p>2,57</text:p>
          </table:table-cell>
          <table:table-cell office:value-type="float" office:value="3.35" calcext:value-type="float">
            <text:p>3,35</text:p>
          </table:table-cell>
          <table:table-cell office:value-type="float" office:value="4.26" calcext:value-type="float">
            <text:p>4,26</text:p>
          </table:table-cell>
          <table:table-cell office:value-type="float" office:value="4.85" calcext:value-type="float">
            <text:p>4,85</text:p>
          </table:table-cell>
          <table:table-cell office:value-type="float" office:value="4.94" calcext:value-type="float">
            <text:p>4,94</text:p>
          </table:table-cell>
          <table:table-cell office:value-type="float" office:value="4.86" calcext:value-type="float">
            <text:p>4,86</text:p>
          </table:table-cell>
          <table:table-cell office:value-type="float" office:value="4.41" calcext:value-type="float">
            <text:p>4,41</text:p>
          </table:table-cell>
          <table:table-cell office:value-type="float" office:value="4.01" calcext:value-type="float">
            <text:p>4,01</text:p>
          </table:table-cell>
          <table:table-cell office:value-type="float" office:value="6.59" calcext:value-type="float">
            <text:p>6,59</text:p>
          </table:table-cell>
          <table:table-cell office:value-type="float" office:value="6.55" calcext:value-type="float">
            <text:p>6,55</text:p>
          </table:table-cell>
          <table:table-cell office:value-type="float" office:value="7.12" calcext:value-type="float">
            <text:p>7,12</text:p>
          </table:table-cell>
          <table:table-cell office:value-type="float" office:value="6.43" calcext:value-type="float">
            <text:p>6,43</text:p>
          </table:table-cell>
          <table:table-cell office:value-type="float" office:value="6.52" calcext:value-type="float">
            <text:p>6,52</text:p>
          </table:table-cell>
          <table:table-cell office:value-type="float" office:value="5.46" calcext:value-type="float">
            <text:p>5,46</text:p>
          </table:table-cell>
          <table:table-cell office:value-type="float" office:value="4.71" calcext:value-type="float">
            <text:p>4,71</text:p>
          </table:table-cell>
          <table:table-cell office:value-type="float" office:value="4.51" calcext:value-type="float">
            <text:p>4,51</text:p>
          </table:table-cell>
          <table:table-cell office:value-type="float" office:value="4.4" calcext:value-type="float">
            <text:p>4,4</text:p>
          </table:table-cell>
          <table:table-cell office:value-type="float" office:value="4.88" calcext:value-type="float">
            <text:p>4,88</text:p>
          </table:table-cell>
          <table:table-cell office:value-type="float" office:value="5.26" calcext:value-type="float">
            <text:p>5,26</text:p>
          </table:table-cell>
          <table:table-cell office:value-type="float" office:value="5.47" calcext:value-type="float">
            <text:p>5,47</text:p>
          </table:table-cell>
          <table:table-cell office:value-type="float" office:value="2.67" calcext:value-type="float">
            <text:p>2,67</text:p>
          </table:table-cell>
          <table:table-cell office:value-type="float" office:value="4.25" calcext:value-type="float">
            <text:p>4,25</text:p>
          </table:table-cell>
          <table:table-cell office:value-type="float" office:value="3.79" calcext:value-type="float">
            <text:p>3,79</text:p>
          </table:table-cell>
          <table:table-cell office:value-type="float" office:value="4.19" calcext:value-type="float">
            <text:p>4,19</text:p>
          </table:table-cell>
          <table:table-cell office:value-type="float" office:value="4.86" calcext:value-type="float">
            <text:p>4,86</text:p>
          </table:table-cell>
          <table:table-cell office:value-type="float" office:value="5.96" calcext:value-type="float">
            <text:p>5,96</text:p>
          </table:table-cell>
          <table:table-cell office:value-type="float" office:value="6.81" calcext:value-type="float">
            <text:p>6,81</text:p>
          </table:table-cell>
          <table:table-cell office:value-type="float" office:value="6.78" calcext:value-type="float">
            <text:p>6,78</text:p>
          </table:table-cell>
          <table:table-cell office:value-type="float" office:value="8.62" calcext:value-type="float">
            <text:p>8,62</text:p>
          </table:table-cell>
          <table:table-cell office:value-type="float" office:value="11.25" calcext:value-type="float">
            <text:p>11,25</text:p>
          </table:table-cell>
          <table:table-cell office:value-type="float" office:value="12.49" calcext:value-type="float">
            <text:p>12,49</text:p>
          </table:table-cell>
          <table:table-cell office:value-type="float" office:value="14.04" calcext:value-type="float">
            <text:p>14,04</text:p>
          </table:table-cell>
          <table:table-cell office:value-type="float" office:value="16.84" calcext:value-type="float">
            <text:p>16,84</text:p>
          </table:table-cell>
          <table:table-cell office:value-type="float" office:value="16.55" calcext:value-type="float">
            <text:p>16,55</text:p>
          </table:table-cell>
          <table:table-cell office:value-type="float" office:value="17.55" calcext:value-type="float">
            <text:p>17,55</text:p>
          </table:table-cell>
          <table:table-cell office:value-type="float" office:value="18.6" calcext:value-type="float">
            <text:p>18,6</text:p>
          </table:table-cell>
          <table:table-cell office:value-type="float" office:value="18.66" calcext:value-type="float">
            <text:p>18,66</text:p>
          </table:table-cell>
          <table:table-cell office:value-type="float" office:value="17.51" calcext:value-type="float">
            <text:p>17,51</text:p>
          </table:table-cell>
          <table:table-cell office:value-type="float" office:value="17.09" calcext:value-type="float">
            <text:p>17,09</text:p>
          </table:table-cell>
          <table:table-cell office:value-type="float" office:value="17.92" calcext:value-type="float">
            <text:p>17,92</text:p>
          </table:table-cell>
          <table:table-cell office:value-type="float" office:value="17.4" calcext:value-type="float">
            <text:p>17,4</text:p>
          </table:table-cell>
          <table:table-cell office:value-type="float" office:value="14.79" calcext:value-type="float">
            <text:p>14,79</text:p>
          </table:table-cell>
          <table:table-cell office:value-type="float" office:value="14.46" calcext:value-type="float">
            <text:p>14,46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4.6" calcext:value-type="float">
            <text:p>4,6</text:p>
          </table:table-cell>
          <table:table-cell office:value-type="float" office:value="4.41" calcext:value-type="float">
            <text:p>4,41</text:p>
          </table:table-cell>
          <table:table-cell office:value-type="float" office:value="4.35" calcext:value-type="float">
            <text:p>4,35</text:p>
          </table:table-cell>
          <table:table-cell office:value-type="float" office:value="4.82" calcext:value-type="float">
            <text:p>4,82</text:p>
          </table:table-cell>
          <table:table-cell office:value-type="float" office:value="4.64" calcext:value-type="float">
            <text:p>4,64</text:p>
          </table:table-cell>
          <table:table-cell office:value-type="float" office:value="4.94" calcext:value-type="float">
            <text:p>4,94</text:p>
          </table:table-cell>
          <table:table-cell office:value-type="float" office:value="4.96" calcext:value-type="float">
            <text:p>4,96</text:p>
          </table:table-cell>
          <table:table-cell office:value-type="float" office:value="5.43" calcext:value-type="float">
            <text:p>5,43</text:p>
          </table:table-cell>
          <table:table-cell office:value-type="float" office:value="5.81" calcext:value-type="float">
            <text:p>5,81</text:p>
          </table:table-cell>
          <table:table-cell office:value-type="float" office:value="5.9" calcext:value-type="float">
            <text:p>5,9</text:p>
          </table:table-cell>
          <table:table-cell office:value-type="float" office:value="5.93" calcext:value-type="float">
            <text:p>5,93</text:p>
          </table:table-cell>
          <table:table-cell office:value-type="float" office:value="2.42" calcext:value-type="float">
            <text:p>2,42</text:p>
          </table:table-cell>
          <table:table-cell office:value-type="float" office:value="2.85" calcext:value-type="float">
            <text:p>2,85</text:p>
          </table:table-cell>
          <table:table-cell office:value-type="float" office:value="4.15" calcext:value-type="float">
            <text:p>4,15</text:p>
          </table:table-cell>
          <table:table-cell office:value-type="float" office:value="4.24" calcext:value-type="float">
            <text:p>4,24</text:p>
          </table:table-cell>
          <table:table-cell table:number-columns-repeated="2" office:value-type="float" office:value="4.04" calcext:value-type="float">
            <text:p>4,04</text:p>
          </table:table-cell>
          <table:table-cell office:value-type="float" office:value="4.01" calcext:value-type="float">
            <text:p>4,01</text:p>
          </table:table-cell>
          <table:table-cell office:value-type="float" office:value="4.1" calcext:value-type="float">
            <text:p>4,1</text:p>
          </table:table-cell>
          <table:table-cell office:value-type="float" office:value="3.17" calcext:value-type="float">
            <text:p>3,17</text:p>
          </table:table-cell>
          <table:table-cell office:value-type="float" office:value="3.56" calcext:value-type="float">
            <text:p>3,56</text:p>
          </table:table-cell>
          <table:table-cell office:value-type="float" office:value="3.62" calcext:value-type="float">
            <text:p>3,62</text:p>
          </table:table-cell>
          <table:table-cell office:value-type="float" office:value="3.67" calcext:value-type="float">
            <text:p>3,67</text:p>
          </table:table-cell>
          <table:table-cell office:value-type="float" office:value="4" calcext:value-type="float">
            <text:p>4</text:p>
          </table:table-cell>
          <table:table-cell office:value-type="float" office:value="4.83" calcext:value-type="float">
            <text:p>4,83</text:p>
          </table:table-cell>
          <table:table-cell office:value-type="float" office:value="4.03" calcext:value-type="float">
            <text:p>4,03</text:p>
          </table:table-cell>
          <table:table-cell office:value-type="float" office:value="3.81" calcext:value-type="float">
            <text:p>3,81</text:p>
          </table:table-cell>
          <table:table-cell office:value-type="float" office:value="3.7" calcext:value-type="float">
            <text:p>3,7</text:p>
          </table:table-cell>
          <table:table-cell office:value-type="float" office:value="3.84" calcext:value-type="float">
            <text:p>3,84</text:p>
          </table:table-cell>
          <table:table-cell office:value-type="float" office:value="3.87" calcext:value-type="float">
            <text:p>3,87</text:p>
          </table:table-cell>
          <table:table-cell office:value-type="float" office:value="3.72" calcext:value-type="float">
            <text:p>3,72</text:p>
          </table:table-cell>
          <table:table-cell office:value-type="float" office:value="3.82" calcext:value-type="float">
            <text:p>3,82</text:p>
          </table:table-cell>
          <table:table-cell office:value-type="float" office:value="3.62" calcext:value-type="float">
            <text:p>3,62</text:p>
          </table:table-cell>
          <table:table-cell office:value-type="float" office:value="4.04" calcext:value-type="float">
            <text:p>4,04</text:p>
          </table:table-cell>
          <table:table-cell office:value-type="float" office:value="3.62" calcext:value-type="float">
            <text:p>3,62</text:p>
          </table:table-cell>
          <table:table-cell office:value-type="float" office:value="4.61" calcext:value-type="float">
            <text:p>4,61</text:p>
          </table:table-cell>
          <table:table-cell office:value-type="float" office:value="3.33" calcext:value-type="float">
            <text:p>3,33</text:p>
          </table:table-cell>
          <table:table-cell office:value-type="float" office:value="2.56" calcext:value-type="float">
            <text:p>2,56</text:p>
          </table:table-cell>
          <table:table-cell office:value-type="float" office:value="2.54" calcext:value-type="float">
            <text:p>2,54</text:p>
          </table:table-cell>
          <table:table-cell office:value-type="float" office:value="2.43" calcext:value-type="float">
            <text:p>2,43</text:p>
          </table:table-cell>
          <table:table-cell office:value-type="float" office:value="2.41" calcext:value-type="float">
            <text:p>2,41</text:p>
          </table:table-cell>
          <table:table-cell office:value-type="float" office:value="2.65" calcext:value-type="float">
            <text:p>2,65</text:p>
          </table:table-cell>
          <table:table-cell office:value-type="float" office:value="2.94" calcext:value-type="float">
            <text:p>2,94</text:p>
          </table:table-cell>
          <table:table-cell office:value-type="float" office:value="4.15" calcext:value-type="float">
            <text:p>4,15</text:p>
          </table:table-cell>
          <table:table-cell office:value-type="float" office:value="6.33" calcext:value-type="float">
            <text:p>6,33</text:p>
          </table:table-cell>
          <table:table-cell office:value-type="float" office:value="7.28" calcext:value-type="float">
            <text:p>7,28</text:p>
          </table:table-cell>
          <table:table-cell office:value-type="float" office:value="9.09" calcext:value-type="float">
            <text:p>9,09</text:p>
          </table:table-cell>
          <table:table-cell office:value-type="float" office:value="9.32" calcext:value-type="float">
            <text:p>9,32</text:p>
          </table:table-cell>
          <table:table-cell office:value-type="float" office:value="14.05" calcext:value-type="float">
            <text:p>14,05</text:p>
          </table:table-cell>
          <table:table-cell office:value-type="float" office:value="14.25" calcext:value-type="float">
            <text:p>14,25</text:p>
          </table:table-cell>
          <table:table-cell office:value-type="float" office:value="15.01" calcext:value-type="float">
            <text:p>15,01</text:p>
          </table:table-cell>
          <table:table-cell office:value-type="float" office:value="15.62" calcext:value-type="float">
            <text:p>15,62</text:p>
          </table:table-cell>
          <table:table-cell office:value-type="float" office:value="15.78" calcext:value-type="float">
            <text:p>15,78</text:p>
          </table:table-cell>
          <table:table-cell office:value-type="float" office:value="16.18" calcext:value-type="float">
            <text:p>16,18</text:p>
          </table:table-cell>
          <table:table-cell office:value-type="float" office:value="17.19" calcext:value-type="float">
            <text:p>17,19</text:p>
          </table:table-cell>
          <table:table-cell office:value-type="float" office:value="17.04" calcext:value-type="float">
            <text:p>17,04</text:p>
          </table:table-cell>
          <table:table-cell office:value-type="float" office:value="15.46" calcext:value-type="float">
            <text:p>15,46</text:p>
          </table:table-cell>
          <table:table-cell office:value-type="float" office:value="14.88" calcext:value-type="float">
            <text:p>14,88</text:p>
          </table:table-cell>
          <table:table-cell office:value-type="float" office:value="14.67" calcext:value-type="float">
            <text:p>14,67</text:p>
          </table:table-cell>
          <table:table-cell office:value-type="float" office:value="13.69" calcext:value-type="float">
            <text:p>13,69</text:p>
          </table:table-cell>
          <table:table-cell office:value-type="float" office:value="13.12" calcext:value-type="float">
            <text:p>13,12</text:p>
          </table:table-cell>
          <table:table-cell office:value-type="float" office:value="12.93" calcext:value-type="float">
            <text:p>12,93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5.89" calcext:value-type="float">
            <text:p>5,89</text:p>
          </table:table-cell>
          <table:table-cell table:number-columns-repeated="2" office:value-type="float" office:value="5.62" calcext:value-type="float">
            <text:p>5,62</text:p>
          </table:table-cell>
          <table:table-cell office:value-type="float" office:value="5.03" calcext:value-type="float">
            <text:p>5,03</text:p>
          </table:table-cell>
          <table:table-cell office:value-type="float" office:value="4.64" calcext:value-type="float">
            <text:p>4,64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3.13" calcext:value-type="float">
            <text:p>3,13</text:p>
          </table:table-cell>
          <table:table-cell office:value-type="float" office:value="3.9" calcext:value-type="float">
            <text:p>3,9</text:p>
          </table:table-cell>
          <table:table-cell office:value-type="float" office:value="3.64" calcext:value-type="float">
            <text:p>3,64</text:p>
          </table:table-cell>
          <table:table-cell office:value-type="float" office:value="4.15" calcext:value-type="float">
            <text:p>4,15</text:p>
          </table:table-cell>
          <table:table-cell office:value-type="float" office:value="4.02" calcext:value-type="float">
            <text:p>4,02</text:p>
          </table:table-cell>
          <table:table-cell office:value-type="float" office:value="3.82" calcext:value-type="float">
            <text:p>3,82</text:p>
          </table:table-cell>
          <table:table-cell office:value-type="float" office:value="4.55" calcext:value-type="float">
            <text:p>4,55</text:p>
          </table:table-cell>
          <table:table-cell office:value-type="float" office:value="4.82" calcext:value-type="float">
            <text:p>4,82</text:p>
          </table:table-cell>
          <table:table-cell office:value-type="float" office:value="5.16" calcext:value-type="float">
            <text:p>5,16</text:p>
          </table:table-cell>
          <table:table-cell office:value-type="float" office:value="5.83" calcext:value-type="float">
            <text:p>5,83</text:p>
          </table:table-cell>
          <table:table-cell office:value-type="float" office:value="6.05" calcext:value-type="float">
            <text:p>6,05</text:p>
          </table:table-cell>
          <table:table-cell office:value-type="float" office:value="6.35" calcext:value-type="float">
            <text:p>6,35</text:p>
          </table:table-cell>
          <table:table-cell office:value-type="float" office:value="3.34" calcext:value-type="float">
            <text:p>3,34</text:p>
          </table:table-cell>
          <table:table-cell office:value-type="float" office:value="3.78" calcext:value-type="float">
            <text:p>3,78</text:p>
          </table:table-cell>
          <table:table-cell office:value-type="float" office:value="4.2" calcext:value-type="float">
            <text:p>4,2</text:p>
          </table:table-cell>
          <table:table-cell office:value-type="float" office:value="4.02" calcext:value-type="float">
            <text:p>4,02</text:p>
          </table:table-cell>
          <table:table-cell office:value-type="float" office:value="3.95" calcext:value-type="float">
            <text:p>3,95</text:p>
          </table:table-cell>
          <table:table-cell office:value-type="float" office:value="4.43" calcext:value-type="float">
            <text:p>4,43</text:p>
          </table:table-cell>
          <table:table-cell office:value-type="float" office:value="3.59" calcext:value-type="float">
            <text:p>3,59</text:p>
          </table:table-cell>
          <table:table-cell office:value-type="float" office:value="3.16" calcext:value-type="float">
            <text:p>3,16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  <table:table-cell office:value-type="float" office:value="2.05" calcext:value-type="float">
            <text:p>2,05</text:p>
          </table:table-cell>
          <table:table-cell office:value-type="float" office:value="1.54" calcext:value-type="float">
            <text:p>1,54</text:p>
          </table:table-cell>
          <table:table-cell office:value-type="float" office:value="3.52" calcext:value-type="float">
            <text:p>3,52</text:p>
          </table:table-cell>
          <table:table-cell office:value-type="float" office:value="3.19" calcext:value-type="float">
            <text:p>3,19</text:p>
          </table:table-cell>
          <table:table-cell office:value-type="float" office:value="2.84" calcext:value-type="float">
            <text:p>2,84</text:p>
          </table:table-cell>
          <table:table-cell office:value-type="float" office:value="2.94" calcext:value-type="float">
            <text:p>2,94</text:p>
          </table:table-cell>
          <table:table-cell office:value-type="float" office:value="3.13" calcext:value-type="float">
            <text:p>3,13</text:p>
          </table:table-cell>
          <table:table-cell office:value-type="float" office:value="3.78" calcext:value-type="float">
            <text:p>3,78</text:p>
          </table:table-cell>
          <table:table-cell office:value-type="float" office:value="3.96" calcext:value-type="float">
            <text:p>3,96</text:p>
          </table:table-cell>
          <table:table-cell office:value-type="float" office:value="4.29" calcext:value-type="float">
            <text:p>4,29</text:p>
          </table:table-cell>
          <table:table-cell office:value-type="float" office:value="4.64" calcext:value-type="float">
            <text:p>4,64</text:p>
          </table:table-cell>
          <table:table-cell office:value-type="float" office:value="4.46" calcext:value-type="float">
            <text:p>4,46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,4</text:p>
          </table:table-cell>
          <table:table-cell office:value-type="float" office:value="5.03" calcext:value-type="float">
            <text:p>5,03</text:p>
          </table:table-cell>
          <table:table-cell office:value-type="float" office:value="5.12" calcext:value-type="float">
            <text:p>5,12</text:p>
          </table:table-cell>
          <table:table-cell office:value-type="float" office:value="6.39" calcext:value-type="float">
            <text:p>6,39</text:p>
          </table:table-cell>
          <table:table-cell office:value-type="float" office:value="7.98" calcext:value-type="float">
            <text:p>7,98</text:p>
          </table:table-cell>
          <table:table-cell office:value-type="float" office:value="10.43" calcext:value-type="float">
            <text:p>10,43</text:p>
          </table:table-cell>
          <table:table-cell office:value-type="float" office:value="11.27" calcext:value-type="float">
            <text:p>11,27</text:p>
          </table:table-cell>
          <table:table-cell office:value-type="float" office:value="11.75" calcext:value-type="float">
            <text:p>11,75</text:p>
          </table:table-cell>
          <table:table-cell office:value-type="float" office:value="13.86" calcext:value-type="float">
            <text:p>13,86</text:p>
          </table:table-cell>
          <table:table-cell office:value-type="float" office:value="15.9" calcext:value-type="float">
            <text:p>15,9</text:p>
          </table:table-cell>
          <table:table-cell office:value-type="float" office:value="17.19" calcext:value-type="float">
            <text:p>17,19</text:p>
          </table:table-cell>
          <table:table-cell office:value-type="float" office:value="18.03" calcext:value-type="float">
            <text:p>18,03</text:p>
          </table:table-cell>
          <table:table-cell office:value-type="float" office:value="21.81" calcext:value-type="float">
            <text:p>21,81</text:p>
          </table:table-cell>
          <table:table-cell office:value-type="float" office:value="22.62" calcext:value-type="float">
            <text:p>22,62</text:p>
          </table:table-cell>
          <table:table-cell office:value-type="float" office:value="22.06" calcext:value-type="float">
            <text:p>22,06</text:p>
          </table:table-cell>
          <table:table-cell office:value-type="float" office:value="21.39" calcext:value-type="float">
            <text:p>21,39</text:p>
          </table:table-cell>
          <table:table-cell office:value-type="float" office:value="20.14" calcext:value-type="float">
            <text:p>20,14</text:p>
          </table:table-cell>
          <table:table-cell office:value-type="float" office:value="17.38" calcext:value-type="float">
            <text:p>17,38</text:p>
          </table:table-cell>
          <table:table-cell office:value-type="float" office:value="17.03" calcext:value-type="float">
            <text:p>17,03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4.18" calcext:value-type="float">
            <text:p>4,18</text:p>
          </table:table-cell>
          <table:table-cell office:value-type="float" office:value="4.59" calcext:value-type="float">
            <text:p>4,59</text:p>
          </table:table-cell>
          <table:table-cell office:value-type="float" office:value="4.66" calcext:value-type="float">
            <text:p>4,66</text:p>
          </table:table-cell>
          <table:table-cell office:value-type="float" office:value="5.65" calcext:value-type="float">
            <text:p>5,65</text:p>
          </table:table-cell>
          <table:table-cell office:value-type="float" office:value="6.02" calcext:value-type="float">
            <text:p>6,02</text:p>
          </table:table-cell>
          <table:table-cell office:value-type="float" office:value="6.49" calcext:value-type="float">
            <text:p>6,49</text:p>
          </table:table-cell>
          <table:table-cell office:value-type="float" office:value="6.88" calcext:value-type="float">
            <text:p>6,88</text:p>
          </table:table-cell>
          <table:table-cell office:value-type="float" office:value="7.15" calcext:value-type="float">
            <text:p>7,15</text:p>
          </table:table-cell>
          <table:table-cell office:value-type="float" office:value="6.97" calcext:value-type="float">
            <text:p>6,97</text:p>
          </table:table-cell>
          <table:table-cell office:value-type="float" office:value="6.72" calcext:value-type="float">
            <text:p>6,72</text:p>
          </table:table-cell>
          <table:table-cell office:value-type="float" office:value="6.87" calcext:value-type="float">
            <text:p>6,87</text:p>
          </table:table-cell>
          <table:table-cell office:value-type="float" office:value="6.09" calcext:value-type="float">
            <text:p>6,09</text:p>
          </table:table-cell>
          <table:table-cell office:value-type="float" office:value="8.31" calcext:value-type="float">
            <text:p>8,31</text:p>
          </table:table-cell>
          <table:table-cell office:value-type="float" office:value="7.67" calcext:value-type="float">
            <text:p>7,67</text:p>
          </table:table-cell>
          <table:table-cell office:value-type="float" office:value="8.08" calcext:value-type="float">
            <text:p>8,08</text:p>
          </table:table-cell>
          <table:table-cell office:value-type="float" office:value="8.06" calcext:value-type="float">
            <text:p>8,06</text:p>
          </table:table-cell>
          <table:table-cell office:value-type="float" office:value="8.32" calcext:value-type="float">
            <text:p>8,32</text:p>
          </table:table-cell>
          <table:table-cell office:value-type="float" office:value="8.05" calcext:value-type="float">
            <text:p>8,05</text:p>
          </table:table-cell>
          <table:table-cell office:value-type="float" office:value="8.77" calcext:value-type="float">
            <text:p>8,77</text:p>
          </table:table-cell>
          <table:table-cell office:value-type="float" office:value="8.51" calcext:value-type="float">
            <text:p>8,51</text:p>
          </table:table-cell>
          <table:table-cell office:value-type="float" office:value="8.55" calcext:value-type="float">
            <text:p>8,55</text:p>
          </table:table-cell>
          <table:table-cell office:value-type="float" office:value="8.92" calcext:value-type="float">
            <text:p>8,92</text:p>
          </table:table-cell>
          <table:table-cell office:value-type="float" office:value="8.9" calcext:value-type="float">
            <text:p>8,9</text:p>
          </table:table-cell>
          <table:table-cell office:value-type="float" office:value="6.09" calcext:value-type="float">
            <text:p>6,09</text:p>
          </table:table-cell>
          <table:table-cell office:value-type="float" office:value="4.47" calcext:value-type="float">
            <text:p>4,47</text:p>
          </table:table-cell>
          <table:table-cell office:value-type="float" office:value="4.82" calcext:value-type="float">
            <text:p>4,82</text:p>
          </table:table-cell>
          <table:table-cell office:value-type="float" office:value="4.48" calcext:value-type="float">
            <text:p>4,48</text:p>
          </table:table-cell>
          <table:table-cell office:value-type="float" office:value="3.53" calcext:value-type="float">
            <text:p>3,53</text:p>
          </table:table-cell>
          <table:table-cell office:value-type="float" office:value="3.38" calcext:value-type="float">
            <text:p>3,38</text:p>
          </table:table-cell>
          <table:table-cell office:value-type="float" office:value="3.45" calcext:value-type="float">
            <text:p>3,45</text:p>
          </table:table-cell>
          <table:table-cell office:value-type="float" office:value="2.08" calcext:value-type="float">
            <text:p>2,08</text:p>
          </table:table-cell>
          <table:table-cell office:value-type="float" office:value="1.5" calcext:value-type="float">
            <text:p>1,5</text:p>
          </table:table-cell>
          <table:table-cell office:value-type="float" office:value="1.66" calcext:value-type="float">
            <text:p>1,66</text:p>
          </table:table-cell>
          <table:table-cell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1.43" calcext:value-type="float">
            <text:p>1,43</text:p>
          </table:table-cell>
          <table:table-cell office:value-type="float" office:value="0.93" calcext:value-type="float">
            <text:p>0,93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1.87" calcext:value-type="float">
            <text:p>1,87</text:p>
          </table:table-cell>
          <table:table-cell office:value-type="float" office:value="1.33" calcext:value-type="float">
            <text:p>1,33</text:p>
          </table:table-cell>
          <table:table-cell office:value-type="float" office:value="1.47" calcext:value-type="float">
            <text:p>1,47</text:p>
          </table:table-cell>
          <table:table-cell office:value-type="float" office:value="2.07" calcext:value-type="float">
            <text:p>2,07</text:p>
          </table:table-cell>
          <table:table-cell office:value-type="float" office:value="3.31" calcext:value-type="float">
            <text:p>3,31</text:p>
          </table:table-cell>
          <table:table-cell office:value-type="float" office:value="4.43" calcext:value-type="float">
            <text:p>4,43</text:p>
          </table:table-cell>
          <table:table-cell office:value-type="float" office:value="5.59" calcext:value-type="float">
            <text:p>5,59</text:p>
          </table:table-cell>
          <table:table-cell office:value-type="float" office:value="6.14" calcext:value-type="float">
            <text:p>6,14</text:p>
          </table:table-cell>
          <table:table-cell office:value-type="float" office:value="8.17" calcext:value-type="float">
            <text:p>8,17</text:p>
          </table:table-cell>
          <table:table-cell office:value-type="float" office:value="10.82" calcext:value-type="float">
            <text:p>10,82</text:p>
          </table:table-cell>
          <table:table-cell office:value-type="float" office:value="11.69" calcext:value-type="float">
            <text:p>11,69</text:p>
          </table:table-cell>
          <table:table-cell office:value-type="float" office:value="13.38" calcext:value-type="float">
            <text:p>13,38</text:p>
          </table:table-cell>
          <table:table-cell office:value-type="float" office:value="14.31" calcext:value-type="float">
            <text:p>14,31</text:p>
          </table:table-cell>
          <table:table-cell office:value-type="float" office:value="15.52" calcext:value-type="float">
            <text:p>15,52</text:p>
          </table:table-cell>
          <table:table-cell office:value-type="float" office:value="18.49" calcext:value-type="float">
            <text:p>18,49</text:p>
          </table:table-cell>
          <table:table-cell office:value-type="float" office:value="19.32" calcext:value-type="float">
            <text:p>19,32</text:p>
          </table:table-cell>
          <table:table-cell office:value-type="float" office:value="19.2" calcext:value-type="float">
            <text:p>19,2</text:p>
          </table:table-cell>
          <table:table-cell office:value-type="float" office:value="18.08" calcext:value-type="float">
            <text:p>18,08</text:p>
          </table:table-cell>
          <table:table-cell office:value-type="float" office:value="18.01" calcext:value-type="float">
            <text:p>18,01</text:p>
          </table:table-cell>
          <table:table-cell office:value-type="float" office:value="17.98" calcext:value-type="float">
            <text:p>17,98</text:p>
          </table:table-cell>
          <table:table-cell office:value-type="float" office:value="16.09" calcext:value-type="float">
            <text:p>16,09</text:p>
          </table:table-cell>
          <table:table-cell office:value-type="float" office:value="14.87" calcext:value-type="float">
            <text:p>14,87</text:p>
          </table:table-cell>
          <table:table-cell office:value-type="float" office:value="15.07" calcext:value-type="float">
            <text:p>15,07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6.56" calcext:value-type="float">
            <text:p>6,56</text:p>
          </table:table-cell>
          <table:table-cell office:value-type="float" office:value="6.29" calcext:value-type="float">
            <text:p>6,29</text:p>
          </table:table-cell>
          <table:table-cell office:value-type="float" office:value="6.22" calcext:value-type="float">
            <text:p>6,22</text:p>
          </table:table-cell>
          <table:table-cell office:value-type="float" office:value="5.69" calcext:value-type="float">
            <text:p>5,69</text:p>
          </table:table-cell>
          <table:table-cell office:value-type="float" office:value="6.3" calcext:value-type="float">
            <text:p>6,3</text:p>
          </table:table-cell>
          <table:table-cell office:value-type="float" office:value="5.77" calcext:value-type="float">
            <text:p>5,77</text:p>
          </table:table-cell>
          <table:table-cell office:value-type="float" office:value="5.7" calcext:value-type="float">
            <text:p>5,7</text:p>
          </table:table-cell>
          <table:table-cell office:value-type="float" office:value="4.13" calcext:value-type="float">
            <text:p>4,13</text:p>
          </table:table-cell>
          <table:table-cell office:value-type="float" office:value="4.22" calcext:value-type="float">
            <text:p>4,22</text:p>
          </table:table-cell>
          <table:table-cell office:value-type="float" office:value="4.49" calcext:value-type="float">
            <text:p>4,49</text:p>
          </table:table-cell>
          <table:table-cell office:value-type="float" office:value="4.27" calcext:value-type="float">
            <text:p>4,27</text:p>
          </table:table-cell>
          <table:table-cell office:value-type="float" office:value="4.48" calcext:value-type="float">
            <text:p>4,48</text:p>
          </table:table-cell>
          <table:table-cell office:value-type="float" office:value="4.7" calcext:value-type="float">
            <text:p>4,7</text:p>
          </table:table-cell>
          <table:table-cell office:value-type="float" office:value="4.4" calcext:value-type="float">
            <text:p>4,4</text:p>
          </table:table-cell>
          <table:table-cell office:value-type="float" office:value="4.71" calcext:value-type="float">
            <text:p>4,71</text:p>
          </table:table-cell>
          <table:table-cell office:value-type="float" office:value="2.06" calcext:value-type="float">
            <text:p>2,06</text:p>
          </table:table-cell>
          <table:table-cell office:value-type="float" office:value="1.86" calcext:value-type="float">
            <text:p>1,86</text:p>
          </table:table-cell>
          <table:table-cell office:value-type="float" office:value="2.55" calcext:value-type="float">
            <text:p>2,55</text:p>
          </table:table-cell>
          <table:table-cell office:value-type="float" office:value="2.88" calcext:value-type="float">
            <text:p>2,88</text:p>
          </table:table-cell>
          <table:table-cell office:value-type="float" office:value="3.39" calcext:value-type="float">
            <text:p>3,39</text:p>
          </table:table-cell>
          <table:table-cell office:value-type="float" office:value="3.85" calcext:value-type="float">
            <text:p>3,85</text:p>
          </table:table-cell>
          <table:table-cell office:value-type="float" office:value="3.67" calcext:value-type="float">
            <text:p>3,67</text:p>
          </table:table-cell>
          <table:table-cell office:value-type="float" office:value="4.36" calcext:value-type="float">
            <text:p>4,36</text:p>
          </table:table-cell>
          <table:table-cell office:value-type="float" office:value="4.32" calcext:value-type="float">
            <text:p>4,32</text:p>
          </table:table-cell>
          <table:table-cell office:value-type="float" office:value="4.42" calcext:value-type="float">
            <text:p>4,42</text:p>
          </table:table-cell>
          <table:table-cell office:value-type="float" office:value="4.33" calcext:value-type="float">
            <text:p>4,33</text:p>
          </table:table-cell>
          <table:table-cell office:value-type="float" office:value="4.11" calcext:value-type="float">
            <text:p>4,11</text:p>
          </table:table-cell>
          <table:table-cell office:value-type="float" office:value="4.29" calcext:value-type="float">
            <text:p>4,29</text:p>
          </table:table-cell>
          <table:table-cell office:value-type="float" office:value="4.38" calcext:value-type="float">
            <text:p>4,38</text:p>
          </table:table-cell>
          <table:table-cell office:value-type="float" office:value="3.85" calcext:value-type="float">
            <text:p>3,85</text:p>
          </table:table-cell>
          <table:table-cell office:value-type="float" office:value="3.63" calcext:value-type="float">
            <text:p>3,63</text:p>
          </table:table-cell>
          <table:table-cell office:value-type="float" office:value="3.15" calcext:value-type="float">
            <text:p>3,15</text:p>
          </table:table-cell>
          <table:table-cell office:value-type="float" office:value="2.35" calcext:value-type="float">
            <text:p>2,35</text:p>
          </table:table-cell>
          <table:table-cell office:value-type="float" office:value="1.87" calcext:value-type="float">
            <text:p>1,87</text:p>
          </table:table-cell>
          <table:table-cell office:value-type="float" office:value="1.35" calcext:value-type="float">
            <text:p>1,35</text:p>
          </table:table-cell>
          <table:table-cell office:value-type="float" office:value="1.49" calcext:value-type="float">
            <text:p>1,49</text:p>
          </table:table-cell>
          <table:table-cell office:value-type="float" office:value="2.08" calcext:value-type="float">
            <text:p>2,08</text:p>
          </table:table-cell>
          <table:table-cell office:value-type="float" office:value="2.17" calcext:value-type="float">
            <text:p>2,17</text:p>
          </table:table-cell>
          <table:table-cell office:value-type="float" office:value="2.34" calcext:value-type="float">
            <text:p>2,34</text:p>
          </table:table-cell>
          <table:table-cell office:value-type="float" office:value="2.77" calcext:value-type="float">
            <text:p>2,77</text:p>
          </table:table-cell>
          <table:table-cell office:value-type="float" office:value="2.53" calcext:value-type="float">
            <text:p>2,53</text:p>
          </table:table-cell>
          <table:table-cell office:value-type="float" office:value="2.73" calcext:value-type="float">
            <text:p>2,73</text:p>
          </table:table-cell>
          <table:table-cell office:value-type="float" office:value="4.98" calcext:value-type="float">
            <text:p>4,98</text:p>
          </table:table-cell>
          <table:table-cell office:value-type="float" office:value="5.72" calcext:value-type="float">
            <text:p>5,72</text:p>
          </table:table-cell>
          <table:table-cell office:value-type="float" office:value="7.32" calcext:value-type="float">
            <text:p>7,32</text:p>
          </table:table-cell>
          <table:table-cell office:value-type="float" office:value="8.96" calcext:value-type="float">
            <text:p>8,96</text:p>
          </table:table-cell>
          <table:table-cell office:value-type="float" office:value="9.97" calcext:value-type="float">
            <text:p>9,97</text:p>
          </table:table-cell>
          <table:table-cell office:value-type="float" office:value="11.57" calcext:value-type="float">
            <text:p>11,57</text:p>
          </table:table-cell>
          <table:table-cell office:value-type="float" office:value="12.69" calcext:value-type="float">
            <text:p>12,69</text:p>
          </table:table-cell>
          <table:table-cell office:value-type="float" office:value="15.65" calcext:value-type="float">
            <text:p>15,65</text:p>
          </table:table-cell>
          <table:table-cell office:value-type="float" office:value="16.87" calcext:value-type="float">
            <text:p>16,87</text:p>
          </table:table-cell>
          <table:table-cell office:value-type="float" office:value="18.12" calcext:value-type="float">
            <text:p>18,12</text:p>
          </table:table-cell>
          <table:table-cell office:value-type="float" office:value="19.21" calcext:value-type="float">
            <text:p>19,21</text:p>
          </table:table-cell>
          <table:table-cell office:value-type="float" office:value="20.71" calcext:value-type="float">
            <text:p>20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9.14" calcext:value-type="float">
            <text:p>19,14</text:p>
          </table:table-cell>
          <table:table-cell office:value-type="float" office:value="18.61" calcext:value-type="float">
            <text:p>18,61</text:p>
          </table:table-cell>
          <table:table-cell office:value-type="float" office:value="17.86" calcext:value-type="float">
            <text:p>17,86</text:p>
          </table:table-cell>
          <table:table-cell office:value-type="float" office:value="17.56" calcext:value-type="float">
            <text:p>17,56</text:p>
          </table:table-cell>
          <table:table-cell office:value-type="float" office:value="15.98" calcext:value-type="float">
            <text:p>15,98</text:p>
          </table:table-cell>
          <table:table-cell office:value-type="float" office:value="14.86" calcext:value-type="float">
            <text:p>14,86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11.43" calcext:value-type="float">
            <text:p>11,43</text:p>
          </table:table-cell>
          <table:table-cell office:value-type="float" office:value="5.95" calcext:value-type="float">
            <text:p>5,95</text:p>
          </table:table-cell>
          <table:table-cell office:value-type="float" office:value="6.05" calcext:value-type="float">
            <text:p>6,05</text:p>
          </table:table-cell>
          <table:table-cell office:value-type="float" office:value="5.89" calcext:value-type="float">
            <text:p>5,89</text:p>
          </table:table-cell>
          <table:table-cell office:value-type="float" office:value="5.3" calcext:value-type="float">
            <text:p>5,3</text:p>
          </table:table-cell>
          <table:table-cell office:value-type="float" office:value="5.42" calcext:value-type="float">
            <text:p>5,42</text:p>
          </table:table-cell>
          <table:table-cell office:value-type="float" office:value="4.87" calcext:value-type="float">
            <text:p>4,87</text:p>
          </table:table-cell>
          <table:table-cell office:value-type="float" office:value="5.39" calcext:value-type="float">
            <text:p>5,39</text:p>
          </table:table-cell>
          <table:table-cell office:value-type="float" office:value="5.68" calcext:value-type="float">
            <text:p>5,68</text:p>
          </table:table-cell>
          <table:table-cell office:value-type="float" office:value="5.66" calcext:value-type="float">
            <text:p>5,66</text:p>
          </table:table-cell>
          <table:table-cell office:value-type="float" office:value="4.34" calcext:value-type="float">
            <text:p>4,34</text:p>
          </table:table-cell>
          <table:table-cell office:value-type="float" office:value="4.52" calcext:value-type="float">
            <text:p>4,52</text:p>
          </table:table-cell>
          <table:table-cell office:value-type="float" office:value="2.08" calcext:value-type="float">
            <text:p>2,08</text:p>
          </table:table-cell>
          <table:table-cell office:value-type="float" office:value="2.48" calcext:value-type="float">
            <text:p>2,48</text:p>
          </table:table-cell>
          <table:table-cell office:value-type="float" office:value="3.08" calcext:value-type="float">
            <text:p>3,08</text:p>
          </table:table-cell>
          <table:table-cell office:value-type="float" office:value="3.13" calcext:value-type="float">
            <text:p>3,13</text:p>
          </table:table-cell>
          <table:table-cell office:value-type="float" office:value="4.06" calcext:value-type="float">
            <text:p>4,06</text:p>
          </table:table-cell>
          <table:table-cell office:value-type="float" office:value="5.37" calcext:value-type="float">
            <text:p>5,37</text:p>
          </table:table-cell>
          <table:table-cell table:number-columns-repeated="2" office:value-type="float" office:value="5.61" calcext:value-type="float">
            <text:p>5,61</text:p>
          </table:table-cell>
          <table:table-cell office:value-type="float" office:value="5.56" calcext:value-type="float">
            <text:p>5,56</text:p>
          </table:table-cell>
          <table:table-cell office:value-type="float" office:value="5.33" calcext:value-type="float">
            <text:p>5,33</text:p>
          </table:table-cell>
          <table:table-cell office:value-type="float" office:value="4.04" calcext:value-type="float">
            <text:p>4,04</text:p>
          </table:table-cell>
          <table:table-cell office:value-type="float" office:value="3.63" calcext:value-type="float">
            <text:p>3,63</text:p>
          </table:table-cell>
          <table:table-cell office:value-type="float" office:value="3.48" calcext:value-type="float">
            <text:p>3,48</text:p>
          </table:table-cell>
          <table:table-cell office:value-type="float" office:value="3.08" calcext:value-type="float">
            <text:p>3,08</text:p>
          </table:table-cell>
          <table:table-cell office:value-type="float" office:value="2.65" calcext:value-type="float">
            <text:p>2,65</text:p>
          </table:table-cell>
          <table:table-cell office:value-type="float" office:value="2.77" calcext:value-type="float">
            <text:p>2,77</text:p>
          </table:table-cell>
          <table:table-cell office:value-type="float" office:value="2.09" calcext:value-type="float">
            <text:p>2,09</text:p>
          </table:table-cell>
          <table:table-cell office:value-type="float" office:value="3.33" calcext:value-type="float">
            <text:p>3,33</text:p>
          </table:table-cell>
          <table:table-cell office:value-type="float" office:value="3.3" calcext:value-type="float">
            <text:p>3,3</text:p>
          </table:table-cell>
          <table:table-cell office:value-type="float" office:value="3.08" calcext:value-type="float">
            <text:p>3,08</text:p>
          </table:table-cell>
          <table:table-cell office:value-type="float" office:value="2.78" calcext:value-type="float">
            <text:p>2,78</text:p>
          </table:table-cell>
          <table:table-cell office:value-type="float" office:value="2.72" calcext:value-type="float">
            <text:p>2,72</text:p>
          </table:table-cell>
          <table:table-cell office:value-type="float" office:value="2.34" calcext:value-type="float">
            <text:p>2,34</text:p>
          </table:table-cell>
          <table:table-cell office:value-type="float" office:value="2.22" calcext:value-type="float">
            <text:p>2,22</text:p>
          </table:table-cell>
          <table:table-cell office:value-type="float" office:value="3.02" calcext:value-type="float">
            <text:p>3,02</text:p>
          </table:table-cell>
          <table:table-cell office:value-type="float" office:value="3.29" calcext:value-type="float">
            <text:p>3,29</text:p>
          </table:table-cell>
          <table:table-cell office:value-type="float" office:value="3.14" calcext:value-type="float">
            <text:p>3,14</text:p>
          </table:table-cell>
          <table:table-cell office:value-type="float" office:value="3.25" calcext:value-type="float">
            <text:p>3,25</text:p>
          </table:table-cell>
          <table:table-cell office:value-type="float" office:value="3.32" calcext:value-type="float">
            <text:p>3,32</text:p>
          </table:table-cell>
          <table:table-cell office:value-type="float" office:value="0.99" calcext:value-type="float">
            <text:p>0,99</text:p>
          </table:table-cell>
          <table:table-cell office:value-type="float" office:value="1.38" calcext:value-type="float">
            <text:p>1,38</text:p>
          </table:table-cell>
          <table:table-cell office:value-type="float" office:value="2.61" calcext:value-type="float">
            <text:p>2,61</text:p>
          </table:table-cell>
          <table:table-cell office:value-type="float" office:value="3.99" calcext:value-type="float">
            <text:p>3,99</text:p>
          </table:table-cell>
          <table:table-cell office:value-type="float" office:value="6.99" calcext:value-type="float">
            <text:p>6,99</text:p>
          </table:table-cell>
          <table:table-cell office:value-type="float" office:value="9.71" calcext:value-type="float">
            <text:p>9,71</text:p>
          </table:table-cell>
          <table:table-cell office:value-type="float" office:value="11.71" calcext:value-type="float">
            <text:p>11,71</text:p>
          </table:table-cell>
          <table:table-cell office:value-type="float" office:value="12.45" calcext:value-type="float">
            <text:p>12,45</text:p>
          </table:table-cell>
          <table:table-cell office:value-type="float" office:value="13.83" calcext:value-type="float">
            <text:p>13,83</text:p>
          </table:table-cell>
          <table:table-cell office:value-type="float" office:value="15.13" calcext:value-type="float">
            <text:p>15,13</text:p>
          </table:table-cell>
          <table:table-cell office:value-type="float" office:value="17.38" calcext:value-type="float">
            <text:p>17,38</text:p>
          </table:table-cell>
          <table:table-cell office:value-type="float" office:value="19.54" calcext:value-type="float">
            <text:p>19,54</text:p>
          </table:table-cell>
          <table:table-cell office:value-type="float" office:value="24.53" calcext:value-type="float">
            <text:p>24,53</text:p>
          </table:table-cell>
          <table:table-cell office:value-type="float" office:value="24.97" calcext:value-type="float">
            <text:p>24,97</text:p>
          </table:table-cell>
          <table:table-cell office:value-type="float" office:value="24.52" calcext:value-type="float">
            <text:p>24,52</text:p>
          </table:table-cell>
          <table:table-cell office:value-type="float" office:value="23.54" calcext:value-type="float">
            <text:p>23,54</text:p>
          </table:table-cell>
          <table:table-cell office:value-type="float" office:value="21.01" calcext:value-type="float">
            <text:p>21,01</text:p>
          </table:table-cell>
          <table:table-cell office:value-type="float" office:value="19.72" calcext:value-type="float">
            <text:p>19,72</text:p>
          </table:table-cell>
          <table:table-cell office:value-type="float" office:value="18.16" calcext:value-type="float">
            <text:p>18,16</text:p>
          </table:table-cell>
          <table:table-cell office:value-type="float" office:value="16.88" calcext:value-type="float">
            <text:p>16,88</text:p>
          </table:table-cell>
          <table:table-cell office:value-type="float" office:value="15.98" calcext:value-type="float">
            <text:p>15,98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5.57" calcext:value-type="float">
            <text:p>5,57</text:p>
          </table:table-cell>
          <table:table-cell office:value-type="float" office:value="5.09" calcext:value-type="float">
            <text:p>5,09</text:p>
          </table:table-cell>
          <table:table-cell office:value-type="float" office:value="5.18" calcext:value-type="float">
            <text:p>5,18</text:p>
          </table:table-cell>
          <table:table-cell office:value-type="float" office:value="5.2" calcext:value-type="float">
            <text:p>5,2</text:p>
          </table:table-cell>
          <table:table-cell office:value-type="float" office:value="5.34" calcext:value-type="float">
            <text:p>5,34</text:p>
          </table:table-cell>
          <table:table-cell office:value-type="float" office:value="1.21" calcext:value-type="float">
            <text:p>1,21</text:p>
          </table:table-cell>
          <table:table-cell office:value-type="float" office:value="2.73" calcext:value-type="float">
            <text:p>2,73</text:p>
          </table:table-cell>
          <table:table-cell office:value-type="float" office:value="3.16" calcext:value-type="float">
            <text:p>3,16</text:p>
          </table:table-cell>
          <table:table-cell office:value-type="float" office:value="3.59" calcext:value-type="float">
            <text:p>3,59</text:p>
          </table:table-cell>
          <table:table-cell office:value-type="float" office:value="4.12" calcext:value-type="float">
            <text:p>4,12</text:p>
          </table:table-cell>
          <table:table-cell office:value-type="float" office:value="4.81" calcext:value-type="float">
            <text:p>4,81</text:p>
          </table:table-cell>
          <table:table-cell office:value-type="float" office:value="4.64" calcext:value-type="float">
            <text:p>4,64</text:p>
          </table:table-cell>
          <table:table-cell office:value-type="float" office:value="5.19" calcext:value-type="float">
            <text:p>5,19</text:p>
          </table:table-cell>
          <table:table-cell office:value-type="float" office:value="5.53" calcext:value-type="float">
            <text:p>5,53</text:p>
          </table:table-cell>
          <table:table-cell office:value-type="float" office:value="5.1" calcext:value-type="float">
            <text:p>5,1</text:p>
          </table:table-cell>
          <table:table-cell office:value-type="float" office:value="4.74" calcext:value-type="float">
            <text:p>4,74</text:p>
          </table:table-cell>
          <table:table-cell office:value-type="float" office:value="4.4" calcext:value-type="float">
            <text:p>4,4</text:p>
          </table:table-cell>
          <table:table-cell office:value-type="float" office:value="4.38" calcext:value-type="float">
            <text:p>4,38</text:p>
          </table:table-cell>
          <table:table-cell office:value-type="float" office:value="3.33" calcext:value-type="float">
            <text:p>3,33</text:p>
          </table:table-cell>
          <table:table-cell office:value-type="float" office:value="3.47" calcext:value-type="float">
            <text:p>3,47</text:p>
          </table:table-cell>
          <table:table-cell office:value-type="float" office:value="2.96" calcext:value-type="float">
            <text:p>2,96</text:p>
          </table:table-cell>
          <table:table-cell office:value-type="float" office:value="3.44" calcext:value-type="float">
            <text:p>3,44</text:p>
          </table:table-cell>
          <table:table-cell office:value-type="float" office:value="3.02" calcext:value-type="float">
            <text:p>3,02</text:p>
          </table:table-cell>
          <table:table-cell office:value-type="float" office:value="3.41" calcext:value-type="float">
            <text:p>3,41</text:p>
          </table:table-cell>
          <table:table-cell office:value-type="float" office:value="3.32" calcext:value-type="float">
            <text:p>3,32</text:p>
          </table:table-cell>
          <table:table-cell office:value-type="float" office:value="3.05" calcext:value-type="float">
            <text:p>3,05</text:p>
          </table:table-cell>
          <table:table-cell office:value-type="float" office:value="3.56" calcext:value-type="float">
            <text:p>3,56</text:p>
          </table:table-cell>
          <table:table-cell office:value-type="float" office:value="3.62" calcext:value-type="float">
            <text:p>3,62</text:p>
          </table:table-cell>
          <table:table-cell office:value-type="float" office:value="3.75" calcext:value-type="float">
            <text:p>3,75</text:p>
          </table:table-cell>
          <table:table-cell office:value-type="float" office:value="3.59" calcext:value-type="float">
            <text:p>3,59</text:p>
          </table:table-cell>
          <table:table-cell office:value-type="float" office:value="4.27" calcext:value-type="float">
            <text:p>4,27</text:p>
          </table:table-cell>
          <table:table-cell office:value-type="float" office:value="4.01" calcext:value-type="float">
            <text:p>4,01</text:p>
          </table:table-cell>
          <table:table-cell office:value-type="float" office:value="3.43" calcext:value-type="float">
            <text:p>3,43</text:p>
          </table:table-cell>
          <table:table-cell office:value-type="float" office:value="2.6" calcext:value-type="float">
            <text:p>2,6</text:p>
          </table:table-cell>
          <table:table-cell office:value-type="float" office:value="2.66" calcext:value-type="float">
            <text:p>2,66</text:p>
          </table:table-cell>
          <table:table-cell office:value-type="float" office:value="2.33" calcext:value-type="float">
            <text:p>2,33</text:p>
          </table:table-cell>
          <table:table-cell office:value-type="float" office:value="2.3" calcext:value-type="float">
            <text:p>2,3</text:p>
          </table:table-cell>
          <table:table-cell office:value-type="float" office:value="2.36" calcext:value-type="float">
            <text:p>2,36</text:p>
          </table:table-cell>
          <table:table-cell office:value-type="float" office:value="2.19" calcext:value-type="float">
            <text:p>2,19</text:p>
          </table:table-cell>
          <table:table-cell office:value-type="float" office:value="2.09" calcext:value-type="float">
            <text:p>2,09</text:p>
          </table:table-cell>
          <table:table-cell office:value-type="float" office:value="2.45" calcext:value-type="float">
            <text:p>2,45</text:p>
          </table:table-cell>
          <table:table-cell office:value-type="float" office:value="2.97" calcext:value-type="float">
            <text:p>2,97</text:p>
          </table:table-cell>
          <table:table-cell office:value-type="float" office:value="2.06" calcext:value-type="float">
            <text:p>2,06</text:p>
          </table:table-cell>
          <table:table-cell office:value-type="float" office:value="2.94" calcext:value-type="float">
            <text:p>2,94</text:p>
          </table:table-cell>
          <table:table-cell office:value-type="float" office:value="4.62" calcext:value-type="float">
            <text:p>4,62</text:p>
          </table:table-cell>
          <table:table-cell office:value-type="float" office:value="6.83" calcext:value-type="float">
            <text:p>6,83</text:p>
          </table:table-cell>
          <table:table-cell office:value-type="float" office:value="8.07" calcext:value-type="float">
            <text:p>8,07</text:p>
          </table:table-cell>
          <table:table-cell office:value-type="float" office:value="9.98" calcext:value-type="float">
            <text:p>9,98</text:p>
          </table:table-cell>
          <table:table-cell office:value-type="float" office:value="13.17" calcext:value-type="float">
            <text:p>13,17</text:p>
          </table:table-cell>
          <table:table-cell office:value-type="float" office:value="14.55" calcext:value-type="float">
            <text:p>14,55</text:p>
          </table:table-cell>
          <table:table-cell office:value-type="float" office:value="15.75" calcext:value-type="float">
            <text:p>15,75</text:p>
          </table:table-cell>
          <table:table-cell office:value-type="float" office:value="17.94" calcext:value-type="float">
            <text:p>17,94</text:p>
          </table:table-cell>
          <table:table-cell office:value-type="float" office:value="19.61" calcext:value-type="float">
            <text:p>19,61</text:p>
          </table:table-cell>
          <table:table-cell office:value-type="float" office:value="20.32" calcext:value-type="float">
            <text:p>20,32</text:p>
          </table:table-cell>
          <table:table-cell office:value-type="float" office:value="20.47" calcext:value-type="float">
            <text:p>20,47</text:p>
          </table:table-cell>
          <table:table-cell office:value-type="float" office:value="20.88" calcext:value-type="float">
            <text:p>20,88</text:p>
          </table:table-cell>
          <table:table-cell office:value-type="float" office:value="20.13" calcext:value-type="float">
            <text:p>20,13</text:p>
          </table:table-cell>
          <table:table-cell office:value-type="float" office:value="18.93" calcext:value-type="float">
            <text:p>18,93</text:p>
          </table:table-cell>
          <table:table-cell office:value-type="float" office:value="18.14" calcext:value-type="float">
            <text:p>18,14</text:p>
          </table:table-cell>
          <table:table-cell office:value-type="float" office:value="16.74" calcext:value-type="float">
            <text:p>16,74</text:p>
          </table:table-cell>
          <table:table-cell office:value-type="float" office:value="18.42" calcext:value-type="float">
            <text:p>18,4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3.83" calcext:value-type="float">
            <text:p>3,83</text:p>
          </table:table-cell>
          <table:table-cell office:value-type="float" office:value="4.06" calcext:value-type="float">
            <text:p>4,06</text:p>
          </table:table-cell>
          <table:table-cell office:value-type="float" office:value="4.2" calcext:value-type="float">
            <text:p>4,2</text:p>
          </table:table-cell>
          <table:table-cell office:value-type="float" office:value="0.83" calcext:value-type="float">
            <text:p>0,83</text:p>
          </table:table-cell>
          <table:table-cell office:value-type="float" office:value="3.22" calcext:value-type="float">
            <text:p>3,22</text:p>
          </table:table-cell>
          <table:table-cell office:value-type="float" office:value="2.8" calcext:value-type="float">
            <text:p>2,8</text:p>
          </table:table-cell>
          <table:table-cell office:value-type="float" office:value="2.78" calcext:value-type="float">
            <text:p>2,78</text:p>
          </table:table-cell>
          <table:table-cell office:value-type="float" office:value="2.64" calcext:value-type="float">
            <text:p>2,64</text:p>
          </table:table-cell>
          <table:table-cell office:value-type="float" office:value="2.55" calcext:value-type="float">
            <text:p>2,55</text:p>
          </table:table-cell>
          <table:table-cell office:value-type="float" office:value="2.39" calcext:value-type="float">
            <text:p>2,39</text:p>
          </table:table-cell>
          <table:table-cell office:value-type="float" office:value="3.19" calcext:value-type="float">
            <text:p>3,19</text:p>
          </table:table-cell>
          <table:table-cell office:value-type="float" office:value="3.49" calcext:value-type="float">
            <text:p>3,49</text:p>
          </table:table-cell>
          <table:table-cell office:value-type="float" office:value="3.2" calcext:value-type="float">
            <text:p>3,2</text:p>
          </table:table-cell>
          <table:table-cell office:value-type="float" office:value="2.75" calcext:value-type="float">
            <text:p>2,75</text:p>
          </table:table-cell>
          <table:table-cell office:value-type="float" office:value="3.23" calcext:value-type="float">
            <text:p>3,23</text:p>
          </table:table-cell>
          <table:table-cell office:value-type="float" office:value="3.52" calcext:value-type="float">
            <text:p>3,52</text:p>
          </table:table-cell>
          <table:table-cell office:value-type="float" office:value="1.32" calcext:value-type="float">
            <text:p>1,32</text:p>
          </table:table-cell>
          <table:table-cell office:value-type="float" office:value="1.65" calcext:value-type="float">
            <text:p>1,65</text:p>
          </table:table-cell>
          <table:table-cell office:value-type="float" office:value="2.64" calcext:value-type="float">
            <text:p>2,64</text:p>
          </table:table-cell>
          <table:table-cell office:value-type="float" office:value="3.09" calcext:value-type="float">
            <text:p>3,09</text:p>
          </table:table-cell>
          <table:table-cell office:value-type="float" office:value="3.5" calcext:value-type="float">
            <text:p>3,5</text:p>
          </table:table-cell>
          <table:table-cell office:value-type="float" office:value="4.21" calcext:value-type="float">
            <text:p>4,21</text:p>
          </table:table-cell>
          <table:table-cell office:value-type="float" office:value="3.6" calcext:value-type="float">
            <text:p>3,6</text:p>
          </table:table-cell>
          <table:table-cell office:value-type="float" office:value="3.62" calcext:value-type="float">
            <text:p>3,62</text:p>
          </table:table-cell>
          <table:table-cell office:value-type="float" office:value="4.48" calcext:value-type="float">
            <text:p>4,48</text:p>
          </table:table-cell>
          <table:table-cell office:value-type="float" office:value="5.15" calcext:value-type="float">
            <text:p>5,15</text:p>
          </table:table-cell>
          <table:table-cell office:value-type="float" office:value="4.55" calcext:value-type="float">
            <text:p>4,55</text:p>
          </table:table-cell>
          <table:table-cell office:value-type="float" office:value="4.47" calcext:value-type="float">
            <text:p>4,47</text:p>
          </table:table-cell>
          <table:table-cell office:value-type="float" office:value="4.55" calcext:value-type="float">
            <text:p>4,55</text:p>
          </table:table-cell>
          <table:table-cell office:value-type="float" office:value="4.12" calcext:value-type="float">
            <text:p>4,12</text:p>
          </table:table-cell>
          <table:table-cell office:value-type="float" office:value="4.13" calcext:value-type="float">
            <text:p>4,13</text:p>
          </table:table-cell>
          <table:table-cell office:value-type="float" office:value="3.18" calcext:value-type="float">
            <text:p>3,18</text:p>
          </table:table-cell>
          <table:table-cell office:value-type="float" office:value="2.94" calcext:value-type="float">
            <text:p>2,94</text:p>
          </table:table-cell>
          <table:table-cell office:value-type="float" office:value="2.13" calcext:value-type="float">
            <text:p>2,13</text:p>
          </table:table-cell>
          <table:table-cell office:value-type="float" office:value="2.06" calcext:value-type="float">
            <text:p>2,06</text:p>
          </table:table-cell>
          <table:table-cell office:value-type="float" office:value="2.01" calcext:value-type="float">
            <text:p>2,01</text:p>
          </table:table-cell>
          <table:table-cell office:value-type="float" office:value="2.2" calcext:value-type="float">
            <text:p>2,2</text:p>
          </table:table-cell>
          <table:table-cell office:value-type="float" office:value="2.16" calcext:value-type="float">
            <text:p>2,16</text:p>
          </table:table-cell>
          <table:table-cell office:value-type="float" office:value="2.15" calcext:value-type="float">
            <text:p>2,15</text:p>
          </table:table-cell>
          <table:table-cell office:value-type="float" office:value="1.74" calcext:value-type="float">
            <text:p>1,74</text:p>
          </table:table-cell>
          <table:table-cell office:value-type="float" office:value="1.69" calcext:value-type="float">
            <text:p>1,69</text:p>
          </table:table-cell>
          <table:table-cell office:value-type="float" office:value="2.2" calcext:value-type="float">
            <text:p>2,2</text:p>
          </table:table-cell>
          <table:table-cell office:value-type="float" office:value="1.39" calcext:value-type="float">
            <text:p>1,39</text:p>
          </table:table-cell>
          <table:table-cell office:value-type="float" office:value="3.35" calcext:value-type="float">
            <text:p>3,35</text:p>
          </table:table-cell>
          <table:table-cell office:value-type="float" office:value="6.04" calcext:value-type="float">
            <text:p>6,04</text:p>
          </table:table-cell>
          <table:table-cell office:value-type="float" office:value="9.62" calcext:value-type="float">
            <text:p>9,62</text:p>
          </table:table-cell>
          <table:table-cell office:value-type="float" office:value="11.12" calcext:value-type="float">
            <text:p>11,12</text:p>
          </table:table-cell>
          <table:table-cell office:value-type="float" office:value="12.59" calcext:value-type="float">
            <text:p>12,59</text:p>
          </table:table-cell>
          <table:table-cell office:value-type="float" office:value="15.03" calcext:value-type="float">
            <text:p>15,03</text:p>
          </table:table-cell>
          <table:table-cell office:value-type="float" office:value="16.69" calcext:value-type="float">
            <text:p>16,69</text:p>
          </table:table-cell>
          <table:table-cell office:value-type="float" office:value="17.98" calcext:value-type="float">
            <text:p>17,98</text:p>
          </table:table-cell>
          <table:table-cell office:value-type="float" office:value="19.94" calcext:value-type="float">
            <text:p>19,94</text:p>
          </table:table-cell>
          <table:table-cell office:value-type="float" office:value="22.27" calcext:value-type="float">
            <text:p>22,27</text:p>
          </table:table-cell>
          <table:table-cell office:value-type="float" office:value="22.53" calcext:value-type="float">
            <text:p>22,53</text:p>
          </table:table-cell>
          <table:table-cell office:value-type="float" office:value="25.38" calcext:value-type="float">
            <text:p>25,38</text:p>
          </table:table-cell>
          <table:table-cell office:value-type="float" office:value="25.2" calcext:value-type="float">
            <text:p>25,2</text:p>
          </table:table-cell>
          <table:table-cell office:value-type="float" office:value="23.2" calcext:value-type="float">
            <text:p>23,2</text:p>
          </table:table-cell>
          <table:table-cell office:value-type="float" office:value="20.36" calcext:value-type="float">
            <text:p>20,36</text:p>
          </table:table-cell>
          <table:table-cell office:value-type="float" office:value="20.55" calcext:value-type="float">
            <text:p>20,55</text:p>
          </table:table-cell>
          <table:table-cell office:value-type="float" office:value="19.28" calcext:value-type="float">
            <text:p>19,28</text:p>
          </table:table-cell>
          <table:table-cell office:value-type="float" office:value="16.14" calcext:value-type="float">
            <text:p>16,14</text:p>
          </table:table-cell>
          <table:table-cell office:value-type="float" office:value="15.55" calcext:value-type="float">
            <text:p>15,55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4.82" calcext:value-type="float">
            <text:p>4,82</text:p>
          </table:table-cell>
          <table:table-cell office:value-type="float" office:value="4.45" calcext:value-type="float">
            <text:p>4,45</text:p>
          </table:table-cell>
          <table:table-cell office:value-type="float" office:value="5.18" calcext:value-type="float">
            <text:p>5,18</text:p>
          </table:table-cell>
          <table:table-cell office:value-type="float" office:value="2.21" calcext:value-type="float">
            <text:p>2,21</text:p>
          </table:table-cell>
          <table:table-cell office:value-type="float" office:value="4.28" calcext:value-type="float">
            <text:p>4,28</text:p>
          </table:table-cell>
          <table:table-cell office:value-type="float" office:value="4.39" calcext:value-type="float">
            <text:p>4,39</text:p>
          </table:table-cell>
          <table:table-cell office:value-type="float" office:value="3.87" calcext:value-type="float">
            <text:p>3,87</text:p>
          </table:table-cell>
          <table:table-cell office:value-type="float" office:value="3.66" calcext:value-type="float">
            <text:p>3,66</text:p>
          </table:table-cell>
          <table:table-cell office:value-type="float" office:value="4.22" calcext:value-type="float">
            <text:p>4,22</text:p>
          </table:table-cell>
          <table:table-cell office:value-type="float" office:value="4.34" calcext:value-type="float">
            <text:p>4,34</text:p>
          </table:table-cell>
          <table:table-cell office:value-type="float" office:value="4.65" calcext:value-type="float">
            <text:p>4,65</text:p>
          </table:table-cell>
          <table:table-cell office:value-type="float" office:value="5.21" calcext:value-type="float">
            <text:p>5,21</text:p>
          </table:table-cell>
          <table:table-cell office:value-type="float" office:value="5.05" calcext:value-type="float">
            <text:p>5,05</text:p>
          </table:table-cell>
          <table:table-cell office:value-type="float" office:value="5.06" calcext:value-type="float">
            <text:p>5,06</text:p>
          </table:table-cell>
          <table:table-cell office:value-type="float" office:value="5.04" calcext:value-type="float">
            <text:p>5,04</text:p>
          </table:table-cell>
          <table:table-cell office:value-type="float" office:value="4.22" calcext:value-type="float">
            <text:p>4,22</text:p>
          </table:table-cell>
          <table:table-cell office:value-type="float" office:value="2.4" calcext:value-type="float">
            <text:p>2,4</text:p>
          </table:table-cell>
          <table:table-cell office:value-type="float" office:value="3.46" calcext:value-type="float">
            <text:p>3,46</text:p>
          </table:table-cell>
          <table:table-cell office:value-type="float" office:value="4.11" calcext:value-type="float">
            <text:p>4,11</text:p>
          </table:table-cell>
          <table:table-cell office:value-type="float" office:value="4.52" calcext:value-type="float">
            <text:p>4,52</text:p>
          </table:table-cell>
          <table:table-cell office:value-type="float" office:value="4.28" calcext:value-type="float">
            <text:p>4,28</text:p>
          </table:table-cell>
          <table:table-cell office:value-type="float" office:value="4.64" calcext:value-type="float">
            <text:p>4,64</text:p>
          </table:table-cell>
          <table:table-cell office:value-type="float" office:value="4.51" calcext:value-type="float">
            <text:p>4,51</text:p>
          </table:table-cell>
          <table:table-cell office:value-type="float" office:value="4.85" calcext:value-type="float">
            <text:p>4,85</text:p>
          </table:table-cell>
          <table:table-cell office:value-type="float" office:value="4.58" calcext:value-type="float">
            <text:p>4,58</text:p>
          </table:table-cell>
          <table:table-cell office:value-type="float" office:value="4.42" calcext:value-type="float">
            <text:p>4,42</text:p>
          </table:table-cell>
          <table:table-cell office:value-type="float" office:value="6.15" calcext:value-type="float">
            <text:p>6,15</text:p>
          </table:table-cell>
          <table:table-cell office:value-type="float" office:value="6.33" calcext:value-type="float">
            <text:p>6,33</text:p>
          </table:table-cell>
          <table:table-cell office:value-type="float" office:value="5.97" calcext:value-type="float">
            <text:p>5,97</text:p>
          </table:table-cell>
          <table:table-cell office:value-type="float" office:value="5.1" calcext:value-type="float">
            <text:p>5,1</text:p>
          </table:table-cell>
          <table:table-cell office:value-type="float" office:value="4.83" calcext:value-type="float">
            <text:p>4,83</text:p>
          </table:table-cell>
          <table:table-cell office:value-type="float" office:value="4.99" calcext:value-type="float">
            <text:p>4,99</text:p>
          </table:table-cell>
          <table:table-cell office:value-type="float" office:value="4.37" calcext:value-type="float">
            <text:p>4,37</text:p>
          </table:table-cell>
          <table:table-cell office:value-type="float" office:value="3.87" calcext:value-type="float">
            <text:p>3,87</text:p>
          </table:table-cell>
          <table:table-cell office:value-type="float" office:value="3.46" calcext:value-type="float">
            <text:p>3,46</text:p>
          </table:table-cell>
          <table:table-cell office:value-type="float" office:value="3.17" calcext:value-type="float">
            <text:p>3,17</text:p>
          </table:table-cell>
          <table:table-cell office:value-type="float" office:value="3.1" calcext:value-type="float">
            <text:p>3,1</text:p>
          </table:table-cell>
          <table:table-cell office:value-type="float" office:value="3.62" calcext:value-type="float">
            <text:p>3,62</text:p>
          </table:table-cell>
          <table:table-cell office:value-type="float" office:value="4.22" calcext:value-type="float">
            <text:p>4,22</text:p>
          </table:table-cell>
          <table:table-cell office:value-type="float" office:value="4.33" calcext:value-type="float">
            <text:p>4,33</text:p>
          </table:table-cell>
          <table:table-cell office:value-type="float" office:value="3.96" calcext:value-type="float">
            <text:p>3,96</text:p>
          </table:table-cell>
          <table:table-cell office:value-type="float" office:value="3.65" calcext:value-type="float">
            <text:p>3,65</text:p>
          </table:table-cell>
          <table:table-cell office:value-type="float" office:value="3.66" calcext:value-type="float">
            <text:p>3,66</text:p>
          </table:table-cell>
          <table:table-cell office:value-type="float" office:value="4.49" calcext:value-type="float">
            <text:p>4,49</text:p>
          </table:table-cell>
          <table:table-cell office:value-type="float" office:value="7.12" calcext:value-type="float">
            <text:p>7,12</text:p>
          </table:table-cell>
          <table:table-cell office:value-type="float" office:value="9.99" calcext:value-type="float">
            <text:p>9,99</text:p>
          </table:table-cell>
          <table:table-cell office:value-type="float" office:value="13.13" calcext:value-type="float">
            <text:p>13,13</text:p>
          </table:table-cell>
          <table:table-cell office:value-type="float" office:value="16.23" calcext:value-type="float">
            <text:p>16,23</text:p>
          </table:table-cell>
          <table:table-cell office:value-type="float" office:value="18.72" calcext:value-type="float">
            <text:p>18,72</text:p>
          </table:table-cell>
          <table:table-cell office:value-type="float" office:value="19.73" calcext:value-type="float">
            <text:p>19,73</text:p>
          </table:table-cell>
          <table:table-cell office:value-type="float" office:value="18.83" calcext:value-type="float">
            <text:p>18,83</text:p>
          </table:table-cell>
          <table:table-cell office:value-type="float" office:value="21.5" calcext:value-type="float">
            <text:p>21,5</text:p>
          </table:table-cell>
          <table:table-cell office:value-type="float" office:value="24.94" calcext:value-type="float">
            <text:p>24,94</text:p>
          </table:table-cell>
          <table:table-cell office:value-type="float" office:value="27.22" calcext:value-type="float">
            <text:p>27,22</text:p>
          </table:table-cell>
          <table:table-cell office:value-type="float" office:value="28.59" calcext:value-type="float">
            <text:p>28,59</text:p>
          </table:table-cell>
          <table:table-cell office:value-type="float" office:value="27.76" calcext:value-type="float">
            <text:p>27,76</text:p>
          </table:table-cell>
          <table:table-cell office:value-type="float" office:value="25.83" calcext:value-type="float">
            <text:p>25,83</text:p>
          </table:table-cell>
          <table:table-cell office:value-type="float" office:value="23.14" calcext:value-type="float">
            <text:p>23,14</text:p>
          </table:table-cell>
          <table:table-cell office:value-type="float" office:value="20.62" calcext:value-type="float">
            <text:p>20,62</text:p>
          </table:table-cell>
          <table:table-cell office:value-type="float" office:value="18.04" calcext:value-type="float">
            <text:p>18,04</text:p>
          </table:table-cell>
          <table:table-cell office:value-type="float" office:value="16.29" calcext:value-type="float">
            <text:p>16,29</text:p>
          </table:table-cell>
          <table:table-cell office:value-type="float" office:value="15.02" calcext:value-type="float">
            <text:p>15,02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.54" calcext:value-type="float">
            <text:p>7,54</text:p>
          </table:table-cell>
          <table:table-cell office:value-type="float" office:value="6.87" calcext:value-type="float">
            <text:p>6,87</text:p>
          </table:table-cell>
          <table:table-cell office:value-type="float" office:value="4.47" calcext:value-type="float">
            <text:p>4,47</text:p>
          </table:table-cell>
          <table:table-cell office:value-type="float" office:value="4.15" calcext:value-type="float">
            <text:p>4,15</text:p>
          </table:table-cell>
          <table:table-cell office:value-type="float" office:value="4.41" calcext:value-type="float">
            <text:p>4,41</text:p>
          </table:table-cell>
          <table:table-cell office:value-type="float" office:value="4.53" calcext:value-type="float">
            <text:p>4,53</text:p>
          </table:table-cell>
          <table:table-cell office:value-type="float" office:value="4.97" calcext:value-type="float">
            <text:p>4,97</text:p>
          </table:table-cell>
          <table:table-cell office:value-type="float" office:value="5.16" calcext:value-type="float">
            <text:p>5,16</text:p>
          </table:table-cell>
          <table:table-cell office:value-type="float" office:value="4.47" calcext:value-type="float">
            <text:p>4,47</text:p>
          </table:table-cell>
          <table:table-cell office:value-type="float" office:value="4.35" calcext:value-type="float">
            <text:p>4,35</text:p>
          </table:table-cell>
          <table:table-cell office:value-type="float" office:value="4.74" calcext:value-type="float">
            <text:p>4,74</text:p>
          </table:table-cell>
          <table:table-cell office:value-type="float" office:value="4.48" calcext:value-type="float">
            <text:p>4,48</text:p>
          </table:table-cell>
          <table:table-cell office:value-type="float" office:value="4.51" calcext:value-type="float">
            <text:p>4,51</text:p>
          </table:table-cell>
          <table:table-cell office:value-type="float" office:value="4.52" calcext:value-type="float">
            <text:p>4,52</text:p>
          </table:table-cell>
          <table:table-cell office:value-type="float" office:value="1.19" calcext:value-type="float">
            <text:p>1,19</text:p>
          </table:table-cell>
          <table:table-cell office:value-type="float" office:value="2.81" calcext:value-type="float">
            <text:p>2,81</text:p>
          </table:table-cell>
          <table:table-cell office:value-type="float" office:value="2.63" calcext:value-type="float">
            <text:p>2,63</text:p>
          </table:table-cell>
          <table:table-cell office:value-type="float" office:value="2.85" calcext:value-type="float">
            <text:p>2,85</text:p>
          </table:table-cell>
          <table:table-cell office:value-type="float" office:value="2.7" calcext:value-type="float">
            <text:p>2,7</text:p>
          </table:table-cell>
          <table:table-cell office:value-type="float" office:value="3.06" calcext:value-type="float">
            <text:p>3,06</text:p>
          </table:table-cell>
          <table:table-cell office:value-type="float" office:value="3.36" calcext:value-type="float">
            <text:p>3,36</text:p>
          </table:table-cell>
          <table:table-cell office:value-type="float" office:value="3.93" calcext:value-type="float">
            <text:p>3,93</text:p>
          </table:table-cell>
          <table:table-cell office:value-type="float" office:value="3.98" calcext:value-type="float">
            <text:p>3,98</text:p>
          </table:table-cell>
          <table:table-cell office:value-type="float" office:value="4.08" calcext:value-type="float">
            <text:p>4,08</text:p>
          </table:table-cell>
          <table:table-cell office:value-type="float" office:value="6.74" calcext:value-type="float">
            <text:p>6,74</text:p>
          </table:table-cell>
          <table:table-cell office:value-type="float" office:value="6.86" calcext:value-type="float">
            <text:p>6,86</text:p>
          </table:table-cell>
          <table:table-cell office:value-type="float" office:value="7.45" calcext:value-type="float">
            <text:p>7,45</text:p>
          </table:table-cell>
          <table:table-cell office:value-type="float" office:value="6.4" calcext:value-type="float">
            <text:p>6,4</text:p>
          </table:table-cell>
          <table:table-cell office:value-type="float" office:value="6" calcext:value-type="float">
            <text:p>6</text:p>
          </table:table-cell>
          <table:table-cell office:value-type="float" office:value="5.48" calcext:value-type="float">
            <text:p>5,48</text:p>
          </table:table-cell>
          <table:table-cell office:value-type="float" office:value="6.14" calcext:value-type="float">
            <text:p>6,14</text:p>
          </table:table-cell>
          <table:table-cell office:value-type="float" office:value="5.76" calcext:value-type="float">
            <text:p>5,76</text:p>
          </table:table-cell>
          <table:table-cell office:value-type="float" office:value="6.29" calcext:value-type="float">
            <text:p>6,29</text:p>
          </table:table-cell>
          <table:table-cell office:value-type="float" office:value="5.75" calcext:value-type="float">
            <text:p>5,75</text:p>
          </table:table-cell>
          <table:table-cell office:value-type="float" office:value="5.87" calcext:value-type="float">
            <text:p>5,87</text:p>
          </table:table-cell>
          <table:table-cell office:value-type="float" office:value="6.73" calcext:value-type="float">
            <text:p>6,73</text:p>
          </table:table-cell>
          <table:table-cell office:value-type="float" office:value="4.32" calcext:value-type="float">
            <text:p>4,32</text:p>
          </table:table-cell>
          <table:table-cell office:value-type="float" office:value="4.47" calcext:value-type="float">
            <text:p>4,47</text:p>
          </table:table-cell>
          <table:table-cell office:value-type="float" office:value="4.07" calcext:value-type="float">
            <text:p>4,07</text:p>
          </table:table-cell>
          <table:table-cell office:value-type="float" office:value="3.65" calcext:value-type="float">
            <text:p>3,65</text:p>
          </table:table-cell>
          <table:table-cell office:value-type="float" office:value="4" calcext:value-type="float">
            <text:p>4</text:p>
          </table:table-cell>
          <table:table-cell office:value-type="float" office:value="3.83" calcext:value-type="float">
            <text:p>3,83</text:p>
          </table:table-cell>
          <table:table-cell office:value-type="float" office:value="3.1" calcext:value-type="float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 office:value-type="float" office:value="6.27" calcext:value-type="float">
            <text:p>6,27</text:p>
          </table:table-cell>
          <table:table-cell office:value-type="float" office:value="8.01" calcext:value-type="float">
            <text:p>8,01</text:p>
          </table:table-cell>
          <table:table-cell office:value-type="float" office:value="8.96" calcext:value-type="float">
            <text:p>8,96</text:p>
          </table:table-cell>
          <table:table-cell office:value-type="float" office:value="12.9" calcext:value-type="float">
            <text:p>12,9</text:p>
          </table:table-cell>
          <table:table-cell office:value-type="float" office:value="14.14" calcext:value-type="float">
            <text:p>14,14</text:p>
          </table:table-cell>
          <table:table-cell office:value-type="float" office:value="16.18" calcext:value-type="float">
            <text:p>16,18</text:p>
          </table:table-cell>
          <table:table-cell office:value-type="float" office:value="19.11" calcext:value-type="float">
            <text:p>19,11</text:p>
          </table:table-cell>
          <table:table-cell office:value-type="float" office:value="20.95" calcext:value-type="float">
            <text:p>20,95</text:p>
          </table:table-cell>
          <table:table-cell office:value-type="float" office:value="23.17" calcext:value-type="float">
            <text:p>23,17</text:p>
          </table:table-cell>
          <table:table-cell office:value-type="float" office:value="25.3" calcext:value-type="float">
            <text:p>25,3</text:p>
          </table:table-cell>
          <table:table-cell office:value-type="float" office:value="25.55" calcext:value-type="float">
            <text:p>25,55</text:p>
          </table:table-cell>
          <table:table-cell office:value-type="float" office:value="24.33" calcext:value-type="float">
            <text:p>24,33</text:p>
          </table:table-cell>
          <table:table-cell office:value-type="float" office:value="23.11" calcext:value-type="float">
            <text:p>23,11</text:p>
          </table:table-cell>
          <table:table-cell office:value-type="float" office:value="21.19" calcext:value-type="float">
            <text:p>21,19</text:p>
          </table:table-cell>
          <table:table-cell office:value-type="float" office:value="19.2" calcext:value-type="float">
            <text:p>19,2</text:p>
          </table:table-cell>
          <table:table-cell office:value-type="float" office:value="15.21" calcext:value-type="float">
            <text:p>15,21</text:p>
          </table:table-cell>
          <table:table-cell office:value-type="float" office:value="14.42" calcext:value-type="float">
            <text:p>14,42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7.1" calcext:value-type="float">
            <text:p>7,1</text:p>
          </table:table-cell>
          <table:table-cell office:value-type="float" office:value="6.86" calcext:value-type="float">
            <text:p>6,86</text:p>
          </table:table-cell>
          <table:table-cell office:value-type="float" office:value="6.43" calcext:value-type="float">
            <text:p>6,43</text:p>
          </table:table-cell>
          <table:table-cell office:value-type="float" office:value="6.14" calcext:value-type="float">
            <text:p>6,14</text:p>
          </table:table-cell>
          <table:table-cell office:value-type="float" office:value="6.08" calcext:value-type="float">
            <text:p>6,08</text:p>
          </table:table-cell>
          <table:table-cell office:value-type="float" office:value="6.76" calcext:value-type="float">
            <text:p>6,76</text:p>
          </table:table-cell>
          <table:table-cell office:value-type="float" office:value="7.24" calcext:value-type="float">
            <text:p>7,24</text:p>
          </table:table-cell>
          <table:table-cell office:value-type="float" office:value="5.07" calcext:value-type="float">
            <text:p>5,07</text:p>
          </table:table-cell>
          <table:table-cell office:value-type="float" office:value="5.03" calcext:value-type="float">
            <text:p>5,03</text:p>
          </table:table-cell>
          <table:table-cell office:value-type="float" office:value="4.83" calcext:value-type="float">
            <text:p>4,83</text:p>
          </table:table-cell>
          <table:table-cell office:value-type="float" office:value="3.83" calcext:value-type="float">
            <text:p>3,83</text:p>
          </table:table-cell>
          <table:table-cell office:value-type="float" office:value="2.8" calcext:value-type="float">
            <text:p>2,8</text:p>
          </table:table-cell>
          <table:table-cell office:value-type="float" office:value="3.17" calcext:value-type="float">
            <text:p>3,17</text:p>
          </table:table-cell>
          <table:table-cell office:value-type="float" office:value="3.19" calcext:value-type="float">
            <text:p>3,19</text:p>
          </table:table-cell>
          <table:table-cell office:value-type="float" office:value="2.92" calcext:value-type="float">
            <text:p>2,92</text:p>
          </table:table-cell>
          <table:table-cell office:value-type="float" office:value="3.36" calcext:value-type="float">
            <text:p>3,36</text:p>
          </table:table-cell>
          <table:table-cell office:value-type="float" office:value="3.61" calcext:value-type="float">
            <text:p>3,61</text:p>
          </table:table-cell>
          <table:table-cell office:value-type="float" office:value="3.82" calcext:value-type="float">
            <text:p>3,82</text:p>
          </table:table-cell>
          <table:table-cell office:value-type="float" office:value="3.56" calcext:value-type="float">
            <text:p>3,56</text:p>
          </table:table-cell>
          <table:table-cell office:value-type="float" office:value="4.13" calcext:value-type="float">
            <text:p>4,13</text:p>
          </table:table-cell>
          <table:table-cell office:value-type="float" office:value="4.34" calcext:value-type="float">
            <text:p>4,34</text:p>
          </table:table-cell>
          <table:table-cell office:value-type="float" office:value="4.6" calcext:value-type="float">
            <text:p>4,6</text:p>
          </table:table-cell>
          <table:table-cell office:value-type="float" office:value="4.31" calcext:value-type="float">
            <text:p>4,31</text:p>
          </table:table-cell>
          <table:table-cell office:value-type="float" office:value="4.07" calcext:value-type="float">
            <text:p>4,07</text:p>
          </table:table-cell>
          <table:table-cell office:value-type="float" office:value="3.88" calcext:value-type="float">
            <text:p>3,88</text:p>
          </table:table-cell>
          <table:table-cell office:value-type="float" office:value="3.6" calcext:value-type="float">
            <text:p>3,6</text:p>
          </table:table-cell>
          <table:table-cell office:value-type="float" office:value="4.06" calcext:value-type="float">
            <text:p>4,06</text:p>
          </table:table-cell>
          <table:table-cell office:value-type="float" office:value="3.5" calcext:value-type="float">
            <text:p>3,5</text:p>
          </table:table-cell>
          <table:table-cell office:value-type="float" office:value="3.45" calcext:value-type="float">
            <text:p>3,45</text:p>
          </table:table-cell>
          <table:table-cell office:value-type="float" office:value="3.62" calcext:value-type="float">
            <text:p>3,62</text:p>
          </table:table-cell>
          <table:table-cell office:value-type="float" office:value="3.38" calcext:value-type="float">
            <text:p>3,38</text:p>
          </table:table-cell>
          <table:table-cell office:value-type="float" office:value="3.71" calcext:value-type="float">
            <text:p>3,71</text:p>
          </table:table-cell>
          <table:table-cell office:value-type="float" office:value="3.83" calcext:value-type="float">
            <text:p>3,83</text:p>
          </table:table-cell>
          <table:table-cell office:value-type="float" office:value="3.68" calcext:value-type="float">
            <text:p>3,68</text:p>
          </table:table-cell>
          <table:table-cell office:value-type="float" office:value="3.61" calcext:value-type="float">
            <text:p>3,61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4.04" calcext:value-type="float">
            <text:p>4,04</text:p>
          </table:table-cell>
          <table:table-cell office:value-type="float" office:value="3.65" calcext:value-type="float">
            <text:p>3,65</text:p>
          </table:table-cell>
          <table:table-cell office:value-type="float" office:value="3.77" calcext:value-type="float">
            <text:p>3,77</text:p>
          </table:table-cell>
          <table:table-cell office:value-type="float" office:value="3.82" calcext:value-type="float">
            <text:p>3,82</text:p>
          </table:table-cell>
          <table:table-cell office:value-type="float" office:value="4.47" calcext:value-type="float">
            <text:p>4,47</text:p>
          </table:table-cell>
          <table:table-cell office:value-type="float" office:value="3.92" calcext:value-type="float">
            <text:p>3,92</text:p>
          </table:table-cell>
          <table:table-cell office:value-type="float" office:value="4.47" calcext:value-type="float">
            <text:p>4,47</text:p>
          </table:table-cell>
          <table:table-cell office:value-type="float" office:value="5.25" calcext:value-type="float">
            <text:p>5,25</text:p>
          </table:table-cell>
          <table:table-cell office:value-type="float" office:value="7.42" calcext:value-type="float">
            <text:p>7,42</text:p>
          </table:table-cell>
          <table:table-cell office:value-type="float" office:value="9.42" calcext:value-type="float">
            <text:p>9,42</text:p>
          </table:table-cell>
          <table:table-cell office:value-type="float" office:value="11.04" calcext:value-type="float">
            <text:p>11,04</text:p>
          </table:table-cell>
          <table:table-cell office:value-type="float" office:value="12.49" calcext:value-type="float">
            <text:p>12,49</text:p>
          </table:table-cell>
          <table:table-cell office:value-type="float" office:value="13.94" calcext:value-type="float">
            <text:p>13,94</text:p>
          </table:table-cell>
          <table:table-cell office:value-type="float" office:value="15.11" calcext:value-type="float">
            <text:p>15,11</text:p>
          </table:table-cell>
          <table:table-cell office:value-type="float" office:value="16.05" calcext:value-type="float">
            <text:p>16,05</text:p>
          </table:table-cell>
          <table:table-cell office:value-type="float" office:value="18.6" calcext:value-type="float">
            <text:p>18,6</text:p>
          </table:table-cell>
          <table:table-cell office:value-type="float" office:value="20.93" calcext:value-type="float">
            <text:p>20,93</text:p>
          </table:table-cell>
          <table:table-cell office:value-type="float" office:value="23.96" calcext:value-type="float">
            <text:p>23,96</text:p>
          </table:table-cell>
          <table:table-cell office:value-type="float" office:value="22.67" calcext:value-type="float">
            <text:p>22,67</text:p>
          </table:table-cell>
          <table:table-cell office:value-type="float" office:value="21.39" calcext:value-type="float">
            <text:p>21,3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41" calcext:value-type="float">
            <text:p>19,41</text:p>
          </table:table-cell>
          <table:table-cell office:value-type="float" office:value="19.01" calcext:value-type="float">
            <text:p>19,01</text:p>
          </table:table-cell>
          <table:table-cell office:value-type="float" office:value="18.67" calcext:value-type="float">
            <text:p>18,67</text:p>
          </table:table-cell>
          <table:table-cell office:value-type="float" office:value="16.87" calcext:value-type="float">
            <text:p>16,87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6.38" calcext:value-type="float">
            <text:p>6,38</text:p>
          </table:table-cell>
          <table:table-cell office:value-type="float" office:value="5.91" calcext:value-type="float">
            <text:p>5,91</text:p>
          </table:table-cell>
          <table:table-cell office:value-type="float" office:value="5.53" calcext:value-type="float">
            <text:p>5,53</text:p>
          </table:table-cell>
          <table:table-cell office:value-type="float" office:value="5.68" calcext:value-type="float">
            <text:p>5,68</text:p>
          </table:table-cell>
          <table:table-cell office:value-type="float" office:value="5.46" calcext:value-type="float">
            <text:p>5,46</text:p>
          </table:table-cell>
          <table:table-cell office:value-type="float" office:value="0.39" calcext:value-type="float">
            <text:p>0,39</text:p>
          </table:table-cell>
          <table:table-cell office:value-type="float" office:value="3.52" calcext:value-type="float">
            <text:p>3,52</text:p>
          </table:table-cell>
          <table:table-cell office:value-type="float" office:value="3.74" calcext:value-type="float">
            <text:p>3,74</text:p>
          </table:table-cell>
          <table:table-cell office:value-type="float" office:value="3.82" calcext:value-type="float">
            <text:p>3,82</text:p>
          </table:table-cell>
          <table:table-cell office:value-type="float" office:value="3.65" calcext:value-type="float">
            <text:p>3,65</text:p>
          </table:table-cell>
          <table:table-cell office:value-type="float" office:value="4.1" calcext:value-type="float">
            <text:p>4,1</text:p>
          </table:table-cell>
          <table:table-cell office:value-type="float" office:value="3.98" calcext:value-type="float">
            <text:p>3,98</text:p>
          </table:table-cell>
          <table:table-cell office:value-type="float" office:value="4.14" calcext:value-type="float">
            <text:p>4,14</text:p>
          </table:table-cell>
          <table:table-cell office:value-type="float" office:value="4.31" calcext:value-type="float">
            <text:p>4,31</text:p>
          </table:table-cell>
          <table:table-cell office:value-type="float" office:value="4.07" calcext:value-type="float">
            <text:p>4,07</text:p>
          </table:table-cell>
          <table:table-cell office:value-type="float" office:value="3.69" calcext:value-type="float">
            <text:p>3,69</text:p>
          </table:table-cell>
          <table:table-cell office:value-type="float" office:value="4.26" calcext:value-type="float">
            <text:p>4,26</text:p>
          </table:table-cell>
          <table:table-cell office:value-type="float" office:value="4.39" calcext:value-type="float">
            <text:p>4,39</text:p>
          </table:table-cell>
          <table:table-cell office:value-type="float" office:value="1.84" calcext:value-type="float">
            <text:p>1,84</text:p>
          </table:table-cell>
          <table:table-cell office:value-type="float" office:value="1.94" calcext:value-type="float">
            <text:p>1,94</text:p>
          </table:table-cell>
          <table:table-cell office:value-type="float" office:value="2.65" calcext:value-type="float">
            <text:p>2,65</text:p>
          </table:table-cell>
          <table:table-cell office:value-type="float" office:value="2.85" calcext:value-type="float">
            <text:p>2,85</text:p>
          </table:table-cell>
          <table:table-cell office:value-type="float" office:value="2.7" calcext:value-type="float">
            <text:p>2,7</text:p>
          </table:table-cell>
          <table:table-cell office:value-type="float" office:value="2.58" calcext:value-type="float">
            <text:p>2,58</text:p>
          </table:table-cell>
          <table:table-cell office:value-type="float" office:value="2.78" calcext:value-type="float">
            <text:p>2,78</text:p>
          </table:table-cell>
          <table:table-cell office:value-type="float" office:value="3.23" calcext:value-type="float">
            <text:p>3,23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,6</text:p>
          </table:table-cell>
          <table:table-cell office:value-type="float" office:value="4.04" calcext:value-type="float">
            <text:p>4,04</text:p>
          </table:table-cell>
          <table:table-cell office:value-type="float" office:value="4.02" calcext:value-type="float">
            <text:p>4,02</text:p>
          </table:table-cell>
          <table:table-cell office:value-type="float" office:value="3.49" calcext:value-type="float">
            <text:p>3,49</text:p>
          </table:table-cell>
          <table:table-cell office:value-type="float" office:value="3.46" calcext:value-type="float">
            <text:p>3,46</text:p>
          </table:table-cell>
          <table:table-cell office:value-type="float" office:value="4.54" calcext:value-type="float">
            <text:p>4,54</text:p>
          </table:table-cell>
          <table:table-cell office:value-type="float" office:value="4.97" calcext:value-type="float">
            <text:p>4,97</text:p>
          </table:table-cell>
          <table:table-cell office:value-type="float" office:value="5.05" calcext:value-type="float">
            <text:p>5,05</text:p>
          </table:table-cell>
          <table:table-cell office:value-type="float" office:value="5.03" calcext:value-type="float">
            <text:p>5,03</text:p>
          </table:table-cell>
          <table:table-cell office:value-type="float" office:value="4.79" calcext:value-type="float">
            <text:p>4,79</text:p>
          </table:table-cell>
          <table:table-cell office:value-type="float" office:value="4.4" calcext:value-type="float">
            <text:p>4,4</text:p>
          </table:table-cell>
          <table:table-cell office:value-type="float" office:value="4.19" calcext:value-type="float">
            <text:p>4,19</text:p>
          </table:table-cell>
          <table:table-cell office:value-type="float" office:value="5.85" calcext:value-type="float">
            <text:p>5,85</text:p>
          </table:table-cell>
          <table:table-cell office:value-type="float" office:value="5.87" calcext:value-type="float">
            <text:p>5,87</text:p>
          </table:table-cell>
          <table:table-cell office:value-type="float" office:value="5.48" calcext:value-type="float">
            <text:p>5,48</text:p>
          </table:table-cell>
          <table:table-cell office:value-type="float" office:value="5.99" calcext:value-type="float">
            <text:p>5,99</text:p>
          </table:table-cell>
          <table:table-cell office:value-type="float" office:value="6.4" calcext:value-type="float">
            <text:p>6,4</text:p>
          </table:table-cell>
          <table:table-cell office:value-type="float" office:value="4.91" calcext:value-type="float">
            <text:p>4,91</text:p>
          </table:table-cell>
          <table:table-cell office:value-type="float" office:value="5.49" calcext:value-type="float">
            <text:p>5,49</text:p>
          </table:table-cell>
          <table:table-cell office:value-type="float" office:value="6.59" calcext:value-type="float">
            <text:p>6,59</text:p>
          </table:table-cell>
          <table:table-cell office:value-type="float" office:value="8.41" calcext:value-type="float">
            <text:p>8,41</text:p>
          </table:table-cell>
          <table:table-cell office:value-type="float" office:value="8.82" calcext:value-type="float">
            <text:p>8,82</text:p>
          </table:table-cell>
          <table:table-cell office:value-type="float" office:value="9.66" calcext:value-type="float">
            <text:p>9,66</text:p>
          </table:table-cell>
          <table:table-cell office:value-type="float" office:value="11.24" calcext:value-type="float">
            <text:p>11,24</text:p>
          </table:table-cell>
          <table:table-cell office:value-type="float" office:value="10.98" calcext:value-type="float">
            <text:p>10,98</text:p>
          </table:table-cell>
          <table:table-cell office:value-type="float" office:value="15.25" calcext:value-type="float">
            <text:p>15,25</text:p>
          </table:table-cell>
          <table:table-cell office:value-type="float" office:value="16.59" calcext:value-type="float">
            <text:p>16,59</text:p>
          </table:table-cell>
          <table:table-cell office:value-type="float" office:value="18.23" calcext:value-type="float">
            <text:p>18,23</text:p>
          </table:table-cell>
          <table:table-cell office:value-type="float" office:value="19.43" calcext:value-type="float">
            <text:p>19,43</text:p>
          </table:table-cell>
          <table:table-cell office:value-type="float" office:value="19.73" calcext:value-type="float">
            <text:p>19,73</text:p>
          </table:table-cell>
          <table:table-cell office:value-type="float" office:value="19.83" calcext:value-type="float">
            <text:p>19,83</text:p>
          </table:table-cell>
          <table:table-cell office:value-type="float" office:value="20.26" calcext:value-type="float">
            <text:p>20,26</text:p>
          </table:table-cell>
          <table:table-cell office:value-type="float" office:value="18.62" calcext:value-type="float">
            <text:p>18,62</text:p>
          </table:table-cell>
          <table:table-cell office:value-type="float" office:value="18.51" calcext:value-type="float">
            <text:p>18,51</text:p>
          </table:table-cell>
          <table:table-cell office:value-type="float" office:value="17.91" calcext:value-type="float">
            <text:p>17,91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7.75" calcext:value-type="float">
            <text:p>7,75</text:p>
          </table:table-cell>
          <table:table-cell office:value-type="float" office:value="7.59" calcext:value-type="float">
            <text:p>7,59</text:p>
          </table:table-cell>
          <table:table-cell office:value-type="float" office:value="7.12" calcext:value-type="float">
            <text:p>7,12</text:p>
          </table:table-cell>
          <table:table-cell office:value-type="float" office:value="7.29" calcext:value-type="float">
            <text:p>7,29</text:p>
          </table:table-cell>
          <table:table-cell office:value-type="float" office:value="3.79" calcext:value-type="float">
            <text:p>3,79</text:p>
          </table:table-cell>
          <table:table-cell office:value-type="float" office:value="3.43" calcext:value-type="float">
            <text:p>3,43</text:p>
          </table:table-cell>
          <table:table-cell office:value-type="float" office:value="3.65" calcext:value-type="float">
            <text:p>3,65</text:p>
          </table:table-cell>
          <table:table-cell office:value-type="float" office:value="3.99" calcext:value-type="float">
            <text:p>3,99</text:p>
          </table:table-cell>
          <table:table-cell office:value-type="float" office:value="3.68" calcext:value-type="float">
            <text:p>3,68</text:p>
          </table:table-cell>
          <table:table-cell office:value-type="float" office:value="2.07" calcext:value-type="float">
            <text:p>2,07</text:p>
          </table:table-cell>
          <table:table-cell office:value-type="float" office:value="2.95" calcext:value-type="float">
            <text:p>2,95</text:p>
          </table:table-cell>
          <table:table-cell office:value-type="float" office:value="3.2" calcext:value-type="float">
            <text:p>3,2</text:p>
          </table:table-cell>
          <table:table-cell office:value-type="float" office:value="3.52" calcext:value-type="float">
            <text:p>3,52</text:p>
          </table:table-cell>
          <table:table-cell office:value-type="float" office:value="3.43" calcext:value-type="float">
            <text:p>3,43</text:p>
          </table:table-cell>
          <table:table-cell office:value-type="float" office:value="3.81" calcext:value-type="float">
            <text:p>3,81</text:p>
          </table:table-cell>
          <table:table-cell office:value-type="float" office:value="3.76" calcext:value-type="float">
            <text:p>3,76</text:p>
          </table:table-cell>
          <table:table-cell office:value-type="float" office:value="5.26" calcext:value-type="float">
            <text:p>5,26</text:p>
          </table:table-cell>
          <table:table-cell office:value-type="float" office:value="5.34" calcext:value-type="float">
            <text:p>5,34</text:p>
          </table:table-cell>
          <table:table-cell office:value-type="float" office:value="5.33" calcext:value-type="float">
            <text:p>5,33</text:p>
          </table:table-cell>
          <table:table-cell office:value-type="float" office:value="5.86" calcext:value-type="float">
            <text:p>5,86</text:p>
          </table:table-cell>
          <table:table-cell office:value-type="float" office:value="5.95" calcext:value-type="float">
            <text:p>5,95</text:p>
          </table:table-cell>
          <table:table-cell office:value-type="float" office:value="5.65" calcext:value-type="float">
            <text:p>5,65</text:p>
          </table:table-cell>
          <table:table-cell office:value-type="float" office:value="4.94" calcext:value-type="float">
            <text:p>4,94</text:p>
          </table:table-cell>
          <table:table-cell office:value-type="float" office:value="4.66" calcext:value-type="float">
            <text:p>4,66</text:p>
          </table:table-cell>
          <table:table-cell office:value-type="float" office:value="4.1" calcext:value-type="float">
            <text:p>4,1</text:p>
          </table:table-cell>
          <table:table-cell office:value-type="float" office:value="3.8" calcext:value-type="float">
            <text:p>3,8</text:p>
          </table:table-cell>
          <table:table-cell office:value-type="float" office:value="4.16" calcext:value-type="float">
            <text:p>4,16</text:p>
          </table:table-cell>
          <table:table-cell office:value-type="float" office:value="4.24" calcext:value-type="float">
            <text:p>4,24</text:p>
          </table:table-cell>
          <table:table-cell office:value-type="float" office:value="2.82" calcext:value-type="float">
            <text:p>2,82</text:p>
          </table:table-cell>
          <table:table-cell office:value-type="float" office:value="2.16" calcext:value-type="float">
            <text:p>2,16</text:p>
          </table:table-cell>
          <table:table-cell office:value-type="float" office:value="3.52" calcext:value-type="float">
            <text:p>3,52</text:p>
          </table:table-cell>
          <table:table-cell office:value-type="float" office:value="2.65" calcext:value-type="float">
            <text:p>2,65</text:p>
          </table:table-cell>
          <table:table-cell office:value-type="float" office:value="2.38" calcext:value-type="float">
            <text:p>2,38</text:p>
          </table:table-cell>
          <table:table-cell office:value-type="float" office:value="2.54" calcext:value-type="float">
            <text:p>2,54</text:p>
          </table:table-cell>
          <table:table-cell office:value-type="float" office:value="2.44" calcext:value-type="float">
            <text:p>2,44</text:p>
          </table:table-cell>
          <table:table-cell office:value-type="float" office:value="2.65" calcext:value-type="float">
            <text:p>2,65</text:p>
          </table:table-cell>
          <table:table-cell office:value-type="float" office:value="2.53" calcext:value-type="float">
            <text:p>2,53</text:p>
          </table:table-cell>
          <table:table-cell office:value-type="float" office:value="2.7" calcext:value-type="float">
            <text:p>2,7</text:p>
          </table:table-cell>
          <table:table-cell office:value-type="float" office:value="2.39" calcext:value-type="float">
            <text:p>2,39</text:p>
          </table:table-cell>
          <table:table-cell office:value-type="float" office:value="2.33" calcext:value-type="float">
            <text:p>2,33</text:p>
          </table:table-cell>
          <table:table-cell office:value-type="float" office:value="2.24" calcext:value-type="float">
            <text:p>2,24</text:p>
          </table:table-cell>
          <table:table-cell office:value-type="float" office:value="2.37" calcext:value-type="float">
            <text:p>2,37</text:p>
          </table:table-cell>
          <table:table-cell office:value-type="float" office:value="1.84" calcext:value-type="float">
            <text:p>1,84</text:p>
          </table:table-cell>
          <table:table-cell office:value-type="float" office:value="2.52" calcext:value-type="float">
            <text:p>2,52</text:p>
          </table:table-cell>
          <table:table-cell office:value-type="float" office:value="4.21" calcext:value-type="float">
            <text:p>4,21</text:p>
          </table:table-cell>
          <table:table-cell office:value-type="float" office:value="5.64" calcext:value-type="float">
            <text:p>5,64</text:p>
          </table:table-cell>
          <table:table-cell office:value-type="float" office:value="7.14" calcext:value-type="float">
            <text:p>7,14</text:p>
          </table:table-cell>
          <table:table-cell office:value-type="float" office:value="8.38" calcext:value-type="float">
            <text:p>8,38</text:p>
          </table:table-cell>
          <table:table-cell office:value-type="float" office:value="10.12" calcext:value-type="float">
            <text:p>10,12</text:p>
          </table:table-cell>
          <table:table-cell office:value-type="float" office:value="11.18" calcext:value-type="float">
            <text:p>11,18</text:p>
          </table:table-cell>
          <table:table-cell office:value-type="float" office:value="12.06" calcext:value-type="float">
            <text:p>12,06</text:p>
          </table:table-cell>
          <table:table-cell office:value-type="float" office:value="13.76" calcext:value-type="float">
            <text:p>13,76</text:p>
          </table:table-cell>
          <table:table-cell office:value-type="float" office:value="15.24" calcext:value-type="float">
            <text:p>15,24</text:p>
          </table:table-cell>
          <table:table-cell office:value-type="float" office:value="19.71" calcext:value-type="float">
            <text:p>19,71</text:p>
          </table:table-cell>
          <table:table-cell office:value-type="float" office:value="21.07" calcext:value-type="float">
            <text:p>21,07</text:p>
          </table:table-cell>
          <table:table-cell office:value-type="float" office:value="20.5" calcext:value-type="float">
            <text:p>20,5</text:p>
          </table:table-cell>
          <table:table-cell office:value-type="float" office:value="19.39" calcext:value-type="float">
            <text:p>19,39</text:p>
          </table:table-cell>
          <table:table-cell office:value-type="float" office:value="19.18" calcext:value-type="float">
            <text:p>19,18</text:p>
          </table:table-cell>
          <table:table-cell office:value-type="float" office:value="18.84" calcext:value-type="float">
            <text:p>18,84</text:p>
          </table:table-cell>
          <table:table-cell office:value-type="float" office:value="17.59" calcext:value-type="float">
            <text:p>17,59</text:p>
          </table:table-cell>
          <table:table-cell office:value-type="float" office:value="16.18" calcext:value-type="float">
            <text:p>16,18</text:p>
          </table:table-cell>
          <table:table-cell office:value-type="float" office:value="15.32" calcext:value-type="float">
            <text:p>15,32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6.2" calcext:value-type="float">
            <text:p>6,2</text:p>
          </table:table-cell>
          <table:table-cell office:value-type="float" office:value="5.78" calcext:value-type="float">
            <text:p>5,78</text:p>
          </table:table-cell>
          <table:table-cell office:value-type="float" office:value="5.23" calcext:value-type="float">
            <text:p>5,23</text:p>
          </table:table-cell>
          <table:table-cell office:value-type="float" office:value="4.84" calcext:value-type="float">
            <text:p>4,84</text:p>
          </table:table-cell>
          <table:table-cell office:value-type="float" office:value="4.87" calcext:value-type="float">
            <text:p>4,87</text:p>
          </table:table-cell>
          <table:table-cell office:value-type="float" office:value="5.01" calcext:value-type="float">
            <text:p>5,01</text:p>
          </table:table-cell>
          <table:table-cell office:value-type="float" office:value="6.95" calcext:value-type="float">
            <text:p>6,95</text:p>
          </table:table-cell>
          <table:table-cell office:value-type="float" office:value="6.75" calcext:value-type="float">
            <text:p>6,75</text:p>
          </table:table-cell>
          <table:table-cell office:value-type="float" office:value="6.58" calcext:value-type="float">
            <text:p>6,58</text:p>
          </table:table-cell>
          <table:table-cell office:value-type="float" office:value="6.74" calcext:value-type="float">
            <text:p>6,74</text:p>
          </table:table-cell>
          <table:table-cell office:value-type="float" office:value="7.05" calcext:value-type="float">
            <text:p>7,05</text:p>
          </table:table-cell>
          <table:table-cell office:value-type="float" office:value="2.13" calcext:value-type="float">
            <text:p>2,13</text:p>
          </table:table-cell>
          <table:table-cell office:value-type="float" office:value="2.22" calcext:value-type="float">
            <text:p>2,22</text:p>
          </table:table-cell>
          <table:table-cell office:value-type="float" office:value="2.32" calcext:value-type="float">
            <text:p>2,32</text:p>
          </table:table-cell>
          <table:table-cell office:value-type="float" office:value="1.83" calcext:value-type="float">
            <text:p>1,83</text:p>
          </table:table-cell>
          <table:table-cell office:value-type="float" office:value="2.5" calcext:value-type="float">
            <text:p>2,5</text:p>
          </table:table-cell>
          <table:table-cell office:value-type="float" office:value="3.08" calcext:value-type="float">
            <text:p>3,08</text:p>
          </table:table-cell>
          <table:table-cell office:value-type="float" office:value="3.13" calcext:value-type="float">
            <text:p>3,13</text:p>
          </table:table-cell>
          <table:table-cell office:value-type="float" office:value="3.34" calcext:value-type="float">
            <text:p>3,34</text:p>
          </table:table-cell>
          <table:table-cell office:value-type="float" office:value="4.23" calcext:value-type="float">
            <text:p>4,23</text:p>
          </table:table-cell>
          <table:table-cell office:value-type="float" office:value="4.6" calcext:value-type="float">
            <text:p>4,6</text:p>
          </table:table-cell>
          <table:table-cell office:value-type="float" office:value="4.37" calcext:value-type="float">
            <text:p>4,37</text:p>
          </table:table-cell>
          <table:table-cell office:value-type="float" office:value="4.45" calcext:value-type="float">
            <text:p>4,45</text:p>
          </table:table-cell>
          <table:table-cell office:value-type="float" office:value="4.86" calcext:value-type="float">
            <text:p>4,86</text:p>
          </table:table-cell>
          <table:table-cell office:value-type="float" office:value="4.69" calcext:value-type="float">
            <text:p>4,69</text:p>
          </table:table-cell>
          <table:table-cell office:value-type="float" office:value="4.66" calcext:value-type="float">
            <text:p>4,66</text:p>
          </table:table-cell>
          <table:table-cell office:value-type="float" office:value="5.79" calcext:value-type="float">
            <text:p>5,79</text:p>
          </table:table-cell>
          <table:table-cell office:value-type="float" office:value="5.84" calcext:value-type="float">
            <text:p>5,84</text:p>
          </table:table-cell>
          <table:table-cell office:value-type="float" office:value="5.4" calcext:value-type="float">
            <text:p>5,4</text:p>
          </table:table-cell>
          <table:table-cell office:value-type="float" office:value="5.54" calcext:value-type="float">
            <text:p>5,54</text:p>
          </table:table-cell>
          <table:table-cell office:value-type="float" office:value="6.22" calcext:value-type="float">
            <text:p>6,22</text:p>
          </table:table-cell>
          <table:table-cell office:value-type="float" office:value="5.83" calcext:value-type="float">
            <text:p>5,83</text:p>
          </table:table-cell>
          <table:table-cell office:value-type="float" office:value="5.41" calcext:value-type="float">
            <text:p>5,41</text:p>
          </table:table-cell>
          <table:table-cell office:value-type="float" office:value="5.64" calcext:value-type="float">
            <text:p>5,64</text:p>
          </table:table-cell>
          <table:table-cell office:value-type="float" office:value="5.54" calcext:value-type="float">
            <text:p>5,54</text:p>
          </table:table-cell>
          <table:table-cell office:value-type="float" office:value="5.1" calcext:value-type="float">
            <text:p>5,1</text:p>
          </table:table-cell>
          <table:table-cell office:value-type="float" office:value="4.86" calcext:value-type="float">
            <text:p>4,86</text:p>
          </table:table-cell>
          <table:table-cell office:value-type="float" office:value="4.71" calcext:value-type="float">
            <text:p>4,71</text:p>
          </table:table-cell>
          <table:table-cell office:value-type="float" office:value="3.96" calcext:value-type="float">
            <text:p>3,96</text:p>
          </table:table-cell>
          <table:table-cell office:value-type="float" office:value="3.38" calcext:value-type="float">
            <text:p>3,38</text:p>
          </table:table-cell>
          <table:table-cell office:value-type="float" office:value="3.88" calcext:value-type="float">
            <text:p>3,88</text:p>
          </table:table-cell>
          <table:table-cell office:value-type="float" office:value="3.69" calcext:value-type="float">
            <text:p>3,69</text:p>
          </table:table-cell>
          <table:table-cell office:value-type="float" office:value="1.03" calcext:value-type="float">
            <text:p>1,03</text:p>
          </table:table-cell>
          <table:table-cell office:value-type="float" office:value="1.63" calcext:value-type="float">
            <text:p>1,63</text:p>
          </table:table-cell>
          <table:table-cell office:value-type="float" office:value="2.91" calcext:value-type="float">
            <text:p>2,91</text:p>
          </table:table-cell>
          <table:table-cell office:value-type="float" office:value="4.14" calcext:value-type="float">
            <text:p>4,14</text:p>
          </table:table-cell>
          <table:table-cell office:value-type="float" office:value="6.44" calcext:value-type="float">
            <text:p>6,44</text:p>
          </table:table-cell>
          <table:table-cell office:value-type="float" office:value="8.68" calcext:value-type="float">
            <text:p>8,68</text:p>
          </table:table-cell>
          <table:table-cell office:value-type="float" office:value="11.64" calcext:value-type="float">
            <text:p>11,64</text:p>
          </table:table-cell>
          <table:table-cell office:value-type="float" office:value="13.46" calcext:value-type="float">
            <text:p>13,46</text:p>
          </table:table-cell>
          <table:table-cell office:value-type="float" office:value="13.98" calcext:value-type="float">
            <text:p>13,98</text:p>
          </table:table-cell>
          <table:table-cell office:value-type="float" office:value="16.51" calcext:value-type="float">
            <text:p>16,51</text:p>
          </table:table-cell>
          <table:table-cell office:value-type="float" office:value="17.61" calcext:value-type="float">
            <text:p>17,61</text:p>
          </table:table-cell>
          <table:table-cell office:value-type="float" office:value="24.25" calcext:value-type="float">
            <text:p>24,25</text:p>
          </table:table-cell>
          <table:table-cell office:value-type="float" office:value="25.83" calcext:value-type="float">
            <text:p>25,83</text:p>
          </table:table-cell>
          <table:table-cell office:value-type="float" office:value="25.51" calcext:value-type="float">
            <text:p>25,51</text:p>
          </table:table-cell>
          <table:table-cell office:value-type="float" office:value="25.01" calcext:value-type="float">
            <text:p>25,0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9" calcext:value-type="float">
            <text:p>21,9</text:p>
          </table:table-cell>
          <table:table-cell office:value-type="float" office:value="20.1" calcext:value-type="float">
            <text:p>20,1</text:p>
          </table:table-cell>
          <table:table-cell office:value-type="float" office:value="17.27" calcext:value-type="float">
            <text:p>17,27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7.94" calcext:value-type="float">
            <text:p>7,94</text:p>
          </table:table-cell>
          <table:table-cell office:value-type="float" office:value="7.79" calcext:value-type="float">
            <text:p>7,79</text:p>
          </table:table-cell>
          <table:table-cell office:value-type="float" office:value="7.42" calcext:value-type="float">
            <text:p>7,42</text:p>
          </table:table-cell>
          <table:table-cell office:value-type="float" office:value="7.47" calcext:value-type="float">
            <text:p>7,47</text:p>
          </table:table-cell>
          <table:table-cell office:value-type="float" office:value="7.37" calcext:value-type="float">
            <text:p>7,37</text:p>
          </table:table-cell>
          <table:table-cell office:value-type="float" office:value="6.78" calcext:value-type="float">
            <text:p>6,78</text:p>
          </table:table-cell>
          <table:table-cell office:value-type="float" office:value="6.26" calcext:value-type="float">
            <text:p>6,26</text:p>
          </table:table-cell>
          <table:table-cell office:value-type="float" office:value="6.84" calcext:value-type="float">
            <text:p>6,84</text:p>
          </table:table-cell>
          <table:table-cell office:value-type="float" office:value="7.16" calcext:value-type="float">
            <text:p>7,16</text:p>
          </table:table-cell>
          <table:table-cell office:value-type="float" office:value="6.56" calcext:value-type="float">
            <text:p>6,56</text:p>
          </table:table-cell>
          <table:table-cell office:value-type="float" office:value="6.29" calcext:value-type="float">
            <text:p>6,29</text:p>
          </table:table-cell>
          <table:table-cell office:value-type="float" office:value="6.09" calcext:value-type="float">
            <text:p>6,09</text:p>
          </table:table-cell>
          <table:table-cell office:value-type="float" office:value="5.74" calcext:value-type="float">
            <text:p>5,74</text:p>
          </table:table-cell>
          <table:table-cell office:value-type="float" office:value="5.8" calcext:value-type="float">
            <text:p>5,8</text:p>
          </table:table-cell>
          <table:table-cell office:value-type="float" office:value="6.17" calcext:value-type="float">
            <text:p>6,17</text:p>
          </table:table-cell>
          <table:table-cell office:value-type="float" office:value="5.82" calcext:value-type="float">
            <text:p>5,82</text:p>
          </table:table-cell>
          <table:table-cell office:value-type="float" office:value="5.41" calcext:value-type="float">
            <text:p>5,41</text:p>
          </table:table-cell>
          <table:table-cell office:value-type="float" office:value="4.07" calcext:value-type="float">
            <text:p>4,07</text:p>
          </table:table-cell>
          <table:table-cell office:value-type="float" office:value="3.75" calcext:value-type="float">
            <text:p>3,75</text:p>
          </table:table-cell>
          <table:table-cell office:value-type="float" office:value="3.34" calcext:value-type="float">
            <text:p>3,34</text:p>
          </table:table-cell>
          <table:table-cell office:value-type="float" office:value="3.01" calcext:value-type="float">
            <text:p>3,01</text:p>
          </table:table-cell>
          <table:table-cell office:value-type="float" office:value="3.12" calcext:value-type="float">
            <text:p>3,12</text:p>
          </table:table-cell>
          <table:table-cell office:value-type="float" office:value="3.53" calcext:value-type="float">
            <text:p>3,53</text:p>
          </table:table-cell>
          <table:table-cell office:value-type="float" office:value="3.82" calcext:value-type="float">
            <text:p>3,82</text:p>
          </table:table-cell>
          <table:table-cell office:value-type="float" office:value="4.09" calcext:value-type="float">
            <text:p>4,09</text:p>
          </table:table-cell>
          <table:table-cell office:value-type="float" office:value="3.99" calcext:value-type="float">
            <text:p>3,99</text:p>
          </table:table-cell>
          <table:table-cell office:value-type="float" office:value="4.5" calcext:value-type="float">
            <text:p>4,5</text:p>
          </table:table-cell>
          <table:table-cell office:value-type="float" office:value="4.62" calcext:value-type="float">
            <text:p>4,62</text:p>
          </table:table-cell>
          <table:table-cell office:value-type="float" office:value="5.17" calcext:value-type="float">
            <text:p>5,17</text:p>
          </table:table-cell>
          <table:table-cell office:value-type="float" office:value="4.41" calcext:value-type="float">
            <text:p>4,41</text:p>
          </table:table-cell>
          <table:table-cell office:value-type="float" office:value="4.62" calcext:value-type="float">
            <text:p>4,62</text:p>
          </table:table-cell>
          <table:table-cell office:value-type="float" office:value="7.34" calcext:value-type="float">
            <text:p>7,34</text:p>
          </table:table-cell>
          <table:table-cell office:value-type="float" office:value="7.55" calcext:value-type="float">
            <text:p>7,55</text:p>
          </table:table-cell>
          <table:table-cell office:value-type="float" office:value="7.29" calcext:value-type="float">
            <text:p>7,29</text:p>
          </table:table-cell>
          <table:table-cell office:value-type="float" office:value="7.13" calcext:value-type="float">
            <text:p>7,13</text:p>
          </table:table-cell>
          <table:table-cell office:value-type="float" office:value="6.61" calcext:value-type="float">
            <text:p>6,61</text:p>
          </table:table-cell>
          <table:table-cell office:value-type="float" office:value="6.3" calcext:value-type="float">
            <text:p>6,3</text:p>
          </table:table-cell>
          <table:table-cell office:value-type="float" office:value="6.21" calcext:value-type="float">
            <text:p>6,21</text:p>
          </table:table-cell>
          <table:table-cell office:value-type="float" office:value="5.29" calcext:value-type="float">
            <text:p>5,29</text:p>
          </table:table-cell>
          <table:table-cell office:value-type="float" office:value="5.37" calcext:value-type="float">
            <text:p>5,37</text:p>
          </table:table-cell>
          <table:table-cell office:value-type="float" office:value="4.97" calcext:value-type="float">
            <text:p>4,97</text:p>
          </table:table-cell>
          <table:table-cell office:value-type="float" office:value="4.01" calcext:value-type="float">
            <text:p>4,01</text:p>
          </table:table-cell>
          <table:table-cell office:value-type="float" office:value="4.12" calcext:value-type="float">
            <text:p>4,12</text:p>
          </table:table-cell>
          <table:table-cell office:value-type="float" office:value="2.27" calcext:value-type="float">
            <text:p>2,27</text:p>
          </table:table-cell>
          <table:table-cell office:value-type="float" office:value="2.76" calcext:value-type="float">
            <text:p>2,76</text:p>
          </table:table-cell>
          <table:table-cell office:value-type="float" office:value="5.18" calcext:value-type="float">
            <text:p>5,18</text:p>
          </table:table-cell>
          <table:table-cell office:value-type="float" office:value="6.04" calcext:value-type="float">
            <text:p>6,04</text:p>
          </table:table-cell>
          <table:table-cell office:value-type="float" office:value="7.64" calcext:value-type="float">
            <text:p>7,64</text:p>
          </table:table-cell>
          <table:table-cell office:value-type="float" office:value="8.27" calcext:value-type="float">
            <text:p>8,27</text:p>
          </table:table-cell>
          <table:table-cell office:value-type="float" office:value="9.94" calcext:value-type="float">
            <text:p>9,94</text:p>
          </table:table-cell>
          <table:table-cell office:value-type="float" office:value="11.29" calcext:value-type="float">
            <text:p>11,29</text:p>
          </table:table-cell>
          <table:table-cell office:value-type="float" office:value="12.48" calcext:value-type="float">
            <text:p>12,48</text:p>
          </table:table-cell>
          <table:table-cell office:value-type="float" office:value="13.03" calcext:value-type="float">
            <text:p>13,03</text:p>
          </table:table-cell>
          <table:table-cell office:value-type="float" office:value="17.05" calcext:value-type="float">
            <text:p>17,05</text:p>
          </table:table-cell>
          <table:table-cell office:value-type="float" office:value="18.91" calcext:value-type="float">
            <text:p>18,91</text:p>
          </table:table-cell>
          <table:table-cell office:value-type="float" office:value="22.3" calcext:value-type="float">
            <text:p>22,3</text:p>
          </table:table-cell>
          <table:table-cell office:value-type="float" office:value="22.86" calcext:value-type="float">
            <text:p>22,86</text:p>
          </table:table-cell>
          <table:table-cell office:value-type="float" office:value="20.63" calcext:value-type="float">
            <text:p>20,63</text:p>
          </table:table-cell>
          <table:table-cell office:value-type="float" office:value="20.03" calcext:value-type="float">
            <text:p>20,03</text:p>
          </table:table-cell>
          <table:table-cell office:value-type="float" office:value="18.35" calcext:value-type="float">
            <text:p>18,35</text:p>
          </table:table-cell>
          <table:table-cell office:value-type="float" office:value="18.34" calcext:value-type="float">
            <text:p>18,34</text:p>
          </table:table-cell>
          <table:table-cell office:value-type="float" office:value="16.55" calcext:value-type="float">
            <text:p>16,55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7.42" calcext:value-type="float">
            <text:p>7,42</text:p>
          </table:table-cell>
          <table:table-cell office:value-type="float" office:value="5.15" calcext:value-type="float">
            <text:p>5,15</text:p>
          </table:table-cell>
          <table:table-cell office:value-type="float" office:value="4.87" calcext:value-type="float">
            <text:p>4,87</text:p>
          </table:table-cell>
          <table:table-cell office:value-type="float" office:value="4.79" calcext:value-type="float">
            <text:p>4,79</text:p>
          </table:table-cell>
          <table:table-cell office:value-type="float" office:value="4.78" calcext:value-type="float">
            <text:p>4,78</text:p>
          </table:table-cell>
          <table:table-cell office:value-type="float" office:value="3.87" calcext:value-type="float">
            <text:p>3,87</text:p>
          </table:table-cell>
          <table:table-cell office:value-type="float" office:value="5.96" calcext:value-type="float">
            <text:p>5,96</text:p>
          </table:table-cell>
          <table:table-cell office:value-type="float" office:value="5.94" calcext:value-type="float">
            <text:p>5,94</text:p>
          </table:table-cell>
          <table:table-cell office:value-type="float" office:value="5.9" calcext:value-type="float">
            <text:p>5,9</text:p>
          </table:table-cell>
          <table:table-cell office:value-type="float" office:value="3.19" calcext:value-type="float">
            <text:p>3,19</text:p>
          </table:table-cell>
          <table:table-cell office:value-type="float" office:value="3.44" calcext:value-type="float">
            <text:p>3,44</text:p>
          </table:table-cell>
          <table:table-cell office:value-type="float" office:value="3.51" calcext:value-type="float">
            <text:p>3,51</text:p>
          </table:table-cell>
          <table:table-cell office:value-type="float" office:value="3.73" calcext:value-type="float">
            <text:p>3,73</text:p>
          </table:table-cell>
          <table:table-cell office:value-type="float" office:value="3.92" calcext:value-type="float">
            <text:p>3,92</text:p>
          </table:table-cell>
          <table:table-cell office:value-type="float" office:value="3.5" calcext:value-type="float">
            <text:p>3,5</text:p>
          </table:table-cell>
          <table:table-cell office:value-type="float" office:value="4.1" calcext:value-type="float">
            <text:p>4,1</text:p>
          </table:table-cell>
          <table:table-cell office:value-type="float" office:value="3.9" calcext:value-type="float">
            <text:p>3,9</text:p>
          </table:table-cell>
          <table:table-cell office:value-type="float" office:value="5.75" calcext:value-type="float">
            <text:p>5,75</text:p>
          </table:table-cell>
          <table:table-cell office:value-type="float" office:value="3.96" calcext:value-type="float">
            <text:p>3,96</text:p>
          </table:table-cell>
          <table:table-cell office:value-type="float" office:value="3.47" calcext:value-type="float">
            <text:p>3,47</text:p>
          </table:table-cell>
          <table:table-cell office:value-type="float" office:value="3.61" calcext:value-type="float">
            <text:p>3,61</text:p>
          </table:table-cell>
          <table:table-cell office:value-type="float" office:value="4.5" calcext:value-type="float">
            <text:p>4,5</text:p>
          </table:table-cell>
          <table:table-cell office:value-type="float" office:value="4.55" calcext:value-type="float">
            <text:p>4,55</text:p>
          </table:table-cell>
          <table:table-cell office:value-type="float" office:value="5.03" calcext:value-type="float">
            <text:p>5,03</text:p>
          </table:table-cell>
          <table:table-cell office:value-type="float" office:value="5.16" calcext:value-type="float">
            <text:p>5,16</text:p>
          </table:table-cell>
          <table:table-cell office:value-type="float" office:value="5.09" calcext:value-type="float">
            <text:p>5,09</text:p>
          </table:table-cell>
          <table:table-cell office:value-type="float" office:value="5.71" calcext:value-type="float">
            <text:p>5,71</text:p>
          </table:table-cell>
          <table:table-cell office:value-type="float" office:value="5.16" calcext:value-type="float">
            <text:p>5,16</text:p>
          </table:table-cell>
          <table:table-cell office:value-type="float" office:value="5.19" calcext:value-type="float">
            <text:p>5,19</text:p>
          </table:table-cell>
          <table:table-cell office:value-type="float" office:value="3.83" calcext:value-type="float">
            <text:p>3,83</text:p>
          </table:table-cell>
          <table:table-cell office:value-type="float" office:value="3.67" calcext:value-type="float">
            <text:p>3,67</text:p>
          </table:table-cell>
          <table:table-cell office:value-type="float" office:value="6.54" calcext:value-type="float">
            <text:p>6,54</text:p>
          </table:table-cell>
          <table:table-cell office:value-type="float" office:value="6.63" calcext:value-type="float">
            <text:p>6,63</text:p>
          </table:table-cell>
          <table:table-cell office:value-type="float" office:value="6.52" calcext:value-type="float">
            <text:p>6,52</text:p>
          </table:table-cell>
          <table:table-cell office:value-type="float" office:value="6.06" calcext:value-type="float">
            <text:p>6,06</text:p>
          </table:table-cell>
          <table:table-cell office:value-type="float" office:value="5.44" calcext:value-type="float">
            <text:p>5,44</text:p>
          </table:table-cell>
          <table:table-cell office:value-type="float" office:value="5.69" calcext:value-type="float">
            <text:p>5,69</text:p>
          </table:table-cell>
          <table:table-cell office:value-type="float" office:value="5.57" calcext:value-type="float">
            <text:p>5,57</text:p>
          </table:table-cell>
          <table:table-cell office:value-type="float" office:value="5" calcext:value-type="float">
            <text:p>5</text:p>
          </table:table-cell>
          <table:table-cell office:value-type="float" office:value="5.26" calcext:value-type="float">
            <text:p>5,26</text:p>
          </table:table-cell>
          <table:table-cell office:value-type="float" office:value="5.1" calcext:value-type="float">
            <text:p>5,1</text:p>
          </table:table-cell>
          <table:table-cell office:value-type="float" office:value="4.84" calcext:value-type="float">
            <text:p>4,84</text:p>
          </table:table-cell>
          <table:table-cell office:value-type="float" office:value="4.9" calcext:value-type="float">
            <text:p>4,9</text:p>
          </table:table-cell>
          <table:table-cell office:value-type="float" office:value="2.52" calcext:value-type="float">
            <text:p>2,52</text:p>
          </table:table-cell>
          <table:table-cell office:value-type="float" office:value="2.92" calcext:value-type="float">
            <text:p>2,92</text:p>
          </table:table-cell>
          <table:table-cell office:value-type="float" office:value="3.68" calcext:value-type="float">
            <text:p>3,68</text:p>
          </table:table-cell>
          <table:table-cell office:value-type="float" office:value="6.62" calcext:value-type="float">
            <text:p>6,62</text:p>
          </table:table-cell>
          <table:table-cell office:value-type="float" office:value="9.66" calcext:value-type="float">
            <text:p>9,66</text:p>
          </table:table-cell>
          <table:table-cell office:value-type="float" office:value="10.82" calcext:value-type="float">
            <text:p>10,82</text:p>
          </table:table-cell>
          <table:table-cell office:value-type="float" office:value="11.79" calcext:value-type="float">
            <text:p>11,79</text:p>
          </table:table-cell>
          <table:table-cell office:value-type="float" office:value="12.99" calcext:value-type="float">
            <text:p>12,99</text:p>
          </table:table-cell>
          <table:table-cell office:value-type="float" office:value="14.66" calcext:value-type="float">
            <text:p>14,66</text:p>
          </table:table-cell>
          <table:table-cell office:value-type="float" office:value="15.89" calcext:value-type="float">
            <text:p>15,89</text:p>
          </table:table-cell>
          <table:table-cell office:value-type="float" office:value="17.25" calcext:value-type="float">
            <text:p>17,25</text:p>
          </table:table-cell>
          <table:table-cell office:value-type="float" office:value="20.48" calcext:value-type="float">
            <text:p>20,48</text:p>
          </table:table-cell>
          <table:table-cell office:value-type="float" office:value="21.44" calcext:value-type="float">
            <text:p>21,44</text:p>
          </table:table-cell>
          <table:table-cell office:value-type="float" office:value="22.65" calcext:value-type="float">
            <text:p>22,65</text:p>
          </table:table-cell>
          <table:table-cell office:value-type="float" office:value="21.21" calcext:value-type="float">
            <text:p>21,21</text:p>
          </table:table-cell>
          <table:table-cell office:value-type="float" office:value="19.3" calcext:value-type="float">
            <text:p>19,3</text:p>
          </table:table-cell>
          <table:table-cell office:value-type="float" office:value="16.86" calcext:value-type="float">
            <text:p>16,86</text:p>
          </table:table-cell>
          <table:table-cell office:value-type="float" office:value="15.66" calcext:value-type="float">
            <text:p>15,66</text:p>
          </table:table-cell>
          <table:table-cell office:value-type="float" office:value="14.53" calcext:value-type="float">
            <text:p>14,53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5.88" calcext:value-type="float">
            <text:p>5,88</text:p>
          </table:table-cell>
          <table:table-cell office:value-type="float" office:value="5.57" calcext:value-type="float">
            <text:p>5,57</text:p>
          </table:table-cell>
          <table:table-cell office:value-type="float" office:value="5.12" calcext:value-type="float">
            <text:p>5,12</text:p>
          </table:table-cell>
          <table:table-cell office:value-type="float" office:value="4.41" calcext:value-type="float">
            <text:p>4,41</text:p>
          </table:table-cell>
          <table:table-cell office:value-type="float" office:value="0.66" calcext:value-type="float">
            <text:p>0,66</text:p>
          </table:table-cell>
          <table:table-cell office:value-type="float" office:value="0.74" calcext:value-type="float">
            <text:p>0,74</text:p>
          </table:table-cell>
          <table:table-cell office:value-type="float" office:value="3.11" calcext:value-type="float">
            <text:p>3,11</text:p>
          </table:table-cell>
          <table:table-cell office:value-type="float" office:value="3.08" calcext:value-type="float">
            <text:p>3,08</text:p>
          </table:table-cell>
          <table:table-cell office:value-type="float" office:value="3.92" calcext:value-type="float">
            <text:p>3,92</text:p>
          </table:table-cell>
          <table:table-cell office:value-type="float" office:value="4.25" calcext:value-type="float">
            <text:p>4,25</text:p>
          </table:table-cell>
          <table:table-cell office:value-type="float" office:value="5.01" calcext:value-type="float">
            <text:p>5,01</text:p>
          </table:table-cell>
          <table:table-cell office:value-type="float" office:value="4.32" calcext:value-type="float">
            <text:p>4,32</text:p>
          </table:table-cell>
          <table:table-cell office:value-type="float" office:value="4.23" calcext:value-type="float">
            <text:p>4,23</text:p>
          </table:table-cell>
          <table:table-cell office:value-type="float" office:value="4.04" calcext:value-type="float">
            <text:p>4,04</text:p>
          </table:table-cell>
          <table:table-cell office:value-type="float" office:value="4.26" calcext:value-type="float">
            <text:p>4,26</text:p>
          </table:table-cell>
          <table:table-cell office:value-type="float" office:value="4.21" calcext:value-type="float">
            <text:p>4,21</text:p>
          </table:table-cell>
          <table:table-cell office:value-type="float" office:value="3.87" calcext:value-type="float">
            <text:p>3,87</text:p>
          </table:table-cell>
          <table:table-cell office:value-type="float" office:value="3.83" calcext:value-type="float">
            <text:p>3,83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3.1" calcext:value-type="float">
            <text:p>3,1</text:p>
          </table:table-cell>
          <table:table-cell office:value-type="float" office:value="3.33" calcext:value-type="float">
            <text:p>3,33</text:p>
          </table:table-cell>
          <table:table-cell office:value-type="float" office:value="2.68" calcext:value-type="float">
            <text:p>2,68</text:p>
          </table:table-cell>
          <table:table-cell office:value-type="float" office:value="3.06" calcext:value-type="float">
            <text:p>3,06</text:p>
          </table:table-cell>
          <table:table-cell office:value-type="float" office:value="3.33" calcext:value-type="float">
            <text:p>3,33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  <table:table-cell office:value-type="float" office:value="2.32" calcext:value-type="float">
            <text:p>2,32</text:p>
          </table:table-cell>
          <table:table-cell office:value-type="float" office:value="2.28" calcext:value-type="float">
            <text:p>2,28</text:p>
          </table:table-cell>
          <table:table-cell office:value-type="float" office:value="2.05" calcext:value-type="float">
            <text:p>2,05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2.14" calcext:value-type="float">
            <text:p>2,14</text:p>
          </table:table-cell>
          <table:table-cell office:value-type="float" office:value="2.4" calcext:value-type="float">
            <text:p>2,4</text:p>
          </table:table-cell>
          <table:table-cell office:value-type="float" office:value="2.38" calcext:value-type="float">
            <text:p>2,38</text:p>
          </table:table-cell>
          <table:table-cell office:value-type="float" office:value="2.52" calcext:value-type="float">
            <text:p>2,52</text:p>
          </table:table-cell>
          <table:table-cell office:value-type="float" office:value="2.5" calcext:value-type="float">
            <text:p>2,5</text:p>
          </table:table-cell>
          <table:table-cell office:value-type="float" office:value="2.86" calcext:value-type="float">
            <text:p>2,86</text:p>
          </table:table-cell>
          <table:table-cell office:value-type="float" office:value="3.17" calcext:value-type="float">
            <text:p>3,17</text:p>
          </table:table-cell>
          <table:table-cell office:value-type="float" office:value="3.57" calcext:value-type="float">
            <text:p>3,57</text:p>
          </table:table-cell>
          <table:table-cell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office:value-type="float" office:value="3.81" calcext:value-type="float">
            <text:p>3,81</text:p>
          </table:table-cell>
          <table:table-cell office:value-type="float" office:value="4.73" calcext:value-type="float">
            <text:p>4,73</text:p>
          </table:table-cell>
          <table:table-cell office:value-type="float" office:value="3.92" calcext:value-type="float">
            <text:p>3,92</text:p>
          </table:table-cell>
          <table:table-cell office:value-type="float" office:value="5.11" calcext:value-type="float">
            <text:p>5,11</text:p>
          </table:table-cell>
          <table:table-cell office:value-type="float" office:value="6.51" calcext:value-type="float">
            <text:p>6,51</text:p>
          </table:table-cell>
          <table:table-cell office:value-type="float" office:value="6.72" calcext:value-type="float">
            <text:p>6,72</text:p>
          </table:table-cell>
          <table:table-cell office:value-type="float" office:value="8.59" calcext:value-type="float">
            <text:p>8,59</text:p>
          </table:table-cell>
          <table:table-cell office:value-type="float" office:value="8.9" calcext:value-type="float">
            <text:p>8,9</text:p>
          </table:table-cell>
          <table:table-cell office:value-type="float" office:value="10.52" calcext:value-type="float">
            <text:p>10,52</text:p>
          </table:table-cell>
          <table:table-cell office:value-type="float" office:value="10.97" calcext:value-type="float">
            <text:p>10,97</text:p>
          </table:table-cell>
          <table:table-cell office:value-type="float" office:value="13.7" calcext:value-type="float">
            <text:p>13,7</text:p>
          </table:table-cell>
          <table:table-cell office:value-type="float" office:value="19.03" calcext:value-type="float">
            <text:p>19,0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43" calcext:value-type="float">
            <text:p>23,43</text:p>
          </table:table-cell>
          <table:table-cell office:value-type="float" office:value="24.13" calcext:value-type="float">
            <text:p>24,13</text:p>
          </table:table-cell>
          <table:table-cell office:value-type="float" office:value="23.55" calcext:value-type="float">
            <text:p>23,55</text:p>
          </table:table-cell>
          <table:table-cell office:value-type="float" office:value="23.32" calcext:value-type="float">
            <text:p>23,32</text:p>
          </table:table-cell>
          <table:table-cell office:value-type="float" office:value="23.61" calcext:value-type="float">
            <text:p>23,61</text:p>
          </table:table-cell>
          <table:table-cell office:value-type="float" office:value="22.23" calcext:value-type="float">
            <text:p>22,23</text:p>
          </table:table-cell>
          <table:table-cell office:value-type="float" office:value="21.84" calcext:value-type="float">
            <text:p>21,84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6.23" calcext:value-type="float">
            <text:p>6,23</text:p>
          </table:table-cell>
          <table:table-cell office:value-type="float" office:value="6.29" calcext:value-type="float">
            <text:p>6,29</text:p>
          </table:table-cell>
          <table:table-cell office:value-type="float" office:value="6.59" calcext:value-type="float">
            <text:p>6,59</text:p>
          </table:table-cell>
          <table:table-cell office:value-type="float" office:value="6.12" calcext:value-type="float">
            <text:p>6,12</text:p>
          </table:table-cell>
          <table:table-cell office:value-type="float" office:value="6.3" calcext:value-type="float">
            <text:p>6,3</text:p>
          </table:table-cell>
          <table:table-cell office:value-type="float" office:value="6.88" calcext:value-type="float">
            <text:p>6,88</text:p>
          </table:table-cell>
          <table:table-cell office:value-type="float" office:value="6.8" calcext:value-type="float">
            <text:p>6,8</text:p>
          </table:table-cell>
          <table:table-cell office:value-type="float" office:value="1.53" calcext:value-type="float">
            <text:p>1,53</text:p>
          </table:table-cell>
          <table:table-cell office:value-type="float" office:value="1.06" calcext:value-type="float">
            <text:p>1,06</text:p>
          </table:table-cell>
          <table:table-cell office:value-type="float" office:value="1.46" calcext:value-type="float">
            <text:p>1,46</text:p>
          </table:table-cell>
          <table:table-cell office:value-type="float" office:value="2.86" calcext:value-type="float">
            <text:p>2,86</text:p>
          </table:table-cell>
          <table:table-cell office:value-type="float" office:value="3.26" calcext:value-type="float">
            <text:p>3,26</text:p>
          </table:table-cell>
          <table:table-cell office:value-type="float" office:value="2.83" calcext:value-type="float">
            <text:p>2,83</text:p>
          </table:table-cell>
          <table:table-cell office:value-type="float" office:value="2.62" calcext:value-type="float">
            <text:p>2,62</text:p>
          </table:table-cell>
          <table:table-cell office:value-type="float" office:value="2.41" calcext:value-type="float">
            <text:p>2,41</text:p>
          </table:table-cell>
          <table:table-cell office:value-type="float" office:value="2.5" calcext:value-type="float">
            <text:p>2,5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2.89" calcext:value-type="float">
            <text:p>2,89</text:p>
          </table:table-cell>
          <table:table-cell office:value-type="float" office:value="3.35" calcext:value-type="float">
            <text:p>3,35</text:p>
          </table:table-cell>
          <table:table-cell office:value-type="float" office:value="3.78" calcext:value-type="float">
            <text:p>3,78</text:p>
          </table:table-cell>
          <table:table-cell office:value-type="float" office:value="5.21" calcext:value-type="float">
            <text:p>5,21</text:p>
          </table:table-cell>
          <table:table-cell office:value-type="float" office:value="3.82" calcext:value-type="float">
            <text:p>3,82</text:p>
          </table:table-cell>
          <table:table-cell office:value-type="float" office:value="4.28" calcext:value-type="float">
            <text:p>4,28</text:p>
          </table:table-cell>
          <table:table-cell office:value-type="float" office:value="4.78" calcext:value-type="float">
            <text:p>4,78</text:p>
          </table:table-cell>
          <table:table-cell office:value-type="float" office:value="5.58" calcext:value-type="float">
            <text:p>5,58</text:p>
          </table:table-cell>
          <table:table-cell office:value-type="float" office:value="5.48" calcext:value-type="float">
            <text:p>5,48</text:p>
          </table:table-cell>
          <table:table-cell office:value-type="float" office:value="5.54" calcext:value-type="float">
            <text:p>5,54</text:p>
          </table:table-cell>
          <table:table-cell office:value-type="float" office:value="5.16" calcext:value-type="float">
            <text:p>5,16</text:p>
          </table:table-cell>
          <table:table-cell office:value-type="float" office:value="4.83" calcext:value-type="float">
            <text:p>4,83</text:p>
          </table:table-cell>
          <table:table-cell office:value-type="float" office:value="4.71" calcext:value-type="float">
            <text:p>4,71</text:p>
          </table:table-cell>
          <table:table-cell office:value-type="float" office:value="4.41" calcext:value-type="float">
            <text:p>4,41</text:p>
          </table:table-cell>
          <table:table-cell office:value-type="float" office:value="4.13" calcext:value-type="float">
            <text:p>4,13</text:p>
          </table:table-cell>
          <table:table-cell office:value-type="float" office:value="2.2" calcext:value-type="float">
            <text:p>2,2</text:p>
          </table:table-cell>
          <table:table-cell office:value-type="float" office:value="2.11" calcext:value-type="float">
            <text:p>2,11</text:p>
          </table:table-cell>
          <table:table-cell office:value-type="float" office:value="1.68" calcext:value-type="float">
            <text:p>1,68</text:p>
          </table:table-cell>
          <table:table-cell office:value-type="float" office:value="2.95" calcext:value-type="float">
            <text:p>2,95</text:p>
          </table:table-cell>
          <table:table-cell office:value-type="float" office:value="2.59" calcext:value-type="float">
            <text:p>2,59</text:p>
          </table:table-cell>
          <table:table-cell office:value-type="float" office:value="2.94" calcext:value-type="float">
            <text:p>2,94</text:p>
          </table:table-cell>
          <table:table-cell office:value-type="float" office:value="2.9" calcext:value-type="float">
            <text:p>2,9</text:p>
          </table:table-cell>
          <table:table-cell office:value-type="float" office:value="3.05" calcext:value-type="float">
            <text:p>3,05</text:p>
          </table:table-cell>
          <table:table-cell office:value-type="float" office:value="3.1" calcext:value-type="float">
            <text:p>3,1</text:p>
          </table:table-cell>
          <table:table-cell office:value-type="float" office:value="3.3" calcext:value-type="float">
            <text:p>3,3</text:p>
          </table:table-cell>
          <table:table-cell office:value-type="float" office:value="3.78" calcext:value-type="float">
            <text:p>3,78</text:p>
          </table:table-cell>
          <table:table-cell office:value-type="float" office:value="4.69" calcext:value-type="float">
            <text:p>4,69</text:p>
          </table:table-cell>
          <table:table-cell office:value-type="float" office:value="5.35" calcext:value-type="float">
            <text:p>5,35</text:p>
          </table:table-cell>
          <table:table-cell office:value-type="float" office:value="5.57" calcext:value-type="float">
            <text:p>5,57</text:p>
          </table:table-cell>
          <table:table-cell office:value-type="float" office:value="6.55" calcext:value-type="float">
            <text:p>6,55</text:p>
          </table:table-cell>
          <table:table-cell office:value-type="float" office:value="6.87" calcext:value-type="float">
            <text:p>6,87</text:p>
          </table:table-cell>
          <table:table-cell office:value-type="float" office:value="8.32" calcext:value-type="float">
            <text:p>8,32</text:p>
          </table:table-cell>
          <table:table-cell office:value-type="float" office:value="11.83" calcext:value-type="float">
            <text:p>11,83</text:p>
          </table:table-cell>
          <table:table-cell office:value-type="float" office:value="12.82" calcext:value-type="float">
            <text:p>12,82</text:p>
          </table:table-cell>
          <table:table-cell office:value-type="float" office:value="14.02" calcext:value-type="float">
            <text:p>14,02</text:p>
          </table:table-cell>
          <table:table-cell office:value-type="float" office:value="15.92" calcext:value-type="float">
            <text:p>15,92</text:p>
          </table:table-cell>
          <table:table-cell office:value-type="float" office:value="18.36" calcext:value-type="float">
            <text:p>18,36</text:p>
          </table:table-cell>
          <table:table-cell office:value-type="float" office:value="18.67" calcext:value-type="float">
            <text:p>18,67</text:p>
          </table:table-cell>
          <table:table-cell office:value-type="float" office:value="19.07" calcext:value-type="float">
            <text:p>19,07</text:p>
          </table:table-cell>
          <table:table-cell office:value-type="float" office:value="19.28" calcext:value-type="float">
            <text:p>19,28</text:p>
          </table:table-cell>
          <table:table-cell office:value-type="float" office:value="19.65" calcext:value-type="float">
            <text:p>19,65</text:p>
          </table:table-cell>
          <table:table-cell office:value-type="float" office:value="18.95" calcext:value-type="float">
            <text:p>18,95</text:p>
          </table:table-cell>
          <table:table-cell office:value-type="float" office:value="17.81" calcext:value-type="float">
            <text:p>17,81</text:p>
          </table:table-cell>
          <table:table-cell office:value-type="float" office:value="16.36" calcext:value-type="float">
            <text:p>16,36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6.44" calcext:value-type="float">
            <text:p>6,44</text:p>
          </table:table-cell>
          <table:table-cell office:value-type="float" office:value="5.78" calcext:value-type="float">
            <text:p>5,78</text:p>
          </table:table-cell>
          <table:table-cell office:value-type="float" office:value="5.6" calcext:value-type="float">
            <text:p>5,6</text:p>
          </table:table-cell>
          <table:table-cell office:value-type="float" office:value="5.28" calcext:value-type="float">
            <text:p>5,28</text:p>
          </table:table-cell>
          <table:table-cell office:value-type="float" office:value="5.05" calcext:value-type="float">
            <text:p>5,05</text:p>
          </table:table-cell>
          <table:table-cell office:value-type="float" office:value="5.18" calcext:value-type="float">
            <text:p>5,18</text:p>
          </table:table-cell>
          <table:table-cell office:value-type="float" office:value="4.74" calcext:value-type="float">
            <text:p>4,74</text:p>
          </table:table-cell>
          <table:table-cell office:value-type="float" office:value="2" calcext:value-type="float">
            <text:p>2</text:p>
          </table:table-cell>
          <table:table-cell office:value-type="float" office:value="2.37" calcext:value-type="float">
            <text:p>2,37</text:p>
          </table:table-cell>
          <table:table-cell office:value-type="float" office:value="4.68" calcext:value-type="float">
            <text:p>4,68</text:p>
          </table:table-cell>
          <table:table-cell office:value-type="float" office:value="5.13" calcext:value-type="float">
            <text:p>5,13</text:p>
          </table:table-cell>
          <table:table-cell office:value-type="float" office:value="5.25" calcext:value-type="float">
            <text:p>5,25</text:p>
          </table:table-cell>
          <table:table-cell office:value-type="float" office:value="4.67" calcext:value-type="float">
            <text:p>4,67</text:p>
          </table:table-cell>
          <table:table-cell office:value-type="float" office:value="5.42" calcext:value-type="float">
            <text:p>5,42</text:p>
          </table:table-cell>
          <table:table-cell office:value-type="float" office:value="5.13" calcext:value-type="float">
            <text:p>5,13</text:p>
          </table:table-cell>
          <table:table-cell office:value-type="float" office:value="5.59" calcext:value-type="float">
            <text:p>5,59</text:p>
          </table:table-cell>
          <table:table-cell office:value-type="float" office:value="5.38" calcext:value-type="float">
            <text:p>5,38</text:p>
          </table:table-cell>
          <table:table-cell office:value-type="float" office:value="4.83" calcext:value-type="float">
            <text:p>4,83</text:p>
          </table:table-cell>
          <table:table-cell office:value-type="float" office:value="5.66" calcext:value-type="float">
            <text:p>5,66</text:p>
          </table:table-cell>
          <table:table-cell office:value-type="float" office:value="5.26" calcext:value-type="float">
            <text:p>5,26</text:p>
          </table:table-cell>
          <table:table-cell office:value-type="float" office:value="4.98" calcext:value-type="float">
            <text:p>4,98</text:p>
          </table:table-cell>
          <table:table-cell office:value-type="float" office:value="2.68" calcext:value-type="float">
            <text:p>2,68</text:p>
          </table:table-cell>
          <table:table-cell office:value-type="float" office:value="2.3" calcext:value-type="float">
            <text:p>2,3</text:p>
          </table:table-cell>
          <table:table-cell office:value-type="float" office:value="2.32" calcext:value-type="float">
            <text:p>2,32</text:p>
          </table:table-cell>
          <table:table-cell office:value-type="float" office:value="2.63" calcext:value-type="float">
            <text:p>2,63</text:p>
          </table:table-cell>
          <table:table-cell office:value-type="float" office:value="2.13" calcext:value-type="float">
            <text:p>2,13</text:p>
          </table:table-cell>
          <table:table-cell office:value-type="float" office:value="2.63" calcext:value-type="float">
            <text:p>2,63</text:p>
          </table:table-cell>
          <table:table-cell office:value-type="float" office:value="2.02" calcext:value-type="float">
            <text:p>2,02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,57</text:p>
          </table:table-cell>
          <table:table-cell office:value-type="float" office:value="2.05" calcext:value-type="float">
            <text:p>2,05</text:p>
          </table:table-cell>
          <table:table-cell office:value-type="float" office:value="4.05" calcext:value-type="float">
            <text:p>4,05</text:p>
          </table:table-cell>
          <table:table-cell office:value-type="float" office:value="4.34" calcext:value-type="float">
            <text:p>4,34</text:p>
          </table:table-cell>
          <table:table-cell office:value-type="float" office:value="4.76" calcext:value-type="float">
            <text:p>4,76</text:p>
          </table:table-cell>
          <table:table-cell office:value-type="float" office:value="5.84" calcext:value-type="float">
            <text:p>5,84</text:p>
          </table:table-cell>
          <table:table-cell office:value-type="float" office:value="5.9" calcext:value-type="float">
            <text:p>5,9</text:p>
          </table:table-cell>
          <table:table-cell office:value-type="float" office:value="5.89" calcext:value-type="float">
            <text:p>5,89</text:p>
          </table:table-cell>
          <table:table-cell office:value-type="float" office:value="6.2" calcext:value-type="float">
            <text:p>6,2</text:p>
          </table:table-cell>
          <table:table-cell office:value-type="float" office:value="5.64" calcext:value-type="float">
            <text:p>5,64</text:p>
          </table:table-cell>
          <table:table-cell office:value-type="float" office:value="5.76" calcext:value-type="float">
            <text:p>5,76</text:p>
          </table:table-cell>
          <table:table-cell office:value-type="float" office:value="5.82" calcext:value-type="float">
            <text:p>5,82</text:p>
          </table:table-cell>
          <table:table-cell office:value-type="float" office:value="5.35" calcext:value-type="float">
            <text:p>5,35</text:p>
          </table:table-cell>
          <table:table-cell office:value-type="float" office:value="5.78" calcext:value-type="float">
            <text:p>5,78</text:p>
          </table:table-cell>
          <table:table-cell office:value-type="float" office:value="4.19" calcext:value-type="float">
            <text:p>4,19</text:p>
          </table:table-cell>
          <table:table-cell office:value-type="float" office:value="4.97" calcext:value-type="float">
            <text:p>4,97</text:p>
          </table:table-cell>
          <table:table-cell office:value-type="float" office:value="5.64" calcext:value-type="float">
            <text:p>5,64</text:p>
          </table:table-cell>
          <table:table-cell office:value-type="float" office:value="7.96" calcext:value-type="float">
            <text:p>7,96</text:p>
          </table:table-cell>
          <table:table-cell office:value-type="float" office:value="9.93" calcext:value-type="float">
            <text:p>9,93</text:p>
          </table:table-cell>
          <table:table-cell office:value-type="float" office:value="11.31" calcext:value-type="float">
            <text:p>11,31</text:p>
          </table:table-cell>
          <table:table-cell office:value-type="float" office:value="12.13" calcext:value-type="float">
            <text:p>12,13</text:p>
          </table:table-cell>
          <table:table-cell office:value-type="float" office:value="13.07" calcext:value-type="float">
            <text:p>13,07</text:p>
          </table:table-cell>
          <table:table-cell office:value-type="float" office:value="13.29" calcext:value-type="float">
            <text:p>13,29</text:p>
          </table:table-cell>
          <table:table-cell office:value-type="float" office:value="14.65" calcext:value-type="float">
            <text:p>14,65</text:p>
          </table:table-cell>
          <table:table-cell office:value-type="float" office:value="15.73" calcext:value-type="float">
            <text:p>15,73</text:p>
          </table:table-cell>
          <table:table-cell office:value-type="float" office:value="16.96" calcext:value-type="float">
            <text:p>16,96</text:p>
          </table:table-cell>
          <table:table-cell office:value-type="float" office:value="17.13" calcext:value-type="float">
            <text:p>17,13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6" calcext:value-type="float">
            <text:p>19,66</text:p>
          </table:table-cell>
          <table:table-cell office:value-type="float" office:value="17.28" calcext:value-type="float">
            <text:p>17,28</text:p>
          </table:table-cell>
          <table:table-cell office:value-type="float" office:value="15.53" calcext:value-type="float">
            <text:p>15,53</text:p>
          </table:table-cell>
          <table:table-cell office:value-type="float" office:value="15.23" calcext:value-type="float">
            <text:p>15,23</text:p>
          </table:table-cell>
          <table:table-cell office:value-type="float" office:value="14.34" calcext:value-type="float">
            <text:p>14,34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5.47" calcext:value-type="float">
            <text:p>5,47</text:p>
          </table:table-cell>
          <table:table-cell office:value-type="float" office:value="4.78" calcext:value-type="float">
            <text:p>4,78</text:p>
          </table:table-cell>
          <table:table-cell office:value-type="float" office:value="4.88" calcext:value-type="float">
            <text:p>4,88</text:p>
          </table:table-cell>
          <table:table-cell office:value-type="float" office:value="4.43" calcext:value-type="float">
            <text:p>4,43</text:p>
          </table:table-cell>
          <table:table-cell office:value-type="float" office:value="4.51" calcext:value-type="float">
            <text:p>4,51</text:p>
          </table:table-cell>
          <table:table-cell office:value-type="float" office:value="6.94" calcext:value-type="float">
            <text:p>6,94</text:p>
          </table:table-cell>
          <table:table-cell office:value-type="float" office:value="7.09" calcext:value-type="float">
            <text:p>7,09</text:p>
          </table:table-cell>
          <table:table-cell office:value-type="float" office:value="7.58" calcext:value-type="float">
            <text:p>7,58</text:p>
          </table:table-cell>
          <table:table-cell office:value-type="float" office:value="6.29" calcext:value-type="float">
            <text:p>6,29</text:p>
          </table:table-cell>
          <table:table-cell office:value-type="float" office:value="6.09" calcext:value-type="float">
            <text:p>6,09</text:p>
          </table:table-cell>
          <table:table-cell office:value-type="float" office:value="6.92" calcext:value-type="float">
            <text:p>6,92</text:p>
          </table:table-cell>
          <table:table-cell office:value-type="float" office:value="4.86" calcext:value-type="float">
            <text:p>4,86</text:p>
          </table:table-cell>
          <table:table-cell office:value-type="float" office:value="5.39" calcext:value-type="float">
            <text:p>5,39</text:p>
          </table:table-cell>
          <table:table-cell office:value-type="float" office:value="5.77" calcext:value-type="float">
            <text:p>5,77</text:p>
          </table:table-cell>
          <table:table-cell office:value-type="float" office:value="5.79" calcext:value-type="float">
            <text:p>5,79</text:p>
          </table:table-cell>
          <table:table-cell office:value-type="float" office:value="6.33" calcext:value-type="float">
            <text:p>6,33</text:p>
          </table:table-cell>
          <table:table-cell office:value-type="float" office:value="6.58" calcext:value-type="float">
            <text:p>6,58</text:p>
          </table:table-cell>
          <table:table-cell office:value-type="float" office:value="4.98" calcext:value-type="float">
            <text:p>4,98</text:p>
          </table:table-cell>
          <table:table-cell office:value-type="float" office:value="5.18" calcext:value-type="float">
            <text:p>5,18</text:p>
          </table:table-cell>
          <table:table-cell office:value-type="float" office:value="4.83" calcext:value-type="float">
            <text:p>4,83</text:p>
          </table:table-cell>
          <table:table-cell office:value-type="float" office:value="4.65" calcext:value-type="float">
            <text:p>4,65</text:p>
          </table:table-cell>
          <table:table-cell office:value-type="float" office:value="6.11" calcext:value-type="float">
            <text:p>6,11</text:p>
          </table:table-cell>
          <table:table-cell office:value-type="float" office:value="5.48" calcext:value-type="float">
            <text:p>5,48</text:p>
          </table:table-cell>
          <table:table-cell office:value-type="float" office:value="4.99" calcext:value-type="float">
            <text:p>4,99</text:p>
          </table:table-cell>
          <table:table-cell office:value-type="float" office:value="4.68" calcext:value-type="float">
            <text:p>4,68</text:p>
          </table:table-cell>
          <table:table-cell office:value-type="float" office:value="4.17" calcext:value-type="float">
            <text:p>4,17</text:p>
          </table:table-cell>
          <table:table-cell office:value-type="float" office:value="3.92" calcext:value-type="float">
            <text:p>3,92</text:p>
          </table:table-cell>
          <table:table-cell office:value-type="float" office:value="4.31" calcext:value-type="float">
            <text:p>4,31</text:p>
          </table:table-cell>
          <table:table-cell office:value-type="float" office:value="3.8" calcext:value-type="float">
            <text:p>3,8</text:p>
          </table:table-cell>
          <table:table-cell office:value-type="float" office:value="3.52" calcext:value-type="float">
            <text:p>3,52</text:p>
          </table:table-cell>
          <table:table-cell office:value-type="float" office:value="3.81" calcext:value-type="float">
            <text:p>3,81</text:p>
          </table:table-cell>
          <table:table-cell office:value-type="float" office:value="5.52" calcext:value-type="float">
            <text:p>5,52</text:p>
          </table:table-cell>
          <table:table-cell office:value-type="float" office:value="5.27" calcext:value-type="float">
            <text:p>5,27</text:p>
          </table:table-cell>
          <table:table-cell office:value-type="float" office:value="3.92" calcext:value-type="float">
            <text:p>3,92</text:p>
          </table:table-cell>
          <table:table-cell office:value-type="float" office:value="3.88" calcext:value-type="float">
            <text:p>3,88</text:p>
          </table:table-cell>
          <table:table-cell office:value-type="float" office:value="4.18" calcext:value-type="float">
            <text:p>4,18</text:p>
          </table:table-cell>
          <table:table-cell office:value-type="float" office:value="4.06" calcext:value-type="float">
            <text:p>4,06</text:p>
          </table:table-cell>
          <table:table-cell office:value-type="float" office:value="3.73" calcext:value-type="float">
            <text:p>3,73</text:p>
          </table:table-cell>
          <table:table-cell office:value-type="float" office:value="4.03" calcext:value-type="float">
            <text:p>4,03</text:p>
          </table:table-cell>
          <table:table-cell office:value-type="float" office:value="3.08" calcext:value-type="float">
            <text:p>3,08</text:p>
          </table:table-cell>
          <table:table-cell office:value-type="float" office:value="3.23" calcext:value-type="float">
            <text:p>3,23</text:p>
          </table:table-cell>
          <table:table-cell office:value-type="float" office:value="3.01" calcext:value-type="float">
            <text:p>3,01</text:p>
          </table:table-cell>
          <table:table-cell office:value-type="float" office:value="2.48" calcext:value-type="float">
            <text:p>2,48</text:p>
          </table:table-cell>
          <table:table-cell office:value-type="float" office:value="1.62" calcext:value-type="float">
            <text:p>1,62</text:p>
          </table:table-cell>
          <table:table-cell office:value-type="float" office:value="4.03" calcext:value-type="float">
            <text:p>4,03</text:p>
          </table:table-cell>
          <table:table-cell office:value-type="float" office:value="5.04" calcext:value-type="float">
            <text:p>5,04</text:p>
          </table:table-cell>
          <table:table-cell office:value-type="float" office:value="6.34" calcext:value-type="float">
            <text:p>6,34</text:p>
          </table:table-cell>
          <table:table-cell office:value-type="float" office:value="7.31" calcext:value-type="float">
            <text:p>7,31</text:p>
          </table:table-cell>
          <table:table-cell office:value-type="float" office:value="8.71" calcext:value-type="float">
            <text:p>8,71</text:p>
          </table:table-cell>
          <table:table-cell office:value-type="float" office:value="10.15" calcext:value-type="float">
            <text:p>10,15</text:p>
          </table:table-cell>
          <table:table-cell office:value-type="float" office:value="11.72" calcext:value-type="float">
            <text:p>11,72</text:p>
          </table:table-cell>
          <table:table-cell office:value-type="float" office:value="12.48" calcext:value-type="float">
            <text:p>12,48</text:p>
          </table:table-cell>
          <table:table-cell office:value-type="float" office:value="15.23" calcext:value-type="float">
            <text:p>15,23</text:p>
          </table:table-cell>
          <table:table-cell office:value-type="float" office:value="16.92" calcext:value-type="float">
            <text:p>16,92</text:p>
          </table:table-cell>
          <table:table-cell office:value-type="float" office:value="17.89" calcext:value-type="float">
            <text:p>17,89</text:p>
          </table:table-cell>
          <table:table-cell office:value-type="float" office:value="18.6" calcext:value-type="float">
            <text:p>18,6</text:p>
          </table:table-cell>
          <table:table-cell office:value-type="float" office:value="17.21" calcext:value-type="float">
            <text:p>17,21</text:p>
          </table:table-cell>
          <table:table-cell office:value-type="float" office:value="17.29" calcext:value-type="float">
            <text:p>17,29</text:p>
          </table:table-cell>
          <table:table-cell office:value-type="float" office:value="19.25" calcext:value-type="float">
            <text:p>19,25</text:p>
          </table:table-cell>
          <table:table-cell office:value-type="float" office:value="18.87" calcext:value-type="float">
            <text:p>18,87</text:p>
          </table:table-cell>
          <table:table-cell office:value-type="float" office:value="18" calcext:value-type="float">
            <text:p>18</text:p>
          </table:table-cell>
          <table:table-cell office:value-type="float" office:value="17.78" calcext:value-type="float">
            <text:p>17,78</text:p>
          </table:table-cell>
        </table:table-row>
        <table:table-row table:style-name="ro1">
          <table:table-cell office:value-type="string" calcext:value-type="string">
            <text:p>Fonte: IBGE - Sistema Nacional de Pesquisa de Custos e Índices da Construção Civil</text:p>
          </table:table-cell>
          <table:table-cell table:style-name="Default" table:number-columns-repeated="62"/>
        </table:table-row>
      </table:table>
      <table:table table:name="Notas" table:style-name="ta1">
        <table:table-column table:style-name="co2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Notas</text:p>
          </table:table-cell>
          <table:table-cell/>
        </table:table-row>
        <table:table-row table:style-name="ro1">
          <table:table-cell office:value-type="string" calcext:value-type="string">
            <text:p>1 - A variável Custo médio m² - número índice utiliza como base junho/94 = 100;</text:p>
          </table:table-cell>
          <table:table-cell/>
        </table:table-row>
        <table:table-row table:style-name="ro1">
          <table:table-cell office:value-type="string" calcext:value-type="string">
            <text:p>2 - A partir de janeiro de 2011, o custo nacional do SINAPI e os custos relativos às Regiões são calculados com uma nova estrutura de ponderação (número de domicílios com banheiro da PNAD 2009 em relação à PNAD 2004).<text:line-break/>Por isso, não devem ser comparados com os resultados anteriores que foram obtidos com outra estrutura de ponderação (crescimento populacional resultante do Censo Demográfico).</text:p>
          </table:table-cell>
          <table:table-cell/>
        </table:table-row>
        <table:table-row table:style-name="ro1">
          <table:table-cell office:value-type="string" calcext:value-type="string">
            <text:p>3 - Os resultados de maio de 2013 refletem a desoneração da folha de pagamento de empresas do setor da construção civil, em vigor desde primeiro de abril deste ano. A desoneração foi regulamentada através da medida provisória nº 601, de 28 de dezembro de 2012, tratando do cálculo dos encargos sociais, que retirou os 20% relativos à contribuição previdenciária incidente na folha de pagamento.<text:line-break/>Os resultados do mês junho de 2013 refletem o retorno da contribuição previdenciária sobre a folha de pagamento de empresas do setor da construção civil, que havia vigorado nos meses de abril e maio. A desoneração, vigente a partir de primeiro de abril, teve seus efeitos interrompidos em 03 de junho em função da perda de validade da medida provisória que a criou, a MP 601/12, de 28 de dezembro de 2012. Entre outros aspectos, a medida tratou de retirar os 20% da contribuição previdenciária incidente sobre o setor, o que se refletiu integralmente no mês de maio.<text:line-break/>Os resultados a partir de julho de 2013 refletem a lei 12.844, sancionada em 19 de julho de 2013, que estabelece, entre outras disposições, a desoneração da folha de pagamento retirando do cálculo dos encargos sociais, os 20% relativos à contribuição previdenciária incidente na folha de pagamento. Continuam sendo parte da divulgação, no site do IBGE, os índices e custos que não levam em consideração desoneração da folha de pagamento.</text:p>
          </table:table-cell>
          <table:table-cell/>
        </table:table-row>
        <table:table-row table:style-name="ro1">
          <table:table-cell office:value-type="string" calcext:value-type="string">
            <text:p>4 - Para obter outros dados sobre o SINAPI consulte a Caixa Econômica Federal no endereço http://www1.caixa.gov.br/gov/gov_social/municipal/programa_des_urbano/SINAPI/index.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/>
        </table:table-row>
        <table:table-row table:style-name="ro1">
          <table:table-cell office:value-type="string" calcext:value-type="string">
            <text:p>Símbolo</text:p>
          </table:table-cell>
          <table:table-cell table:style-name="ce5" office:value-type="string" calcext:value-type="string">
            <text:p>Significad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Zero absoluto, não resultante de um cálculo ou arredondamento.<text:line-break/>Ex: Em determinado município não existem pessoas de 14 anos de idade sem instrução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Zero resultante de um cálculo ou arredondamento.<text:line-break/>Ex: A inflação do feijão em determinada Região Metropolitana foi 0.<text:line-break/>Determinado município produziu 400 kg de sementes de girassol e os dados da tabela são expressos em toneladas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string" calcext:value-type="string">
            <text:p>Valor inibido para não identificar o informante.<text:line-break/>Ex: Determinado município só possui uma empresa produtora de cimento, logo o valor de sua produção deve ser inibido.</text:p>
          </table:table-cell>
        </table:table-row>
        <table:table-row table:style-name="ro1">
          <table:table-cell office:value-type="string" calcext:value-type="string">
            <text:p>..</text:p>
          </table:table-cell>
          <table:table-cell table:style-name="ce5" office:value-type="string" calcext:value-type="string">
            <text:p>Valor não se aplica.<text:line-break/>Ex: Não se pode obter o total da produção agrícola em determinado município quando os produtos agrícolas são contabilizados com unidades de medida distintas.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table:style-name="ce5" office:value-type="string" calcext:value-type="string">
            <text:p>Valor não disponível.<text:line-break/>Ex: A produção de feijão em determinado município não foi pesquisada ou determinado município não existia no ano da pesquisa.</text:p>
          </table:table-cell>
        </table:table-row>
        <table:table-row table:style-name="ro1">
          <table:table-cell office:value-type="string" calcext:value-type="string">
            <text:p>A a Z<text:line-break/>(exceto X)</text:p>
          </table:table-cell>
          <table:table-cell table:style-name="ce5" office:value-type="string" calcext:value-type="string">
            <text:p>Significa uma faixa de valores. Varia em função da tabela (se for o caso).<text:line-break/>Ex: O nível de precisão da produção estimada de combustíveis está na faixa A (95 a 100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7T15:26:07.600322133</dc:date>
    <meta:editing-duration>PT3M2S</meta:editing-duration>
    <meta:editing-cycles>1</meta:editing-cycles>
    <meta:document-statistic meta:table-count="10" meta:cell-count="19339" meta:object-count="0"/>
  </office:meta>
</office:document-meta>
</file>